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27.186623">
            <text:p>127.186623</text:p>
          </table:table-cell>
          <table:table-cell office:value-type="float" office:value="126.302391">
            <text:p>126.302391</text:p>
          </table:table-cell>
          <table:table-cell table:formula="of:=[.B1]-[.C1]" office:value-type="float" office:value="0.884231999999997">
            <text:p>0.8842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.103922">
            <text:p>121.103922</text:p>
          </table:table-cell>
          <table:table-cell office:value-type="float" office:value="119.965306">
            <text:p>119.965306</text:p>
          </table:table-cell>
          <table:table-cell table:formula="of:=[.B2]-[.C2]" office:value-type="float" office:value="1.138616">
            <text:p>1.1386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0.535156">
            <text:p>160.535156</text:p>
          </table:table-cell>
          <table:table-cell office:value-type="float" office:value="157.727401">
            <text:p>157.727401</text:p>
          </table:table-cell>
          <table:table-cell table:formula="of:=[.B3]-[.C3]" office:value-type="float" office:value="2.80775500000001">
            <text:p>2.8077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7.137419">
            <text:p>157.137419</text:p>
          </table:table-cell>
          <table:table-cell office:value-type="float" office:value="154.841796">
            <text:p>154.841796</text:p>
          </table:table-cell>
          <table:table-cell table:formula="of:=[.B4]-[.C4]" office:value-type="float" office:value="2.29562300000001">
            <text:p>2.2956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.062375">
            <text:p>65.062375</text:p>
          </table:table-cell>
          <table:table-cell office:value-type="float" office:value="63.991599">
            <text:p>63.991599</text:p>
          </table:table-cell>
          <table:table-cell table:formula="of:=[.B5]-[.C5]" office:value-type="float" office:value="1.070776">
            <text:p>1.0707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528637">
            <text:p>46.528637</text:p>
          </table:table-cell>
          <table:table-cell office:value-type="float" office:value="45.012949">
            <text:p>45.012949</text:p>
          </table:table-cell>
          <table:table-cell table:formula="of:=[.B6]-[.C6]" office:value-type="float" office:value="1.515688">
            <text:p>1.5156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.123044">
            <text:p>112.123044</text:p>
          </table:table-cell>
          <table:table-cell office:value-type="float" office:value="110.170355">
            <text:p>110.170355</text:p>
          </table:table-cell>
          <table:table-cell table:formula="of:=[.B7]-[.C7]" office:value-type="float" office:value="1.95268899999999">
            <text:p>1.9526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.054897">
            <text:p>220.054897</text:p>
          </table:table-cell>
          <table:table-cell office:value-type="float" office:value="219.351184">
            <text:p>219.351184</text:p>
          </table:table-cell>
          <table:table-cell table:formula="of:=[.B8]-[.C8]" office:value-type="float" office:value="0.703713000000022">
            <text:p>0.7037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.981308">
            <text:p>179.981308</text:p>
          </table:table-cell>
          <table:table-cell office:value-type="float" office:value="178.036991">
            <text:p>178.036991</text:p>
          </table:table-cell>
          <table:table-cell table:formula="of:=[.B9]-[.C9]" office:value-type="float" office:value="1.94431700000001">
            <text:p>1.9443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.277973">
            <text:p>203.277973</text:p>
          </table:table-cell>
          <table:table-cell office:value-type="float" office:value="198.927186">
            <text:p>198.927186</text:p>
          </table:table-cell>
          <table:table-cell table:formula="of:=[.B10]-[.C10]" office:value-type="float" office:value="4.350787">
            <text:p>4.3507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5.109629">
            <text:p>135.109629</text:p>
          </table:table-cell>
          <table:table-cell office:value-type="float" office:value="134.079904">
            <text:p>134.079904</text:p>
          </table:table-cell>
          <table:table-cell table:formula="of:=[.B11]-[.C11]" office:value-type="float" office:value="1.02972500000001">
            <text:p>1.0297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.022409">
            <text:p>145.022409</text:p>
          </table:table-cell>
          <table:table-cell office:value-type="float" office:value="142.995889">
            <text:p>142.995889</text:p>
          </table:table-cell>
          <table:table-cell table:formula="of:=[.B12]-[.C12]" office:value-type="float" office:value="2.02652">
            <text:p>2.026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.908672">
            <text:p>68.908672</text:p>
          </table:table-cell>
          <table:table-cell office:value-type="float" office:value="68.12551">
            <text:p>68.12551</text:p>
          </table:table-cell>
          <table:table-cell table:formula="of:=[.B13]-[.C13]" office:value-type="float" office:value="0.78316199999999">
            <text:p>0.7831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.584613">
            <text:p>95.584613</text:p>
          </table:table-cell>
          <table:table-cell office:value-type="float" office:value="92.98804">
            <text:p>92.98804</text:p>
          </table:table-cell>
          <table:table-cell table:formula="of:=[.B14]-[.C14]" office:value-type="float" office:value="2.59657300000001">
            <text:p>2.5965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.819601">
            <text:p>83.819601</text:p>
          </table:table-cell>
          <table:table-cell office:value-type="float" office:value="82.390975">
            <text:p>82.390975</text:p>
          </table:table-cell>
          <table:table-cell table:formula="of:=[.B15]-[.C15]" office:value-type="float" office:value="1.42862600000001">
            <text:p>1.4286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.295266">
            <text:p>128.295266</text:p>
          </table:table-cell>
          <table:table-cell office:value-type="float" office:value="126.728336">
            <text:p>126.728336</text:p>
          </table:table-cell>
          <table:table-cell table:formula="of:=[.B16]-[.C16]" office:value-type="float" office:value="1.56693">
            <text:p>1.566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941322">
            <text:p>27.941322</text:p>
          </table:table-cell>
          <table:table-cell office:value-type="float" office:value="26.859261">
            <text:p>26.859261</text:p>
          </table:table-cell>
          <table:table-cell table:formula="of:=[.B17]-[.C17]" office:value-type="float" office:value="1.082061">
            <text:p>1.0820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6.35781">
            <text:p>306.35781</text:p>
          </table:table-cell>
          <table:table-cell office:value-type="float" office:value="297.96713">
            <text:p>297.96713</text:p>
          </table:table-cell>
          <table:table-cell table:formula="of:=[.B18]-[.C18]" office:value-type="float" office:value="8.39067999999998">
            <text:p>8.390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.503337">
            <text:p>99.503337</text:p>
          </table:table-cell>
          <table:table-cell office:value-type="float" office:value="99.041733">
            <text:p>99.041733</text:p>
          </table:table-cell>
          <table:table-cell table:formula="of:=[.B19]-[.C19]" office:value-type="float" office:value="0.461604000000008">
            <text:p>0.4616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5.728989">
            <text:p>65.728989</text:p>
          </table:table-cell>
          <table:table-cell office:value-type="float" office:value="64.265918">
            <text:p>64.265918</text:p>
          </table:table-cell>
          <table:table-cell table:formula="of:=[.B20]-[.C20]" office:value-type="float" office:value="1.463071">
            <text:p>1.4630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.111459">
            <text:p>258.111459</text:p>
          </table:table-cell>
          <table:table-cell office:value-type="float" office:value="253.30316">
            <text:p>253.30316</text:p>
          </table:table-cell>
          <table:table-cell table:formula="of:=[.B21]-[.C21]" office:value-type="float" office:value="4.80829900000003">
            <text:p>4.8082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.339177">
            <text:p>99.339177</text:p>
          </table:table-cell>
          <table:table-cell office:value-type="float" office:value="97.829052">
            <text:p>97.829052</text:p>
          </table:table-cell>
          <table:table-cell table:formula="of:=[.B22]-[.C22]" office:value-type="float" office:value="1.510125">
            <text:p>1.5101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6.294982">
            <text:p>156.294982</text:p>
          </table:table-cell>
          <table:table-cell office:value-type="float" office:value="154.828995">
            <text:p>154.828995</text:p>
          </table:table-cell>
          <table:table-cell table:formula="of:=[.B23]-[.C23]" office:value-type="float" office:value="1.46598700000001">
            <text:p>1.4659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.134911">
            <text:p>282.134911</text:p>
          </table:table-cell>
          <table:table-cell office:value-type="float" office:value="281.99569">
            <text:p>281.99569</text:p>
          </table:table-cell>
          <table:table-cell table:formula="of:=[.B24]-[.C24]" office:value-type="float" office:value="0.139220999999964">
            <text:p>0.1392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.344613">
            <text:p>127.344613</text:p>
          </table:table-cell>
          <table:table-cell office:value-type="float" office:value="124.248102">
            <text:p>124.248102</text:p>
          </table:table-cell>
          <table:table-cell table:formula="of:=[.B25]-[.C25]" office:value-type="float" office:value="3.09651099999999">
            <text:p>3.0965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.554504">
            <text:p>73.554504</text:p>
          </table:table-cell>
          <table:table-cell office:value-type="float" office:value="71.638599">
            <text:p>71.638599</text:p>
          </table:table-cell>
          <table:table-cell table:formula="of:=[.B26]-[.C26]" office:value-type="float" office:value="1.915905">
            <text:p>1.9159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780899">
            <text:p>48.780899</text:p>
          </table:table-cell>
          <table:table-cell office:value-type="float" office:value="47.394597">
            <text:p>47.394597</text:p>
          </table:table-cell>
          <table:table-cell table:formula="of:=[.B27]-[.C27]" office:value-type="float" office:value="1.386302">
            <text:p>1.3863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.948323">
            <text:p>68.948323</text:p>
          </table:table-cell>
          <table:table-cell office:value-type="float" office:value="67.534672">
            <text:p>67.534672</text:p>
          </table:table-cell>
          <table:table-cell table:formula="of:=[.B28]-[.C28]" office:value-type="float" office:value="1.413651">
            <text:p>1.4136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.672963">
            <text:p>55.672963</text:p>
          </table:table-cell>
          <table:table-cell office:value-type="float" office:value="54.37449">
            <text:p>54.37449</text:p>
          </table:table-cell>
          <table:table-cell table:formula="of:=[.B29]-[.C29]" office:value-type="float" office:value="1.298473">
            <text:p>1.2984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.846116">
            <text:p>123.846116</text:p>
          </table:table-cell>
          <table:table-cell office:value-type="float" office:value="121.327081">
            <text:p>121.327081</text:p>
          </table:table-cell>
          <table:table-cell table:formula="of:=[.B30]-[.C30]" office:value-type="float" office:value="2.51903499999999">
            <text:p>2.5190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.11651">
            <text:p>109.11651</text:p>
          </table:table-cell>
          <table:table-cell office:value-type="float" office:value="105.926996">
            <text:p>105.926996</text:p>
          </table:table-cell>
          <table:table-cell table:formula="of:=[.B31]-[.C31]" office:value-type="float" office:value="3.189514">
            <text:p>3.1895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.292873">
            <text:p>181.292873</text:p>
          </table:table-cell>
          <table:table-cell office:value-type="float" office:value="176.867964">
            <text:p>176.867964</text:p>
          </table:table-cell>
          <table:table-cell table:formula="of:=[.B32]-[.C32]" office:value-type="float" office:value="4.42490899999999">
            <text:p>4.4249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8.853174">
            <text:p>68.853174</text:p>
          </table:table-cell>
          <table:table-cell office:value-type="float" office:value="67.536602">
            <text:p>67.536602</text:p>
          </table:table-cell>
          <table:table-cell table:formula="of:=[.B33]-[.C33]" office:value-type="float" office:value="1.31657199999999">
            <text:p>1.3165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.768886">
            <text:p>113.768886</text:p>
          </table:table-cell>
          <table:table-cell office:value-type="float" office:value="110.445015">
            <text:p>110.445015</text:p>
          </table:table-cell>
          <table:table-cell table:formula="of:=[.B34]-[.C34]" office:value-type="float" office:value="3.323871">
            <text:p>3.3238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.143445">
            <text:p>236.143445</text:p>
          </table:table-cell>
          <table:table-cell office:value-type="float" office:value="231.153847">
            <text:p>231.153847</text:p>
          </table:table-cell>
          <table:table-cell table:formula="of:=[.B35]-[.C35]" office:value-type="float" office:value="4.989598">
            <text:p>4.9895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.460636">
            <text:p>60.460636</text:p>
          </table:table-cell>
          <table:table-cell office:value-type="float" office:value="58.088895">
            <text:p>58.088895</text:p>
          </table:table-cell>
          <table:table-cell table:formula="of:=[.B36]-[.C36]" office:value-type="float" office:value="2.371741">
            <text:p>2.3717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.478147">
            <text:p>73.478147</text:p>
          </table:table-cell>
          <table:table-cell office:value-type="float" office:value="71.653886">
            <text:p>71.653886</text:p>
          </table:table-cell>
          <table:table-cell table:formula="of:=[.B37]-[.C37]" office:value-type="float" office:value="1.82426100000001">
            <text:p>1.8242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.311316">
            <text:p>128.311316</text:p>
          </table:table-cell>
          <table:table-cell office:value-type="float" office:value="127.36977">
            <text:p>127.36977</text:p>
          </table:table-cell>
          <table:table-cell table:formula="of:=[.B38]-[.C38]" office:value-type="float" office:value="0.941546000000002">
            <text:p>0.9415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8.623002">
            <text:p>88.623002</text:p>
          </table:table-cell>
          <table:table-cell office:value-type="float" office:value="85.928544">
            <text:p>85.928544</text:p>
          </table:table-cell>
          <table:table-cell table:formula="of:=[.B39]-[.C39]" office:value-type="float" office:value="2.694458">
            <text:p>2.6944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2.992776">
            <text:p>392.992776</text:p>
          </table:table-cell>
          <table:table-cell office:value-type="float" office:value="382.522494">
            <text:p>382.522494</text:p>
          </table:table-cell>
          <table:table-cell table:formula="of:=[.B40]-[.C40]" office:value-type="float" office:value="10.470282">
            <text:p>10.4702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.266249">
            <text:p>89.266249</text:p>
          </table:table-cell>
          <table:table-cell office:value-type="float" office:value="88.41485">
            <text:p>88.41485</text:p>
          </table:table-cell>
          <table:table-cell table:formula="of:=[.B41]-[.C41]" office:value-type="float" office:value="0.851399000000001">
            <text:p>0.8513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.813447">
            <text:p>120.813447</text:p>
          </table:table-cell>
          <table:table-cell office:value-type="float" office:value="119.674018">
            <text:p>119.674018</text:p>
          </table:table-cell>
          <table:table-cell table:formula="of:=[.B42]-[.C42]" office:value-type="float" office:value="1.13942899999999">
            <text:p>1.1394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5.992248">
            <text:p>145.992248</text:p>
          </table:table-cell>
          <table:table-cell office:value-type="float" office:value="144.879904">
            <text:p>144.879904</text:p>
          </table:table-cell>
          <table:table-cell table:formula="of:=[.B43]-[.C43]" office:value-type="float" office:value="1.11234399999998">
            <text:p>1.1123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.169793">
            <text:p>202.169793</text:p>
          </table:table-cell>
          <table:table-cell office:value-type="float" office:value="202.731467">
            <text:p>202.731467</text:p>
          </table:table-cell>
          <table:table-cell table:formula="of:=[.B44]-[.C44]" office:value-type="float" office:value="-0.561674000000011">
            <text:p>-0.5616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.135302">
            <text:p>62.135302</text:p>
          </table:table-cell>
          <table:table-cell office:value-type="float" office:value="60.512486">
            <text:p>60.512486</text:p>
          </table:table-cell>
          <table:table-cell table:formula="of:=[.B45]-[.C45]" office:value-type="float" office:value="1.622816">
            <text:p>1.6228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.811574">
            <text:p>61.811574</text:p>
          </table:table-cell>
          <table:table-cell office:value-type="float" office:value="60.743773">
            <text:p>60.743773</text:p>
          </table:table-cell>
          <table:table-cell table:formula="of:=[.B46]-[.C46]" office:value-type="float" office:value="1.067801">
            <text:p>1.0678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690829">
            <text:p>41.690829</text:p>
          </table:table-cell>
          <table:table-cell office:value-type="float" office:value="40.647272">
            <text:p>40.647272</text:p>
          </table:table-cell>
          <table:table-cell table:formula="of:=[.B47]-[.C47]" office:value-type="float" office:value="1.043557">
            <text:p>1.0435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9.470547">
            <text:p>139.470547</text:p>
          </table:table-cell>
          <table:table-cell office:value-type="float" office:value="138.4877">
            <text:p>138.4877</text:p>
          </table:table-cell>
          <table:table-cell table:formula="of:=[.B48]-[.C48]" office:value-type="float" office:value="0.982847000000021">
            <text:p>0.9828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.609693">
            <text:p>61.609693</text:p>
          </table:table-cell>
          <table:table-cell office:value-type="float" office:value="60.827229">
            <text:p>60.827229</text:p>
          </table:table-cell>
          <table:table-cell table:formula="of:=[.B49]-[.C49]" office:value-type="float" office:value="0.782463999999997">
            <text:p>0.7824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.731142">
            <text:p>31.731142</text:p>
          </table:table-cell>
          <table:table-cell office:value-type="float" office:value="29.423966">
            <text:p>29.423966</text:p>
          </table:table-cell>
          <table:table-cell table:formula="of:=[.B50]-[.C50]" office:value-type="float" office:value="2.307176">
            <text:p>2.3071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6.883216">
            <text:p>116.883216</text:p>
          </table:table-cell>
          <table:table-cell office:value-type="float" office:value="113.24674">
            <text:p>113.24674</text:p>
          </table:table-cell>
          <table:table-cell table:formula="of:=[.B51]-[.C51]" office:value-type="float" office:value="3.636476">
            <text:p>3.6364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2.834029">
            <text:p>122.834029</text:p>
          </table:table-cell>
          <table:table-cell office:value-type="float" office:value="121.177234">
            <text:p>121.177234</text:p>
          </table:table-cell>
          <table:table-cell table:formula="of:=[.B52]-[.C52]" office:value-type="float" office:value="1.656795">
            <text:p>1.6567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.052151">
            <text:p>162.052151</text:p>
          </table:table-cell>
          <table:table-cell office:value-type="float" office:value="161.903373">
            <text:p>161.903373</text:p>
          </table:table-cell>
          <table:table-cell table:formula="of:=[.B53]-[.C53]" office:value-type="float" office:value="0.148778000000021">
            <text:p>0.1487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.313101">
            <text:p>105.313101</text:p>
          </table:table-cell>
          <table:table-cell office:value-type="float" office:value="105.580562">
            <text:p>105.580562</text:p>
          </table:table-cell>
          <table:table-cell table:formula="of:=[.B54]-[.C54]" office:value-type="float" office:value="-0.267460999999997">
            <text:p>-0.2674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.106018">
            <text:p>74.106018</text:p>
          </table:table-cell>
          <table:table-cell office:value-type="float" office:value="73.730954">
            <text:p>73.730954</text:p>
          </table:table-cell>
          <table:table-cell table:formula="of:=[.B55]-[.C55]" office:value-type="float" office:value="0.375064000000009">
            <text:p>0.3750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.62904">
            <text:p>129.62904</text:p>
          </table:table-cell>
          <table:table-cell office:value-type="float" office:value="127.663702">
            <text:p>127.663702</text:p>
          </table:table-cell>
          <table:table-cell table:formula="of:=[.B56]-[.C56]" office:value-type="float" office:value="1.965338">
            <text:p>1.9653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.761866">
            <text:p>196.761866</text:p>
          </table:table-cell>
          <table:table-cell office:value-type="float" office:value="191.687376">
            <text:p>191.687376</text:p>
          </table:table-cell>
          <table:table-cell table:formula="of:=[.B57]-[.C57]" office:value-type="float" office:value="5.07449">
            <text:p>5.074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9.968507">
            <text:p>89.968507</text:p>
          </table:table-cell>
          <table:table-cell office:value-type="float" office:value="88.690223">
            <text:p>88.690223</text:p>
          </table:table-cell>
          <table:table-cell table:formula="of:=[.B58]-[.C58]" office:value-type="float" office:value="1.278284">
            <text:p>1.2782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339997">
            <text:p>78.339997</text:p>
          </table:table-cell>
          <table:table-cell office:value-type="float" office:value="76.989559">
            <text:p>76.989559</text:p>
          </table:table-cell>
          <table:table-cell table:formula="of:=[.B59]-[.C59]" office:value-type="float" office:value="1.350438">
            <text:p>1.3504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.077078">
            <text:p>258.077078</text:p>
          </table:table-cell>
          <table:table-cell office:value-type="float" office:value="254.461695">
            <text:p>254.461695</text:p>
          </table:table-cell>
          <table:table-cell table:formula="of:=[.B60]-[.C60]" office:value-type="float" office:value="3.61538299999998">
            <text:p>3.6153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.508692">
            <text:p>66.508692</text:p>
          </table:table-cell>
          <table:table-cell office:value-type="float" office:value="65.646662">
            <text:p>65.646662</text:p>
          </table:table-cell>
          <table:table-cell table:formula="of:=[.B61]-[.C61]" office:value-type="float" office:value="0.86202999999999">
            <text:p>0.862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0.231721">
            <text:p>140.231721</text:p>
          </table:table-cell>
          <table:table-cell office:value-type="float" office:value="134.633217">
            <text:p>134.633217</text:p>
          </table:table-cell>
          <table:table-cell table:formula="of:=[.B62]-[.C62]" office:value-type="float" office:value="5.59850399999999">
            <text:p>5.598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.783672">
            <text:p>264.783672</text:p>
          </table:table-cell>
          <table:table-cell office:value-type="float" office:value="259.393576">
            <text:p>259.393576</text:p>
          </table:table-cell>
          <table:table-cell table:formula="of:=[.B63]-[.C63]" office:value-type="float" office:value="5.39009600000003">
            <text:p>5.3900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.605817">
            <text:p>102.605817</text:p>
          </table:table-cell>
          <table:table-cell office:value-type="float" office:value="100.958079">
            <text:p>100.958079</text:p>
          </table:table-cell>
          <table:table-cell table:formula="of:=[.B64]-[.C64]" office:value-type="float" office:value="1.647738">
            <text:p>1.6477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4.188096">
            <text:p>74.188096</text:p>
          </table:table-cell>
          <table:table-cell office:value-type="float" office:value="73.775169">
            <text:p>73.775169</text:p>
          </table:table-cell>
          <table:table-cell table:formula="of:=[.B65]-[.C65]" office:value-type="float" office:value="0.412926999999996">
            <text:p>0.4129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834319">
            <text:p>48.834319</text:p>
          </table:table-cell>
          <table:table-cell office:value-type="float" office:value="47.892316">
            <text:p>47.892316</text:p>
          </table:table-cell>
          <table:table-cell table:formula="of:=[.B66]-[.C66]" office:value-type="float" office:value="0.942003">
            <text:p>0.9420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.073999">
            <text:p>130.073999</text:p>
          </table:table-cell>
          <table:table-cell office:value-type="float" office:value="126.973466">
            <text:p>126.973466</text:p>
          </table:table-cell>
          <table:table-cell table:formula="of:=[.B67]-[.C67]" office:value-type="float" office:value="3.10053299999998">
            <text:p>3.1005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.982902">
            <text:p>96.982902</text:p>
          </table:table-cell>
          <table:table-cell office:value-type="float" office:value="94.591277">
            <text:p>94.591277</text:p>
          </table:table-cell>
          <table:table-cell table:formula="of:=[.B68]-[.C68]" office:value-type="float" office:value="2.39162499999999">
            <text:p>2.3916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491316">
            <text:p>42.491316</text:p>
          </table:table-cell>
          <table:table-cell office:value-type="float" office:value="41.268521">
            <text:p>41.268521</text:p>
          </table:table-cell>
          <table:table-cell table:formula="of:=[.B69]-[.C69]" office:value-type="float" office:value="1.222795">
            <text:p>1.2227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.763338">
            <text:p>78.763338</text:p>
          </table:table-cell>
          <table:table-cell office:value-type="float" office:value="76.880484">
            <text:p>76.880484</text:p>
          </table:table-cell>
          <table:table-cell table:formula="of:=[.B70]-[.C70]" office:value-type="float" office:value="1.88285400000001">
            <text:p>1.8828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.565191">
            <text:p>107.565191</text:p>
          </table:table-cell>
          <table:table-cell office:value-type="float" office:value="102.258638">
            <text:p>102.258638</text:p>
          </table:table-cell>
          <table:table-cell table:formula="of:=[.B71]-[.C71]" office:value-type="float" office:value="5.30655299999999">
            <text:p>5.3065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.994866">
            <text:p>81.994866</text:p>
          </table:table-cell>
          <table:table-cell office:value-type="float" office:value="78.516733">
            <text:p>78.516733</text:p>
          </table:table-cell>
          <table:table-cell table:formula="of:=[.B72]-[.C72]" office:value-type="float" office:value="3.478133">
            <text:p>3.4781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.539206">
            <text:p>117.539206</text:p>
          </table:table-cell>
          <table:table-cell office:value-type="float" office:value="113.812908">
            <text:p>113.812908</text:p>
          </table:table-cell>
          <table:table-cell table:formula="of:=[.B73]-[.C73]" office:value-type="float" office:value="3.726298">
            <text:p>3.7262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6.019606">
            <text:p>116.019606</text:p>
          </table:table-cell>
          <table:table-cell office:value-type="float" office:value="114.07981">
            <text:p>114.07981</text:p>
          </table:table-cell>
          <table:table-cell table:formula="of:=[.B74]-[.C74]" office:value-type="float" office:value="1.939796">
            <text:p>1.9397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9.397667">
            <text:p>149.397667</text:p>
          </table:table-cell>
          <table:table-cell office:value-type="float" office:value="147.323858">
            <text:p>147.323858</text:p>
          </table:table-cell>
          <table:table-cell table:formula="of:=[.B75]-[.C75]" office:value-type="float" office:value="2.07380900000001">
            <text:p>2.0738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.178096">
            <text:p>61.178096</text:p>
          </table:table-cell>
          <table:table-cell office:value-type="float" office:value="60.062757">
            <text:p>60.062757</text:p>
          </table:table-cell>
          <table:table-cell table:formula="of:=[.B76]-[.C76]" office:value-type="float" office:value="1.115339">
            <text:p>1.1153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9.034379">
            <text:p>99.034379</text:p>
          </table:table-cell>
          <table:table-cell office:value-type="float" office:value="97.137275">
            <text:p>97.137275</text:p>
          </table:table-cell>
          <table:table-cell table:formula="of:=[.B77]-[.C77]" office:value-type="float" office:value="1.897104">
            <text:p>1.897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.339417">
            <text:p>100.339417</text:p>
          </table:table-cell>
          <table:table-cell office:value-type="float" office:value="98.521943">
            <text:p>98.521943</text:p>
          </table:table-cell>
          <table:table-cell table:formula="of:=[.B78]-[.C78]" office:value-type="float" office:value="1.817474">
            <text:p>1.8174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.079044">
            <text:p>81.079044</text:p>
          </table:table-cell>
          <table:table-cell office:value-type="float" office:value="80.223522">
            <text:p>80.223522</text:p>
          </table:table-cell>
          <table:table-cell table:formula="of:=[.B79]-[.C79]" office:value-type="float" office:value="0.855521999999993">
            <text:p>0.8555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.665094">
            <text:p>109.665094</text:p>
          </table:table-cell>
          <table:table-cell office:value-type="float" office:value="108.383261">
            <text:p>108.383261</text:p>
          </table:table-cell>
          <table:table-cell table:formula="of:=[.B80]-[.C80]" office:value-type="float" office:value="1.28183299999999">
            <text:p>1.2818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2.199566">
            <text:p>132.199566</text:p>
          </table:table-cell>
          <table:table-cell office:value-type="float" office:value="129.853841">
            <text:p>129.853841</text:p>
          </table:table-cell>
          <table:table-cell table:formula="of:=[.B81]-[.C81]" office:value-type="float" office:value="2.34572500000002">
            <text:p>2.3457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.099209">
            <text:p>86.099209</text:p>
          </table:table-cell>
          <table:table-cell office:value-type="float" office:value="83.10451">
            <text:p>83.10451</text:p>
          </table:table-cell>
          <table:table-cell table:formula="of:=[.B82]-[.C82]" office:value-type="float" office:value="2.994699">
            <text:p>2.9946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4.151247">
            <text:p>144.151247</text:p>
          </table:table-cell>
          <table:table-cell office:value-type="float" office:value="143.853977">
            <text:p>143.853977</text:p>
          </table:table-cell>
          <table:table-cell table:formula="of:=[.B83]-[.C83]" office:value-type="float" office:value="0.297270000000026">
            <text:p>0.297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7.069891">
            <text:p>137.069891</text:p>
          </table:table-cell>
          <table:table-cell office:value-type="float" office:value="135.888431">
            <text:p>135.888431</text:p>
          </table:table-cell>
          <table:table-cell table:formula="of:=[.B84]-[.C84]" office:value-type="float" office:value="1.18146000000002">
            <text:p>1.181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0.410209">
            <text:p>120.410209</text:p>
          </table:table-cell>
          <table:table-cell office:value-type="float" office:value="119.495546">
            <text:p>119.495546</text:p>
          </table:table-cell>
          <table:table-cell table:formula="of:=[.B85]-[.C85]" office:value-type="float" office:value="0.91466299999999">
            <text:p>0.9146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.074593">
            <text:p>143.074593</text:p>
          </table:table-cell>
          <table:table-cell office:value-type="float" office:value="141.323616">
            <text:p>141.323616</text:p>
          </table:table-cell>
          <table:table-cell table:formula="of:=[.B86]-[.C86]" office:value-type="float" office:value="1.75097700000001">
            <text:p>1.7509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.572994">
            <text:p>229.572994</text:p>
          </table:table-cell>
          <table:table-cell office:value-type="float" office:value="225.568061">
            <text:p>225.568061</text:p>
          </table:table-cell>
          <table:table-cell table:formula="of:=[.B87]-[.C87]" office:value-type="float" office:value="4.00493299999999">
            <text:p>4.0049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.014445">
            <text:p>85.014445</text:p>
          </table:table-cell>
          <table:table-cell office:value-type="float" office:value="84.429751">
            <text:p>84.429751</text:p>
          </table:table-cell>
          <table:table-cell table:formula="of:=[.B88]-[.C88]" office:value-type="float" office:value="0.584693999999999">
            <text:p>0.5846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.701565">
            <text:p>202.701565</text:p>
          </table:table-cell>
          <table:table-cell office:value-type="float" office:value="200.127911">
            <text:p>200.127911</text:p>
          </table:table-cell>
          <table:table-cell table:formula="of:=[.B89]-[.C89]" office:value-type="float" office:value="2.57365399999998">
            <text:p>2.5736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650263">
            <text:p>48.650263</text:p>
          </table:table-cell>
          <table:table-cell office:value-type="float" office:value="47.12997">
            <text:p>47.12997</text:p>
          </table:table-cell>
          <table:table-cell table:formula="of:=[.B90]-[.C90]" office:value-type="float" office:value="1.520293">
            <text:p>1.5202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.05462">
            <text:p>108.05462</text:p>
          </table:table-cell>
          <table:table-cell office:value-type="float" office:value="107.504263">
            <text:p>107.504263</text:p>
          </table:table-cell>
          <table:table-cell table:formula="of:=[.B91]-[.C91]" office:value-type="float" office:value="0.550357000000005">
            <text:p>0.5503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.202685">
            <text:p>103.202685</text:p>
          </table:table-cell>
          <table:table-cell office:value-type="float" office:value="100.181111">
            <text:p>100.181111</text:p>
          </table:table-cell>
          <table:table-cell table:formula="of:=[.B92]-[.C92]" office:value-type="float" office:value="3.021574">
            <text:p>3.0215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.899183">
            <text:p>143.899183</text:p>
          </table:table-cell>
          <table:table-cell office:value-type="float" office:value="143.074452">
            <text:p>143.074452</text:p>
          </table:table-cell>
          <table:table-cell table:formula="of:=[.B93]-[.C93]" office:value-type="float" office:value="0.824730999999986">
            <text:p>0.8247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.938391">
            <text:p>85.938391</text:p>
          </table:table-cell>
          <table:table-cell office:value-type="float" office:value="84.286686">
            <text:p>84.286686</text:p>
          </table:table-cell>
          <table:table-cell table:formula="of:=[.B94]-[.C94]" office:value-type="float" office:value="1.65170499999999">
            <text:p>1.6517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.829803">
            <text:p>115.829803</text:p>
          </table:table-cell>
          <table:table-cell office:value-type="float" office:value="112.369623">
            <text:p>112.369623</text:p>
          </table:table-cell>
          <table:table-cell table:formula="of:=[.B95]-[.C95]" office:value-type="float" office:value="3.46017999999999">
            <text:p>3.460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.145853">
            <text:p>95.145853</text:p>
          </table:table-cell>
          <table:table-cell office:value-type="float" office:value="92.487039">
            <text:p>92.487039</text:p>
          </table:table-cell>
          <table:table-cell table:formula="of:=[.B96]-[.C96]" office:value-type="float" office:value="2.65881400000001">
            <text:p>2.6588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4.887845">
            <text:p>164.887845</text:p>
          </table:table-cell>
          <table:table-cell office:value-type="float" office:value="162.480483">
            <text:p>162.480483</text:p>
          </table:table-cell>
          <table:table-cell table:formula="of:=[.B97]-[.C97]" office:value-type="float" office:value="2.40736200000001">
            <text:p>2.4073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.537119">
            <text:p>170.537119</text:p>
          </table:table-cell>
          <table:table-cell office:value-type="float" office:value="165.572618">
            <text:p>165.572618</text:p>
          </table:table-cell>
          <table:table-cell table:formula="of:=[.B98]-[.C98]" office:value-type="float" office:value="4.96450099999998">
            <text:p>4.9645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.6325">
            <text:p>103.6325</text:p>
          </table:table-cell>
          <table:table-cell office:value-type="float" office:value="103.054433">
            <text:p>103.054433</text:p>
          </table:table-cell>
          <table:table-cell table:formula="of:=[.B99]-[.C99]" office:value-type="float" office:value="0.57806699999999">
            <text:p>0.5780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.575704">
            <text:p>123.575704</text:p>
          </table:table-cell>
          <table:table-cell office:value-type="float" office:value="122.399882">
            <text:p>122.399882</text:p>
          </table:table-cell>
          <table:table-cell table:formula="of:=[.B100]-[.C100]" office:value-type="float" office:value="1.175822">
            <text:p>1.1758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.062764">
            <text:p>56.062764</text:p>
          </table:table-cell>
          <table:table-cell office:value-type="float" office:value="56.209371">
            <text:p>56.209371</text:p>
          </table:table-cell>
          <table:table-cell table:formula="of:=[.B101]-[.C101]" office:value-type="float" office:value="-0.146606999999996">
            <text:p>-0.1466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.404202">
            <text:p>131.404202</text:p>
          </table:table-cell>
          <table:table-cell office:value-type="float" office:value="129.397298">
            <text:p>129.397298</text:p>
          </table:table-cell>
          <table:table-cell table:formula="of:=[.B102]-[.C102]" office:value-type="float" office:value="2.00690399999999">
            <text:p>2.0069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.576628">
            <text:p>77.576628</text:p>
          </table:table-cell>
          <table:table-cell office:value-type="float" office:value="76.696382">
            <text:p>76.696382</text:p>
          </table:table-cell>
          <table:table-cell table:formula="of:=[.B103]-[.C103]" office:value-type="float" office:value="0.880246">
            <text:p>0.8802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.690466">
            <text:p>87.690466</text:p>
          </table:table-cell>
          <table:table-cell office:value-type="float" office:value="86.792229">
            <text:p>86.792229</text:p>
          </table:table-cell>
          <table:table-cell table:formula="of:=[.B104]-[.C104]" office:value-type="float" office:value="0.898236999999995">
            <text:p>0.8982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.465254">
            <text:p>63.465254</text:p>
          </table:table-cell>
          <table:table-cell office:value-type="float" office:value="62.742988">
            <text:p>62.742988</text:p>
          </table:table-cell>
          <table:table-cell table:formula="of:=[.B105]-[.C105]" office:value-type="float" office:value="0.722266000000005">
            <text:p>0.7222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.38849">
            <text:p>262.38849</text:p>
          </table:table-cell>
          <table:table-cell office:value-type="float" office:value="264.790736">
            <text:p>264.790736</text:p>
          </table:table-cell>
          <table:table-cell table:formula="of:=[.B106]-[.C106]" office:value-type="float" office:value="-2.40224599999999">
            <text:p>-2.4022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8.358266">
            <text:p>118.358266</text:p>
          </table:table-cell>
          <table:table-cell office:value-type="float" office:value="116.315579">
            <text:p>116.315579</text:p>
          </table:table-cell>
          <table:table-cell table:formula="of:=[.B107]-[.C107]" office:value-type="float" office:value="2.042687">
            <text:p>2.042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8.433929">
            <text:p>58.433929</text:p>
          </table:table-cell>
          <table:table-cell office:value-type="float" office:value="57.306872">
            <text:p>57.306872</text:p>
          </table:table-cell>
          <table:table-cell table:formula="of:=[.B108]-[.C108]" office:value-type="float" office:value="1.127057">
            <text:p>1.1270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0.253064">
            <text:p>80.253064</text:p>
          </table:table-cell>
          <table:table-cell office:value-type="float" office:value="79.823526">
            <text:p>79.823526</text:p>
          </table:table-cell>
          <table:table-cell table:formula="of:=[.B109]-[.C109]" office:value-type="float" office:value="0.429537999999994">
            <text:p>0.4295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.237316">
            <text:p>185.237316</text:p>
          </table:table-cell>
          <table:table-cell office:value-type="float" office:value="183.736583">
            <text:p>183.736583</text:p>
          </table:table-cell>
          <table:table-cell table:formula="of:=[.B110]-[.C110]" office:value-type="float" office:value="1.500733">
            <text:p>1.5007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.857091">
            <text:p>210.857091</text:p>
          </table:table-cell>
          <table:table-cell office:value-type="float" office:value="209.339285">
            <text:p>209.339285</text:p>
          </table:table-cell>
          <table:table-cell table:formula="of:=[.B111]-[.C111]" office:value-type="float" office:value="1.51780600000001">
            <text:p>1.5178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6.041984">
            <text:p>166.041984</text:p>
          </table:table-cell>
          <table:table-cell office:value-type="float" office:value="163.760349">
            <text:p>163.760349</text:p>
          </table:table-cell>
          <table:table-cell table:formula="of:=[.B112]-[.C112]" office:value-type="float" office:value="2.28163500000002">
            <text:p>2.2816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8.464278">
            <text:p>408.464278</text:p>
          </table:table-cell>
          <table:table-cell office:value-type="float" office:value="400.372099">
            <text:p>400.372099</text:p>
          </table:table-cell>
          <table:table-cell table:formula="of:=[.B113]-[.C113]" office:value-type="float" office:value="8.09217899999999">
            <text:p>8.0921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337482">
            <text:p>67.337482</text:p>
          </table:table-cell>
          <table:table-cell office:value-type="float" office:value="65.977573">
            <text:p>65.977573</text:p>
          </table:table-cell>
          <table:table-cell table:formula="of:=[.B114]-[.C114]" office:value-type="float" office:value="1.35990899999999">
            <text:p>1.3599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968289">
            <text:p>67.968289</text:p>
          </table:table-cell>
          <table:table-cell office:value-type="float" office:value="66.500334">
            <text:p>66.500334</text:p>
          </table:table-cell>
          <table:table-cell table:formula="of:=[.B115]-[.C115]" office:value-type="float" office:value="1.467955">
            <text:p>1.4679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6.64475">
            <text:p>136.64475</text:p>
          </table:table-cell>
          <table:table-cell office:value-type="float" office:value="133.748332">
            <text:p>133.748332</text:p>
          </table:table-cell>
          <table:table-cell table:formula="of:=[.B116]-[.C116]" office:value-type="float" office:value="2.89641799999998">
            <text:p>2.8964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5.042452">
            <text:p>85.042452</text:p>
          </table:table-cell>
          <table:table-cell office:value-type="float" office:value="85.290378">
            <text:p>85.290378</text:p>
          </table:table-cell>
          <table:table-cell table:formula="of:=[.B117]-[.C117]" office:value-type="float" office:value="-0.247926000000007">
            <text:p>-0.2479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.457247">
            <text:p>253.457247</text:p>
          </table:table-cell>
          <table:table-cell office:value-type="float" office:value="257.392554">
            <text:p>257.392554</text:p>
          </table:table-cell>
          <table:table-cell table:formula="of:=[.B118]-[.C118]" office:value-type="float" office:value="-3.93530700000002">
            <text:p>-3.9353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.503699">
            <text:p>129.503699</text:p>
          </table:table-cell>
          <table:table-cell office:value-type="float" office:value="127.666167">
            <text:p>127.666167</text:p>
          </table:table-cell>
          <table:table-cell table:formula="of:=[.B119]-[.C119]" office:value-type="float" office:value="1.83753200000001">
            <text:p>1.8375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.189232">
            <text:p>243.189232</text:p>
          </table:table-cell>
          <table:table-cell office:value-type="float" office:value="251.502744">
            <text:p>251.502744</text:p>
          </table:table-cell>
          <table:table-cell table:formula="of:=[.B120]-[.C120]" office:value-type="float" office:value="-8.313512">
            <text:p>-8.313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1.132114">
            <text:p>151.132114</text:p>
          </table:table-cell>
          <table:table-cell office:value-type="float" office:value="156.16875">
            <text:p>156.16875</text:p>
          </table:table-cell>
          <table:table-cell table:formula="of:=[.B121]-[.C121]" office:value-type="float" office:value="-5.03663599999999">
            <text:p>-5.0366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.589258">
            <text:p>72.589258</text:p>
          </table:table-cell>
          <table:table-cell office:value-type="float" office:value="72.252609">
            <text:p>72.252609</text:p>
          </table:table-cell>
          <table:table-cell table:formula="of:=[.B122]-[.C122]" office:value-type="float" office:value="0.336648999999994">
            <text:p>0.3366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.812238">
            <text:p>26.812238</text:p>
          </table:table-cell>
          <table:table-cell office:value-type="float" office:value="25.655822">
            <text:p>25.655822</text:p>
          </table:table-cell>
          <table:table-cell table:formula="of:=[.B123]-[.C123]" office:value-type="float" office:value="1.156416">
            <text:p>1.1564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.966366">
            <text:p>76.966366</text:p>
          </table:table-cell>
          <table:table-cell office:value-type="float" office:value="76.224245">
            <text:p>76.224245</text:p>
          </table:table-cell>
          <table:table-cell table:formula="of:=[.B124]-[.C124]" office:value-type="float" office:value="0.742120999999997">
            <text:p>0.7421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6.8648">
            <text:p>346.8648</text:p>
          </table:table-cell>
          <table:table-cell office:value-type="float" office:value="340.241093">
            <text:p>340.241093</text:p>
          </table:table-cell>
          <table:table-cell table:formula="of:=[.B125]-[.C125]" office:value-type="float" office:value="6.62370700000002">
            <text:p>6.6237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434956">
            <text:p>70.434956</text:p>
          </table:table-cell>
          <table:table-cell office:value-type="float" office:value="68.788728">
            <text:p>68.788728</text:p>
          </table:table-cell>
          <table:table-cell table:formula="of:=[.B126]-[.C126]" office:value-type="float" office:value="1.64622799999999">
            <text:p>1.6462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2.34612">
            <text:p>152.34612</text:p>
          </table:table-cell>
          <table:table-cell office:value-type="float" office:value="149.756108">
            <text:p>149.756108</text:p>
          </table:table-cell>
          <table:table-cell table:formula="of:=[.B127]-[.C127]" office:value-type="float" office:value="2.590012">
            <text:p>2.5900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.316626">
            <text:p>71.316626</text:p>
          </table:table-cell>
          <table:table-cell office:value-type="float" office:value="70.021414">
            <text:p>70.021414</text:p>
          </table:table-cell>
          <table:table-cell table:formula="of:=[.B128]-[.C128]" office:value-type="float" office:value="1.29521200000001">
            <text:p>1.2952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3.31826">
            <text:p>153.31826</text:p>
          </table:table-cell>
          <table:table-cell office:value-type="float" office:value="151.467681">
            <text:p>151.467681</text:p>
          </table:table-cell>
          <table:table-cell table:formula="of:=[.B129]-[.C129]" office:value-type="float" office:value="1.85057900000001">
            <text:p>1.8505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.36188">
            <text:p>95.36188</text:p>
          </table:table-cell>
          <table:table-cell office:value-type="float" office:value="94.468462">
            <text:p>94.468462</text:p>
          </table:table-cell>
          <table:table-cell table:formula="of:=[.B130]-[.C130]" office:value-type="float" office:value="0.893417999999997">
            <text:p>0.8934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.311381">
            <text:p>97.311381</text:p>
          </table:table-cell>
          <table:table-cell office:value-type="float" office:value="97.003783">
            <text:p>97.003783</text:p>
          </table:table-cell>
          <table:table-cell table:formula="of:=[.B131]-[.C131]" office:value-type="float" office:value="0.307597999999999">
            <text:p>0.3075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.40609">
            <text:p>76.40609</text:p>
          </table:table-cell>
          <table:table-cell office:value-type="float" office:value="75.18556">
            <text:p>75.18556</text:p>
          </table:table-cell>
          <table:table-cell table:formula="of:=[.B132]-[.C132]" office:value-type="float" office:value="1.22053000000001">
            <text:p>1.220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.166938">
            <text:p>121.166938</text:p>
          </table:table-cell>
          <table:table-cell office:value-type="float" office:value="118.502321">
            <text:p>118.502321</text:p>
          </table:table-cell>
          <table:table-cell table:formula="of:=[.B133]-[.C133]" office:value-type="float" office:value="2.66461700000001">
            <text:p>2.6646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0.181823">
            <text:p>150.181823</text:p>
          </table:table-cell>
          <table:table-cell office:value-type="float" office:value="146.201092">
            <text:p>146.201092</text:p>
          </table:table-cell>
          <table:table-cell table:formula="of:=[.B134]-[.C134]" office:value-type="float" office:value="3.98073100000002">
            <text:p>3.9807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151424">
            <text:p>46.151424</text:p>
          </table:table-cell>
          <table:table-cell office:value-type="float" office:value="45.925585">
            <text:p>45.925585</text:p>
          </table:table-cell>
          <table:table-cell table:formula="of:=[.B135]-[.C135]" office:value-type="float" office:value="0.225839000000001">
            <text:p>0.2258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561201">
            <text:p>67.561201</text:p>
          </table:table-cell>
          <table:table-cell office:value-type="float" office:value="65.941302">
            <text:p>65.941302</text:p>
          </table:table-cell>
          <table:table-cell table:formula="of:=[.B136]-[.C136]" office:value-type="float" office:value="1.619899">
            <text:p>1.6198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.767961">
            <text:p>186.767961</text:p>
          </table:table-cell>
          <table:table-cell office:value-type="float" office:value="191.855061">
            <text:p>191.855061</text:p>
          </table:table-cell>
          <table:table-cell table:formula="of:=[.B137]-[.C137]" office:value-type="float" office:value="-5.08709999999999">
            <text:p>-5.08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.567442">
            <text:p>64.567442</text:p>
          </table:table-cell>
          <table:table-cell office:value-type="float" office:value="63.341267">
            <text:p>63.341267</text:p>
          </table:table-cell>
          <table:table-cell table:formula="of:=[.B138]-[.C138]" office:value-type="float" office:value="1.226175">
            <text:p>1.2261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.463104">
            <text:p>30.463104</text:p>
          </table:table-cell>
          <table:table-cell office:value-type="float" office:value="29.183722">
            <text:p>29.183722</text:p>
          </table:table-cell>
          <table:table-cell table:formula="of:=[.B139]-[.C139]" office:value-type="float" office:value="1.279382">
            <text:p>1.2793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.073882">
            <text:p>184.073882</text:p>
          </table:table-cell>
          <table:table-cell office:value-type="float" office:value="181.104605">
            <text:p>181.104605</text:p>
          </table:table-cell>
          <table:table-cell table:formula="of:=[.B140]-[.C140]" office:value-type="float" office:value="2.96927700000001">
            <text:p>2.9692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3.827673">
            <text:p>113.827673</text:p>
          </table:table-cell>
          <table:table-cell office:value-type="float" office:value="113.67042">
            <text:p>113.67042</text:p>
          </table:table-cell>
          <table:table-cell table:formula="of:=[.B141]-[.C141]" office:value-type="float" office:value="0.157252999999997">
            <text:p>0.1572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.557782">
            <text:p>50.557782</text:p>
          </table:table-cell>
          <table:table-cell office:value-type="float" office:value="49.699782">
            <text:p>49.699782</text:p>
          </table:table-cell>
          <table:table-cell table:formula="of:=[.B142]-[.C142]" office:value-type="float" office:value="0.858000000000004">
            <text:p>0.8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5.428346">
            <text:p>165.428346</text:p>
          </table:table-cell>
          <table:table-cell office:value-type="float" office:value="163.743112">
            <text:p>163.743112</text:p>
          </table:table-cell>
          <table:table-cell table:formula="of:=[.B143]-[.C143]" office:value-type="float" office:value="1.68523400000001">
            <text:p>1.6852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6.99461">
            <text:p>96.99461</text:p>
          </table:table-cell>
          <table:table-cell office:value-type="float" office:value="95.558328">
            <text:p>95.558328</text:p>
          </table:table-cell>
          <table:table-cell table:formula="of:=[.B144]-[.C144]" office:value-type="float" office:value="1.43628199999999">
            <text:p>1.4362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3.960779">
            <text:p>133.960779</text:p>
          </table:table-cell>
          <table:table-cell office:value-type="float" office:value="132.279552">
            <text:p>132.279552</text:p>
          </table:table-cell>
          <table:table-cell table:formula="of:=[.B145]-[.C145]" office:value-type="float" office:value="1.68122700000001">
            <text:p>1.6812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.905544">
            <text:p>126.905544</text:p>
          </table:table-cell>
          <table:table-cell office:value-type="float" office:value="125.002225">
            <text:p>125.002225</text:p>
          </table:table-cell>
          <table:table-cell table:formula="of:=[.B146]-[.C146]" office:value-type="float" office:value="1.90331900000001">
            <text:p>1.9033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.632964">
            <text:p>201.632964</text:p>
          </table:table-cell>
          <table:table-cell office:value-type="float" office:value="197.418843">
            <text:p>197.418843</text:p>
          </table:table-cell>
          <table:table-cell table:formula="of:=[.B147]-[.C147]" office:value-type="float" office:value="4.21412099999998">
            <text:p>4.2141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.992753">
            <text:p>91.992753</text:p>
          </table:table-cell>
          <table:table-cell office:value-type="float" office:value="89.707681">
            <text:p>89.707681</text:p>
          </table:table-cell>
          <table:table-cell table:formula="of:=[.B148]-[.C148]" office:value-type="float" office:value="2.285072">
            <text:p>2.2850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.535619">
            <text:p>98.535619</text:p>
          </table:table-cell>
          <table:table-cell office:value-type="float" office:value="96.877142">
            <text:p>96.877142</text:p>
          </table:table-cell>
          <table:table-cell table:formula="of:=[.B149]-[.C149]" office:value-type="float" office:value="1.65847699999999">
            <text:p>1.6584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.180599">
            <text:p>114.180599</text:p>
          </table:table-cell>
          <table:table-cell office:value-type="float" office:value="112.309506">
            <text:p>112.309506</text:p>
          </table:table-cell>
          <table:table-cell table:formula="of:=[.B150]-[.C150]" office:value-type="float" office:value="1.871093">
            <text:p>1.8710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7.638819">
            <text:p>87.638819</text:p>
          </table:table-cell>
          <table:table-cell office:value-type="float" office:value="87.25395">
            <text:p>87.25395</text:p>
          </table:table-cell>
          <table:table-cell table:formula="of:=[.B151]-[.C151]" office:value-type="float" office:value="0.384868999999995">
            <text:p>0.3848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3.376053">
            <text:p>143.376053</text:p>
          </table:table-cell>
          <table:table-cell office:value-type="float" office:value="140.646132">
            <text:p>140.646132</text:p>
          </table:table-cell>
          <table:table-cell table:formula="of:=[.B152]-[.C152]" office:value-type="float" office:value="2.72992100000002">
            <text:p>2.7299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.828085">
            <text:p>184.828085</text:p>
          </table:table-cell>
          <table:table-cell office:value-type="float" office:value="180.56907">
            <text:p>180.56907</text:p>
          </table:table-cell>
          <table:table-cell table:formula="of:=[.B153]-[.C153]" office:value-type="float" office:value="4.25901499999998">
            <text:p>4.2590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.798753">
            <text:p>69.798753</text:p>
          </table:table-cell>
          <table:table-cell office:value-type="float" office:value="67.847934">
            <text:p>67.847934</text:p>
          </table:table-cell>
          <table:table-cell table:formula="of:=[.B154]-[.C154]" office:value-type="float" office:value="1.95081900000001">
            <text:p>1.9508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.992795">
            <text:p>188.992795</text:p>
          </table:table-cell>
          <table:table-cell office:value-type="float" office:value="187.08626">
            <text:p>187.08626</text:p>
          </table:table-cell>
          <table:table-cell table:formula="of:=[.B155]-[.C155]" office:value-type="float" office:value="1.90653499999999">
            <text:p>1.9065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5.940226">
            <text:p>115.940226</text:p>
          </table:table-cell>
          <table:table-cell office:value-type="float" office:value="113.134828">
            <text:p>113.134828</text:p>
          </table:table-cell>
          <table:table-cell table:formula="of:=[.B156]-[.C156]" office:value-type="float" office:value="2.805398">
            <text:p>2.8053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.725812">
            <text:p>197.725812</text:p>
          </table:table-cell>
          <table:table-cell office:value-type="float" office:value="195.035811">
            <text:p>195.035811</text:p>
          </table:table-cell>
          <table:table-cell table:formula="of:=[.B157]-[.C157]" office:value-type="float" office:value="2.690001">
            <text:p>2.6900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.402757">
            <text:p>100.402757</text:p>
          </table:table-cell>
          <table:table-cell office:value-type="float" office:value="98.570652">
            <text:p>98.570652</text:p>
          </table:table-cell>
          <table:table-cell table:formula="of:=[.B158]-[.C158]" office:value-type="float" office:value="1.832105">
            <text:p>1.832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.171966">
            <text:p>189.171966</text:p>
          </table:table-cell>
          <table:table-cell office:value-type="float" office:value="183.825012">
            <text:p>183.825012</text:p>
          </table:table-cell>
          <table:table-cell table:formula="of:=[.B159]-[.C159]" office:value-type="float" office:value="5.34695400000001">
            <text:p>5.3469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.046874">
            <text:p>109.046874</text:p>
          </table:table-cell>
          <table:table-cell office:value-type="float" office:value="109.244947">
            <text:p>109.244947</text:p>
          </table:table-cell>
          <table:table-cell table:formula="of:=[.B160]-[.C160]" office:value-type="float" office:value="-0.198072999999994">
            <text:p>-0.1980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.012364">
            <text:p>60.012364</text:p>
          </table:table-cell>
          <table:table-cell office:value-type="float" office:value="58.504556">
            <text:p>58.504556</text:p>
          </table:table-cell>
          <table:table-cell table:formula="of:=[.B161]-[.C161]" office:value-type="float" office:value="1.507808">
            <text:p>1.5078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.980139">
            <text:p>117.980139</text:p>
          </table:table-cell>
          <table:table-cell office:value-type="float" office:value="118.159593">
            <text:p>118.159593</text:p>
          </table:table-cell>
          <table:table-cell table:formula="of:=[.B162]-[.C162]" office:value-type="float" office:value="-0.179454000000007">
            <text:p>-0.1794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.073586">
            <text:p>38.073586</text:p>
          </table:table-cell>
          <table:table-cell office:value-type="float" office:value="37.516406">
            <text:p>37.516406</text:p>
          </table:table-cell>
          <table:table-cell table:formula="of:=[.B163]-[.C163]" office:value-type="float" office:value="0.557179999999995">
            <text:p>0.557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.613601">
            <text:p>226.613601</text:p>
          </table:table-cell>
          <table:table-cell office:value-type="float" office:value="219.845154">
            <text:p>219.845154</text:p>
          </table:table-cell>
          <table:table-cell table:formula="of:=[.B164]-[.C164]" office:value-type="float" office:value="6.76844699999998">
            <text:p>6.7684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.196554">
            <text:p>69.196554</text:p>
          </table:table-cell>
          <table:table-cell office:value-type="float" office:value="68.715843">
            <text:p>68.715843</text:p>
          </table:table-cell>
          <table:table-cell table:formula="of:=[.B165]-[.C165]" office:value-type="float" office:value="0.480710999999999">
            <text:p>0.4807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729203">
            <text:p>75.729203</text:p>
          </table:table-cell>
          <table:table-cell office:value-type="float" office:value="73.606212">
            <text:p>73.606212</text:p>
          </table:table-cell>
          <table:table-cell table:formula="of:=[.B166]-[.C166]" office:value-type="float" office:value="2.122991">
            <text:p>2.1229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5.981885">
            <text:p>95.981885</text:p>
          </table:table-cell>
          <table:table-cell office:value-type="float" office:value="96.837492">
            <text:p>96.837492</text:p>
          </table:table-cell>
          <table:table-cell table:formula="of:=[.B167]-[.C167]" office:value-type="float" office:value="-0.855606999999992">
            <text:p>-0.8556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.568811">
            <text:p>180.568811</text:p>
          </table:table-cell>
          <table:table-cell office:value-type="float" office:value="179.894719">
            <text:p>179.894719</text:p>
          </table:table-cell>
          <table:table-cell table:formula="of:=[.B168]-[.C168]" office:value-type="float" office:value="0.674092000000002">
            <text:p>0.6740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7.018219">
            <text:p>67.018219</text:p>
          </table:table-cell>
          <table:table-cell office:value-type="float" office:value="67.453047">
            <text:p>67.453047</text:p>
          </table:table-cell>
          <table:table-cell table:formula="of:=[.B169]-[.C169]" office:value-type="float" office:value="-0.434827999999996">
            <text:p>-0.4348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.984287">
            <text:p>94.984287</text:p>
          </table:table-cell>
          <table:table-cell office:value-type="float" office:value="93.857206">
            <text:p>93.857206</text:p>
          </table:table-cell>
          <table:table-cell table:formula="of:=[.B170]-[.C170]" office:value-type="float" office:value="1.12708099999999">
            <text:p>1.1270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.465303">
            <text:p>188.465303</text:p>
          </table:table-cell>
          <table:table-cell office:value-type="float" office:value="188.084597">
            <text:p>188.084597</text:p>
          </table:table-cell>
          <table:table-cell table:formula="of:=[.B171]-[.C171]" office:value-type="float" office:value="0.380706000000004">
            <text:p>0.3807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2.417119">
            <text:p>162.417119</text:p>
          </table:table-cell>
          <table:table-cell office:value-type="float" office:value="162.152563">
            <text:p>162.152563</text:p>
          </table:table-cell>
          <table:table-cell table:formula="of:=[.B172]-[.C172]" office:value-type="float" office:value="0.264556000000027">
            <text:p>0.2645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.955379">
            <text:p>83.955379</text:p>
          </table:table-cell>
          <table:table-cell office:value-type="float" office:value="83.484712">
            <text:p>83.484712</text:p>
          </table:table-cell>
          <table:table-cell table:formula="of:=[.B173]-[.C173]" office:value-type="float" office:value="0.470666999999992">
            <text:p>0.470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.406302">
            <text:p>57.406302</text:p>
          </table:table-cell>
          <table:table-cell office:value-type="float" office:value="56.353285">
            <text:p>56.353285</text:p>
          </table:table-cell>
          <table:table-cell table:formula="of:=[.B174]-[.C174]" office:value-type="float" office:value="1.053017">
            <text:p>1.0530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0.755889">
            <text:p>190.755889</text:p>
          </table:table-cell>
          <table:table-cell office:value-type="float" office:value="187.53596">
            <text:p>187.53596</text:p>
          </table:table-cell>
          <table:table-cell table:formula="of:=[.B175]-[.C175]" office:value-type="float" office:value="3.21992900000001">
            <text:p>3.2199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.475533">
            <text:p>103.475533</text:p>
          </table:table-cell>
          <table:table-cell office:value-type="float" office:value="101.271024">
            <text:p>101.271024</text:p>
          </table:table-cell>
          <table:table-cell table:formula="of:=[.B176]-[.C176]" office:value-type="float" office:value="2.204509">
            <text:p>2.2045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.950038">
            <text:p>76.950038</text:p>
          </table:table-cell>
          <table:table-cell office:value-type="float" office:value="74.625014">
            <text:p>74.625014</text:p>
          </table:table-cell>
          <table:table-cell table:formula="of:=[.B177]-[.C177]" office:value-type="float" office:value="2.32502400000001">
            <text:p>2.3250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.545971">
            <text:p>75.545971</text:p>
          </table:table-cell>
          <table:table-cell office:value-type="float" office:value="73.113705">
            <text:p>73.113705</text:p>
          </table:table-cell>
          <table:table-cell table:formula="of:=[.B178]-[.C178]" office:value-type="float" office:value="2.432266">
            <text:p>2.4322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.494316">
            <text:p>71.494316</text:p>
          </table:table-cell>
          <table:table-cell office:value-type="float" office:value="70.376713">
            <text:p>70.376713</text:p>
          </table:table-cell>
          <table:table-cell table:formula="of:=[.B179]-[.C179]" office:value-type="float" office:value="1.117603">
            <text:p>1.1176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.515847">
            <text:p>183.515847</text:p>
          </table:table-cell>
          <table:table-cell office:value-type="float" office:value="180.609961">
            <text:p>180.609961</text:p>
          </table:table-cell>
          <table:table-cell table:formula="of:=[.B180]-[.C180]" office:value-type="float" office:value="2.90588600000001">
            <text:p>2.9058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.726057">
            <text:p>188.726057</text:p>
          </table:table-cell>
          <table:table-cell office:value-type="float" office:value="186.138136">
            <text:p>186.138136</text:p>
          </table:table-cell>
          <table:table-cell table:formula="of:=[.B181]-[.C181]" office:value-type="float" office:value="2.58792099999999">
            <text:p>2.5879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80082">
            <text:p>36.80082</text:p>
          </table:table-cell>
          <table:table-cell office:value-type="float" office:value="37.262404">
            <text:p>37.262404</text:p>
          </table:table-cell>
          <table:table-cell table:formula="of:=[.B182]-[.C182]" office:value-type="float" office:value="-0.461583999999995">
            <text:p>-0.4615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.424606">
            <text:p>62.424606</text:p>
          </table:table-cell>
          <table:table-cell office:value-type="float" office:value="59.852936">
            <text:p>59.852936</text:p>
          </table:table-cell>
          <table:table-cell table:formula="of:=[.B183]-[.C183]" office:value-type="float" office:value="2.57167">
            <text:p>2.57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217263">
            <text:p>81.217263</text:p>
          </table:table-cell>
          <table:table-cell office:value-type="float" office:value="85.041419">
            <text:p>85.041419</text:p>
          </table:table-cell>
          <table:table-cell table:formula="of:=[.B184]-[.C184]" office:value-type="float" office:value="-3.824156">
            <text:p>-3.824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83958">
            <text:p>103.183958</text:p>
          </table:table-cell>
          <table:table-cell office:value-type="float" office:value="108.298227">
            <text:p>108.298227</text:p>
          </table:table-cell>
          <table:table-cell table:formula="of:=[.B185]-[.C185]" office:value-type="float" office:value="-5.11426899999999">
            <text:p>-5.114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432098">
            <text:p>182.432098</text:p>
          </table:table-cell>
          <table:table-cell office:value-type="float" office:value="221.605466">
            <text:p>221.605466</text:p>
          </table:table-cell>
          <table:table-cell table:formula="of:=[.B186]-[.C186]" office:value-type="float" office:value="-39.173368">
            <text:p>-39.1733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43793">
            <text:p>80.43793</text:p>
          </table:table-cell>
          <table:table-cell office:value-type="float" office:value="87.528591">
            <text:p>87.528591</text:p>
          </table:table-cell>
          <table:table-cell table:formula="of:=[.B187]-[.C187]" office:value-type="float" office:value="-7.09066100000001">
            <text:p>-7.090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705946">
            <text:p>106.705946</text:p>
          </table:table-cell>
          <table:table-cell office:value-type="float" office:value="114.476069">
            <text:p>114.476069</text:p>
          </table:table-cell>
          <table:table-cell table:formula="of:=[.B188]-[.C188]" office:value-type="float" office:value="-7.770123">
            <text:p>-7.770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19796">
            <text:p>102.919796</text:p>
          </table:table-cell>
          <table:table-cell office:value-type="float" office:value="107.32595">
            <text:p>107.32595</text:p>
          </table:table-cell>
          <table:table-cell table:formula="of:=[.B189]-[.C189]" office:value-type="float" office:value="-4.406154">
            <text:p>-4.406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581221">
            <text:p>107.581221</text:p>
          </table:table-cell>
          <table:table-cell office:value-type="float" office:value="116.574784">
            <text:p>116.574784</text:p>
          </table:table-cell>
          <table:table-cell table:formula="of:=[.B190]-[.C190]" office:value-type="float" office:value="-8.99356299999999">
            <text:p>-8.993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5768">
            <text:p>91.65768</text:p>
          </table:table-cell>
          <table:table-cell office:value-type="float" office:value="94.594504">
            <text:p>94.594504</text:p>
          </table:table-cell>
          <table:table-cell table:formula="of:=[.B191]-[.C191]" office:value-type="float" office:value="-2.936824">
            <text:p>-2.936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1134">
            <text:p>43.01134</text:p>
          </table:table-cell>
          <table:table-cell office:value-type="float" office:value="45.486894">
            <text:p>45.486894</text:p>
          </table:table-cell>
          <table:table-cell table:formula="of:=[.B192]-[.C192]" office:value-type="float" office:value="-2.475554">
            <text:p>-2.475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150947">
            <text:p>200.150947</text:p>
          </table:table-cell>
          <table:table-cell office:value-type="float" office:value="210.294561">
            <text:p>210.294561</text:p>
          </table:table-cell>
          <table:table-cell table:formula="of:=[.B193]-[.C193]" office:value-type="float" office:value="-10.143614">
            <text:p>-10.143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47795">
            <text:p>89.347795</text:p>
          </table:table-cell>
          <table:table-cell office:value-type="float" office:value="95.221084">
            <text:p>95.221084</text:p>
          </table:table-cell>
          <table:table-cell table:formula="of:=[.B194]-[.C194]" office:value-type="float" office:value="-5.873289">
            <text:p>-5.873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319729">
            <text:p>238.319729</text:p>
          </table:table-cell>
          <table:table-cell office:value-type="float" office:value="254.054574">
            <text:p>254.054574</text:p>
          </table:table-cell>
          <table:table-cell table:formula="of:=[.B195]-[.C195]" office:value-type="float" office:value="-15.734845">
            <text:p>-15.734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15698">
            <text:p>96.315698</text:p>
          </table:table-cell>
          <table:table-cell office:value-type="float" office:value="99.309464">
            <text:p>99.309464</text:p>
          </table:table-cell>
          <table:table-cell table:formula="of:=[.B196]-[.C196]" office:value-type="float" office:value="-2.99376600000001">
            <text:p>-2.993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467403">
            <text:p>40.467403</text:p>
          </table:table-cell>
          <table:table-cell office:value-type="float" office:value="45.109911">
            <text:p>45.109911</text:p>
          </table:table-cell>
          <table:table-cell table:formula="of:=[.B197]-[.C197]" office:value-type="float" office:value="-4.642508">
            <text:p>-4.642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051989">
            <text:p>93.051989</text:p>
          </table:table-cell>
          <table:table-cell office:value-type="float" office:value="97.617055">
            <text:p>97.617055</text:p>
          </table:table-cell>
          <table:table-cell table:formula="of:=[.B198]-[.C198]" office:value-type="float" office:value="-4.56506599999999">
            <text:p>-4.565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4542">
            <text:p>106.54542</text:p>
          </table:table-cell>
          <table:table-cell office:value-type="float" office:value="114.875032">
            <text:p>114.875032</text:p>
          </table:table-cell>
          <table:table-cell table:formula="of:=[.B199]-[.C199]" office:value-type="float" office:value="-8.329612">
            <text:p>-8.329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10151">
            <text:p>89.310151</text:p>
          </table:table-cell>
          <table:table-cell office:value-type="float" office:value="93.168191">
            <text:p>93.168191</text:p>
          </table:table-cell>
          <table:table-cell table:formula="of:=[.B200]-[.C200]" office:value-type="float" office:value="-3.85803999999999">
            <text:p>-3.85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68795">
            <text:p>88.768795</text:p>
          </table:table-cell>
          <table:table-cell office:value-type="float" office:value="92.512475">
            <text:p>92.512475</text:p>
          </table:table-cell>
          <table:table-cell table:formula="of:=[.B201]-[.C201]" office:value-type="float" office:value="-3.74368">
            <text:p>-3.743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279366">
            <text:p>117.279366</text:p>
          </table:table-cell>
          <table:table-cell office:value-type="float" office:value="124.411758">
            <text:p>124.411758</text:p>
          </table:table-cell>
          <table:table-cell table:formula="of:=[.B202]-[.C202]" office:value-type="float" office:value="-7.13239200000001">
            <text:p>-7.132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40671">
            <text:p>92.640671</text:p>
          </table:table-cell>
          <table:table-cell office:value-type="float" office:value="94.89878">
            <text:p>94.89878</text:p>
          </table:table-cell>
          <table:table-cell table:formula="of:=[.B203]-[.C203]" office:value-type="float" office:value="-2.258109">
            <text:p>-2.258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35284">
            <text:p>114.035284</text:p>
          </table:table-cell>
          <table:table-cell office:value-type="float" office:value="117.514833">
            <text:p>117.514833</text:p>
          </table:table-cell>
          <table:table-cell table:formula="of:=[.B204]-[.C204]" office:value-type="float" office:value="-3.47954899999999">
            <text:p>-3.479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35154">
            <text:p>50.635154</text:p>
          </table:table-cell>
          <table:table-cell office:value-type="float" office:value="53.594221">
            <text:p>53.594221</text:p>
          </table:table-cell>
          <table:table-cell table:formula="of:=[.B205]-[.C205]" office:value-type="float" office:value="-2.959067">
            <text:p>-2.959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21613">
            <text:p>102.221613</text:p>
          </table:table-cell>
          <table:table-cell office:value-type="float" office:value="106.443351">
            <text:p>106.443351</text:p>
          </table:table-cell>
          <table:table-cell table:formula="of:=[.B206]-[.C206]" office:value-type="float" office:value="-4.221738">
            <text:p>-4.221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82963">
            <text:p>138.582963</text:p>
          </table:table-cell>
          <table:table-cell office:value-type="float" office:value="155.288242">
            <text:p>155.288242</text:p>
          </table:table-cell>
          <table:table-cell table:formula="of:=[.B207]-[.C207]" office:value-type="float" office:value="-16.705279">
            <text:p>-16.705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96438">
            <text:p>125.96438</text:p>
          </table:table-cell>
          <table:table-cell office:value-type="float" office:value="134.265945">
            <text:p>134.265945</text:p>
          </table:table-cell>
          <table:table-cell table:formula="of:=[.B208]-[.C208]" office:value-type="float" office:value="-8.30156499999998">
            <text:p>-8.301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949805">
            <text:p>229.949805</text:p>
          </table:table-cell>
          <table:table-cell office:value-type="float" office:value="239.204967">
            <text:p>239.204967</text:p>
          </table:table-cell>
          <table:table-cell table:formula="of:=[.B209]-[.C209]" office:value-type="float" office:value="-9.25516200000001">
            <text:p>-9.255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55655">
            <text:p>124.355655</text:p>
          </table:table-cell>
          <table:table-cell office:value-type="float" office:value="130.559346">
            <text:p>130.559346</text:p>
          </table:table-cell>
          <table:table-cell table:formula="of:=[.B210]-[.C210]" office:value-type="float" office:value="-6.20369100000001">
            <text:p>-6.203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500827">
            <text:p>80.500827</text:p>
          </table:table-cell>
          <table:table-cell office:value-type="float" office:value="82.797391">
            <text:p>82.797391</text:p>
          </table:table-cell>
          <table:table-cell table:formula="of:=[.B211]-[.C211]" office:value-type="float" office:value="-2.296564">
            <text:p>-2.296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25223">
            <text:p>211.25223</text:p>
          </table:table-cell>
          <table:table-cell office:value-type="float" office:value="221.694141">
            <text:p>221.694141</text:p>
          </table:table-cell>
          <table:table-cell table:formula="of:=[.B212]-[.C212]" office:value-type="float" office:value="-10.441911">
            <text:p>-10.441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653229">
            <text:p>132.653229</text:p>
          </table:table-cell>
          <table:table-cell office:value-type="float" office:value="137.60194">
            <text:p>137.60194</text:p>
          </table:table-cell>
          <table:table-cell table:formula="of:=[.B213]-[.C213]" office:value-type="float" office:value="-4.948711">
            <text:p>-4.948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676057">
            <text:p>100.676057</text:p>
          </table:table-cell>
          <table:table-cell office:value-type="float" office:value="107.684314">
            <text:p>107.684314</text:p>
          </table:table-cell>
          <table:table-cell table:formula="of:=[.B214]-[.C214]" office:value-type="float" office:value="-7.008257">
            <text:p>-7.008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77133">
            <text:p>68.777133</text:p>
          </table:table-cell>
          <table:table-cell office:value-type="float" office:value="74.806247">
            <text:p>74.806247</text:p>
          </table:table-cell>
          <table:table-cell table:formula="of:=[.B215]-[.C215]" office:value-type="float" office:value="-6.02911399999999">
            <text:p>-6.029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10382">
            <text:p>67.710382</text:p>
          </table:table-cell>
          <table:table-cell office:value-type="float" office:value="72.118171">
            <text:p>72.118171</text:p>
          </table:table-cell>
          <table:table-cell table:formula="of:=[.B216]-[.C216]" office:value-type="float" office:value="-4.40778900000001">
            <text:p>-4.407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611583">
            <text:p>28.611583</text:p>
          </table:table-cell>
          <table:table-cell office:value-type="float" office:value="28.862099">
            <text:p>28.862099</text:p>
          </table:table-cell>
          <table:table-cell table:formula="of:=[.B217]-[.C217]" office:value-type="float" office:value="-0.250516000000001">
            <text:p>-0.250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89444">
            <text:p>41.489444</text:p>
          </table:table-cell>
          <table:table-cell office:value-type="float" office:value="44.899209">
            <text:p>44.899209</text:p>
          </table:table-cell>
          <table:table-cell table:formula="of:=[.B218]-[.C218]" office:value-type="float" office:value="-3.409765">
            <text:p>-3.409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.862125">
            <text:p>328.862125</text:p>
          </table:table-cell>
          <table:table-cell office:value-type="float" office:value="351.713939">
            <text:p>351.713939</text:p>
          </table:table-cell>
          <table:table-cell table:formula="of:=[.B219]-[.C219]" office:value-type="float" office:value="-22.851814">
            <text:p>-22.851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96386">
            <text:p>123.996386</text:p>
          </table:table-cell>
          <table:table-cell office:value-type="float" office:value="131.367769">
            <text:p>131.367769</text:p>
          </table:table-cell>
          <table:table-cell table:formula="of:=[.B220]-[.C220]" office:value-type="float" office:value="-7.37138300000001">
            <text:p>-7.371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446656">
            <text:p>102.446656</text:p>
          </table:table-cell>
          <table:table-cell office:value-type="float" office:value="104.240895">
            <text:p>104.240895</text:p>
          </table:table-cell>
          <table:table-cell table:formula="of:=[.B221]-[.C221]" office:value-type="float" office:value="-1.79423899999999">
            <text:p>-1.794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5.979841">
            <text:p>445.979841</text:p>
          </table:table-cell>
          <table:table-cell office:value-type="float" office:value="470.841158">
            <text:p>470.841158</text:p>
          </table:table-cell>
          <table:table-cell table:formula="of:=[.B222]-[.C222]" office:value-type="float" office:value="-24.861317">
            <text:p>-24.861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54178">
            <text:p>105.754178</text:p>
          </table:table-cell>
          <table:table-cell office:value-type="float" office:value="113.10029">
            <text:p>113.10029</text:p>
          </table:table-cell>
          <table:table-cell table:formula="of:=[.B223]-[.C223]" office:value-type="float" office:value="-7.34611200000001">
            <text:p>-7.346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14375">
            <text:p>86.214375</text:p>
          </table:table-cell>
          <table:table-cell office:value-type="float" office:value="90.493579">
            <text:p>90.493579</text:p>
          </table:table-cell>
          <table:table-cell table:formula="of:=[.B224]-[.C224]" office:value-type="float" office:value="-4.27920399999999">
            <text:p>-4.279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927368">
            <text:p>134.927368</text:p>
          </table:table-cell>
          <table:table-cell office:value-type="float" office:value="141.348638">
            <text:p>141.348638</text:p>
          </table:table-cell>
          <table:table-cell table:formula="of:=[.B225]-[.C225]" office:value-type="float" office:value="-6.42126999999999">
            <text:p>-6.42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54358">
            <text:p>71.854358</text:p>
          </table:table-cell>
          <table:table-cell office:value-type="float" office:value="76.302193">
            <text:p>76.302193</text:p>
          </table:table-cell>
          <table:table-cell table:formula="of:=[.B226]-[.C226]" office:value-type="float" office:value="-4.447835">
            <text:p>-4.447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789">
            <text:p>106.04789</text:p>
          </table:table-cell>
          <table:table-cell office:value-type="float" office:value="122.902776">
            <text:p>122.902776</text:p>
          </table:table-cell>
          <table:table-cell table:formula="of:=[.B227]-[.C227]" office:value-type="float" office:value="-16.854886">
            <text:p>-16.854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412346">
            <text:p>161.412346</text:p>
          </table:table-cell>
          <table:table-cell office:value-type="float" office:value="170.294544">
            <text:p>170.294544</text:p>
          </table:table-cell>
          <table:table-cell table:formula="of:=[.B228]-[.C228]" office:value-type="float" office:value="-8.88219799999999">
            <text:p>-8.882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324762">
            <text:p>140.324762</text:p>
          </table:table-cell>
          <table:table-cell office:value-type="float" office:value="152.462489">
            <text:p>152.462489</text:p>
          </table:table-cell>
          <table:table-cell table:formula="of:=[.B229]-[.C229]" office:value-type="float" office:value="-12.137727">
            <text:p>-12.137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64139">
            <text:p>72.564139</text:p>
          </table:table-cell>
          <table:table-cell office:value-type="float" office:value="76.596341">
            <text:p>76.596341</text:p>
          </table:table-cell>
          <table:table-cell table:formula="of:=[.B230]-[.C230]" office:value-type="float" office:value="-4.032202">
            <text:p>-4.032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87768">
            <text:p>83.787768</text:p>
          </table:table-cell>
          <table:table-cell office:value-type="float" office:value="85.952541">
            <text:p>85.952541</text:p>
          </table:table-cell>
          <table:table-cell table:formula="of:=[.B231]-[.C231]" office:value-type="float" office:value="-2.164773">
            <text:p>-2.164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252835">
            <text:p>154.252835</text:p>
          </table:table-cell>
          <table:table-cell office:value-type="float" office:value="184.894849">
            <text:p>184.894849</text:p>
          </table:table-cell>
          <table:table-cell table:formula="of:=[.B232]-[.C232]" office:value-type="float" office:value="-30.642014">
            <text:p>-30.642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146621">
            <text:p>189.146621</text:p>
          </table:table-cell>
          <table:table-cell office:value-type="float" office:value="209.616117">
            <text:p>209.616117</text:p>
          </table:table-cell>
          <table:table-cell table:formula="of:=[.B233]-[.C233]" office:value-type="float" office:value="-20.469496">
            <text:p>-20.469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23376">
            <text:p>80.323376</text:p>
          </table:table-cell>
          <table:table-cell office:value-type="float" office:value="84.213285">
            <text:p>84.213285</text:p>
          </table:table-cell>
          <table:table-cell table:formula="of:=[.B234]-[.C234]" office:value-type="float" office:value="-3.889909">
            <text:p>-3.889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339177">
            <text:p>133.339177</text:p>
          </table:table-cell>
          <table:table-cell office:value-type="float" office:value="138.992283">
            <text:p>138.992283</text:p>
          </table:table-cell>
          <table:table-cell table:formula="of:=[.B235]-[.C235]" office:value-type="float" office:value="-5.65310599999998">
            <text:p>-5.653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89755">
            <text:p>36.89755</text:p>
          </table:table-cell>
          <table:table-cell office:value-type="float" office:value="38.395029">
            <text:p>38.395029</text:p>
          </table:table-cell>
          <table:table-cell table:formula="of:=[.B236]-[.C236]" office:value-type="float" office:value="-1.497479">
            <text:p>-1.497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725353">
            <text:p>50.725353</text:p>
          </table:table-cell>
          <table:table-cell office:value-type="float" office:value="54.348979">
            <text:p>54.348979</text:p>
          </table:table-cell>
          <table:table-cell table:formula="of:=[.B237]-[.C237]" office:value-type="float" office:value="-3.623626">
            <text:p>-3.623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8.82853">
            <text:p>348.82853</text:p>
          </table:table-cell>
          <table:table-cell office:value-type="float" office:value="343.657947">
            <text:p>343.657947</text:p>
          </table:table-cell>
          <table:table-cell table:formula="of:=[.B238]-[.C238]" office:value-type="float" office:value="5.17058300000002">
            <text:p>5.1705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837533">
            <text:p>227.837533</text:p>
          </table:table-cell>
          <table:table-cell office:value-type="float" office:value="259.277995">
            <text:p>259.277995</text:p>
          </table:table-cell>
          <table:table-cell table:formula="of:=[.B239]-[.C239]" office:value-type="float" office:value="-31.440462">
            <text:p>-31.440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287957">
            <text:p>109.287957</text:p>
          </table:table-cell>
          <table:table-cell office:value-type="float" office:value="110.657411">
            <text:p>110.657411</text:p>
          </table:table-cell>
          <table:table-cell table:formula="of:=[.B240]-[.C240]" office:value-type="float" office:value="-1.36945399999999">
            <text:p>-1.369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040056">
            <text:p>94.040056</text:p>
          </table:table-cell>
          <table:table-cell office:value-type="float" office:value="97.5835">
            <text:p>97.5835</text:p>
          </table:table-cell>
          <table:table-cell table:formula="of:=[.B241]-[.C241]" office:value-type="float" office:value="-3.54344399999999">
            <text:p>-3.543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103495">
            <text:p>91.103495</text:p>
          </table:table-cell>
          <table:table-cell office:value-type="float" office:value="93.77907">
            <text:p>93.77907</text:p>
          </table:table-cell>
          <table:table-cell table:formula="of:=[.B242]-[.C242]" office:value-type="float" office:value="-2.67557500000001">
            <text:p>-2.675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722963">
            <text:p>250.722963</text:p>
          </table:table-cell>
          <table:table-cell office:value-type="float" office:value="261.601405">
            <text:p>261.601405</text:p>
          </table:table-cell>
          <table:table-cell table:formula="of:=[.B243]-[.C243]" office:value-type="float" office:value="-10.878442">
            <text:p>-10.878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77266">
            <text:p>64.677266</text:p>
          </table:table-cell>
          <table:table-cell office:value-type="float" office:value="74.455819">
            <text:p>74.455819</text:p>
          </table:table-cell>
          <table:table-cell table:formula="of:=[.B244]-[.C244]" office:value-type="float" office:value="-9.778553">
            <text:p>-9.778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9666">
            <text:p>169.99666</text:p>
          </table:table-cell>
          <table:table-cell office:value-type="float" office:value="177.419136">
            <text:p>177.419136</text:p>
          </table:table-cell>
          <table:table-cell table:formula="of:=[.B245]-[.C245]" office:value-type="float" office:value="-7.42247600000002">
            <text:p>-7.422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07077">
            <text:p>136.807077</text:p>
          </table:table-cell>
          <table:table-cell office:value-type="float" office:value="152.936943">
            <text:p>152.936943</text:p>
          </table:table-cell>
          <table:table-cell table:formula="of:=[.B246]-[.C246]" office:value-type="float" office:value="-16.129866">
            <text:p>-16.129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774052">
            <text:p>179.774052</text:p>
          </table:table-cell>
          <table:table-cell office:value-type="float" office:value="190.447256">
            <text:p>190.447256</text:p>
          </table:table-cell>
          <table:table-cell table:formula="of:=[.B247]-[.C247]" office:value-type="float" office:value="-10.673204">
            <text:p>-10.673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353063">
            <text:p>240.353063</text:p>
          </table:table-cell>
          <table:table-cell office:value-type="float" office:value="248.898421">
            <text:p>248.898421</text:p>
          </table:table-cell>
          <table:table-cell table:formula="of:=[.B248]-[.C248]" office:value-type="float" office:value="-8.54535800000002">
            <text:p>-8.545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223522">
            <text:p>108.223522</text:p>
          </table:table-cell>
          <table:table-cell office:value-type="float" office:value="113.04038">
            <text:p>113.04038</text:p>
          </table:table-cell>
          <table:table-cell table:formula="of:=[.B249]-[.C249]" office:value-type="float" office:value="-4.816858">
            <text:p>-4.816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744501">
            <text:p>133.744501</text:p>
          </table:table-cell>
          <table:table-cell office:value-type="float" office:value="137.422545">
            <text:p>137.422545</text:p>
          </table:table-cell>
          <table:table-cell table:formula="of:=[.B250]-[.C250]" office:value-type="float" office:value="-3.678044">
            <text:p>-3.678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236426">
            <text:p>119.236426</text:p>
          </table:table-cell>
          <table:table-cell office:value-type="float" office:value="125.642335">
            <text:p>125.642335</text:p>
          </table:table-cell>
          <table:table-cell table:formula="of:=[.B251]-[.C251]" office:value-type="float" office:value="-6.40590900000001">
            <text:p>-6.405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082914">
            <text:p>22.082914</text:p>
          </table:table-cell>
          <table:table-cell office:value-type="float" office:value="22.305208">
            <text:p>22.305208</text:p>
          </table:table-cell>
          <table:table-cell table:formula="of:=[.B252]-[.C252]" office:value-type="float" office:value="-0.222294000000002">
            <text:p>-0.222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521562">
            <text:p>203.521562</text:p>
          </table:table-cell>
          <table:table-cell office:value-type="float" office:value="217.907072">
            <text:p>217.907072</text:p>
          </table:table-cell>
          <table:table-cell table:formula="of:=[.B253]-[.C253]" office:value-type="float" office:value="-14.38551">
            <text:p>-14.38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842206">
            <text:p>168.842206</text:p>
          </table:table-cell>
          <table:table-cell office:value-type="float" office:value="174.019738">
            <text:p>174.019738</text:p>
          </table:table-cell>
          <table:table-cell table:formula="of:=[.B254]-[.C254]" office:value-type="float" office:value="-5.17753199999999">
            <text:p>-5.177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92178">
            <text:p>157.392178</text:p>
          </table:table-cell>
          <table:table-cell office:value-type="float" office:value="168.377494">
            <text:p>168.377494</text:p>
          </table:table-cell>
          <table:table-cell table:formula="of:=[.B255]-[.C255]" office:value-type="float" office:value="-10.985316">
            <text:p>-10.985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143708">
            <text:p>64.143708</text:p>
          </table:table-cell>
          <table:table-cell office:value-type="float" office:value="66.647734">
            <text:p>66.647734</text:p>
          </table:table-cell>
          <table:table-cell table:formula="of:=[.B256]-[.C256]" office:value-type="float" office:value="-2.504026">
            <text:p>-2.504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80601">
            <text:p>99.380601</text:p>
          </table:table-cell>
          <table:table-cell office:value-type="float" office:value="103.742064">
            <text:p>103.742064</text:p>
          </table:table-cell>
          <table:table-cell table:formula="of:=[.B257]-[.C257]" office:value-type="float" office:value="-4.361463">
            <text:p>-4.361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601315">
            <text:p>188.601315</text:p>
          </table:table-cell>
          <table:table-cell office:value-type="float" office:value="194.384636">
            <text:p>194.384636</text:p>
          </table:table-cell>
          <table:table-cell table:formula="of:=[.B258]-[.C258]" office:value-type="float" office:value="-5.783321">
            <text:p>-5.783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963279">
            <text:p>69.963279</text:p>
          </table:table-cell>
          <table:table-cell office:value-type="float" office:value="77.784341">
            <text:p>77.784341</text:p>
          </table:table-cell>
          <table:table-cell table:formula="of:=[.B259]-[.C259]" office:value-type="float" office:value="-7.821062">
            <text:p>-7.821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476962">
            <text:p>125.476962</text:p>
          </table:table-cell>
          <table:table-cell office:value-type="float" office:value="135.576708">
            <text:p>135.576708</text:p>
          </table:table-cell>
          <table:table-cell table:formula="of:=[.B260]-[.C260]" office:value-type="float" office:value="-10.099746">
            <text:p>-10.099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427242">
            <text:p>57.427242</text:p>
          </table:table-cell>
          <table:table-cell office:value-type="float" office:value="58.918561">
            <text:p>58.918561</text:p>
          </table:table-cell>
          <table:table-cell table:formula="of:=[.B261]-[.C261]" office:value-type="float" office:value="-1.491319">
            <text:p>-1.491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645757">
            <text:p>216.645757</text:p>
          </table:table-cell>
          <table:table-cell office:value-type="float" office:value="229.969538">
            <text:p>229.969538</text:p>
          </table:table-cell>
          <table:table-cell table:formula="of:=[.B262]-[.C262]" office:value-type="float" office:value="-13.323781">
            <text:p>-13.323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076358">
            <text:p>183.076358</text:p>
          </table:table-cell>
          <table:table-cell office:value-type="float" office:value="195.009259">
            <text:p>195.009259</text:p>
          </table:table-cell>
          <table:table-cell table:formula="of:=[.B263]-[.C263]" office:value-type="float" office:value="-11.932901">
            <text:p>-11.932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297826">
            <text:p>112.297826</text:p>
          </table:table-cell>
          <table:table-cell office:value-type="float" office:value="124.250205">
            <text:p>124.250205</text:p>
          </table:table-cell>
          <table:table-cell table:formula="of:=[.B264]-[.C264]" office:value-type="float" office:value="-11.952379">
            <text:p>-11.952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199965">
            <text:p>154.199965</text:p>
          </table:table-cell>
          <table:table-cell office:value-type="float" office:value="160.166073">
            <text:p>160.166073</text:p>
          </table:table-cell>
          <table:table-cell table:formula="of:=[.B265]-[.C265]" office:value-type="float" office:value="-5.96610800000002">
            <text:p>-5.966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807417">
            <text:p>114.807417</text:p>
          </table:table-cell>
          <table:table-cell office:value-type="float" office:value="121.544215">
            <text:p>121.544215</text:p>
          </table:table-cell>
          <table:table-cell table:formula="of:=[.B266]-[.C266]" office:value-type="float" office:value="-6.73679799999999">
            <text:p>-6.736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231776">
            <text:p>271.231776</text:p>
          </table:table-cell>
          <table:table-cell office:value-type="float" office:value="280.954073">
            <text:p>280.954073</text:p>
          </table:table-cell>
          <table:table-cell table:formula="of:=[.B267]-[.C267]" office:value-type="float" office:value="-9.72229699999997">
            <text:p>-9.722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23">
            <text:p>85.023</text:p>
          </table:table-cell>
          <table:table-cell office:value-type="float" office:value="87.656195">
            <text:p>87.656195</text:p>
          </table:table-cell>
          <table:table-cell table:formula="of:=[.B268]-[.C268]" office:value-type="float" office:value="-2.633195">
            <text:p>-2.633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675501">
            <text:p>246.675501</text:p>
          </table:table-cell>
          <table:table-cell office:value-type="float" office:value="275.064142">
            <text:p>275.064142</text:p>
          </table:table-cell>
          <table:table-cell table:formula="of:=[.B269]-[.C269]" office:value-type="float" office:value="-28.388641">
            <text:p>-28.388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81941">
            <text:p>80.981941</text:p>
          </table:table-cell>
          <table:table-cell office:value-type="float" office:value="87.481305">
            <text:p>87.481305</text:p>
          </table:table-cell>
          <table:table-cell table:formula="of:=[.B270]-[.C270]" office:value-type="float" office:value="-6.499364">
            <text:p>-6.499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060973">
            <text:p>175.060973</text:p>
          </table:table-cell>
          <table:table-cell office:value-type="float" office:value="195.741115">
            <text:p>195.741115</text:p>
          </table:table-cell>
          <table:table-cell table:formula="of:=[.B271]-[.C271]" office:value-type="float" office:value="-20.680142">
            <text:p>-20.680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38534">
            <text:p>83.638534</text:p>
          </table:table-cell>
          <table:table-cell office:value-type="float" office:value="87.054252">
            <text:p>87.054252</text:p>
          </table:table-cell>
          <table:table-cell table:formula="of:=[.B272]-[.C272]" office:value-type="float" office:value="-3.41571800000001">
            <text:p>-3.415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.551757">
            <text:p>293.551757</text:p>
          </table:table-cell>
          <table:table-cell office:value-type="float" office:value="302.845205">
            <text:p>302.845205</text:p>
          </table:table-cell>
          <table:table-cell table:formula="of:=[.B273]-[.C273]" office:value-type="float" office:value="-9.29344800000001">
            <text:p>-9.293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449202">
            <text:p>191.449202</text:p>
          </table:table-cell>
          <table:table-cell office:value-type="float" office:value="199.099982">
            <text:p>199.099982</text:p>
          </table:table-cell>
          <table:table-cell table:formula="of:=[.B274]-[.C274]" office:value-type="float" office:value="-7.65078">
            <text:p>-7.65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417352">
            <text:p>105.417352</text:p>
          </table:table-cell>
          <table:table-cell office:value-type="float" office:value="110.836388">
            <text:p>110.836388</text:p>
          </table:table-cell>
          <table:table-cell table:formula="of:=[.B275]-[.C275]" office:value-type="float" office:value="-5.41903600000001">
            <text:p>-5.419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02772">
            <text:p>96.502772</text:p>
          </table:table-cell>
          <table:table-cell office:value-type="float" office:value="102.889152">
            <text:p>102.889152</text:p>
          </table:table-cell>
          <table:table-cell table:formula="of:=[.B276]-[.C276]" office:value-type="float" office:value="-6.38638">
            <text:p>-6.38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88281">
            <text:p>80.088281</text:p>
          </table:table-cell>
          <table:table-cell office:value-type="float" office:value="83.626166">
            <text:p>83.626166</text:p>
          </table:table-cell>
          <table:table-cell table:formula="of:=[.B277]-[.C277]" office:value-type="float" office:value="-3.537885">
            <text:p>-3.537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148322">
            <text:p>97.148322</text:p>
          </table:table-cell>
          <table:table-cell office:value-type="float" office:value="104.431926">
            <text:p>104.431926</text:p>
          </table:table-cell>
          <table:table-cell table:formula="of:=[.B278]-[.C278]" office:value-type="float" office:value="-7.28360400000001">
            <text:p>-7.283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2.335137">
            <text:p>392.335137</text:p>
          </table:table-cell>
          <table:table-cell office:value-type="float" office:value="412.149099">
            <text:p>412.149099</text:p>
          </table:table-cell>
          <table:table-cell table:formula="of:=[.B279]-[.C279]" office:value-type="float" office:value="-19.813962">
            <text:p>-19.813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43458">
            <text:p>107.343458</text:p>
          </table:table-cell>
          <table:table-cell office:value-type="float" office:value="115.543913">
            <text:p>115.543913</text:p>
          </table:table-cell>
          <table:table-cell table:formula="of:=[.B280]-[.C280]" office:value-type="float" office:value="-8.20045500000001">
            <text:p>-8.200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24721">
            <text:p>115.24721</text:p>
          </table:table-cell>
          <table:table-cell office:value-type="float" office:value="120.904251">
            <text:p>120.904251</text:p>
          </table:table-cell>
          <table:table-cell table:formula="of:=[.B281]-[.C281]" office:value-type="float" office:value="-5.65704100000001">
            <text:p>-5.657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311401">
            <text:p>175.311401</text:p>
          </table:table-cell>
          <table:table-cell office:value-type="float" office:value="199.339192">
            <text:p>199.339192</text:p>
          </table:table-cell>
          <table:table-cell table:formula="of:=[.B282]-[.C282]" office:value-type="float" office:value="-24.027791">
            <text:p>-24.027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96636">
            <text:p>86.96636</text:p>
          </table:table-cell>
          <table:table-cell office:value-type="float" office:value="90.641706">
            <text:p>90.641706</text:p>
          </table:table-cell>
          <table:table-cell table:formula="of:=[.B283]-[.C283]" office:value-type="float" office:value="-3.675346">
            <text:p>-3.675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92778">
            <text:p>69.092778</text:p>
          </table:table-cell>
          <table:table-cell office:value-type="float" office:value="70.918985">
            <text:p>70.918985</text:p>
          </table:table-cell>
          <table:table-cell table:formula="of:=[.B284]-[.C284]" office:value-type="float" office:value="-1.82620700000001">
            <text:p>-1.826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.758142">
            <text:p>269.758142</text:p>
          </table:table-cell>
          <table:table-cell office:value-type="float" office:value="288.564867">
            <text:p>288.564867</text:p>
          </table:table-cell>
          <table:table-cell table:formula="of:=[.B285]-[.C285]" office:value-type="float" office:value="-18.806725">
            <text:p>-18.806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56358">
            <text:p>178.56358</text:p>
          </table:table-cell>
          <table:table-cell office:value-type="float" office:value="195.209712">
            <text:p>195.209712</text:p>
          </table:table-cell>
          <table:table-cell table:formula="of:=[.B286]-[.C286]" office:value-type="float" office:value="-16.646132">
            <text:p>-16.646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2383">
            <text:p>114.2383</text:p>
          </table:table-cell>
          <table:table-cell office:value-type="float" office:value="119.609614">
            <text:p>119.609614</text:p>
          </table:table-cell>
          <table:table-cell table:formula="of:=[.B287]-[.C287]" office:value-type="float" office:value="-5.371314">
            <text:p>-5.371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033587">
            <text:p>287.033587</text:p>
          </table:table-cell>
          <table:table-cell office:value-type="float" office:value="368.903255">
            <text:p>368.903255</text:p>
          </table:table-cell>
          <table:table-cell table:formula="of:=[.B288]-[.C288]" office:value-type="float" office:value="-81.869668">
            <text:p>-81.869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66192">
            <text:p>76.166192</text:p>
          </table:table-cell>
          <table:table-cell office:value-type="float" office:value="79.112766">
            <text:p>79.112766</text:p>
          </table:table-cell>
          <table:table-cell table:formula="of:=[.B289]-[.C289]" office:value-type="float" office:value="-2.946574">
            <text:p>-2.946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64062">
            <text:p>60.264062</text:p>
          </table:table-cell>
          <table:table-cell office:value-type="float" office:value="62.842323">
            <text:p>62.842323</text:p>
          </table:table-cell>
          <table:table-cell table:formula="of:=[.B290]-[.C290]" office:value-type="float" office:value="-2.578261">
            <text:p>-2.578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875514">
            <text:p>124.875514</text:p>
          </table:table-cell>
          <table:table-cell office:value-type="float" office:value="148.201183">
            <text:p>148.201183</text:p>
          </table:table-cell>
          <table:table-cell table:formula="of:=[.B291]-[.C291]" office:value-type="float" office:value="-23.325669">
            <text:p>-23.325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879666">
            <text:p>171.879666</text:p>
          </table:table-cell>
          <table:table-cell office:value-type="float" office:value="185.533905">
            <text:p>185.533905</text:p>
          </table:table-cell>
          <table:table-cell table:formula="of:=[.B292]-[.C292]" office:value-type="float" office:value="-13.654239">
            <text:p>-13.654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13098">
            <text:p>73.613098</text:p>
          </table:table-cell>
          <table:table-cell office:value-type="float" office:value="76.798334">
            <text:p>76.798334</text:p>
          </table:table-cell>
          <table:table-cell table:formula="of:=[.B293]-[.C293]" office:value-type="float" office:value="-3.185236">
            <text:p>-3.185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081803">
            <text:p>52.081803</text:p>
          </table:table-cell>
          <table:table-cell office:value-type="float" office:value="54.580876">
            <text:p>54.580876</text:p>
          </table:table-cell>
          <table:table-cell table:formula="of:=[.B294]-[.C294]" office:value-type="float" office:value="-2.499073">
            <text:p>-2.499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349603">
            <text:p>159.349603</text:p>
          </table:table-cell>
          <table:table-cell office:value-type="float" office:value="168.740659">
            <text:p>168.740659</text:p>
          </table:table-cell>
          <table:table-cell table:formula="of:=[.B295]-[.C295]" office:value-type="float" office:value="-9.39105599999999">
            <text:p>-9.391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737986">
            <text:p>118.737986</text:p>
          </table:table-cell>
          <table:table-cell office:value-type="float" office:value="122.719494">
            <text:p>122.719494</text:p>
          </table:table-cell>
          <table:table-cell table:formula="of:=[.B296]-[.C296]" office:value-type="float" office:value="-3.98150799999999">
            <text:p>-3.981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052653">
            <text:p>186.052653</text:p>
          </table:table-cell>
          <table:table-cell office:value-type="float" office:value="215.031371">
            <text:p>215.031371</text:p>
          </table:table-cell>
          <table:table-cell table:formula="of:=[.B297]-[.C297]" office:value-type="float" office:value="-28.978718">
            <text:p>-28.978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75572">
            <text:p>106.975572</text:p>
          </table:table-cell>
          <table:table-cell office:value-type="float" office:value="112.323028">
            <text:p>112.323028</text:p>
          </table:table-cell>
          <table:table-cell table:formula="of:=[.B298]-[.C298]" office:value-type="float" office:value="-5.34745599999999">
            <text:p>-5.347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481894">
            <text:p>52.481894</text:p>
          </table:table-cell>
          <table:table-cell office:value-type="float" office:value="56.309152">
            <text:p>56.309152</text:p>
          </table:table-cell>
          <table:table-cell table:formula="of:=[.B299]-[.C299]" office:value-type="float" office:value="-3.827258">
            <text:p>-3.827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565565">
            <text:p>209.565565</text:p>
          </table:table-cell>
          <table:table-cell office:value-type="float" office:value="216.687527">
            <text:p>216.687527</text:p>
          </table:table-cell>
          <table:table-cell table:formula="of:=[.B300]-[.C300]" office:value-type="float" office:value="-7.121962">
            <text:p>-7.121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5.506022">
            <text:p>345.506022</text:p>
          </table:table-cell>
          <table:table-cell office:value-type="float" office:value="353.328167">
            <text:p>353.328167</text:p>
          </table:table-cell>
          <table:table-cell table:formula="of:=[.B301]-[.C301]" office:value-type="float" office:value="-7.82214500000003">
            <text:p>-7.822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811124">
            <text:p>76.811124</text:p>
          </table:table-cell>
          <table:table-cell office:value-type="float" office:value="80.254553">
            <text:p>80.254553</text:p>
          </table:table-cell>
          <table:table-cell table:formula="of:=[.B302]-[.C302]" office:value-type="float" office:value="-3.44342899999999">
            <text:p>-3.443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14745">
            <text:p>94.114745</text:p>
          </table:table-cell>
          <table:table-cell office:value-type="float" office:value="99.708019">
            <text:p>99.708019</text:p>
          </table:table-cell>
          <table:table-cell table:formula="of:=[.B303]-[.C303]" office:value-type="float" office:value="-5.59327399999999">
            <text:p>-5.593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909105">
            <text:p>139.909105</text:p>
          </table:table-cell>
          <table:table-cell office:value-type="float" office:value="146.787026">
            <text:p>146.787026</text:p>
          </table:table-cell>
          <table:table-cell table:formula="of:=[.B304]-[.C304]" office:value-type="float" office:value="-6.87792099999999">
            <text:p>-6.877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891297">
            <text:p>288.891297</text:p>
          </table:table-cell>
          <table:table-cell office:value-type="float" office:value="293.040071">
            <text:p>293.040071</text:p>
          </table:table-cell>
          <table:table-cell table:formula="of:=[.B305]-[.C305]" office:value-type="float" office:value="-4.148774">
            <text:p>-4.148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62737">
            <text:p>99.162737</text:p>
          </table:table-cell>
          <table:table-cell office:value-type="float" office:value="103.833626">
            <text:p>103.833626</text:p>
          </table:table-cell>
          <table:table-cell table:formula="of:=[.B306]-[.C306]" office:value-type="float" office:value="-4.67088899999999">
            <text:p>-4.670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06197">
            <text:p>89.306197</text:p>
          </table:table-cell>
          <table:table-cell office:value-type="float" office:value="95.701736">
            <text:p>95.701736</text:p>
          </table:table-cell>
          <table:table-cell table:formula="of:=[.B307]-[.C307]" office:value-type="float" office:value="-6.395539">
            <text:p>-6.395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54861">
            <text:p>77.654861</text:p>
          </table:table-cell>
          <table:table-cell office:value-type="float" office:value="81.65076">
            <text:p>81.65076</text:p>
          </table:table-cell>
          <table:table-cell table:formula="of:=[.B308]-[.C308]" office:value-type="float" office:value="-3.99589900000001">
            <text:p>-3.995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793312">
            <text:p>52.793312</text:p>
          </table:table-cell>
          <table:table-cell office:value-type="float" office:value="53.74006">
            <text:p>53.74006</text:p>
          </table:table-cell>
          <table:table-cell table:formula="of:=[.B309]-[.C309]" office:value-type="float" office:value="-0.946748">
            <text:p>-0.946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884599">
            <text:p>35.884599</text:p>
          </table:table-cell>
          <table:table-cell office:value-type="float" office:value="38.196572">
            <text:p>38.196572</text:p>
          </table:table-cell>
          <table:table-cell table:formula="of:=[.B310]-[.C310]" office:value-type="float" office:value="-2.311973">
            <text:p>-2.311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35421">
            <text:p>91.235421</text:p>
          </table:table-cell>
          <table:table-cell office:value-type="float" office:value="95.774733">
            <text:p>95.774733</text:p>
          </table:table-cell>
          <table:table-cell table:formula="of:=[.B311]-[.C311]" office:value-type="float" office:value="-4.539312">
            <text:p>-4.539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766227">
            <text:p>66.766227</text:p>
          </table:table-cell>
          <table:table-cell office:value-type="float" office:value="70.675635">
            <text:p>70.675635</text:p>
          </table:table-cell>
          <table:table-cell table:formula="of:=[.B312]-[.C312]" office:value-type="float" office:value="-3.909408">
            <text:p>-3.909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078293">
            <text:p>134.078293</text:p>
          </table:table-cell>
          <table:table-cell office:value-type="float" office:value="149.967677">
            <text:p>149.967677</text:p>
          </table:table-cell>
          <table:table-cell table:formula="of:=[.B313]-[.C313]" office:value-type="float" office:value="-15.889384">
            <text:p>-15.889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83873">
            <text:p>87.183873</text:p>
          </table:table-cell>
          <table:table-cell office:value-type="float" office:value="90.205246">
            <text:p>90.205246</text:p>
          </table:table-cell>
          <table:table-cell table:formula="of:=[.B314]-[.C314]" office:value-type="float" office:value="-3.021373">
            <text:p>-3.021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10251">
            <text:p>80.210251</text:p>
          </table:table-cell>
          <table:table-cell office:value-type="float" office:value="83.219691">
            <text:p>83.219691</text:p>
          </table:table-cell>
          <table:table-cell table:formula="of:=[.B315]-[.C315]" office:value-type="float" office:value="-3.00944">
            <text:p>-3.00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530567">
            <text:p>85.530567</text:p>
          </table:table-cell>
          <table:table-cell office:value-type="float" office:value="88.628916">
            <text:p>88.628916</text:p>
          </table:table-cell>
          <table:table-cell table:formula="of:=[.B316]-[.C316]" office:value-type="float" office:value="-3.098349">
            <text:p>-3.098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28021">
            <text:p>92.328021</text:p>
          </table:table-cell>
          <table:table-cell office:value-type="float" office:value="98.583941">
            <text:p>98.583941</text:p>
          </table:table-cell>
          <table:table-cell table:formula="of:=[.B317]-[.C317]" office:value-type="float" office:value="-6.25591999999999">
            <text:p>-6.25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188621">
            <text:p>114.188621</text:p>
          </table:table-cell>
          <table:table-cell office:value-type="float" office:value="118.144333">
            <text:p>118.144333</text:p>
          </table:table-cell>
          <table:table-cell table:formula="of:=[.B318]-[.C318]" office:value-type="float" office:value="-3.95571200000001">
            <text:p>-3.955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199002">
            <text:p>72.199002</text:p>
          </table:table-cell>
          <table:table-cell office:value-type="float" office:value="78.039267">
            <text:p>78.039267</text:p>
          </table:table-cell>
          <table:table-cell table:formula="of:=[.B319]-[.C319]" office:value-type="float" office:value="-5.840265">
            <text:p>-5.840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40958">
            <text:p>88.440958</text:p>
          </table:table-cell>
          <table:table-cell office:value-type="float" office:value="97.383281">
            <text:p>97.383281</text:p>
          </table:table-cell>
          <table:table-cell table:formula="of:=[.B320]-[.C320]" office:value-type="float" office:value="-8.942323">
            <text:p>-8.942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64559">
            <text:p>89.064559</text:p>
          </table:table-cell>
          <table:table-cell office:value-type="float" office:value="90.332004">
            <text:p>90.332004</text:p>
          </table:table-cell>
          <table:table-cell table:formula="of:=[.B321]-[.C321]" office:value-type="float" office:value="-1.267445">
            <text:p>-1.267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64373">
            <text:p>93.564373</text:p>
          </table:table-cell>
          <table:table-cell office:value-type="float" office:value="97.015693">
            <text:p>97.015693</text:p>
          </table:table-cell>
          <table:table-cell table:formula="of:=[.B322]-[.C322]" office:value-type="float" office:value="-3.45132">
            <text:p>-3.45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16192">
            <text:p>100.116192</text:p>
          </table:table-cell>
          <table:table-cell office:value-type="float" office:value="104.356088">
            <text:p>104.356088</text:p>
          </table:table-cell>
          <table:table-cell table:formula="of:=[.B323]-[.C323]" office:value-type="float" office:value="-4.239896">
            <text:p>-4.239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71144">
            <text:p>59.71144</text:p>
          </table:table-cell>
          <table:table-cell office:value-type="float" office:value="64.297924">
            <text:p>64.297924</text:p>
          </table:table-cell>
          <table:table-cell table:formula="of:=[.B324]-[.C324]" office:value-type="float" office:value="-4.58648399999999">
            <text:p>-4.586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186857">
            <text:p>90.186857</text:p>
          </table:table-cell>
          <table:table-cell office:value-type="float" office:value="93.841233">
            <text:p>93.841233</text:p>
          </table:table-cell>
          <table:table-cell table:formula="of:=[.B325]-[.C325]" office:value-type="float" office:value="-3.654376">
            <text:p>-3.654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63267">
            <text:p>66.363267</text:p>
          </table:table-cell>
          <table:table-cell office:value-type="float" office:value="73.014783">
            <text:p>73.014783</text:p>
          </table:table-cell>
          <table:table-cell table:formula="of:=[.B326]-[.C326]" office:value-type="float" office:value="-6.651516">
            <text:p>-6.651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91841">
            <text:p>90.491841</text:p>
          </table:table-cell>
          <table:table-cell office:value-type="float" office:value="94.575708">
            <text:p>94.575708</text:p>
          </table:table-cell>
          <table:table-cell table:formula="of:=[.B327]-[.C327]" office:value-type="float" office:value="-4.08386700000001">
            <text:p>-4.083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654258">
            <text:p>113.654258</text:p>
          </table:table-cell>
          <table:table-cell office:value-type="float" office:value="124.714705">
            <text:p>124.714705</text:p>
          </table:table-cell>
          <table:table-cell table:formula="of:=[.B328]-[.C328]" office:value-type="float" office:value="-11.060447">
            <text:p>-11.060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636055">
            <text:p>55.636055</text:p>
          </table:table-cell>
          <table:table-cell office:value-type="float" office:value="58.814488">
            <text:p>58.814488</text:p>
          </table:table-cell>
          <table:table-cell table:formula="of:=[.B329]-[.C329]" office:value-type="float" office:value="-3.178433">
            <text:p>-3.178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86771">
            <text:p>71.886771</text:p>
          </table:table-cell>
          <table:table-cell office:value-type="float" office:value="74.371985">
            <text:p>74.371985</text:p>
          </table:table-cell>
          <table:table-cell table:formula="of:=[.B330]-[.C330]" office:value-type="float" office:value="-2.485214">
            <text:p>-2.485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33435">
            <text:p>90.933435</text:p>
          </table:table-cell>
          <table:table-cell office:value-type="float" office:value="94.797774">
            <text:p>94.797774</text:p>
          </table:table-cell>
          <table:table-cell table:formula="of:=[.B331]-[.C331]" office:value-type="float" office:value="-3.864339">
            <text:p>-3.864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115975">
            <text:p>136.115975</text:p>
          </table:table-cell>
          <table:table-cell office:value-type="float" office:value="143.98543">
            <text:p>143.98543</text:p>
          </table:table-cell>
          <table:table-cell table:formula="of:=[.B332]-[.C332]" office:value-type="float" office:value="-7.86945500000002">
            <text:p>-7.869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636937">
            <text:p>180.636937</text:p>
          </table:table-cell>
          <table:table-cell office:value-type="float" office:value="204.253861">
            <text:p>204.253861</text:p>
          </table:table-cell>
          <table:table-cell table:formula="of:=[.B333]-[.C333]" office:value-type="float" office:value="-23.616924">
            <text:p>-23.6169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314595">
            <text:p>283.314595</text:p>
          </table:table-cell>
          <table:table-cell office:value-type="float" office:value="303.576905">
            <text:p>303.576905</text:p>
          </table:table-cell>
          <table:table-cell table:formula="of:=[.B334]-[.C334]" office:value-type="float" office:value="-20.26231">
            <text:p>-20.26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.067058">
            <text:p>253.067058</text:p>
          </table:table-cell>
          <table:table-cell office:value-type="float" office:value="263.73106">
            <text:p>263.73106</text:p>
          </table:table-cell>
          <table:table-cell table:formula="of:=[.B335]-[.C335]" office:value-type="float" office:value="-10.664002">
            <text:p>-10.664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22776">
            <text:p>55.22776</text:p>
          </table:table-cell>
          <table:table-cell office:value-type="float" office:value="59.213783">
            <text:p>59.213783</text:p>
          </table:table-cell>
          <table:table-cell table:formula="of:=[.B336]-[.C336]" office:value-type="float" office:value="-3.986023">
            <text:p>-3.986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96703">
            <text:p>59.096703</text:p>
          </table:table-cell>
          <table:table-cell office:value-type="float" office:value="61.233594">
            <text:p>61.233594</text:p>
          </table:table-cell>
          <table:table-cell table:formula="of:=[.B337]-[.C337]" office:value-type="float" office:value="-2.136891">
            <text:p>-2.136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455527">
            <text:p>154.455527</text:p>
          </table:table-cell>
          <table:table-cell office:value-type="float" office:value="165.33393">
            <text:p>165.33393</text:p>
          </table:table-cell>
          <table:table-cell table:formula="of:=[.B338]-[.C338]" office:value-type="float" office:value="-10.878403">
            <text:p>-10.878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00734">
            <text:p>134.400734</text:p>
          </table:table-cell>
          <table:table-cell office:value-type="float" office:value="150.294216">
            <text:p>150.294216</text:p>
          </table:table-cell>
          <table:table-cell table:formula="of:=[.B339]-[.C339]" office:value-type="float" office:value="-15.893482">
            <text:p>-15.893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730349">
            <text:p>110.730349</text:p>
          </table:table-cell>
          <table:table-cell office:value-type="float" office:value="115.218744">
            <text:p>115.218744</text:p>
          </table:table-cell>
          <table:table-cell table:formula="of:=[.B340]-[.C340]" office:value-type="float" office:value="-4.488395">
            <text:p>-4.488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196495">
            <text:p>159.196495</text:p>
          </table:table-cell>
          <table:table-cell office:value-type="float" office:value="172.721484">
            <text:p>172.721484</text:p>
          </table:table-cell>
          <table:table-cell table:formula="of:=[.B341]-[.C341]" office:value-type="float" office:value="-13.524989">
            <text:p>-13.5249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35103">
            <text:p>87.135103</text:p>
          </table:table-cell>
          <table:table-cell office:value-type="float" office:value="93.262758">
            <text:p>93.262758</text:p>
          </table:table-cell>
          <table:table-cell table:formula="of:=[.B342]-[.C342]" office:value-type="float" office:value="-6.127655">
            <text:p>-6.127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38516">
            <text:p>105.738516</text:p>
          </table:table-cell>
          <table:table-cell office:value-type="float" office:value="115.647389">
            <text:p>115.647389</text:p>
          </table:table-cell>
          <table:table-cell table:formula="of:=[.B343]-[.C343]" office:value-type="float" office:value="-9.908873">
            <text:p>-9.908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33233">
            <text:p>136.33233</text:p>
          </table:table-cell>
          <table:table-cell office:value-type="float" office:value="147.455012">
            <text:p>147.455012</text:p>
          </table:table-cell>
          <table:table-cell table:formula="of:=[.B344]-[.C344]" office:value-type="float" office:value="-11.122682">
            <text:p>-11.122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218398">
            <text:p>169.218398</text:p>
          </table:table-cell>
          <table:table-cell office:value-type="float" office:value="183.04004">
            <text:p>183.04004</text:p>
          </table:table-cell>
          <table:table-cell table:formula="of:=[.B345]-[.C345]" office:value-type="float" office:value="-13.821642">
            <text:p>-13.821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804095">
            <text:p>110.804095</text:p>
          </table:table-cell>
          <table:table-cell office:value-type="float" office:value="120.175344">
            <text:p>120.175344</text:p>
          </table:table-cell>
          <table:table-cell table:formula="of:=[.B346]-[.C346]" office:value-type="float" office:value="-9.37124899999999">
            <text:p>-9.371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125328">
            <text:p>61.125328</text:p>
          </table:table-cell>
          <table:table-cell office:value-type="float" office:value="64.155061">
            <text:p>64.155061</text:p>
          </table:table-cell>
          <table:table-cell table:formula="of:=[.B347]-[.C347]" office:value-type="float" office:value="-3.029733">
            <text:p>-3.029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744733">
            <text:p>49.744733</text:p>
          </table:table-cell>
          <table:table-cell office:value-type="float" office:value="52.310531">
            <text:p>52.310531</text:p>
          </table:table-cell>
          <table:table-cell table:formula="of:=[.B348]-[.C348]" office:value-type="float" office:value="-2.565798">
            <text:p>-2.565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356244">
            <text:p>231.356244</text:p>
          </table:table-cell>
          <table:table-cell office:value-type="float" office:value="258.78681">
            <text:p>258.78681</text:p>
          </table:table-cell>
          <table:table-cell table:formula="of:=[.B349]-[.C349]" office:value-type="float" office:value="-27.430566">
            <text:p>-27.430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607554">
            <text:p>246.607554</text:p>
          </table:table-cell>
          <table:table-cell office:value-type="float" office:value="257.298425">
            <text:p>257.298425</text:p>
          </table:table-cell>
          <table:table-cell table:formula="of:=[.B350]-[.C350]" office:value-type="float" office:value="-10.690871">
            <text:p>-10.690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27891">
            <text:p>85.827891</text:p>
          </table:table-cell>
          <table:table-cell office:value-type="float" office:value="105.524284">
            <text:p>105.524284</text:p>
          </table:table-cell>
          <table:table-cell table:formula="of:=[.B351]-[.C351]" office:value-type="float" office:value="-19.696393">
            <text:p>-19.696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77295">
            <text:p>85.877295</text:p>
          </table:table-cell>
          <table:table-cell office:value-type="float" office:value="96.367362">
            <text:p>96.367362</text:p>
          </table:table-cell>
          <table:table-cell table:formula="of:=[.B352]-[.C352]" office:value-type="float" office:value="-10.490067">
            <text:p>-10.490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117596">
            <text:p>57.117596</text:p>
          </table:table-cell>
          <table:table-cell office:value-type="float" office:value="60.564173">
            <text:p>60.564173</text:p>
          </table:table-cell>
          <table:table-cell table:formula="of:=[.B353]-[.C353]" office:value-type="float" office:value="-3.446577">
            <text:p>-3.446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92565">
            <text:p>41.692565</text:p>
          </table:table-cell>
          <table:table-cell office:value-type="float" office:value="43.27366">
            <text:p>43.27366</text:p>
          </table:table-cell>
          <table:table-cell table:formula="of:=[.B354]-[.C354]" office:value-type="float" office:value="-1.581095">
            <text:p>-1.581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699868">
            <text:p>185.699868</text:p>
          </table:table-cell>
          <table:table-cell office:value-type="float" office:value="194.086285">
            <text:p>194.086285</text:p>
          </table:table-cell>
          <table:table-cell table:formula="of:=[.B355]-[.C355]" office:value-type="float" office:value="-8.38641699999999">
            <text:p>-8.386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933494">
            <text:p>221.933494</text:p>
          </table:table-cell>
          <table:table-cell office:value-type="float" office:value="249.915214">
            <text:p>249.915214</text:p>
          </table:table-cell>
          <table:table-cell table:formula="of:=[.B356]-[.C356]" office:value-type="float" office:value="-27.98172">
            <text:p>-27.98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12129">
            <text:p>45.112129</text:p>
          </table:table-cell>
          <table:table-cell office:value-type="float" office:value="50.750847">
            <text:p>50.750847</text:p>
          </table:table-cell>
          <table:table-cell table:formula="of:=[.B357]-[.C357]" office:value-type="float" office:value="-5.638718">
            <text:p>-5.638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631">
            <text:p>104.7631</text:p>
          </table:table-cell>
          <table:table-cell office:value-type="float" office:value="126.664311">
            <text:p>126.664311</text:p>
          </table:table-cell>
          <table:table-cell table:formula="of:=[.B358]-[.C358]" office:value-type="float" office:value="-21.901211">
            <text:p>-21.901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51938">
            <text:p>63.451938</text:p>
          </table:table-cell>
          <table:table-cell office:value-type="float" office:value="66.791443">
            <text:p>66.791443</text:p>
          </table:table-cell>
          <table:table-cell table:formula="of:=[.B359]-[.C359]" office:value-type="float" office:value="-3.339505">
            <text:p>-3.339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16991">
            <text:p>45.216991</text:p>
          </table:table-cell>
          <table:table-cell office:value-type="float" office:value="47.659228">
            <text:p>47.659228</text:p>
          </table:table-cell>
          <table:table-cell table:formula="of:=[.B360]-[.C360]" office:value-type="float" office:value="-2.442237">
            <text:p>-2.442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629715">
            <text:p>112.629715</text:p>
          </table:table-cell>
          <table:table-cell office:value-type="float" office:value="122.152737">
            <text:p>122.152737</text:p>
          </table:table-cell>
          <table:table-cell table:formula="of:=[.B361]-[.C361]" office:value-type="float" office:value="-9.523022">
            <text:p>-9.523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29592">
            <text:p>54.29592</text:p>
          </table:table-cell>
          <table:table-cell office:value-type="float" office:value="60.566395">
            <text:p>60.566395</text:p>
          </table:table-cell>
          <table:table-cell table:formula="of:=[.B362]-[.C362]" office:value-type="float" office:value="-6.270475">
            <text:p>-6.270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325">
            <text:p>76.6325</text:p>
          </table:table-cell>
          <table:table-cell office:value-type="float" office:value="84.687209">
            <text:p>84.687209</text:p>
          </table:table-cell>
          <table:table-cell table:formula="of:=[.B363]-[.C363]" office:value-type="float" office:value="-8.054709">
            <text:p>-8.054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749787">
            <text:p>74.749787</text:p>
          </table:table-cell>
          <table:table-cell office:value-type="float" office:value="88.782436">
            <text:p>88.782436</text:p>
          </table:table-cell>
          <table:table-cell table:formula="of:=[.B364]-[.C364]" office:value-type="float" office:value="-14.032649">
            <text:p>-14.032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520006">
            <text:p>35.520006</text:p>
          </table:table-cell>
          <table:table-cell office:value-type="float" office:value="39.873781">
            <text:p>39.873781</text:p>
          </table:table-cell>
          <table:table-cell table:formula="of:=[.B365]-[.C365]" office:value-type="float" office:value="-4.353775">
            <text:p>-4.353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543965">
            <text:p>34.543965</text:p>
          </table:table-cell>
          <table:table-cell office:value-type="float" office:value="37.180707">
            <text:p>37.180707</text:p>
          </table:table-cell>
          <table:table-cell table:formula="of:=[.B366]-[.C366]" office:value-type="float" office:value="-2.636742">
            <text:p>-2.636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66874">
            <text:p>112.966874</text:p>
          </table:table-cell>
          <table:table-cell office:value-type="float" office:value="121.690126">
            <text:p>121.690126</text:p>
          </table:table-cell>
          <table:table-cell table:formula="of:=[.B367]-[.C367]" office:value-type="float" office:value="-8.723252">
            <text:p>-8.723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146037">
            <text:p>167.146037</text:p>
          </table:table-cell>
          <table:table-cell office:value-type="float" office:value="194.406085">
            <text:p>194.406085</text:p>
          </table:table-cell>
          <table:table-cell table:formula="of:=[.B368]-[.C368]" office:value-type="float" office:value="-27.260048">
            <text:p>-27.260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580721">
            <text:p>125.580721</text:p>
          </table:table-cell>
          <table:table-cell office:value-type="float" office:value="140.226207">
            <text:p>140.226207</text:p>
          </table:table-cell>
          <table:table-cell table:formula="of:=[.B369]-[.C369]" office:value-type="float" office:value="-14.645486">
            <text:p>-14.645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169793">
            <text:p>29.169793</text:p>
          </table:table-cell>
          <table:table-cell office:value-type="float" office:value="32.78654">
            <text:p>32.78654</text:p>
          </table:table-cell>
          <table:table-cell table:formula="of:=[.B370]-[.C370]" office:value-type="float" office:value="-3.616747">
            <text:p>-3.616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72206">
            <text:p>61.772206</text:p>
          </table:table-cell>
          <table:table-cell office:value-type="float" office:value="65.282881">
            <text:p>65.282881</text:p>
          </table:table-cell>
          <table:table-cell table:formula="of:=[.B371]-[.C371]" office:value-type="float" office:value="-3.51067500000001">
            <text:p>-3.510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952878">
            <text:p>51.952878</text:p>
          </table:table-cell>
          <table:table-cell office:value-type="float" office:value="56.016992">
            <text:p>56.016992</text:p>
          </table:table-cell>
          <table:table-cell table:formula="of:=[.B372]-[.C372]" office:value-type="float" office:value="-4.064114">
            <text:p>-4.064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696193">
            <text:p>85.696193</text:p>
          </table:table-cell>
          <table:table-cell office:value-type="float" office:value="93.27952">
            <text:p>93.27952</text:p>
          </table:table-cell>
          <table:table-cell table:formula="of:=[.B373]-[.C373]" office:value-type="float" office:value="-7.58332700000001">
            <text:p>-7.583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750824">
            <text:p>74.750824</text:p>
          </table:table-cell>
          <table:table-cell office:value-type="float" office:value="82.310956">
            <text:p>82.310956</text:p>
          </table:table-cell>
          <table:table-cell table:formula="of:=[.B374]-[.C374]" office:value-type="float" office:value="-7.56013200000001">
            <text:p>-7.560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825747">
            <text:p>58.825747</text:p>
          </table:table-cell>
          <table:table-cell office:value-type="float" office:value="63.239102">
            <text:p>63.239102</text:p>
          </table:table-cell>
          <table:table-cell table:formula="of:=[.B375]-[.C375]" office:value-type="float" office:value="-4.413355">
            <text:p>-4.413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29499">
            <text:p>57.829499</text:p>
          </table:table-cell>
          <table:table-cell office:value-type="float" office:value="60.837832">
            <text:p>60.837832</text:p>
          </table:table-cell>
          <table:table-cell table:formula="of:=[.B376]-[.C376]" office:value-type="float" office:value="-3.008333">
            <text:p>-3.008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9441">
            <text:p>66.69441</text:p>
          </table:table-cell>
          <table:table-cell office:value-type="float" office:value="71.145034">
            <text:p>71.145034</text:p>
          </table:table-cell>
          <table:table-cell table:formula="of:=[.B377]-[.C377]" office:value-type="float" office:value="-4.45062399999999">
            <text:p>-4.450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285242">
            <text:p>213.285242</text:p>
          </table:table-cell>
          <table:table-cell office:value-type="float" office:value="244.300235">
            <text:p>244.300235</text:p>
          </table:table-cell>
          <table:table-cell table:formula="of:=[.B378]-[.C378]" office:value-type="float" office:value="-31.014993">
            <text:p>-31.014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289349">
            <text:p>62.289349</text:p>
          </table:table-cell>
          <table:table-cell office:value-type="float" office:value="67.299721">
            <text:p>67.299721</text:p>
          </table:table-cell>
          <table:table-cell table:formula="of:=[.B379]-[.C379]" office:value-type="float" office:value="-5.010372">
            <text:p>-5.010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41885">
            <text:p>121.441885</text:p>
          </table:table-cell>
          <table:table-cell office:value-type="float" office:value="156.256222">
            <text:p>156.256222</text:p>
          </table:table-cell>
          <table:table-cell table:formula="of:=[.B380]-[.C380]" office:value-type="float" office:value="-34.814337">
            <text:p>-34.814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73066">
            <text:p>39.73066</text:p>
          </table:table-cell>
          <table:table-cell office:value-type="float" office:value="42.647931">
            <text:p>42.647931</text:p>
          </table:table-cell>
          <table:table-cell table:formula="of:=[.B381]-[.C381]" office:value-type="float" office:value="-2.917271">
            <text:p>-2.917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287394">
            <text:p>139.287394</text:p>
          </table:table-cell>
          <table:table-cell office:value-type="float" office:value="148.754973">
            <text:p>148.754973</text:p>
          </table:table-cell>
          <table:table-cell table:formula="of:=[.B382]-[.C382]" office:value-type="float" office:value="-9.467579">
            <text:p>-9.467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18272">
            <text:p>50.618272</text:p>
          </table:table-cell>
          <table:table-cell office:value-type="float" office:value="53.053829">
            <text:p>53.053829</text:p>
          </table:table-cell>
          <table:table-cell table:formula="of:=[.B383]-[.C383]" office:value-type="float" office:value="-2.435557">
            <text:p>-2.435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31392">
            <text:p>64.631392</text:p>
          </table:table-cell>
          <table:table-cell office:value-type="float" office:value="70.548878">
            <text:p>70.548878</text:p>
          </table:table-cell>
          <table:table-cell table:formula="of:=[.B384]-[.C384]" office:value-type="float" office:value="-5.917486">
            <text:p>-5.917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637891">
            <text:p>28.637891</text:p>
          </table:table-cell>
          <table:table-cell office:value-type="float" office:value="30.489151">
            <text:p>30.489151</text:p>
          </table:table-cell>
          <table:table-cell table:formula="of:=[.B385]-[.C385]" office:value-type="float" office:value="-1.85126">
            <text:p>-1.85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20424">
            <text:p>45.120424</text:p>
          </table:table-cell>
          <table:table-cell office:value-type="float" office:value="47.740304">
            <text:p>47.740304</text:p>
          </table:table-cell>
          <table:table-cell table:formula="of:=[.B386]-[.C386]" office:value-type="float" office:value="-2.61988">
            <text:p>-2.61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177846">
            <text:p>278.177846</text:p>
          </table:table-cell>
          <table:table-cell office:value-type="float" office:value="339.792904">
            <text:p>339.792904</text:p>
          </table:table-cell>
          <table:table-cell table:formula="of:=[.B387]-[.C387]" office:value-type="float" office:value="-61.615058">
            <text:p>-61.615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86479">
            <text:p>66.686479</text:p>
          </table:table-cell>
          <table:table-cell office:value-type="float" office:value="76.584177">
            <text:p>76.584177</text:p>
          </table:table-cell>
          <table:table-cell table:formula="of:=[.B388]-[.C388]" office:value-type="float" office:value="-9.89769799999999">
            <text:p>-9.897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332605">
            <text:p>27.332605</text:p>
          </table:table-cell>
          <table:table-cell office:value-type="float" office:value="28.784926">
            <text:p>28.784926</text:p>
          </table:table-cell>
          <table:table-cell table:formula="of:=[.B389]-[.C389]" office:value-type="float" office:value="-1.452321">
            <text:p>-1.452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755648">
            <text:p>35.755648</text:p>
          </table:table-cell>
          <table:table-cell office:value-type="float" office:value="37.805015">
            <text:p>37.805015</text:p>
          </table:table-cell>
          <table:table-cell table:formula="of:=[.B390]-[.C390]" office:value-type="float" office:value="-2.049367">
            <text:p>-2.049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387841">
            <text:p>134.387841</text:p>
          </table:table-cell>
          <table:table-cell office:value-type="float" office:value="149.268247">
            <text:p>149.268247</text:p>
          </table:table-cell>
          <table:table-cell table:formula="of:=[.B391]-[.C391]" office:value-type="float" office:value="-14.880406">
            <text:p>-14.880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592511">
            <text:p>136.592511</text:p>
          </table:table-cell>
          <table:table-cell office:value-type="float" office:value="144.202301">
            <text:p>144.202301</text:p>
          </table:table-cell>
          <table:table-cell table:formula="of:=[.B392]-[.C392]" office:value-type="float" office:value="-7.60979">
            <text:p>-7.60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960914">
            <text:p>82.960914</text:p>
          </table:table-cell>
          <table:table-cell office:value-type="float" office:value="88.829275">
            <text:p>88.829275</text:p>
          </table:table-cell>
          <table:table-cell table:formula="of:=[.B393]-[.C393]" office:value-type="float" office:value="-5.86836099999999">
            <text:p>-5.868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67787">
            <text:p>66.167787</text:p>
          </table:table-cell>
          <table:table-cell office:value-type="float" office:value="74.141668">
            <text:p>74.141668</text:p>
          </table:table-cell>
          <table:table-cell table:formula="of:=[.B394]-[.C394]" office:value-type="float" office:value="-7.97388099999999">
            <text:p>-7.973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58939">
            <text:p>83.658939</text:p>
          </table:table-cell>
          <table:table-cell office:value-type="float" office:value="92.003004">
            <text:p>92.003004</text:p>
          </table:table-cell>
          <table:table-cell table:formula="of:=[.B395]-[.C395]" office:value-type="float" office:value="-8.344065">
            <text:p>-8.344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3378">
            <text:p>47.63378</text:p>
          </table:table-cell>
          <table:table-cell office:value-type="float" office:value="52.532289">
            <text:p>52.532289</text:p>
          </table:table-cell>
          <table:table-cell table:formula="of:=[.B396]-[.C396]" office:value-type="float" office:value="-4.898509">
            <text:p>-4.898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159262">
            <text:p>117.159262</text:p>
          </table:table-cell>
          <table:table-cell office:value-type="float" office:value="131.228336">
            <text:p>131.228336</text:p>
          </table:table-cell>
          <table:table-cell table:formula="of:=[.B397]-[.C397]" office:value-type="float" office:value="-14.069074">
            <text:p>-14.069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88901">
            <text:p>142.888901</text:p>
          </table:table-cell>
          <table:table-cell office:value-type="float" office:value="153.050115">
            <text:p>153.050115</text:p>
          </table:table-cell>
          <table:table-cell table:formula="of:=[.B398]-[.C398]" office:value-type="float" office:value="-10.161214">
            <text:p>-10.161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49672">
            <text:p>86.149672</text:p>
          </table:table-cell>
          <table:table-cell office:value-type="float" office:value="95.839424">
            <text:p>95.839424</text:p>
          </table:table-cell>
          <table:table-cell table:formula="of:=[.B399]-[.C399]" office:value-type="float" office:value="-9.689752">
            <text:p>-9.689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57388">
            <text:p>82.757388</text:p>
          </table:table-cell>
          <table:table-cell office:value-type="float" office:value="92.54581">
            <text:p>92.54581</text:p>
          </table:table-cell>
          <table:table-cell table:formula="of:=[.B400]-[.C400]" office:value-type="float" office:value="-9.788422">
            <text:p>-9.788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37601">
            <text:p>83.037601</text:p>
          </table:table-cell>
          <table:table-cell office:value-type="float" office:value="96.142238">
            <text:p>96.142238</text:p>
          </table:table-cell>
          <table:table-cell table:formula="of:=[.B401]-[.C401]" office:value-type="float" office:value="-13.104637">
            <text:p>-13.104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794448">
            <text:p>102.794448</text:p>
          </table:table-cell>
          <table:table-cell office:value-type="float" office:value="108.650871">
            <text:p>108.650871</text:p>
          </table:table-cell>
          <table:table-cell table:formula="of:=[.B402]-[.C402]" office:value-type="float" office:value="-5.85642299999999">
            <text:p>-5.856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000608">
            <text:p>55.000608</text:p>
          </table:table-cell>
          <table:table-cell office:value-type="float" office:value="61.229323">
            <text:p>61.229323</text:p>
          </table:table-cell>
          <table:table-cell table:formula="of:=[.B403]-[.C403]" office:value-type="float" office:value="-6.228715">
            <text:p>-6.228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37811">
            <text:p>115.737811</text:p>
          </table:table-cell>
          <table:table-cell office:value-type="float" office:value="125.337751">
            <text:p>125.337751</text:p>
          </table:table-cell>
          <table:table-cell table:formula="of:=[.B404]-[.C404]" office:value-type="float" office:value="-9.59994">
            <text:p>-9.59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315228">
            <text:p>123.315228</text:p>
          </table:table-cell>
          <table:table-cell office:value-type="float" office:value="133.919636">
            <text:p>133.919636</text:p>
          </table:table-cell>
          <table:table-cell table:formula="of:=[.B405]-[.C405]" office:value-type="float" office:value="-10.604408">
            <text:p>-10.604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59629">
            <text:p>102.159629</text:p>
          </table:table-cell>
          <table:table-cell office:value-type="float" office:value="105.3864">
            <text:p>105.3864</text:p>
          </table:table-cell>
          <table:table-cell table:formula="of:=[.B406]-[.C406]" office:value-type="float" office:value="-3.226771">
            <text:p>-3.226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475444">
            <text:p>164.475444</text:p>
          </table:table-cell>
          <table:table-cell office:value-type="float" office:value="198.46843">
            <text:p>198.46843</text:p>
          </table:table-cell>
          <table:table-cell table:formula="of:=[.B407]-[.C407]" office:value-type="float" office:value="-33.992986">
            <text:p>-33.992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503105">
            <text:p>66.503105</text:p>
          </table:table-cell>
          <table:table-cell office:value-type="float" office:value="72.042946">
            <text:p>72.042946</text:p>
          </table:table-cell>
          <table:table-cell table:formula="of:=[.B408]-[.C408]" office:value-type="float" office:value="-5.539841">
            <text:p>-5.539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01959">
            <text:p>166.01959</text:p>
          </table:table-cell>
          <table:table-cell office:value-type="float" office:value="186.621178">
            <text:p>186.621178</text:p>
          </table:table-cell>
          <table:table-cell table:formula="of:=[.B409]-[.C409]" office:value-type="float" office:value="-20.601588">
            <text:p>-20.601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426762">
            <text:p>34.426762</text:p>
          </table:table-cell>
          <table:table-cell office:value-type="float" office:value="36.893461">
            <text:p>36.893461</text:p>
          </table:table-cell>
          <table:table-cell table:formula="of:=[.B410]-[.C410]" office:value-type="float" office:value="-2.46669900000001">
            <text:p>-2.466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475041">
            <text:p>123.475041</text:p>
          </table:table-cell>
          <table:table-cell office:value-type="float" office:value="166.556197">
            <text:p>166.556197</text:p>
          </table:table-cell>
          <table:table-cell table:formula="of:=[.B411]-[.C411]" office:value-type="float" office:value="-43.081156">
            <text:p>-43.081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899885">
            <text:p>331.899885</text:p>
          </table:table-cell>
          <table:table-cell office:value-type="float" office:value="353.271385">
            <text:p>353.271385</text:p>
          </table:table-cell>
          <table:table-cell table:formula="of:=[.B412]-[.C412]" office:value-type="float" office:value="-21.3715">
            <text:p>-21.3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244046">
            <text:p>110.244046</text:p>
          </table:table-cell>
          <table:table-cell office:value-type="float" office:value="114.853567">
            <text:p>114.853567</text:p>
          </table:table-cell>
          <table:table-cell table:formula="of:=[.B413]-[.C413]" office:value-type="float" office:value="-4.609521">
            <text:p>-4.609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621761">
            <text:p>116.621761</text:p>
          </table:table-cell>
          <table:table-cell office:value-type="float" office:value="122.098519">
            <text:p>122.098519</text:p>
          </table:table-cell>
          <table:table-cell table:formula="of:=[.B414]-[.C414]" office:value-type="float" office:value="-5.47675799999999">
            <text:p>-5.476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73656">
            <text:p>134.673656</text:p>
          </table:table-cell>
          <table:table-cell office:value-type="float" office:value="156.295113">
            <text:p>156.295113</text:p>
          </table:table-cell>
          <table:table-cell table:formula="of:=[.B415]-[.C415]" office:value-type="float" office:value="-21.621457">
            <text:p>-21.621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29146">
            <text:p>88.029146</text:p>
          </table:table-cell>
          <table:table-cell office:value-type="float" office:value="96.019278">
            <text:p>96.019278</text:p>
          </table:table-cell>
          <table:table-cell table:formula="of:=[.B416]-[.C416]" office:value-type="float" office:value="-7.990132">
            <text:p>-7.990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905802">
            <text:p>238.905802</text:p>
          </table:table-cell>
          <table:table-cell office:value-type="float" office:value="277.12025">
            <text:p>277.12025</text:p>
          </table:table-cell>
          <table:table-cell table:formula="of:=[.B417]-[.C417]" office:value-type="float" office:value="-38.214448">
            <text:p>-38.214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421233">
            <text:p>193.421233</text:p>
          </table:table-cell>
          <table:table-cell office:value-type="float" office:value="203.052738">
            <text:p>203.052738</text:p>
          </table:table-cell>
          <table:table-cell table:formula="of:=[.B418]-[.C418]" office:value-type="float" office:value="-9.631505">
            <text:p>-9.631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13147">
            <text:p>46.313147</text:p>
          </table:table-cell>
          <table:table-cell office:value-type="float" office:value="49.459485">
            <text:p>49.459485</text:p>
          </table:table-cell>
          <table:table-cell table:formula="of:=[.B419]-[.C419]" office:value-type="float" office:value="-3.146338">
            <text:p>-3.146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549626">
            <text:p>37.549626</text:p>
          </table:table-cell>
          <table:table-cell office:value-type="float" office:value="38.846848">
            <text:p>38.846848</text:p>
          </table:table-cell>
          <table:table-cell table:formula="of:=[.B420]-[.C420]" office:value-type="float" office:value="-1.297222">
            <text:p>-1.297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091776">
            <text:p>191.091776</text:p>
          </table:table-cell>
          <table:table-cell office:value-type="float" office:value="212.882897">
            <text:p>212.882897</text:p>
          </table:table-cell>
          <table:table-cell table:formula="of:=[.B421]-[.C421]" office:value-type="float" office:value="-21.791121">
            <text:p>-21.791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1173">
            <text:p>82.51173</text:p>
          </table:table-cell>
          <table:table-cell office:value-type="float" office:value="89.109747">
            <text:p>89.109747</text:p>
          </table:table-cell>
          <table:table-cell table:formula="of:=[.B422]-[.C422]" office:value-type="float" office:value="-6.598017">
            <text:p>-6.598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465147">
            <text:p>251.465147</text:p>
          </table:table-cell>
          <table:table-cell office:value-type="float" office:value="277.428419">
            <text:p>277.428419</text:p>
          </table:table-cell>
          <table:table-cell table:formula="of:=[.B423]-[.C423]" office:value-type="float" office:value="-25.963272">
            <text:p>-25.963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3839">
            <text:p>109.03839</text:p>
          </table:table-cell>
          <table:table-cell office:value-type="float" office:value="112.634303">
            <text:p>112.634303</text:p>
          </table:table-cell>
          <table:table-cell table:formula="of:=[.B424]-[.C424]" office:value-type="float" office:value="-3.595913">
            <text:p>-3.595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87293">
            <text:p>60.287293</text:p>
          </table:table-cell>
          <table:table-cell office:value-type="float" office:value="64.874473">
            <text:p>64.874473</text:p>
          </table:table-cell>
          <table:table-cell table:formula="of:=[.B425]-[.C425]" office:value-type="float" office:value="-4.58718">
            <text:p>-4.58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5345">
            <text:p>92.95345</text:p>
          </table:table-cell>
          <table:table-cell office:value-type="float" office:value="99.579081">
            <text:p>99.579081</text:p>
          </table:table-cell>
          <table:table-cell table:formula="of:=[.B426]-[.C426]" office:value-type="float" office:value="-6.625631">
            <text:p>-6.625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42422">
            <text:p>71.442422</text:p>
          </table:table-cell>
          <table:table-cell office:value-type="float" office:value="86.829954">
            <text:p>86.829954</text:p>
          </table:table-cell>
          <table:table-cell table:formula="of:=[.B427]-[.C427]" office:value-type="float" office:value="-15.387532">
            <text:p>-15.387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00423">
            <text:p>88.200423</text:p>
          </table:table-cell>
          <table:table-cell office:value-type="float" office:value="92.092956">
            <text:p>92.092956</text:p>
          </table:table-cell>
          <table:table-cell table:formula="of:=[.B428]-[.C428]" office:value-type="float" office:value="-3.892533">
            <text:p>-3.892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1476">
            <text:p>97.91476</text:p>
          </table:table-cell>
          <table:table-cell office:value-type="float" office:value="102.995985">
            <text:p>102.995985</text:p>
          </table:table-cell>
          <table:table-cell table:formula="of:=[.B429]-[.C429]" office:value-type="float" office:value="-5.081225">
            <text:p>-5.081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231487">
            <text:p>147.231487</text:p>
          </table:table-cell>
          <table:table-cell office:value-type="float" office:value="155.35679">
            <text:p>155.35679</text:p>
          </table:table-cell>
          <table:table-cell table:formula="of:=[.B430]-[.C430]" office:value-type="float" office:value="-8.125303">
            <text:p>-8.125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648321">
            <text:p>154.648321</text:p>
          </table:table-cell>
          <table:table-cell office:value-type="float" office:value="175.341589">
            <text:p>175.341589</text:p>
          </table:table-cell>
          <table:table-cell table:formula="of:=[.B431]-[.C431]" office:value-type="float" office:value="-20.693268">
            <text:p>-20.693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771774">
            <text:p>63.771774</text:p>
          </table:table-cell>
          <table:table-cell office:value-type="float" office:value="65.054576">
            <text:p>65.054576</text:p>
          </table:table-cell>
          <table:table-cell table:formula="of:=[.B432]-[.C432]" office:value-type="float" office:value="-1.282802">
            <text:p>-1.282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60043">
            <text:p>98.560043</text:p>
          </table:table-cell>
          <table:table-cell office:value-type="float" office:value="109.882576">
            <text:p>109.882576</text:p>
          </table:table-cell>
          <table:table-cell table:formula="of:=[.B433]-[.C433]" office:value-type="float" office:value="-11.322533">
            <text:p>-11.322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9899">
            <text:p>47.99899</text:p>
          </table:table-cell>
          <table:table-cell office:value-type="float" office:value="50.96805">
            <text:p>50.96805</text:p>
          </table:table-cell>
          <table:table-cell table:formula="of:=[.B434]-[.C434]" office:value-type="float" office:value="-2.96906">
            <text:p>-2.96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894902">
            <text:p>197.894902</text:p>
          </table:table-cell>
          <table:table-cell office:value-type="float" office:value="225.078038">
            <text:p>225.078038</text:p>
          </table:table-cell>
          <table:table-cell table:formula="of:=[.B435]-[.C435]" office:value-type="float" office:value="-27.183136">
            <text:p>-27.183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65366">
            <text:p>89.065366</text:p>
          </table:table-cell>
          <table:table-cell office:value-type="float" office:value="98.660018">
            <text:p>98.660018</text:p>
          </table:table-cell>
          <table:table-cell table:formula="of:=[.B436]-[.C436]" office:value-type="float" office:value="-9.594652">
            <text:p>-9.594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02204">
            <text:p>53.02204</text:p>
          </table:table-cell>
          <table:table-cell office:value-type="float" office:value="57.135083">
            <text:p>57.135083</text:p>
          </table:table-cell>
          <table:table-cell table:formula="of:=[.B437]-[.C437]" office:value-type="float" office:value="-4.113043">
            <text:p>-4.113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744566">
            <text:p>147.744566</text:p>
          </table:table-cell>
          <table:table-cell office:value-type="float" office:value="171.524056">
            <text:p>171.524056</text:p>
          </table:table-cell>
          <table:table-cell table:formula="of:=[.B438]-[.C438]" office:value-type="float" office:value="-23.77949">
            <text:p>-23.77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468912">
            <text:p>149.468912</text:p>
          </table:table-cell>
          <table:table-cell office:value-type="float" office:value="157.325799">
            <text:p>157.325799</text:p>
          </table:table-cell>
          <table:table-cell table:formula="of:=[.B439]-[.C439]" office:value-type="float" office:value="-7.856887">
            <text:p>-7.856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.115558">
            <text:p>341.115558</text:p>
          </table:table-cell>
          <table:table-cell office:value-type="float" office:value="516.839212">
            <text:p>516.839212</text:p>
          </table:table-cell>
          <table:table-cell table:formula="of:=[.B440]-[.C440]" office:value-type="float" office:value="-175.723654">
            <text:p>-175.723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218762">
            <text:p>144.218762</text:p>
          </table:table-cell>
          <table:table-cell office:value-type="float" office:value="153.46825">
            <text:p>153.46825</text:p>
          </table:table-cell>
          <table:table-cell table:formula="of:=[.B441]-[.C441]" office:value-type="float" office:value="-9.24948800000001">
            <text:p>-9.249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29599">
            <text:p>81.529599</text:p>
          </table:table-cell>
          <table:table-cell office:value-type="float" office:value="87.839457">
            <text:p>87.839457</text:p>
          </table:table-cell>
          <table:table-cell table:formula="of:=[.B442]-[.C442]" office:value-type="float" office:value="-6.30985799999999">
            <text:p>-6.309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275165">
            <text:p>48.275165</text:p>
          </table:table-cell>
          <table:table-cell office:value-type="float" office:value="49.99433">
            <text:p>49.99433</text:p>
          </table:table-cell>
          <table:table-cell table:formula="of:=[.B443]-[.C443]" office:value-type="float" office:value="-1.719165">
            <text:p>-1.719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952594">
            <text:p>54.952594</text:p>
          </table:table-cell>
          <table:table-cell office:value-type="float" office:value="56.788907">
            <text:p>56.788907</text:p>
          </table:table-cell>
          <table:table-cell table:formula="of:=[.B444]-[.C444]" office:value-type="float" office:value="-1.836313">
            <text:p>-1.836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54966">
            <text:p>59.54966</text:p>
          </table:table-cell>
          <table:table-cell office:value-type="float" office:value="61.483815">
            <text:p>61.483815</text:p>
          </table:table-cell>
          <table:table-cell table:formula="of:=[.B445]-[.C445]" office:value-type="float" office:value="-1.934155">
            <text:p>-1.934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383254">
            <text:p>215.383254</text:p>
          </table:table-cell>
          <table:table-cell office:value-type="float" office:value="220.450671">
            <text:p>220.450671</text:p>
          </table:table-cell>
          <table:table-cell table:formula="of:=[.B446]-[.C446]" office:value-type="float" office:value="-5.06741700000001">
            <text:p>-5.067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55002">
            <text:p>77.655002</text:p>
          </table:table-cell>
          <table:table-cell office:value-type="float" office:value="80.746613">
            <text:p>80.746613</text:p>
          </table:table-cell>
          <table:table-cell table:formula="of:=[.B447]-[.C447]" office:value-type="float" office:value="-3.091611">
            <text:p>-3.091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232991">
            <text:p>151.232991</text:p>
          </table:table-cell>
          <table:table-cell office:value-type="float" office:value="156.167173">
            <text:p>156.167173</text:p>
          </table:table-cell>
          <table:table-cell table:formula="of:=[.B448]-[.C448]" office:value-type="float" office:value="-4.93418199999999">
            <text:p>-4.934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230683">
            <text:p>128.230683</text:p>
          </table:table-cell>
          <table:table-cell office:value-type="float" office:value="130.925891">
            <text:p>130.925891</text:p>
          </table:table-cell>
          <table:table-cell table:formula="of:=[.B449]-[.C449]" office:value-type="float" office:value="-2.69520800000001">
            <text:p>-2.695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265905">
            <text:p>133.265905</text:p>
          </table:table-cell>
          <table:table-cell office:value-type="float" office:value="136.580879">
            <text:p>136.580879</text:p>
          </table:table-cell>
          <table:table-cell table:formula="of:=[.B450]-[.C450]" office:value-type="float" office:value="-3.31497400000001">
            <text:p>-3.314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877813">
            <text:p>128.877813</text:p>
          </table:table-cell>
          <table:table-cell office:value-type="float" office:value="131.59364">
            <text:p>131.59364</text:p>
          </table:table-cell>
          <table:table-cell table:formula="of:=[.B451]-[.C451]" office:value-type="float" office:value="-2.71582699999999">
            <text:p>-2.715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6163">
            <text:p>101.16163</text:p>
          </table:table-cell>
          <table:table-cell office:value-type="float" office:value="103.081977">
            <text:p>103.081977</text:p>
          </table:table-cell>
          <table:table-cell table:formula="of:=[.B452]-[.C452]" office:value-type="float" office:value="-1.92034699999999">
            <text:p>-1.920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342833">
            <text:p>42.342833</text:p>
          </table:table-cell>
          <table:table-cell office:value-type="float" office:value="43.49451">
            <text:p>43.49451</text:p>
          </table:table-cell>
          <table:table-cell table:formula="of:=[.B453]-[.C453]" office:value-type="float" office:value="-1.151677">
            <text:p>-1.151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754892">
            <text:p>124.754892</text:p>
          </table:table-cell>
          <table:table-cell office:value-type="float" office:value="129.672705">
            <text:p>129.672705</text:p>
          </table:table-cell>
          <table:table-cell table:formula="of:=[.B454]-[.C454]" office:value-type="float" office:value="-4.91781300000001">
            <text:p>-4.917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238691">
            <text:p>117.238691</text:p>
          </table:table-cell>
          <table:table-cell office:value-type="float" office:value="122.436382">
            <text:p>122.436382</text:p>
          </table:table-cell>
          <table:table-cell table:formula="of:=[.B455]-[.C455]" office:value-type="float" office:value="-5.19769099999999">
            <text:p>-5.197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69071">
            <text:p>96.269071</text:p>
          </table:table-cell>
          <table:table-cell office:value-type="float" office:value="97.94832">
            <text:p>97.94832</text:p>
          </table:table-cell>
          <table:table-cell table:formula="of:=[.B456]-[.C456]" office:value-type="float" office:value="-1.679249">
            <text:p>-1.679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821457">
            <text:p>134.821457</text:p>
          </table:table-cell>
          <table:table-cell office:value-type="float" office:value="138.72747">
            <text:p>138.72747</text:p>
          </table:table-cell>
          <table:table-cell table:formula="of:=[.B457]-[.C457]" office:value-type="float" office:value="-3.906013">
            <text:p>-3.906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3.437899">
            <text:p>353.437899</text:p>
          </table:table-cell>
          <table:table-cell office:value-type="float" office:value="356.726788">
            <text:p>356.726788</text:p>
          </table:table-cell>
          <table:table-cell table:formula="of:=[.B458]-[.C458]" office:value-type="float" office:value="-3.28888899999998">
            <text:p>-3.288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331886">
            <text:p>179.331886</text:p>
          </table:table-cell>
          <table:table-cell office:value-type="float" office:value="185.372382">
            <text:p>185.372382</text:p>
          </table:table-cell>
          <table:table-cell table:formula="of:=[.B459]-[.C459]" office:value-type="float" office:value="-6.04049599999999">
            <text:p>-6.040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7.315717">
            <text:p>317.315717</text:p>
          </table:table-cell>
          <table:table-cell office:value-type="float" office:value="319.820371">
            <text:p>319.820371</text:p>
          </table:table-cell>
          <table:table-cell table:formula="of:=[.B460]-[.C460]" office:value-type="float" office:value="-2.50465400000002">
            <text:p>-2.504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728723">
            <text:p>285.728723</text:p>
          </table:table-cell>
          <table:table-cell office:value-type="float" office:value="296.434191">
            <text:p>296.434191</text:p>
          </table:table-cell>
          <table:table-cell table:formula="of:=[.B461]-[.C461]" office:value-type="float" office:value="-10.705468">
            <text:p>-10.705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847367">
            <text:p>112.847367</text:p>
          </table:table-cell>
          <table:table-cell office:value-type="float" office:value="115.570897">
            <text:p>115.570897</text:p>
          </table:table-cell>
          <table:table-cell table:formula="of:=[.B462]-[.C462]" office:value-type="float" office:value="-2.72353">
            <text:p>-2.72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927254">
            <text:p>161.927254</text:p>
          </table:table-cell>
          <table:table-cell office:value-type="float" office:value="164.93628">
            <text:p>164.93628</text:p>
          </table:table-cell>
          <table:table-cell table:formula="of:=[.B463]-[.C463]" office:value-type="float" office:value="-3.00902600000001">
            <text:p>-3.009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7508">
            <text:p>107.37508</text:p>
          </table:table-cell>
          <table:table-cell office:value-type="float" office:value="110.906619">
            <text:p>110.906619</text:p>
          </table:table-cell>
          <table:table-cell table:formula="of:=[.B464]-[.C464]" office:value-type="float" office:value="-3.53153900000001">
            <text:p>-3.531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73206">
            <text:p>101.73206</text:p>
          </table:table-cell>
          <table:table-cell office:value-type="float" office:value="104.93214">
            <text:p>104.93214</text:p>
          </table:table-cell>
          <table:table-cell table:formula="of:=[.B465]-[.C465]" office:value-type="float" office:value="-3.20008">
            <text:p>-3.20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624191">
            <text:p>24.624191</text:p>
          </table:table-cell>
          <table:table-cell office:value-type="float" office:value="24.937205">
            <text:p>24.937205</text:p>
          </table:table-cell>
          <table:table-cell table:formula="of:=[.B466]-[.C466]" office:value-type="float" office:value="-0.313013999999999">
            <text:p>-0.313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84327">
            <text:p>88.384327</text:p>
          </table:table-cell>
          <table:table-cell office:value-type="float" office:value="92.590303">
            <text:p>92.590303</text:p>
          </table:table-cell>
          <table:table-cell table:formula="of:=[.B467]-[.C467]" office:value-type="float" office:value="-4.20597600000001">
            <text:p>-4.205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780061">
            <text:p>71.780061</text:p>
          </table:table-cell>
          <table:table-cell office:value-type="float" office:value="74.35421">
            <text:p>74.35421</text:p>
          </table:table-cell>
          <table:table-cell table:formula="of:=[.B468]-[.C468]" office:value-type="float" office:value="-2.57414899999999">
            <text:p>-2.574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558855">
            <text:p>124.558855</text:p>
          </table:table-cell>
          <table:table-cell office:value-type="float" office:value="127.585483">
            <text:p>127.585483</text:p>
          </table:table-cell>
          <table:table-cell table:formula="of:=[.B469]-[.C469]" office:value-type="float" office:value="-3.026628">
            <text:p>-3.026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39091">
            <text:p>77.039091</text:p>
          </table:table-cell>
          <table:table-cell office:value-type="float" office:value="82.398544">
            <text:p>82.398544</text:p>
          </table:table-cell>
          <table:table-cell table:formula="of:=[.B470]-[.C470]" office:value-type="float" office:value="-5.359453">
            <text:p>-5.359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434344">
            <text:p>113.434344</text:p>
          </table:table-cell>
          <table:table-cell office:value-type="float" office:value="117.629843">
            <text:p>117.629843</text:p>
          </table:table-cell>
          <table:table-cell table:formula="of:=[.B471]-[.C471]" office:value-type="float" office:value="-4.195499">
            <text:p>-4.195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508433">
            <text:p>66.508433</text:p>
          </table:table-cell>
          <table:table-cell office:value-type="float" office:value="68.677795">
            <text:p>68.677795</text:p>
          </table:table-cell>
          <table:table-cell table:formula="of:=[.B472]-[.C472]" office:value-type="float" office:value="-2.16936200000001">
            <text:p>-2.169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585659">
            <text:p>71.585659</text:p>
          </table:table-cell>
          <table:table-cell office:value-type="float" office:value="75.851512">
            <text:p>75.851512</text:p>
          </table:table-cell>
          <table:table-cell table:formula="of:=[.B473]-[.C473]" office:value-type="float" office:value="-4.26585299999999">
            <text:p>-4.265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188575">
            <text:p>142.188575</text:p>
          </table:table-cell>
          <table:table-cell office:value-type="float" office:value="146.595763">
            <text:p>146.595763</text:p>
          </table:table-cell>
          <table:table-cell table:formula="of:=[.B474]-[.C474]" office:value-type="float" office:value="-4.40718800000002">
            <text:p>-4.407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442646">
            <text:p>147.442646</text:p>
          </table:table-cell>
          <table:table-cell office:value-type="float" office:value="154.221415">
            <text:p>154.221415</text:p>
          </table:table-cell>
          <table:table-cell table:formula="of:=[.B475]-[.C475]" office:value-type="float" office:value="-6.77876900000001">
            <text:p>-6.778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981192">
            <text:p>258.981192</text:p>
          </table:table-cell>
          <table:table-cell office:value-type="float" office:value="282.026966">
            <text:p>282.026966</text:p>
          </table:table-cell>
          <table:table-cell table:formula="of:=[.B476]-[.C476]" office:value-type="float" office:value="-23.045774">
            <text:p>-23.045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82627">
            <text:p>68.82627</text:p>
          </table:table-cell>
          <table:table-cell office:value-type="float" office:value="70.654089">
            <text:p>70.654089</text:p>
          </table:table-cell>
          <table:table-cell table:formula="of:=[.B477]-[.C477]" office:value-type="float" office:value="-1.82781900000001">
            <text:p>-1.827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887482">
            <text:p>288.887482</text:p>
          </table:table-cell>
          <table:table-cell office:value-type="float" office:value="298.069352">
            <text:p>298.069352</text:p>
          </table:table-cell>
          <table:table-cell table:formula="of:=[.B478]-[.C478]" office:value-type="float" office:value="-9.18187">
            <text:p>-9.18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4129">
            <text:p>101.04129</text:p>
          </table:table-cell>
          <table:table-cell office:value-type="float" office:value="104.752174">
            <text:p>104.752174</text:p>
          </table:table-cell>
          <table:table-cell table:formula="of:=[.B479]-[.C479]" office:value-type="float" office:value="-3.71088399999999">
            <text:p>-3.710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30716">
            <text:p>71.430716</text:p>
          </table:table-cell>
          <table:table-cell office:value-type="float" office:value="73.553609">
            <text:p>73.553609</text:p>
          </table:table-cell>
          <table:table-cell table:formula="of:=[.B480]-[.C480]" office:value-type="float" office:value="-2.12289299999999">
            <text:p>-2.122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62469">
            <text:p>88.462469</text:p>
          </table:table-cell>
          <table:table-cell office:value-type="float" office:value="91.349848">
            <text:p>91.349848</text:p>
          </table:table-cell>
          <table:table-cell table:formula="of:=[.B481]-[.C481]" office:value-type="float" office:value="-2.887379">
            <text:p>-2.887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57032">
            <text:p>97.557032</text:p>
          </table:table-cell>
          <table:table-cell office:value-type="float" office:value="101.790334">
            <text:p>101.790334</text:p>
          </table:table-cell>
          <table:table-cell table:formula="of:=[.B482]-[.C482]" office:value-type="float" office:value="-4.233302">
            <text:p>-4.233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03273">
            <text:p>45.203273</text:p>
          </table:table-cell>
          <table:table-cell office:value-type="float" office:value="46.425625">
            <text:p>46.425625</text:p>
          </table:table-cell>
          <table:table-cell table:formula="of:=[.B483]-[.C483]" office:value-type="float" office:value="-1.22235199999999">
            <text:p>-1.222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140594">
            <text:p>198.140594</text:p>
          </table:table-cell>
          <table:table-cell office:value-type="float" office:value="206.04562">
            <text:p>206.04562</text:p>
          </table:table-cell>
          <table:table-cell table:formula="of:=[.B484]-[.C484]" office:value-type="float" office:value="-7.90502600000002">
            <text:p>-7.905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27871">
            <text:p>124.127871</text:p>
          </table:table-cell>
          <table:table-cell office:value-type="float" office:value="128.685429">
            <text:p>128.685429</text:p>
          </table:table-cell>
          <table:table-cell table:formula="of:=[.B485]-[.C485]" office:value-type="float" office:value="-4.557558">
            <text:p>-4.557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498019">
            <text:p>81.498019</text:p>
          </table:table-cell>
          <table:table-cell office:value-type="float" office:value="83.393313">
            <text:p>83.393313</text:p>
          </table:table-cell>
          <table:table-cell table:formula="of:=[.B486]-[.C486]" office:value-type="float" office:value="-1.89529400000001">
            <text:p>-1.895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40671">
            <text:p>159.40671</text:p>
          </table:table-cell>
          <table:table-cell office:value-type="float" office:value="167.734616">
            <text:p>167.734616</text:p>
          </table:table-cell>
          <table:table-cell table:formula="of:=[.B487]-[.C487]" office:value-type="float" office:value="-8.32790599999998">
            <text:p>-8.327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701731">
            <text:p>163.701731</text:p>
          </table:table-cell>
          <table:table-cell office:value-type="float" office:value="168.133588">
            <text:p>168.133588</text:p>
          </table:table-cell>
          <table:table-cell table:formula="of:=[.B488]-[.C488]" office:value-type="float" office:value="-4.43185700000001">
            <text:p>-4.431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12006">
            <text:p>112.12006</text:p>
          </table:table-cell>
          <table:table-cell office:value-type="float" office:value="114.175003">
            <text:p>114.175003</text:p>
          </table:table-cell>
          <table:table-cell table:formula="of:=[.B489]-[.C489]" office:value-type="float" office:value="-2.05494300000001">
            <text:p>-2.054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857911">
            <text:p>42.857911</text:p>
          </table:table-cell>
          <table:table-cell office:value-type="float" office:value="44.982912">
            <text:p>44.982912</text:p>
          </table:table-cell>
          <table:table-cell table:formula="of:=[.B490]-[.C490]" office:value-type="float" office:value="-2.125001">
            <text:p>-2.125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691803">
            <text:p>247.691803</text:p>
          </table:table-cell>
          <table:table-cell office:value-type="float" office:value="253.619353">
            <text:p>253.619353</text:p>
          </table:table-cell>
          <table:table-cell table:formula="of:=[.B491]-[.C491]" office:value-type="float" office:value="-5.92755">
            <text:p>-5.92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87424">
            <text:p>86.687424</text:p>
          </table:table-cell>
          <table:table-cell office:value-type="float" office:value="89.091263">
            <text:p>89.091263</text:p>
          </table:table-cell>
          <table:table-cell table:formula="of:=[.B492]-[.C492]" office:value-type="float" office:value="-2.403839">
            <text:p>-2.403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95052">
            <text:p>95.995052</text:p>
          </table:table-cell>
          <table:table-cell office:value-type="float" office:value="97.895533">
            <text:p>97.895533</text:p>
          </table:table-cell>
          <table:table-cell table:formula="of:=[.B493]-[.C493]" office:value-type="float" office:value="-1.900481">
            <text:p>-1.900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466701">
            <text:p>169.466701</text:p>
          </table:table-cell>
          <table:table-cell office:value-type="float" office:value="173.585745">
            <text:p>173.585745</text:p>
          </table:table-cell>
          <table:table-cell table:formula="of:=[.B494]-[.C494]" office:value-type="float" office:value="-4.119044">
            <text:p>-4.119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603933">
            <text:p>104.603933</text:p>
          </table:table-cell>
          <table:table-cell office:value-type="float" office:value="108.81952">
            <text:p>108.81952</text:p>
          </table:table-cell>
          <table:table-cell table:formula="of:=[.B495]-[.C495]" office:value-type="float" office:value="-4.215587">
            <text:p>-4.215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82266">
            <text:p>104.082266</text:p>
          </table:table-cell>
          <table:table-cell office:value-type="float" office:value="107.817599">
            <text:p>107.817599</text:p>
          </table:table-cell>
          <table:table-cell table:formula="of:=[.B496]-[.C496]" office:value-type="float" office:value="-3.735333">
            <text:p>-3.735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35029">
            <text:p>93.35029</text:p>
          </table:table-cell>
          <table:table-cell office:value-type="float" office:value="96.712296">
            <text:p>96.712296</text:p>
          </table:table-cell>
          <table:table-cell table:formula="of:=[.B497]-[.C497]" office:value-type="float" office:value="-3.36200599999999">
            <text:p>-3.362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22831">
            <text:p>91.922831</text:p>
          </table:table-cell>
          <table:table-cell office:value-type="float" office:value="94.89119">
            <text:p>94.89119</text:p>
          </table:table-cell>
          <table:table-cell table:formula="of:=[.B498]-[.C498]" office:value-type="float" office:value="-2.96835899999999">
            <text:p>-2.968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201113">
            <text:p>135.201113</text:p>
          </table:table-cell>
          <table:table-cell office:value-type="float" office:value="139.224155">
            <text:p>139.224155</text:p>
          </table:table-cell>
          <table:table-cell table:formula="of:=[.B499]-[.C499]" office:value-type="float" office:value="-4.023042">
            <text:p>-4.023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38303">
            <text:p>52.238303</text:p>
          </table:table-cell>
          <table:table-cell office:value-type="float" office:value="53.592441">
            <text:p>53.592441</text:p>
          </table:table-cell>
          <table:table-cell table:formula="of:=[.B500]-[.C500]" office:value-type="float" office:value="-1.354138">
            <text:p>-1.354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13018">
            <text:p>120.013018</text:p>
          </table:table-cell>
          <table:table-cell office:value-type="float" office:value="122.667488">
            <text:p>122.667488</text:p>
          </table:table-cell>
          <table:table-cell table:formula="of:=[.B501]-[.C501]" office:value-type="float" office:value="-2.65447">
            <text:p>-2.65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851819">
            <text:p>43.851819</text:p>
          </table:table-cell>
          <table:table-cell office:value-type="float" office:value="46.023866">
            <text:p>46.023866</text:p>
          </table:table-cell>
          <table:table-cell table:formula="of:=[.B502]-[.C502]" office:value-type="float" office:value="-2.172047">
            <text:p>-2.172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097">
            <text:p>113.097</text:p>
          </table:table-cell>
          <table:table-cell office:value-type="float" office:value="116.469446">
            <text:p>116.469446</text:p>
          </table:table-cell>
          <table:table-cell table:formula="of:=[.B503]-[.C503]" office:value-type="float" office:value="-3.37244600000001">
            <text:p>-3.372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486628">
            <text:p>54.486628</text:p>
          </table:table-cell>
          <table:table-cell office:value-type="float" office:value="56.131819">
            <text:p>56.131819</text:p>
          </table:table-cell>
          <table:table-cell table:formula="of:=[.B504]-[.C504]" office:value-type="float" office:value="-1.645191">
            <text:p>-1.645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113346">
            <text:p>198.113346</text:p>
          </table:table-cell>
          <table:table-cell office:value-type="float" office:value="202.406856">
            <text:p>202.406856</text:p>
          </table:table-cell>
          <table:table-cell table:formula="of:=[.B505]-[.C505]" office:value-type="float" office:value="-4.29351">
            <text:p>-4.29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88486">
            <text:p>90.488486</text:p>
          </table:table-cell>
          <table:table-cell office:value-type="float" office:value="93.063781">
            <text:p>93.063781</text:p>
          </table:table-cell>
          <table:table-cell table:formula="of:=[.B506]-[.C506]" office:value-type="float" office:value="-2.57529500000001">
            <text:p>-2.575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860597">
            <text:p>55.860597</text:p>
          </table:table-cell>
          <table:table-cell office:value-type="float" office:value="57.633285">
            <text:p>57.633285</text:p>
          </table:table-cell>
          <table:table-cell table:formula="of:=[.B507]-[.C507]" office:value-type="float" office:value="-1.772688">
            <text:p>-1.772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87134">
            <text:p>128.687134</text:p>
          </table:table-cell>
          <table:table-cell office:value-type="float" office:value="131.715088">
            <text:p>131.715088</text:p>
          </table:table-cell>
          <table:table-cell table:formula="of:=[.B508]-[.C508]" office:value-type="float" office:value="-3.02795400000002">
            <text:p>-3.027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390079">
            <text:p>52.390079</text:p>
          </table:table-cell>
          <table:table-cell office:value-type="float" office:value="53.684241">
            <text:p>53.684241</text:p>
          </table:table-cell>
          <table:table-cell table:formula="of:=[.B509]-[.C509]" office:value-type="float" office:value="-1.294162">
            <text:p>-1.294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310463">
            <text:p>115.310463</text:p>
          </table:table-cell>
          <table:table-cell office:value-type="float" office:value="118.663932">
            <text:p>118.663932</text:p>
          </table:table-cell>
          <table:table-cell table:formula="of:=[.B510]-[.C510]" office:value-type="float" office:value="-3.353469">
            <text:p>-3.353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38302">
            <text:p>76.938302</text:p>
          </table:table-cell>
          <table:table-cell office:value-type="float" office:value="79.192695">
            <text:p>79.192695</text:p>
          </table:table-cell>
          <table:table-cell table:formula="of:=[.B511]-[.C511]" office:value-type="float" office:value="-2.25439300000001">
            <text:p>-2.254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792582">
            <text:p>204.792582</text:p>
          </table:table-cell>
          <table:table-cell office:value-type="float" office:value="210.030533">
            <text:p>210.030533</text:p>
          </table:table-cell>
          <table:table-cell table:formula="of:=[.B512]-[.C512]" office:value-type="float" office:value="-5.23795099999998">
            <text:p>-5.237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52747">
            <text:p>137.052747</text:p>
          </table:table-cell>
          <table:table-cell office:value-type="float" office:value="141.600316">
            <text:p>141.600316</text:p>
          </table:table-cell>
          <table:table-cell table:formula="of:=[.B513]-[.C513]" office:value-type="float" office:value="-4.54756899999998">
            <text:p>-4.547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009917">
            <text:p>52.009917</text:p>
          </table:table-cell>
          <table:table-cell office:value-type="float" office:value="53.910818">
            <text:p>53.910818</text:p>
          </table:table-cell>
          <table:table-cell table:formula="of:=[.B514]-[.C514]" office:value-type="float" office:value="-1.900901">
            <text:p>-1.900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635885">
            <text:p>44.635885</text:p>
          </table:table-cell>
          <table:table-cell office:value-type="float" office:value="45.527808">
            <text:p>45.527808</text:p>
          </table:table-cell>
          <table:table-cell table:formula="of:=[.B515]-[.C515]" office:value-type="float" office:value="-0.891922999999998">
            <text:p>-0.891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436705">
            <text:p>55.436705</text:p>
          </table:table-cell>
          <table:table-cell office:value-type="float" office:value="57.097104">
            <text:p>57.097104</text:p>
          </table:table-cell>
          <table:table-cell table:formula="of:=[.B516]-[.C516]" office:value-type="float" office:value="-1.660399">
            <text:p>-1.660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204403">
            <text:p>233.204403</text:p>
          </table:table-cell>
          <table:table-cell office:value-type="float" office:value="236.650035">
            <text:p>236.650035</text:p>
          </table:table-cell>
          <table:table-cell table:formula="of:=[.B517]-[.C517]" office:value-type="float" office:value="-3.44563199999999">
            <text:p>-3.445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65059">
            <text:p>108.065059</text:p>
          </table:table-cell>
          <table:table-cell office:value-type="float" office:value="110.519532">
            <text:p>110.519532</text:p>
          </table:table-cell>
          <table:table-cell table:formula="of:=[.B518]-[.C518]" office:value-type="float" office:value="-2.45447299999999">
            <text:p>-2.454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250611">
            <text:p>94.250611</text:p>
          </table:table-cell>
          <table:table-cell office:value-type="float" office:value="97.098014">
            <text:p>97.098014</text:p>
          </table:table-cell>
          <table:table-cell table:formula="of:=[.B519]-[.C519]" office:value-type="float" office:value="-2.847403">
            <text:p>-2.847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213892">
            <text:p>167.213892</text:p>
          </table:table-cell>
          <table:table-cell office:value-type="float" office:value="167.779118">
            <text:p>167.779118</text:p>
          </table:table-cell>
          <table:table-cell table:formula="of:=[.B520]-[.C520]" office:value-type="float" office:value="-0.565226000000024">
            <text:p>-0.565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01895">
            <text:p>80.001895</text:p>
          </table:table-cell>
          <table:table-cell office:value-type="float" office:value="83.200608">
            <text:p>83.200608</text:p>
          </table:table-cell>
          <table:table-cell table:formula="of:=[.B521]-[.C521]" office:value-type="float" office:value="-3.198713">
            <text:p>-3.198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58978">
            <text:p>93.658978</text:p>
          </table:table-cell>
          <table:table-cell office:value-type="float" office:value="97.813215">
            <text:p>97.813215</text:p>
          </table:table-cell>
          <table:table-cell table:formula="of:=[.B522]-[.C522]" office:value-type="float" office:value="-4.154237">
            <text:p>-4.154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517543">
            <text:p>49.517543</text:p>
          </table:table-cell>
          <table:table-cell office:value-type="float" office:value="50.994601">
            <text:p>50.994601</text:p>
          </table:table-cell>
          <table:table-cell table:formula="of:=[.B523]-[.C523]" office:value-type="float" office:value="-1.477058">
            <text:p>-1.477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534448">
            <text:p>123.534448</text:p>
          </table:table-cell>
          <table:table-cell office:value-type="float" office:value="127.075184">
            <text:p>127.075184</text:p>
          </table:table-cell>
          <table:table-cell table:formula="of:=[.B524]-[.C524]" office:value-type="float" office:value="-3.540736">
            <text:p>-3.540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391286">
            <text:p>201.391286</text:p>
          </table:table-cell>
          <table:table-cell office:value-type="float" office:value="203.668868">
            <text:p>203.668868</text:p>
          </table:table-cell>
          <table:table-cell table:formula="of:=[.B525]-[.C525]" office:value-type="float" office:value="-2.277582">
            <text:p>-2.277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82154">
            <text:p>48.482154</text:p>
          </table:table-cell>
          <table:table-cell office:value-type="float" office:value="49.381654">
            <text:p>49.381654</text:p>
          </table:table-cell>
          <table:table-cell table:formula="of:=[.B526]-[.C526]" office:value-type="float" office:value="-0.899499999999996">
            <text:p>-0.8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69368">
            <text:p>85.69368</text:p>
          </table:table-cell>
          <table:table-cell office:value-type="float" office:value="88.221747">
            <text:p>88.221747</text:p>
          </table:table-cell>
          <table:table-cell table:formula="of:=[.B527]-[.C527]" office:value-type="float" office:value="-2.52806699999999">
            <text:p>-2.528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99613">
            <text:p>65.599613</text:p>
          </table:table-cell>
          <table:table-cell office:value-type="float" office:value="68.303223">
            <text:p>68.303223</text:p>
          </table:table-cell>
          <table:table-cell table:formula="of:=[.B528]-[.C528]" office:value-type="float" office:value="-2.70361">
            <text:p>-2.70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024443">
            <text:p>273.024443</text:p>
          </table:table-cell>
          <table:table-cell office:value-type="float" office:value="279.987378">
            <text:p>279.987378</text:p>
          </table:table-cell>
          <table:table-cell table:formula="of:=[.B529]-[.C529]" office:value-type="float" office:value="-6.96293499999996">
            <text:p>-6.962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59076">
            <text:p>109.059076</text:p>
          </table:table-cell>
          <table:table-cell office:value-type="float" office:value="114.550934">
            <text:p>114.550934</text:p>
          </table:table-cell>
          <table:table-cell table:formula="of:=[.B530]-[.C530]" office:value-type="float" office:value="-5.49185799999999">
            <text:p>-5.491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211405">
            <text:p>116.211405</text:p>
          </table:table-cell>
          <table:table-cell office:value-type="float" office:value="119.035677">
            <text:p>119.035677</text:p>
          </table:table-cell>
          <table:table-cell table:formula="of:=[.B531]-[.C531]" office:value-type="float" office:value="-2.82427200000001">
            <text:p>-2.824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976143">
            <text:p>94.976143</text:p>
          </table:table-cell>
          <table:table-cell office:value-type="float" office:value="96.863551">
            <text:p>96.863551</text:p>
          </table:table-cell>
          <table:table-cell table:formula="of:=[.B532]-[.C532]" office:value-type="float" office:value="-1.88740800000001">
            <text:p>-1.887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867578">
            <text:p>44.867578</text:p>
          </table:table-cell>
          <table:table-cell office:value-type="float" office:value="46.316149">
            <text:p>46.316149</text:p>
          </table:table-cell>
          <table:table-cell table:formula="of:=[.B533]-[.C533]" office:value-type="float" office:value="-1.448571">
            <text:p>-1.448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53423">
            <text:p>67.053423</text:p>
          </table:table-cell>
          <table:table-cell office:value-type="float" office:value="67.994036">
            <text:p>67.994036</text:p>
          </table:table-cell>
          <table:table-cell table:formula="of:=[.B534]-[.C534]" office:value-type="float" office:value="-0.940612999999999">
            <text:p>-0.940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116458">
            <text:p>109.116458</text:p>
          </table:table-cell>
          <table:table-cell office:value-type="float" office:value="112.879802">
            <text:p>112.879802</text:p>
          </table:table-cell>
          <table:table-cell table:formula="of:=[.B535]-[.C535]" office:value-type="float" office:value="-3.763344">
            <text:p>-3.763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237225">
            <text:p>112.237225</text:p>
          </table:table-cell>
          <table:table-cell office:value-type="float" office:value="114.816903">
            <text:p>114.816903</text:p>
          </table:table-cell>
          <table:table-cell table:formula="of:=[.B536]-[.C536]" office:value-type="float" office:value="-2.579678">
            <text:p>-2.579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27086">
            <text:p>79.527086</text:p>
          </table:table-cell>
          <table:table-cell office:value-type="float" office:value="81.518758">
            <text:p>81.518758</text:p>
          </table:table-cell>
          <table:table-cell table:formula="of:=[.B537]-[.C537]" office:value-type="float" office:value="-1.99167200000001">
            <text:p>-1.991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657914">
            <text:p>157.657914</text:p>
          </table:table-cell>
          <table:table-cell office:value-type="float" office:value="160.610334">
            <text:p>160.610334</text:p>
          </table:table-cell>
          <table:table-cell table:formula="of:=[.B538]-[.C538]" office:value-type="float" office:value="-2.95241999999999">
            <text:p>-2.95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063038">
            <text:p>204.063038</text:p>
          </table:table-cell>
          <table:table-cell office:value-type="float" office:value="210.235298">
            <text:p>210.235298</text:p>
          </table:table-cell>
          <table:table-cell table:formula="of:=[.B539]-[.C539]" office:value-type="float" office:value="-6.17225999999999">
            <text:p>-6.17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37698">
            <text:p>64.37698</text:p>
          </table:table-cell>
          <table:table-cell office:value-type="float" office:value="66.494915">
            <text:p>66.494915</text:p>
          </table:table-cell>
          <table:table-cell table:formula="of:=[.B540]-[.C540]" office:value-type="float" office:value="-2.117935">
            <text:p>-2.117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757949">
            <text:p>117.757949</text:p>
          </table:table-cell>
          <table:table-cell office:value-type="float" office:value="120.979329">
            <text:p>120.979329</text:p>
          </table:table-cell>
          <table:table-cell table:formula="of:=[.B541]-[.C541]" office:value-type="float" office:value="-3.22138000000001">
            <text:p>-3.22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1.777533">
            <text:p>481.777533</text:p>
          </table:table-cell>
          <table:table-cell office:value-type="float" office:value="492.653302">
            <text:p>492.653302</text:p>
          </table:table-cell>
          <table:table-cell table:formula="of:=[.B542]-[.C542]" office:value-type="float" office:value="-10.875769">
            <text:p>-10.875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10213">
            <text:p>67.010213</text:p>
          </table:table-cell>
          <table:table-cell office:value-type="float" office:value="70.423423">
            <text:p>70.423423</text:p>
          </table:table-cell>
          <table:table-cell table:formula="of:=[.B543]-[.C543]" office:value-type="float" office:value="-3.41321000000001">
            <text:p>-3.41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07465">
            <text:p>70.307465</text:p>
          </table:table-cell>
          <table:table-cell office:value-type="float" office:value="73.004324">
            <text:p>73.004324</text:p>
          </table:table-cell>
          <table:table-cell table:formula="of:=[.B544]-[.C544]" office:value-type="float" office:value="-2.696859">
            <text:p>-2.696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425128">
            <text:p>159.425128</text:p>
          </table:table-cell>
          <table:table-cell office:value-type="float" office:value="160.592277">
            <text:p>160.592277</text:p>
          </table:table-cell>
          <table:table-cell table:formula="of:=[.B545]-[.C545]" office:value-type="float" office:value="-1.16714899999999">
            <text:p>-1.167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048">
            <text:p>95.9048</text:p>
          </table:table-cell>
          <table:table-cell office:value-type="float" office:value="99.902183">
            <text:p>99.902183</text:p>
          </table:table-cell>
          <table:table-cell table:formula="of:=[.B546]-[.C546]" office:value-type="float" office:value="-3.997383">
            <text:p>-3.997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8.264455">
            <text:p>368.264455</text:p>
          </table:table-cell>
          <table:table-cell office:value-type="float" office:value="373.836615">
            <text:p>373.836615</text:p>
          </table:table-cell>
          <table:table-cell table:formula="of:=[.B547]-[.C547]" office:value-type="float" office:value="-5.57216">
            <text:p>-5.57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414407">
            <text:p>75.414407</text:p>
          </table:table-cell>
          <table:table-cell office:value-type="float" office:value="78.482843">
            <text:p>78.482843</text:p>
          </table:table-cell>
          <table:table-cell table:formula="of:=[.B548]-[.C548]" office:value-type="float" office:value="-3.06843600000001">
            <text:p>-3.068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6.999599">
            <text:p>336.999599</text:p>
          </table:table-cell>
          <table:table-cell office:value-type="float" office:value="346.083102">
            <text:p>346.083102</text:p>
          </table:table-cell>
          <table:table-cell table:formula="of:=[.B549]-[.C549]" office:value-type="float" office:value="-9.08350300000001">
            <text:p>-9.083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38541">
            <text:p>69.038541</text:p>
          </table:table-cell>
          <table:table-cell office:value-type="float" office:value="71.206632">
            <text:p>71.206632</text:p>
          </table:table-cell>
          <table:table-cell table:formula="of:=[.B550]-[.C550]" office:value-type="float" office:value="-2.168091">
            <text:p>-2.168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694685">
            <text:p>148.694685</text:p>
          </table:table-cell>
          <table:table-cell office:value-type="float" office:value="152.85007">
            <text:p>152.85007</text:p>
          </table:table-cell>
          <table:table-cell table:formula="of:=[.B551]-[.C551]" office:value-type="float" office:value="-4.155385">
            <text:p>-4.155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09253">
            <text:p>85.809253</text:p>
          </table:table-cell>
          <table:table-cell office:value-type="float" office:value="89.017463">
            <text:p>89.017463</text:p>
          </table:table-cell>
          <table:table-cell table:formula="of:=[.B552]-[.C552]" office:value-type="float" office:value="-3.20821000000001">
            <text:p>-3.20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352656">
            <text:p>119.352656</text:p>
          </table:table-cell>
          <table:table-cell office:value-type="float" office:value="123.620334">
            <text:p>123.620334</text:p>
          </table:table-cell>
          <table:table-cell table:formula="of:=[.B553]-[.C553]" office:value-type="float" office:value="-4.267678">
            <text:p>-4.267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968939">
            <text:p>272.968939</text:p>
          </table:table-cell>
          <table:table-cell office:value-type="float" office:value="275.060376">
            <text:p>275.060376</text:p>
          </table:table-cell>
          <table:table-cell table:formula="of:=[.B554]-[.C554]" office:value-type="float" office:value="-2.09143700000004">
            <text:p>-2.091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841243">
            <text:p>115.841243</text:p>
          </table:table-cell>
          <table:table-cell office:value-type="float" office:value="116.623668">
            <text:p>116.623668</text:p>
          </table:table-cell>
          <table:table-cell table:formula="of:=[.B555]-[.C555]" office:value-type="float" office:value="-0.782424999999989">
            <text:p>-0.782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922949">
            <text:p>250.922949</text:p>
          </table:table-cell>
          <table:table-cell office:value-type="float" office:value="250.281105">
            <text:p>250.281105</text:p>
          </table:table-cell>
          <table:table-cell table:formula="of:=[.B556]-[.C556]" office:value-type="float" office:value="0.641843999999992">
            <text:p>0.641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094779">
            <text:p>166.094779</text:p>
          </table:table-cell>
          <table:table-cell office:value-type="float" office:value="173.075488">
            <text:p>173.075488</text:p>
          </table:table-cell>
          <table:table-cell table:formula="of:=[.B557]-[.C557]" office:value-type="float" office:value="-6.98070900000002">
            <text:p>-6.980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078692">
            <text:p>197.078692</text:p>
          </table:table-cell>
          <table:table-cell office:value-type="float" office:value="208.183449">
            <text:p>208.183449</text:p>
          </table:table-cell>
          <table:table-cell table:formula="of:=[.B558]-[.C558]" office:value-type="float" office:value="-11.104757">
            <text:p>-11.104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19081">
            <text:p>103.619081</text:p>
          </table:table-cell>
          <table:table-cell office:value-type="float" office:value="107.440544">
            <text:p>107.440544</text:p>
          </table:table-cell>
          <table:table-cell table:formula="of:=[.B559]-[.C559]" office:value-type="float" office:value="-3.82146300000001">
            <text:p>-3.821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66505">
            <text:p>86.666505</text:p>
          </table:table-cell>
          <table:table-cell office:value-type="float" office:value="90.795815">
            <text:p>90.795815</text:p>
          </table:table-cell>
          <table:table-cell table:formula="of:=[.B560]-[.C560]" office:value-type="float" office:value="-4.12931">
            <text:p>-4.12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370206">
            <text:p>173.370206</text:p>
          </table:table-cell>
          <table:table-cell office:value-type="float" office:value="180.660984">
            <text:p>180.660984</text:p>
          </table:table-cell>
          <table:table-cell table:formula="of:=[.B561]-[.C561]" office:value-type="float" office:value="-7.29077800000002">
            <text:p>-7.290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008422">
            <text:p>122.008422</text:p>
          </table:table-cell>
          <table:table-cell office:value-type="float" office:value="127.737045">
            <text:p>127.737045</text:p>
          </table:table-cell>
          <table:table-cell table:formula="of:=[.B562]-[.C562]" office:value-type="float" office:value="-5.728623">
            <text:p>-5.728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.083661">
            <text:p>265.083661</text:p>
          </table:table-cell>
          <table:table-cell office:value-type="float" office:value="275.402528">
            <text:p>275.402528</text:p>
          </table:table-cell>
          <table:table-cell table:formula="of:=[.B563]-[.C563]" office:value-type="float" office:value="-10.318867">
            <text:p>-10.318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566112">
            <text:p>281.566112</text:p>
          </table:table-cell>
          <table:table-cell office:value-type="float" office:value="286.154132">
            <text:p>286.154132</text:p>
          </table:table-cell>
          <table:table-cell table:formula="of:=[.B564]-[.C564]" office:value-type="float" office:value="-4.58802000000003">
            <text:p>-4.58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4.024271">
            <text:p>634.024271</text:p>
          </table:table-cell>
          <table:table-cell office:value-type="float" office:value="632.103388">
            <text:p>632.103388</text:p>
          </table:table-cell>
          <table:table-cell table:formula="of:=[.B565]-[.C565]" office:value-type="float" office:value="1.920883">
            <text:p>1.920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147349">
            <text:p>148.147349</text:p>
          </table:table-cell>
          <table:table-cell office:value-type="float" office:value="155.194836">
            <text:p>155.194836</text:p>
          </table:table-cell>
          <table:table-cell table:formula="of:=[.B566]-[.C566]" office:value-type="float" office:value="-7.04748700000002">
            <text:p>-7.047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8.235458">
            <text:p>348.235458</text:p>
          </table:table-cell>
          <table:table-cell office:value-type="float" office:value="352.85245">
            <text:p>352.85245</text:p>
          </table:table-cell>
          <table:table-cell table:formula="of:=[.B567]-[.C567]" office:value-type="float" office:value="-4.61699199999998">
            <text:p>-4.616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61308">
            <text:p>143.61308</text:p>
          </table:table-cell>
          <table:table-cell office:value-type="float" office:value="150.683361">
            <text:p>150.683361</text:p>
          </table:table-cell>
          <table:table-cell table:formula="of:=[.B568]-[.C568]" office:value-type="float" office:value="-7.07028099999999">
            <text:p>-7.070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686628">
            <text:p>129.686628</text:p>
          </table:table-cell>
          <table:table-cell office:value-type="float" office:value="133.294234">
            <text:p>133.294234</text:p>
          </table:table-cell>
          <table:table-cell table:formula="of:=[.B569]-[.C569]" office:value-type="float" office:value="-3.60760599999998">
            <text:p>-3.607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6.793615">
            <text:p>766.793615</text:p>
          </table:table-cell>
          <table:table-cell office:value-type="float" office:value="787.662337">
            <text:p>787.662337</text:p>
          </table:table-cell>
          <table:table-cell table:formula="of:=[.B570]-[.C570]" office:value-type="float" office:value="-20.8687219999999">
            <text:p>-20.868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834119">
            <text:p>92.834119</text:p>
          </table:table-cell>
          <table:table-cell office:value-type="float" office:value="92.194203">
            <text:p>92.194203</text:p>
          </table:table-cell>
          <table:table-cell table:formula="of:=[.B571]-[.C571]" office:value-type="float" office:value="0.639916">
            <text:p>0.639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0.48962">
            <text:p>370.48962</text:p>
          </table:table-cell>
          <table:table-cell office:value-type="float" office:value="379.575857">
            <text:p>379.575857</text:p>
          </table:table-cell>
          <table:table-cell table:formula="of:=[.B572]-[.C572]" office:value-type="float" office:value="-9.08623699999998">
            <text:p>-9.086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580875">
            <text:p>41.580875</text:p>
          </table:table-cell>
          <table:table-cell office:value-type="float" office:value="43.754564">
            <text:p>43.754564</text:p>
          </table:table-cell>
          <table:table-cell table:formula="of:=[.B573]-[.C573]" office:value-type="float" office:value="-2.173689">
            <text:p>-2.173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047822">
            <text:p>167.047822</text:p>
          </table:table-cell>
          <table:table-cell office:value-type="float" office:value="175.349751">
            <text:p>175.349751</text:p>
          </table:table-cell>
          <table:table-cell table:formula="of:=[.B574]-[.C574]" office:value-type="float" office:value="-8.301929">
            <text:p>-8.301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389486">
            <text:p>121.389486</text:p>
          </table:table-cell>
          <table:table-cell office:value-type="float" office:value="125.894529">
            <text:p>125.894529</text:p>
          </table:table-cell>
          <table:table-cell table:formula="of:=[.B575]-[.C575]" office:value-type="float" office:value="-4.505043">
            <text:p>-4.505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2.871744">
            <text:p>542.871744</text:p>
          </table:table-cell>
          <table:table-cell office:value-type="float" office:value="541.274283">
            <text:p>541.274283</text:p>
          </table:table-cell>
          <table:table-cell table:formula="of:=[.B576]-[.C576]" office:value-type="float" office:value="1.59746100000007">
            <text:p>1.597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39681">
            <text:p>51.39681</text:p>
          </table:table-cell>
          <table:table-cell office:value-type="float" office:value="52.955737">
            <text:p>52.955737</text:p>
          </table:table-cell>
          <table:table-cell table:formula="of:=[.B577]-[.C577]" office:value-type="float" office:value="-1.558927">
            <text:p>-1.558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299065">
            <text:p>150.299065</text:p>
          </table:table-cell>
          <table:table-cell office:value-type="float" office:value="158.553755">
            <text:p>158.553755</text:p>
          </table:table-cell>
          <table:table-cell table:formula="of:=[.B578]-[.C578]" office:value-type="float" office:value="-8.25468999999998">
            <text:p>-8.25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96633">
            <text:p>107.396633</text:p>
          </table:table-cell>
          <table:table-cell office:value-type="float" office:value="113.772211">
            <text:p>113.772211</text:p>
          </table:table-cell>
          <table:table-cell table:formula="of:=[.B579]-[.C579]" office:value-type="float" office:value="-6.375578">
            <text:p>-6.375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3.198571">
            <text:p>523.198571</text:p>
          </table:table-cell>
          <table:table-cell office:value-type="float" office:value="532.999316">
            <text:p>532.999316</text:p>
          </table:table-cell>
          <table:table-cell table:formula="of:=[.B580]-[.C580]" office:value-type="float" office:value="-9.80074500000001">
            <text:p>-9.800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389493">
            <text:p>179.389493</text:p>
          </table:table-cell>
          <table:table-cell office:value-type="float" office:value="183.078163">
            <text:p>183.078163</text:p>
          </table:table-cell>
          <table:table-cell table:formula="of:=[.B581]-[.C581]" office:value-type="float" office:value="-3.68867">
            <text:p>-3.68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306593">
            <text:p>114.306593</text:p>
          </table:table-cell>
          <table:table-cell office:value-type="float" office:value="118.003956">
            <text:p>118.003956</text:p>
          </table:table-cell>
          <table:table-cell table:formula="of:=[.B582]-[.C582]" office:value-type="float" office:value="-3.697363">
            <text:p>-3.697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396729">
            <text:p>109.396729</text:p>
          </table:table-cell>
          <table:table-cell office:value-type="float" office:value="115.379541">
            <text:p>115.379541</text:p>
          </table:table-cell>
          <table:table-cell table:formula="of:=[.B583]-[.C583]" office:value-type="float" office:value="-5.98281200000001">
            <text:p>-5.982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478559">
            <text:p>122.478559</text:p>
          </table:table-cell>
          <table:table-cell office:value-type="float" office:value="128.704433">
            <text:p>128.704433</text:p>
          </table:table-cell>
          <table:table-cell table:formula="of:=[.B584]-[.C584]" office:value-type="float" office:value="-6.22587399999999">
            <text:p>-6.225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311037">
            <text:p>127.311037</text:p>
          </table:table-cell>
          <table:table-cell office:value-type="float" office:value="133.050274">
            <text:p>133.050274</text:p>
          </table:table-cell>
          <table:table-cell table:formula="of:=[.B585]-[.C585]" office:value-type="float" office:value="-5.739237">
            <text:p>-5.739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0599">
            <text:p>110.0599</text:p>
          </table:table-cell>
          <table:table-cell office:value-type="float" office:value="112.698156">
            <text:p>112.698156</text:p>
          </table:table-cell>
          <table:table-cell table:formula="of:=[.B586]-[.C586]" office:value-type="float" office:value="-2.638256">
            <text:p>-2.638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752967">
            <text:p>156.752967</text:p>
          </table:table-cell>
          <table:table-cell office:value-type="float" office:value="161.521224">
            <text:p>161.521224</text:p>
          </table:table-cell>
          <table:table-cell table:formula="of:=[.B587]-[.C587]" office:value-type="float" office:value="-4.76825699999998">
            <text:p>-4.768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45104">
            <text:p>44.445104</text:p>
          </table:table-cell>
          <table:table-cell office:value-type="float" office:value="47.379529">
            <text:p>47.379529</text:p>
          </table:table-cell>
          <table:table-cell table:formula="of:=[.B588]-[.C588]" office:value-type="float" office:value="-2.934425">
            <text:p>-2.934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16135">
            <text:p>101.016135</text:p>
          </table:table-cell>
          <table:table-cell office:value-type="float" office:value="105.035783">
            <text:p>105.035783</text:p>
          </table:table-cell>
          <table:table-cell table:formula="of:=[.B589]-[.C589]" office:value-type="float" office:value="-4.01964799999999">
            <text:p>-4.019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65125">
            <text:p>103.665125</text:p>
          </table:table-cell>
          <table:table-cell office:value-type="float" office:value="107.221066">
            <text:p>107.221066</text:p>
          </table:table-cell>
          <table:table-cell table:formula="of:=[.B590]-[.C590]" office:value-type="float" office:value="-3.55594099999999">
            <text:p>-3.555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97803">
            <text:p>104.197803</text:p>
          </table:table-cell>
          <table:table-cell office:value-type="float" office:value="109.740268">
            <text:p>109.740268</text:p>
          </table:table-cell>
          <table:table-cell table:formula="of:=[.B591]-[.C591]" office:value-type="float" office:value="-5.54246500000001">
            <text:p>-5.542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77602">
            <text:p>83.577602</text:p>
          </table:table-cell>
          <table:table-cell office:value-type="float" office:value="87.327405">
            <text:p>87.327405</text:p>
          </table:table-cell>
          <table:table-cell table:formula="of:=[.B592]-[.C592]" office:value-type="float" office:value="-3.749803">
            <text:p>-3.749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92324">
            <text:p>72.392324</text:p>
          </table:table-cell>
          <table:table-cell office:value-type="float" office:value="75.721117">
            <text:p>75.721117</text:p>
          </table:table-cell>
          <table:table-cell table:formula="of:=[.B593]-[.C593]" office:value-type="float" office:value="-3.328793">
            <text:p>-3.328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150052">
            <text:p>147.150052</text:p>
          </table:table-cell>
          <table:table-cell office:value-type="float" office:value="154.230784">
            <text:p>154.230784</text:p>
          </table:table-cell>
          <table:table-cell table:formula="of:=[.B594]-[.C594]" office:value-type="float" office:value="-7.08073200000001">
            <text:p>-7.080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6.189709">
            <text:p>496.189709</text:p>
          </table:table-cell>
          <table:table-cell office:value-type="float" office:value="500.521132">
            <text:p>500.521132</text:p>
          </table:table-cell>
          <table:table-cell table:formula="of:=[.B595]-[.C595]" office:value-type="float" office:value="-4.33142300000003">
            <text:p>-4.331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08275">
            <text:p>120.308275</text:p>
          </table:table-cell>
          <table:table-cell office:value-type="float" office:value="124.451745">
            <text:p>124.451745</text:p>
          </table:table-cell>
          <table:table-cell table:formula="of:=[.B596]-[.C596]" office:value-type="float" office:value="-4.14347000000001">
            <text:p>-4.14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60083">
            <text:p>64.660083</text:p>
          </table:table-cell>
          <table:table-cell office:value-type="float" office:value="65.608928">
            <text:p>65.608928</text:p>
          </table:table-cell>
          <table:table-cell table:formula="of:=[.B597]-[.C597]" office:value-type="float" office:value="-0.948845000000006">
            <text:p>-0.948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02331">
            <text:p>91.902331</text:p>
          </table:table-cell>
          <table:table-cell office:value-type="float" office:value="96.029627">
            <text:p>96.029627</text:p>
          </table:table-cell>
          <table:table-cell table:formula="of:=[.B598]-[.C598]" office:value-type="float" office:value="-4.127296">
            <text:p>-4.127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399008">
            <text:p>222.399008</text:p>
          </table:table-cell>
          <table:table-cell office:value-type="float" office:value="231.005775">
            <text:p>231.005775</text:p>
          </table:table-cell>
          <table:table-cell table:formula="of:=[.B599]-[.C599]" office:value-type="float" office:value="-8.60676699999999">
            <text:p>-8.606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38954">
            <text:p>135.738954</text:p>
          </table:table-cell>
          <table:table-cell office:value-type="float" office:value="140.052726">
            <text:p>140.052726</text:p>
          </table:table-cell>
          <table:table-cell table:formula="of:=[.B600]-[.C600]" office:value-type="float" office:value="-4.313772">
            <text:p>-4.313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81847">
            <text:p>74.081847</text:p>
          </table:table-cell>
          <table:table-cell office:value-type="float" office:value="77.267564">
            <text:p>77.267564</text:p>
          </table:table-cell>
          <table:table-cell table:formula="of:=[.B601]-[.C601]" office:value-type="float" office:value="-3.185717">
            <text:p>-3.185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92973">
            <text:p>105.092973</text:p>
          </table:table-cell>
          <table:table-cell office:value-type="float" office:value="110.175766">
            <text:p>110.175766</text:p>
          </table:table-cell>
          <table:table-cell table:formula="of:=[.B602]-[.C602]" office:value-type="float" office:value="-5.082793">
            <text:p>-5.082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084796">
            <text:p>199.084796</text:p>
          </table:table-cell>
          <table:table-cell office:value-type="float" office:value="208.883353">
            <text:p>208.883353</text:p>
          </table:table-cell>
          <table:table-cell table:formula="of:=[.B603]-[.C603]" office:value-type="float" office:value="-9.79855699999999">
            <text:p>-9.798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36445">
            <text:p>92.336445</text:p>
          </table:table-cell>
          <table:table-cell office:value-type="float" office:value="95.867177">
            <text:p>95.867177</text:p>
          </table:table-cell>
          <table:table-cell table:formula="of:=[.B604]-[.C604]" office:value-type="float" office:value="-3.530732">
            <text:p>-3.530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391458">
            <text:p>51.391458</text:p>
          </table:table-cell>
          <table:table-cell office:value-type="float" office:value="54.70066">
            <text:p>54.70066</text:p>
          </table:table-cell>
          <table:table-cell table:formula="of:=[.B605]-[.C605]" office:value-type="float" office:value="-3.309202">
            <text:p>-3.309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22089">
            <text:p>85.422089</text:p>
          </table:table-cell>
          <table:table-cell office:value-type="float" office:value="88.779464">
            <text:p>88.779464</text:p>
          </table:table-cell>
          <table:table-cell table:formula="of:=[.B606]-[.C606]" office:value-type="float" office:value="-3.357375">
            <text:p>-3.357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02143">
            <text:p>130.02143</text:p>
          </table:table-cell>
          <table:table-cell office:value-type="float" office:value="138.734312">
            <text:p>138.734312</text:p>
          </table:table-cell>
          <table:table-cell table:formula="of:=[.B607]-[.C607]" office:value-type="float" office:value="-8.71288199999998">
            <text:p>-8.712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12382">
            <text:p>124.112382</text:p>
          </table:table-cell>
          <table:table-cell office:value-type="float" office:value="130.540366">
            <text:p>130.540366</text:p>
          </table:table-cell>
          <table:table-cell table:formula="of:=[.B608]-[.C608]" office:value-type="float" office:value="-6.42798400000001">
            <text:p>-6.427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95894">
            <text:p>94.695894</text:p>
          </table:table-cell>
          <table:table-cell office:value-type="float" office:value="97.909233">
            <text:p>97.909233</text:p>
          </table:table-cell>
          <table:table-cell table:formula="of:=[.B609]-[.C609]" office:value-type="float" office:value="-3.213339">
            <text:p>-3.213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200674">
            <text:p>194.200674</text:p>
          </table:table-cell>
          <table:table-cell office:value-type="float" office:value="208.367244">
            <text:p>208.367244</text:p>
          </table:table-cell>
          <table:table-cell table:formula="of:=[.B610]-[.C610]" office:value-type="float" office:value="-14.16657">
            <text:p>-14.16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148">
            <text:p>96.3148</text:p>
          </table:table-cell>
          <table:table-cell office:value-type="float" office:value="103.883516">
            <text:p>103.883516</text:p>
          </table:table-cell>
          <table:table-cell table:formula="of:=[.B611]-[.C611]" office:value-type="float" office:value="-7.568716">
            <text:p>-7.568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2.591203">
            <text:p>1752.591203</text:p>
          </table:table-cell>
          <table:table-cell office:value-type="float" office:value="1779.88401">
            <text:p>1779.88401</text:p>
          </table:table-cell>
          <table:table-cell table:formula="of:=[.B612]-[.C612]" office:value-type="float" office:value="-27.292807">
            <text:p>-27.292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24259">
            <text:p>144.724259</text:p>
          </table:table-cell>
          <table:table-cell office:value-type="float" office:value="151.187269">
            <text:p>151.187269</text:p>
          </table:table-cell>
          <table:table-cell table:formula="of:=[.B613]-[.C613]" office:value-type="float" office:value="-6.46301">
            <text:p>-6.46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68035">
            <text:p>95.568035</text:p>
          </table:table-cell>
          <table:table-cell office:value-type="float" office:value="99.10841">
            <text:p>99.10841</text:p>
          </table:table-cell>
          <table:table-cell table:formula="of:=[.B614]-[.C614]" office:value-type="float" office:value="-3.54037500000001">
            <text:p>-3.540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927547">
            <text:p>74.927547</text:p>
          </table:table-cell>
          <table:table-cell office:value-type="float" office:value="76.908906">
            <text:p>76.908906</text:p>
          </table:table-cell>
          <table:table-cell table:formula="of:=[.B615]-[.C615]" office:value-type="float" office:value="-1.981359">
            <text:p>-1.981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51285">
            <text:p>83.051285</text:p>
          </table:table-cell>
          <table:table-cell office:value-type="float" office:value="88.718048">
            <text:p>88.718048</text:p>
          </table:table-cell>
          <table:table-cell table:formula="of:=[.B616]-[.C616]" office:value-type="float" office:value="-5.666763">
            <text:p>-5.666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28446">
            <text:p>70.928446</text:p>
          </table:table-cell>
          <table:table-cell office:value-type="float" office:value="74.663394">
            <text:p>74.663394</text:p>
          </table:table-cell>
          <table:table-cell table:formula="of:=[.B617]-[.C617]" office:value-type="float" office:value="-3.734948">
            <text:p>-3.734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067579">
            <text:p>86.067579</text:p>
          </table:table-cell>
          <table:table-cell office:value-type="float" office:value="87.920738">
            <text:p>87.920738</text:p>
          </table:table-cell>
          <table:table-cell table:formula="of:=[.B618]-[.C618]" office:value-type="float" office:value="-1.85315900000001">
            <text:p>-1.853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883953">
            <text:p>190.883953</text:p>
          </table:table-cell>
          <table:table-cell office:value-type="float" office:value="193.763239">
            <text:p>193.763239</text:p>
          </table:table-cell>
          <table:table-cell table:formula="of:=[.B619]-[.C619]" office:value-type="float" office:value="-2.87928600000001">
            <text:p>-2.879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68168">
            <text:p>95.068168</text:p>
          </table:table-cell>
          <table:table-cell office:value-type="float" office:value="98.95441">
            <text:p>98.95441</text:p>
          </table:table-cell>
          <table:table-cell table:formula="of:=[.B620]-[.C620]" office:value-type="float" office:value="-3.886242">
            <text:p>-3.886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9856">
            <text:p>99.19856</text:p>
          </table:table-cell>
          <table:table-cell office:value-type="float" office:value="103.224092">
            <text:p>103.224092</text:p>
          </table:table-cell>
          <table:table-cell table:formula="of:=[.B621]-[.C621]" office:value-type="float" office:value="-4.025532">
            <text:p>-4.025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686981">
            <text:p>187.686981</text:p>
          </table:table-cell>
          <table:table-cell office:value-type="float" office:value="196.639211">
            <text:p>196.639211</text:p>
          </table:table-cell>
          <table:table-cell table:formula="of:=[.B622]-[.C622]" office:value-type="float" office:value="-8.95222999999999">
            <text:p>-8.952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162842">
            <text:p>138.162842</text:p>
          </table:table-cell>
          <table:table-cell office:value-type="float" office:value="143.824361">
            <text:p>143.824361</text:p>
          </table:table-cell>
          <table:table-cell table:formula="of:=[.B623]-[.C623]" office:value-type="float" office:value="-5.661519">
            <text:p>-5.661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45321">
            <text:p>108.045321</text:p>
          </table:table-cell>
          <table:table-cell office:value-type="float" office:value="112.79109">
            <text:p>112.79109</text:p>
          </table:table-cell>
          <table:table-cell table:formula="of:=[.B624]-[.C624]" office:value-type="float" office:value="-4.745769">
            <text:p>-4.745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130528">
            <text:p>211.130528</text:p>
          </table:table-cell>
          <table:table-cell office:value-type="float" office:value="214.406723">
            <text:p>214.406723</text:p>
          </table:table-cell>
          <table:table-cell table:formula="of:=[.B625]-[.C625]" office:value-type="float" office:value="-3.276195">
            <text:p>-3.276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247216">
            <text:p>237.247216</text:p>
          </table:table-cell>
          <table:table-cell office:value-type="float" office:value="248.003332">
            <text:p>248.003332</text:p>
          </table:table-cell>
          <table:table-cell table:formula="of:=[.B626]-[.C626]" office:value-type="float" office:value="-10.756116">
            <text:p>-10.756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18579">
            <text:p>86.818579</text:p>
          </table:table-cell>
          <table:table-cell office:value-type="float" office:value="89.710257">
            <text:p>89.710257</text:p>
          </table:table-cell>
          <table:table-cell table:formula="of:=[.B627]-[.C627]" office:value-type="float" office:value="-2.891678">
            <text:p>-2.891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46159">
            <text:p>89.846159</text:p>
          </table:table-cell>
          <table:table-cell office:value-type="float" office:value="92.181727">
            <text:p>92.181727</text:p>
          </table:table-cell>
          <table:table-cell table:formula="of:=[.B628]-[.C628]" office:value-type="float" office:value="-2.33556799999999">
            <text:p>-2.335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20046">
            <text:p>106.520046</text:p>
          </table:table-cell>
          <table:table-cell office:value-type="float" office:value="112.685833">
            <text:p>112.685833</text:p>
          </table:table-cell>
          <table:table-cell table:formula="of:=[.B629]-[.C629]" office:value-type="float" office:value="-6.16578700000001">
            <text:p>-6.165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560308">
            <text:p>68.560308</text:p>
          </table:table-cell>
          <table:table-cell office:value-type="float" office:value="72.088033">
            <text:p>72.088033</text:p>
          </table:table-cell>
          <table:table-cell table:formula="of:=[.B630]-[.C630]" office:value-type="float" office:value="-3.52772499999999">
            <text:p>-3.527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892356">
            <text:p>135.892356</text:p>
          </table:table-cell>
          <table:table-cell office:value-type="float" office:value="140.648683">
            <text:p>140.648683</text:p>
          </table:table-cell>
          <table:table-cell table:formula="of:=[.B631]-[.C631]" office:value-type="float" office:value="-4.756327">
            <text:p>-4.756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663892">
            <text:p>111.663892</text:p>
          </table:table-cell>
          <table:table-cell office:value-type="float" office:value="116.98688">
            <text:p>116.98688</text:p>
          </table:table-cell>
          <table:table-cell table:formula="of:=[.B632]-[.C632]" office:value-type="float" office:value="-5.322988">
            <text:p>-5.322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04851">
            <text:p>63.304851</text:p>
          </table:table-cell>
          <table:table-cell office:value-type="float" office:value="66.562918">
            <text:p>66.562918</text:p>
          </table:table-cell>
          <table:table-cell table:formula="of:=[.B633]-[.C633]" office:value-type="float" office:value="-3.258067">
            <text:p>-3.258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390003">
            <text:p>64.390003</text:p>
          </table:table-cell>
          <table:table-cell office:value-type="float" office:value="66.551054">
            <text:p>66.551054</text:p>
          </table:table-cell>
          <table:table-cell table:formula="of:=[.B634]-[.C634]" office:value-type="float" office:value="-2.161051">
            <text:p>-2.161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243146">
            <text:p>134.243146</text:p>
          </table:table-cell>
          <table:table-cell office:value-type="float" office:value="138.468971">
            <text:p>138.468971</text:p>
          </table:table-cell>
          <table:table-cell table:formula="of:=[.B635]-[.C635]" office:value-type="float" office:value="-4.22582500000001">
            <text:p>-4.225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8419">
            <text:p>97.78419</text:p>
          </table:table-cell>
          <table:table-cell office:value-type="float" office:value="101.87774">
            <text:p>101.87774</text:p>
          </table:table-cell>
          <table:table-cell table:formula="of:=[.B636]-[.C636]" office:value-type="float" office:value="-4.09355000000001">
            <text:p>-4.09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736022">
            <text:p>198.736022</text:p>
          </table:table-cell>
          <table:table-cell office:value-type="float" office:value="231.501356">
            <text:p>231.501356</text:p>
          </table:table-cell>
          <table:table-cell table:formula="of:=[.B637]-[.C637]" office:value-type="float" office:value="-32.765334">
            <text:p>-32.765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537189">
            <text:p>141.537189</text:p>
          </table:table-cell>
          <table:table-cell office:value-type="float" office:value="146.558272">
            <text:p>146.558272</text:p>
          </table:table-cell>
          <table:table-cell table:formula="of:=[.B638]-[.C638]" office:value-type="float" office:value="-5.02108299999998">
            <text:p>-5.021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5.913857">
            <text:p>535.913857</text:p>
          </table:table-cell>
          <table:table-cell office:value-type="float" office:value="543.604153">
            <text:p>543.604153</text:p>
          </table:table-cell>
          <table:table-cell table:formula="of:=[.B639]-[.C639]" office:value-type="float" office:value="-7.69029599999999">
            <text:p>-7.690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74653">
            <text:p>87.374653</text:p>
          </table:table-cell>
          <table:table-cell office:value-type="float" office:value="90.903245">
            <text:p>90.903245</text:p>
          </table:table-cell>
          <table:table-cell table:formula="of:=[.B640]-[.C640]" office:value-type="float" office:value="-3.528592">
            <text:p>-3.528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843828">
            <text:p>125.843828</text:p>
          </table:table-cell>
          <table:table-cell office:value-type="float" office:value="132.117164">
            <text:p>132.117164</text:p>
          </table:table-cell>
          <table:table-cell table:formula="of:=[.B641]-[.C641]" office:value-type="float" office:value="-6.273336">
            <text:p>-6.273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465306">
            <text:p>136.465306</text:p>
          </table:table-cell>
          <table:table-cell office:value-type="float" office:value="143.685481">
            <text:p>143.685481</text:p>
          </table:table-cell>
          <table:table-cell table:formula="of:=[.B642]-[.C642]" office:value-type="float" office:value="-7.22017500000001">
            <text:p>-7.220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01437">
            <text:p>56.501437</text:p>
          </table:table-cell>
          <table:table-cell office:value-type="float" office:value="59.107333">
            <text:p>59.107333</text:p>
          </table:table-cell>
          <table:table-cell table:formula="of:=[.B643]-[.C643]" office:value-type="float" office:value="-2.60589599999999">
            <text:p>-2.605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14325">
            <text:p>84.914325</text:p>
          </table:table-cell>
          <table:table-cell office:value-type="float" office:value="89.496292">
            <text:p>89.496292</text:p>
          </table:table-cell>
          <table:table-cell table:formula="of:=[.B644]-[.C644]" office:value-type="float" office:value="-4.58196699999999">
            <text:p>-4.581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990692">
            <text:p>158.990692</text:p>
          </table:table-cell>
          <table:table-cell office:value-type="float" office:value="165.753367">
            <text:p>165.753367</text:p>
          </table:table-cell>
          <table:table-cell table:formula="of:=[.B645]-[.C645]" office:value-type="float" office:value="-6.762675">
            <text:p>-6.762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85994">
            <text:p>292.85994</text:p>
          </table:table-cell>
          <table:table-cell office:value-type="float" office:value="300.325995">
            <text:p>300.325995</text:p>
          </table:table-cell>
          <table:table-cell table:formula="of:=[.B646]-[.C646]" office:value-type="float" office:value="-7.46605499999998">
            <text:p>-7.466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685793">
            <text:p>129.685793</text:p>
          </table:table-cell>
          <table:table-cell office:value-type="float" office:value="133.564826">
            <text:p>133.564826</text:p>
          </table:table-cell>
          <table:table-cell table:formula="of:=[.B647]-[.C647]" office:value-type="float" office:value="-3.87903300000002">
            <text:p>-3.879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72715">
            <text:p>103.172715</text:p>
          </table:table-cell>
          <table:table-cell office:value-type="float" office:value="107.072996">
            <text:p>107.072996</text:p>
          </table:table-cell>
          <table:table-cell table:formula="of:=[.B648]-[.C648]" office:value-type="float" office:value="-3.90028100000001">
            <text:p>-3.900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6.266004">
            <text:p>446.266004</text:p>
          </table:table-cell>
          <table:table-cell office:value-type="float" office:value="455.01074">
            <text:p>455.01074</text:p>
          </table:table-cell>
          <table:table-cell table:formula="of:=[.B649]-[.C649]" office:value-type="float" office:value="-8.74473599999999">
            <text:p>-8.744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9.179434">
            <text:p>709.179434</text:p>
          </table:table-cell>
          <table:table-cell office:value-type="float" office:value="716.626135">
            <text:p>716.626135</text:p>
          </table:table-cell>
          <table:table-cell table:formula="of:=[.B650]-[.C650]" office:value-type="float" office:value="-7.44670099999996">
            <text:p>-7.446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57288">
            <text:p>87.557288</text:p>
          </table:table-cell>
          <table:table-cell office:value-type="float" office:value="91.155526">
            <text:p>91.155526</text:p>
          </table:table-cell>
          <table:table-cell table:formula="of:=[.B651]-[.C651]" office:value-type="float" office:value="-3.59823799999999">
            <text:p>-3.598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373632">
            <text:p>199.373632</text:p>
          </table:table-cell>
          <table:table-cell office:value-type="float" office:value="206.138488">
            <text:p>206.138488</text:p>
          </table:table-cell>
          <table:table-cell table:formula="of:=[.B652]-[.C652]" office:value-type="float" office:value="-6.76485600000001">
            <text:p>-6.764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739516">
            <text:p>160.739516</text:p>
          </table:table-cell>
          <table:table-cell office:value-type="float" office:value="168.486471">
            <text:p>168.486471</text:p>
          </table:table-cell>
          <table:table-cell table:formula="of:=[.B653]-[.C653]" office:value-type="float" office:value="-7.74695499999999">
            <text:p>-7.746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52751">
            <text:p>130.652751</text:p>
          </table:table-cell>
          <table:table-cell office:value-type="float" office:value="134.083201">
            <text:p>134.083201</text:p>
          </table:table-cell>
          <table:table-cell table:formula="of:=[.B654]-[.C654]" office:value-type="float" office:value="-3.43045000000001">
            <text:p>-3.43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21517">
            <text:p>105.021517</text:p>
          </table:table-cell>
          <table:table-cell office:value-type="float" office:value="110.023688">
            <text:p>110.023688</text:p>
          </table:table-cell>
          <table:table-cell table:formula="of:=[.B655]-[.C655]" office:value-type="float" office:value="-5.002171">
            <text:p>-5.002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563965">
            <text:p>127.563965</text:p>
          </table:table-cell>
          <table:table-cell office:value-type="float" office:value="133.099483">
            <text:p>133.099483</text:p>
          </table:table-cell>
          <table:table-cell table:formula="of:=[.B656]-[.C656]" office:value-type="float" office:value="-5.535518">
            <text:p>-5.535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50864">
            <text:p>121.150864</text:p>
          </table:table-cell>
          <table:table-cell office:value-type="float" office:value="129.345926">
            <text:p>129.345926</text:p>
          </table:table-cell>
          <table:table-cell table:formula="of:=[.B657]-[.C657]" office:value-type="float" office:value="-8.19506199999999">
            <text:p>-8.195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445043">
            <text:p>97.445043</text:p>
          </table:table-cell>
          <table:table-cell office:value-type="float" office:value="102.099647">
            <text:p>102.099647</text:p>
          </table:table-cell>
          <table:table-cell table:formula="of:=[.B658]-[.C658]" office:value-type="float" office:value="-4.65460400000001">
            <text:p>-4.654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98721">
            <text:p>88.798721</text:p>
          </table:table-cell>
          <table:table-cell office:value-type="float" office:value="91.162828">
            <text:p>91.162828</text:p>
          </table:table-cell>
          <table:table-cell table:formula="of:=[.B659]-[.C659]" office:value-type="float" office:value="-2.364107">
            <text:p>-2.364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570105">
            <text:p>130.570105</text:p>
          </table:table-cell>
          <table:table-cell office:value-type="float" office:value="134.066354">
            <text:p>134.066354</text:p>
          </table:table-cell>
          <table:table-cell table:formula="of:=[.B660]-[.C660]" office:value-type="float" office:value="-3.49624899999998">
            <text:p>-3.496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277755">
            <text:p>256.277755</text:p>
          </table:table-cell>
          <table:table-cell office:value-type="float" office:value="264.320115">
            <text:p>264.320115</text:p>
          </table:table-cell>
          <table:table-cell table:formula="of:=[.B661]-[.C661]" office:value-type="float" office:value="-8.04235999999997">
            <text:p>-8.04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984857">
            <text:p>33.984857</text:p>
          </table:table-cell>
          <table:table-cell office:value-type="float" office:value="34.964901">
            <text:p>34.964901</text:p>
          </table:table-cell>
          <table:table-cell table:formula="of:=[.B662]-[.C662]" office:value-type="float" office:value="-0.980044">
            <text:p>-0.980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82743">
            <text:p>164.382743</text:p>
          </table:table-cell>
          <table:table-cell office:value-type="float" office:value="175.468512">
            <text:p>175.468512</text:p>
          </table:table-cell>
          <table:table-cell table:formula="of:=[.B663]-[.C663]" office:value-type="float" office:value="-11.085769">
            <text:p>-11.085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77633">
            <text:p>95.077633</text:p>
          </table:table-cell>
          <table:table-cell office:value-type="float" office:value="99.450846">
            <text:p>99.450846</text:p>
          </table:table-cell>
          <table:table-cell table:formula="of:=[.B664]-[.C664]" office:value-type="float" office:value="-4.37321299999999">
            <text:p>-4.373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41047">
            <text:p>201.41047</text:p>
          </table:table-cell>
          <table:table-cell office:value-type="float" office:value="205.933018">
            <text:p>205.933018</text:p>
          </table:table-cell>
          <table:table-cell table:formula="of:=[.B665]-[.C665]" office:value-type="float" office:value="-4.522548">
            <text:p>-4.522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83089">
            <text:p>78.83089</text:p>
          </table:table-cell>
          <table:table-cell office:value-type="float" office:value="81.820232">
            <text:p>81.820232</text:p>
          </table:table-cell>
          <table:table-cell table:formula="of:=[.B666]-[.C666]" office:value-type="float" office:value="-2.98934200000001">
            <text:p>-2.989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8115">
            <text:p>153.68115</text:p>
          </table:table-cell>
          <table:table-cell office:value-type="float" office:value="160.640793">
            <text:p>160.640793</text:p>
          </table:table-cell>
          <table:table-cell table:formula="of:=[.B667]-[.C667]" office:value-type="float" office:value="-6.959643">
            <text:p>-6.959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63788">
            <text:p>99.863788</text:p>
          </table:table-cell>
          <table:table-cell office:value-type="float" office:value="102.22805">
            <text:p>102.22805</text:p>
          </table:table-cell>
          <table:table-cell table:formula="of:=[.B668]-[.C668]" office:value-type="float" office:value="-2.364262">
            <text:p>-2.364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344188">
            <text:p>116.344188</text:p>
          </table:table-cell>
          <table:table-cell office:value-type="float" office:value="121.096443">
            <text:p>121.096443</text:p>
          </table:table-cell>
          <table:table-cell table:formula="of:=[.B669]-[.C669]" office:value-type="float" office:value="-4.75225499999999">
            <text:p>-4.752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47894">
            <text:p>86.347894</text:p>
          </table:table-cell>
          <table:table-cell office:value-type="float" office:value="90.527448">
            <text:p>90.527448</text:p>
          </table:table-cell>
          <table:table-cell table:formula="of:=[.B670]-[.C670]" office:value-type="float" office:value="-4.17955400000001">
            <text:p>-4.179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852486">
            <text:p>252.852486</text:p>
          </table:table-cell>
          <table:table-cell office:value-type="float" office:value="260.796551">
            <text:p>260.796551</text:p>
          </table:table-cell>
          <table:table-cell table:formula="of:=[.B671]-[.C671]" office:value-type="float" office:value="-7.94406500000002">
            <text:p>-7.944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798928">
            <text:p>232.798928</text:p>
          </table:table-cell>
          <table:table-cell office:value-type="float" office:value="236.075101">
            <text:p>236.075101</text:p>
          </table:table-cell>
          <table:table-cell table:formula="of:=[.B672]-[.C672]" office:value-type="float" office:value="-3.276173">
            <text:p>-3.276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95529">
            <text:p>119.095529</text:p>
          </table:table-cell>
          <table:table-cell office:value-type="float" office:value="123.747728">
            <text:p>123.747728</text:p>
          </table:table-cell>
          <table:table-cell table:formula="of:=[.B673]-[.C673]" office:value-type="float" office:value="-4.652199">
            <text:p>-4.652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429416">
            <text:p>103.429416</text:p>
          </table:table-cell>
          <table:table-cell office:value-type="float" office:value="106.691715">
            <text:p>106.691715</text:p>
          </table:table-cell>
          <table:table-cell table:formula="of:=[.B674]-[.C674]" office:value-type="float" office:value="-3.262299">
            <text:p>-3.262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5.012593">
            <text:p>455.012593</text:p>
          </table:table-cell>
          <table:table-cell office:value-type="float" office:value="454.753679">
            <text:p>454.753679</text:p>
          </table:table-cell>
          <table:table-cell table:formula="of:=[.B675]-[.C675]" office:value-type="float" office:value="0.258914000000004">
            <text:p>0.258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99589">
            <text:p>105.799589</text:p>
          </table:table-cell>
          <table:table-cell office:value-type="float" office:value="112.171829">
            <text:p>112.171829</text:p>
          </table:table-cell>
          <table:table-cell table:formula="of:=[.B676]-[.C676]" office:value-type="float" office:value="-6.37224000000001">
            <text:p>-6.37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62394">
            <text:p>82.062394</text:p>
          </table:table-cell>
          <table:table-cell office:value-type="float" office:value="86.990998">
            <text:p>86.990998</text:p>
          </table:table-cell>
          <table:table-cell table:formula="of:=[.B677]-[.C677]" office:value-type="float" office:value="-4.92860400000001">
            <text:p>-4.928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715828">
            <text:p>161.715828</text:p>
          </table:table-cell>
          <table:table-cell office:value-type="float" office:value="166.059799">
            <text:p>166.059799</text:p>
          </table:table-cell>
          <table:table-cell table:formula="of:=[.B678]-[.C678]" office:value-type="float" office:value="-4.34397100000001">
            <text:p>-4.343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743456">
            <text:p>255.743456</text:p>
          </table:table-cell>
          <table:table-cell office:value-type="float" office:value="259.671897">
            <text:p>259.671897</text:p>
          </table:table-cell>
          <table:table-cell table:formula="of:=[.B679]-[.C679]" office:value-type="float" office:value="-3.92844099999999">
            <text:p>-3.928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.279568">
            <text:p>280.279568</text:p>
          </table:table-cell>
          <table:table-cell office:value-type="float" office:value="285.527586">
            <text:p>285.527586</text:p>
          </table:table-cell>
          <table:table-cell table:formula="of:=[.B680]-[.C680]" office:value-type="float" office:value="-5.248018">
            <text:p>-5.248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302575">
            <text:p>186.302575</text:p>
          </table:table-cell>
          <table:table-cell office:value-type="float" office:value="192.379011">
            <text:p>192.379011</text:p>
          </table:table-cell>
          <table:table-cell table:formula="of:=[.B681]-[.C681]" office:value-type="float" office:value="-6.076436">
            <text:p>-6.076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417853">
            <text:p>60.417853</text:p>
          </table:table-cell>
          <table:table-cell office:value-type="float" office:value="65.282103">
            <text:p>65.282103</text:p>
          </table:table-cell>
          <table:table-cell table:formula="of:=[.B682]-[.C682]" office:value-type="float" office:value="-4.86425000000001">
            <text:p>-4.86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363515">
            <text:p>113.363515</text:p>
          </table:table-cell>
          <table:table-cell office:value-type="float" office:value="120.163073">
            <text:p>120.163073</text:p>
          </table:table-cell>
          <table:table-cell table:formula="of:=[.B683]-[.C683]" office:value-type="float" office:value="-6.79955799999999">
            <text:p>-6.799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294951">
            <text:p>83.294951</text:p>
          </table:table-cell>
          <table:table-cell office:value-type="float" office:value="86.49219">
            <text:p>86.49219</text:p>
          </table:table-cell>
          <table:table-cell table:formula="of:=[.B684]-[.C684]" office:value-type="float" office:value="-3.197239">
            <text:p>-3.197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45018">
            <text:p>61.045018</text:p>
          </table:table-cell>
          <table:table-cell office:value-type="float" office:value="63.924492">
            <text:p>63.924492</text:p>
          </table:table-cell>
          <table:table-cell table:formula="of:=[.B685]-[.C685]" office:value-type="float" office:value="-2.879474">
            <text:p>-2.879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7.56356">
            <text:p>397.56356</text:p>
          </table:table-cell>
          <table:table-cell office:value-type="float" office:value="392.55043">
            <text:p>392.55043</text:p>
          </table:table-cell>
          <table:table-cell table:formula="of:=[.B686]-[.C686]" office:value-type="float" office:value="5.01312999999999">
            <text:p>5.01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233945">
            <text:p>246.233945</text:p>
          </table:table-cell>
          <table:table-cell office:value-type="float" office:value="261.775471">
            <text:p>261.775471</text:p>
          </table:table-cell>
          <table:table-cell table:formula="of:=[.B687]-[.C687]" office:value-type="float" office:value="-15.541526">
            <text:p>-15.541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332964">
            <text:p>36.332964</text:p>
          </table:table-cell>
          <table:table-cell office:value-type="float" office:value="38.066391">
            <text:p>38.066391</text:p>
          </table:table-cell>
          <table:table-cell table:formula="of:=[.B688]-[.C688]" office:value-type="float" office:value="-1.73342700000001">
            <text:p>-1.733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941438">
            <text:p>155.941438</text:p>
          </table:table-cell>
          <table:table-cell office:value-type="float" office:value="162.117842">
            <text:p>162.117842</text:p>
          </table:table-cell>
          <table:table-cell table:formula="of:=[.B689]-[.C689]" office:value-type="float" office:value="-6.17640399999999">
            <text:p>-6.176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25132">
            <text:p>105.725132</text:p>
          </table:table-cell>
          <table:table-cell office:value-type="float" office:value="109.162428">
            <text:p>109.162428</text:p>
          </table:table-cell>
          <table:table-cell table:formula="of:=[.B690]-[.C690]" office:value-type="float" office:value="-3.437296">
            <text:p>-3.437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32036">
            <text:p>70.632036</text:p>
          </table:table-cell>
          <table:table-cell office:value-type="float" office:value="73.415154">
            <text:p>73.415154</text:p>
          </table:table-cell>
          <table:table-cell table:formula="of:=[.B691]-[.C691]" office:value-type="float" office:value="-2.783118">
            <text:p>-2.783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49107">
            <text:p>133.149107</text:p>
          </table:table-cell>
          <table:table-cell office:value-type="float" office:value="140.342541">
            <text:p>140.342541</text:p>
          </table:table-cell>
          <table:table-cell table:formula="of:=[.B692]-[.C692]" office:value-type="float" office:value="-7.19343400000003">
            <text:p>-7.193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79056">
            <text:p>93.279056</text:p>
          </table:table-cell>
          <table:table-cell office:value-type="float" office:value="96.021903">
            <text:p>96.021903</text:p>
          </table:table-cell>
          <table:table-cell table:formula="of:=[.B693]-[.C693]" office:value-type="float" office:value="-2.742847">
            <text:p>-2.742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083463">
            <text:p>168.083463</text:p>
          </table:table-cell>
          <table:table-cell office:value-type="float" office:value="175.997126">
            <text:p>175.997126</text:p>
          </table:table-cell>
          <table:table-cell table:formula="of:=[.B694]-[.C694]" office:value-type="float" office:value="-7.91366300000001">
            <text:p>-7.9136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26119">
            <text:p>75.026119</text:p>
          </table:table-cell>
          <table:table-cell office:value-type="float" office:value="77.687449">
            <text:p>77.687449</text:p>
          </table:table-cell>
          <table:table-cell table:formula="of:=[.B695]-[.C695]" office:value-type="float" office:value="-2.66133000000001">
            <text:p>-2.66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658934">
            <text:p>162.658934</text:p>
          </table:table-cell>
          <table:table-cell office:value-type="float" office:value="166.925081">
            <text:p>166.925081</text:p>
          </table:table-cell>
          <table:table-cell table:formula="of:=[.B696]-[.C696]" office:value-type="float" office:value="-4.26614700000002">
            <text:p>-4.266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86602">
            <text:p>98.886602</text:p>
          </table:table-cell>
          <table:table-cell office:value-type="float" office:value="101.787717">
            <text:p>101.787717</text:p>
          </table:table-cell>
          <table:table-cell table:formula="of:=[.B697]-[.C697]" office:value-type="float" office:value="-2.901115">
            <text:p>-2.901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60138">
            <text:p>135.360138</text:p>
          </table:table-cell>
          <table:table-cell office:value-type="float" office:value="140.322761">
            <text:p>140.322761</text:p>
          </table:table-cell>
          <table:table-cell table:formula="of:=[.B698]-[.C698]" office:value-type="float" office:value="-4.96262300000001">
            <text:p>-4.962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921304">
            <text:p>234.921304</text:p>
          </table:table-cell>
          <table:table-cell office:value-type="float" office:value="239.725737">
            <text:p>239.725737</text:p>
          </table:table-cell>
          <table:table-cell table:formula="of:=[.B699]-[.C699]" office:value-type="float" office:value="-4.80443300000002">
            <text:p>-4.804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053518">
            <text:p>57.053518</text:p>
          </table:table-cell>
          <table:table-cell office:value-type="float" office:value="58.690431">
            <text:p>58.690431</text:p>
          </table:table-cell>
          <table:table-cell table:formula="of:=[.B700]-[.C700]" office:value-type="float" office:value="-1.636913">
            <text:p>-1.636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.662655">
            <text:p>314.662655</text:p>
          </table:table-cell>
          <table:table-cell office:value-type="float" office:value="359.304721">
            <text:p>359.304721</text:p>
          </table:table-cell>
          <table:table-cell table:formula="of:=[.B701]-[.C701]" office:value-type="float" office:value="-44.642066">
            <text:p>-44.642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3336">
            <text:p>80.13336</text:p>
          </table:table-cell>
          <table:table-cell office:value-type="float" office:value="83.762057">
            <text:p>83.762057</text:p>
          </table:table-cell>
          <table:table-cell table:formula="of:=[.B702]-[.C702]" office:value-type="float" office:value="-3.628697">
            <text:p>-3.628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5726">
            <text:p>95.75726</text:p>
          </table:table-cell>
          <table:table-cell office:value-type="float" office:value="97.487489">
            <text:p>97.487489</text:p>
          </table:table-cell>
          <table:table-cell table:formula="of:=[.B703]-[.C703]" office:value-type="float" office:value="-1.73022899999999">
            <text:p>-1.730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070089">
            <text:p>123.070089</text:p>
          </table:table-cell>
          <table:table-cell office:value-type="float" office:value="129.05714">
            <text:p>129.05714</text:p>
          </table:table-cell>
          <table:table-cell table:formula="of:=[.B704]-[.C704]" office:value-type="float" office:value="-5.98705100000001">
            <text:p>-5.987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62916">
            <text:p>79.862916</text:p>
          </table:table-cell>
          <table:table-cell office:value-type="float" office:value="84.329174">
            <text:p>84.329174</text:p>
          </table:table-cell>
          <table:table-cell table:formula="of:=[.B705]-[.C705]" office:value-type="float" office:value="-4.466258">
            <text:p>-4.466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02378">
            <text:p>86.802378</text:p>
          </table:table-cell>
          <table:table-cell office:value-type="float" office:value="89.742949">
            <text:p>89.742949</text:p>
          </table:table-cell>
          <table:table-cell table:formula="of:=[.B706]-[.C706]" office:value-type="float" office:value="-2.94057099999999">
            <text:p>-2.940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187829">
            <text:p>248.187829</text:p>
          </table:table-cell>
          <table:table-cell office:value-type="float" office:value="261.563265">
            <text:p>261.563265</text:p>
          </table:table-cell>
          <table:table-cell table:formula="of:=[.B707]-[.C707]" office:value-type="float" office:value="-13.375436">
            <text:p>-13.375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490587">
            <text:p>204.490587</text:p>
          </table:table-cell>
          <table:table-cell office:value-type="float" office:value="215.909633">
            <text:p>215.909633</text:p>
          </table:table-cell>
          <table:table-cell table:formula="of:=[.B708]-[.C708]" office:value-type="float" office:value="-11.419046">
            <text:p>-11.419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985596">
            <text:p>167.985596</text:p>
          </table:table-cell>
          <table:table-cell office:value-type="float" office:value="172.003857">
            <text:p>172.003857</text:p>
          </table:table-cell>
          <table:table-cell table:formula="of:=[.B709]-[.C709]" office:value-type="float" office:value="-4.01826100000002">
            <text:p>-4.018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419425">
            <text:p>131.419425</text:p>
          </table:table-cell>
          <table:table-cell office:value-type="float" office:value="138.820786">
            <text:p>138.820786</text:p>
          </table:table-cell>
          <table:table-cell table:formula="of:=[.B710]-[.C710]" office:value-type="float" office:value="-7.40136100000001">
            <text:p>-7.401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272193">
            <text:p>116.272193</text:p>
          </table:table-cell>
          <table:table-cell office:value-type="float" office:value="120.156863">
            <text:p>120.156863</text:p>
          </table:table-cell>
          <table:table-cell table:formula="of:=[.B711]-[.C711]" office:value-type="float" office:value="-3.88467">
            <text:p>-3.88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642231">
            <text:p>60.642231</text:p>
          </table:table-cell>
          <table:table-cell office:value-type="float" office:value="63.169576">
            <text:p>63.169576</text:p>
          </table:table-cell>
          <table:table-cell table:formula="of:=[.B712]-[.C712]" office:value-type="float" office:value="-2.527345">
            <text:p>-2.527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225493">
            <text:p>37.225493</text:p>
          </table:table-cell>
          <table:table-cell office:value-type="float" office:value="38.958365">
            <text:p>38.958365</text:p>
          </table:table-cell>
          <table:table-cell table:formula="of:=[.B713]-[.C713]" office:value-type="float" office:value="-1.732872">
            <text:p>-1.732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61241">
            <text:p>171.61241</text:p>
          </table:table-cell>
          <table:table-cell office:value-type="float" office:value="186.963192">
            <text:p>186.963192</text:p>
          </table:table-cell>
          <table:table-cell table:formula="of:=[.B714]-[.C714]" office:value-type="float" office:value="-15.350782">
            <text:p>-15.350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368391">
            <text:p>151.368391</text:p>
          </table:table-cell>
          <table:table-cell office:value-type="float" office:value="159.639958">
            <text:p>159.639958</text:p>
          </table:table-cell>
          <table:table-cell table:formula="of:=[.B715]-[.C715]" office:value-type="float" office:value="-8.271567">
            <text:p>-8.271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962384">
            <text:p>189.962384</text:p>
          </table:table-cell>
          <table:table-cell office:value-type="float" office:value="198.517296">
            <text:p>198.517296</text:p>
          </table:table-cell>
          <table:table-cell table:formula="of:=[.B716]-[.C716]" office:value-type="float" office:value="-8.554912">
            <text:p>-8.554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867444">
            <text:p>141.867444</text:p>
          </table:table-cell>
          <table:table-cell office:value-type="float" office:value="147.41217">
            <text:p>147.41217</text:p>
          </table:table-cell>
          <table:table-cell table:formula="of:=[.B717]-[.C717]" office:value-type="float" office:value="-5.544726">
            <text:p>-5.544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889016">
            <text:p>76.889016</text:p>
          </table:table-cell>
          <table:table-cell office:value-type="float" office:value="81.414359">
            <text:p>81.414359</text:p>
          </table:table-cell>
          <table:table-cell table:formula="of:=[.B718]-[.C718]" office:value-type="float" office:value="-4.52534300000001">
            <text:p>-4.525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69341">
            <text:p>140.69341</text:p>
          </table:table-cell>
          <table:table-cell office:value-type="float" office:value="147.409402">
            <text:p>147.409402</text:p>
          </table:table-cell>
          <table:table-cell table:formula="of:=[.B719]-[.C719]" office:value-type="float" office:value="-6.715992">
            <text:p>-6.715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60033">
            <text:p>136.860033</text:p>
          </table:table-cell>
          <table:table-cell office:value-type="float" office:value="140.716996">
            <text:p>140.716996</text:p>
          </table:table-cell>
          <table:table-cell table:formula="of:=[.B720]-[.C720]" office:value-type="float" office:value="-3.85696300000001">
            <text:p>-3.856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751018">
            <text:p>192.751018</text:p>
          </table:table-cell>
          <table:table-cell office:value-type="float" office:value="202.054383">
            <text:p>202.054383</text:p>
          </table:table-cell>
          <table:table-cell table:formula="of:=[.B721]-[.C721]" office:value-type="float" office:value="-9.30336500000001">
            <text:p>-9.303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66666">
            <text:p>155.66666</text:p>
          </table:table-cell>
          <table:table-cell office:value-type="float" office:value="163.769052">
            <text:p>163.769052</text:p>
          </table:table-cell>
          <table:table-cell table:formula="of:=[.B722]-[.C722]" office:value-type="float" office:value="-8.10239199999998">
            <text:p>-8.102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14374">
            <text:p>120.14374</text:p>
          </table:table-cell>
          <table:table-cell office:value-type="float" office:value="122.818349">
            <text:p>122.818349</text:p>
          </table:table-cell>
          <table:table-cell table:formula="of:=[.B723]-[.C723]" office:value-type="float" office:value="-2.674609">
            <text:p>-2.674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023222">
            <text:p>257.023222</text:p>
          </table:table-cell>
          <table:table-cell office:value-type="float" office:value="270.585494">
            <text:p>270.585494</text:p>
          </table:table-cell>
          <table:table-cell table:formula="of:=[.B724]-[.C724]" office:value-type="float" office:value="-13.562272">
            <text:p>-13.562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82737">
            <text:p>154.082737</text:p>
          </table:table-cell>
          <table:table-cell office:value-type="float" office:value="159.496944">
            <text:p>159.496944</text:p>
          </table:table-cell>
          <table:table-cell table:formula="of:=[.B725]-[.C725]" office:value-type="float" office:value="-5.414207">
            <text:p>-5.4142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95365">
            <text:p>77.695365</text:p>
          </table:table-cell>
          <table:table-cell office:value-type="float" office:value="79.190644">
            <text:p>79.190644</text:p>
          </table:table-cell>
          <table:table-cell table:formula="of:=[.B726]-[.C726]" office:value-type="float" office:value="-1.49527900000001">
            <text:p>-1.495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76633">
            <text:p>103.076633</text:p>
          </table:table-cell>
          <table:table-cell office:value-type="float" office:value="107.492312">
            <text:p>107.492312</text:p>
          </table:table-cell>
          <table:table-cell table:formula="of:=[.B727]-[.C727]" office:value-type="float" office:value="-4.415679">
            <text:p>-4.415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027558">
            <text:p>238.027558</text:p>
          </table:table-cell>
          <table:table-cell office:value-type="float" office:value="247.796691">
            <text:p>247.796691</text:p>
          </table:table-cell>
          <table:table-cell table:formula="of:=[.B728]-[.C728]" office:value-type="float" office:value="-9.76913300000001">
            <text:p>-9.769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.617508">
            <text:p>330.617508</text:p>
          </table:table-cell>
          <table:table-cell office:value-type="float" office:value="344.161298">
            <text:p>344.161298</text:p>
          </table:table-cell>
          <table:table-cell table:formula="of:=[.B729]-[.C729]" office:value-type="float" office:value="-13.54379">
            <text:p>-13.54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.813743">
            <text:p>322.813743</text:p>
          </table:table-cell>
          <table:table-cell office:value-type="float" office:value="327.528706">
            <text:p>327.528706</text:p>
          </table:table-cell>
          <table:table-cell table:formula="of:=[.B730]-[.C730]" office:value-type="float" office:value="-4.71496300000001">
            <text:p>-4.714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67765">
            <text:p>74.067765</text:p>
          </table:table-cell>
          <table:table-cell office:value-type="float" office:value="77.891212">
            <text:p>77.891212</text:p>
          </table:table-cell>
          <table:table-cell table:formula="of:=[.B731]-[.C731]" office:value-type="float" office:value="-3.823447">
            <text:p>-3.823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700033">
            <text:p>161.700033</text:p>
          </table:table-cell>
          <table:table-cell office:value-type="float" office:value="167.787005">
            <text:p>167.787005</text:p>
          </table:table-cell>
          <table:table-cell table:formula="of:=[.B732]-[.C732]" office:value-type="float" office:value="-6.086972">
            <text:p>-6.086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9.460176">
            <text:p>349.460176</text:p>
          </table:table-cell>
          <table:table-cell office:value-type="float" office:value="355.345973">
            <text:p>355.345973</text:p>
          </table:table-cell>
          <table:table-cell table:formula="of:=[.B733]-[.C733]" office:value-type="float" office:value="-5.88579700000003">
            <text:p>-5.885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0438">
            <text:p>79.80438</text:p>
          </table:table-cell>
          <table:table-cell office:value-type="float" office:value="83.364175">
            <text:p>83.364175</text:p>
          </table:table-cell>
          <table:table-cell table:formula="of:=[.B734]-[.C734]" office:value-type="float" office:value="-3.55979500000001">
            <text:p>-3.559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439319">
            <text:p>144.439319</text:p>
          </table:table-cell>
          <table:table-cell office:value-type="float" office:value="151.307363">
            <text:p>151.307363</text:p>
          </table:table-cell>
          <table:table-cell table:formula="of:=[.B735]-[.C735]" office:value-type="float" office:value="-6.868044">
            <text:p>-6.868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5161">
            <text:p>70.65161</text:p>
          </table:table-cell>
          <table:table-cell office:value-type="float" office:value="76.142936">
            <text:p>76.142936</text:p>
          </table:table-cell>
          <table:table-cell table:formula="of:=[.B736]-[.C736]" office:value-type="float" office:value="-5.491326">
            <text:p>-5.491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502908">
            <text:p>200.502908</text:p>
          </table:table-cell>
          <table:table-cell office:value-type="float" office:value="203.551267">
            <text:p>203.551267</text:p>
          </table:table-cell>
          <table:table-cell table:formula="of:=[.B737]-[.C737]" office:value-type="float" office:value="-3.048359">
            <text:p>-3.048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758261">
            <text:p>194.758261</text:p>
          </table:table-cell>
          <table:table-cell office:value-type="float" office:value="206.530827">
            <text:p>206.530827</text:p>
          </table:table-cell>
          <table:table-cell table:formula="of:=[.B738]-[.C738]" office:value-type="float" office:value="-11.772566">
            <text:p>-11.772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76498">
            <text:p>80.976498</text:p>
          </table:table-cell>
          <table:table-cell office:value-type="float" office:value="84.34515">
            <text:p>84.34515</text:p>
          </table:table-cell>
          <table:table-cell table:formula="of:=[.B739]-[.C739]" office:value-type="float" office:value="-3.368652">
            <text:p>-3.368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538544">
            <text:p>124.538544</text:p>
          </table:table-cell>
          <table:table-cell office:value-type="float" office:value="127.77072">
            <text:p>127.77072</text:p>
          </table:table-cell>
          <table:table-cell table:formula="of:=[.B740]-[.C740]" office:value-type="float" office:value="-3.232176">
            <text:p>-3.232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956349">
            <text:p>224.956349</text:p>
          </table:table-cell>
          <table:table-cell office:value-type="float" office:value="242.792832">
            <text:p>242.792832</text:p>
          </table:table-cell>
          <table:table-cell table:formula="of:=[.B741]-[.C741]" office:value-type="float" office:value="-17.836483">
            <text:p>-17.836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31657">
            <text:p>120.931657</text:p>
          </table:table-cell>
          <table:table-cell office:value-type="float" office:value="126.076944">
            <text:p>126.076944</text:p>
          </table:table-cell>
          <table:table-cell table:formula="of:=[.B742]-[.C742]" office:value-type="float" office:value="-5.145287">
            <text:p>-5.145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03461">
            <text:p>82.503461</text:p>
          </table:table-cell>
          <table:table-cell office:value-type="float" office:value="83.866086">
            <text:p>83.866086</text:p>
          </table:table-cell>
          <table:table-cell table:formula="of:=[.B743]-[.C743]" office:value-type="float" office:value="-1.36262499999999">
            <text:p>-1.362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5.258181">
            <text:p>325.258181</text:p>
          </table:table-cell>
          <table:table-cell office:value-type="float" office:value="330.872288">
            <text:p>330.872288</text:p>
          </table:table-cell>
          <table:table-cell table:formula="of:=[.B744]-[.C744]" office:value-type="float" office:value="-5.61410700000005">
            <text:p>-5.614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610514">
            <text:p>264.610514</text:p>
          </table:table-cell>
          <table:table-cell office:value-type="float" office:value="292.417438">
            <text:p>292.417438</text:p>
          </table:table-cell>
          <table:table-cell table:formula="of:=[.B745]-[.C745]" office:value-type="float" office:value="-27.806924">
            <text:p>-27.8069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942485">
            <text:p>198.942485</text:p>
          </table:table-cell>
          <table:table-cell office:value-type="float" office:value="206.114588">
            <text:p>206.114588</text:p>
          </table:table-cell>
          <table:table-cell table:formula="of:=[.B746]-[.C746]" office:value-type="float" office:value="-7.17210299999999">
            <text:p>-7.172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67645">
            <text:p>134.467645</text:p>
          </table:table-cell>
          <table:table-cell office:value-type="float" office:value="141.176993">
            <text:p>141.176993</text:p>
          </table:table-cell>
          <table:table-cell table:formula="of:=[.B747]-[.C747]" office:value-type="float" office:value="-6.70934800000001">
            <text:p>-6.709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623956">
            <text:p>89.623956</text:p>
          </table:table-cell>
          <table:table-cell office:value-type="float" office:value="93.84089">
            <text:p>93.84089</text:p>
          </table:table-cell>
          <table:table-cell table:formula="of:=[.B748]-[.C748]" office:value-type="float" office:value="-4.216934">
            <text:p>-4.216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71979">
            <text:p>80.771979</text:p>
          </table:table-cell>
          <table:table-cell office:value-type="float" office:value="85.40283">
            <text:p>85.40283</text:p>
          </table:table-cell>
          <table:table-cell table:formula="of:=[.B749]-[.C749]" office:value-type="float" office:value="-4.63085099999999">
            <text:p>-4.630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767778">
            <text:p>127.767778</text:p>
          </table:table-cell>
          <table:table-cell office:value-type="float" office:value="140.844899">
            <text:p>140.844899</text:p>
          </table:table-cell>
          <table:table-cell table:formula="of:=[.B750]-[.C750]" office:value-type="float" office:value="-13.077121">
            <text:p>-13.077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866474">
            <text:p>162.866474</text:p>
          </table:table-cell>
          <table:table-cell office:value-type="float" office:value="174.246284">
            <text:p>174.246284</text:p>
          </table:table-cell>
          <table:table-cell table:formula="of:=[.B751]-[.C751]" office:value-type="float" office:value="-11.37981">
            <text:p>-11.37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660618">
            <text:p>165.660618</text:p>
          </table:table-cell>
          <table:table-cell office:value-type="float" office:value="173.287332">
            <text:p>173.287332</text:p>
          </table:table-cell>
          <table:table-cell table:formula="of:=[.B752]-[.C752]" office:value-type="float" office:value="-7.62671399999999">
            <text:p>-7.626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91228">
            <text:p>127.91228</text:p>
          </table:table-cell>
          <table:table-cell office:value-type="float" office:value="138.155223">
            <text:p>138.155223</text:p>
          </table:table-cell>
          <table:table-cell table:formula="of:=[.B753]-[.C753]" office:value-type="float" office:value="-10.242943">
            <text:p>-10.242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7.943526">
            <text:p>507.943526</text:p>
          </table:table-cell>
          <table:table-cell office:value-type="float" office:value="542.844616">
            <text:p>542.844616</text:p>
          </table:table-cell>
          <table:table-cell table:formula="of:=[.B754]-[.C754]" office:value-type="float" office:value="-34.90109">
            <text:p>-34.90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9536">
            <text:p>84.99536</text:p>
          </table:table-cell>
          <table:table-cell office:value-type="float" office:value="91.587804">
            <text:p>91.587804</text:p>
          </table:table-cell>
          <table:table-cell table:formula="of:=[.B755]-[.C755]" office:value-type="float" office:value="-6.592444">
            <text:p>-6.592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455336">
            <text:p>122.455336</text:p>
          </table:table-cell>
          <table:table-cell office:value-type="float" office:value="132.626133">
            <text:p>132.626133</text:p>
          </table:table-cell>
          <table:table-cell table:formula="of:=[.B756]-[.C756]" office:value-type="float" office:value="-10.170797">
            <text:p>-10.170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7.166597">
            <text:p>657.166597</text:p>
          </table:table-cell>
          <table:table-cell office:value-type="float" office:value="683.039225">
            <text:p>683.039225</text:p>
          </table:table-cell>
          <table:table-cell table:formula="of:=[.B757]-[.C757]" office:value-type="float" office:value="-25.872628">
            <text:p>-25.872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5675">
            <text:p>99.85675</text:p>
          </table:table-cell>
          <table:table-cell office:value-type="float" office:value="108.096435">
            <text:p>108.096435</text:p>
          </table:table-cell>
          <table:table-cell table:formula="of:=[.B758]-[.C758]" office:value-type="float" office:value="-8.23968499999999">
            <text:p>-8.239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8.318469">
            <text:p>348.318469</text:p>
          </table:table-cell>
          <table:table-cell office:value-type="float" office:value="364.689717">
            <text:p>364.689717</text:p>
          </table:table-cell>
          <table:table-cell table:formula="of:=[.B759]-[.C759]" office:value-type="float" office:value="-16.371248">
            <text:p>-16.371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179839">
            <text:p>289.179839</text:p>
          </table:table-cell>
          <table:table-cell office:value-type="float" office:value="300.688864">
            <text:p>300.688864</text:p>
          </table:table-cell>
          <table:table-cell table:formula="of:=[.B760]-[.C760]" office:value-type="float" office:value="-11.509025">
            <text:p>-11.509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33887">
            <text:p>228.33887</text:p>
          </table:table-cell>
          <table:table-cell office:value-type="float" office:value="242.753929">
            <text:p>242.753929</text:p>
          </table:table-cell>
          <table:table-cell table:formula="of:=[.B761]-[.C761]" office:value-type="float" office:value="-14.415059">
            <text:p>-14.415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5346">
            <text:p>121.85346</text:p>
          </table:table-cell>
          <table:table-cell office:value-type="float" office:value="140.267138">
            <text:p>140.267138</text:p>
          </table:table-cell>
          <table:table-cell table:formula="of:=[.B762]-[.C762]" office:value-type="float" office:value="-18.413678">
            <text:p>-18.413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137594">
            <text:p>131.137594</text:p>
          </table:table-cell>
          <table:table-cell office:value-type="float" office:value="140.574248">
            <text:p>140.574248</text:p>
          </table:table-cell>
          <table:table-cell table:formula="of:=[.B763]-[.C763]" office:value-type="float" office:value="-9.436654">
            <text:p>-9.436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387302">
            <text:p>254.387302</text:p>
          </table:table-cell>
          <table:table-cell office:value-type="float" office:value="274.346169">
            <text:p>274.346169</text:p>
          </table:table-cell>
          <table:table-cell table:formula="of:=[.B764]-[.C764]" office:value-type="float" office:value="-19.958867">
            <text:p>-19.958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62487">
            <text:p>75.062487</text:p>
          </table:table-cell>
          <table:table-cell office:value-type="float" office:value="80.798055">
            <text:p>80.798055</text:p>
          </table:table-cell>
          <table:table-cell table:formula="of:=[.B765]-[.C765]" office:value-type="float" office:value="-5.735568">
            <text:p>-5.735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679219">
            <text:p>223.679219</text:p>
          </table:table-cell>
          <table:table-cell office:value-type="float" office:value="228.623173">
            <text:p>228.623173</text:p>
          </table:table-cell>
          <table:table-cell table:formula="of:=[.B766]-[.C766]" office:value-type="float" office:value="-4.94395400000002">
            <text:p>-4.943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.656609">
            <text:p>302.656609</text:p>
          </table:table-cell>
          <table:table-cell office:value-type="float" office:value="313.910217">
            <text:p>313.910217</text:p>
          </table:table-cell>
          <table:table-cell table:formula="of:=[.B767]-[.C767]" office:value-type="float" office:value="-11.253608">
            <text:p>-11.253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429315">
            <text:p>127.429315</text:p>
          </table:table-cell>
          <table:table-cell office:value-type="float" office:value="137.656924">
            <text:p>137.656924</text:p>
          </table:table-cell>
          <table:table-cell table:formula="of:=[.B768]-[.C768]" office:value-type="float" office:value="-10.227609">
            <text:p>-10.227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.580911">
            <text:p>259.580911</text:p>
          </table:table-cell>
          <table:table-cell office:value-type="float" office:value="273.098152">
            <text:p>273.098152</text:p>
          </table:table-cell>
          <table:table-cell table:formula="of:=[.B769]-[.C769]" office:value-type="float" office:value="-13.517241">
            <text:p>-13.517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192207">
            <text:p>222.192207</text:p>
          </table:table-cell>
          <table:table-cell office:value-type="float" office:value="233.392573">
            <text:p>233.392573</text:p>
          </table:table-cell>
          <table:table-cell table:formula="of:=[.B770]-[.C770]" office:value-type="float" office:value="-11.200366">
            <text:p>-11.200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550829">
            <text:p>156.550829</text:p>
          </table:table-cell>
          <table:table-cell office:value-type="float" office:value="168.431437">
            <text:p>168.431437</text:p>
          </table:table-cell>
          <table:table-cell table:formula="of:=[.B771]-[.C771]" office:value-type="float" office:value="-11.880608">
            <text:p>-11.880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537217">
            <text:p>179.537217</text:p>
          </table:table-cell>
          <table:table-cell office:value-type="float" office:value="190.178765">
            <text:p>190.178765</text:p>
          </table:table-cell>
          <table:table-cell table:formula="of:=[.B772]-[.C772]" office:value-type="float" office:value="-10.641548">
            <text:p>-10.641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3.514326">
            <text:p>553.514326</text:p>
          </table:table-cell>
          <table:table-cell office:value-type="float" office:value="610.155338">
            <text:p>610.155338</text:p>
          </table:table-cell>
          <table:table-cell table:formula="of:=[.B773]-[.C773]" office:value-type="float" office:value="-56.641012">
            <text:p>-56.641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69345">
            <text:p>110.369345</text:p>
          </table:table-cell>
          <table:table-cell office:value-type="float" office:value="120.545262">
            <text:p>120.545262</text:p>
          </table:table-cell>
          <table:table-cell table:formula="of:=[.B774]-[.C774]" office:value-type="float" office:value="-10.175917">
            <text:p>-10.175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793926">
            <text:p>127.793926</text:p>
          </table:table-cell>
          <table:table-cell office:value-type="float" office:value="137.760337">
            <text:p>137.760337</text:p>
          </table:table-cell>
          <table:table-cell table:formula="of:=[.B775]-[.C775]" office:value-type="float" office:value="-9.96641099999999">
            <text:p>-9.966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24088">
            <text:p>152.824088</text:p>
          </table:table-cell>
          <table:table-cell office:value-type="float" office:value="163.535226">
            <text:p>163.535226</text:p>
          </table:table-cell>
          <table:table-cell table:formula="of:=[.B776]-[.C776]" office:value-type="float" office:value="-10.711138">
            <text:p>-10.711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852657">
            <text:p>223.852657</text:p>
          </table:table-cell>
          <table:table-cell office:value-type="float" office:value="235.893188">
            <text:p>235.893188</text:p>
          </table:table-cell>
          <table:table-cell table:formula="of:=[.B777]-[.C777]" office:value-type="float" office:value="-12.040531">
            <text:p>-12.040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12481">
            <text:p>46.212481</text:p>
          </table:table-cell>
          <table:table-cell office:value-type="float" office:value="49.280462">
            <text:p>49.280462</text:p>
          </table:table-cell>
          <table:table-cell table:formula="of:=[.B778]-[.C778]" office:value-type="float" office:value="-3.067981">
            <text:p>-3.067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3.831236">
            <text:p>323.831236</text:p>
          </table:table-cell>
          <table:table-cell office:value-type="float" office:value="351.15807">
            <text:p>351.15807</text:p>
          </table:table-cell>
          <table:table-cell table:formula="of:=[.B779]-[.C779]" office:value-type="float" office:value="-27.326834">
            <text:p>-27.326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456667">
            <text:p>91.456667</text:p>
          </table:table-cell>
          <table:table-cell office:value-type="float" office:value="97.511499">
            <text:p>97.511499</text:p>
          </table:table-cell>
          <table:table-cell table:formula="of:=[.B780]-[.C780]" office:value-type="float" office:value="-6.054832">
            <text:p>-6.054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651498">
            <text:p>139.651498</text:p>
          </table:table-cell>
          <table:table-cell office:value-type="float" office:value="153.55071">
            <text:p>153.55071</text:p>
          </table:table-cell>
          <table:table-cell table:formula="of:=[.B781]-[.C781]" office:value-type="float" office:value="-13.899212">
            <text:p>-13.899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635956">
            <text:p>170.635956</text:p>
          </table:table-cell>
          <table:table-cell office:value-type="float" office:value="189.352889">
            <text:p>189.352889</text:p>
          </table:table-cell>
          <table:table-cell table:formula="of:=[.B782]-[.C782]" office:value-type="float" office:value="-18.716933">
            <text:p>-18.716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484344">
            <text:p>227.484344</text:p>
          </table:table-cell>
          <table:table-cell office:value-type="float" office:value="233.175761">
            <text:p>233.175761</text:p>
          </table:table-cell>
          <table:table-cell table:formula="of:=[.B783]-[.C783]" office:value-type="float" office:value="-5.691417">
            <text:p>-5.691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556605">
            <text:p>122.556605</text:p>
          </table:table-cell>
          <table:table-cell office:value-type="float" office:value="128.587388">
            <text:p>128.587388</text:p>
          </table:table-cell>
          <table:table-cell table:formula="of:=[.B784]-[.C784]" office:value-type="float" office:value="-6.030783">
            <text:p>-6.030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82894">
            <text:p>117.382894</text:p>
          </table:table-cell>
          <table:table-cell office:value-type="float" office:value="125.372373">
            <text:p>125.372373</text:p>
          </table:table-cell>
          <table:table-cell table:formula="of:=[.B785]-[.C785]" office:value-type="float" office:value="-7.989479">
            <text:p>-7.989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92756">
            <text:p>108.892756</text:p>
          </table:table-cell>
          <table:table-cell office:value-type="float" office:value="115.281544">
            <text:p>115.281544</text:p>
          </table:table-cell>
          <table:table-cell table:formula="of:=[.B786]-[.C786]" office:value-type="float" office:value="-6.38878799999999">
            <text:p>-6.388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07877">
            <text:p>54.507877</text:p>
          </table:table-cell>
          <table:table-cell office:value-type="float" office:value="58.681825">
            <text:p>58.681825</text:p>
          </table:table-cell>
          <table:table-cell table:formula="of:=[.B787]-[.C787]" office:value-type="float" office:value="-4.173948">
            <text:p>-4.173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91033">
            <text:p>119.091033</text:p>
          </table:table-cell>
          <table:table-cell office:value-type="float" office:value="125.017069">
            <text:p>125.017069</text:p>
          </table:table-cell>
          <table:table-cell table:formula="of:=[.B788]-[.C788]" office:value-type="float" office:value="-5.92603600000001">
            <text:p>-5.926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15744">
            <text:p>77.815744</text:p>
          </table:table-cell>
          <table:table-cell office:value-type="float" office:value="82.729553">
            <text:p>82.729553</text:p>
          </table:table-cell>
          <table:table-cell table:formula="of:=[.B789]-[.C789]" office:value-type="float" office:value="-4.913809">
            <text:p>-4.913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70172">
            <text:p>75.570172</text:p>
          </table:table-cell>
          <table:table-cell office:value-type="float" office:value="76.071807">
            <text:p>76.071807</text:p>
          </table:table-cell>
          <table:table-cell table:formula="of:=[.B790]-[.C790]" office:value-type="float" office:value="-0.501635000000007">
            <text:p>-0.501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68165">
            <text:p>140.968165</text:p>
          </table:table-cell>
          <table:table-cell office:value-type="float" office:value="148.443475">
            <text:p>148.443475</text:p>
          </table:table-cell>
          <table:table-cell table:formula="of:=[.B791]-[.C791]" office:value-type="float" office:value="-7.47531000000001">
            <text:p>-7.47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7.963441">
            <text:p>577.963441</text:p>
          </table:table-cell>
          <table:table-cell office:value-type="float" office:value="592.353735">
            <text:p>592.353735</text:p>
          </table:table-cell>
          <table:table-cell table:formula="of:=[.B792]-[.C792]" office:value-type="float" office:value="-14.390294">
            <text:p>-14.390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220229">
            <text:p>123.220229</text:p>
          </table:table-cell>
          <table:table-cell office:value-type="float" office:value="129.511272">
            <text:p>129.511272</text:p>
          </table:table-cell>
          <table:table-cell table:formula="of:=[.B793]-[.C793]" office:value-type="float" office:value="-6.29104299999999">
            <text:p>-6.291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2662">
            <text:p>85.82662</text:p>
          </table:table-cell>
          <table:table-cell office:value-type="float" office:value="92.463092">
            <text:p>92.463092</text:p>
          </table:table-cell>
          <table:table-cell table:formula="of:=[.B794]-[.C794]" office:value-type="float" office:value="-6.636472">
            <text:p>-6.636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821261">
            <text:p>48.821261</text:p>
          </table:table-cell>
          <table:table-cell office:value-type="float" office:value="52.024671">
            <text:p>52.024671</text:p>
          </table:table-cell>
          <table:table-cell table:formula="of:=[.B795]-[.C795]" office:value-type="float" office:value="-3.20341">
            <text:p>-3.20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042921">
            <text:p>180.042921</text:p>
          </table:table-cell>
          <table:table-cell office:value-type="float" office:value="188.619474">
            <text:p>188.619474</text:p>
          </table:table-cell>
          <table:table-cell table:formula="of:=[.B796]-[.C796]" office:value-type="float" office:value="-8.57655299999999">
            <text:p>-8.576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73147">
            <text:p>95.573147</text:p>
          </table:table-cell>
          <table:table-cell office:value-type="float" office:value="101.022763">
            <text:p>101.022763</text:p>
          </table:table-cell>
          <table:table-cell table:formula="of:=[.B797]-[.C797]" office:value-type="float" office:value="-5.44961599999999">
            <text:p>-5.449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837273">
            <text:p>184.837273</text:p>
          </table:table-cell>
          <table:table-cell office:value-type="float" office:value="196.456866">
            <text:p>196.456866</text:p>
          </table:table-cell>
          <table:table-cell table:formula="of:=[.B798]-[.C798]" office:value-type="float" office:value="-11.619593">
            <text:p>-11.619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72818">
            <text:p>64.972818</text:p>
          </table:table-cell>
          <table:table-cell office:value-type="float" office:value="68.174886">
            <text:p>68.174886</text:p>
          </table:table-cell>
          <table:table-cell table:formula="of:=[.B799]-[.C799]" office:value-type="float" office:value="-3.202068">
            <text:p>-3.202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378713">
            <text:p>100.378713</text:p>
          </table:table-cell>
          <table:table-cell office:value-type="float" office:value="105.280847">
            <text:p>105.280847</text:p>
          </table:table-cell>
          <table:table-cell table:formula="of:=[.B800]-[.C800]" office:value-type="float" office:value="-4.90213399999999">
            <text:p>-4.902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534432">
            <text:p>151.534432</text:p>
          </table:table-cell>
          <table:table-cell office:value-type="float" office:value="160.345491">
            <text:p>160.345491</text:p>
          </table:table-cell>
          <table:table-cell table:formula="of:=[.B801]-[.C801]" office:value-type="float" office:value="-8.811059">
            <text:p>-8.811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323888">
            <text:p>51.323888</text:p>
          </table:table-cell>
          <table:table-cell office:value-type="float" office:value="54.043156">
            <text:p>54.043156</text:p>
          </table:table-cell>
          <table:table-cell table:formula="of:=[.B802]-[.C802]" office:value-type="float" office:value="-2.71926800000001">
            <text:p>-2.719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99901">
            <text:p>104.199901</text:p>
          </table:table-cell>
          <table:table-cell office:value-type="float" office:value="113.409988">
            <text:p>113.409988</text:p>
          </table:table-cell>
          <table:table-cell table:formula="of:=[.B803]-[.C803]" office:value-type="float" office:value="-9.210087">
            <text:p>-9.210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57195">
            <text:p>122.57195</text:p>
          </table:table-cell>
          <table:table-cell office:value-type="float" office:value="130.387222">
            <text:p>130.387222</text:p>
          </table:table-cell>
          <table:table-cell table:formula="of:=[.B804]-[.C804]" office:value-type="float" office:value="-7.81527200000001">
            <text:p>-7.815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9.665877">
            <text:p>359.665877</text:p>
          </table:table-cell>
          <table:table-cell office:value-type="float" office:value="376.718202">
            <text:p>376.718202</text:p>
          </table:table-cell>
          <table:table-cell table:formula="of:=[.B805]-[.C805]" office:value-type="float" office:value="-17.052325">
            <text:p>-17.0523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375609">
            <text:p>131.375609</text:p>
          </table:table-cell>
          <table:table-cell office:value-type="float" office:value="139.403597">
            <text:p>139.403597</text:p>
          </table:table-cell>
          <table:table-cell table:formula="of:=[.B806]-[.C806]" office:value-type="float" office:value="-8.02798799999999">
            <text:p>-8.027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643253">
            <text:p>131.643253</text:p>
          </table:table-cell>
          <table:table-cell office:value-type="float" office:value="142.227473">
            <text:p>142.227473</text:p>
          </table:table-cell>
          <table:table-cell table:formula="of:=[.B807]-[.C807]" office:value-type="float" office:value="-10.58422">
            <text:p>-10.58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142723">
            <text:p>180.142723</text:p>
          </table:table-cell>
          <table:table-cell office:value-type="float" office:value="185.142928">
            <text:p>185.142928</text:p>
          </table:table-cell>
          <table:table-cell table:formula="of:=[.B808]-[.C808]" office:value-type="float" office:value="-5.00020500000002">
            <text:p>-5.0002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917389">
            <text:p>205.917389</text:p>
          </table:table-cell>
          <table:table-cell office:value-type="float" office:value="215.694225">
            <text:p>215.694225</text:p>
          </table:table-cell>
          <table:table-cell table:formula="of:=[.B809]-[.C809]" office:value-type="float" office:value="-9.77683599999997">
            <text:p>-9.7768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961346">
            <text:p>116.961346</text:p>
          </table:table-cell>
          <table:table-cell office:value-type="float" office:value="125.714079">
            <text:p>125.714079</text:p>
          </table:table-cell>
          <table:table-cell table:formula="of:=[.B810]-[.C810]" office:value-type="float" office:value="-8.75273299999999">
            <text:p>-8.752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420581">
            <text:p>155.420581</text:p>
          </table:table-cell>
          <table:table-cell office:value-type="float" office:value="162.739303">
            <text:p>162.739303</text:p>
          </table:table-cell>
          <table:table-cell table:formula="of:=[.B811]-[.C811]" office:value-type="float" office:value="-7.31872200000001">
            <text:p>-7.318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81596">
            <text:p>213.81596</text:p>
          </table:table-cell>
          <table:table-cell office:value-type="float" office:value="224.963559">
            <text:p>224.963559</text:p>
          </table:table-cell>
          <table:table-cell table:formula="of:=[.B812]-[.C812]" office:value-type="float" office:value="-11.147599">
            <text:p>-11.147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330096">
            <text:p>132.330096</text:p>
          </table:table-cell>
          <table:table-cell office:value-type="float" office:value="145.667141">
            <text:p>145.667141</text:p>
          </table:table-cell>
          <table:table-cell table:formula="of:=[.B813]-[.C813]" office:value-type="float" office:value="-13.337045">
            <text:p>-13.337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1489">
            <text:p>199.1489</text:p>
          </table:table-cell>
          <table:table-cell office:value-type="float" office:value="215.691618">
            <text:p>215.691618</text:p>
          </table:table-cell>
          <table:table-cell table:formula="of:=[.B814]-[.C814]" office:value-type="float" office:value="-16.542718">
            <text:p>-16.542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154717">
            <text:p>230.154717</text:p>
          </table:table-cell>
          <table:table-cell office:value-type="float" office:value="238.910255">
            <text:p>238.910255</text:p>
          </table:table-cell>
          <table:table-cell table:formula="of:=[.B815]-[.C815]" office:value-type="float" office:value="-8.755538">
            <text:p>-8.755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232571">
            <text:p>125.232571</text:p>
          </table:table-cell>
          <table:table-cell office:value-type="float" office:value="134.64619">
            <text:p>134.64619</text:p>
          </table:table-cell>
          <table:table-cell table:formula="of:=[.B816]-[.C816]" office:value-type="float" office:value="-9.413619">
            <text:p>-9.413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83319">
            <text:p>153.83319</text:p>
          </table:table-cell>
          <table:table-cell office:value-type="float" office:value="178.954627">
            <text:p>178.954627</text:p>
          </table:table-cell>
          <table:table-cell table:formula="of:=[.B817]-[.C817]" office:value-type="float" office:value="-25.121437">
            <text:p>-25.121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20401">
            <text:p>95.720401</text:p>
          </table:table-cell>
          <table:table-cell office:value-type="float" office:value="98.26025">
            <text:p>98.26025</text:p>
          </table:table-cell>
          <table:table-cell table:formula="of:=[.B818]-[.C818]" office:value-type="float" office:value="-2.539849">
            <text:p>-2.539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.957825">
            <text:p>276.957825</text:p>
          </table:table-cell>
          <table:table-cell office:value-type="float" office:value="286.844348">
            <text:p>286.844348</text:p>
          </table:table-cell>
          <table:table-cell table:formula="of:=[.B819]-[.C819]" office:value-type="float" office:value="-9.88652300000001">
            <text:p>-9.886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874665">
            <text:p>125.874665</text:p>
          </table:table-cell>
          <table:table-cell office:value-type="float" office:value="133.837507">
            <text:p>133.837507</text:p>
          </table:table-cell>
          <table:table-cell table:formula="of:=[.B820]-[.C820]" office:value-type="float" office:value="-7.962842">
            <text:p>-7.962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971453">
            <text:p>147.971453</text:p>
          </table:table-cell>
          <table:table-cell office:value-type="float" office:value="154.935603">
            <text:p>154.935603</text:p>
          </table:table-cell>
          <table:table-cell table:formula="of:=[.B821]-[.C821]" office:value-type="float" office:value="-6.96414999999999">
            <text:p>-6.96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124325">
            <text:p>117.124325</text:p>
          </table:table-cell>
          <table:table-cell office:value-type="float" office:value="124.348434">
            <text:p>124.348434</text:p>
          </table:table-cell>
          <table:table-cell table:formula="of:=[.B822]-[.C822]" office:value-type="float" office:value="-7.224109">
            <text:p>-7.224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.374349">
            <text:p>330.374349</text:p>
          </table:table-cell>
          <table:table-cell office:value-type="float" office:value="349.320782">
            <text:p>349.320782</text:p>
          </table:table-cell>
          <table:table-cell table:formula="of:=[.B823]-[.C823]" office:value-type="float" office:value="-18.946433">
            <text:p>-18.946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978778">
            <text:p>128.978778</text:p>
          </table:table-cell>
          <table:table-cell office:value-type="float" office:value="135.812658">
            <text:p>135.812658</text:p>
          </table:table-cell>
          <table:table-cell table:formula="of:=[.B824]-[.C824]" office:value-type="float" office:value="-6.83387999999999">
            <text:p>-6.83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50872">
            <text:p>75.350872</text:p>
          </table:table-cell>
          <table:table-cell office:value-type="float" office:value="79.916139">
            <text:p>79.916139</text:p>
          </table:table-cell>
          <table:table-cell table:formula="of:=[.B825]-[.C825]" office:value-type="float" office:value="-4.56526700000001">
            <text:p>-4.565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841573">
            <text:p>124.841573</text:p>
          </table:table-cell>
          <table:table-cell office:value-type="float" office:value="131.18964">
            <text:p>131.18964</text:p>
          </table:table-cell>
          <table:table-cell table:formula="of:=[.B826]-[.C826]" office:value-type="float" office:value="-6.348067">
            <text:p>-6.348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488974">
            <text:p>138.488974</text:p>
          </table:table-cell>
          <table:table-cell office:value-type="float" office:value="141.995519">
            <text:p>141.995519</text:p>
          </table:table-cell>
          <table:table-cell table:formula="of:=[.B827]-[.C827]" office:value-type="float" office:value="-3.50654499999999">
            <text:p>-3.506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98729">
            <text:p>41.498729</text:p>
          </table:table-cell>
          <table:table-cell office:value-type="float" office:value="44.199872">
            <text:p>44.199872</text:p>
          </table:table-cell>
          <table:table-cell table:formula="of:=[.B828]-[.C828]" office:value-type="float" office:value="-2.701143">
            <text:p>-2.701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42053">
            <text:p>79.942053</text:p>
          </table:table-cell>
          <table:table-cell office:value-type="float" office:value="83.214296">
            <text:p>83.214296</text:p>
          </table:table-cell>
          <table:table-cell table:formula="of:=[.B829]-[.C829]" office:value-type="float" office:value="-3.272243">
            <text:p>-3.272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065971">
            <text:p>99.065971</text:p>
          </table:table-cell>
          <table:table-cell office:value-type="float" office:value="103.765089">
            <text:p>103.765089</text:p>
          </table:table-cell>
          <table:table-cell table:formula="of:=[.B830]-[.C830]" office:value-type="float" office:value="-4.699118">
            <text:p>-4.699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60553">
            <text:p>101.360553</text:p>
          </table:table-cell>
          <table:table-cell office:value-type="float" office:value="107.38983">
            <text:p>107.38983</text:p>
          </table:table-cell>
          <table:table-cell table:formula="of:=[.B831]-[.C831]" office:value-type="float" office:value="-6.02927700000001">
            <text:p>-6.029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693522">
            <text:p>152.693522</text:p>
          </table:table-cell>
          <table:table-cell office:value-type="float" office:value="165.862899">
            <text:p>165.862899</text:p>
          </table:table-cell>
          <table:table-cell table:formula="of:=[.B832]-[.C832]" office:value-type="float" office:value="-13.169377">
            <text:p>-13.169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557228">
            <text:p>146.557228</text:p>
          </table:table-cell>
          <table:table-cell office:value-type="float" office:value="153.444563">
            <text:p>153.444563</text:p>
          </table:table-cell>
          <table:table-cell table:formula="of:=[.B833]-[.C833]" office:value-type="float" office:value="-6.88733499999998">
            <text:p>-6.887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222543">
            <text:p>264.222543</text:p>
          </table:table-cell>
          <table:table-cell office:value-type="float" office:value="272.710362">
            <text:p>272.710362</text:p>
          </table:table-cell>
          <table:table-cell table:formula="of:=[.B834]-[.C834]" office:value-type="float" office:value="-8.487819">
            <text:p>-8.487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482865">
            <text:p>175.482865</text:p>
          </table:table-cell>
          <table:table-cell office:value-type="float" office:value="198.743773">
            <text:p>198.743773</text:p>
          </table:table-cell>
          <table:table-cell table:formula="of:=[.B835]-[.C835]" office:value-type="float" office:value="-23.260908">
            <text:p>-23.260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677439">
            <text:p>95.677439</text:p>
          </table:table-cell>
          <table:table-cell office:value-type="float" office:value="99.099142">
            <text:p>99.099142</text:p>
          </table:table-cell>
          <table:table-cell table:formula="of:=[.B836]-[.C836]" office:value-type="float" office:value="-3.42170299999999">
            <text:p>-3.421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912824">
            <text:p>195.912824</text:p>
          </table:table-cell>
          <table:table-cell office:value-type="float" office:value="209.075931">
            <text:p>209.075931</text:p>
          </table:table-cell>
          <table:table-cell table:formula="of:=[.B837]-[.C837]" office:value-type="float" office:value="-13.163107">
            <text:p>-13.163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182886">
            <text:p>149.182886</text:p>
          </table:table-cell>
          <table:table-cell office:value-type="float" office:value="157.704251">
            <text:p>157.704251</text:p>
          </table:table-cell>
          <table:table-cell table:formula="of:=[.B838]-[.C838]" office:value-type="float" office:value="-8.521365">
            <text:p>-8.521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221022">
            <text:p>174.221022</text:p>
          </table:table-cell>
          <table:table-cell office:value-type="float" office:value="191.588036">
            <text:p>191.588036</text:p>
          </table:table-cell>
          <table:table-cell table:formula="of:=[.B839]-[.C839]" office:value-type="float" office:value="-17.367014">
            <text:p>-17.367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755723">
            <text:p>130.755723</text:p>
          </table:table-cell>
          <table:table-cell office:value-type="float" office:value="143.756596">
            <text:p>143.756596</text:p>
          </table:table-cell>
          <table:table-cell table:formula="of:=[.B840]-[.C840]" office:value-type="float" office:value="-13.000873">
            <text:p>-13.000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50208">
            <text:p>173.450208</text:p>
          </table:table-cell>
          <table:table-cell office:value-type="float" office:value="192.539385">
            <text:p>192.539385</text:p>
          </table:table-cell>
          <table:table-cell table:formula="of:=[.B841]-[.C841]" office:value-type="float" office:value="-19.089177">
            <text:p>-19.089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00132">
            <text:p>148.00132</text:p>
          </table:table-cell>
          <table:table-cell office:value-type="float" office:value="158.179807">
            <text:p>158.179807</text:p>
          </table:table-cell>
          <table:table-cell table:formula="of:=[.B842]-[.C842]" office:value-type="float" office:value="-10.178487">
            <text:p>-10.178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226475">
            <text:p>175.226475</text:p>
          </table:table-cell>
          <table:table-cell office:value-type="float" office:value="184.691067">
            <text:p>184.691067</text:p>
          </table:table-cell>
          <table:table-cell table:formula="of:=[.B843]-[.C843]" office:value-type="float" office:value="-9.46459200000001">
            <text:p>-9.464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513635">
            <text:p>148.513635</text:p>
          </table:table-cell>
          <table:table-cell office:value-type="float" office:value="156.678518">
            <text:p>156.678518</text:p>
          </table:table-cell>
          <table:table-cell table:formula="of:=[.B844]-[.C844]" office:value-type="float" office:value="-8.164883">
            <text:p>-8.164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774653">
            <text:p>77.774653</text:p>
          </table:table-cell>
          <table:table-cell office:value-type="float" office:value="82.144492">
            <text:p>82.144492</text:p>
          </table:table-cell>
          <table:table-cell table:formula="of:=[.B845]-[.C845]" office:value-type="float" office:value="-4.369839">
            <text:p>-4.369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12576">
            <text:p>126.712576</text:p>
          </table:table-cell>
          <table:table-cell office:value-type="float" office:value="133.690649">
            <text:p>133.690649</text:p>
          </table:table-cell>
          <table:table-cell table:formula="of:=[.B846]-[.C846]" office:value-type="float" office:value="-6.97807300000001">
            <text:p>-6.978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796706">
            <text:p>222.796706</text:p>
          </table:table-cell>
          <table:table-cell office:value-type="float" office:value="240.006021">
            <text:p>240.006021</text:p>
          </table:table-cell>
          <table:table-cell table:formula="of:=[.B847]-[.C847]" office:value-type="float" office:value="-17.209315">
            <text:p>-17.209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714501">
            <text:p>248.714501</text:p>
          </table:table-cell>
          <table:table-cell office:value-type="float" office:value="268.878145">
            <text:p>268.878145</text:p>
          </table:table-cell>
          <table:table-cell table:formula="of:=[.B848]-[.C848]" office:value-type="float" office:value="-20.163644">
            <text:p>-20.163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6.723597">
            <text:p>426.723597</text:p>
          </table:table-cell>
          <table:table-cell office:value-type="float" office:value="443.687557">
            <text:p>443.687557</text:p>
          </table:table-cell>
          <table:table-cell table:formula="of:=[.B849]-[.C849]" office:value-type="float" office:value="-16.96396">
            <text:p>-16.96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.159974">
            <text:p>309.159974</text:p>
          </table:table-cell>
          <table:table-cell office:value-type="float" office:value="318.033078">
            <text:p>318.033078</text:p>
          </table:table-cell>
          <table:table-cell table:formula="of:=[.B850]-[.C850]" office:value-type="float" office:value="-8.87310400000001">
            <text:p>-8.873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41671">
            <text:p>75.941671</text:p>
          </table:table-cell>
          <table:table-cell office:value-type="float" office:value="79.656506">
            <text:p>79.656506</text:p>
          </table:table-cell>
          <table:table-cell table:formula="of:=[.B851]-[.C851]" office:value-type="float" office:value="-3.71483499999999">
            <text:p>-3.714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17438">
            <text:p>105.017438</text:p>
          </table:table-cell>
          <table:table-cell office:value-type="float" office:value="109.606232">
            <text:p>109.606232</text:p>
          </table:table-cell>
          <table:table-cell table:formula="of:=[.B852]-[.C852]" office:value-type="float" office:value="-4.58879400000001">
            <text:p>-4.588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34399">
            <text:p>91.934399</text:p>
          </table:table-cell>
          <table:table-cell office:value-type="float" office:value="97.042819">
            <text:p>97.042819</text:p>
          </table:table-cell>
          <table:table-cell table:formula="of:=[.B853]-[.C853]" office:value-type="float" office:value="-5.10842">
            <text:p>-5.10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717657">
            <text:p>151.717657</text:p>
          </table:table-cell>
          <table:table-cell office:value-type="float" office:value="166.7272">
            <text:p>166.7272</text:p>
          </table:table-cell>
          <table:table-cell table:formula="of:=[.B854]-[.C854]" office:value-type="float" office:value="-15.009543">
            <text:p>-15.009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237633">
            <text:p>133.237633</text:p>
          </table:table-cell>
          <table:table-cell office:value-type="float" office:value="144.422953">
            <text:p>144.422953</text:p>
          </table:table-cell>
          <table:table-cell table:formula="of:=[.B855]-[.C855]" office:value-type="float" office:value="-11.18532">
            <text:p>-11.18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75344">
            <text:p>101.875344</text:p>
          </table:table-cell>
          <table:table-cell office:value-type="float" office:value="107.137386">
            <text:p>107.137386</text:p>
          </table:table-cell>
          <table:table-cell table:formula="of:=[.B856]-[.C856]" office:value-type="float" office:value="-5.26204200000001">
            <text:p>-5.262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636242">
            <text:p>105.636242</text:p>
          </table:table-cell>
          <table:table-cell office:value-type="float" office:value="117.949599">
            <text:p>117.949599</text:p>
          </table:table-cell>
          <table:table-cell table:formula="of:=[.B857]-[.C857]" office:value-type="float" office:value="-12.313357">
            <text:p>-12.313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542885">
            <text:p>99.542885</text:p>
          </table:table-cell>
          <table:table-cell office:value-type="float" office:value="110.697229">
            <text:p>110.697229</text:p>
          </table:table-cell>
          <table:table-cell table:formula="of:=[.B858]-[.C858]" office:value-type="float" office:value="-11.154344">
            <text:p>-11.154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307435">
            <text:p>127.307435</text:p>
          </table:table-cell>
          <table:table-cell office:value-type="float" office:value="132.726868">
            <text:p>132.726868</text:p>
          </table:table-cell>
          <table:table-cell table:formula="of:=[.B859]-[.C859]" office:value-type="float" office:value="-5.419433">
            <text:p>-5.419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38612">
            <text:p>178.38612</text:p>
          </table:table-cell>
          <table:table-cell office:value-type="float" office:value="184.224268">
            <text:p>184.224268</text:p>
          </table:table-cell>
          <table:table-cell table:formula="of:=[.B860]-[.C860]" office:value-type="float" office:value="-5.83814799999999">
            <text:p>-5.838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531208">
            <text:p>214.531208</text:p>
          </table:table-cell>
          <table:table-cell office:value-type="float" office:value="222.775046">
            <text:p>222.775046</text:p>
          </table:table-cell>
          <table:table-cell table:formula="of:=[.B861]-[.C861]" office:value-type="float" office:value="-8.24383800000001">
            <text:p>-8.243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.478333">
            <text:p>328.478333</text:p>
          </table:table-cell>
          <table:table-cell office:value-type="float" office:value="347.284622">
            <text:p>347.284622</text:p>
          </table:table-cell>
          <table:table-cell table:formula="of:=[.B862]-[.C862]" office:value-type="float" office:value="-18.806289">
            <text:p>-18.806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062473">
            <text:p>243.062473</text:p>
          </table:table-cell>
          <table:table-cell office:value-type="float" office:value="260.148824">
            <text:p>260.148824</text:p>
          </table:table-cell>
          <table:table-cell table:formula="of:=[.B863]-[.C863]" office:value-type="float" office:value="-17.086351">
            <text:p>-17.086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92512">
            <text:p>63.492512</text:p>
          </table:table-cell>
          <table:table-cell office:value-type="float" office:value="69.935017">
            <text:p>69.935017</text:p>
          </table:table-cell>
          <table:table-cell table:formula="of:=[.B864]-[.C864]" office:value-type="float" office:value="-6.442505">
            <text:p>-6.442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186294">
            <text:p>120.186294</text:p>
          </table:table-cell>
          <table:table-cell office:value-type="float" office:value="126.170876">
            <text:p>126.170876</text:p>
          </table:table-cell>
          <table:table-cell table:formula="of:=[.B865]-[.C865]" office:value-type="float" office:value="-5.984582">
            <text:p>-5.984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268975">
            <text:p>301.268975</text:p>
          </table:table-cell>
          <table:table-cell office:value-type="float" office:value="321.012906">
            <text:p>321.012906</text:p>
          </table:table-cell>
          <table:table-cell table:formula="of:=[.B866]-[.C866]" office:value-type="float" office:value="-19.743931">
            <text:p>-19.743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227065">
            <text:p>94.227065</text:p>
          </table:table-cell>
          <table:table-cell office:value-type="float" office:value="99.367024">
            <text:p>99.367024</text:p>
          </table:table-cell>
          <table:table-cell table:formula="of:=[.B867]-[.C867]" office:value-type="float" office:value="-5.139959">
            <text:p>-5.139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309481">
            <text:p>156.309481</text:p>
          </table:table-cell>
          <table:table-cell office:value-type="float" office:value="169.736409">
            <text:p>169.736409</text:p>
          </table:table-cell>
          <table:table-cell table:formula="of:=[.B868]-[.C868]" office:value-type="float" office:value="-13.426928">
            <text:p>-13.426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783134">
            <text:p>218.783134</text:p>
          </table:table-cell>
          <table:table-cell office:value-type="float" office:value="230.899327">
            <text:p>230.899327</text:p>
          </table:table-cell>
          <table:table-cell table:formula="of:=[.B869]-[.C869]" office:value-type="float" office:value="-12.116193">
            <text:p>-12.116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434559">
            <text:p>236.434559</text:p>
          </table:table-cell>
          <table:table-cell office:value-type="float" office:value="248.923098">
            <text:p>248.923098</text:p>
          </table:table-cell>
          <table:table-cell table:formula="of:=[.B870]-[.C870]" office:value-type="float" office:value="-12.488539">
            <text:p>-12.488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690846">
            <text:p>200.690846</text:p>
          </table:table-cell>
          <table:table-cell office:value-type="float" office:value="224.400433">
            <text:p>224.400433</text:p>
          </table:table-cell>
          <table:table-cell table:formula="of:=[.B871]-[.C871]" office:value-type="float" office:value="-23.709587">
            <text:p>-23.709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636679">
            <text:p>232.636679</text:p>
          </table:table-cell>
          <table:table-cell office:value-type="float" office:value="254.576931">
            <text:p>254.576931</text:p>
          </table:table-cell>
          <table:table-cell table:formula="of:=[.B872]-[.C872]" office:value-type="float" office:value="-21.940252">
            <text:p>-21.940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691152">
            <text:p>104.691152</text:p>
          </table:table-cell>
          <table:table-cell office:value-type="float" office:value="111.183179">
            <text:p>111.183179</text:p>
          </table:table-cell>
          <table:table-cell table:formula="of:=[.B873]-[.C873]" office:value-type="float" office:value="-6.49202699999999">
            <text:p>-6.492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486431">
            <text:p>206.486431</text:p>
          </table:table-cell>
          <table:table-cell office:value-type="float" office:value="217.366461">
            <text:p>217.366461</text:p>
          </table:table-cell>
          <table:table-cell table:formula="of:=[.B874]-[.C874]" office:value-type="float" office:value="-10.88003">
            <text:p>-10.88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397349">
            <text:p>103.397349</text:p>
          </table:table-cell>
          <table:table-cell office:value-type="float" office:value="112.049414">
            <text:p>112.049414</text:p>
          </table:table-cell>
          <table:table-cell table:formula="of:=[.B875]-[.C875]" office:value-type="float" office:value="-8.65206499999999">
            <text:p>-8.652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385635">
            <text:p>126.385635</text:p>
          </table:table-cell>
          <table:table-cell office:value-type="float" office:value="134.737464">
            <text:p>134.737464</text:p>
          </table:table-cell>
          <table:table-cell table:formula="of:=[.B876]-[.C876]" office:value-type="float" office:value="-8.351829">
            <text:p>-8.351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178566">
            <text:p>169.178566</text:p>
          </table:table-cell>
          <table:table-cell office:value-type="float" office:value="183.946617">
            <text:p>183.946617</text:p>
          </table:table-cell>
          <table:table-cell table:formula="of:=[.B877]-[.C877]" office:value-type="float" office:value="-14.768051">
            <text:p>-14.768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90321">
            <text:p>64.690321</text:p>
          </table:table-cell>
          <table:table-cell office:value-type="float" office:value="73.64212">
            <text:p>73.64212</text:p>
          </table:table-cell>
          <table:table-cell table:formula="of:=[.B878]-[.C878]" office:value-type="float" office:value="-8.95179900000001">
            <text:p>-8.951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083967">
            <text:p>175.083967</text:p>
          </table:table-cell>
          <table:table-cell office:value-type="float" office:value="187.832759">
            <text:p>187.832759</text:p>
          </table:table-cell>
          <table:table-cell table:formula="of:=[.B879]-[.C879]" office:value-type="float" office:value="-12.748792">
            <text:p>-12.748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600262">
            <text:p>152.600262</text:p>
          </table:table-cell>
          <table:table-cell office:value-type="float" office:value="160.629292">
            <text:p>160.629292</text:p>
          </table:table-cell>
          <table:table-cell table:formula="of:=[.B880]-[.C880]" office:value-type="float" office:value="-8.02903000000001">
            <text:p>-8.02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6797">
            <text:p>98.36797</text:p>
          </table:table-cell>
          <table:table-cell office:value-type="float" office:value="101.867059">
            <text:p>101.867059</text:p>
          </table:table-cell>
          <table:table-cell table:formula="of:=[.B881]-[.C881]" office:value-type="float" office:value="-3.499089">
            <text:p>-3.499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833579">
            <text:p>94.833579</text:p>
          </table:table-cell>
          <table:table-cell office:value-type="float" office:value="100.12909">
            <text:p>100.12909</text:p>
          </table:table-cell>
          <table:table-cell table:formula="of:=[.B882]-[.C882]" office:value-type="float" office:value="-5.29551100000001">
            <text:p>-5.295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72222">
            <text:p>104.772222</text:p>
          </table:table-cell>
          <table:table-cell office:value-type="float" office:value="110.585091">
            <text:p>110.585091</text:p>
          </table:table-cell>
          <table:table-cell table:formula="of:=[.B883]-[.C883]" office:value-type="float" office:value="-5.81286900000001">
            <text:p>-5.812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386468">
            <text:p>133.386468</text:p>
          </table:table-cell>
          <table:table-cell office:value-type="float" office:value="142.257314">
            <text:p>142.257314</text:p>
          </table:table-cell>
          <table:table-cell table:formula="of:=[.B884]-[.C884]" office:value-type="float" office:value="-8.870846">
            <text:p>-8.870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60026">
            <text:p>105.60026</text:p>
          </table:table-cell>
          <table:table-cell office:value-type="float" office:value="111.928618">
            <text:p>111.928618</text:p>
          </table:table-cell>
          <table:table-cell table:formula="of:=[.B885]-[.C885]" office:value-type="float" office:value="-6.32835799999999">
            <text:p>-6.328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593973">
            <text:p>186.593973</text:p>
          </table:table-cell>
          <table:table-cell office:value-type="float" office:value="213.949753">
            <text:p>213.949753</text:p>
          </table:table-cell>
          <table:table-cell table:formula="of:=[.B886]-[.C886]" office:value-type="float" office:value="-27.35578">
            <text:p>-27.35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917386">
            <text:p>211.917386</text:p>
          </table:table-cell>
          <table:table-cell office:value-type="float" office:value="220.815197">
            <text:p>220.815197</text:p>
          </table:table-cell>
          <table:table-cell table:formula="of:=[.B887]-[.C887]" office:value-type="float" office:value="-8.89781100000002">
            <text:p>-8.897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893845">
            <text:p>206.893845</text:p>
          </table:table-cell>
          <table:table-cell office:value-type="float" office:value="214.66809">
            <text:p>214.66809</text:p>
          </table:table-cell>
          <table:table-cell table:formula="of:=[.B888]-[.C888]" office:value-type="float" office:value="-7.77424500000001">
            <text:p>-7.774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40801">
            <text:p>73.540801</text:p>
          </table:table-cell>
          <table:table-cell office:value-type="float" office:value="77.849857">
            <text:p>77.849857</text:p>
          </table:table-cell>
          <table:table-cell table:formula="of:=[.B889]-[.C889]" office:value-type="float" office:value="-4.309056">
            <text:p>-4.309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766549">
            <text:p>162.766549</text:p>
          </table:table-cell>
          <table:table-cell office:value-type="float" office:value="186.770526">
            <text:p>186.770526</text:p>
          </table:table-cell>
          <table:table-cell table:formula="of:=[.B890]-[.C890]" office:value-type="float" office:value="-24.003977">
            <text:p>-24.003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83411">
            <text:p>110.583411</text:p>
          </table:table-cell>
          <table:table-cell office:value-type="float" office:value="118.184733">
            <text:p>118.184733</text:p>
          </table:table-cell>
          <table:table-cell table:formula="of:=[.B891]-[.C891]" office:value-type="float" office:value="-7.601322">
            <text:p>-7.601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060992">
            <text:p>237.060992</text:p>
          </table:table-cell>
          <table:table-cell office:value-type="float" office:value="252.274958">
            <text:p>252.274958</text:p>
          </table:table-cell>
          <table:table-cell table:formula="of:=[.B892]-[.C892]" office:value-type="float" office:value="-15.213966">
            <text:p>-15.213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598214">
            <text:p>171.598214</text:p>
          </table:table-cell>
          <table:table-cell office:value-type="float" office:value="179.541406">
            <text:p>179.541406</text:p>
          </table:table-cell>
          <table:table-cell table:formula="of:=[.B893]-[.C893]" office:value-type="float" office:value="-7.94319199999998">
            <text:p>-7.943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285517">
            <text:p>156.285517</text:p>
          </table:table-cell>
          <table:table-cell office:value-type="float" office:value="173.035103">
            <text:p>173.035103</text:p>
          </table:table-cell>
          <table:table-cell table:formula="of:=[.B894]-[.C894]" office:value-type="float" office:value="-16.749586">
            <text:p>-16.749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480665">
            <text:p>52.480665</text:p>
          </table:table-cell>
          <table:table-cell office:value-type="float" office:value="55.626689">
            <text:p>55.626689</text:p>
          </table:table-cell>
          <table:table-cell table:formula="of:=[.B895]-[.C895]" office:value-type="float" office:value="-3.146024">
            <text:p>-3.146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52216">
            <text:p>216.52216</text:p>
          </table:table-cell>
          <table:table-cell office:value-type="float" office:value="221.015645">
            <text:p>221.015645</text:p>
          </table:table-cell>
          <table:table-cell table:formula="of:=[.B896]-[.C896]" office:value-type="float" office:value="-4.49348499999999">
            <text:p>-4.493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59719">
            <text:p>111.559719</text:p>
          </table:table-cell>
          <table:table-cell office:value-type="float" office:value="123.452029">
            <text:p>123.452029</text:p>
          </table:table-cell>
          <table:table-cell table:formula="of:=[.B897]-[.C897]" office:value-type="float" office:value="-11.89231">
            <text:p>-11.89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926478">
            <text:p>42.926478</text:p>
          </table:table-cell>
          <table:table-cell office:value-type="float" office:value="44.882612">
            <text:p>44.882612</text:p>
          </table:table-cell>
          <table:table-cell table:formula="of:=[.B898]-[.C898]" office:value-type="float" office:value="-1.956134">
            <text:p>-1.956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322687">
            <text:p>151.322687</text:p>
          </table:table-cell>
          <table:table-cell office:value-type="float" office:value="165.041738">
            <text:p>165.041738</text:p>
          </table:table-cell>
          <table:table-cell table:formula="of:=[.B899]-[.C899]" office:value-type="float" office:value="-13.719051">
            <text:p>-13.719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184">
            <text:p>101.2184</text:p>
          </table:table-cell>
          <table:table-cell office:value-type="float" office:value="106.291779">
            <text:p>106.291779</text:p>
          </table:table-cell>
          <table:table-cell table:formula="of:=[.B900]-[.C900]" office:value-type="float" office:value="-5.073379">
            <text:p>-5.073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965062">
            <text:p>147.965062</text:p>
          </table:table-cell>
          <table:table-cell office:value-type="float" office:value="162.613376">
            <text:p>162.613376</text:p>
          </table:table-cell>
          <table:table-cell table:formula="of:=[.B901]-[.C901]" office:value-type="float" office:value="-14.648314">
            <text:p>-14.648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350692">
            <text:p>295.350692</text:p>
          </table:table-cell>
          <table:table-cell office:value-type="float" office:value="300.862492">
            <text:p>300.862492</text:p>
          </table:table-cell>
          <table:table-cell table:formula="of:=[.B902]-[.C902]" office:value-type="float" office:value="-5.51179999999999">
            <text:p>-5.5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644319">
            <text:p>212.644319</text:p>
          </table:table-cell>
          <table:table-cell office:value-type="float" office:value="224.723881">
            <text:p>224.723881</text:p>
          </table:table-cell>
          <table:table-cell table:formula="of:=[.B903]-[.C903]" office:value-type="float" office:value="-12.079562">
            <text:p>-12.079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416934">
            <text:p>101.416934</text:p>
          </table:table-cell>
          <table:table-cell office:value-type="float" office:value="110.174004">
            <text:p>110.174004</text:p>
          </table:table-cell>
          <table:table-cell table:formula="of:=[.B904]-[.C904]" office:value-type="float" office:value="-8.75707">
            <text:p>-8.75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90842">
            <text:p>107.890842</text:p>
          </table:table-cell>
          <table:table-cell office:value-type="float" office:value="115.356259">
            <text:p>115.356259</text:p>
          </table:table-cell>
          <table:table-cell table:formula="of:=[.B905]-[.C905]" office:value-type="float" office:value="-7.46541699999999">
            <text:p>-7.465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00558">
            <text:p>41.600558</text:p>
          </table:table-cell>
          <table:table-cell office:value-type="float" office:value="43.051213">
            <text:p>43.051213</text:p>
          </table:table-cell>
          <table:table-cell table:formula="of:=[.B906]-[.C906]" office:value-type="float" office:value="-1.450655">
            <text:p>-1.450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02277">
            <text:p>99.302277</text:p>
          </table:table-cell>
          <table:table-cell office:value-type="float" office:value="106.017913">
            <text:p>106.017913</text:p>
          </table:table-cell>
          <table:table-cell table:formula="of:=[.B907]-[.C907]" office:value-type="float" office:value="-6.71563599999999">
            <text:p>-6.715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538596">
            <text:p>129.538596</text:p>
          </table:table-cell>
          <table:table-cell office:value-type="float" office:value="139.645509">
            <text:p>139.645509</text:p>
          </table:table-cell>
          <table:table-cell table:formula="of:=[.B908]-[.C908]" office:value-type="float" office:value="-10.106913">
            <text:p>-10.106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85711">
            <text:p>120.985711</text:p>
          </table:table-cell>
          <table:table-cell office:value-type="float" office:value="127.587258">
            <text:p>127.587258</text:p>
          </table:table-cell>
          <table:table-cell table:formula="of:=[.B909]-[.C909]" office:value-type="float" office:value="-6.60154700000001">
            <text:p>-6.601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506231">
            <text:p>200.506231</text:p>
          </table:table-cell>
          <table:table-cell office:value-type="float" office:value="216.554307">
            <text:p>216.554307</text:p>
          </table:table-cell>
          <table:table-cell table:formula="of:=[.B910]-[.C910]" office:value-type="float" office:value="-16.048076">
            <text:p>-16.0480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477899">
            <text:p>208.477899</text:p>
          </table:table-cell>
          <table:table-cell office:value-type="float" office:value="217.344965">
            <text:p>217.344965</text:p>
          </table:table-cell>
          <table:table-cell table:formula="of:=[.B911]-[.C911]" office:value-type="float" office:value="-8.86706599999999">
            <text:p>-8.867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62495">
            <text:p>110.962495</text:p>
          </table:table-cell>
          <table:table-cell office:value-type="float" office:value="117.043217">
            <text:p>117.043217</text:p>
          </table:table-cell>
          <table:table-cell table:formula="of:=[.B912]-[.C912]" office:value-type="float" office:value="-6.08072199999999">
            <text:p>-6.080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1621">
            <text:p>86.61621</text:p>
          </table:table-cell>
          <table:table-cell office:value-type="float" office:value="90.026257">
            <text:p>90.026257</text:p>
          </table:table-cell>
          <table:table-cell table:formula="of:=[.B913]-[.C913]" office:value-type="float" office:value="-3.41004700000001">
            <text:p>-3.410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44212">
            <text:p>110.544212</text:p>
          </table:table-cell>
          <table:table-cell office:value-type="float" office:value="112.413876">
            <text:p>112.413876</text:p>
          </table:table-cell>
          <table:table-cell table:formula="of:=[.B914]-[.C914]" office:value-type="float" office:value="-1.869664">
            <text:p>-1.869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12087">
            <text:p>173.412087</text:p>
          </table:table-cell>
          <table:table-cell office:value-type="float" office:value="192.09054">
            <text:p>192.09054</text:p>
          </table:table-cell>
          <table:table-cell table:formula="of:=[.B915]-[.C915]" office:value-type="float" office:value="-18.678453">
            <text:p>-18.678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6545">
            <text:p>102.6545</text:p>
          </table:table-cell>
          <table:table-cell office:value-type="float" office:value="107.335971">
            <text:p>107.335971</text:p>
          </table:table-cell>
          <table:table-cell table:formula="of:=[.B916]-[.C916]" office:value-type="float" office:value="-4.681471">
            <text:p>-4.681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317173">
            <text:p>214.317173</text:p>
          </table:table-cell>
          <table:table-cell office:value-type="float" office:value="227.768978">
            <text:p>227.768978</text:p>
          </table:table-cell>
          <table:table-cell table:formula="of:=[.B917]-[.C917]" office:value-type="float" office:value="-13.451805">
            <text:p>-13.451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217655">
            <text:p>185.217655</text:p>
          </table:table-cell>
          <table:table-cell office:value-type="float" office:value="195.774196">
            <text:p>195.774196</text:p>
          </table:table-cell>
          <table:table-cell table:formula="of:=[.B918]-[.C918]" office:value-type="float" office:value="-10.556541">
            <text:p>-10.556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502498">
            <text:p>125.502498</text:p>
          </table:table-cell>
          <table:table-cell office:value-type="float" office:value="131.789297">
            <text:p>131.789297</text:p>
          </table:table-cell>
          <table:table-cell table:formula="of:=[.B919]-[.C919]" office:value-type="float" office:value="-6.286799">
            <text:p>-6.286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920396">
            <text:p>105.920396</text:p>
          </table:table-cell>
          <table:table-cell office:value-type="float" office:value="117.275653">
            <text:p>117.275653</text:p>
          </table:table-cell>
          <table:table-cell table:formula="of:=[.B920]-[.C920]" office:value-type="float" office:value="-11.355257">
            <text:p>-11.355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45851">
            <text:p>121.445851</text:p>
          </table:table-cell>
          <table:table-cell office:value-type="float" office:value="126.679795">
            <text:p>126.679795</text:p>
          </table:table-cell>
          <table:table-cell table:formula="of:=[.B921]-[.C921]" office:value-type="float" office:value="-5.23394399999999">
            <text:p>-5.233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.945089">
            <text:p>269.945089</text:p>
          </table:table-cell>
          <table:table-cell office:value-type="float" office:value="296.480862">
            <text:p>296.480862</text:p>
          </table:table-cell>
          <table:table-cell table:formula="of:=[.B922]-[.C922]" office:value-type="float" office:value="-26.535773">
            <text:p>-26.535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694379">
            <text:p>160.694379</text:p>
          </table:table-cell>
          <table:table-cell office:value-type="float" office:value="172.329522">
            <text:p>172.329522</text:p>
          </table:table-cell>
          <table:table-cell table:formula="of:=[.B923]-[.C923]" office:value-type="float" office:value="-11.635143">
            <text:p>-11.635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6792">
            <text:p>42.6792</text:p>
          </table:table-cell>
          <table:table-cell office:value-type="float" office:value="45.2003">
            <text:p>45.2003</text:p>
          </table:table-cell>
          <table:table-cell table:formula="of:=[.B924]-[.C924]" office:value-type="float" office:value="-2.5211">
            <text:p>-2.5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26008">
            <text:p>111.726008</text:p>
          </table:table-cell>
          <table:table-cell office:value-type="float" office:value="117.072902">
            <text:p>117.072902</text:p>
          </table:table-cell>
          <table:table-cell table:formula="of:=[.B925]-[.C925]" office:value-type="float" office:value="-5.34689400000001">
            <text:p>-5.3468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011924">
            <text:p>168.011924</text:p>
          </table:table-cell>
          <table:table-cell office:value-type="float" office:value="195.570552">
            <text:p>195.570552</text:p>
          </table:table-cell>
          <table:table-cell table:formula="of:=[.B926]-[.C926]" office:value-type="float" office:value="-27.558628">
            <text:p>-27.558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3.653743">
            <text:p>483.653743</text:p>
          </table:table-cell>
          <table:table-cell office:value-type="float" office:value="562.960351">
            <text:p>562.960351</text:p>
          </table:table-cell>
          <table:table-cell table:formula="of:=[.B927]-[.C927]" office:value-type="float" office:value="-79.3066079999999">
            <text:p>-79.306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59883">
            <text:p>85.259883</text:p>
          </table:table-cell>
          <table:table-cell office:value-type="float" office:value="89.419548">
            <text:p>89.419548</text:p>
          </table:table-cell>
          <table:table-cell table:formula="of:=[.B928]-[.C928]" office:value-type="float" office:value="-4.159665">
            <text:p>-4.159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9.768842">
            <text:p>479.768842</text:p>
          </table:table-cell>
          <table:table-cell office:value-type="float" office:value="497.241653">
            <text:p>497.241653</text:p>
          </table:table-cell>
          <table:table-cell table:formula="of:=[.B929]-[.C929]" office:value-type="float" office:value="-17.472811">
            <text:p>-17.472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677425">
            <text:p>201.677425</text:p>
          </table:table-cell>
          <table:table-cell office:value-type="float" office:value="213.99681">
            <text:p>213.99681</text:p>
          </table:table-cell>
          <table:table-cell table:formula="of:=[.B930]-[.C930]" office:value-type="float" office:value="-12.319385">
            <text:p>-12.319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6.535162">
            <text:p>356.535162</text:p>
          </table:table-cell>
          <table:table-cell office:value-type="float" office:value="389.047822">
            <text:p>389.047822</text:p>
          </table:table-cell>
          <table:table-cell table:formula="of:=[.B931]-[.C931]" office:value-type="float" office:value="-32.51266">
            <text:p>-32.51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478026">
            <text:p>182.478026</text:p>
          </table:table-cell>
          <table:table-cell office:value-type="float" office:value="196.077958">
            <text:p>196.077958</text:p>
          </table:table-cell>
          <table:table-cell table:formula="of:=[.B932]-[.C932]" office:value-type="float" office:value="-13.599932">
            <text:p>-13.599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492816">
            <text:p>66.492816</text:p>
          </table:table-cell>
          <table:table-cell office:value-type="float" office:value="70.081597">
            <text:p>70.081597</text:p>
          </table:table-cell>
          <table:table-cell table:formula="of:=[.B933]-[.C933]" office:value-type="float" office:value="-3.588781">
            <text:p>-3.588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091459">
            <text:p>134.091459</text:p>
          </table:table-cell>
          <table:table-cell office:value-type="float" office:value="141.241578">
            <text:p>141.241578</text:p>
          </table:table-cell>
          <table:table-cell table:formula="of:=[.B934]-[.C934]" office:value-type="float" office:value="-7.15011900000002">
            <text:p>-7.150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657491">
            <text:p>202.657491</text:p>
          </table:table-cell>
          <table:table-cell office:value-type="float" office:value="218.924422">
            <text:p>218.924422</text:p>
          </table:table-cell>
          <table:table-cell table:formula="of:=[.B935]-[.C935]" office:value-type="float" office:value="-16.266931">
            <text:p>-16.266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13876">
            <text:p>106.513876</text:p>
          </table:table-cell>
          <table:table-cell office:value-type="float" office:value="106.861629">
            <text:p>106.861629</text:p>
          </table:table-cell>
          <table:table-cell table:formula="of:=[.B936]-[.C936]" office:value-type="float" office:value="-0.347752999999997">
            <text:p>-0.347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049522">
            <text:p>295.049522</text:p>
          </table:table-cell>
          <table:table-cell office:value-type="float" office:value="327.685407">
            <text:p>327.685407</text:p>
          </table:table-cell>
          <table:table-cell table:formula="of:=[.B937]-[.C937]" office:value-type="float" office:value="-32.635885">
            <text:p>-32.635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29689">
            <text:p>88.229689</text:p>
          </table:table-cell>
          <table:table-cell office:value-type="float" office:value="97.699087">
            <text:p>97.699087</text:p>
          </table:table-cell>
          <table:table-cell table:formula="of:=[.B938]-[.C938]" office:value-type="float" office:value="-9.46939800000001">
            <text:p>-9.469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66145">
            <text:p>106.066145</text:p>
          </table:table-cell>
          <table:table-cell office:value-type="float" office:value="111.293569">
            <text:p>111.293569</text:p>
          </table:table-cell>
          <table:table-cell table:formula="of:=[.B939]-[.C939]" office:value-type="float" office:value="-5.227424">
            <text:p>-5.227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33304">
            <text:p>106.933304</text:p>
          </table:table-cell>
          <table:table-cell office:value-type="float" office:value="113.102042">
            <text:p>113.102042</text:p>
          </table:table-cell>
          <table:table-cell table:formula="of:=[.B940]-[.C940]" office:value-type="float" office:value="-6.16873799999999">
            <text:p>-6.168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40661">
            <text:p>79.940661</text:p>
          </table:table-cell>
          <table:table-cell office:value-type="float" office:value="86.891589">
            <text:p>86.891589</text:p>
          </table:table-cell>
          <table:table-cell table:formula="of:=[.B941]-[.C941]" office:value-type="float" office:value="-6.95092799999999">
            <text:p>-6.950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2.239971">
            <text:p>682.239971</text:p>
          </table:table-cell>
          <table:table-cell office:value-type="float" office:value="653.824777">
            <text:p>653.824777</text:p>
          </table:table-cell>
          <table:table-cell table:formula="of:=[.B942]-[.C942]" office:value-type="float" office:value="28.4151939999999">
            <text:p>28.415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56274">
            <text:p>77.456274</text:p>
          </table:table-cell>
          <table:table-cell office:value-type="float" office:value="78.849993">
            <text:p>78.849993</text:p>
          </table:table-cell>
          <table:table-cell table:formula="of:=[.B943]-[.C943]" office:value-type="float" office:value="-1.393719">
            <text:p>-1.393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36527">
            <text:p>58.36527</text:p>
          </table:table-cell>
          <table:table-cell office:value-type="float" office:value="61.08425">
            <text:p>61.08425</text:p>
          </table:table-cell>
          <table:table-cell table:formula="of:=[.B944]-[.C944]" office:value-type="float" office:value="-2.71897999999999">
            <text:p>-2.71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38159">
            <text:p>153.738159</text:p>
          </table:table-cell>
          <table:table-cell office:value-type="float" office:value="162.043922">
            <text:p>162.043922</text:p>
          </table:table-cell>
          <table:table-cell table:formula="of:=[.B945]-[.C945]" office:value-type="float" office:value="-8.30576300000001">
            <text:p>-8.305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014118">
            <text:p>27.014118</text:p>
          </table:table-cell>
          <table:table-cell office:value-type="float" office:value="27.007408">
            <text:p>27.007408</text:p>
          </table:table-cell>
          <table:table-cell table:formula="of:=[.B946]-[.C946]" office:value-type="float" office:value="0.00670999999999822">
            <text:p>0.00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315261">
            <text:p>73.315261</text:p>
          </table:table-cell>
          <table:table-cell office:value-type="float" office:value="74.697025">
            <text:p>74.697025</text:p>
          </table:table-cell>
          <table:table-cell table:formula="of:=[.B947]-[.C947]" office:value-type="float" office:value="-1.38176399999999">
            <text:p>-1.381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8.288481">
            <text:p>578.288481</text:p>
          </table:table-cell>
          <table:table-cell office:value-type="float" office:value="626.345953">
            <text:p>626.345953</text:p>
          </table:table-cell>
          <table:table-cell table:formula="of:=[.B948]-[.C948]" office:value-type="float" office:value="-48.057472">
            <text:p>-48.057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120151">
            <text:p>135.120151</text:p>
          </table:table-cell>
          <table:table-cell office:value-type="float" office:value="135.493683">
            <text:p>135.493683</text:p>
          </table:table-cell>
          <table:table-cell table:formula="of:=[.B949]-[.C949]" office:value-type="float" office:value="-0.373532000000012">
            <text:p>-0.373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549126">
            <text:p>105.549126</text:p>
          </table:table-cell>
          <table:table-cell office:value-type="float" office:value="120.459044">
            <text:p>120.459044</text:p>
          </table:table-cell>
          <table:table-cell table:formula="of:=[.B950]-[.C950]" office:value-type="float" office:value="-14.909918">
            <text:p>-14.909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263166">
            <text:p>140.263166</text:p>
          </table:table-cell>
          <table:table-cell office:value-type="float" office:value="143.770496">
            <text:p>143.770496</text:p>
          </table:table-cell>
          <table:table-cell table:formula="of:=[.B951]-[.C951]" office:value-type="float" office:value="-3.50733">
            <text:p>-3.50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939237">
            <text:p>216.939237</text:p>
          </table:table-cell>
          <table:table-cell office:value-type="float" office:value="227.057047">
            <text:p>227.057047</text:p>
          </table:table-cell>
          <table:table-cell table:formula="of:=[.B952]-[.C952]" office:value-type="float" office:value="-10.11781">
            <text:p>-10.11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736131">
            <text:p>113.736131</text:p>
          </table:table-cell>
          <table:table-cell office:value-type="float" office:value="116.562139">
            <text:p>116.562139</text:p>
          </table:table-cell>
          <table:table-cell table:formula="of:=[.B953]-[.C953]" office:value-type="float" office:value="-2.826008">
            <text:p>-2.826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198284">
            <text:p>121.198284</text:p>
          </table:table-cell>
          <table:table-cell office:value-type="float" office:value="127.853255">
            <text:p>127.853255</text:p>
          </table:table-cell>
          <table:table-cell table:formula="of:=[.B954]-[.C954]" office:value-type="float" office:value="-6.654971">
            <text:p>-6.654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5.113759">
            <text:p>865.113759</text:p>
          </table:table-cell>
          <table:table-cell office:value-type="float" office:value="912.76958">
            <text:p>912.76958</text:p>
          </table:table-cell>
          <table:table-cell table:formula="of:=[.B955]-[.C955]" office:value-type="float" office:value="-47.6558210000001">
            <text:p>-47.655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016789">
            <text:p>239.016789</text:p>
          </table:table-cell>
          <table:table-cell office:value-type="float" office:value="250.507489">
            <text:p>250.507489</text:p>
          </table:table-cell>
          <table:table-cell table:formula="of:=[.B956]-[.C956]" office:value-type="float" office:value="-11.4907">
            <text:p>-11.4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5.379186">
            <text:p>325.379186</text:p>
          </table:table-cell>
          <table:table-cell office:value-type="float" office:value="329.252739">
            <text:p>329.252739</text:p>
          </table:table-cell>
          <table:table-cell table:formula="of:=[.B957]-[.C957]" office:value-type="float" office:value="-3.87355300000002">
            <text:p>-3.873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3.690162">
            <text:p>463.690162</text:p>
          </table:table-cell>
          <table:table-cell office:value-type="float" office:value="461.130924">
            <text:p>461.130924</text:p>
          </table:table-cell>
          <table:table-cell table:formula="of:=[.B958]-[.C958]" office:value-type="float" office:value="2.55923799999999">
            <text:p>2.559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289244">
            <text:p>115.289244</text:p>
          </table:table-cell>
          <table:table-cell office:value-type="float" office:value="120.25978">
            <text:p>120.25978</text:p>
          </table:table-cell>
          <table:table-cell table:formula="of:=[.B959]-[.C959]" office:value-type="float" office:value="-4.97053600000001">
            <text:p>-4.970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556401">
            <text:p>122.556401</text:p>
          </table:table-cell>
          <table:table-cell office:value-type="float" office:value="128.499082">
            <text:p>128.499082</text:p>
          </table:table-cell>
          <table:table-cell table:formula="of:=[.B960]-[.C960]" office:value-type="float" office:value="-5.94268099999999">
            <text:p>-5.942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641092">
            <text:p>155.641092</text:p>
          </table:table-cell>
          <table:table-cell office:value-type="float" office:value="168.65676">
            <text:p>168.65676</text:p>
          </table:table-cell>
          <table:table-cell table:formula="of:=[.B961]-[.C961]" office:value-type="float" office:value="-13.015668">
            <text:p>-13.015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64681">
            <text:p>178.64681</text:p>
          </table:table-cell>
          <table:table-cell office:value-type="float" office:value="182.895347">
            <text:p>182.895347</text:p>
          </table:table-cell>
          <table:table-cell table:formula="of:=[.B962]-[.C962]" office:value-type="float" office:value="-4.248537">
            <text:p>-4.248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32687">
            <text:p>116.832687</text:p>
          </table:table-cell>
          <table:table-cell office:value-type="float" office:value="117.194755">
            <text:p>117.194755</text:p>
          </table:table-cell>
          <table:table-cell table:formula="of:=[.B963]-[.C963]" office:value-type="float" office:value="-0.362068000000008">
            <text:p>-0.362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33442">
            <text:p>83.433442</text:p>
          </table:table-cell>
          <table:table-cell office:value-type="float" office:value="91.373268">
            <text:p>91.373268</text:p>
          </table:table-cell>
          <table:table-cell table:formula="of:=[.B964]-[.C964]" office:value-type="float" office:value="-7.939826">
            <text:p>-7.939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16395">
            <text:p>53.816395</text:p>
          </table:table-cell>
          <table:table-cell office:value-type="float" office:value="56.065423">
            <text:p>56.065423</text:p>
          </table:table-cell>
          <table:table-cell table:formula="of:=[.B965]-[.C965]" office:value-type="float" office:value="-2.249028">
            <text:p>-2.249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273338">
            <text:p>219.273338</text:p>
          </table:table-cell>
          <table:table-cell office:value-type="float" office:value="238.134437">
            <text:p>238.134437</text:p>
          </table:table-cell>
          <table:table-cell table:formula="of:=[.B966]-[.C966]" office:value-type="float" office:value="-18.861099">
            <text:p>-18.861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991932">
            <text:p>146.991932</text:p>
          </table:table-cell>
          <table:table-cell office:value-type="float" office:value="150.744865">
            <text:p>150.744865</text:p>
          </table:table-cell>
          <table:table-cell table:formula="of:=[.B967]-[.C967]" office:value-type="float" office:value="-3.75293300000001">
            <text:p>-3.752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450158">
            <text:p>156.450158</text:p>
          </table:table-cell>
          <table:table-cell office:value-type="float" office:value="160.398059">
            <text:p>160.398059</text:p>
          </table:table-cell>
          <table:table-cell table:formula="of:=[.B968]-[.C968]" office:value-type="float" office:value="-3.947901">
            <text:p>-3.947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38996">
            <text:p>61.738996</text:p>
          </table:table-cell>
          <table:table-cell office:value-type="float" office:value="65.368961">
            <text:p>65.368961</text:p>
          </table:table-cell>
          <table:table-cell table:formula="of:=[.B969]-[.C969]" office:value-type="float" office:value="-3.629965">
            <text:p>-3.629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1.199146">
            <text:p>661.199146</text:p>
          </table:table-cell>
          <table:table-cell office:value-type="float" office:value="683.860404">
            <text:p>683.860404</text:p>
          </table:table-cell>
          <table:table-cell table:formula="of:=[.B970]-[.C970]" office:value-type="float" office:value="-22.661258">
            <text:p>-22.661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154176">
            <text:p>175.154176</text:p>
          </table:table-cell>
          <table:table-cell office:value-type="float" office:value="185.97265">
            <text:p>185.97265</text:p>
          </table:table-cell>
          <table:table-cell table:formula="of:=[.B971]-[.C971]" office:value-type="float" office:value="-10.818474">
            <text:p>-10.818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08387">
            <text:p>67.108387</text:p>
          </table:table-cell>
          <table:table-cell office:value-type="float" office:value="72.176624">
            <text:p>72.176624</text:p>
          </table:table-cell>
          <table:table-cell table:formula="of:=[.B972]-[.C972]" office:value-type="float" office:value="-5.06823700000001">
            <text:p>-5.068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314051">
            <text:p>77.314051</text:p>
          </table:table-cell>
          <table:table-cell office:value-type="float" office:value="85.62053">
            <text:p>85.62053</text:p>
          </table:table-cell>
          <table:table-cell table:formula="of:=[.B973]-[.C973]" office:value-type="float" office:value="-8.306479">
            <text:p>-8.306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708078">
            <text:p>172.708078</text:p>
          </table:table-cell>
          <table:table-cell office:value-type="float" office:value="175.252646">
            <text:p>175.252646</text:p>
          </table:table-cell>
          <table:table-cell table:formula="of:=[.B974]-[.C974]" office:value-type="float" office:value="-2.544568">
            <text:p>-2.544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103965">
            <text:p>155.103965</text:p>
          </table:table-cell>
          <table:table-cell office:value-type="float" office:value="166.257186">
            <text:p>166.257186</text:p>
          </table:table-cell>
          <table:table-cell table:formula="of:=[.B975]-[.C975]" office:value-type="float" office:value="-11.153221">
            <text:p>-11.153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912293">
            <text:p>231.912293</text:p>
          </table:table-cell>
          <table:table-cell office:value-type="float" office:value="226.438943">
            <text:p>226.438943</text:p>
          </table:table-cell>
          <table:table-cell table:formula="of:=[.B976]-[.C976]" office:value-type="float" office:value="5.47335000000001">
            <text:p>5.47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38294">
            <text:p>54.638294</text:p>
          </table:table-cell>
          <table:table-cell office:value-type="float" office:value="61.606134">
            <text:p>61.606134</text:p>
          </table:table-cell>
          <table:table-cell table:formula="of:=[.B977]-[.C977]" office:value-type="float" office:value="-6.96784">
            <text:p>-6.96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134459">
            <text:p>107.134459</text:p>
          </table:table-cell>
          <table:table-cell office:value-type="float" office:value="107.301834">
            <text:p>107.301834</text:p>
          </table:table-cell>
          <table:table-cell table:formula="of:=[.B978]-[.C978]" office:value-type="float" office:value="-0.167374999999993">
            <text:p>-0.167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382582">
            <text:p>248.382582</text:p>
          </table:table-cell>
          <table:table-cell office:value-type="float" office:value="271.9448">
            <text:p>271.9448</text:p>
          </table:table-cell>
          <table:table-cell table:formula="of:=[.B979]-[.C979]" office:value-type="float" office:value="-23.562218">
            <text:p>-23.562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5.881337">
            <text:p>535.881337</text:p>
          </table:table-cell>
          <table:table-cell office:value-type="float" office:value="568.03537">
            <text:p>568.03537</text:p>
          </table:table-cell>
          <table:table-cell table:formula="of:=[.B980]-[.C980]" office:value-type="float" office:value="-32.1540329999999">
            <text:p>-32.154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274656">
            <text:p>201.274656</text:p>
          </table:table-cell>
          <table:table-cell office:value-type="float" office:value="220.30182">
            <text:p>220.30182</text:p>
          </table:table-cell>
          <table:table-cell table:formula="of:=[.B981]-[.C981]" office:value-type="float" office:value="-19.027164">
            <text:p>-19.027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377588">
            <text:p>187.377588</text:p>
          </table:table-cell>
          <table:table-cell office:value-type="float" office:value="200.343481">
            <text:p>200.343481</text:p>
          </table:table-cell>
          <table:table-cell table:formula="of:=[.B982]-[.C982]" office:value-type="float" office:value="-12.965893">
            <text:p>-12.965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65409">
            <text:p>72.965409</text:p>
          </table:table-cell>
          <table:table-cell office:value-type="float" office:value="78.741699">
            <text:p>78.741699</text:p>
          </table:table-cell>
          <table:table-cell table:formula="of:=[.B983]-[.C983]" office:value-type="float" office:value="-5.77629">
            <text:p>-5.77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.290472">
            <text:p>312.290472</text:p>
          </table:table-cell>
          <table:table-cell office:value-type="float" office:value="318.105713">
            <text:p>318.105713</text:p>
          </table:table-cell>
          <table:table-cell table:formula="of:=[.B984]-[.C984]" office:value-type="float" office:value="-5.81524099999996">
            <text:p>-5.815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980603">
            <text:p>129.980603</text:p>
          </table:table-cell>
          <table:table-cell office:value-type="float" office:value="141.534127">
            <text:p>141.534127</text:p>
          </table:table-cell>
          <table:table-cell table:formula="of:=[.B985]-[.C985]" office:value-type="float" office:value="-11.553524">
            <text:p>-11.553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540934">
            <text:p>210.540934</text:p>
          </table:table-cell>
          <table:table-cell office:value-type="float" office:value="224.936294">
            <text:p>224.936294</text:p>
          </table:table-cell>
          <table:table-cell table:formula="of:=[.B986]-[.C986]" office:value-type="float" office:value="-14.39536">
            <text:p>-14.39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97207">
            <text:p>104.097207</text:p>
          </table:table-cell>
          <table:table-cell office:value-type="float" office:value="110.12858">
            <text:p>110.12858</text:p>
          </table:table-cell>
          <table:table-cell table:formula="of:=[.B987]-[.C987]" office:value-type="float" office:value="-6.031373">
            <text:p>-6.031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231721">
            <text:p>131.231721</text:p>
          </table:table-cell>
          <table:table-cell office:value-type="float" office:value="142.333833">
            <text:p>142.333833</text:p>
          </table:table-cell>
          <table:table-cell table:formula="of:=[.B988]-[.C988]" office:value-type="float" office:value="-11.102112">
            <text:p>-11.102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721374">
            <text:p>54.721374</text:p>
          </table:table-cell>
          <table:table-cell office:value-type="float" office:value="58.653044">
            <text:p>58.653044</text:p>
          </table:table-cell>
          <table:table-cell table:formula="of:=[.B989]-[.C989]" office:value-type="float" office:value="-3.93167">
            <text:p>-3.93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970546">
            <text:p>228.970546</text:p>
          </table:table-cell>
          <table:table-cell office:value-type="float" office:value="238.521832">
            <text:p>238.521832</text:p>
          </table:table-cell>
          <table:table-cell table:formula="of:=[.B990]-[.C990]" office:value-type="float" office:value="-9.55128599999998">
            <text:p>-9.551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.232241">
            <text:p>267.232241</text:p>
          </table:table-cell>
          <table:table-cell office:value-type="float" office:value="270.996122">
            <text:p>270.996122</text:p>
          </table:table-cell>
          <table:table-cell table:formula="of:=[.B991]-[.C991]" office:value-type="float" office:value="-3.76388100000003">
            <text:p>-3.763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286389">
            <text:p>200.286389</text:p>
          </table:table-cell>
          <table:table-cell office:value-type="float" office:value="206.181628">
            <text:p>206.181628</text:p>
          </table:table-cell>
          <table:table-cell table:formula="of:=[.B992]-[.C992]" office:value-type="float" office:value="-5.89523899999998">
            <text:p>-5.895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793837">
            <text:p>50.793837</text:p>
          </table:table-cell>
          <table:table-cell office:value-type="float" office:value="52.226103">
            <text:p>52.226103</text:p>
          </table:table-cell>
          <table:table-cell table:formula="of:=[.B993]-[.C993]" office:value-type="float" office:value="-1.432266">
            <text:p>-1.432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321683">
            <text:p>152.321683</text:p>
          </table:table-cell>
          <table:table-cell office:value-type="float" office:value="156.684054">
            <text:p>156.684054</text:p>
          </table:table-cell>
          <table:table-cell table:formula="of:=[.B994]-[.C994]" office:value-type="float" office:value="-4.362371">
            <text:p>-4.362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171926">
            <text:p>141.171926</text:p>
          </table:table-cell>
          <table:table-cell office:value-type="float" office:value="151.377435">
            <text:p>151.377435</text:p>
          </table:table-cell>
          <table:table-cell table:formula="of:=[.B995]-[.C995]" office:value-type="float" office:value="-10.205509">
            <text:p>-10.205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505339">
            <text:p>292.505339</text:p>
          </table:table-cell>
          <table:table-cell office:value-type="float" office:value="360.875992">
            <text:p>360.875992</text:p>
          </table:table-cell>
          <table:table-cell table:formula="of:=[.B996]-[.C996]" office:value-type="float" office:value="-68.370653">
            <text:p>-68.370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11465">
            <text:p>156.11465</text:p>
          </table:table-cell>
          <table:table-cell office:value-type="float" office:value="162.380391">
            <text:p>162.380391</text:p>
          </table:table-cell>
          <table:table-cell table:formula="of:=[.B997]-[.C997]" office:value-type="float" office:value="-6.26574099999999">
            <text:p>-6.265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96338">
            <text:p>111.596338</text:p>
          </table:table-cell>
          <table:table-cell office:value-type="float" office:value="116.277389">
            <text:p>116.277389</text:p>
          </table:table-cell>
          <table:table-cell table:formula="of:=[.B998]-[.C998]" office:value-type="float" office:value="-4.681051">
            <text:p>-4.681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065531">
            <text:p>123.065531</text:p>
          </table:table-cell>
          <table:table-cell office:value-type="float" office:value="149.510876">
            <text:p>149.510876</text:p>
          </table:table-cell>
          <table:table-cell table:formula="of:=[.B999]-[.C999]" office:value-type="float" office:value="-26.445345">
            <text:p>-26.445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208392">
            <text:p>145.208392</text:p>
          </table:table-cell>
          <table:table-cell office:value-type="float" office:value="156.885302">
            <text:p>156.885302</text:p>
          </table:table-cell>
          <table:table-cell table:formula="of:=[.B1000]-[.C1000]" office:value-type="float" office:value="-11.67691">
            <text:p>-11.67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0.014353">
            <text:p>450.014353</text:p>
          </table:table-cell>
          <table:table-cell office:value-type="float" office:value="507.728156">
            <text:p>507.728156</text:p>
          </table:table-cell>
          <table:table-cell table:formula="of:=[.B1001]-[.C1001]" office:value-type="float" office:value="-57.713803">
            <text:p>-57.713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259064">
            <text:p>168.259064</text:p>
          </table:table-cell>
          <table:table-cell office:value-type="float" office:value="199.844781">
            <text:p>199.844781</text:p>
          </table:table-cell>
          <table:table-cell table:formula="of:=[.B1002]-[.C1002]" office:value-type="float" office:value="-31.585717">
            <text:p>-31.585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923019">
            <text:p>148.923019</text:p>
          </table:table-cell>
          <table:table-cell office:value-type="float" office:value="165.02264">
            <text:p>165.02264</text:p>
          </table:table-cell>
          <table:table-cell table:formula="of:=[.B1003]-[.C1003]" office:value-type="float" office:value="-16.099621">
            <text:p>-16.099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881389">
            <text:p>113.881389</text:p>
          </table:table-cell>
          <table:table-cell office:value-type="float" office:value="124.097362">
            <text:p>124.097362</text:p>
          </table:table-cell>
          <table:table-cell table:formula="of:=[.B1004]-[.C1004]" office:value-type="float" office:value="-10.215973">
            <text:p>-10.215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39876">
            <text:p>116.439876</text:p>
          </table:table-cell>
          <table:table-cell office:value-type="float" office:value="117.536421">
            <text:p>117.536421</text:p>
          </table:table-cell>
          <table:table-cell table:formula="of:=[.B1005]-[.C1005]" office:value-type="float" office:value="-1.09654500000001">
            <text:p>-1.096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973844">
            <text:p>192.973844</text:p>
          </table:table-cell>
          <table:table-cell office:value-type="float" office:value="211.02579">
            <text:p>211.02579</text:p>
          </table:table-cell>
          <table:table-cell table:formula="of:=[.B1006]-[.C1006]" office:value-type="float" office:value="-18.051946">
            <text:p>-18.051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426131">
            <text:p>53.426131</text:p>
          </table:table-cell>
          <table:table-cell office:value-type="float" office:value="55.425637">
            <text:p>55.425637</text:p>
          </table:table-cell>
          <table:table-cell table:formula="of:=[.B1007]-[.C1007]" office:value-type="float" office:value="-1.999506">
            <text:p>-1.999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0.223554">
            <text:p>640.223554</text:p>
          </table:table-cell>
          <table:table-cell office:value-type="float" office:value="627.277485">
            <text:p>627.277485</text:p>
          </table:table-cell>
          <table:table-cell table:formula="of:=[.B1008]-[.C1008]" office:value-type="float" office:value="12.9460690000001">
            <text:p>12.9460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9.048982">
            <text:p>379.048982</text:p>
          </table:table-cell>
          <table:table-cell office:value-type="float" office:value="378.15036">
            <text:p>378.15036</text:p>
          </table:table-cell>
          <table:table-cell table:formula="of:=[.B1009]-[.C1009]" office:value-type="float" office:value="0.898622000000046">
            <text:p>0.898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25033">
            <text:p>40.325033</text:p>
          </table:table-cell>
          <table:table-cell office:value-type="float" office:value="43.771662">
            <text:p>43.771662</text:p>
          </table:table-cell>
          <table:table-cell table:formula="of:=[.B1010]-[.C1010]" office:value-type="float" office:value="-3.446629">
            <text:p>-3.446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64518">
            <text:p>100.764518</text:p>
          </table:table-cell>
          <table:table-cell office:value-type="float" office:value="101.892374">
            <text:p>101.892374</text:p>
          </table:table-cell>
          <table:table-cell table:formula="of:=[.B1011]-[.C1011]" office:value-type="float" office:value="-1.12785600000001">
            <text:p>-1.127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7044">
            <text:p>61.97044</text:p>
          </table:table-cell>
          <table:table-cell office:value-type="float" office:value="64.393424">
            <text:p>64.393424</text:p>
          </table:table-cell>
          <table:table-cell table:formula="of:=[.B1012]-[.C1012]" office:value-type="float" office:value="-2.422984">
            <text:p>-2.422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233952">
            <text:p>129.233952</text:p>
          </table:table-cell>
          <table:table-cell office:value-type="float" office:value="139.639183">
            <text:p>139.639183</text:p>
          </table:table-cell>
          <table:table-cell table:formula="of:=[.B1013]-[.C1013]" office:value-type="float" office:value="-10.405231">
            <text:p>-10.405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746035">
            <text:p>246.746035</text:p>
          </table:table-cell>
          <table:table-cell office:value-type="float" office:value="264.634291">
            <text:p>264.634291</text:p>
          </table:table-cell>
          <table:table-cell table:formula="of:=[.B1014]-[.C1014]" office:value-type="float" office:value="-17.888256">
            <text:p>-17.888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243372">
            <text:p>46.243372</text:p>
          </table:table-cell>
          <table:table-cell office:value-type="float" office:value="49.548031">
            <text:p>49.548031</text:p>
          </table:table-cell>
          <table:table-cell table:formula="of:=[.B1015]-[.C1015]" office:value-type="float" office:value="-3.304659">
            <text:p>-3.304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3.889562">
            <text:p>413.889562</text:p>
          </table:table-cell>
          <table:table-cell office:value-type="float" office:value="458.739737">
            <text:p>458.739737</text:p>
          </table:table-cell>
          <table:table-cell table:formula="of:=[.B1016]-[.C1016]" office:value-type="float" office:value="-44.850175">
            <text:p>-44.850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720757">
            <text:p>210.720757</text:p>
          </table:table-cell>
          <table:table-cell office:value-type="float" office:value="226.782272">
            <text:p>226.782272</text:p>
          </table:table-cell>
          <table:table-cell table:formula="of:=[.B1017]-[.C1017]" office:value-type="float" office:value="-16.061515">
            <text:p>-16.061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428654">
            <text:p>284.428654</text:p>
          </table:table-cell>
          <table:table-cell office:value-type="float" office:value="294.1018">
            <text:p>294.1018</text:p>
          </table:table-cell>
          <table:table-cell table:formula="of:=[.B1018]-[.C1018]" office:value-type="float" office:value="-9.67314600000003">
            <text:p>-9.673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77434">
            <text:p>301.77434</text:p>
          </table:table-cell>
          <table:table-cell office:value-type="float" office:value="374.454314">
            <text:p>374.454314</text:p>
          </table:table-cell>
          <table:table-cell table:formula="of:=[.B1019]-[.C1019]" office:value-type="float" office:value="-72.679974">
            <text:p>-72.679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0.953352">
            <text:p>820.953352</text:p>
          </table:table-cell>
          <table:table-cell office:value-type="float" office:value="844.339975">
            <text:p>844.339975</text:p>
          </table:table-cell>
          <table:table-cell table:formula="of:=[.B1020]-[.C1020]" office:value-type="float" office:value="-23.386623">
            <text:p>-23.386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365622">
            <text:p>245.365622</text:p>
          </table:table-cell>
          <table:table-cell office:value-type="float" office:value="261.009813">
            <text:p>261.009813</text:p>
          </table:table-cell>
          <table:table-cell table:formula="of:=[.B1021]-[.C1021]" office:value-type="float" office:value="-15.644191">
            <text:p>-15.644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948688">
            <text:p>281.948688</text:p>
          </table:table-cell>
          <table:table-cell office:value-type="float" office:value="296.226793">
            <text:p>296.226793</text:p>
          </table:table-cell>
          <table:table-cell table:formula="of:=[.B1022]-[.C1022]" office:value-type="float" office:value="-14.278105">
            <text:p>-14.278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411545">
            <text:p>203.411545</text:p>
          </table:table-cell>
          <table:table-cell office:value-type="float" office:value="209.560165">
            <text:p>209.560165</text:p>
          </table:table-cell>
          <table:table-cell table:formula="of:=[.B1023]-[.C1023]" office:value-type="float" office:value="-6.14862000000002">
            <text:p>-6.14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554587">
            <text:p>135.554587</text:p>
          </table:table-cell>
          <table:table-cell office:value-type="float" office:value="140.044683">
            <text:p>140.044683</text:p>
          </table:table-cell>
          <table:table-cell table:formula="of:=[.B1024]-[.C1024]" office:value-type="float" office:value="-4.49009599999999">
            <text:p>-4.490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492511">
            <text:p>221.492511</text:p>
          </table:table-cell>
          <table:table-cell office:value-type="float" office:value="267.476428">
            <text:p>267.476428</text:p>
          </table:table-cell>
          <table:table-cell table:formula="of:=[.B1025]-[.C1025]" office:value-type="float" office:value="-45.983917">
            <text:p>-45.983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14625">
            <text:p>90.014625</text:p>
          </table:table-cell>
          <table:table-cell office:value-type="float" office:value="94.566748">
            <text:p>94.566748</text:p>
          </table:table-cell>
          <table:table-cell table:formula="of:=[.B1026]-[.C1026]" office:value-type="float" office:value="-4.55212300000001">
            <text:p>-4.552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34708">
            <text:p>122.34708</text:p>
          </table:table-cell>
          <table:table-cell office:value-type="float" office:value="129.160299">
            <text:p>129.160299</text:p>
          </table:table-cell>
          <table:table-cell table:formula="of:=[.B1027]-[.C1027]" office:value-type="float" office:value="-6.813219">
            <text:p>-6.813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823382">
            <text:p>37.823382</text:p>
          </table:table-cell>
          <table:table-cell office:value-type="float" office:value="38.841352">
            <text:p>38.841352</text:p>
          </table:table-cell>
          <table:table-cell table:formula="of:=[.B1028]-[.C1028]" office:value-type="float" office:value="-1.01797">
            <text:p>-1.01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11497">
            <text:p>132.11497</text:p>
          </table:table-cell>
          <table:table-cell office:value-type="float" office:value="144.687454">
            <text:p>144.687454</text:p>
          </table:table-cell>
          <table:table-cell table:formula="of:=[.B1029]-[.C1029]" office:value-type="float" office:value="-12.572484">
            <text:p>-12.572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842741">
            <text:p>67.842741</text:p>
          </table:table-cell>
          <table:table-cell office:value-type="float" office:value="68.688308">
            <text:p>68.688308</text:p>
          </table:table-cell>
          <table:table-cell table:formula="of:=[.B1030]-[.C1030]" office:value-type="float" office:value="-0.845567000000003">
            <text:p>-0.845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29664">
            <text:p>84.929664</text:p>
          </table:table-cell>
          <table:table-cell office:value-type="float" office:value="86.811522">
            <text:p>86.811522</text:p>
          </table:table-cell>
          <table:table-cell table:formula="of:=[.B1031]-[.C1031]" office:value-type="float" office:value="-1.88185799999999">
            <text:p>-1.881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.304707">
            <text:p>573.304707</text:p>
          </table:table-cell>
          <table:table-cell office:value-type="float" office:value="598.673922">
            <text:p>598.673922</text:p>
          </table:table-cell>
          <table:table-cell table:formula="of:=[.B1032]-[.C1032]" office:value-type="float" office:value="-25.3692149999999">
            <text:p>-25.369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773235">
            <text:p>212.773235</text:p>
          </table:table-cell>
          <table:table-cell office:value-type="float" office:value="234.16876">
            <text:p>234.16876</text:p>
          </table:table-cell>
          <table:table-cell table:formula="of:=[.B1033]-[.C1033]" office:value-type="float" office:value="-21.395525">
            <text:p>-21.395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911952">
            <text:p>150.911952</text:p>
          </table:table-cell>
          <table:table-cell office:value-type="float" office:value="157.600529">
            <text:p>157.600529</text:p>
          </table:table-cell>
          <table:table-cell table:formula="of:=[.B1034]-[.C1034]" office:value-type="float" office:value="-6.68857699999998">
            <text:p>-6.688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789308">
            <text:p>279.789308</text:p>
          </table:table-cell>
          <table:table-cell office:value-type="float" office:value="285.89787">
            <text:p>285.89787</text:p>
          </table:table-cell>
          <table:table-cell table:formula="of:=[.B1035]-[.C1035]" office:value-type="float" office:value="-6.10856200000001">
            <text:p>-6.108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68348">
            <text:p>120.668348</text:p>
          </table:table-cell>
          <table:table-cell office:value-type="float" office:value="123.75064">
            <text:p>123.75064</text:p>
          </table:table-cell>
          <table:table-cell table:formula="of:=[.B1036]-[.C1036]" office:value-type="float" office:value="-3.08229200000001">
            <text:p>-3.082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237525">
            <text:p>140.237525</text:p>
          </table:table-cell>
          <table:table-cell office:value-type="float" office:value="153.662324">
            <text:p>153.662324</text:p>
          </table:table-cell>
          <table:table-cell table:formula="of:=[.B1037]-[.C1037]" office:value-type="float" office:value="-13.424799">
            <text:p>-13.424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034476">
            <text:p>127.034476</text:p>
          </table:table-cell>
          <table:table-cell office:value-type="float" office:value="142.575429">
            <text:p>142.575429</text:p>
          </table:table-cell>
          <table:table-cell table:formula="of:=[.B1038]-[.C1038]" office:value-type="float" office:value="-15.540953">
            <text:p>-15.5409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746086">
            <text:p>118.746086</text:p>
          </table:table-cell>
          <table:table-cell office:value-type="float" office:value="134.67909">
            <text:p>134.67909</text:p>
          </table:table-cell>
          <table:table-cell table:formula="of:=[.B1039]-[.C1039]" office:value-type="float" office:value="-15.933004">
            <text:p>-15.933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001665">
            <text:p>134.001665</text:p>
          </table:table-cell>
          <table:table-cell office:value-type="float" office:value="145.378062">
            <text:p>145.378062</text:p>
          </table:table-cell>
          <table:table-cell table:formula="of:=[.B1040]-[.C1040]" office:value-type="float" office:value="-11.376397">
            <text:p>-11.376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656697">
            <text:p>42.656697</text:p>
          </table:table-cell>
          <table:table-cell office:value-type="float" office:value="47.82063">
            <text:p>47.82063</text:p>
          </table:table-cell>
          <table:table-cell table:formula="of:=[.B1041]-[.C1041]" office:value-type="float" office:value="-5.163933">
            <text:p>-5.163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52136">
            <text:p>113.552136</text:p>
          </table:table-cell>
          <table:table-cell office:value-type="float" office:value="130.238431">
            <text:p>130.238431</text:p>
          </table:table-cell>
          <table:table-cell table:formula="of:=[.B1042]-[.C1042]" office:value-type="float" office:value="-16.686295">
            <text:p>-16.686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422219">
            <text:p>54.422219</text:p>
          </table:table-cell>
          <table:table-cell office:value-type="float" office:value="56.70503">
            <text:p>56.70503</text:p>
          </table:table-cell>
          <table:table-cell table:formula="of:=[.B1043]-[.C1043]" office:value-type="float" office:value="-2.282811">
            <text:p>-2.282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108458">
            <text:p>134.108458</text:p>
          </table:table-cell>
          <table:table-cell office:value-type="float" office:value="143.411368">
            <text:p>143.411368</text:p>
          </table:table-cell>
          <table:table-cell table:formula="of:=[.B1044]-[.C1044]" office:value-type="float" office:value="-9.30291">
            <text:p>-9.30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742775">
            <text:p>202.742775</text:p>
          </table:table-cell>
          <table:table-cell office:value-type="float" office:value="212.062758">
            <text:p>212.062758</text:p>
          </table:table-cell>
          <table:table-cell table:formula="of:=[.B1045]-[.C1045]" office:value-type="float" office:value="-9.31998300000001">
            <text:p>-9.319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658238">
            <text:p>170.658238</text:p>
          </table:table-cell>
          <table:table-cell office:value-type="float" office:value="187.365572">
            <text:p>187.365572</text:p>
          </table:table-cell>
          <table:table-cell table:formula="of:=[.B1046]-[.C1046]" office:value-type="float" office:value="-16.707334">
            <text:p>-16.707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843295">
            <text:p>31.843295</text:p>
          </table:table-cell>
          <table:table-cell office:value-type="float" office:value="32.573432">
            <text:p>32.573432</text:p>
          </table:table-cell>
          <table:table-cell table:formula="of:=[.B1047]-[.C1047]" office:value-type="float" office:value="-0.730136999999996">
            <text:p>-0.730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94319">
            <text:p>83.694319</text:p>
          </table:table-cell>
          <table:table-cell office:value-type="float" office:value="93.356348">
            <text:p>93.356348</text:p>
          </table:table-cell>
          <table:table-cell table:formula="of:=[.B1048]-[.C1048]" office:value-type="float" office:value="-9.662029">
            <text:p>-9.662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675398">
            <text:p>159.675398</text:p>
          </table:table-cell>
          <table:table-cell office:value-type="float" office:value="186.995957">
            <text:p>186.995957</text:p>
          </table:table-cell>
          <table:table-cell table:formula="of:=[.B1049]-[.C1049]" office:value-type="float" office:value="-27.320559">
            <text:p>-27.320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195872">
            <text:p>178.195872</text:p>
          </table:table-cell>
          <table:table-cell office:value-type="float" office:value="194.024963">
            <text:p>194.024963</text:p>
          </table:table-cell>
          <table:table-cell table:formula="of:=[.B1050]-[.C1050]" office:value-type="float" office:value="-15.829091">
            <text:p>-15.829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916314">
            <text:p>48.916314</text:p>
          </table:table-cell>
          <table:table-cell office:value-type="float" office:value="52.690204">
            <text:p>52.690204</text:p>
          </table:table-cell>
          <table:table-cell table:formula="of:=[.B1051]-[.C1051]" office:value-type="float" office:value="-3.77389">
            <text:p>-3.77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69957">
            <text:p>67.669957</text:p>
          </table:table-cell>
          <table:table-cell office:value-type="float" office:value="78.931128">
            <text:p>78.931128</text:p>
          </table:table-cell>
          <table:table-cell table:formula="of:=[.B1052]-[.C1052]" office:value-type="float" office:value="-11.261171">
            <text:p>-11.261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234003">
            <text:p>109.234003</text:p>
          </table:table-cell>
          <table:table-cell office:value-type="float" office:value="125.357627">
            <text:p>125.357627</text:p>
          </table:table-cell>
          <table:table-cell table:formula="of:=[.B1053]-[.C1053]" office:value-type="float" office:value="-16.123624">
            <text:p>-16.123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539485">
            <text:p>49.539485</text:p>
          </table:table-cell>
          <table:table-cell office:value-type="float" office:value="54.587158">
            <text:p>54.587158</text:p>
          </table:table-cell>
          <table:table-cell table:formula="of:=[.B1054]-[.C1054]" office:value-type="float" office:value="-5.047673">
            <text:p>-5.047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998749">
            <text:p>85.998749</text:p>
          </table:table-cell>
          <table:table-cell office:value-type="float" office:value="103.620138">
            <text:p>103.620138</text:p>
          </table:table-cell>
          <table:table-cell table:formula="of:=[.B1055]-[.C1055]" office:value-type="float" office:value="-17.621389">
            <text:p>-17.621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497401">
            <text:p>229.497401</text:p>
          </table:table-cell>
          <table:table-cell office:value-type="float" office:value="263.940139">
            <text:p>263.940139</text:p>
          </table:table-cell>
          <table:table-cell table:formula="of:=[.B1056]-[.C1056]" office:value-type="float" office:value="-34.442738">
            <text:p>-34.442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1585">
            <text:p>93.1585</text:p>
          </table:table-cell>
          <table:table-cell office:value-type="float" office:value="103.44891">
            <text:p>103.44891</text:p>
          </table:table-cell>
          <table:table-cell table:formula="of:=[.B1057]-[.C1057]" office:value-type="float" office:value="-10.29041">
            <text:p>-10.29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629335">
            <text:p>172.629335</text:p>
          </table:table-cell>
          <table:table-cell office:value-type="float" office:value="193.861969">
            <text:p>193.861969</text:p>
          </table:table-cell>
          <table:table-cell table:formula="of:=[.B1058]-[.C1058]" office:value-type="float" office:value="-21.232634">
            <text:p>-21.232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201047">
            <text:p>153.201047</text:p>
          </table:table-cell>
          <table:table-cell office:value-type="float" office:value="171.502027">
            <text:p>171.502027</text:p>
          </table:table-cell>
          <table:table-cell table:formula="of:=[.B1059]-[.C1059]" office:value-type="float" office:value="-18.30098">
            <text:p>-18.30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289152">
            <text:p>90.289152</text:p>
          </table:table-cell>
          <table:table-cell office:value-type="float" office:value="93.386114">
            <text:p>93.386114</text:p>
          </table:table-cell>
          <table:table-cell table:formula="of:=[.B1060]-[.C1060]" office:value-type="float" office:value="-3.096962">
            <text:p>-3.096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421614">
            <text:p>208.421614</text:p>
          </table:table-cell>
          <table:table-cell office:value-type="float" office:value="231.439966">
            <text:p>231.439966</text:p>
          </table:table-cell>
          <table:table-cell table:formula="of:=[.B1061]-[.C1061]" office:value-type="float" office:value="-23.018352">
            <text:p>-23.018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01698">
            <text:p>97.501698</text:p>
          </table:table-cell>
          <table:table-cell office:value-type="float" office:value="107.837783">
            <text:p>107.837783</text:p>
          </table:table-cell>
          <table:table-cell table:formula="of:=[.B1062]-[.C1062]" office:value-type="float" office:value="-10.336085">
            <text:p>-10.336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084022">
            <text:p>331.084022</text:p>
          </table:table-cell>
          <table:table-cell office:value-type="float" office:value="345.496422">
            <text:p>345.496422</text:p>
          </table:table-cell>
          <table:table-cell table:formula="of:=[.B1063]-[.C1063]" office:value-type="float" office:value="-14.4124">
            <text:p>-14.4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022793">
            <text:p>200.022793</text:p>
          </table:table-cell>
          <table:table-cell office:value-type="float" office:value="226.526387">
            <text:p>226.526387</text:p>
          </table:table-cell>
          <table:table-cell table:formula="of:=[.B1064]-[.C1064]" office:value-type="float" office:value="-26.503594">
            <text:p>-26.503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25947">
            <text:p>144.725947</text:p>
          </table:table-cell>
          <table:table-cell office:value-type="float" office:value="162.956241">
            <text:p>162.956241</text:p>
          </table:table-cell>
          <table:table-cell table:formula="of:=[.B1065]-[.C1065]" office:value-type="float" office:value="-18.230294">
            <text:p>-18.230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51981">
            <text:p>102.151981</text:p>
          </table:table-cell>
          <table:table-cell office:value-type="float" office:value="108.127974">
            <text:p>108.127974</text:p>
          </table:table-cell>
          <table:table-cell table:formula="of:=[.B1066]-[.C1066]" office:value-type="float" office:value="-5.97599299999999">
            <text:p>-5.975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54025">
            <text:p>100.754025</text:p>
          </table:table-cell>
          <table:table-cell office:value-type="float" office:value="109.46463">
            <text:p>109.46463</text:p>
          </table:table-cell>
          <table:table-cell table:formula="of:=[.B1067]-[.C1067]" office:value-type="float" office:value="-8.710605">
            <text:p>-8.710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100748">
            <text:p>107.100748</text:p>
          </table:table-cell>
          <table:table-cell office:value-type="float" office:value="118.144172">
            <text:p>118.144172</text:p>
          </table:table-cell>
          <table:table-cell table:formula="of:=[.B1068]-[.C1068]" office:value-type="float" office:value="-11.043424">
            <text:p>-11.043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2155">
            <text:p>78.42155</text:p>
          </table:table-cell>
          <table:table-cell office:value-type="float" office:value="82.550999">
            <text:p>82.550999</text:p>
          </table:table-cell>
          <table:table-cell table:formula="of:=[.B1069]-[.C1069]" office:value-type="float" office:value="-4.12944900000001">
            <text:p>-4.129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53488">
            <text:p>76.053488</text:p>
          </table:table-cell>
          <table:table-cell office:value-type="float" office:value="85.852834">
            <text:p>85.852834</text:p>
          </table:table-cell>
          <table:table-cell table:formula="of:=[.B1070]-[.C1070]" office:value-type="float" office:value="-9.799346">
            <text:p>-9.799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823736">
            <text:p>177.823736</text:p>
          </table:table-cell>
          <table:table-cell office:value-type="float" office:value="187.564799">
            <text:p>187.564799</text:p>
          </table:table-cell>
          <table:table-cell table:formula="of:=[.B1071]-[.C1071]" office:value-type="float" office:value="-9.741063">
            <text:p>-9.741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151473">
            <text:p>191.151473</text:p>
          </table:table-cell>
          <table:table-cell office:value-type="float" office:value="212.039874">
            <text:p>212.039874</text:p>
          </table:table-cell>
          <table:table-cell table:formula="of:=[.B1072]-[.C1072]" office:value-type="float" office:value="-20.888401">
            <text:p>-20.888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948236">
            <text:p>81.948236</text:p>
          </table:table-cell>
          <table:table-cell office:value-type="float" office:value="92.352428">
            <text:p>92.352428</text:p>
          </table:table-cell>
          <table:table-cell table:formula="of:=[.B1073]-[.C1073]" office:value-type="float" office:value="-10.404192">
            <text:p>-10.404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021644">
            <text:p>195.021644</text:p>
          </table:table-cell>
          <table:table-cell office:value-type="float" office:value="205.120136">
            <text:p>205.120136</text:p>
          </table:table-cell>
          <table:table-cell table:formula="of:=[.B1074]-[.C1074]" office:value-type="float" office:value="-10.098492">
            <text:p>-10.098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5067">
            <text:p>121.45067</text:p>
          </table:table-cell>
          <table:table-cell office:value-type="float" office:value="134.021329">
            <text:p>134.021329</text:p>
          </table:table-cell>
          <table:table-cell table:formula="of:=[.B1075]-[.C1075]" office:value-type="float" office:value="-12.570659">
            <text:p>-12.570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79371">
            <text:p>106.79371</text:p>
          </table:table-cell>
          <table:table-cell office:value-type="float" office:value="120.819511">
            <text:p>120.819511</text:p>
          </table:table-cell>
          <table:table-cell table:formula="of:=[.B1076]-[.C1076]" office:value-type="float" office:value="-14.025801">
            <text:p>-14.025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448417">
            <text:p>171.448417</text:p>
          </table:table-cell>
          <table:table-cell office:value-type="float" office:value="182.395351">
            <text:p>182.395351</text:p>
          </table:table-cell>
          <table:table-cell table:formula="of:=[.B1077]-[.C1077]" office:value-type="float" office:value="-10.946934">
            <text:p>-10.946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83337">
            <text:p>104.283337</text:p>
          </table:table-cell>
          <table:table-cell office:value-type="float" office:value="117.16485">
            <text:p>117.16485</text:p>
          </table:table-cell>
          <table:table-cell table:formula="of:=[.B1078]-[.C1078]" office:value-type="float" office:value="-12.881513">
            <text:p>-12.8815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81371">
            <text:p>88.081371</text:p>
          </table:table-cell>
          <table:table-cell office:value-type="float" office:value="106.056332">
            <text:p>106.056332</text:p>
          </table:table-cell>
          <table:table-cell table:formula="of:=[.B1079]-[.C1079]" office:value-type="float" office:value="-17.974961">
            <text:p>-17.974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184901">
            <text:p>112.184901</text:p>
          </table:table-cell>
          <table:table-cell office:value-type="float" office:value="120.687831">
            <text:p>120.687831</text:p>
          </table:table-cell>
          <table:table-cell table:formula="of:=[.B1080]-[.C1080]" office:value-type="float" office:value="-8.50293000000001">
            <text:p>-8.50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83786">
            <text:p>132.483786</text:p>
          </table:table-cell>
          <table:table-cell office:value-type="float" office:value="144.666977">
            <text:p>144.666977</text:p>
          </table:table-cell>
          <table:table-cell table:formula="of:=[.B1081]-[.C1081]" office:value-type="float" office:value="-12.183191">
            <text:p>-12.183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837803">
            <text:p>40.837803</text:p>
          </table:table-cell>
          <table:table-cell office:value-type="float" office:value="45.00774">
            <text:p>45.00774</text:p>
          </table:table-cell>
          <table:table-cell table:formula="of:=[.B1082]-[.C1082]" office:value-type="float" office:value="-4.169937">
            <text:p>-4.169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978007">
            <text:p>130.978007</text:p>
          </table:table-cell>
          <table:table-cell office:value-type="float" office:value="141.07236">
            <text:p>141.07236</text:p>
          </table:table-cell>
          <table:table-cell table:formula="of:=[.B1083]-[.C1083]" office:value-type="float" office:value="-10.094353">
            <text:p>-10.094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48169">
            <text:p>104.748169</text:p>
          </table:table-cell>
          <table:table-cell office:value-type="float" office:value="114.332514">
            <text:p>114.332514</text:p>
          </table:table-cell>
          <table:table-cell table:formula="of:=[.B1084]-[.C1084]" office:value-type="float" office:value="-9.584345">
            <text:p>-9.584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15205">
            <text:p>91.15205</text:p>
          </table:table-cell>
          <table:table-cell office:value-type="float" office:value="102.471143">
            <text:p>102.471143</text:p>
          </table:table-cell>
          <table:table-cell table:formula="of:=[.B1085]-[.C1085]" office:value-type="float" office:value="-11.319093">
            <text:p>-11.319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049658">
            <text:p>62.049658</text:p>
          </table:table-cell>
          <table:table-cell office:value-type="float" office:value="67.188817">
            <text:p>67.188817</text:p>
          </table:table-cell>
          <table:table-cell table:formula="of:=[.B1086]-[.C1086]" office:value-type="float" office:value="-5.139159">
            <text:p>-5.139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407079">
            <text:p>100.407079</text:p>
          </table:table-cell>
          <table:table-cell office:value-type="float" office:value="116.851327">
            <text:p>116.851327</text:p>
          </table:table-cell>
          <table:table-cell table:formula="of:=[.B1087]-[.C1087]" office:value-type="float" office:value="-16.444248">
            <text:p>-16.444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588239">
            <text:p>261.588239</text:p>
          </table:table-cell>
          <table:table-cell office:value-type="float" office:value="298.546983">
            <text:p>298.546983</text:p>
          </table:table-cell>
          <table:table-cell table:formula="of:=[.B1088]-[.C1088]" office:value-type="float" office:value="-36.958744">
            <text:p>-36.958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98616">
            <text:p>85.498616</text:p>
          </table:table-cell>
          <table:table-cell office:value-type="float" office:value="89.40978">
            <text:p>89.40978</text:p>
          </table:table-cell>
          <table:table-cell table:formula="of:=[.B1089]-[.C1089]" office:value-type="float" office:value="-3.911164">
            <text:p>-3.911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33738">
            <text:p>76.633738</text:p>
          </table:table-cell>
          <table:table-cell office:value-type="float" office:value="92.173856">
            <text:p>92.173856</text:p>
          </table:table-cell>
          <table:table-cell table:formula="of:=[.B1090]-[.C1090]" office:value-type="float" office:value="-15.540118">
            <text:p>-15.540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96166">
            <text:p>79.096166</text:p>
          </table:table-cell>
          <table:table-cell office:value-type="float" office:value="89.663638">
            <text:p>89.663638</text:p>
          </table:table-cell>
          <table:table-cell table:formula="of:=[.B1091]-[.C1091]" office:value-type="float" office:value="-10.567472">
            <text:p>-10.567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801392">
            <text:p>149.801392</text:p>
          </table:table-cell>
          <table:table-cell office:value-type="float" office:value="157.739853">
            <text:p>157.739853</text:p>
          </table:table-cell>
          <table:table-cell table:formula="of:=[.B1092]-[.C1092]" office:value-type="float" office:value="-7.93846100000002">
            <text:p>-7.938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810219">
            <text:p>141.810219</text:p>
          </table:table-cell>
          <table:table-cell office:value-type="float" office:value="160.26161">
            <text:p>160.26161</text:p>
          </table:table-cell>
          <table:table-cell table:formula="of:=[.B1093]-[.C1093]" office:value-type="float" office:value="-18.451391">
            <text:p>-18.451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378225">
            <text:p>224.378225</text:p>
          </table:table-cell>
          <table:table-cell office:value-type="float" office:value="243.169898">
            <text:p>243.169898</text:p>
          </table:table-cell>
          <table:table-cell table:formula="of:=[.B1094]-[.C1094]" office:value-type="float" office:value="-18.791673">
            <text:p>-18.791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61641">
            <text:p>128.661641</text:p>
          </table:table-cell>
          <table:table-cell office:value-type="float" office:value="136.427606">
            <text:p>136.427606</text:p>
          </table:table-cell>
          <table:table-cell table:formula="of:=[.B1095]-[.C1095]" office:value-type="float" office:value="-7.76596499999999">
            <text:p>-7.765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558927">
            <text:p>102.558927</text:p>
          </table:table-cell>
          <table:table-cell office:value-type="float" office:value="111.609355">
            <text:p>111.609355</text:p>
          </table:table-cell>
          <table:table-cell table:formula="of:=[.B1096]-[.C1096]" office:value-type="float" office:value="-9.050428">
            <text:p>-9.0504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693745">
            <text:p>102.693745</text:p>
          </table:table-cell>
          <table:table-cell office:value-type="float" office:value="111.56425">
            <text:p>111.56425</text:p>
          </table:table-cell>
          <table:table-cell table:formula="of:=[.B1097]-[.C1097]" office:value-type="float" office:value="-8.87050499999999">
            <text:p>-8.870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979608">
            <text:p>59.979608</text:p>
          </table:table-cell>
          <table:table-cell office:value-type="float" office:value="62.683598">
            <text:p>62.683598</text:p>
          </table:table-cell>
          <table:table-cell table:formula="of:=[.B1098]-[.C1098]" office:value-type="float" office:value="-2.70399">
            <text:p>-2.70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56314">
            <text:p>89.156314</text:p>
          </table:table-cell>
          <table:table-cell office:value-type="float" office:value="95.402993">
            <text:p>95.402993</text:p>
          </table:table-cell>
          <table:table-cell table:formula="of:=[.B1099]-[.C1099]" office:value-type="float" office:value="-6.246679">
            <text:p>-6.246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5951">
            <text:p>118.65951</text:p>
          </table:table-cell>
          <table:table-cell office:value-type="float" office:value="133.817099">
            <text:p>133.817099</text:p>
          </table:table-cell>
          <table:table-cell table:formula="of:=[.B1100]-[.C1100]" office:value-type="float" office:value="-15.157589">
            <text:p>-15.1575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644058">
            <text:p>299.644058</text:p>
          </table:table-cell>
          <table:table-cell office:value-type="float" office:value="361.011532">
            <text:p>361.011532</text:p>
          </table:table-cell>
          <table:table-cell table:formula="of:=[.B1101]-[.C1101]" office:value-type="float" office:value="-61.367474">
            <text:p>-61.367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88254">
            <text:p>59.888254</text:p>
          </table:table-cell>
          <table:table-cell office:value-type="float" office:value="64.386881">
            <text:p>64.386881</text:p>
          </table:table-cell>
          <table:table-cell table:formula="of:=[.B1102]-[.C1102]" office:value-type="float" office:value="-4.498627">
            <text:p>-4.498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16638">
            <text:p>78.216638</text:p>
          </table:table-cell>
          <table:table-cell office:value-type="float" office:value="88.844793">
            <text:p>88.844793</text:p>
          </table:table-cell>
          <table:table-cell table:formula="of:=[.B1103]-[.C1103]" office:value-type="float" office:value="-10.628155">
            <text:p>-10.628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602513">
            <text:p>159.602513</text:p>
          </table:table-cell>
          <table:table-cell office:value-type="float" office:value="187.815769">
            <text:p>187.815769</text:p>
          </table:table-cell>
          <table:table-cell table:formula="of:=[.B1104]-[.C1104]" office:value-type="float" office:value="-28.213256">
            <text:p>-28.213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355183">
            <text:p>139.355183</text:p>
          </table:table-cell>
          <table:table-cell office:value-type="float" office:value="165.139912">
            <text:p>165.139912</text:p>
          </table:table-cell>
          <table:table-cell table:formula="of:=[.B1105]-[.C1105]" office:value-type="float" office:value="-25.784729">
            <text:p>-25.784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56541">
            <text:p>96.856541</text:p>
          </table:table-cell>
          <table:table-cell office:value-type="float" office:value="107.077023">
            <text:p>107.077023</text:p>
          </table:table-cell>
          <table:table-cell table:formula="of:=[.B1106]-[.C1106]" office:value-type="float" office:value="-10.220482">
            <text:p>-10.220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80274">
            <text:p>45.180274</text:p>
          </table:table-cell>
          <table:table-cell office:value-type="float" office:value="53.129668">
            <text:p>53.129668</text:p>
          </table:table-cell>
          <table:table-cell table:formula="of:=[.B1107]-[.C1107]" office:value-type="float" office:value="-7.94939400000001">
            <text:p>-7.949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782236">
            <text:p>102.782236</text:p>
          </table:table-cell>
          <table:table-cell office:value-type="float" office:value="117.816202">
            <text:p>117.816202</text:p>
          </table:table-cell>
          <table:table-cell table:formula="of:=[.B1108]-[.C1108]" office:value-type="float" office:value="-15.033966">
            <text:p>-15.033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515739">
            <text:p>49.515739</text:p>
          </table:table-cell>
          <table:table-cell office:value-type="float" office:value="54.733804">
            <text:p>54.733804</text:p>
          </table:table-cell>
          <table:table-cell table:formula="of:=[.B1109]-[.C1109]" office:value-type="float" office:value="-5.218065">
            <text:p>-5.218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71259">
            <text:p>76.371259</text:p>
          </table:table-cell>
          <table:table-cell office:value-type="float" office:value="83.462046">
            <text:p>83.462046</text:p>
          </table:table-cell>
          <table:table-cell table:formula="of:=[.B1110]-[.C1110]" office:value-type="float" office:value="-7.09078700000001">
            <text:p>-7.090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65276">
            <text:p>115.765276</text:p>
          </table:table-cell>
          <table:table-cell office:value-type="float" office:value="137.522252">
            <text:p>137.522252</text:p>
          </table:table-cell>
          <table:table-cell table:formula="of:=[.B1111]-[.C1111]" office:value-type="float" office:value="-21.756976">
            <text:p>-21.756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771066">
            <text:p>69.771066</text:p>
          </table:table-cell>
          <table:table-cell office:value-type="float" office:value="74.042386">
            <text:p>74.042386</text:p>
          </table:table-cell>
          <table:table-cell table:formula="of:=[.B1112]-[.C1112]" office:value-type="float" office:value="-4.27131999999999">
            <text:p>-4.27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41647">
            <text:p>81.641647</text:p>
          </table:table-cell>
          <table:table-cell office:value-type="float" office:value="91.0764">
            <text:p>91.0764</text:p>
          </table:table-cell>
          <table:table-cell table:formula="of:=[.B1113]-[.C1113]" office:value-type="float" office:value="-9.434753">
            <text:p>-9.434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088328">
            <text:p>125.088328</text:p>
          </table:table-cell>
          <table:table-cell office:value-type="float" office:value="153.476859">
            <text:p>153.476859</text:p>
          </table:table-cell>
          <table:table-cell table:formula="of:=[.B1114]-[.C1114]" office:value-type="float" office:value="-28.388531">
            <text:p>-28.388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086418">
            <text:p>226.086418</text:p>
          </table:table-cell>
          <table:table-cell office:value-type="float" office:value="243.438113">
            <text:p>243.438113</text:p>
          </table:table-cell>
          <table:table-cell table:formula="of:=[.B1115]-[.C1115]" office:value-type="float" office:value="-17.351695">
            <text:p>-17.3516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665486">
            <text:p>244.665486</text:p>
          </table:table-cell>
          <table:table-cell office:value-type="float" office:value="259.400123">
            <text:p>259.400123</text:p>
          </table:table-cell>
          <table:table-cell table:formula="of:=[.B1116]-[.C1116]" office:value-type="float" office:value="-14.734637">
            <text:p>-14.734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41184">
            <text:p>60.241184</text:p>
          </table:table-cell>
          <table:table-cell office:value-type="float" office:value="65.381364">
            <text:p>65.381364</text:p>
          </table:table-cell>
          <table:table-cell table:formula="of:=[.B1117]-[.C1117]" office:value-type="float" office:value="-5.14018000000001">
            <text:p>-5.14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832841">
            <text:p>110.832841</text:p>
          </table:table-cell>
          <table:table-cell office:value-type="float" office:value="131.32622">
            <text:p>131.32622</text:p>
          </table:table-cell>
          <table:table-cell table:formula="of:=[.B1118]-[.C1118]" office:value-type="float" office:value="-20.493379">
            <text:p>-20.493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169596">
            <text:p>151.169596</text:p>
          </table:table-cell>
          <table:table-cell office:value-type="float" office:value="177.681844">
            <text:p>177.681844</text:p>
          </table:table-cell>
          <table:table-cell table:formula="of:=[.B1119]-[.C1119]" office:value-type="float" office:value="-26.512248">
            <text:p>-26.512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74509">
            <text:p>102.174509</text:p>
          </table:table-cell>
          <table:table-cell office:value-type="float" office:value="116.077029">
            <text:p>116.077029</text:p>
          </table:table-cell>
          <table:table-cell table:formula="of:=[.B1120]-[.C1120]" office:value-type="float" office:value="-13.90252">
            <text:p>-13.90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253098">
            <text:p>98.253098</text:p>
          </table:table-cell>
          <table:table-cell office:value-type="float" office:value="117.583911">
            <text:p>117.583911</text:p>
          </table:table-cell>
          <table:table-cell table:formula="of:=[.B1121]-[.C1121]" office:value-type="float" office:value="-19.330813">
            <text:p>-19.330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699974">
            <text:p>136.699974</text:p>
          </table:table-cell>
          <table:table-cell office:value-type="float" office:value="160.487209">
            <text:p>160.487209</text:p>
          </table:table-cell>
          <table:table-cell table:formula="of:=[.B1122]-[.C1122]" office:value-type="float" office:value="-23.787235">
            <text:p>-23.787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464878">
            <text:p>106.464878</text:p>
          </table:table-cell>
          <table:table-cell office:value-type="float" office:value="126.219239">
            <text:p>126.219239</text:p>
          </table:table-cell>
          <table:table-cell table:formula="of:=[.B1123]-[.C1123]" office:value-type="float" office:value="-19.754361">
            <text:p>-19.754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16762">
            <text:p>84.516762</text:p>
          </table:table-cell>
          <table:table-cell office:value-type="float" office:value="93.947079">
            <text:p>93.947079</text:p>
          </table:table-cell>
          <table:table-cell table:formula="of:=[.B1124]-[.C1124]" office:value-type="float" office:value="-9.430317">
            <text:p>-9.430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446251">
            <text:p>97.446251</text:p>
          </table:table-cell>
          <table:table-cell office:value-type="float" office:value="108.839976">
            <text:p>108.839976</text:p>
          </table:table-cell>
          <table:table-cell table:formula="of:=[.B1125]-[.C1125]" office:value-type="float" office:value="-11.393725">
            <text:p>-11.393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754604">
            <text:p>64.754604</text:p>
          </table:table-cell>
          <table:table-cell office:value-type="float" office:value="67.076427">
            <text:p>67.076427</text:p>
          </table:table-cell>
          <table:table-cell table:formula="of:=[.B1126]-[.C1126]" office:value-type="float" office:value="-2.32182299999999">
            <text:p>-2.321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504481">
            <text:p>119.504481</text:p>
          </table:table-cell>
          <table:table-cell office:value-type="float" office:value="120.989262">
            <text:p>120.989262</text:p>
          </table:table-cell>
          <table:table-cell table:formula="of:=[.B1127]-[.C1127]" office:value-type="float" office:value="-1.484781">
            <text:p>-1.484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352488">
            <text:p>73.352488</text:p>
          </table:table-cell>
          <table:table-cell office:value-type="float" office:value="75.850587">
            <text:p>75.850587</text:p>
          </table:table-cell>
          <table:table-cell table:formula="of:=[.B1128]-[.C1128]" office:value-type="float" office:value="-2.49809900000001">
            <text:p>-2.498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362391">
            <text:p>73.362391</text:p>
          </table:table-cell>
          <table:table-cell office:value-type="float" office:value="75.821151">
            <text:p>75.821151</text:p>
          </table:table-cell>
          <table:table-cell table:formula="of:=[.B1129]-[.C1129]" office:value-type="float" office:value="-2.45876">
            <text:p>-2.45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973198">
            <text:p>220.973198</text:p>
          </table:table-cell>
          <table:table-cell office:value-type="float" office:value="226.830368">
            <text:p>226.830368</text:p>
          </table:table-cell>
          <table:table-cell table:formula="of:=[.B1130]-[.C1130]" office:value-type="float" office:value="-5.85717">
            <text:p>-5.85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173046">
            <text:p>128.173046</text:p>
          </table:table-cell>
          <table:table-cell office:value-type="float" office:value="132.002019">
            <text:p>132.002019</text:p>
          </table:table-cell>
          <table:table-cell table:formula="of:=[.B1131]-[.C1131]" office:value-type="float" office:value="-3.82897299999999">
            <text:p>-3.828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836798">
            <text:p>113.836798</text:p>
          </table:table-cell>
          <table:table-cell office:value-type="float" office:value="117.092176">
            <text:p>117.092176</text:p>
          </table:table-cell>
          <table:table-cell table:formula="of:=[.B1132]-[.C1132]" office:value-type="float" office:value="-3.25537799999999">
            <text:p>-3.255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66828">
            <text:p>133.166828</text:p>
          </table:table-cell>
          <table:table-cell office:value-type="float" office:value="136.511652">
            <text:p>136.511652</text:p>
          </table:table-cell>
          <table:table-cell table:formula="of:=[.B1133]-[.C1133]" office:value-type="float" office:value="-3.34482399999999">
            <text:p>-3.344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467255">
            <text:p>101.467255</text:p>
          </table:table-cell>
          <table:table-cell office:value-type="float" office:value="105.821686">
            <text:p>105.821686</text:p>
          </table:table-cell>
          <table:table-cell table:formula="of:=[.B1134]-[.C1134]" office:value-type="float" office:value="-4.35443100000001">
            <text:p>-4.354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765051">
            <text:p>162.765051</text:p>
          </table:table-cell>
          <table:table-cell office:value-type="float" office:value="164.550296">
            <text:p>164.550296</text:p>
          </table:table-cell>
          <table:table-cell table:formula="of:=[.B1135]-[.C1135]" office:value-type="float" office:value="-1.785245">
            <text:p>-1.7852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600641">
            <text:p>98.600641</text:p>
          </table:table-cell>
          <table:table-cell office:value-type="float" office:value="102.766863">
            <text:p>102.766863</text:p>
          </table:table-cell>
          <table:table-cell table:formula="of:=[.B1136]-[.C1136]" office:value-type="float" office:value="-4.16622200000001">
            <text:p>-4.166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690227">
            <text:p>188.690227</text:p>
          </table:table-cell>
          <table:table-cell office:value-type="float" office:value="198.177275">
            <text:p>198.177275</text:p>
          </table:table-cell>
          <table:table-cell table:formula="of:=[.B1137]-[.C1137]" office:value-type="float" office:value="-9.48704800000002">
            <text:p>-9.487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823805">
            <text:p>164.823805</text:p>
          </table:table-cell>
          <table:table-cell office:value-type="float" office:value="170.58578">
            <text:p>170.58578</text:p>
          </table:table-cell>
          <table:table-cell table:formula="of:=[.B1138]-[.C1138]" office:value-type="float" office:value="-5.76197500000001">
            <text:p>-5.761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510199">
            <text:p>158.510199</text:p>
          </table:table-cell>
          <table:table-cell office:value-type="float" office:value="166.033878">
            <text:p>166.033878</text:p>
          </table:table-cell>
          <table:table-cell table:formula="of:=[.B1139]-[.C1139]" office:value-type="float" office:value="-7.52367899999999">
            <text:p>-7.5236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52147">
            <text:p>100.952147</text:p>
          </table:table-cell>
          <table:table-cell office:value-type="float" office:value="104.335019">
            <text:p>104.335019</text:p>
          </table:table-cell>
          <table:table-cell table:formula="of:=[.B1140]-[.C1140]" office:value-type="float" office:value="-3.38287200000001">
            <text:p>-3.382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80239">
            <text:p>124.180239</text:p>
          </table:table-cell>
          <table:table-cell office:value-type="float" office:value="127.852603">
            <text:p>127.852603</text:p>
          </table:table-cell>
          <table:table-cell table:formula="of:=[.B1141]-[.C1141]" office:value-type="float" office:value="-3.672364">
            <text:p>-3.672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19161">
            <text:p>87.919161</text:p>
          </table:table-cell>
          <table:table-cell office:value-type="float" office:value="92.854015">
            <text:p>92.854015</text:p>
          </table:table-cell>
          <table:table-cell table:formula="of:=[.B1142]-[.C1142]" office:value-type="float" office:value="-4.934854">
            <text:p>-4.934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319749">
            <text:p>159.319749</text:p>
          </table:table-cell>
          <table:table-cell office:value-type="float" office:value="163.370218">
            <text:p>163.370218</text:p>
          </table:table-cell>
          <table:table-cell table:formula="of:=[.B1143]-[.C1143]" office:value-type="float" office:value="-4.05046899999999">
            <text:p>-4.050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072297">
            <text:p>237.072297</text:p>
          </table:table-cell>
          <table:table-cell office:value-type="float" office:value="242.087959">
            <text:p>242.087959</text:p>
          </table:table-cell>
          <table:table-cell table:formula="of:=[.B1144]-[.C1144]" office:value-type="float" office:value="-5.01566200000002">
            <text:p>-5.015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93126">
            <text:p>109.593126</text:p>
          </table:table-cell>
          <table:table-cell office:value-type="float" office:value="113.618871">
            <text:p>113.618871</text:p>
          </table:table-cell>
          <table:table-cell table:formula="of:=[.B1145]-[.C1145]" office:value-type="float" office:value="-4.025745">
            <text:p>-4.025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17392">
            <text:p>64.817392</text:p>
          </table:table-cell>
          <table:table-cell office:value-type="float" office:value="67.319879">
            <text:p>67.319879</text:p>
          </table:table-cell>
          <table:table-cell table:formula="of:=[.B1146]-[.C1146]" office:value-type="float" office:value="-2.502487">
            <text:p>-2.5024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099312">
            <text:p>149.099312</text:p>
          </table:table-cell>
          <table:table-cell office:value-type="float" office:value="154.802902">
            <text:p>154.802902</text:p>
          </table:table-cell>
          <table:table-cell table:formula="of:=[.B1147]-[.C1147]" office:value-type="float" office:value="-5.70358999999999">
            <text:p>-5.70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893322">
            <text:p>178.893322</text:p>
          </table:table-cell>
          <table:table-cell office:value-type="float" office:value="182.925059">
            <text:p>182.925059</text:p>
          </table:table-cell>
          <table:table-cell table:formula="of:=[.B1148]-[.C1148]" office:value-type="float" office:value="-4.03173699999999">
            <text:p>-4.0317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401451">
            <text:p>194.401451</text:p>
          </table:table-cell>
          <table:table-cell office:value-type="float" office:value="198.316004">
            <text:p>198.316004</text:p>
          </table:table-cell>
          <table:table-cell table:formula="of:=[.B1149]-[.C1149]" office:value-type="float" office:value="-3.91455299999998">
            <text:p>-3.914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492856">
            <text:p>128.492856</text:p>
          </table:table-cell>
          <table:table-cell office:value-type="float" office:value="131.812816">
            <text:p>131.812816</text:p>
          </table:table-cell>
          <table:table-cell table:formula="of:=[.B1150]-[.C1150]" office:value-type="float" office:value="-3.31996000000001">
            <text:p>-3.31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503229">
            <text:p>48.503229</text:p>
          </table:table-cell>
          <table:table-cell office:value-type="float" office:value="48.838678">
            <text:p>48.838678</text:p>
          </table:table-cell>
          <table:table-cell table:formula="of:=[.B1151]-[.C1151]" office:value-type="float" office:value="-0.335449000000004">
            <text:p>-0.335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127868">
            <text:p>144.127868</text:p>
          </table:table-cell>
          <table:table-cell office:value-type="float" office:value="150.717965">
            <text:p>150.717965</text:p>
          </table:table-cell>
          <table:table-cell table:formula="of:=[.B1152]-[.C1152]" office:value-type="float" office:value="-6.59009699999999">
            <text:p>-6.590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35235">
            <text:p>98.835235</text:p>
          </table:table-cell>
          <table:table-cell office:value-type="float" office:value="101.884106">
            <text:p>101.884106</text:p>
          </table:table-cell>
          <table:table-cell table:formula="of:=[.B1153]-[.C1153]" office:value-type="float" office:value="-3.04887100000001">
            <text:p>-3.048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39406">
            <text:p>65.939406</text:p>
          </table:table-cell>
          <table:table-cell office:value-type="float" office:value="68.599189">
            <text:p>68.599189</text:p>
          </table:table-cell>
          <table:table-cell table:formula="of:=[.B1154]-[.C1154]" office:value-type="float" office:value="-2.65978299999999">
            <text:p>-2.659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065075">
            <text:p>124.065075</text:p>
          </table:table-cell>
          <table:table-cell office:value-type="float" office:value="127.350625">
            <text:p>127.350625</text:p>
          </table:table-cell>
          <table:table-cell table:formula="of:=[.B1155]-[.C1155]" office:value-type="float" office:value="-3.28555">
            <text:p>-3.285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6.578128">
            <text:p>496.578128</text:p>
          </table:table-cell>
          <table:table-cell office:value-type="float" office:value="504.577724">
            <text:p>504.577724</text:p>
          </table:table-cell>
          <table:table-cell table:formula="of:=[.B1156]-[.C1156]" office:value-type="float" office:value="-7.999596">
            <text:p>-7.999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888468">
            <text:p>168.888468</text:p>
          </table:table-cell>
          <table:table-cell office:value-type="float" office:value="168.378642">
            <text:p>168.378642</text:p>
          </table:table-cell>
          <table:table-cell table:formula="of:=[.B1157]-[.C1157]" office:value-type="float" office:value="0.509825999999975">
            <text:p>0.509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28673">
            <text:p>109.528673</text:p>
          </table:table-cell>
          <table:table-cell office:value-type="float" office:value="113.159104">
            <text:p>113.159104</text:p>
          </table:table-cell>
          <table:table-cell table:formula="of:=[.B1158]-[.C1158]" office:value-type="float" office:value="-3.630431">
            <text:p>-3.630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673495">
            <text:p>187.673495</text:p>
          </table:table-cell>
          <table:table-cell office:value-type="float" office:value="190.428508">
            <text:p>190.428508</text:p>
          </table:table-cell>
          <table:table-cell table:formula="of:=[.B1159]-[.C1159]" office:value-type="float" office:value="-2.75501299999999">
            <text:p>-2.755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918935">
            <text:p>43.918935</text:p>
          </table:table-cell>
          <table:table-cell office:value-type="float" office:value="45.087148">
            <text:p>45.087148</text:p>
          </table:table-cell>
          <table:table-cell table:formula="of:=[.B1160]-[.C1160]" office:value-type="float" office:value="-1.168213">
            <text:p>-1.168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554167">
            <text:p>92.554167</text:p>
          </table:table-cell>
          <table:table-cell office:value-type="float" office:value="96.114884">
            <text:p>96.114884</text:p>
          </table:table-cell>
          <table:table-cell table:formula="of:=[.B1161]-[.C1161]" office:value-type="float" office:value="-3.560717">
            <text:p>-3.560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987739">
            <text:p>155.987739</text:p>
          </table:table-cell>
          <table:table-cell office:value-type="float" office:value="158.853472">
            <text:p>158.853472</text:p>
          </table:table-cell>
          <table:table-cell table:formula="of:=[.B1162]-[.C1162]" office:value-type="float" office:value="-2.86573300000001">
            <text:p>-2.865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302809">
            <text:p>77.302809</text:p>
          </table:table-cell>
          <table:table-cell office:value-type="float" office:value="79.565276">
            <text:p>79.565276</text:p>
          </table:table-cell>
          <table:table-cell table:formula="of:=[.B1163]-[.C1163]" office:value-type="float" office:value="-2.262467">
            <text:p>-2.262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.107389">
            <text:p>259.107389</text:p>
          </table:table-cell>
          <table:table-cell office:value-type="float" office:value="266.511778">
            <text:p>266.511778</text:p>
          </table:table-cell>
          <table:table-cell table:formula="of:=[.B1164]-[.C1164]" office:value-type="float" office:value="-7.40438899999998">
            <text:p>-7.404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77968">
            <text:p>186.77968</text:p>
          </table:table-cell>
          <table:table-cell office:value-type="float" office:value="193.423552">
            <text:p>193.423552</text:p>
          </table:table-cell>
          <table:table-cell table:formula="of:=[.B1165]-[.C1165]" office:value-type="float" office:value="-6.64387199999999">
            <text:p>-6.643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762819">
            <text:p>147.762819</text:p>
          </table:table-cell>
          <table:table-cell office:value-type="float" office:value="151.320342">
            <text:p>151.320342</text:p>
          </table:table-cell>
          <table:table-cell table:formula="of:=[.B1166]-[.C1166]" office:value-type="float" office:value="-3.557523">
            <text:p>-3.557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8.378816">
            <text:p>568.378816</text:p>
          </table:table-cell>
          <table:table-cell office:value-type="float" office:value="578.611018">
            <text:p>578.611018</text:p>
          </table:table-cell>
          <table:table-cell table:formula="of:=[.B1167]-[.C1167]" office:value-type="float" office:value="-10.2322019999999">
            <text:p>-10.232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496722">
            <text:p>157.496722</text:p>
          </table:table-cell>
          <table:table-cell office:value-type="float" office:value="167.233632">
            <text:p>167.233632</text:p>
          </table:table-cell>
          <table:table-cell table:formula="of:=[.B1168]-[.C1168]" office:value-type="float" office:value="-9.73690999999999">
            <text:p>-9.73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81693">
            <text:p>113.581693</text:p>
          </table:table-cell>
          <table:table-cell office:value-type="float" office:value="116.256267">
            <text:p>116.256267</text:p>
          </table:table-cell>
          <table:table-cell table:formula="of:=[.B1169]-[.C1169]" office:value-type="float" office:value="-2.67457399999999">
            <text:p>-2.674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588623">
            <text:p>42.588623</text:p>
          </table:table-cell>
          <table:table-cell office:value-type="float" office:value="44.969693">
            <text:p>44.969693</text:p>
          </table:table-cell>
          <table:table-cell table:formula="of:=[.B1170]-[.C1170]" office:value-type="float" office:value="-2.38107">
            <text:p>-2.38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600684">
            <text:p>203.600684</text:p>
          </table:table-cell>
          <table:table-cell office:value-type="float" office:value="209.802968">
            <text:p>209.802968</text:p>
          </table:table-cell>
          <table:table-cell table:formula="of:=[.B1171]-[.C1171]" office:value-type="float" office:value="-6.20228399999999">
            <text:p>-6.202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611409">
            <text:p>104.611409</text:p>
          </table:table-cell>
          <table:table-cell office:value-type="float" office:value="108.51145">
            <text:p>108.51145</text:p>
          </table:table-cell>
          <table:table-cell table:formula="of:=[.B1172]-[.C1172]" office:value-type="float" office:value="-3.900041">
            <text:p>-3.900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450997">
            <text:p>301.450997</text:p>
          </table:table-cell>
          <table:table-cell office:value-type="float" office:value="307.3238">
            <text:p>307.3238</text:p>
          </table:table-cell>
          <table:table-cell table:formula="of:=[.B1173]-[.C1173]" office:value-type="float" office:value="-5.87280300000003">
            <text:p>-5.872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80461">
            <text:p>154.080461</text:p>
          </table:table-cell>
          <table:table-cell office:value-type="float" office:value="157.64865">
            <text:p>157.64865</text:p>
          </table:table-cell>
          <table:table-cell table:formula="of:=[.B1174]-[.C1174]" office:value-type="float" office:value="-3.56818899999999">
            <text:p>-3.568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647368">
            <text:p>271.647368</text:p>
          </table:table-cell>
          <table:table-cell office:value-type="float" office:value="278.769932">
            <text:p>278.769932</text:p>
          </table:table-cell>
          <table:table-cell table:formula="of:=[.B1175]-[.C1175]" office:value-type="float" office:value="-7.12256400000001">
            <text:p>-7.122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235546">
            <text:p>31.235546</text:p>
          </table:table-cell>
          <table:table-cell office:value-type="float" office:value="32.380694">
            <text:p>32.380694</text:p>
          </table:table-cell>
          <table:table-cell table:formula="of:=[.B1176]-[.C1176]" office:value-type="float" office:value="-1.145148">
            <text:p>-1.145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005762">
            <text:p>151.005762</text:p>
          </table:table-cell>
          <table:table-cell office:value-type="float" office:value="157.018889">
            <text:p>157.018889</text:p>
          </table:table-cell>
          <table:table-cell table:formula="of:=[.B1177]-[.C1177]" office:value-type="float" office:value="-6.013127">
            <text:p>-6.013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84348">
            <text:p>126.584348</text:p>
          </table:table-cell>
          <table:table-cell office:value-type="float" office:value="130.225508">
            <text:p>130.225508</text:p>
          </table:table-cell>
          <table:table-cell table:formula="of:=[.B1178]-[.C1178]" office:value-type="float" office:value="-3.64115999999998">
            <text:p>-3.64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93755">
            <text:p>136.293755</text:p>
          </table:table-cell>
          <table:table-cell office:value-type="float" office:value="141.82377">
            <text:p>141.82377</text:p>
          </table:table-cell>
          <table:table-cell table:formula="of:=[.B1179]-[.C1179]" office:value-type="float" office:value="-5.53001499999999">
            <text:p>-5.530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67867">
            <text:p>132.467867</text:p>
          </table:table-cell>
          <table:table-cell office:value-type="float" office:value="135.420007">
            <text:p>135.420007</text:p>
          </table:table-cell>
          <table:table-cell table:formula="of:=[.B1180]-[.C1180]" office:value-type="float" office:value="-2.95213999999999">
            <text:p>-2.95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767535">
            <text:p>92.767535</text:p>
          </table:table-cell>
          <table:table-cell office:value-type="float" office:value="94.284659">
            <text:p>94.284659</text:p>
          </table:table-cell>
          <table:table-cell table:formula="of:=[.B1181]-[.C1181]" office:value-type="float" office:value="-1.51712400000001">
            <text:p>-1.517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49368">
            <text:p>96.349368</text:p>
          </table:table-cell>
          <table:table-cell office:value-type="float" office:value="99.976306">
            <text:p>99.976306</text:p>
          </table:table-cell>
          <table:table-cell table:formula="of:=[.B1182]-[.C1182]" office:value-type="float" office:value="-3.626938">
            <text:p>-3.626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301218">
            <text:p>119.301218</text:p>
          </table:table-cell>
          <table:table-cell office:value-type="float" office:value="123.068044">
            <text:p>123.068044</text:p>
          </table:table-cell>
          <table:table-cell table:formula="of:=[.B1183]-[.C1183]" office:value-type="float" office:value="-3.76682599999999">
            <text:p>-3.766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527848">
            <text:p>80.527848</text:p>
          </table:table-cell>
          <table:table-cell office:value-type="float" office:value="83.394806">
            <text:p>83.394806</text:p>
          </table:table-cell>
          <table:table-cell table:formula="of:=[.B1184]-[.C1184]" office:value-type="float" office:value="-2.866958">
            <text:p>-2.866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942519">
            <text:p>96.942519</text:p>
          </table:table-cell>
          <table:table-cell office:value-type="float" office:value="102.060652">
            <text:p>102.060652</text:p>
          </table:table-cell>
          <table:table-cell table:formula="of:=[.B1185]-[.C1185]" office:value-type="float" office:value="-5.118133">
            <text:p>-5.118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8.92184">
            <text:p>358.92184</text:p>
          </table:table-cell>
          <table:table-cell office:value-type="float" office:value="366.709277">
            <text:p>366.709277</text:p>
          </table:table-cell>
          <table:table-cell table:formula="of:=[.B1186]-[.C1186]" office:value-type="float" office:value="-7.78743700000001">
            <text:p>-7.787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41107">
            <text:p>87.341107</text:p>
          </table:table-cell>
          <table:table-cell office:value-type="float" office:value="92.148395">
            <text:p>92.148395</text:p>
          </table:table-cell>
          <table:table-cell table:formula="of:=[.B1187]-[.C1187]" office:value-type="float" office:value="-4.807288">
            <text:p>-4.807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64695">
            <text:p>137.064695</text:p>
          </table:table-cell>
          <table:table-cell office:value-type="float" office:value="140.697254">
            <text:p>140.697254</text:p>
          </table:table-cell>
          <table:table-cell table:formula="of:=[.B1188]-[.C1188]" office:value-type="float" office:value="-3.63255899999999">
            <text:p>-3.632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168055">
            <text:p>115.168055</text:p>
          </table:table-cell>
          <table:table-cell office:value-type="float" office:value="116.277298">
            <text:p>116.277298</text:p>
          </table:table-cell>
          <table:table-cell table:formula="of:=[.B1189]-[.C1189]" office:value-type="float" office:value="-1.10924300000001">
            <text:p>-1.109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088403">
            <text:p>49.088403</text:p>
          </table:table-cell>
          <table:table-cell office:value-type="float" office:value="50.279278">
            <text:p>50.279278</text:p>
          </table:table-cell>
          <table:table-cell table:formula="of:=[.B1190]-[.C1190]" office:value-type="float" office:value="-1.190875">
            <text:p>-1.1908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06698">
            <text:p>103.206698</text:p>
          </table:table-cell>
          <table:table-cell office:value-type="float" office:value="107.435551">
            <text:p>107.435551</text:p>
          </table:table-cell>
          <table:table-cell table:formula="of:=[.B1191]-[.C1191]" office:value-type="float" office:value="-4.228853">
            <text:p>-4.228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72767">
            <text:p>143.472767</text:p>
          </table:table-cell>
          <table:table-cell office:value-type="float" office:value="146.639005">
            <text:p>146.639005</text:p>
          </table:table-cell>
          <table:table-cell table:formula="of:=[.B1192]-[.C1192]" office:value-type="float" office:value="-3.16623799999999">
            <text:p>-3.166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607245">
            <text:p>133.607245</text:p>
          </table:table-cell>
          <table:table-cell office:value-type="float" office:value="138.523127">
            <text:p>138.523127</text:p>
          </table:table-cell>
          <table:table-cell table:formula="of:=[.B1193]-[.C1193]" office:value-type="float" office:value="-4.91588199999998">
            <text:p>-4.915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949007">
            <text:p>122.949007</text:p>
          </table:table-cell>
          <table:table-cell office:value-type="float" office:value="129.671823">
            <text:p>129.671823</text:p>
          </table:table-cell>
          <table:table-cell table:formula="of:=[.B1194]-[.C1194]" office:value-type="float" office:value="-6.72281599999999">
            <text:p>-6.722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22276">
            <text:p>100.722276</text:p>
          </table:table-cell>
          <table:table-cell office:value-type="float" office:value="102.591338">
            <text:p>102.591338</text:p>
          </table:table-cell>
          <table:table-cell table:formula="of:=[.B1195]-[.C1195]" office:value-type="float" office:value="-1.869062">
            <text:p>-1.869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09343">
            <text:p>130.609343</text:p>
          </table:table-cell>
          <table:table-cell office:value-type="float" office:value="136.804439">
            <text:p>136.804439</text:p>
          </table:table-cell>
          <table:table-cell table:formula="of:=[.B1196]-[.C1196]" office:value-type="float" office:value="-6.19509600000001">
            <text:p>-6.195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729627">
            <text:p>167.729627</text:p>
          </table:table-cell>
          <table:table-cell office:value-type="float" office:value="175.120217">
            <text:p>175.120217</text:p>
          </table:table-cell>
          <table:table-cell table:formula="of:=[.B1197]-[.C1197]" office:value-type="float" office:value="-7.39059">
            <text:p>-7.39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39374">
            <text:p>107.339374</text:p>
          </table:table-cell>
          <table:table-cell office:value-type="float" office:value="109.383838">
            <text:p>109.383838</text:p>
          </table:table-cell>
          <table:table-cell table:formula="of:=[.B1198]-[.C1198]" office:value-type="float" office:value="-2.04446399999999">
            <text:p>-2.044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45653">
            <text:p>139.445653</text:p>
          </table:table-cell>
          <table:table-cell office:value-type="float" office:value="143.745989">
            <text:p>143.745989</text:p>
          </table:table-cell>
          <table:table-cell table:formula="of:=[.B1199]-[.C1199]" office:value-type="float" office:value="-4.30033600000002">
            <text:p>-4.300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118298">
            <text:p>129.118298</text:p>
          </table:table-cell>
          <table:table-cell office:value-type="float" office:value="131.086807">
            <text:p>131.086807</text:p>
          </table:table-cell>
          <table:table-cell table:formula="of:=[.B1200]-[.C1200]" office:value-type="float" office:value="-1.96850899999998">
            <text:p>-1.968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640667">
            <text:p>142.640667</text:p>
          </table:table-cell>
          <table:table-cell office:value-type="float" office:value="148.036897">
            <text:p>148.036897</text:p>
          </table:table-cell>
          <table:table-cell table:formula="of:=[.B1201]-[.C1201]" office:value-type="float" office:value="-5.39623">
            <text:p>-5.39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02682">
            <text:p>143.402682</text:p>
          </table:table-cell>
          <table:table-cell office:value-type="float" office:value="147.147268">
            <text:p>147.147268</text:p>
          </table:table-cell>
          <table:table-cell table:formula="of:=[.B1202]-[.C1202]" office:value-type="float" office:value="-3.744586">
            <text:p>-3.744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1775">
            <text:p>148.1775</text:p>
          </table:table-cell>
          <table:table-cell office:value-type="float" office:value="153.962629">
            <text:p>153.962629</text:p>
          </table:table-cell>
          <table:table-cell table:formula="of:=[.B1203]-[.C1203]" office:value-type="float" office:value="-5.78512899999998">
            <text:p>-5.785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23302">
            <text:p>62.423302</text:p>
          </table:table-cell>
          <table:table-cell office:value-type="float" office:value="64.565443">
            <text:p>64.565443</text:p>
          </table:table-cell>
          <table:table-cell table:formula="of:=[.B1204]-[.C1204]" office:value-type="float" office:value="-2.142141">
            <text:p>-2.142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6591">
            <text:p>159.6591</text:p>
          </table:table-cell>
          <table:table-cell office:value-type="float" office:value="164.431352">
            <text:p>164.431352</text:p>
          </table:table-cell>
          <table:table-cell table:formula="of:=[.B1205]-[.C1205]" office:value-type="float" office:value="-4.77225200000001">
            <text:p>-4.772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63076">
            <text:p>45.363076</text:p>
          </table:table-cell>
          <table:table-cell office:value-type="float" office:value="44.77562">
            <text:p>44.77562</text:p>
          </table:table-cell>
          <table:table-cell table:formula="of:=[.B1206]-[.C1206]" office:value-type="float" office:value="0.587455999999996">
            <text:p>0.587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26984">
            <text:p>173.426984</text:p>
          </table:table-cell>
          <table:table-cell office:value-type="float" office:value="177.321427">
            <text:p>177.321427</text:p>
          </table:table-cell>
          <table:table-cell table:formula="of:=[.B1207]-[.C1207]" office:value-type="float" office:value="-3.894443">
            <text:p>-3.894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326348">
            <text:p>191.326348</text:p>
          </table:table-cell>
          <table:table-cell office:value-type="float" office:value="198.550925">
            <text:p>198.550925</text:p>
          </table:table-cell>
          <table:table-cell table:formula="of:=[.B1208]-[.C1208]" office:value-type="float" office:value="-7.22457700000001">
            <text:p>-7.224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944587">
            <text:p>69.944587</text:p>
          </table:table-cell>
          <table:table-cell office:value-type="float" office:value="73.007756">
            <text:p>73.007756</text:p>
          </table:table-cell>
          <table:table-cell table:formula="of:=[.B1209]-[.C1209]" office:value-type="float" office:value="-3.063169">
            <text:p>-3.063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1598">
            <text:p>216.1598</text:p>
          </table:table-cell>
          <table:table-cell office:value-type="float" office:value="220.594529">
            <text:p>220.594529</text:p>
          </table:table-cell>
          <table:table-cell table:formula="of:=[.B1210]-[.C1210]" office:value-type="float" office:value="-4.434729">
            <text:p>-4.434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50895">
            <text:p>77.850895</text:p>
          </table:table-cell>
          <table:table-cell office:value-type="float" office:value="77.125601">
            <text:p>77.125601</text:p>
          </table:table-cell>
          <table:table-cell table:formula="of:=[.B1211]-[.C1211]" office:value-type="float" office:value="0.725293999999991">
            <text:p>0.725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674708">
            <text:p>171.674708</text:p>
          </table:table-cell>
          <table:table-cell office:value-type="float" office:value="179.964909">
            <text:p>179.964909</text:p>
          </table:table-cell>
          <table:table-cell table:formula="of:=[.B1212]-[.C1212]" office:value-type="float" office:value="-8.290201">
            <text:p>-8.290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129741">
            <text:p>162.129741</text:p>
          </table:table-cell>
          <table:table-cell office:value-type="float" office:value="168.016609">
            <text:p>168.016609</text:p>
          </table:table-cell>
          <table:table-cell table:formula="of:=[.B1213]-[.C1213]" office:value-type="float" office:value="-5.88686799999999">
            <text:p>-5.886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049554">
            <text:p>262.049554</text:p>
          </table:table-cell>
          <table:table-cell office:value-type="float" office:value="265.254652">
            <text:p>265.254652</text:p>
          </table:table-cell>
          <table:table-cell table:formula="of:=[.B1214]-[.C1214]" office:value-type="float" office:value="-3.20509800000002">
            <text:p>-3.205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58489">
            <text:p>74.58489</text:p>
          </table:table-cell>
          <table:table-cell office:value-type="float" office:value="77.124152">
            <text:p>77.124152</text:p>
          </table:table-cell>
          <table:table-cell table:formula="of:=[.B1215]-[.C1215]" office:value-type="float" office:value="-2.53926199999999">
            <text:p>-2.539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83147">
            <text:p>82.483147</text:p>
          </table:table-cell>
          <table:table-cell office:value-type="float" office:value="87.388005">
            <text:p>87.388005</text:p>
          </table:table-cell>
          <table:table-cell table:formula="of:=[.B1216]-[.C1216]" office:value-type="float" office:value="-4.904858">
            <text:p>-4.904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111901">
            <text:p>52.111901</text:p>
          </table:table-cell>
          <table:table-cell office:value-type="float" office:value="54.520946">
            <text:p>54.520946</text:p>
          </table:table-cell>
          <table:table-cell table:formula="of:=[.B1217]-[.C1217]" office:value-type="float" office:value="-2.409045">
            <text:p>-2.4090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98934">
            <text:p>78.298934</text:p>
          </table:table-cell>
          <table:table-cell office:value-type="float" office:value="81.92445">
            <text:p>81.92445</text:p>
          </table:table-cell>
          <table:table-cell table:formula="of:=[.B1218]-[.C1218]" office:value-type="float" office:value="-3.62551599999999">
            <text:p>-3.625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15498">
            <text:p>86.315498</text:p>
          </table:table-cell>
          <table:table-cell office:value-type="float" office:value="89.051082">
            <text:p>89.051082</text:p>
          </table:table-cell>
          <table:table-cell table:formula="of:=[.B1219]-[.C1219]" office:value-type="float" office:value="-2.73558399999999">
            <text:p>-2.735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50442">
            <text:p>94.50442</text:p>
          </table:table-cell>
          <table:table-cell office:value-type="float" office:value="98.502728">
            <text:p>98.502728</text:p>
          </table:table-cell>
          <table:table-cell table:formula="of:=[.B1220]-[.C1220]" office:value-type="float" office:value="-3.99830800000001">
            <text:p>-3.998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8.180914">
            <text:p>508.180914</text:p>
          </table:table-cell>
          <table:table-cell office:value-type="float" office:value="507.675643">
            <text:p>507.675643</text:p>
          </table:table-cell>
          <table:table-cell table:formula="of:=[.B1221]-[.C1221]" office:value-type="float" office:value="0.505270999999993">
            <text:p>0.505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67184">
            <text:p>57.967184</text:p>
          </table:table-cell>
          <table:table-cell office:value-type="float" office:value="59.99922">
            <text:p>59.99922</text:p>
          </table:table-cell>
          <table:table-cell table:formula="of:=[.B1222]-[.C1222]" office:value-type="float" office:value="-2.032036">
            <text:p>-2.032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724192">
            <text:p>151.724192</text:p>
          </table:table-cell>
          <table:table-cell office:value-type="float" office:value="157.700276">
            <text:p>157.700276</text:p>
          </table:table-cell>
          <table:table-cell table:formula="of:=[.B1223]-[.C1223]" office:value-type="float" office:value="-5.97608400000001">
            <text:p>-5.976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005743">
            <text:p>155.005743</text:p>
          </table:table-cell>
          <table:table-cell office:value-type="float" office:value="155.080416">
            <text:p>155.080416</text:p>
          </table:table-cell>
          <table:table-cell table:formula="of:=[.B1224]-[.C1224]" office:value-type="float" office:value="-0.0746730000000184">
            <text:p>-0.074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17682">
            <text:p>86.617682</text:p>
          </table:table-cell>
          <table:table-cell office:value-type="float" office:value="90.220087">
            <text:p>90.220087</text:p>
          </table:table-cell>
          <table:table-cell table:formula="of:=[.B1225]-[.C1225]" office:value-type="float" office:value="-3.602405">
            <text:p>-3.602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26325">
            <text:p>102.826325</text:p>
          </table:table-cell>
          <table:table-cell office:value-type="float" office:value="107.246993">
            <text:p>107.246993</text:p>
          </table:table-cell>
          <table:table-cell table:formula="of:=[.B1226]-[.C1226]" office:value-type="float" office:value="-4.42066800000001">
            <text:p>-4.420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536003">
            <text:p>224.536003</text:p>
          </table:table-cell>
          <table:table-cell office:value-type="float" office:value="225.783786">
            <text:p>225.783786</text:p>
          </table:table-cell>
          <table:table-cell table:formula="of:=[.B1227]-[.C1227]" office:value-type="float" office:value="-1.247783">
            <text:p>-1.247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680376">
            <text:p>206.680376</text:p>
          </table:table-cell>
          <table:table-cell office:value-type="float" office:value="212.612332">
            <text:p>212.612332</text:p>
          </table:table-cell>
          <table:table-cell table:formula="of:=[.B1228]-[.C1228]" office:value-type="float" office:value="-5.93195600000001">
            <text:p>-5.931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43302">
            <text:p>67.243302</text:p>
          </table:table-cell>
          <table:table-cell office:value-type="float" office:value="69.696956">
            <text:p>69.696956</text:p>
          </table:table-cell>
          <table:table-cell table:formula="of:=[.B1229]-[.C1229]" office:value-type="float" office:value="-2.453654">
            <text:p>-2.453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616713">
            <text:p>89.616713</text:p>
          </table:table-cell>
          <table:table-cell office:value-type="float" office:value="91.608404">
            <text:p>91.608404</text:p>
          </table:table-cell>
          <table:table-cell table:formula="of:=[.B1230]-[.C1230]" office:value-type="float" office:value="-1.99169099999999">
            <text:p>-1.991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745307">
            <text:p>74.745307</text:p>
          </table:table-cell>
          <table:table-cell office:value-type="float" office:value="76.829781">
            <text:p>76.829781</text:p>
          </table:table-cell>
          <table:table-cell table:formula="of:=[.B1231]-[.C1231]" office:value-type="float" office:value="-2.084474">
            <text:p>-2.084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14258">
            <text:p>194.14258</text:p>
          </table:table-cell>
          <table:table-cell office:value-type="float" office:value="199.894321">
            <text:p>199.894321</text:p>
          </table:table-cell>
          <table:table-cell table:formula="of:=[.B1232]-[.C1232]" office:value-type="float" office:value="-5.75174099999998">
            <text:p>-5.751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6.452252">
            <text:p>436.452252</text:p>
          </table:table-cell>
          <table:table-cell office:value-type="float" office:value="445.601534">
            <text:p>445.601534</text:p>
          </table:table-cell>
          <table:table-cell table:formula="of:=[.B1233]-[.C1233]" office:value-type="float" office:value="-9.14928200000003">
            <text:p>-9.149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206028">
            <text:p>124.206028</text:p>
          </table:table-cell>
          <table:table-cell office:value-type="float" office:value="128.879499">
            <text:p>128.879499</text:p>
          </table:table-cell>
          <table:table-cell table:formula="of:=[.B1234]-[.C1234]" office:value-type="float" office:value="-4.67347100000001">
            <text:p>-4.673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341859">
            <text:p>168.341859</text:p>
          </table:table-cell>
          <table:table-cell office:value-type="float" office:value="172.362881">
            <text:p>172.362881</text:p>
          </table:table-cell>
          <table:table-cell table:formula="of:=[.B1235]-[.C1235]" office:value-type="float" office:value="-4.02102199999999">
            <text:p>-4.021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27782">
            <text:p>197.27782</text:p>
          </table:table-cell>
          <table:table-cell office:value-type="float" office:value="200.044658">
            <text:p>200.044658</text:p>
          </table:table-cell>
          <table:table-cell table:formula="of:=[.B1236]-[.C1236]" office:value-type="float" office:value="-2.76683800000001">
            <text:p>-2.766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1354">
            <text:p>77.81354</text:p>
          </table:table-cell>
          <table:table-cell office:value-type="float" office:value="80.632705">
            <text:p>80.632705</text:p>
          </table:table-cell>
          <table:table-cell table:formula="of:=[.B1237]-[.C1237]" office:value-type="float" office:value="-2.819165">
            <text:p>-2.819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78837">
            <text:p>110.978837</text:p>
          </table:table-cell>
          <table:table-cell office:value-type="float" office:value="116.363007">
            <text:p>116.363007</text:p>
          </table:table-cell>
          <table:table-cell table:formula="of:=[.B1238]-[.C1238]" office:value-type="float" office:value="-5.38417">
            <text:p>-5.38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467942">
            <text:p>66.467942</text:p>
          </table:table-cell>
          <table:table-cell office:value-type="float" office:value="67.897924">
            <text:p>67.897924</text:p>
          </table:table-cell>
          <table:table-cell table:formula="of:=[.B1239]-[.C1239]" office:value-type="float" office:value="-1.42998200000001">
            <text:p>-1.429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510495">
            <text:p>166.510495</text:p>
          </table:table-cell>
          <table:table-cell office:value-type="float" office:value="169.746079">
            <text:p>169.746079</text:p>
          </table:table-cell>
          <table:table-cell table:formula="of:=[.B1240]-[.C1240]" office:value-type="float" office:value="-3.23558400000002">
            <text:p>-3.235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325239">
            <text:p>197.325239</text:p>
          </table:table-cell>
          <table:table-cell office:value-type="float" office:value="203.63027">
            <text:p>203.63027</text:p>
          </table:table-cell>
          <table:table-cell table:formula="of:=[.B1241]-[.C1241]" office:value-type="float" office:value="-6.30503099999999">
            <text:p>-6.305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73611">
            <text:p>97.973611</text:p>
          </table:table-cell>
          <table:table-cell office:value-type="float" office:value="93.615108">
            <text:p>93.615108</text:p>
          </table:table-cell>
          <table:table-cell table:formula="of:=[.B1242]-[.C1242]" office:value-type="float" office:value="4.358503">
            <text:p>4.358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644941">
            <text:p>156.644941</text:p>
          </table:table-cell>
          <table:table-cell office:value-type="float" office:value="165.039099">
            <text:p>165.039099</text:p>
          </table:table-cell>
          <table:table-cell table:formula="of:=[.B1243]-[.C1243]" office:value-type="float" office:value="-8.394158">
            <text:p>-8.394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.825632">
            <text:p>266.825632</text:p>
          </table:table-cell>
          <table:table-cell office:value-type="float" office:value="274.350096">
            <text:p>274.350096</text:p>
          </table:table-cell>
          <table:table-cell table:formula="of:=[.B1244]-[.C1244]" office:value-type="float" office:value="-7.52446400000002">
            <text:p>-7.524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721846">
            <text:p>158.721846</text:p>
          </table:table-cell>
          <table:table-cell office:value-type="float" office:value="162.176149">
            <text:p>162.176149</text:p>
          </table:table-cell>
          <table:table-cell table:formula="of:=[.B1245]-[.C1245]" office:value-type="float" office:value="-3.45430300000001">
            <text:p>-3.454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426507">
            <text:p>247.426507</text:p>
          </table:table-cell>
          <table:table-cell office:value-type="float" office:value="253.457502">
            <text:p>253.457502</text:p>
          </table:table-cell>
          <table:table-cell table:formula="of:=[.B1246]-[.C1246]" office:value-type="float" office:value="-6.03099500000002">
            <text:p>-6.030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20009">
            <text:p>135.020009</text:p>
          </table:table-cell>
          <table:table-cell office:value-type="float" office:value="140.854649">
            <text:p>140.854649</text:p>
          </table:table-cell>
          <table:table-cell table:formula="of:=[.B1247]-[.C1247]" office:value-type="float" office:value="-5.83464000000001">
            <text:p>-5.83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7.168431">
            <text:p>347.168431</text:p>
          </table:table-cell>
          <table:table-cell office:value-type="float" office:value="357.085891">
            <text:p>357.085891</text:p>
          </table:table-cell>
          <table:table-cell table:formula="of:=[.B1248]-[.C1248]" office:value-type="float" office:value="-9.91746000000001">
            <text:p>-9.91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07978">
            <text:p>92.607978</text:p>
          </table:table-cell>
          <table:table-cell office:value-type="float" office:value="94.260601">
            <text:p>94.260601</text:p>
          </table:table-cell>
          <table:table-cell table:formula="of:=[.B1249]-[.C1249]" office:value-type="float" office:value="-1.65262299999999">
            <text:p>-1.652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926068">
            <text:p>272.926068</text:p>
          </table:table-cell>
          <table:table-cell office:value-type="float" office:value="281.421616">
            <text:p>281.421616</text:p>
          </table:table-cell>
          <table:table-cell table:formula="of:=[.B1250]-[.C1250]" office:value-type="float" office:value="-8.49554799999999">
            <text:p>-8.495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162433">
            <text:p>120.162433</text:p>
          </table:table-cell>
          <table:table-cell office:value-type="float" office:value="125.698165">
            <text:p>125.698165</text:p>
          </table:table-cell>
          <table:table-cell table:formula="of:=[.B1251]-[.C1251]" office:value-type="float" office:value="-5.53573200000001">
            <text:p>-5.535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410525">
            <text:p>136.410525</text:p>
          </table:table-cell>
          <table:table-cell office:value-type="float" office:value="139.940306">
            <text:p>139.940306</text:p>
          </table:table-cell>
          <table:table-cell table:formula="of:=[.B1252]-[.C1252]" office:value-type="float" office:value="-3.52978099999999">
            <text:p>-3.529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010555">
            <text:p>124.010555</text:p>
          </table:table-cell>
          <table:table-cell office:value-type="float" office:value="128.605459">
            <text:p>128.605459</text:p>
          </table:table-cell>
          <table:table-cell table:formula="of:=[.B1253]-[.C1253]" office:value-type="float" office:value="-4.594904">
            <text:p>-4.594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393455">
            <text:p>93.393455</text:p>
          </table:table-cell>
          <table:table-cell office:value-type="float" office:value="95.894921">
            <text:p>95.894921</text:p>
          </table:table-cell>
          <table:table-cell table:formula="of:=[.B1254]-[.C1254]" office:value-type="float" office:value="-2.50146599999999">
            <text:p>-2.501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959496">
            <text:p>152.959496</text:p>
          </table:table-cell>
          <table:table-cell office:value-type="float" office:value="157.926826">
            <text:p>157.926826</text:p>
          </table:table-cell>
          <table:table-cell table:formula="of:=[.B1255]-[.C1255]" office:value-type="float" office:value="-4.96733">
            <text:p>-4.96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.922927">
            <text:p>259.922927</text:p>
          </table:table-cell>
          <table:table-cell office:value-type="float" office:value="264.30672">
            <text:p>264.30672</text:p>
          </table:table-cell>
          <table:table-cell table:formula="of:=[.B1256]-[.C1256]" office:value-type="float" office:value="-4.38379299999997">
            <text:p>-4.383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.893553">
            <text:p>286.893553</text:p>
          </table:table-cell>
          <table:table-cell office:value-type="float" office:value="298.275608">
            <text:p>298.275608</text:p>
          </table:table-cell>
          <table:table-cell table:formula="of:=[.B1257]-[.C1257]" office:value-type="float" office:value="-11.382055">
            <text:p>-11.382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77487">
            <text:p>85.077487</text:p>
          </table:table-cell>
          <table:table-cell office:value-type="float" office:value="87.532361">
            <text:p>87.532361</text:p>
          </table:table-cell>
          <table:table-cell table:formula="of:=[.B1258]-[.C1258]" office:value-type="float" office:value="-2.45487399999999">
            <text:p>-2.454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893871">
            <text:p>88.893871</text:p>
          </table:table-cell>
          <table:table-cell office:value-type="float" office:value="93.492745">
            <text:p>93.492745</text:p>
          </table:table-cell>
          <table:table-cell table:formula="of:=[.B1259]-[.C1259]" office:value-type="float" office:value="-4.598874">
            <text:p>-4.598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294042">
            <text:p>138.294042</text:p>
          </table:table-cell>
          <table:table-cell office:value-type="float" office:value="140.684435">
            <text:p>140.684435</text:p>
          </table:table-cell>
          <table:table-cell table:formula="of:=[.B1260]-[.C1260]" office:value-type="float" office:value="-2.39039300000002">
            <text:p>-2.390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415129">
            <text:p>163.415129</text:p>
          </table:table-cell>
          <table:table-cell office:value-type="float" office:value="167.710809">
            <text:p>167.710809</text:p>
          </table:table-cell>
          <table:table-cell table:formula="of:=[.B1261]-[.C1261]" office:value-type="float" office:value="-4.29568">
            <text:p>-4.29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78405">
            <text:p>101.378405</text:p>
          </table:table-cell>
          <table:table-cell office:value-type="float" office:value="102.888405">
            <text:p>102.888405</text:p>
          </table:table-cell>
          <table:table-cell table:formula="of:=[.B1262]-[.C1262]" office:value-type="float" office:value="-1.51000000000001">
            <text:p>-1.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4389">
            <text:p>107.04389</text:p>
          </table:table-cell>
          <table:table-cell office:value-type="float" office:value="109.831855">
            <text:p>109.831855</text:p>
          </table:table-cell>
          <table:table-cell table:formula="of:=[.B1263]-[.C1263]" office:value-type="float" office:value="-2.787965">
            <text:p>-2.787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920512">
            <text:p>158.920512</text:p>
          </table:table-cell>
          <table:table-cell office:value-type="float" office:value="163.977596">
            <text:p>163.977596</text:p>
          </table:table-cell>
          <table:table-cell table:formula="of:=[.B1264]-[.C1264]" office:value-type="float" office:value="-5.057084">
            <text:p>-5.057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879031">
            <text:p>222.879031</text:p>
          </table:table-cell>
          <table:table-cell office:value-type="float" office:value="231.782321">
            <text:p>231.782321</text:p>
          </table:table-cell>
          <table:table-cell table:formula="of:=[.B1265]-[.C1265]" office:value-type="float" office:value="-8.90329">
            <text:p>-8.90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6039">
            <text:p>94.66039</text:p>
          </table:table-cell>
          <table:table-cell office:value-type="float" office:value="98.065274">
            <text:p>98.065274</text:p>
          </table:table-cell>
          <table:table-cell table:formula="of:=[.B1266]-[.C1266]" office:value-type="float" office:value="-3.404884">
            <text:p>-3.404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86992">
            <text:p>88.386992</text:p>
          </table:table-cell>
          <table:table-cell office:value-type="float" office:value="90.552535">
            <text:p>90.552535</text:p>
          </table:table-cell>
          <table:table-cell table:formula="of:=[.B1267]-[.C1267]" office:value-type="float" office:value="-2.165543">
            <text:p>-2.165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970441">
            <text:p>154.970441</text:p>
          </table:table-cell>
          <table:table-cell office:value-type="float" office:value="160.681018">
            <text:p>160.681018</text:p>
          </table:table-cell>
          <table:table-cell table:formula="of:=[.B1268]-[.C1268]" office:value-type="float" office:value="-5.710577">
            <text:p>-5.710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3299">
            <text:p>92.43299</text:p>
          </table:table-cell>
          <table:table-cell office:value-type="float" office:value="97.877713">
            <text:p>97.877713</text:p>
          </table:table-cell>
          <table:table-cell table:formula="of:=[.B1269]-[.C1269]" office:value-type="float" office:value="-5.444723">
            <text:p>-5.444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516953">
            <text:p>167.516953</text:p>
          </table:table-cell>
          <table:table-cell office:value-type="float" office:value="173.380733">
            <text:p>173.380733</text:p>
          </table:table-cell>
          <table:table-cell table:formula="of:=[.B1270]-[.C1270]" office:value-type="float" office:value="-5.86377999999999">
            <text:p>-5.86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31137">
            <text:p>191.31137</text:p>
          </table:table-cell>
          <table:table-cell office:value-type="float" office:value="197.853449">
            <text:p>197.853449</text:p>
          </table:table-cell>
          <table:table-cell table:formula="of:=[.B1271]-[.C1271]" office:value-type="float" office:value="-6.542079">
            <text:p>-6.542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40555">
            <text:p>77.040555</text:p>
          </table:table-cell>
          <table:table-cell office:value-type="float" office:value="79.735066">
            <text:p>79.735066</text:p>
          </table:table-cell>
          <table:table-cell table:formula="of:=[.B1272]-[.C1272]" office:value-type="float" office:value="-2.69451100000001">
            <text:p>-2.694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01824">
            <text:p>120.501824</text:p>
          </table:table-cell>
          <table:table-cell office:value-type="float" office:value="125.079279">
            <text:p>125.079279</text:p>
          </table:table-cell>
          <table:table-cell table:formula="of:=[.B1273]-[.C1273]" office:value-type="float" office:value="-4.577455">
            <text:p>-4.577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968638">
            <text:p>179.968638</text:p>
          </table:table-cell>
          <table:table-cell office:value-type="float" office:value="187.780911">
            <text:p>187.780911</text:p>
          </table:table-cell>
          <table:table-cell table:formula="of:=[.B1274]-[.C1274]" office:value-type="float" office:value="-7.81227300000001">
            <text:p>-7.812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11066">
            <text:p>67.711066</text:p>
          </table:table-cell>
          <table:table-cell office:value-type="float" office:value="69.632234">
            <text:p>69.632234</text:p>
          </table:table-cell>
          <table:table-cell table:formula="of:=[.B1275]-[.C1275]" office:value-type="float" office:value="-1.92116799999999">
            <text:p>-1.9211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53288">
            <text:p>75.853288</text:p>
          </table:table-cell>
          <table:table-cell office:value-type="float" office:value="78.050044">
            <text:p>78.050044</text:p>
          </table:table-cell>
          <table:table-cell table:formula="of:=[.B1276]-[.C1276]" office:value-type="float" office:value="-2.19675599999999">
            <text:p>-2.196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706444">
            <text:p>43.706444</text:p>
          </table:table-cell>
          <table:table-cell office:value-type="float" office:value="43.753032">
            <text:p>43.753032</text:p>
          </table:table-cell>
          <table:table-cell table:formula="of:=[.B1277]-[.C1277]" office:value-type="float" office:value="-0.0465879999999999">
            <text:p>-0.046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45239">
            <text:p>89.345239</text:p>
          </table:table-cell>
          <table:table-cell office:value-type="float" office:value="92.300672">
            <text:p>92.300672</text:p>
          </table:table-cell>
          <table:table-cell table:formula="of:=[.B1278]-[.C1278]" office:value-type="float" office:value="-2.955433">
            <text:p>-2.955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16229">
            <text:p>102.916229</text:p>
          </table:table-cell>
          <table:table-cell office:value-type="float" office:value="104.900866">
            <text:p>104.900866</text:p>
          </table:table-cell>
          <table:table-cell table:formula="of:=[.B1279]-[.C1279]" office:value-type="float" office:value="-1.98463699999999">
            <text:p>-1.984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964257">
            <text:p>96.964257</text:p>
          </table:table-cell>
          <table:table-cell office:value-type="float" office:value="100.425925">
            <text:p>100.425925</text:p>
          </table:table-cell>
          <table:table-cell table:formula="of:=[.B1280]-[.C1280]" office:value-type="float" office:value="-3.461668">
            <text:p>-3.461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24939">
            <text:p>107.24939</text:p>
          </table:table-cell>
          <table:table-cell office:value-type="float" office:value="109.643985">
            <text:p>109.643985</text:p>
          </table:table-cell>
          <table:table-cell table:formula="of:=[.B1281]-[.C1281]" office:value-type="float" office:value="-2.394595">
            <text:p>-2.394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7512">
            <text:p>75.27512</text:p>
          </table:table-cell>
          <table:table-cell office:value-type="float" office:value="81.689953">
            <text:p>81.689953</text:p>
          </table:table-cell>
          <table:table-cell table:formula="of:=[.B1282]-[.C1282]" office:value-type="float" office:value="-6.414833">
            <text:p>-6.414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39114">
            <text:p>106.39114</text:p>
          </table:table-cell>
          <table:table-cell office:value-type="float" office:value="118.397202">
            <text:p>118.397202</text:p>
          </table:table-cell>
          <table:table-cell table:formula="of:=[.B1283]-[.C1283]" office:value-type="float" office:value="-12.006062">
            <text:p>-12.006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495142">
            <text:p>172.495142</text:p>
          </table:table-cell>
          <table:table-cell office:value-type="float" office:value="177.995506">
            <text:p>177.995506</text:p>
          </table:table-cell>
          <table:table-cell table:formula="of:=[.B1284]-[.C1284]" office:value-type="float" office:value="-5.50036400000002">
            <text:p>-5.500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23216">
            <text:p>81.523216</text:p>
          </table:table-cell>
          <table:table-cell office:value-type="float" office:value="85.173095">
            <text:p>85.173095</text:p>
          </table:table-cell>
          <table:table-cell table:formula="of:=[.B1285]-[.C1285]" office:value-type="float" office:value="-3.649879">
            <text:p>-3.649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87033">
            <text:p>70.987033</text:p>
          </table:table-cell>
          <table:table-cell office:value-type="float" office:value="78.132674">
            <text:p>78.132674</text:p>
          </table:table-cell>
          <table:table-cell table:formula="of:=[.B1286]-[.C1286]" office:value-type="float" office:value="-7.145641">
            <text:p>-7.145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81932">
            <text:p>97.981932</text:p>
          </table:table-cell>
          <table:table-cell office:value-type="float" office:value="105.987771">
            <text:p>105.987771</text:p>
          </table:table-cell>
          <table:table-cell table:formula="of:=[.B1287]-[.C1287]" office:value-type="float" office:value="-8.00583899999999">
            <text:p>-8.005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606727">
            <text:p>145.606727</text:p>
          </table:table-cell>
          <table:table-cell office:value-type="float" office:value="163.949443">
            <text:p>163.949443</text:p>
          </table:table-cell>
          <table:table-cell table:formula="of:=[.B1288]-[.C1288]" office:value-type="float" office:value="-18.342716">
            <text:p>-18.342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6.495507">
            <text:p>326.495507</text:p>
          </table:table-cell>
          <table:table-cell office:value-type="float" office:value="338.779482">
            <text:p>338.779482</text:p>
          </table:table-cell>
          <table:table-cell table:formula="of:=[.B1289]-[.C1289]" office:value-type="float" office:value="-12.283975">
            <text:p>-12.283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238161">
            <text:p>106.238161</text:p>
          </table:table-cell>
          <table:table-cell office:value-type="float" office:value="123.33422">
            <text:p>123.33422</text:p>
          </table:table-cell>
          <table:table-cell table:formula="of:=[.B1290]-[.C1290]" office:value-type="float" office:value="-17.096059">
            <text:p>-17.096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559852">
            <text:p>198.559852</text:p>
          </table:table-cell>
          <table:table-cell office:value-type="float" office:value="210.957524">
            <text:p>210.957524</text:p>
          </table:table-cell>
          <table:table-cell table:formula="of:=[.B1291]-[.C1291]" office:value-type="float" office:value="-12.397672">
            <text:p>-12.397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94906">
            <text:p>53.294906</text:p>
          </table:table-cell>
          <table:table-cell office:value-type="float" office:value="57.186102">
            <text:p>57.186102</text:p>
          </table:table-cell>
          <table:table-cell table:formula="of:=[.B1292]-[.C1292]" office:value-type="float" office:value="-3.891196">
            <text:p>-3.891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975295">
            <text:p>220.975295</text:p>
          </table:table-cell>
          <table:table-cell office:value-type="float" office:value="231.45198">
            <text:p>231.45198</text:p>
          </table:table-cell>
          <table:table-cell table:formula="of:=[.B1293]-[.C1293]" office:value-type="float" office:value="-10.476685">
            <text:p>-10.476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59198">
            <text:p>77.459198</text:p>
          </table:table-cell>
          <table:table-cell office:value-type="float" office:value="81.112767">
            <text:p>81.112767</text:p>
          </table:table-cell>
          <table:table-cell table:formula="of:=[.B1294]-[.C1294]" office:value-type="float" office:value="-3.653569">
            <text:p>-3.653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31766">
            <text:p>86.431766</text:p>
          </table:table-cell>
          <table:table-cell office:value-type="float" office:value="93.521698">
            <text:p>93.521698</text:p>
          </table:table-cell>
          <table:table-cell table:formula="of:=[.B1295]-[.C1295]" office:value-type="float" office:value="-7.089932">
            <text:p>-7.089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90152">
            <text:p>136.890152</text:p>
          </table:table-cell>
          <table:table-cell office:value-type="float" office:value="142.686872">
            <text:p>142.686872</text:p>
          </table:table-cell>
          <table:table-cell table:formula="of:=[.B1296]-[.C1296]" office:value-type="float" office:value="-5.79671999999999">
            <text:p>-5.79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827923">
            <text:p>130.827923</text:p>
          </table:table-cell>
          <table:table-cell office:value-type="float" office:value="139.556004">
            <text:p>139.556004</text:p>
          </table:table-cell>
          <table:table-cell table:formula="of:=[.B1297]-[.C1297]" office:value-type="float" office:value="-8.728081">
            <text:p>-8.728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50258">
            <text:p>78.750258</text:p>
          </table:table-cell>
          <table:table-cell office:value-type="float" office:value="81.886575">
            <text:p>81.886575</text:p>
          </table:table-cell>
          <table:table-cell table:formula="of:=[.B1298]-[.C1298]" office:value-type="float" office:value="-3.13631699999999">
            <text:p>-3.136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191213">
            <text:p>68.191213</text:p>
          </table:table-cell>
          <table:table-cell office:value-type="float" office:value="73.265834">
            <text:p>73.265834</text:p>
          </table:table-cell>
          <table:table-cell table:formula="of:=[.B1299]-[.C1299]" office:value-type="float" office:value="-5.07462099999999">
            <text:p>-5.074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916012">
            <text:p>107.916012</text:p>
          </table:table-cell>
          <table:table-cell office:value-type="float" office:value="115.104979">
            <text:p>115.104979</text:p>
          </table:table-cell>
          <table:table-cell table:formula="of:=[.B1300]-[.C1300]" office:value-type="float" office:value="-7.18896700000001">
            <text:p>-7.188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475037">
            <text:p>148.475037</text:p>
          </table:table-cell>
          <table:table-cell office:value-type="float" office:value="153.781194">
            <text:p>153.781194</text:p>
          </table:table-cell>
          <table:table-cell table:formula="of:=[.B1301]-[.C1301]" office:value-type="float" office:value="-5.30615700000001">
            <text:p>-5.306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36841">
            <text:p>114.536841</text:p>
          </table:table-cell>
          <table:table-cell office:value-type="float" office:value="122.332235">
            <text:p>122.332235</text:p>
          </table:table-cell>
          <table:table-cell table:formula="of:=[.B1302]-[.C1302]" office:value-type="float" office:value="-7.795394">
            <text:p>-7.795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926127">
            <text:p>130.926127</text:p>
          </table:table-cell>
          <table:table-cell office:value-type="float" office:value="141.265386">
            <text:p>141.265386</text:p>
          </table:table-cell>
          <table:table-cell table:formula="of:=[.B1303]-[.C1303]" office:value-type="float" office:value="-10.339259">
            <text:p>-10.339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237181">
            <text:p>140.237181</text:p>
          </table:table-cell>
          <table:table-cell office:value-type="float" office:value="149.786483">
            <text:p>149.786483</text:p>
          </table:table-cell>
          <table:table-cell table:formula="of:=[.B1304]-[.C1304]" office:value-type="float" office:value="-9.54930200000001">
            <text:p>-9.549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136753">
            <text:p>98.136753</text:p>
          </table:table-cell>
          <table:table-cell office:value-type="float" office:value="105.860088">
            <text:p>105.860088</text:p>
          </table:table-cell>
          <table:table-cell table:formula="of:=[.B1305]-[.C1305]" office:value-type="float" office:value="-7.72333500000001">
            <text:p>-7.723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9932">
            <text:p>82.29932</text:p>
          </table:table-cell>
          <table:table-cell office:value-type="float" office:value="88.337911">
            <text:p>88.337911</text:p>
          </table:table-cell>
          <table:table-cell table:formula="of:=[.B1306]-[.C1306]" office:value-type="float" office:value="-6.03859100000001">
            <text:p>-6.0385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122038">
            <text:p>153.122038</text:p>
          </table:table-cell>
          <table:table-cell office:value-type="float" office:value="163.949118">
            <text:p>163.949118</text:p>
          </table:table-cell>
          <table:table-cell table:formula="of:=[.B1307]-[.C1307]" office:value-type="float" office:value="-10.82708">
            <text:p>-10.82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81345">
            <text:p>127.81345</text:p>
          </table:table-cell>
          <table:table-cell office:value-type="float" office:value="134.349966">
            <text:p>134.349966</text:p>
          </table:table-cell>
          <table:table-cell table:formula="of:=[.B1308]-[.C1308]" office:value-type="float" office:value="-6.53651599999999">
            <text:p>-6.536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9.243923">
            <text:p>569.243923</text:p>
          </table:table-cell>
          <table:table-cell office:value-type="float" office:value="666.336571">
            <text:p>666.336571</text:p>
          </table:table-cell>
          <table:table-cell table:formula="of:=[.B1309]-[.C1309]" office:value-type="float" office:value="-97.0926480000001">
            <text:p>-97.092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13723">
            <text:p>75.513723</text:p>
          </table:table-cell>
          <table:table-cell office:value-type="float" office:value="80.608149">
            <text:p>80.608149</text:p>
          </table:table-cell>
          <table:table-cell table:formula="of:=[.B1310]-[.C1310]" office:value-type="float" office:value="-5.094426">
            <text:p>-5.094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220403">
            <text:p>174.220403</text:p>
          </table:table-cell>
          <table:table-cell office:value-type="float" office:value="181.797751">
            <text:p>181.797751</text:p>
          </table:table-cell>
          <table:table-cell table:formula="of:=[.B1311]-[.C1311]" office:value-type="float" office:value="-7.577348">
            <text:p>-7.577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98817">
            <text:p>137.98817</text:p>
          </table:table-cell>
          <table:table-cell office:value-type="float" office:value="148.847021">
            <text:p>148.847021</text:p>
          </table:table-cell>
          <table:table-cell table:formula="of:=[.B1312]-[.C1312]" office:value-type="float" office:value="-10.858851">
            <text:p>-10.858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829674">
            <text:p>150.829674</text:p>
          </table:table-cell>
          <table:table-cell office:value-type="float" office:value="161.670928">
            <text:p>161.670928</text:p>
          </table:table-cell>
          <table:table-cell table:formula="of:=[.B1313]-[.C1313]" office:value-type="float" office:value="-10.841254">
            <text:p>-10.841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13563">
            <text:p>148.13563</text:p>
          </table:table-cell>
          <table:table-cell office:value-type="float" office:value="158.680382">
            <text:p>158.680382</text:p>
          </table:table-cell>
          <table:table-cell table:formula="of:=[.B1314]-[.C1314]" office:value-type="float" office:value="-10.544752">
            <text:p>-10.544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933922">
            <text:p>132.933922</text:p>
          </table:table-cell>
          <table:table-cell office:value-type="float" office:value="141.009011">
            <text:p>141.009011</text:p>
          </table:table-cell>
          <table:table-cell table:formula="of:=[.B1315]-[.C1315]" office:value-type="float" office:value="-8.07508899999999">
            <text:p>-8.075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1746">
            <text:p>35.1746</text:p>
          </table:table-cell>
          <table:table-cell office:value-type="float" office:value="37.395591">
            <text:p>37.395591</text:p>
          </table:table-cell>
          <table:table-cell table:formula="of:=[.B1316]-[.C1316]" office:value-type="float" office:value="-2.220991">
            <text:p>-2.220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347128">
            <text:p>48.347128</text:p>
          </table:table-cell>
          <table:table-cell office:value-type="float" office:value="50.989214">
            <text:p>50.989214</text:p>
          </table:table-cell>
          <table:table-cell table:formula="of:=[.B1317]-[.C1317]" office:value-type="float" office:value="-2.642086">
            <text:p>-2.642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212487">
            <text:p>142.212487</text:p>
          </table:table-cell>
          <table:table-cell office:value-type="float" office:value="179.782734">
            <text:p>179.782734</text:p>
          </table:table-cell>
          <table:table-cell table:formula="of:=[.B1318]-[.C1318]" office:value-type="float" office:value="-37.570247">
            <text:p>-37.570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84012">
            <text:p>74.884012</text:p>
          </table:table-cell>
          <table:table-cell office:value-type="float" office:value="78.024059">
            <text:p>78.024059</text:p>
          </table:table-cell>
          <table:table-cell table:formula="of:=[.B1319]-[.C1319]" office:value-type="float" office:value="-3.140047">
            <text:p>-3.140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983308">
            <text:p>105.983308</text:p>
          </table:table-cell>
          <table:table-cell office:value-type="float" office:value="113.52372">
            <text:p>113.52372</text:p>
          </table:table-cell>
          <table:table-cell table:formula="of:=[.B1320]-[.C1320]" office:value-type="float" office:value="-7.540412">
            <text:p>-7.540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2519">
            <text:p>67.02519</text:p>
          </table:table-cell>
          <table:table-cell office:value-type="float" office:value="73.957005">
            <text:p>73.957005</text:p>
          </table:table-cell>
          <table:table-cell table:formula="of:=[.B1321]-[.C1321]" office:value-type="float" office:value="-6.931815">
            <text:p>-6.931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521554">
            <text:p>234.521554</text:p>
          </table:table-cell>
          <table:table-cell office:value-type="float" office:value="253.80499">
            <text:p>253.80499</text:p>
          </table:table-cell>
          <table:table-cell table:formula="of:=[.B1322]-[.C1322]" office:value-type="float" office:value="-19.283436">
            <text:p>-19.283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117381">
            <text:p>150.117381</text:p>
          </table:table-cell>
          <table:table-cell office:value-type="float" office:value="155.556523">
            <text:p>155.556523</text:p>
          </table:table-cell>
          <table:table-cell table:formula="of:=[.B1323]-[.C1323]" office:value-type="float" office:value="-5.439142">
            <text:p>-5.439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39985">
            <text:p>43.539985</text:p>
          </table:table-cell>
          <table:table-cell office:value-type="float" office:value="45.731303">
            <text:p>45.731303</text:p>
          </table:table-cell>
          <table:table-cell table:formula="of:=[.B1324]-[.C1324]" office:value-type="float" office:value="-2.191318">
            <text:p>-2.191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656212">
            <text:p>124.656212</text:p>
          </table:table-cell>
          <table:table-cell office:value-type="float" office:value="133.115059">
            <text:p>133.115059</text:p>
          </table:table-cell>
          <table:table-cell table:formula="of:=[.B1325]-[.C1325]" office:value-type="float" office:value="-8.45884700000001">
            <text:p>-8.458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15831">
            <text:p>43.215831</text:p>
          </table:table-cell>
          <table:table-cell office:value-type="float" office:value="47.78878">
            <text:p>47.78878</text:p>
          </table:table-cell>
          <table:table-cell table:formula="of:=[.B1326]-[.C1326]" office:value-type="float" office:value="-4.572949">
            <text:p>-4.572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247438">
            <text:p>140.247438</text:p>
          </table:table-cell>
          <table:table-cell office:value-type="float" office:value="150.731973">
            <text:p>150.731973</text:p>
          </table:table-cell>
          <table:table-cell table:formula="of:=[.B1327]-[.C1327]" office:value-type="float" office:value="-10.484535">
            <text:p>-10.484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91942">
            <text:p>151.91942</text:p>
          </table:table-cell>
          <table:table-cell office:value-type="float" office:value="160.547766">
            <text:p>160.547766</text:p>
          </table:table-cell>
          <table:table-cell table:formula="of:=[.B1328]-[.C1328]" office:value-type="float" office:value="-8.62834599999999">
            <text:p>-8.628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598238">
            <text:p>102.598238</text:p>
          </table:table-cell>
          <table:table-cell office:value-type="float" office:value="106.997357">
            <text:p>106.997357</text:p>
          </table:table-cell>
          <table:table-cell table:formula="of:=[.B1329]-[.C1329]" office:value-type="float" office:value="-4.399119">
            <text:p>-4.399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1697">
            <text:p>134.51697</text:p>
          </table:table-cell>
          <table:table-cell office:value-type="float" office:value="142.401996">
            <text:p>142.401996</text:p>
          </table:table-cell>
          <table:table-cell table:formula="of:=[.B1330]-[.C1330]" office:value-type="float" office:value="-7.88502600000001">
            <text:p>-7.885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526714">
            <text:p>146.526714</text:p>
          </table:table-cell>
          <table:table-cell office:value-type="float" office:value="155.896821">
            <text:p>155.896821</text:p>
          </table:table-cell>
          <table:table-cell table:formula="of:=[.B1331]-[.C1331]" office:value-type="float" office:value="-9.37010699999999">
            <text:p>-9.370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370313">
            <text:p>160.370313</text:p>
          </table:table-cell>
          <table:table-cell office:value-type="float" office:value="166.153971">
            <text:p>166.153971</text:p>
          </table:table-cell>
          <table:table-cell table:formula="of:=[.B1332]-[.C1332]" office:value-type="float" office:value="-5.783658">
            <text:p>-5.783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435986">
            <text:p>151.435986</text:p>
          </table:table-cell>
          <table:table-cell office:value-type="float" office:value="160.788253">
            <text:p>160.788253</text:p>
          </table:table-cell>
          <table:table-cell table:formula="of:=[.B1333]-[.C1333]" office:value-type="float" office:value="-9.35226699999998">
            <text:p>-9.352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05123">
            <text:p>76.305123</text:p>
          </table:table-cell>
          <table:table-cell office:value-type="float" office:value="81.511165">
            <text:p>81.511165</text:p>
          </table:table-cell>
          <table:table-cell table:formula="of:=[.B1334]-[.C1334]" office:value-type="float" office:value="-5.20604200000001">
            <text:p>-5.206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555409">
            <text:p>176.555409</text:p>
          </table:table-cell>
          <table:table-cell office:value-type="float" office:value="180.318967">
            <text:p>180.318967</text:p>
          </table:table-cell>
          <table:table-cell table:formula="of:=[.B1335]-[.C1335]" office:value-type="float" office:value="-3.76355799999999">
            <text:p>-3.763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107708">
            <text:p>127.107708</text:p>
          </table:table-cell>
          <table:table-cell office:value-type="float" office:value="137.935567">
            <text:p>137.935567</text:p>
          </table:table-cell>
          <table:table-cell table:formula="of:=[.B1336]-[.C1336]" office:value-type="float" office:value="-10.827859">
            <text:p>-10.827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088328">
            <text:p>363.088328</text:p>
          </table:table-cell>
          <table:table-cell office:value-type="float" office:value="377.127003">
            <text:p>377.127003</text:p>
          </table:table-cell>
          <table:table-cell table:formula="of:=[.B1337]-[.C1337]" office:value-type="float" office:value="-14.038675">
            <text:p>-14.038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564802">
            <text:p>68.564802</text:p>
          </table:table-cell>
          <table:table-cell office:value-type="float" office:value="73.047387">
            <text:p>73.047387</text:p>
          </table:table-cell>
          <table:table-cell table:formula="of:=[.B1338]-[.C1338]" office:value-type="float" office:value="-4.482585">
            <text:p>-4.482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571281">
            <text:p>217.571281</text:p>
          </table:table-cell>
          <table:table-cell office:value-type="float" office:value="230.041644">
            <text:p>230.041644</text:p>
          </table:table-cell>
          <table:table-cell table:formula="of:=[.B1339]-[.C1339]" office:value-type="float" office:value="-12.470363">
            <text:p>-12.470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50783">
            <text:p>114.750783</text:p>
          </table:table-cell>
          <table:table-cell office:value-type="float" office:value="123.002976">
            <text:p>123.002976</text:p>
          </table:table-cell>
          <table:table-cell table:formula="of:=[.B1340]-[.C1340]" office:value-type="float" office:value="-8.25219300000001">
            <text:p>-8.252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383497">
            <text:p>152.383497</text:p>
          </table:table-cell>
          <table:table-cell office:value-type="float" office:value="164.377535">
            <text:p>164.377535</text:p>
          </table:table-cell>
          <table:table-cell table:formula="of:=[.B1341]-[.C1341]" office:value-type="float" office:value="-11.994038">
            <text:p>-11.994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4155">
            <text:p>94.64155</text:p>
          </table:table-cell>
          <table:table-cell office:value-type="float" office:value="100.773612">
            <text:p>100.773612</text:p>
          </table:table-cell>
          <table:table-cell table:formula="of:=[.B1342]-[.C1342]" office:value-type="float" office:value="-6.13206200000001">
            <text:p>-6.132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938964">
            <text:p>67.938964</text:p>
          </table:table-cell>
          <table:table-cell office:value-type="float" office:value="72.090876">
            <text:p>72.090876</text:p>
          </table:table-cell>
          <table:table-cell table:formula="of:=[.B1343]-[.C1343]" office:value-type="float" office:value="-4.151912">
            <text:p>-4.151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212269">
            <text:p>108.212269</text:p>
          </table:table-cell>
          <table:table-cell office:value-type="float" office:value="115.048135">
            <text:p>115.048135</text:p>
          </table:table-cell>
          <table:table-cell table:formula="of:=[.B1344]-[.C1344]" office:value-type="float" office:value="-6.835866">
            <text:p>-6.835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84294">
            <text:p>105.784294</text:p>
          </table:table-cell>
          <table:table-cell office:value-type="float" office:value="113.194333">
            <text:p>113.194333</text:p>
          </table:table-cell>
          <table:table-cell table:formula="of:=[.B1345]-[.C1345]" office:value-type="float" office:value="-7.410039">
            <text:p>-7.410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424304">
            <text:p>301.424304</text:p>
          </table:table-cell>
          <table:table-cell office:value-type="float" office:value="319.495839">
            <text:p>319.495839</text:p>
          </table:table-cell>
          <table:table-cell table:formula="of:=[.B1346]-[.C1346]" office:value-type="float" office:value="-18.071535">
            <text:p>-18.071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192529">
            <text:p>130.192529</text:p>
          </table:table-cell>
          <table:table-cell office:value-type="float" office:value="155.846548">
            <text:p>155.846548</text:p>
          </table:table-cell>
          <table:table-cell table:formula="of:=[.B1347]-[.C1347]" office:value-type="float" office:value="-25.654019">
            <text:p>-25.654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.878444">
            <text:p>263.878444</text:p>
          </table:table-cell>
          <table:table-cell office:value-type="float" office:value="274.830039">
            <text:p>274.830039</text:p>
          </table:table-cell>
          <table:table-cell table:formula="of:=[.B1348]-[.C1348]" office:value-type="float" office:value="-10.951595">
            <text:p>-10.951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79103">
            <text:p>62.79103</text:p>
          </table:table-cell>
          <table:table-cell office:value-type="float" office:value="67.908233">
            <text:p>67.908233</text:p>
          </table:table-cell>
          <table:table-cell table:formula="of:=[.B1349]-[.C1349]" office:value-type="float" office:value="-5.117203">
            <text:p>-5.117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926819">
            <text:p>116.926819</text:p>
          </table:table-cell>
          <table:table-cell office:value-type="float" office:value="125.24408">
            <text:p>125.24408</text:p>
          </table:table-cell>
          <table:table-cell table:formula="of:=[.B1350]-[.C1350]" office:value-type="float" office:value="-8.317261">
            <text:p>-8.317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39653">
            <text:p>107.039653</text:p>
          </table:table-cell>
          <table:table-cell office:value-type="float" office:value="114.81178">
            <text:p>114.81178</text:p>
          </table:table-cell>
          <table:table-cell table:formula="of:=[.B1351]-[.C1351]" office:value-type="float" office:value="-7.772127">
            <text:p>-7.772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083205">
            <text:p>202.083205</text:p>
          </table:table-cell>
          <table:table-cell office:value-type="float" office:value="236.102088">
            <text:p>236.102088</text:p>
          </table:table-cell>
          <table:table-cell table:formula="of:=[.B1352]-[.C1352]" office:value-type="float" office:value="-34.018883">
            <text:p>-34.018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220098">
            <text:p>115.220098</text:p>
          </table:table-cell>
          <table:table-cell office:value-type="float" office:value="121.364837">
            <text:p>121.364837</text:p>
          </table:table-cell>
          <table:table-cell table:formula="of:=[.B1353]-[.C1353]" office:value-type="float" office:value="-6.144739">
            <text:p>-6.144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87125">
            <text:p>79.287125</text:p>
          </table:table-cell>
          <table:table-cell office:value-type="float" office:value="84.269194">
            <text:p>84.269194</text:p>
          </table:table-cell>
          <table:table-cell table:formula="of:=[.B1354]-[.C1354]" office:value-type="float" office:value="-4.982069">
            <text:p>-4.9820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429409">
            <text:p>250.429409</text:p>
          </table:table-cell>
          <table:table-cell office:value-type="float" office:value="321.729559">
            <text:p>321.729559</text:p>
          </table:table-cell>
          <table:table-cell table:formula="of:=[.B1355]-[.C1355]" office:value-type="float" office:value="-71.30015">
            <text:p>-71.30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621916">
            <text:p>37.621916</text:p>
          </table:table-cell>
          <table:table-cell office:value-type="float" office:value="39.01169">
            <text:p>39.01169</text:p>
          </table:table-cell>
          <table:table-cell table:formula="of:=[.B1356]-[.C1356]" office:value-type="float" office:value="-1.389774">
            <text:p>-1.389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320176">
            <text:p>130.320176</text:p>
          </table:table-cell>
          <table:table-cell office:value-type="float" office:value="138.355115">
            <text:p>138.355115</text:p>
          </table:table-cell>
          <table:table-cell table:formula="of:=[.B1357]-[.C1357]" office:value-type="float" office:value="-8.03493900000001">
            <text:p>-8.034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915494">
            <text:p>122.915494</text:p>
          </table:table-cell>
          <table:table-cell office:value-type="float" office:value="134.619212">
            <text:p>134.619212</text:p>
          </table:table-cell>
          <table:table-cell table:formula="of:=[.B1358]-[.C1358]" office:value-type="float" office:value="-11.703718">
            <text:p>-11.703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245994">
            <text:p>123.245994</text:p>
          </table:table-cell>
          <table:table-cell office:value-type="float" office:value="137.611935">
            <text:p>137.611935</text:p>
          </table:table-cell>
          <table:table-cell table:formula="of:=[.B1359]-[.C1359]" office:value-type="float" office:value="-14.365941">
            <text:p>-14.365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837219">
            <text:p>123.837219</text:p>
          </table:table-cell>
          <table:table-cell office:value-type="float" office:value="130.691869">
            <text:p>130.691869</text:p>
          </table:table-cell>
          <table:table-cell table:formula="of:=[.B1360]-[.C1360]" office:value-type="float" office:value="-6.85464999999999">
            <text:p>-6.85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911915">
            <text:p>221.911915</text:p>
          </table:table-cell>
          <table:table-cell office:value-type="float" office:value="230.59567">
            <text:p>230.59567</text:p>
          </table:table-cell>
          <table:table-cell table:formula="of:=[.B1361]-[.C1361]" office:value-type="float" office:value="-8.68375500000002">
            <text:p>-8.683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42205">
            <text:p>98.942205</text:p>
          </table:table-cell>
          <table:table-cell office:value-type="float" office:value="105.754532">
            <text:p>105.754532</text:p>
          </table:table-cell>
          <table:table-cell table:formula="of:=[.B1362]-[.C1362]" office:value-type="float" office:value="-6.812327">
            <text:p>-6.812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74138">
            <text:p>72.674138</text:p>
          </table:table-cell>
          <table:table-cell office:value-type="float" office:value="77.813578">
            <text:p>77.813578</text:p>
          </table:table-cell>
          <table:table-cell table:formula="of:=[.B1363]-[.C1363]" office:value-type="float" office:value="-5.13944000000001">
            <text:p>-5.13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663419">
            <text:p>124.663419</text:p>
          </table:table-cell>
          <table:table-cell office:value-type="float" office:value="132.445143">
            <text:p>132.445143</text:p>
          </table:table-cell>
          <table:table-cell table:formula="of:=[.B1364]-[.C1364]" office:value-type="float" office:value="-7.781724">
            <text:p>-7.781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5.973987">
            <text:p>325.973987</text:p>
          </table:table-cell>
          <table:table-cell office:value-type="float" office:value="341.156707">
            <text:p>341.156707</text:p>
          </table:table-cell>
          <table:table-cell table:formula="of:=[.B1365]-[.C1365]" office:value-type="float" office:value="-15.18272">
            <text:p>-15.18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602885">
            <text:p>213.602885</text:p>
          </table:table-cell>
          <table:table-cell office:value-type="float" office:value="217.773614">
            <text:p>217.773614</text:p>
          </table:table-cell>
          <table:table-cell table:formula="of:=[.B1366]-[.C1366]" office:value-type="float" office:value="-4.17072900000002">
            <text:p>-4.170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556317">
            <text:p>139.556317</text:p>
          </table:table-cell>
          <table:table-cell office:value-type="float" office:value="146.960418">
            <text:p>146.960418</text:p>
          </table:table-cell>
          <table:table-cell table:formula="of:=[.B1367]-[.C1367]" office:value-type="float" office:value="-7.404101">
            <text:p>-7.404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607523">
            <text:p>237.607523</text:p>
          </table:table-cell>
          <table:table-cell office:value-type="float" office:value="249.925908">
            <text:p>249.925908</text:p>
          </table:table-cell>
          <table:table-cell table:formula="of:=[.B1368]-[.C1368]" office:value-type="float" office:value="-12.318385">
            <text:p>-12.318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35613">
            <text:p>138.535613</text:p>
          </table:table-cell>
          <table:table-cell office:value-type="float" office:value="144.186857">
            <text:p>144.186857</text:p>
          </table:table-cell>
          <table:table-cell table:formula="of:=[.B1369]-[.C1369]" office:value-type="float" office:value="-5.65124399999999">
            <text:p>-5.651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79026">
            <text:p>279.79026</text:p>
          </table:table-cell>
          <table:table-cell office:value-type="float" office:value="315.792501">
            <text:p>315.792501</text:p>
          </table:table-cell>
          <table:table-cell table:formula="of:=[.B1370]-[.C1370]" office:value-type="float" office:value="-36.002241">
            <text:p>-36.002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30307">
            <text:p>101.930307</text:p>
          </table:table-cell>
          <table:table-cell office:value-type="float" office:value="110.612901">
            <text:p>110.612901</text:p>
          </table:table-cell>
          <table:table-cell table:formula="of:=[.B1371]-[.C1371]" office:value-type="float" office:value="-8.68259399999999">
            <text:p>-8.682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.650864">
            <text:p>302.650864</text:p>
          </table:table-cell>
          <table:table-cell office:value-type="float" office:value="314.242688">
            <text:p>314.242688</text:p>
          </table:table-cell>
          <table:table-cell table:formula="of:=[.B1372]-[.C1372]" office:value-type="float" office:value="-11.591824">
            <text:p>-11.591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81731">
            <text:p>117.881731</text:p>
          </table:table-cell>
          <table:table-cell office:value-type="float" office:value="126.613424">
            <text:p>126.613424</text:p>
          </table:table-cell>
          <table:table-cell table:formula="of:=[.B1373]-[.C1373]" office:value-type="float" office:value="-8.73169299999999">
            <text:p>-8.731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019624">
            <text:p>156.019624</text:p>
          </table:table-cell>
          <table:table-cell office:value-type="float" office:value="166.260164">
            <text:p>166.260164</text:p>
          </table:table-cell>
          <table:table-cell table:formula="of:=[.B1374]-[.C1374]" office:value-type="float" office:value="-10.24054">
            <text:p>-10.240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30275">
            <text:p>126.230275</text:p>
          </table:table-cell>
          <table:table-cell office:value-type="float" office:value="138.580972">
            <text:p>138.580972</text:p>
          </table:table-cell>
          <table:table-cell table:formula="of:=[.B1375]-[.C1375]" office:value-type="float" office:value="-12.350697">
            <text:p>-12.350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226705">
            <text:p>83.226705</text:p>
          </table:table-cell>
          <table:table-cell office:value-type="float" office:value="90.802055">
            <text:p>90.802055</text:p>
          </table:table-cell>
          <table:table-cell table:formula="of:=[.B1376]-[.C1376]" office:value-type="float" office:value="-7.57535">
            <text:p>-7.57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50336">
            <text:p>96.850336</text:p>
          </table:table-cell>
          <table:table-cell office:value-type="float" office:value="103.054973">
            <text:p>103.054973</text:p>
          </table:table-cell>
          <table:table-cell table:formula="of:=[.B1377]-[.C1377]" office:value-type="float" office:value="-6.20463700000001">
            <text:p>-6.204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02475">
            <text:p>101.902475</text:p>
          </table:table-cell>
          <table:table-cell office:value-type="float" office:value="110.235841">
            <text:p>110.235841</text:p>
          </table:table-cell>
          <table:table-cell table:formula="of:=[.B1378]-[.C1378]" office:value-type="float" office:value="-8.333366">
            <text:p>-8.333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924745">
            <text:p>99.924745</text:p>
          </table:table-cell>
          <table:table-cell office:value-type="float" office:value="108.204266">
            <text:p>108.204266</text:p>
          </table:table-cell>
          <table:table-cell table:formula="of:=[.B1379]-[.C1379]" office:value-type="float" office:value="-8.279521">
            <text:p>-8.2795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23719">
            <text:p>78.323719</text:p>
          </table:table-cell>
          <table:table-cell office:value-type="float" office:value="84.71504">
            <text:p>84.71504</text:p>
          </table:table-cell>
          <table:table-cell table:formula="of:=[.B1380]-[.C1380]" office:value-type="float" office:value="-6.39132100000001">
            <text:p>-6.391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4869">
            <text:p>67.24869</text:p>
          </table:table-cell>
          <table:table-cell office:value-type="float" office:value="71.654745">
            <text:p>71.654745</text:p>
          </table:table-cell>
          <table:table-cell table:formula="of:=[.B1381]-[.C1381]" office:value-type="float" office:value="-4.40605500000001">
            <text:p>-4.406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830118">
            <text:p>97.830118</text:p>
          </table:table-cell>
          <table:table-cell office:value-type="float" office:value="106.0803">
            <text:p>106.0803</text:p>
          </table:table-cell>
          <table:table-cell table:formula="of:=[.B1382]-[.C1382]" office:value-type="float" office:value="-8.250182">
            <text:p>-8.250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07379">
            <text:p>109.507379</text:p>
          </table:table-cell>
          <table:table-cell office:value-type="float" office:value="117.1283">
            <text:p>117.1283</text:p>
          </table:table-cell>
          <table:table-cell table:formula="of:=[.B1383]-[.C1383]" office:value-type="float" office:value="-7.620921">
            <text:p>-7.620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8933">
            <text:p>110.58933</text:p>
          </table:table-cell>
          <table:table-cell office:value-type="float" office:value="115.18644">
            <text:p>115.18644</text:p>
          </table:table-cell>
          <table:table-cell table:formula="of:=[.B1384]-[.C1384]" office:value-type="float" office:value="-4.59711">
            <text:p>-4.59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546475">
            <text:p>62.546475</text:p>
          </table:table-cell>
          <table:table-cell office:value-type="float" office:value="67.901669">
            <text:p>67.901669</text:p>
          </table:table-cell>
          <table:table-cell table:formula="of:=[.B1385]-[.C1385]" office:value-type="float" office:value="-5.355194">
            <text:p>-5.355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711049">
            <text:p>140.711049</text:p>
          </table:table-cell>
          <table:table-cell office:value-type="float" office:value="152.959687">
            <text:p>152.959687</text:p>
          </table:table-cell>
          <table:table-cell table:formula="of:=[.B1386]-[.C1386]" office:value-type="float" office:value="-12.248638">
            <text:p>-12.248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76275">
            <text:p>70.976275</text:p>
          </table:table-cell>
          <table:table-cell office:value-type="float" office:value="75.221776">
            <text:p>75.221776</text:p>
          </table:table-cell>
          <table:table-cell table:formula="of:=[.B1387]-[.C1387]" office:value-type="float" office:value="-4.245501">
            <text:p>-4.245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06391">
            <text:p>103.606391</text:p>
          </table:table-cell>
          <table:table-cell office:value-type="float" office:value="109.764707">
            <text:p>109.764707</text:p>
          </table:table-cell>
          <table:table-cell table:formula="of:=[.B1388]-[.C1388]" office:value-type="float" office:value="-6.158316">
            <text:p>-6.158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59184">
            <text:p>99.859184</text:p>
          </table:table-cell>
          <table:table-cell office:value-type="float" office:value="106.766754">
            <text:p>106.766754</text:p>
          </table:table-cell>
          <table:table-cell table:formula="of:=[.B1389]-[.C1389]" office:value-type="float" office:value="-6.90757000000001">
            <text:p>-6.90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108982">
            <text:p>95.108982</text:p>
          </table:table-cell>
          <table:table-cell office:value-type="float" office:value="96.871003">
            <text:p>96.871003</text:p>
          </table:table-cell>
          <table:table-cell table:formula="of:=[.B1390]-[.C1390]" office:value-type="float" office:value="-1.762021">
            <text:p>-1.762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345809">
            <text:p>261.345809</text:p>
          </table:table-cell>
          <table:table-cell office:value-type="float" office:value="280.981991">
            <text:p>280.981991</text:p>
          </table:table-cell>
          <table:table-cell table:formula="of:=[.B1391]-[.C1391]" office:value-type="float" office:value="-19.636182">
            <text:p>-19.636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691057">
            <text:p>144.691057</text:p>
          </table:table-cell>
          <table:table-cell office:value-type="float" office:value="155.806533">
            <text:p>155.806533</text:p>
          </table:table-cell>
          <table:table-cell table:formula="of:=[.B1392]-[.C1392]" office:value-type="float" office:value="-11.115476">
            <text:p>-11.115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464265">
            <text:p>174.464265</text:p>
          </table:table-cell>
          <table:table-cell office:value-type="float" office:value="184.383993">
            <text:p>184.383993</text:p>
          </table:table-cell>
          <table:table-cell table:formula="of:=[.B1393]-[.C1393]" office:value-type="float" office:value="-9.91972799999999">
            <text:p>-9.919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407828">
            <text:p>87.407828</text:p>
          </table:table-cell>
          <table:table-cell office:value-type="float" office:value="92.174435">
            <text:p>92.174435</text:p>
          </table:table-cell>
          <table:table-cell table:formula="of:=[.B1394]-[.C1394]" office:value-type="float" office:value="-4.76660700000001">
            <text:p>-4.766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18717">
            <text:p>56.18717</text:p>
          </table:table-cell>
          <table:table-cell office:value-type="float" office:value="59.986002">
            <text:p>59.986002</text:p>
          </table:table-cell>
          <table:table-cell table:formula="of:=[.B1395]-[.C1395]" office:value-type="float" office:value="-3.798832">
            <text:p>-3.798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848239">
            <text:p>200.848239</text:p>
          </table:table-cell>
          <table:table-cell office:value-type="float" office:value="211.092285">
            <text:p>211.092285</text:p>
          </table:table-cell>
          <table:table-cell table:formula="of:=[.B1396]-[.C1396]" office:value-type="float" office:value="-10.244046">
            <text:p>-10.244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42816">
            <text:p>91.242816</text:p>
          </table:table-cell>
          <table:table-cell office:value-type="float" office:value="98.272978">
            <text:p>98.272978</text:p>
          </table:table-cell>
          <table:table-cell table:formula="of:=[.B1397]-[.C1397]" office:value-type="float" office:value="-7.03016199999999">
            <text:p>-7.030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424017">
            <text:p>105.424017</text:p>
          </table:table-cell>
          <table:table-cell office:value-type="float" office:value="111.622391">
            <text:p>111.622391</text:p>
          </table:table-cell>
          <table:table-cell table:formula="of:=[.B1398]-[.C1398]" office:value-type="float" office:value="-6.19837399999999">
            <text:p>-6.198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466324">
            <text:p>97.466324</text:p>
          </table:table-cell>
          <table:table-cell office:value-type="float" office:value="106.019808">
            <text:p>106.019808</text:p>
          </table:table-cell>
          <table:table-cell table:formula="of:=[.B1399]-[.C1399]" office:value-type="float" office:value="-8.553484">
            <text:p>-8.553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241763">
            <text:p>90.241763</text:p>
          </table:table-cell>
          <table:table-cell office:value-type="float" office:value="95.931446">
            <text:p>95.931446</text:p>
          </table:table-cell>
          <table:table-cell table:formula="of:=[.B1400]-[.C1400]" office:value-type="float" office:value="-5.68968299999999">
            <text:p>-5.689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8944">
            <text:p>173.98944</text:p>
          </table:table-cell>
          <table:table-cell office:value-type="float" office:value="185.144869">
            <text:p>185.144869</text:p>
          </table:table-cell>
          <table:table-cell table:formula="of:=[.B1401]-[.C1401]" office:value-type="float" office:value="-11.155429">
            <text:p>-11.155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032675">
            <text:p>142.032675</text:p>
          </table:table-cell>
          <table:table-cell office:value-type="float" office:value="148.726613">
            <text:p>148.726613</text:p>
          </table:table-cell>
          <table:table-cell table:formula="of:=[.B1402]-[.C1402]" office:value-type="float" office:value="-6.69393799999997">
            <text:p>-6.693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58518">
            <text:p>130.58518</text:p>
          </table:table-cell>
          <table:table-cell office:value-type="float" office:value="136.905984">
            <text:p>136.905984</text:p>
          </table:table-cell>
          <table:table-cell table:formula="of:=[.B1403]-[.C1403]" office:value-type="float" office:value="-6.32080399999998">
            <text:p>-6.320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56169">
            <text:p>76.56169</text:p>
          </table:table-cell>
          <table:table-cell office:value-type="float" office:value="82.027916">
            <text:p>82.027916</text:p>
          </table:table-cell>
          <table:table-cell table:formula="of:=[.B1404]-[.C1404]" office:value-type="float" office:value="-5.46622600000001">
            <text:p>-5.466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76689">
            <text:p>79.276689</text:p>
          </table:table-cell>
          <table:table-cell office:value-type="float" office:value="82.396251">
            <text:p>82.396251</text:p>
          </table:table-cell>
          <table:table-cell table:formula="of:=[.B1405]-[.C1405]" office:value-type="float" office:value="-3.119562">
            <text:p>-3.119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26503">
            <text:p>91.326503</text:p>
          </table:table-cell>
          <table:table-cell office:value-type="float" office:value="97.9254">
            <text:p>97.9254</text:p>
          </table:table-cell>
          <table:table-cell table:formula="of:=[.B1406]-[.C1406]" office:value-type="float" office:value="-6.59889699999999">
            <text:p>-6.598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712375">
            <text:p>178.712375</text:p>
          </table:table-cell>
          <table:table-cell office:value-type="float" office:value="191.969469">
            <text:p>191.969469</text:p>
          </table:table-cell>
          <table:table-cell table:formula="of:=[.B1407]-[.C1407]" office:value-type="float" office:value="-13.257094">
            <text:p>-13.257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93804">
            <text:p>116.893804</text:p>
          </table:table-cell>
          <table:table-cell office:value-type="float" office:value="124.640188">
            <text:p>124.640188</text:p>
          </table:table-cell>
          <table:table-cell table:formula="of:=[.B1408]-[.C1408]" office:value-type="float" office:value="-7.74638399999999">
            <text:p>-7.746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51515">
            <text:p>54.551515</text:p>
          </table:table-cell>
          <table:table-cell office:value-type="float" office:value="56.883679">
            <text:p>56.883679</text:p>
          </table:table-cell>
          <table:table-cell table:formula="of:=[.B1409]-[.C1409]" office:value-type="float" office:value="-2.332164">
            <text:p>-2.332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30777">
            <text:p>65.130777</text:p>
          </table:table-cell>
          <table:table-cell office:value-type="float" office:value="69.885993">
            <text:p>69.885993</text:p>
          </table:table-cell>
          <table:table-cell table:formula="of:=[.B1410]-[.C1410]" office:value-type="float" office:value="-4.755216">
            <text:p>-4.755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712505">
            <text:p>186.712505</text:p>
          </table:table-cell>
          <table:table-cell office:value-type="float" office:value="198.655079">
            <text:p>198.655079</text:p>
          </table:table-cell>
          <table:table-cell table:formula="of:=[.B1411]-[.C1411]" office:value-type="float" office:value="-11.942574">
            <text:p>-11.942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2.772697">
            <text:p>542.772697</text:p>
          </table:table-cell>
          <table:table-cell office:value-type="float" office:value="580.796722">
            <text:p>580.796722</text:p>
          </table:table-cell>
          <table:table-cell table:formula="of:=[.B1412]-[.C1412]" office:value-type="float" office:value="-38.0240250000001">
            <text:p>-38.024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43738">
            <text:p>87.343738</text:p>
          </table:table-cell>
          <table:table-cell office:value-type="float" office:value="90.95306">
            <text:p>90.95306</text:p>
          </table:table-cell>
          <table:table-cell table:formula="of:=[.B1413]-[.C1413]" office:value-type="float" office:value="-3.60932199999999">
            <text:p>-3.609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165544">
            <text:p>128.165544</text:p>
          </table:table-cell>
          <table:table-cell office:value-type="float" office:value="134.680411">
            <text:p>134.680411</text:p>
          </table:table-cell>
          <table:table-cell table:formula="of:=[.B1414]-[.C1414]" office:value-type="float" office:value="-6.51486699999998">
            <text:p>-6.514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7988">
            <text:p>123.97988</text:p>
          </table:table-cell>
          <table:table-cell office:value-type="float" office:value="133.046747">
            <text:p>133.046747</text:p>
          </table:table-cell>
          <table:table-cell table:formula="of:=[.B1415]-[.C1415]" office:value-type="float" office:value="-9.06686700000002">
            <text:p>-9.066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58809">
            <text:p>79.158809</text:p>
          </table:table-cell>
          <table:table-cell office:value-type="float" office:value="84.522108">
            <text:p>84.522108</text:p>
          </table:table-cell>
          <table:table-cell table:formula="of:=[.B1416]-[.C1416]" office:value-type="float" office:value="-5.363299">
            <text:p>-5.363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05879">
            <text:p>85.205879</text:p>
          </table:table-cell>
          <table:table-cell office:value-type="float" office:value="93.284294">
            <text:p>93.284294</text:p>
          </table:table-cell>
          <table:table-cell table:formula="of:=[.B1417]-[.C1417]" office:value-type="float" office:value="-8.07841500000001">
            <text:p>-8.078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785601">
            <text:p>142.785601</text:p>
          </table:table-cell>
          <table:table-cell office:value-type="float" office:value="186.94821">
            <text:p>186.94821</text:p>
          </table:table-cell>
          <table:table-cell table:formula="of:=[.B1418]-[.C1418]" office:value-type="float" office:value="-44.162609">
            <text:p>-44.162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9.507627">
            <text:p>399.507627</text:p>
          </table:table-cell>
          <table:table-cell office:value-type="float" office:value="437.966741">
            <text:p>437.966741</text:p>
          </table:table-cell>
          <table:table-cell table:formula="of:=[.B1419]-[.C1419]" office:value-type="float" office:value="-38.459114">
            <text:p>-38.459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.891202">
            <text:p>315.891202</text:p>
          </table:table-cell>
          <table:table-cell office:value-type="float" office:value="328.797966">
            <text:p>328.797966</text:p>
          </table:table-cell>
          <table:table-cell table:formula="of:=[.B1420]-[.C1420]" office:value-type="float" office:value="-12.906764">
            <text:p>-12.906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.121767">
            <text:p>309.121767</text:p>
          </table:table-cell>
          <table:table-cell office:value-type="float" office:value="328.334154">
            <text:p>328.334154</text:p>
          </table:table-cell>
          <table:table-cell table:formula="of:=[.B1421]-[.C1421]" office:value-type="float" office:value="-19.212387">
            <text:p>-19.212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507319">
            <text:p>110.507319</text:p>
          </table:table-cell>
          <table:table-cell office:value-type="float" office:value="121.969587">
            <text:p>121.969587</text:p>
          </table:table-cell>
          <table:table-cell table:formula="of:=[.B1422]-[.C1422]" office:value-type="float" office:value="-11.462268">
            <text:p>-11.462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72363">
            <text:p>118.572363</text:p>
          </table:table-cell>
          <table:table-cell office:value-type="float" office:value="139.153575">
            <text:p>139.153575</text:p>
          </table:table-cell>
          <table:table-cell table:formula="of:=[.B1423]-[.C1423]" office:value-type="float" office:value="-20.581212">
            <text:p>-20.581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77706">
            <text:p>88.677706</text:p>
          </table:table-cell>
          <table:table-cell office:value-type="float" office:value="95.969346">
            <text:p>95.969346</text:p>
          </table:table-cell>
          <table:table-cell table:formula="of:=[.B1424]-[.C1424]" office:value-type="float" office:value="-7.29164">
            <text:p>-7.29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393754">
            <text:p>173.393754</text:p>
          </table:table-cell>
          <table:table-cell office:value-type="float" office:value="181.7381">
            <text:p>181.7381</text:p>
          </table:table-cell>
          <table:table-cell table:formula="of:=[.B1425]-[.C1425]" office:value-type="float" office:value="-8.344346">
            <text:p>-8.344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0.46578">
            <text:p>370.46578</text:p>
          </table:table-cell>
          <table:table-cell office:value-type="float" office:value="389.822361">
            <text:p>389.822361</text:p>
          </table:table-cell>
          <table:table-cell table:formula="of:=[.B1426]-[.C1426]" office:value-type="float" office:value="-19.356581">
            <text:p>-19.356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552314">
            <text:p>107.552314</text:p>
          </table:table-cell>
          <table:table-cell office:value-type="float" office:value="115.590738">
            <text:p>115.590738</text:p>
          </table:table-cell>
          <table:table-cell table:formula="of:=[.B1427]-[.C1427]" office:value-type="float" office:value="-8.03842400000001">
            <text:p>-8.038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268954">
            <text:p>174.268954</text:p>
          </table:table-cell>
          <table:table-cell office:value-type="float" office:value="189.848967">
            <text:p>189.848967</text:p>
          </table:table-cell>
          <table:table-cell table:formula="of:=[.B1428]-[.C1428]" office:value-type="float" office:value="-15.580013">
            <text:p>-15.580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4099">
            <text:p>46.4099</text:p>
          </table:table-cell>
          <table:table-cell office:value-type="float" office:value="48.760126">
            <text:p>48.760126</text:p>
          </table:table-cell>
          <table:table-cell table:formula="of:=[.B1429]-[.C1429]" office:value-type="float" office:value="-2.350226">
            <text:p>-2.350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573829">
            <text:p>70.573829</text:p>
          </table:table-cell>
          <table:table-cell office:value-type="float" office:value="74.519834">
            <text:p>74.519834</text:p>
          </table:table-cell>
          <table:table-cell table:formula="of:=[.B1430]-[.C1430]" office:value-type="float" office:value="-3.946005">
            <text:p>-3.946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016661">
            <text:p>97.016661</text:p>
          </table:table-cell>
          <table:table-cell office:value-type="float" office:value="102.865794">
            <text:p>102.865794</text:p>
          </table:table-cell>
          <table:table-cell table:formula="of:=[.B1431]-[.C1431]" office:value-type="float" office:value="-5.849133">
            <text:p>-5.849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.233431">
            <text:p>328.233431</text:p>
          </table:table-cell>
          <table:table-cell office:value-type="float" office:value="336.877595">
            <text:p>336.877595</text:p>
          </table:table-cell>
          <table:table-cell table:formula="of:=[.B1432]-[.C1432]" office:value-type="float" office:value="-8.64416399999999">
            <text:p>-8.644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392367">
            <text:p>121.392367</text:p>
          </table:table-cell>
          <table:table-cell office:value-type="float" office:value="128.705327">
            <text:p>128.705327</text:p>
          </table:table-cell>
          <table:table-cell table:formula="of:=[.B1433]-[.C1433]" office:value-type="float" office:value="-7.31296000000002">
            <text:p>-7.31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019623">
            <text:p>142.019623</text:p>
          </table:table-cell>
          <table:table-cell office:value-type="float" office:value="150.286012">
            <text:p>150.286012</text:p>
          </table:table-cell>
          <table:table-cell table:formula="of:=[.B1434]-[.C1434]" office:value-type="float" office:value="-8.266389">
            <text:p>-8.266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75929">
            <text:p>73.575929</text:p>
          </table:table-cell>
          <table:table-cell office:value-type="float" office:value="76.619439">
            <text:p>76.619439</text:p>
          </table:table-cell>
          <table:table-cell table:formula="of:=[.B1435]-[.C1435]" office:value-type="float" office:value="-3.04351">
            <text:p>-3.04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14938">
            <text:p>102.114938</text:p>
          </table:table-cell>
          <table:table-cell office:value-type="float" office:value="109.414104">
            <text:p>109.414104</text:p>
          </table:table-cell>
          <table:table-cell table:formula="of:=[.B1436]-[.C1436]" office:value-type="float" office:value="-7.299166">
            <text:p>-7.299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126988">
            <text:p>158.126988</text:p>
          </table:table-cell>
          <table:table-cell office:value-type="float" office:value="200.720598">
            <text:p>200.720598</text:p>
          </table:table-cell>
          <table:table-cell table:formula="of:=[.B1437]-[.C1437]" office:value-type="float" office:value="-42.59361">
            <text:p>-42.59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60477">
            <text:p>63.660477</text:p>
          </table:table-cell>
          <table:table-cell office:value-type="float" office:value="69.124698">
            <text:p>69.124698</text:p>
          </table:table-cell>
          <table:table-cell table:formula="of:=[.B1438]-[.C1438]" office:value-type="float" office:value="-5.464221">
            <text:p>-5.464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8288">
            <text:p>126.28288</text:p>
          </table:table-cell>
          <table:table-cell office:value-type="float" office:value="133.429001">
            <text:p>133.429001</text:p>
          </table:table-cell>
          <table:table-cell table:formula="of:=[.B1439]-[.C1439]" office:value-type="float" office:value="-7.14612099999999">
            <text:p>-7.146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35355">
            <text:p>135.735355</text:p>
          </table:table-cell>
          <table:table-cell office:value-type="float" office:value="143.481451">
            <text:p>143.481451</text:p>
          </table:table-cell>
          <table:table-cell table:formula="of:=[.B1440]-[.C1440]" office:value-type="float" office:value="-7.74609599999999">
            <text:p>-7.746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540705">
            <text:p>104.540705</text:p>
          </table:table-cell>
          <table:table-cell office:value-type="float" office:value="110.576182">
            <text:p>110.576182</text:p>
          </table:table-cell>
          <table:table-cell table:formula="of:=[.B1441]-[.C1441]" office:value-type="float" office:value="-6.035477">
            <text:p>-6.035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39079">
            <text:p>108.439079</text:p>
          </table:table-cell>
          <table:table-cell office:value-type="float" office:value="122.113194">
            <text:p>122.113194</text:p>
          </table:table-cell>
          <table:table-cell table:formula="of:=[.B1442]-[.C1442]" office:value-type="float" office:value="-13.674115">
            <text:p>-13.674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5.088577">
            <text:p>475.088577</text:p>
          </table:table-cell>
          <table:table-cell office:value-type="float" office:value="514.60487">
            <text:p>514.60487</text:p>
          </table:table-cell>
          <table:table-cell table:formula="of:=[.B1443]-[.C1443]" office:value-type="float" office:value="-39.516293">
            <text:p>-39.516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918356">
            <text:p>131.918356</text:p>
          </table:table-cell>
          <table:table-cell office:value-type="float" office:value="145.598577">
            <text:p>145.598577</text:p>
          </table:table-cell>
          <table:table-cell table:formula="of:=[.B1444]-[.C1444]" office:value-type="float" office:value="-13.680221">
            <text:p>-13.680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7822">
            <text:p>125.17822</text:p>
          </table:table-cell>
          <table:table-cell office:value-type="float" office:value="133.183808">
            <text:p>133.183808</text:p>
          </table:table-cell>
          <table:table-cell table:formula="of:=[.B1445]-[.C1445]" office:value-type="float" office:value="-8.005588">
            <text:p>-8.005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79671">
            <text:p>79.679671</text:p>
          </table:table-cell>
          <table:table-cell office:value-type="float" office:value="86.550883">
            <text:p>86.550883</text:p>
          </table:table-cell>
          <table:table-cell table:formula="of:=[.B1446]-[.C1446]" office:value-type="float" office:value="-6.871212">
            <text:p>-6.871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24501">
            <text:p>86.224501</text:p>
          </table:table-cell>
          <table:table-cell office:value-type="float" office:value="93.468754">
            <text:p>93.468754</text:p>
          </table:table-cell>
          <table:table-cell table:formula="of:=[.B1447]-[.C1447]" office:value-type="float" office:value="-7.244253">
            <text:p>-7.244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24364">
            <text:p>86.124364</text:p>
          </table:table-cell>
          <table:table-cell office:value-type="float" office:value="94.34472">
            <text:p>94.34472</text:p>
          </table:table-cell>
          <table:table-cell table:formula="of:=[.B1448]-[.C1448]" office:value-type="float" office:value="-8.220356">
            <text:p>-8.220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797071">
            <text:p>81.797071</text:p>
          </table:table-cell>
          <table:table-cell office:value-type="float" office:value="86.544718">
            <text:p>86.544718</text:p>
          </table:table-cell>
          <table:table-cell table:formula="of:=[.B1449]-[.C1449]" office:value-type="float" office:value="-4.747647">
            <text:p>-4.747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63707">
            <text:p>62.463707</text:p>
          </table:table-cell>
          <table:table-cell office:value-type="float" office:value="65.693061">
            <text:p>65.693061</text:p>
          </table:table-cell>
          <table:table-cell table:formula="of:=[.B1450]-[.C1450]" office:value-type="float" office:value="-3.229354">
            <text:p>-3.229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780276">
            <text:p>93.780276</text:p>
          </table:table-cell>
          <table:table-cell office:value-type="float" office:value="100.70628">
            <text:p>100.70628</text:p>
          </table:table-cell>
          <table:table-cell table:formula="of:=[.B1451]-[.C1451]" office:value-type="float" office:value="-6.92600400000001">
            <text:p>-6.926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27835">
            <text:p>88.727835</text:p>
          </table:table-cell>
          <table:table-cell office:value-type="float" office:value="96.909971">
            <text:p>96.909971</text:p>
          </table:table-cell>
          <table:table-cell table:formula="of:=[.B1452]-[.C1452]" office:value-type="float" office:value="-8.182136">
            <text:p>-8.182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660478">
            <text:p>124.660478</text:p>
          </table:table-cell>
          <table:table-cell office:value-type="float" office:value="133.042595">
            <text:p>133.042595</text:p>
          </table:table-cell>
          <table:table-cell table:formula="of:=[.B1453]-[.C1453]" office:value-type="float" office:value="-8.38211700000001">
            <text:p>-8.382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46867">
            <text:p>97.246867</text:p>
          </table:table-cell>
          <table:table-cell office:value-type="float" office:value="102.982439">
            <text:p>102.982439</text:p>
          </table:table-cell>
          <table:table-cell table:formula="of:=[.B1454]-[.C1454]" office:value-type="float" office:value="-5.73557200000001">
            <text:p>-5.735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68905">
            <text:p>96.268905</text:p>
          </table:table-cell>
          <table:table-cell office:value-type="float" office:value="103.516714">
            <text:p>103.516714</text:p>
          </table:table-cell>
          <table:table-cell table:formula="of:=[.B1455]-[.C1455]" office:value-type="float" office:value="-7.24780899999999">
            <text:p>-7.247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1.213757">
            <text:p>641.213757</text:p>
          </table:table-cell>
          <table:table-cell office:value-type="float" office:value="670.558187">
            <text:p>670.558187</text:p>
          </table:table-cell>
          <table:table-cell table:formula="of:=[.B1456]-[.C1456]" office:value-type="float" office:value="-29.34443">
            <text:p>-29.34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145268">
            <text:p>70.145268</text:p>
          </table:table-cell>
          <table:table-cell office:value-type="float" office:value="75.907501">
            <text:p>75.907501</text:p>
          </table:table-cell>
          <table:table-cell table:formula="of:=[.B1457]-[.C1457]" office:value-type="float" office:value="-5.762233">
            <text:p>-5.762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629976">
            <text:p>90.629976</text:p>
          </table:table-cell>
          <table:table-cell office:value-type="float" office:value="97.838784">
            <text:p>97.838784</text:p>
          </table:table-cell>
          <table:table-cell table:formula="of:=[.B1458]-[.C1458]" office:value-type="float" office:value="-7.20880800000001">
            <text:p>-7.208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307791">
            <text:p>114.307791</text:p>
          </table:table-cell>
          <table:table-cell office:value-type="float" office:value="123.374234">
            <text:p>123.374234</text:p>
          </table:table-cell>
          <table:table-cell table:formula="of:=[.B1459]-[.C1459]" office:value-type="float" office:value="-9.06644300000001">
            <text:p>-9.066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191586">
            <text:p>47.191586</text:p>
          </table:table-cell>
          <table:table-cell office:value-type="float" office:value="51.187627">
            <text:p>51.187627</text:p>
          </table:table-cell>
          <table:table-cell table:formula="of:=[.B1460]-[.C1460]" office:value-type="float" office:value="-3.996041">
            <text:p>-3.996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6056">
            <text:p>113.56056</text:p>
          </table:table-cell>
          <table:table-cell office:value-type="float" office:value="121.179788">
            <text:p>121.179788</text:p>
          </table:table-cell>
          <table:table-cell table:formula="of:=[.B1461]-[.C1461]" office:value-type="float" office:value="-7.61922800000001">
            <text:p>-7.619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66141">
            <text:p>116.466141</text:p>
          </table:table-cell>
          <table:table-cell office:value-type="float" office:value="122.198962">
            <text:p>122.198962</text:p>
          </table:table-cell>
          <table:table-cell table:formula="of:=[.B1462]-[.C1462]" office:value-type="float" office:value="-5.732821">
            <text:p>-5.732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012466">
            <text:p>116.012466</text:p>
          </table:table-cell>
          <table:table-cell office:value-type="float" office:value="137.669253">
            <text:p>137.669253</text:p>
          </table:table-cell>
          <table:table-cell table:formula="of:=[.B1463]-[.C1463]" office:value-type="float" office:value="-21.656787">
            <text:p>-21.656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903529">
            <text:p>135.903529</text:p>
          </table:table-cell>
          <table:table-cell office:value-type="float" office:value="144.777507">
            <text:p>144.777507</text:p>
          </table:table-cell>
          <table:table-cell table:formula="of:=[.B1464]-[.C1464]" office:value-type="float" office:value="-8.87397800000002">
            <text:p>-8.873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226512">
            <text:p>270.226512</text:p>
          </table:table-cell>
          <table:table-cell office:value-type="float" office:value="278.677253">
            <text:p>278.677253</text:p>
          </table:table-cell>
          <table:table-cell table:formula="of:=[.B1465]-[.C1465]" office:value-type="float" office:value="-8.45074099999999">
            <text:p>-8.450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412612">
            <text:p>75.412612</text:p>
          </table:table-cell>
          <table:table-cell office:value-type="float" office:value="79.22541">
            <text:p>79.22541</text:p>
          </table:table-cell>
          <table:table-cell table:formula="of:=[.B1466]-[.C1466]" office:value-type="float" office:value="-3.812798">
            <text:p>-3.812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59641">
            <text:p>97.259641</text:p>
          </table:table-cell>
          <table:table-cell office:value-type="float" office:value="120.123961">
            <text:p>120.123961</text:p>
          </table:table-cell>
          <table:table-cell table:formula="of:=[.B1467]-[.C1467]" office:value-type="float" office:value="-22.86432">
            <text:p>-22.86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546891">
            <text:p>141.546891</text:p>
          </table:table-cell>
          <table:table-cell office:value-type="float" office:value="153.126562">
            <text:p>153.126562</text:p>
          </table:table-cell>
          <table:table-cell table:formula="of:=[.B1468]-[.C1468]" office:value-type="float" office:value="-11.579671">
            <text:p>-11.579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78292">
            <text:p>78.378292</text:p>
          </table:table-cell>
          <table:table-cell office:value-type="float" office:value="81.617569">
            <text:p>81.617569</text:p>
          </table:table-cell>
          <table:table-cell table:formula="of:=[.B1469]-[.C1469]" office:value-type="float" office:value="-3.239277">
            <text:p>-3.239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025738">
            <text:p>210.025738</text:p>
          </table:table-cell>
          <table:table-cell office:value-type="float" office:value="217.466514">
            <text:p>217.466514</text:p>
          </table:table-cell>
          <table:table-cell table:formula="of:=[.B1470]-[.C1470]" office:value-type="float" office:value="-7.440776">
            <text:p>-7.4407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23425">
            <text:p>82.023425</text:p>
          </table:table-cell>
          <table:table-cell office:value-type="float" office:value="84.679862">
            <text:p>84.679862</text:p>
          </table:table-cell>
          <table:table-cell table:formula="of:=[.B1471]-[.C1471]" office:value-type="float" office:value="-2.656437">
            <text:p>-2.656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072436">
            <text:p>33.072436</text:p>
          </table:table-cell>
          <table:table-cell office:value-type="float" office:value="34.607114">
            <text:p>34.607114</text:p>
          </table:table-cell>
          <table:table-cell table:formula="of:=[.B1472]-[.C1472]" office:value-type="float" office:value="-1.534678">
            <text:p>-1.534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878598">
            <text:p>140.878598</text:p>
          </table:table-cell>
          <table:table-cell office:value-type="float" office:value="149.45642">
            <text:p>149.45642</text:p>
          </table:table-cell>
          <table:table-cell table:formula="of:=[.B1473]-[.C1473]" office:value-type="float" office:value="-8.577822">
            <text:p>-8.577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11154">
            <text:p>38.11154</text:p>
          </table:table-cell>
          <table:table-cell office:value-type="float" office:value="39.301804">
            <text:p>39.301804</text:p>
          </table:table-cell>
          <table:table-cell table:formula="of:=[.B1474]-[.C1474]" office:value-type="float" office:value="-1.190264">
            <text:p>-1.190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9472">
            <text:p>131.59472</text:p>
          </table:table-cell>
          <table:table-cell office:value-type="float" office:value="149.72022">
            <text:p>149.72022</text:p>
          </table:table-cell>
          <table:table-cell table:formula="of:=[.B1475]-[.C1475]" office:value-type="float" office:value="-18.1255">
            <text:p>-18.1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28457">
            <text:p>93.428457</text:p>
          </table:table-cell>
          <table:table-cell office:value-type="float" office:value="99.501652">
            <text:p>99.501652</text:p>
          </table:table-cell>
          <table:table-cell table:formula="of:=[.B1476]-[.C1476]" office:value-type="float" office:value="-6.07319500000001">
            <text:p>-6.073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720123">
            <text:p>175.720123</text:p>
          </table:table-cell>
          <table:table-cell office:value-type="float" office:value="210.946049">
            <text:p>210.946049</text:p>
          </table:table-cell>
          <table:table-cell table:formula="of:=[.B1477]-[.C1477]" office:value-type="float" office:value="-35.225926">
            <text:p>-35.225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588477">
            <text:p>165.588477</text:p>
          </table:table-cell>
          <table:table-cell office:value-type="float" office:value="177.72212">
            <text:p>177.72212</text:p>
          </table:table-cell>
          <table:table-cell table:formula="of:=[.B1478]-[.C1478]" office:value-type="float" office:value="-12.133643">
            <text:p>-12.133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4.123248">
            <text:p>744.123248</text:p>
          </table:table-cell>
          <table:table-cell office:value-type="float" office:value="861.196355">
            <text:p>861.196355</text:p>
          </table:table-cell>
          <table:table-cell table:formula="of:=[.B1479]-[.C1479]" office:value-type="float" office:value="-117.073107">
            <text:p>-117.073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60509">
            <text:p>108.460509</text:p>
          </table:table-cell>
          <table:table-cell office:value-type="float" office:value="144.555672">
            <text:p>144.555672</text:p>
          </table:table-cell>
          <table:table-cell table:formula="of:=[.B1480]-[.C1480]" office:value-type="float" office:value="-36.095163">
            <text:p>-36.095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395734">
            <text:p>27.395734</text:p>
          </table:table-cell>
          <table:table-cell office:value-type="float" office:value="28.529071">
            <text:p>28.529071</text:p>
          </table:table-cell>
          <table:table-cell table:formula="of:=[.B1481]-[.C1481]" office:value-type="float" office:value="-1.133337">
            <text:p>-1.133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02083">
            <text:p>119.402083</text:p>
          </table:table-cell>
          <table:table-cell office:value-type="float" office:value="143.166094">
            <text:p>143.166094</text:p>
          </table:table-cell>
          <table:table-cell table:formula="of:=[.B1482]-[.C1482]" office:value-type="float" office:value="-23.764011">
            <text:p>-23.764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.787754">
            <text:p>372.787754</text:p>
          </table:table-cell>
          <table:table-cell office:value-type="float" office:value="597.778104">
            <text:p>597.778104</text:p>
          </table:table-cell>
          <table:table-cell table:formula="of:=[.B1483]-[.C1483]" office:value-type="float" office:value="-224.99035">
            <text:p>-224.99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491128">
            <text:p>331.491128</text:p>
          </table:table-cell>
          <table:table-cell office:value-type="float" office:value="387.683249">
            <text:p>387.683249</text:p>
          </table:table-cell>
          <table:table-cell table:formula="of:=[.B1484]-[.C1484]" office:value-type="float" office:value="-56.192121">
            <text:p>-56.192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12089">
            <text:p>111.512089</text:p>
          </table:table-cell>
          <table:table-cell office:value-type="float" office:value="124.353152">
            <text:p>124.353152</text:p>
          </table:table-cell>
          <table:table-cell table:formula="of:=[.B1485]-[.C1485]" office:value-type="float" office:value="-12.841063">
            <text:p>-12.841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618342">
            <text:p>175.618342</text:p>
          </table:table-cell>
          <table:table-cell office:value-type="float" office:value="221.816706">
            <text:p>221.816706</text:p>
          </table:table-cell>
          <table:table-cell table:formula="of:=[.B1486]-[.C1486]" office:value-type="float" office:value="-46.198364">
            <text:p>-46.198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16479">
            <text:p>137.16479</text:p>
          </table:table-cell>
          <table:table-cell office:value-type="float" office:value="153.468899">
            <text:p>153.468899</text:p>
          </table:table-cell>
          <table:table-cell table:formula="of:=[.B1487]-[.C1487]" office:value-type="float" office:value="-16.304109">
            <text:p>-16.304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177917">
            <text:p>231.177917</text:p>
          </table:table-cell>
          <table:table-cell office:value-type="float" office:value="279.697338">
            <text:p>279.697338</text:p>
          </table:table-cell>
          <table:table-cell table:formula="of:=[.B1488]-[.C1488]" office:value-type="float" office:value="-48.519421">
            <text:p>-48.519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320841">
            <text:p>61.320841</text:p>
          </table:table-cell>
          <table:table-cell office:value-type="float" office:value="67.857223">
            <text:p>67.857223</text:p>
          </table:table-cell>
          <table:table-cell table:formula="of:=[.B1489]-[.C1489]" office:value-type="float" office:value="-6.536382">
            <text:p>-6.536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69801">
            <text:p>41.069801</text:p>
          </table:table-cell>
          <table:table-cell office:value-type="float" office:value="43.420723">
            <text:p>43.420723</text:p>
          </table:table-cell>
          <table:table-cell table:formula="of:=[.B1490]-[.C1490]" office:value-type="float" office:value="-2.350922">
            <text:p>-2.350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195289">
            <text:p>279.195289</text:p>
          </table:table-cell>
          <table:table-cell office:value-type="float" office:value="289.139944">
            <text:p>289.139944</text:p>
          </table:table-cell>
          <table:table-cell table:formula="of:=[.B1491]-[.C1491]" office:value-type="float" office:value="-9.94465500000001">
            <text:p>-9.944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692706">
            <text:p>215.692706</text:p>
          </table:table-cell>
          <table:table-cell office:value-type="float" office:value="236.029408">
            <text:p>236.029408</text:p>
          </table:table-cell>
          <table:table-cell table:formula="of:=[.B1492]-[.C1492]" office:value-type="float" office:value="-20.336702">
            <text:p>-20.336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12168">
            <text:p>133.112168</text:p>
          </table:table-cell>
          <table:table-cell office:value-type="float" office:value="160.359348">
            <text:p>160.359348</text:p>
          </table:table-cell>
          <table:table-cell table:formula="of:=[.B1493]-[.C1493]" office:value-type="float" office:value="-27.24718">
            <text:p>-27.24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114624">
            <text:p>184.114624</text:p>
          </table:table-cell>
          <table:table-cell office:value-type="float" office:value="193.000618">
            <text:p>193.000618</text:p>
          </table:table-cell>
          <table:table-cell table:formula="of:=[.B1494]-[.C1494]" office:value-type="float" office:value="-8.88599400000001">
            <text:p>-8.885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64305">
            <text:p>64.664305</text:p>
          </table:table-cell>
          <table:table-cell office:value-type="float" office:value="70.119514">
            <text:p>70.119514</text:p>
          </table:table-cell>
          <table:table-cell table:formula="of:=[.B1495]-[.C1495]" office:value-type="float" office:value="-5.455209">
            <text:p>-5.455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80478">
            <text:p>103.80478</text:p>
          </table:table-cell>
          <table:table-cell office:value-type="float" office:value="114.097232">
            <text:p>114.097232</text:p>
          </table:table-cell>
          <table:table-cell table:formula="of:=[.B1496]-[.C1496]" office:value-type="float" office:value="-10.292452">
            <text:p>-10.292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883684">
            <text:p>254.883684</text:p>
          </table:table-cell>
          <table:table-cell office:value-type="float" office:value="300.259765">
            <text:p>300.259765</text:p>
          </table:table-cell>
          <table:table-cell table:formula="of:=[.B1497]-[.C1497]" office:value-type="float" office:value="-45.376081">
            <text:p>-45.376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26236">
            <text:p>89.126236</text:p>
          </table:table-cell>
          <table:table-cell office:value-type="float" office:value="96.438022">
            <text:p>96.438022</text:p>
          </table:table-cell>
          <table:table-cell table:formula="of:=[.B1498]-[.C1498]" office:value-type="float" office:value="-7.311786">
            <text:p>-7.311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038608">
            <text:p>180.038608</text:p>
          </table:table-cell>
          <table:table-cell office:value-type="float" office:value="185.893645">
            <text:p>185.893645</text:p>
          </table:table-cell>
          <table:table-cell table:formula="of:=[.B1499]-[.C1499]" office:value-type="float" office:value="-5.85503699999998">
            <text:p>-5.855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.793456">
            <text:p>268.793456</text:p>
          </table:table-cell>
          <table:table-cell office:value-type="float" office:value="413.390283">
            <text:p>413.390283</text:p>
          </table:table-cell>
          <table:table-cell table:formula="of:=[.B1500]-[.C1500]" office:value-type="float" office:value="-144.596827">
            <text:p>-144.596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52651">
            <text:p>79.252651</text:p>
          </table:table-cell>
          <table:table-cell office:value-type="float" office:value="87.406761">
            <text:p>87.406761</text:p>
          </table:table-cell>
          <table:table-cell table:formula="of:=[.B1501]-[.C1501]" office:value-type="float" office:value="-8.15411">
            <text:p>-8.15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76365">
            <text:p>104.176365</text:p>
          </table:table-cell>
          <table:table-cell office:value-type="float" office:value="106.156237">
            <text:p>106.156237</text:p>
          </table:table-cell>
          <table:table-cell table:formula="of:=[.B1502]-[.C1502]" office:value-type="float" office:value="-1.979872">
            <text:p>-1.979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38999">
            <text:p>48.438999</text:p>
          </table:table-cell>
          <table:table-cell office:value-type="float" office:value="51.156468">
            <text:p>51.156468</text:p>
          </table:table-cell>
          <table:table-cell table:formula="of:=[.B1503]-[.C1503]" office:value-type="float" office:value="-2.71746899999999">
            <text:p>-2.717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205863">
            <text:p>76.205863</text:p>
          </table:table-cell>
          <table:table-cell office:value-type="float" office:value="81.406571">
            <text:p>81.406571</text:p>
          </table:table-cell>
          <table:table-cell table:formula="of:=[.B1504]-[.C1504]" office:value-type="float" office:value="-5.20070800000001">
            <text:p>-5.200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818712">
            <text:p>128.818712</text:p>
          </table:table-cell>
          <table:table-cell office:value-type="float" office:value="134.112429">
            <text:p>134.112429</text:p>
          </table:table-cell>
          <table:table-cell table:formula="of:=[.B1505]-[.C1505]" office:value-type="float" office:value="-5.29371699999999">
            <text:p>-5.293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12819">
            <text:p>97.512819</text:p>
          </table:table-cell>
          <table:table-cell office:value-type="float" office:value="101.686538">
            <text:p>101.686538</text:p>
          </table:table-cell>
          <table:table-cell table:formula="of:=[.B1506]-[.C1506]" office:value-type="float" office:value="-4.17371900000001">
            <text:p>-4.173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891308">
            <text:p>28.891308</text:p>
          </table:table-cell>
          <table:table-cell office:value-type="float" office:value="30.643343">
            <text:p>30.643343</text:p>
          </table:table-cell>
          <table:table-cell table:formula="of:=[.B1507]-[.C1507]" office:value-type="float" office:value="-1.752035">
            <text:p>-1.752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47627">
            <text:p>89.247627</text:p>
          </table:table-cell>
          <table:table-cell office:value-type="float" office:value="101.704755">
            <text:p>101.704755</text:p>
          </table:table-cell>
          <table:table-cell table:formula="of:=[.B1508]-[.C1508]" office:value-type="float" office:value="-12.457128">
            <text:p>-12.457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75344">
            <text:p>114.075344</text:p>
          </table:table-cell>
          <table:table-cell office:value-type="float" office:value="122.638047">
            <text:p>122.638047</text:p>
          </table:table-cell>
          <table:table-cell table:formula="of:=[.B1509]-[.C1509]" office:value-type="float" office:value="-8.562703">
            <text:p>-8.562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3.858581">
            <text:p>423.858581</text:p>
          </table:table-cell>
          <table:table-cell office:value-type="float" office:value="438.223346">
            <text:p>438.223346</text:p>
          </table:table-cell>
          <table:table-cell table:formula="of:=[.B1510]-[.C1510]" office:value-type="float" office:value="-14.364765">
            <text:p>-14.364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479173">
            <text:p>155.479173</text:p>
          </table:table-cell>
          <table:table-cell office:value-type="float" office:value="163.793093">
            <text:p>163.793093</text:p>
          </table:table-cell>
          <table:table-cell table:formula="of:=[.B1511]-[.C1511]" office:value-type="float" office:value="-8.31392">
            <text:p>-8.31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.521496">
            <text:p>294.521496</text:p>
          </table:table-cell>
          <table:table-cell office:value-type="float" office:value="305.895646">
            <text:p>305.895646</text:p>
          </table:table-cell>
          <table:table-cell table:formula="of:=[.B1512]-[.C1512]" office:value-type="float" office:value="-11.37415">
            <text:p>-11.37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309057">
            <text:p>141.309057</text:p>
          </table:table-cell>
          <table:table-cell office:value-type="float" office:value="165.773137">
            <text:p>165.773137</text:p>
          </table:table-cell>
          <table:table-cell table:formula="of:=[.B1513]-[.C1513]" office:value-type="float" office:value="-24.46408">
            <text:p>-24.46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.181864">
            <text:p>309.181864</text:p>
          </table:table-cell>
          <table:table-cell office:value-type="float" office:value="333.159782">
            <text:p>333.159782</text:p>
          </table:table-cell>
          <table:table-cell table:formula="of:=[.B1514]-[.C1514]" office:value-type="float" office:value="-23.977918">
            <text:p>-23.977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542982">
            <text:p>55.542982</text:p>
          </table:table-cell>
          <table:table-cell office:value-type="float" office:value="58.285467">
            <text:p>58.285467</text:p>
          </table:table-cell>
          <table:table-cell table:formula="of:=[.B1515]-[.C1515]" office:value-type="float" office:value="-2.74248499999999">
            <text:p>-2.742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442655">
            <text:p>195.442655</text:p>
          </table:table-cell>
          <table:table-cell office:value-type="float" office:value="236.994606">
            <text:p>236.994606</text:p>
          </table:table-cell>
          <table:table-cell table:formula="of:=[.B1516]-[.C1516]" office:value-type="float" office:value="-41.551951">
            <text:p>-41.551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13069">
            <text:p>108.13069</text:p>
          </table:table-cell>
          <table:table-cell office:value-type="float" office:value="113.806628">
            <text:p>113.806628</text:p>
          </table:table-cell>
          <table:table-cell table:formula="of:=[.B1517]-[.C1517]" office:value-type="float" office:value="-5.675938">
            <text:p>-5.675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691619">
            <text:p>48.691619</text:p>
          </table:table-cell>
          <table:table-cell office:value-type="float" office:value="51.263532">
            <text:p>51.263532</text:p>
          </table:table-cell>
          <table:table-cell table:formula="of:=[.B1518]-[.C1518]" office:value-type="float" office:value="-2.57191299999999">
            <text:p>-2.571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7001">
            <text:p>157.37001</text:p>
          </table:table-cell>
          <table:table-cell office:value-type="float" office:value="171.907653">
            <text:p>171.907653</text:p>
          </table:table-cell>
          <table:table-cell table:formula="of:=[.B1519]-[.C1519]" office:value-type="float" office:value="-14.537643">
            <text:p>-14.537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855717">
            <text:p>201.855717</text:p>
          </table:table-cell>
          <table:table-cell office:value-type="float" office:value="206.102767">
            <text:p>206.102767</text:p>
          </table:table-cell>
          <table:table-cell table:formula="of:=[.B1520]-[.C1520]" office:value-type="float" office:value="-4.24705">
            <text:p>-4.24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142453">
            <text:p>167.142453</text:p>
          </table:table-cell>
          <table:table-cell office:value-type="float" office:value="179.749293">
            <text:p>179.749293</text:p>
          </table:table-cell>
          <table:table-cell table:formula="of:=[.B1521]-[.C1521]" office:value-type="float" office:value="-12.60684">
            <text:p>-12.60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118397">
            <text:p>43.118397</text:p>
          </table:table-cell>
          <table:table-cell office:value-type="float" office:value="45.206047">
            <text:p>45.206047</text:p>
          </table:table-cell>
          <table:table-cell table:formula="of:=[.B1522]-[.C1522]" office:value-type="float" office:value="-2.08765">
            <text:p>-2.08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24388">
            <text:p>87.624388</text:p>
          </table:table-cell>
          <table:table-cell office:value-type="float" office:value="97.780033">
            <text:p>97.780033</text:p>
          </table:table-cell>
          <table:table-cell table:formula="of:=[.B1523]-[.C1523]" office:value-type="float" office:value="-10.155645">
            <text:p>-10.155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81076">
            <text:p>75.581076</text:p>
          </table:table-cell>
          <table:table-cell office:value-type="float" office:value="79.845348">
            <text:p>79.845348</text:p>
          </table:table-cell>
          <table:table-cell table:formula="of:=[.B1524]-[.C1524]" office:value-type="float" office:value="-4.26427200000001">
            <text:p>-4.264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863162">
            <text:p>47.863162</text:p>
          </table:table-cell>
          <table:table-cell office:value-type="float" office:value="50.156059">
            <text:p>50.156059</text:p>
          </table:table-cell>
          <table:table-cell table:formula="of:=[.B1525]-[.C1525]" office:value-type="float" office:value="-2.292897">
            <text:p>-2.292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69906">
            <text:p>97.969906</text:p>
          </table:table-cell>
          <table:table-cell office:value-type="float" office:value="103.061307">
            <text:p>103.061307</text:p>
          </table:table-cell>
          <table:table-cell table:formula="of:=[.B1526]-[.C1526]" office:value-type="float" office:value="-5.09140100000001">
            <text:p>-5.091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7.671109">
            <text:p>427.671109</text:p>
          </table:table-cell>
          <table:table-cell office:value-type="float" office:value="465.974827">
            <text:p>465.974827</text:p>
          </table:table-cell>
          <table:table-cell table:formula="of:=[.B1527]-[.C1527]" office:value-type="float" office:value="-38.303718">
            <text:p>-38.303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975807">
            <text:p>116.975807</text:p>
          </table:table-cell>
          <table:table-cell office:value-type="float" office:value="130.601681">
            <text:p>130.601681</text:p>
          </table:table-cell>
          <table:table-cell table:formula="of:=[.B1528]-[.C1528]" office:value-type="float" office:value="-13.625874">
            <text:p>-13.625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216057">
            <text:p>171.216057</text:p>
          </table:table-cell>
          <table:table-cell office:value-type="float" office:value="187.997474">
            <text:p>187.997474</text:p>
          </table:table-cell>
          <table:table-cell table:formula="of:=[.B1529]-[.C1529]" office:value-type="float" office:value="-16.781417">
            <text:p>-16.781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729649">
            <text:p>62.729649</text:p>
          </table:table-cell>
          <table:table-cell office:value-type="float" office:value="65.555152">
            <text:p>65.555152</text:p>
          </table:table-cell>
          <table:table-cell table:formula="of:=[.B1530]-[.C1530]" office:value-type="float" office:value="-2.825503">
            <text:p>-2.825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95607">
            <text:p>93.495607</text:p>
          </table:table-cell>
          <table:table-cell office:value-type="float" office:value="102.146537">
            <text:p>102.146537</text:p>
          </table:table-cell>
          <table:table-cell table:formula="of:=[.B1531]-[.C1531]" office:value-type="float" office:value="-8.65092999999999">
            <text:p>-8.65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736691">
            <text:p>219.736691</text:p>
          </table:table-cell>
          <table:table-cell office:value-type="float" office:value="252.361758">
            <text:p>252.361758</text:p>
          </table:table-cell>
          <table:table-cell table:formula="of:=[.B1532]-[.C1532]" office:value-type="float" office:value="-32.625067">
            <text:p>-32.625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181836">
            <text:p>139.181836</text:p>
          </table:table-cell>
          <table:table-cell office:value-type="float" office:value="170.656882">
            <text:p>170.656882</text:p>
          </table:table-cell>
          <table:table-cell table:formula="of:=[.B1533]-[.C1533]" office:value-type="float" office:value="-31.475046">
            <text:p>-31.475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744124">
            <text:p>212.744124</text:p>
          </table:table-cell>
          <table:table-cell office:value-type="float" office:value="224.675401">
            <text:p>224.675401</text:p>
          </table:table-cell>
          <table:table-cell table:formula="of:=[.B1534]-[.C1534]" office:value-type="float" office:value="-11.931277">
            <text:p>-11.931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262673">
            <text:p>40.262673</text:p>
          </table:table-cell>
          <table:table-cell office:value-type="float" office:value="42.583605">
            <text:p>42.583605</text:p>
          </table:table-cell>
          <table:table-cell table:formula="of:=[.B1535]-[.C1535]" office:value-type="float" office:value="-2.320932">
            <text:p>-2.320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6.483086">
            <text:p>426.483086</text:p>
          </table:table-cell>
          <table:table-cell office:value-type="float" office:value="468.599594">
            <text:p>468.599594</text:p>
          </table:table-cell>
          <table:table-cell table:formula="of:=[.B1536]-[.C1536]" office:value-type="float" office:value="-42.116508">
            <text:p>-42.116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450583">
            <text:p>68.450583</text:p>
          </table:table-cell>
          <table:table-cell office:value-type="float" office:value="70.603295">
            <text:p>70.603295</text:p>
          </table:table-cell>
          <table:table-cell table:formula="of:=[.B1537]-[.C1537]" office:value-type="float" office:value="-2.15271200000001">
            <text:p>-2.152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94295">
            <text:p>91.694295</text:p>
          </table:table-cell>
          <table:table-cell office:value-type="float" office:value="114.211109">
            <text:p>114.211109</text:p>
          </table:table-cell>
          <table:table-cell table:formula="of:=[.B1538]-[.C1538]" office:value-type="float" office:value="-22.516814">
            <text:p>-22.516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531567">
            <text:p>240.531567</text:p>
          </table:table-cell>
          <table:table-cell office:value-type="float" office:value="256.981063">
            <text:p>256.981063</text:p>
          </table:table-cell>
          <table:table-cell table:formula="of:=[.B1539]-[.C1539]" office:value-type="float" office:value="-16.449496">
            <text:p>-16.449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23057">
            <text:p>90.823057</text:p>
          </table:table-cell>
          <table:table-cell office:value-type="float" office:value="96.446029">
            <text:p>96.446029</text:p>
          </table:table-cell>
          <table:table-cell table:formula="of:=[.B1540]-[.C1540]" office:value-type="float" office:value="-5.62297199999999">
            <text:p>-5.622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935768">
            <text:p>119.935768</text:p>
          </table:table-cell>
          <table:table-cell office:value-type="float" office:value="131.528335">
            <text:p>131.528335</text:p>
          </table:table-cell>
          <table:table-cell table:formula="of:=[.B1541]-[.C1541]" office:value-type="float" office:value="-11.592567">
            <text:p>-11.592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.572842">
            <text:p>268.572842</text:p>
          </table:table-cell>
          <table:table-cell office:value-type="float" office:value="316.23088">
            <text:p>316.23088</text:p>
          </table:table-cell>
          <table:table-cell table:formula="of:=[.B1542]-[.C1542]" office:value-type="float" office:value="-47.658038">
            <text:p>-47.658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207918">
            <text:p>56.207918</text:p>
          </table:table-cell>
          <table:table-cell office:value-type="float" office:value="56.527737">
            <text:p>56.527737</text:p>
          </table:table-cell>
          <table:table-cell table:formula="of:=[.B1543]-[.C1543]" office:value-type="float" office:value="-0.319819000000003">
            <text:p>-0.319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983007">
            <text:p>155.983007</text:p>
          </table:table-cell>
          <table:table-cell office:value-type="float" office:value="171.160118">
            <text:p>171.160118</text:p>
          </table:table-cell>
          <table:table-cell table:formula="of:=[.B1544]-[.C1544]" office:value-type="float" office:value="-15.177111">
            <text:p>-15.177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17054">
            <text:p>66.617054</text:p>
          </table:table-cell>
          <table:table-cell office:value-type="float" office:value="72.425386">
            <text:p>72.425386</text:p>
          </table:table-cell>
          <table:table-cell table:formula="of:=[.B1545]-[.C1545]" office:value-type="float" office:value="-5.80833200000001">
            <text:p>-5.808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081965">
            <text:p>117.081965</text:p>
          </table:table-cell>
          <table:table-cell office:value-type="float" office:value="133.225165">
            <text:p>133.225165</text:p>
          </table:table-cell>
          <table:table-cell table:formula="of:=[.B1546]-[.C1546]" office:value-type="float" office:value="-16.1432">
            <text:p>-16.1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428544">
            <text:p>37.428544</text:p>
          </table:table-cell>
          <table:table-cell office:value-type="float" office:value="40.884477">
            <text:p>40.884477</text:p>
          </table:table-cell>
          <table:table-cell table:formula="of:=[.B1547]-[.C1547]" office:value-type="float" office:value="-3.45593299999999">
            <text:p>-3.455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114642">
            <text:p>164.114642</text:p>
          </table:table-cell>
          <table:table-cell office:value-type="float" office:value="178.280427">
            <text:p>178.280427</text:p>
          </table:table-cell>
          <table:table-cell table:formula="of:=[.B1548]-[.C1548]" office:value-type="float" office:value="-14.165785">
            <text:p>-14.165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28709">
            <text:p>69.028709</text:p>
          </table:table-cell>
          <table:table-cell office:value-type="float" office:value="73.232563">
            <text:p>73.232563</text:p>
          </table:table-cell>
          <table:table-cell table:formula="of:=[.B1549]-[.C1549]" office:value-type="float" office:value="-4.20385399999999">
            <text:p>-4.203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39611">
            <text:p>288.39611</text:p>
          </table:table-cell>
          <table:table-cell office:value-type="float" office:value="308.742591">
            <text:p>308.742591</text:p>
          </table:table-cell>
          <table:table-cell table:formula="of:=[.B1550]-[.C1550]" office:value-type="float" office:value="-20.346481">
            <text:p>-20.346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557849">
            <text:p>30.557849</text:p>
          </table:table-cell>
          <table:table-cell office:value-type="float" office:value="30.957766">
            <text:p>30.957766</text:p>
          </table:table-cell>
          <table:table-cell table:formula="of:=[.B1551]-[.C1551]" office:value-type="float" office:value="-0.399916999999999">
            <text:p>-0.399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29024">
            <text:p>99.629024</text:p>
          </table:table-cell>
          <table:table-cell office:value-type="float" office:value="106.393626">
            <text:p>106.393626</text:p>
          </table:table-cell>
          <table:table-cell table:formula="of:=[.B1552]-[.C1552]" office:value-type="float" office:value="-6.764602">
            <text:p>-6.764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765361">
            <text:p>98.765361</text:p>
          </table:table-cell>
          <table:table-cell office:value-type="float" office:value="102.770661">
            <text:p>102.770661</text:p>
          </table:table-cell>
          <table:table-cell table:formula="of:=[.B1553]-[.C1553]" office:value-type="float" office:value="-4.00530000000001">
            <text:p>-4.0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659921">
            <text:p>157.659921</text:p>
          </table:table-cell>
          <table:table-cell office:value-type="float" office:value="166.991143">
            <text:p>166.991143</text:p>
          </table:table-cell>
          <table:table-cell table:formula="of:=[.B1554]-[.C1554]" office:value-type="float" office:value="-9.331222">
            <text:p>-9.331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79693">
            <text:p>83.079693</text:p>
          </table:table-cell>
          <table:table-cell office:value-type="float" office:value="88.524635">
            <text:p>88.524635</text:p>
          </table:table-cell>
          <table:table-cell table:formula="of:=[.B1555]-[.C1555]" office:value-type="float" office:value="-5.444942">
            <text:p>-5.444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10434">
            <text:p>102.810434</text:p>
          </table:table-cell>
          <table:table-cell office:value-type="float" office:value="113.091436">
            <text:p>113.091436</text:p>
          </table:table-cell>
          <table:table-cell table:formula="of:=[.B1556]-[.C1556]" office:value-type="float" office:value="-10.281002">
            <text:p>-10.281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600772">
            <text:p>41.600772</text:p>
          </table:table-cell>
          <table:table-cell office:value-type="float" office:value="44.063139">
            <text:p>44.063139</text:p>
          </table:table-cell>
          <table:table-cell table:formula="of:=[.B1557]-[.C1557]" office:value-type="float" office:value="-2.462367">
            <text:p>-2.462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958996">
            <text:p>32.958996</text:p>
          </table:table-cell>
          <table:table-cell office:value-type="float" office:value="33.275634">
            <text:p>33.275634</text:p>
          </table:table-cell>
          <table:table-cell table:formula="of:=[.B1558]-[.C1558]" office:value-type="float" office:value="-0.316637999999998">
            <text:p>-0.316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41925">
            <text:p>63.641925</text:p>
          </table:table-cell>
          <table:table-cell office:value-type="float" office:value="62.748766">
            <text:p>62.748766</text:p>
          </table:table-cell>
          <table:table-cell table:formula="of:=[.B1559]-[.C1559]" office:value-type="float" office:value="0.893158999999997">
            <text:p>0.893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86064">
            <text:p>84.386064</text:p>
          </table:table-cell>
          <table:table-cell office:value-type="float" office:value="91.459566">
            <text:p>91.459566</text:p>
          </table:table-cell>
          <table:table-cell table:formula="of:=[.B1560]-[.C1560]" office:value-type="float" office:value="-7.07350199999999">
            <text:p>-7.073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17497">
            <text:p>120.317497</text:p>
          </table:table-cell>
          <table:table-cell office:value-type="float" office:value="130.131526">
            <text:p>130.131526</text:p>
          </table:table-cell>
          <table:table-cell table:formula="of:=[.B1561]-[.C1561]" office:value-type="float" office:value="-9.81402900000001">
            <text:p>-9.814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39457">
            <text:p>105.739457</text:p>
          </table:table-cell>
          <table:table-cell office:value-type="float" office:value="114.097015">
            <text:p>114.097015</text:p>
          </table:table-cell>
          <table:table-cell table:formula="of:=[.B1562]-[.C1562]" office:value-type="float" office:value="-8.357558">
            <text:p>-8.357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64396">
            <text:p>50.264396</text:p>
          </table:table-cell>
          <table:table-cell office:value-type="float" office:value="52.516591">
            <text:p>52.516591</text:p>
          </table:table-cell>
          <table:table-cell table:formula="of:=[.B1563]-[.C1563]" office:value-type="float" office:value="-2.252195">
            <text:p>-2.252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131431">
            <text:p>209.131431</text:p>
          </table:table-cell>
          <table:table-cell office:value-type="float" office:value="218.091269">
            <text:p>218.091269</text:p>
          </table:table-cell>
          <table:table-cell table:formula="of:=[.B1564]-[.C1564]" office:value-type="float" office:value="-8.95983800000002">
            <text:p>-8.959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5.509035">
            <text:p>385.509035</text:p>
          </table:table-cell>
          <table:table-cell office:value-type="float" office:value="415.768715">
            <text:p>415.768715</text:p>
          </table:table-cell>
          <table:table-cell table:formula="of:=[.B1565]-[.C1565]" office:value-type="float" office:value="-30.25968">
            <text:p>-30.25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94641">
            <text:p>69.094641</text:p>
          </table:table-cell>
          <table:table-cell office:value-type="float" office:value="74.827544">
            <text:p>74.827544</text:p>
          </table:table-cell>
          <table:table-cell table:formula="of:=[.B1566]-[.C1566]" office:value-type="float" office:value="-5.73290300000001">
            <text:p>-5.732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39243">
            <text:p>92.339243</text:p>
          </table:table-cell>
          <table:table-cell office:value-type="float" office:value="99.296735">
            <text:p>99.296735</text:p>
          </table:table-cell>
          <table:table-cell table:formula="of:=[.B1567]-[.C1567]" office:value-type="float" office:value="-6.957492">
            <text:p>-6.957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58384">
            <text:p>157.58384</text:p>
          </table:table-cell>
          <table:table-cell office:value-type="float" office:value="169.066428">
            <text:p>169.066428</text:p>
          </table:table-cell>
          <table:table-cell table:formula="of:=[.B1568]-[.C1568]" office:value-type="float" office:value="-11.482588">
            <text:p>-11.482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411198">
            <text:p>105.411198</text:p>
          </table:table-cell>
          <table:table-cell office:value-type="float" office:value="108.510514">
            <text:p>108.510514</text:p>
          </table:table-cell>
          <table:table-cell table:formula="of:=[.B1569]-[.C1569]" office:value-type="float" office:value="-3.099316">
            <text:p>-3.099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68026">
            <text:p>45.868026</text:p>
          </table:table-cell>
          <table:table-cell office:value-type="float" office:value="50.224658">
            <text:p>50.224658</text:p>
          </table:table-cell>
          <table:table-cell table:formula="of:=[.B1570]-[.C1570]" office:value-type="float" office:value="-4.356632">
            <text:p>-4.356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.296356">
            <text:p>320.296356</text:p>
          </table:table-cell>
          <table:table-cell office:value-type="float" office:value="339.228973">
            <text:p>339.228973</text:p>
          </table:table-cell>
          <table:table-cell table:formula="of:=[.B1571]-[.C1571]" office:value-type="float" office:value="-18.932617">
            <text:p>-18.932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795316">
            <text:p>169.795316</text:p>
          </table:table-cell>
          <table:table-cell office:value-type="float" office:value="185.83076">
            <text:p>185.83076</text:p>
          </table:table-cell>
          <table:table-cell table:formula="of:=[.B1572]-[.C1572]" office:value-type="float" office:value="-16.035444">
            <text:p>-16.035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068636">
            <text:p>155.068636</text:p>
          </table:table-cell>
          <table:table-cell office:value-type="float" office:value="164.417289">
            <text:p>164.417289</text:p>
          </table:table-cell>
          <table:table-cell table:formula="of:=[.B1573]-[.C1573]" office:value-type="float" office:value="-9.34865300000001">
            <text:p>-9.348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95557">
            <text:p>152.895557</text:p>
          </table:table-cell>
          <table:table-cell office:value-type="float" office:value="176.2382">
            <text:p>176.2382</text:p>
          </table:table-cell>
          <table:table-cell table:formula="of:=[.B1574]-[.C1574]" office:value-type="float" office:value="-23.342643">
            <text:p>-23.342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645448">
            <text:p>125.645448</text:p>
          </table:table-cell>
          <table:table-cell office:value-type="float" office:value="139.909639">
            <text:p>139.909639</text:p>
          </table:table-cell>
          <table:table-cell table:formula="of:=[.B1575]-[.C1575]" office:value-type="float" office:value="-14.264191">
            <text:p>-14.264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758192">
            <text:p>271.758192</text:p>
          </table:table-cell>
          <table:table-cell office:value-type="float" office:value="290.664786">
            <text:p>290.664786</text:p>
          </table:table-cell>
          <table:table-cell table:formula="of:=[.B1576]-[.C1576]" office:value-type="float" office:value="-18.906594">
            <text:p>-18.906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97984">
            <text:p>80.397984</text:p>
          </table:table-cell>
          <table:table-cell office:value-type="float" office:value="94.241595">
            <text:p>94.241595</text:p>
          </table:table-cell>
          <table:table-cell table:formula="of:=[.B1577]-[.C1577]" office:value-type="float" office:value="-13.843611">
            <text:p>-13.843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461959">
            <text:p>183.461959</text:p>
          </table:table-cell>
          <table:table-cell office:value-type="float" office:value="190.786027">
            <text:p>190.786027</text:p>
          </table:table-cell>
          <table:table-cell table:formula="of:=[.B1578]-[.C1578]" office:value-type="float" office:value="-7.32406799999998">
            <text:p>-7.324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4467">
            <text:p>60.84467</text:p>
          </table:table-cell>
          <table:table-cell office:value-type="float" office:value="73.228472">
            <text:p>73.228472</text:p>
          </table:table-cell>
          <table:table-cell table:formula="of:=[.B1579]-[.C1579]" office:value-type="float" office:value="-12.383802">
            <text:p>-12.383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307791">
            <text:p>41.307791</text:p>
          </table:table-cell>
          <table:table-cell office:value-type="float" office:value="46.798411">
            <text:p>46.798411</text:p>
          </table:table-cell>
          <table:table-cell table:formula="of:=[.B1580]-[.C1580]" office:value-type="float" office:value="-5.49062">
            <text:p>-5.49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95227">
            <text:p>76.995227</text:p>
          </table:table-cell>
          <table:table-cell office:value-type="float" office:value="84.291882">
            <text:p>84.291882</text:p>
          </table:table-cell>
          <table:table-cell table:formula="of:=[.B1581]-[.C1581]" office:value-type="float" office:value="-7.296655">
            <text:p>-7.296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6.734166">
            <text:p>416.734166</text:p>
          </table:table-cell>
          <table:table-cell office:value-type="float" office:value="436.603891">
            <text:p>436.603891</text:p>
          </table:table-cell>
          <table:table-cell table:formula="of:=[.B1582]-[.C1582]" office:value-type="float" office:value="-19.869725">
            <text:p>-19.869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696662">
            <text:p>22.696662</text:p>
          </table:table-cell>
          <table:table-cell office:value-type="float" office:value="24.528602">
            <text:p>24.528602</text:p>
          </table:table-cell>
          <table:table-cell table:formula="of:=[.B1583]-[.C1583]" office:value-type="float" office:value="-1.83194">
            <text:p>-1.83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5037">
            <text:p>101.85037</text:p>
          </table:table-cell>
          <table:table-cell office:value-type="float" office:value="109.507619">
            <text:p>109.507619</text:p>
          </table:table-cell>
          <table:table-cell table:formula="of:=[.B1584]-[.C1584]" office:value-type="float" office:value="-7.65724900000001">
            <text:p>-7.657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1.113678">
            <text:p>531.113678</text:p>
          </table:table-cell>
          <table:table-cell office:value-type="float" office:value="754.917474">
            <text:p>754.917474</text:p>
          </table:table-cell>
          <table:table-cell table:formula="of:=[.B1585]-[.C1585]" office:value-type="float" office:value="-223.803796">
            <text:p>-223.803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621527">
            <text:p>112.621527</text:p>
          </table:table-cell>
          <table:table-cell office:value-type="float" office:value="126.328806">
            <text:p>126.328806</text:p>
          </table:table-cell>
          <table:table-cell table:formula="of:=[.B1586]-[.C1586]" office:value-type="float" office:value="-13.707279">
            <text:p>-13.707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199697">
            <text:p>119.199697</text:p>
          </table:table-cell>
          <table:table-cell office:value-type="float" office:value="133.910604">
            <text:p>133.910604</text:p>
          </table:table-cell>
          <table:table-cell table:formula="of:=[.B1587]-[.C1587]" office:value-type="float" office:value="-14.710907">
            <text:p>-14.710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17932">
            <text:p>96.317932</text:p>
          </table:table-cell>
          <table:table-cell office:value-type="float" office:value="104.383877">
            <text:p>104.383877</text:p>
          </table:table-cell>
          <table:table-cell table:formula="of:=[.B1588]-[.C1588]" office:value-type="float" office:value="-8.065945">
            <text:p>-8.065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192715">
            <text:p>213.192715</text:p>
          </table:table-cell>
          <table:table-cell office:value-type="float" office:value="260.702142">
            <text:p>260.702142</text:p>
          </table:table-cell>
          <table:table-cell table:formula="of:=[.B1589]-[.C1589]" office:value-type="float" office:value="-47.509427">
            <text:p>-47.509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67264">
            <text:p>75.667264</text:p>
          </table:table-cell>
          <table:table-cell office:value-type="float" office:value="82.452959">
            <text:p>82.452959</text:p>
          </table:table-cell>
          <table:table-cell table:formula="of:=[.B1590]-[.C1590]" office:value-type="float" office:value="-6.785695">
            <text:p>-6.7856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36855">
            <text:p>91.936855</text:p>
          </table:table-cell>
          <table:table-cell office:value-type="float" office:value="94.069721">
            <text:p>94.069721</text:p>
          </table:table-cell>
          <table:table-cell table:formula="of:=[.B1591]-[.C1591]" office:value-type="float" office:value="-2.13286600000001">
            <text:p>-2.132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835936">
            <text:p>159.835936</text:p>
          </table:table-cell>
          <table:table-cell office:value-type="float" office:value="175.613222">
            <text:p>175.613222</text:p>
          </table:table-cell>
          <table:table-cell table:formula="of:=[.B1592]-[.C1592]" office:value-type="float" office:value="-15.777286">
            <text:p>-15.777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282">
            <text:p>58.2282</text:p>
          </table:table-cell>
          <table:table-cell office:value-type="float" office:value="62.473327">
            <text:p>62.473327</text:p>
          </table:table-cell>
          <table:table-cell table:formula="of:=[.B1593]-[.C1593]" office:value-type="float" office:value="-4.245127">
            <text:p>-4.245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861549">
            <text:p>22.861549</text:p>
          </table:table-cell>
          <table:table-cell office:value-type="float" office:value="22.786368">
            <text:p>22.786368</text:p>
          </table:table-cell>
          <table:table-cell table:formula="of:=[.B1594]-[.C1594]" office:value-type="float" office:value="0.0751810000000006">
            <text:p>0.075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0611">
            <text:p>74.00611</text:p>
          </table:table-cell>
          <table:table-cell office:value-type="float" office:value="80.271163">
            <text:p>80.271163</text:p>
          </table:table-cell>
          <table:table-cell table:formula="of:=[.B1595]-[.C1595]" office:value-type="float" office:value="-6.26505299999999">
            <text:p>-6.265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50167">
            <text:p>61.750167</text:p>
          </table:table-cell>
          <table:table-cell office:value-type="float" office:value="63.461728">
            <text:p>63.461728</text:p>
          </table:table-cell>
          <table:table-cell table:formula="of:=[.B1596]-[.C1596]" office:value-type="float" office:value="-1.711561">
            <text:p>-1.711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437516">
            <text:p>283.437516</text:p>
          </table:table-cell>
          <table:table-cell office:value-type="float" office:value="320.115079">
            <text:p>320.115079</text:p>
          </table:table-cell>
          <table:table-cell table:formula="of:=[.B1597]-[.C1597]" office:value-type="float" office:value="-36.677563">
            <text:p>-36.677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754131">
            <text:p>107.754131</text:p>
          </table:table-cell>
          <table:table-cell office:value-type="float" office:value="113.589659">
            <text:p>113.589659</text:p>
          </table:table-cell>
          <table:table-cell table:formula="of:=[.B1598]-[.C1598]" office:value-type="float" office:value="-5.835528">
            <text:p>-5.835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948889">
            <text:p>78.948889</text:p>
          </table:table-cell>
          <table:table-cell office:value-type="float" office:value="82.859232">
            <text:p>82.859232</text:p>
          </table:table-cell>
          <table:table-cell table:formula="of:=[.B1599]-[.C1599]" office:value-type="float" office:value="-3.91034300000001">
            <text:p>-3.910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715887">
            <text:p>120.715887</text:p>
          </table:table-cell>
          <table:table-cell office:value-type="float" office:value="135.776718">
            <text:p>135.776718</text:p>
          </table:table-cell>
          <table:table-cell table:formula="of:=[.B1600]-[.C1600]" office:value-type="float" office:value="-15.060831">
            <text:p>-15.060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360489">
            <text:p>305.360489</text:p>
          </table:table-cell>
          <table:table-cell office:value-type="float" office:value="369.670292">
            <text:p>369.670292</text:p>
          </table:table-cell>
          <table:table-cell table:formula="of:=[.B1601]-[.C1601]" office:value-type="float" office:value="-64.309803">
            <text:p>-64.309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128911">
            <text:p>95.128911</text:p>
          </table:table-cell>
          <table:table-cell office:value-type="float" office:value="104.561524">
            <text:p>104.561524</text:p>
          </table:table-cell>
          <table:table-cell table:formula="of:=[.B1602]-[.C1602]" office:value-type="float" office:value="-9.432613">
            <text:p>-9.432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7.609926">
            <text:p>477.609926</text:p>
          </table:table-cell>
          <table:table-cell office:value-type="float" office:value="564.45627">
            <text:p>564.45627</text:p>
          </table:table-cell>
          <table:table-cell table:formula="of:=[.B1603]-[.C1603]" office:value-type="float" office:value="-86.846344">
            <text:p>-86.846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41752">
            <text:p>79.641752</text:p>
          </table:table-cell>
          <table:table-cell office:value-type="float" office:value="87.473482">
            <text:p>87.473482</text:p>
          </table:table-cell>
          <table:table-cell table:formula="of:=[.B1604]-[.C1604]" office:value-type="float" office:value="-7.83173000000001">
            <text:p>-7.83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918627">
            <text:p>139.918627</text:p>
          </table:table-cell>
          <table:table-cell office:value-type="float" office:value="153.847736">
            <text:p>153.847736</text:p>
          </table:table-cell>
          <table:table-cell table:formula="of:=[.B1605]-[.C1605]" office:value-type="float" office:value="-13.929109">
            <text:p>-13.929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02245">
            <text:p>80.002245</text:p>
          </table:table-cell>
          <table:table-cell office:value-type="float" office:value="87.151871">
            <text:p>87.151871</text:p>
          </table:table-cell>
          <table:table-cell table:formula="of:=[.B1606]-[.C1606]" office:value-type="float" office:value="-7.149626">
            <text:p>-7.149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255461">
            <text:p>105.255461</text:p>
          </table:table-cell>
          <table:table-cell office:value-type="float" office:value="113.764225">
            <text:p>113.764225</text:p>
          </table:table-cell>
          <table:table-cell table:formula="of:=[.B1607]-[.C1607]" office:value-type="float" office:value="-8.508764">
            <text:p>-8.508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392564">
            <text:p>46.392564</text:p>
          </table:table-cell>
          <table:table-cell office:value-type="float" office:value="48.822459">
            <text:p>48.822459</text:p>
          </table:table-cell>
          <table:table-cell table:formula="of:=[.B1608]-[.C1608]" office:value-type="float" office:value="-2.429895">
            <text:p>-2.429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448189">
            <text:p>64.448189</text:p>
          </table:table-cell>
          <table:table-cell office:value-type="float" office:value="68.814951">
            <text:p>68.814951</text:p>
          </table:table-cell>
          <table:table-cell table:formula="of:=[.B1609]-[.C1609]" office:value-type="float" office:value="-4.36676199999999">
            <text:p>-4.366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9.516064">
            <text:p>389.516064</text:p>
          </table:table-cell>
          <table:table-cell office:value-type="float" office:value="404.714321">
            <text:p>404.714321</text:p>
          </table:table-cell>
          <table:table-cell table:formula="of:=[.B1610]-[.C1610]" office:value-type="float" office:value="-15.198257">
            <text:p>-15.198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8.267405">
            <text:p>528.267405</text:p>
          </table:table-cell>
          <table:table-cell office:value-type="float" office:value="586.987566">
            <text:p>586.987566</text:p>
          </table:table-cell>
          <table:table-cell table:formula="of:=[.B1611]-[.C1611]" office:value-type="float" office:value="-58.720161">
            <text:p>-58.720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114892">
            <text:p>92.114892</text:p>
          </table:table-cell>
          <table:table-cell office:value-type="float" office:value="98.098531">
            <text:p>98.098531</text:p>
          </table:table-cell>
          <table:table-cell table:formula="of:=[.B1612]-[.C1612]" office:value-type="float" office:value="-5.983639">
            <text:p>-5.983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351359">
            <text:p>149.351359</text:p>
          </table:table-cell>
          <table:table-cell office:value-type="float" office:value="160.116198">
            <text:p>160.116198</text:p>
          </table:table-cell>
          <table:table-cell table:formula="of:=[.B1613]-[.C1613]" office:value-type="float" office:value="-10.764839">
            <text:p>-10.764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94143">
            <text:p>84.394143</text:p>
          </table:table-cell>
          <table:table-cell office:value-type="float" office:value="88.842634">
            <text:p>88.842634</text:p>
          </table:table-cell>
          <table:table-cell table:formula="of:=[.B1614]-[.C1614]" office:value-type="float" office:value="-4.448491">
            <text:p>-4.448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848578">
            <text:p>115.848578</text:p>
          </table:table-cell>
          <table:table-cell office:value-type="float" office:value="123.339483">
            <text:p>123.339483</text:p>
          </table:table-cell>
          <table:table-cell table:formula="of:=[.B1615]-[.C1615]" office:value-type="float" office:value="-7.490905">
            <text:p>-7.490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061448">
            <text:p>25.061448</text:p>
          </table:table-cell>
          <table:table-cell office:value-type="float" office:value="27.125061">
            <text:p>27.125061</text:p>
          </table:table-cell>
          <table:table-cell table:formula="of:=[.B1616]-[.C1616]" office:value-type="float" office:value="-2.063613">
            <text:p>-2.063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43417">
            <text:p>90.443417</text:p>
          </table:table-cell>
          <table:table-cell office:value-type="float" office:value="95.724021">
            <text:p>95.724021</text:p>
          </table:table-cell>
          <table:table-cell table:formula="of:=[.B1617]-[.C1617]" office:value-type="float" office:value="-5.280604">
            <text:p>-5.280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56069">
            <text:p>108.356069</text:p>
          </table:table-cell>
          <table:table-cell office:value-type="float" office:value="116.186778">
            <text:p>116.186778</text:p>
          </table:table-cell>
          <table:table-cell table:formula="of:=[.B1618]-[.C1618]" office:value-type="float" office:value="-7.830709">
            <text:p>-7.830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321112">
            <text:p>324.321112</text:p>
          </table:table-cell>
          <table:table-cell office:value-type="float" office:value="401.098055">
            <text:p>401.098055</text:p>
          </table:table-cell>
          <table:table-cell table:formula="of:=[.B1619]-[.C1619]" office:value-type="float" office:value="-76.776943">
            <text:p>-76.776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020977">
            <text:p>100.020977</text:p>
          </table:table-cell>
          <table:table-cell office:value-type="float" office:value="106.843105">
            <text:p>106.843105</text:p>
          </table:table-cell>
          <table:table-cell table:formula="of:=[.B1620]-[.C1620]" office:value-type="float" office:value="-6.82212799999999">
            <text:p>-6.822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1.584971">
            <text:p>651.584971</text:p>
          </table:table-cell>
          <table:table-cell office:value-type="float" office:value="745.058703">
            <text:p>745.058703</text:p>
          </table:table-cell>
          <table:table-cell table:formula="of:=[.B1621]-[.C1621]" office:value-type="float" office:value="-93.473732">
            <text:p>-93.473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19108">
            <text:p>127.19108</text:p>
          </table:table-cell>
          <table:table-cell office:value-type="float" office:value="128.541905">
            <text:p>128.541905</text:p>
          </table:table-cell>
          <table:table-cell table:formula="of:=[.B1622]-[.C1622]" office:value-type="float" office:value="-1.35082500000001">
            <text:p>-1.350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994197">
            <text:p>60.994197</text:p>
          </table:table-cell>
          <table:table-cell office:value-type="float" office:value="63.616014">
            <text:p>63.616014</text:p>
          </table:table-cell>
          <table:table-cell table:formula="of:=[.B1623]-[.C1623]" office:value-type="float" office:value="-2.621817">
            <text:p>-2.6218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347169">
            <text:p>95.347169</text:p>
          </table:table-cell>
          <table:table-cell office:value-type="float" office:value="103.404164">
            <text:p>103.404164</text:p>
          </table:table-cell>
          <table:table-cell table:formula="of:=[.B1624]-[.C1624]" office:value-type="float" office:value="-8.056995">
            <text:p>-8.056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62952">
            <text:p>108.862952</text:p>
          </table:table-cell>
          <table:table-cell office:value-type="float" office:value="112.077136">
            <text:p>112.077136</text:p>
          </table:table-cell>
          <table:table-cell table:formula="of:=[.B1625]-[.C1625]" office:value-type="float" office:value="-3.21418399999999">
            <text:p>-3.214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88237">
            <text:p>83.688237</text:p>
          </table:table-cell>
          <table:table-cell office:value-type="float" office:value="87.789056">
            <text:p>87.789056</text:p>
          </table:table-cell>
          <table:table-cell table:formula="of:=[.B1626]-[.C1626]" office:value-type="float" office:value="-4.100819">
            <text:p>-4.100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868842">
            <text:p>143.868842</text:p>
          </table:table-cell>
          <table:table-cell office:value-type="float" office:value="171.291591">
            <text:p>171.291591</text:p>
          </table:table-cell>
          <table:table-cell table:formula="of:=[.B1627]-[.C1627]" office:value-type="float" office:value="-27.422749">
            <text:p>-27.422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244341">
            <text:p>123.244341</text:p>
          </table:table-cell>
          <table:table-cell office:value-type="float" office:value="128.491701">
            <text:p>128.491701</text:p>
          </table:table-cell>
          <table:table-cell table:formula="of:=[.B1628]-[.C1628]" office:value-type="float" office:value="-5.24736">
            <text:p>-5.24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31627">
            <text:p>77.531627</text:p>
          </table:table-cell>
          <table:table-cell office:value-type="float" office:value="87.956624">
            <text:p>87.956624</text:p>
          </table:table-cell>
          <table:table-cell table:formula="of:=[.B1629]-[.C1629]" office:value-type="float" office:value="-10.424997">
            <text:p>-10.424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1.013633">
            <text:p>491.013633</text:p>
          </table:table-cell>
          <table:table-cell office:value-type="float" office:value="652.566882">
            <text:p>652.566882</text:p>
          </table:table-cell>
          <table:table-cell table:formula="of:=[.B1630]-[.C1630]" office:value-type="float" office:value="-161.553249">
            <text:p>-161.553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112627">
            <text:p>157.112627</text:p>
          </table:table-cell>
          <table:table-cell office:value-type="float" office:value="172.054424">
            <text:p>172.054424</text:p>
          </table:table-cell>
          <table:table-cell table:formula="of:=[.B1631]-[.C1631]" office:value-type="float" office:value="-14.941797">
            <text:p>-14.941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260005">
            <text:p>123.260005</text:p>
          </table:table-cell>
          <table:table-cell office:value-type="float" office:value="124.610271">
            <text:p>124.610271</text:p>
          </table:table-cell>
          <table:table-cell table:formula="of:=[.B1632]-[.C1632]" office:value-type="float" office:value="-1.35026599999999">
            <text:p>-1.350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9314">
            <text:p>138.59314</text:p>
          </table:table-cell>
          <table:table-cell office:value-type="float" office:value="150.29071">
            <text:p>150.29071</text:p>
          </table:table-cell>
          <table:table-cell table:formula="of:=[.B1633]-[.C1633]" office:value-type="float" office:value="-11.69757">
            <text:p>-11.69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037466">
            <text:p>217.037466</text:p>
          </table:table-cell>
          <table:table-cell office:value-type="float" office:value="248.098411">
            <text:p>248.098411</text:p>
          </table:table-cell>
          <table:table-cell table:formula="of:=[.B1634]-[.C1634]" office:value-type="float" office:value="-31.060945">
            <text:p>-31.060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21575">
            <text:p>103.221575</text:p>
          </table:table-cell>
          <table:table-cell office:value-type="float" office:value="110.753173">
            <text:p>110.753173</text:p>
          </table:table-cell>
          <table:table-cell table:formula="of:=[.B1635]-[.C1635]" office:value-type="float" office:value="-7.531598">
            <text:p>-7.531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677083">
            <text:p>90.677083</text:p>
          </table:table-cell>
          <table:table-cell office:value-type="float" office:value="101.500304">
            <text:p>101.500304</text:p>
          </table:table-cell>
          <table:table-cell table:formula="of:=[.B1636]-[.C1636]" office:value-type="float" office:value="-10.823221">
            <text:p>-10.823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02566">
            <text:p>142.02566</text:p>
          </table:table-cell>
          <table:table-cell office:value-type="float" office:value="154.151662">
            <text:p>154.151662</text:p>
          </table:table-cell>
          <table:table-cell table:formula="of:=[.B1637]-[.C1637]" office:value-type="float" office:value="-12.126002">
            <text:p>-12.126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.543232">
            <text:p>25.543232</text:p>
          </table:table-cell>
          <table:table-cell office:value-type="float" office:value="26.199213">
            <text:p>26.199213</text:p>
          </table:table-cell>
          <table:table-cell table:formula="of:=[.B1638]-[.C1638]" office:value-type="float" office:value="-0.655981000000001">
            <text:p>-0.655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745088">
            <text:p>76.745088</text:p>
          </table:table-cell>
          <table:table-cell office:value-type="float" office:value="76.182446">
            <text:p>76.182446</text:p>
          </table:table-cell>
          <table:table-cell table:formula="of:=[.B1639]-[.C1639]" office:value-type="float" office:value="0.562641999999997">
            <text:p>0.562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275484">
            <text:p>152.275484</text:p>
          </table:table-cell>
          <table:table-cell office:value-type="float" office:value="199.439182">
            <text:p>199.439182</text:p>
          </table:table-cell>
          <table:table-cell table:formula="of:=[.B1640]-[.C1640]" office:value-type="float" office:value="-47.163698">
            <text:p>-47.163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207716">
            <text:p>92.207716</text:p>
          </table:table-cell>
          <table:table-cell office:value-type="float" office:value="103.449556">
            <text:p>103.449556</text:p>
          </table:table-cell>
          <table:table-cell table:formula="of:=[.B1641]-[.C1641]" office:value-type="float" office:value="-11.24184">
            <text:p>-11.24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149507">
            <text:p>51.149507</text:p>
          </table:table-cell>
          <table:table-cell office:value-type="float" office:value="62.532413">
            <text:p>62.532413</text:p>
          </table:table-cell>
          <table:table-cell table:formula="of:=[.B1642]-[.C1642]" office:value-type="float" office:value="-11.382906">
            <text:p>-11.382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813825">
            <text:p>72.813825</text:p>
          </table:table-cell>
          <table:table-cell office:value-type="float" office:value="91.248617">
            <text:p>91.248617</text:p>
          </table:table-cell>
          <table:table-cell table:formula="of:=[.B1643]-[.C1643]" office:value-type="float" office:value="-18.434792">
            <text:p>-18.434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792737">
            <text:p>159.792737</text:p>
          </table:table-cell>
          <table:table-cell office:value-type="float" office:value="192.067579">
            <text:p>192.067579</text:p>
          </table:table-cell>
          <table:table-cell table:formula="of:=[.B1644]-[.C1644]" office:value-type="float" office:value="-32.274842">
            <text:p>-32.274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1179">
            <text:p>126.21179</text:p>
          </table:table-cell>
          <table:table-cell office:value-type="float" office:value="160.054422">
            <text:p>160.054422</text:p>
          </table:table-cell>
          <table:table-cell table:formula="of:=[.B1645]-[.C1645]" office:value-type="float" office:value="-33.842632">
            <text:p>-33.842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017689">
            <text:p>215.017689</text:p>
          </table:table-cell>
          <table:table-cell office:value-type="float" office:value="249.157476">
            <text:p>249.157476</text:p>
          </table:table-cell>
          <table:table-cell table:formula="of:=[.B1646]-[.C1646]" office:value-type="float" office:value="-34.139787">
            <text:p>-34.139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30383">
            <text:p>78.230383</text:p>
          </table:table-cell>
          <table:table-cell office:value-type="float" office:value="97.055279">
            <text:p>97.055279</text:p>
          </table:table-cell>
          <table:table-cell table:formula="of:=[.B1647]-[.C1647]" office:value-type="float" office:value="-18.824896">
            <text:p>-18.824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735081">
            <text:p>165.735081</text:p>
          </table:table-cell>
          <table:table-cell office:value-type="float" office:value="199.941075">
            <text:p>199.941075</text:p>
          </table:table-cell>
          <table:table-cell table:formula="of:=[.B1648]-[.C1648]" office:value-type="float" office:value="-34.205994">
            <text:p>-34.205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408754">
            <text:p>232.408754</text:p>
          </table:table-cell>
          <table:table-cell office:value-type="float" office:value="285.328849">
            <text:p>285.328849</text:p>
          </table:table-cell>
          <table:table-cell table:formula="of:=[.B1649]-[.C1649]" office:value-type="float" office:value="-52.920095">
            <text:p>-52.920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22776">
            <text:p>119.722776</text:p>
          </table:table-cell>
          <table:table-cell office:value-type="float" office:value="151.909163">
            <text:p>151.909163</text:p>
          </table:table-cell>
          <table:table-cell table:formula="of:=[.B1650]-[.C1650]" office:value-type="float" office:value="-32.186387">
            <text:p>-32.186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681399">
            <text:p>61.681399</text:p>
          </table:table-cell>
          <table:table-cell office:value-type="float" office:value="77.644057">
            <text:p>77.644057</text:p>
          </table:table-cell>
          <table:table-cell table:formula="of:=[.B1651]-[.C1651]" office:value-type="float" office:value="-15.962658">
            <text:p>-15.962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365001">
            <text:p>81.365001</text:p>
          </table:table-cell>
          <table:table-cell office:value-type="float" office:value="96.444302">
            <text:p>96.444302</text:p>
          </table:table-cell>
          <table:table-cell table:formula="of:=[.B1652]-[.C1652]" office:value-type="float" office:value="-15.079301">
            <text:p>-15.079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214111">
            <text:p>87.214111</text:p>
          </table:table-cell>
          <table:table-cell office:value-type="float" office:value="110.548346">
            <text:p>110.548346</text:p>
          </table:table-cell>
          <table:table-cell table:formula="of:=[.B1653]-[.C1653]" office:value-type="float" office:value="-23.334235">
            <text:p>-23.334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019242">
            <text:p>64.019242</text:p>
          </table:table-cell>
          <table:table-cell office:value-type="float" office:value="79.088899">
            <text:p>79.088899</text:p>
          </table:table-cell>
          <table:table-cell table:formula="of:=[.B1654]-[.C1654]" office:value-type="float" office:value="-15.069657">
            <text:p>-15.069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060423">
            <text:p>251.060423</text:p>
          </table:table-cell>
          <table:table-cell office:value-type="float" office:value="325.336725">
            <text:p>325.336725</text:p>
          </table:table-cell>
          <table:table-cell table:formula="of:=[.B1655]-[.C1655]" office:value-type="float" office:value="-74.276302">
            <text:p>-74.2763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659127">
            <text:p>357.659127</text:p>
          </table:table-cell>
          <table:table-cell office:value-type="float" office:value="397.534363">
            <text:p>397.534363</text:p>
          </table:table-cell>
          <table:table-cell table:formula="of:=[.B1656]-[.C1656]" office:value-type="float" office:value="-39.875236">
            <text:p>-39.875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298549">
            <text:p>138.298549</text:p>
          </table:table-cell>
          <table:table-cell office:value-type="float" office:value="157.358883">
            <text:p>157.358883</text:p>
          </table:table-cell>
          <table:table-cell table:formula="of:=[.B1657]-[.C1657]" office:value-type="float" office:value="-19.060334">
            <text:p>-19.060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835786">
            <text:p>118.835786</text:p>
          </table:table-cell>
          <table:table-cell office:value-type="float" office:value="135.343494">
            <text:p>135.343494</text:p>
          </table:table-cell>
          <table:table-cell table:formula="of:=[.B1658]-[.C1658]" office:value-type="float" office:value="-16.507708">
            <text:p>-16.507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39068">
            <text:p>66.139068</text:p>
          </table:table-cell>
          <table:table-cell office:value-type="float" office:value="83.995837">
            <text:p>83.995837</text:p>
          </table:table-cell>
          <table:table-cell table:formula="of:=[.B1659]-[.C1659]" office:value-type="float" office:value="-17.856769">
            <text:p>-17.856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592857">
            <text:p>217.592857</text:p>
          </table:table-cell>
          <table:table-cell office:value-type="float" office:value="250.413705">
            <text:p>250.413705</text:p>
          </table:table-cell>
          <table:table-cell table:formula="of:=[.B1660]-[.C1660]" office:value-type="float" office:value="-32.820848">
            <text:p>-32.820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227972">
            <text:p>78.227972</text:p>
          </table:table-cell>
          <table:table-cell office:value-type="float" office:value="100.994764">
            <text:p>100.994764</text:p>
          </table:table-cell>
          <table:table-cell table:formula="of:=[.B1661]-[.C1661]" office:value-type="float" office:value="-22.766792">
            <text:p>-22.766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9.104886">
            <text:p>489.104886</text:p>
          </table:table-cell>
          <table:table-cell office:value-type="float" office:value="530.640933">
            <text:p>530.640933</text:p>
          </table:table-cell>
          <table:table-cell table:formula="of:=[.B1662]-[.C1662]" office:value-type="float" office:value="-41.536047">
            <text:p>-41.536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934923">
            <text:p>186.934923</text:p>
          </table:table-cell>
          <table:table-cell office:value-type="float" office:value="216.219318">
            <text:p>216.219318</text:p>
          </table:table-cell>
          <table:table-cell table:formula="of:=[.B1663]-[.C1663]" office:value-type="float" office:value="-29.284395">
            <text:p>-29.284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28411">
            <text:p>283.28411</text:p>
          </table:table-cell>
          <table:table-cell office:value-type="float" office:value="318.509166">
            <text:p>318.509166</text:p>
          </table:table-cell>
          <table:table-cell table:formula="of:=[.B1664]-[.C1664]" office:value-type="float" office:value="-35.225056">
            <text:p>-35.225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053841">
            <text:p>136.053841</text:p>
          </table:table-cell>
          <table:table-cell office:value-type="float" office:value="170.642599">
            <text:p>170.642599</text:p>
          </table:table-cell>
          <table:table-cell table:formula="of:=[.B1665]-[.C1665]" office:value-type="float" office:value="-34.588758">
            <text:p>-34.588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222405">
            <text:p>94.222405</text:p>
          </table:table-cell>
          <table:table-cell office:value-type="float" office:value="114.019831">
            <text:p>114.019831</text:p>
          </table:table-cell>
          <table:table-cell table:formula="of:=[.B1666]-[.C1666]" office:value-type="float" office:value="-19.797426">
            <text:p>-19.797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73056">
            <text:p>90.073056</text:p>
          </table:table-cell>
          <table:table-cell office:value-type="float" office:value="132.416062">
            <text:p>132.416062</text:p>
          </table:table-cell>
          <table:table-cell table:formula="of:=[.B1667]-[.C1667]" office:value-type="float" office:value="-42.343006">
            <text:p>-42.343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875275">
            <text:p>97.875275</text:p>
          </table:table-cell>
          <table:table-cell office:value-type="float" office:value="118.240002">
            <text:p>118.240002</text:p>
          </table:table-cell>
          <table:table-cell table:formula="of:=[.B1668]-[.C1668]" office:value-type="float" office:value="-20.364727">
            <text:p>-20.364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.350028">
            <text:p>266.350028</text:p>
          </table:table-cell>
          <table:table-cell office:value-type="float" office:value="321.926734">
            <text:p>321.926734</text:p>
          </table:table-cell>
          <table:table-cell table:formula="of:=[.B1669]-[.C1669]" office:value-type="float" office:value="-55.576706">
            <text:p>-55.576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83578">
            <text:p>54.683578</text:p>
          </table:table-cell>
          <table:table-cell office:value-type="float" office:value="70.749312">
            <text:p>70.749312</text:p>
          </table:table-cell>
          <table:table-cell table:formula="of:=[.B1670]-[.C1670]" office:value-type="float" office:value="-16.065734">
            <text:p>-16.065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630857">
            <text:p>217.630857</text:p>
          </table:table-cell>
          <table:table-cell office:value-type="float" office:value="330.884712">
            <text:p>330.884712</text:p>
          </table:table-cell>
          <table:table-cell table:formula="of:=[.B1671]-[.C1671]" office:value-type="float" office:value="-113.253855">
            <text:p>-113.253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892329">
            <text:p>226.892329</text:p>
          </table:table-cell>
          <table:table-cell office:value-type="float" office:value="260.922198">
            <text:p>260.922198</text:p>
          </table:table-cell>
          <table:table-cell table:formula="of:=[.B1672]-[.C1672]" office:value-type="float" office:value="-34.029869">
            <text:p>-34.029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518805">
            <text:p>172.518805</text:p>
          </table:table-cell>
          <table:table-cell office:value-type="float" office:value="196.782214">
            <text:p>196.782214</text:p>
          </table:table-cell>
          <table:table-cell table:formula="of:=[.B1673]-[.C1673]" office:value-type="float" office:value="-24.263409">
            <text:p>-24.263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341468">
            <text:p>153.341468</text:p>
          </table:table-cell>
          <table:table-cell office:value-type="float" office:value="198.609278">
            <text:p>198.609278</text:p>
          </table:table-cell>
          <table:table-cell table:formula="of:=[.B1674]-[.C1674]" office:value-type="float" office:value="-45.26781">
            <text:p>-45.26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498871">
            <text:p>209.498871</text:p>
          </table:table-cell>
          <table:table-cell office:value-type="float" office:value="250.897408">
            <text:p>250.897408</text:p>
          </table:table-cell>
          <table:table-cell table:formula="of:=[.B1675]-[.C1675]" office:value-type="float" office:value="-41.398537">
            <text:p>-41.398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91105">
            <text:p>87.191105</text:p>
          </table:table-cell>
          <table:table-cell office:value-type="float" office:value="100.800167">
            <text:p>100.800167</text:p>
          </table:table-cell>
          <table:table-cell table:formula="of:=[.B1676]-[.C1676]" office:value-type="float" office:value="-13.609062">
            <text:p>-13.609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448272">
            <text:p>110.448272</text:p>
          </table:table-cell>
          <table:table-cell office:value-type="float" office:value="119.192533">
            <text:p>119.192533</text:p>
          </table:table-cell>
          <table:table-cell table:formula="of:=[.B1677]-[.C1677]" office:value-type="float" office:value="-8.74426099999999">
            <text:p>-8.744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1.553427">
            <text:p>391.553427</text:p>
          </table:table-cell>
          <table:table-cell office:value-type="float" office:value="432.613384">
            <text:p>432.613384</text:p>
          </table:table-cell>
          <table:table-cell table:formula="of:=[.B1678]-[.C1678]" office:value-type="float" office:value="-41.059957">
            <text:p>-41.059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13732">
            <text:p>76.413732</text:p>
          </table:table-cell>
          <table:table-cell office:value-type="float" office:value="99.565041">
            <text:p>99.565041</text:p>
          </table:table-cell>
          <table:table-cell table:formula="of:=[.B1679]-[.C1679]" office:value-type="float" office:value="-23.151309">
            <text:p>-23.151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26864">
            <text:p>66.926864</text:p>
          </table:table-cell>
          <table:table-cell office:value-type="float" office:value="79.231801">
            <text:p>79.231801</text:p>
          </table:table-cell>
          <table:table-cell table:formula="of:=[.B1680]-[.C1680]" office:value-type="float" office:value="-12.304937">
            <text:p>-12.304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.056162">
            <text:p>439.056162</text:p>
          </table:table-cell>
          <table:table-cell office:value-type="float" office:value="496.27345">
            <text:p>496.27345</text:p>
          </table:table-cell>
          <table:table-cell table:formula="of:=[.B1681]-[.C1681]" office:value-type="float" office:value="-57.2172880000001">
            <text:p>-57.217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482561">
            <text:p>60.482561</text:p>
          </table:table-cell>
          <table:table-cell office:value-type="float" office:value="71.725081">
            <text:p>71.725081</text:p>
          </table:table-cell>
          <table:table-cell table:formula="of:=[.B1682]-[.C1682]" office:value-type="float" office:value="-11.24252">
            <text:p>-11.24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06551">
            <text:p>50.206551</text:p>
          </table:table-cell>
          <table:table-cell office:value-type="float" office:value="57.033659">
            <text:p>57.033659</text:p>
          </table:table-cell>
          <table:table-cell table:formula="of:=[.B1683]-[.C1683]" office:value-type="float" office:value="-6.827108">
            <text:p>-6.827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46368">
            <text:p>145.546368</text:p>
          </table:table-cell>
          <table:table-cell office:value-type="float" office:value="175.832124">
            <text:p>175.832124</text:p>
          </table:table-cell>
          <table:table-cell table:formula="of:=[.B1684]-[.C1684]" office:value-type="float" office:value="-30.285756">
            <text:p>-30.285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3.772296">
            <text:p>383.772296</text:p>
          </table:table-cell>
          <table:table-cell office:value-type="float" office:value="426.710809">
            <text:p>426.710809</text:p>
          </table:table-cell>
          <table:table-cell table:formula="of:=[.B1685]-[.C1685]" office:value-type="float" office:value="-42.938513">
            <text:p>-42.9385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87525">
            <text:p>92.387525</text:p>
          </table:table-cell>
          <table:table-cell office:value-type="float" office:value="106.473135">
            <text:p>106.473135</text:p>
          </table:table-cell>
          <table:table-cell table:formula="of:=[.B1686]-[.C1686]" office:value-type="float" office:value="-14.08561">
            <text:p>-14.085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8.243203">
            <text:p>508.243203</text:p>
          </table:table-cell>
          <table:table-cell office:value-type="float" office:value="770.554604">
            <text:p>770.554604</text:p>
          </table:table-cell>
          <table:table-cell table:formula="of:=[.B1687]-[.C1687]" office:value-type="float" office:value="-262.311401">
            <text:p>-262.311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309741">
            <text:p>118.309741</text:p>
          </table:table-cell>
          <table:table-cell office:value-type="float" office:value="146.111938">
            <text:p>146.111938</text:p>
          </table:table-cell>
          <table:table-cell table:formula="of:=[.B1688]-[.C1688]" office:value-type="float" office:value="-27.802197">
            <text:p>-27.802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833501">
            <text:p>187.833501</text:p>
          </table:table-cell>
          <table:table-cell office:value-type="float" office:value="214.001776">
            <text:p>214.001776</text:p>
          </table:table-cell>
          <table:table-cell table:formula="of:=[.B1689]-[.C1689]" office:value-type="float" office:value="-26.168275">
            <text:p>-26.168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548797">
            <text:p>44.548797</text:p>
          </table:table-cell>
          <table:table-cell office:value-type="float" office:value="50.983164">
            <text:p>50.983164</text:p>
          </table:table-cell>
          <table:table-cell table:formula="of:=[.B1690]-[.C1690]" office:value-type="float" office:value="-6.434367">
            <text:p>-6.434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974653">
            <text:p>187.974653</text:p>
          </table:table-cell>
          <table:table-cell office:value-type="float" office:value="222.935818">
            <text:p>222.935818</text:p>
          </table:table-cell>
          <table:table-cell table:formula="of:=[.B1691]-[.C1691]" office:value-type="float" office:value="-34.961165">
            <text:p>-34.961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328491">
            <text:p>288.328491</text:p>
          </table:table-cell>
          <table:table-cell office:value-type="float" office:value="333.023291">
            <text:p>333.023291</text:p>
          </table:table-cell>
          <table:table-cell table:formula="of:=[.B1692]-[.C1692]" office:value-type="float" office:value="-44.6948">
            <text:p>-44.6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938642">
            <text:p>210.938642</text:p>
          </table:table-cell>
          <table:table-cell office:value-type="float" office:value="255.974059">
            <text:p>255.974059</text:p>
          </table:table-cell>
          <table:table-cell table:formula="of:=[.B1693]-[.C1693]" office:value-type="float" office:value="-45.035417">
            <text:p>-45.035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397992">
            <text:p>279.397992</text:p>
          </table:table-cell>
          <table:table-cell office:value-type="float" office:value="349.554866">
            <text:p>349.554866</text:p>
          </table:table-cell>
          <table:table-cell table:formula="of:=[.B1694]-[.C1694]" office:value-type="float" office:value="-70.156874">
            <text:p>-70.156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643366">
            <text:p>310.643366</text:p>
          </table:table-cell>
          <table:table-cell office:value-type="float" office:value="356.569401">
            <text:p>356.569401</text:p>
          </table:table-cell>
          <table:table-cell table:formula="of:=[.B1695]-[.C1695]" office:value-type="float" office:value="-45.926035">
            <text:p>-45.926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968503">
            <text:p>59.968503</text:p>
          </table:table-cell>
          <table:table-cell office:value-type="float" office:value="73.147046">
            <text:p>73.147046</text:p>
          </table:table-cell>
          <table:table-cell table:formula="of:=[.B1696]-[.C1696]" office:value-type="float" office:value="-13.178543">
            <text:p>-13.178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190507">
            <text:p>43.190507</text:p>
          </table:table-cell>
          <table:table-cell office:value-type="float" office:value="51.720943">
            <text:p>51.720943</text:p>
          </table:table-cell>
          <table:table-cell table:formula="of:=[.B1697]-[.C1697]" office:value-type="float" office:value="-8.530436">
            <text:p>-8.530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.622691">
            <text:p>424.622691</text:p>
          </table:table-cell>
          <table:table-cell office:value-type="float" office:value="709.304539">
            <text:p>709.304539</text:p>
          </table:table-cell>
          <table:table-cell table:formula="of:=[.B1698]-[.C1698]" office:value-type="float" office:value="-284.681848">
            <text:p>-284.681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5.421384">
            <text:p>595.421384</text:p>
          </table:table-cell>
          <table:table-cell office:value-type="float" office:value="676.768296">
            <text:p>676.768296</text:p>
          </table:table-cell>
          <table:table-cell table:formula="of:=[.B1699]-[.C1699]" office:value-type="float" office:value="-81.346912">
            <text:p>-81.346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73404">
            <text:p>158.373404</text:p>
          </table:table-cell>
          <table:table-cell office:value-type="float" office:value="208.578295">
            <text:p>208.578295</text:p>
          </table:table-cell>
          <table:table-cell table:formula="of:=[.B1700]-[.C1700]" office:value-type="float" office:value="-50.204891">
            <text:p>-50.204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835487">
            <text:p>76.835487</text:p>
          </table:table-cell>
          <table:table-cell office:value-type="float" office:value="92.356978">
            <text:p>92.356978</text:p>
          </table:table-cell>
          <table:table-cell table:formula="of:=[.B1701]-[.C1701]" office:value-type="float" office:value="-15.521491">
            <text:p>-15.521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6.488374">
            <text:p>476.488374</text:p>
          </table:table-cell>
          <table:table-cell office:value-type="float" office:value="565.660924">
            <text:p>565.660924</text:p>
          </table:table-cell>
          <table:table-cell table:formula="of:=[.B1702]-[.C1702]" office:value-type="float" office:value="-89.17255">
            <text:p>-89.17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397865">
            <text:p>171.397865</text:p>
          </table:table-cell>
          <table:table-cell office:value-type="float" office:value="244.412655">
            <text:p>244.412655</text:p>
          </table:table-cell>
          <table:table-cell table:formula="of:=[.B1703]-[.C1703]" office:value-type="float" office:value="-73.01479">
            <text:p>-73.01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836091">
            <text:p>68.836091</text:p>
          </table:table-cell>
          <table:table-cell office:value-type="float" office:value="80.581725">
            <text:p>80.581725</text:p>
          </table:table-cell>
          <table:table-cell table:formula="of:=[.B1704]-[.C1704]" office:value-type="float" office:value="-11.745634">
            <text:p>-11.745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32253">
            <text:p>77.232253</text:p>
          </table:table-cell>
          <table:table-cell office:value-type="float" office:value="102.96603">
            <text:p>102.96603</text:p>
          </table:table-cell>
          <table:table-cell table:formula="of:=[.B1705]-[.C1705]" office:value-type="float" office:value="-25.733777">
            <text:p>-25.733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3.571427">
            <text:p>503.571427</text:p>
          </table:table-cell>
          <table:table-cell office:value-type="float" office:value="727.591023">
            <text:p>727.591023</text:p>
          </table:table-cell>
          <table:table-cell table:formula="of:=[.B1706]-[.C1706]" office:value-type="float" office:value="-224.019596">
            <text:p>-224.019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.307878">
            <text:p>328.307878</text:p>
          </table:table-cell>
          <table:table-cell office:value-type="float" office:value="389.341252">
            <text:p>389.341252</text:p>
          </table:table-cell>
          <table:table-cell table:formula="of:=[.B1707]-[.C1707]" office:value-type="float" office:value="-61.033374">
            <text:p>-61.033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961662">
            <text:p>78.961662</text:p>
          </table:table-cell>
          <table:table-cell office:value-type="float" office:value="92.637697">
            <text:p>92.637697</text:p>
          </table:table-cell>
          <table:table-cell table:formula="of:=[.B1708]-[.C1708]" office:value-type="float" office:value="-13.676035">
            <text:p>-13.676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805219">
            <text:p>93.805219</text:p>
          </table:table-cell>
          <table:table-cell office:value-type="float" office:value="111.591119">
            <text:p>111.591119</text:p>
          </table:table-cell>
          <table:table-cell table:formula="of:=[.B1709]-[.C1709]" office:value-type="float" office:value="-17.7859">
            <text:p>-17.7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360288">
            <text:p>284.360288</text:p>
          </table:table-cell>
          <table:table-cell office:value-type="float" office:value="317.211521">
            <text:p>317.211521</text:p>
          </table:table-cell>
          <table:table-cell table:formula="of:=[.B1710]-[.C1710]" office:value-type="float" office:value="-32.851233">
            <text:p>-32.851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177579">
            <text:p>158.177579</text:p>
          </table:table-cell>
          <table:table-cell office:value-type="float" office:value="172.332915">
            <text:p>172.332915</text:p>
          </table:table-cell>
          <table:table-cell table:formula="of:=[.B1711]-[.C1711]" office:value-type="float" office:value="-14.155336">
            <text:p>-14.155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92378">
            <text:p>61.092378</text:p>
          </table:table-cell>
          <table:table-cell office:value-type="float" office:value="74.702171">
            <text:p>74.702171</text:p>
          </table:table-cell>
          <table:table-cell table:formula="of:=[.B1712]-[.C1712]" office:value-type="float" office:value="-13.609793">
            <text:p>-13.609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69894">
            <text:p>74.469894</text:p>
          </table:table-cell>
          <table:table-cell office:value-type="float" office:value="86.25504">
            <text:p>86.25504</text:p>
          </table:table-cell>
          <table:table-cell table:formula="of:=[.B1713]-[.C1713]" office:value-type="float" office:value="-11.785146">
            <text:p>-11.785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49041">
            <text:p>142.849041</text:p>
          </table:table-cell>
          <table:table-cell office:value-type="float" office:value="178.601148">
            <text:p>178.601148</text:p>
          </table:table-cell>
          <table:table-cell table:formula="of:=[.B1714]-[.C1714]" office:value-type="float" office:value="-35.752107">
            <text:p>-35.752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006436">
            <text:p>207.006436</text:p>
          </table:table-cell>
          <table:table-cell office:value-type="float" office:value="244.049021">
            <text:p>244.049021</text:p>
          </table:table-cell>
          <table:table-cell table:formula="of:=[.B1715]-[.C1715]" office:value-type="float" office:value="-37.042585">
            <text:p>-37.042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09478">
            <text:p>173.909478</text:p>
          </table:table-cell>
          <table:table-cell office:value-type="float" office:value="214.825915">
            <text:p>214.825915</text:p>
          </table:table-cell>
          <table:table-cell table:formula="of:=[.B1716]-[.C1716]" office:value-type="float" office:value="-40.916437">
            <text:p>-40.916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496025">
            <text:p>313.496025</text:p>
          </table:table-cell>
          <table:table-cell office:value-type="float" office:value="362.696523">
            <text:p>362.696523</text:p>
          </table:table-cell>
          <table:table-cell table:formula="of:=[.B1717]-[.C1717]" office:value-type="float" office:value="-49.200498">
            <text:p>-49.200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5591">
            <text:p>97.65591</text:p>
          </table:table-cell>
          <table:table-cell office:value-type="float" office:value="118.038625">
            <text:p>118.038625</text:p>
          </table:table-cell>
          <table:table-cell table:formula="of:=[.B1718]-[.C1718]" office:value-type="float" office:value="-20.382715">
            <text:p>-20.382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06117">
            <text:p>91.206117</text:p>
          </table:table-cell>
          <table:table-cell office:value-type="float" office:value="127.591717">
            <text:p>127.591717</text:p>
          </table:table-cell>
          <table:table-cell table:formula="of:=[.B1719]-[.C1719]" office:value-type="float" office:value="-36.3856">
            <text:p>-36.3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91125">
            <text:p>88.291125</text:p>
          </table:table-cell>
          <table:table-cell office:value-type="float" office:value="111.370289">
            <text:p>111.370289</text:p>
          </table:table-cell>
          <table:table-cell table:formula="of:=[.B1720]-[.C1720]" office:value-type="float" office:value="-23.079164">
            <text:p>-23.079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41222">
            <text:p>96.241222</text:p>
          </table:table-cell>
          <table:table-cell office:value-type="float" office:value="121.635582">
            <text:p>121.635582</text:p>
          </table:table-cell>
          <table:table-cell table:formula="of:=[.B1721]-[.C1721]" office:value-type="float" office:value="-25.39436">
            <text:p>-25.39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980372">
            <text:p>180.980372</text:p>
          </table:table-cell>
          <table:table-cell office:value-type="float" office:value="197.841743">
            <text:p>197.841743</text:p>
          </table:table-cell>
          <table:table-cell table:formula="of:=[.B1722]-[.C1722]" office:value-type="float" office:value="-16.861371">
            <text:p>-16.861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.041299">
            <text:p>451.041299</text:p>
          </table:table-cell>
          <table:table-cell office:value-type="float" office:value="526.175764">
            <text:p>526.175764</text:p>
          </table:table-cell>
          <table:table-cell table:formula="of:=[.B1723]-[.C1723]" office:value-type="float" office:value="-75.134465">
            <text:p>-75.134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345908">
            <text:p>179.345908</text:p>
          </table:table-cell>
          <table:table-cell office:value-type="float" office:value="189.398745">
            <text:p>189.398745</text:p>
          </table:table-cell>
          <table:table-cell table:formula="of:=[.B1724]-[.C1724]" office:value-type="float" office:value="-10.052837">
            <text:p>-10.052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788187">
            <text:p>288.788187</text:p>
          </table:table-cell>
          <table:table-cell office:value-type="float" office:value="337.420455">
            <text:p>337.420455</text:p>
          </table:table-cell>
          <table:table-cell table:formula="of:=[.B1725]-[.C1725]" office:value-type="float" office:value="-48.632268">
            <text:p>-48.632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88154">
            <text:p>34.88154</text:p>
          </table:table-cell>
          <table:table-cell office:value-type="float" office:value="40.426554">
            <text:p>40.426554</text:p>
          </table:table-cell>
          <table:table-cell table:formula="of:=[.B1726]-[.C1726]" office:value-type="float" office:value="-5.545014">
            <text:p>-5.545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329456">
            <text:p>140.329456</text:p>
          </table:table-cell>
          <table:table-cell office:value-type="float" office:value="170.77308">
            <text:p>170.77308</text:p>
          </table:table-cell>
          <table:table-cell table:formula="of:=[.B1727]-[.C1727]" office:value-type="float" office:value="-30.443624">
            <text:p>-30.443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784957">
            <text:p>76.784957</text:p>
          </table:table-cell>
          <table:table-cell office:value-type="float" office:value="90.338658">
            <text:p>90.338658</text:p>
          </table:table-cell>
          <table:table-cell table:formula="of:=[.B1728]-[.C1728]" office:value-type="float" office:value="-13.553701">
            <text:p>-13.553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62241">
            <text:p>113.562241</text:p>
          </table:table-cell>
          <table:table-cell office:value-type="float" office:value="135.109365">
            <text:p>135.109365</text:p>
          </table:table-cell>
          <table:table-cell table:formula="of:=[.B1729]-[.C1729]" office:value-type="float" office:value="-21.547124">
            <text:p>-21.547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50188">
            <text:p>59.50188</text:p>
          </table:table-cell>
          <table:table-cell office:value-type="float" office:value="75.724222">
            <text:p>75.724222</text:p>
          </table:table-cell>
          <table:table-cell table:formula="of:=[.B1730]-[.C1730]" office:value-type="float" office:value="-16.222342">
            <text:p>-16.222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90401">
            <text:p>58.690401</text:p>
          </table:table-cell>
          <table:table-cell office:value-type="float" office:value="66.74238">
            <text:p>66.74238</text:p>
          </table:table-cell>
          <table:table-cell table:formula="of:=[.B1731]-[.C1731]" office:value-type="float" office:value="-8.051979">
            <text:p>-8.051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519942">
            <text:p>80.519942</text:p>
          </table:table-cell>
          <table:table-cell office:value-type="float" office:value="100.066337">
            <text:p>100.066337</text:p>
          </table:table-cell>
          <table:table-cell table:formula="of:=[.B1732]-[.C1732]" office:value-type="float" office:value="-19.546395">
            <text:p>-19.546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244086">
            <text:p>114.244086</text:p>
          </table:table-cell>
          <table:table-cell office:value-type="float" office:value="128.324362">
            <text:p>128.324362</text:p>
          </table:table-cell>
          <table:table-cell table:formula="of:=[.B1733]-[.C1733]" office:value-type="float" office:value="-14.080276">
            <text:p>-14.080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795282">
            <text:p>155.795282</text:p>
          </table:table-cell>
          <table:table-cell office:value-type="float" office:value="187.641336">
            <text:p>187.641336</text:p>
          </table:table-cell>
          <table:table-cell table:formula="of:=[.B1734]-[.C1734]" office:value-type="float" office:value="-31.846054">
            <text:p>-31.8460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002103">
            <text:p>248.002103</text:p>
          </table:table-cell>
          <table:table-cell office:value-type="float" office:value="274.611262">
            <text:p>274.611262</text:p>
          </table:table-cell>
          <table:table-cell table:formula="of:=[.B1735]-[.C1735]" office:value-type="float" office:value="-26.609159">
            <text:p>-26.609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97193">
            <text:p>52.697193</text:p>
          </table:table-cell>
          <table:table-cell office:value-type="float" office:value="61.916364">
            <text:p>61.916364</text:p>
          </table:table-cell>
          <table:table-cell table:formula="of:=[.B1736]-[.C1736]" office:value-type="float" office:value="-9.219171">
            <text:p>-9.219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689732">
            <text:p>223.689732</text:p>
          </table:table-cell>
          <table:table-cell office:value-type="float" office:value="300.858857">
            <text:p>300.858857</text:p>
          </table:table-cell>
          <table:table-cell table:formula="of:=[.B1737]-[.C1737]" office:value-type="float" office:value="-77.169125">
            <text:p>-77.169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619991">
            <text:p>163.619991</text:p>
          </table:table-cell>
          <table:table-cell office:value-type="float" office:value="204.990006">
            <text:p>204.990006</text:p>
          </table:table-cell>
          <table:table-cell table:formula="of:=[.B1738]-[.C1738]" office:value-type="float" office:value="-41.370015">
            <text:p>-41.370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3.533174">
            <text:p>503.533174</text:p>
          </table:table-cell>
          <table:table-cell office:value-type="float" office:value="691.653818">
            <text:p>691.653818</text:p>
          </table:table-cell>
          <table:table-cell table:formula="of:=[.B1739]-[.C1739]" office:value-type="float" office:value="-188.120644">
            <text:p>-188.120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476813">
            <text:p>220.476813</text:p>
          </table:table-cell>
          <table:table-cell office:value-type="float" office:value="268.701121">
            <text:p>268.701121</text:p>
          </table:table-cell>
          <table:table-cell table:formula="of:=[.B1740]-[.C1740]" office:value-type="float" office:value="-48.224308">
            <text:p>-48.224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273462">
            <text:p>219.273462</text:p>
          </table:table-cell>
          <table:table-cell office:value-type="float" office:value="265.307941">
            <text:p>265.307941</text:p>
          </table:table-cell>
          <table:table-cell table:formula="of:=[.B1741]-[.C1741]" office:value-type="float" office:value="-46.034479">
            <text:p>-46.034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687342">
            <text:p>140.687342</text:p>
          </table:table-cell>
          <table:table-cell office:value-type="float" office:value="172.249938">
            <text:p>172.249938</text:p>
          </table:table-cell>
          <table:table-cell table:formula="of:=[.B1742]-[.C1742]" office:value-type="float" office:value="-31.562596">
            <text:p>-31.562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82651">
            <text:p>109.082651</text:p>
          </table:table-cell>
          <table:table-cell office:value-type="float" office:value="137.941523">
            <text:p>137.941523</text:p>
          </table:table-cell>
          <table:table-cell table:formula="of:=[.B1743]-[.C1743]" office:value-type="float" office:value="-28.858872">
            <text:p>-28.858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416425">
            <text:p>123.416425</text:p>
          </table:table-cell>
          <table:table-cell office:value-type="float" office:value="140.386419">
            <text:p>140.386419</text:p>
          </table:table-cell>
          <table:table-cell table:formula="of:=[.B1744]-[.C1744]" office:value-type="float" office:value="-16.969994">
            <text:p>-16.969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04596">
            <text:p>133.04596</text:p>
          </table:table-cell>
          <table:table-cell office:value-type="float" office:value="171.865859">
            <text:p>171.865859</text:p>
          </table:table-cell>
          <table:table-cell table:formula="of:=[.B1745]-[.C1745]" office:value-type="float" office:value="-38.819899">
            <text:p>-38.819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885743">
            <text:p>148.885743</text:p>
          </table:table-cell>
          <table:table-cell office:value-type="float" office:value="186.568124">
            <text:p>186.568124</text:p>
          </table:table-cell>
          <table:table-cell table:formula="of:=[.B1746]-[.C1746]" office:value-type="float" office:value="-37.682381">
            <text:p>-37.682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9.767129">
            <text:p>679.767129</text:p>
          </table:table-cell>
          <table:table-cell office:value-type="float" office:value="741.460034">
            <text:p>741.460034</text:p>
          </table:table-cell>
          <table:table-cell table:formula="of:=[.B1747]-[.C1747]" office:value-type="float" office:value="-61.692905">
            <text:p>-61.692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036937">
            <text:p>131.036937</text:p>
          </table:table-cell>
          <table:table-cell office:value-type="float" office:value="159.343028">
            <text:p>159.343028</text:p>
          </table:table-cell>
          <table:table-cell table:formula="of:=[.B1748]-[.C1748]" office:value-type="float" office:value="-28.306091">
            <text:p>-28.306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81114">
            <text:p>109.81114</text:p>
          </table:table-cell>
          <table:table-cell office:value-type="float" office:value="133.173538">
            <text:p>133.173538</text:p>
          </table:table-cell>
          <table:table-cell table:formula="of:=[.B1749]-[.C1749]" office:value-type="float" office:value="-23.362398">
            <text:p>-23.362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165975">
            <text:p>161.165975</text:p>
          </table:table-cell>
          <table:table-cell office:value-type="float" office:value="190.964238">
            <text:p>190.964238</text:p>
          </table:table-cell>
          <table:table-cell table:formula="of:=[.B1750]-[.C1750]" office:value-type="float" office:value="-29.798263">
            <text:p>-29.798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736307">
            <text:p>252.736307</text:p>
          </table:table-cell>
          <table:table-cell office:value-type="float" office:value="295.666788">
            <text:p>295.666788</text:p>
          </table:table-cell>
          <table:table-cell table:formula="of:=[.B1751]-[.C1751]" office:value-type="float" office:value="-42.930481">
            <text:p>-42.930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176877">
            <text:p>140.176877</text:p>
          </table:table-cell>
          <table:table-cell office:value-type="float" office:value="184.331363">
            <text:p>184.331363</text:p>
          </table:table-cell>
          <table:table-cell table:formula="of:=[.B1752]-[.C1752]" office:value-type="float" office:value="-44.154486">
            <text:p>-44.154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279716">
            <text:p>158.279716</text:p>
          </table:table-cell>
          <table:table-cell office:value-type="float" office:value="220.718644">
            <text:p>220.718644</text:p>
          </table:table-cell>
          <table:table-cell table:formula="of:=[.B1753]-[.C1753]" office:value-type="float" office:value="-62.438928">
            <text:p>-62.438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92896">
            <text:p>84.292896</text:p>
          </table:table-cell>
          <table:table-cell office:value-type="float" office:value="95.361169">
            <text:p>95.361169</text:p>
          </table:table-cell>
          <table:table-cell table:formula="of:=[.B1754]-[.C1754]" office:value-type="float" office:value="-11.068273">
            <text:p>-11.068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5.050684">
            <text:p>425.050684</text:p>
          </table:table-cell>
          <table:table-cell office:value-type="float" office:value="495.227879">
            <text:p>495.227879</text:p>
          </table:table-cell>
          <table:table-cell table:formula="of:=[.B1755]-[.C1755]" office:value-type="float" office:value="-70.177195">
            <text:p>-70.177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226799">
            <text:p>193.226799</text:p>
          </table:table-cell>
          <table:table-cell office:value-type="float" office:value="262.128074">
            <text:p>262.128074</text:p>
          </table:table-cell>
          <table:table-cell table:formula="of:=[.B1756]-[.C1756]" office:value-type="float" office:value="-68.901275">
            <text:p>-68.901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1.104433">
            <text:p>561.104433</text:p>
          </table:table-cell>
          <table:table-cell office:value-type="float" office:value="663.508993">
            <text:p>663.508993</text:p>
          </table:table-cell>
          <table:table-cell table:formula="of:=[.B1757]-[.C1757]" office:value-type="float" office:value="-102.40456">
            <text:p>-102.40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254611">
            <text:p>155.254611</text:p>
          </table:table-cell>
          <table:table-cell office:value-type="float" office:value="183.038444">
            <text:p>183.038444</text:p>
          </table:table-cell>
          <table:table-cell table:formula="of:=[.B1758]-[.C1758]" office:value-type="float" office:value="-27.783833">
            <text:p>-27.783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767032">
            <text:p>176.767032</text:p>
          </table:table-cell>
          <table:table-cell office:value-type="float" office:value="222.43808">
            <text:p>222.43808</text:p>
          </table:table-cell>
          <table:table-cell table:formula="of:=[.B1759]-[.C1759]" office:value-type="float" office:value="-45.671048">
            <text:p>-45.671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177831">
            <text:p>240.177831</text:p>
          </table:table-cell>
          <table:table-cell office:value-type="float" office:value="292.973086">
            <text:p>292.973086</text:p>
          </table:table-cell>
          <table:table-cell table:formula="of:=[.B1760]-[.C1760]" office:value-type="float" office:value="-52.795255">
            <text:p>-52.795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411555">
            <text:p>156.411555</text:p>
          </table:table-cell>
          <table:table-cell office:value-type="float" office:value="191.024598">
            <text:p>191.024598</text:p>
          </table:table-cell>
          <table:table-cell table:formula="of:=[.B1761]-[.C1761]" office:value-type="float" office:value="-34.613043">
            <text:p>-34.613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.713576">
            <text:p>405.713576</text:p>
          </table:table-cell>
          <table:table-cell office:value-type="float" office:value="466.029994">
            <text:p>466.029994</text:p>
          </table:table-cell>
          <table:table-cell table:formula="of:=[.B1762]-[.C1762]" office:value-type="float" office:value="-60.316418">
            <text:p>-60.316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87374">
            <text:p>130.87374</text:p>
          </table:table-cell>
          <table:table-cell office:value-type="float" office:value="155.284325">
            <text:p>155.284325</text:p>
          </table:table-cell>
          <table:table-cell table:formula="of:=[.B1763]-[.C1763]" office:value-type="float" office:value="-24.410585">
            <text:p>-24.410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35658">
            <text:p>111.035658</text:p>
          </table:table-cell>
          <table:table-cell office:value-type="float" office:value="130.696271">
            <text:p>130.696271</text:p>
          </table:table-cell>
          <table:table-cell table:formula="of:=[.B1764]-[.C1764]" office:value-type="float" office:value="-19.660613">
            <text:p>-19.660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825275">
            <text:p>200.825275</text:p>
          </table:table-cell>
          <table:table-cell office:value-type="float" office:value="260.841935">
            <text:p>260.841935</text:p>
          </table:table-cell>
          <table:table-cell table:formula="of:=[.B1765]-[.C1765]" office:value-type="float" office:value="-60.01666">
            <text:p>-60.01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.76148">
            <text:p>306.76148</text:p>
          </table:table-cell>
          <table:table-cell office:value-type="float" office:value="337.317233">
            <text:p>337.317233</text:p>
          </table:table-cell>
          <table:table-cell table:formula="of:=[.B1766]-[.C1766]" office:value-type="float" office:value="-30.555753">
            <text:p>-30.555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762113">
            <text:p>218.762113</text:p>
          </table:table-cell>
          <table:table-cell office:value-type="float" office:value="232.23046">
            <text:p>232.23046</text:p>
          </table:table-cell>
          <table:table-cell table:formula="of:=[.B1767]-[.C1767]" office:value-type="float" office:value="-13.468347">
            <text:p>-13.468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091069">
            <text:p>129.091069</text:p>
          </table:table-cell>
          <table:table-cell office:value-type="float" office:value="136.88703">
            <text:p>136.88703</text:p>
          </table:table-cell>
          <table:table-cell table:formula="of:=[.B1768]-[.C1768]" office:value-type="float" office:value="-7.79596100000001">
            <text:p>-7.795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034852">
            <text:p>100.034852</text:p>
          </table:table-cell>
          <table:table-cell office:value-type="float" office:value="103.649113">
            <text:p>103.649113</text:p>
          </table:table-cell>
          <table:table-cell table:formula="of:=[.B1769]-[.C1769]" office:value-type="float" office:value="-3.614261">
            <text:p>-3.614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790132">
            <text:p>215.790132</text:p>
          </table:table-cell>
          <table:table-cell office:value-type="float" office:value="226.697144">
            <text:p>226.697144</text:p>
          </table:table-cell>
          <table:table-cell table:formula="of:=[.B1770]-[.C1770]" office:value-type="float" office:value="-10.907012">
            <text:p>-10.907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094321">
            <text:p>123.094321</text:p>
          </table:table-cell>
          <table:table-cell office:value-type="float" office:value="127.031029">
            <text:p>127.031029</text:p>
          </table:table-cell>
          <table:table-cell table:formula="of:=[.B1771]-[.C1771]" office:value-type="float" office:value="-3.93670800000001">
            <text:p>-3.936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372131">
            <text:p>212.372131</text:p>
          </table:table-cell>
          <table:table-cell office:value-type="float" office:value="216.7934">
            <text:p>216.7934</text:p>
          </table:table-cell>
          <table:table-cell table:formula="of:=[.B1772]-[.C1772]" office:value-type="float" office:value="-4.421269">
            <text:p>-4.421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893322">
            <text:p>186.893322</text:p>
          </table:table-cell>
          <table:table-cell office:value-type="float" office:value="199.068188">
            <text:p>199.068188</text:p>
          </table:table-cell>
          <table:table-cell table:formula="of:=[.B1773]-[.C1773]" office:value-type="float" office:value="-12.174866">
            <text:p>-12.174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719316">
            <text:p>124.719316</text:p>
          </table:table-cell>
          <table:table-cell office:value-type="float" office:value="133.171999">
            <text:p>133.171999</text:p>
          </table:table-cell>
          <table:table-cell table:formula="of:=[.B1774]-[.C1774]" office:value-type="float" office:value="-8.45268299999999">
            <text:p>-8.452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22034">
            <text:p>206.22034</text:p>
          </table:table-cell>
          <table:table-cell office:value-type="float" office:value="214.685001">
            <text:p>214.685001</text:p>
          </table:table-cell>
          <table:table-cell table:formula="of:=[.B1775]-[.C1775]" office:value-type="float" office:value="-8.46466100000001">
            <text:p>-8.464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36341">
            <text:p>74.836341</text:p>
          </table:table-cell>
          <table:table-cell office:value-type="float" office:value="77.974822">
            <text:p>77.974822</text:p>
          </table:table-cell>
          <table:table-cell table:formula="of:=[.B1776]-[.C1776]" office:value-type="float" office:value="-3.138481">
            <text:p>-3.138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51303">
            <text:p>143.451303</text:p>
          </table:table-cell>
          <table:table-cell office:value-type="float" office:value="149.727892">
            <text:p>149.727892</text:p>
          </table:table-cell>
          <table:table-cell table:formula="of:=[.B1777]-[.C1777]" office:value-type="float" office:value="-6.276589">
            <text:p>-6.2765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81901">
            <text:p>69.081901</text:p>
          </table:table-cell>
          <table:table-cell office:value-type="float" office:value="73.822458">
            <text:p>73.822458</text:p>
          </table:table-cell>
          <table:table-cell table:formula="of:=[.B1778]-[.C1778]" office:value-type="float" office:value="-4.740557">
            <text:p>-4.740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600191">
            <text:p>53.600191</text:p>
          </table:table-cell>
          <table:table-cell office:value-type="float" office:value="55.234527">
            <text:p>55.234527</text:p>
          </table:table-cell>
          <table:table-cell table:formula="of:=[.B1779]-[.C1779]" office:value-type="float" office:value="-1.634336">
            <text:p>-1.634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755649">
            <text:p>270.755649</text:p>
          </table:table-cell>
          <table:table-cell office:value-type="float" office:value="281.520702">
            <text:p>281.520702</text:p>
          </table:table-cell>
          <table:table-cell table:formula="of:=[.B1780]-[.C1780]" office:value-type="float" office:value="-10.765053">
            <text:p>-10.765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59527">
            <text:p>138.659527</text:p>
          </table:table-cell>
          <table:table-cell office:value-type="float" office:value="142.7022">
            <text:p>142.7022</text:p>
          </table:table-cell>
          <table:table-cell table:formula="of:=[.B1781]-[.C1781]" office:value-type="float" office:value="-4.04267300000001">
            <text:p>-4.042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100774">
            <text:p>165.100774</text:p>
          </table:table-cell>
          <table:table-cell office:value-type="float" office:value="169.763953">
            <text:p>169.763953</text:p>
          </table:table-cell>
          <table:table-cell table:formula="of:=[.B1782]-[.C1782]" office:value-type="float" office:value="-4.66317899999999">
            <text:p>-4.663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946024">
            <text:p>295.946024</text:p>
          </table:table-cell>
          <table:table-cell office:value-type="float" office:value="302.994956">
            <text:p>302.994956</text:p>
          </table:table-cell>
          <table:table-cell table:formula="of:=[.B1783]-[.C1783]" office:value-type="float" office:value="-7.04893199999998">
            <text:p>-7.048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6.385357">
            <text:p>306.385357</text:p>
          </table:table-cell>
          <table:table-cell office:value-type="float" office:value="312.203853">
            <text:p>312.203853</text:p>
          </table:table-cell>
          <table:table-cell table:formula="of:=[.B1784]-[.C1784]" office:value-type="float" office:value="-5.81849599999998">
            <text:p>-5.8184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41201">
            <text:p>135.041201</text:p>
          </table:table-cell>
          <table:table-cell office:value-type="float" office:value="143.552066">
            <text:p>143.552066</text:p>
          </table:table-cell>
          <table:table-cell table:formula="of:=[.B1785]-[.C1785]" office:value-type="float" office:value="-8.510865">
            <text:p>-8.510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869594">
            <text:p>111.869594</text:p>
          </table:table-cell>
          <table:table-cell office:value-type="float" office:value="117.318384">
            <text:p>117.318384</text:p>
          </table:table-cell>
          <table:table-cell table:formula="of:=[.B1786]-[.C1786]" office:value-type="float" office:value="-5.44878999999999">
            <text:p>-5.44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.267084">
            <text:p>321.267084</text:p>
          </table:table-cell>
          <table:table-cell office:value-type="float" office:value="324.917043">
            <text:p>324.917043</text:p>
          </table:table-cell>
          <table:table-cell table:formula="of:=[.B1787]-[.C1787]" office:value-type="float" office:value="-3.64995899999997">
            <text:p>-3.649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736234">
            <text:p>148.736234</text:p>
          </table:table-cell>
          <table:table-cell office:value-type="float" office:value="153.289118">
            <text:p>153.289118</text:p>
          </table:table-cell>
          <table:table-cell table:formula="of:=[.B1788]-[.C1788]" office:value-type="float" office:value="-4.55288400000001">
            <text:p>-4.552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42163">
            <text:p>86.342163</text:p>
          </table:table-cell>
          <table:table-cell office:value-type="float" office:value="89.431277">
            <text:p>89.431277</text:p>
          </table:table-cell>
          <table:table-cell table:formula="of:=[.B1789]-[.C1789]" office:value-type="float" office:value="-3.08911399999999">
            <text:p>-3.089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3.011051">
            <text:p>393.011051</text:p>
          </table:table-cell>
          <table:table-cell office:value-type="float" office:value="397.106558">
            <text:p>397.106558</text:p>
          </table:table-cell>
          <table:table-cell table:formula="of:=[.B1790]-[.C1790]" office:value-type="float" office:value="-4.095507">
            <text:p>-4.095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945623">
            <text:p>175.945623</text:p>
          </table:table-cell>
          <table:table-cell office:value-type="float" office:value="183.9222">
            <text:p>183.9222</text:p>
          </table:table-cell>
          <table:table-cell table:formula="of:=[.B1791]-[.C1791]" office:value-type="float" office:value="-7.97657699999999">
            <text:p>-7.976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5.022479">
            <text:p>415.022479</text:p>
          </table:table-cell>
          <table:table-cell office:value-type="float" office:value="444.84817">
            <text:p>444.84817</text:p>
          </table:table-cell>
          <table:table-cell table:formula="of:=[.B1792]-[.C1792]" office:value-type="float" office:value="-29.825691">
            <text:p>-29.825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4.453251">
            <text:p>404.453251</text:p>
          </table:table-cell>
          <table:table-cell office:value-type="float" office:value="414.578298">
            <text:p>414.578298</text:p>
          </table:table-cell>
          <table:table-cell table:formula="of:=[.B1793]-[.C1793]" office:value-type="float" office:value="-10.125047">
            <text:p>-10.125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842901">
            <text:p>173.842901</text:p>
          </table:table-cell>
          <table:table-cell office:value-type="float" office:value="179.896753">
            <text:p>179.896753</text:p>
          </table:table-cell>
          <table:table-cell table:formula="of:=[.B1794]-[.C1794]" office:value-type="float" office:value="-6.05385199999998">
            <text:p>-6.053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01585">
            <text:p>81.601585</text:p>
          </table:table-cell>
          <table:table-cell office:value-type="float" office:value="84.137681">
            <text:p>84.137681</text:p>
          </table:table-cell>
          <table:table-cell table:formula="of:=[.B1795]-[.C1795]" office:value-type="float" office:value="-2.536096">
            <text:p>-2.536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288612">
            <text:p>130.288612</text:p>
          </table:table-cell>
          <table:table-cell office:value-type="float" office:value="133.833064">
            <text:p>133.833064</text:p>
          </table:table-cell>
          <table:table-cell table:formula="of:=[.B1796]-[.C1796]" office:value-type="float" office:value="-3.54445200000001">
            <text:p>-3.544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43469">
            <text:p>64.843469</text:p>
          </table:table-cell>
          <table:table-cell office:value-type="float" office:value="67.50861">
            <text:p>67.50861</text:p>
          </table:table-cell>
          <table:table-cell table:formula="of:=[.B1797]-[.C1797]" office:value-type="float" office:value="-2.66514100000001">
            <text:p>-2.665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24011">
            <text:p>69.324011</text:p>
          </table:table-cell>
          <table:table-cell office:value-type="float" office:value="70.096848">
            <text:p>70.096848</text:p>
          </table:table-cell>
          <table:table-cell table:formula="of:=[.B1798]-[.C1798]" office:value-type="float" office:value="-0.772836999999996">
            <text:p>-0.772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855583">
            <text:p>100.855583</text:p>
          </table:table-cell>
          <table:table-cell office:value-type="float" office:value="103.178198">
            <text:p>103.178198</text:p>
          </table:table-cell>
          <table:table-cell table:formula="of:=[.B1799]-[.C1799]" office:value-type="float" office:value="-2.322615">
            <text:p>-2.322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472024">
            <text:p>289.472024</text:p>
          </table:table-cell>
          <table:table-cell office:value-type="float" office:value="300.525622">
            <text:p>300.525622</text:p>
          </table:table-cell>
          <table:table-cell table:formula="of:=[.B1800]-[.C1800]" office:value-type="float" office:value="-11.053598">
            <text:p>-11.053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864228">
            <text:p>189.864228</text:p>
          </table:table-cell>
          <table:table-cell office:value-type="float" office:value="202.192809">
            <text:p>202.192809</text:p>
          </table:table-cell>
          <table:table-cell table:formula="of:=[.B1801]-[.C1801]" office:value-type="float" office:value="-12.328581">
            <text:p>-12.328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3.300944">
            <text:p>323.300944</text:p>
          </table:table-cell>
          <table:table-cell office:value-type="float" office:value="327.894604">
            <text:p>327.894604</text:p>
          </table:table-cell>
          <table:table-cell table:formula="of:=[.B1802]-[.C1802]" office:value-type="float" office:value="-4.59366">
            <text:p>-4.59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89252">
            <text:p>79.289252</text:p>
          </table:table-cell>
          <table:table-cell office:value-type="float" office:value="83.795671">
            <text:p>83.795671</text:p>
          </table:table-cell>
          <table:table-cell table:formula="of:=[.B1803]-[.C1803]" office:value-type="float" office:value="-4.50641899999999">
            <text:p>-4.506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217001">
            <text:p>187.217001</text:p>
          </table:table-cell>
          <table:table-cell office:value-type="float" office:value="202.439745">
            <text:p>202.439745</text:p>
          </table:table-cell>
          <table:table-cell table:formula="of:=[.B1804]-[.C1804]" office:value-type="float" office:value="-15.222744">
            <text:p>-15.222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665683">
            <text:p>135.665683</text:p>
          </table:table-cell>
          <table:table-cell office:value-type="float" office:value="144.109877">
            <text:p>144.109877</text:p>
          </table:table-cell>
          <table:table-cell table:formula="of:=[.B1805]-[.C1805]" office:value-type="float" office:value="-8.44419400000001">
            <text:p>-8.444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72176">
            <text:p>46.72176</text:p>
          </table:table-cell>
          <table:table-cell office:value-type="float" office:value="47.79179">
            <text:p>47.79179</text:p>
          </table:table-cell>
          <table:table-cell table:formula="of:=[.B1806]-[.C1806]" office:value-type="float" office:value="-1.07003">
            <text:p>-1.07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312067">
            <text:p>141.312067</text:p>
          </table:table-cell>
          <table:table-cell office:value-type="float" office:value="148.477805">
            <text:p>148.477805</text:p>
          </table:table-cell>
          <table:table-cell table:formula="of:=[.B1807]-[.C1807]" office:value-type="float" office:value="-7.16573799999998">
            <text:p>-7.165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4.721839">
            <text:p>604.721839</text:p>
          </table:table-cell>
          <table:table-cell office:value-type="float" office:value="630.119116">
            <text:p>630.119116</text:p>
          </table:table-cell>
          <table:table-cell table:formula="of:=[.B1808]-[.C1808]" office:value-type="float" office:value="-25.3972769999999">
            <text:p>-25.397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78186">
            <text:p>63.678186</text:p>
          </table:table-cell>
          <table:table-cell office:value-type="float" office:value="66.040909">
            <text:p>66.040909</text:p>
          </table:table-cell>
          <table:table-cell table:formula="of:=[.B1809]-[.C1809]" office:value-type="float" office:value="-2.362723">
            <text:p>-2.362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48367">
            <text:p>67.048367</text:p>
          </table:table-cell>
          <table:table-cell office:value-type="float" office:value="68.598839">
            <text:p>68.598839</text:p>
          </table:table-cell>
          <table:table-cell table:formula="of:=[.B1810]-[.C1810]" office:value-type="float" office:value="-1.550472">
            <text:p>-1.55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954752">
            <text:p>136.954752</text:p>
          </table:table-cell>
          <table:table-cell office:value-type="float" office:value="147.765367">
            <text:p>147.765367</text:p>
          </table:table-cell>
          <table:table-cell table:formula="of:=[.B1811]-[.C1811]" office:value-type="float" office:value="-10.810615">
            <text:p>-10.810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861578">
            <text:p>230.861578</text:p>
          </table:table-cell>
          <table:table-cell office:value-type="float" office:value="239.857519">
            <text:p>239.857519</text:p>
          </table:table-cell>
          <table:table-cell table:formula="of:=[.B1812]-[.C1812]" office:value-type="float" office:value="-8.99594099999999">
            <text:p>-8.995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725821">
            <text:p>151.725821</text:p>
          </table:table-cell>
          <table:table-cell office:value-type="float" office:value="160.57284">
            <text:p>160.57284</text:p>
          </table:table-cell>
          <table:table-cell table:formula="of:=[.B1813]-[.C1813]" office:value-type="float" office:value="-8.84701900000002">
            <text:p>-8.847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44892">
            <text:p>100.744892</text:p>
          </table:table-cell>
          <table:table-cell office:value-type="float" office:value="105.468024">
            <text:p>105.468024</text:p>
          </table:table-cell>
          <table:table-cell table:formula="of:=[.B1814]-[.C1814]" office:value-type="float" office:value="-4.72313200000001">
            <text:p>-4.723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57126">
            <text:p>120.557126</text:p>
          </table:table-cell>
          <table:table-cell office:value-type="float" office:value="123.864246">
            <text:p>123.864246</text:p>
          </table:table-cell>
          <table:table-cell table:formula="of:=[.B1815]-[.C1815]" office:value-type="float" office:value="-3.30712">
            <text:p>-3.30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978724">
            <text:p>60.978724</text:p>
          </table:table-cell>
          <table:table-cell office:value-type="float" office:value="65.559815">
            <text:p>65.559815</text:p>
          </table:table-cell>
          <table:table-cell table:formula="of:=[.B1816]-[.C1816]" office:value-type="float" office:value="-4.581091">
            <text:p>-4.581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747686">
            <text:p>292.747686</text:p>
          </table:table-cell>
          <table:table-cell office:value-type="float" office:value="295.179985">
            <text:p>295.179985</text:p>
          </table:table-cell>
          <table:table-cell table:formula="of:=[.B1817]-[.C1817]" office:value-type="float" office:value="-2.432299">
            <text:p>-2.432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733987">
            <text:p>116.733987</text:p>
          </table:table-cell>
          <table:table-cell office:value-type="float" office:value="125.233536">
            <text:p>125.233536</text:p>
          </table:table-cell>
          <table:table-cell table:formula="of:=[.B1818]-[.C1818]" office:value-type="float" office:value="-8.499549">
            <text:p>-8.499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2704">
            <text:p>82.52704</text:p>
          </table:table-cell>
          <table:table-cell office:value-type="float" office:value="87.088573">
            <text:p>87.088573</text:p>
          </table:table-cell>
          <table:table-cell table:formula="of:=[.B1819]-[.C1819]" office:value-type="float" office:value="-4.561533">
            <text:p>-4.561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27749">
            <text:p>134.27749</text:p>
          </table:table-cell>
          <table:table-cell office:value-type="float" office:value="138.484873">
            <text:p>138.484873</text:p>
          </table:table-cell>
          <table:table-cell table:formula="of:=[.B1820]-[.C1820]" office:value-type="float" office:value="-4.20738299999999">
            <text:p>-4.207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25452">
            <text:p>96.325452</text:p>
          </table:table-cell>
          <table:table-cell office:value-type="float" office:value="99.887488">
            <text:p>99.887488</text:p>
          </table:table-cell>
          <table:table-cell table:formula="of:=[.B1821]-[.C1821]" office:value-type="float" office:value="-3.56203600000001">
            <text:p>-3.562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912353">
            <text:p>160.912353</text:p>
          </table:table-cell>
          <table:table-cell office:value-type="float" office:value="167.220992">
            <text:p>167.220992</text:p>
          </table:table-cell>
          <table:table-cell table:formula="of:=[.B1822]-[.C1822]" office:value-type="float" office:value="-6.308639">
            <text:p>-6.308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.140961">
            <text:p>439.140961</text:p>
          </table:table-cell>
          <table:table-cell office:value-type="float" office:value="440.702289">
            <text:p>440.702289</text:p>
          </table:table-cell>
          <table:table-cell table:formula="of:=[.B1823]-[.C1823]" office:value-type="float" office:value="-1.561328">
            <text:p>-1.561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141942">
            <text:p>287.141942</text:p>
          </table:table-cell>
          <table:table-cell office:value-type="float" office:value="308.118917">
            <text:p>308.118917</text:p>
          </table:table-cell>
          <table:table-cell table:formula="of:=[.B1824]-[.C1824]" office:value-type="float" office:value="-20.976975">
            <text:p>-20.976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737253">
            <text:p>198.737253</text:p>
          </table:table-cell>
          <table:table-cell office:value-type="float" office:value="207.812548">
            <text:p>207.812548</text:p>
          </table:table-cell>
          <table:table-cell table:formula="of:=[.B1825]-[.C1825]" office:value-type="float" office:value="-9.07529499999998">
            <text:p>-9.075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9.375673">
            <text:p>509.375673</text:p>
          </table:table-cell>
          <table:table-cell office:value-type="float" office:value="516.849865">
            <text:p>516.849865</text:p>
          </table:table-cell>
          <table:table-cell table:formula="of:=[.B1826]-[.C1826]" office:value-type="float" office:value="-7.47419200000002">
            <text:p>-7.474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493913">
            <text:p>81.493913</text:p>
          </table:table-cell>
          <table:table-cell office:value-type="float" office:value="84.144192">
            <text:p>84.144192</text:p>
          </table:table-cell>
          <table:table-cell table:formula="of:=[.B1827]-[.C1827]" office:value-type="float" office:value="-2.650279">
            <text:p>-2.650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381906">
            <text:p>152.381906</text:p>
          </table:table-cell>
          <table:table-cell office:value-type="float" office:value="160.545896">
            <text:p>160.545896</text:p>
          </table:table-cell>
          <table:table-cell table:formula="of:=[.B1828]-[.C1828]" office:value-type="float" office:value="-8.16399000000001">
            <text:p>-8.16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842578">
            <text:p>140.842578</text:p>
          </table:table-cell>
          <table:table-cell office:value-type="float" office:value="146.458122">
            <text:p>146.458122</text:p>
          </table:table-cell>
          <table:table-cell table:formula="of:=[.B1829]-[.C1829]" office:value-type="float" office:value="-5.615544">
            <text:p>-5.615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347169">
            <text:p>42.347169</text:p>
          </table:table-cell>
          <table:table-cell office:value-type="float" office:value="43.72166">
            <text:p>43.72166</text:p>
          </table:table-cell>
          <table:table-cell table:formula="of:=[.B1830]-[.C1830]" office:value-type="float" office:value="-1.374491">
            <text:p>-1.374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65595">
            <text:p>83.765595</text:p>
          </table:table-cell>
          <table:table-cell office:value-type="float" office:value="87.170847">
            <text:p>87.170847</text:p>
          </table:table-cell>
          <table:table-cell table:formula="of:=[.B1831]-[.C1831]" office:value-type="float" office:value="-3.40525199999999">
            <text:p>-3.405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765982">
            <text:p>145.765982</text:p>
          </table:table-cell>
          <table:table-cell office:value-type="float" office:value="151.98643">
            <text:p>151.98643</text:p>
          </table:table-cell>
          <table:table-cell table:formula="of:=[.B1832]-[.C1832]" office:value-type="float" office:value="-6.220448">
            <text:p>-6.220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959647">
            <text:p>147.959647</text:p>
          </table:table-cell>
          <table:table-cell office:value-type="float" office:value="150.370174">
            <text:p>150.370174</text:p>
          </table:table-cell>
          <table:table-cell table:formula="of:=[.B1833]-[.C1833]" office:value-type="float" office:value="-2.410527">
            <text:p>-2.410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490354">
            <text:p>256.490354</text:p>
          </table:table-cell>
          <table:table-cell office:value-type="float" office:value="265.058859">
            <text:p>265.058859</text:p>
          </table:table-cell>
          <table:table-cell table:formula="of:=[.B1834]-[.C1834]" office:value-type="float" office:value="-8.56850499999996">
            <text:p>-8.568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056822">
            <text:p>51.056822</text:p>
          </table:table-cell>
          <table:table-cell office:value-type="float" office:value="53.207793">
            <text:p>53.207793</text:p>
          </table:table-cell>
          <table:table-cell table:formula="of:=[.B1835]-[.C1835]" office:value-type="float" office:value="-2.15097100000001">
            <text:p>-2.150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.006143">
            <text:p>232.006143</text:p>
          </table:table-cell>
          <table:table-cell office:value-type="float" office:value="246.275885">
            <text:p>246.275885</text:p>
          </table:table-cell>
          <table:table-cell table:formula="of:=[.B1836]-[.C1836]" office:value-type="float" office:value="-14.269742">
            <text:p>-14.269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87753">
            <text:p>87.887753</text:p>
          </table:table-cell>
          <table:table-cell office:value-type="float" office:value="90.224727">
            <text:p>90.224727</text:p>
          </table:table-cell>
          <table:table-cell table:formula="of:=[.B1837]-[.C1837]" office:value-type="float" office:value="-2.336974">
            <text:p>-2.336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734618">
            <text:p>198.734618</text:p>
          </table:table-cell>
          <table:table-cell office:value-type="float" office:value="206.658351">
            <text:p>206.658351</text:p>
          </table:table-cell>
          <table:table-cell table:formula="of:=[.B1838]-[.C1838]" office:value-type="float" office:value="-7.923733">
            <text:p>-7.923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20193">
            <text:p>133.20193</text:p>
          </table:table-cell>
          <table:table-cell office:value-type="float" office:value="138.44676">
            <text:p>138.44676</text:p>
          </table:table-cell>
          <table:table-cell table:formula="of:=[.B1839]-[.C1839]" office:value-type="float" office:value="-5.24483000000001">
            <text:p>-5.24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833033">
            <text:p>209.833033</text:p>
          </table:table-cell>
          <table:table-cell office:value-type="float" office:value="220.099883">
            <text:p>220.099883</text:p>
          </table:table-cell>
          <table:table-cell table:formula="of:=[.B1840]-[.C1840]" office:value-type="float" office:value="-10.26685">
            <text:p>-10.26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71008">
            <text:p>137.71008</text:p>
          </table:table-cell>
          <table:table-cell office:value-type="float" office:value="141.61037">
            <text:p>141.61037</text:p>
          </table:table-cell>
          <table:table-cell table:formula="of:=[.B1841]-[.C1841]" office:value-type="float" office:value="-3.90028999999998">
            <text:p>-3.90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110393">
            <text:p>172.110393</text:p>
          </table:table-cell>
          <table:table-cell office:value-type="float" office:value="187.983108">
            <text:p>187.983108</text:p>
          </table:table-cell>
          <table:table-cell table:formula="of:=[.B1842]-[.C1842]" office:value-type="float" office:value="-15.872715">
            <text:p>-15.872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74548">
            <text:p>126.474548</text:p>
          </table:table-cell>
          <table:table-cell office:value-type="float" office:value="130.097659">
            <text:p>130.097659</text:p>
          </table:table-cell>
          <table:table-cell table:formula="of:=[.B1843]-[.C1843]" office:value-type="float" office:value="-3.62311099999999">
            <text:p>-3.623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70128">
            <text:p>107.870128</text:p>
          </table:table-cell>
          <table:table-cell office:value-type="float" office:value="111.773511">
            <text:p>111.773511</text:p>
          </table:table-cell>
          <table:table-cell table:formula="of:=[.B1844]-[.C1844]" office:value-type="float" office:value="-3.90338300000001">
            <text:p>-3.903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662917">
            <text:p>150.662917</text:p>
          </table:table-cell>
          <table:table-cell office:value-type="float" office:value="158.291458">
            <text:p>158.291458</text:p>
          </table:table-cell>
          <table:table-cell table:formula="of:=[.B1845]-[.C1845]" office:value-type="float" office:value="-7.62854100000001">
            <text:p>-7.628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929378">
            <text:p>305.929378</text:p>
          </table:table-cell>
          <table:table-cell office:value-type="float" office:value="333.924622">
            <text:p>333.924622</text:p>
          </table:table-cell>
          <table:table-cell table:formula="of:=[.B1846]-[.C1846]" office:value-type="float" office:value="-27.995244">
            <text:p>-27.995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880984">
            <text:p>140.880984</text:p>
          </table:table-cell>
          <table:table-cell office:value-type="float" office:value="149.274041">
            <text:p>149.274041</text:p>
          </table:table-cell>
          <table:table-cell table:formula="of:=[.B1847]-[.C1847]" office:value-type="float" office:value="-8.393057">
            <text:p>-8.393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3.134767">
            <text:p>383.134767</text:p>
          </table:table-cell>
          <table:table-cell office:value-type="float" office:value="391.153264">
            <text:p>391.153264</text:p>
          </table:table-cell>
          <table:table-cell table:formula="of:=[.B1848]-[.C1848]" office:value-type="float" office:value="-8.01849699999997">
            <text:p>-8.018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580984">
            <text:p>151.580984</text:p>
          </table:table-cell>
          <table:table-cell office:value-type="float" office:value="155.038342">
            <text:p>155.038342</text:p>
          </table:table-cell>
          <table:table-cell table:formula="of:=[.B1849]-[.C1849]" office:value-type="float" office:value="-3.457358">
            <text:p>-3.457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936821">
            <text:p>145.936821</text:p>
          </table:table-cell>
          <table:table-cell office:value-type="float" office:value="151.922325">
            <text:p>151.922325</text:p>
          </table:table-cell>
          <table:table-cell table:formula="of:=[.B1850]-[.C1850]" office:value-type="float" office:value="-5.98550399999999">
            <text:p>-5.985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68608">
            <text:p>88.168608</text:p>
          </table:table-cell>
          <table:table-cell office:value-type="float" office:value="92.249006">
            <text:p>92.249006</text:p>
          </table:table-cell>
          <table:table-cell table:formula="of:=[.B1851]-[.C1851]" office:value-type="float" office:value="-4.08039799999999">
            <text:p>-4.080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662528">
            <text:p>56.662528</text:p>
          </table:table-cell>
          <table:table-cell office:value-type="float" office:value="60.540041">
            <text:p>60.540041</text:p>
          </table:table-cell>
          <table:table-cell table:formula="of:=[.B1852]-[.C1852]" office:value-type="float" office:value="-3.877513">
            <text:p>-3.8775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871169">
            <text:p>262.871169</text:p>
          </table:table-cell>
          <table:table-cell office:value-type="float" office:value="276.279606">
            <text:p>276.279606</text:p>
          </table:table-cell>
          <table:table-cell table:formula="of:=[.B1853]-[.C1853]" office:value-type="float" office:value="-13.408437">
            <text:p>-13.408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43607">
            <text:p>119.043607</text:p>
          </table:table-cell>
          <table:table-cell office:value-type="float" office:value="123.493278">
            <text:p>123.493278</text:p>
          </table:table-cell>
          <table:table-cell table:formula="of:=[.B1854]-[.C1854]" office:value-type="float" office:value="-4.44967100000001">
            <text:p>-4.449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00672">
            <text:p>53.200672</text:p>
          </table:table-cell>
          <table:table-cell office:value-type="float" office:value="54.986307">
            <text:p>54.986307</text:p>
          </table:table-cell>
          <table:table-cell table:formula="of:=[.B1855]-[.C1855]" office:value-type="float" office:value="-1.785635">
            <text:p>-1.785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371184">
            <text:p>59.371184</text:p>
          </table:table-cell>
          <table:table-cell office:value-type="float" office:value="62.980232">
            <text:p>62.980232</text:p>
          </table:table-cell>
          <table:table-cell table:formula="of:=[.B1856]-[.C1856]" office:value-type="float" office:value="-3.609048">
            <text:p>-3.609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58055">
            <text:p>124.358055</text:p>
          </table:table-cell>
          <table:table-cell office:value-type="float" office:value="130.871198">
            <text:p>130.871198</text:p>
          </table:table-cell>
          <table:table-cell table:formula="of:=[.B1857]-[.C1857]" office:value-type="float" office:value="-6.513143">
            <text:p>-6.513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480515">
            <text:p>133.480515</text:p>
          </table:table-cell>
          <table:table-cell office:value-type="float" office:value="136.868279">
            <text:p>136.868279</text:p>
          </table:table-cell>
          <table:table-cell table:formula="of:=[.B1858]-[.C1858]" office:value-type="float" office:value="-3.387764">
            <text:p>-3.387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276735">
            <text:p>124.276735</text:p>
          </table:table-cell>
          <table:table-cell office:value-type="float" office:value="129.754008">
            <text:p>129.754008</text:p>
          </table:table-cell>
          <table:table-cell table:formula="of:=[.B1859]-[.C1859]" office:value-type="float" office:value="-5.477273">
            <text:p>-5.477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106774">
            <text:p>126.106774</text:p>
          </table:table-cell>
          <table:table-cell office:value-type="float" office:value="134.365622">
            <text:p>134.365622</text:p>
          </table:table-cell>
          <table:table-cell table:formula="of:=[.B1860]-[.C1860]" office:value-type="float" office:value="-8.258848">
            <text:p>-8.258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71446">
            <text:p>120.071446</text:p>
          </table:table-cell>
          <table:table-cell office:value-type="float" office:value="124.458897">
            <text:p>124.458897</text:p>
          </table:table-cell>
          <table:table-cell table:formula="of:=[.B1861]-[.C1861]" office:value-type="float" office:value="-4.387451">
            <text:p>-4.387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311014">
            <text:p>77.311014</text:p>
          </table:table-cell>
          <table:table-cell office:value-type="float" office:value="83.008608">
            <text:p>83.008608</text:p>
          </table:table-cell>
          <table:table-cell table:formula="of:=[.B1862]-[.C1862]" office:value-type="float" office:value="-5.697594">
            <text:p>-5.697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720817">
            <text:p>110.720817</text:p>
          </table:table-cell>
          <table:table-cell office:value-type="float" office:value="114.707964">
            <text:p>114.707964</text:p>
          </table:table-cell>
          <table:table-cell table:formula="of:=[.B1863]-[.C1863]" office:value-type="float" office:value="-3.98714700000001">
            <text:p>-3.987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49519">
            <text:p>76.149519</text:p>
          </table:table-cell>
          <table:table-cell office:value-type="float" office:value="80.821673">
            <text:p>80.821673</text:p>
          </table:table-cell>
          <table:table-cell table:formula="of:=[.B1864]-[.C1864]" office:value-type="float" office:value="-4.67215400000001">
            <text:p>-4.672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0.145546">
            <text:p>420.145546</text:p>
          </table:table-cell>
          <table:table-cell office:value-type="float" office:value="428.257943">
            <text:p>428.257943</text:p>
          </table:table-cell>
          <table:table-cell table:formula="of:=[.B1865]-[.C1865]" office:value-type="float" office:value="-8.11239699999999">
            <text:p>-8.112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816849">
            <text:p>133.816849</text:p>
          </table:table-cell>
          <table:table-cell office:value-type="float" office:value="138.361614">
            <text:p>138.361614</text:p>
          </table:table-cell>
          <table:table-cell table:formula="of:=[.B1866]-[.C1866]" office:value-type="float" office:value="-4.54476500000001">
            <text:p>-4.544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58001">
            <text:p>71.958001</text:p>
          </table:table-cell>
          <table:table-cell office:value-type="float" office:value="75.309883">
            <text:p>75.309883</text:p>
          </table:table-cell>
          <table:table-cell table:formula="of:=[.B1867]-[.C1867]" office:value-type="float" office:value="-3.351882">
            <text:p>-3.351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53247">
            <text:p>79.353247</text:p>
          </table:table-cell>
          <table:table-cell office:value-type="float" office:value="82.708347">
            <text:p>82.708347</text:p>
          </table:table-cell>
          <table:table-cell table:formula="of:=[.B1868]-[.C1868]" office:value-type="float" office:value="-3.35510000000001">
            <text:p>-3.3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40989">
            <text:p>76.640989</text:p>
          </table:table-cell>
          <table:table-cell office:value-type="float" office:value="83.102124">
            <text:p>83.102124</text:p>
          </table:table-cell>
          <table:table-cell table:formula="of:=[.B1869]-[.C1869]" office:value-type="float" office:value="-6.461135">
            <text:p>-6.461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730262">
            <text:p>201.730262</text:p>
          </table:table-cell>
          <table:table-cell office:value-type="float" office:value="215.93685">
            <text:p>215.93685</text:p>
          </table:table-cell>
          <table:table-cell table:formula="of:=[.B1870]-[.C1870]" office:value-type="float" office:value="-14.206588">
            <text:p>-14.206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94428">
            <text:p>72.394428</text:p>
          </table:table-cell>
          <table:table-cell office:value-type="float" office:value="76.572416">
            <text:p>76.572416</text:p>
          </table:table-cell>
          <table:table-cell table:formula="of:=[.B1871]-[.C1871]" office:value-type="float" office:value="-4.177988">
            <text:p>-4.177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190638">
            <text:p>157.190638</text:p>
          </table:table-cell>
          <table:table-cell office:value-type="float" office:value="160.360937">
            <text:p>160.360937</text:p>
          </table:table-cell>
          <table:table-cell table:formula="of:=[.B1872]-[.C1872]" office:value-type="float" office:value="-3.170299">
            <text:p>-3.170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119295">
            <text:p>97.119295</text:p>
          </table:table-cell>
          <table:table-cell office:value-type="float" office:value="101.686238">
            <text:p>101.686238</text:p>
          </table:table-cell>
          <table:table-cell table:formula="of:=[.B1873]-[.C1873]" office:value-type="float" office:value="-4.56694300000001">
            <text:p>-4.566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1.020484">
            <text:p>391.020484</text:p>
          </table:table-cell>
          <table:table-cell office:value-type="float" office:value="398.619462">
            <text:p>398.619462</text:p>
          </table:table-cell>
          <table:table-cell table:formula="of:=[.B1874]-[.C1874]" office:value-type="float" office:value="-7.59897799999999">
            <text:p>-7.598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045095">
            <text:p>176.045095</text:p>
          </table:table-cell>
          <table:table-cell office:value-type="float" office:value="183.16046">
            <text:p>183.16046</text:p>
          </table:table-cell>
          <table:table-cell table:formula="of:=[.B1875]-[.C1875]" office:value-type="float" office:value="-7.115365">
            <text:p>-7.115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586537">
            <text:p>177.586537</text:p>
          </table:table-cell>
          <table:table-cell office:value-type="float" office:value="186.487801">
            <text:p>186.487801</text:p>
          </table:table-cell>
          <table:table-cell table:formula="of:=[.B1876]-[.C1876]" office:value-type="float" office:value="-8.901264">
            <text:p>-8.901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1.274858">
            <text:p>571.274858</text:p>
          </table:table-cell>
          <table:table-cell office:value-type="float" office:value="580.198293">
            <text:p>580.198293</text:p>
          </table:table-cell>
          <table:table-cell table:formula="of:=[.B1877]-[.C1877]" office:value-type="float" office:value="-8.92343500000004">
            <text:p>-8.923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72457">
            <text:p>126.572457</text:p>
          </table:table-cell>
          <table:table-cell office:value-type="float" office:value="132.635524">
            <text:p>132.635524</text:p>
          </table:table-cell>
          <table:table-cell table:formula="of:=[.B1878]-[.C1878]" office:value-type="float" office:value="-6.063067">
            <text:p>-6.063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592222">
            <text:p>94.592222</text:p>
          </table:table-cell>
          <table:table-cell office:value-type="float" office:value="101.376453">
            <text:p>101.376453</text:p>
          </table:table-cell>
          <table:table-cell table:formula="of:=[.B1879]-[.C1879]" office:value-type="float" office:value="-6.78423099999999">
            <text:p>-6.784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487063">
            <text:p>301.487063</text:p>
          </table:table-cell>
          <table:table-cell office:value-type="float" office:value="307.485663">
            <text:p>307.485663</text:p>
          </table:table-cell>
          <table:table-cell table:formula="of:=[.B1880]-[.C1880]" office:value-type="float" office:value="-5.99860000000001">
            <text:p>-5.9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504973">
            <text:p>130.504973</text:p>
          </table:table-cell>
          <table:table-cell office:value-type="float" office:value="133.838142">
            <text:p>133.838142</text:p>
          </table:table-cell>
          <table:table-cell table:formula="of:=[.B1881]-[.C1881]" office:value-type="float" office:value="-3.333169">
            <text:p>-3.333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54048">
            <text:p>75.154048</text:p>
          </table:table-cell>
          <table:table-cell office:value-type="float" office:value="76.177563">
            <text:p>76.177563</text:p>
          </table:table-cell>
          <table:table-cell table:formula="of:=[.B1882]-[.C1882]" office:value-type="float" office:value="-1.023515">
            <text:p>-1.023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31798">
            <text:p>86.231798</text:p>
          </table:table-cell>
          <table:table-cell office:value-type="float" office:value="90.306392">
            <text:p>90.306392</text:p>
          </table:table-cell>
          <table:table-cell table:formula="of:=[.B1883]-[.C1883]" office:value-type="float" office:value="-4.07459400000001">
            <text:p>-4.074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00146">
            <text:p>141.700146</text:p>
          </table:table-cell>
          <table:table-cell office:value-type="float" office:value="146.467951">
            <text:p>146.467951</text:p>
          </table:table-cell>
          <table:table-cell table:formula="of:=[.B1884]-[.C1884]" office:value-type="float" office:value="-4.76780500000001">
            <text:p>-4.767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22974">
            <text:p>64.822974</text:p>
          </table:table-cell>
          <table:table-cell office:value-type="float" office:value="66.926895">
            <text:p>66.926895</text:p>
          </table:table-cell>
          <table:table-cell table:formula="of:=[.B1885]-[.C1885]" office:value-type="float" office:value="-2.103921">
            <text:p>-2.103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446159">
            <text:p>75.446159</text:p>
          </table:table-cell>
          <table:table-cell office:value-type="float" office:value="79.310514">
            <text:p>79.310514</text:p>
          </table:table-cell>
          <table:table-cell table:formula="of:=[.B1886]-[.C1886]" office:value-type="float" office:value="-3.864355">
            <text:p>-3.864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.685226">
            <text:p>260.685226</text:p>
          </table:table-cell>
          <table:table-cell office:value-type="float" office:value="260.379146">
            <text:p>260.379146</text:p>
          </table:table-cell>
          <table:table-cell table:formula="of:=[.B1887]-[.C1887]" office:value-type="float" office:value="0.306080000000009">
            <text:p>0.30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.883045">
            <text:p>303.883045</text:p>
          </table:table-cell>
          <table:table-cell office:value-type="float" office:value="312.259111">
            <text:p>312.259111</text:p>
          </table:table-cell>
          <table:table-cell table:formula="of:=[.B1888]-[.C1888]" office:value-type="float" office:value="-8.37606600000004">
            <text:p>-8.376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45069">
            <text:p>120.045069</text:p>
          </table:table-cell>
          <table:table-cell office:value-type="float" office:value="125.755019">
            <text:p>125.755019</text:p>
          </table:table-cell>
          <table:table-cell table:formula="of:=[.B1889]-[.C1889]" office:value-type="float" office:value="-5.70995000000001">
            <text:p>-5.70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55933">
            <text:p>298.55933</text:p>
          </table:table-cell>
          <table:table-cell office:value-type="float" office:value="313.782445">
            <text:p>313.782445</text:p>
          </table:table-cell>
          <table:table-cell table:formula="of:=[.B1890]-[.C1890]" office:value-type="float" office:value="-15.223115">
            <text:p>-15.223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5.08526">
            <text:p>525.08526</text:p>
          </table:table-cell>
          <table:table-cell office:value-type="float" office:value="531.718014">
            <text:p>531.718014</text:p>
          </table:table-cell>
          <table:table-cell table:formula="of:=[.B1891]-[.C1891]" office:value-type="float" office:value="-6.63275400000009">
            <text:p>-6.632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599455">
            <text:p>197.599455</text:p>
          </table:table-cell>
          <table:table-cell office:value-type="float" office:value="204.184469">
            <text:p>204.184469</text:p>
          </table:table-cell>
          <table:table-cell table:formula="of:=[.B1892]-[.C1892]" office:value-type="float" office:value="-6.585014">
            <text:p>-6.585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71283">
            <text:p>66.671283</text:p>
          </table:table-cell>
          <table:table-cell office:value-type="float" office:value="68.736181">
            <text:p>68.736181</text:p>
          </table:table-cell>
          <table:table-cell table:formula="of:=[.B1893]-[.C1893]" office:value-type="float" office:value="-2.064898">
            <text:p>-2.064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798899">
            <text:p>134.798899</text:p>
          </table:table-cell>
          <table:table-cell office:value-type="float" office:value="144.029313">
            <text:p>144.029313</text:p>
          </table:table-cell>
          <table:table-cell table:formula="of:=[.B1894]-[.C1894]" office:value-type="float" office:value="-9.230414">
            <text:p>-9.230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18525">
            <text:p>142.918525</text:p>
          </table:table-cell>
          <table:table-cell office:value-type="float" office:value="149.07844">
            <text:p>149.07844</text:p>
          </table:table-cell>
          <table:table-cell table:formula="of:=[.B1895]-[.C1895]" office:value-type="float" office:value="-6.15991500000001">
            <text:p>-6.159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9.523297">
            <text:p>329.523297</text:p>
          </table:table-cell>
          <table:table-cell office:value-type="float" office:value="333.87902">
            <text:p>333.87902</text:p>
          </table:table-cell>
          <table:table-cell table:formula="of:=[.B1896]-[.C1896]" office:value-type="float" office:value="-4.35572300000001">
            <text:p>-4.355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2.67799">
            <text:p>472.67799</text:p>
          </table:table-cell>
          <table:table-cell office:value-type="float" office:value="484.38093">
            <text:p>484.38093</text:p>
          </table:table-cell>
          <table:table-cell table:formula="of:=[.B1897]-[.C1897]" office:value-type="float" office:value="-11.70294">
            <text:p>-11.70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75765">
            <text:p>151.675765</text:p>
          </table:table-cell>
          <table:table-cell office:value-type="float" office:value="158.538637">
            <text:p>158.538637</text:p>
          </table:table-cell>
          <table:table-cell table:formula="of:=[.B1898]-[.C1898]" office:value-type="float" office:value="-6.86287199999998">
            <text:p>-6.862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2.583241">
            <text:p>342.583241</text:p>
          </table:table-cell>
          <table:table-cell office:value-type="float" office:value="342.375787">
            <text:p>342.375787</text:p>
          </table:table-cell>
          <table:table-cell table:formula="of:=[.B1899]-[.C1899]" office:value-type="float" office:value="0.207453999999984">
            <text:p>0.207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63131">
            <text:p>138.663131</text:p>
          </table:table-cell>
          <table:table-cell office:value-type="float" office:value="148.694977">
            <text:p>148.694977</text:p>
          </table:table-cell>
          <table:table-cell table:formula="of:=[.B1900]-[.C1900]" office:value-type="float" office:value="-10.031846">
            <text:p>-10.031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138748">
            <text:p>154.138748</text:p>
          </table:table-cell>
          <table:table-cell office:value-type="float" office:value="163.374239">
            <text:p>163.374239</text:p>
          </table:table-cell>
          <table:table-cell table:formula="of:=[.B1901]-[.C1901]" office:value-type="float" office:value="-9.235491">
            <text:p>-9.235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88474">
            <text:p>120.688474</text:p>
          </table:table-cell>
          <table:table-cell office:value-type="float" office:value="126.007854">
            <text:p>126.007854</text:p>
          </table:table-cell>
          <table:table-cell table:formula="of:=[.B1902]-[.C1902]" office:value-type="float" office:value="-5.31938">
            <text:p>-5.31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19797">
            <text:p>51.19797</text:p>
          </table:table-cell>
          <table:table-cell office:value-type="float" office:value="53.105072">
            <text:p>53.105072</text:p>
          </table:table-cell>
          <table:table-cell table:formula="of:=[.B1903]-[.C1903]" office:value-type="float" office:value="-1.907102">
            <text:p>-1.907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13007">
            <text:p>90.413007</text:p>
          </table:table-cell>
          <table:table-cell office:value-type="float" office:value="94.835779">
            <text:p>94.835779</text:p>
          </table:table-cell>
          <table:table-cell table:formula="of:=[.B1904]-[.C1904]" office:value-type="float" office:value="-4.42277200000001">
            <text:p>-4.422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52255">
            <text:p>97.952255</text:p>
          </table:table-cell>
          <table:table-cell office:value-type="float" office:value="102.179115">
            <text:p>102.179115</text:p>
          </table:table-cell>
          <table:table-cell table:formula="of:=[.B1905]-[.C1905]" office:value-type="float" office:value="-4.22686">
            <text:p>-4.22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5.154064">
            <text:p>425.154064</text:p>
          </table:table-cell>
          <table:table-cell office:value-type="float" office:value="438.088217">
            <text:p>438.088217</text:p>
          </table:table-cell>
          <table:table-cell table:formula="of:=[.B1906]-[.C1906]" office:value-type="float" office:value="-12.934153">
            <text:p>-12.934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735544">
            <text:p>131.735544</text:p>
          </table:table-cell>
          <table:table-cell office:value-type="float" office:value="134.339037">
            <text:p>134.339037</text:p>
          </table:table-cell>
          <table:table-cell table:formula="of:=[.B1907]-[.C1907]" office:value-type="float" office:value="-2.60349299999999">
            <text:p>-2.603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291625">
            <text:p>55.291625</text:p>
          </table:table-cell>
          <table:table-cell office:value-type="float" office:value="57.650377">
            <text:p>57.650377</text:p>
          </table:table-cell>
          <table:table-cell table:formula="of:=[.B1908]-[.C1908]" office:value-type="float" office:value="-2.358752">
            <text:p>-2.358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87476">
            <text:p>91.987476</text:p>
          </table:table-cell>
          <table:table-cell office:value-type="float" office:value="93.664611">
            <text:p>93.664611</text:p>
          </table:table-cell>
          <table:table-cell table:formula="of:=[.B1909]-[.C1909]" office:value-type="float" office:value="-1.67713499999999">
            <text:p>-1.677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18511">
            <text:p>153.618511</text:p>
          </table:table-cell>
          <table:table-cell office:value-type="float" office:value="160.284528">
            <text:p>160.284528</text:p>
          </table:table-cell>
          <table:table-cell table:formula="of:=[.B1910]-[.C1910]" office:value-type="float" office:value="-6.66601699999998">
            <text:p>-6.666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4916">
            <text:p>92.94916</text:p>
          </table:table-cell>
          <table:table-cell office:value-type="float" office:value="96.625837">
            <text:p>96.625837</text:p>
          </table:table-cell>
          <table:table-cell table:formula="of:=[.B1911]-[.C1911]" office:value-type="float" office:value="-3.676677">
            <text:p>-3.676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48264">
            <text:p>141.748264</text:p>
          </table:table-cell>
          <table:table-cell office:value-type="float" office:value="149.431544">
            <text:p>149.431544</text:p>
          </table:table-cell>
          <table:table-cell table:formula="of:=[.B1912]-[.C1912]" office:value-type="float" office:value="-7.68328">
            <text:p>-7.68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740577">
            <text:p>146.740577</text:p>
          </table:table-cell>
          <table:table-cell office:value-type="float" office:value="155.305867">
            <text:p>155.305867</text:p>
          </table:table-cell>
          <table:table-cell table:formula="of:=[.B1913]-[.C1913]" office:value-type="float" office:value="-8.56529">
            <text:p>-8.56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598344">
            <text:p>212.598344</text:p>
          </table:table-cell>
          <table:table-cell office:value-type="float" office:value="222.708418">
            <text:p>222.708418</text:p>
          </table:table-cell>
          <table:table-cell table:formula="of:=[.B1914]-[.C1914]" office:value-type="float" office:value="-10.110074">
            <text:p>-10.110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24555">
            <text:p>89.824555</text:p>
          </table:table-cell>
          <table:table-cell office:value-type="float" office:value="92.761956">
            <text:p>92.761956</text:p>
          </table:table-cell>
          <table:table-cell table:formula="of:=[.B1915]-[.C1915]" office:value-type="float" office:value="-2.93740099999999">
            <text:p>-2.937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758877">
            <text:p>41.758877</text:p>
          </table:table-cell>
          <table:table-cell office:value-type="float" office:value="44.13905">
            <text:p>44.13905</text:p>
          </table:table-cell>
          <table:table-cell table:formula="of:=[.B1916]-[.C1916]" office:value-type="float" office:value="-2.380173">
            <text:p>-2.380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4.042925">
            <text:p>574.042925</text:p>
          </table:table-cell>
          <table:table-cell office:value-type="float" office:value="657.356134">
            <text:p>657.356134</text:p>
          </table:table-cell>
          <table:table-cell table:formula="of:=[.B1917]-[.C1917]" office:value-type="float" office:value="-83.313209">
            <text:p>-83.313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935498">
            <text:p>281.935498</text:p>
          </table:table-cell>
          <table:table-cell office:value-type="float" office:value="335.953464">
            <text:p>335.953464</text:p>
          </table:table-cell>
          <table:table-cell table:formula="of:=[.B1918]-[.C1918]" office:value-type="float" office:value="-54.017966">
            <text:p>-54.017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64252">
            <text:p>71.264252</text:p>
          </table:table-cell>
          <table:table-cell office:value-type="float" office:value="79.961937">
            <text:p>79.961937</text:p>
          </table:table-cell>
          <table:table-cell table:formula="of:=[.B1919]-[.C1919]" office:value-type="float" office:value="-8.69768500000001">
            <text:p>-8.697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13303">
            <text:p>54.613303</text:p>
          </table:table-cell>
          <table:table-cell office:value-type="float" office:value="59.412181">
            <text:p>59.412181</text:p>
          </table:table-cell>
          <table:table-cell table:formula="of:=[.B1920]-[.C1920]" office:value-type="float" office:value="-4.798878">
            <text:p>-4.798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13054">
            <text:p>70.313054</text:p>
          </table:table-cell>
          <table:table-cell office:value-type="float" office:value="77.252452">
            <text:p>77.252452</text:p>
          </table:table-cell>
          <table:table-cell table:formula="of:=[.B1921]-[.C1921]" office:value-type="float" office:value="-6.93939800000001">
            <text:p>-6.939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937478">
            <text:p>44.937478</text:p>
          </table:table-cell>
          <table:table-cell office:value-type="float" office:value="49.234597">
            <text:p>49.234597</text:p>
          </table:table-cell>
          <table:table-cell table:formula="of:=[.B1922]-[.C1922]" office:value-type="float" office:value="-4.297119">
            <text:p>-4.297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78057">
            <text:p>85.278057</text:p>
          </table:table-cell>
          <table:table-cell office:value-type="float" office:value="94.445332">
            <text:p>94.445332</text:p>
          </table:table-cell>
          <table:table-cell table:formula="of:=[.B1923]-[.C1923]" office:value-type="float" office:value="-9.16727499999999">
            <text:p>-9.167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673634">
            <text:p>177.673634</text:p>
          </table:table-cell>
          <table:table-cell office:value-type="float" office:value="203.029498">
            <text:p>203.029498</text:p>
          </table:table-cell>
          <table:table-cell table:formula="of:=[.B1924]-[.C1924]" office:value-type="float" office:value="-25.355864">
            <text:p>-25.355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547727">
            <text:p>74.547727</text:p>
          </table:table-cell>
          <table:table-cell office:value-type="float" office:value="79.911067">
            <text:p>79.911067</text:p>
          </table:table-cell>
          <table:table-cell table:formula="of:=[.B1925]-[.C1925]" office:value-type="float" office:value="-5.36334000000001">
            <text:p>-5.36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.207478">
            <text:p>409.207478</text:p>
          </table:table-cell>
          <table:table-cell office:value-type="float" office:value="440.646112">
            <text:p>440.646112</text:p>
          </table:table-cell>
          <table:table-cell table:formula="of:=[.B1926]-[.C1926]" office:value-type="float" office:value="-31.438634">
            <text:p>-31.438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682949">
            <text:p>114.682949</text:p>
          </table:table-cell>
          <table:table-cell office:value-type="float" office:value="129.447829">
            <text:p>129.447829</text:p>
          </table:table-cell>
          <table:table-cell table:formula="of:=[.B1927]-[.C1927]" office:value-type="float" office:value="-14.76488">
            <text:p>-14.76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429288">
            <text:p>186.429288</text:p>
          </table:table-cell>
          <table:table-cell office:value-type="float" office:value="221.127258">
            <text:p>221.127258</text:p>
          </table:table-cell>
          <table:table-cell table:formula="of:=[.B1928]-[.C1928]" office:value-type="float" office:value="-34.69797">
            <text:p>-34.69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235882">
            <text:p>86.235882</text:p>
          </table:table-cell>
          <table:table-cell office:value-type="float" office:value="119.612115">
            <text:p>119.612115</text:p>
          </table:table-cell>
          <table:table-cell table:formula="of:=[.B1929]-[.C1929]" office:value-type="float" office:value="-33.376233">
            <text:p>-33.376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9.785822">
            <text:p>429.785822</text:p>
          </table:table-cell>
          <table:table-cell office:value-type="float" office:value="515.452149">
            <text:p>515.452149</text:p>
          </table:table-cell>
          <table:table-cell table:formula="of:=[.B1930]-[.C1930]" office:value-type="float" office:value="-85.666327">
            <text:p>-85.666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985745">
            <text:p>168.985745</text:p>
          </table:table-cell>
          <table:table-cell office:value-type="float" office:value="189.078369">
            <text:p>189.078369</text:p>
          </table:table-cell>
          <table:table-cell table:formula="of:=[.B1931]-[.C1931]" office:value-type="float" office:value="-20.092624">
            <text:p>-20.092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3.454426">
            <text:p>633.454426</text:p>
          </table:table-cell>
          <table:table-cell office:value-type="float" office:value="669.765488">
            <text:p>669.765488</text:p>
          </table:table-cell>
          <table:table-cell table:formula="of:=[.B1932]-[.C1932]" office:value-type="float" office:value="-36.311062">
            <text:p>-36.311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697977">
            <text:p>277.697977</text:p>
          </table:table-cell>
          <table:table-cell office:value-type="float" office:value="351.559262">
            <text:p>351.559262</text:p>
          </table:table-cell>
          <table:table-cell table:formula="of:=[.B1933]-[.C1933]" office:value-type="float" office:value="-73.861285">
            <text:p>-73.861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9.64942">
            <text:p>479.64942</text:p>
          </table:table-cell>
          <table:table-cell office:value-type="float" office:value="521.986803">
            <text:p>521.986803</text:p>
          </table:table-cell>
          <table:table-cell table:formula="of:=[.B1934]-[.C1934]" office:value-type="float" office:value="-42.337383">
            <text:p>-42.337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270726">
            <text:p>247.270726</text:p>
          </table:table-cell>
          <table:table-cell office:value-type="float" office:value="288.41519">
            <text:p>288.41519</text:p>
          </table:table-cell>
          <table:table-cell table:formula="of:=[.B1935]-[.C1935]" office:value-type="float" office:value="-41.144464">
            <text:p>-41.144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977189">
            <text:p>179.977189</text:p>
          </table:table-cell>
          <table:table-cell office:value-type="float" office:value="200.666444">
            <text:p>200.666444</text:p>
          </table:table-cell>
          <table:table-cell table:formula="of:=[.B1936]-[.C1936]" office:value-type="float" office:value="-20.689255">
            <text:p>-20.689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856496">
            <text:p>197.856496</text:p>
          </table:table-cell>
          <table:table-cell office:value-type="float" office:value="240.006463">
            <text:p>240.006463</text:p>
          </table:table-cell>
          <table:table-cell table:formula="of:=[.B1937]-[.C1937]" office:value-type="float" office:value="-42.149967">
            <text:p>-42.149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1637">
            <text:p>132.01637</text:p>
          </table:table-cell>
          <table:table-cell office:value-type="float" office:value="156.959082">
            <text:p>156.959082</text:p>
          </table:table-cell>
          <table:table-cell table:formula="of:=[.B1938]-[.C1938]" office:value-type="float" office:value="-24.942712">
            <text:p>-24.942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91408">
            <text:p>65.091408</text:p>
          </table:table-cell>
          <table:table-cell office:value-type="float" office:value="69.77937">
            <text:p>69.77937</text:p>
          </table:table-cell>
          <table:table-cell table:formula="of:=[.B1939]-[.C1939]" office:value-type="float" office:value="-4.687962">
            <text:p>-4.687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9.642076">
            <text:p>699.642076</text:p>
          </table:table-cell>
          <table:table-cell office:value-type="float" office:value="894.608171">
            <text:p>894.608171</text:p>
          </table:table-cell>
          <table:table-cell table:formula="of:=[.B1940]-[.C1940]" office:value-type="float" office:value="-194.966095">
            <text:p>-194.966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355372">
            <text:p>53.355372</text:p>
          </table:table-cell>
          <table:table-cell office:value-type="float" office:value="56.366233">
            <text:p>56.366233</text:p>
          </table:table-cell>
          <table:table-cell table:formula="of:=[.B1941]-[.C1941]" office:value-type="float" office:value="-3.010861">
            <text:p>-3.010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283664">
            <text:p>142.283664</text:p>
          </table:table-cell>
          <table:table-cell office:value-type="float" office:value="161.317439">
            <text:p>161.317439</text:p>
          </table:table-cell>
          <table:table-cell table:formula="of:=[.B1942]-[.C1942]" office:value-type="float" office:value="-19.033775">
            <text:p>-19.033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997098">
            <text:p>159.997098</text:p>
          </table:table-cell>
          <table:table-cell office:value-type="float" office:value="169.517311">
            <text:p>169.517311</text:p>
          </table:table-cell>
          <table:table-cell table:formula="of:=[.B1943]-[.C1943]" office:value-type="float" office:value="-9.52021300000001">
            <text:p>-9.520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256953">
            <text:p>161.256953</text:p>
          </table:table-cell>
          <table:table-cell office:value-type="float" office:value="170.888849">
            <text:p>170.888849</text:p>
          </table:table-cell>
          <table:table-cell table:formula="of:=[.B1944]-[.C1944]" office:value-type="float" office:value="-9.63189599999998">
            <text:p>-9.631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8.071332">
            <text:p>468.071332</text:p>
          </table:table-cell>
          <table:table-cell office:value-type="float" office:value="546.262053">
            <text:p>546.262053</text:p>
          </table:table-cell>
          <table:table-cell table:formula="of:=[.B1945]-[.C1945]" office:value-type="float" office:value="-78.1907210000001">
            <text:p>-78.190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6187">
            <text:p>75.26187</text:p>
          </table:table-cell>
          <table:table-cell office:value-type="float" office:value="98.855844">
            <text:p>98.855844</text:p>
          </table:table-cell>
          <table:table-cell table:formula="of:=[.B1946]-[.C1946]" office:value-type="float" office:value="-23.593974">
            <text:p>-23.593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099168">
            <text:p>138.099168</text:p>
          </table:table-cell>
          <table:table-cell office:value-type="float" office:value="162.110901">
            <text:p>162.110901</text:p>
          </table:table-cell>
          <table:table-cell table:formula="of:=[.B1947]-[.C1947]" office:value-type="float" office:value="-24.011733">
            <text:p>-24.011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572931">
            <text:p>244.572931</text:p>
          </table:table-cell>
          <table:table-cell office:value-type="float" office:value="268.410769">
            <text:p>268.410769</text:p>
          </table:table-cell>
          <table:table-cell table:formula="of:=[.B1948]-[.C1948]" office:value-type="float" office:value="-23.837838">
            <text:p>-23.837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61068">
            <text:p>80.261068</text:p>
          </table:table-cell>
          <table:table-cell office:value-type="float" office:value="97.440015">
            <text:p>97.440015</text:p>
          </table:table-cell>
          <table:table-cell table:formula="of:=[.B1949]-[.C1949]" office:value-type="float" office:value="-17.178947">
            <text:p>-17.178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692716">
            <text:p>145.692716</text:p>
          </table:table-cell>
          <table:table-cell office:value-type="float" office:value="171.449938">
            <text:p>171.449938</text:p>
          </table:table-cell>
          <table:table-cell table:formula="of:=[.B1950]-[.C1950]" office:value-type="float" office:value="-25.757222">
            <text:p>-25.757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852112">
            <text:p>227.852112</text:p>
          </table:table-cell>
          <table:table-cell office:value-type="float" office:value="278.438783">
            <text:p>278.438783</text:p>
          </table:table-cell>
          <table:table-cell table:formula="of:=[.B1951]-[.C1951]" office:value-type="float" office:value="-50.586671">
            <text:p>-50.586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96432">
            <text:p>104.296432</text:p>
          </table:table-cell>
          <table:table-cell office:value-type="float" office:value="116.779892">
            <text:p>116.779892</text:p>
          </table:table-cell>
          <table:table-cell table:formula="of:=[.B1952]-[.C1952]" office:value-type="float" office:value="-12.48346">
            <text:p>-12.48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.121422">
            <text:p>322.121422</text:p>
          </table:table-cell>
          <table:table-cell office:value-type="float" office:value="386.114395">
            <text:p>386.114395</text:p>
          </table:table-cell>
          <table:table-cell table:formula="of:=[.B1953]-[.C1953]" office:value-type="float" office:value="-63.992973">
            <text:p>-63.992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893608">
            <text:p>163.893608</text:p>
          </table:table-cell>
          <table:table-cell office:value-type="float" office:value="194.530098">
            <text:p>194.530098</text:p>
          </table:table-cell>
          <table:table-cell table:formula="of:=[.B1954]-[.C1954]" office:value-type="float" office:value="-30.63649">
            <text:p>-30.63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2.532634">
            <text:p>362.532634</text:p>
          </table:table-cell>
          <table:table-cell office:value-type="float" office:value="422.559201">
            <text:p>422.559201</text:p>
          </table:table-cell>
          <table:table-cell table:formula="of:=[.B1955]-[.C1955]" office:value-type="float" office:value="-60.026567">
            <text:p>-60.026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04517">
            <text:p>153.04517</text:p>
          </table:table-cell>
          <table:table-cell office:value-type="float" office:value="191.823803">
            <text:p>191.823803</text:p>
          </table:table-cell>
          <table:table-cell table:formula="of:=[.B1956]-[.C1956]" office:value-type="float" office:value="-38.778633">
            <text:p>-38.778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531639">
            <text:p>99.531639</text:p>
          </table:table-cell>
          <table:table-cell office:value-type="float" office:value="120.891249">
            <text:p>120.891249</text:p>
          </table:table-cell>
          <table:table-cell table:formula="of:=[.B1957]-[.C1957]" office:value-type="float" office:value="-21.35961">
            <text:p>-21.35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400119">
            <text:p>91.400119</text:p>
          </table:table-cell>
          <table:table-cell office:value-type="float" office:value="106.695165">
            <text:p>106.695165</text:p>
          </table:table-cell>
          <table:table-cell table:formula="of:=[.B1958]-[.C1958]" office:value-type="float" office:value="-15.295046">
            <text:p>-15.295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364983">
            <text:p>205.364983</text:p>
          </table:table-cell>
          <table:table-cell office:value-type="float" office:value="248.043994">
            <text:p>248.043994</text:p>
          </table:table-cell>
          <table:table-cell table:formula="of:=[.B1959]-[.C1959]" office:value-type="float" office:value="-42.679011">
            <text:p>-42.679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365793">
            <text:p>171.365793</text:p>
          </table:table-cell>
          <table:table-cell office:value-type="float" office:value="245.176447">
            <text:p>245.176447</text:p>
          </table:table-cell>
          <table:table-cell table:formula="of:=[.B1960]-[.C1960]" office:value-type="float" office:value="-73.810654">
            <text:p>-73.810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1.520665">
            <text:p>511.520665</text:p>
          </table:table-cell>
          <table:table-cell office:value-type="float" office:value="706.075557">
            <text:p>706.075557</text:p>
          </table:table-cell>
          <table:table-cell table:formula="of:=[.B1961]-[.C1961]" office:value-type="float" office:value="-194.554892">
            <text:p>-194.554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85604">
            <text:p>78.685604</text:p>
          </table:table-cell>
          <table:table-cell office:value-type="float" office:value="88.93619">
            <text:p>88.93619</text:p>
          </table:table-cell>
          <table:table-cell table:formula="of:=[.B1962]-[.C1962]" office:value-type="float" office:value="-10.250586">
            <text:p>-10.250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188791">
            <text:p>247.188791</text:p>
          </table:table-cell>
          <table:table-cell office:value-type="float" office:value="358.541832">
            <text:p>358.541832</text:p>
          </table:table-cell>
          <table:table-cell table:formula="of:=[.B1963]-[.C1963]" office:value-type="float" office:value="-111.353041">
            <text:p>-111.353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46612">
            <text:p>133.46612</text:p>
          </table:table-cell>
          <table:table-cell office:value-type="float" office:value="159.195157">
            <text:p>159.195157</text:p>
          </table:table-cell>
          <table:table-cell table:formula="of:=[.B1964]-[.C1964]" office:value-type="float" office:value="-25.729037">
            <text:p>-25.729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82612">
            <text:p>122.282612</text:p>
          </table:table-cell>
          <table:table-cell office:value-type="float" office:value="140.547661">
            <text:p>140.547661</text:p>
          </table:table-cell>
          <table:table-cell table:formula="of:=[.B1965]-[.C1965]" office:value-type="float" office:value="-18.265049">
            <text:p>-18.265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64801">
            <text:p>46.964801</text:p>
          </table:table-cell>
          <table:table-cell office:value-type="float" office:value="54.274121">
            <text:p>54.274121</text:p>
          </table:table-cell>
          <table:table-cell table:formula="of:=[.B1966]-[.C1966]" office:value-type="float" office:value="-7.30932">
            <text:p>-7.30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1.103173">
            <text:p>521.103173</text:p>
          </table:table-cell>
          <table:table-cell office:value-type="float" office:value="605.968232">
            <text:p>605.968232</text:p>
          </table:table-cell>
          <table:table-cell table:formula="of:=[.B1967]-[.C1967]" office:value-type="float" office:value="-84.865059">
            <text:p>-84.865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141915">
            <text:p>112.141915</text:p>
          </table:table-cell>
          <table:table-cell office:value-type="float" office:value="121.26187">
            <text:p>121.26187</text:p>
          </table:table-cell>
          <table:table-cell table:formula="of:=[.B1968]-[.C1968]" office:value-type="float" office:value="-9.119955">
            <text:p>-9.119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93818">
            <text:p>108.893818</text:p>
          </table:table-cell>
          <table:table-cell office:value-type="float" office:value="119.445793">
            <text:p>119.445793</text:p>
          </table:table-cell>
          <table:table-cell table:formula="of:=[.B1969]-[.C1969]" office:value-type="float" office:value="-10.551975">
            <text:p>-10.551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980587">
            <text:p>209.980587</text:p>
          </table:table-cell>
          <table:table-cell office:value-type="float" office:value="292.20945">
            <text:p>292.20945</text:p>
          </table:table-cell>
          <table:table-cell table:formula="of:=[.B1970]-[.C1970]" office:value-type="float" office:value="-82.228863">
            <text:p>-82.228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350425">
            <text:p>171.350425</text:p>
          </table:table-cell>
          <table:table-cell office:value-type="float" office:value="189.137426">
            <text:p>189.137426</text:p>
          </table:table-cell>
          <table:table-cell table:formula="of:=[.B1971]-[.C1971]" office:value-type="float" office:value="-17.787001">
            <text:p>-17.787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1.108678">
            <text:p>591.108678</text:p>
          </table:table-cell>
          <table:table-cell office:value-type="float" office:value="670.790086">
            <text:p>670.790086</text:p>
          </table:table-cell>
          <table:table-cell table:formula="of:=[.B1972]-[.C1972]" office:value-type="float" office:value="-79.6814079999999">
            <text:p>-79.681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016564">
            <text:p>261.016564</text:p>
          </table:table-cell>
          <table:table-cell office:value-type="float" office:value="284.926219">
            <text:p>284.926219</text:p>
          </table:table-cell>
          <table:table-cell table:formula="of:=[.B1973]-[.C1973]" office:value-type="float" office:value="-23.909655">
            <text:p>-23.909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494065">
            <text:p>137.494065</text:p>
          </table:table-cell>
          <table:table-cell office:value-type="float" office:value="171.185505">
            <text:p>171.185505</text:p>
          </table:table-cell>
          <table:table-cell table:formula="of:=[.B1974]-[.C1974]" office:value-type="float" office:value="-33.69144">
            <text:p>-33.69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648125">
            <text:p>251.648125</text:p>
          </table:table-cell>
          <table:table-cell office:value-type="float" office:value="276.677816">
            <text:p>276.677816</text:p>
          </table:table-cell>
          <table:table-cell table:formula="of:=[.B1975]-[.C1975]" office:value-type="float" office:value="-25.029691">
            <text:p>-25.029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019717">
            <text:p>48.019717</text:p>
          </table:table-cell>
          <table:table-cell office:value-type="float" office:value="51.215157">
            <text:p>51.215157</text:p>
          </table:table-cell>
          <table:table-cell table:formula="of:=[.B1976]-[.C1976]" office:value-type="float" office:value="-3.19544">
            <text:p>-3.19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75903">
            <text:p>70.475903</text:p>
          </table:table-cell>
          <table:table-cell office:value-type="float" office:value="77.805052">
            <text:p>77.805052</text:p>
          </table:table-cell>
          <table:table-cell table:formula="of:=[.B1977]-[.C1977]" office:value-type="float" office:value="-7.329149">
            <text:p>-7.329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78904">
            <text:p>135.078904</text:p>
          </table:table-cell>
          <table:table-cell office:value-type="float" office:value="149.198684">
            <text:p>149.198684</text:p>
          </table:table-cell>
          <table:table-cell table:formula="of:=[.B1978]-[.C1978]" office:value-type="float" office:value="-14.11978">
            <text:p>-14.11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794344">
            <text:p>241.794344</text:p>
          </table:table-cell>
          <table:table-cell office:value-type="float" office:value="271.582714">
            <text:p>271.582714</text:p>
          </table:table-cell>
          <table:table-cell table:formula="of:=[.B1979]-[.C1979]" office:value-type="float" office:value="-29.78837">
            <text:p>-29.78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398444">
            <text:p>60.398444</text:p>
          </table:table-cell>
          <table:table-cell office:value-type="float" office:value="66.691722">
            <text:p>66.691722</text:p>
          </table:table-cell>
          <table:table-cell table:formula="of:=[.B1980]-[.C1980]" office:value-type="float" office:value="-6.293278">
            <text:p>-6.293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863727">
            <text:p>234.863727</text:p>
          </table:table-cell>
          <table:table-cell office:value-type="float" office:value="299.916081">
            <text:p>299.916081</text:p>
          </table:table-cell>
          <table:table-cell table:formula="of:=[.B1981]-[.C1981]" office:value-type="float" office:value="-65.052354">
            <text:p>-65.052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0.766887">
            <text:p>470.766887</text:p>
          </table:table-cell>
          <table:table-cell office:value-type="float" office:value="488.2972">
            <text:p>488.2972</text:p>
          </table:table-cell>
          <table:table-cell table:formula="of:=[.B1982]-[.C1982]" office:value-type="float" office:value="-17.530313">
            <text:p>-17.530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8418">
            <text:p>106.98418</text:p>
          </table:table-cell>
          <table:table-cell office:value-type="float" office:value="131.679171">
            <text:p>131.679171</text:p>
          </table:table-cell>
          <table:table-cell table:formula="of:=[.B1983]-[.C1983]" office:value-type="float" office:value="-24.694991">
            <text:p>-24.694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50902">
            <text:p>123.50902</text:p>
          </table:table-cell>
          <table:table-cell office:value-type="float" office:value="138.950234">
            <text:p>138.950234</text:p>
          </table:table-cell>
          <table:table-cell table:formula="of:=[.B1984]-[.C1984]" office:value-type="float" office:value="-15.441214">
            <text:p>-15.441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15424">
            <text:p>58.915424</text:p>
          </table:table-cell>
          <table:table-cell office:value-type="float" office:value="66.852324">
            <text:p>66.852324</text:p>
          </table:table-cell>
          <table:table-cell table:formula="of:=[.B1985]-[.C1985]" office:value-type="float" office:value="-7.93689999999999">
            <text:p>-7.9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8.530999">
            <text:p>598.530999</text:p>
          </table:table-cell>
          <table:table-cell office:value-type="float" office:value="841.148919">
            <text:p>841.148919</text:p>
          </table:table-cell>
          <table:table-cell table:formula="of:=[.B1986]-[.C1986]" office:value-type="float" office:value="-242.61792">
            <text:p>-242.61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452205">
            <text:p>149.452205</text:p>
          </table:table-cell>
          <table:table-cell office:value-type="float" office:value="187.686767">
            <text:p>187.686767</text:p>
          </table:table-cell>
          <table:table-cell table:formula="of:=[.B1987]-[.C1987]" office:value-type="float" office:value="-38.234562">
            <text:p>-38.234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01942">
            <text:p>78.701942</text:p>
          </table:table-cell>
          <table:table-cell office:value-type="float" office:value="90.335205">
            <text:p>90.335205</text:p>
          </table:table-cell>
          <table:table-cell table:formula="of:=[.B1988]-[.C1988]" office:value-type="float" office:value="-11.633263">
            <text:p>-11.633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70826">
            <text:p>109.070826</text:p>
          </table:table-cell>
          <table:table-cell office:value-type="float" office:value="130.700145">
            <text:p>130.700145</text:p>
          </table:table-cell>
          <table:table-cell table:formula="of:=[.B1989]-[.C1989]" office:value-type="float" office:value="-21.629319">
            <text:p>-21.629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477789">
            <text:p>262.477789</text:p>
          </table:table-cell>
          <table:table-cell office:value-type="float" office:value="298.379682">
            <text:p>298.379682</text:p>
          </table:table-cell>
          <table:table-cell table:formula="of:=[.B1990]-[.C1990]" office:value-type="float" office:value="-35.901893">
            <text:p>-35.901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69796">
            <text:p>66.369796</text:p>
          </table:table-cell>
          <table:table-cell office:value-type="float" office:value="73.534361">
            <text:p>73.534361</text:p>
          </table:table-cell>
          <table:table-cell table:formula="of:=[.B1991]-[.C1991]" office:value-type="float" office:value="-7.16456500000001">
            <text:p>-7.164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320084">
            <text:p>305.320084</text:p>
          </table:table-cell>
          <table:table-cell office:value-type="float" office:value="403.94577">
            <text:p>403.94577</text:p>
          </table:table-cell>
          <table:table-cell table:formula="of:=[.B1992]-[.C1992]" office:value-type="float" office:value="-98.625686">
            <text:p>-98.625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473739">
            <text:p>154.473739</text:p>
          </table:table-cell>
          <table:table-cell office:value-type="float" office:value="175.967573">
            <text:p>175.967573</text:p>
          </table:table-cell>
          <table:table-cell table:formula="of:=[.B1993]-[.C1993]" office:value-type="float" office:value="-21.493834">
            <text:p>-21.493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019639">
            <text:p>62.019639</text:p>
          </table:table-cell>
          <table:table-cell office:value-type="float" office:value="72.657132">
            <text:p>72.657132</text:p>
          </table:table-cell>
          <table:table-cell table:formula="of:=[.B1994]-[.C1994]" office:value-type="float" office:value="-10.637493">
            <text:p>-10.637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.35645">
            <text:p>274.35645</text:p>
          </table:table-cell>
          <table:table-cell office:value-type="float" office:value="308.714023">
            <text:p>308.714023</text:p>
          </table:table-cell>
          <table:table-cell table:formula="of:=[.B1995]-[.C1995]" office:value-type="float" office:value="-34.357573">
            <text:p>-34.357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571921">
            <text:p>57.571921</text:p>
          </table:table-cell>
          <table:table-cell office:value-type="float" office:value="64.262535">
            <text:p>64.262535</text:p>
          </table:table-cell>
          <table:table-cell table:formula="of:=[.B1996]-[.C1996]" office:value-type="float" office:value="-6.690614">
            <text:p>-6.690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632852">
            <text:p>214.632852</text:p>
          </table:table-cell>
          <table:table-cell office:value-type="float" office:value="246.834261">
            <text:p>246.834261</text:p>
          </table:table-cell>
          <table:table-cell table:formula="of:=[.B1997]-[.C1997]" office:value-type="float" office:value="-32.201409">
            <text:p>-32.201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121">
            <text:p>118.6121</text:p>
          </table:table-cell>
          <table:table-cell office:value-type="float" office:value="141.894047">
            <text:p>141.894047</text:p>
          </table:table-cell>
          <table:table-cell table:formula="of:=[.B1998]-[.C1998]" office:value-type="float" office:value="-23.281947">
            <text:p>-23.281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51575">
            <text:p>139.451575</text:p>
          </table:table-cell>
          <table:table-cell office:value-type="float" office:value="156.219666">
            <text:p>156.219666</text:p>
          </table:table-cell>
          <table:table-cell table:formula="of:=[.B1999]-[.C1999]" office:value-type="float" office:value="-16.768091">
            <text:p>-16.768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8.902506">
            <text:p>778.902506</text:p>
          </table:table-cell>
          <table:table-cell office:value-type="float" office:value="1096.341656">
            <text:p>1096.341656</text:p>
          </table:table-cell>
          <table:table-cell table:formula="of:=[.B2000]-[.C2000]" office:value-type="float" office:value="-317.43915">
            <text:p>-317.43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937706">
            <text:p>80.937706</text:p>
          </table:table-cell>
          <table:table-cell office:value-type="float" office:value="92.881705">
            <text:p>92.881705</text:p>
          </table:table-cell>
          <table:table-cell table:formula="of:=[.B2001]-[.C2001]" office:value-type="float" office:value="-11.943999">
            <text:p>-11.943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511389">
            <text:p>202.511389</text:p>
          </table:table-cell>
          <table:table-cell office:value-type="float" office:value="273.822285">
            <text:p>273.822285</text:p>
          </table:table-cell>
          <table:table-cell table:formula="of:=[.B2002]-[.C2002]" office:value-type="float" office:value="-71.310896">
            <text:p>-71.310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395869">
            <text:p>217.395869</text:p>
          </table:table-cell>
          <table:table-cell office:value-type="float" office:value="270.109472">
            <text:p>270.109472</text:p>
          </table:table-cell>
          <table:table-cell table:formula="of:=[.B2003]-[.C2003]" office:value-type="float" office:value="-52.713603">
            <text:p>-52.713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238901">
            <text:p>137.238901</text:p>
          </table:table-cell>
          <table:table-cell office:value-type="float" office:value="169.887898">
            <text:p>169.887898</text:p>
          </table:table-cell>
          <table:table-cell table:formula="of:=[.B2004]-[.C2004]" office:value-type="float" office:value="-32.648997">
            <text:p>-32.648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590193">
            <text:p>51.590193</text:p>
          </table:table-cell>
          <table:table-cell office:value-type="float" office:value="56.701097">
            <text:p>56.701097</text:p>
          </table:table-cell>
          <table:table-cell table:formula="of:=[.B2005]-[.C2005]" office:value-type="float" office:value="-5.110904">
            <text:p>-5.110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20842">
            <text:p>175.20842</text:p>
          </table:table-cell>
          <table:table-cell office:value-type="float" office:value="194.631787">
            <text:p>194.631787</text:p>
          </table:table-cell>
          <table:table-cell table:formula="of:=[.B2006]-[.C2006]" office:value-type="float" office:value="-19.423367">
            <text:p>-19.423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2.012272">
            <text:p>612.012272</text:p>
          </table:table-cell>
          <table:table-cell office:value-type="float" office:value="1372.450397">
            <text:p>1372.450397</text:p>
          </table:table-cell>
          <table:table-cell table:formula="of:=[.B2007]-[.C2007]" office:value-type="float" office:value="-760.438125">
            <text:p>-760.438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77605">
            <text:p>104.177605</text:p>
          </table:table-cell>
          <table:table-cell office:value-type="float" office:value="122.309445">
            <text:p>122.309445</text:p>
          </table:table-cell>
          <table:table-cell table:formula="of:=[.B2008]-[.C2008]" office:value-type="float" office:value="-18.13184">
            <text:p>-18.13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381085">
            <text:p>133.381085</text:p>
          </table:table-cell>
          <table:table-cell office:value-type="float" office:value="154.814179">
            <text:p>154.814179</text:p>
          </table:table-cell>
          <table:table-cell table:formula="of:=[.B2009]-[.C2009]" office:value-type="float" office:value="-21.433094">
            <text:p>-21.433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181697">
            <text:p>62.181697</text:p>
          </table:table-cell>
          <table:table-cell office:value-type="float" office:value="73.36622">
            <text:p>73.36622</text:p>
          </table:table-cell>
          <table:table-cell table:formula="of:=[.B2010]-[.C2010]" office:value-type="float" office:value="-11.184523">
            <text:p>-11.184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8.6015">
            <text:p>398.6015</text:p>
          </table:table-cell>
          <table:table-cell office:value-type="float" office:value="521.758801">
            <text:p>521.758801</text:p>
          </table:table-cell>
          <table:table-cell table:formula="of:=[.B2011]-[.C2011]" office:value-type="float" office:value="-123.157301">
            <text:p>-123.157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435098">
            <text:p>73.435098</text:p>
          </table:table-cell>
          <table:table-cell office:value-type="float" office:value="93.791852">
            <text:p>93.791852</text:p>
          </table:table-cell>
          <table:table-cell table:formula="of:=[.B2012]-[.C2012]" office:value-type="float" office:value="-20.356754">
            <text:p>-20.356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16018">
            <text:p>134.616018</text:p>
          </table:table-cell>
          <table:table-cell office:value-type="float" office:value="147.646968">
            <text:p>147.646968</text:p>
          </table:table-cell>
          <table:table-cell table:formula="of:=[.B2013]-[.C2013]" office:value-type="float" office:value="-13.03095">
            <text:p>-13.03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805878">
            <text:p>88.805878</text:p>
          </table:table-cell>
          <table:table-cell office:value-type="float" office:value="100.518214">
            <text:p>100.518214</text:p>
          </table:table-cell>
          <table:table-cell table:formula="of:=[.B2014]-[.C2014]" office:value-type="float" office:value="-11.712336">
            <text:p>-11.712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706287">
            <text:p>231.706287</text:p>
          </table:table-cell>
          <table:table-cell office:value-type="float" office:value="251.877032">
            <text:p>251.877032</text:p>
          </table:table-cell>
          <table:table-cell table:formula="of:=[.B2015]-[.C2015]" office:value-type="float" office:value="-20.170745">
            <text:p>-20.170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014758">
            <text:p>51.014758</text:p>
          </table:table-cell>
          <table:table-cell office:value-type="float" office:value="52.390961">
            <text:p>52.390961</text:p>
          </table:table-cell>
          <table:table-cell table:formula="of:=[.B2016]-[.C2016]" office:value-type="float" office:value="-1.376203">
            <text:p>-1.376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314391">
            <text:p>143.314391</text:p>
          </table:table-cell>
          <table:table-cell office:value-type="float" office:value="145.938973">
            <text:p>145.938973</text:p>
          </table:table-cell>
          <table:table-cell table:formula="of:=[.B2017]-[.C2017]" office:value-type="float" office:value="-2.624582">
            <text:p>-2.624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38515">
            <text:p>82.238515</text:p>
          </table:table-cell>
          <table:table-cell office:value-type="float" office:value="84.597071">
            <text:p>84.597071</text:p>
          </table:table-cell>
          <table:table-cell table:formula="of:=[.B2018]-[.C2018]" office:value-type="float" office:value="-2.35855599999999">
            <text:p>-2.358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053616">
            <text:p>138.053616</text:p>
          </table:table-cell>
          <table:table-cell office:value-type="float" office:value="140.418068">
            <text:p>140.418068</text:p>
          </table:table-cell>
          <table:table-cell table:formula="of:=[.B2019]-[.C2019]" office:value-type="float" office:value="-2.364452">
            <text:p>-2.364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902296">
            <text:p>250.902296</text:p>
          </table:table-cell>
          <table:table-cell office:value-type="float" office:value="253.37222">
            <text:p>253.37222</text:p>
          </table:table-cell>
          <table:table-cell table:formula="of:=[.B2020]-[.C2020]" office:value-type="float" office:value="-2.46992399999999">
            <text:p>-2.4699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167543">
            <text:p>97.167543</text:p>
          </table:table-cell>
          <table:table-cell office:value-type="float" office:value="97.345135">
            <text:p>97.345135</text:p>
          </table:table-cell>
          <table:table-cell table:formula="of:=[.B2021]-[.C2021]" office:value-type="float" office:value="-0.177592000000004">
            <text:p>-0.177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624991">
            <text:p>193.624991</text:p>
          </table:table-cell>
          <table:table-cell office:value-type="float" office:value="197.898973">
            <text:p>197.898973</text:p>
          </table:table-cell>
          <table:table-cell table:formula="of:=[.B2022]-[.C2022]" office:value-type="float" office:value="-4.27398200000002">
            <text:p>-4.273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6.552521">
            <text:p>1276.552521</text:p>
          </table:table-cell>
          <table:table-cell office:value-type="float" office:value="1245.144157">
            <text:p>1245.144157</text:p>
          </table:table-cell>
          <table:table-cell table:formula="of:=[.B2023]-[.C2023]" office:value-type="float" office:value="31.4083640000001">
            <text:p>31.408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789557">
            <text:p>221.789557</text:p>
          </table:table-cell>
          <table:table-cell office:value-type="float" office:value="226.0269">
            <text:p>226.0269</text:p>
          </table:table-cell>
          <table:table-cell table:formula="of:=[.B2024]-[.C2024]" office:value-type="float" office:value="-4.23734300000001">
            <text:p>-4.237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69887">
            <text:p>83.569887</text:p>
          </table:table-cell>
          <table:table-cell office:value-type="float" office:value="84.561143">
            <text:p>84.561143</text:p>
          </table:table-cell>
          <table:table-cell table:formula="of:=[.B2025]-[.C2025]" office:value-type="float" office:value="-0.991256000000007">
            <text:p>-0.991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146227">
            <text:p>97.146227</text:p>
          </table:table-cell>
          <table:table-cell office:value-type="float" office:value="98.995392">
            <text:p>98.995392</text:p>
          </table:table-cell>
          <table:table-cell table:formula="of:=[.B2026]-[.C2026]" office:value-type="float" office:value="-1.849165">
            <text:p>-1.849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91231">
            <text:p>104.791231</text:p>
          </table:table-cell>
          <table:table-cell office:value-type="float" office:value="106.52676">
            <text:p>106.52676</text:p>
          </table:table-cell>
          <table:table-cell table:formula="of:=[.B2027]-[.C2027]" office:value-type="float" office:value="-1.735529">
            <text:p>-1.735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.055336">
            <text:p>311.055336</text:p>
          </table:table-cell>
          <table:table-cell office:value-type="float" office:value="313.783597">
            <text:p>313.783597</text:p>
          </table:table-cell>
          <table:table-cell table:formula="of:=[.B2028]-[.C2028]" office:value-type="float" office:value="-2.72826099999997">
            <text:p>-2.728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883817">
            <text:p>119.883817</text:p>
          </table:table-cell>
          <table:table-cell office:value-type="float" office:value="122.904145">
            <text:p>122.904145</text:p>
          </table:table-cell>
          <table:table-cell table:formula="of:=[.B2029]-[.C2029]" office:value-type="float" office:value="-3.02032800000001">
            <text:p>-3.020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1.242451">
            <text:p>631.242451</text:p>
          </table:table-cell>
          <table:table-cell office:value-type="float" office:value="634.894745">
            <text:p>634.894745</text:p>
          </table:table-cell>
          <table:table-cell table:formula="of:=[.B2030]-[.C2030]" office:value-type="float" office:value="-3.65229399999998">
            <text:p>-3.652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18038">
            <text:p>152.818038</text:p>
          </table:table-cell>
          <table:table-cell office:value-type="float" office:value="154.314846">
            <text:p>154.314846</text:p>
          </table:table-cell>
          <table:table-cell table:formula="of:=[.B2031]-[.C2031]" office:value-type="float" office:value="-1.49680799999999">
            <text:p>-1.4968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3815">
            <text:p>120.83815</text:p>
          </table:table-cell>
          <table:table-cell office:value-type="float" office:value="121.439867">
            <text:p>121.439867</text:p>
          </table:table-cell>
          <table:table-cell table:formula="of:=[.B2032]-[.C2032]" office:value-type="float" office:value="-0.601717000000008">
            <text:p>-0.601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.391027">
            <text:p>318.391027</text:p>
          </table:table-cell>
          <table:table-cell office:value-type="float" office:value="321.736903">
            <text:p>321.736903</text:p>
          </table:table-cell>
          <table:table-cell table:formula="of:=[.B2033]-[.C2033]" office:value-type="float" office:value="-3.34587599999998">
            <text:p>-3.345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87084">
            <text:p>97.387084</text:p>
          </table:table-cell>
          <table:table-cell office:value-type="float" office:value="99.850776">
            <text:p>99.850776</text:p>
          </table:table-cell>
          <table:table-cell table:formula="of:=[.B2034]-[.C2034]" office:value-type="float" office:value="-2.46369199999999">
            <text:p>-2.463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593454">
            <text:p>142.593454</text:p>
          </table:table-cell>
          <table:table-cell office:value-type="float" office:value="145.909749">
            <text:p>145.909749</text:p>
          </table:table-cell>
          <table:table-cell table:formula="of:=[.B2035]-[.C2035]" office:value-type="float" office:value="-3.316295">
            <text:p>-3.316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1.514437">
            <text:p>521.514437</text:p>
          </table:table-cell>
          <table:table-cell office:value-type="float" office:value="525.366931">
            <text:p>525.366931</text:p>
          </table:table-cell>
          <table:table-cell table:formula="of:=[.B2036]-[.C2036]" office:value-type="float" office:value="-3.85249399999998">
            <text:p>-3.852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019982">
            <text:p>201.019982</text:p>
          </table:table-cell>
          <table:table-cell office:value-type="float" office:value="205.916957">
            <text:p>205.916957</text:p>
          </table:table-cell>
          <table:table-cell table:formula="of:=[.B2037]-[.C2037]" office:value-type="float" office:value="-4.896975">
            <text:p>-4.896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372082">
            <text:p>209.372082</text:p>
          </table:table-cell>
          <table:table-cell office:value-type="float" office:value="212.679741">
            <text:p>212.679741</text:p>
          </table:table-cell>
          <table:table-cell table:formula="of:=[.B2038]-[.C2038]" office:value-type="float" office:value="-3.307659">
            <text:p>-3.307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5.074199">
            <text:p>395.074199</text:p>
          </table:table-cell>
          <table:table-cell office:value-type="float" office:value="396.930776">
            <text:p>396.930776</text:p>
          </table:table-cell>
          <table:table-cell table:formula="of:=[.B2039]-[.C2039]" office:value-type="float" office:value="-1.85657699999996">
            <text:p>-1.856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7603">
            <text:p>48.47603</text:p>
          </table:table-cell>
          <table:table-cell office:value-type="float" office:value="49.416779">
            <text:p>49.416779</text:p>
          </table:table-cell>
          <table:table-cell table:formula="of:=[.B2040]-[.C2040]" office:value-type="float" office:value="-0.940748999999997">
            <text:p>-0.940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630249">
            <text:p>233.630249</text:p>
          </table:table-cell>
          <table:table-cell office:value-type="float" office:value="240.791825">
            <text:p>240.791825</text:p>
          </table:table-cell>
          <table:table-cell table:formula="of:=[.B2041]-[.C2041]" office:value-type="float" office:value="-7.161576">
            <text:p>-7.161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78616">
            <text:p>120.578616</text:p>
          </table:table-cell>
          <table:table-cell office:value-type="float" office:value="123.564247">
            <text:p>123.564247</text:p>
          </table:table-cell>
          <table:table-cell table:formula="of:=[.B2042]-[.C2042]" office:value-type="float" office:value="-2.985631">
            <text:p>-2.985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527811">
            <text:p>284.527811</text:p>
          </table:table-cell>
          <table:table-cell office:value-type="float" office:value="288.07882">
            <text:p>288.07882</text:p>
          </table:table-cell>
          <table:table-cell table:formula="of:=[.B2043]-[.C2043]" office:value-type="float" office:value="-3.55100900000002">
            <text:p>-3.551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854647">
            <text:p>172.854647</text:p>
          </table:table-cell>
          <table:table-cell office:value-type="float" office:value="176.211371">
            <text:p>176.211371</text:p>
          </table:table-cell>
          <table:table-cell table:formula="of:=[.B2044]-[.C2044]" office:value-type="float" office:value="-3.35672400000001">
            <text:p>-3.356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58302">
            <text:p>154.58302</text:p>
          </table:table-cell>
          <table:table-cell office:value-type="float" office:value="157.301614">
            <text:p>157.301614</text:p>
          </table:table-cell>
          <table:table-cell table:formula="of:=[.B2045]-[.C2045]" office:value-type="float" office:value="-2.718594">
            <text:p>-2.718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69969">
            <text:p>105.69969</text:p>
          </table:table-cell>
          <table:table-cell office:value-type="float" office:value="107.370337">
            <text:p>107.370337</text:p>
          </table:table-cell>
          <table:table-cell table:formula="of:=[.B2046]-[.C2046]" office:value-type="float" office:value="-1.670647">
            <text:p>-1.670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299765">
            <text:p>159.299765</text:p>
          </table:table-cell>
          <table:table-cell office:value-type="float" office:value="165.153074">
            <text:p>165.153074</text:p>
          </table:table-cell>
          <table:table-cell table:formula="of:=[.B2047]-[.C2047]" office:value-type="float" office:value="-5.853309">
            <text:p>-5.853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.821583">
            <text:p>302.821583</text:p>
          </table:table-cell>
          <table:table-cell office:value-type="float" office:value="303.928309">
            <text:p>303.928309</text:p>
          </table:table-cell>
          <table:table-cell table:formula="of:=[.B2048]-[.C2048]" office:value-type="float" office:value="-1.10672600000004">
            <text:p>-1.106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70038">
            <text:p>250.70038</text:p>
          </table:table-cell>
          <table:table-cell office:value-type="float" office:value="256.534244">
            <text:p>256.534244</text:p>
          </table:table-cell>
          <table:table-cell table:formula="of:=[.B2049]-[.C2049]" office:value-type="float" office:value="-5.83386400000001">
            <text:p>-5.833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101199">
            <text:p>147.101199</text:p>
          </table:table-cell>
          <table:table-cell office:value-type="float" office:value="149.8398">
            <text:p>149.8398</text:p>
          </table:table-cell>
          <table:table-cell table:formula="of:=[.B2050]-[.C2050]" office:value-type="float" office:value="-2.73860099999999">
            <text:p>-2.738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081747">
            <text:p>212.081747</text:p>
          </table:table-cell>
          <table:table-cell office:value-type="float" office:value="217.510938">
            <text:p>217.510938</text:p>
          </table:table-cell>
          <table:table-cell table:formula="of:=[.B2051]-[.C2051]" office:value-type="float" office:value="-5.429191">
            <text:p>-5.429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743101">
            <text:p>129.743101</text:p>
          </table:table-cell>
          <table:table-cell office:value-type="float" office:value="132.198491">
            <text:p>132.198491</text:p>
          </table:table-cell>
          <table:table-cell table:formula="of:=[.B2052]-[.C2052]" office:value-type="float" office:value="-2.45538999999999">
            <text:p>-2.45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59284">
            <text:p>164.359284</text:p>
          </table:table-cell>
          <table:table-cell office:value-type="float" office:value="167.450571">
            <text:p>167.450571</text:p>
          </table:table-cell>
          <table:table-cell table:formula="of:=[.B2053]-[.C2053]" office:value-type="float" office:value="-3.09128699999999">
            <text:p>-3.091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078734">
            <text:p>292.078734</text:p>
          </table:table-cell>
          <table:table-cell office:value-type="float" office:value="295.844838">
            <text:p>295.844838</text:p>
          </table:table-cell>
          <table:table-cell table:formula="of:=[.B2054]-[.C2054]" office:value-type="float" office:value="-3.76610399999998">
            <text:p>-3.766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.222888">
            <text:p>335.222888</text:p>
          </table:table-cell>
          <table:table-cell office:value-type="float" office:value="338.842765">
            <text:p>338.842765</text:p>
          </table:table-cell>
          <table:table-cell table:formula="of:=[.B2055]-[.C2055]" office:value-type="float" office:value="-3.61987699999997">
            <text:p>-3.619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919973">
            <text:p>120.919973</text:p>
          </table:table-cell>
          <table:table-cell office:value-type="float" office:value="124.300678">
            <text:p>124.300678</text:p>
          </table:table-cell>
          <table:table-cell table:formula="of:=[.B2056]-[.C2056]" office:value-type="float" office:value="-3.38070500000001">
            <text:p>-3.380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431813">
            <text:p>118.431813</text:p>
          </table:table-cell>
          <table:table-cell office:value-type="float" office:value="117.466044">
            <text:p>117.466044</text:p>
          </table:table-cell>
          <table:table-cell table:formula="of:=[.B2057]-[.C2057]" office:value-type="float" office:value="0.965769000000009">
            <text:p>0.965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628455">
            <text:p>113.628455</text:p>
          </table:table-cell>
          <table:table-cell office:value-type="float" office:value="114.14816">
            <text:p>114.14816</text:p>
          </table:table-cell>
          <table:table-cell table:formula="of:=[.B2058]-[.C2058]" office:value-type="float" office:value="-0.519705000000002">
            <text:p>-0.519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887222">
            <text:p>148.887222</text:p>
          </table:table-cell>
          <table:table-cell office:value-type="float" office:value="149.342749">
            <text:p>149.342749</text:p>
          </table:table-cell>
          <table:table-cell table:formula="of:=[.B2059]-[.C2059]" office:value-type="float" office:value="-0.455526999999989">
            <text:p>-0.455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746837">
            <text:p>138.746837</text:p>
          </table:table-cell>
          <table:table-cell office:value-type="float" office:value="144.985309">
            <text:p>144.985309</text:p>
          </table:table-cell>
          <table:table-cell table:formula="of:=[.B2060]-[.C2060]" office:value-type="float" office:value="-6.238472">
            <text:p>-6.238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7.179079">
            <text:p>417.179079</text:p>
          </table:table-cell>
          <table:table-cell office:value-type="float" office:value="420.231753">
            <text:p>420.231753</text:p>
          </table:table-cell>
          <table:table-cell table:formula="of:=[.B2061]-[.C2061]" office:value-type="float" office:value="-3.05267400000002">
            <text:p>-3.052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58924">
            <text:p>285.58924</text:p>
          </table:table-cell>
          <table:table-cell office:value-type="float" office:value="291.060018">
            <text:p>291.060018</text:p>
          </table:table-cell>
          <table:table-cell table:formula="of:=[.B2062]-[.C2062]" office:value-type="float" office:value="-5.470778">
            <text:p>-5.470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305314">
            <text:p>154.305314</text:p>
          </table:table-cell>
          <table:table-cell office:value-type="float" office:value="158.430984">
            <text:p>158.430984</text:p>
          </table:table-cell>
          <table:table-cell table:formula="of:=[.B2063]-[.C2063]" office:value-type="float" office:value="-4.12566999999999">
            <text:p>-4.12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139696">
            <text:p>208.139696</text:p>
          </table:table-cell>
          <table:table-cell office:value-type="float" office:value="210.992505">
            <text:p>210.992505</text:p>
          </table:table-cell>
          <table:table-cell table:formula="of:=[.B2064]-[.C2064]" office:value-type="float" office:value="-2.85280900000001">
            <text:p>-2.852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520243">
            <text:p>173.520243</text:p>
          </table:table-cell>
          <table:table-cell office:value-type="float" office:value="175.252035">
            <text:p>175.252035</text:p>
          </table:table-cell>
          <table:table-cell table:formula="of:=[.B2065]-[.C2065]" office:value-type="float" office:value="-1.73179200000001">
            <text:p>-1.731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680057">
            <text:p>97.680057</text:p>
          </table:table-cell>
          <table:table-cell office:value-type="float" office:value="99.331677">
            <text:p>99.331677</text:p>
          </table:table-cell>
          <table:table-cell table:formula="of:=[.B2066]-[.C2066]" office:value-type="float" office:value="-1.65161999999999">
            <text:p>-1.65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32406">
            <text:p>87.532406</text:p>
          </table:table-cell>
          <table:table-cell office:value-type="float" office:value="89.166146">
            <text:p>89.166146</text:p>
          </table:table-cell>
          <table:table-cell table:formula="of:=[.B2067]-[.C2067]" office:value-type="float" office:value="-1.63374">
            <text:p>-1.63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619">
            <text:p>83.1619</text:p>
          </table:table-cell>
          <table:table-cell office:value-type="float" office:value="84.035394">
            <text:p>84.035394</text:p>
          </table:table-cell>
          <table:table-cell table:formula="of:=[.B2068]-[.C2068]" office:value-type="float" office:value="-0.873493999999994">
            <text:p>-0.873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85545">
            <text:p>87.885545</text:p>
          </table:table-cell>
          <table:table-cell office:value-type="float" office:value="90.424003">
            <text:p>90.424003</text:p>
          </table:table-cell>
          <table:table-cell table:formula="of:=[.B2069]-[.C2069]" office:value-type="float" office:value="-2.53845800000001">
            <text:p>-2.538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.253881">
            <text:p>309.253881</text:p>
          </table:table-cell>
          <table:table-cell office:value-type="float" office:value="316.201296">
            <text:p>316.201296</text:p>
          </table:table-cell>
          <table:table-cell table:formula="of:=[.B2070]-[.C2070]" office:value-type="float" office:value="-6.94741500000004">
            <text:p>-6.947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590722">
            <text:p>192.590722</text:p>
          </table:table-cell>
          <table:table-cell office:value-type="float" office:value="195.569579">
            <text:p>195.569579</text:p>
          </table:table-cell>
          <table:table-cell table:formula="of:=[.B2071]-[.C2071]" office:value-type="float" office:value="-2.978857">
            <text:p>-2.978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670104">
            <text:p>82.670104</text:p>
          </table:table-cell>
          <table:table-cell office:value-type="float" office:value="84.766379">
            <text:p>84.766379</text:p>
          </table:table-cell>
          <table:table-cell table:formula="of:=[.B2072]-[.C2072]" office:value-type="float" office:value="-2.09627500000001">
            <text:p>-2.096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692325">
            <text:p>196.692325</text:p>
          </table:table-cell>
          <table:table-cell office:value-type="float" office:value="198.96873">
            <text:p>198.96873</text:p>
          </table:table-cell>
          <table:table-cell table:formula="of:=[.B2073]-[.C2073]" office:value-type="float" office:value="-2.27640499999998">
            <text:p>-2.276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5.954952">
            <text:p>685.954952</text:p>
          </table:table-cell>
          <table:table-cell office:value-type="float" office:value="688.751721">
            <text:p>688.751721</text:p>
          </table:table-cell>
          <table:table-cell table:formula="of:=[.B2074]-[.C2074]" office:value-type="float" office:value="-2.79676899999993">
            <text:p>-2.796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5.130482">
            <text:p>495.130482</text:p>
          </table:table-cell>
          <table:table-cell office:value-type="float" office:value="499.977721">
            <text:p>499.977721</text:p>
          </table:table-cell>
          <table:table-cell table:formula="of:=[.B2075]-[.C2075]" office:value-type="float" office:value="-4.847239">
            <text:p>-4.847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214224">
            <text:p>181.214224</text:p>
          </table:table-cell>
          <table:table-cell office:value-type="float" office:value="184.61586">
            <text:p>184.61586</text:p>
          </table:table-cell>
          <table:table-cell table:formula="of:=[.B2076]-[.C2076]" office:value-type="float" office:value="-3.401636">
            <text:p>-3.401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75204">
            <text:p>96.875204</text:p>
          </table:table-cell>
          <table:table-cell office:value-type="float" office:value="99.295906">
            <text:p>99.295906</text:p>
          </table:table-cell>
          <table:table-cell table:formula="of:=[.B2077]-[.C2077]" office:value-type="float" office:value="-2.42070200000001">
            <text:p>-2.420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509473">
            <text:p>151.509473</text:p>
          </table:table-cell>
          <table:table-cell office:value-type="float" office:value="153.979367">
            <text:p>153.979367</text:p>
          </table:table-cell>
          <table:table-cell table:formula="of:=[.B2078]-[.C2078]" office:value-type="float" office:value="-2.46989399999998">
            <text:p>-2.4698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075961">
            <text:p>178.075961</text:p>
          </table:table-cell>
          <table:table-cell office:value-type="float" office:value="182.302919">
            <text:p>182.302919</text:p>
          </table:table-cell>
          <table:table-cell table:formula="of:=[.B2079]-[.C2079]" office:value-type="float" office:value="-4.226958">
            <text:p>-4.226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.076143">
            <text:p>265.076143</text:p>
          </table:table-cell>
          <table:table-cell office:value-type="float" office:value="270.653452">
            <text:p>270.653452</text:p>
          </table:table-cell>
          <table:table-cell table:formula="of:=[.B2080]-[.C2080]" office:value-type="float" office:value="-5.57730900000001">
            <text:p>-5.577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7.616362">
            <text:p>297.616362</text:p>
          </table:table-cell>
          <table:table-cell office:value-type="float" office:value="301.715017">
            <text:p>301.715017</text:p>
          </table:table-cell>
          <table:table-cell table:formula="of:=[.B2081]-[.C2081]" office:value-type="float" office:value="-4.09865500000001">
            <text:p>-4.098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47938">
            <text:p>76.047938</text:p>
          </table:table-cell>
          <table:table-cell office:value-type="float" office:value="77.194477">
            <text:p>77.194477</text:p>
          </table:table-cell>
          <table:table-cell table:formula="of:=[.B2082]-[.C2082]" office:value-type="float" office:value="-1.146539">
            <text:p>-1.146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2.535624">
            <text:p>332.535624</text:p>
          </table:table-cell>
          <table:table-cell office:value-type="float" office:value="338.104496">
            <text:p>338.104496</text:p>
          </table:table-cell>
          <table:table-cell table:formula="of:=[.B2083]-[.C2083]" office:value-type="float" office:value="-5.568872">
            <text:p>-5.568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373918">
            <text:p>254.373918</text:p>
          </table:table-cell>
          <table:table-cell office:value-type="float" office:value="263.648689">
            <text:p>263.648689</text:p>
          </table:table-cell>
          <table:table-cell table:formula="of:=[.B2084]-[.C2084]" office:value-type="float" office:value="-9.27477099999999">
            <text:p>-9.274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52351">
            <text:p>131.552351</text:p>
          </table:table-cell>
          <table:table-cell office:value-type="float" office:value="135.250794">
            <text:p>135.250794</text:p>
          </table:table-cell>
          <table:table-cell table:formula="of:=[.B2085]-[.C2085]" office:value-type="float" office:value="-3.69844300000003">
            <text:p>-3.698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923332">
            <text:p>107.923332</text:p>
          </table:table-cell>
          <table:table-cell office:value-type="float" office:value="109.693849">
            <text:p>109.693849</text:p>
          </table:table-cell>
          <table:table-cell table:formula="of:=[.B2086]-[.C2086]" office:value-type="float" office:value="-1.770517">
            <text:p>-1.770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8.490912">
            <text:p>338.490912</text:p>
          </table:table-cell>
          <table:table-cell office:value-type="float" office:value="345.103628">
            <text:p>345.103628</text:p>
          </table:table-cell>
          <table:table-cell table:formula="of:=[.B2087]-[.C2087]" office:value-type="float" office:value="-6.61271600000003">
            <text:p>-6.612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082412">
            <text:p>174.082412</text:p>
          </table:table-cell>
          <table:table-cell office:value-type="float" office:value="175.528792">
            <text:p>175.528792</text:p>
          </table:table-cell>
          <table:table-cell table:formula="of:=[.B2088]-[.C2088]" office:value-type="float" office:value="-1.44638000000001">
            <text:p>-1.44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1792">
            <text:p>98.1792</text:p>
          </table:table-cell>
          <table:table-cell office:value-type="float" office:value="99.977089">
            <text:p>99.977089</text:p>
          </table:table-cell>
          <table:table-cell table:formula="of:=[.B2089]-[.C2089]" office:value-type="float" office:value="-1.79788900000001">
            <text:p>-1.797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95973">
            <text:p>108.395973</text:p>
          </table:table-cell>
          <table:table-cell office:value-type="float" office:value="110.174518">
            <text:p>110.174518</text:p>
          </table:table-cell>
          <table:table-cell table:formula="of:=[.B2090]-[.C2090]" office:value-type="float" office:value="-1.77854500000001">
            <text:p>-1.778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30484">
            <text:p>93.630484</text:p>
          </table:table-cell>
          <table:table-cell office:value-type="float" office:value="95.071453">
            <text:p>95.071453</text:p>
          </table:table-cell>
          <table:table-cell table:formula="of:=[.B2091]-[.C2091]" office:value-type="float" office:value="-1.44096900000001">
            <text:p>-1.440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7.981848">
            <text:p>337.981848</text:p>
          </table:table-cell>
          <table:table-cell office:value-type="float" office:value="347.648819">
            <text:p>347.648819</text:p>
          </table:table-cell>
          <table:table-cell table:formula="of:=[.B2092]-[.C2092]" office:value-type="float" office:value="-9.66697099999999">
            <text:p>-9.666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48914">
            <text:p>90.448914</text:p>
          </table:table-cell>
          <table:table-cell office:value-type="float" office:value="92.285592">
            <text:p>92.285592</text:p>
          </table:table-cell>
          <table:table-cell table:formula="of:=[.B2093]-[.C2093]" office:value-type="float" office:value="-1.83667799999999">
            <text:p>-1.836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99855">
            <text:p>144.799855</text:p>
          </table:table-cell>
          <table:table-cell office:value-type="float" office:value="145.568472">
            <text:p>145.568472</text:p>
          </table:table-cell>
          <table:table-cell table:formula="of:=[.B2094]-[.C2094]" office:value-type="float" office:value="-0.768617000000006">
            <text:p>-0.768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067578">
            <text:p>211.067578</text:p>
          </table:table-cell>
          <table:table-cell office:value-type="float" office:value="212.733437">
            <text:p>212.733437</text:p>
          </table:table-cell>
          <table:table-cell table:formula="of:=[.B2095]-[.C2095]" office:value-type="float" office:value="-1.66585900000001">
            <text:p>-1.665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12814">
            <text:p>85.812814</text:p>
          </table:table-cell>
          <table:table-cell office:value-type="float" office:value="86.788396">
            <text:p>86.788396</text:p>
          </table:table-cell>
          <table:table-cell table:formula="of:=[.B2096]-[.C2096]" office:value-type="float" office:value="-0.975582000000003">
            <text:p>-0.975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33944">
            <text:p>82.733944</text:p>
          </table:table-cell>
          <table:table-cell office:value-type="float" office:value="83.736612">
            <text:p>83.736612</text:p>
          </table:table-cell>
          <table:table-cell table:formula="of:=[.B2097]-[.C2097]" office:value-type="float" office:value="-1.002668">
            <text:p>-1.002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990174">
            <text:p>215.990174</text:p>
          </table:table-cell>
          <table:table-cell office:value-type="float" office:value="222.614041">
            <text:p>222.614041</text:p>
          </table:table-cell>
          <table:table-cell table:formula="of:=[.B2098]-[.C2098]" office:value-type="float" office:value="-6.62386699999999">
            <text:p>-6.623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040056">
            <text:p>99.040056</text:p>
          </table:table-cell>
          <table:table-cell office:value-type="float" office:value="102.122598">
            <text:p>102.122598</text:p>
          </table:table-cell>
          <table:table-cell table:formula="of:=[.B2099]-[.C2099]" office:value-type="float" office:value="-3.08254199999999">
            <text:p>-3.082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18583">
            <text:p>110.318583</text:p>
          </table:table-cell>
          <table:table-cell office:value-type="float" office:value="111.193854">
            <text:p>111.193854</text:p>
          </table:table-cell>
          <table:table-cell table:formula="of:=[.B2100]-[.C2100]" office:value-type="float" office:value="-0.875270999999998">
            <text:p>-0.875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540014">
            <text:p>153.540014</text:p>
          </table:table-cell>
          <table:table-cell office:value-type="float" office:value="159.946934">
            <text:p>159.946934</text:p>
          </table:table-cell>
          <table:table-cell table:formula="of:=[.B2101]-[.C2101]" office:value-type="float" office:value="-6.40691999999999">
            <text:p>-6.40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860721">
            <text:p>141.860721</text:p>
          </table:table-cell>
          <table:table-cell office:value-type="float" office:value="141.632868">
            <text:p>141.632868</text:p>
          </table:table-cell>
          <table:table-cell table:formula="of:=[.B2102]-[.C2102]" office:value-type="float" office:value="0.22785300000001">
            <text:p>0.227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54483">
            <text:p>111.754483</text:p>
          </table:table-cell>
          <table:table-cell office:value-type="float" office:value="114.440967">
            <text:p>114.440967</text:p>
          </table:table-cell>
          <table:table-cell table:formula="of:=[.B2103]-[.C2103]" office:value-type="float" office:value="-2.68648400000001">
            <text:p>-2.686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6.280734">
            <text:p>576.280734</text:p>
          </table:table-cell>
          <table:table-cell office:value-type="float" office:value="577.367009">
            <text:p>577.367009</text:p>
          </table:table-cell>
          <table:table-cell table:formula="of:=[.B2104]-[.C2104]" office:value-type="float" office:value="-1.086275">
            <text:p>-1.086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60194">
            <text:p>123.960194</text:p>
          </table:table-cell>
          <table:table-cell office:value-type="float" office:value="126.5622">
            <text:p>126.5622</text:p>
          </table:table-cell>
          <table:table-cell table:formula="of:=[.B2105]-[.C2105]" office:value-type="float" office:value="-2.602006">
            <text:p>-2.602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638104">
            <text:p>357.638104</text:p>
          </table:table-cell>
          <table:table-cell office:value-type="float" office:value="361.43284">
            <text:p>361.43284</text:p>
          </table:table-cell>
          <table:table-cell table:formula="of:=[.B2106]-[.C2106]" office:value-type="float" office:value="-3.794736">
            <text:p>-3.794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97631">
            <text:p>132.97631</text:p>
          </table:table-cell>
          <table:table-cell office:value-type="float" office:value="135.247014">
            <text:p>135.247014</text:p>
          </table:table-cell>
          <table:table-cell table:formula="of:=[.B2107]-[.C2107]" office:value-type="float" office:value="-2.27070399999999">
            <text:p>-2.270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.374908">
            <text:p>266.374908</text:p>
          </table:table-cell>
          <table:table-cell office:value-type="float" office:value="273.885058">
            <text:p>273.885058</text:p>
          </table:table-cell>
          <table:table-cell table:formula="of:=[.B2108]-[.C2108]" office:value-type="float" office:value="-7.51015000000001">
            <text:p>-7.51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425941">
            <text:p>252.425941</text:p>
          </table:table-cell>
          <table:table-cell office:value-type="float" office:value="257.179289">
            <text:p>257.179289</text:p>
          </table:table-cell>
          <table:table-cell table:formula="of:=[.B2109]-[.C2109]" office:value-type="float" office:value="-4.75334799999999">
            <text:p>-4.753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079188">
            <text:p>64.079188</text:p>
          </table:table-cell>
          <table:table-cell office:value-type="float" office:value="64.740486">
            <text:p>64.740486</text:p>
          </table:table-cell>
          <table:table-cell table:formula="of:=[.B2110]-[.C2110]" office:value-type="float" office:value="-0.661298000000002">
            <text:p>-0.661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970907">
            <text:p>271.970907</text:p>
          </table:table-cell>
          <table:table-cell office:value-type="float" office:value="277.521214">
            <text:p>277.521214</text:p>
          </table:table-cell>
          <table:table-cell table:formula="of:=[.B2111]-[.C2111]" office:value-type="float" office:value="-5.55030699999998">
            <text:p>-5.550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801376">
            <text:p>173.801376</text:p>
          </table:table-cell>
          <table:table-cell office:value-type="float" office:value="180.135393">
            <text:p>180.135393</text:p>
          </table:table-cell>
          <table:table-cell table:formula="of:=[.B2112]-[.C2112]" office:value-type="float" office:value="-6.33401699999999">
            <text:p>-6.334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470737">
            <text:p>164.470737</text:p>
          </table:table-cell>
          <table:table-cell office:value-type="float" office:value="167.248457">
            <text:p>167.248457</text:p>
          </table:table-cell>
          <table:table-cell table:formula="of:=[.B2113]-[.C2113]" office:value-type="float" office:value="-2.77771999999999">
            <text:p>-2.77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526151">
            <text:p>194.526151</text:p>
          </table:table-cell>
          <table:table-cell office:value-type="float" office:value="197.236475">
            <text:p>197.236475</text:p>
          </table:table-cell>
          <table:table-cell table:formula="of:=[.B2114]-[.C2114]" office:value-type="float" office:value="-2.71032400000001">
            <text:p>-2.7103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86765">
            <text:p>110.386765</text:p>
          </table:table-cell>
          <table:table-cell office:value-type="float" office:value="112.813009">
            <text:p>112.813009</text:p>
          </table:table-cell>
          <table:table-cell table:formula="of:=[.B2115]-[.C2115]" office:value-type="float" office:value="-2.426244">
            <text:p>-2.426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034406">
            <text:p>161.034406</text:p>
          </table:table-cell>
          <table:table-cell office:value-type="float" office:value="163.182295">
            <text:p>163.182295</text:p>
          </table:table-cell>
          <table:table-cell table:formula="of:=[.B2116]-[.C2116]" office:value-type="float" office:value="-2.14788900000002">
            <text:p>-2.147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030435">
            <text:p>174.030435</text:p>
          </table:table-cell>
          <table:table-cell office:value-type="float" office:value="176.275873">
            <text:p>176.275873</text:p>
          </table:table-cell>
          <table:table-cell table:formula="of:=[.B2117]-[.C2117]" office:value-type="float" office:value="-2.24543799999998">
            <text:p>-2.245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12882">
            <text:p>63.912882</text:p>
          </table:table-cell>
          <table:table-cell office:value-type="float" office:value="65.198191">
            <text:p>65.198191</text:p>
          </table:table-cell>
          <table:table-cell table:formula="of:=[.B2118]-[.C2118]" office:value-type="float" office:value="-1.28530899999999">
            <text:p>-1.285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147415">
            <text:p>98.147415</text:p>
          </table:table-cell>
          <table:table-cell office:value-type="float" office:value="98.910083">
            <text:p>98.910083</text:p>
          </table:table-cell>
          <table:table-cell table:formula="of:=[.B2119]-[.C2119]" office:value-type="float" office:value="-0.762668000000005">
            <text:p>-0.762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18906">
            <text:p>144.718906</text:p>
          </table:table-cell>
          <table:table-cell office:value-type="float" office:value="146.656852">
            <text:p>146.656852</text:p>
          </table:table-cell>
          <table:table-cell table:formula="of:=[.B2120]-[.C2120]" office:value-type="float" office:value="-1.93794599999998">
            <text:p>-1.937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190624">
            <text:p>151.190624</text:p>
          </table:table-cell>
          <table:table-cell office:value-type="float" office:value="155.99591">
            <text:p>155.99591</text:p>
          </table:table-cell>
          <table:table-cell table:formula="of:=[.B2121]-[.C2121]" office:value-type="float" office:value="-4.805286">
            <text:p>-4.805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16982">
            <text:p>118.516982</text:p>
          </table:table-cell>
          <table:table-cell office:value-type="float" office:value="121.59739">
            <text:p>121.59739</text:p>
          </table:table-cell>
          <table:table-cell table:formula="of:=[.B2122]-[.C2122]" office:value-type="float" office:value="-3.08040800000001">
            <text:p>-3.080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740345">
            <text:p>181.740345</text:p>
          </table:table-cell>
          <table:table-cell office:value-type="float" office:value="185.183482">
            <text:p>185.183482</text:p>
          </table:table-cell>
          <table:table-cell table:formula="of:=[.B2123]-[.C2123]" office:value-type="float" office:value="-3.44313700000001">
            <text:p>-3.443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706556">
            <text:p>109.706556</text:p>
          </table:table-cell>
          <table:table-cell office:value-type="float" office:value="112.830925">
            <text:p>112.830925</text:p>
          </table:table-cell>
          <table:table-cell table:formula="of:=[.B2124]-[.C2124]" office:value-type="float" office:value="-3.12436899999999">
            <text:p>-3.124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652756">
            <text:p>144.652756</text:p>
          </table:table-cell>
          <table:table-cell office:value-type="float" office:value="145.639279">
            <text:p>145.639279</text:p>
          </table:table-cell>
          <table:table-cell table:formula="of:=[.B2125]-[.C2125]" office:value-type="float" office:value="-0.986522999999977">
            <text:p>-0.986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694757">
            <text:p>243.694757</text:p>
          </table:table-cell>
          <table:table-cell office:value-type="float" office:value="253.106354">
            <text:p>253.106354</text:p>
          </table:table-cell>
          <table:table-cell table:formula="of:=[.B2126]-[.C2126]" office:value-type="float" office:value="-9.411597">
            <text:p>-9.411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278346">
            <text:p>193.278346</text:p>
          </table:table-cell>
          <table:table-cell office:value-type="float" office:value="196.246974">
            <text:p>196.246974</text:p>
          </table:table-cell>
          <table:table-cell table:formula="of:=[.B2127]-[.C2127]" office:value-type="float" office:value="-2.968628">
            <text:p>-2.968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371714">
            <text:p>252.371714</text:p>
          </table:table-cell>
          <table:table-cell office:value-type="float" office:value="254.353056">
            <text:p>254.353056</text:p>
          </table:table-cell>
          <table:table-cell table:formula="of:=[.B2128]-[.C2128]" office:value-type="float" office:value="-1.98134200000001">
            <text:p>-1.981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7.316775">
            <text:p>437.316775</text:p>
          </table:table-cell>
          <table:table-cell office:value-type="float" office:value="438.170971">
            <text:p>438.170971</text:p>
          </table:table-cell>
          <table:table-cell table:formula="of:=[.B2129]-[.C2129]" office:value-type="float" office:value="-0.854196000000002">
            <text:p>-0.854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91161">
            <text:p>153.691161</text:p>
          </table:table-cell>
          <table:table-cell office:value-type="float" office:value="155.242981">
            <text:p>155.242981</text:p>
          </table:table-cell>
          <table:table-cell table:formula="of:=[.B2130]-[.C2130]" office:value-type="float" office:value="-1.55181999999999">
            <text:p>-1.55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51864">
            <text:p>93.551864</text:p>
          </table:table-cell>
          <table:table-cell office:value-type="float" office:value="94.676327">
            <text:p>94.676327</text:p>
          </table:table-cell>
          <table:table-cell table:formula="of:=[.B2131]-[.C2131]" office:value-type="float" office:value="-1.12446300000001">
            <text:p>-1.124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151947">
            <text:p>148.151947</text:p>
          </table:table-cell>
          <table:table-cell office:value-type="float" office:value="151.419023">
            <text:p>151.419023</text:p>
          </table:table-cell>
          <table:table-cell table:formula="of:=[.B2132]-[.C2132]" office:value-type="float" office:value="-3.267076">
            <text:p>-3.2670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95907">
            <text:p>82.295907</text:p>
          </table:table-cell>
          <table:table-cell office:value-type="float" office:value="83.734541">
            <text:p>83.734541</text:p>
          </table:table-cell>
          <table:table-cell table:formula="of:=[.B2133]-[.C2133]" office:value-type="float" office:value="-1.43863399999999">
            <text:p>-1.438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320584">
            <text:p>118.320584</text:p>
          </table:table-cell>
          <table:table-cell office:value-type="float" office:value="121.88225">
            <text:p>121.88225</text:p>
          </table:table-cell>
          <table:table-cell table:formula="of:=[.B2134]-[.C2134]" office:value-type="float" office:value="-3.561666">
            <text:p>-3.561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767041">
            <text:p>188.767041</text:p>
          </table:table-cell>
          <table:table-cell office:value-type="float" office:value="191.795523">
            <text:p>191.795523</text:p>
          </table:table-cell>
          <table:table-cell table:formula="of:=[.B2135]-[.C2135]" office:value-type="float" office:value="-3.028482">
            <text:p>-3.028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99093">
            <text:p>91.999093</text:p>
          </table:table-cell>
          <table:table-cell office:value-type="float" office:value="93.265523">
            <text:p>93.265523</text:p>
          </table:table-cell>
          <table:table-cell table:formula="of:=[.B2136]-[.C2136]" office:value-type="float" office:value="-1.26643">
            <text:p>-1.26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6.288942">
            <text:p>476.288942</text:p>
          </table:table-cell>
          <table:table-cell office:value-type="float" office:value="481.734663">
            <text:p>481.734663</text:p>
          </table:table-cell>
          <table:table-cell table:formula="of:=[.B2137]-[.C2137]" office:value-type="float" office:value="-5.44572099999999">
            <text:p>-5.445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614007">
            <text:p>104.614007</text:p>
          </table:table-cell>
          <table:table-cell office:value-type="float" office:value="106.22034">
            <text:p>106.22034</text:p>
          </table:table-cell>
          <table:table-cell table:formula="of:=[.B2138]-[.C2138]" office:value-type="float" office:value="-1.60633299999999">
            <text:p>-1.606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76042">
            <text:p>93.976042</text:p>
          </table:table-cell>
          <table:table-cell office:value-type="float" office:value="94.958411">
            <text:p>94.958411</text:p>
          </table:table-cell>
          <table:table-cell table:formula="of:=[.B2139]-[.C2139]" office:value-type="float" office:value="-0.982368999999991">
            <text:p>-0.982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546636">
            <text:p>89.546636</text:p>
          </table:table-cell>
          <table:table-cell office:value-type="float" office:value="90.184269">
            <text:p>90.184269</text:p>
          </table:table-cell>
          <table:table-cell table:formula="of:=[.B2140]-[.C2140]" office:value-type="float" office:value="-0.637632999999994">
            <text:p>-0.637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869579">
            <text:p>151.869579</text:p>
          </table:table-cell>
          <table:table-cell office:value-type="float" office:value="153.168591">
            <text:p>153.168591</text:p>
          </table:table-cell>
          <table:table-cell table:formula="of:=[.B2141]-[.C2141]" office:value-type="float" office:value="-1.299012">
            <text:p>-1.299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840902">
            <text:p>155.840902</text:p>
          </table:table-cell>
          <table:table-cell office:value-type="float" office:value="159.338656">
            <text:p>159.338656</text:p>
          </table:table-cell>
          <table:table-cell table:formula="of:=[.B2142]-[.C2142]" office:value-type="float" office:value="-3.49775399999999">
            <text:p>-3.497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066045">
            <text:p>245.066045</text:p>
          </table:table-cell>
          <table:table-cell office:value-type="float" office:value="250.137251">
            <text:p>250.137251</text:p>
          </table:table-cell>
          <table:table-cell table:formula="of:=[.B2143]-[.C2143]" office:value-type="float" office:value="-5.07120599999999">
            <text:p>-5.071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204236">
            <text:p>56.204236</text:p>
          </table:table-cell>
          <table:table-cell office:value-type="float" office:value="57.203456">
            <text:p>57.203456</text:p>
          </table:table-cell>
          <table:table-cell table:formula="of:=[.B2144]-[.C2144]" office:value-type="float" office:value="-0.999220000000001">
            <text:p>-0.99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474737">
            <text:p>106.474737</text:p>
          </table:table-cell>
          <table:table-cell office:value-type="float" office:value="108.112923">
            <text:p>108.112923</text:p>
          </table:table-cell>
          <table:table-cell table:formula="of:=[.B2145]-[.C2145]" office:value-type="float" office:value="-1.63818599999999">
            <text:p>-1.638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320978">
            <text:p>169.320978</text:p>
          </table:table-cell>
          <table:table-cell office:value-type="float" office:value="171.661229">
            <text:p>171.661229</text:p>
          </table:table-cell>
          <table:table-cell table:formula="of:=[.B2146]-[.C2146]" office:value-type="float" office:value="-2.34025099999999">
            <text:p>-2.340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1.796802">
            <text:p>501.796802</text:p>
          </table:table-cell>
          <table:table-cell office:value-type="float" office:value="505.669428">
            <text:p>505.669428</text:p>
          </table:table-cell>
          <table:table-cell table:formula="of:=[.B2147]-[.C2147]" office:value-type="float" office:value="-3.87262599999997">
            <text:p>-3.872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8774">
            <text:p>88.08774</text:p>
          </table:table-cell>
          <table:table-cell office:value-type="float" office:value="89.606128">
            <text:p>89.606128</text:p>
          </table:table-cell>
          <table:table-cell table:formula="of:=[.B2148]-[.C2148]" office:value-type="float" office:value="-1.518388">
            <text:p>-1.518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238">
            <text:p>192.238</text:p>
          </table:table-cell>
          <table:table-cell office:value-type="float" office:value="194.922308">
            <text:p>194.922308</text:p>
          </table:table-cell>
          <table:table-cell table:formula="of:=[.B2149]-[.C2149]" office:value-type="float" office:value="-2.68430799999999">
            <text:p>-2.684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619118">
            <text:p>65.619118</text:p>
          </table:table-cell>
          <table:table-cell office:value-type="float" office:value="67.122393">
            <text:p>67.122393</text:p>
          </table:table-cell>
          <table:table-cell table:formula="of:=[.B2150]-[.C2150]" office:value-type="float" office:value="-1.503275">
            <text:p>-1.503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7.498585">
            <text:p>677.498585</text:p>
          </table:table-cell>
          <table:table-cell office:value-type="float" office:value="672.480991">
            <text:p>672.480991</text:p>
          </table:table-cell>
          <table:table-cell table:formula="of:=[.B2151]-[.C2151]" office:value-type="float" office:value="5.01759400000003">
            <text:p>5.017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152124">
            <text:p>163.152124</text:p>
          </table:table-cell>
          <table:table-cell office:value-type="float" office:value="166.034069">
            <text:p>166.034069</text:p>
          </table:table-cell>
          <table:table-cell table:formula="of:=[.B2152]-[.C2152]" office:value-type="float" office:value="-2.881945">
            <text:p>-2.881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500965">
            <text:p>133.500965</text:p>
          </table:table-cell>
          <table:table-cell office:value-type="float" office:value="135.695956">
            <text:p>135.695956</text:p>
          </table:table-cell>
          <table:table-cell table:formula="of:=[.B2153]-[.C2153]" office:value-type="float" office:value="-2.19499099999999">
            <text:p>-2.194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.884896">
            <text:p>242.884896</text:p>
          </table:table-cell>
          <table:table-cell office:value-type="float" office:value="245.614534">
            <text:p>245.614534</text:p>
          </table:table-cell>
          <table:table-cell table:formula="of:=[.B2154]-[.C2154]" office:value-type="float" office:value="-2.72963799999999">
            <text:p>-2.729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2767">
            <text:p>126.52767</text:p>
          </table:table-cell>
          <table:table-cell office:value-type="float" office:value="129.32256">
            <text:p>129.32256</text:p>
          </table:table-cell>
          <table:table-cell table:formula="of:=[.B2155]-[.C2155]" office:value-type="float" office:value="-2.79489000000001">
            <text:p>-2.79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076566">
            <text:p>150.076566</text:p>
          </table:table-cell>
          <table:table-cell office:value-type="float" office:value="152.800222">
            <text:p>152.800222</text:p>
          </table:table-cell>
          <table:table-cell table:formula="of:=[.B2156]-[.C2156]" office:value-type="float" office:value="-2.72365599999998">
            <text:p>-2.723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9.614615">
            <text:p>479.614615</text:p>
          </table:table-cell>
          <table:table-cell office:value-type="float" office:value="482.564184">
            <text:p>482.564184</text:p>
          </table:table-cell>
          <table:table-cell table:formula="of:=[.B2157]-[.C2157]" office:value-type="float" office:value="-2.949569">
            <text:p>-2.949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937299">
            <text:p>132.937299</text:p>
          </table:table-cell>
          <table:table-cell office:value-type="float" office:value="134.199883">
            <text:p>134.199883</text:p>
          </table:table-cell>
          <table:table-cell table:formula="of:=[.B2158]-[.C2158]" office:value-type="float" office:value="-1.262584">
            <text:p>-1.262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82517">
            <text:p>124.382517</text:p>
          </table:table-cell>
          <table:table-cell office:value-type="float" office:value="127.10828">
            <text:p>127.10828</text:p>
          </table:table-cell>
          <table:table-cell table:formula="of:=[.B2159]-[.C2159]" office:value-type="float" office:value="-2.72576299999999">
            <text:p>-2.725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730737">
            <text:p>178.730737</text:p>
          </table:table-cell>
          <table:table-cell office:value-type="float" office:value="180.94454">
            <text:p>180.94454</text:p>
          </table:table-cell>
          <table:table-cell table:formula="of:=[.B2160]-[.C2160]" office:value-type="float" office:value="-2.21380299999998">
            <text:p>-2.213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29947">
            <text:p>70.329947</text:p>
          </table:table-cell>
          <table:table-cell office:value-type="float" office:value="71.016858">
            <text:p>71.016858</text:p>
          </table:table-cell>
          <table:table-cell table:formula="of:=[.B2161]-[.C2161]" office:value-type="float" office:value="-0.686910999999995">
            <text:p>-0.686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146024">
            <text:p>144.146024</text:p>
          </table:table-cell>
          <table:table-cell office:value-type="float" office:value="146.968949">
            <text:p>146.968949</text:p>
          </table:table-cell>
          <table:table-cell table:formula="of:=[.B2162]-[.C2162]" office:value-type="float" office:value="-2.822925">
            <text:p>-2.822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69516">
            <text:p>224.69516</text:p>
          </table:table-cell>
          <table:table-cell office:value-type="float" office:value="229.336452">
            <text:p>229.336452</text:p>
          </table:table-cell>
          <table:table-cell table:formula="of:=[.B2163]-[.C2163]" office:value-type="float" office:value="-4.64129200000002">
            <text:p>-4.641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236086">
            <text:p>182.236086</text:p>
          </table:table-cell>
          <table:table-cell office:value-type="float" office:value="185.025202">
            <text:p>185.025202</text:p>
          </table:table-cell>
          <table:table-cell table:formula="of:=[.B2164]-[.C2164]" office:value-type="float" office:value="-2.78911600000001">
            <text:p>-2.789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14726">
            <text:p>95.014726</text:p>
          </table:table-cell>
          <table:table-cell office:value-type="float" office:value="94.678169">
            <text:p>94.678169</text:p>
          </table:table-cell>
          <table:table-cell table:formula="of:=[.B2165]-[.C2165]" office:value-type="float" office:value="0.336556999999999">
            <text:p>0.336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44396">
            <text:p>116.144396</text:p>
          </table:table-cell>
          <table:table-cell office:value-type="float" office:value="118.607788">
            <text:p>118.607788</text:p>
          </table:table-cell>
          <table:table-cell table:formula="of:=[.B2166]-[.C2166]" office:value-type="float" office:value="-2.463392">
            <text:p>-2.463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82029">
            <text:p>94.182029</text:p>
          </table:table-cell>
          <table:table-cell office:value-type="float" office:value="95.287092">
            <text:p>95.287092</text:p>
          </table:table-cell>
          <table:table-cell table:formula="of:=[.B2167]-[.C2167]" office:value-type="float" office:value="-1.105063">
            <text:p>-1.105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876834">
            <text:p>174.876834</text:p>
          </table:table-cell>
          <table:table-cell office:value-type="float" office:value="177.080582">
            <text:p>177.080582</text:p>
          </table:table-cell>
          <table:table-cell table:formula="of:=[.B2168]-[.C2168]" office:value-type="float" office:value="-2.20374799999999">
            <text:p>-2.203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872519">
            <text:p>66.872519</text:p>
          </table:table-cell>
          <table:table-cell office:value-type="float" office:value="68.132514">
            <text:p>68.132514</text:p>
          </table:table-cell>
          <table:table-cell table:formula="of:=[.B2169]-[.C2169]" office:value-type="float" office:value="-1.259995">
            <text:p>-1.259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713633">
            <text:p>157.713633</text:p>
          </table:table-cell>
          <table:table-cell office:value-type="float" office:value="160.35877">
            <text:p>160.35877</text:p>
          </table:table-cell>
          <table:table-cell table:formula="of:=[.B2170]-[.C2170]" office:value-type="float" office:value="-2.64513700000001">
            <text:p>-2.645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044552">
            <text:p>155.044552</text:p>
          </table:table-cell>
          <table:table-cell office:value-type="float" office:value="157.29707">
            <text:p>157.29707</text:p>
          </table:table-cell>
          <table:table-cell table:formula="of:=[.B2171]-[.C2171]" office:value-type="float" office:value="-2.25251799999998">
            <text:p>-2.252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347288">
            <text:p>163.347288</text:p>
          </table:table-cell>
          <table:table-cell office:value-type="float" office:value="169.815506">
            <text:p>169.815506</text:p>
          </table:table-cell>
          <table:table-cell table:formula="of:=[.B2172]-[.C2172]" office:value-type="float" office:value="-6.46821800000001">
            <text:p>-6.468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735503">
            <text:p>205.735503</text:p>
          </table:table-cell>
          <table:table-cell office:value-type="float" office:value="201.306516">
            <text:p>201.306516</text:p>
          </table:table-cell>
          <table:table-cell table:formula="of:=[.B2173]-[.C2173]" office:value-type="float" office:value="4.42898700000001">
            <text:p>4.428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285384">
            <text:p>258.285384</text:p>
          </table:table-cell>
          <table:table-cell office:value-type="float" office:value="258.931699">
            <text:p>258.931699</text:p>
          </table:table-cell>
          <table:table-cell table:formula="of:=[.B2174]-[.C2174]" office:value-type="float" office:value="-0.646314999999959">
            <text:p>-0.646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65691">
            <text:p>152.865691</text:p>
          </table:table-cell>
          <table:table-cell office:value-type="float" office:value="155.839479">
            <text:p>155.839479</text:p>
          </table:table-cell>
          <table:table-cell table:formula="of:=[.B2175]-[.C2175]" office:value-type="float" office:value="-2.97378800000001">
            <text:p>-2.973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.765787">
            <text:p>314.765787</text:p>
          </table:table-cell>
          <table:table-cell office:value-type="float" office:value="315.097485">
            <text:p>315.097485</text:p>
          </table:table-cell>
          <table:table-cell table:formula="of:=[.B2176]-[.C2176]" office:value-type="float" office:value="-0.331698000000017">
            <text:p>-0.331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109318">
            <text:p>131.109318</text:p>
          </table:table-cell>
          <table:table-cell office:value-type="float" office:value="135.911064">
            <text:p>135.911064</text:p>
          </table:table-cell>
          <table:table-cell table:formula="of:=[.B2177]-[.C2177]" office:value-type="float" office:value="-4.80174600000001">
            <text:p>-4.801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9.954542">
            <text:p>599.954542</text:p>
          </table:table-cell>
          <table:table-cell office:value-type="float" office:value="597.164557">
            <text:p>597.164557</text:p>
          </table:table-cell>
          <table:table-cell table:formula="of:=[.B2178]-[.C2178]" office:value-type="float" office:value="2.789985">
            <text:p>2.789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055543">
            <text:p>250.055543</text:p>
          </table:table-cell>
          <table:table-cell office:value-type="float" office:value="255.311851">
            <text:p>255.311851</text:p>
          </table:table-cell>
          <table:table-cell table:formula="of:=[.B2179]-[.C2179]" office:value-type="float" office:value="-5.25630799999999">
            <text:p>-5.256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326597">
            <text:p>209.326597</text:p>
          </table:table-cell>
          <table:table-cell office:value-type="float" office:value="214.600264">
            <text:p>214.600264</text:p>
          </table:table-cell>
          <table:table-cell table:formula="of:=[.B2180]-[.C2180]" office:value-type="float" office:value="-5.27366700000002">
            <text:p>-5.273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1.048157">
            <text:p>511.048157</text:p>
          </table:table-cell>
          <table:table-cell office:value-type="float" office:value="510.141701">
            <text:p>510.141701</text:p>
          </table:table-cell>
          <table:table-cell table:formula="of:=[.B2181]-[.C2181]" office:value-type="float" office:value="0.906455999999992">
            <text:p>0.906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125252">
            <text:p>234.125252</text:p>
          </table:table-cell>
          <table:table-cell office:value-type="float" office:value="238.159123">
            <text:p>238.159123</text:p>
          </table:table-cell>
          <table:table-cell table:formula="of:=[.B2182]-[.C2182]" office:value-type="float" office:value="-4.03387100000001">
            <text:p>-4.033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758231">
            <text:p>128.758231</text:p>
          </table:table-cell>
          <table:table-cell office:value-type="float" office:value="131.495303">
            <text:p>131.495303</text:p>
          </table:table-cell>
          <table:table-cell table:formula="of:=[.B2183]-[.C2183]" office:value-type="float" office:value="-2.73707200000001">
            <text:p>-2.737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222509">
            <text:p>143.222509</text:p>
          </table:table-cell>
          <table:table-cell office:value-type="float" office:value="145.157853">
            <text:p>145.157853</text:p>
          </table:table-cell>
          <table:table-cell table:formula="of:=[.B2184]-[.C2184]" office:value-type="float" office:value="-1.93534399999999">
            <text:p>-1.935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6814">
            <text:p>119.46814</text:p>
          </table:table-cell>
          <table:table-cell office:value-type="float" office:value="120.407611">
            <text:p>120.407611</text:p>
          </table:table-cell>
          <table:table-cell table:formula="of:=[.B2185]-[.C2185]" office:value-type="float" office:value="-0.939470999999998">
            <text:p>-0.9394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359224">
            <text:p>146.359224</text:p>
          </table:table-cell>
          <table:table-cell office:value-type="float" office:value="149.506753">
            <text:p>149.506753</text:p>
          </table:table-cell>
          <table:table-cell table:formula="of:=[.B2186]-[.C2186]" office:value-type="float" office:value="-3.14752899999999">
            <text:p>-3.147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99485">
            <text:p>86.799485</text:p>
          </table:table-cell>
          <table:table-cell office:value-type="float" office:value="89.133659">
            <text:p>89.133659</text:p>
          </table:table-cell>
          <table:table-cell table:formula="of:=[.B2187]-[.C2187]" office:value-type="float" office:value="-2.33417399999999">
            <text:p>-2.334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371558">
            <text:p>169.371558</text:p>
          </table:table-cell>
          <table:table-cell office:value-type="float" office:value="172.924464">
            <text:p>172.924464</text:p>
          </table:table-cell>
          <table:table-cell table:formula="of:=[.B2188]-[.C2188]" office:value-type="float" office:value="-3.55290600000001">
            <text:p>-3.552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082212">
            <text:p>148.082212</text:p>
          </table:table-cell>
          <table:table-cell office:value-type="float" office:value="148.365112">
            <text:p>148.365112</text:p>
          </table:table-cell>
          <table:table-cell table:formula="of:=[.B2189]-[.C2189]" office:value-type="float" office:value="-0.282900000000012">
            <text:p>-0.2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4853">
            <text:p>164.34853</text:p>
          </table:table-cell>
          <table:table-cell office:value-type="float" office:value="165.108939">
            <text:p>165.108939</text:p>
          </table:table-cell>
          <table:table-cell table:formula="of:=[.B2190]-[.C2190]" office:value-type="float" office:value="-0.760408999999981">
            <text:p>-0.760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254339">
            <text:p>228.254339</text:p>
          </table:table-cell>
          <table:table-cell office:value-type="float" office:value="231.873995">
            <text:p>231.873995</text:p>
          </table:table-cell>
          <table:table-cell table:formula="of:=[.B2191]-[.C2191]" office:value-type="float" office:value="-3.61965600000002">
            <text:p>-3.619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96031">
            <text:p>89.896031</text:p>
          </table:table-cell>
          <table:table-cell office:value-type="float" office:value="92.318457">
            <text:p>92.318457</text:p>
          </table:table-cell>
          <table:table-cell table:formula="of:=[.B2192]-[.C2192]" office:value-type="float" office:value="-2.422426">
            <text:p>-2.422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75062">
            <text:p>54.875062</text:p>
          </table:table-cell>
          <table:table-cell office:value-type="float" office:value="56.006978">
            <text:p>56.006978</text:p>
          </table:table-cell>
          <table:table-cell table:formula="of:=[.B2193]-[.C2193]" office:value-type="float" office:value="-1.131916">
            <text:p>-1.131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247893">
            <text:p>118.247893</text:p>
          </table:table-cell>
          <table:table-cell office:value-type="float" office:value="119.650543">
            <text:p>119.650543</text:p>
          </table:table-cell>
          <table:table-cell table:formula="of:=[.B2194]-[.C2194]" office:value-type="float" office:value="-1.40264999999999">
            <text:p>-1.40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710415">
            <text:p>159.710415</text:p>
          </table:table-cell>
          <table:table-cell office:value-type="float" office:value="163.276674">
            <text:p>163.276674</text:p>
          </table:table-cell>
          <table:table-cell table:formula="of:=[.B2195]-[.C2195]" office:value-type="float" office:value="-3.566259">
            <text:p>-3.566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220671">
            <text:p>221.220671</text:p>
          </table:table-cell>
          <table:table-cell office:value-type="float" office:value="225.16644">
            <text:p>225.16644</text:p>
          </table:table-cell>
          <table:table-cell table:formula="of:=[.B2196]-[.C2196]" office:value-type="float" office:value="-3.94576899999998">
            <text:p>-3.945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792">
            <text:p>106.6792</text:p>
          </table:table-cell>
          <table:table-cell office:value-type="float" office:value="105.445707">
            <text:p>105.445707</text:p>
          </table:table-cell>
          <table:table-cell table:formula="of:=[.B2197]-[.C2197]" office:value-type="float" office:value="1.233493">
            <text:p>1.233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177481">
            <text:p>36.177481</text:p>
          </table:table-cell>
          <table:table-cell office:value-type="float" office:value="37.00067">
            <text:p>37.00067</text:p>
          </table:table-cell>
          <table:table-cell table:formula="of:=[.B2198]-[.C2198]" office:value-type="float" office:value="-0.823188999999999">
            <text:p>-0.823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474199">
            <text:p>239.474199</text:p>
          </table:table-cell>
          <table:table-cell office:value-type="float" office:value="237.761744">
            <text:p>237.761744</text:p>
          </table:table-cell>
          <table:table-cell table:formula="of:=[.B2199]-[.C2199]" office:value-type="float" office:value="1.71245500000001">
            <text:p>1.712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437959">
            <text:p>99.437959</text:p>
          </table:table-cell>
          <table:table-cell office:value-type="float" office:value="98.972979">
            <text:p>98.972979</text:p>
          </table:table-cell>
          <table:table-cell table:formula="of:=[.B2200]-[.C2200]" office:value-type="float" office:value="0.464980000000011">
            <text:p>0.46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78481">
            <text:p>108.978481</text:p>
          </table:table-cell>
          <table:table-cell office:value-type="float" office:value="112.17489">
            <text:p>112.17489</text:p>
          </table:table-cell>
          <table:table-cell table:formula="of:=[.B2201]-[.C2201]" office:value-type="float" office:value="-3.196409">
            <text:p>-3.196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792599">
            <text:p>90.792599</text:p>
          </table:table-cell>
          <table:table-cell office:value-type="float" office:value="92.496214">
            <text:p>92.496214</text:p>
          </table:table-cell>
          <table:table-cell table:formula="of:=[.B2202]-[.C2202]" office:value-type="float" office:value="-1.703615">
            <text:p>-1.703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520638">
            <text:p>129.520638</text:p>
          </table:table-cell>
          <table:table-cell office:value-type="float" office:value="131.245671">
            <text:p>131.245671</text:p>
          </table:table-cell>
          <table:table-cell table:formula="of:=[.B2203]-[.C2203]" office:value-type="float" office:value="-1.725033">
            <text:p>-1.725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453214">
            <text:p>228.453214</text:p>
          </table:table-cell>
          <table:table-cell office:value-type="float" office:value="231.630996">
            <text:p>231.630996</text:p>
          </table:table-cell>
          <table:table-cell table:formula="of:=[.B2204]-[.C2204]" office:value-type="float" office:value="-3.17778200000001">
            <text:p>-3.177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889512">
            <text:p>310.889512</text:p>
          </table:table-cell>
          <table:table-cell office:value-type="float" office:value="311.698742">
            <text:p>311.698742</text:p>
          </table:table-cell>
          <table:table-cell table:formula="of:=[.B2205]-[.C2205]" office:value-type="float" office:value="-0.809229999999957">
            <text:p>-0.80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190827">
            <text:p>188.190827</text:p>
          </table:table-cell>
          <table:table-cell office:value-type="float" office:value="191.414916">
            <text:p>191.414916</text:p>
          </table:table-cell>
          <table:table-cell table:formula="of:=[.B2206]-[.C2206]" office:value-type="float" office:value="-3.22408899999999">
            <text:p>-3.224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.729883">
            <text:p>327.729883</text:p>
          </table:table-cell>
          <table:table-cell office:value-type="float" office:value="329.166386">
            <text:p>329.166386</text:p>
          </table:table-cell>
          <table:table-cell table:formula="of:=[.B2207]-[.C2207]" office:value-type="float" office:value="-1.43650300000002">
            <text:p>-1.436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76699">
            <text:p>72.976699</text:p>
          </table:table-cell>
          <table:table-cell office:value-type="float" office:value="77.513196">
            <text:p>77.513196</text:p>
          </table:table-cell>
          <table:table-cell table:formula="of:=[.B2208]-[.C2208]" office:value-type="float" office:value="-4.536497">
            <text:p>-4.536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885718">
            <text:p>285.885718</text:p>
          </table:table-cell>
          <table:table-cell office:value-type="float" office:value="289.864894">
            <text:p>289.864894</text:p>
          </table:table-cell>
          <table:table-cell table:formula="of:=[.B2209]-[.C2209]" office:value-type="float" office:value="-3.979176">
            <text:p>-3.979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037963">
            <text:p>27.037963</text:p>
          </table:table-cell>
          <table:table-cell office:value-type="float" office:value="27.859736">
            <text:p>27.859736</text:p>
          </table:table-cell>
          <table:table-cell table:formula="of:=[.B2210]-[.C2210]" office:value-type="float" office:value="-0.821773">
            <text:p>-0.821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60528">
            <text:p>169.960528</text:p>
          </table:table-cell>
          <table:table-cell office:value-type="float" office:value="206.16232">
            <text:p>206.16232</text:p>
          </table:table-cell>
          <table:table-cell table:formula="of:=[.B2211]-[.C2211]" office:value-type="float" office:value="-36.201792">
            <text:p>-36.201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335869">
            <text:p>146.335869</text:p>
          </table:table-cell>
          <table:table-cell office:value-type="float" office:value="161.599384">
            <text:p>161.599384</text:p>
          </table:table-cell>
          <table:table-cell table:formula="of:=[.B2212]-[.C2212]" office:value-type="float" office:value="-15.263515">
            <text:p>-15.263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49874">
            <text:p>77.449874</text:p>
          </table:table-cell>
          <table:table-cell office:value-type="float" office:value="79.341424">
            <text:p>79.341424</text:p>
          </table:table-cell>
          <table:table-cell table:formula="of:=[.B2213]-[.C2213]" office:value-type="float" office:value="-1.89155000000001">
            <text:p>-1.89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60261">
            <text:p>132.060261</text:p>
          </table:table-cell>
          <table:table-cell office:value-type="float" office:value="150.689151">
            <text:p>150.689151</text:p>
          </table:table-cell>
          <table:table-cell table:formula="of:=[.B2214]-[.C2214]" office:value-type="float" office:value="-18.62889">
            <text:p>-18.62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788982">
            <text:p>140.788982</text:p>
          </table:table-cell>
          <table:table-cell office:value-type="float" office:value="152.617868">
            <text:p>152.617868</text:p>
          </table:table-cell>
          <table:table-cell table:formula="of:=[.B2215]-[.C2215]" office:value-type="float" office:value="-11.828886">
            <text:p>-11.828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788247">
            <text:p>261.788247</text:p>
          </table:table-cell>
          <table:table-cell office:value-type="float" office:value="271.507271">
            <text:p>271.507271</text:p>
          </table:table-cell>
          <table:table-cell table:formula="of:=[.B2216]-[.C2216]" office:value-type="float" office:value="-9.71902399999999">
            <text:p>-9.719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696766">
            <text:p>59.696766</text:p>
          </table:table-cell>
          <table:table-cell office:value-type="float" office:value="63.128795">
            <text:p>63.128795</text:p>
          </table:table-cell>
          <table:table-cell table:formula="of:=[.B2217]-[.C2217]" office:value-type="float" office:value="-3.432029">
            <text:p>-3.432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29565">
            <text:p>158.29565</text:p>
          </table:table-cell>
          <table:table-cell office:value-type="float" office:value="167.260177">
            <text:p>167.260177</text:p>
          </table:table-cell>
          <table:table-cell table:formula="of:=[.B2218]-[.C2218]" office:value-type="float" office:value="-8.964527">
            <text:p>-8.964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355878">
            <text:p>49.355878</text:p>
          </table:table-cell>
          <table:table-cell office:value-type="float" office:value="50.71256">
            <text:p>50.71256</text:p>
          </table:table-cell>
          <table:table-cell table:formula="of:=[.B2219]-[.C2219]" office:value-type="float" office:value="-1.35668200000001">
            <text:p>-1.356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59966">
            <text:p>107.359966</text:p>
          </table:table-cell>
          <table:table-cell office:value-type="float" office:value="112.452901">
            <text:p>112.452901</text:p>
          </table:table-cell>
          <table:table-cell table:formula="of:=[.B2220]-[.C2220]" office:value-type="float" office:value="-5.092935">
            <text:p>-5.092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26344">
            <text:p>109.526344</text:p>
          </table:table-cell>
          <table:table-cell office:value-type="float" office:value="117.785724">
            <text:p>117.785724</text:p>
          </table:table-cell>
          <table:table-cell table:formula="of:=[.B2221]-[.C2221]" office:value-type="float" office:value="-8.25938000000001">
            <text:p>-8.25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86151">
            <text:p>172.86151</text:p>
          </table:table-cell>
          <table:table-cell office:value-type="float" office:value="191.72749">
            <text:p>191.72749</text:p>
          </table:table-cell>
          <table:table-cell table:formula="of:=[.B2222]-[.C2222]" office:value-type="float" office:value="-18.86598">
            <text:p>-18.86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245421">
            <text:p>81.245421</text:p>
          </table:table-cell>
          <table:table-cell office:value-type="float" office:value="85.308421">
            <text:p>85.308421</text:p>
          </table:table-cell>
          <table:table-cell table:formula="of:=[.B2223]-[.C2223]" office:value-type="float" office:value="-4.063">
            <text:p>-4.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388074">
            <text:p>202.388074</text:p>
          </table:table-cell>
          <table:table-cell office:value-type="float" office:value="211.461212">
            <text:p>211.461212</text:p>
          </table:table-cell>
          <table:table-cell table:formula="of:=[.B2224]-[.C2224]" office:value-type="float" office:value="-9.073138">
            <text:p>-9.073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008609">
            <text:p>129.008609</text:p>
          </table:table-cell>
          <table:table-cell office:value-type="float" office:value="141.609038">
            <text:p>141.609038</text:p>
          </table:table-cell>
          <table:table-cell table:formula="of:=[.B2225]-[.C2225]" office:value-type="float" office:value="-12.600429">
            <text:p>-12.600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950554">
            <text:p>105.950554</text:p>
          </table:table-cell>
          <table:table-cell office:value-type="float" office:value="110.78606">
            <text:p>110.78606</text:p>
          </table:table-cell>
          <table:table-cell table:formula="of:=[.B2226]-[.C2226]" office:value-type="float" office:value="-4.83550600000001">
            <text:p>-4.835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230561">
            <text:p>107.230561</text:p>
          </table:table-cell>
          <table:table-cell office:value-type="float" office:value="114.716388">
            <text:p>114.716388</text:p>
          </table:table-cell>
          <table:table-cell table:formula="of:=[.B2227]-[.C2227]" office:value-type="float" office:value="-7.485827">
            <text:p>-7.485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62001">
            <text:p>158.362001</text:p>
          </table:table-cell>
          <table:table-cell office:value-type="float" office:value="176.773764">
            <text:p>176.773764</text:p>
          </table:table-cell>
          <table:table-cell table:formula="of:=[.B2228]-[.C2228]" office:value-type="float" office:value="-18.411763">
            <text:p>-18.411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842552">
            <text:p>78.842552</text:p>
          </table:table-cell>
          <table:table-cell office:value-type="float" office:value="82.509836">
            <text:p>82.509836</text:p>
          </table:table-cell>
          <table:table-cell table:formula="of:=[.B2229]-[.C2229]" office:value-type="float" office:value="-3.66728400000001">
            <text:p>-3.667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821148">
            <text:p>133.821148</text:p>
          </table:table-cell>
          <table:table-cell office:value-type="float" office:value="145.386611">
            <text:p>145.386611</text:p>
          </table:table-cell>
          <table:table-cell table:formula="of:=[.B2230]-[.C2230]" office:value-type="float" office:value="-11.565463">
            <text:p>-11.565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45873">
            <text:p>93.545873</text:p>
          </table:table-cell>
          <table:table-cell office:value-type="float" office:value="102.179973">
            <text:p>102.179973</text:p>
          </table:table-cell>
          <table:table-cell table:formula="of:=[.B2231]-[.C2231]" office:value-type="float" office:value="-8.6341">
            <text:p>-8.6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11085">
            <text:p>124.311085</text:p>
          </table:table-cell>
          <table:table-cell office:value-type="float" office:value="139.957532">
            <text:p>139.957532</text:p>
          </table:table-cell>
          <table:table-cell table:formula="of:=[.B2232]-[.C2232]" office:value-type="float" office:value="-15.646447">
            <text:p>-15.646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09748">
            <text:p>126.209748</text:p>
          </table:table-cell>
          <table:table-cell office:value-type="float" office:value="151.946944">
            <text:p>151.946944</text:p>
          </table:table-cell>
          <table:table-cell table:formula="of:=[.B2233]-[.C2233]" office:value-type="float" office:value="-25.737196">
            <text:p>-25.737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32534">
            <text:p>153.732534</text:p>
          </table:table-cell>
          <table:table-cell office:value-type="float" office:value="155.236626">
            <text:p>155.236626</text:p>
          </table:table-cell>
          <table:table-cell table:formula="of:=[.B2234]-[.C2234]" office:value-type="float" office:value="-1.50409200000001">
            <text:p>-1.504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445714">
            <text:p>51.445714</text:p>
          </table:table-cell>
          <table:table-cell office:value-type="float" office:value="54.6811">
            <text:p>54.6811</text:p>
          </table:table-cell>
          <table:table-cell table:formula="of:=[.B2235]-[.C2235]" office:value-type="float" office:value="-3.235386">
            <text:p>-3.235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16679">
            <text:p>126.216679</text:p>
          </table:table-cell>
          <table:table-cell office:value-type="float" office:value="130.993079">
            <text:p>130.993079</text:p>
          </table:table-cell>
          <table:table-cell table:formula="of:=[.B2236]-[.C2236]" office:value-type="float" office:value="-4.7764">
            <text:p>-4.7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43336">
            <text:p>98.343336</text:p>
          </table:table-cell>
          <table:table-cell office:value-type="float" office:value="102.893782">
            <text:p>102.893782</text:p>
          </table:table-cell>
          <table:table-cell table:formula="of:=[.B2237]-[.C2237]" office:value-type="float" office:value="-4.55044600000001">
            <text:p>-4.550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346231">
            <text:p>223.346231</text:p>
          </table:table-cell>
          <table:table-cell office:value-type="float" office:value="227.405895">
            <text:p>227.405895</text:p>
          </table:table-cell>
          <table:table-cell table:formula="of:=[.B2238]-[.C2238]" office:value-type="float" office:value="-4.059664">
            <text:p>-4.059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848033">
            <text:p>103.848033</text:p>
          </table:table-cell>
          <table:table-cell office:value-type="float" office:value="110.81885">
            <text:p>110.81885</text:p>
          </table:table-cell>
          <table:table-cell table:formula="of:=[.B2239]-[.C2239]" office:value-type="float" office:value="-6.970817">
            <text:p>-6.9708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373528">
            <text:p>80.373528</text:p>
          </table:table-cell>
          <table:table-cell office:value-type="float" office:value="87.304157">
            <text:p>87.304157</text:p>
          </table:table-cell>
          <table:table-cell table:formula="of:=[.B2240]-[.C2240]" office:value-type="float" office:value="-6.93062900000001">
            <text:p>-6.930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57298">
            <text:p>71.857298</text:p>
          </table:table-cell>
          <table:table-cell office:value-type="float" office:value="78.638514">
            <text:p>78.638514</text:p>
          </table:table-cell>
          <table:table-cell table:formula="of:=[.B2241]-[.C2241]" office:value-type="float" office:value="-6.781216">
            <text:p>-6.781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29711">
            <text:p>93.429711</text:p>
          </table:table-cell>
          <table:table-cell office:value-type="float" office:value="97.638595">
            <text:p>97.638595</text:p>
          </table:table-cell>
          <table:table-cell table:formula="of:=[.B2242]-[.C2242]" office:value-type="float" office:value="-4.208884">
            <text:p>-4.208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358287">
            <text:p>53.358287</text:p>
          </table:table-cell>
          <table:table-cell office:value-type="float" office:value="57.927491">
            <text:p>57.927491</text:p>
          </table:table-cell>
          <table:table-cell table:formula="of:=[.B2243]-[.C2243]" office:value-type="float" office:value="-4.56920400000001">
            <text:p>-4.569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728098">
            <text:p>66.728098</text:p>
          </table:table-cell>
          <table:table-cell office:value-type="float" office:value="71.65098">
            <text:p>71.65098</text:p>
          </table:table-cell>
          <table:table-cell table:formula="of:=[.B2244]-[.C2244]" office:value-type="float" office:value="-4.922882">
            <text:p>-4.922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54107">
            <text:p>43.554107</text:p>
          </table:table-cell>
          <table:table-cell office:value-type="float" office:value="45.102241">
            <text:p>45.102241</text:p>
          </table:table-cell>
          <table:table-cell table:formula="of:=[.B2245]-[.C2245]" office:value-type="float" office:value="-1.548134">
            <text:p>-1.548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653449">
            <text:p>24.653449</text:p>
          </table:table-cell>
          <table:table-cell office:value-type="float" office:value="25.348001">
            <text:p>25.348001</text:p>
          </table:table-cell>
          <table:table-cell table:formula="of:=[.B2246]-[.C2246]" office:value-type="float" office:value="-0.694552000000002">
            <text:p>-0.694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11328">
            <text:p>47.911328</text:p>
          </table:table-cell>
          <table:table-cell office:value-type="float" office:value="49.536259">
            <text:p>49.536259</text:p>
          </table:table-cell>
          <table:table-cell table:formula="of:=[.B2247]-[.C2247]" office:value-type="float" office:value="-1.624931">
            <text:p>-1.624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05112">
            <text:p>27.05112</text:p>
          </table:table-cell>
          <table:table-cell office:value-type="float" office:value="28.483871">
            <text:p>28.483871</text:p>
          </table:table-cell>
          <table:table-cell table:formula="of:=[.B2248]-[.C2248]" office:value-type="float" office:value="-1.432751">
            <text:p>-1.432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100523">
            <text:p>166.100523</text:p>
          </table:table-cell>
          <table:table-cell office:value-type="float" office:value="176.67792">
            <text:p>176.67792</text:p>
          </table:table-cell>
          <table:table-cell table:formula="of:=[.B2249]-[.C2249]" office:value-type="float" office:value="-10.577397">
            <text:p>-10.577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6.473222">
            <text:p>346.473222</text:p>
          </table:table-cell>
          <table:table-cell office:value-type="float" office:value="354.839118">
            <text:p>354.839118</text:p>
          </table:table-cell>
          <table:table-cell table:formula="of:=[.B2250]-[.C2250]" office:value-type="float" office:value="-8.36589599999996">
            <text:p>-8.365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209178">
            <text:p>216.209178</text:p>
          </table:table-cell>
          <table:table-cell office:value-type="float" office:value="232.538245">
            <text:p>232.538245</text:p>
          </table:table-cell>
          <table:table-cell table:formula="of:=[.B2251]-[.C2251]" office:value-type="float" office:value="-16.329067">
            <text:p>-16.329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48737">
            <text:p>76.448737</text:p>
          </table:table-cell>
          <table:table-cell office:value-type="float" office:value="78.747155">
            <text:p>78.747155</text:p>
          </table:table-cell>
          <table:table-cell table:formula="of:=[.B2252]-[.C2252]" office:value-type="float" office:value="-2.29841800000001">
            <text:p>-2.298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393071">
            <text:p>83.393071</text:p>
          </table:table-cell>
          <table:table-cell office:value-type="float" office:value="92.348259">
            <text:p>92.348259</text:p>
          </table:table-cell>
          <table:table-cell table:formula="of:=[.B2253]-[.C2253]" office:value-type="float" office:value="-8.95518799999999">
            <text:p>-8.955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765625">
            <text:p>157.765625</text:p>
          </table:table-cell>
          <table:table-cell office:value-type="float" office:value="170.650908">
            <text:p>170.650908</text:p>
          </table:table-cell>
          <table:table-cell table:formula="of:=[.B2254]-[.C2254]" office:value-type="float" office:value="-12.885283">
            <text:p>-12.885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7314">
            <text:p>75.27314</text:p>
          </table:table-cell>
          <table:table-cell office:value-type="float" office:value="77.800477">
            <text:p>77.800477</text:p>
          </table:table-cell>
          <table:table-cell table:formula="of:=[.B2255]-[.C2255]" office:value-type="float" office:value="-2.527337">
            <text:p>-2.527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28733">
            <text:p>98.928733</text:p>
          </table:table-cell>
          <table:table-cell office:value-type="float" office:value="103.205582">
            <text:p>103.205582</text:p>
          </table:table-cell>
          <table:table-cell table:formula="of:=[.B2256]-[.C2256]" office:value-type="float" office:value="-4.27684900000001">
            <text:p>-4.276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495316">
            <text:p>166.495316</text:p>
          </table:table-cell>
          <table:table-cell office:value-type="float" office:value="171.972328">
            <text:p>171.972328</text:p>
          </table:table-cell>
          <table:table-cell table:formula="of:=[.B2257]-[.C2257]" office:value-type="float" office:value="-5.477012">
            <text:p>-5.477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911338">
            <text:p>124.911338</text:p>
          </table:table-cell>
          <table:table-cell office:value-type="float" office:value="130.47775">
            <text:p>130.47775</text:p>
          </table:table-cell>
          <table:table-cell table:formula="of:=[.B2258]-[.C2258]" office:value-type="float" office:value="-5.56641199999999">
            <text:p>-5.566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06388">
            <text:p>64.206388</text:p>
          </table:table-cell>
          <table:table-cell office:value-type="float" office:value="68.050765">
            <text:p>68.050765</text:p>
          </table:table-cell>
          <table:table-cell table:formula="of:=[.B2259]-[.C2259]" office:value-type="float" office:value="-3.84437699999999">
            <text:p>-3.844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452517">
            <text:p>202.452517</text:p>
          </table:table-cell>
          <table:table-cell office:value-type="float" office:value="214.005763">
            <text:p>214.005763</text:p>
          </table:table-cell>
          <table:table-cell table:formula="of:=[.B2260]-[.C2260]" office:value-type="float" office:value="-11.553246">
            <text:p>-11.553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.78308">
            <text:p>10.78308</text:p>
          </table:table-cell>
          <table:table-cell office:value-type="float" office:value="11.392493">
            <text:p>11.392493</text:p>
          </table:table-cell>
          <table:table-cell table:formula="of:=[.B2261]-[.C2261]" office:value-type="float" office:value="-0.609413">
            <text:p>-0.609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03244">
            <text:p>72.503244</text:p>
          </table:table-cell>
          <table:table-cell office:value-type="float" office:value="77.778802">
            <text:p>77.778802</text:p>
          </table:table-cell>
          <table:table-cell table:formula="of:=[.B2262]-[.C2262]" office:value-type="float" office:value="-5.275558">
            <text:p>-5.275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34019">
            <text:p>121.834019</text:p>
          </table:table-cell>
          <table:table-cell office:value-type="float" office:value="129.443511">
            <text:p>129.443511</text:p>
          </table:table-cell>
          <table:table-cell table:formula="of:=[.B2263]-[.C2263]" office:value-type="float" office:value="-7.609492">
            <text:p>-7.609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809477">
            <text:p>43.809477</text:p>
          </table:table-cell>
          <table:table-cell office:value-type="float" office:value="46.024643">
            <text:p>46.024643</text:p>
          </table:table-cell>
          <table:table-cell table:formula="of:=[.B2264]-[.C2264]" office:value-type="float" office:value="-2.215166">
            <text:p>-2.215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960413">
            <text:p>131.960413</text:p>
          </table:table-cell>
          <table:table-cell office:value-type="float" office:value="140.936064">
            <text:p>140.936064</text:p>
          </table:table-cell>
          <table:table-cell table:formula="of:=[.B2265]-[.C2265]" office:value-type="float" office:value="-8.975651">
            <text:p>-8.9756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660042">
            <text:p>96.660042</text:p>
          </table:table-cell>
          <table:table-cell office:value-type="float" office:value="101.155336">
            <text:p>101.155336</text:p>
          </table:table-cell>
          <table:table-cell table:formula="of:=[.B2266]-[.C2266]" office:value-type="float" office:value="-4.495294">
            <text:p>-4.4952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94209">
            <text:p>52.594209</text:p>
          </table:table-cell>
          <table:table-cell office:value-type="float" office:value="56.421168">
            <text:p>56.421168</text:p>
          </table:table-cell>
          <table:table-cell table:formula="of:=[.B2267]-[.C2267]" office:value-type="float" office:value="-3.826959">
            <text:p>-3.826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2806">
            <text:p>131.2806</text:p>
          </table:table-cell>
          <table:table-cell office:value-type="float" office:value="143.850346">
            <text:p>143.850346</text:p>
          </table:table-cell>
          <table:table-cell table:formula="of:=[.B2268]-[.C2268]" office:value-type="float" office:value="-12.569746">
            <text:p>-12.569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86051">
            <text:p>85.786051</text:p>
          </table:table-cell>
          <table:table-cell office:value-type="float" office:value="87.999252">
            <text:p>87.999252</text:p>
          </table:table-cell>
          <table:table-cell table:formula="of:=[.B2269]-[.C2269]" office:value-type="float" office:value="-2.213201">
            <text:p>-2.2132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406924">
            <text:p>131.406924</text:p>
          </table:table-cell>
          <table:table-cell office:value-type="float" office:value="136.338444">
            <text:p>136.338444</text:p>
          </table:table-cell>
          <table:table-cell table:formula="of:=[.B2270]-[.C2270]" office:value-type="float" office:value="-4.93152000000001">
            <text:p>-4.93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85041">
            <text:p>96.585041</text:p>
          </table:table-cell>
          <table:table-cell office:value-type="float" office:value="102.358532">
            <text:p>102.358532</text:p>
          </table:table-cell>
          <table:table-cell table:formula="of:=[.B2271]-[.C2271]" office:value-type="float" office:value="-5.77349099999999">
            <text:p>-5.773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72415">
            <text:p>99.172415</text:p>
          </table:table-cell>
          <table:table-cell office:value-type="float" office:value="106.375888">
            <text:p>106.375888</text:p>
          </table:table-cell>
          <table:table-cell table:formula="of:=[.B2272]-[.C2272]" office:value-type="float" office:value="-7.203473">
            <text:p>-7.203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3.590036">
            <text:p>323.590036</text:p>
          </table:table-cell>
          <table:table-cell office:value-type="float" office:value="358.85188">
            <text:p>358.85188</text:p>
          </table:table-cell>
          <table:table-cell table:formula="of:=[.B2273]-[.C2273]" office:value-type="float" office:value="-35.261844">
            <text:p>-35.261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82018">
            <text:p>85.782018</text:p>
          </table:table-cell>
          <table:table-cell office:value-type="float" office:value="96.371696">
            <text:p>96.371696</text:p>
          </table:table-cell>
          <table:table-cell table:formula="of:=[.B2274]-[.C2274]" office:value-type="float" office:value="-10.589678">
            <text:p>-10.589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99091">
            <text:p>70.299091</text:p>
          </table:table-cell>
          <table:table-cell office:value-type="float" office:value="74.280189">
            <text:p>74.280189</text:p>
          </table:table-cell>
          <table:table-cell table:formula="of:=[.B2275]-[.C2275]" office:value-type="float" office:value="-3.98109799999999">
            <text:p>-3.981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616701">
            <text:p>71.616701</text:p>
          </table:table-cell>
          <table:table-cell office:value-type="float" office:value="83.516678">
            <text:p>83.516678</text:p>
          </table:table-cell>
          <table:table-cell table:formula="of:=[.B2276]-[.C2276]" office:value-type="float" office:value="-11.899977">
            <text:p>-11.899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110872">
            <text:p>47.110872</text:p>
          </table:table-cell>
          <table:table-cell office:value-type="float" office:value="49.769612">
            <text:p>49.769612</text:p>
          </table:table-cell>
          <table:table-cell table:formula="of:=[.B2277]-[.C2277]" office:value-type="float" office:value="-2.65874">
            <text:p>-2.65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826513">
            <text:p>180.826513</text:p>
          </table:table-cell>
          <table:table-cell office:value-type="float" office:value="196.99941">
            <text:p>196.99941</text:p>
          </table:table-cell>
          <table:table-cell table:formula="of:=[.B2278]-[.C2278]" office:value-type="float" office:value="-16.172897">
            <text:p>-16.172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604147">
            <text:p>148.604147</text:p>
          </table:table-cell>
          <table:table-cell office:value-type="float" office:value="179.768053">
            <text:p>179.768053</text:p>
          </table:table-cell>
          <table:table-cell table:formula="of:=[.B2279]-[.C2279]" office:value-type="float" office:value="-31.163906">
            <text:p>-31.163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626453">
            <text:p>40.626453</text:p>
          </table:table-cell>
          <table:table-cell office:value-type="float" office:value="42.726773">
            <text:p>42.726773</text:p>
          </table:table-cell>
          <table:table-cell table:formula="of:=[.B2280]-[.C2280]" office:value-type="float" office:value="-2.10032">
            <text:p>-2.10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01611">
            <text:p>65.701611</text:p>
          </table:table-cell>
          <table:table-cell office:value-type="float" office:value="69.297689">
            <text:p>69.297689</text:p>
          </table:table-cell>
          <table:table-cell table:formula="of:=[.B2281]-[.C2281]" office:value-type="float" office:value="-3.59607800000001">
            <text:p>-3.596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655121">
            <text:p>167.655121</text:p>
          </table:table-cell>
          <table:table-cell office:value-type="float" office:value="175.294219">
            <text:p>175.294219</text:p>
          </table:table-cell>
          <table:table-cell table:formula="of:=[.B2282]-[.C2282]" office:value-type="float" office:value="-7.63909799999999">
            <text:p>-7.639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78224">
            <text:p>96.278224</text:p>
          </table:table-cell>
          <table:table-cell office:value-type="float" office:value="100.154043">
            <text:p>100.154043</text:p>
          </table:table-cell>
          <table:table-cell table:formula="of:=[.B2283]-[.C2283]" office:value-type="float" office:value="-3.87581900000001">
            <text:p>-3.875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187156">
            <text:p>73.187156</text:p>
          </table:table-cell>
          <table:table-cell office:value-type="float" office:value="80.263126">
            <text:p>80.263126</text:p>
          </table:table-cell>
          <table:table-cell table:formula="of:=[.B2284]-[.C2284]" office:value-type="float" office:value="-7.07597">
            <text:p>-7.07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846641">
            <text:p>91.846641</text:p>
          </table:table-cell>
          <table:table-cell office:value-type="float" office:value="97.926076">
            <text:p>97.926076</text:p>
          </table:table-cell>
          <table:table-cell table:formula="of:=[.B2285]-[.C2285]" office:value-type="float" office:value="-6.07943499999999">
            <text:p>-6.079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48946">
            <text:p>60.848946</text:p>
          </table:table-cell>
          <table:table-cell office:value-type="float" office:value="64.357756">
            <text:p>64.357756</text:p>
          </table:table-cell>
          <table:table-cell table:formula="of:=[.B2286]-[.C2286]" office:value-type="float" office:value="-3.50881">
            <text:p>-3.50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809989">
            <text:p>110.809989</text:p>
          </table:table-cell>
          <table:table-cell office:value-type="float" office:value="117.722599">
            <text:p>117.722599</text:p>
          </table:table-cell>
          <table:table-cell table:formula="of:=[.B2287]-[.C2287]" office:value-type="float" office:value="-6.91261">
            <text:p>-6.91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91668">
            <text:p>70.291668</text:p>
          </table:table-cell>
          <table:table-cell office:value-type="float" office:value="71.033308">
            <text:p>71.033308</text:p>
          </table:table-cell>
          <table:table-cell table:formula="of:=[.B2288]-[.C2288]" office:value-type="float" office:value="-0.741640000000004">
            <text:p>-0.74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8623">
            <text:p>50.28623</text:p>
          </table:table-cell>
          <table:table-cell office:value-type="float" office:value="53.49931">
            <text:p>53.49931</text:p>
          </table:table-cell>
          <table:table-cell table:formula="of:=[.B2289]-[.C2289]" office:value-type="float" office:value="-3.21308">
            <text:p>-3.21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089515">
            <text:p>133.089515</text:p>
          </table:table-cell>
          <table:table-cell office:value-type="float" office:value="157.312604">
            <text:p>157.312604</text:p>
          </table:table-cell>
          <table:table-cell table:formula="of:=[.B2290]-[.C2290]" office:value-type="float" office:value="-24.223089">
            <text:p>-24.223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042322">
            <text:p>74.042322</text:p>
          </table:table-cell>
          <table:table-cell office:value-type="float" office:value="83.162832">
            <text:p>83.162832</text:p>
          </table:table-cell>
          <table:table-cell table:formula="of:=[.B2291]-[.C2291]" office:value-type="float" office:value="-9.12051">
            <text:p>-9.12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07348">
            <text:p>139.407348</text:p>
          </table:table-cell>
          <table:table-cell office:value-type="float" office:value="145.161908">
            <text:p>145.161908</text:p>
          </table:table-cell>
          <table:table-cell table:formula="of:=[.B2292]-[.C2292]" office:value-type="float" office:value="-5.75456">
            <text:p>-5.75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00691">
            <text:p>80.600691</text:p>
          </table:table-cell>
          <table:table-cell office:value-type="float" office:value="86.416485">
            <text:p>86.416485</text:p>
          </table:table-cell>
          <table:table-cell table:formula="of:=[.B2293]-[.C2293]" office:value-type="float" office:value="-5.815794">
            <text:p>-5.815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829574">
            <text:p>140.829574</text:p>
          </table:table-cell>
          <table:table-cell office:value-type="float" office:value="148.038356">
            <text:p>148.038356</text:p>
          </table:table-cell>
          <table:table-cell table:formula="of:=[.B2294]-[.C2294]" office:value-type="float" office:value="-7.20878199999999">
            <text:p>-7.208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81184">
            <text:p>78.781184</text:p>
          </table:table-cell>
          <table:table-cell office:value-type="float" office:value="82.279146">
            <text:p>82.279146</text:p>
          </table:table-cell>
          <table:table-cell table:formula="of:=[.B2295]-[.C2295]" office:value-type="float" office:value="-3.497962">
            <text:p>-3.497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492809">
            <text:p>81.492809</text:p>
          </table:table-cell>
          <table:table-cell office:value-type="float" office:value="88.342167">
            <text:p>88.342167</text:p>
          </table:table-cell>
          <table:table-cell table:formula="of:=[.B2296]-[.C2296]" office:value-type="float" office:value="-6.84935800000001">
            <text:p>-6.849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124307">
            <text:p>137.124307</text:p>
          </table:table-cell>
          <table:table-cell office:value-type="float" office:value="146.013779">
            <text:p>146.013779</text:p>
          </table:table-cell>
          <table:table-cell table:formula="of:=[.B2297]-[.C2297]" office:value-type="float" office:value="-8.88947200000001">
            <text:p>-8.889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49827">
            <text:p>173.449827</text:p>
          </table:table-cell>
          <table:table-cell office:value-type="float" office:value="190.400158">
            <text:p>190.400158</text:p>
          </table:table-cell>
          <table:table-cell table:formula="of:=[.B2298]-[.C2298]" office:value-type="float" office:value="-16.950331">
            <text:p>-16.9503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862031">
            <text:p>134.862031</text:p>
          </table:table-cell>
          <table:table-cell office:value-type="float" office:value="135.876401">
            <text:p>135.876401</text:p>
          </table:table-cell>
          <table:table-cell table:formula="of:=[.B2299]-[.C2299]" office:value-type="float" office:value="-1.01436999999999">
            <text:p>-1.01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621636">
            <text:p>73.621636</text:p>
          </table:table-cell>
          <table:table-cell office:value-type="float" office:value="84.7065">
            <text:p>84.7065</text:p>
          </table:table-cell>
          <table:table-cell table:formula="of:=[.B2300]-[.C2300]" office:value-type="float" office:value="-11.084864">
            <text:p>-11.084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19921">
            <text:p>61.019921</text:p>
          </table:table-cell>
          <table:table-cell office:value-type="float" office:value="64.346642">
            <text:p>64.346642</text:p>
          </table:table-cell>
          <table:table-cell table:formula="of:=[.B2301]-[.C2301]" office:value-type="float" office:value="-3.32672100000001">
            <text:p>-3.326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04033">
            <text:p>101.304033</text:p>
          </table:table-cell>
          <table:table-cell office:value-type="float" office:value="105.052168">
            <text:p>105.052168</text:p>
          </table:table-cell>
          <table:table-cell table:formula="of:=[.B2302]-[.C2302]" office:value-type="float" office:value="-3.74813499999999">
            <text:p>-3.748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976727">
            <text:p>48.976727</text:p>
          </table:table-cell>
          <table:table-cell office:value-type="float" office:value="51.715">
            <text:p>51.715</text:p>
          </table:table-cell>
          <table:table-cell table:formula="of:=[.B2303]-[.C2303]" office:value-type="float" office:value="-2.73827300000001">
            <text:p>-2.738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03958">
            <text:p>78.03958</text:p>
          </table:table-cell>
          <table:table-cell office:value-type="float" office:value="84.018824">
            <text:p>84.018824</text:p>
          </table:table-cell>
          <table:table-cell table:formula="of:=[.B2304]-[.C2304]" office:value-type="float" office:value="-5.97924399999999">
            <text:p>-5.979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02101">
            <text:p>92.02101</text:p>
          </table:table-cell>
          <table:table-cell office:value-type="float" office:value="97.829511">
            <text:p>97.829511</text:p>
          </table:table-cell>
          <table:table-cell table:formula="of:=[.B2305]-[.C2305]" office:value-type="float" office:value="-5.80850099999999">
            <text:p>-5.808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863028">
            <text:p>129.863028</text:p>
          </table:table-cell>
          <table:table-cell office:value-type="float" office:value="140.946899">
            <text:p>140.946899</text:p>
          </table:table-cell>
          <table:table-cell table:formula="of:=[.B2306]-[.C2306]" office:value-type="float" office:value="-11.083871">
            <text:p>-11.083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18392">
            <text:p>65.718392</text:p>
          </table:table-cell>
          <table:table-cell office:value-type="float" office:value="68.003968">
            <text:p>68.003968</text:p>
          </table:table-cell>
          <table:table-cell table:formula="of:=[.B2307]-[.C2307]" office:value-type="float" office:value="-2.28557600000001">
            <text:p>-2.285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856338">
            <text:p>113.856338</text:p>
          </table:table-cell>
          <table:table-cell office:value-type="float" office:value="120.332266">
            <text:p>120.332266</text:p>
          </table:table-cell>
          <table:table-cell table:formula="of:=[.B2308]-[.C2308]" office:value-type="float" office:value="-6.47592800000001">
            <text:p>-6.475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22379">
            <text:p>88.422379</text:p>
          </table:table-cell>
          <table:table-cell office:value-type="float" office:value="104.555333">
            <text:p>104.555333</text:p>
          </table:table-cell>
          <table:table-cell table:formula="of:=[.B2309]-[.C2309]" office:value-type="float" office:value="-16.132954">
            <text:p>-16.132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29711">
            <text:p>109.029711</text:p>
          </table:table-cell>
          <table:table-cell office:value-type="float" office:value="113.38153">
            <text:p>113.38153</text:p>
          </table:table-cell>
          <table:table-cell table:formula="of:=[.B2310]-[.C2310]" office:value-type="float" office:value="-4.35181899999999">
            <text:p>-4.351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08822">
            <text:p>173.408822</text:p>
          </table:table-cell>
          <table:table-cell office:value-type="float" office:value="190.440528">
            <text:p>190.440528</text:p>
          </table:table-cell>
          <table:table-cell table:formula="of:=[.B2311]-[.C2311]" office:value-type="float" office:value="-17.031706">
            <text:p>-17.031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260457">
            <text:p>98.260457</text:p>
          </table:table-cell>
          <table:table-cell office:value-type="float" office:value="102.99194">
            <text:p>102.99194</text:p>
          </table:table-cell>
          <table:table-cell table:formula="of:=[.B2312]-[.C2312]" office:value-type="float" office:value="-4.731483">
            <text:p>-4.731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86481">
            <text:p>102.186481</text:p>
          </table:table-cell>
          <table:table-cell office:value-type="float" office:value="107.273045">
            <text:p>107.273045</text:p>
          </table:table-cell>
          <table:table-cell table:formula="of:=[.B2313]-[.C2313]" office:value-type="float" office:value="-5.086564">
            <text:p>-5.086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822618">
            <text:p>191.822618</text:p>
          </table:table-cell>
          <table:table-cell office:value-type="float" office:value="239.395738">
            <text:p>239.395738</text:p>
          </table:table-cell>
          <table:table-cell table:formula="of:=[.B2314]-[.C2314]" office:value-type="float" office:value="-47.57312">
            <text:p>-47.57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57887">
            <text:p>57.357887</text:p>
          </table:table-cell>
          <table:table-cell office:value-type="float" office:value="60.960855">
            <text:p>60.960855</text:p>
          </table:table-cell>
          <table:table-cell table:formula="of:=[.B2315]-[.C2315]" office:value-type="float" office:value="-3.602968">
            <text:p>-3.6029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.750051">
            <text:p>315.750051</text:p>
          </table:table-cell>
          <table:table-cell office:value-type="float" office:value="324.292616">
            <text:p>324.292616</text:p>
          </table:table-cell>
          <table:table-cell table:formula="of:=[.B2316]-[.C2316]" office:value-type="float" office:value="-8.54256500000002">
            <text:p>-8.542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22492">
            <text:p>59.822492</text:p>
          </table:table-cell>
          <table:table-cell office:value-type="float" office:value="63.7791">
            <text:p>63.7791</text:p>
          </table:table-cell>
          <table:table-cell table:formula="of:=[.B2317]-[.C2317]" office:value-type="float" office:value="-3.956608">
            <text:p>-3.956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370942">
            <text:p>104.370942</text:p>
          </table:table-cell>
          <table:table-cell office:value-type="float" office:value="117.564525">
            <text:p>117.564525</text:p>
          </table:table-cell>
          <table:table-cell table:formula="of:=[.B2318]-[.C2318]" office:value-type="float" office:value="-13.193583">
            <text:p>-13.1935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506686">
            <text:p>282.506686</text:p>
          </table:table-cell>
          <table:table-cell office:value-type="float" office:value="294.489513">
            <text:p>294.489513</text:p>
          </table:table-cell>
          <table:table-cell table:formula="of:=[.B2319]-[.C2319]" office:value-type="float" office:value="-11.982827">
            <text:p>-11.982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724167">
            <text:p>178.724167</text:p>
          </table:table-cell>
          <table:table-cell office:value-type="float" office:value="196.123223">
            <text:p>196.123223</text:p>
          </table:table-cell>
          <table:table-cell table:formula="of:=[.B2320]-[.C2320]" office:value-type="float" office:value="-17.399056">
            <text:p>-17.399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28115">
            <text:p>94.128115</text:p>
          </table:table-cell>
          <table:table-cell office:value-type="float" office:value="99.644251">
            <text:p>99.644251</text:p>
          </table:table-cell>
          <table:table-cell table:formula="of:=[.B2321]-[.C2321]" office:value-type="float" office:value="-5.516136">
            <text:p>-5.516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3.157331">
            <text:p>403.157331</text:p>
          </table:table-cell>
          <table:table-cell office:value-type="float" office:value="410.183233">
            <text:p>410.183233</text:p>
          </table:table-cell>
          <table:table-cell table:formula="of:=[.B2322]-[.C2322]" office:value-type="float" office:value="-7.02590199999997">
            <text:p>-7.025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22366">
            <text:p>82.522366</text:p>
          </table:table-cell>
          <table:table-cell office:value-type="float" office:value="90.394856">
            <text:p>90.394856</text:p>
          </table:table-cell>
          <table:table-cell table:formula="of:=[.B2323]-[.C2323]" office:value-type="float" office:value="-7.87249">
            <text:p>-7.87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0516">
            <text:p>84.50516</text:p>
          </table:table-cell>
          <table:table-cell office:value-type="float" office:value="90.544412">
            <text:p>90.544412</text:p>
          </table:table-cell>
          <table:table-cell table:formula="of:=[.B2324]-[.C2324]" office:value-type="float" office:value="-6.03925199999999">
            <text:p>-6.039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59568">
            <text:p>72.659568</text:p>
          </table:table-cell>
          <table:table-cell office:value-type="float" office:value="77.93913">
            <text:p>77.93913</text:p>
          </table:table-cell>
          <table:table-cell table:formula="of:=[.B2325]-[.C2325]" office:value-type="float" office:value="-5.27956200000001">
            <text:p>-5.279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9.883895">
            <text:p>379.883895</text:p>
          </table:table-cell>
          <table:table-cell office:value-type="float" office:value="394.045802">
            <text:p>394.045802</text:p>
          </table:table-cell>
          <table:table-cell table:formula="of:=[.B2326]-[.C2326]" office:value-type="float" office:value="-14.161907">
            <text:p>-14.161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957674">
            <text:p>154.957674</text:p>
          </table:table-cell>
          <table:table-cell office:value-type="float" office:value="164.425373">
            <text:p>164.425373</text:p>
          </table:table-cell>
          <table:table-cell table:formula="of:=[.B2327]-[.C2327]" office:value-type="float" office:value="-9.46769900000001">
            <text:p>-9.467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11337">
            <text:p>87.611337</text:p>
          </table:table-cell>
          <table:table-cell office:value-type="float" office:value="93.461612">
            <text:p>93.461612</text:p>
          </table:table-cell>
          <table:table-cell table:formula="of:=[.B2328]-[.C2328]" office:value-type="float" office:value="-5.850275">
            <text:p>-5.850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51405">
            <text:p>80.151405</text:p>
          </table:table-cell>
          <table:table-cell office:value-type="float" office:value="85.449277">
            <text:p>85.449277</text:p>
          </table:table-cell>
          <table:table-cell table:formula="of:=[.B2329]-[.C2329]" office:value-type="float" office:value="-5.297872">
            <text:p>-5.297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900597">
            <text:p>45.900597</text:p>
          </table:table-cell>
          <table:table-cell office:value-type="float" office:value="48.050278">
            <text:p>48.050278</text:p>
          </table:table-cell>
          <table:table-cell table:formula="of:=[.B2330]-[.C2330]" office:value-type="float" office:value="-2.149681">
            <text:p>-2.149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45376">
            <text:p>77.045376</text:p>
          </table:table-cell>
          <table:table-cell office:value-type="float" office:value="79.845578">
            <text:p>79.845578</text:p>
          </table:table-cell>
          <table:table-cell table:formula="of:=[.B2331]-[.C2331]" office:value-type="float" office:value="-2.800202">
            <text:p>-2.800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87539">
            <text:p>92.687539</text:p>
          </table:table-cell>
          <table:table-cell office:value-type="float" office:value="99.778868">
            <text:p>99.778868</text:p>
          </table:table-cell>
          <table:table-cell table:formula="of:=[.B2332]-[.C2332]" office:value-type="float" office:value="-7.091329">
            <text:p>-7.091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619">
            <text:p>87.5619</text:p>
          </table:table-cell>
          <table:table-cell office:value-type="float" office:value="91.112196">
            <text:p>91.112196</text:p>
          </table:table-cell>
          <table:table-cell table:formula="of:=[.B2333]-[.C2333]" office:value-type="float" office:value="-3.550296">
            <text:p>-3.550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866375">
            <text:p>40.866375</text:p>
          </table:table-cell>
          <table:table-cell office:value-type="float" office:value="42.608294">
            <text:p>42.608294</text:p>
          </table:table-cell>
          <table:table-cell table:formula="of:=[.B2334]-[.C2334]" office:value-type="float" office:value="-1.741919">
            <text:p>-1.741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788183">
            <text:p>44.788183</text:p>
          </table:table-cell>
          <table:table-cell office:value-type="float" office:value="46.498739">
            <text:p>46.498739</text:p>
          </table:table-cell>
          <table:table-cell table:formula="of:=[.B2335]-[.C2335]" office:value-type="float" office:value="-1.710556">
            <text:p>-1.710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28727">
            <text:p>136.828727</text:p>
          </table:table-cell>
          <table:table-cell office:value-type="float" office:value="142.381356">
            <text:p>142.381356</text:p>
          </table:table-cell>
          <table:table-cell table:formula="of:=[.B2336]-[.C2336]" office:value-type="float" office:value="-5.55262900000002">
            <text:p>-5.552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06018">
            <text:p>60.206018</text:p>
          </table:table-cell>
          <table:table-cell office:value-type="float" office:value="63.644472">
            <text:p>63.644472</text:p>
          </table:table-cell>
          <table:table-cell table:formula="of:=[.B2337]-[.C2337]" office:value-type="float" office:value="-3.438454">
            <text:p>-3.438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942063">
            <text:p>136.942063</text:p>
          </table:table-cell>
          <table:table-cell office:value-type="float" office:value="147.474571">
            <text:p>147.474571</text:p>
          </table:table-cell>
          <table:table-cell table:formula="of:=[.B2338]-[.C2338]" office:value-type="float" office:value="-10.532508">
            <text:p>-10.532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469605">
            <text:p>48.469605</text:p>
          </table:table-cell>
          <table:table-cell office:value-type="float" office:value="51.882643">
            <text:p>51.882643</text:p>
          </table:table-cell>
          <table:table-cell table:formula="of:=[.B2339]-[.C2339]" office:value-type="float" office:value="-3.413038">
            <text:p>-3.413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566674">
            <text:p>148.566674</text:p>
          </table:table-cell>
          <table:table-cell office:value-type="float" office:value="158.865374">
            <text:p>158.865374</text:p>
          </table:table-cell>
          <table:table-cell table:formula="of:=[.B2340]-[.C2340]" office:value-type="float" office:value="-10.2987">
            <text:p>-10.2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623466">
            <text:p>26.623466</text:p>
          </table:table-cell>
          <table:table-cell office:value-type="float" office:value="28.09679">
            <text:p>28.09679</text:p>
          </table:table-cell>
          <table:table-cell table:formula="of:=[.B2341]-[.C2341]" office:value-type="float" office:value="-1.473324">
            <text:p>-1.4733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477318">
            <text:p>79.477318</text:p>
          </table:table-cell>
          <table:table-cell office:value-type="float" office:value="83.288661">
            <text:p>83.288661</text:p>
          </table:table-cell>
          <table:table-cell table:formula="of:=[.B2342]-[.C2342]" office:value-type="float" office:value="-3.81134300000001">
            <text:p>-3.811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6804">
            <text:p>152.6804</text:p>
          </table:table-cell>
          <table:table-cell office:value-type="float" office:value="166.430342">
            <text:p>166.430342</text:p>
          </table:table-cell>
          <table:table-cell table:formula="of:=[.B2343]-[.C2343]" office:value-type="float" office:value="-13.749942">
            <text:p>-13.749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9536">
            <text:p>75.99536</text:p>
          </table:table-cell>
          <table:table-cell office:value-type="float" office:value="79.503253">
            <text:p>79.503253</text:p>
          </table:table-cell>
          <table:table-cell table:formula="of:=[.B2344]-[.C2344]" office:value-type="float" office:value="-3.507893">
            <text:p>-3.507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456162">
            <text:p>53.456162</text:p>
          </table:table-cell>
          <table:table-cell office:value-type="float" office:value="57.609965">
            <text:p>57.609965</text:p>
          </table:table-cell>
          <table:table-cell table:formula="of:=[.B2345]-[.C2345]" office:value-type="float" office:value="-4.153803">
            <text:p>-4.153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916644">
            <text:p>130.916644</text:p>
          </table:table-cell>
          <table:table-cell office:value-type="float" office:value="156.22027">
            <text:p>156.22027</text:p>
          </table:table-cell>
          <table:table-cell table:formula="of:=[.B2346]-[.C2346]" office:value-type="float" office:value="-25.303626">
            <text:p>-25.303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471486">
            <text:p>142.471486</text:p>
          </table:table-cell>
          <table:table-cell office:value-type="float" office:value="151.056907">
            <text:p>151.056907</text:p>
          </table:table-cell>
          <table:table-cell table:formula="of:=[.B2347]-[.C2347]" office:value-type="float" office:value="-8.585421">
            <text:p>-8.585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4.036697">
            <text:p>994.036697</text:p>
          </table:table-cell>
          <table:table-cell office:value-type="float" office:value="1190.949714">
            <text:p>1190.949714</text:p>
          </table:table-cell>
          <table:table-cell table:formula="of:=[.B2348]-[.C2348]" office:value-type="float" office:value="-196.913017">
            <text:p>-196.913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87729">
            <text:p>92.987729</text:p>
          </table:table-cell>
          <table:table-cell office:value-type="float" office:value="103.684173">
            <text:p>103.684173</text:p>
          </table:table-cell>
          <table:table-cell table:formula="of:=[.B2349]-[.C2349]" office:value-type="float" office:value="-10.696444">
            <text:p>-10.696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860666">
            <text:p>165.860666</text:p>
          </table:table-cell>
          <table:table-cell office:value-type="float" office:value="182.090508">
            <text:p>182.090508</text:p>
          </table:table-cell>
          <table:table-cell table:formula="of:=[.B2350]-[.C2350]" office:value-type="float" office:value="-16.229842">
            <text:p>-16.229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52915">
            <text:p>72.652915</text:p>
          </table:table-cell>
          <table:table-cell office:value-type="float" office:value="75.402362">
            <text:p>75.402362</text:p>
          </table:table-cell>
          <table:table-cell table:formula="of:=[.B2351]-[.C2351]" office:value-type="float" office:value="-2.749447">
            <text:p>-2.749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74654">
            <text:p>115.674654</text:p>
          </table:table-cell>
          <table:table-cell office:value-type="float" office:value="126.928527">
            <text:p>126.928527</text:p>
          </table:table-cell>
          <table:table-cell table:formula="of:=[.B2352]-[.C2352]" office:value-type="float" office:value="-11.253873">
            <text:p>-11.253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59981">
            <text:p>91.659981</text:p>
          </table:table-cell>
          <table:table-cell office:value-type="float" office:value="97.46092">
            <text:p>97.46092</text:p>
          </table:table-cell>
          <table:table-cell table:formula="of:=[.B2353]-[.C2353]" office:value-type="float" office:value="-5.800939">
            <text:p>-5.800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455188">
            <text:p>163.455188</text:p>
          </table:table-cell>
          <table:table-cell office:value-type="float" office:value="175.642225">
            <text:p>175.642225</text:p>
          </table:table-cell>
          <table:table-cell table:formula="of:=[.B2354]-[.C2354]" office:value-type="float" office:value="-12.187037">
            <text:p>-12.187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46343">
            <text:p>123.46343</text:p>
          </table:table-cell>
          <table:table-cell office:value-type="float" office:value="129.669397">
            <text:p>129.669397</text:p>
          </table:table-cell>
          <table:table-cell table:formula="of:=[.B2355]-[.C2355]" office:value-type="float" office:value="-6.205967">
            <text:p>-6.205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928919">
            <text:p>81.928919</text:p>
          </table:table-cell>
          <table:table-cell office:value-type="float" office:value="87.513317">
            <text:p>87.513317</text:p>
          </table:table-cell>
          <table:table-cell table:formula="of:=[.B2356]-[.C2356]" office:value-type="float" office:value="-5.58439800000001">
            <text:p>-5.584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.323831">
            <text:p>300.323831</text:p>
          </table:table-cell>
          <table:table-cell office:value-type="float" office:value="308.990855">
            <text:p>308.990855</text:p>
          </table:table-cell>
          <table:table-cell table:formula="of:=[.B2357]-[.C2357]" office:value-type="float" office:value="-8.66702400000003">
            <text:p>-8.667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253833">
            <text:p>19.253833</text:p>
          </table:table-cell>
          <table:table-cell office:value-type="float" office:value="19.509299">
            <text:p>19.509299</text:p>
          </table:table-cell>
          <table:table-cell table:formula="of:=[.B2358]-[.C2358]" office:value-type="float" office:value="-0.255465999999998">
            <text:p>-0.255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26806">
            <text:p>97.326806</text:p>
          </table:table-cell>
          <table:table-cell office:value-type="float" office:value="103.408657">
            <text:p>103.408657</text:p>
          </table:table-cell>
          <table:table-cell table:formula="of:=[.B2359]-[.C2359]" office:value-type="float" office:value="-6.081851">
            <text:p>-6.081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63033">
            <text:p>96.563033</text:p>
          </table:table-cell>
          <table:table-cell office:value-type="float" office:value="103.669568">
            <text:p>103.669568</text:p>
          </table:table-cell>
          <table:table-cell table:formula="of:=[.B2360]-[.C2360]" office:value-type="float" office:value="-7.10653499999999">
            <text:p>-7.106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06525">
            <text:p>106.506525</text:p>
          </table:table-cell>
          <table:table-cell office:value-type="float" office:value="113.147575">
            <text:p>113.147575</text:p>
          </table:table-cell>
          <table:table-cell table:formula="of:=[.B2361]-[.C2361]" office:value-type="float" office:value="-6.64105000000001">
            <text:p>-6.64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40371">
            <text:p>57.40371</text:p>
          </table:table-cell>
          <table:table-cell office:value-type="float" office:value="61.815978">
            <text:p>61.815978</text:p>
          </table:table-cell>
          <table:table-cell table:formula="of:=[.B2362]-[.C2362]" office:value-type="float" office:value="-4.412268">
            <text:p>-4.412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323868">
            <text:p>92.323868</text:p>
          </table:table-cell>
          <table:table-cell office:value-type="float" office:value="96.446845">
            <text:p>96.446845</text:p>
          </table:table-cell>
          <table:table-cell table:formula="of:=[.B2363]-[.C2363]" office:value-type="float" office:value="-4.12297699999999">
            <text:p>-4.122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38941">
            <text:p>46.638941</text:p>
          </table:table-cell>
          <table:table-cell office:value-type="float" office:value="47.388238">
            <text:p>47.388238</text:p>
          </table:table-cell>
          <table:table-cell table:formula="of:=[.B2364]-[.C2364]" office:value-type="float" office:value="-0.749296999999999">
            <text:p>-0.749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657085">
            <text:p>157.657085</text:p>
          </table:table-cell>
          <table:table-cell office:value-type="float" office:value="175.97601">
            <text:p>175.97601</text:p>
          </table:table-cell>
          <table:table-cell table:formula="of:=[.B2365]-[.C2365]" office:value-type="float" office:value="-18.318925">
            <text:p>-18.318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635282">
            <text:p>87.635282</text:p>
          </table:table-cell>
          <table:table-cell office:value-type="float" office:value="93.373288">
            <text:p>93.373288</text:p>
          </table:table-cell>
          <table:table-cell table:formula="of:=[.B2366]-[.C2366]" office:value-type="float" office:value="-5.738006">
            <text:p>-5.738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57808">
            <text:p>88.557808</text:p>
          </table:table-cell>
          <table:table-cell office:value-type="float" office:value="93.157909">
            <text:p>93.157909</text:p>
          </table:table-cell>
          <table:table-cell table:formula="of:=[.B2367]-[.C2367]" office:value-type="float" office:value="-4.60010100000001">
            <text:p>-4.600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31371">
            <text:p>135.331371</text:p>
          </table:table-cell>
          <table:table-cell office:value-type="float" office:value="148.871667">
            <text:p>148.871667</text:p>
          </table:table-cell>
          <table:table-cell table:formula="of:=[.B2368]-[.C2368]" office:value-type="float" office:value="-13.540296">
            <text:p>-13.540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47526">
            <text:p>75.147526</text:p>
          </table:table-cell>
          <table:table-cell office:value-type="float" office:value="81.169291">
            <text:p>81.169291</text:p>
          </table:table-cell>
          <table:table-cell table:formula="of:=[.B2369]-[.C2369]" office:value-type="float" office:value="-6.021765">
            <text:p>-6.021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4237">
            <text:p>90.54237</text:p>
          </table:table-cell>
          <table:table-cell office:value-type="float" office:value="96.550021">
            <text:p>96.550021</text:p>
          </table:table-cell>
          <table:table-cell table:formula="of:=[.B2370]-[.C2370]" office:value-type="float" office:value="-6.007651">
            <text:p>-6.0076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563259">
            <text:p>160.563259</text:p>
          </table:table-cell>
          <table:table-cell office:value-type="float" office:value="173.525079">
            <text:p>173.525079</text:p>
          </table:table-cell>
          <table:table-cell table:formula="of:=[.B2371]-[.C2371]" office:value-type="float" office:value="-12.96182">
            <text:p>-12.96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502357">
            <text:p>116.502357</text:p>
          </table:table-cell>
          <table:table-cell office:value-type="float" office:value="133.17917">
            <text:p>133.17917</text:p>
          </table:table-cell>
          <table:table-cell table:formula="of:=[.B2372]-[.C2372]" office:value-type="float" office:value="-16.676813">
            <text:p>-16.676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887782">
            <text:p>144.887782</text:p>
          </table:table-cell>
          <table:table-cell office:value-type="float" office:value="152.03477">
            <text:p>152.03477</text:p>
          </table:table-cell>
          <table:table-cell table:formula="of:=[.B2373]-[.C2373]" office:value-type="float" office:value="-7.14698800000002">
            <text:p>-7.146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217372">
            <text:p>159.217372</text:p>
          </table:table-cell>
          <table:table-cell office:value-type="float" office:value="167.345302">
            <text:p>167.345302</text:p>
          </table:table-cell>
          <table:table-cell table:formula="of:=[.B2374]-[.C2374]" office:value-type="float" office:value="-8.12792999999999">
            <text:p>-8.12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.872705">
            <text:p>318.872705</text:p>
          </table:table-cell>
          <table:table-cell office:value-type="float" office:value="330.225473">
            <text:p>330.225473</text:p>
          </table:table-cell>
          <table:table-cell table:formula="of:=[.B2375]-[.C2375]" office:value-type="float" office:value="-11.352768">
            <text:p>-11.352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318449">
            <text:p>123.318449</text:p>
          </table:table-cell>
          <table:table-cell office:value-type="float" office:value="145.999668">
            <text:p>145.999668</text:p>
          </table:table-cell>
          <table:table-cell table:formula="of:=[.B2376]-[.C2376]" office:value-type="float" office:value="-22.681219">
            <text:p>-22.6812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07744">
            <text:p>121.407744</text:p>
          </table:table-cell>
          <table:table-cell office:value-type="float" office:value="125.842906">
            <text:p>125.842906</text:p>
          </table:table-cell>
          <table:table-cell table:formula="of:=[.B2377]-[.C2377]" office:value-type="float" office:value="-4.43516200000001">
            <text:p>-4.435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24621">
            <text:p>96.824621</text:p>
          </table:table-cell>
          <table:table-cell office:value-type="float" office:value="102.138133">
            <text:p>102.138133</text:p>
          </table:table-cell>
          <table:table-cell table:formula="of:=[.B2378]-[.C2378]" office:value-type="float" office:value="-5.313512">
            <text:p>-5.313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065087">
            <text:p>120.065087</text:p>
          </table:table-cell>
          <table:table-cell office:value-type="float" office:value="126.140523">
            <text:p>126.140523</text:p>
          </table:table-cell>
          <table:table-cell table:formula="of:=[.B2379]-[.C2379]" office:value-type="float" office:value="-6.075436">
            <text:p>-6.075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25343">
            <text:p>111.025343</text:p>
          </table:table-cell>
          <table:table-cell office:value-type="float" office:value="113.351167">
            <text:p>113.351167</text:p>
          </table:table-cell>
          <table:table-cell table:formula="of:=[.B2380]-[.C2380]" office:value-type="float" office:value="-2.325824">
            <text:p>-2.325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965441">
            <text:p>126.965441</text:p>
          </table:table-cell>
          <table:table-cell office:value-type="float" office:value="133.280656">
            <text:p>133.280656</text:p>
          </table:table-cell>
          <table:table-cell table:formula="of:=[.B2381]-[.C2381]" office:value-type="float" office:value="-6.315215">
            <text:p>-6.315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98293">
            <text:p>50.298293</text:p>
          </table:table-cell>
          <table:table-cell office:value-type="float" office:value="53.333796">
            <text:p>53.333796</text:p>
          </table:table-cell>
          <table:table-cell table:formula="of:=[.B2382]-[.C2382]" office:value-type="float" office:value="-3.035503">
            <text:p>-3.035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028559">
            <text:p>130.028559</text:p>
          </table:table-cell>
          <table:table-cell office:value-type="float" office:value="128.786064">
            <text:p>128.786064</text:p>
          </table:table-cell>
          <table:table-cell table:formula="of:=[.B2383]-[.C2383]" office:value-type="float" office:value="1.24249499999999">
            <text:p>1.242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.414464">
            <text:p>253.414464</text:p>
          </table:table-cell>
          <table:table-cell office:value-type="float" office:value="267.311847">
            <text:p>267.311847</text:p>
          </table:table-cell>
          <table:table-cell table:formula="of:=[.B2384]-[.C2384]" office:value-type="float" office:value="-13.897383">
            <text:p>-13.897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71843">
            <text:p>117.471843</text:p>
          </table:table-cell>
          <table:table-cell office:value-type="float" office:value="127.148797">
            <text:p>127.148797</text:p>
          </table:table-cell>
          <table:table-cell table:formula="of:=[.B2385]-[.C2385]" office:value-type="float" office:value="-9.676954">
            <text:p>-9.6769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0299">
            <text:p>72.30299</text:p>
          </table:table-cell>
          <table:table-cell office:value-type="float" office:value="76.880025">
            <text:p>76.880025</text:p>
          </table:table-cell>
          <table:table-cell table:formula="of:=[.B2386]-[.C2386]" office:value-type="float" office:value="-4.57703500000001">
            <text:p>-4.577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306182">
            <text:p>50.306182</text:p>
          </table:table-cell>
          <table:table-cell office:value-type="float" office:value="52.071188">
            <text:p>52.071188</text:p>
          </table:table-cell>
          <table:table-cell table:formula="of:=[.B2387]-[.C2387]" office:value-type="float" office:value="-1.765006">
            <text:p>-1.765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53849">
            <text:p>118.653849</text:p>
          </table:table-cell>
          <table:table-cell office:value-type="float" office:value="122.457753">
            <text:p>122.457753</text:p>
          </table:table-cell>
          <table:table-cell table:formula="of:=[.B2388]-[.C2388]" office:value-type="float" office:value="-3.803904">
            <text:p>-3.803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695549">
            <text:p>83.695549</text:p>
          </table:table-cell>
          <table:table-cell office:value-type="float" office:value="89.568472">
            <text:p>89.568472</text:p>
          </table:table-cell>
          <table:table-cell table:formula="of:=[.B2389]-[.C2389]" office:value-type="float" office:value="-5.872923">
            <text:p>-5.872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58181">
            <text:p>60.558181</text:p>
          </table:table-cell>
          <table:table-cell office:value-type="float" office:value="63.252023">
            <text:p>63.252023</text:p>
          </table:table-cell>
          <table:table-cell table:formula="of:=[.B2390]-[.C2390]" office:value-type="float" office:value="-2.693842">
            <text:p>-2.693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11311">
            <text:p>153.611311</text:p>
          </table:table-cell>
          <table:table-cell office:value-type="float" office:value="164.328928">
            <text:p>164.328928</text:p>
          </table:table-cell>
          <table:table-cell table:formula="of:=[.B2391]-[.C2391]" office:value-type="float" office:value="-10.717617">
            <text:p>-10.717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331344">
            <text:p>62.331344</text:p>
          </table:table-cell>
          <table:table-cell office:value-type="float" office:value="66.115679">
            <text:p>66.115679</text:p>
          </table:table-cell>
          <table:table-cell table:formula="of:=[.B2392]-[.C2392]" office:value-type="float" office:value="-3.784335">
            <text:p>-3.784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79547">
            <text:p>126.679547</text:p>
          </table:table-cell>
          <table:table-cell office:value-type="float" office:value="134.915283">
            <text:p>134.915283</text:p>
          </table:table-cell>
          <table:table-cell table:formula="of:=[.B2393]-[.C2393]" office:value-type="float" office:value="-8.23573599999999">
            <text:p>-8.235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774388">
            <text:p>270.774388</text:p>
          </table:table-cell>
          <table:table-cell office:value-type="float" office:value="286.658972">
            <text:p>286.658972</text:p>
          </table:table-cell>
          <table:table-cell table:formula="of:=[.B2394]-[.C2394]" office:value-type="float" office:value="-15.884584">
            <text:p>-15.884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25897">
            <text:p>75.225897</text:p>
          </table:table-cell>
          <table:table-cell office:value-type="float" office:value="77.154761">
            <text:p>77.154761</text:p>
          </table:table-cell>
          <table:table-cell table:formula="of:=[.B2395]-[.C2395]" office:value-type="float" office:value="-1.92886399999999">
            <text:p>-1.928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089287">
            <text:p>68.089287</text:p>
          </table:table-cell>
          <table:table-cell office:value-type="float" office:value="72.338316">
            <text:p>72.338316</text:p>
          </table:table-cell>
          <table:table-cell table:formula="of:=[.B2396]-[.C2396]" office:value-type="float" office:value="-4.24902900000001">
            <text:p>-4.249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600551">
            <text:p>90.600551</text:p>
          </table:table-cell>
          <table:table-cell office:value-type="float" office:value="97.082155">
            <text:p>97.082155</text:p>
          </table:table-cell>
          <table:table-cell table:formula="of:=[.B2397]-[.C2397]" office:value-type="float" office:value="-6.481604">
            <text:p>-6.481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163169">
            <text:p>140.163169</text:p>
          </table:table-cell>
          <table:table-cell office:value-type="float" office:value="140.998575">
            <text:p>140.998575</text:p>
          </table:table-cell>
          <table:table-cell table:formula="of:=[.B2398]-[.C2398]" office:value-type="float" office:value="-0.835405999999978">
            <text:p>-0.835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33404">
            <text:p>77.833404</text:p>
          </table:table-cell>
          <table:table-cell office:value-type="float" office:value="84.517893">
            <text:p>84.517893</text:p>
          </table:table-cell>
          <table:table-cell table:formula="of:=[.B2399]-[.C2399]" office:value-type="float" office:value="-6.684489">
            <text:p>-6.684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990877">
            <text:p>117.990877</text:p>
          </table:table-cell>
          <table:table-cell office:value-type="float" office:value="122.911822">
            <text:p>122.911822</text:p>
          </table:table-cell>
          <table:table-cell table:formula="of:=[.B2400]-[.C2400]" office:value-type="float" office:value="-4.920945">
            <text:p>-4.920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344353">
            <text:p>249.344353</text:p>
          </table:table-cell>
          <table:table-cell office:value-type="float" office:value="282.637783">
            <text:p>282.637783</text:p>
          </table:table-cell>
          <table:table-cell table:formula="of:=[.B2401]-[.C2401]" office:value-type="float" office:value="-33.29343">
            <text:p>-33.29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717858">
            <text:p>108.717858</text:p>
          </table:table-cell>
          <table:table-cell office:value-type="float" office:value="122.342636">
            <text:p>122.342636</text:p>
          </table:table-cell>
          <table:table-cell table:formula="of:=[.B2402]-[.C2402]" office:value-type="float" office:value="-13.624778">
            <text:p>-13.624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879221">
            <text:p>143.879221</text:p>
          </table:table-cell>
          <table:table-cell office:value-type="float" office:value="176.346235">
            <text:p>176.346235</text:p>
          </table:table-cell>
          <table:table-cell table:formula="of:=[.B2403]-[.C2403]" office:value-type="float" office:value="-32.467014">
            <text:p>-32.467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324032">
            <text:p>37.324032</text:p>
          </table:table-cell>
          <table:table-cell office:value-type="float" office:value="42.490726">
            <text:p>42.490726</text:p>
          </table:table-cell>
          <table:table-cell table:formula="of:=[.B2404]-[.C2404]" office:value-type="float" office:value="-5.166694">
            <text:p>-5.166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472728">
            <text:p>113.472728</text:p>
          </table:table-cell>
          <table:table-cell office:value-type="float" office:value="123.772056">
            <text:p>123.772056</text:p>
          </table:table-cell>
          <table:table-cell table:formula="of:=[.B2405]-[.C2405]" office:value-type="float" office:value="-10.299328">
            <text:p>-10.299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274317">
            <text:p>53.274317</text:p>
          </table:table-cell>
          <table:table-cell office:value-type="float" office:value="58.582351">
            <text:p>58.582351</text:p>
          </table:table-cell>
          <table:table-cell table:formula="of:=[.B2406]-[.C2406]" office:value-type="float" office:value="-5.308034">
            <text:p>-5.308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203183">
            <text:p>215.203183</text:p>
          </table:table-cell>
          <table:table-cell office:value-type="float" office:value="246.649557">
            <text:p>246.649557</text:p>
          </table:table-cell>
          <table:table-cell table:formula="of:=[.B2407]-[.C2407]" office:value-type="float" office:value="-31.446374">
            <text:p>-31.446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898606">
            <text:p>227.898606</text:p>
          </table:table-cell>
          <table:table-cell office:value-type="float" office:value="277.449781">
            <text:p>277.449781</text:p>
          </table:table-cell>
          <table:table-cell table:formula="of:=[.B2408]-[.C2408]" office:value-type="float" office:value="-49.551175">
            <text:p>-49.551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91682">
            <text:p>58.91682</text:p>
          </table:table-cell>
          <table:table-cell office:value-type="float" office:value="70.391241">
            <text:p>70.391241</text:p>
          </table:table-cell>
          <table:table-cell table:formula="of:=[.B2409]-[.C2409]" office:value-type="float" office:value="-11.474421">
            <text:p>-11.474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03308">
            <text:p>116.03308</text:p>
          </table:table-cell>
          <table:table-cell office:value-type="float" office:value="127.087871">
            <text:p>127.087871</text:p>
          </table:table-cell>
          <table:table-cell table:formula="of:=[.B2410]-[.C2410]" office:value-type="float" office:value="-11.054791">
            <text:p>-11.054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734624">
            <text:p>203.734624</text:p>
          </table:table-cell>
          <table:table-cell office:value-type="float" office:value="226.994239">
            <text:p>226.994239</text:p>
          </table:table-cell>
          <table:table-cell table:formula="of:=[.B2411]-[.C2411]" office:value-type="float" office:value="-23.259615">
            <text:p>-23.259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449671">
            <text:p>149.449671</text:p>
          </table:table-cell>
          <table:table-cell office:value-type="float" office:value="169.197683">
            <text:p>169.197683</text:p>
          </table:table-cell>
          <table:table-cell table:formula="of:=[.B2412]-[.C2412]" office:value-type="float" office:value="-19.748012">
            <text:p>-19.748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51649">
            <text:p>104.51649</text:p>
          </table:table-cell>
          <table:table-cell office:value-type="float" office:value="123.174912">
            <text:p>123.174912</text:p>
          </table:table-cell>
          <table:table-cell table:formula="of:=[.B2413]-[.C2413]" office:value-type="float" office:value="-18.658422">
            <text:p>-18.658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526946">
            <text:p>249.526946</text:p>
          </table:table-cell>
          <table:table-cell office:value-type="float" office:value="281.136785">
            <text:p>281.136785</text:p>
          </table:table-cell>
          <table:table-cell table:formula="of:=[.B2414]-[.C2414]" office:value-type="float" office:value="-31.609839">
            <text:p>-31.609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.206669">
            <text:p>296.206669</text:p>
          </table:table-cell>
          <table:table-cell office:value-type="float" office:value="352.294141">
            <text:p>352.294141</text:p>
          </table:table-cell>
          <table:table-cell table:formula="of:=[.B2415]-[.C2415]" office:value-type="float" office:value="-56.0874720000001">
            <text:p>-56.087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064229">
            <text:p>33.064229</text:p>
          </table:table-cell>
          <table:table-cell office:value-type="float" office:value="36.41718">
            <text:p>36.41718</text:p>
          </table:table-cell>
          <table:table-cell table:formula="of:=[.B2416]-[.C2416]" office:value-type="float" office:value="-3.352951">
            <text:p>-3.352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45839">
            <text:p>100.145839</text:p>
          </table:table-cell>
          <table:table-cell office:value-type="float" office:value="112.015407">
            <text:p>112.015407</text:p>
          </table:table-cell>
          <table:table-cell table:formula="of:=[.B2417]-[.C2417]" office:value-type="float" office:value="-11.869568">
            <text:p>-11.869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.577637">
            <text:p>311.577637</text:p>
          </table:table-cell>
          <table:table-cell office:value-type="float" office:value="341.173166">
            <text:p>341.173166</text:p>
          </table:table-cell>
          <table:table-cell table:formula="of:=[.B2418]-[.C2418]" office:value-type="float" office:value="-29.595529">
            <text:p>-29.595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56392">
            <text:p>140.56392</text:p>
          </table:table-cell>
          <table:table-cell office:value-type="float" office:value="162.873183">
            <text:p>162.873183</text:p>
          </table:table-cell>
          <table:table-cell table:formula="of:=[.B2419]-[.C2419]" office:value-type="float" office:value="-22.309263">
            <text:p>-22.309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656292">
            <text:p>113.656292</text:p>
          </table:table-cell>
          <table:table-cell office:value-type="float" office:value="127.316553">
            <text:p>127.316553</text:p>
          </table:table-cell>
          <table:table-cell table:formula="of:=[.B2420]-[.C2420]" office:value-type="float" office:value="-13.660261">
            <text:p>-13.660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800455">
            <text:p>257.800455</text:p>
          </table:table-cell>
          <table:table-cell office:value-type="float" office:value="283.255253">
            <text:p>283.255253</text:p>
          </table:table-cell>
          <table:table-cell table:formula="of:=[.B2421]-[.C2421]" office:value-type="float" office:value="-25.454798">
            <text:p>-25.454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32504">
            <text:p>98.032504</text:p>
          </table:table-cell>
          <table:table-cell office:value-type="float" office:value="106.875278">
            <text:p>106.875278</text:p>
          </table:table-cell>
          <table:table-cell table:formula="of:=[.B2422]-[.C2422]" office:value-type="float" office:value="-8.84277399999999">
            <text:p>-8.842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56772">
            <text:p>102.856772</text:p>
          </table:table-cell>
          <table:table-cell office:value-type="float" office:value="109.806085">
            <text:p>109.806085</text:p>
          </table:table-cell>
          <table:table-cell table:formula="of:=[.B2423]-[.C2423]" office:value-type="float" office:value="-6.94931299999999">
            <text:p>-6.949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213837">
            <text:p>39.213837</text:p>
          </table:table-cell>
          <table:table-cell office:value-type="float" office:value="43.892864">
            <text:p>43.892864</text:p>
          </table:table-cell>
          <table:table-cell table:formula="of:=[.B2424]-[.C2424]" office:value-type="float" office:value="-4.67902700000001">
            <text:p>-4.679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734827">
            <text:p>46.734827</text:p>
          </table:table-cell>
          <table:table-cell office:value-type="float" office:value="51.695172">
            <text:p>51.695172</text:p>
          </table:table-cell>
          <table:table-cell table:formula="of:=[.B2425]-[.C2425]" office:value-type="float" office:value="-4.960345">
            <text:p>-4.960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724365">
            <text:p>91.724365</text:p>
          </table:table-cell>
          <table:table-cell office:value-type="float" office:value="100.383767">
            <text:p>100.383767</text:p>
          </table:table-cell>
          <table:table-cell table:formula="of:=[.B2426]-[.C2426]" office:value-type="float" office:value="-8.659402">
            <text:p>-8.659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773538">
            <text:p>63.773538</text:p>
          </table:table-cell>
          <table:table-cell office:value-type="float" office:value="68.352507">
            <text:p>68.352507</text:p>
          </table:table-cell>
          <table:table-cell table:formula="of:=[.B2427]-[.C2427]" office:value-type="float" office:value="-4.578969">
            <text:p>-4.578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054424">
            <text:p>153.054424</text:p>
          </table:table-cell>
          <table:table-cell office:value-type="float" office:value="168.473445">
            <text:p>168.473445</text:p>
          </table:table-cell>
          <table:table-cell table:formula="of:=[.B2428]-[.C2428]" office:value-type="float" office:value="-15.419021">
            <text:p>-15.419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49717">
            <text:p>63.649717</text:p>
          </table:table-cell>
          <table:table-cell office:value-type="float" office:value="72.426954">
            <text:p>72.426954</text:p>
          </table:table-cell>
          <table:table-cell table:formula="of:=[.B2429]-[.C2429]" office:value-type="float" office:value="-8.77723699999999">
            <text:p>-8.777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656185">
            <text:p>126.656185</text:p>
          </table:table-cell>
          <table:table-cell office:value-type="float" office:value="151.433996">
            <text:p>151.433996</text:p>
          </table:table-cell>
          <table:table-cell table:formula="of:=[.B2430]-[.C2430]" office:value-type="float" office:value="-24.777811">
            <text:p>-24.777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297436">
            <text:p>161.297436</text:p>
          </table:table-cell>
          <table:table-cell office:value-type="float" office:value="173.249931">
            <text:p>173.249931</text:p>
          </table:table-cell>
          <table:table-cell table:formula="of:=[.B2431]-[.C2431]" office:value-type="float" office:value="-11.952495">
            <text:p>-11.952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897126">
            <text:p>123.897126</text:p>
          </table:table-cell>
          <table:table-cell office:value-type="float" office:value="140.287834">
            <text:p>140.287834</text:p>
          </table:table-cell>
          <table:table-cell table:formula="of:=[.B2432]-[.C2432]" office:value-type="float" office:value="-16.390708">
            <text:p>-16.390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060614">
            <text:p>47.060614</text:p>
          </table:table-cell>
          <table:table-cell office:value-type="float" office:value="56.956311">
            <text:p>56.956311</text:p>
          </table:table-cell>
          <table:table-cell table:formula="of:=[.B2433]-[.C2433]" office:value-type="float" office:value="-9.895697">
            <text:p>-9.895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01383">
            <text:p>78.401383</text:p>
          </table:table-cell>
          <table:table-cell office:value-type="float" office:value="85.748608">
            <text:p>85.748608</text:p>
          </table:table-cell>
          <table:table-cell table:formula="of:=[.B2434]-[.C2434]" office:value-type="float" office:value="-7.34722500000001">
            <text:p>-7.347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78284">
            <text:p>46.678284</text:p>
          </table:table-cell>
          <table:table-cell office:value-type="float" office:value="55.375409">
            <text:p>55.375409</text:p>
          </table:table-cell>
          <table:table-cell table:formula="of:=[.B2435]-[.C2435]" office:value-type="float" office:value="-8.697125">
            <text:p>-8.697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92684">
            <text:p>56.592684</text:p>
          </table:table-cell>
          <table:table-cell office:value-type="float" office:value="61.826169">
            <text:p>61.826169</text:p>
          </table:table-cell>
          <table:table-cell table:formula="of:=[.B2436]-[.C2436]" office:value-type="float" office:value="-5.233485">
            <text:p>-5.233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038975">
            <text:p>73.038975</text:p>
          </table:table-cell>
          <table:table-cell office:value-type="float" office:value="80.417254">
            <text:p>80.417254</text:p>
          </table:table-cell>
          <table:table-cell table:formula="of:=[.B2437]-[.C2437]" office:value-type="float" office:value="-7.37827900000001">
            <text:p>-7.378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705664">
            <text:p>136.705664</text:p>
          </table:table-cell>
          <table:table-cell office:value-type="float" office:value="151.206317">
            <text:p>151.206317</text:p>
          </table:table-cell>
          <table:table-cell table:formula="of:=[.B2438]-[.C2438]" office:value-type="float" office:value="-14.500653">
            <text:p>-14.500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983624">
            <text:p>54.983624</text:p>
          </table:table-cell>
          <table:table-cell office:value-type="float" office:value="62.043551">
            <text:p>62.043551</text:p>
          </table:table-cell>
          <table:table-cell table:formula="of:=[.B2439]-[.C2439]" office:value-type="float" office:value="-7.059927">
            <text:p>-7.059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035911">
            <text:p>48.035911</text:p>
          </table:table-cell>
          <table:table-cell office:value-type="float" office:value="62.997358">
            <text:p>62.997358</text:p>
          </table:table-cell>
          <table:table-cell table:formula="of:=[.B2440]-[.C2440]" office:value-type="float" office:value="-14.961447">
            <text:p>-14.961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472949">
            <text:p>49.472949</text:p>
          </table:table-cell>
          <table:table-cell office:value-type="float" office:value="55.318312">
            <text:p>55.318312</text:p>
          </table:table-cell>
          <table:table-cell table:formula="of:=[.B2441]-[.C2441]" office:value-type="float" office:value="-5.845363">
            <text:p>-5.845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00643">
            <text:p>70.400643</text:p>
          </table:table-cell>
          <table:table-cell office:value-type="float" office:value="78.712701">
            <text:p>78.712701</text:p>
          </table:table-cell>
          <table:table-cell table:formula="of:=[.B2442]-[.C2442]" office:value-type="float" office:value="-8.31205799999999">
            <text:p>-8.312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3.351123">
            <text:p>353.351123</text:p>
          </table:table-cell>
          <table:table-cell office:value-type="float" office:value="380.022455">
            <text:p>380.022455</text:p>
          </table:table-cell>
          <table:table-cell table:formula="of:=[.B2443]-[.C2443]" office:value-type="float" office:value="-26.671332">
            <text:p>-26.671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16042">
            <text:p>113.116042</text:p>
          </table:table-cell>
          <table:table-cell office:value-type="float" office:value="139.616357">
            <text:p>139.616357</text:p>
          </table:table-cell>
          <table:table-cell table:formula="of:=[.B2444]-[.C2444]" office:value-type="float" office:value="-26.500315">
            <text:p>-26.500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373725">
            <text:p>195.373725</text:p>
          </table:table-cell>
          <table:table-cell office:value-type="float" office:value="241.135686">
            <text:p>241.135686</text:p>
          </table:table-cell>
          <table:table-cell table:formula="of:=[.B2445]-[.C2445]" office:value-type="float" office:value="-45.761961">
            <text:p>-45.761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647606">
            <text:p>183.647606</text:p>
          </table:table-cell>
          <table:table-cell office:value-type="float" office:value="199.372295">
            <text:p>199.372295</text:p>
          </table:table-cell>
          <table:table-cell table:formula="of:=[.B2446]-[.C2446]" office:value-type="float" office:value="-15.724689">
            <text:p>-15.724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879778">
            <text:p>148.879778</text:p>
          </table:table-cell>
          <table:table-cell office:value-type="float" office:value="186.290669">
            <text:p>186.290669</text:p>
          </table:table-cell>
          <table:table-cell table:formula="of:=[.B2447]-[.C2447]" office:value-type="float" office:value="-37.410891">
            <text:p>-37.410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99338">
            <text:p>67.199338</text:p>
          </table:table-cell>
          <table:table-cell office:value-type="float" office:value="76.545351">
            <text:p>76.545351</text:p>
          </table:table-cell>
          <table:table-cell table:formula="of:=[.B2448]-[.C2448]" office:value-type="float" office:value="-9.346013">
            <text:p>-9.346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452">
            <text:p>95.7452</text:p>
          </table:table-cell>
          <table:table-cell office:value-type="float" office:value="103.875199">
            <text:p>103.875199</text:p>
          </table:table-cell>
          <table:table-cell table:formula="of:=[.B2449]-[.C2449]" office:value-type="float" office:value="-8.129999">
            <text:p>-8.129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31646">
            <text:p>70.231646</text:p>
          </table:table-cell>
          <table:table-cell office:value-type="float" office:value="77.992688">
            <text:p>77.992688</text:p>
          </table:table-cell>
          <table:table-cell table:formula="of:=[.B2450]-[.C2450]" office:value-type="float" office:value="-7.761042">
            <text:p>-7.761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028428">
            <text:p>155.028428</text:p>
          </table:table-cell>
          <table:table-cell office:value-type="float" office:value="179.541279">
            <text:p>179.541279</text:p>
          </table:table-cell>
          <table:table-cell table:formula="of:=[.B2451]-[.C2451]" office:value-type="float" office:value="-24.512851">
            <text:p>-24.512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04958">
            <text:p>151.604958</text:p>
          </table:table-cell>
          <table:table-cell office:value-type="float" office:value="165.18924">
            <text:p>165.18924</text:p>
          </table:table-cell>
          <table:table-cell table:formula="of:=[.B2452]-[.C2452]" office:value-type="float" office:value="-13.584282">
            <text:p>-13.584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81294">
            <text:p>112.81294</text:p>
          </table:table-cell>
          <table:table-cell office:value-type="float" office:value="134.411992">
            <text:p>134.411992</text:p>
          </table:table-cell>
          <table:table-cell table:formula="of:=[.B2453]-[.C2453]" office:value-type="float" office:value="-21.599052">
            <text:p>-21.599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765663">
            <text:p>172.765663</text:p>
          </table:table-cell>
          <table:table-cell office:value-type="float" office:value="197.562727">
            <text:p>197.562727</text:p>
          </table:table-cell>
          <table:table-cell table:formula="of:=[.B2454]-[.C2454]" office:value-type="float" office:value="-24.797064">
            <text:p>-24.797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52937">
            <text:p>58.252937</text:p>
          </table:table-cell>
          <table:table-cell office:value-type="float" office:value="71.919162">
            <text:p>71.919162</text:p>
          </table:table-cell>
          <table:table-cell table:formula="of:=[.B2455]-[.C2455]" office:value-type="float" office:value="-13.666225">
            <text:p>-13.666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268083">
            <text:p>255.268083</text:p>
          </table:table-cell>
          <table:table-cell office:value-type="float" office:value="292.8483">
            <text:p>292.8483</text:p>
          </table:table-cell>
          <table:table-cell table:formula="of:=[.B2456]-[.C2456]" office:value-type="float" office:value="-37.580217">
            <text:p>-37.580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727637">
            <text:p>132.727637</text:p>
          </table:table-cell>
          <table:table-cell office:value-type="float" office:value="152.301673">
            <text:p>152.301673</text:p>
          </table:table-cell>
          <table:table-cell table:formula="of:=[.B2457]-[.C2457]" office:value-type="float" office:value="-19.574036">
            <text:p>-19.574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.455653">
            <text:p>303.455653</text:p>
          </table:table-cell>
          <table:table-cell office:value-type="float" office:value="320.336688">
            <text:p>320.336688</text:p>
          </table:table-cell>
          <table:table-cell table:formula="of:=[.B2458]-[.C2458]" office:value-type="float" office:value="-16.881035">
            <text:p>-16.881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234421">
            <text:p>178.234421</text:p>
          </table:table-cell>
          <table:table-cell office:value-type="float" office:value="208.487453">
            <text:p>208.487453</text:p>
          </table:table-cell>
          <table:table-cell table:formula="of:=[.B2459]-[.C2459]" office:value-type="float" office:value="-30.253032">
            <text:p>-30.253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861216">
            <text:p>59.861216</text:p>
          </table:table-cell>
          <table:table-cell office:value-type="float" office:value="70.338528">
            <text:p>70.338528</text:p>
          </table:table-cell>
          <table:table-cell table:formula="of:=[.B2460]-[.C2460]" office:value-type="float" office:value="-10.477312">
            <text:p>-10.477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090718">
            <text:p>126.090718</text:p>
          </table:table-cell>
          <table:table-cell office:value-type="float" office:value="145.503964">
            <text:p>145.503964</text:p>
          </table:table-cell>
          <table:table-cell table:formula="of:=[.B2461]-[.C2461]" office:value-type="float" office:value="-19.413246">
            <text:p>-19.413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609785">
            <text:p>85.609785</text:p>
          </table:table-cell>
          <table:table-cell office:value-type="float" office:value="100.004545">
            <text:p>100.004545</text:p>
          </table:table-cell>
          <table:table-cell table:formula="of:=[.B2462]-[.C2462]" office:value-type="float" office:value="-14.39476">
            <text:p>-14.39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016949">
            <text:p>197.016949</text:p>
          </table:table-cell>
          <table:table-cell office:value-type="float" office:value="232.259634">
            <text:p>232.259634</text:p>
          </table:table-cell>
          <table:table-cell table:formula="of:=[.B2463]-[.C2463]" office:value-type="float" office:value="-35.242685">
            <text:p>-35.2426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04781">
            <text:p>83.704781</text:p>
          </table:table-cell>
          <table:table-cell office:value-type="float" office:value="99.015711">
            <text:p>99.015711</text:p>
          </table:table-cell>
          <table:table-cell table:formula="of:=[.B2464]-[.C2464]" office:value-type="float" office:value="-15.31093">
            <text:p>-15.31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076701">
            <text:p>284.076701</text:p>
          </table:table-cell>
          <table:table-cell office:value-type="float" office:value="336.714081">
            <text:p>336.714081</text:p>
          </table:table-cell>
          <table:table-cell table:formula="of:=[.B2465]-[.C2465]" office:value-type="float" office:value="-52.63738">
            <text:p>-52.63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225432">
            <text:p>198.225432</text:p>
          </table:table-cell>
          <table:table-cell office:value-type="float" office:value="222.042028">
            <text:p>222.042028</text:p>
          </table:table-cell>
          <table:table-cell table:formula="of:=[.B2466]-[.C2466]" office:value-type="float" office:value="-23.816596">
            <text:p>-23.816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676305">
            <text:p>76.676305</text:p>
          </table:table-cell>
          <table:table-cell office:value-type="float" office:value="88.250315">
            <text:p>88.250315</text:p>
          </table:table-cell>
          <table:table-cell table:formula="of:=[.B2467]-[.C2467]" office:value-type="float" office:value="-11.57401">
            <text:p>-11.574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51428">
            <text:p>83.751428</text:p>
          </table:table-cell>
          <table:table-cell office:value-type="float" office:value="94.869475">
            <text:p>94.869475</text:p>
          </table:table-cell>
          <table:table-cell table:formula="of:=[.B2468]-[.C2468]" office:value-type="float" office:value="-11.118047">
            <text:p>-11.118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83699">
            <text:p>71.483699</text:p>
          </table:table-cell>
          <table:table-cell office:value-type="float" office:value="83.011332">
            <text:p>83.011332</text:p>
          </table:table-cell>
          <table:table-cell table:formula="of:=[.B2469]-[.C2469]" office:value-type="float" office:value="-11.527633">
            <text:p>-11.527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606888">
            <text:p>221.606888</text:p>
          </table:table-cell>
          <table:table-cell office:value-type="float" office:value="242.433274">
            <text:p>242.433274</text:p>
          </table:table-cell>
          <table:table-cell table:formula="of:=[.B2470]-[.C2470]" office:value-type="float" office:value="-20.826386">
            <text:p>-20.826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911411">
            <text:p>176.911411</text:p>
          </table:table-cell>
          <table:table-cell office:value-type="float" office:value="200.38852">
            <text:p>200.38852</text:p>
          </table:table-cell>
          <table:table-cell table:formula="of:=[.B2471]-[.C2471]" office:value-type="float" office:value="-23.477109">
            <text:p>-23.477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108673">
            <text:p>62.108673</text:p>
          </table:table-cell>
          <table:table-cell office:value-type="float" office:value="77.20104">
            <text:p>77.20104</text:p>
          </table:table-cell>
          <table:table-cell table:formula="of:=[.B2472]-[.C2472]" office:value-type="float" office:value="-15.092367">
            <text:p>-15.092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79178">
            <text:p>106.679178</text:p>
          </table:table-cell>
          <table:table-cell office:value-type="float" office:value="120.398292">
            <text:p>120.398292</text:p>
          </table:table-cell>
          <table:table-cell table:formula="of:=[.B2473]-[.C2473]" office:value-type="float" office:value="-13.719114">
            <text:p>-13.719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100241">
            <text:p>41.100241</text:p>
          </table:table-cell>
          <table:table-cell office:value-type="float" office:value="48.143319">
            <text:p>48.143319</text:p>
          </table:table-cell>
          <table:table-cell table:formula="of:=[.B2474]-[.C2474]" office:value-type="float" office:value="-7.043078">
            <text:p>-7.043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583595">
            <text:p>218.583595</text:p>
          </table:table-cell>
          <table:table-cell office:value-type="float" office:value="251.792168">
            <text:p>251.792168</text:p>
          </table:table-cell>
          <table:table-cell table:formula="of:=[.B2475]-[.C2475]" office:value-type="float" office:value="-33.208573">
            <text:p>-33.208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356084">
            <text:p>43.356084</text:p>
          </table:table-cell>
          <table:table-cell office:value-type="float" office:value="53.880752">
            <text:p>53.880752</text:p>
          </table:table-cell>
          <table:table-cell table:formula="of:=[.B2476]-[.C2476]" office:value-type="float" office:value="-10.524668">
            <text:p>-10.524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04299">
            <text:p>63.904299</text:p>
          </table:table-cell>
          <table:table-cell office:value-type="float" office:value="71.882958">
            <text:p>71.882958</text:p>
          </table:table-cell>
          <table:table-cell table:formula="of:=[.B2477]-[.C2477]" office:value-type="float" office:value="-7.978659">
            <text:p>-7.978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61698">
            <text:p>43.061698</text:p>
          </table:table-cell>
          <table:table-cell office:value-type="float" office:value="47.66384">
            <text:p>47.66384</text:p>
          </table:table-cell>
          <table:table-cell table:formula="of:=[.B2478]-[.C2478]" office:value-type="float" office:value="-4.602142">
            <text:p>-4.602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120547">
            <text:p>205.120547</text:p>
          </table:table-cell>
          <table:table-cell office:value-type="float" office:value="239.449203">
            <text:p>239.449203</text:p>
          </table:table-cell>
          <table:table-cell table:formula="of:=[.B2479]-[.C2479]" office:value-type="float" office:value="-34.328656">
            <text:p>-34.328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277949">
            <text:p>202.277949</text:p>
          </table:table-cell>
          <table:table-cell office:value-type="float" office:value="213.551097">
            <text:p>213.551097</text:p>
          </table:table-cell>
          <table:table-cell table:formula="of:=[.B2480]-[.C2480]" office:value-type="float" office:value="-11.273148">
            <text:p>-11.273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61417">
            <text:p>54.861417</text:p>
          </table:table-cell>
          <table:table-cell office:value-type="float" office:value="64.30268">
            <text:p>64.30268</text:p>
          </table:table-cell>
          <table:table-cell table:formula="of:=[.B2481]-[.C2481]" office:value-type="float" office:value="-9.44126299999999">
            <text:p>-9.441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990862">
            <text:p>198.990862</text:p>
          </table:table-cell>
          <table:table-cell office:value-type="float" office:value="220.724192">
            <text:p>220.724192</text:p>
          </table:table-cell>
          <table:table-cell table:formula="of:=[.B2482]-[.C2482]" office:value-type="float" office:value="-21.73333">
            <text:p>-21.7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913679">
            <text:p>270.913679</text:p>
          </table:table-cell>
          <table:table-cell office:value-type="float" office:value="307.983604">
            <text:p>307.983604</text:p>
          </table:table-cell>
          <table:table-cell table:formula="of:=[.B2483]-[.C2483]" office:value-type="float" office:value="-37.069925">
            <text:p>-37.069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97551">
            <text:p>103.097551</text:p>
          </table:table-cell>
          <table:table-cell office:value-type="float" office:value="112.147185">
            <text:p>112.147185</text:p>
          </table:table-cell>
          <table:table-cell table:formula="of:=[.B2484]-[.C2484]" office:value-type="float" office:value="-9.049634">
            <text:p>-9.049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553291">
            <text:p>112.553291</text:p>
          </table:table-cell>
          <table:table-cell office:value-type="float" office:value="131.828301">
            <text:p>131.828301</text:p>
          </table:table-cell>
          <table:table-cell table:formula="of:=[.B2485]-[.C2485]" office:value-type="float" office:value="-19.27501">
            <text:p>-19.275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37201">
            <text:p>71.137201</text:p>
          </table:table-cell>
          <table:table-cell office:value-type="float" office:value="83.472802">
            <text:p>83.472802</text:p>
          </table:table-cell>
          <table:table-cell table:formula="of:=[.B2486]-[.C2486]" office:value-type="float" office:value="-12.335601">
            <text:p>-12.335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120436">
            <text:p>50.120436</text:p>
          </table:table-cell>
          <table:table-cell office:value-type="float" office:value="57.179765">
            <text:p>57.179765</text:p>
          </table:table-cell>
          <table:table-cell table:formula="of:=[.B2487]-[.C2487]" office:value-type="float" office:value="-7.05932900000001">
            <text:p>-7.059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188805">
            <text:p>143.188805</text:p>
          </table:table-cell>
          <table:table-cell office:value-type="float" office:value="157.582507">
            <text:p>157.582507</text:p>
          </table:table-cell>
          <table:table-cell table:formula="of:=[.B2488]-[.C2488]" office:value-type="float" office:value="-14.393702">
            <text:p>-14.393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578066">
            <text:p>141.578066</text:p>
          </table:table-cell>
          <table:table-cell office:value-type="float" office:value="162.318598">
            <text:p>162.318598</text:p>
          </table:table-cell>
          <table:table-cell table:formula="of:=[.B2489]-[.C2489]" office:value-type="float" office:value="-20.740532">
            <text:p>-20.740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404527">
            <text:p>147.404527</text:p>
          </table:table-cell>
          <table:table-cell office:value-type="float" office:value="163.33117">
            <text:p>163.33117</text:p>
          </table:table-cell>
          <table:table-cell table:formula="of:=[.B2490]-[.C2490]" office:value-type="float" office:value="-15.926643">
            <text:p>-15.926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223379">
            <text:p>192.223379</text:p>
          </table:table-cell>
          <table:table-cell office:value-type="float" office:value="222.539124">
            <text:p>222.539124</text:p>
          </table:table-cell>
          <table:table-cell table:formula="of:=[.B2491]-[.C2491]" office:value-type="float" office:value="-30.315745">
            <text:p>-30.315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27117">
            <text:p>98.927117</text:p>
          </table:table-cell>
          <table:table-cell office:value-type="float" office:value="99.635882">
            <text:p>99.635882</text:p>
          </table:table-cell>
          <table:table-cell table:formula="of:=[.B2492]-[.C2492]" office:value-type="float" office:value="-0.708765">
            <text:p>-0.708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558594">
            <text:p>214.558594</text:p>
          </table:table-cell>
          <table:table-cell office:value-type="float" office:value="223.38205">
            <text:p>223.38205</text:p>
          </table:table-cell>
          <table:table-cell table:formula="of:=[.B2493]-[.C2493]" office:value-type="float" office:value="-8.82345599999999">
            <text:p>-8.8234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897836">
            <text:p>36.897836</text:p>
          </table:table-cell>
          <table:table-cell office:value-type="float" office:value="38.404868">
            <text:p>38.404868</text:p>
          </table:table-cell>
          <table:table-cell table:formula="of:=[.B2494]-[.C2494]" office:value-type="float" office:value="-1.507032">
            <text:p>-1.507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896382">
            <text:p>132.896382</text:p>
          </table:table-cell>
          <table:table-cell office:value-type="float" office:value="138.948478">
            <text:p>138.948478</text:p>
          </table:table-cell>
          <table:table-cell table:formula="of:=[.B2495]-[.C2495]" office:value-type="float" office:value="-6.05209600000001">
            <text:p>-6.052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713859">
            <text:p>207.713859</text:p>
          </table:table-cell>
          <table:table-cell office:value-type="float" office:value="213.131474">
            <text:p>213.131474</text:p>
          </table:table-cell>
          <table:table-cell table:formula="of:=[.B2496]-[.C2496]" office:value-type="float" office:value="-5.41761499999998">
            <text:p>-5.417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142855">
            <text:p>201.142855</text:p>
          </table:table-cell>
          <table:table-cell office:value-type="float" office:value="205.110386">
            <text:p>205.110386</text:p>
          </table:table-cell>
          <table:table-cell table:formula="of:=[.B2497]-[.C2497]" office:value-type="float" office:value="-3.96753100000001">
            <text:p>-3.967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896143">
            <text:p>70.896143</text:p>
          </table:table-cell>
          <table:table-cell office:value-type="float" office:value="74.158329">
            <text:p>74.158329</text:p>
          </table:table-cell>
          <table:table-cell table:formula="of:=[.B2498]-[.C2498]" office:value-type="float" office:value="-3.262186">
            <text:p>-3.262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353468">
            <text:p>118.353468</text:p>
          </table:table-cell>
          <table:table-cell office:value-type="float" office:value="124.418218">
            <text:p>124.418218</text:p>
          </table:table-cell>
          <table:table-cell table:formula="of:=[.B2499]-[.C2499]" office:value-type="float" office:value="-6.06474999999999">
            <text:p>-6.06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626082">
            <text:p>88.626082</text:p>
          </table:table-cell>
          <table:table-cell office:value-type="float" office:value="93.73883">
            <text:p>93.73883</text:p>
          </table:table-cell>
          <table:table-cell table:formula="of:=[.B2500]-[.C2500]" office:value-type="float" office:value="-5.112748">
            <text:p>-5.112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197138">
            <text:p>106.197138</text:p>
          </table:table-cell>
          <table:table-cell office:value-type="float" office:value="108.810595">
            <text:p>108.810595</text:p>
          </table:table-cell>
          <table:table-cell table:formula="of:=[.B2501]-[.C2501]" office:value-type="float" office:value="-2.61345700000001">
            <text:p>-2.613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513892">
            <text:p>117.513892</text:p>
          </table:table-cell>
          <table:table-cell office:value-type="float" office:value="122.080354">
            <text:p>122.080354</text:p>
          </table:table-cell>
          <table:table-cell table:formula="of:=[.B2502]-[.C2502]" office:value-type="float" office:value="-4.566462">
            <text:p>-4.566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73995">
            <text:p>55.73995</text:p>
          </table:table-cell>
          <table:table-cell office:value-type="float" office:value="58.935727">
            <text:p>58.935727</text:p>
          </table:table-cell>
          <table:table-cell table:formula="of:=[.B2503]-[.C2503]" office:value-type="float" office:value="-3.195777">
            <text:p>-3.195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04967">
            <text:p>46.604967</text:p>
          </table:table-cell>
          <table:table-cell office:value-type="float" office:value="49.104282">
            <text:p>49.104282</text:p>
          </table:table-cell>
          <table:table-cell table:formula="of:=[.B2504]-[.C2504]" office:value-type="float" office:value="-2.499315">
            <text:p>-2.499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381048">
            <text:p>51.381048</text:p>
          </table:table-cell>
          <table:table-cell office:value-type="float" office:value="53.242838">
            <text:p>53.242838</text:p>
          </table:table-cell>
          <table:table-cell table:formula="of:=[.B2505]-[.C2505]" office:value-type="float" office:value="-1.86179">
            <text:p>-1.86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80487">
            <text:p>70.480487</text:p>
          </table:table-cell>
          <table:table-cell office:value-type="float" office:value="72.474099">
            <text:p>72.474099</text:p>
          </table:table-cell>
          <table:table-cell table:formula="of:=[.B2506]-[.C2506]" office:value-type="float" office:value="-1.993612">
            <text:p>-1.993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350179">
            <text:p>58.350179</text:p>
          </table:table-cell>
          <table:table-cell office:value-type="float" office:value="61.161162">
            <text:p>61.161162</text:p>
          </table:table-cell>
          <table:table-cell table:formula="of:=[.B2507]-[.C2507]" office:value-type="float" office:value="-2.810983">
            <text:p>-2.810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63839">
            <text:p>67.563839</text:p>
          </table:table-cell>
          <table:table-cell office:value-type="float" office:value="69.974273">
            <text:p>69.974273</text:p>
          </table:table-cell>
          <table:table-cell table:formula="of:=[.B2508]-[.C2508]" office:value-type="float" office:value="-2.41043399999999">
            <text:p>-2.410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65427">
            <text:p>51.265427</text:p>
          </table:table-cell>
          <table:table-cell office:value-type="float" office:value="53.481562">
            <text:p>53.481562</text:p>
          </table:table-cell>
          <table:table-cell table:formula="of:=[.B2509]-[.C2509]" office:value-type="float" office:value="-2.21613499999999">
            <text:p>-2.216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592702">
            <text:p>190.592702</text:p>
          </table:table-cell>
          <table:table-cell office:value-type="float" office:value="196.188628">
            <text:p>196.188628</text:p>
          </table:table-cell>
          <table:table-cell table:formula="of:=[.B2510]-[.C2510]" office:value-type="float" office:value="-5.59592599999999">
            <text:p>-5.595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7238">
            <text:p>193.7238</text:p>
          </table:table-cell>
          <table:table-cell office:value-type="float" office:value="210.435865">
            <text:p>210.435865</text:p>
          </table:table-cell>
          <table:table-cell table:formula="of:=[.B2511]-[.C2511]" office:value-type="float" office:value="-16.712065">
            <text:p>-16.712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245909">
            <text:p>92.245909</text:p>
          </table:table-cell>
          <table:table-cell office:value-type="float" office:value="94.247663">
            <text:p>94.247663</text:p>
          </table:table-cell>
          <table:table-cell table:formula="of:=[.B2512]-[.C2512]" office:value-type="float" office:value="-2.00175400000001">
            <text:p>-2.001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047651">
            <text:p>59.047651</text:p>
          </table:table-cell>
          <table:table-cell office:value-type="float" office:value="61.441811">
            <text:p>61.441811</text:p>
          </table:table-cell>
          <table:table-cell table:formula="of:=[.B2513]-[.C2513]" office:value-type="float" office:value="-2.39416">
            <text:p>-2.39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359751">
            <text:p>102.359751</text:p>
          </table:table-cell>
          <table:table-cell office:value-type="float" office:value="104.281505">
            <text:p>104.281505</text:p>
          </table:table-cell>
          <table:table-cell table:formula="of:=[.B2514]-[.C2514]" office:value-type="float" office:value="-1.92175399999999">
            <text:p>-1.921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231015">
            <text:p>179.231015</text:p>
          </table:table-cell>
          <table:table-cell office:value-type="float" office:value="187.530203">
            <text:p>187.530203</text:p>
          </table:table-cell>
          <table:table-cell table:formula="of:=[.B2515]-[.C2515]" office:value-type="float" office:value="-8.29918799999999">
            <text:p>-8.299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346388">
            <text:p>143.346388</text:p>
          </table:table-cell>
          <table:table-cell office:value-type="float" office:value="148.10607">
            <text:p>148.10607</text:p>
          </table:table-cell>
          <table:table-cell table:formula="of:=[.B2516]-[.C2516]" office:value-type="float" office:value="-4.759682">
            <text:p>-4.759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41545">
            <text:p>79.541545</text:p>
          </table:table-cell>
          <table:table-cell office:value-type="float" office:value="83.093156">
            <text:p>83.093156</text:p>
          </table:table-cell>
          <table:table-cell table:formula="of:=[.B2517]-[.C2517]" office:value-type="float" office:value="-3.55161099999999">
            <text:p>-3.551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58197">
            <text:p>58.258197</text:p>
          </table:table-cell>
          <table:table-cell office:value-type="float" office:value="60.900615">
            <text:p>60.900615</text:p>
          </table:table-cell>
          <table:table-cell table:formula="of:=[.B2518]-[.C2518]" office:value-type="float" office:value="-2.642418">
            <text:p>-2.642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953917">
            <text:p>56.953917</text:p>
          </table:table-cell>
          <table:table-cell office:value-type="float" office:value="59.847674">
            <text:p>59.847674</text:p>
          </table:table-cell>
          <table:table-cell table:formula="of:=[.B2519]-[.C2519]" office:value-type="float" office:value="-2.893757">
            <text:p>-2.893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180323">
            <text:p>182.180323</text:p>
          </table:table-cell>
          <table:table-cell office:value-type="float" office:value="190.414566">
            <text:p>190.414566</text:p>
          </table:table-cell>
          <table:table-cell table:formula="of:=[.B2520]-[.C2520]" office:value-type="float" office:value="-8.23424300000002">
            <text:p>-8.234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075545">
            <text:p>188.075545</text:p>
          </table:table-cell>
          <table:table-cell office:value-type="float" office:value="195.277718">
            <text:p>195.277718</text:p>
          </table:table-cell>
          <table:table-cell table:formula="of:=[.B2521]-[.C2521]" office:value-type="float" office:value="-7.20217299999999">
            <text:p>-7.202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52458">
            <text:p>56.552458</text:p>
          </table:table-cell>
          <table:table-cell office:value-type="float" office:value="60.278984">
            <text:p>60.278984</text:p>
          </table:table-cell>
          <table:table-cell table:formula="of:=[.B2522]-[.C2522]" office:value-type="float" office:value="-3.726526">
            <text:p>-3.726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56815">
            <text:p>58.556815</text:p>
          </table:table-cell>
          <table:table-cell office:value-type="float" office:value="60.311194">
            <text:p>60.311194</text:p>
          </table:table-cell>
          <table:table-cell table:formula="of:=[.B2523]-[.C2523]" office:value-type="float" office:value="-1.754379">
            <text:p>-1.754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19135">
            <text:p>157.319135</text:p>
          </table:table-cell>
          <table:table-cell office:value-type="float" office:value="174.014581">
            <text:p>174.014581</text:p>
          </table:table-cell>
          <table:table-cell table:formula="of:=[.B2524]-[.C2524]" office:value-type="float" office:value="-16.695446">
            <text:p>-16.695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762125">
            <text:p>113.762125</text:p>
          </table:table-cell>
          <table:table-cell office:value-type="float" office:value="123.246018">
            <text:p>123.246018</text:p>
          </table:table-cell>
          <table:table-cell table:formula="of:=[.B2525]-[.C2525]" office:value-type="float" office:value="-9.48389300000001">
            <text:p>-9.483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49123">
            <text:p>65.049123</text:p>
          </table:table-cell>
          <table:table-cell office:value-type="float" office:value="67.637401">
            <text:p>67.637401</text:p>
          </table:table-cell>
          <table:table-cell table:formula="of:=[.B2526]-[.C2526]" office:value-type="float" office:value="-2.588278">
            <text:p>-2.588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05262">
            <text:p>169.05262</text:p>
          </table:table-cell>
          <table:table-cell office:value-type="float" office:value="178.495887">
            <text:p>178.495887</text:p>
          </table:table-cell>
          <table:table-cell table:formula="of:=[.B2527]-[.C2527]" office:value-type="float" office:value="-9.44326700000002">
            <text:p>-9.443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60633">
            <text:p>71.960633</text:p>
          </table:table-cell>
          <table:table-cell office:value-type="float" office:value="72.227379">
            <text:p>72.227379</text:p>
          </table:table-cell>
          <table:table-cell table:formula="of:=[.B2528]-[.C2528]" office:value-type="float" office:value="-0.266745999999998">
            <text:p>-0.266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19032">
            <text:p>54.619032</text:p>
          </table:table-cell>
          <table:table-cell office:value-type="float" office:value="55.7198">
            <text:p>55.7198</text:p>
          </table:table-cell>
          <table:table-cell table:formula="of:=[.B2529]-[.C2529]" office:value-type="float" office:value="-1.100768">
            <text:p>-1.100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64926">
            <text:p>121.764926</text:p>
          </table:table-cell>
          <table:table-cell office:value-type="float" office:value="127.063263">
            <text:p>127.063263</text:p>
          </table:table-cell>
          <table:table-cell table:formula="of:=[.B2530]-[.C2530]" office:value-type="float" office:value="-5.298337">
            <text:p>-5.298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789339">
            <text:p>204.789339</text:p>
          </table:table-cell>
          <table:table-cell office:value-type="float" office:value="214.857225">
            <text:p>214.857225</text:p>
          </table:table-cell>
          <table:table-cell table:formula="of:=[.B2531]-[.C2531]" office:value-type="float" office:value="-10.067886">
            <text:p>-10.067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613318">
            <text:p>178.613318</text:p>
          </table:table-cell>
          <table:table-cell office:value-type="float" office:value="184.046207">
            <text:p>184.046207</text:p>
          </table:table-cell>
          <table:table-cell table:formula="of:=[.B2532]-[.C2532]" office:value-type="float" office:value="-5.43288900000002">
            <text:p>-5.432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37022">
            <text:p>111.037022</text:p>
          </table:table-cell>
          <table:table-cell office:value-type="float" office:value="115.193341">
            <text:p>115.193341</text:p>
          </table:table-cell>
          <table:table-cell table:formula="of:=[.B2533]-[.C2533]" office:value-type="float" office:value="-4.15631900000001">
            <text:p>-4.156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09473">
            <text:p>107.009473</text:p>
          </table:table-cell>
          <table:table-cell office:value-type="float" office:value="119.637999">
            <text:p>119.637999</text:p>
          </table:table-cell>
          <table:table-cell table:formula="of:=[.B2534]-[.C2534]" office:value-type="float" office:value="-12.628526">
            <text:p>-12.628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773166">
            <text:p>75.773166</text:p>
          </table:table-cell>
          <table:table-cell office:value-type="float" office:value="79.206824">
            <text:p>79.206824</text:p>
          </table:table-cell>
          <table:table-cell table:formula="of:=[.B2535]-[.C2535]" office:value-type="float" office:value="-3.43365799999999">
            <text:p>-3.433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85295">
            <text:p>128.685295</text:p>
          </table:table-cell>
          <table:table-cell office:value-type="float" office:value="132.773206">
            <text:p>132.773206</text:p>
          </table:table-cell>
          <table:table-cell table:formula="of:=[.B2536]-[.C2536]" office:value-type="float" office:value="-4.08791099999999">
            <text:p>-4.087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074969">
            <text:p>226.074969</text:p>
          </table:table-cell>
          <table:table-cell office:value-type="float" office:value="302.046296">
            <text:p>302.046296</text:p>
          </table:table-cell>
          <table:table-cell table:formula="of:=[.B2537]-[.C2537]" office:value-type="float" office:value="-75.971327">
            <text:p>-75.971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77153">
            <text:p>102.77153</text:p>
          </table:table-cell>
          <table:table-cell office:value-type="float" office:value="112.915379">
            <text:p>112.915379</text:p>
          </table:table-cell>
          <table:table-cell table:formula="of:=[.B2538]-[.C2538]" office:value-type="float" office:value="-10.143849">
            <text:p>-10.143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717935">
            <text:p>118.717935</text:p>
          </table:table-cell>
          <table:table-cell office:value-type="float" office:value="126.04177">
            <text:p>126.04177</text:p>
          </table:table-cell>
          <table:table-cell table:formula="of:=[.B2539]-[.C2539]" office:value-type="float" office:value="-7.323835">
            <text:p>-7.323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429876">
            <text:p>128.429876</text:p>
          </table:table-cell>
          <table:table-cell office:value-type="float" office:value="132.745917">
            <text:p>132.745917</text:p>
          </table:table-cell>
          <table:table-cell table:formula="of:=[.B2540]-[.C2540]" office:value-type="float" office:value="-4.31604099999998">
            <text:p>-4.316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69411">
            <text:p>324.69411</text:p>
          </table:table-cell>
          <table:table-cell office:value-type="float" office:value="323.757568">
            <text:p>323.757568</text:p>
          </table:table-cell>
          <table:table-cell table:formula="of:=[.B2541]-[.C2541]" office:value-type="float" office:value="0.936542000000031">
            <text:p>0.936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46735">
            <text:p>68.46735</text:p>
          </table:table-cell>
          <table:table-cell office:value-type="float" office:value="72.772338">
            <text:p>72.772338</text:p>
          </table:table-cell>
          <table:table-cell table:formula="of:=[.B2542]-[.C2542]" office:value-type="float" office:value="-4.30498800000001">
            <text:p>-4.304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069363">
            <text:p>42.069363</text:p>
          </table:table-cell>
          <table:table-cell office:value-type="float" office:value="43.747227">
            <text:p>43.747227</text:p>
          </table:table-cell>
          <table:table-cell table:formula="of:=[.B2543]-[.C2543]" office:value-type="float" office:value="-1.677864">
            <text:p>-1.677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06942">
            <text:p>58.506942</text:p>
          </table:table-cell>
          <table:table-cell office:value-type="float" office:value="61.370665">
            <text:p>61.370665</text:p>
          </table:table-cell>
          <table:table-cell table:formula="of:=[.B2544]-[.C2544]" office:value-type="float" office:value="-2.863723">
            <text:p>-2.863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08848">
            <text:p>126.508848</text:p>
          </table:table-cell>
          <table:table-cell office:value-type="float" office:value="141.578316">
            <text:p>141.578316</text:p>
          </table:table-cell>
          <table:table-cell table:formula="of:=[.B2545]-[.C2545]" office:value-type="float" office:value="-15.069468">
            <text:p>-15.069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4.898692">
            <text:p>434.898692</text:p>
          </table:table-cell>
          <table:table-cell office:value-type="float" office:value="573.730127">
            <text:p>573.730127</text:p>
          </table:table-cell>
          <table:table-cell table:formula="of:=[.B2546]-[.C2546]" office:value-type="float" office:value="-138.831435">
            <text:p>-138.831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214158">
            <text:p>254.214158</text:p>
          </table:table-cell>
          <table:table-cell office:value-type="float" office:value="262.784283">
            <text:p>262.784283</text:p>
          </table:table-cell>
          <table:table-cell table:formula="of:=[.B2547]-[.C2547]" office:value-type="float" office:value="-8.57012500000002">
            <text:p>-8.570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177202">
            <text:p>167.177202</text:p>
          </table:table-cell>
          <table:table-cell office:value-type="float" office:value="173.401386">
            <text:p>173.401386</text:p>
          </table:table-cell>
          <table:table-cell table:formula="of:=[.B2548]-[.C2548]" office:value-type="float" office:value="-6.22418400000001">
            <text:p>-6.224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259849">
            <text:p>155.259849</text:p>
          </table:table-cell>
          <table:table-cell office:value-type="float" office:value="162.142166">
            <text:p>162.142166</text:p>
          </table:table-cell>
          <table:table-cell table:formula="of:=[.B2549]-[.C2549]" office:value-type="float" office:value="-6.882317">
            <text:p>-6.882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7.953156">
            <text:p>417.953156</text:p>
          </table:table-cell>
          <table:table-cell office:value-type="float" office:value="411.232883">
            <text:p>411.232883</text:p>
          </table:table-cell>
          <table:table-cell table:formula="of:=[.B2550]-[.C2550]" office:value-type="float" office:value="6.72027299999996">
            <text:p>6.720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571629">
            <text:p>278.571629</text:p>
          </table:table-cell>
          <table:table-cell office:value-type="float" office:value="291.629357">
            <text:p>291.629357</text:p>
          </table:table-cell>
          <table:table-cell table:formula="of:=[.B2551]-[.C2551]" office:value-type="float" office:value="-13.0577280000001">
            <text:p>-13.057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15481">
            <text:p>77.215481</text:p>
          </table:table-cell>
          <table:table-cell office:value-type="float" office:value="79.186645">
            <text:p>79.186645</text:p>
          </table:table-cell>
          <table:table-cell table:formula="of:=[.B2552]-[.C2552]" office:value-type="float" office:value="-1.971164">
            <text:p>-1.971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498937">
            <text:p>123.498937</text:p>
          </table:table-cell>
          <table:table-cell office:value-type="float" office:value="131.102296">
            <text:p>131.102296</text:p>
          </table:table-cell>
          <table:table-cell table:formula="of:=[.B2553]-[.C2553]" office:value-type="float" office:value="-7.603359">
            <text:p>-7.603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727598">
            <text:p>53.727598</text:p>
          </table:table-cell>
          <table:table-cell office:value-type="float" office:value="55.084241">
            <text:p>55.084241</text:p>
          </table:table-cell>
          <table:table-cell table:formula="of:=[.B2554]-[.C2554]" office:value-type="float" office:value="-1.356643">
            <text:p>-1.356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410273">
            <text:p>37.410273</text:p>
          </table:table-cell>
          <table:table-cell office:value-type="float" office:value="38.228479">
            <text:p>38.228479</text:p>
          </table:table-cell>
          <table:table-cell table:formula="of:=[.B2555]-[.C2555]" office:value-type="float" office:value="-0.818206000000004">
            <text:p>-0.818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978031">
            <text:p>94.978031</text:p>
          </table:table-cell>
          <table:table-cell office:value-type="float" office:value="100.606641">
            <text:p>100.606641</text:p>
          </table:table-cell>
          <table:table-cell table:formula="of:=[.B2556]-[.C2556]" office:value-type="float" office:value="-5.62861">
            <text:p>-5.62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34563">
            <text:p>86.434563</text:p>
          </table:table-cell>
          <table:table-cell office:value-type="float" office:value="89.550526">
            <text:p>89.550526</text:p>
          </table:table-cell>
          <table:table-cell table:formula="of:=[.B2557]-[.C2557]" office:value-type="float" office:value="-3.11596300000001">
            <text:p>-3.115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740668">
            <text:p>110.740668</text:p>
          </table:table-cell>
          <table:table-cell office:value-type="float" office:value="113.117371">
            <text:p>113.117371</text:p>
          </table:table-cell>
          <table:table-cell table:formula="of:=[.B2558]-[.C2558]" office:value-type="float" office:value="-2.37670300000001">
            <text:p>-2.376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61527">
            <text:p>59.61527</text:p>
          </table:table-cell>
          <table:table-cell office:value-type="float" office:value="61.373898">
            <text:p>61.373898</text:p>
          </table:table-cell>
          <table:table-cell table:formula="of:=[.B2559]-[.C2559]" office:value-type="float" office:value="-1.75862799999999">
            <text:p>-1.758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10893">
            <text:p>68.210893</text:p>
          </table:table-cell>
          <table:table-cell office:value-type="float" office:value="70.838799">
            <text:p>70.838799</text:p>
          </table:table-cell>
          <table:table-cell table:formula="of:=[.B2560]-[.C2560]" office:value-type="float" office:value="-2.627906">
            <text:p>-2.627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380923">
            <text:p>173.380923</text:p>
          </table:table-cell>
          <table:table-cell office:value-type="float" office:value="178.18862">
            <text:p>178.18862</text:p>
          </table:table-cell>
          <table:table-cell table:formula="of:=[.B2561]-[.C2561]" office:value-type="float" office:value="-4.80769699999999">
            <text:p>-4.807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08099">
            <text:p>96.408099</text:p>
          </table:table-cell>
          <table:table-cell office:value-type="float" office:value="100.626673">
            <text:p>100.626673</text:p>
          </table:table-cell>
          <table:table-cell table:formula="of:=[.B2562]-[.C2562]" office:value-type="float" office:value="-4.218574">
            <text:p>-4.218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892522">
            <text:p>52.892522</text:p>
          </table:table-cell>
          <table:table-cell office:value-type="float" office:value="53.340792">
            <text:p>53.340792</text:p>
          </table:table-cell>
          <table:table-cell table:formula="of:=[.B2563]-[.C2563]" office:value-type="float" office:value="-0.448270000000001">
            <text:p>-0.44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84784">
            <text:p>96.884784</text:p>
          </table:table-cell>
          <table:table-cell office:value-type="float" office:value="99.414618">
            <text:p>99.414618</text:p>
          </table:table-cell>
          <table:table-cell table:formula="of:=[.B2564]-[.C2564]" office:value-type="float" office:value="-2.52983400000001">
            <text:p>-2.529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401175">
            <text:p>155.401175</text:p>
          </table:table-cell>
          <table:table-cell office:value-type="float" office:value="158.579059">
            <text:p>158.579059</text:p>
          </table:table-cell>
          <table:table-cell table:formula="of:=[.B2565]-[.C2565]" office:value-type="float" office:value="-3.17788400000001">
            <text:p>-3.177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7.289316">
            <text:p>297.289316</text:p>
          </table:table-cell>
          <table:table-cell office:value-type="float" office:value="303.544264">
            <text:p>303.544264</text:p>
          </table:table-cell>
          <table:table-cell table:formula="of:=[.B2566]-[.C2566]" office:value-type="float" office:value="-6.25494800000001">
            <text:p>-6.254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9167">
            <text:p>122.19167</text:p>
          </table:table-cell>
          <table:table-cell office:value-type="float" office:value="123.65491">
            <text:p>123.65491</text:p>
          </table:table-cell>
          <table:table-cell table:formula="of:=[.B2567]-[.C2567]" office:value-type="float" office:value="-1.46324">
            <text:p>-1.463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12731">
            <text:p>64.612731</text:p>
          </table:table-cell>
          <table:table-cell office:value-type="float" office:value="66.93116">
            <text:p>66.93116</text:p>
          </table:table-cell>
          <table:table-cell table:formula="of:=[.B2568]-[.C2568]" office:value-type="float" office:value="-2.31842900000001">
            <text:p>-2.318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614649">
            <text:p>151.614649</text:p>
          </table:table-cell>
          <table:table-cell office:value-type="float" office:value="158.402739">
            <text:p>158.402739</text:p>
          </table:table-cell>
          <table:table-cell table:formula="of:=[.B2569]-[.C2569]" office:value-type="float" office:value="-6.78809000000001">
            <text:p>-6.78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.951566">
            <text:p>26.951566</text:p>
          </table:table-cell>
          <table:table-cell office:value-type="float" office:value="26.752683">
            <text:p>26.752683</text:p>
          </table:table-cell>
          <table:table-cell table:formula="of:=[.B2570]-[.C2570]" office:value-type="float" office:value="0.198882999999999">
            <text:p>0.198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082539">
            <text:p>115.082539</text:p>
          </table:table-cell>
          <table:table-cell office:value-type="float" office:value="120.530657">
            <text:p>120.530657</text:p>
          </table:table-cell>
          <table:table-cell table:formula="of:=[.B2571]-[.C2571]" office:value-type="float" office:value="-5.44811800000001">
            <text:p>-5.448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059596">
            <text:p>83.059596</text:p>
          </table:table-cell>
          <table:table-cell office:value-type="float" office:value="86.016211">
            <text:p>86.016211</text:p>
          </table:table-cell>
          <table:table-cell table:formula="of:=[.B2572]-[.C2572]" office:value-type="float" office:value="-2.956615">
            <text:p>-2.956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29071">
            <text:p>101.929071</text:p>
          </table:table-cell>
          <table:table-cell office:value-type="float" office:value="106.181518">
            <text:p>106.181518</text:p>
          </table:table-cell>
          <table:table-cell table:formula="of:=[.B2573]-[.C2573]" office:value-type="float" office:value="-4.252447">
            <text:p>-4.252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529704">
            <text:p>68.529704</text:p>
          </table:table-cell>
          <table:table-cell office:value-type="float" office:value="70.426547">
            <text:p>70.426547</text:p>
          </table:table-cell>
          <table:table-cell table:formula="of:=[.B2574]-[.C2574]" office:value-type="float" office:value="-1.896843">
            <text:p>-1.896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47054">
            <text:p>98.547054</text:p>
          </table:table-cell>
          <table:table-cell office:value-type="float" office:value="100.186704">
            <text:p>100.186704</text:p>
          </table:table-cell>
          <table:table-cell table:formula="of:=[.B2575]-[.C2575]" office:value-type="float" office:value="-1.63965">
            <text:p>-1.63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874734">
            <text:p>272.874734</text:p>
          </table:table-cell>
          <table:table-cell office:value-type="float" office:value="281.203927">
            <text:p>281.203927</text:p>
          </table:table-cell>
          <table:table-cell table:formula="of:=[.B2576]-[.C2576]" office:value-type="float" office:value="-8.32919300000003">
            <text:p>-8.329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121719">
            <text:p>106.121719</text:p>
          </table:table-cell>
          <table:table-cell office:value-type="float" office:value="109.65091">
            <text:p>109.65091</text:p>
          </table:table-cell>
          <table:table-cell table:formula="of:=[.B2577]-[.C2577]" office:value-type="float" office:value="-3.529191">
            <text:p>-3.529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67367">
            <text:p>102.167367</text:p>
          </table:table-cell>
          <table:table-cell office:value-type="float" office:value="113.354481">
            <text:p>113.354481</text:p>
          </table:table-cell>
          <table:table-cell table:formula="of:=[.B2578]-[.C2578]" office:value-type="float" office:value="-11.187114">
            <text:p>-11.187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58937">
            <text:p>96.158937</text:p>
          </table:table-cell>
          <table:table-cell office:value-type="float" office:value="99.068386">
            <text:p>99.068386</text:p>
          </table:table-cell>
          <table:table-cell table:formula="of:=[.B2579]-[.C2579]" office:value-type="float" office:value="-2.90944900000001">
            <text:p>-2.909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032455">
            <text:p>96.032455</text:p>
          </table:table-cell>
          <table:table-cell office:value-type="float" office:value="98.050711">
            <text:p>98.050711</text:p>
          </table:table-cell>
          <table:table-cell table:formula="of:=[.B2580]-[.C2580]" office:value-type="float" office:value="-2.01825600000001">
            <text:p>-2.018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40907">
            <text:p>132.440907</text:p>
          </table:table-cell>
          <table:table-cell office:value-type="float" office:value="145.858911">
            <text:p>145.858911</text:p>
          </table:table-cell>
          <table:table-cell table:formula="of:=[.B2581]-[.C2581]" office:value-type="float" office:value="-13.418004">
            <text:p>-13.418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816237">
            <text:p>38.816237</text:p>
          </table:table-cell>
          <table:table-cell office:value-type="float" office:value="41.120974">
            <text:p>41.120974</text:p>
          </table:table-cell>
          <table:table-cell table:formula="of:=[.B2582]-[.C2582]" office:value-type="float" office:value="-2.304737">
            <text:p>-2.3047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3849">
            <text:p>142.93849</text:p>
          </table:table-cell>
          <table:table-cell office:value-type="float" office:value="146.05005">
            <text:p>146.05005</text:p>
          </table:table-cell>
          <table:table-cell table:formula="of:=[.B2583]-[.C2583]" office:value-type="float" office:value="-3.11156">
            <text:p>-3.111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72171">
            <text:p>62.672171</text:p>
          </table:table-cell>
          <table:table-cell office:value-type="float" office:value="65.010097">
            <text:p>65.010097</text:p>
          </table:table-cell>
          <table:table-cell table:formula="of:=[.B2584]-[.C2584]" office:value-type="float" office:value="-2.337926">
            <text:p>-2.337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365008">
            <text:p>142.365008</text:p>
          </table:table-cell>
          <table:table-cell office:value-type="float" office:value="146.531558">
            <text:p>146.531558</text:p>
          </table:table-cell>
          <table:table-cell table:formula="of:=[.B2585]-[.C2585]" office:value-type="float" office:value="-4.16655">
            <text:p>-4.16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786886">
            <text:p>218.786886</text:p>
          </table:table-cell>
          <table:table-cell office:value-type="float" office:value="235.689064">
            <text:p>235.689064</text:p>
          </table:table-cell>
          <table:table-cell table:formula="of:=[.B2586]-[.C2586]" office:value-type="float" office:value="-16.902178">
            <text:p>-16.902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60859">
            <text:p>84.360859</text:p>
          </table:table-cell>
          <table:table-cell office:value-type="float" office:value="92.097864">
            <text:p>92.097864</text:p>
          </table:table-cell>
          <table:table-cell table:formula="of:=[.B2587]-[.C2587]" office:value-type="float" office:value="-7.737005">
            <text:p>-7.737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12408">
            <text:p>40.312408</text:p>
          </table:table-cell>
          <table:table-cell office:value-type="float" office:value="42.520206">
            <text:p>42.520206</text:p>
          </table:table-cell>
          <table:table-cell table:formula="of:=[.B2588]-[.C2588]" office:value-type="float" office:value="-2.207798">
            <text:p>-2.207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19318">
            <text:p>69.219318</text:p>
          </table:table-cell>
          <table:table-cell office:value-type="float" office:value="70.511996">
            <text:p>70.511996</text:p>
          </table:table-cell>
          <table:table-cell table:formula="of:=[.B2589]-[.C2589]" office:value-type="float" office:value="-1.292678">
            <text:p>-1.292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57023">
            <text:p>63.557023</text:p>
          </table:table-cell>
          <table:table-cell office:value-type="float" office:value="66.524253">
            <text:p>66.524253</text:p>
          </table:table-cell>
          <table:table-cell table:formula="of:=[.B2590]-[.C2590]" office:value-type="float" office:value="-2.96723">
            <text:p>-2.96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8.10072">
            <text:p>458.10072</text:p>
          </table:table-cell>
          <table:table-cell office:value-type="float" office:value="553.491987">
            <text:p>553.491987</text:p>
          </table:table-cell>
          <table:table-cell table:formula="of:=[.B2591]-[.C2591]" office:value-type="float" office:value="-95.391267">
            <text:p>-95.391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197193">
            <text:p>92.197193</text:p>
          </table:table-cell>
          <table:table-cell office:value-type="float" office:value="95.061109">
            <text:p>95.061109</text:p>
          </table:table-cell>
          <table:table-cell table:formula="of:=[.B2592]-[.C2592]" office:value-type="float" office:value="-2.863916">
            <text:p>-2.863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9545">
            <text:p>104.09545</text:p>
          </table:table-cell>
          <table:table-cell office:value-type="float" office:value="110.344903">
            <text:p>110.344903</text:p>
          </table:table-cell>
          <table:table-cell table:formula="of:=[.B2593]-[.C2593]" office:value-type="float" office:value="-6.249453">
            <text:p>-6.249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175571">
            <text:p>247.175571</text:p>
          </table:table-cell>
          <table:table-cell office:value-type="float" office:value="252.465783">
            <text:p>252.465783</text:p>
          </table:table-cell>
          <table:table-cell table:formula="of:=[.B2594]-[.C2594]" office:value-type="float" office:value="-5.290212">
            <text:p>-5.290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85403">
            <text:p>174.85403</text:p>
          </table:table-cell>
          <table:table-cell office:value-type="float" office:value="178.942887">
            <text:p>178.942887</text:p>
          </table:table-cell>
          <table:table-cell table:formula="of:=[.B2595]-[.C2595]" office:value-type="float" office:value="-4.08885700000002">
            <text:p>-4.088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605892">
            <text:p>146.605892</text:p>
          </table:table-cell>
          <table:table-cell office:value-type="float" office:value="151.150752">
            <text:p>151.150752</text:p>
          </table:table-cell>
          <table:table-cell table:formula="of:=[.B2596]-[.C2596]" office:value-type="float" office:value="-4.54486">
            <text:p>-4.54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69097">
            <text:p>137.069097</text:p>
          </table:table-cell>
          <table:table-cell office:value-type="float" office:value="148.361419">
            <text:p>148.361419</text:p>
          </table:table-cell>
          <table:table-cell table:formula="of:=[.B2597]-[.C2597]" office:value-type="float" office:value="-11.292322">
            <text:p>-11.292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02922">
            <text:p>84.502922</text:p>
          </table:table-cell>
          <table:table-cell office:value-type="float" office:value="93.211236">
            <text:p>93.211236</text:p>
          </table:table-cell>
          <table:table-cell table:formula="of:=[.B2598]-[.C2598]" office:value-type="float" office:value="-8.708314">
            <text:p>-8.708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67756">
            <text:p>181.67756</text:p>
          </table:table-cell>
          <table:table-cell office:value-type="float" office:value="185.53993">
            <text:p>185.53993</text:p>
          </table:table-cell>
          <table:table-cell table:formula="of:=[.B2599]-[.C2599]" office:value-type="float" office:value="-3.86237">
            <text:p>-3.86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169603">
            <text:p>163.169603</text:p>
          </table:table-cell>
          <table:table-cell office:value-type="float" office:value="170.899563">
            <text:p>170.899563</text:p>
          </table:table-cell>
          <table:table-cell table:formula="of:=[.B2600]-[.C2600]" office:value-type="float" office:value="-7.72996000000001">
            <text:p>-7.72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759427">
            <text:p>116.759427</text:p>
          </table:table-cell>
          <table:table-cell office:value-type="float" office:value="121.105888">
            <text:p>121.105888</text:p>
          </table:table-cell>
          <table:table-cell table:formula="of:=[.B2601]-[.C2601]" office:value-type="float" office:value="-4.34646099999999">
            <text:p>-4.346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28353">
            <text:p>90.328353</text:p>
          </table:table-cell>
          <table:table-cell office:value-type="float" office:value="92.995567">
            <text:p>92.995567</text:p>
          </table:table-cell>
          <table:table-cell table:formula="of:=[.B2602]-[.C2602]" office:value-type="float" office:value="-2.66721399999999">
            <text:p>-2.667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391069">
            <text:p>190.391069</text:p>
          </table:table-cell>
          <table:table-cell office:value-type="float" office:value="195.512768">
            <text:p>195.512768</text:p>
          </table:table-cell>
          <table:table-cell table:formula="of:=[.B2603]-[.C2603]" office:value-type="float" office:value="-5.12169900000001">
            <text:p>-5.121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38054">
            <text:p>99.338054</text:p>
          </table:table-cell>
          <table:table-cell office:value-type="float" office:value="103.865076">
            <text:p>103.865076</text:p>
          </table:table-cell>
          <table:table-cell table:formula="of:=[.B2604]-[.C2604]" office:value-type="float" office:value="-4.527022">
            <text:p>-4.527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51079">
            <text:p>84.251079</text:p>
          </table:table-cell>
          <table:table-cell office:value-type="float" office:value="88.754267">
            <text:p>88.754267</text:p>
          </table:table-cell>
          <table:table-cell table:formula="of:=[.B2605]-[.C2605]" office:value-type="float" office:value="-4.50318799999999">
            <text:p>-4.503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275568">
            <text:p>247.275568</text:p>
          </table:table-cell>
          <table:table-cell office:value-type="float" office:value="258.844156">
            <text:p>258.844156</text:p>
          </table:table-cell>
          <table:table-cell table:formula="of:=[.B2606]-[.C2606]" office:value-type="float" office:value="-11.568588">
            <text:p>-11.568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411556">
            <text:p>138.411556</text:p>
          </table:table-cell>
          <table:table-cell office:value-type="float" office:value="146.810639">
            <text:p>146.810639</text:p>
          </table:table-cell>
          <table:table-cell table:formula="of:=[.B2607]-[.C2607]" office:value-type="float" office:value="-8.39908300000002">
            <text:p>-8.399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40266">
            <text:p>93.640266</text:p>
          </table:table-cell>
          <table:table-cell office:value-type="float" office:value="99.05667">
            <text:p>99.05667</text:p>
          </table:table-cell>
          <table:table-cell table:formula="of:=[.B2608]-[.C2608]" office:value-type="float" office:value="-5.416404">
            <text:p>-5.416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515834">
            <text:p>243.515834</text:p>
          </table:table-cell>
          <table:table-cell office:value-type="float" office:value="260.709547">
            <text:p>260.709547</text:p>
          </table:table-cell>
          <table:table-cell table:formula="of:=[.B2609]-[.C2609]" office:value-type="float" office:value="-17.193713">
            <text:p>-17.193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13287">
            <text:p>81.613287</text:p>
          </table:table-cell>
          <table:table-cell office:value-type="float" office:value="85.799777">
            <text:p>85.799777</text:p>
          </table:table-cell>
          <table:table-cell table:formula="of:=[.B2610]-[.C2610]" office:value-type="float" office:value="-4.18649000000001">
            <text:p>-4.18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972507">
            <text:p>160.972507</text:p>
          </table:table-cell>
          <table:table-cell office:value-type="float" office:value="200.336283">
            <text:p>200.336283</text:p>
          </table:table-cell>
          <table:table-cell table:formula="of:=[.B2611]-[.C2611]" office:value-type="float" office:value="-39.363776">
            <text:p>-39.3637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07623">
            <text:p>88.507623</text:p>
          </table:table-cell>
          <table:table-cell office:value-type="float" office:value="92.011265">
            <text:p>92.011265</text:p>
          </table:table-cell>
          <table:table-cell table:formula="of:=[.B2612]-[.C2612]" office:value-type="float" office:value="-3.503642">
            <text:p>-3.503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329348">
            <text:p>189.329348</text:p>
          </table:table-cell>
          <table:table-cell office:value-type="float" office:value="198.12911">
            <text:p>198.12911</text:p>
          </table:table-cell>
          <table:table-cell table:formula="of:=[.B2613]-[.C2613]" office:value-type="float" office:value="-8.79976199999999">
            <text:p>-8.799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84268">
            <text:p>108.384268</text:p>
          </table:table-cell>
          <table:table-cell office:value-type="float" office:value="115.054785">
            <text:p>115.054785</text:p>
          </table:table-cell>
          <table:table-cell table:formula="of:=[.B2614]-[.C2614]" office:value-type="float" office:value="-6.67051699999999">
            <text:p>-6.670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676393">
            <text:p>137.676393</text:p>
          </table:table-cell>
          <table:table-cell office:value-type="float" office:value="143.209461">
            <text:p>143.209461</text:p>
          </table:table-cell>
          <table:table-cell table:formula="of:=[.B2615]-[.C2615]" office:value-type="float" office:value="-5.53306800000001">
            <text:p>-5.533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92168">
            <text:p>108.092168</text:p>
          </table:table-cell>
          <table:table-cell office:value-type="float" office:value="113.378108">
            <text:p>113.378108</text:p>
          </table:table-cell>
          <table:table-cell table:formula="of:=[.B2616]-[.C2616]" office:value-type="float" office:value="-5.28594">
            <text:p>-5.28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195817">
            <text:p>151.195817</text:p>
          </table:table-cell>
          <table:table-cell office:value-type="float" office:value="156.765292">
            <text:p>156.765292</text:p>
          </table:table-cell>
          <table:table-cell table:formula="of:=[.B2617]-[.C2617]" office:value-type="float" office:value="-5.56947499999998">
            <text:p>-5.569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96748">
            <text:p>186.96748</text:p>
          </table:table-cell>
          <table:table-cell office:value-type="float" office:value="199.56154">
            <text:p>199.56154</text:p>
          </table:table-cell>
          <table:table-cell table:formula="of:=[.B2618]-[.C2618]" office:value-type="float" office:value="-12.59406">
            <text:p>-12.59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87759">
            <text:p>96.487759</text:p>
          </table:table-cell>
          <table:table-cell office:value-type="float" office:value="104.090803">
            <text:p>104.090803</text:p>
          </table:table-cell>
          <table:table-cell table:formula="of:=[.B2619]-[.C2619]" office:value-type="float" office:value="-7.603044">
            <text:p>-7.603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771001">
            <text:p>92.771001</text:p>
          </table:table-cell>
          <table:table-cell office:value-type="float" office:value="97.087401">
            <text:p>97.087401</text:p>
          </table:table-cell>
          <table:table-cell table:formula="of:=[.B2620]-[.C2620]" office:value-type="float" office:value="-4.3164">
            <text:p>-4.3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419249">
            <text:p>113.419249</text:p>
          </table:table-cell>
          <table:table-cell office:value-type="float" office:value="114.905216">
            <text:p>114.905216</text:p>
          </table:table-cell>
          <table:table-cell table:formula="of:=[.B2621]-[.C2621]" office:value-type="float" office:value="-1.485967">
            <text:p>-1.485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314283">
            <text:p>301.314283</text:p>
          </table:table-cell>
          <table:table-cell office:value-type="float" office:value="297.121459">
            <text:p>297.121459</text:p>
          </table:table-cell>
          <table:table-cell table:formula="of:=[.B2622]-[.C2622]" office:value-type="float" office:value="4.19282399999997">
            <text:p>4.192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8849">
            <text:p>56.58849</text:p>
          </table:table-cell>
          <table:table-cell office:value-type="float" office:value="57.490542">
            <text:p>57.490542</text:p>
          </table:table-cell>
          <table:table-cell table:formula="of:=[.B2623]-[.C2623]" office:value-type="float" office:value="-0.902051999999998">
            <text:p>-0.902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001797">
            <text:p>143.001797</text:p>
          </table:table-cell>
          <table:table-cell office:value-type="float" office:value="162.52529">
            <text:p>162.52529</text:p>
          </table:table-cell>
          <table:table-cell table:formula="of:=[.B2624]-[.C2624]" office:value-type="float" office:value="-19.523493">
            <text:p>-19.523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22851">
            <text:p>93.922851</text:p>
          </table:table-cell>
          <table:table-cell office:value-type="float" office:value="98.473114">
            <text:p>98.473114</text:p>
          </table:table-cell>
          <table:table-cell table:formula="of:=[.B2625]-[.C2625]" office:value-type="float" office:value="-4.550263">
            <text:p>-4.550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824354">
            <text:p>80.824354</text:p>
          </table:table-cell>
          <table:table-cell office:value-type="float" office:value="84.29673">
            <text:p>84.29673</text:p>
          </table:table-cell>
          <table:table-cell table:formula="of:=[.B2626]-[.C2626]" office:value-type="float" office:value="-3.472376">
            <text:p>-3.472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3855">
            <text:p>91.63855</text:p>
          </table:table-cell>
          <table:table-cell office:value-type="float" office:value="95.565193">
            <text:p>95.565193</text:p>
          </table:table-cell>
          <table:table-cell table:formula="of:=[.B2627]-[.C2627]" office:value-type="float" office:value="-3.926643">
            <text:p>-3.926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826258">
            <text:p>201.826258</text:p>
          </table:table-cell>
          <table:table-cell office:value-type="float" office:value="211.793384">
            <text:p>211.793384</text:p>
          </table:table-cell>
          <table:table-cell table:formula="of:=[.B2628]-[.C2628]" office:value-type="float" office:value="-9.96712600000001">
            <text:p>-9.967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262654">
            <text:p>165.262654</text:p>
          </table:table-cell>
          <table:table-cell office:value-type="float" office:value="170.406451">
            <text:p>170.406451</text:p>
          </table:table-cell>
          <table:table-cell table:formula="of:=[.B2629]-[.C2629]" office:value-type="float" office:value="-5.14379700000001">
            <text:p>-5.143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382058">
            <text:p>94.382058</text:p>
          </table:table-cell>
          <table:table-cell office:value-type="float" office:value="98.502932">
            <text:p>98.502932</text:p>
          </table:table-cell>
          <table:table-cell table:formula="of:=[.B2630]-[.C2630]" office:value-type="float" office:value="-4.120874">
            <text:p>-4.120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39206">
            <text:p>106.939206</text:p>
          </table:table-cell>
          <table:table-cell office:value-type="float" office:value="106.61401">
            <text:p>106.61401</text:p>
          </table:table-cell>
          <table:table-cell table:formula="of:=[.B2631]-[.C2631]" office:value-type="float" office:value="0.325196000000005">
            <text:p>0.325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48067">
            <text:p>73.948067</text:p>
          </table:table-cell>
          <table:table-cell office:value-type="float" office:value="81.907105">
            <text:p>81.907105</text:p>
          </table:table-cell>
          <table:table-cell table:formula="of:=[.B2632]-[.C2632]" office:value-type="float" office:value="-7.95903800000001">
            <text:p>-7.959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040958">
            <text:p>115.040958</text:p>
          </table:table-cell>
          <table:table-cell office:value-type="float" office:value="121.182846">
            <text:p>121.182846</text:p>
          </table:table-cell>
          <table:table-cell table:formula="of:=[.B2633]-[.C2633]" office:value-type="float" office:value="-6.14188799999999">
            <text:p>-6.141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63692">
            <text:p>106.563692</text:p>
          </table:table-cell>
          <table:table-cell office:value-type="float" office:value="112.591252">
            <text:p>112.591252</text:p>
          </table:table-cell>
          <table:table-cell table:formula="of:=[.B2634]-[.C2634]" office:value-type="float" office:value="-6.02755999999999">
            <text:p>-6.027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88014">
            <text:p>86.488014</text:p>
          </table:table-cell>
          <table:table-cell office:value-type="float" office:value="89.755342">
            <text:p>89.755342</text:p>
          </table:table-cell>
          <table:table-cell table:formula="of:=[.B2635]-[.C2635]" office:value-type="float" office:value="-3.26732799999999">
            <text:p>-3.267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869026">
            <text:p>184.869026</text:p>
          </table:table-cell>
          <table:table-cell office:value-type="float" office:value="193.487483">
            <text:p>193.487483</text:p>
          </table:table-cell>
          <table:table-cell table:formula="of:=[.B2636]-[.C2636]" office:value-type="float" office:value="-8.61845700000001">
            <text:p>-8.618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68349">
            <text:p>64.268349</text:p>
          </table:table-cell>
          <table:table-cell office:value-type="float" office:value="69.006598">
            <text:p>69.006598</text:p>
          </table:table-cell>
          <table:table-cell table:formula="of:=[.B2637]-[.C2637]" office:value-type="float" office:value="-4.738249">
            <text:p>-4.738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6166">
            <text:p>204.56166</text:p>
          </table:table-cell>
          <table:table-cell office:value-type="float" office:value="214.900722">
            <text:p>214.900722</text:p>
          </table:table-cell>
          <table:table-cell table:formula="of:=[.B2638]-[.C2638]" office:value-type="float" office:value="-10.339062">
            <text:p>-10.339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.310159">
            <text:p>330.310159</text:p>
          </table:table-cell>
          <table:table-cell office:value-type="float" office:value="341.089635">
            <text:p>341.089635</text:p>
          </table:table-cell>
          <table:table-cell table:formula="of:=[.B2639]-[.C2639]" office:value-type="float" office:value="-10.779476">
            <text:p>-10.779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535161">
            <text:p>152.535161</text:p>
          </table:table-cell>
          <table:table-cell office:value-type="float" office:value="158.298623">
            <text:p>158.298623</text:p>
          </table:table-cell>
          <table:table-cell table:formula="of:=[.B2640]-[.C2640]" office:value-type="float" office:value="-5.763462">
            <text:p>-5.763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215505">
            <text:p>213.215505</text:p>
          </table:table-cell>
          <table:table-cell office:value-type="float" office:value="227.455824">
            <text:p>227.455824</text:p>
          </table:table-cell>
          <table:table-cell table:formula="of:=[.B2641]-[.C2641]" office:value-type="float" office:value="-14.240319">
            <text:p>-14.240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215519">
            <text:p>146.215519</text:p>
          </table:table-cell>
          <table:table-cell office:value-type="float" office:value="164.260216">
            <text:p>164.260216</text:p>
          </table:table-cell>
          <table:table-cell table:formula="of:=[.B2642]-[.C2642]" office:value-type="float" office:value="-18.044697">
            <text:p>-18.044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.008329">
            <text:p>316.008329</text:p>
          </table:table-cell>
          <table:table-cell office:value-type="float" office:value="323.461042">
            <text:p>323.461042</text:p>
          </table:table-cell>
          <table:table-cell table:formula="of:=[.B2643]-[.C2643]" office:value-type="float" office:value="-7.45271300000002">
            <text:p>-7.452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983548">
            <text:p>156.983548</text:p>
          </table:table-cell>
          <table:table-cell office:value-type="float" office:value="165.03497">
            <text:p>165.03497</text:p>
          </table:table-cell>
          <table:table-cell table:formula="of:=[.B2644]-[.C2644]" office:value-type="float" office:value="-8.05142199999997">
            <text:p>-8.051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392996">
            <text:p>74.392996</text:p>
          </table:table-cell>
          <table:table-cell office:value-type="float" office:value="75.974491">
            <text:p>75.974491</text:p>
          </table:table-cell>
          <table:table-cell table:formula="of:=[.B2645]-[.C2645]" office:value-type="float" office:value="-1.581495">
            <text:p>-1.581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79056">
            <text:p>136.279056</text:p>
          </table:table-cell>
          <table:table-cell office:value-type="float" office:value="137.007939">
            <text:p>137.007939</text:p>
          </table:table-cell>
          <table:table-cell table:formula="of:=[.B2646]-[.C2646]" office:value-type="float" office:value="-0.728882999999996">
            <text:p>-0.728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6.432745">
            <text:p>396.432745</text:p>
          </table:table-cell>
          <table:table-cell office:value-type="float" office:value="405.214237">
            <text:p>405.214237</text:p>
          </table:table-cell>
          <table:table-cell table:formula="of:=[.B2647]-[.C2647]" office:value-type="float" office:value="-8.78149200000001">
            <text:p>-8.781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885783">
            <text:p>152.885783</text:p>
          </table:table-cell>
          <table:table-cell office:value-type="float" office:value="156.925729">
            <text:p>156.925729</text:p>
          </table:table-cell>
          <table:table-cell table:formula="of:=[.B2648]-[.C2648]" office:value-type="float" office:value="-4.03994599999999">
            <text:p>-4.039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51648">
            <text:p>75.651648</text:p>
          </table:table-cell>
          <table:table-cell office:value-type="float" office:value="87.262787">
            <text:p>87.262787</text:p>
          </table:table-cell>
          <table:table-cell table:formula="of:=[.B2649]-[.C2649]" office:value-type="float" office:value="-11.611139">
            <text:p>-11.611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66146">
            <text:p>74.466146</text:p>
          </table:table-cell>
          <table:table-cell office:value-type="float" office:value="76.301782">
            <text:p>76.301782</text:p>
          </table:table-cell>
          <table:table-cell table:formula="of:=[.B2650]-[.C2650]" office:value-type="float" office:value="-1.83563600000001">
            <text:p>-1.835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657644">
            <text:p>53.657644</text:p>
          </table:table-cell>
          <table:table-cell office:value-type="float" office:value="56.021293">
            <text:p>56.021293</text:p>
          </table:table-cell>
          <table:table-cell table:formula="of:=[.B2651]-[.C2651]" office:value-type="float" office:value="-2.363649">
            <text:p>-2.363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077764">
            <text:p>205.077764</text:p>
          </table:table-cell>
          <table:table-cell office:value-type="float" office:value="234.590579">
            <text:p>234.590579</text:p>
          </table:table-cell>
          <table:table-cell table:formula="of:=[.B2652]-[.C2652]" office:value-type="float" office:value="-29.512815">
            <text:p>-29.512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218791">
            <text:p>118.218791</text:p>
          </table:table-cell>
          <table:table-cell office:value-type="float" office:value="124.008928">
            <text:p>124.008928</text:p>
          </table:table-cell>
          <table:table-cell table:formula="of:=[.B2653]-[.C2653]" office:value-type="float" office:value="-5.790137">
            <text:p>-5.790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5211">
            <text:p>117.5211</text:p>
          </table:table-cell>
          <table:table-cell office:value-type="float" office:value="128.119816">
            <text:p>128.119816</text:p>
          </table:table-cell>
          <table:table-cell table:formula="of:=[.B2654]-[.C2654]" office:value-type="float" office:value="-10.598716">
            <text:p>-10.598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455358">
            <text:p>135.455358</text:p>
          </table:table-cell>
          <table:table-cell office:value-type="float" office:value="138.397033">
            <text:p>138.397033</text:p>
          </table:table-cell>
          <table:table-cell table:formula="of:=[.B2655]-[.C2655]" office:value-type="float" office:value="-2.941675">
            <text:p>-2.941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45367">
            <text:p>137.45367</text:p>
          </table:table-cell>
          <table:table-cell office:value-type="float" office:value="141.624512">
            <text:p>141.624512</text:p>
          </table:table-cell>
          <table:table-cell table:formula="of:=[.B2656]-[.C2656]" office:value-type="float" office:value="-4.17084200000002">
            <text:p>-4.170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32916">
            <text:p>157.232916</text:p>
          </table:table-cell>
          <table:table-cell office:value-type="float" office:value="158.976404">
            <text:p>158.976404</text:p>
          </table:table-cell>
          <table:table-cell table:formula="of:=[.B2657]-[.C2657]" office:value-type="float" office:value="-1.74348800000001">
            <text:p>-1.743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518825">
            <text:p>177.518825</text:p>
          </table:table-cell>
          <table:table-cell office:value-type="float" office:value="189.11355">
            <text:p>189.11355</text:p>
          </table:table-cell>
          <table:table-cell table:formula="of:=[.B2658]-[.C2658]" office:value-type="float" office:value="-11.594725">
            <text:p>-11.594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776151">
            <text:p>203.776151</text:p>
          </table:table-cell>
          <table:table-cell office:value-type="float" office:value="213.842961">
            <text:p>213.842961</text:p>
          </table:table-cell>
          <table:table-cell table:formula="of:=[.B2659]-[.C2659]" office:value-type="float" office:value="-10.06681">
            <text:p>-10.06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321932">
            <text:p>194.321932</text:p>
          </table:table-cell>
          <table:table-cell office:value-type="float" office:value="198.698041">
            <text:p>198.698041</text:p>
          </table:table-cell>
          <table:table-cell table:formula="of:=[.B2660]-[.C2660]" office:value-type="float" office:value="-4.37610899999999">
            <text:p>-4.376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03872">
            <text:p>88.303872</text:p>
          </table:table-cell>
          <table:table-cell office:value-type="float" office:value="94.138302">
            <text:p>94.138302</text:p>
          </table:table-cell>
          <table:table-cell table:formula="of:=[.B2661]-[.C2661]" office:value-type="float" office:value="-5.83443">
            <text:p>-5.83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834458">
            <text:p>104.834458</text:p>
          </table:table-cell>
          <table:table-cell office:value-type="float" office:value="109.290492">
            <text:p>109.290492</text:p>
          </table:table-cell>
          <table:table-cell table:formula="of:=[.B2662]-[.C2662]" office:value-type="float" office:value="-4.456034">
            <text:p>-4.456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392999">
            <text:p>194.392999</text:p>
          </table:table-cell>
          <table:table-cell office:value-type="float" office:value="200.140313">
            <text:p>200.140313</text:p>
          </table:table-cell>
          <table:table-cell table:formula="of:=[.B2663]-[.C2663]" office:value-type="float" office:value="-5.74731399999999">
            <text:p>-5.747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482105">
            <text:p>159.482105</text:p>
          </table:table-cell>
          <table:table-cell office:value-type="float" office:value="171.297757">
            <text:p>171.297757</text:p>
          </table:table-cell>
          <table:table-cell table:formula="of:=[.B2664]-[.C2664]" office:value-type="float" office:value="-11.815652">
            <text:p>-11.815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1.872487">
            <text:p>311.872487</text:p>
          </table:table-cell>
          <table:table-cell office:value-type="float" office:value="323.620432">
            <text:p>323.620432</text:p>
          </table:table-cell>
          <table:table-cell table:formula="of:=[.B2665]-[.C2665]" office:value-type="float" office:value="-11.747945">
            <text:p>-11.747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497971">
            <text:p>182.497971</text:p>
          </table:table-cell>
          <table:table-cell office:value-type="float" office:value="194.530573">
            <text:p>194.530573</text:p>
          </table:table-cell>
          <table:table-cell table:formula="of:=[.B2666]-[.C2666]" office:value-type="float" office:value="-12.032602">
            <text:p>-12.032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407417">
            <text:p>112.407417</text:p>
          </table:table-cell>
          <table:table-cell office:value-type="float" office:value="115.652994">
            <text:p>115.652994</text:p>
          </table:table-cell>
          <table:table-cell table:formula="of:=[.B2667]-[.C2667]" office:value-type="float" office:value="-3.24557700000001">
            <text:p>-3.245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3833">
            <text:p>190.3833</text:p>
          </table:table-cell>
          <table:table-cell office:value-type="float" office:value="190.5364">
            <text:p>190.5364</text:p>
          </table:table-cell>
          <table:table-cell table:formula="of:=[.B2668]-[.C2668]" office:value-type="float" office:value="-0.153099999999995">
            <text:p>-0.1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40168">
            <text:p>111.540168</text:p>
          </table:table-cell>
          <table:table-cell office:value-type="float" office:value="123.787305">
            <text:p>123.787305</text:p>
          </table:table-cell>
          <table:table-cell table:formula="of:=[.B2669]-[.C2669]" office:value-type="float" office:value="-12.247137">
            <text:p>-12.247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319284">
            <text:p>68.319284</text:p>
          </table:table-cell>
          <table:table-cell office:value-type="float" office:value="72.542811">
            <text:p>72.542811</text:p>
          </table:table-cell>
          <table:table-cell table:formula="of:=[.B2670]-[.C2670]" office:value-type="float" office:value="-4.223527">
            <text:p>-4.223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759824">
            <text:p>196.759824</text:p>
          </table:table-cell>
          <table:table-cell office:value-type="float" office:value="210.449065">
            <text:p>210.449065</text:p>
          </table:table-cell>
          <table:table-cell table:formula="of:=[.B2671]-[.C2671]" office:value-type="float" office:value="-13.689241">
            <text:p>-13.6892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906745">
            <text:p>34.906745</text:p>
          </table:table-cell>
          <table:table-cell office:value-type="float" office:value="34.980497">
            <text:p>34.980497</text:p>
          </table:table-cell>
          <table:table-cell table:formula="of:=[.B2672]-[.C2672]" office:value-type="float" office:value="-0.0737519999999989">
            <text:p>-0.073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275491">
            <text:p>89.275491</text:p>
          </table:table-cell>
          <table:table-cell office:value-type="float" office:value="91.472191">
            <text:p>91.472191</text:p>
          </table:table-cell>
          <table:table-cell table:formula="of:=[.B2673]-[.C2673]" office:value-type="float" office:value="-2.19669999999999">
            <text:p>-2.1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834376">
            <text:p>135.834376</text:p>
          </table:table-cell>
          <table:table-cell office:value-type="float" office:value="137.189875">
            <text:p>137.189875</text:p>
          </table:table-cell>
          <table:table-cell table:formula="of:=[.B2674]-[.C2674]" office:value-type="float" office:value="-1.35549900000001">
            <text:p>-1.355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719386">
            <text:p>45.719386</text:p>
          </table:table-cell>
          <table:table-cell office:value-type="float" office:value="43.17271">
            <text:p>43.17271</text:p>
          </table:table-cell>
          <table:table-cell table:formula="of:=[.B2675]-[.C2675]" office:value-type="float" office:value="2.546676">
            <text:p>2.546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30231">
            <text:p>50.630231</text:p>
          </table:table-cell>
          <table:table-cell office:value-type="float" office:value="51.80963">
            <text:p>51.80963</text:p>
          </table:table-cell>
          <table:table-cell table:formula="of:=[.B2676]-[.C2676]" office:value-type="float" office:value="-1.179399">
            <text:p>-1.179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77266">
            <text:p>95.977266</text:p>
          </table:table-cell>
          <table:table-cell office:value-type="float" office:value="108.33875">
            <text:p>108.33875</text:p>
          </table:table-cell>
          <table:table-cell table:formula="of:=[.B2677]-[.C2677]" office:value-type="float" office:value="-12.361484">
            <text:p>-12.361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63663">
            <text:p>92.463663</text:p>
          </table:table-cell>
          <table:table-cell office:value-type="float" office:value="93.375836">
            <text:p>93.375836</text:p>
          </table:table-cell>
          <table:table-cell table:formula="of:=[.B2678]-[.C2678]" office:value-type="float" office:value="-0.91217300000001">
            <text:p>-0.912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222875">
            <text:p>310.222875</text:p>
          </table:table-cell>
          <table:table-cell office:value-type="float" office:value="322.326419">
            <text:p>322.326419</text:p>
          </table:table-cell>
          <table:table-cell table:formula="of:=[.B2679]-[.C2679]" office:value-type="float" office:value="-12.103544">
            <text:p>-12.103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666664">
            <text:p>95.666664</text:p>
          </table:table-cell>
          <table:table-cell office:value-type="float" office:value="100.614998">
            <text:p>100.614998</text:p>
          </table:table-cell>
          <table:table-cell table:formula="of:=[.B2680]-[.C2680]" office:value-type="float" office:value="-4.948334">
            <text:p>-4.948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46326">
            <text:p>106.646326</text:p>
          </table:table-cell>
          <table:table-cell office:value-type="float" office:value="108.875857">
            <text:p>108.875857</text:p>
          </table:table-cell>
          <table:table-cell table:formula="of:=[.B2681]-[.C2681]" office:value-type="float" office:value="-2.22953099999999">
            <text:p>-2.229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246827">
            <text:p>143.246827</text:p>
          </table:table-cell>
          <table:table-cell office:value-type="float" office:value="152.33438">
            <text:p>152.33438</text:p>
          </table:table-cell>
          <table:table-cell table:formula="of:=[.B2682]-[.C2682]" office:value-type="float" office:value="-9.08755300000001">
            <text:p>-9.087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219655">
            <text:p>143.219655</text:p>
          </table:table-cell>
          <table:table-cell office:value-type="float" office:value="149.431908">
            <text:p>149.431908</text:p>
          </table:table-cell>
          <table:table-cell table:formula="of:=[.B2683]-[.C2683]" office:value-type="float" office:value="-6.212253">
            <text:p>-6.212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638097">
            <text:p>142.638097</text:p>
          </table:table-cell>
          <table:table-cell office:value-type="float" office:value="158.678181">
            <text:p>158.678181</text:p>
          </table:table-cell>
          <table:table-cell table:formula="of:=[.B2684]-[.C2684]" office:value-type="float" office:value="-16.040084">
            <text:p>-16.040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01615">
            <text:p>90.001615</text:p>
          </table:table-cell>
          <table:table-cell office:value-type="float" office:value="99.683438">
            <text:p>99.683438</text:p>
          </table:table-cell>
          <table:table-cell table:formula="of:=[.B2685]-[.C2685]" office:value-type="float" office:value="-9.68182299999999">
            <text:p>-9.681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501323">
            <text:p>161.501323</text:p>
          </table:table-cell>
          <table:table-cell office:value-type="float" office:value="168.228803">
            <text:p>168.228803</text:p>
          </table:table-cell>
          <table:table-cell table:formula="of:=[.B2686]-[.C2686]" office:value-type="float" office:value="-6.72747999999999">
            <text:p>-6.72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024822">
            <text:p>305.024822</text:p>
          </table:table-cell>
          <table:table-cell office:value-type="float" office:value="325.635287">
            <text:p>325.635287</text:p>
          </table:table-cell>
          <table:table-cell table:formula="of:=[.B2687]-[.C2687]" office:value-type="float" office:value="-20.610465">
            <text:p>-20.610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837595">
            <text:p>100.837595</text:p>
          </table:table-cell>
          <table:table-cell office:value-type="float" office:value="105.148425">
            <text:p>105.148425</text:p>
          </table:table-cell>
          <table:table-cell table:formula="of:=[.B2688]-[.C2688]" office:value-type="float" office:value="-4.31083000000001">
            <text:p>-4.310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566184">
            <text:p>158.566184</text:p>
          </table:table-cell>
          <table:table-cell office:value-type="float" office:value="163.834676">
            <text:p>163.834676</text:p>
          </table:table-cell>
          <table:table-cell table:formula="of:=[.B2689]-[.C2689]" office:value-type="float" office:value="-5.26849200000001">
            <text:p>-5.268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596073">
            <text:p>166.596073</text:p>
          </table:table-cell>
          <table:table-cell office:value-type="float" office:value="174.587865">
            <text:p>174.587865</text:p>
          </table:table-cell>
          <table:table-cell table:formula="of:=[.B2690]-[.C2690]" office:value-type="float" office:value="-7.991792">
            <text:p>-7.991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124601">
            <text:p>171.124601</text:p>
          </table:table-cell>
          <table:table-cell office:value-type="float" office:value="176.83115">
            <text:p>176.83115</text:p>
          </table:table-cell>
          <table:table-cell table:formula="of:=[.B2691]-[.C2691]" office:value-type="float" office:value="-5.706549">
            <text:p>-5.706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13808">
            <text:p>115.613808</text:p>
          </table:table-cell>
          <table:table-cell office:value-type="float" office:value="123.085171">
            <text:p>123.085171</text:p>
          </table:table-cell>
          <table:table-cell table:formula="of:=[.B2692]-[.C2692]" office:value-type="float" office:value="-7.471363">
            <text:p>-7.471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101173">
            <text:p>161.101173</text:p>
          </table:table-cell>
          <table:table-cell office:value-type="float" office:value="167.311917">
            <text:p>167.311917</text:p>
          </table:table-cell>
          <table:table-cell table:formula="of:=[.B2693]-[.C2693]" office:value-type="float" office:value="-6.21074400000001">
            <text:p>-6.210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39274">
            <text:p>85.839274</text:p>
          </table:table-cell>
          <table:table-cell office:value-type="float" office:value="88.391043">
            <text:p>88.391043</text:p>
          </table:table-cell>
          <table:table-cell table:formula="of:=[.B2694]-[.C2694]" office:value-type="float" office:value="-2.55176899999999">
            <text:p>-2.551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02744">
            <text:p>64.02744</text:p>
          </table:table-cell>
          <table:table-cell office:value-type="float" office:value="66.778361">
            <text:p>66.778361</text:p>
          </table:table-cell>
          <table:table-cell table:formula="of:=[.B2695]-[.C2695]" office:value-type="float" office:value="-2.75092100000001">
            <text:p>-2.750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2995">
            <text:p>83.92995</text:p>
          </table:table-cell>
          <table:table-cell office:value-type="float" office:value="86.801903">
            <text:p>86.801903</text:p>
          </table:table-cell>
          <table:table-cell table:formula="of:=[.B2696]-[.C2696]" office:value-type="float" office:value="-2.87195299999999">
            <text:p>-2.8719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194665">
            <text:p>181.194665</text:p>
          </table:table-cell>
          <table:table-cell office:value-type="float" office:value="188.23645">
            <text:p>188.23645</text:p>
          </table:table-cell>
          <table:table-cell table:formula="of:=[.B2697]-[.C2697]" office:value-type="float" office:value="-7.041785">
            <text:p>-7.041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218175">
            <text:p>176.218175</text:p>
          </table:table-cell>
          <table:table-cell office:value-type="float" office:value="182.904637">
            <text:p>182.904637</text:p>
          </table:table-cell>
          <table:table-cell table:formula="of:=[.B2698]-[.C2698]" office:value-type="float" office:value="-6.68646200000001">
            <text:p>-6.686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264706">
            <text:p>76.264706</text:p>
          </table:table-cell>
          <table:table-cell office:value-type="float" office:value="79.032033">
            <text:p>79.032033</text:p>
          </table:table-cell>
          <table:table-cell table:formula="of:=[.B2699]-[.C2699]" office:value-type="float" office:value="-2.76732699999999">
            <text:p>-2.767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.106014">
            <text:p>275.106014</text:p>
          </table:table-cell>
          <table:table-cell office:value-type="float" office:value="284.533841">
            <text:p>284.533841</text:p>
          </table:table-cell>
          <table:table-cell table:formula="of:=[.B2700]-[.C2700]" office:value-type="float" office:value="-9.42782699999998">
            <text:p>-9.427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665941">
            <text:p>58.665941</text:p>
          </table:table-cell>
          <table:table-cell office:value-type="float" office:value="60.102476">
            <text:p>60.102476</text:p>
          </table:table-cell>
          <table:table-cell table:formula="of:=[.B2701]-[.C2701]" office:value-type="float" office:value="-1.43653500000001">
            <text:p>-1.4365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38258">
            <text:p>46.938258</text:p>
          </table:table-cell>
          <table:table-cell office:value-type="float" office:value="50.072526">
            <text:p>50.072526</text:p>
          </table:table-cell>
          <table:table-cell table:formula="of:=[.B2702]-[.C2702]" office:value-type="float" office:value="-3.13426800000001">
            <text:p>-3.134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73888">
            <text:p>103.273888</text:p>
          </table:table-cell>
          <table:table-cell office:value-type="float" office:value="108.648795">
            <text:p>108.648795</text:p>
          </table:table-cell>
          <table:table-cell table:formula="of:=[.B2703]-[.C2703]" office:value-type="float" office:value="-5.37490700000001">
            <text:p>-5.374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72459">
            <text:p>72.372459</text:p>
          </table:table-cell>
          <table:table-cell office:value-type="float" office:value="68.623063">
            <text:p>68.623063</text:p>
          </table:table-cell>
          <table:table-cell table:formula="of:=[.B2704]-[.C2704]" office:value-type="float" office:value="3.749396">
            <text:p>3.749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7769">
            <text:p>84.37769</text:p>
          </table:table-cell>
          <table:table-cell office:value-type="float" office:value="85.962429">
            <text:p>85.962429</text:p>
          </table:table-cell>
          <table:table-cell table:formula="of:=[.B2705]-[.C2705]" office:value-type="float" office:value="-1.584739">
            <text:p>-1.584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977799">
            <text:p>117.977799</text:p>
          </table:table-cell>
          <table:table-cell office:value-type="float" office:value="128.534543">
            <text:p>128.534543</text:p>
          </table:table-cell>
          <table:table-cell table:formula="of:=[.B2706]-[.C2706]" office:value-type="float" office:value="-10.556744">
            <text:p>-10.556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876974">
            <text:p>100.876974</text:p>
          </table:table-cell>
          <table:table-cell office:value-type="float" office:value="105.273612">
            <text:p>105.273612</text:p>
          </table:table-cell>
          <table:table-cell table:formula="of:=[.B2707]-[.C2707]" office:value-type="float" office:value="-4.396638">
            <text:p>-4.396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594732">
            <text:p>94.594732</text:p>
          </table:table-cell>
          <table:table-cell office:value-type="float" office:value="108.549572">
            <text:p>108.549572</text:p>
          </table:table-cell>
          <table:table-cell table:formula="of:=[.B2708]-[.C2708]" office:value-type="float" office:value="-13.95484">
            <text:p>-13.95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935044">
            <text:p>119.935044</text:p>
          </table:table-cell>
          <table:table-cell office:value-type="float" office:value="129.229165">
            <text:p>129.229165</text:p>
          </table:table-cell>
          <table:table-cell table:formula="of:=[.B2709]-[.C2709]" office:value-type="float" office:value="-9.29412099999999">
            <text:p>-9.294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00825">
            <text:p>84.500825</text:p>
          </table:table-cell>
          <table:table-cell office:value-type="float" office:value="88.089288">
            <text:p>88.089288</text:p>
          </table:table-cell>
          <table:table-cell table:formula="of:=[.B2710]-[.C2710]" office:value-type="float" office:value="-3.58846299999999">
            <text:p>-3.588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91097">
            <text:p>117.491097</text:p>
          </table:table-cell>
          <table:table-cell office:value-type="float" office:value="126.075111">
            <text:p>126.075111</text:p>
          </table:table-cell>
          <table:table-cell table:formula="of:=[.B2711]-[.C2711]" office:value-type="float" office:value="-8.58401400000001">
            <text:p>-8.584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042035">
            <text:p>134.042035</text:p>
          </table:table-cell>
          <table:table-cell office:value-type="float" office:value="142.385223">
            <text:p>142.385223</text:p>
          </table:table-cell>
          <table:table-cell table:formula="of:=[.B2712]-[.C2712]" office:value-type="float" office:value="-8.343188">
            <text:p>-8.343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081759">
            <text:p>331.081759</text:p>
          </table:table-cell>
          <table:table-cell office:value-type="float" office:value="361.809167">
            <text:p>361.809167</text:p>
          </table:table-cell>
          <table:table-cell table:formula="of:=[.B2713]-[.C2713]" office:value-type="float" office:value="-30.727408">
            <text:p>-30.727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60241">
            <text:p>96.360241</text:p>
          </table:table-cell>
          <table:table-cell office:value-type="float" office:value="99.368193">
            <text:p>99.368193</text:p>
          </table:table-cell>
          <table:table-cell table:formula="of:=[.B2714]-[.C2714]" office:value-type="float" office:value="-3.007952">
            <text:p>-3.007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397506">
            <text:p>95.397506</text:p>
          </table:table-cell>
          <table:table-cell office:value-type="float" office:value="96.59926">
            <text:p>96.59926</text:p>
          </table:table-cell>
          <table:table-cell table:formula="of:=[.B2715]-[.C2715]" office:value-type="float" office:value="-1.20175399999999">
            <text:p>-1.201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884919">
            <text:p>170.884919</text:p>
          </table:table-cell>
          <table:table-cell office:value-type="float" office:value="178.322762">
            <text:p>178.322762</text:p>
          </table:table-cell>
          <table:table-cell table:formula="of:=[.B2716]-[.C2716]" office:value-type="float" office:value="-7.43784300000002">
            <text:p>-7.437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32793">
            <text:p>89.332793</text:p>
          </table:table-cell>
          <table:table-cell office:value-type="float" office:value="86.080572">
            <text:p>86.080572</text:p>
          </table:table-cell>
          <table:table-cell table:formula="of:=[.B2717]-[.C2717]" office:value-type="float" office:value="3.25222099999999">
            <text:p>3.252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878839">
            <text:p>207.878839</text:p>
          </table:table-cell>
          <table:table-cell office:value-type="float" office:value="226.636562">
            <text:p>226.636562</text:p>
          </table:table-cell>
          <table:table-cell table:formula="of:=[.B2718]-[.C2718]" office:value-type="float" office:value="-18.757723">
            <text:p>-18.757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736804">
            <text:p>154.736804</text:p>
          </table:table-cell>
          <table:table-cell office:value-type="float" office:value="159.145685">
            <text:p>159.145685</text:p>
          </table:table-cell>
          <table:table-cell table:formula="of:=[.B2719]-[.C2719]" office:value-type="float" office:value="-4.40888099999998">
            <text:p>-4.408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357159">
            <text:p>214.357159</text:p>
          </table:table-cell>
          <table:table-cell office:value-type="float" office:value="219.954094">
            <text:p>219.954094</text:p>
          </table:table-cell>
          <table:table-cell table:formula="of:=[.B2720]-[.C2720]" office:value-type="float" office:value="-5.596935">
            <text:p>-5.596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649931">
            <text:p>117.649931</text:p>
          </table:table-cell>
          <table:table-cell office:value-type="float" office:value="124.674163">
            <text:p>124.674163</text:p>
          </table:table-cell>
          <table:table-cell table:formula="of:=[.B2721]-[.C2721]" office:value-type="float" office:value="-7.024232">
            <text:p>-7.024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86354">
            <text:p>124.86354</text:p>
          </table:table-cell>
          <table:table-cell office:value-type="float" office:value="124.972919">
            <text:p>124.972919</text:p>
          </table:table-cell>
          <table:table-cell table:formula="of:=[.B2722]-[.C2722]" office:value-type="float" office:value="-0.109379000000004">
            <text:p>-0.109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746495">
            <text:p>148.746495</text:p>
          </table:table-cell>
          <table:table-cell office:value-type="float" office:value="156.925123">
            <text:p>156.925123</text:p>
          </table:table-cell>
          <table:table-cell table:formula="of:=[.B2723]-[.C2723]" office:value-type="float" office:value="-8.178628">
            <text:p>-8.178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558169">
            <text:p>57.558169</text:p>
          </table:table-cell>
          <table:table-cell office:value-type="float" office:value="58.261442">
            <text:p>58.261442</text:p>
          </table:table-cell>
          <table:table-cell table:formula="of:=[.B2724]-[.C2724]" office:value-type="float" office:value="-0.703273000000003">
            <text:p>-0.703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51824">
            <text:p>77.851824</text:p>
          </table:table-cell>
          <table:table-cell office:value-type="float" office:value="79.569281">
            <text:p>79.569281</text:p>
          </table:table-cell>
          <table:table-cell table:formula="of:=[.B2725]-[.C2725]" office:value-type="float" office:value="-1.71745700000001">
            <text:p>-1.717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555336">
            <text:p>103.555336</text:p>
          </table:table-cell>
          <table:table-cell office:value-type="float" office:value="111.792825">
            <text:p>111.792825</text:p>
          </table:table-cell>
          <table:table-cell table:formula="of:=[.B2726]-[.C2726]" office:value-type="float" office:value="-8.237489">
            <text:p>-8.237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468617">
            <text:p>106.468617</text:p>
          </table:table-cell>
          <table:table-cell office:value-type="float" office:value="108.560697">
            <text:p>108.560697</text:p>
          </table:table-cell>
          <table:table-cell table:formula="of:=[.B2727]-[.C2727]" office:value-type="float" office:value="-2.09208000000001">
            <text:p>-2.09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36744">
            <text:p>56.536744</text:p>
          </table:table-cell>
          <table:table-cell office:value-type="float" office:value="59.834654">
            <text:p>59.834654</text:p>
          </table:table-cell>
          <table:table-cell table:formula="of:=[.B2728]-[.C2728]" office:value-type="float" office:value="-3.29791">
            <text:p>-3.29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4332">
            <text:p>121.74332</text:p>
          </table:table-cell>
          <table:table-cell office:value-type="float" office:value="129.909895">
            <text:p>129.909895</text:p>
          </table:table-cell>
          <table:table-cell table:formula="of:=[.B2729]-[.C2729]" office:value-type="float" office:value="-8.16657500000001">
            <text:p>-8.166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309245">
            <text:p>132.309245</text:p>
          </table:table-cell>
          <table:table-cell office:value-type="float" office:value="141.576426">
            <text:p>141.576426</text:p>
          </table:table-cell>
          <table:table-cell table:formula="of:=[.B2730]-[.C2730]" office:value-type="float" office:value="-9.26718099999999">
            <text:p>-9.267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25654">
            <text:p>157.225654</text:p>
          </table:table-cell>
          <table:table-cell office:value-type="float" office:value="164.914798">
            <text:p>164.914798</text:p>
          </table:table-cell>
          <table:table-cell table:formula="of:=[.B2731]-[.C2731]" office:value-type="float" office:value="-7.689144">
            <text:p>-7.689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209947">
            <text:p>140.209947</text:p>
          </table:table-cell>
          <table:table-cell office:value-type="float" office:value="148.639657">
            <text:p>148.639657</text:p>
          </table:table-cell>
          <table:table-cell table:formula="of:=[.B2732]-[.C2732]" office:value-type="float" office:value="-8.42971">
            <text:p>-8.42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917825">
            <text:p>139.917825</text:p>
          </table:table-cell>
          <table:table-cell office:value-type="float" office:value="144.333168">
            <text:p>144.333168</text:p>
          </table:table-cell>
          <table:table-cell table:formula="of:=[.B2733]-[.C2733]" office:value-type="float" office:value="-4.41534300000001">
            <text:p>-4.415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925924">
            <text:p>115.925924</text:p>
          </table:table-cell>
          <table:table-cell office:value-type="float" office:value="120.484146">
            <text:p>120.484146</text:p>
          </table:table-cell>
          <table:table-cell table:formula="of:=[.B2734]-[.C2734]" office:value-type="float" office:value="-4.558222">
            <text:p>-4.558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406548">
            <text:p>187.406548</text:p>
          </table:table-cell>
          <table:table-cell office:value-type="float" office:value="191.607195">
            <text:p>191.607195</text:p>
          </table:table-cell>
          <table:table-cell table:formula="of:=[.B2735]-[.C2735]" office:value-type="float" office:value="-4.200647">
            <text:p>-4.200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1055">
            <text:p>75.01055</text:p>
          </table:table-cell>
          <table:table-cell office:value-type="float" office:value="76.430099">
            <text:p>76.430099</text:p>
          </table:table-cell>
          <table:table-cell table:formula="of:=[.B2736]-[.C2736]" office:value-type="float" office:value="-1.419549">
            <text:p>-1.419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295858">
            <text:p>61.295858</text:p>
          </table:table-cell>
          <table:table-cell office:value-type="float" office:value="63.28095">
            <text:p>63.28095</text:p>
          </table:table-cell>
          <table:table-cell table:formula="of:=[.B2737]-[.C2737]" office:value-type="float" office:value="-1.98509199999999">
            <text:p>-1.985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69516">
            <text:p>77.69516</text:p>
          </table:table-cell>
          <table:table-cell office:value-type="float" office:value="80.967706">
            <text:p>80.967706</text:p>
          </table:table-cell>
          <table:table-cell table:formula="of:=[.B2738]-[.C2738]" office:value-type="float" office:value="-3.27254600000001">
            <text:p>-3.272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21937">
            <text:p>86.421937</text:p>
          </table:table-cell>
          <table:table-cell office:value-type="float" office:value="88.252222">
            <text:p>88.252222</text:p>
          </table:table-cell>
          <table:table-cell table:formula="of:=[.B2739]-[.C2739]" office:value-type="float" office:value="-1.830285">
            <text:p>-1.830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78826">
            <text:p>145.578826</text:p>
          </table:table-cell>
          <table:table-cell office:value-type="float" office:value="157.836284">
            <text:p>157.836284</text:p>
          </table:table-cell>
          <table:table-cell table:formula="of:=[.B2740]-[.C2740]" office:value-type="float" office:value="-12.257458">
            <text:p>-12.257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59961">
            <text:p>101.959961</text:p>
          </table:table-cell>
          <table:table-cell office:value-type="float" office:value="108.196273">
            <text:p>108.196273</text:p>
          </table:table-cell>
          <table:table-cell table:formula="of:=[.B2741]-[.C2741]" office:value-type="float" office:value="-6.236312">
            <text:p>-6.236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02606">
            <text:p>166.02606</text:p>
          </table:table-cell>
          <table:table-cell office:value-type="float" office:value="174.009535">
            <text:p>174.009535</text:p>
          </table:table-cell>
          <table:table-cell table:formula="of:=[.B2742]-[.C2742]" office:value-type="float" office:value="-7.983475">
            <text:p>-7.983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762054">
            <text:p>145.762054</text:p>
          </table:table-cell>
          <table:table-cell office:value-type="float" office:value="155.884822">
            <text:p>155.884822</text:p>
          </table:table-cell>
          <table:table-cell table:formula="of:=[.B2743]-[.C2743]" office:value-type="float" office:value="-10.122768">
            <text:p>-10.122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064156">
            <text:p>174.064156</text:p>
          </table:table-cell>
          <table:table-cell office:value-type="float" office:value="181.679447">
            <text:p>181.679447</text:p>
          </table:table-cell>
          <table:table-cell table:formula="of:=[.B2744]-[.C2744]" office:value-type="float" office:value="-7.61529100000001">
            <text:p>-7.615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6.094787">
            <text:p>366.094787</text:p>
          </table:table-cell>
          <table:table-cell office:value-type="float" office:value="373.449833">
            <text:p>373.449833</text:p>
          </table:table-cell>
          <table:table-cell table:formula="of:=[.B2745]-[.C2745]" office:value-type="float" office:value="-7.35504600000002">
            <text:p>-7.355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508673">
            <text:p>64.508673</text:p>
          </table:table-cell>
          <table:table-cell office:value-type="float" office:value="69.650275">
            <text:p>69.650275</text:p>
          </table:table-cell>
          <table:table-cell table:formula="of:=[.B2746]-[.C2746]" office:value-type="float" office:value="-5.14160199999999">
            <text:p>-5.141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40071">
            <text:p>169.940071</text:p>
          </table:table-cell>
          <table:table-cell office:value-type="float" office:value="175.366614">
            <text:p>175.366614</text:p>
          </table:table-cell>
          <table:table-cell table:formula="of:=[.B2747]-[.C2747]" office:value-type="float" office:value="-5.42654300000001">
            <text:p>-5.426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40068">
            <text:p>180.440068</text:p>
          </table:table-cell>
          <table:table-cell office:value-type="float" office:value="189.003906">
            <text:p>189.003906</text:p>
          </table:table-cell>
          <table:table-cell table:formula="of:=[.B2748]-[.C2748]" office:value-type="float" office:value="-8.563838">
            <text:p>-8.563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66622">
            <text:p>100.966622</text:p>
          </table:table-cell>
          <table:table-cell office:value-type="float" office:value="103.744507">
            <text:p>103.744507</text:p>
          </table:table-cell>
          <table:table-cell table:formula="of:=[.B2749]-[.C2749]" office:value-type="float" office:value="-2.777885">
            <text:p>-2.777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624749">
            <text:p>205.624749</text:p>
          </table:table-cell>
          <table:table-cell office:value-type="float" office:value="220.618146">
            <text:p>220.618146</text:p>
          </table:table-cell>
          <table:table-cell table:formula="of:=[.B2750]-[.C2750]" office:value-type="float" office:value="-14.993397">
            <text:p>-14.993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604807">
            <text:p>186.604807</text:p>
          </table:table-cell>
          <table:table-cell office:value-type="float" office:value="191.995157">
            <text:p>191.995157</text:p>
          </table:table-cell>
          <table:table-cell table:formula="of:=[.B2751]-[.C2751]" office:value-type="float" office:value="-5.39035000000001">
            <text:p>-5.39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158171">
            <text:p>292.158171</text:p>
          </table:table-cell>
          <table:table-cell office:value-type="float" office:value="305.832371">
            <text:p>305.832371</text:p>
          </table:table-cell>
          <table:table-cell table:formula="of:=[.B2752]-[.C2752]" office:value-type="float" office:value="-13.6742">
            <text:p>-13.6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411766">
            <text:p>59.411766</text:p>
          </table:table-cell>
          <table:table-cell office:value-type="float" office:value="60.014832">
            <text:p>60.014832</text:p>
          </table:table-cell>
          <table:table-cell table:formula="of:=[.B2753]-[.C2753]" office:value-type="float" office:value="-0.603065999999998">
            <text:p>-0.6030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472866">
            <text:p>87.472866</text:p>
          </table:table-cell>
          <table:table-cell office:value-type="float" office:value="89.876652">
            <text:p>89.876652</text:p>
          </table:table-cell>
          <table:table-cell table:formula="of:=[.B2754]-[.C2754]" office:value-type="float" office:value="-2.40378600000001">
            <text:p>-2.403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095231">
            <text:p>140.095231</text:p>
          </table:table-cell>
          <table:table-cell office:value-type="float" office:value="150.566248">
            <text:p>150.566248</text:p>
          </table:table-cell>
          <table:table-cell table:formula="of:=[.B2755]-[.C2755]" office:value-type="float" office:value="-10.471017">
            <text:p>-10.471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93897">
            <text:p>107.693897</text:p>
          </table:table-cell>
          <table:table-cell office:value-type="float" office:value="108.510296">
            <text:p>108.510296</text:p>
          </table:table-cell>
          <table:table-cell table:formula="of:=[.B2756]-[.C2756]" office:value-type="float" office:value="-0.81639899999999">
            <text:p>-0.816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172847">
            <text:p>129.172847</text:p>
          </table:table-cell>
          <table:table-cell office:value-type="float" office:value="136.280038">
            <text:p>136.280038</text:p>
          </table:table-cell>
          <table:table-cell table:formula="of:=[.B2757]-[.C2757]" office:value-type="float" office:value="-7.107191">
            <text:p>-7.107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663895">
            <text:p>119.663895</text:p>
          </table:table-cell>
          <table:table-cell office:value-type="float" office:value="125.263966">
            <text:p>125.263966</text:p>
          </table:table-cell>
          <table:table-cell table:formula="of:=[.B2758]-[.C2758]" office:value-type="float" office:value="-5.600071">
            <text:p>-5.600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331859">
            <text:p>113.331859</text:p>
          </table:table-cell>
          <table:table-cell office:value-type="float" office:value="120.769885">
            <text:p>120.769885</text:p>
          </table:table-cell>
          <table:table-cell table:formula="of:=[.B2759]-[.C2759]" office:value-type="float" office:value="-7.43802600000001">
            <text:p>-7.438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62139">
            <text:p>84.062139</text:p>
          </table:table-cell>
          <table:table-cell office:value-type="float" office:value="87.33755">
            <text:p>87.33755</text:p>
          </table:table-cell>
          <table:table-cell table:formula="of:=[.B2760]-[.C2760]" office:value-type="float" office:value="-3.27541099999999">
            <text:p>-3.275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300642">
            <text:p>163.300642</text:p>
          </table:table-cell>
          <table:table-cell office:value-type="float" office:value="174.880579">
            <text:p>174.880579</text:p>
          </table:table-cell>
          <table:table-cell table:formula="of:=[.B2761]-[.C2761]" office:value-type="float" office:value="-11.579937">
            <text:p>-11.579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331816">
            <text:p>228.331816</text:p>
          </table:table-cell>
          <table:table-cell office:value-type="float" office:value="237.492854">
            <text:p>237.492854</text:p>
          </table:table-cell>
          <table:table-cell table:formula="of:=[.B2762]-[.C2762]" office:value-type="float" office:value="-9.16103799999999">
            <text:p>-9.161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597258">
            <text:p>159.597258</text:p>
          </table:table-cell>
          <table:table-cell office:value-type="float" office:value="167.701989">
            <text:p>167.701989</text:p>
          </table:table-cell>
          <table:table-cell table:formula="of:=[.B2763]-[.C2763]" office:value-type="float" office:value="-8.10473099999999">
            <text:p>-8.104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121831">
            <text:p>137.121831</text:p>
          </table:table-cell>
          <table:table-cell office:value-type="float" office:value="143.325556">
            <text:p>143.325556</text:p>
          </table:table-cell>
          <table:table-cell table:formula="of:=[.B2764]-[.C2764]" office:value-type="float" office:value="-6.20372500000002">
            <text:p>-6.203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009026">
            <text:p>126.009026</text:p>
          </table:table-cell>
          <table:table-cell office:value-type="float" office:value="133.831675">
            <text:p>133.831675</text:p>
          </table:table-cell>
          <table:table-cell table:formula="of:=[.B2765]-[.C2765]" office:value-type="float" office:value="-7.82264899999998">
            <text:p>-7.822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754853">
            <text:p>125.754853</text:p>
          </table:table-cell>
          <table:table-cell office:value-type="float" office:value="127.976805">
            <text:p>127.976805</text:p>
          </table:table-cell>
          <table:table-cell table:formula="of:=[.B2766]-[.C2766]" office:value-type="float" office:value="-2.221952">
            <text:p>-2.221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922015">
            <text:p>93.922015</text:p>
          </table:table-cell>
          <table:table-cell office:value-type="float" office:value="97.846739">
            <text:p>97.846739</text:p>
          </table:table-cell>
          <table:table-cell table:formula="of:=[.B2767]-[.C2767]" office:value-type="float" office:value="-3.924724">
            <text:p>-3.924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626447">
            <text:p>173.626447</text:p>
          </table:table-cell>
          <table:table-cell office:value-type="float" office:value="170.847854">
            <text:p>170.847854</text:p>
          </table:table-cell>
          <table:table-cell table:formula="of:=[.B2768]-[.C2768]" office:value-type="float" office:value="2.778593">
            <text:p>2.778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20424">
            <text:p>144.20424</text:p>
          </table:table-cell>
          <table:table-cell office:value-type="float" office:value="149.218678">
            <text:p>149.218678</text:p>
          </table:table-cell>
          <table:table-cell table:formula="of:=[.B2769]-[.C2769]" office:value-type="float" office:value="-5.01443800000001">
            <text:p>-5.014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834988">
            <text:p>132.834988</text:p>
          </table:table-cell>
          <table:table-cell office:value-type="float" office:value="143.43567">
            <text:p>143.43567</text:p>
          </table:table-cell>
          <table:table-cell table:formula="of:=[.B2770]-[.C2770]" office:value-type="float" office:value="-10.600682">
            <text:p>-10.600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121683">
            <text:p>42.121683</text:p>
          </table:table-cell>
          <table:table-cell office:value-type="float" office:value="44.174291">
            <text:p>44.174291</text:p>
          </table:table-cell>
          <table:table-cell table:formula="of:=[.B2771]-[.C2771]" office:value-type="float" office:value="-2.052608">
            <text:p>-2.052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1847">
            <text:p>114.01847</text:p>
          </table:table-cell>
          <table:table-cell office:value-type="float" office:value="123.859543">
            <text:p>123.859543</text:p>
          </table:table-cell>
          <table:table-cell table:formula="of:=[.B2772]-[.C2772]" office:value-type="float" office:value="-9.84107300000001">
            <text:p>-9.841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07997">
            <text:p>50.07997</text:p>
          </table:table-cell>
          <table:table-cell office:value-type="float" office:value="51.788801">
            <text:p>51.788801</text:p>
          </table:table-cell>
          <table:table-cell table:formula="of:=[.B2773]-[.C2773]" office:value-type="float" office:value="-1.708831">
            <text:p>-1.708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157174">
            <text:p>189.157174</text:p>
          </table:table-cell>
          <table:table-cell office:value-type="float" office:value="196.561928">
            <text:p>196.561928</text:p>
          </table:table-cell>
          <table:table-cell table:formula="of:=[.B2774]-[.C2774]" office:value-type="float" office:value="-7.404754">
            <text:p>-7.404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911659">
            <text:p>194.911659</text:p>
          </table:table-cell>
          <table:table-cell office:value-type="float" office:value="200.493597">
            <text:p>200.493597</text:p>
          </table:table-cell>
          <table:table-cell table:formula="of:=[.B2775]-[.C2775]" office:value-type="float" office:value="-5.58193800000001">
            <text:p>-5.581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14385">
            <text:p>106.014385</text:p>
          </table:table-cell>
          <table:table-cell office:value-type="float" office:value="108.639511">
            <text:p>108.639511</text:p>
          </table:table-cell>
          <table:table-cell table:formula="of:=[.B2776]-[.C2776]" office:value-type="float" office:value="-2.62512599999999">
            <text:p>-2.625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6495">
            <text:p>107.46495</text:p>
          </table:table-cell>
          <table:table-cell office:value-type="float" office:value="111.086587">
            <text:p>111.086587</text:p>
          </table:table-cell>
          <table:table-cell table:formula="of:=[.B2777]-[.C2777]" office:value-type="float" office:value="-3.62163699999999">
            <text:p>-3.621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830916">
            <text:p>201.830916</text:p>
          </table:table-cell>
          <table:table-cell office:value-type="float" office:value="209.220016">
            <text:p>209.220016</text:p>
          </table:table-cell>
          <table:table-cell table:formula="of:=[.B2778]-[.C2778]" office:value-type="float" office:value="-7.38909999999999">
            <text:p>-7.3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558756">
            <text:p>152.558756</text:p>
          </table:table-cell>
          <table:table-cell office:value-type="float" office:value="159.71504">
            <text:p>159.71504</text:p>
          </table:table-cell>
          <table:table-cell table:formula="of:=[.B2779]-[.C2779]" office:value-type="float" office:value="-7.156284">
            <text:p>-7.156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8315">
            <text:p>136.28315</text:p>
          </table:table-cell>
          <table:table-cell office:value-type="float" office:value="141.397563">
            <text:p>141.397563</text:p>
          </table:table-cell>
          <table:table-cell table:formula="of:=[.B2780]-[.C2780]" office:value-type="float" office:value="-5.11441299999999">
            <text:p>-5.114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.925543">
            <text:p>291.925543</text:p>
          </table:table-cell>
          <table:table-cell office:value-type="float" office:value="298.135689">
            <text:p>298.135689</text:p>
          </table:table-cell>
          <table:table-cell table:formula="of:=[.B2781]-[.C2781]" office:value-type="float" office:value="-6.21014600000001">
            <text:p>-6.210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53284">
            <text:p>169.953284</text:p>
          </table:table-cell>
          <table:table-cell office:value-type="float" office:value="177.331871">
            <text:p>177.331871</text:p>
          </table:table-cell>
          <table:table-cell table:formula="of:=[.B2782]-[.C2782]" office:value-type="float" office:value="-7.37858700000001">
            <text:p>-7.378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553097">
            <text:p>241.553097</text:p>
          </table:table-cell>
          <table:table-cell office:value-type="float" office:value="246.787258">
            <text:p>246.787258</text:p>
          </table:table-cell>
          <table:table-cell table:formula="of:=[.B2783]-[.C2783]" office:value-type="float" office:value="-5.234161">
            <text:p>-5.2341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43603">
            <text:p>207.43603</text:p>
          </table:table-cell>
          <table:table-cell office:value-type="float" office:value="212.325185">
            <text:p>212.325185</text:p>
          </table:table-cell>
          <table:table-cell table:formula="of:=[.B2784]-[.C2784]" office:value-type="float" office:value="-4.88915500000002">
            <text:p>-4.889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850231">
            <text:p>168.850231</text:p>
          </table:table-cell>
          <table:table-cell office:value-type="float" office:value="173.152323">
            <text:p>173.152323</text:p>
          </table:table-cell>
          <table:table-cell table:formula="of:=[.B2785]-[.C2785]" office:value-type="float" office:value="-4.30209199999999">
            <text:p>-4.302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2833">
            <text:p>67.02833</text:p>
          </table:table-cell>
          <table:table-cell office:value-type="float" office:value="66.736361">
            <text:p>66.736361</text:p>
          </table:table-cell>
          <table:table-cell table:formula="of:=[.B2786]-[.C2786]" office:value-type="float" office:value="0.291968999999995">
            <text:p>0.291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164244">
            <text:p>137.164244</text:p>
          </table:table-cell>
          <table:table-cell office:value-type="float" office:value="146.737074">
            <text:p>146.737074</text:p>
          </table:table-cell>
          <table:table-cell table:formula="of:=[.B2787]-[.C2787]" office:value-type="float" office:value="-9.57283000000001">
            <text:p>-9.57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96057">
            <text:p>186.96057</text:p>
          </table:table-cell>
          <table:table-cell office:value-type="float" office:value="199.663509">
            <text:p>199.663509</text:p>
          </table:table-cell>
          <table:table-cell table:formula="of:=[.B2788]-[.C2788]" office:value-type="float" office:value="-12.702939">
            <text:p>-12.702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68853">
            <text:p>89.368853</text:p>
          </table:table-cell>
          <table:table-cell office:value-type="float" office:value="91.217361">
            <text:p>91.217361</text:p>
          </table:table-cell>
          <table:table-cell table:formula="of:=[.B2789]-[.C2789]" office:value-type="float" office:value="-1.848508">
            <text:p>-1.8485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717559">
            <text:p>166.717559</text:p>
          </table:table-cell>
          <table:table-cell office:value-type="float" office:value="170.408837">
            <text:p>170.408837</text:p>
          </table:table-cell>
          <table:table-cell table:formula="of:=[.B2790]-[.C2790]" office:value-type="float" office:value="-3.69127800000001">
            <text:p>-3.691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7.389237">
            <text:p>397.389237</text:p>
          </table:table-cell>
          <table:table-cell office:value-type="float" office:value="405.668491">
            <text:p>405.668491</text:p>
          </table:table-cell>
          <table:table-cell table:formula="of:=[.B2791]-[.C2791]" office:value-type="float" office:value="-8.27925400000004">
            <text:p>-8.279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3.182846">
            <text:p>373.182846</text:p>
          </table:table-cell>
          <table:table-cell office:value-type="float" office:value="385.580909">
            <text:p>385.580909</text:p>
          </table:table-cell>
          <table:table-cell table:formula="of:=[.B2792]-[.C2792]" office:value-type="float" office:value="-12.398063">
            <text:p>-12.398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5.196395">
            <text:p>425.196395</text:p>
          </table:table-cell>
          <table:table-cell office:value-type="float" office:value="428.648018">
            <text:p>428.648018</text:p>
          </table:table-cell>
          <table:table-cell table:formula="of:=[.B2793]-[.C2793]" office:value-type="float" office:value="-3.45162299999998">
            <text:p>-3.451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786667">
            <text:p>164.786667</text:p>
          </table:table-cell>
          <table:table-cell office:value-type="float" office:value="181.98285">
            <text:p>181.98285</text:p>
          </table:table-cell>
          <table:table-cell table:formula="of:=[.B2794]-[.C2794]" office:value-type="float" office:value="-17.196183">
            <text:p>-17.196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91988">
            <text:p>140.991988</text:p>
          </table:table-cell>
          <table:table-cell office:value-type="float" office:value="187.190263">
            <text:p>187.190263</text:p>
          </table:table-cell>
          <table:table-cell table:formula="of:=[.B2795]-[.C2795]" office:value-type="float" office:value="-46.198275">
            <text:p>-46.198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945379">
            <text:p>116.945379</text:p>
          </table:table-cell>
          <table:table-cell office:value-type="float" office:value="120.468877">
            <text:p>120.468877</text:p>
          </table:table-cell>
          <table:table-cell table:formula="of:=[.B2796]-[.C2796]" office:value-type="float" office:value="-3.523498">
            <text:p>-3.523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683296">
            <text:p>279.683296</text:p>
          </table:table-cell>
          <table:table-cell office:value-type="float" office:value="290.714215">
            <text:p>290.714215</text:p>
          </table:table-cell>
          <table:table-cell table:formula="of:=[.B2797]-[.C2797]" office:value-type="float" office:value="-11.030919">
            <text:p>-11.030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466252">
            <text:p>169.466252</text:p>
          </table:table-cell>
          <table:table-cell office:value-type="float" office:value="174.721877">
            <text:p>174.721877</text:p>
          </table:table-cell>
          <table:table-cell table:formula="of:=[.B2798]-[.C2798]" office:value-type="float" office:value="-5.25562500000001">
            <text:p>-5.25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141505">
            <text:p>58.141505</text:p>
          </table:table-cell>
          <table:table-cell office:value-type="float" office:value="60.60051">
            <text:p>60.60051</text:p>
          </table:table-cell>
          <table:table-cell table:formula="of:=[.B2799]-[.C2799]" office:value-type="float" office:value="-2.459005">
            <text:p>-2.459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742414">
            <text:p>197.742414</text:p>
          </table:table-cell>
          <table:table-cell office:value-type="float" office:value="203.033806">
            <text:p>203.033806</text:p>
          </table:table-cell>
          <table:table-cell table:formula="of:=[.B2800]-[.C2800]" office:value-type="float" office:value="-5.291392">
            <text:p>-5.291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09189">
            <text:p>107.609189</text:p>
          </table:table-cell>
          <table:table-cell office:value-type="float" office:value="109.877641">
            <text:p>109.877641</text:p>
          </table:table-cell>
          <table:table-cell table:formula="of:=[.B2801]-[.C2801]" office:value-type="float" office:value="-2.268452">
            <text:p>-2.268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740174">
            <text:p>165.740174</text:p>
          </table:table-cell>
          <table:table-cell office:value-type="float" office:value="168.691299">
            <text:p>168.691299</text:p>
          </table:table-cell>
          <table:table-cell table:formula="of:=[.B2802]-[.C2802]" office:value-type="float" office:value="-2.95112499999999">
            <text:p>-2.951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81892">
            <text:p>98.081892</text:p>
          </table:table-cell>
          <table:table-cell office:value-type="float" office:value="102.19778">
            <text:p>102.19778</text:p>
          </table:table-cell>
          <table:table-cell table:formula="of:=[.B2803]-[.C2803]" office:value-type="float" office:value="-4.115888">
            <text:p>-4.1158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06877">
            <text:p>83.506877</text:p>
          </table:table-cell>
          <table:table-cell office:value-type="float" office:value="85.446526">
            <text:p>85.446526</text:p>
          </table:table-cell>
          <table:table-cell table:formula="of:=[.B2804]-[.C2804]" office:value-type="float" office:value="-1.939649">
            <text:p>-1.939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6.444093">
            <text:p>276.444093</text:p>
          </table:table-cell>
          <table:table-cell office:value-type="float" office:value="287.346373">
            <text:p>287.346373</text:p>
          </table:table-cell>
          <table:table-cell table:formula="of:=[.B2805]-[.C2805]" office:value-type="float" office:value="-10.90228">
            <text:p>-10.90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82214">
            <text:p>122.182214</text:p>
          </table:table-cell>
          <table:table-cell office:value-type="float" office:value="126.818681">
            <text:p>126.818681</text:p>
          </table:table-cell>
          <table:table-cell table:formula="of:=[.B2806]-[.C2806]" office:value-type="float" office:value="-4.636467">
            <text:p>-4.636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166948">
            <text:p>178.166948</text:p>
          </table:table-cell>
          <table:table-cell office:value-type="float" office:value="183.477621">
            <text:p>183.477621</text:p>
          </table:table-cell>
          <table:table-cell table:formula="of:=[.B2807]-[.C2807]" office:value-type="float" office:value="-5.31067300000001">
            <text:p>-5.310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93584">
            <text:p>180.493584</text:p>
          </table:table-cell>
          <table:table-cell office:value-type="float" office:value="184.207226">
            <text:p>184.207226</text:p>
          </table:table-cell>
          <table:table-cell table:formula="of:=[.B2808]-[.C2808]" office:value-type="float" office:value="-3.71364199999999">
            <text:p>-3.713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61887">
            <text:p>175.61887</text:p>
          </table:table-cell>
          <table:table-cell office:value-type="float" office:value="179.65577">
            <text:p>179.65577</text:p>
          </table:table-cell>
          <table:table-cell table:formula="of:=[.B2809]-[.C2809]" office:value-type="float" office:value="-4.0369">
            <text:p>-4.0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72668">
            <text:p>96.272668</text:p>
          </table:table-cell>
          <table:table-cell office:value-type="float" office:value="100.135211">
            <text:p>100.135211</text:p>
          </table:table-cell>
          <table:table-cell table:formula="of:=[.B2810]-[.C2810]" office:value-type="float" office:value="-3.862543">
            <text:p>-3.862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45724">
            <text:p>87.845724</text:p>
          </table:table-cell>
          <table:table-cell office:value-type="float" office:value="91.10427">
            <text:p>91.10427</text:p>
          </table:table-cell>
          <table:table-cell table:formula="of:=[.B2811]-[.C2811]" office:value-type="float" office:value="-3.258546">
            <text:p>-3.258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679718">
            <text:p>155.679718</text:p>
          </table:table-cell>
          <table:table-cell office:value-type="float" office:value="160.48001">
            <text:p>160.48001</text:p>
          </table:table-cell>
          <table:table-cell table:formula="of:=[.B2812]-[.C2812]" office:value-type="float" office:value="-4.80029199999999">
            <text:p>-4.800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713591">
            <text:p>118.713591</text:p>
          </table:table-cell>
          <table:table-cell office:value-type="float" office:value="117.965863">
            <text:p>117.965863</text:p>
          </table:table-cell>
          <table:table-cell table:formula="of:=[.B2813]-[.C2813]" office:value-type="float" office:value="0.747727999999995">
            <text:p>0.747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746357">
            <text:p>262.746357</text:p>
          </table:table-cell>
          <table:table-cell office:value-type="float" office:value="269.551483">
            <text:p>269.551483</text:p>
          </table:table-cell>
          <table:table-cell table:formula="of:=[.B2814]-[.C2814]" office:value-type="float" office:value="-6.80512600000003">
            <text:p>-6.805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810721">
            <text:p>210.810721</text:p>
          </table:table-cell>
          <table:table-cell office:value-type="float" office:value="214.912323">
            <text:p>214.912323</text:p>
          </table:table-cell>
          <table:table-cell table:formula="of:=[.B2815]-[.C2815]" office:value-type="float" office:value="-4.10160199999999">
            <text:p>-4.101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537475">
            <text:p>198.537475</text:p>
          </table:table-cell>
          <table:table-cell office:value-type="float" office:value="205.311675">
            <text:p>205.311675</text:p>
          </table:table-cell>
          <table:table-cell table:formula="of:=[.B2816]-[.C2816]" office:value-type="float" office:value="-6.77420000000001">
            <text:p>-6.7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41537">
            <text:p>137.41537</text:p>
          </table:table-cell>
          <table:table-cell office:value-type="float" office:value="141.94798">
            <text:p>141.94798</text:p>
          </table:table-cell>
          <table:table-cell table:formula="of:=[.B2817]-[.C2817]" office:value-type="float" office:value="-4.53261000000001">
            <text:p>-4.53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937057">
            <text:p>168.937057</text:p>
          </table:table-cell>
          <table:table-cell office:value-type="float" office:value="172.936368">
            <text:p>172.936368</text:p>
          </table:table-cell>
          <table:table-cell table:formula="of:=[.B2818]-[.C2818]" office:value-type="float" office:value="-3.99931099999998">
            <text:p>-3.999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542451">
            <text:p>112.542451</text:p>
          </table:table-cell>
          <table:table-cell office:value-type="float" office:value="114.32191">
            <text:p>114.32191</text:p>
          </table:table-cell>
          <table:table-cell table:formula="of:=[.B2819]-[.C2819]" office:value-type="float" office:value="-1.779459">
            <text:p>-1.779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24872">
            <text:p>176.24872</text:p>
          </table:table-cell>
          <table:table-cell office:value-type="float" office:value="174.992743">
            <text:p>174.992743</text:p>
          </table:table-cell>
          <table:table-cell table:formula="of:=[.B2820]-[.C2820]" office:value-type="float" office:value="1.255977">
            <text:p>1.255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29961">
            <text:p>114.029961</text:p>
          </table:table-cell>
          <table:table-cell office:value-type="float" office:value="117.451052">
            <text:p>117.451052</text:p>
          </table:table-cell>
          <table:table-cell table:formula="of:=[.B2821]-[.C2821]" office:value-type="float" office:value="-3.421091">
            <text:p>-3.421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857496">
            <text:p>129.857496</text:p>
          </table:table-cell>
          <table:table-cell office:value-type="float" office:value="133.22153">
            <text:p>133.22153</text:p>
          </table:table-cell>
          <table:table-cell table:formula="of:=[.B2822]-[.C2822]" office:value-type="float" office:value="-3.364034">
            <text:p>-3.364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566501">
            <text:p>182.566501</text:p>
          </table:table-cell>
          <table:table-cell office:value-type="float" office:value="183.054752">
            <text:p>183.054752</text:p>
          </table:table-cell>
          <table:table-cell table:formula="of:=[.B2823]-[.C2823]" office:value-type="float" office:value="-0.48825100000002">
            <text:p>-0.4882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211697">
            <text:p>229.211697</text:p>
          </table:table-cell>
          <table:table-cell office:value-type="float" office:value="233.594421">
            <text:p>233.594421</text:p>
          </table:table-cell>
          <table:table-cell table:formula="of:=[.B2824]-[.C2824]" office:value-type="float" office:value="-4.38272400000002">
            <text:p>-4.382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370076">
            <text:p>298.370076</text:p>
          </table:table-cell>
          <table:table-cell office:value-type="float" office:value="303.67456">
            <text:p>303.67456</text:p>
          </table:table-cell>
          <table:table-cell table:formula="of:=[.B2825]-[.C2825]" office:value-type="float" office:value="-5.304484">
            <text:p>-5.304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6.89434">
            <text:p>416.89434</text:p>
          </table:table-cell>
          <table:table-cell office:value-type="float" office:value="423.493794">
            <text:p>423.493794</text:p>
          </table:table-cell>
          <table:table-cell table:formula="of:=[.B2826]-[.C2826]" office:value-type="float" office:value="-6.59945399999998">
            <text:p>-6.599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772236">
            <text:p>164.772236</text:p>
          </table:table-cell>
          <table:table-cell office:value-type="float" office:value="171.01414">
            <text:p>171.01414</text:p>
          </table:table-cell>
          <table:table-cell table:formula="of:=[.B2827]-[.C2827]" office:value-type="float" office:value="-6.24190400000001">
            <text:p>-6.241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05828">
            <text:p>116.105828</text:p>
          </table:table-cell>
          <table:table-cell office:value-type="float" office:value="122.080579">
            <text:p>122.080579</text:p>
          </table:table-cell>
          <table:table-cell table:formula="of:=[.B2828]-[.C2828]" office:value-type="float" office:value="-5.974751">
            <text:p>-5.974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192432">
            <text:p>41.192432</text:p>
          </table:table-cell>
          <table:table-cell office:value-type="float" office:value="41.653854">
            <text:p>41.653854</text:p>
          </table:table-cell>
          <table:table-cell table:formula="of:=[.B2829]-[.C2829]" office:value-type="float" office:value="-0.461422000000006">
            <text:p>-0.461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954065">
            <text:p>279.954065</text:p>
          </table:table-cell>
          <table:table-cell office:value-type="float" office:value="288.091502">
            <text:p>288.091502</text:p>
          </table:table-cell>
          <table:table-cell table:formula="of:=[.B2830]-[.C2830]" office:value-type="float" office:value="-8.13743699999998">
            <text:p>-8.137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24267">
            <text:p>76.424267</text:p>
          </table:table-cell>
          <table:table-cell office:value-type="float" office:value="78.527339">
            <text:p>78.527339</text:p>
          </table:table-cell>
          <table:table-cell table:formula="of:=[.B2831]-[.C2831]" office:value-type="float" office:value="-2.103072">
            <text:p>-2.103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07953">
            <text:p>99.307953</text:p>
          </table:table-cell>
          <table:table-cell office:value-type="float" office:value="103.012283">
            <text:p>103.012283</text:p>
          </table:table-cell>
          <table:table-cell table:formula="of:=[.B2832]-[.C2832]" office:value-type="float" office:value="-3.70433">
            <text:p>-3.70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118877">
            <text:p>278.118877</text:p>
          </table:table-cell>
          <table:table-cell office:value-type="float" office:value="277.169004">
            <text:p>277.169004</text:p>
          </table:table-cell>
          <table:table-cell table:formula="of:=[.B2833]-[.C2833]" office:value-type="float" office:value="0.949873000000025">
            <text:p>0.949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483059">
            <text:p>159.483059</text:p>
          </table:table-cell>
          <table:table-cell office:value-type="float" office:value="163.804579">
            <text:p>163.804579</text:p>
          </table:table-cell>
          <table:table-cell table:formula="of:=[.B2834]-[.C2834]" office:value-type="float" office:value="-4.32151999999999">
            <text:p>-4.32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147633">
            <text:p>129.147633</text:p>
          </table:table-cell>
          <table:table-cell office:value-type="float" office:value="131.836907">
            <text:p>131.836907</text:p>
          </table:table-cell>
          <table:table-cell table:formula="of:=[.B2835]-[.C2835]" office:value-type="float" office:value="-2.68927399999998">
            <text:p>-2.689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741572">
            <text:p>218.741572</text:p>
          </table:table-cell>
          <table:table-cell office:value-type="float" office:value="234.706281">
            <text:p>234.706281</text:p>
          </table:table-cell>
          <table:table-cell table:formula="of:=[.B2836]-[.C2836]" office:value-type="float" office:value="-15.964709">
            <text:p>-15.964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29252">
            <text:p>95.529252</text:p>
          </table:table-cell>
          <table:table-cell office:value-type="float" office:value="99.461837">
            <text:p>99.461837</text:p>
          </table:table-cell>
          <table:table-cell table:formula="of:=[.B2837]-[.C2837]" office:value-type="float" office:value="-3.932585">
            <text:p>-3.932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03678">
            <text:p>86.303678</text:p>
          </table:table-cell>
          <table:table-cell office:value-type="float" office:value="87.02969">
            <text:p>87.02969</text:p>
          </table:table-cell>
          <table:table-cell table:formula="of:=[.B2838]-[.C2838]" office:value-type="float" office:value="-0.726011999999997">
            <text:p>-0.726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38578">
            <text:p>74.638578</text:p>
          </table:table-cell>
          <table:table-cell office:value-type="float" office:value="75.203311">
            <text:p>75.203311</text:p>
          </table:table-cell>
          <table:table-cell table:formula="of:=[.B2839]-[.C2839]" office:value-type="float" office:value="-0.564733000000004">
            <text:p>-0.564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00762">
            <text:p>84.800762</text:p>
          </table:table-cell>
          <table:table-cell office:value-type="float" office:value="89.289955">
            <text:p>89.289955</text:p>
          </table:table-cell>
          <table:table-cell table:formula="of:=[.B2840]-[.C2840]" office:value-type="float" office:value="-4.489193">
            <text:p>-4.489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.648065">
            <text:p>291.648065</text:p>
          </table:table-cell>
          <table:table-cell office:value-type="float" office:value="297.617329">
            <text:p>297.617329</text:p>
          </table:table-cell>
          <table:table-cell table:formula="of:=[.B2841]-[.C2841]" office:value-type="float" office:value="-5.96926400000001">
            <text:p>-5.969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857112">
            <text:p>163.857112</text:p>
          </table:table-cell>
          <table:table-cell office:value-type="float" office:value="179.854311">
            <text:p>179.854311</text:p>
          </table:table-cell>
          <table:table-cell table:formula="of:=[.B2842]-[.C2842]" office:value-type="float" office:value="-15.997199">
            <text:p>-15.997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658232">
            <text:p>144.658232</text:p>
          </table:table-cell>
          <table:table-cell office:value-type="float" office:value="152.751419">
            <text:p>152.751419</text:p>
          </table:table-cell>
          <table:table-cell table:formula="of:=[.B2843]-[.C2843]" office:value-type="float" office:value="-8.093187">
            <text:p>-8.093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460847">
            <text:p>183.460847</text:p>
          </table:table-cell>
          <table:table-cell office:value-type="float" office:value="192.116515">
            <text:p>192.116515</text:p>
          </table:table-cell>
          <table:table-cell table:formula="of:=[.B2844]-[.C2844]" office:value-type="float" office:value="-8.65566799999999">
            <text:p>-8.655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376645">
            <text:p>100.376645</text:p>
          </table:table-cell>
          <table:table-cell office:value-type="float" office:value="98.654612">
            <text:p>98.654612</text:p>
          </table:table-cell>
          <table:table-cell table:formula="of:=[.B2845]-[.C2845]" office:value-type="float" office:value="1.722033">
            <text:p>1.722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8.148983">
            <text:p>598.148983</text:p>
          </table:table-cell>
          <table:table-cell office:value-type="float" office:value="627.550215">
            <text:p>627.550215</text:p>
          </table:table-cell>
          <table:table-cell table:formula="of:=[.B2846]-[.C2846]" office:value-type="float" office:value="-29.4012319999999">
            <text:p>-29.401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575734">
            <text:p>89.575734</text:p>
          </table:table-cell>
          <table:table-cell office:value-type="float" office:value="92.027071">
            <text:p>92.027071</text:p>
          </table:table-cell>
          <table:table-cell table:formula="of:=[.B2847]-[.C2847]" office:value-type="float" office:value="-2.45133700000001">
            <text:p>-2.451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066156">
            <text:p>121.066156</text:p>
          </table:table-cell>
          <table:table-cell office:value-type="float" office:value="124.162313">
            <text:p>124.162313</text:p>
          </table:table-cell>
          <table:table-cell table:formula="of:=[.B2848]-[.C2848]" office:value-type="float" office:value="-3.09615699999999">
            <text:p>-3.096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11056">
            <text:p>95.511056</text:p>
          </table:table-cell>
          <table:table-cell office:value-type="float" office:value="98.984313">
            <text:p>98.984313</text:p>
          </table:table-cell>
          <table:table-cell table:formula="of:=[.B2849]-[.C2849]" office:value-type="float" office:value="-3.473257">
            <text:p>-3.473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100998">
            <text:p>191.100998</text:p>
          </table:table-cell>
          <table:table-cell office:value-type="float" office:value="198.124544">
            <text:p>198.124544</text:p>
          </table:table-cell>
          <table:table-cell table:formula="of:=[.B2850]-[.C2850]" office:value-type="float" office:value="-7.02354599999998">
            <text:p>-7.023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.218732">
            <text:p>301.218732</text:p>
          </table:table-cell>
          <table:table-cell office:value-type="float" office:value="316.53126">
            <text:p>316.53126</text:p>
          </table:table-cell>
          <table:table-cell table:formula="of:=[.B2851]-[.C2851]" office:value-type="float" office:value="-15.312528">
            <text:p>-15.312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569823">
            <text:p>146.569823</text:p>
          </table:table-cell>
          <table:table-cell office:value-type="float" office:value="149.148779">
            <text:p>149.148779</text:p>
          </table:table-cell>
          <table:table-cell table:formula="of:=[.B2852]-[.C2852]" office:value-type="float" office:value="-2.57895599999998">
            <text:p>-2.578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23003">
            <text:p>101.223003</text:p>
          </table:table-cell>
          <table:table-cell office:value-type="float" office:value="101.517711">
            <text:p>101.517711</text:p>
          </table:table-cell>
          <table:table-cell table:formula="of:=[.B2853]-[.C2853]" office:value-type="float" office:value="-0.294708">
            <text:p>-0.294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157635">
            <text:p>212.157635</text:p>
          </table:table-cell>
          <table:table-cell office:value-type="float" office:value="217.56724">
            <text:p>217.56724</text:p>
          </table:table-cell>
          <table:table-cell table:formula="of:=[.B2854]-[.C2854]" office:value-type="float" office:value="-5.409605">
            <text:p>-5.409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611095">
            <text:p>234.611095</text:p>
          </table:table-cell>
          <table:table-cell office:value-type="float" office:value="242.42164">
            <text:p>242.42164</text:p>
          </table:table-cell>
          <table:table-cell table:formula="of:=[.B2855]-[.C2855]" office:value-type="float" office:value="-7.81054499999999">
            <text:p>-7.810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92293">
            <text:p>92.992293</text:p>
          </table:table-cell>
          <table:table-cell office:value-type="float" office:value="95.387509">
            <text:p>95.387509</text:p>
          </table:table-cell>
          <table:table-cell table:formula="of:=[.B2856]-[.C2856]" office:value-type="float" office:value="-2.39521599999999">
            <text:p>-2.395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56323">
            <text:p>127.56323</text:p>
          </table:table-cell>
          <table:table-cell office:value-type="float" office:value="129.700556">
            <text:p>129.700556</text:p>
          </table:table-cell>
          <table:table-cell table:formula="of:=[.B2857]-[.C2857]" office:value-type="float" office:value="-2.137326">
            <text:p>-2.137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533631">
            <text:p>161.533631</text:p>
          </table:table-cell>
          <table:table-cell office:value-type="float" office:value="167.920866">
            <text:p>167.920866</text:p>
          </table:table-cell>
          <table:table-cell table:formula="of:=[.B2858]-[.C2858]" office:value-type="float" office:value="-6.38723499999998">
            <text:p>-6.387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70789">
            <text:p>126.770789</text:p>
          </table:table-cell>
          <table:table-cell office:value-type="float" office:value="131.550011">
            <text:p>131.550011</text:p>
          </table:table-cell>
          <table:table-cell table:formula="of:=[.B2859]-[.C2859]" office:value-type="float" office:value="-4.77922200000002">
            <text:p>-4.779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51021">
            <text:p>71.851021</text:p>
          </table:table-cell>
          <table:table-cell office:value-type="float" office:value="70.646929">
            <text:p>70.646929</text:p>
          </table:table-cell>
          <table:table-cell table:formula="of:=[.B2860]-[.C2860]" office:value-type="float" office:value="1.204092">
            <text:p>1.204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095857">
            <text:p>56.095857</text:p>
          </table:table-cell>
          <table:table-cell office:value-type="float" office:value="56.88572">
            <text:p>56.88572</text:p>
          </table:table-cell>
          <table:table-cell table:formula="of:=[.B2861]-[.C2861]" office:value-type="float" office:value="-0.789862999999997">
            <text:p>-0.789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316772">
            <text:p>126.316772</text:p>
          </table:table-cell>
          <table:table-cell office:value-type="float" office:value="132.309738">
            <text:p>132.309738</text:p>
          </table:table-cell>
          <table:table-cell table:formula="of:=[.B2862]-[.C2862]" office:value-type="float" office:value="-5.99296600000001">
            <text:p>-5.992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93216">
            <text:p>68.93216</text:p>
          </table:table-cell>
          <table:table-cell office:value-type="float" office:value="71.667892">
            <text:p>71.667892</text:p>
          </table:table-cell>
          <table:table-cell table:formula="of:=[.B2863]-[.C2863]" office:value-type="float" office:value="-2.735732">
            <text:p>-2.735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265644">
            <text:p>210.265644</text:p>
          </table:table-cell>
          <table:table-cell office:value-type="float" office:value="216.924708">
            <text:p>216.924708</text:p>
          </table:table-cell>
          <table:table-cell table:formula="of:=[.B2864]-[.C2864]" office:value-type="float" office:value="-6.659064">
            <text:p>-6.659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72049">
            <text:p>138.672049</text:p>
          </table:table-cell>
          <table:table-cell office:value-type="float" office:value="140.48256">
            <text:p>140.48256</text:p>
          </table:table-cell>
          <table:table-cell table:formula="of:=[.B2865]-[.C2865]" office:value-type="float" office:value="-1.81051100000002">
            <text:p>-1.810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810306">
            <text:p>123.810306</text:p>
          </table:table-cell>
          <table:table-cell office:value-type="float" office:value="124.094626">
            <text:p>124.094626</text:p>
          </table:table-cell>
          <table:table-cell table:formula="of:=[.B2866]-[.C2866]" office:value-type="float" office:value="-0.284320000000008">
            <text:p>-0.28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275776">
            <text:p>105.275776</text:p>
          </table:table-cell>
          <table:table-cell office:value-type="float" office:value="107.380953">
            <text:p>107.380953</text:p>
          </table:table-cell>
          <table:table-cell table:formula="of:=[.B2867]-[.C2867]" office:value-type="float" office:value="-2.10517700000001">
            <text:p>-2.105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780092">
            <text:p>217.780092</text:p>
          </table:table-cell>
          <table:table-cell office:value-type="float" office:value="221.594583">
            <text:p>221.594583</text:p>
          </table:table-cell>
          <table:table-cell table:formula="of:=[.B2868]-[.C2868]" office:value-type="float" office:value="-3.814491">
            <text:p>-3.814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587617">
            <text:p>226.587617</text:p>
          </table:table-cell>
          <table:table-cell office:value-type="float" office:value="232.576031">
            <text:p>232.576031</text:p>
          </table:table-cell>
          <table:table-cell table:formula="of:=[.B2869]-[.C2869]" office:value-type="float" office:value="-5.98841400000001">
            <text:p>-5.988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473827">
            <text:p>200.473827</text:p>
          </table:table-cell>
          <table:table-cell office:value-type="float" office:value="206.59341">
            <text:p>206.59341</text:p>
          </table:table-cell>
          <table:table-cell table:formula="of:=[.B2870]-[.C2870]" office:value-type="float" office:value="-6.11958300000001">
            <text:p>-6.1195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188286">
            <text:p>177.188286</text:p>
          </table:table-cell>
          <table:table-cell office:value-type="float" office:value="182.736874">
            <text:p>182.736874</text:p>
          </table:table-cell>
          <table:table-cell table:formula="of:=[.B2871]-[.C2871]" office:value-type="float" office:value="-5.548588">
            <text:p>-5.548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669573">
            <text:p>283.669573</text:p>
          </table:table-cell>
          <table:table-cell office:value-type="float" office:value="295.001606">
            <text:p>295.001606</text:p>
          </table:table-cell>
          <table:table-cell table:formula="of:=[.B2872]-[.C2872]" office:value-type="float" office:value="-11.332033">
            <text:p>-11.332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.89826">
            <text:p>390.89826</text:p>
          </table:table-cell>
          <table:table-cell office:value-type="float" office:value="395.777655">
            <text:p>395.777655</text:p>
          </table:table-cell>
          <table:table-cell table:formula="of:=[.B2873]-[.C2873]" office:value-type="float" office:value="-4.87939499999999">
            <text:p>-4.879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082769">
            <text:p>115.082769</text:p>
          </table:table-cell>
          <table:table-cell office:value-type="float" office:value="115.021976">
            <text:p>115.021976</text:p>
          </table:table-cell>
          <table:table-cell table:formula="of:=[.B2874]-[.C2874]" office:value-type="float" office:value="0.0607930000000039">
            <text:p>0.060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717491">
            <text:p>145.717491</text:p>
          </table:table-cell>
          <table:table-cell office:value-type="float" office:value="152.699009">
            <text:p>152.699009</text:p>
          </table:table-cell>
          <table:table-cell table:formula="of:=[.B2875]-[.C2875]" office:value-type="float" office:value="-6.98151799999999">
            <text:p>-6.981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23553">
            <text:p>74.623553</text:p>
          </table:table-cell>
          <table:table-cell office:value-type="float" office:value="75.851186">
            <text:p>75.851186</text:p>
          </table:table-cell>
          <table:table-cell table:formula="of:=[.B2876]-[.C2876]" office:value-type="float" office:value="-1.227633">
            <text:p>-1.227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3.209959">
            <text:p>553.209959</text:p>
          </table:table-cell>
          <table:table-cell office:value-type="float" office:value="552.313658">
            <text:p>552.313658</text:p>
          </table:table-cell>
          <table:table-cell table:formula="of:=[.B2877]-[.C2877]" office:value-type="float" office:value="0.896300999999994">
            <text:p>0.896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605035">
            <text:p>110.605035</text:p>
          </table:table-cell>
          <table:table-cell office:value-type="float" office:value="111.989958">
            <text:p>111.989958</text:p>
          </table:table-cell>
          <table:table-cell table:formula="of:=[.B2878]-[.C2878]" office:value-type="float" office:value="-1.384923">
            <text:p>-1.384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043613">
            <text:p>208.043613</text:p>
          </table:table-cell>
          <table:table-cell office:value-type="float" office:value="209.754989">
            <text:p>209.754989</text:p>
          </table:table-cell>
          <table:table-cell table:formula="of:=[.B2879]-[.C2879]" office:value-type="float" office:value="-1.711376">
            <text:p>-1.711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277851">
            <text:p>116.277851</text:p>
          </table:table-cell>
          <table:table-cell office:value-type="float" office:value="119.479206">
            <text:p>119.479206</text:p>
          </table:table-cell>
          <table:table-cell table:formula="of:=[.B2880]-[.C2880]" office:value-type="float" office:value="-3.20135500000001">
            <text:p>-3.201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85023">
            <text:p>102.985023</text:p>
          </table:table-cell>
          <table:table-cell office:value-type="float" office:value="104.128635">
            <text:p>104.128635</text:p>
          </table:table-cell>
          <table:table-cell table:formula="of:=[.B2881]-[.C2881]" office:value-type="float" office:value="-1.143612">
            <text:p>-1.143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760924">
            <text:p>154.760924</text:p>
          </table:table-cell>
          <table:table-cell office:value-type="float" office:value="161.575139">
            <text:p>161.575139</text:p>
          </table:table-cell>
          <table:table-cell table:formula="of:=[.B2882]-[.C2882]" office:value-type="float" office:value="-6.81421500000002">
            <text:p>-6.814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321363">
            <text:p>230.321363</text:p>
          </table:table-cell>
          <table:table-cell office:value-type="float" office:value="239.334368">
            <text:p>239.334368</text:p>
          </table:table-cell>
          <table:table-cell table:formula="of:=[.B2883]-[.C2883]" office:value-type="float" office:value="-9.01300500000002">
            <text:p>-9.013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17466">
            <text:p>106.917466</text:p>
          </table:table-cell>
          <table:table-cell office:value-type="float" office:value="108.061547">
            <text:p>108.061547</text:p>
          </table:table-cell>
          <table:table-cell table:formula="of:=[.B2884]-[.C2884]" office:value-type="float" office:value="-1.144081">
            <text:p>-1.144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332328">
            <text:p>165.332328</text:p>
          </table:table-cell>
          <table:table-cell office:value-type="float" office:value="170.597893">
            <text:p>170.597893</text:p>
          </table:table-cell>
          <table:table-cell table:formula="of:=[.B2885]-[.C2885]" office:value-type="float" office:value="-5.26556500000001">
            <text:p>-5.265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86924">
            <text:p>106.686924</text:p>
          </table:table-cell>
          <table:table-cell office:value-type="float" office:value="110.047036">
            <text:p>110.047036</text:p>
          </table:table-cell>
          <table:table-cell table:formula="of:=[.B2886]-[.C2886]" office:value-type="float" office:value="-3.360112">
            <text:p>-3.360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806893">
            <text:p>128.806893</text:p>
          </table:table-cell>
          <table:table-cell office:value-type="float" office:value="133.045761">
            <text:p>133.045761</text:p>
          </table:table-cell>
          <table:table-cell table:formula="of:=[.B2887]-[.C2887]" office:value-type="float" office:value="-4.238868">
            <text:p>-4.238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695577">
            <text:p>217.695577</text:p>
          </table:table-cell>
          <table:table-cell office:value-type="float" office:value="223.187998">
            <text:p>223.187998</text:p>
          </table:table-cell>
          <table:table-cell table:formula="of:=[.B2888]-[.C2888]" office:value-type="float" office:value="-5.49242100000001">
            <text:p>-5.492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32534">
            <text:p>113.32534</text:p>
          </table:table-cell>
          <table:table-cell office:value-type="float" office:value="116.814494">
            <text:p>116.814494</text:p>
          </table:table-cell>
          <table:table-cell table:formula="of:=[.B2889]-[.C2889]" office:value-type="float" office:value="-3.489154">
            <text:p>-3.489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4.244297">
            <text:p>394.244297</text:p>
          </table:table-cell>
          <table:table-cell office:value-type="float" office:value="400.106764">
            <text:p>400.106764</text:p>
          </table:table-cell>
          <table:table-cell table:formula="of:=[.B2890]-[.C2890]" office:value-type="float" office:value="-5.86246699999998">
            <text:p>-5.862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75839">
            <text:p>132.475839</text:p>
          </table:table-cell>
          <table:table-cell office:value-type="float" office:value="132.392492">
            <text:p>132.392492</text:p>
          </table:table-cell>
          <table:table-cell table:formula="of:=[.B2891]-[.C2891]" office:value-type="float" office:value="0.0833470000000034">
            <text:p>0.083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725021">
            <text:p>127.725021</text:p>
          </table:table-cell>
          <table:table-cell office:value-type="float" office:value="134.143269">
            <text:p>134.143269</text:p>
          </table:table-cell>
          <table:table-cell table:formula="of:=[.B2892]-[.C2892]" office:value-type="float" office:value="-6.41824800000001">
            <text:p>-6.418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694237">
            <text:p>132.694237</text:p>
          </table:table-cell>
          <table:table-cell office:value-type="float" office:value="137.283416">
            <text:p>137.283416</text:p>
          </table:table-cell>
          <table:table-cell table:formula="of:=[.B2893]-[.C2893]" office:value-type="float" office:value="-4.589179">
            <text:p>-4.589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93612">
            <text:p>128.93612</text:p>
          </table:table-cell>
          <table:table-cell office:value-type="float" office:value="132.48827">
            <text:p>132.48827</text:p>
          </table:table-cell>
          <table:table-cell table:formula="of:=[.B2894]-[.C2894]" office:value-type="float" office:value="-3.55215000000001">
            <text:p>-3.55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761931">
            <text:p>38.761931</text:p>
          </table:table-cell>
          <table:table-cell office:value-type="float" office:value="39.388818">
            <text:p>39.388818</text:p>
          </table:table-cell>
          <table:table-cell table:formula="of:=[.B2895]-[.C2895]" office:value-type="float" office:value="-0.626887000000004">
            <text:p>-0.626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628985">
            <text:p>143.628985</text:p>
          </table:table-cell>
          <table:table-cell office:value-type="float" office:value="150.247705">
            <text:p>150.247705</text:p>
          </table:table-cell>
          <table:table-cell table:formula="of:=[.B2896]-[.C2896]" office:value-type="float" office:value="-6.61872">
            <text:p>-6.61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308196">
            <text:p>168.308196</text:p>
          </table:table-cell>
          <table:table-cell office:value-type="float" office:value="173.01854">
            <text:p>173.01854</text:p>
          </table:table-cell>
          <table:table-cell table:formula="of:=[.B2897]-[.C2897]" office:value-type="float" office:value="-4.71034399999999">
            <text:p>-4.710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313943">
            <text:p>179.313943</text:p>
          </table:table-cell>
          <table:table-cell office:value-type="float" office:value="184.672997">
            <text:p>184.672997</text:p>
          </table:table-cell>
          <table:table-cell table:formula="of:=[.B2898]-[.C2898]" office:value-type="float" office:value="-5.35905400000001">
            <text:p>-5.3590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688444">
            <text:p>154.688444</text:p>
          </table:table-cell>
          <table:table-cell office:value-type="float" office:value="157.004022">
            <text:p>157.004022</text:p>
          </table:table-cell>
          <table:table-cell table:formula="of:=[.B2899]-[.C2899]" office:value-type="float" office:value="-2.31557799999999">
            <text:p>-2.315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43796">
            <text:p>140.43796</text:p>
          </table:table-cell>
          <table:table-cell office:value-type="float" office:value="146.504815">
            <text:p>146.504815</text:p>
          </table:table-cell>
          <table:table-cell table:formula="of:=[.B2900]-[.C2900]" office:value-type="float" office:value="-6.066855">
            <text:p>-6.066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97753">
            <text:p>139.497753</text:p>
          </table:table-cell>
          <table:table-cell office:value-type="float" office:value="141.769605">
            <text:p>141.769605</text:p>
          </table:table-cell>
          <table:table-cell table:formula="of:=[.B2901]-[.C2901]" office:value-type="float" office:value="-2.27185200000002">
            <text:p>-2.271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655515">
            <text:p>235.655515</text:p>
          </table:table-cell>
          <table:table-cell office:value-type="float" office:value="245.737989">
            <text:p>245.737989</text:p>
          </table:table-cell>
          <table:table-cell table:formula="of:=[.B2902]-[.C2902]" office:value-type="float" office:value="-10.082474">
            <text:p>-10.082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775651">
            <text:p>212.775651</text:p>
          </table:table-cell>
          <table:table-cell office:value-type="float" office:value="223.621593">
            <text:p>223.621593</text:p>
          </table:table-cell>
          <table:table-cell table:formula="of:=[.B2903]-[.C2903]" office:value-type="float" office:value="-10.845942">
            <text:p>-10.845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33003">
            <text:p>116.833003</text:p>
          </table:table-cell>
          <table:table-cell office:value-type="float" office:value="120.788233">
            <text:p>120.788233</text:p>
          </table:table-cell>
          <table:table-cell table:formula="of:=[.B2904]-[.C2904]" office:value-type="float" office:value="-3.95523">
            <text:p>-3.95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695896">
            <text:p>122.695896</text:p>
          </table:table-cell>
          <table:table-cell office:value-type="float" office:value="123.819807">
            <text:p>123.819807</text:p>
          </table:table-cell>
          <table:table-cell table:formula="of:=[.B2905]-[.C2905]" office:value-type="float" office:value="-1.12391099999999">
            <text:p>-1.123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041969">
            <text:p>183.041969</text:p>
          </table:table-cell>
          <table:table-cell office:value-type="float" office:value="183.856987">
            <text:p>183.856987</text:p>
          </table:table-cell>
          <table:table-cell table:formula="of:=[.B2906]-[.C2906]" office:value-type="float" office:value="-0.815018000000009">
            <text:p>-0.815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11003">
            <text:p>125.111003</text:p>
          </table:table-cell>
          <table:table-cell office:value-type="float" office:value="127.561153">
            <text:p>127.561153</text:p>
          </table:table-cell>
          <table:table-cell table:formula="of:=[.B2907]-[.C2907]" office:value-type="float" office:value="-2.45015000000001">
            <text:p>-2.45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48823">
            <text:p>98.848823</text:p>
          </table:table-cell>
          <table:table-cell office:value-type="float" office:value="101.393341">
            <text:p>101.393341</text:p>
          </table:table-cell>
          <table:table-cell table:formula="of:=[.B2908]-[.C2908]" office:value-type="float" office:value="-2.54451800000001">
            <text:p>-2.544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166714">
            <text:p>115.166714</text:p>
          </table:table-cell>
          <table:table-cell office:value-type="float" office:value="117.146593">
            <text:p>117.146593</text:p>
          </table:table-cell>
          <table:table-cell table:formula="of:=[.B2909]-[.C2909]" office:value-type="float" office:value="-1.979879">
            <text:p>-1.979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500451">
            <text:p>257.500451</text:p>
          </table:table-cell>
          <table:table-cell office:value-type="float" office:value="265.050825">
            <text:p>265.050825</text:p>
          </table:table-cell>
          <table:table-cell table:formula="of:=[.B2910]-[.C2910]" office:value-type="float" office:value="-7.55037399999998">
            <text:p>-7.550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461039">
            <text:p>230.461039</text:p>
          </table:table-cell>
          <table:table-cell office:value-type="float" office:value="235.10836">
            <text:p>235.10836</text:p>
          </table:table-cell>
          <table:table-cell table:formula="of:=[.B2911]-[.C2911]" office:value-type="float" office:value="-4.64732100000001">
            <text:p>-4.647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113028">
            <text:p>127.113028</text:p>
          </table:table-cell>
          <table:table-cell office:value-type="float" office:value="125.478959">
            <text:p>125.478959</text:p>
          </table:table-cell>
          <table:table-cell table:formula="of:=[.B2912]-[.C2912]" office:value-type="float" office:value="1.634069">
            <text:p>1.6340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59084">
            <text:p>89.059084</text:p>
          </table:table-cell>
          <table:table-cell office:value-type="float" office:value="89.928067">
            <text:p>89.928067</text:p>
          </table:table-cell>
          <table:table-cell table:formula="of:=[.B2913]-[.C2913]" office:value-type="float" office:value="-0.868983">
            <text:p>-0.868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82122">
            <text:p>204.82122</text:p>
          </table:table-cell>
          <table:table-cell office:value-type="float" office:value="211.725515">
            <text:p>211.725515</text:p>
          </table:table-cell>
          <table:table-cell table:formula="of:=[.B2914]-[.C2914]" office:value-type="float" office:value="-6.90429499999999">
            <text:p>-6.904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387653">
            <text:p>150.387653</text:p>
          </table:table-cell>
          <table:table-cell office:value-type="float" office:value="154.089893">
            <text:p>154.089893</text:p>
          </table:table-cell>
          <table:table-cell table:formula="of:=[.B2915]-[.C2915]" office:value-type="float" office:value="-3.70223999999999">
            <text:p>-3.70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36576">
            <text:p>52.236576</text:p>
          </table:table-cell>
          <table:table-cell office:value-type="float" office:value="53.696407">
            <text:p>53.696407</text:p>
          </table:table-cell>
          <table:table-cell table:formula="of:=[.B2916]-[.C2916]" office:value-type="float" office:value="-1.459831">
            <text:p>-1.4598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17466">
            <text:p>153.717466</text:p>
          </table:table-cell>
          <table:table-cell office:value-type="float" office:value="159.113455">
            <text:p>159.113455</text:p>
          </table:table-cell>
          <table:table-cell table:formula="of:=[.B2917]-[.C2917]" office:value-type="float" office:value="-5.39598899999999">
            <text:p>-5.3959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207171">
            <text:p>93.207171</text:p>
          </table:table-cell>
          <table:table-cell office:value-type="float" office:value="103.289944">
            <text:p>103.289944</text:p>
          </table:table-cell>
          <table:table-cell table:formula="of:=[.B2918]-[.C2918]" office:value-type="float" office:value="-10.082773">
            <text:p>-10.082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58598">
            <text:p>209.58598</text:p>
          </table:table-cell>
          <table:table-cell office:value-type="float" office:value="218.805778">
            <text:p>218.805778</text:p>
          </table:table-cell>
          <table:table-cell table:formula="of:=[.B2919]-[.C2919]" office:value-type="float" office:value="-9.219798">
            <text:p>-9.219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929838">
            <text:p>115.929838</text:p>
          </table:table-cell>
          <table:table-cell office:value-type="float" office:value="121.117272">
            <text:p>121.117272</text:p>
          </table:table-cell>
          <table:table-cell table:formula="of:=[.B2920]-[.C2920]" office:value-type="float" office:value="-5.187434">
            <text:p>-5.187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908236">
            <text:p>101.908236</text:p>
          </table:table-cell>
          <table:table-cell office:value-type="float" office:value="104.789133">
            <text:p>104.789133</text:p>
          </table:table-cell>
          <table:table-cell table:formula="of:=[.B2921]-[.C2921]" office:value-type="float" office:value="-2.880897">
            <text:p>-2.880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200044">
            <text:p>141.200044</text:p>
          </table:table-cell>
          <table:table-cell office:value-type="float" office:value="144.384327">
            <text:p>144.384327</text:p>
          </table:table-cell>
          <table:table-cell table:formula="of:=[.B2922]-[.C2922]" office:value-type="float" office:value="-3.18428300000002">
            <text:p>-3.184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219922">
            <text:p>66.219922</text:p>
          </table:table-cell>
          <table:table-cell office:value-type="float" office:value="69.858473">
            <text:p>69.858473</text:p>
          </table:table-cell>
          <table:table-cell table:formula="of:=[.B2923]-[.C2923]" office:value-type="float" office:value="-3.63855100000001">
            <text:p>-3.638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15393">
            <text:p>95.215393</text:p>
          </table:table-cell>
          <table:table-cell office:value-type="float" office:value="99.737941">
            <text:p>99.737941</text:p>
          </table:table-cell>
          <table:table-cell table:formula="of:=[.B2924]-[.C2924]" office:value-type="float" office:value="-4.522548">
            <text:p>-4.5225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83518">
            <text:p>119.083518</text:p>
          </table:table-cell>
          <table:table-cell office:value-type="float" office:value="120.29495">
            <text:p>120.29495</text:p>
          </table:table-cell>
          <table:table-cell table:formula="of:=[.B2925]-[.C2925]" office:value-type="float" office:value="-1.211432">
            <text:p>-1.211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980001">
            <text:p>138.980001</text:p>
          </table:table-cell>
          <table:table-cell office:value-type="float" office:value="135.983906">
            <text:p>135.983906</text:p>
          </table:table-cell>
          <table:table-cell table:formula="of:=[.B2926]-[.C2926]" office:value-type="float" office:value="2.996095">
            <text:p>2.996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642475">
            <text:p>100.642475</text:p>
          </table:table-cell>
          <table:table-cell office:value-type="float" office:value="103.860074">
            <text:p>103.860074</text:p>
          </table:table-cell>
          <table:table-cell table:formula="of:=[.B2927]-[.C2927]" office:value-type="float" office:value="-3.21759899999999">
            <text:p>-3.217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465516">
            <text:p>176.465516</text:p>
          </table:table-cell>
          <table:table-cell office:value-type="float" office:value="181.720857">
            <text:p>181.720857</text:p>
          </table:table-cell>
          <table:table-cell table:formula="of:=[.B2928]-[.C2928]" office:value-type="float" office:value="-5.25534099999999">
            <text:p>-5.255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832649">
            <text:p>164.832649</text:p>
          </table:table-cell>
          <table:table-cell office:value-type="float" office:value="169.148863">
            <text:p>169.148863</text:p>
          </table:table-cell>
          <table:table-cell table:formula="of:=[.B2929]-[.C2929]" office:value-type="float" office:value="-4.316214">
            <text:p>-4.316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212763">
            <text:p>85.212763</text:p>
          </table:table-cell>
          <table:table-cell office:value-type="float" office:value="89.717842">
            <text:p>89.717842</text:p>
          </table:table-cell>
          <table:table-cell table:formula="of:=[.B2930]-[.C2930]" office:value-type="float" office:value="-4.50507900000001">
            <text:p>-4.505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27116">
            <text:p>63.527116</text:p>
          </table:table-cell>
          <table:table-cell office:value-type="float" office:value="65.731407">
            <text:p>65.731407</text:p>
          </table:table-cell>
          <table:table-cell table:formula="of:=[.B2931]-[.C2931]" office:value-type="float" office:value="-2.204291">
            <text:p>-2.204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966657">
            <text:p>138.966657</text:p>
          </table:table-cell>
          <table:table-cell office:value-type="float" office:value="141.548346">
            <text:p>141.548346</text:p>
          </table:table-cell>
          <table:table-cell table:formula="of:=[.B2932]-[.C2932]" office:value-type="float" office:value="-2.58168900000001">
            <text:p>-2.581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028817">
            <text:p>138.028817</text:p>
          </table:table-cell>
          <table:table-cell office:value-type="float" office:value="137.447062">
            <text:p>137.447062</text:p>
          </table:table-cell>
          <table:table-cell table:formula="of:=[.B2933]-[.C2933]" office:value-type="float" office:value="0.581755000000015">
            <text:p>0.581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161703">
            <text:p>24.161703</text:p>
          </table:table-cell>
          <table:table-cell office:value-type="float" office:value="24.772341">
            <text:p>24.772341</text:p>
          </table:table-cell>
          <table:table-cell table:formula="of:=[.B2934]-[.C2934]" office:value-type="float" office:value="-0.610638000000002">
            <text:p>-0.610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85149">
            <text:p>154.085149</text:p>
          </table:table-cell>
          <table:table-cell office:value-type="float" office:value="160.98494">
            <text:p>160.98494</text:p>
          </table:table-cell>
          <table:table-cell table:formula="of:=[.B2935]-[.C2935]" office:value-type="float" office:value="-6.89979099999999">
            <text:p>-6.899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614455">
            <text:p>129.614455</text:p>
          </table:table-cell>
          <table:table-cell office:value-type="float" office:value="129.939074">
            <text:p>129.939074</text:p>
          </table:table-cell>
          <table:table-cell table:formula="of:=[.B2936]-[.C2936]" office:value-type="float" office:value="-0.324619000000013">
            <text:p>-0.324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060669">
            <text:p>142.060669</text:p>
          </table:table-cell>
          <table:table-cell office:value-type="float" office:value="145.833194">
            <text:p>145.833194</text:p>
          </table:table-cell>
          <table:table-cell table:formula="of:=[.B2937]-[.C2937]" office:value-type="float" office:value="-3.772525">
            <text:p>-3.772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211125">
            <text:p>145.211125</text:p>
          </table:table-cell>
          <table:table-cell office:value-type="float" office:value="148.569832">
            <text:p>148.569832</text:p>
          </table:table-cell>
          <table:table-cell table:formula="of:=[.B2938]-[.C2938]" office:value-type="float" office:value="-3.35870699999998">
            <text:p>-3.358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65631">
            <text:p>120.665631</text:p>
          </table:table-cell>
          <table:table-cell office:value-type="float" office:value="128.361088">
            <text:p>128.361088</text:p>
          </table:table-cell>
          <table:table-cell table:formula="of:=[.B2939]-[.C2939]" office:value-type="float" office:value="-7.69545699999999">
            <text:p>-7.695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046733">
            <text:p>310.046733</text:p>
          </table:table-cell>
          <table:table-cell office:value-type="float" office:value="346.168867">
            <text:p>346.168867</text:p>
          </table:table-cell>
          <table:table-cell table:formula="of:=[.B2940]-[.C2940]" office:value-type="float" office:value="-36.122134">
            <text:p>-36.122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3.874964">
            <text:p>323.874964</text:p>
          </table:table-cell>
          <table:table-cell office:value-type="float" office:value="358.426272">
            <text:p>358.426272</text:p>
          </table:table-cell>
          <table:table-cell table:formula="of:=[.B2941]-[.C2941]" office:value-type="float" office:value="-34.551308">
            <text:p>-34.551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207926">
            <text:p>204.207926</text:p>
          </table:table-cell>
          <table:table-cell office:value-type="float" office:value="211.544337">
            <text:p>211.544337</text:p>
          </table:table-cell>
          <table:table-cell table:formula="of:=[.B2942]-[.C2942]" office:value-type="float" office:value="-7.33641100000003">
            <text:p>-7.336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528569">
            <text:p>117.528569</text:p>
          </table:table-cell>
          <table:table-cell office:value-type="float" office:value="129.887674">
            <text:p>129.887674</text:p>
          </table:table-cell>
          <table:table-cell table:formula="of:=[.B2943]-[.C2943]" office:value-type="float" office:value="-12.359105">
            <text:p>-12.359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956503">
            <text:p>68.956503</text:p>
          </table:table-cell>
          <table:table-cell office:value-type="float" office:value="78.606596">
            <text:p>78.606596</text:p>
          </table:table-cell>
          <table:table-cell table:formula="of:=[.B2944]-[.C2944]" office:value-type="float" office:value="-9.650093">
            <text:p>-9.650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950583">
            <text:p>196.950583</text:p>
          </table:table-cell>
          <table:table-cell office:value-type="float" office:value="214.66201">
            <text:p>214.66201</text:p>
          </table:table-cell>
          <table:table-cell table:formula="of:=[.B2945]-[.C2945]" office:value-type="float" office:value="-17.711427">
            <text:p>-17.711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546047">
            <text:p>35.546047</text:p>
          </table:table-cell>
          <table:table-cell office:value-type="float" office:value="37.027427">
            <text:p>37.027427</text:p>
          </table:table-cell>
          <table:table-cell table:formula="of:=[.B2946]-[.C2946]" office:value-type="float" office:value="-1.48138">
            <text:p>-1.48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775349">
            <text:p>19.775349</text:p>
          </table:table-cell>
          <table:table-cell office:value-type="float" office:value="22.239483">
            <text:p>22.239483</text:p>
          </table:table-cell>
          <table:table-cell table:formula="of:=[.B2947]-[.C2947]" office:value-type="float" office:value="-2.464134">
            <text:p>-2.464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265993">
            <text:p>121.265993</text:p>
          </table:table-cell>
          <table:table-cell office:value-type="float" office:value="136.834159">
            <text:p>136.834159</text:p>
          </table:table-cell>
          <table:table-cell table:formula="of:=[.B2948]-[.C2948]" office:value-type="float" office:value="-15.568166">
            <text:p>-15.568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464964">
            <text:p>74.464964</text:p>
          </table:table-cell>
          <table:table-cell office:value-type="float" office:value="86.178304">
            <text:p>86.178304</text:p>
          </table:table-cell>
          <table:table-cell table:formula="of:=[.B2949]-[.C2949]" office:value-type="float" office:value="-11.71334">
            <text:p>-11.71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995724">
            <text:p>70.995724</text:p>
          </table:table-cell>
          <table:table-cell office:value-type="float" office:value="78.171487">
            <text:p>78.171487</text:p>
          </table:table-cell>
          <table:table-cell table:formula="of:=[.B2950]-[.C2950]" office:value-type="float" office:value="-7.175763">
            <text:p>-7.175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95836">
            <text:p>119.95836</text:p>
          </table:table-cell>
          <table:table-cell office:value-type="float" office:value="127.788783">
            <text:p>127.788783</text:p>
          </table:table-cell>
          <table:table-cell table:formula="of:=[.B2951]-[.C2951]" office:value-type="float" office:value="-7.830423">
            <text:p>-7.8304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062281">
            <text:p>91.062281</text:p>
          </table:table-cell>
          <table:table-cell office:value-type="float" office:value="107.239843">
            <text:p>107.239843</text:p>
          </table:table-cell>
          <table:table-cell table:formula="of:=[.B2952]-[.C2952]" office:value-type="float" office:value="-16.177562">
            <text:p>-16.177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053688">
            <text:p>101.053688</text:p>
          </table:table-cell>
          <table:table-cell office:value-type="float" office:value="108.490944">
            <text:p>108.490944</text:p>
          </table:table-cell>
          <table:table-cell table:formula="of:=[.B2953]-[.C2953]" office:value-type="float" office:value="-7.43725600000001">
            <text:p>-7.437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13342">
            <text:p>100.213342</text:p>
          </table:table-cell>
          <table:table-cell office:value-type="float" office:value="105.263413">
            <text:p>105.263413</text:p>
          </table:table-cell>
          <table:table-cell table:formula="of:=[.B2954]-[.C2954]" office:value-type="float" office:value="-5.050071">
            <text:p>-5.050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524125">
            <text:p>51.524125</text:p>
          </table:table-cell>
          <table:table-cell office:value-type="float" office:value="60.282878">
            <text:p>60.282878</text:p>
          </table:table-cell>
          <table:table-cell table:formula="of:=[.B2955]-[.C2955]" office:value-type="float" office:value="-8.758753">
            <text:p>-8.758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300936">
            <text:p>115.300936</text:p>
          </table:table-cell>
          <table:table-cell office:value-type="float" office:value="128.63449">
            <text:p>128.63449</text:p>
          </table:table-cell>
          <table:table-cell table:formula="of:=[.B2956]-[.C2956]" office:value-type="float" office:value="-13.333554">
            <text:p>-13.333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54696">
            <text:p>51.254696</text:p>
          </table:table-cell>
          <table:table-cell office:value-type="float" office:value="58.948974">
            <text:p>58.948974</text:p>
          </table:table-cell>
          <table:table-cell table:formula="of:=[.B2957]-[.C2957]" office:value-type="float" office:value="-7.694278">
            <text:p>-7.694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98478">
            <text:p>135.098478</text:p>
          </table:table-cell>
          <table:table-cell office:value-type="float" office:value="146.611765">
            <text:p>146.611765</text:p>
          </table:table-cell>
          <table:table-cell table:formula="of:=[.B2958]-[.C2958]" office:value-type="float" office:value="-11.513287">
            <text:p>-11.513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586332">
            <text:p>70.586332</text:p>
          </table:table-cell>
          <table:table-cell office:value-type="float" office:value="73.878571">
            <text:p>73.878571</text:p>
          </table:table-cell>
          <table:table-cell table:formula="of:=[.B2959]-[.C2959]" office:value-type="float" office:value="-3.29223899999999">
            <text:p>-3.292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149513">
            <text:p>163.149513</text:p>
          </table:table-cell>
          <table:table-cell office:value-type="float" office:value="191.013824">
            <text:p>191.013824</text:p>
          </table:table-cell>
          <table:table-cell table:formula="of:=[.B2960]-[.C2960]" office:value-type="float" office:value="-27.864311">
            <text:p>-27.864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454131">
            <text:p>187.454131</text:p>
          </table:table-cell>
          <table:table-cell office:value-type="float" office:value="206.744245">
            <text:p>206.744245</text:p>
          </table:table-cell>
          <table:table-cell table:formula="of:=[.B2961]-[.C2961]" office:value-type="float" office:value="-19.290114">
            <text:p>-19.290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162511">
            <text:p>68.162511</text:p>
          </table:table-cell>
          <table:table-cell office:value-type="float" office:value="78.328477">
            <text:p>78.328477</text:p>
          </table:table-cell>
          <table:table-cell table:formula="of:=[.B2962]-[.C2962]" office:value-type="float" office:value="-10.165966">
            <text:p>-10.165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803574">
            <text:p>148.803574</text:p>
          </table:table-cell>
          <table:table-cell office:value-type="float" office:value="158.969715">
            <text:p>158.969715</text:p>
          </table:table-cell>
          <table:table-cell table:formula="of:=[.B2963]-[.C2963]" office:value-type="float" office:value="-10.166141">
            <text:p>-10.166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227544">
            <text:p>183.227544</text:p>
          </table:table-cell>
          <table:table-cell office:value-type="float" office:value="198.344407">
            <text:p>198.344407</text:p>
          </table:table-cell>
          <table:table-cell table:formula="of:=[.B2964]-[.C2964]" office:value-type="float" office:value="-15.116863">
            <text:p>-15.116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381182">
            <text:p>33.381182</text:p>
          </table:table-cell>
          <table:table-cell office:value-type="float" office:value="34.872651">
            <text:p>34.872651</text:p>
          </table:table-cell>
          <table:table-cell table:formula="of:=[.B2965]-[.C2965]" office:value-type="float" office:value="-1.491469">
            <text:p>-1.491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77868">
            <text:p>78.777868</text:p>
          </table:table-cell>
          <table:table-cell office:value-type="float" office:value="85.312598">
            <text:p>85.312598</text:p>
          </table:table-cell>
          <table:table-cell table:formula="of:=[.B2966]-[.C2966]" office:value-type="float" office:value="-6.53473">
            <text:p>-6.53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69354">
            <text:p>110.369354</text:p>
          </table:table-cell>
          <table:table-cell office:value-type="float" office:value="131.537863">
            <text:p>131.537863</text:p>
          </table:table-cell>
          <table:table-cell table:formula="of:=[.B2967]-[.C2967]" office:value-type="float" office:value="-21.168509">
            <text:p>-21.168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158892">
            <text:p>199.158892</text:p>
          </table:table-cell>
          <table:table-cell office:value-type="float" office:value="229.032815">
            <text:p>229.032815</text:p>
          </table:table-cell>
          <table:table-cell table:formula="of:=[.B2968]-[.C2968]" office:value-type="float" office:value="-29.873923">
            <text:p>-29.873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60799">
            <text:p>88.160799</text:p>
          </table:table-cell>
          <table:table-cell office:value-type="float" office:value="93.471268">
            <text:p>93.471268</text:p>
          </table:table-cell>
          <table:table-cell table:formula="of:=[.B2969]-[.C2969]" office:value-type="float" office:value="-5.310469">
            <text:p>-5.310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46745">
            <text:p>87.846745</text:p>
          </table:table-cell>
          <table:table-cell office:value-type="float" office:value="92.704059">
            <text:p>92.704059</text:p>
          </table:table-cell>
          <table:table-cell table:formula="of:=[.B2970]-[.C2970]" office:value-type="float" office:value="-4.857314">
            <text:p>-4.857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19414">
            <text:p>98.019414</text:p>
          </table:table-cell>
          <table:table-cell office:value-type="float" office:value="103.355028">
            <text:p>103.355028</text:p>
          </table:table-cell>
          <table:table-cell table:formula="of:=[.B2971]-[.C2971]" office:value-type="float" office:value="-5.33561400000001">
            <text:p>-5.335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385831">
            <text:p>193.385831</text:p>
          </table:table-cell>
          <table:table-cell office:value-type="float" office:value="243.972713">
            <text:p>243.972713</text:p>
          </table:table-cell>
          <table:table-cell table:formula="of:=[.B2972]-[.C2972]" office:value-type="float" office:value="-50.586882">
            <text:p>-50.586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91453">
            <text:p>133.191453</text:p>
          </table:table-cell>
          <table:table-cell office:value-type="float" office:value="144.428476">
            <text:p>144.428476</text:p>
          </table:table-cell>
          <table:table-cell table:formula="of:=[.B2973]-[.C2973]" office:value-type="float" office:value="-11.237023">
            <text:p>-11.237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861383">
            <text:p>100.861383</text:p>
          </table:table-cell>
          <table:table-cell office:value-type="float" office:value="117.15647">
            <text:p>117.15647</text:p>
          </table:table-cell>
          <table:table-cell table:formula="of:=[.B2974]-[.C2974]" office:value-type="float" office:value="-16.295087">
            <text:p>-16.295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178286">
            <text:p>170.178286</text:p>
          </table:table-cell>
          <table:table-cell office:value-type="float" office:value="197.992158">
            <text:p>197.992158</text:p>
          </table:table-cell>
          <table:table-cell table:formula="of:=[.B2975]-[.C2975]" office:value-type="float" office:value="-27.813872">
            <text:p>-27.813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08156">
            <text:p>82.508156</text:p>
          </table:table-cell>
          <table:table-cell office:value-type="float" office:value="88.740427">
            <text:p>88.740427</text:p>
          </table:table-cell>
          <table:table-cell table:formula="of:=[.B2976]-[.C2976]" office:value-type="float" office:value="-6.232271">
            <text:p>-6.2322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39992">
            <text:p>76.139992</text:p>
          </table:table-cell>
          <table:table-cell office:value-type="float" office:value="84.649499">
            <text:p>84.649499</text:p>
          </table:table-cell>
          <table:table-cell table:formula="of:=[.B2977]-[.C2977]" office:value-type="float" office:value="-8.509507">
            <text:p>-8.509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22758">
            <text:p>71.922758</text:p>
          </table:table-cell>
          <table:table-cell office:value-type="float" office:value="77.685457">
            <text:p>77.685457</text:p>
          </table:table-cell>
          <table:table-cell table:formula="of:=[.B2978]-[.C2978]" office:value-type="float" office:value="-5.762699">
            <text:p>-5.7626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395969">
            <text:p>136.395969</text:p>
          </table:table-cell>
          <table:table-cell office:value-type="float" office:value="154.177332">
            <text:p>154.177332</text:p>
          </table:table-cell>
          <table:table-cell table:formula="of:=[.B2979]-[.C2979]" office:value-type="float" office:value="-17.781363">
            <text:p>-17.781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732381">
            <text:p>65.732381</text:p>
          </table:table-cell>
          <table:table-cell office:value-type="float" office:value="75.440512">
            <text:p>75.440512</text:p>
          </table:table-cell>
          <table:table-cell table:formula="of:=[.B2980]-[.C2980]" office:value-type="float" office:value="-9.70813099999999">
            <text:p>-9.708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81734">
            <text:p>157.381734</text:p>
          </table:table-cell>
          <table:table-cell office:value-type="float" office:value="170.37109">
            <text:p>170.37109</text:p>
          </table:table-cell>
          <table:table-cell table:formula="of:=[.B2981]-[.C2981]" office:value-type="float" office:value="-12.989356">
            <text:p>-12.989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66702">
            <text:p>95.566702</text:p>
          </table:table-cell>
          <table:table-cell office:value-type="float" office:value="102.788101">
            <text:p>102.788101</text:p>
          </table:table-cell>
          <table:table-cell table:formula="of:=[.B2982]-[.C2982]" office:value-type="float" office:value="-7.22139899999999">
            <text:p>-7.221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357307">
            <text:p>264.357307</text:p>
          </table:table-cell>
          <table:table-cell office:value-type="float" office:value="309.015013">
            <text:p>309.015013</text:p>
          </table:table-cell>
          <table:table-cell table:formula="of:=[.B2983]-[.C2983]" office:value-type="float" office:value="-44.657706">
            <text:p>-44.657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808355">
            <text:p>144.808355</text:p>
          </table:table-cell>
          <table:table-cell office:value-type="float" office:value="152.247019">
            <text:p>152.247019</text:p>
          </table:table-cell>
          <table:table-cell table:formula="of:=[.B2984]-[.C2984]" office:value-type="float" office:value="-7.43866399999999">
            <text:p>-7.438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.959989">
            <text:p>270.959989</text:p>
          </table:table-cell>
          <table:table-cell office:value-type="float" office:value="309.304263">
            <text:p>309.304263</text:p>
          </table:table-cell>
          <table:table-cell table:formula="of:=[.B2985]-[.C2985]" office:value-type="float" office:value="-38.344274">
            <text:p>-38.344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794028">
            <text:p>133.794028</text:p>
          </table:table-cell>
          <table:table-cell office:value-type="float" office:value="160.599114">
            <text:p>160.599114</text:p>
          </table:table-cell>
          <table:table-cell table:formula="of:=[.B2986]-[.C2986]" office:value-type="float" office:value="-26.805086">
            <text:p>-26.805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926858">
            <text:p>203.926858</text:p>
          </table:table-cell>
          <table:table-cell office:value-type="float" office:value="215.799768">
            <text:p>215.799768</text:p>
          </table:table-cell>
          <table:table-cell table:formula="of:=[.B2987]-[.C2987]" office:value-type="float" office:value="-11.87291">
            <text:p>-11.87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79099">
            <text:p>48.79099</text:p>
          </table:table-cell>
          <table:table-cell office:value-type="float" office:value="53.5091">
            <text:p>53.5091</text:p>
          </table:table-cell>
          <table:table-cell table:formula="of:=[.B2988]-[.C2988]" office:value-type="float" office:value="-4.71811">
            <text:p>-4.71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25137">
            <text:p>145.25137</text:p>
          </table:table-cell>
          <table:table-cell office:value-type="float" office:value="148.590605">
            <text:p>148.590605</text:p>
          </table:table-cell>
          <table:table-cell table:formula="of:=[.B2989]-[.C2989]" office:value-type="float" office:value="-3.339235">
            <text:p>-3.339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30298">
            <text:p>68.730298</text:p>
          </table:table-cell>
          <table:table-cell office:value-type="float" office:value="78.027919">
            <text:p>78.027919</text:p>
          </table:table-cell>
          <table:table-cell table:formula="of:=[.B2990]-[.C2990]" office:value-type="float" office:value="-9.29762099999999">
            <text:p>-9.297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429668">
            <text:p>152.429668</text:p>
          </table:table-cell>
          <table:table-cell office:value-type="float" office:value="167.607654">
            <text:p>167.607654</text:p>
          </table:table-cell>
          <table:table-cell table:formula="of:=[.B2991]-[.C2991]" office:value-type="float" office:value="-15.177986">
            <text:p>-15.177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60626">
            <text:p>107.860626</text:p>
          </table:table-cell>
          <table:table-cell office:value-type="float" office:value="119.707541">
            <text:p>119.707541</text:p>
          </table:table-cell>
          <table:table-cell table:formula="of:=[.B2992]-[.C2992]" office:value-type="float" office:value="-11.846915">
            <text:p>-11.846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001591">
            <text:p>128.001591</text:p>
          </table:table-cell>
          <table:table-cell office:value-type="float" office:value="131.435366">
            <text:p>131.435366</text:p>
          </table:table-cell>
          <table:table-cell table:formula="of:=[.B2993]-[.C2993]" office:value-type="float" office:value="-3.433775">
            <text:p>-3.433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597098">
            <text:p>169.597098</text:p>
          </table:table-cell>
          <table:table-cell office:value-type="float" office:value="177.20728">
            <text:p>177.20728</text:p>
          </table:table-cell>
          <table:table-cell table:formula="of:=[.B2994]-[.C2994]" office:value-type="float" office:value="-7.61018200000001">
            <text:p>-7.610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745965">
            <text:p>224.745965</text:p>
          </table:table-cell>
          <table:table-cell office:value-type="float" office:value="290.59826">
            <text:p>290.59826</text:p>
          </table:table-cell>
          <table:table-cell table:formula="of:=[.B2995]-[.C2995]" office:value-type="float" office:value="-65.852295">
            <text:p>-65.852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169946">
            <text:p>168.169946</text:p>
          </table:table-cell>
          <table:table-cell office:value-type="float" office:value="207.446504">
            <text:p>207.446504</text:p>
          </table:table-cell>
          <table:table-cell table:formula="of:=[.B2996]-[.C2996]" office:value-type="float" office:value="-39.276558">
            <text:p>-39.276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.653801">
            <text:p>302.653801</text:p>
          </table:table-cell>
          <table:table-cell office:value-type="float" office:value="356.674837">
            <text:p>356.674837</text:p>
          </table:table-cell>
          <table:table-cell table:formula="of:=[.B2997]-[.C2997]" office:value-type="float" office:value="-54.021036">
            <text:p>-54.0210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374782">
            <text:p>74.374782</text:p>
          </table:table-cell>
          <table:table-cell office:value-type="float" office:value="90.903004">
            <text:p>90.903004</text:p>
          </table:table-cell>
          <table:table-cell table:formula="of:=[.B2998]-[.C2998]" office:value-type="float" office:value="-16.528222">
            <text:p>-16.528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54249">
            <text:p>118.054249</text:p>
          </table:table-cell>
          <table:table-cell office:value-type="float" office:value="126.613723">
            <text:p>126.613723</text:p>
          </table:table-cell>
          <table:table-cell table:formula="of:=[.B2999]-[.C2999]" office:value-type="float" office:value="-8.55947399999999">
            <text:p>-8.559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55351">
            <text:p>90.055351</text:p>
          </table:table-cell>
          <table:table-cell office:value-type="float" office:value="97.90437">
            <text:p>97.90437</text:p>
          </table:table-cell>
          <table:table-cell table:formula="of:=[.B3000]-[.C3000]" office:value-type="float" office:value="-7.849019">
            <text:p>-7.8490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.513922">
            <text:p>303.513922</text:p>
          </table:table-cell>
          <table:table-cell office:value-type="float" office:value="372.441158">
            <text:p>372.441158</text:p>
          </table:table-cell>
          <table:table-cell table:formula="of:=[.B3001]-[.C3001]" office:value-type="float" office:value="-68.927236">
            <text:p>-68.927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710818">
            <text:p>258.710818</text:p>
          </table:table-cell>
          <table:table-cell office:value-type="float" office:value="281.368265">
            <text:p>281.368265</text:p>
          </table:table-cell>
          <table:table-cell table:formula="of:=[.B3002]-[.C3002]" office:value-type="float" office:value="-22.657447">
            <text:p>-22.657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505222">
            <text:p>51.505222</text:p>
          </table:table-cell>
          <table:table-cell office:value-type="float" office:value="57.654271">
            <text:p>57.654271</text:p>
          </table:table-cell>
          <table:table-cell table:formula="of:=[.B3003]-[.C3003]" office:value-type="float" office:value="-6.149049">
            <text:p>-6.149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854927">
            <text:p>123.854927</text:p>
          </table:table-cell>
          <table:table-cell office:value-type="float" office:value="135.809092">
            <text:p>135.809092</text:p>
          </table:table-cell>
          <table:table-cell table:formula="of:=[.B3004]-[.C3004]" office:value-type="float" office:value="-11.954165">
            <text:p>-11.954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497639">
            <text:p>44.497639</text:p>
          </table:table-cell>
          <table:table-cell office:value-type="float" office:value="46.475134">
            <text:p>46.475134</text:p>
          </table:table-cell>
          <table:table-cell table:formula="of:=[.B3005]-[.C3005]" office:value-type="float" office:value="-1.977495">
            <text:p>-1.977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42217">
            <text:p>67.642217</text:p>
          </table:table-cell>
          <table:table-cell office:value-type="float" office:value="75.741115">
            <text:p>75.741115</text:p>
          </table:table-cell>
          <table:table-cell table:formula="of:=[.B3006]-[.C3006]" office:value-type="float" office:value="-8.09889799999999">
            <text:p>-8.098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856673">
            <text:p>221.856673</text:p>
          </table:table-cell>
          <table:table-cell office:value-type="float" office:value="241.130806">
            <text:p>241.130806</text:p>
          </table:table-cell>
          <table:table-cell table:formula="of:=[.B3007]-[.C3007]" office:value-type="float" office:value="-19.274133">
            <text:p>-19.2741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35016">
            <text:p>72.035016</text:p>
          </table:table-cell>
          <table:table-cell office:value-type="float" office:value="81.181186">
            <text:p>81.181186</text:p>
          </table:table-cell>
          <table:table-cell table:formula="of:=[.B3008]-[.C3008]" office:value-type="float" office:value="-9.14617">
            <text:p>-9.14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44394">
            <text:p>148.44394</text:p>
          </table:table-cell>
          <table:table-cell office:value-type="float" office:value="177.332019">
            <text:p>177.332019</text:p>
          </table:table-cell>
          <table:table-cell table:formula="of:=[.B3009]-[.C3009]" office:value-type="float" office:value="-28.888079">
            <text:p>-28.888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737444">
            <text:p>189.737444</text:p>
          </table:table-cell>
          <table:table-cell office:value-type="float" office:value="216.882975">
            <text:p>216.882975</text:p>
          </table:table-cell>
          <table:table-cell table:formula="of:=[.B3010]-[.C3010]" office:value-type="float" office:value="-27.145531">
            <text:p>-27.145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47125">
            <text:p>52.647125</text:p>
          </table:table-cell>
          <table:table-cell office:value-type="float" office:value="58.426287">
            <text:p>58.426287</text:p>
          </table:table-cell>
          <table:table-cell table:formula="of:=[.B3011]-[.C3011]" office:value-type="float" office:value="-5.779162">
            <text:p>-5.779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94739">
            <text:p>68.694739</text:p>
          </table:table-cell>
          <table:table-cell office:value-type="float" office:value="78.788551">
            <text:p>78.788551</text:p>
          </table:table-cell>
          <table:table-cell table:formula="of:=[.B3012]-[.C3012]" office:value-type="float" office:value="-10.093812">
            <text:p>-10.093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14541">
            <text:p>47.514541</text:p>
          </table:table-cell>
          <table:table-cell office:value-type="float" office:value="51.298225">
            <text:p>51.298225</text:p>
          </table:table-cell>
          <table:table-cell table:formula="of:=[.B3013]-[.C3013]" office:value-type="float" office:value="-3.783684">
            <text:p>-3.783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78255">
            <text:p>83.478255</text:p>
          </table:table-cell>
          <table:table-cell office:value-type="float" office:value="93.226919">
            <text:p>93.226919</text:p>
          </table:table-cell>
          <table:table-cell table:formula="of:=[.B3014]-[.C3014]" office:value-type="float" office:value="-9.74866399999999">
            <text:p>-9.748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628362">
            <text:p>168.628362</text:p>
          </table:table-cell>
          <table:table-cell office:value-type="float" office:value="195.024055">
            <text:p>195.024055</text:p>
          </table:table-cell>
          <table:table-cell table:formula="of:=[.B3015]-[.C3015]" office:value-type="float" office:value="-26.395693">
            <text:p>-26.395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644064">
            <text:p>169.644064</text:p>
          </table:table-cell>
          <table:table-cell office:value-type="float" office:value="193.185442">
            <text:p>193.185442</text:p>
          </table:table-cell>
          <table:table-cell table:formula="of:=[.B3016]-[.C3016]" office:value-type="float" office:value="-23.541378">
            <text:p>-23.541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85689">
            <text:p>171.85689</text:p>
          </table:table-cell>
          <table:table-cell office:value-type="float" office:value="206.515615">
            <text:p>206.515615</text:p>
          </table:table-cell>
          <table:table-cell table:formula="of:=[.B3017]-[.C3017]" office:value-type="float" office:value="-34.658725">
            <text:p>-34.658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4038">
            <text:p>75.64038</text:p>
          </table:table-cell>
          <table:table-cell office:value-type="float" office:value="83.305017">
            <text:p>83.305017</text:p>
          </table:table-cell>
          <table:table-cell table:formula="of:=[.B3018]-[.C3018]" office:value-type="float" office:value="-7.66463700000001">
            <text:p>-7.6646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67002">
            <text:p>117.867002</text:p>
          </table:table-cell>
          <table:table-cell office:value-type="float" office:value="138.047991">
            <text:p>138.047991</text:p>
          </table:table-cell>
          <table:table-cell table:formula="of:=[.B3019]-[.C3019]" office:value-type="float" office:value="-20.180989">
            <text:p>-20.1809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2.223595">
            <text:p>342.223595</text:p>
          </table:table-cell>
          <table:table-cell office:value-type="float" office:value="364.100233">
            <text:p>364.100233</text:p>
          </table:table-cell>
          <table:table-cell table:formula="of:=[.B3020]-[.C3020]" office:value-type="float" office:value="-21.876638">
            <text:p>-21.876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238284">
            <text:p>38.238284</text:p>
          </table:table-cell>
          <table:table-cell office:value-type="float" office:value="45.537191">
            <text:p>45.537191</text:p>
          </table:table-cell>
          <table:table-cell table:formula="of:=[.B3021]-[.C3021]" office:value-type="float" office:value="-7.298907">
            <text:p>-7.298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63025">
            <text:p>84.563025</text:p>
          </table:table-cell>
          <table:table-cell office:value-type="float" office:value="99.948631">
            <text:p>99.948631</text:p>
          </table:table-cell>
          <table:table-cell table:formula="of:=[.B3022]-[.C3022]" office:value-type="float" office:value="-15.385606">
            <text:p>-15.3856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656611">
            <text:p>206.656611</text:p>
          </table:table-cell>
          <table:table-cell office:value-type="float" office:value="230.457247">
            <text:p>230.457247</text:p>
          </table:table-cell>
          <table:table-cell table:formula="of:=[.B3023]-[.C3023]" office:value-type="float" office:value="-23.800636">
            <text:p>-23.800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50027">
            <text:p>135.750027</text:p>
          </table:table-cell>
          <table:table-cell office:value-type="float" office:value="147.90065">
            <text:p>147.90065</text:p>
          </table:table-cell>
          <table:table-cell table:formula="of:=[.B3024]-[.C3024]" office:value-type="float" office:value="-12.150623">
            <text:p>-12.150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811899">
            <text:p>198.811899</text:p>
          </table:table-cell>
          <table:table-cell office:value-type="float" office:value="225.492535">
            <text:p>225.492535</text:p>
          </table:table-cell>
          <table:table-cell table:formula="of:=[.B3025]-[.C3025]" office:value-type="float" office:value="-26.680636">
            <text:p>-26.680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572552">
            <text:p>87.572552</text:p>
          </table:table-cell>
          <table:table-cell office:value-type="float" office:value="91.325347">
            <text:p>91.325347</text:p>
          </table:table-cell>
          <table:table-cell table:formula="of:=[.B3026]-[.C3026]" office:value-type="float" office:value="-3.75279499999999">
            <text:p>-3.752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314865">
            <text:p>36.314865</text:p>
          </table:table-cell>
          <table:table-cell office:value-type="float" office:value="47.200813">
            <text:p>47.200813</text:p>
          </table:table-cell>
          <table:table-cell table:formula="of:=[.B3027]-[.C3027]" office:value-type="float" office:value="-10.885948">
            <text:p>-10.885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746277">
            <text:p>83.746277</text:p>
          </table:table-cell>
          <table:table-cell office:value-type="float" office:value="87.281945">
            <text:p>87.281945</text:p>
          </table:table-cell>
          <table:table-cell table:formula="of:=[.B3028]-[.C3028]" office:value-type="float" office:value="-3.53566799999999">
            <text:p>-3.535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22058">
            <text:p>41.22058</text:p>
          </table:table-cell>
          <table:table-cell office:value-type="float" office:value="44.656307">
            <text:p>44.656307</text:p>
          </table:table-cell>
          <table:table-cell table:formula="of:=[.B3029]-[.C3029]" office:value-type="float" office:value="-3.435727">
            <text:p>-3.435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025165">
            <text:p>30.025165</text:p>
          </table:table-cell>
          <table:table-cell office:value-type="float" office:value="31.774893">
            <text:p>31.774893</text:p>
          </table:table-cell>
          <table:table-cell table:formula="of:=[.B3030]-[.C3030]" office:value-type="float" office:value="-1.749728">
            <text:p>-1.749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47931">
            <text:p>78.647931</text:p>
          </table:table-cell>
          <table:table-cell office:value-type="float" office:value="83.680865">
            <text:p>83.680865</text:p>
          </table:table-cell>
          <table:table-cell table:formula="of:=[.B3031]-[.C3031]" office:value-type="float" office:value="-5.032934">
            <text:p>-5.032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90344">
            <text:p>139.90344</text:p>
          </table:table-cell>
          <table:table-cell office:value-type="float" office:value="158.38262">
            <text:p>158.38262</text:p>
          </table:table-cell>
          <table:table-cell table:formula="of:=[.B3032]-[.C3032]" office:value-type="float" office:value="-18.47918">
            <text:p>-18.47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96959">
            <text:p>93.696959</text:p>
          </table:table-cell>
          <table:table-cell office:value-type="float" office:value="105.182379">
            <text:p>105.182379</text:p>
          </table:table-cell>
          <table:table-cell table:formula="of:=[.B3033]-[.C3033]" office:value-type="float" office:value="-11.48542">
            <text:p>-11.48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428715">
            <text:p>118.428715</text:p>
          </table:table-cell>
          <table:table-cell office:value-type="float" office:value="124.221805">
            <text:p>124.221805</text:p>
          </table:table-cell>
          <table:table-cell table:formula="of:=[.B3034]-[.C3034]" office:value-type="float" office:value="-5.79309000000001">
            <text:p>-5.79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932807">
            <text:p>122.932807</text:p>
          </table:table-cell>
          <table:table-cell office:value-type="float" office:value="131.218673">
            <text:p>131.218673</text:p>
          </table:table-cell>
          <table:table-cell table:formula="of:=[.B3035]-[.C3035]" office:value-type="float" office:value="-8.285866">
            <text:p>-8.285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829038">
            <text:p>111.829038</text:p>
          </table:table-cell>
          <table:table-cell office:value-type="float" office:value="119.562063">
            <text:p>119.562063</text:p>
          </table:table-cell>
          <table:table-cell table:formula="of:=[.B3036]-[.C3036]" office:value-type="float" office:value="-7.733025">
            <text:p>-7.733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862136">
            <text:p>130.862136</text:p>
          </table:table-cell>
          <table:table-cell office:value-type="float" office:value="131.691259">
            <text:p>131.691259</text:p>
          </table:table-cell>
          <table:table-cell table:formula="of:=[.B3037]-[.C3037]" office:value-type="float" office:value="-0.82912300000001">
            <text:p>-0.829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23822">
            <text:p>142.823822</text:p>
          </table:table-cell>
          <table:table-cell office:value-type="float" office:value="148.098722">
            <text:p>148.098722</text:p>
          </table:table-cell>
          <table:table-cell table:formula="of:=[.B3038]-[.C3038]" office:value-type="float" office:value="-5.2749">
            <text:p>-5.27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609094">
            <text:p>244.609094</text:p>
          </table:table-cell>
          <table:table-cell office:value-type="float" office:value="259.669877">
            <text:p>259.669877</text:p>
          </table:table-cell>
          <table:table-cell table:formula="of:=[.B3039]-[.C3039]" office:value-type="float" office:value="-15.060783">
            <text:p>-15.060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098802">
            <text:p>165.098802</text:p>
          </table:table-cell>
          <table:table-cell office:value-type="float" office:value="170.597819">
            <text:p>170.597819</text:p>
          </table:table-cell>
          <table:table-cell table:formula="of:=[.B3040]-[.C3040]" office:value-type="float" office:value="-5.49901699999998">
            <text:p>-5.499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.321334">
            <text:p>267.321334</text:p>
          </table:table-cell>
          <table:table-cell office:value-type="float" office:value="273.75017">
            <text:p>273.75017</text:p>
          </table:table-cell>
          <table:table-cell table:formula="of:=[.B3041]-[.C3041]" office:value-type="float" office:value="-6.42883600000005">
            <text:p>-6.4288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480566">
            <text:p>91.480566</text:p>
          </table:table-cell>
          <table:table-cell office:value-type="float" office:value="95.183085">
            <text:p>95.183085</text:p>
          </table:table-cell>
          <table:table-cell table:formula="of:=[.B3042]-[.C3042]" office:value-type="float" office:value="-3.70251900000001">
            <text:p>-3.702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599255">
            <text:p>78.599255</text:p>
          </table:table-cell>
          <table:table-cell office:value-type="float" office:value="80.892966">
            <text:p>80.892966</text:p>
          </table:table-cell>
          <table:table-cell table:formula="of:=[.B3043]-[.C3043]" office:value-type="float" office:value="-2.293711">
            <text:p>-2.293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736294">
            <text:p>146.736294</text:p>
          </table:table-cell>
          <table:table-cell office:value-type="float" office:value="154.468649">
            <text:p>154.468649</text:p>
          </table:table-cell>
          <table:table-cell table:formula="of:=[.B3044]-[.C3044]" office:value-type="float" office:value="-7.73235500000001">
            <text:p>-7.7323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945981">
            <text:p>178.945981</text:p>
          </table:table-cell>
          <table:table-cell office:value-type="float" office:value="190.146861">
            <text:p>190.146861</text:p>
          </table:table-cell>
          <table:table-cell table:formula="of:=[.B3045]-[.C3045]" office:value-type="float" office:value="-11.20088">
            <text:p>-11.20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5.642647">
            <text:p>345.642647</text:p>
          </table:table-cell>
          <table:table-cell office:value-type="float" office:value="349.216222">
            <text:p>349.216222</text:p>
          </table:table-cell>
          <table:table-cell table:formula="of:=[.B3046]-[.C3046]" office:value-type="float" office:value="-3.57357500000001">
            <text:p>-3.573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439243">
            <text:p>81.439243</text:p>
          </table:table-cell>
          <table:table-cell office:value-type="float" office:value="84.815947">
            <text:p>84.815947</text:p>
          </table:table-cell>
          <table:table-cell table:formula="of:=[.B3047]-[.C3047]" office:value-type="float" office:value="-3.37670399999999">
            <text:p>-3.376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592013">
            <text:p>185.592013</text:p>
          </table:table-cell>
          <table:table-cell office:value-type="float" office:value="192.992472">
            <text:p>192.992472</text:p>
          </table:table-cell>
          <table:table-cell table:formula="of:=[.B3048]-[.C3048]" office:value-type="float" office:value="-7.40045899999998">
            <text:p>-7.400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160097">
            <text:p>56.160097</text:p>
          </table:table-cell>
          <table:table-cell office:value-type="float" office:value="57.330315">
            <text:p>57.330315</text:p>
          </table:table-cell>
          <table:table-cell table:formula="of:=[.B3049]-[.C3049]" office:value-type="float" office:value="-1.170218">
            <text:p>-1.170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8.331585">
            <text:p>508.331585</text:p>
          </table:table-cell>
          <table:table-cell office:value-type="float" office:value="513.455535">
            <text:p>513.455535</text:p>
          </table:table-cell>
          <table:table-cell table:formula="of:=[.B3050]-[.C3050]" office:value-type="float" office:value="-5.12395000000004">
            <text:p>-5.12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547045">
            <text:p>230.547045</text:p>
          </table:table-cell>
          <table:table-cell office:value-type="float" office:value="241.280193">
            <text:p>241.280193</text:p>
          </table:table-cell>
          <table:table-cell table:formula="of:=[.B3051]-[.C3051]" office:value-type="float" office:value="-10.733148">
            <text:p>-10.733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7.030995">
            <text:p>507.030995</text:p>
          </table:table-cell>
          <table:table-cell office:value-type="float" office:value="508.259296">
            <text:p>508.259296</text:p>
          </table:table-cell>
          <table:table-cell table:formula="of:=[.B3052]-[.C3052]" office:value-type="float" office:value="-1.22830099999999">
            <text:p>-1.228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625791">
            <text:p>116.625791</text:p>
          </table:table-cell>
          <table:table-cell office:value-type="float" office:value="120.596005">
            <text:p>120.596005</text:p>
          </table:table-cell>
          <table:table-cell table:formula="of:=[.B3053]-[.C3053]" office:value-type="float" office:value="-3.970214">
            <text:p>-3.970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.850601">
            <text:p>286.850601</text:p>
          </table:table-cell>
          <table:table-cell office:value-type="float" office:value="295.366791">
            <text:p>295.366791</text:p>
          </table:table-cell>
          <table:table-cell table:formula="of:=[.B3054]-[.C3054]" office:value-type="float" office:value="-8.51618999999999">
            <text:p>-8.51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076333">
            <text:p>238.076333</text:p>
          </table:table-cell>
          <table:table-cell office:value-type="float" office:value="245.782779">
            <text:p>245.782779</text:p>
          </table:table-cell>
          <table:table-cell table:formula="of:=[.B3055]-[.C3055]" office:value-type="float" office:value="-7.706446">
            <text:p>-7.706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68751">
            <text:p>185.68751</text:p>
          </table:table-cell>
          <table:table-cell office:value-type="float" office:value="216.576507">
            <text:p>216.576507</text:p>
          </table:table-cell>
          <table:table-cell table:formula="of:=[.B3056]-[.C3056]" office:value-type="float" office:value="-30.888997">
            <text:p>-30.888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099915">
            <text:p>149.099915</text:p>
          </table:table-cell>
          <table:table-cell office:value-type="float" office:value="153.864776">
            <text:p>153.864776</text:p>
          </table:table-cell>
          <table:table-cell table:formula="of:=[.B3057]-[.C3057]" office:value-type="float" office:value="-4.764861">
            <text:p>-4.764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452434">
            <text:p>198.452434</text:p>
          </table:table-cell>
          <table:table-cell office:value-type="float" office:value="204.358461">
            <text:p>204.358461</text:p>
          </table:table-cell>
          <table:table-cell table:formula="of:=[.B3058]-[.C3058]" office:value-type="float" office:value="-5.90602699999999">
            <text:p>-5.906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692103">
            <text:p>229.692103</text:p>
          </table:table-cell>
          <table:table-cell office:value-type="float" office:value="234.860024">
            <text:p>234.860024</text:p>
          </table:table-cell>
          <table:table-cell table:formula="of:=[.B3059]-[.C3059]" office:value-type="float" office:value="-5.16792100000001">
            <text:p>-5.1679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624919">
            <text:p>160.624919</text:p>
          </table:table-cell>
          <table:table-cell office:value-type="float" office:value="164.214784">
            <text:p>164.214784</text:p>
          </table:table-cell>
          <table:table-cell table:formula="of:=[.B3060]-[.C3060]" office:value-type="float" office:value="-3.589865">
            <text:p>-3.589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249774">
            <text:p>248.249774</text:p>
          </table:table-cell>
          <table:table-cell office:value-type="float" office:value="258.225666">
            <text:p>258.225666</text:p>
          </table:table-cell>
          <table:table-cell table:formula="of:=[.B3061]-[.C3061]" office:value-type="float" office:value="-9.97589199999999">
            <text:p>-9.975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40177">
            <text:p>101.140177</text:p>
          </table:table-cell>
          <table:table-cell office:value-type="float" office:value="104.628754">
            <text:p>104.628754</text:p>
          </table:table-cell>
          <table:table-cell table:formula="of:=[.B3062]-[.C3062]" office:value-type="float" office:value="-3.48857700000001">
            <text:p>-3.488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828866">
            <text:p>135.828866</text:p>
          </table:table-cell>
          <table:table-cell office:value-type="float" office:value="141.488448">
            <text:p>141.488448</text:p>
          </table:table-cell>
          <table:table-cell table:formula="of:=[.B3063]-[.C3063]" office:value-type="float" office:value="-5.659582">
            <text:p>-5.659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367036">
            <text:p>166.367036</text:p>
          </table:table-cell>
          <table:table-cell office:value-type="float" office:value="173.819813">
            <text:p>173.819813</text:p>
          </table:table-cell>
          <table:table-cell table:formula="of:=[.B3064]-[.C3064]" office:value-type="float" office:value="-7.452777">
            <text:p>-7.452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792421">
            <text:p>192.792421</text:p>
          </table:table-cell>
          <table:table-cell office:value-type="float" office:value="206.313502">
            <text:p>206.313502</text:p>
          </table:table-cell>
          <table:table-cell table:formula="of:=[.B3065]-[.C3065]" office:value-type="float" office:value="-13.521081">
            <text:p>-13.521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9.810498">
            <text:p>329.810498</text:p>
          </table:table-cell>
          <table:table-cell office:value-type="float" office:value="345.835791">
            <text:p>345.835791</text:p>
          </table:table-cell>
          <table:table-cell table:formula="of:=[.B3066]-[.C3066]" office:value-type="float" office:value="-16.025293">
            <text:p>-16.025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96994">
            <text:p>97.596994</text:p>
          </table:table-cell>
          <table:table-cell office:value-type="float" office:value="101.077257">
            <text:p>101.077257</text:p>
          </table:table-cell>
          <table:table-cell table:formula="of:=[.B3067]-[.C3067]" office:value-type="float" office:value="-3.48026300000001">
            <text:p>-3.480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161493">
            <text:p>225.161493</text:p>
          </table:table-cell>
          <table:table-cell office:value-type="float" office:value="229.229384">
            <text:p>229.229384</text:p>
          </table:table-cell>
          <table:table-cell table:formula="of:=[.B3068]-[.C3068]" office:value-type="float" office:value="-4.067891">
            <text:p>-4.067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44971">
            <text:p>230.44971</text:p>
          </table:table-cell>
          <table:table-cell office:value-type="float" office:value="242.940608">
            <text:p>242.940608</text:p>
          </table:table-cell>
          <table:table-cell table:formula="of:=[.B3069]-[.C3069]" office:value-type="float" office:value="-12.490898">
            <text:p>-12.490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045542">
            <text:p>222.045542</text:p>
          </table:table-cell>
          <table:table-cell office:value-type="float" office:value="230.725111">
            <text:p>230.725111</text:p>
          </table:table-cell>
          <table:table-cell table:formula="of:=[.B3070]-[.C3070]" office:value-type="float" office:value="-8.67956899999999">
            <text:p>-8.679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997831">
            <text:p>89.997831</text:p>
          </table:table-cell>
          <table:table-cell office:value-type="float" office:value="94.332708">
            <text:p>94.332708</text:p>
          </table:table-cell>
          <table:table-cell table:formula="of:=[.B3071]-[.C3071]" office:value-type="float" office:value="-4.33487699999999">
            <text:p>-4.334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866714">
            <text:p>182.866714</text:p>
          </table:table-cell>
          <table:table-cell office:value-type="float" office:value="187.528255">
            <text:p>187.528255</text:p>
          </table:table-cell>
          <table:table-cell table:formula="of:=[.B3072]-[.C3072]" office:value-type="float" office:value="-4.661541">
            <text:p>-4.661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5461">
            <text:p>133.15461</text:p>
          </table:table-cell>
          <table:table-cell office:value-type="float" office:value="137.009433">
            <text:p>137.009433</text:p>
          </table:table-cell>
          <table:table-cell table:formula="of:=[.B3073]-[.C3073]" office:value-type="float" office:value="-3.85482300000001">
            <text:p>-3.854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6.438272">
            <text:p>356.438272</text:p>
          </table:table-cell>
          <table:table-cell office:value-type="float" office:value="365.48912">
            <text:p>365.48912</text:p>
          </table:table-cell>
          <table:table-cell table:formula="of:=[.B3074]-[.C3074]" office:value-type="float" office:value="-9.05084800000003">
            <text:p>-9.050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726784">
            <text:p>109.726784</text:p>
          </table:table-cell>
          <table:table-cell office:value-type="float" office:value="113.978218">
            <text:p>113.978218</text:p>
          </table:table-cell>
          <table:table-cell table:formula="of:=[.B3075]-[.C3075]" office:value-type="float" office:value="-4.251434">
            <text:p>-4.251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344499">
            <text:p>61.344499</text:p>
          </table:table-cell>
          <table:table-cell office:value-type="float" office:value="63.370566">
            <text:p>63.370566</text:p>
          </table:table-cell>
          <table:table-cell table:formula="of:=[.B3076]-[.C3076]" office:value-type="float" office:value="-2.026067">
            <text:p>-2.026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354729">
            <text:p>198.354729</text:p>
          </table:table-cell>
          <table:table-cell office:value-type="float" office:value="204.193396">
            <text:p>204.193396</text:p>
          </table:table-cell>
          <table:table-cell table:formula="of:=[.B3077]-[.C3077]" office:value-type="float" office:value="-5.83866700000002">
            <text:p>-5.838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240355">
            <text:p>231.240355</text:p>
          </table:table-cell>
          <table:table-cell office:value-type="float" office:value="234.916052">
            <text:p>234.916052</text:p>
          </table:table-cell>
          <table:table-cell table:formula="of:=[.B3078]-[.C3078]" office:value-type="float" office:value="-3.67569700000001">
            <text:p>-3.6756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9.335987">
            <text:p>349.335987</text:p>
          </table:table-cell>
          <table:table-cell office:value-type="float" office:value="365.150282">
            <text:p>365.150282</text:p>
          </table:table-cell>
          <table:table-cell table:formula="of:=[.B3079]-[.C3079]" office:value-type="float" office:value="-15.814295">
            <text:p>-15.814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241903">
            <text:p>137.241903</text:p>
          </table:table-cell>
          <table:table-cell office:value-type="float" office:value="140.65793">
            <text:p>140.65793</text:p>
          </table:table-cell>
          <table:table-cell table:formula="of:=[.B3080]-[.C3080]" office:value-type="float" office:value="-3.41602699999999">
            <text:p>-3.416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117455">
            <text:p>159.117455</text:p>
          </table:table-cell>
          <table:table-cell office:value-type="float" office:value="161.610685">
            <text:p>161.610685</text:p>
          </table:table-cell>
          <table:table-cell table:formula="of:=[.B3081]-[.C3081]" office:value-type="float" office:value="-2.49322999999998">
            <text:p>-2.49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939088">
            <text:p>114.939088</text:p>
          </table:table-cell>
          <table:table-cell office:value-type="float" office:value="117.298538">
            <text:p>117.298538</text:p>
          </table:table-cell>
          <table:table-cell table:formula="of:=[.B3082]-[.C3082]" office:value-type="float" office:value="-2.35945">
            <text:p>-2.35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03353">
            <text:p>160.03353</text:p>
          </table:table-cell>
          <table:table-cell office:value-type="float" office:value="173.836022">
            <text:p>173.836022</text:p>
          </table:table-cell>
          <table:table-cell table:formula="of:=[.B3083]-[.C3083]" office:value-type="float" office:value="-13.802492">
            <text:p>-13.802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729909">
            <text:p>211.729909</text:p>
          </table:table-cell>
          <table:table-cell office:value-type="float" office:value="217.57944">
            <text:p>217.57944</text:p>
          </table:table-cell>
          <table:table-cell table:formula="of:=[.B3084]-[.C3084]" office:value-type="float" office:value="-5.84953100000001">
            <text:p>-5.849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88244">
            <text:p>105.788244</text:p>
          </table:table-cell>
          <table:table-cell office:value-type="float" office:value="109.884713">
            <text:p>109.884713</text:p>
          </table:table-cell>
          <table:table-cell table:formula="of:=[.B3085]-[.C3085]" office:value-type="float" office:value="-4.096469">
            <text:p>-4.096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21179">
            <text:p>80.621179</text:p>
          </table:table-cell>
          <table:table-cell office:value-type="float" office:value="83.028039">
            <text:p>83.028039</text:p>
          </table:table-cell>
          <table:table-cell table:formula="of:=[.B3086]-[.C3086]" office:value-type="float" office:value="-2.40686000000001">
            <text:p>-2.40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93361">
            <text:p>45.193361</text:p>
          </table:table-cell>
          <table:table-cell office:value-type="float" office:value="47.235578">
            <text:p>47.235578</text:p>
          </table:table-cell>
          <table:table-cell table:formula="of:=[.B3087]-[.C3087]" office:value-type="float" office:value="-2.04221699999999">
            <text:p>-2.042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03892">
            <text:p>122.203892</text:p>
          </table:table-cell>
          <table:table-cell office:value-type="float" office:value="127.259446">
            <text:p>127.259446</text:p>
          </table:table-cell>
          <table:table-cell table:formula="of:=[.B3088]-[.C3088]" office:value-type="float" office:value="-5.055554">
            <text:p>-5.055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262073">
            <text:p>213.262073</text:p>
          </table:table-cell>
          <table:table-cell office:value-type="float" office:value="219.950141">
            <text:p>219.950141</text:p>
          </table:table-cell>
          <table:table-cell table:formula="of:=[.B3089]-[.C3089]" office:value-type="float" office:value="-6.68806800000002">
            <text:p>-6.688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5.005728">
            <text:p>435.005728</text:p>
          </table:table-cell>
          <table:table-cell office:value-type="float" office:value="444.76746">
            <text:p>444.76746</text:p>
          </table:table-cell>
          <table:table-cell table:formula="of:=[.B3090]-[.C3090]" office:value-type="float" office:value="-9.76173200000005">
            <text:p>-9.761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713845">
            <text:p>229.713845</text:p>
          </table:table-cell>
          <table:table-cell office:value-type="float" office:value="234.566814">
            <text:p>234.566814</text:p>
          </table:table-cell>
          <table:table-cell table:formula="of:=[.B3091]-[.C3091]" office:value-type="float" office:value="-4.852969">
            <text:p>-4.852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53681">
            <text:p>62.853681</text:p>
          </table:table-cell>
          <table:table-cell office:value-type="float" office:value="65.927884">
            <text:p>65.927884</text:p>
          </table:table-cell>
          <table:table-cell table:formula="of:=[.B3092]-[.C3092]" office:value-type="float" office:value="-3.074203">
            <text:p>-3.074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22678">
            <text:p>126.422678</text:p>
          </table:table-cell>
          <table:table-cell office:value-type="float" office:value="129.926751">
            <text:p>129.926751</text:p>
          </table:table-cell>
          <table:table-cell table:formula="of:=[.B3093]-[.C3093]" office:value-type="float" office:value="-3.50407299999999">
            <text:p>-3.504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.516471">
            <text:p>439.516471</text:p>
          </table:table-cell>
          <table:table-cell office:value-type="float" office:value="463.537975">
            <text:p>463.537975</text:p>
          </table:table-cell>
          <table:table-cell table:formula="of:=[.B3094]-[.C3094]" office:value-type="float" office:value="-24.021504">
            <text:p>-24.021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212415">
            <text:p>144.212415</text:p>
          </table:table-cell>
          <table:table-cell office:value-type="float" office:value="150.376444">
            <text:p>150.376444</text:p>
          </table:table-cell>
          <table:table-cell table:formula="of:=[.B3095]-[.C3095]" office:value-type="float" office:value="-6.164029">
            <text:p>-6.164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145412">
            <text:p>184.145412</text:p>
          </table:table-cell>
          <table:table-cell office:value-type="float" office:value="191.657743">
            <text:p>191.657743</text:p>
          </table:table-cell>
          <table:table-cell table:formula="of:=[.B3096]-[.C3096]" office:value-type="float" office:value="-7.51233100000002">
            <text:p>-7.5123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264071">
            <text:p>112.264071</text:p>
          </table:table-cell>
          <table:table-cell office:value-type="float" office:value="109.447289">
            <text:p>109.447289</text:p>
          </table:table-cell>
          <table:table-cell table:formula="of:=[.B3097]-[.C3097]" office:value-type="float" office:value="2.816782">
            <text:p>2.816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83174">
            <text:p>76.183174</text:p>
          </table:table-cell>
          <table:table-cell office:value-type="float" office:value="78.189813">
            <text:p>78.189813</text:p>
          </table:table-cell>
          <table:table-cell table:formula="of:=[.B3098]-[.C3098]" office:value-type="float" office:value="-2.00663900000001">
            <text:p>-2.0066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965746">
            <text:p>180.965746</text:p>
          </table:table-cell>
          <table:table-cell office:value-type="float" office:value="189.934692">
            <text:p>189.934692</text:p>
          </table:table-cell>
          <table:table-cell table:formula="of:=[.B3099]-[.C3099]" office:value-type="float" office:value="-8.96894600000002">
            <text:p>-8.968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490536">
            <text:p>203.490536</text:p>
          </table:table-cell>
          <table:table-cell office:value-type="float" office:value="214.633611">
            <text:p>214.633611</text:p>
          </table:table-cell>
          <table:table-cell table:formula="of:=[.B3100]-[.C3100]" office:value-type="float" office:value="-11.143075">
            <text:p>-11.143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95232">
            <text:p>145.595232</text:p>
          </table:table-cell>
          <table:table-cell office:value-type="float" office:value="150.238179">
            <text:p>150.238179</text:p>
          </table:table-cell>
          <table:table-cell table:formula="of:=[.B3101]-[.C3101]" office:value-type="float" office:value="-4.64294699999999">
            <text:p>-4.642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264837">
            <text:p>154.264837</text:p>
          </table:table-cell>
          <table:table-cell office:value-type="float" office:value="158.657119">
            <text:p>158.657119</text:p>
          </table:table-cell>
          <table:table-cell table:formula="of:=[.B3102]-[.C3102]" office:value-type="float" office:value="-4.39228199999999">
            <text:p>-4.392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67549">
            <text:p>110.167549</text:p>
          </table:table-cell>
          <table:table-cell office:value-type="float" office:value="112.163046">
            <text:p>112.163046</text:p>
          </table:table-cell>
          <table:table-cell table:formula="of:=[.B3103]-[.C3103]" office:value-type="float" office:value="-1.995497">
            <text:p>-1.995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728518">
            <text:p>125.728518</text:p>
          </table:table-cell>
          <table:table-cell office:value-type="float" office:value="130.095116">
            <text:p>130.095116</text:p>
          </table:table-cell>
          <table:table-cell table:formula="of:=[.B3104]-[.C3104]" office:value-type="float" office:value="-4.366598">
            <text:p>-4.366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751188">
            <text:p>188.751188</text:p>
          </table:table-cell>
          <table:table-cell office:value-type="float" office:value="197.256278">
            <text:p>197.256278</text:p>
          </table:table-cell>
          <table:table-cell table:formula="of:=[.B3105]-[.C3105]" office:value-type="float" office:value="-8.50509">
            <text:p>-8.50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04072">
            <text:p>171.904072</text:p>
          </table:table-cell>
          <table:table-cell office:value-type="float" office:value="176.169274">
            <text:p>176.169274</text:p>
          </table:table-cell>
          <table:table-cell table:formula="of:=[.B3106]-[.C3106]" office:value-type="float" office:value="-4.26520199999999">
            <text:p>-4.265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573952">
            <text:p>117.573952</text:p>
          </table:table-cell>
          <table:table-cell office:value-type="float" office:value="122.703158">
            <text:p>122.703158</text:p>
          </table:table-cell>
          <table:table-cell table:formula="of:=[.B3107]-[.C3107]" office:value-type="float" office:value="-5.129206">
            <text:p>-5.129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415051">
            <text:p>168.415051</text:p>
          </table:table-cell>
          <table:table-cell office:value-type="float" office:value="173.936088">
            <text:p>173.936088</text:p>
          </table:table-cell>
          <table:table-cell table:formula="of:=[.B3108]-[.C3108]" office:value-type="float" office:value="-5.52103700000001">
            <text:p>-5.521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387299">
            <text:p>141.387299</text:p>
          </table:table-cell>
          <table:table-cell office:value-type="float" office:value="147.449386">
            <text:p>147.449386</text:p>
          </table:table-cell>
          <table:table-cell table:formula="of:=[.B3109]-[.C3109]" office:value-type="float" office:value="-6.06208699999999">
            <text:p>-6.062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753208">
            <text:p>170.753208</text:p>
          </table:table-cell>
          <table:table-cell office:value-type="float" office:value="174.853733">
            <text:p>174.853733</text:p>
          </table:table-cell>
          <table:table-cell table:formula="of:=[.B3110]-[.C3110]" office:value-type="float" office:value="-4.100525">
            <text:p>-4.100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83802">
            <text:p>173.983802</text:p>
          </table:table-cell>
          <table:table-cell office:value-type="float" office:value="180.428929">
            <text:p>180.428929</text:p>
          </table:table-cell>
          <table:table-cell table:formula="of:=[.B3111]-[.C3111]" office:value-type="float" office:value="-6.44512700000001">
            <text:p>-6.4451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668267">
            <text:p>202.668267</text:p>
          </table:table-cell>
          <table:table-cell office:value-type="float" office:value="211.924787">
            <text:p>211.924787</text:p>
          </table:table-cell>
          <table:table-cell table:formula="of:=[.B3112]-[.C3112]" office:value-type="float" office:value="-9.25652000000002">
            <text:p>-9.25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.456341">
            <text:p>293.456341</text:p>
          </table:table-cell>
          <table:table-cell office:value-type="float" office:value="297.183471">
            <text:p>297.183471</text:p>
          </table:table-cell>
          <table:table-cell table:formula="of:=[.B3113]-[.C3113]" office:value-type="float" office:value="-3.72712999999999">
            <text:p>-3.72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3.033526">
            <text:p>393.033526</text:p>
          </table:table-cell>
          <table:table-cell office:value-type="float" office:value="398.519716">
            <text:p>398.519716</text:p>
          </table:table-cell>
          <table:table-cell table:formula="of:=[.B3114]-[.C3114]" office:value-type="float" office:value="-5.48619000000002">
            <text:p>-5.486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74976">
            <text:p>99.874976</text:p>
          </table:table-cell>
          <table:table-cell office:value-type="float" office:value="102.982678">
            <text:p>102.982678</text:p>
          </table:table-cell>
          <table:table-cell table:formula="of:=[.B3115]-[.C3115]" office:value-type="float" office:value="-3.10770199999999">
            <text:p>-3.107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171917">
            <text:p>162.171917</text:p>
          </table:table-cell>
          <table:table-cell office:value-type="float" office:value="166.574532">
            <text:p>166.574532</text:p>
          </table:table-cell>
          <table:table-cell table:formula="of:=[.B3116]-[.C3116]" office:value-type="float" office:value="-4.402615">
            <text:p>-4.402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08555">
            <text:p>107.008555</text:p>
          </table:table-cell>
          <table:table-cell office:value-type="float" office:value="112.264094">
            <text:p>112.264094</text:p>
          </table:table-cell>
          <table:table-cell table:formula="of:=[.B3117]-[.C3117]" office:value-type="float" office:value="-5.255539">
            <text:p>-5.255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879067">
            <text:p>137.879067</text:p>
          </table:table-cell>
          <table:table-cell office:value-type="float" office:value="141.970916">
            <text:p>141.970916</text:p>
          </table:table-cell>
          <table:table-cell table:formula="of:=[.B3118]-[.C3118]" office:value-type="float" office:value="-4.091849">
            <text:p>-4.091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872267">
            <text:p>176.872267</text:p>
          </table:table-cell>
          <table:table-cell office:value-type="float" office:value="183.427494">
            <text:p>183.427494</text:p>
          </table:table-cell>
          <table:table-cell table:formula="of:=[.B3119]-[.C3119]" office:value-type="float" office:value="-6.555227">
            <text:p>-6.555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21049">
            <text:p>98.521049</text:p>
          </table:table-cell>
          <table:table-cell office:value-type="float" office:value="96.908726">
            <text:p>96.908726</text:p>
          </table:table-cell>
          <table:table-cell table:formula="of:=[.B3120]-[.C3120]" office:value-type="float" office:value="1.612323">
            <text:p>1.612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82866">
            <text:p>103.682866</text:p>
          </table:table-cell>
          <table:table-cell office:value-type="float" office:value="106.086501">
            <text:p>106.086501</text:p>
          </table:table-cell>
          <table:table-cell table:formula="of:=[.B3121]-[.C3121]" office:value-type="float" office:value="-2.40363499999999">
            <text:p>-2.403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850374">
            <text:p>119.850374</text:p>
          </table:table-cell>
          <table:table-cell office:value-type="float" office:value="124.266451">
            <text:p>124.266451</text:p>
          </table:table-cell>
          <table:table-cell table:formula="of:=[.B3122]-[.C3122]" office:value-type="float" office:value="-4.416077">
            <text:p>-4.4160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321962">
            <text:p>256.321962</text:p>
          </table:table-cell>
          <table:table-cell office:value-type="float" office:value="271.86488">
            <text:p>271.86488</text:p>
          </table:table-cell>
          <table:table-cell table:formula="of:=[.B3123]-[.C3123]" office:value-type="float" office:value="-15.542918">
            <text:p>-15.542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632702">
            <text:p>220.632702</text:p>
          </table:table-cell>
          <table:table-cell office:value-type="float" office:value="228.504952">
            <text:p>228.504952</text:p>
          </table:table-cell>
          <table:table-cell table:formula="of:=[.B3124]-[.C3124]" office:value-type="float" office:value="-7.87225000000001">
            <text:p>-7.87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942464">
            <text:p>163.942464</text:p>
          </table:table-cell>
          <table:table-cell office:value-type="float" office:value="171.072168">
            <text:p>171.072168</text:p>
          </table:table-cell>
          <table:table-cell table:formula="of:=[.B3125]-[.C3125]" office:value-type="float" office:value="-7.129704">
            <text:p>-7.129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624312">
            <text:p>230.624312</text:p>
          </table:table-cell>
          <table:table-cell office:value-type="float" office:value="241.778248">
            <text:p>241.778248</text:p>
          </table:table-cell>
          <table:table-cell table:formula="of:=[.B3126]-[.C3126]" office:value-type="float" office:value="-11.153936">
            <text:p>-11.153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20157">
            <text:p>55.120157</text:p>
          </table:table-cell>
          <table:table-cell office:value-type="float" office:value="58.367517">
            <text:p>58.367517</text:p>
          </table:table-cell>
          <table:table-cell table:formula="of:=[.B3127]-[.C3127]" office:value-type="float" office:value="-3.24736">
            <text:p>-3.24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1.96322">
            <text:p>591.96322</text:p>
          </table:table-cell>
          <table:table-cell office:value-type="float" office:value="599.207529">
            <text:p>599.207529</text:p>
          </table:table-cell>
          <table:table-cell table:formula="of:=[.B3128]-[.C3128]" office:value-type="float" office:value="-7.24430900000004">
            <text:p>-7.244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386999">
            <text:p>136.386999</text:p>
          </table:table-cell>
          <table:table-cell office:value-type="float" office:value="141.967081">
            <text:p>141.967081</text:p>
          </table:table-cell>
          <table:table-cell table:formula="of:=[.B3129]-[.C3129]" office:value-type="float" office:value="-5.580082">
            <text:p>-5.580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548165">
            <text:p>85.548165</text:p>
          </table:table-cell>
          <table:table-cell office:value-type="float" office:value="90.75084">
            <text:p>90.75084</text:p>
          </table:table-cell>
          <table:table-cell table:formula="of:=[.B3130]-[.C3130]" office:value-type="float" office:value="-5.202675">
            <text:p>-5.202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999902">
            <text:p>199.999902</text:p>
          </table:table-cell>
          <table:table-cell office:value-type="float" office:value="204.625351">
            <text:p>204.625351</text:p>
          </table:table-cell>
          <table:table-cell table:formula="of:=[.B3131]-[.C3131]" office:value-type="float" office:value="-4.625449">
            <text:p>-4.625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816202">
            <text:p>251.816202</text:p>
          </table:table-cell>
          <table:table-cell office:value-type="float" office:value="258.111248">
            <text:p>258.111248</text:p>
          </table:table-cell>
          <table:table-cell table:formula="of:=[.B3132]-[.C3132]" office:value-type="float" office:value="-6.29504599999999">
            <text:p>-6.295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195984">
            <text:p>174.195984</text:p>
          </table:table-cell>
          <table:table-cell office:value-type="float" office:value="181.756112">
            <text:p>181.756112</text:p>
          </table:table-cell>
          <table:table-cell table:formula="of:=[.B3133]-[.C3133]" office:value-type="float" office:value="-7.56012799999999">
            <text:p>-7.560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133922">
            <text:p>162.133922</text:p>
          </table:table-cell>
          <table:table-cell office:value-type="float" office:value="166.24025">
            <text:p>166.24025</text:p>
          </table:table-cell>
          <table:table-cell table:formula="of:=[.B3134]-[.C3134]" office:value-type="float" office:value="-4.10632799999999">
            <text:p>-4.106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17727">
            <text:p>281.17727</text:p>
          </table:table-cell>
          <table:table-cell office:value-type="float" office:value="290.807988">
            <text:p>290.807988</text:p>
          </table:table-cell>
          <table:table-cell table:formula="of:=[.B3135]-[.C3135]" office:value-type="float" office:value="-9.630718">
            <text:p>-9.630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410467">
            <text:p>213.410467</text:p>
          </table:table-cell>
          <table:table-cell office:value-type="float" office:value="218.720557">
            <text:p>218.720557</text:p>
          </table:table-cell>
          <table:table-cell table:formula="of:=[.B3136]-[.C3136]" office:value-type="float" office:value="-5.31009">
            <text:p>-5.31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13271">
            <text:p>55.913271</text:p>
          </table:table-cell>
          <table:table-cell office:value-type="float" office:value="58.1902">
            <text:p>58.1902</text:p>
          </table:table-cell>
          <table:table-cell table:formula="of:=[.B3137]-[.C3137]" office:value-type="float" office:value="-2.276929">
            <text:p>-2.276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348964">
            <text:p>254.348964</text:p>
          </table:table-cell>
          <table:table-cell office:value-type="float" office:value="262.375331">
            <text:p>262.375331</text:p>
          </table:table-cell>
          <table:table-cell table:formula="of:=[.B3138]-[.C3138]" office:value-type="float" office:value="-8.02636700000002">
            <text:p>-8.026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8673">
            <text:p>132.48673</text:p>
          </table:table-cell>
          <table:table-cell office:value-type="float" office:value="138.966312">
            <text:p>138.966312</text:p>
          </table:table-cell>
          <table:table-cell table:formula="of:=[.B3139]-[.C3139]" office:value-type="float" office:value="-6.47958199999999">
            <text:p>-6.479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040265">
            <text:p>205.040265</text:p>
          </table:table-cell>
          <table:table-cell office:value-type="float" office:value="210.503011">
            <text:p>210.503011</text:p>
          </table:table-cell>
          <table:table-cell table:formula="of:=[.B3140]-[.C3140]" office:value-type="float" office:value="-5.46274599999998">
            <text:p>-5.462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066784">
            <text:p>157.066784</text:p>
          </table:table-cell>
          <table:table-cell office:value-type="float" office:value="161.209006">
            <text:p>161.209006</text:p>
          </table:table-cell>
          <table:table-cell table:formula="of:=[.B3141]-[.C3141]" office:value-type="float" office:value="-4.14222199999998">
            <text:p>-4.142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.332019">
            <text:p>330.332019</text:p>
          </table:table-cell>
          <table:table-cell office:value-type="float" office:value="338.503654">
            <text:p>338.503654</text:p>
          </table:table-cell>
          <table:table-cell table:formula="of:=[.B3142]-[.C3142]" office:value-type="float" office:value="-8.17163499999998">
            <text:p>-8.171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616815">
            <text:p>256.616815</text:p>
          </table:table-cell>
          <table:table-cell office:value-type="float" office:value="265.544674">
            <text:p>265.544674</text:p>
          </table:table-cell>
          <table:table-cell table:formula="of:=[.B3143]-[.C3143]" office:value-type="float" office:value="-8.92785900000001">
            <text:p>-8.927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91412">
            <text:p>151.91412</text:p>
          </table:table-cell>
          <table:table-cell office:value-type="float" office:value="158.014512">
            <text:p>158.014512</text:p>
          </table:table-cell>
          <table:table-cell table:formula="of:=[.B3144]-[.C3144]" office:value-type="float" office:value="-6.100392">
            <text:p>-6.100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216286">
            <text:p>163.216286</text:p>
          </table:table-cell>
          <table:table-cell office:value-type="float" office:value="171.652209">
            <text:p>171.652209</text:p>
          </table:table-cell>
          <table:table-cell table:formula="of:=[.B3145]-[.C3145]" office:value-type="float" office:value="-8.435923">
            <text:p>-8.435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37703">
            <text:p>122.37703</text:p>
          </table:table-cell>
          <table:table-cell office:value-type="float" office:value="125.454769">
            <text:p>125.454769</text:p>
          </table:table-cell>
          <table:table-cell table:formula="of:=[.B3146]-[.C3146]" office:value-type="float" office:value="-3.07773899999999">
            <text:p>-3.077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635418">
            <text:p>103.635418</text:p>
          </table:table-cell>
          <table:table-cell office:value-type="float" office:value="108.239345">
            <text:p>108.239345</text:p>
          </table:table-cell>
          <table:table-cell table:formula="of:=[.B3147]-[.C3147]" office:value-type="float" office:value="-4.603927">
            <text:p>-4.603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669414">
            <text:p>157.669414</text:p>
          </table:table-cell>
          <table:table-cell office:value-type="float" office:value="162.468128">
            <text:p>162.468128</text:p>
          </table:table-cell>
          <table:table-cell table:formula="of:=[.B3148]-[.C3148]" office:value-type="float" office:value="-4.79871400000002">
            <text:p>-4.798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995874">
            <text:p>81.995874</text:p>
          </table:table-cell>
          <table:table-cell office:value-type="float" office:value="83.254012">
            <text:p>83.254012</text:p>
          </table:table-cell>
          <table:table-cell table:formula="of:=[.B3149]-[.C3149]" office:value-type="float" office:value="-1.258138">
            <text:p>-1.258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362179">
            <text:p>150.362179</text:p>
          </table:table-cell>
          <table:table-cell office:value-type="float" office:value="156.706166">
            <text:p>156.706166</text:p>
          </table:table-cell>
          <table:table-cell table:formula="of:=[.B3150]-[.C3150]" office:value-type="float" office:value="-6.343987">
            <text:p>-6.343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603859">
            <text:p>145.603859</text:p>
          </table:table-cell>
          <table:table-cell office:value-type="float" office:value="153.609128">
            <text:p>153.609128</text:p>
          </table:table-cell>
          <table:table-cell table:formula="of:=[.B3151]-[.C3151]" office:value-type="float" office:value="-8.005269">
            <text:p>-8.005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2.758658">
            <text:p>402.758658</text:p>
          </table:table-cell>
          <table:table-cell office:value-type="float" office:value="405.275208">
            <text:p>405.275208</text:p>
          </table:table-cell>
          <table:table-cell table:formula="of:=[.B3152]-[.C3152]" office:value-type="float" office:value="-2.51655">
            <text:p>-2.51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190201">
            <text:p>91.190201</text:p>
          </table:table-cell>
          <table:table-cell office:value-type="float" office:value="98.538399">
            <text:p>98.538399</text:p>
          </table:table-cell>
          <table:table-cell table:formula="of:=[.B3153]-[.C3153]" office:value-type="float" office:value="-7.348198">
            <text:p>-7.348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263019">
            <text:p>157.263019</text:p>
          </table:table-cell>
          <table:table-cell office:value-type="float" office:value="161.659845">
            <text:p>161.659845</text:p>
          </table:table-cell>
          <table:table-cell table:formula="of:=[.B3154]-[.C3154]" office:value-type="float" office:value="-4.39682599999998">
            <text:p>-4.396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447352">
            <text:p>127.447352</text:p>
          </table:table-cell>
          <table:table-cell office:value-type="float" office:value="132.704824">
            <text:p>132.704824</text:p>
          </table:table-cell>
          <table:table-cell table:formula="of:=[.B3155]-[.C3155]" office:value-type="float" office:value="-5.25747200000001">
            <text:p>-5.257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6.900106">
            <text:p>476.900106</text:p>
          </table:table-cell>
          <table:table-cell office:value-type="float" office:value="489.991779">
            <text:p>489.991779</text:p>
          </table:table-cell>
          <table:table-cell table:formula="of:=[.B3156]-[.C3156]" office:value-type="float" office:value="-13.091673">
            <text:p>-13.091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074078">
            <text:p>173.074078</text:p>
          </table:table-cell>
          <table:table-cell office:value-type="float" office:value="176.668936">
            <text:p>176.668936</text:p>
          </table:table-cell>
          <table:table-cell table:formula="of:=[.B3157]-[.C3157]" office:value-type="float" office:value="-3.59485800000002">
            <text:p>-3.5948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44521">
            <text:p>153.44521</text:p>
          </table:table-cell>
          <table:table-cell office:value-type="float" office:value="158.680898">
            <text:p>158.680898</text:p>
          </table:table-cell>
          <table:table-cell table:formula="of:=[.B3158]-[.C3158]" office:value-type="float" office:value="-5.23568800000001">
            <text:p>-5.235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352217">
            <text:p>59.352217</text:p>
          </table:table-cell>
          <table:table-cell office:value-type="float" office:value="60.602963">
            <text:p>60.602963</text:p>
          </table:table-cell>
          <table:table-cell table:formula="of:=[.B3159]-[.C3159]" office:value-type="float" office:value="-1.250746">
            <text:p>-1.2507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869139">
            <text:p>27.869139</text:p>
          </table:table-cell>
          <table:table-cell office:value-type="float" office:value="29.128723">
            <text:p>29.128723</text:p>
          </table:table-cell>
          <table:table-cell table:formula="of:=[.B3160]-[.C3160]" office:value-type="float" office:value="-1.259584">
            <text:p>-1.259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.283623">
            <text:p>333.283623</text:p>
          </table:table-cell>
          <table:table-cell office:value-type="float" office:value="339.992783">
            <text:p>339.992783</text:p>
          </table:table-cell>
          <table:table-cell table:formula="of:=[.B3161]-[.C3161]" office:value-type="float" office:value="-6.70916">
            <text:p>-6.70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573093">
            <text:p>187.573093</text:p>
          </table:table-cell>
          <table:table-cell office:value-type="float" office:value="194.176096">
            <text:p>194.176096</text:p>
          </table:table-cell>
          <table:table-cell table:formula="of:=[.B3162]-[.C3162]" office:value-type="float" office:value="-6.603003">
            <text:p>-6.603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.14951">
            <text:p>291.14951</text:p>
          </table:table-cell>
          <table:table-cell office:value-type="float" office:value="304.486171">
            <text:p>304.486171</text:p>
          </table:table-cell>
          <table:table-cell table:formula="of:=[.B3163]-[.C3163]" office:value-type="float" office:value="-13.336661">
            <text:p>-13.336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716718">
            <text:p>66.716718</text:p>
          </table:table-cell>
          <table:table-cell office:value-type="float" office:value="66.64205">
            <text:p>66.64205</text:p>
          </table:table-cell>
          <table:table-cell table:formula="of:=[.B3164]-[.C3164]" office:value-type="float" office:value="0.0746680000000026">
            <text:p>0.074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783614">
            <text:p>191.783614</text:p>
          </table:table-cell>
          <table:table-cell office:value-type="float" office:value="202.464482">
            <text:p>202.464482</text:p>
          </table:table-cell>
          <table:table-cell table:formula="of:=[.B3165]-[.C3165]" office:value-type="float" office:value="-10.680868">
            <text:p>-10.680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568815">
            <text:p>195.568815</text:p>
          </table:table-cell>
          <table:table-cell office:value-type="float" office:value="201.637778">
            <text:p>201.637778</text:p>
          </table:table-cell>
          <table:table-cell table:formula="of:=[.B3166]-[.C3166]" office:value-type="float" office:value="-6.068963">
            <text:p>-6.068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270819">
            <text:p>216.270819</text:p>
          </table:table-cell>
          <table:table-cell office:value-type="float" office:value="220.743114">
            <text:p>220.743114</text:p>
          </table:table-cell>
          <table:table-cell table:formula="of:=[.B3167]-[.C3167]" office:value-type="float" office:value="-4.472295">
            <text:p>-4.472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199001">
            <text:p>188.199001</text:p>
          </table:table-cell>
          <table:table-cell office:value-type="float" office:value="194.4059">
            <text:p>194.4059</text:p>
          </table:table-cell>
          <table:table-cell table:formula="of:=[.B3168]-[.C3168]" office:value-type="float" office:value="-6.20689899999999">
            <text:p>-6.206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997653">
            <text:p>131.997653</text:p>
          </table:table-cell>
          <table:table-cell office:value-type="float" office:value="134.409808">
            <text:p>134.409808</text:p>
          </table:table-cell>
          <table:table-cell table:formula="of:=[.B3169]-[.C3169]" office:value-type="float" office:value="-2.41215499999998">
            <text:p>-2.412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881558">
            <text:p>201.881558</text:p>
          </table:table-cell>
          <table:table-cell office:value-type="float" office:value="216.653779">
            <text:p>216.653779</text:p>
          </table:table-cell>
          <table:table-cell table:formula="of:=[.B3170]-[.C3170]" office:value-type="float" office:value="-14.772221">
            <text:p>-14.772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33523">
            <text:p>75.833523</text:p>
          </table:table-cell>
          <table:table-cell office:value-type="float" office:value="82.862471">
            <text:p>82.862471</text:p>
          </table:table-cell>
          <table:table-cell table:formula="of:=[.B3171]-[.C3171]" office:value-type="float" office:value="-7.028948">
            <text:p>-7.028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461562">
            <text:p>110.461562</text:p>
          </table:table-cell>
          <table:table-cell office:value-type="float" office:value="118.645245">
            <text:p>118.645245</text:p>
          </table:table-cell>
          <table:table-cell table:formula="of:=[.B3172]-[.C3172]" office:value-type="float" office:value="-8.183683">
            <text:p>-8.183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303627">
            <text:p>234.303627</text:p>
          </table:table-cell>
          <table:table-cell office:value-type="float" office:value="247.222334">
            <text:p>247.222334</text:p>
          </table:table-cell>
          <table:table-cell table:formula="of:=[.B3173]-[.C3173]" office:value-type="float" office:value="-12.918707">
            <text:p>-12.918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3.515553">
            <text:p>343.515553</text:p>
          </table:table-cell>
          <table:table-cell office:value-type="float" office:value="359.232158">
            <text:p>359.232158</text:p>
          </table:table-cell>
          <table:table-cell table:formula="of:=[.B3174]-[.C3174]" office:value-type="float" office:value="-15.716605">
            <text:p>-15.716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774542">
            <text:p>195.774542</text:p>
          </table:table-cell>
          <table:table-cell office:value-type="float" office:value="206.141032">
            <text:p>206.141032</text:p>
          </table:table-cell>
          <table:table-cell table:formula="of:=[.B3175]-[.C3175]" office:value-type="float" office:value="-10.36649">
            <text:p>-10.36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8.726355">
            <text:p>608.726355</text:p>
          </table:table-cell>
          <table:table-cell office:value-type="float" office:value="630.739687">
            <text:p>630.739687</text:p>
          </table:table-cell>
          <table:table-cell table:formula="of:=[.B3176]-[.C3176]" office:value-type="float" office:value="-22.013332">
            <text:p>-22.013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.325701">
            <text:p>296.325701</text:p>
          </table:table-cell>
          <table:table-cell office:value-type="float" office:value="310.71449">
            <text:p>310.71449</text:p>
          </table:table-cell>
          <table:table-cell table:formula="of:=[.B3177]-[.C3177]" office:value-type="float" office:value="-14.388789">
            <text:p>-14.388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.298188">
            <text:p>307.298188</text:p>
          </table:table-cell>
          <table:table-cell office:value-type="float" office:value="324.769698">
            <text:p>324.769698</text:p>
          </table:table-cell>
          <table:table-cell table:formula="of:=[.B3178]-[.C3178]" office:value-type="float" office:value="-17.47151">
            <text:p>-17.47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76702">
            <text:p>169.976702</text:p>
          </table:table-cell>
          <table:table-cell office:value-type="float" office:value="179.262188">
            <text:p>179.262188</text:p>
          </table:table-cell>
          <table:table-cell table:formula="of:=[.B3179]-[.C3179]" office:value-type="float" office:value="-9.28548600000002">
            <text:p>-9.285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692735">
            <text:p>65.692735</text:p>
          </table:table-cell>
          <table:table-cell office:value-type="float" office:value="67.315179">
            <text:p>67.315179</text:p>
          </table:table-cell>
          <table:table-cell table:formula="of:=[.B3180]-[.C3180]" office:value-type="float" office:value="-1.622444">
            <text:p>-1.622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974361">
            <text:p>158.974361</text:p>
          </table:table-cell>
          <table:table-cell office:value-type="float" office:value="167.005783">
            <text:p>167.005783</text:p>
          </table:table-cell>
          <table:table-cell table:formula="of:=[.B3181]-[.C3181]" office:value-type="float" office:value="-8.03142200000002">
            <text:p>-8.031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475916">
            <text:p>132.475916</text:p>
          </table:table-cell>
          <table:table-cell office:value-type="float" office:value="144.149393">
            <text:p>144.149393</text:p>
          </table:table-cell>
          <table:table-cell table:formula="of:=[.B3182]-[.C3182]" office:value-type="float" office:value="-11.673477">
            <text:p>-11.673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231155">
            <text:p>175.231155</text:p>
          </table:table-cell>
          <table:table-cell office:value-type="float" office:value="187.648579">
            <text:p>187.648579</text:p>
          </table:table-cell>
          <table:table-cell table:formula="of:=[.B3183]-[.C3183]" office:value-type="float" office:value="-12.417424">
            <text:p>-12.417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370119">
            <text:p>246.370119</text:p>
          </table:table-cell>
          <table:table-cell office:value-type="float" office:value="257.381171">
            <text:p>257.381171</text:p>
          </table:table-cell>
          <table:table-cell table:formula="of:=[.B3184]-[.C3184]" office:value-type="float" office:value="-11.011052">
            <text:p>-11.011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069984">
            <text:p>249.069984</text:p>
          </table:table-cell>
          <table:table-cell office:value-type="float" office:value="262.054489">
            <text:p>262.054489</text:p>
          </table:table-cell>
          <table:table-cell table:formula="of:=[.B3185]-[.C3185]" office:value-type="float" office:value="-12.984505">
            <text:p>-12.984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45589">
            <text:p>66.145589</text:p>
          </table:table-cell>
          <table:table-cell office:value-type="float" office:value="71.062775">
            <text:p>71.062775</text:p>
          </table:table-cell>
          <table:table-cell table:formula="of:=[.B3186]-[.C3186]" office:value-type="float" office:value="-4.917186">
            <text:p>-4.917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38239">
            <text:p>125.38239</text:p>
          </table:table-cell>
          <table:table-cell office:value-type="float" office:value="134.027264">
            <text:p>134.027264</text:p>
          </table:table-cell>
          <table:table-cell table:formula="of:=[.B3187]-[.C3187]" office:value-type="float" office:value="-8.644874">
            <text:p>-8.644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28776">
            <text:p>115.628776</text:p>
          </table:table-cell>
          <table:table-cell office:value-type="float" office:value="126.485794">
            <text:p>126.485794</text:p>
          </table:table-cell>
          <table:table-cell table:formula="of:=[.B3188]-[.C3188]" office:value-type="float" office:value="-10.857018">
            <text:p>-10.857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322371">
            <text:p>122.322371</text:p>
          </table:table-cell>
          <table:table-cell office:value-type="float" office:value="130.798054">
            <text:p>130.798054</text:p>
          </table:table-cell>
          <table:table-cell table:formula="of:=[.B3189]-[.C3189]" office:value-type="float" office:value="-8.475683">
            <text:p>-8.475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723162">
            <text:p>162.723162</text:p>
          </table:table-cell>
          <table:table-cell office:value-type="float" office:value="173.94424">
            <text:p>173.94424</text:p>
          </table:table-cell>
          <table:table-cell table:formula="of:=[.B3190]-[.C3190]" office:value-type="float" office:value="-11.221078">
            <text:p>-11.221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623021">
            <text:p>185.623021</text:p>
          </table:table-cell>
          <table:table-cell office:value-type="float" office:value="195.464252">
            <text:p>195.464252</text:p>
          </table:table-cell>
          <table:table-cell table:formula="of:=[.B3191]-[.C3191]" office:value-type="float" office:value="-9.84123099999999">
            <text:p>-9.841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802649">
            <text:p>172.802649</text:p>
          </table:table-cell>
          <table:table-cell office:value-type="float" office:value="177.740152">
            <text:p>177.740152</text:p>
          </table:table-cell>
          <table:table-cell table:formula="of:=[.B3192]-[.C3192]" office:value-type="float" office:value="-4.93750299999999">
            <text:p>-4.937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432211">
            <text:p>188.432211</text:p>
          </table:table-cell>
          <table:table-cell office:value-type="float" office:value="199.541363">
            <text:p>199.541363</text:p>
          </table:table-cell>
          <table:table-cell table:formula="of:=[.B3193]-[.C3193]" office:value-type="float" office:value="-11.109152">
            <text:p>-11.109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292423">
            <text:p>225.292423</text:p>
          </table:table-cell>
          <table:table-cell office:value-type="float" office:value="237.148251">
            <text:p>237.148251</text:p>
          </table:table-cell>
          <table:table-cell table:formula="of:=[.B3194]-[.C3194]" office:value-type="float" office:value="-11.855828">
            <text:p>-11.855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0.461966">
            <text:p>350.461966</text:p>
          </table:table-cell>
          <table:table-cell office:value-type="float" office:value="381.199799">
            <text:p>381.199799</text:p>
          </table:table-cell>
          <table:table-cell table:formula="of:=[.B3195]-[.C3195]" office:value-type="float" office:value="-30.737833">
            <text:p>-30.737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338305">
            <text:p>149.338305</text:p>
          </table:table-cell>
          <table:table-cell office:value-type="float" office:value="157.632384">
            <text:p>157.632384</text:p>
          </table:table-cell>
          <table:table-cell table:formula="of:=[.B3196]-[.C3196]" office:value-type="float" office:value="-8.29407900000001">
            <text:p>-8.294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93398">
            <text:p>131.93398</text:p>
          </table:table-cell>
          <table:table-cell office:value-type="float" office:value="140.556396">
            <text:p>140.556396</text:p>
          </table:table-cell>
          <table:table-cell table:formula="of:=[.B3197]-[.C3197]" office:value-type="float" office:value="-8.62241600000002">
            <text:p>-8.622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.75763">
            <text:p>424.75763</text:p>
          </table:table-cell>
          <table:table-cell office:value-type="float" office:value="444.427409">
            <text:p>444.427409</text:p>
          </table:table-cell>
          <table:table-cell table:formula="of:=[.B3198]-[.C3198]" office:value-type="float" office:value="-19.669779">
            <text:p>-19.669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479833">
            <text:p>184.479833</text:p>
          </table:table-cell>
          <table:table-cell office:value-type="float" office:value="194.69722">
            <text:p>194.69722</text:p>
          </table:table-cell>
          <table:table-cell table:formula="of:=[.B3199]-[.C3199]" office:value-type="float" office:value="-10.217387">
            <text:p>-10.217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426233">
            <text:p>99.426233</text:p>
          </table:table-cell>
          <table:table-cell office:value-type="float" office:value="106.944857">
            <text:p>106.944857</text:p>
          </table:table-cell>
          <table:table-cell table:formula="of:=[.B3200]-[.C3200]" office:value-type="float" office:value="-7.518624">
            <text:p>-7.518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05321">
            <text:p>157.305321</text:p>
          </table:table-cell>
          <table:table-cell office:value-type="float" office:value="167.626685">
            <text:p>167.626685</text:p>
          </table:table-cell>
          <table:table-cell table:formula="of:=[.B3201]-[.C3201]" office:value-type="float" office:value="-10.321364">
            <text:p>-10.321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449338">
            <text:p>149.449338</text:p>
          </table:table-cell>
          <table:table-cell office:value-type="float" office:value="157.5772">
            <text:p>157.5772</text:p>
          </table:table-cell>
          <table:table-cell table:formula="of:=[.B3202]-[.C3202]" office:value-type="float" office:value="-8.12786199999999">
            <text:p>-8.127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361013">
            <text:p>178.361013</text:p>
          </table:table-cell>
          <table:table-cell office:value-type="float" office:value="188.705182">
            <text:p>188.705182</text:p>
          </table:table-cell>
          <table:table-cell table:formula="of:=[.B3203]-[.C3203]" office:value-type="float" office:value="-10.344169">
            <text:p>-10.344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701221">
            <text:p>206.701221</text:p>
          </table:table-cell>
          <table:table-cell office:value-type="float" office:value="218.862844">
            <text:p>218.862844</text:p>
          </table:table-cell>
          <table:table-cell table:formula="of:=[.B3204]-[.C3204]" office:value-type="float" office:value="-12.161623">
            <text:p>-12.161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0.660398">
            <text:p>400.660398</text:p>
          </table:table-cell>
          <table:table-cell office:value-type="float" office:value="416.084295">
            <text:p>416.084295</text:p>
          </table:table-cell>
          <table:table-cell table:formula="of:=[.B3205]-[.C3205]" office:value-type="float" office:value="-15.423897">
            <text:p>-15.423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6358">
            <text:p>115.66358</text:p>
          </table:table-cell>
          <table:table-cell office:value-type="float" office:value="122.858689">
            <text:p>122.858689</text:p>
          </table:table-cell>
          <table:table-cell table:formula="of:=[.B3206]-[.C3206]" office:value-type="float" office:value="-7.195109">
            <text:p>-7.195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649078">
            <text:p>213.649078</text:p>
          </table:table-cell>
          <table:table-cell office:value-type="float" office:value="223.470459">
            <text:p>223.470459</text:p>
          </table:table-cell>
          <table:table-cell table:formula="of:=[.B3207]-[.C3207]" office:value-type="float" office:value="-9.821381">
            <text:p>-9.821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53912">
            <text:p>67.653912</text:p>
          </table:table-cell>
          <table:table-cell office:value-type="float" office:value="71.659137">
            <text:p>71.659137</text:p>
          </table:table-cell>
          <table:table-cell table:formula="of:=[.B3208]-[.C3208]" office:value-type="float" office:value="-4.005225">
            <text:p>-4.005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82369">
            <text:p>118.682369</text:p>
          </table:table-cell>
          <table:table-cell office:value-type="float" office:value="124.931862">
            <text:p>124.931862</text:p>
          </table:table-cell>
          <table:table-cell table:formula="of:=[.B3209]-[.C3209]" office:value-type="float" office:value="-6.249493">
            <text:p>-6.249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78462">
            <text:p>68.778462</text:p>
          </table:table-cell>
          <table:table-cell office:value-type="float" office:value="72.407352">
            <text:p>72.407352</text:p>
          </table:table-cell>
          <table:table-cell table:formula="of:=[.B3210]-[.C3210]" office:value-type="float" office:value="-3.62889">
            <text:p>-3.62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812937">
            <text:p>111.812937</text:p>
          </table:table-cell>
          <table:table-cell office:value-type="float" office:value="118.936283">
            <text:p>118.936283</text:p>
          </table:table-cell>
          <table:table-cell table:formula="of:=[.B3211]-[.C3211]" office:value-type="float" office:value="-7.123346">
            <text:p>-7.123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3.938355">
            <text:p>783.938355</text:p>
          </table:table-cell>
          <table:table-cell office:value-type="float" office:value="806.81543">
            <text:p>806.81543</text:p>
          </table:table-cell>
          <table:table-cell table:formula="of:=[.B3212]-[.C3212]" office:value-type="float" office:value="-22.877075">
            <text:p>-22.877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59808">
            <text:p>145.459808</text:p>
          </table:table-cell>
          <table:table-cell office:value-type="float" office:value="162.331932">
            <text:p>162.331932</text:p>
          </table:table-cell>
          <table:table-cell table:formula="of:=[.B3213]-[.C3213]" office:value-type="float" office:value="-16.872124">
            <text:p>-16.872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1512">
            <text:p>135.31512</text:p>
          </table:table-cell>
          <table:table-cell office:value-type="float" office:value="144.597056">
            <text:p>144.597056</text:p>
          </table:table-cell>
          <table:table-cell table:formula="of:=[.B3214]-[.C3214]" office:value-type="float" office:value="-9.281936">
            <text:p>-9.281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756243">
            <text:p>90.756243</text:p>
          </table:table-cell>
          <table:table-cell office:value-type="float" office:value="95.975034">
            <text:p>95.975034</text:p>
          </table:table-cell>
          <table:table-cell table:formula="of:=[.B3215]-[.C3215]" office:value-type="float" office:value="-5.218791">
            <text:p>-5.218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.374216">
            <text:p>300.374216</text:p>
          </table:table-cell>
          <table:table-cell office:value-type="float" office:value="311.93546">
            <text:p>311.93546</text:p>
          </table:table-cell>
          <table:table-cell table:formula="of:=[.B3216]-[.C3216]" office:value-type="float" office:value="-11.561244">
            <text:p>-11.561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108049">
            <text:p>106.108049</text:p>
          </table:table-cell>
          <table:table-cell office:value-type="float" office:value="113.399422">
            <text:p>113.399422</text:p>
          </table:table-cell>
          <table:table-cell table:formula="of:=[.B3217]-[.C3217]" office:value-type="float" office:value="-7.29137300000001">
            <text:p>-7.291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93958">
            <text:p>100.993958</text:p>
          </table:table-cell>
          <table:table-cell office:value-type="float" office:value="106.319274">
            <text:p>106.319274</text:p>
          </table:table-cell>
          <table:table-cell table:formula="of:=[.B3218]-[.C3218]" office:value-type="float" office:value="-5.32531599999999">
            <text:p>-5.325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658314">
            <text:p>140.658314</text:p>
          </table:table-cell>
          <table:table-cell office:value-type="float" office:value="151.762193">
            <text:p>151.762193</text:p>
          </table:table-cell>
          <table:table-cell table:formula="of:=[.B3219]-[.C3219]" office:value-type="float" office:value="-11.103879">
            <text:p>-11.103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819267">
            <text:p>97.819267</text:p>
          </table:table-cell>
          <table:table-cell office:value-type="float" office:value="104.648572">
            <text:p>104.648572</text:p>
          </table:table-cell>
          <table:table-cell table:formula="of:=[.B3220]-[.C3220]" office:value-type="float" office:value="-6.82930500000001">
            <text:p>-6.829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61846">
            <text:p>117.861846</text:p>
          </table:table-cell>
          <table:table-cell office:value-type="float" office:value="124.967419">
            <text:p>124.967419</text:p>
          </table:table-cell>
          <table:table-cell table:formula="of:=[.B3221]-[.C3221]" office:value-type="float" office:value="-7.10557300000001">
            <text:p>-7.105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43036">
            <text:p>104.143036</text:p>
          </table:table-cell>
          <table:table-cell office:value-type="float" office:value="111.742121">
            <text:p>111.742121</text:p>
          </table:table-cell>
          <table:table-cell table:formula="of:=[.B3222]-[.C3222]" office:value-type="float" office:value="-7.599085">
            <text:p>-7.599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640514">
            <text:p>158.640514</text:p>
          </table:table-cell>
          <table:table-cell office:value-type="float" office:value="166.127983">
            <text:p>166.127983</text:p>
          </table:table-cell>
          <table:table-cell table:formula="of:=[.B3223]-[.C3223]" office:value-type="float" office:value="-7.487469">
            <text:p>-7.487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873874">
            <text:p>146.873874</text:p>
          </table:table-cell>
          <table:table-cell office:value-type="float" office:value="157.235134">
            <text:p>157.235134</text:p>
          </table:table-cell>
          <table:table-cell table:formula="of:=[.B3224]-[.C3224]" office:value-type="float" office:value="-10.36126">
            <text:p>-10.36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85447">
            <text:p>141.685447</text:p>
          </table:table-cell>
          <table:table-cell office:value-type="float" office:value="149.293977">
            <text:p>149.293977</text:p>
          </table:table-cell>
          <table:table-cell table:formula="of:=[.B3225]-[.C3225]" office:value-type="float" office:value="-7.60853">
            <text:p>-7.60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972499">
            <text:p>149.972499</text:p>
          </table:table-cell>
          <table:table-cell office:value-type="float" office:value="159.269874">
            <text:p>159.269874</text:p>
          </table:table-cell>
          <table:table-cell table:formula="of:=[.B3226]-[.C3226]" office:value-type="float" office:value="-9.29737499999999">
            <text:p>-9.297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597301">
            <text:p>331.597301</text:p>
          </table:table-cell>
          <table:table-cell office:value-type="float" office:value="345.5455">
            <text:p>345.5455</text:p>
          </table:table-cell>
          <table:table-cell table:formula="of:=[.B3227]-[.C3227]" office:value-type="float" office:value="-13.948199">
            <text:p>-13.948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87193">
            <text:p>57.987193</text:p>
          </table:table-cell>
          <table:table-cell office:value-type="float" office:value="61.841121">
            <text:p>61.841121</text:p>
          </table:table-cell>
          <table:table-cell table:formula="of:=[.B3228]-[.C3228]" office:value-type="float" office:value="-3.853928">
            <text:p>-3.8539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158904">
            <text:p>161.158904</text:p>
          </table:table-cell>
          <table:table-cell office:value-type="float" office:value="173.625537">
            <text:p>173.625537</text:p>
          </table:table-cell>
          <table:table-cell table:formula="of:=[.B3229]-[.C3229]" office:value-type="float" office:value="-12.466633">
            <text:p>-12.466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533661">
            <text:p>177.533661</text:p>
          </table:table-cell>
          <table:table-cell office:value-type="float" office:value="188.50014">
            <text:p>188.50014</text:p>
          </table:table-cell>
          <table:table-cell table:formula="of:=[.B3230]-[.C3230]" office:value-type="float" office:value="-10.966479">
            <text:p>-10.966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400413">
            <text:p>144.400413</text:p>
          </table:table-cell>
          <table:table-cell office:value-type="float" office:value="153.338499">
            <text:p>153.338499</text:p>
          </table:table-cell>
          <table:table-cell table:formula="of:=[.B3231]-[.C3231]" office:value-type="float" office:value="-8.93808600000003">
            <text:p>-8.938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003216">
            <text:p>283.003216</text:p>
          </table:table-cell>
          <table:table-cell office:value-type="float" office:value="295.765078">
            <text:p>295.765078</text:p>
          </table:table-cell>
          <table:table-cell table:formula="of:=[.B3232]-[.C3232]" office:value-type="float" office:value="-12.761862">
            <text:p>-12.761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977262">
            <text:p>109.977262</text:p>
          </table:table-cell>
          <table:table-cell office:value-type="float" office:value="116.290655">
            <text:p>116.290655</text:p>
          </table:table-cell>
          <table:table-cell table:formula="of:=[.B3233]-[.C3233]" office:value-type="float" office:value="-6.31339300000001">
            <text:p>-6.313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81758">
            <text:p>79.581758</text:p>
          </table:table-cell>
          <table:table-cell office:value-type="float" office:value="85.711615">
            <text:p>85.711615</text:p>
          </table:table-cell>
          <table:table-cell table:formula="of:=[.B3234]-[.C3234]" office:value-type="float" office:value="-6.129857">
            <text:p>-6.129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203039">
            <text:p>114.203039</text:p>
          </table:table-cell>
          <table:table-cell office:value-type="float" office:value="117.546878">
            <text:p>117.546878</text:p>
          </table:table-cell>
          <table:table-cell table:formula="of:=[.B3235]-[.C3235]" office:value-type="float" office:value="-3.343839">
            <text:p>-3.343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9912">
            <text:p>218.9912</text:p>
          </table:table-cell>
          <table:table-cell office:value-type="float" office:value="230.013579">
            <text:p>230.013579</text:p>
          </table:table-cell>
          <table:table-cell table:formula="of:=[.B3236]-[.C3236]" office:value-type="float" office:value="-11.022379">
            <text:p>-11.022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470813">
            <text:p>95.470813</text:p>
          </table:table-cell>
          <table:table-cell office:value-type="float" office:value="102.231966">
            <text:p>102.231966</text:p>
          </table:table-cell>
          <table:table-cell table:formula="of:=[.B3237]-[.C3237]" office:value-type="float" office:value="-6.76115299999999">
            <text:p>-6.761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6.167245">
            <text:p>296.167245</text:p>
          </table:table-cell>
          <table:table-cell office:value-type="float" office:value="313.207326">
            <text:p>313.207326</text:p>
          </table:table-cell>
          <table:table-cell table:formula="of:=[.B3238]-[.C3238]" office:value-type="float" office:value="-17.040081">
            <text:p>-17.040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209977">
            <text:p>252.209977</text:p>
          </table:table-cell>
          <table:table-cell office:value-type="float" office:value="269.901179">
            <text:p>269.901179</text:p>
          </table:table-cell>
          <table:table-cell table:formula="of:=[.B3239]-[.C3239]" office:value-type="float" office:value="-17.691202">
            <text:p>-17.6912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5.645834">
            <text:p>505.645834</text:p>
          </table:table-cell>
          <table:table-cell office:value-type="float" office:value="521.446884">
            <text:p>521.446884</text:p>
          </table:table-cell>
          <table:table-cell table:formula="of:=[.B3240]-[.C3240]" office:value-type="float" office:value="-15.80105">
            <text:p>-15.80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01513">
            <text:p>94.601513</text:p>
          </table:table-cell>
          <table:table-cell office:value-type="float" office:value="102.091433">
            <text:p>102.091433</text:p>
          </table:table-cell>
          <table:table-cell table:formula="of:=[.B3241]-[.C3241]" office:value-type="float" office:value="-7.48992">
            <text:p>-7.48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08474">
            <text:p>65.008474</text:p>
          </table:table-cell>
          <table:table-cell office:value-type="float" office:value="68.304947">
            <text:p>68.304947</text:p>
          </table:table-cell>
          <table:table-cell table:formula="of:=[.B3242]-[.C3242]" office:value-type="float" office:value="-3.29647299999999">
            <text:p>-3.296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567669">
            <text:p>239.567669</text:p>
          </table:table-cell>
          <table:table-cell office:value-type="float" office:value="244.894765">
            <text:p>244.894765</text:p>
          </table:table-cell>
          <table:table-cell table:formula="of:=[.B3243]-[.C3243]" office:value-type="float" office:value="-5.32709600000001">
            <text:p>-5.327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492586">
            <text:p>287.492586</text:p>
          </table:table-cell>
          <table:table-cell office:value-type="float" office:value="305.681956">
            <text:p>305.681956</text:p>
          </table:table-cell>
          <table:table-cell table:formula="of:=[.B3244]-[.C3244]" office:value-type="float" office:value="-18.18937">
            <text:p>-18.18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47664">
            <text:p>100.147664</text:p>
          </table:table-cell>
          <table:table-cell office:value-type="float" office:value="108.682058">
            <text:p>108.682058</text:p>
          </table:table-cell>
          <table:table-cell table:formula="of:=[.B3245]-[.C3245]" office:value-type="float" office:value="-8.53439399999999">
            <text:p>-8.5343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8262">
            <text:p>195.8262</text:p>
          </table:table-cell>
          <table:table-cell office:value-type="float" office:value="206.639229">
            <text:p>206.639229</text:p>
          </table:table-cell>
          <table:table-cell table:formula="of:=[.B3246]-[.C3246]" office:value-type="float" office:value="-10.813029">
            <text:p>-10.813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252205">
            <text:p>174.252205</text:p>
          </table:table-cell>
          <table:table-cell office:value-type="float" office:value="182.290208">
            <text:p>182.290208</text:p>
          </table:table-cell>
          <table:table-cell table:formula="of:=[.B3247]-[.C3247]" office:value-type="float" office:value="-8.038003">
            <text:p>-8.038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55384">
            <text:p>106.655384</text:p>
          </table:table-cell>
          <table:table-cell office:value-type="float" office:value="111.888617">
            <text:p>111.888617</text:p>
          </table:table-cell>
          <table:table-cell table:formula="of:=[.B3248]-[.C3248]" office:value-type="float" office:value="-5.233233">
            <text:p>-5.233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917521">
            <text:p>254.917521</text:p>
          </table:table-cell>
          <table:table-cell office:value-type="float" office:value="271.910131">
            <text:p>271.910131</text:p>
          </table:table-cell>
          <table:table-cell table:formula="of:=[.B3249]-[.C3249]" office:value-type="float" office:value="-16.99261">
            <text:p>-16.99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410828">
            <text:p>241.410828</text:p>
          </table:table-cell>
          <table:table-cell office:value-type="float" office:value="267.822994">
            <text:p>267.822994</text:p>
          </table:table-cell>
          <table:table-cell table:formula="of:=[.B3250]-[.C3250]" office:value-type="float" office:value="-26.412166">
            <text:p>-26.412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46358">
            <text:p>130.646358</text:p>
          </table:table-cell>
          <table:table-cell office:value-type="float" office:value="140.057784">
            <text:p>140.057784</text:p>
          </table:table-cell>
          <table:table-cell table:formula="of:=[.B3251]-[.C3251]" office:value-type="float" office:value="-9.41142600000001">
            <text:p>-9.411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491505">
            <text:p>129.491505</text:p>
          </table:table-cell>
          <table:table-cell office:value-type="float" office:value="137.101263">
            <text:p>137.101263</text:p>
          </table:table-cell>
          <table:table-cell table:formula="of:=[.B3252]-[.C3252]" office:value-type="float" office:value="-7.609758">
            <text:p>-7.609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5.49876">
            <text:p>325.49876</text:p>
          </table:table-cell>
          <table:table-cell office:value-type="float" office:value="339.507543">
            <text:p>339.507543</text:p>
          </table:table-cell>
          <table:table-cell table:formula="of:=[.B3253]-[.C3253]" office:value-type="float" office:value="-14.008783">
            <text:p>-14.008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.106523">
            <text:p>320.106523</text:p>
          </table:table-cell>
          <table:table-cell office:value-type="float" office:value="336.447887">
            <text:p>336.447887</text:p>
          </table:table-cell>
          <table:table-cell table:formula="of:=[.B3254]-[.C3254]" office:value-type="float" office:value="-16.341364">
            <text:p>-16.341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754969">
            <text:p>130.754969</text:p>
          </table:table-cell>
          <table:table-cell office:value-type="float" office:value="138.384743">
            <text:p>138.384743</text:p>
          </table:table-cell>
          <table:table-cell table:formula="of:=[.B3255]-[.C3255]" office:value-type="float" office:value="-7.629774">
            <text:p>-7.629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902459">
            <text:p>227.902459</text:p>
          </table:table-cell>
          <table:table-cell office:value-type="float" office:value="239.875153">
            <text:p>239.875153</text:p>
          </table:table-cell>
          <table:table-cell table:formula="of:=[.B3256]-[.C3256]" office:value-type="float" office:value="-11.972694">
            <text:p>-11.972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655975">
            <text:p>196.655975</text:p>
          </table:table-cell>
          <table:table-cell office:value-type="float" office:value="207.114789">
            <text:p>207.114789</text:p>
          </table:table-cell>
          <table:table-cell table:formula="of:=[.B3257]-[.C3257]" office:value-type="float" office:value="-10.458814">
            <text:p>-10.458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91752">
            <text:p>95.791752</text:p>
          </table:table-cell>
          <table:table-cell office:value-type="float" office:value="102.187067">
            <text:p>102.187067</text:p>
          </table:table-cell>
          <table:table-cell table:formula="of:=[.B3258]-[.C3258]" office:value-type="float" office:value="-6.395315">
            <text:p>-6.395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99245">
            <text:p>145.599245</text:p>
          </table:table-cell>
          <table:table-cell office:value-type="float" office:value="159.680577">
            <text:p>159.680577</text:p>
          </table:table-cell>
          <table:table-cell table:formula="of:=[.B3259]-[.C3259]" office:value-type="float" office:value="-14.081332">
            <text:p>-14.081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1.118067">
            <text:p>341.118067</text:p>
          </table:table-cell>
          <table:table-cell office:value-type="float" office:value="357.566664">
            <text:p>357.566664</text:p>
          </table:table-cell>
          <table:table-cell table:formula="of:=[.B3260]-[.C3260]" office:value-type="float" office:value="-16.448597">
            <text:p>-16.448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373429">
            <text:p>305.373429</text:p>
          </table:table-cell>
          <table:table-cell office:value-type="float" office:value="313.938897">
            <text:p>313.938897</text:p>
          </table:table-cell>
          <table:table-cell table:formula="of:=[.B3261]-[.C3261]" office:value-type="float" office:value="-8.56546800000001">
            <text:p>-8.565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049941">
            <text:p>279.049941</text:p>
          </table:table-cell>
          <table:table-cell office:value-type="float" office:value="287.647811">
            <text:p>287.647811</text:p>
          </table:table-cell>
          <table:table-cell table:formula="of:=[.B3262]-[.C3262]" office:value-type="float" office:value="-8.59787">
            <text:p>-8.59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42207">
            <text:p>67.742207</text:p>
          </table:table-cell>
          <table:table-cell office:value-type="float" office:value="71.078464">
            <text:p>71.078464</text:p>
          </table:table-cell>
          <table:table-cell table:formula="of:=[.B3263]-[.C3263]" office:value-type="float" office:value="-3.336257">
            <text:p>-3.336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33836">
            <text:p>104.33836</text:p>
          </table:table-cell>
          <table:table-cell office:value-type="float" office:value="109.490994">
            <text:p>109.490994</text:p>
          </table:table-cell>
          <table:table-cell table:formula="of:=[.B3264]-[.C3264]" office:value-type="float" office:value="-5.15263400000001">
            <text:p>-5.152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723921">
            <text:p>101.723921</text:p>
          </table:table-cell>
          <table:table-cell office:value-type="float" office:value="107.621142">
            <text:p>107.621142</text:p>
          </table:table-cell>
          <table:table-cell table:formula="of:=[.B3265]-[.C3265]" office:value-type="float" office:value="-5.897221">
            <text:p>-5.897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741843">
            <text:p>138.741843</text:p>
          </table:table-cell>
          <table:table-cell office:value-type="float" office:value="144.82623">
            <text:p>144.82623</text:p>
          </table:table-cell>
          <table:table-cell table:formula="of:=[.B3266]-[.C3266]" office:value-type="float" office:value="-6.08438700000002">
            <text:p>-6.084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92972">
            <text:p>101.692972</text:p>
          </table:table-cell>
          <table:table-cell office:value-type="float" office:value="108.746145">
            <text:p>108.746145</text:p>
          </table:table-cell>
          <table:table-cell table:formula="of:=[.B3267]-[.C3267]" office:value-type="float" office:value="-7.053173">
            <text:p>-7.053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.414201">
            <text:p>316.414201</text:p>
          </table:table-cell>
          <table:table-cell office:value-type="float" office:value="334.166963">
            <text:p>334.166963</text:p>
          </table:table-cell>
          <table:table-cell table:formula="of:=[.B3268]-[.C3268]" office:value-type="float" office:value="-17.752762">
            <text:p>-17.752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616685">
            <text:p>95.616685</text:p>
          </table:table-cell>
          <table:table-cell office:value-type="float" office:value="103.237128">
            <text:p>103.237128</text:p>
          </table:table-cell>
          <table:table-cell table:formula="of:=[.B3269]-[.C3269]" office:value-type="float" office:value="-7.62044299999999">
            <text:p>-7.6204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6292">
            <text:p>75.26292</text:p>
          </table:table-cell>
          <table:table-cell office:value-type="float" office:value="80.932682">
            <text:p>80.932682</text:p>
          </table:table-cell>
          <table:table-cell table:formula="of:=[.B3270]-[.C3270]" office:value-type="float" office:value="-5.66976200000001">
            <text:p>-5.669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7.1499">
            <text:p>607.1499</text:p>
          </table:table-cell>
          <table:table-cell office:value-type="float" office:value="629.789808">
            <text:p>629.789808</text:p>
          </table:table-cell>
          <table:table-cell table:formula="of:=[.B3271]-[.C3271]" office:value-type="float" office:value="-22.639908">
            <text:p>-22.639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58226">
            <text:p>145.458226</text:p>
          </table:table-cell>
          <table:table-cell office:value-type="float" office:value="153.800914">
            <text:p>153.800914</text:p>
          </table:table-cell>
          <table:table-cell table:formula="of:=[.B3272]-[.C3272]" office:value-type="float" office:value="-8.34268800000001">
            <text:p>-8.342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552537">
            <text:p>122.552537</text:p>
          </table:table-cell>
          <table:table-cell office:value-type="float" office:value="133.024011">
            <text:p>133.024011</text:p>
          </table:table-cell>
          <table:table-cell table:formula="of:=[.B3273]-[.C3273]" office:value-type="float" office:value="-10.471474">
            <text:p>-10.471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.170949">
            <text:p>300.170949</text:p>
          </table:table-cell>
          <table:table-cell office:value-type="float" office:value="318.182309">
            <text:p>318.182309</text:p>
          </table:table-cell>
          <table:table-cell table:formula="of:=[.B3274]-[.C3274]" office:value-type="float" office:value="-18.01136">
            <text:p>-18.01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389427">
            <text:p>103.389427</text:p>
          </table:table-cell>
          <table:table-cell office:value-type="float" office:value="113.608192">
            <text:p>113.608192</text:p>
          </table:table-cell>
          <table:table-cell table:formula="of:=[.B3275]-[.C3275]" office:value-type="float" office:value="-10.218765">
            <text:p>-10.218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40701">
            <text:p>107.440701</text:p>
          </table:table-cell>
          <table:table-cell office:value-type="float" office:value="113.882689">
            <text:p>113.882689</text:p>
          </table:table-cell>
          <table:table-cell table:formula="of:=[.B3276]-[.C3276]" office:value-type="float" office:value="-6.441988">
            <text:p>-6.4419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955354">
            <text:p>324.955354</text:p>
          </table:table-cell>
          <table:table-cell office:value-type="float" office:value="341.823494">
            <text:p>341.823494</text:p>
          </table:table-cell>
          <table:table-cell table:formula="of:=[.B3277]-[.C3277]" office:value-type="float" office:value="-16.86814">
            <text:p>-16.86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91181">
            <text:p>65.191181</text:p>
          </table:table-cell>
          <table:table-cell office:value-type="float" office:value="69.737352">
            <text:p>69.737352</text:p>
          </table:table-cell>
          <table:table-cell table:formula="of:=[.B3278]-[.C3278]" office:value-type="float" office:value="-4.546171">
            <text:p>-4.546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.098508">
            <text:p>327.098508</text:p>
          </table:table-cell>
          <table:table-cell office:value-type="float" office:value="339.846013">
            <text:p>339.846013</text:p>
          </table:table-cell>
          <table:table-cell table:formula="of:=[.B3279]-[.C3279]" office:value-type="float" office:value="-12.747505">
            <text:p>-12.747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213434">
            <text:p>83.213434</text:p>
          </table:table-cell>
          <table:table-cell office:value-type="float" office:value="86.596676">
            <text:p>86.596676</text:p>
          </table:table-cell>
          <table:table-cell table:formula="of:=[.B3280]-[.C3280]" office:value-type="float" office:value="-3.383242">
            <text:p>-3.383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202753">
            <text:p>186.202753</text:p>
          </table:table-cell>
          <table:table-cell office:value-type="float" office:value="189.863637">
            <text:p>189.863637</text:p>
          </table:table-cell>
          <table:table-cell table:formula="of:=[.B3281]-[.C3281]" office:value-type="float" office:value="-3.66088400000001">
            <text:p>-3.660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856316">
            <text:p>192.856316</text:p>
          </table:table-cell>
          <table:table-cell office:value-type="float" office:value="215.644473">
            <text:p>215.644473</text:p>
          </table:table-cell>
          <table:table-cell table:formula="of:=[.B3282]-[.C3282]" office:value-type="float" office:value="-22.788157">
            <text:p>-22.7881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485478">
            <text:p>95.485478</text:p>
          </table:table-cell>
          <table:table-cell office:value-type="float" office:value="100.848482">
            <text:p>100.848482</text:p>
          </table:table-cell>
          <table:table-cell table:formula="of:=[.B3283]-[.C3283]" office:value-type="float" office:value="-5.363004">
            <text:p>-5.363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731198">
            <text:p>200.731198</text:p>
          </table:table-cell>
          <table:table-cell office:value-type="float" office:value="214.092231">
            <text:p>214.092231</text:p>
          </table:table-cell>
          <table:table-cell table:formula="of:=[.B3284]-[.C3284]" office:value-type="float" office:value="-13.361033">
            <text:p>-13.361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60009">
            <text:p>177.60009</text:p>
          </table:table-cell>
          <table:table-cell office:value-type="float" office:value="188.143599">
            <text:p>188.143599</text:p>
          </table:table-cell>
          <table:table-cell table:formula="of:=[.B3285]-[.C3285]" office:value-type="float" office:value="-10.543509">
            <text:p>-10.543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.817922">
            <text:p>231.817922</text:p>
          </table:table-cell>
          <table:table-cell office:value-type="float" office:value="270.165993">
            <text:p>270.165993</text:p>
          </table:table-cell>
          <table:table-cell table:formula="of:=[.B3286]-[.C3286]" office:value-type="float" office:value="-38.348071">
            <text:p>-38.3480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496381">
            <text:p>148.496381</text:p>
          </table:table-cell>
          <table:table-cell office:value-type="float" office:value="154.903518">
            <text:p>154.903518</text:p>
          </table:table-cell>
          <table:table-cell table:formula="of:=[.B3287]-[.C3287]" office:value-type="float" office:value="-6.40713699999998">
            <text:p>-6.407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72508">
            <text:p>123.972508</text:p>
          </table:table-cell>
          <table:table-cell office:value-type="float" office:value="139.238689">
            <text:p>139.238689</text:p>
          </table:table-cell>
          <table:table-cell table:formula="of:=[.B3288]-[.C3288]" office:value-type="float" office:value="-15.266181">
            <text:p>-15.266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9.384654">
            <text:p>479.384654</text:p>
          </table:table-cell>
          <table:table-cell office:value-type="float" office:value="546.60904">
            <text:p>546.60904</text:p>
          </table:table-cell>
          <table:table-cell table:formula="of:=[.B3289]-[.C3289]" office:value-type="float" office:value="-67.224386">
            <text:p>-67.224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25991">
            <text:p>68.725991</text:p>
          </table:table-cell>
          <table:table-cell office:value-type="float" office:value="72.924756">
            <text:p>72.924756</text:p>
          </table:table-cell>
          <table:table-cell table:formula="of:=[.B3290]-[.C3290]" office:value-type="float" office:value="-4.19876500000001">
            <text:p>-4.198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25469">
            <text:p>119.725469</text:p>
          </table:table-cell>
          <table:table-cell office:value-type="float" office:value="126.352966">
            <text:p>126.352966</text:p>
          </table:table-cell>
          <table:table-cell table:formula="of:=[.B3291]-[.C3291]" office:value-type="float" office:value="-6.62749699999999">
            <text:p>-6.627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512608">
            <text:p>141.512608</text:p>
          </table:table-cell>
          <table:table-cell office:value-type="float" office:value="150.396893">
            <text:p>150.396893</text:p>
          </table:table-cell>
          <table:table-cell table:formula="of:=[.B3292]-[.C3292]" office:value-type="float" office:value="-8.88428500000001">
            <text:p>-8.884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16018">
            <text:p>88.216018</text:p>
          </table:table-cell>
          <table:table-cell office:value-type="float" office:value="94.028753">
            <text:p>94.028753</text:p>
          </table:table-cell>
          <table:table-cell table:formula="of:=[.B3293]-[.C3293]" office:value-type="float" office:value="-5.81273499999999">
            <text:p>-5.8127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470765">
            <text:p>211.470765</text:p>
          </table:table-cell>
          <table:table-cell office:value-type="float" office:value="224.448986">
            <text:p>224.448986</text:p>
          </table:table-cell>
          <table:table-cell table:formula="of:=[.B3294]-[.C3294]" office:value-type="float" office:value="-12.978221">
            <text:p>-12.9782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5531">
            <text:p>126.55531</text:p>
          </table:table-cell>
          <table:table-cell office:value-type="float" office:value="135.944836">
            <text:p>135.944836</text:p>
          </table:table-cell>
          <table:table-cell table:formula="of:=[.B3295]-[.C3295]" office:value-type="float" office:value="-9.389526">
            <text:p>-9.389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917759">
            <text:p>295.917759</text:p>
          </table:table-cell>
          <table:table-cell office:value-type="float" office:value="323.293315">
            <text:p>323.293315</text:p>
          </table:table-cell>
          <table:table-cell table:formula="of:=[.B3296]-[.C3296]" office:value-type="float" office:value="-27.375556">
            <text:p>-27.375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551545">
            <text:p>131.551545</text:p>
          </table:table-cell>
          <table:table-cell office:value-type="float" office:value="142.558013">
            <text:p>142.558013</text:p>
          </table:table-cell>
          <table:table-cell table:formula="of:=[.B3297]-[.C3297]" office:value-type="float" office:value="-11.006468">
            <text:p>-11.006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22886">
            <text:p>101.622886</text:p>
          </table:table-cell>
          <table:table-cell office:value-type="float" office:value="108.917308">
            <text:p>108.917308</text:p>
          </table:table-cell>
          <table:table-cell table:formula="of:=[.B3298]-[.C3298]" office:value-type="float" office:value="-7.29442200000001">
            <text:p>-7.294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730543">
            <text:p>132.730543</text:p>
          </table:table-cell>
          <table:table-cell office:value-type="float" office:value="139.985594">
            <text:p>139.985594</text:p>
          </table:table-cell>
          <table:table-cell table:formula="of:=[.B3299]-[.C3299]" office:value-type="float" office:value="-7.25505099999998">
            <text:p>-7.2550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8.102228">
            <text:p>338.102228</text:p>
          </table:table-cell>
          <table:table-cell office:value-type="float" office:value="354.742768">
            <text:p>354.742768</text:p>
          </table:table-cell>
          <table:table-cell table:formula="of:=[.B3300]-[.C3300]" office:value-type="float" office:value="-16.64054">
            <text:p>-16.640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522673">
            <text:p>207.522673</text:p>
          </table:table-cell>
          <table:table-cell office:value-type="float" office:value="217.224978">
            <text:p>217.224978</text:p>
          </table:table-cell>
          <table:table-cell table:formula="of:=[.B3301]-[.C3301]" office:value-type="float" office:value="-9.702305">
            <text:p>-9.702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92394">
            <text:p>236.92394</text:p>
          </table:table-cell>
          <table:table-cell office:value-type="float" office:value="252.414094">
            <text:p>252.414094</text:p>
          </table:table-cell>
          <table:table-cell table:formula="of:=[.B3302]-[.C3302]" office:value-type="float" office:value="-15.490154">
            <text:p>-15.490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17219">
            <text:p>210.17219</text:p>
          </table:table-cell>
          <table:table-cell office:value-type="float" office:value="225.318297">
            <text:p>225.318297</text:p>
          </table:table-cell>
          <table:table-cell table:formula="of:=[.B3303]-[.C3303]" office:value-type="float" office:value="-15.146107">
            <text:p>-15.146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.914586">
            <text:p>318.914586</text:p>
          </table:table-cell>
          <table:table-cell office:value-type="float" office:value="336.382996">
            <text:p>336.382996</text:p>
          </table:table-cell>
          <table:table-cell table:formula="of:=[.B3304]-[.C3304]" office:value-type="float" office:value="-17.46841">
            <text:p>-17.46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3.029239">
            <text:p>573.029239</text:p>
          </table:table-cell>
          <table:table-cell office:value-type="float" office:value="591.445405">
            <text:p>591.445405</text:p>
          </table:table-cell>
          <table:table-cell table:formula="of:=[.B3305]-[.C3305]" office:value-type="float" office:value="-18.4161660000001">
            <text:p>-18.416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8.607084">
            <text:p>378.607084</text:p>
          </table:table-cell>
          <table:table-cell office:value-type="float" office:value="390.780626">
            <text:p>390.780626</text:p>
          </table:table-cell>
          <table:table-cell table:formula="of:=[.B3306]-[.C3306]" office:value-type="float" office:value="-12.173542">
            <text:p>-12.173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955622">
            <text:p>141.955622</text:p>
          </table:table-cell>
          <table:table-cell office:value-type="float" office:value="152.125115">
            <text:p>152.125115</text:p>
          </table:table-cell>
          <table:table-cell table:formula="of:=[.B3307]-[.C3307]" office:value-type="float" office:value="-10.169493">
            <text:p>-10.1694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789729">
            <text:p>173.789729</text:p>
          </table:table-cell>
          <table:table-cell office:value-type="float" office:value="182.019992">
            <text:p>182.019992</text:p>
          </table:table-cell>
          <table:table-cell table:formula="of:=[.B3308]-[.C3308]" office:value-type="float" office:value="-8.23026300000001">
            <text:p>-8.230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03062">
            <text:p>113.03062</text:p>
          </table:table-cell>
          <table:table-cell office:value-type="float" office:value="121.480985">
            <text:p>121.480985</text:p>
          </table:table-cell>
          <table:table-cell table:formula="of:=[.B3309]-[.C3309]" office:value-type="float" office:value="-8.45036500000001">
            <text:p>-8.4503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3291">
            <text:p>116.43291</text:p>
          </table:table-cell>
          <table:table-cell office:value-type="float" office:value="121.968348">
            <text:p>121.968348</text:p>
          </table:table-cell>
          <table:table-cell table:formula="of:=[.B3310]-[.C3310]" office:value-type="float" office:value="-5.535438">
            <text:p>-5.535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462114">
            <text:p>142.462114</text:p>
          </table:table-cell>
          <table:table-cell office:value-type="float" office:value="149.956062">
            <text:p>149.956062</text:p>
          </table:table-cell>
          <table:table-cell table:formula="of:=[.B3311]-[.C3311]" office:value-type="float" office:value="-7.49394799999999">
            <text:p>-7.493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069856">
            <text:p>99.069856</text:p>
          </table:table-cell>
          <table:table-cell office:value-type="float" office:value="106.358487">
            <text:p>106.358487</text:p>
          </table:table-cell>
          <table:table-cell table:formula="of:=[.B3312]-[.C3312]" office:value-type="float" office:value="-7.288631">
            <text:p>-7.288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686489">
            <text:p>167.686489</text:p>
          </table:table-cell>
          <table:table-cell office:value-type="float" office:value="170.854624">
            <text:p>170.854624</text:p>
          </table:table-cell>
          <table:table-cell table:formula="of:=[.B3313]-[.C3313]" office:value-type="float" office:value="-3.16813500000001">
            <text:p>-3.168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992406">
            <text:p>59.992406</text:p>
          </table:table-cell>
          <table:table-cell office:value-type="float" office:value="62.407901">
            <text:p>62.407901</text:p>
          </table:table-cell>
          <table:table-cell table:formula="of:=[.B3314]-[.C3314]" office:value-type="float" office:value="-2.415495">
            <text:p>-2.415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581778">
            <text:p>133.581778</text:p>
          </table:table-cell>
          <table:table-cell office:value-type="float" office:value="138.032423">
            <text:p>138.032423</text:p>
          </table:table-cell>
          <table:table-cell table:formula="of:=[.B3315]-[.C3315]" office:value-type="float" office:value="-4.45064499999998">
            <text:p>-4.450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2.323514">
            <text:p>482.323514</text:p>
          </table:table-cell>
          <table:table-cell office:value-type="float" office:value="480.559612">
            <text:p>480.559612</text:p>
          </table:table-cell>
          <table:table-cell table:formula="of:=[.B3316]-[.C3316]" office:value-type="float" office:value="1.76390199999997">
            <text:p>1.7639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19341">
            <text:p>88.719341</text:p>
          </table:table-cell>
          <table:table-cell office:value-type="float" office:value="89.336017">
            <text:p>89.336017</text:p>
          </table:table-cell>
          <table:table-cell table:formula="of:=[.B3317]-[.C3317]" office:value-type="float" office:value="-0.616675999999998">
            <text:p>-0.616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348281">
            <text:p>156.348281</text:p>
          </table:table-cell>
          <table:table-cell office:value-type="float" office:value="158.428135">
            <text:p>158.428135</text:p>
          </table:table-cell>
          <table:table-cell table:formula="of:=[.B3318]-[.C3318]" office:value-type="float" office:value="-2.07985400000001">
            <text:p>-2.079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79646">
            <text:p>123.79646</text:p>
          </table:table-cell>
          <table:table-cell office:value-type="float" office:value="124.931163">
            <text:p>124.931163</text:p>
          </table:table-cell>
          <table:table-cell table:formula="of:=[.B3319]-[.C3319]" office:value-type="float" office:value="-1.134703">
            <text:p>-1.134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18135">
            <text:p>53.818135</text:p>
          </table:table-cell>
          <table:table-cell office:value-type="float" office:value="55.843575">
            <text:p>55.843575</text:p>
          </table:table-cell>
          <table:table-cell table:formula="of:=[.B3320]-[.C3320]" office:value-type="float" office:value="-2.02544">
            <text:p>-2.02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762108">
            <text:p>273.762108</text:p>
          </table:table-cell>
          <table:table-cell office:value-type="float" office:value="274.502325">
            <text:p>274.502325</text:p>
          </table:table-cell>
          <table:table-cell table:formula="of:=[.B3321]-[.C3321]" office:value-type="float" office:value="-0.740216999999973">
            <text:p>-0.740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732498">
            <text:p>241.732498</text:p>
          </table:table-cell>
          <table:table-cell office:value-type="float" office:value="243.336812">
            <text:p>243.336812</text:p>
          </table:table-cell>
          <table:table-cell table:formula="of:=[.B3322]-[.C3322]" office:value-type="float" office:value="-1.60431400000002">
            <text:p>-1.604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169544">
            <text:p>138.169544</text:p>
          </table:table-cell>
          <table:table-cell office:value-type="float" office:value="141.926593">
            <text:p>141.926593</text:p>
          </table:table-cell>
          <table:table-cell table:formula="of:=[.B3323]-[.C3323]" office:value-type="float" office:value="-3.75704899999999">
            <text:p>-3.757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43884">
            <text:p>134.643884</text:p>
          </table:table-cell>
          <table:table-cell office:value-type="float" office:value="139.328373">
            <text:p>139.328373</text:p>
          </table:table-cell>
          <table:table-cell table:formula="of:=[.B3324]-[.C3324]" office:value-type="float" office:value="-4.68448899999999">
            <text:p>-4.684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997597">
            <text:p>87.997597</text:p>
          </table:table-cell>
          <table:table-cell office:value-type="float" office:value="88.945135">
            <text:p>88.945135</text:p>
          </table:table-cell>
          <table:table-cell table:formula="of:=[.B3325]-[.C3325]" office:value-type="float" office:value="-0.947537999999994">
            <text:p>-0.947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527549">
            <text:p>196.527549</text:p>
          </table:table-cell>
          <table:table-cell office:value-type="float" office:value="200.715906">
            <text:p>200.715906</text:p>
          </table:table-cell>
          <table:table-cell table:formula="of:=[.B3326]-[.C3326]" office:value-type="float" office:value="-4.188357">
            <text:p>-4.188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312307">
            <text:p>271.312307</text:p>
          </table:table-cell>
          <table:table-cell office:value-type="float" office:value="273.106914">
            <text:p>273.106914</text:p>
          </table:table-cell>
          <table:table-cell table:formula="of:=[.B3327]-[.C3327]" office:value-type="float" office:value="-1.79460700000004">
            <text:p>-1.794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00427">
            <text:p>103.000427</text:p>
          </table:table-cell>
          <table:table-cell office:value-type="float" office:value="104.791322">
            <text:p>104.791322</text:p>
          </table:table-cell>
          <table:table-cell table:formula="of:=[.B3328]-[.C3328]" office:value-type="float" office:value="-1.79089499999999">
            <text:p>-1.790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2636">
            <text:p>101.12636</text:p>
          </table:table-cell>
          <table:table-cell office:value-type="float" office:value="103.477657">
            <text:p>103.477657</text:p>
          </table:table-cell>
          <table:table-cell table:formula="of:=[.B3329]-[.C3329]" office:value-type="float" office:value="-2.35129699999999">
            <text:p>-2.351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72869">
            <text:p>147.72869</text:p>
          </table:table-cell>
          <table:table-cell office:value-type="float" office:value="150.439633">
            <text:p>150.439633</text:p>
          </table:table-cell>
          <table:table-cell table:formula="of:=[.B3330]-[.C3330]" office:value-type="float" office:value="-2.71094299999999">
            <text:p>-2.71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980823">
            <text:p>184.980823</text:p>
          </table:table-cell>
          <table:table-cell office:value-type="float" office:value="187.835387">
            <text:p>187.835387</text:p>
          </table:table-cell>
          <table:table-cell table:formula="of:=[.B3331]-[.C3331]" office:value-type="float" office:value="-2.85456400000001">
            <text:p>-2.854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51428">
            <text:p>136.251428</text:p>
          </table:table-cell>
          <table:table-cell office:value-type="float" office:value="138.405457">
            <text:p>138.405457</text:p>
          </table:table-cell>
          <table:table-cell table:formula="of:=[.B3332]-[.C3332]" office:value-type="float" office:value="-2.15402900000001">
            <text:p>-2.154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.757679">
            <text:p>328.757679</text:p>
          </table:table-cell>
          <table:table-cell office:value-type="float" office:value="330.58303">
            <text:p>330.58303</text:p>
          </table:table-cell>
          <table:table-cell table:formula="of:=[.B3333]-[.C3333]" office:value-type="float" office:value="-1.82535100000001">
            <text:p>-1.825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96031">
            <text:p>111.296031</text:p>
          </table:table-cell>
          <table:table-cell office:value-type="float" office:value="113.190855">
            <text:p>113.190855</text:p>
          </table:table-cell>
          <table:table-cell table:formula="of:=[.B3334]-[.C3334]" office:value-type="float" office:value="-1.894824">
            <text:p>-1.894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426602">
            <text:p>81.426602</text:p>
          </table:table-cell>
          <table:table-cell office:value-type="float" office:value="81.678474">
            <text:p>81.678474</text:p>
          </table:table-cell>
          <table:table-cell table:formula="of:=[.B3335]-[.C3335]" office:value-type="float" office:value="-0.251871999999992">
            <text:p>-0.251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453945">
            <text:p>148.453945</text:p>
          </table:table-cell>
          <table:table-cell office:value-type="float" office:value="149.723184">
            <text:p>149.723184</text:p>
          </table:table-cell>
          <table:table-cell table:formula="of:=[.B3336]-[.C3336]" office:value-type="float" office:value="-1.269239">
            <text:p>-1.269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.231734">
            <text:p>294.231734</text:p>
          </table:table-cell>
          <table:table-cell office:value-type="float" office:value="298.867828">
            <text:p>298.867828</text:p>
          </table:table-cell>
          <table:table-cell table:formula="of:=[.B3337]-[.C3337]" office:value-type="float" office:value="-4.63609399999996">
            <text:p>-4.6360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025745">
            <text:p>156.025745</text:p>
          </table:table-cell>
          <table:table-cell office:value-type="float" office:value="159.353474">
            <text:p>159.353474</text:p>
          </table:table-cell>
          <table:table-cell table:formula="of:=[.B3338]-[.C3338]" office:value-type="float" office:value="-3.327729">
            <text:p>-3.327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939382">
            <text:p>38.939382</text:p>
          </table:table-cell>
          <table:table-cell office:value-type="float" office:value="39.272274">
            <text:p>39.272274</text:p>
          </table:table-cell>
          <table:table-cell table:formula="of:=[.B3339]-[.C3339]" office:value-type="float" office:value="-0.332892000000001">
            <text:p>-0.332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962863">
            <text:p>147.962863</text:p>
          </table:table-cell>
          <table:table-cell office:value-type="float" office:value="148.589739">
            <text:p>148.589739</text:p>
          </table:table-cell>
          <table:table-cell table:formula="of:=[.B3340]-[.C3340]" office:value-type="float" office:value="-0.62687600000001">
            <text:p>-0.626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170981">
            <text:p>194.170981</text:p>
          </table:table-cell>
          <table:table-cell office:value-type="float" office:value="195.401014">
            <text:p>195.401014</text:p>
          </table:table-cell>
          <table:table-cell table:formula="of:=[.B3341]-[.C3341]" office:value-type="float" office:value="-1.23003299999999">
            <text:p>-1.230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71934">
            <text:p>136.871934</text:p>
          </table:table-cell>
          <table:table-cell office:value-type="float" office:value="137.189235">
            <text:p>137.189235</text:p>
          </table:table-cell>
          <table:table-cell table:formula="of:=[.B3342]-[.C3342]" office:value-type="float" office:value="-0.317300999999986">
            <text:p>-0.317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7465">
            <text:p>63.37465</text:p>
          </table:table-cell>
          <table:table-cell office:value-type="float" office:value="64.435103">
            <text:p>64.435103</text:p>
          </table:table-cell>
          <table:table-cell table:formula="of:=[.B3343]-[.C3343]" office:value-type="float" office:value="-1.060453">
            <text:p>-1.060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848623">
            <text:p>141.848623</text:p>
          </table:table-cell>
          <table:table-cell office:value-type="float" office:value="142.327448">
            <text:p>142.327448</text:p>
          </table:table-cell>
          <table:table-cell table:formula="of:=[.B3344]-[.C3344]" office:value-type="float" office:value="-0.478825000000001">
            <text:p>-0.478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245081">
            <text:p>105.245081</text:p>
          </table:table-cell>
          <table:table-cell office:value-type="float" office:value="104.851795">
            <text:p>104.851795</text:p>
          </table:table-cell>
          <table:table-cell table:formula="of:=[.B3345]-[.C3345]" office:value-type="float" office:value="0.393286000000003">
            <text:p>0.393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89531">
            <text:p>76.89531</text:p>
          </table:table-cell>
          <table:table-cell office:value-type="float" office:value="78.87384">
            <text:p>78.87384</text:p>
          </table:table-cell>
          <table:table-cell table:formula="of:=[.B3346]-[.C3346]" office:value-type="float" office:value="-1.97853000000001">
            <text:p>-1.97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859398">
            <text:p>202.859398</text:p>
          </table:table-cell>
          <table:table-cell office:value-type="float" office:value="206.060271">
            <text:p>206.060271</text:p>
          </table:table-cell>
          <table:table-cell table:formula="of:=[.B3347]-[.C3347]" office:value-type="float" office:value="-3.200873">
            <text:p>-3.200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44873">
            <text:p>102.844873</text:p>
          </table:table-cell>
          <table:table-cell office:value-type="float" office:value="104.454766">
            <text:p>104.454766</text:p>
          </table:table-cell>
          <table:table-cell table:formula="of:=[.B3348]-[.C3348]" office:value-type="float" office:value="-1.609893">
            <text:p>-1.609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106807">
            <text:p>90.106807</text:p>
          </table:table-cell>
          <table:table-cell office:value-type="float" office:value="89.797317">
            <text:p>89.797317</text:p>
          </table:table-cell>
          <table:table-cell table:formula="of:=[.B3349]-[.C3349]" office:value-type="float" office:value="0.309489999999997">
            <text:p>0.30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112708">
            <text:p>299.112708</text:p>
          </table:table-cell>
          <table:table-cell office:value-type="float" office:value="306.040133">
            <text:p>306.040133</text:p>
          </table:table-cell>
          <table:table-cell table:formula="of:=[.B3350]-[.C3350]" office:value-type="float" office:value="-6.92742500000003">
            <text:p>-6.927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992253">
            <text:p>172.992253</text:p>
          </table:table-cell>
          <table:table-cell office:value-type="float" office:value="175.227267">
            <text:p>175.227267</text:p>
          </table:table-cell>
          <table:table-cell table:formula="of:=[.B3351]-[.C3351]" office:value-type="float" office:value="-2.23501400000001">
            <text:p>-2.235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79521">
            <text:p>128.679521</text:p>
          </table:table-cell>
          <table:table-cell office:value-type="float" office:value="129.825541">
            <text:p>129.825541</text:p>
          </table:table-cell>
          <table:table-cell table:formula="of:=[.B3352]-[.C3352]" office:value-type="float" office:value="-1.14601999999999">
            <text:p>-1.14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04648">
            <text:p>135.704648</text:p>
          </table:table-cell>
          <table:table-cell office:value-type="float" office:value="138.073073">
            <text:p>138.073073</text:p>
          </table:table-cell>
          <table:table-cell table:formula="of:=[.B3353]-[.C3353]" office:value-type="float" office:value="-2.368425">
            <text:p>-2.368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348666">
            <text:p>169.348666</text:p>
          </table:table-cell>
          <table:table-cell office:value-type="float" office:value="170.658852">
            <text:p>170.658852</text:p>
          </table:table-cell>
          <table:table-cell table:formula="of:=[.B3354]-[.C3354]" office:value-type="float" office:value="-1.31018599999999">
            <text:p>-1.310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657754">
            <text:p>114.657754</text:p>
          </table:table-cell>
          <table:table-cell office:value-type="float" office:value="117.466449">
            <text:p>117.466449</text:p>
          </table:table-cell>
          <table:table-cell table:formula="of:=[.B3355]-[.C3355]" office:value-type="float" office:value="-2.808695">
            <text:p>-2.8086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34299">
            <text:p>77.234299</text:p>
          </table:table-cell>
          <table:table-cell office:value-type="float" office:value="79.634308">
            <text:p>79.634308</text:p>
          </table:table-cell>
          <table:table-cell table:formula="of:=[.B3356]-[.C3356]" office:value-type="float" office:value="-2.40000900000001">
            <text:p>-2.4000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578341">
            <text:p>209.578341</text:p>
          </table:table-cell>
          <table:table-cell office:value-type="float" office:value="210.05607">
            <text:p>210.05607</text:p>
          </table:table-cell>
          <table:table-cell table:formula="of:=[.B3357]-[.C3357]" office:value-type="float" office:value="-0.477729000000011">
            <text:p>-0.477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992751">
            <text:p>96.992751</text:p>
          </table:table-cell>
          <table:table-cell office:value-type="float" office:value="99.306716">
            <text:p>99.306716</text:p>
          </table:table-cell>
          <table:table-cell table:formula="of:=[.B3358]-[.C3358]" office:value-type="float" office:value="-2.313965">
            <text:p>-2.313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875654">
            <text:p>216.875654</text:p>
          </table:table-cell>
          <table:table-cell office:value-type="float" office:value="224.527261">
            <text:p>224.527261</text:p>
          </table:table-cell>
          <table:table-cell table:formula="of:=[.B3359]-[.C3359]" office:value-type="float" office:value="-7.65160700000001">
            <text:p>-7.651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1.873574">
            <text:p>521.873574</text:p>
          </table:table-cell>
          <table:table-cell office:value-type="float" office:value="521.436544">
            <text:p>521.436544</text:p>
          </table:table-cell>
          <table:table-cell table:formula="of:=[.B3360]-[.C3360]" office:value-type="float" office:value="0.437029999999936">
            <text:p>0.43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562076">
            <text:p>194.562076</text:p>
          </table:table-cell>
          <table:table-cell office:value-type="float" office:value="194.77596">
            <text:p>194.77596</text:p>
          </table:table-cell>
          <table:table-cell table:formula="of:=[.B3361]-[.C3361]" office:value-type="float" office:value="-0.213884000000007">
            <text:p>-0.213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296349">
            <text:p>257.296349</text:p>
          </table:table-cell>
          <table:table-cell office:value-type="float" office:value="258.805604">
            <text:p>258.805604</text:p>
          </table:table-cell>
          <table:table-cell table:formula="of:=[.B3362]-[.C3362]" office:value-type="float" office:value="-1.509255">
            <text:p>-1.509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930312">
            <text:p>103.930312</text:p>
          </table:table-cell>
          <table:table-cell office:value-type="float" office:value="105.379986">
            <text:p>105.379986</text:p>
          </table:table-cell>
          <table:table-cell table:formula="of:=[.B3363]-[.C3363]" office:value-type="float" office:value="-1.449674">
            <text:p>-1.449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377135">
            <text:p>64.377135</text:p>
          </table:table-cell>
          <table:table-cell office:value-type="float" office:value="66.089608">
            <text:p>66.089608</text:p>
          </table:table-cell>
          <table:table-cell table:formula="of:=[.B3364]-[.C3364]" office:value-type="float" office:value="-1.712473">
            <text:p>-1.712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01787">
            <text:p>69.401787</text:p>
          </table:table-cell>
          <table:table-cell office:value-type="float" office:value="72.009527">
            <text:p>72.009527</text:p>
          </table:table-cell>
          <table:table-cell table:formula="of:=[.B3365]-[.C3365]" office:value-type="float" office:value="-2.60774000000001">
            <text:p>-2.60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61449">
            <text:p>103.161449</text:p>
          </table:table-cell>
          <table:table-cell office:value-type="float" office:value="104.333575">
            <text:p>104.333575</text:p>
          </table:table-cell>
          <table:table-cell table:formula="of:=[.B3366]-[.C3366]" office:value-type="float" office:value="-1.17212599999999">
            <text:p>-1.172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910855">
            <text:p>121.910855</text:p>
          </table:table-cell>
          <table:table-cell office:value-type="float" office:value="134.110131">
            <text:p>134.110131</text:p>
          </table:table-cell>
          <table:table-cell table:formula="of:=[.B3367]-[.C3367]" office:value-type="float" office:value="-12.199276">
            <text:p>-12.199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664604">
            <text:p>142.664604</text:p>
          </table:table-cell>
          <table:table-cell office:value-type="float" office:value="147.957657">
            <text:p>147.957657</text:p>
          </table:table-cell>
          <table:table-cell table:formula="of:=[.B3368]-[.C3368]" office:value-type="float" office:value="-5.29305300000001">
            <text:p>-5.293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14059">
            <text:p>144.714059</text:p>
          </table:table-cell>
          <table:table-cell office:value-type="float" office:value="147.972685">
            <text:p>147.972685</text:p>
          </table:table-cell>
          <table:table-cell table:formula="of:=[.B3369]-[.C3369]" office:value-type="float" office:value="-3.25862600000002">
            <text:p>-3.258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812498">
            <text:p>203.812498</text:p>
          </table:table-cell>
          <table:table-cell office:value-type="float" office:value="205.815752">
            <text:p>205.815752</text:p>
          </table:table-cell>
          <table:table-cell table:formula="of:=[.B3370]-[.C3370]" office:value-type="float" office:value="-2.003254">
            <text:p>-2.0032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111404">
            <text:p>169.111404</text:p>
          </table:table-cell>
          <table:table-cell office:value-type="float" office:value="174.79057">
            <text:p>174.79057</text:p>
          </table:table-cell>
          <table:table-cell table:formula="of:=[.B3371]-[.C3371]" office:value-type="float" office:value="-5.67916600000001">
            <text:p>-5.679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71355">
            <text:p>97.371355</text:p>
          </table:table-cell>
          <table:table-cell office:value-type="float" office:value="97.854597">
            <text:p>97.854597</text:p>
          </table:table-cell>
          <table:table-cell table:formula="of:=[.B3372]-[.C3372]" office:value-type="float" office:value="-0.483242000000004">
            <text:p>-0.483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014921">
            <text:p>165.014921</text:p>
          </table:table-cell>
          <table:table-cell office:value-type="float" office:value="166.675036">
            <text:p>166.675036</text:p>
          </table:table-cell>
          <table:table-cell table:formula="of:=[.B3373]-[.C3373]" office:value-type="float" office:value="-1.66011500000002">
            <text:p>-1.660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0944">
            <text:p>69.20944</text:p>
          </table:table-cell>
          <table:table-cell office:value-type="float" office:value="71.327525">
            <text:p>71.327525</text:p>
          </table:table-cell>
          <table:table-cell table:formula="of:=[.B3374]-[.C3374]" office:value-type="float" office:value="-2.11808499999999">
            <text:p>-2.118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535667">
            <text:p>251.535667</text:p>
          </table:table-cell>
          <table:table-cell office:value-type="float" office:value="255.945114">
            <text:p>255.945114</text:p>
          </table:table-cell>
          <table:table-cell table:formula="of:=[.B3375]-[.C3375]" office:value-type="float" office:value="-4.409447">
            <text:p>-4.409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884786">
            <text:p>146.884786</text:p>
          </table:table-cell>
          <table:table-cell office:value-type="float" office:value="149.412121">
            <text:p>149.412121</text:p>
          </table:table-cell>
          <table:table-cell table:formula="of:=[.B3376]-[.C3376]" office:value-type="float" office:value="-2.52733500000002">
            <text:p>-2.527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140617">
            <text:p>180.140617</text:p>
          </table:table-cell>
          <table:table-cell office:value-type="float" office:value="183.212478">
            <text:p>183.212478</text:p>
          </table:table-cell>
          <table:table-cell table:formula="of:=[.B3377]-[.C3377]" office:value-type="float" office:value="-3.07186100000001">
            <text:p>-3.071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820376">
            <text:p>78.820376</text:p>
          </table:table-cell>
          <table:table-cell office:value-type="float" office:value="79.862383">
            <text:p>79.862383</text:p>
          </table:table-cell>
          <table:table-cell table:formula="of:=[.B3378]-[.C3378]" office:value-type="float" office:value="-1.042007">
            <text:p>-1.042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108465">
            <text:p>120.108465</text:p>
          </table:table-cell>
          <table:table-cell office:value-type="float" office:value="124.933729">
            <text:p>124.933729</text:p>
          </table:table-cell>
          <table:table-cell table:formula="of:=[.B3379]-[.C3379]" office:value-type="float" office:value="-4.825264">
            <text:p>-4.825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53412">
            <text:p>57.953412</text:p>
          </table:table-cell>
          <table:table-cell office:value-type="float" office:value="59.947451">
            <text:p>59.947451</text:p>
          </table:table-cell>
          <table:table-cell table:formula="of:=[.B3380]-[.C3380]" office:value-type="float" office:value="-1.994039">
            <text:p>-1.994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2.029212">
            <text:p>862.029212</text:p>
          </table:table-cell>
          <table:table-cell office:value-type="float" office:value="842.828276">
            <text:p>842.828276</text:p>
          </table:table-cell>
          <table:table-cell table:formula="of:=[.B3381]-[.C3381]" office:value-type="float" office:value="19.2009360000001">
            <text:p>19.200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445711">
            <text:p>185.445711</text:p>
          </table:table-cell>
          <table:table-cell office:value-type="float" office:value="190.176505">
            <text:p>190.176505</text:p>
          </table:table-cell>
          <table:table-cell table:formula="of:=[.B3382]-[.C3382]" office:value-type="float" office:value="-4.730794">
            <text:p>-4.730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377777">
            <text:p>100.377777</text:p>
          </table:table-cell>
          <table:table-cell office:value-type="float" office:value="102.366943">
            <text:p>102.366943</text:p>
          </table:table-cell>
          <table:table-cell table:formula="of:=[.B3383]-[.C3383]" office:value-type="float" office:value="-1.98916600000001">
            <text:p>-1.989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336569">
            <text:p>150.336569</text:p>
          </table:table-cell>
          <table:table-cell office:value-type="float" office:value="154.370168">
            <text:p>154.370168</text:p>
          </table:table-cell>
          <table:table-cell table:formula="of:=[.B3384]-[.C3384]" office:value-type="float" office:value="-4.03359900000001">
            <text:p>-4.033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475874">
            <text:p>79.475874</text:p>
          </table:table-cell>
          <table:table-cell office:value-type="float" office:value="81.960644">
            <text:p>81.960644</text:p>
          </table:table-cell>
          <table:table-cell table:formula="of:=[.B3385]-[.C3385]" office:value-type="float" office:value="-2.48477">
            <text:p>-2.48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13728">
            <text:p>103.213728</text:p>
          </table:table-cell>
          <table:table-cell office:value-type="float" office:value="104.54488">
            <text:p>104.54488</text:p>
          </table:table-cell>
          <table:table-cell table:formula="of:=[.B3386]-[.C3386]" office:value-type="float" office:value="-1.331152">
            <text:p>-1.331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500137">
            <text:p>40.500137</text:p>
          </table:table-cell>
          <table:table-cell office:value-type="float" office:value="41.124576">
            <text:p>41.124576</text:p>
          </table:table-cell>
          <table:table-cell table:formula="of:=[.B3387]-[.C3387]" office:value-type="float" office:value="-0.624438999999995">
            <text:p>-0.624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.970016">
            <text:p>372.970016</text:p>
          </table:table-cell>
          <table:table-cell office:value-type="float" office:value="382.592983">
            <text:p>382.592983</text:p>
          </table:table-cell>
          <table:table-cell table:formula="of:=[.B3388]-[.C3388]" office:value-type="float" office:value="-9.62296700000002">
            <text:p>-9.622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85232">
            <text:p>141.85232</text:p>
          </table:table-cell>
          <table:table-cell office:value-type="float" office:value="143.395342">
            <text:p>143.395342</text:p>
          </table:table-cell>
          <table:table-cell table:formula="of:=[.B3389]-[.C3389]" office:value-type="float" office:value="-1.54302200000001">
            <text:p>-1.543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31306">
            <text:p>97.731306</text:p>
          </table:table-cell>
          <table:table-cell office:value-type="float" office:value="99.695526">
            <text:p>99.695526</text:p>
          </table:table-cell>
          <table:table-cell table:formula="of:=[.B3390]-[.C3390]" office:value-type="float" office:value="-1.96422">
            <text:p>-1.96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868746">
            <text:p>165.868746</text:p>
          </table:table-cell>
          <table:table-cell office:value-type="float" office:value="167.697569">
            <text:p>167.697569</text:p>
          </table:table-cell>
          <table:table-cell table:formula="of:=[.B3391]-[.C3391]" office:value-type="float" office:value="-1.828823">
            <text:p>-1.828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058427">
            <text:p>71.058427</text:p>
          </table:table-cell>
          <table:table-cell office:value-type="float" office:value="71.748214">
            <text:p>71.748214</text:p>
          </table:table-cell>
          <table:table-cell table:formula="of:=[.B3392]-[.C3392]" office:value-type="float" office:value="-0.68978700000001">
            <text:p>-0.689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67595">
            <text:p>85.467595</text:p>
          </table:table-cell>
          <table:table-cell office:value-type="float" office:value="87.909716">
            <text:p>87.909716</text:p>
          </table:table-cell>
          <table:table-cell table:formula="of:=[.B3393]-[.C3393]" office:value-type="float" office:value="-2.442121">
            <text:p>-2.442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893255">
            <text:p>199.893255</text:p>
          </table:table-cell>
          <table:table-cell office:value-type="float" office:value="203.028069">
            <text:p>203.028069</text:p>
          </table:table-cell>
          <table:table-cell table:formula="of:=[.B3394]-[.C3394]" office:value-type="float" office:value="-3.13481399999998">
            <text:p>-3.1348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71309">
            <text:p>64.71309</text:p>
          </table:table-cell>
          <table:table-cell office:value-type="float" office:value="66.805092">
            <text:p>66.805092</text:p>
          </table:table-cell>
          <table:table-cell table:formula="of:=[.B3395]-[.C3395]" office:value-type="float" office:value="-2.09200200000001">
            <text:p>-2.092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333821">
            <text:p>172.333821</text:p>
          </table:table-cell>
          <table:table-cell office:value-type="float" office:value="174.476442">
            <text:p>174.476442</text:p>
          </table:table-cell>
          <table:table-cell table:formula="of:=[.B3396]-[.C3396]" office:value-type="float" office:value="-2.14262099999999">
            <text:p>-2.142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630374">
            <text:p>92.630374</text:p>
          </table:table-cell>
          <table:table-cell office:value-type="float" office:value="94.424253">
            <text:p>94.424253</text:p>
          </table:table-cell>
          <table:table-cell table:formula="of:=[.B3397]-[.C3397]" office:value-type="float" office:value="-1.79387899999999">
            <text:p>-1.793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373966">
            <text:p>144.373966</text:p>
          </table:table-cell>
          <table:table-cell office:value-type="float" office:value="145.834143">
            <text:p>145.834143</text:p>
          </table:table-cell>
          <table:table-cell table:formula="of:=[.B3398]-[.C3398]" office:value-type="float" office:value="-1.46017700000002">
            <text:p>-1.460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746697">
            <text:p>129.746697</text:p>
          </table:table-cell>
          <table:table-cell office:value-type="float" office:value="133.311582">
            <text:p>133.311582</text:p>
          </table:table-cell>
          <table:table-cell table:formula="of:=[.B3399]-[.C3399]" office:value-type="float" office:value="-3.56488499999998">
            <text:p>-3.564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784026">
            <text:p>91.784026</text:p>
          </table:table-cell>
          <table:table-cell office:value-type="float" office:value="94.573634">
            <text:p>94.573634</text:p>
          </table:table-cell>
          <table:table-cell table:formula="of:=[.B3400]-[.C3400]" office:value-type="float" office:value="-2.789608">
            <text:p>-2.7896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098575">
            <text:p>150.098575</text:p>
          </table:table-cell>
          <table:table-cell office:value-type="float" office:value="149.517127">
            <text:p>149.517127</text:p>
          </table:table-cell>
          <table:table-cell table:formula="of:=[.B3401]-[.C3401]" office:value-type="float" office:value="0.581448000000023">
            <text:p>0.581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735431">
            <text:p>131.735431</text:p>
          </table:table-cell>
          <table:table-cell office:value-type="float" office:value="134.689554">
            <text:p>134.689554</text:p>
          </table:table-cell>
          <table:table-cell table:formula="of:=[.B3402]-[.C3402]" office:value-type="float" office:value="-2.95412299999998">
            <text:p>-2.954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031623">
            <text:p>102.031623</text:p>
          </table:table-cell>
          <table:table-cell office:value-type="float" office:value="106.649323">
            <text:p>106.649323</text:p>
          </table:table-cell>
          <table:table-cell table:formula="of:=[.B3403]-[.C3403]" office:value-type="float" office:value="-4.6177">
            <text:p>-4.6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784029">
            <text:p>111.784029</text:p>
          </table:table-cell>
          <table:table-cell office:value-type="float" office:value="114.968859">
            <text:p>114.968859</text:p>
          </table:table-cell>
          <table:table-cell table:formula="of:=[.B3404]-[.C3404]" office:value-type="float" office:value="-3.18482999999999">
            <text:p>-3.18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721884">
            <text:p>110.721884</text:p>
          </table:table-cell>
          <table:table-cell office:value-type="float" office:value="112.144585">
            <text:p>112.144585</text:p>
          </table:table-cell>
          <table:table-cell table:formula="of:=[.B3405]-[.C3405]" office:value-type="float" office:value="-1.422701">
            <text:p>-1.422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148547">
            <text:p>160.148547</text:p>
          </table:table-cell>
          <table:table-cell office:value-type="float" office:value="161.3635">
            <text:p>161.3635</text:p>
          </table:table-cell>
          <table:table-cell table:formula="of:=[.B3406]-[.C3406]" office:value-type="float" office:value="-1.21495299999998">
            <text:p>-1.2149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.432141">
            <text:p>275.432141</text:p>
          </table:table-cell>
          <table:table-cell office:value-type="float" office:value="280.732524">
            <text:p>280.732524</text:p>
          </table:table-cell>
          <table:table-cell table:formula="of:=[.B3407]-[.C3407]" office:value-type="float" office:value="-5.30038300000001">
            <text:p>-5.300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155589">
            <text:p>192.155589</text:p>
          </table:table-cell>
          <table:table-cell office:value-type="float" office:value="197.017768">
            <text:p>197.017768</text:p>
          </table:table-cell>
          <table:table-cell table:formula="of:=[.B3408]-[.C3408]" office:value-type="float" office:value="-4.862179">
            <text:p>-4.862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033562">
            <text:p>215.033562</text:p>
          </table:table-cell>
          <table:table-cell office:value-type="float" office:value="215.782283">
            <text:p>215.782283</text:p>
          </table:table-cell>
          <table:table-cell table:formula="of:=[.B3409]-[.C3409]" office:value-type="float" office:value="-0.748721000000018">
            <text:p>-0.7487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201925">
            <text:p>113.201925</text:p>
          </table:table-cell>
          <table:table-cell office:value-type="float" office:value="111.858123">
            <text:p>111.858123</text:p>
          </table:table-cell>
          <table:table-cell table:formula="of:=[.B3410]-[.C3410]" office:value-type="float" office:value="1.343802">
            <text:p>1.343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.265689">
            <text:p>269.265689</text:p>
          </table:table-cell>
          <table:table-cell office:value-type="float" office:value="268.377458">
            <text:p>268.377458</text:p>
          </table:table-cell>
          <table:table-cell table:formula="of:=[.B3411]-[.C3411]" office:value-type="float" office:value="0.888231000000019">
            <text:p>0.888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050023">
            <text:p>188.050023</text:p>
          </table:table-cell>
          <table:table-cell office:value-type="float" office:value="190.833786">
            <text:p>190.833786</text:p>
          </table:table-cell>
          <table:table-cell table:formula="of:=[.B3412]-[.C3412]" office:value-type="float" office:value="-2.78376299999999">
            <text:p>-2.7837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552109">
            <text:p>38.552109</text:p>
          </table:table-cell>
          <table:table-cell office:value-type="float" office:value="39.278515">
            <text:p>39.278515</text:p>
          </table:table-cell>
          <table:table-cell table:formula="of:=[.B3413]-[.C3413]" office:value-type="float" office:value="-0.726405999999997">
            <text:p>-0.726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767492">
            <text:p>124.767492</text:p>
          </table:table-cell>
          <table:table-cell office:value-type="float" office:value="127.399344">
            <text:p>127.399344</text:p>
          </table:table-cell>
          <table:table-cell table:formula="of:=[.B3414]-[.C3414]" office:value-type="float" office:value="-2.63185199999999">
            <text:p>-2.631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092469">
            <text:p>77.092469</text:p>
          </table:table-cell>
          <table:table-cell office:value-type="float" office:value="78.398475">
            <text:p>78.398475</text:p>
          </table:table-cell>
          <table:table-cell table:formula="of:=[.B3415]-[.C3415]" office:value-type="float" office:value="-1.30600600000001">
            <text:p>-1.306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94524">
            <text:p>99.894524</text:p>
          </table:table-cell>
          <table:table-cell office:value-type="float" office:value="101.70764">
            <text:p>101.70764</text:p>
          </table:table-cell>
          <table:table-cell table:formula="of:=[.B3416]-[.C3416]" office:value-type="float" office:value="-1.81311599999999">
            <text:p>-1.813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55013">
            <text:p>163.55013</text:p>
          </table:table-cell>
          <table:table-cell office:value-type="float" office:value="166.372344">
            <text:p>166.372344</text:p>
          </table:table-cell>
          <table:table-cell table:formula="of:=[.B3417]-[.C3417]" office:value-type="float" office:value="-2.822214">
            <text:p>-2.8222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669204">
            <text:p>204.669204</text:p>
          </table:table-cell>
          <table:table-cell office:value-type="float" office:value="208.882308">
            <text:p>208.882308</text:p>
          </table:table-cell>
          <table:table-cell table:formula="of:=[.B3418]-[.C3418]" office:value-type="float" office:value="-4.21310399999999">
            <text:p>-4.213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973348">
            <text:p>112.973348</text:p>
          </table:table-cell>
          <table:table-cell office:value-type="float" office:value="113.610862">
            <text:p>113.610862</text:p>
          </table:table-cell>
          <table:table-cell table:formula="of:=[.B3419]-[.C3419]" office:value-type="float" office:value="-0.637513999999996">
            <text:p>-0.637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498892">
            <text:p>252.498892</text:p>
          </table:table-cell>
          <table:table-cell office:value-type="float" office:value="254.90435">
            <text:p>254.90435</text:p>
          </table:table-cell>
          <table:table-cell table:formula="of:=[.B3420]-[.C3420]" office:value-type="float" office:value="-2.40545799999998">
            <text:p>-2.405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.160927">
            <text:p>293.160927</text:p>
          </table:table-cell>
          <table:table-cell office:value-type="float" office:value="298.012736">
            <text:p>298.012736</text:p>
          </table:table-cell>
          <table:table-cell table:formula="of:=[.B3421]-[.C3421]" office:value-type="float" office:value="-4.851809">
            <text:p>-4.851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90919">
            <text:p>89.790919</text:p>
          </table:table-cell>
          <table:table-cell office:value-type="float" office:value="91.399418">
            <text:p>91.399418</text:p>
          </table:table-cell>
          <table:table-cell table:formula="of:=[.B3422]-[.C3422]" office:value-type="float" office:value="-1.60849899999999">
            <text:p>-1.608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19358">
            <text:p>97.319358</text:p>
          </table:table-cell>
          <table:table-cell office:value-type="float" office:value="98.977556">
            <text:p>98.977556</text:p>
          </table:table-cell>
          <table:table-cell table:formula="of:=[.B3423]-[.C3423]" office:value-type="float" office:value="-1.65819800000001">
            <text:p>-1.6581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9505">
            <text:p>136.89505</text:p>
          </table:table-cell>
          <table:table-cell office:value-type="float" office:value="139.235497">
            <text:p>139.235497</text:p>
          </table:table-cell>
          <table:table-cell table:formula="of:=[.B3424]-[.C3424]" office:value-type="float" office:value="-2.34044700000001">
            <text:p>-2.340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139121">
            <text:p>126.139121</text:p>
          </table:table-cell>
          <table:table-cell office:value-type="float" office:value="128.672237">
            <text:p>128.672237</text:p>
          </table:table-cell>
          <table:table-cell table:formula="of:=[.B3425]-[.C3425]" office:value-type="float" office:value="-2.53311599999999">
            <text:p>-2.533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933861">
            <text:p>180.933861</text:p>
          </table:table-cell>
          <table:table-cell office:value-type="float" office:value="183.07119">
            <text:p>183.07119</text:p>
          </table:table-cell>
          <table:table-cell table:formula="of:=[.B3426]-[.C3426]" office:value-type="float" office:value="-2.13732899999999">
            <text:p>-2.137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15843">
            <text:p>98.315843</text:p>
          </table:table-cell>
          <table:table-cell office:value-type="float" office:value="98.801354">
            <text:p>98.801354</text:p>
          </table:table-cell>
          <table:table-cell table:formula="of:=[.B3427]-[.C3427]" office:value-type="float" office:value="-0.485511000000003">
            <text:p>-0.485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675332">
            <text:p>37.675332</text:p>
          </table:table-cell>
          <table:table-cell office:value-type="float" office:value="38.987584">
            <text:p>38.987584</text:p>
          </table:table-cell>
          <table:table-cell table:formula="of:=[.B3428]-[.C3428]" office:value-type="float" office:value="-1.312252">
            <text:p>-1.3122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350142">
            <text:p>94.350142</text:p>
          </table:table-cell>
          <table:table-cell office:value-type="float" office:value="95.900828">
            <text:p>95.900828</text:p>
          </table:table-cell>
          <table:table-cell table:formula="of:=[.B3429]-[.C3429]" office:value-type="float" office:value="-1.550686">
            <text:p>-1.550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5067">
            <text:p>101.35067</text:p>
          </table:table-cell>
          <table:table-cell office:value-type="float" office:value="103.156013">
            <text:p>103.156013</text:p>
          </table:table-cell>
          <table:table-cell table:formula="of:=[.B3430]-[.C3430]" office:value-type="float" office:value="-1.80534300000001">
            <text:p>-1.805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939661">
            <text:p>228.939661</text:p>
          </table:table-cell>
          <table:table-cell office:value-type="float" office:value="238.06049">
            <text:p>238.06049</text:p>
          </table:table-cell>
          <table:table-cell table:formula="of:=[.B3431]-[.C3431]" office:value-type="float" office:value="-9.12082899999999">
            <text:p>-9.120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785863">
            <text:p>173.785863</text:p>
          </table:table-cell>
          <table:table-cell office:value-type="float" office:value="175.637864">
            <text:p>175.637864</text:p>
          </table:table-cell>
          <table:table-cell table:formula="of:=[.B3432]-[.C3432]" office:value-type="float" office:value="-1.852001">
            <text:p>-1.852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6.606728">
            <text:p>536.606728</text:p>
          </table:table-cell>
          <table:table-cell office:value-type="float" office:value="540.043715">
            <text:p>540.043715</text:p>
          </table:table-cell>
          <table:table-cell table:formula="of:=[.B3433]-[.C3433]" office:value-type="float" office:value="-3.43698700000004">
            <text:p>-3.436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183553">
            <text:p>49.183553</text:p>
          </table:table-cell>
          <table:table-cell office:value-type="float" office:value="51.193593">
            <text:p>51.193593</text:p>
          </table:table-cell>
          <table:table-cell table:formula="of:=[.B3434]-[.C3434]" office:value-type="float" office:value="-2.01004">
            <text:p>-2.01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464214">
            <text:p>110.464214</text:p>
          </table:table-cell>
          <table:table-cell office:value-type="float" office:value="113.012927">
            <text:p>113.012927</text:p>
          </table:table-cell>
          <table:table-cell table:formula="of:=[.B3435]-[.C3435]" office:value-type="float" office:value="-2.54871300000001">
            <text:p>-2.548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454736">
            <text:p>225.454736</text:p>
          </table:table-cell>
          <table:table-cell office:value-type="float" office:value="227.147537">
            <text:p>227.147537</text:p>
          </table:table-cell>
          <table:table-cell table:formula="of:=[.B3436]-[.C3436]" office:value-type="float" office:value="-1.692801">
            <text:p>-1.692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144618">
            <text:p>119.144618</text:p>
          </table:table-cell>
          <table:table-cell office:value-type="float" office:value="119.5001">
            <text:p>119.5001</text:p>
          </table:table-cell>
          <table:table-cell table:formula="of:=[.B3437]-[.C3437]" office:value-type="float" office:value="-0.355482000000009">
            <text:p>-0.355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380961">
            <text:p>138.380961</text:p>
          </table:table-cell>
          <table:table-cell office:value-type="float" office:value="141.338491">
            <text:p>141.338491</text:p>
          </table:table-cell>
          <table:table-cell table:formula="of:=[.B3438]-[.C3438]" office:value-type="float" office:value="-2.95752999999999">
            <text:p>-2.957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328883">
            <text:p>197.328883</text:p>
          </table:table-cell>
          <table:table-cell office:value-type="float" office:value="199.538802">
            <text:p>199.538802</text:p>
          </table:table-cell>
          <table:table-cell table:formula="of:=[.B3439]-[.C3439]" office:value-type="float" office:value="-2.20991900000001">
            <text:p>-2.209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85571">
            <text:p>102.985571</text:p>
          </table:table-cell>
          <table:table-cell office:value-type="float" office:value="104.624479">
            <text:p>104.624479</text:p>
          </table:table-cell>
          <table:table-cell table:formula="of:=[.B3440]-[.C3440]" office:value-type="float" office:value="-1.638908">
            <text:p>-1.638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56949">
            <text:p>94.656949</text:p>
          </table:table-cell>
          <table:table-cell office:value-type="float" office:value="95.584241">
            <text:p>95.584241</text:p>
          </table:table-cell>
          <table:table-cell table:formula="of:=[.B3441]-[.C3441]" office:value-type="float" office:value="-0.927292000000008">
            <text:p>-0.927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45658">
            <text:p>126.245658</text:p>
          </table:table-cell>
          <table:table-cell office:value-type="float" office:value="128.269689">
            <text:p>128.269689</text:p>
          </table:table-cell>
          <table:table-cell table:formula="of:=[.B3442]-[.C3442]" office:value-type="float" office:value="-2.02403099999999">
            <text:p>-2.024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780765">
            <text:p>116.780765</text:p>
          </table:table-cell>
          <table:table-cell office:value-type="float" office:value="118.375336">
            <text:p>118.375336</text:p>
          </table:table-cell>
          <table:table-cell table:formula="of:=[.B3443]-[.C3443]" office:value-type="float" office:value="-1.594571">
            <text:p>-1.594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194254">
            <text:p>145.194254</text:p>
          </table:table-cell>
          <table:table-cell office:value-type="float" office:value="146.981801">
            <text:p>146.981801</text:p>
          </table:table-cell>
          <table:table-cell table:formula="of:=[.B3444]-[.C3444]" office:value-type="float" office:value="-1.78754699999999">
            <text:p>-1.787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3687">
            <text:p>158.33687</text:p>
          </table:table-cell>
          <table:table-cell office:value-type="float" office:value="158.614294">
            <text:p>158.614294</text:p>
          </table:table-cell>
          <table:table-cell table:formula="of:=[.B3445]-[.C3445]" office:value-type="float" office:value="-0.277423999999996">
            <text:p>-0.277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84138">
            <text:p>107.684138</text:p>
          </table:table-cell>
          <table:table-cell office:value-type="float" office:value="110.743161">
            <text:p>110.743161</text:p>
          </table:table-cell>
          <table:table-cell table:formula="of:=[.B3446]-[.C3446]" office:value-type="float" office:value="-3.059023">
            <text:p>-3.059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82231">
            <text:p>70.482231</text:p>
          </table:table-cell>
          <table:table-cell office:value-type="float" office:value="71.636383">
            <text:p>71.636383</text:p>
          </table:table-cell>
          <table:table-cell table:formula="of:=[.B3447]-[.C3447]" office:value-type="float" office:value="-1.154152">
            <text:p>-1.154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316672">
            <text:p>125.316672</text:p>
          </table:table-cell>
          <table:table-cell office:value-type="float" office:value="128.269669">
            <text:p>128.269669</text:p>
          </table:table-cell>
          <table:table-cell table:formula="of:=[.B3448]-[.C3448]" office:value-type="float" office:value="-2.952997">
            <text:p>-2.9529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4.024395">
            <text:p>594.024395</text:p>
          </table:table-cell>
          <table:table-cell office:value-type="float" office:value="591.00042">
            <text:p>591.00042</text:p>
          </table:table-cell>
          <table:table-cell table:formula="of:=[.B3449]-[.C3449]" office:value-type="float" office:value="3.02397500000006">
            <text:p>3.023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77162">
            <text:p>126.777162</text:p>
          </table:table-cell>
          <table:table-cell office:value-type="float" office:value="127.681049">
            <text:p>127.681049</text:p>
          </table:table-cell>
          <table:table-cell table:formula="of:=[.B3450]-[.C3450]" office:value-type="float" office:value="-0.903886999999997">
            <text:p>-0.903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76132">
            <text:p>141.676132</text:p>
          </table:table-cell>
          <table:table-cell office:value-type="float" office:value="143.457587">
            <text:p>143.457587</text:p>
          </table:table-cell>
          <table:table-cell table:formula="of:=[.B3451]-[.C3451]" office:value-type="float" office:value="-1.78145499999999">
            <text:p>-1.781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318341">
            <text:p>90.318341</text:p>
          </table:table-cell>
          <table:table-cell office:value-type="float" office:value="92.731597">
            <text:p>92.731597</text:p>
          </table:table-cell>
          <table:table-cell table:formula="of:=[.B3452]-[.C3452]" office:value-type="float" office:value="-2.41325599999999">
            <text:p>-2.413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45372">
            <text:p>141.45372</text:p>
          </table:table-cell>
          <table:table-cell office:value-type="float" office:value="144.080353">
            <text:p>144.080353</text:p>
          </table:table-cell>
          <table:table-cell table:formula="of:=[.B3453]-[.C3453]" office:value-type="float" office:value="-2.626633">
            <text:p>-2.626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36004">
            <text:p>90.036004</text:p>
          </table:table-cell>
          <table:table-cell office:value-type="float" office:value="92.239417">
            <text:p>92.239417</text:p>
          </table:table-cell>
          <table:table-cell table:formula="of:=[.B3454]-[.C3454]" office:value-type="float" office:value="-2.203413">
            <text:p>-2.203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.852985">
            <text:p>216.852985</text:p>
          </table:table-cell>
          <table:table-cell office:value-type="float" office:value="222.526426">
            <text:p>222.526426</text:p>
          </table:table-cell>
          <table:table-cell table:formula="of:=[.B3455]-[.C3455]" office:value-type="float" office:value="-5.673441">
            <text:p>-5.673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034671">
            <text:p>92.034671</text:p>
          </table:table-cell>
          <table:table-cell office:value-type="float" office:value="92.847977">
            <text:p>92.847977</text:p>
          </table:table-cell>
          <table:table-cell table:formula="of:=[.B3456]-[.C3456]" office:value-type="float" office:value="-0.813305999999997">
            <text:p>-0.813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454381">
            <text:p>179.454381</text:p>
          </table:table-cell>
          <table:table-cell office:value-type="float" office:value="182.546879">
            <text:p>182.546879</text:p>
          </table:table-cell>
          <table:table-cell table:formula="of:=[.B3457]-[.C3457]" office:value-type="float" office:value="-3.09249799999998">
            <text:p>-3.092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251243">
            <text:p>150.251243</text:p>
          </table:table-cell>
          <table:table-cell office:value-type="float" office:value="152.776111">
            <text:p>152.776111</text:p>
          </table:table-cell>
          <table:table-cell table:formula="of:=[.B3458]-[.C3458]" office:value-type="float" office:value="-2.524868">
            <text:p>-2.524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705202">
            <text:p>94.705202</text:p>
          </table:table-cell>
          <table:table-cell office:value-type="float" office:value="97.594168">
            <text:p>97.594168</text:p>
          </table:table-cell>
          <table:table-cell table:formula="of:=[.B3459]-[.C3459]" office:value-type="float" office:value="-2.888966">
            <text:p>-2.888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33678">
            <text:p>58.533678</text:p>
          </table:table-cell>
          <table:table-cell office:value-type="float" office:value="59.53378">
            <text:p>59.53378</text:p>
          </table:table-cell>
          <table:table-cell table:formula="of:=[.B3460]-[.C3460]" office:value-type="float" office:value="-1.000102">
            <text:p>-1.000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485294">
            <text:p>123.485294</text:p>
          </table:table-cell>
          <table:table-cell office:value-type="float" office:value="125.665589">
            <text:p>125.665589</text:p>
          </table:table-cell>
          <table:table-cell table:formula="of:=[.B3461]-[.C3461]" office:value-type="float" office:value="-2.180295">
            <text:p>-2.180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06171">
            <text:p>103.106171</text:p>
          </table:table-cell>
          <table:table-cell office:value-type="float" office:value="107.21478">
            <text:p>107.21478</text:p>
          </table:table-cell>
          <table:table-cell table:formula="of:=[.B3462]-[.C3462]" office:value-type="float" office:value="-4.108609">
            <text:p>-4.108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050219">
            <text:p>36.050219</text:p>
          </table:table-cell>
          <table:table-cell office:value-type="float" office:value="36.972423">
            <text:p>36.972423</text:p>
          </table:table-cell>
          <table:table-cell table:formula="of:=[.B3463]-[.C3463]" office:value-type="float" office:value="-0.922204000000001">
            <text:p>-0.922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882036">
            <text:p>272.882036</text:p>
          </table:table-cell>
          <table:table-cell office:value-type="float" office:value="276.791629">
            <text:p>276.791629</text:p>
          </table:table-cell>
          <table:table-cell table:formula="of:=[.B3464]-[.C3464]" office:value-type="float" office:value="-3.90959299999997">
            <text:p>-3.9095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654166">
            <text:p>186.654166</text:p>
          </table:table-cell>
          <table:table-cell office:value-type="float" office:value="188.766136">
            <text:p>188.766136</text:p>
          </table:table-cell>
          <table:table-cell table:formula="of:=[.B3465]-[.C3465]" office:value-type="float" office:value="-2.11196999999999">
            <text:p>-2.11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49713">
            <text:p>103.249713</text:p>
          </table:table-cell>
          <table:table-cell office:value-type="float" office:value="105.443072">
            <text:p>105.443072</text:p>
          </table:table-cell>
          <table:table-cell table:formula="of:=[.B3466]-[.C3466]" office:value-type="float" office:value="-2.193359">
            <text:p>-2.193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54801">
            <text:p>190.54801</text:p>
          </table:table-cell>
          <table:table-cell office:value-type="float" office:value="194.201296">
            <text:p>194.201296</text:p>
          </table:table-cell>
          <table:table-cell table:formula="of:=[.B3467]-[.C3467]" office:value-type="float" office:value="-3.65328600000001">
            <text:p>-3.653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63995">
            <text:p>140.963995</text:p>
          </table:table-cell>
          <table:table-cell office:value-type="float" office:value="142.025201">
            <text:p>142.025201</text:p>
          </table:table-cell>
          <table:table-cell table:formula="of:=[.B3468]-[.C3468]" office:value-type="float" office:value="-1.061206">
            <text:p>-1.061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39782">
            <text:p>61.939782</text:p>
          </table:table-cell>
          <table:table-cell office:value-type="float" office:value="64.048369">
            <text:p>64.048369</text:p>
          </table:table-cell>
          <table:table-cell table:formula="of:=[.B3469]-[.C3469]" office:value-type="float" office:value="-2.10858699999999">
            <text:p>-2.1085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891121">
            <text:p>271.891121</text:p>
          </table:table-cell>
          <table:table-cell office:value-type="float" office:value="277.029865">
            <text:p>277.029865</text:p>
          </table:table-cell>
          <table:table-cell table:formula="of:=[.B3470]-[.C3470]" office:value-type="float" office:value="-5.13874399999997">
            <text:p>-5.138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020488">
            <text:p>220.020488</text:p>
          </table:table-cell>
          <table:table-cell office:value-type="float" office:value="223.667439">
            <text:p>223.667439</text:p>
          </table:table-cell>
          <table:table-cell table:formula="of:=[.B3471]-[.C3471]" office:value-type="float" office:value="-3.646951">
            <text:p>-3.646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80381">
            <text:p>121.780381</text:p>
          </table:table-cell>
          <table:table-cell office:value-type="float" office:value="126.047676">
            <text:p>126.047676</text:p>
          </table:table-cell>
          <table:table-cell table:formula="of:=[.B3472]-[.C3472]" office:value-type="float" office:value="-4.26729499999999">
            <text:p>-4.267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265506">
            <text:p>57.265506</text:p>
          </table:table-cell>
          <table:table-cell office:value-type="float" office:value="58.321192">
            <text:p>58.321192</text:p>
          </table:table-cell>
          <table:table-cell table:formula="of:=[.B3473]-[.C3473]" office:value-type="float" office:value="-1.055686">
            <text:p>-1.055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587407">
            <text:p>122.587407</text:p>
          </table:table-cell>
          <table:table-cell office:value-type="float" office:value="128.926818">
            <text:p>128.926818</text:p>
          </table:table-cell>
          <table:table-cell table:formula="of:=[.B3474]-[.C3474]" office:value-type="float" office:value="-6.339411">
            <text:p>-6.339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995376">
            <text:p>136.995376</text:p>
          </table:table-cell>
          <table:table-cell office:value-type="float" office:value="140.642425">
            <text:p>140.642425</text:p>
          </table:table-cell>
          <table:table-cell table:formula="of:=[.B3475]-[.C3475]" office:value-type="float" office:value="-3.64704900000001">
            <text:p>-3.647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625096">
            <text:p>44.625096</text:p>
          </table:table-cell>
          <table:table-cell office:value-type="float" office:value="45.81073">
            <text:p>45.81073</text:p>
          </table:table-cell>
          <table:table-cell table:formula="of:=[.B3476]-[.C3476]" office:value-type="float" office:value="-1.185634">
            <text:p>-1.185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313648">
            <text:p>230.313648</text:p>
          </table:table-cell>
          <table:table-cell office:value-type="float" office:value="236.453595">
            <text:p>236.453595</text:p>
          </table:table-cell>
          <table:table-cell table:formula="of:=[.B3477]-[.C3477]" office:value-type="float" office:value="-6.13994700000001">
            <text:p>-6.139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008347">
            <text:p>248.008347</text:p>
          </table:table-cell>
          <table:table-cell office:value-type="float" office:value="285.349804">
            <text:p>285.349804</text:p>
          </table:table-cell>
          <table:table-cell table:formula="of:=[.B3478]-[.C3478]" office:value-type="float" office:value="-37.341457">
            <text:p>-37.341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486648">
            <text:p>200.486648</text:p>
          </table:table-cell>
          <table:table-cell office:value-type="float" office:value="202.143543">
            <text:p>202.143543</text:p>
          </table:table-cell>
          <table:table-cell table:formula="of:=[.B3479]-[.C3479]" office:value-type="float" office:value="-1.65689499999999">
            <text:p>-1.656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6.328767">
            <text:p>366.328767</text:p>
          </table:table-cell>
          <table:table-cell office:value-type="float" office:value="371.153173">
            <text:p>371.153173</text:p>
          </table:table-cell>
          <table:table-cell table:formula="of:=[.B3480]-[.C3480]" office:value-type="float" office:value="-4.82440599999995">
            <text:p>-4.824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726771">
            <text:p>221.726771</text:p>
          </table:table-cell>
          <table:table-cell office:value-type="float" office:value="229.107958">
            <text:p>229.107958</text:p>
          </table:table-cell>
          <table:table-cell table:formula="of:=[.B3481]-[.C3481]" office:value-type="float" office:value="-7.38118699999998">
            <text:p>-7.381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556913">
            <text:p>31.556913</text:p>
          </table:table-cell>
          <table:table-cell office:value-type="float" office:value="32.69878">
            <text:p>32.69878</text:p>
          </table:table-cell>
          <table:table-cell table:formula="of:=[.B3482]-[.C3482]" office:value-type="float" office:value="-1.141867">
            <text:p>-1.141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.736718">
            <text:p>271.736718</text:p>
          </table:table-cell>
          <table:table-cell office:value-type="float" office:value="282.323891">
            <text:p>282.323891</text:p>
          </table:table-cell>
          <table:table-cell table:formula="of:=[.B3483]-[.C3483]" office:value-type="float" office:value="-10.587173">
            <text:p>-10.587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755411">
            <text:p>35.755411</text:p>
          </table:table-cell>
          <table:table-cell office:value-type="float" office:value="35.291291">
            <text:p>35.291291</text:p>
          </table:table-cell>
          <table:table-cell table:formula="of:=[.B3484]-[.C3484]" office:value-type="float" office:value="0.464120000000001">
            <text:p>0.46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299104">
            <text:p>121.299104</text:p>
          </table:table-cell>
          <table:table-cell office:value-type="float" office:value="127.559589">
            <text:p>127.559589</text:p>
          </table:table-cell>
          <table:table-cell table:formula="of:=[.B3485]-[.C3485]" office:value-type="float" office:value="-6.260485">
            <text:p>-6.260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.555247">
            <text:p>280.555247</text:p>
          </table:table-cell>
          <table:table-cell office:value-type="float" office:value="286.311167">
            <text:p>286.311167</text:p>
          </table:table-cell>
          <table:table-cell table:formula="of:=[.B3486]-[.C3486]" office:value-type="float" office:value="-5.75592">
            <text:p>-5.75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50726">
            <text:p>149.50726</text:p>
          </table:table-cell>
          <table:table-cell office:value-type="float" office:value="153.722842">
            <text:p>153.722842</text:p>
          </table:table-cell>
          <table:table-cell table:formula="of:=[.B3487]-[.C3487]" office:value-type="float" office:value="-4.21558200000001">
            <text:p>-4.2155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7.538727">
            <text:p>427.538727</text:p>
          </table:table-cell>
          <table:table-cell office:value-type="float" office:value="437.708912">
            <text:p>437.708912</text:p>
          </table:table-cell>
          <table:table-cell table:formula="of:=[.B3488]-[.C3488]" office:value-type="float" office:value="-10.170185">
            <text:p>-10.170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393127">
            <text:p>83.393127</text:p>
          </table:table-cell>
          <table:table-cell office:value-type="float" office:value="85.609946">
            <text:p>85.609946</text:p>
          </table:table-cell>
          <table:table-cell table:formula="of:=[.B3489]-[.C3489]" office:value-type="float" office:value="-2.21681899999999">
            <text:p>-2.216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32212">
            <text:p>106.932212</text:p>
          </table:table-cell>
          <table:table-cell office:value-type="float" office:value="110.14419">
            <text:p>110.14419</text:p>
          </table:table-cell>
          <table:table-cell table:formula="of:=[.B3490]-[.C3490]" office:value-type="float" office:value="-3.21197799999999">
            <text:p>-3.211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587631">
            <text:p>125.587631</text:p>
          </table:table-cell>
          <table:table-cell office:value-type="float" office:value="126.409103">
            <text:p>126.409103</text:p>
          </table:table-cell>
          <table:table-cell table:formula="of:=[.B3491]-[.C3491]" office:value-type="float" office:value="-0.821472">
            <text:p>-0.821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674283">
            <text:p>105.674283</text:p>
          </table:table-cell>
          <table:table-cell office:value-type="float" office:value="108.110511">
            <text:p>108.110511</text:p>
          </table:table-cell>
          <table:table-cell table:formula="of:=[.B3492]-[.C3492]" office:value-type="float" office:value="-2.436228">
            <text:p>-2.436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719305">
            <text:p>222.719305</text:p>
          </table:table-cell>
          <table:table-cell office:value-type="float" office:value="227.414643">
            <text:p>227.414643</text:p>
          </table:table-cell>
          <table:table-cell table:formula="of:=[.B3493]-[.C3493]" office:value-type="float" office:value="-4.69533800000002">
            <text:p>-4.695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5.088965">
            <text:p>485.088965</text:p>
          </table:table-cell>
          <table:table-cell office:value-type="float" office:value="493.889521">
            <text:p>493.889521</text:p>
          </table:table-cell>
          <table:table-cell table:formula="of:=[.B3494]-[.C3494]" office:value-type="float" office:value="-8.80055600000003">
            <text:p>-8.800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342027">
            <text:p>112.342027</text:p>
          </table:table-cell>
          <table:table-cell office:value-type="float" office:value="117.300508">
            <text:p>117.300508</text:p>
          </table:table-cell>
          <table:table-cell table:formula="of:=[.B3495]-[.C3495]" office:value-type="float" office:value="-4.95848099999999">
            <text:p>-4.958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1206">
            <text:p>106.91206</text:p>
          </table:table-cell>
          <table:table-cell office:value-type="float" office:value="110.149351">
            <text:p>110.149351</text:p>
          </table:table-cell>
          <table:table-cell table:formula="of:=[.B3496]-[.C3496]" office:value-type="float" office:value="-3.237291">
            <text:p>-3.237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185681">
            <text:p>146.185681</text:p>
          </table:table-cell>
          <table:table-cell office:value-type="float" office:value="151.988166">
            <text:p>151.988166</text:p>
          </table:table-cell>
          <table:table-cell table:formula="of:=[.B3497]-[.C3497]" office:value-type="float" office:value="-5.80248500000002">
            <text:p>-5.802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73008">
            <text:p>85.773008</text:p>
          </table:table-cell>
          <table:table-cell office:value-type="float" office:value="90.529661">
            <text:p>90.529661</text:p>
          </table:table-cell>
          <table:table-cell table:formula="of:=[.B3498]-[.C3498]" office:value-type="float" office:value="-4.756653">
            <text:p>-4.756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535995">
            <text:p>118.535995</text:p>
          </table:table-cell>
          <table:table-cell office:value-type="float" office:value="121.025879">
            <text:p>121.025879</text:p>
          </table:table-cell>
          <table:table-cell table:formula="of:=[.B3499]-[.C3499]" office:value-type="float" office:value="-2.489884">
            <text:p>-2.489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928167">
            <text:p>141.928167</text:p>
          </table:table-cell>
          <table:table-cell office:value-type="float" office:value="143.246872">
            <text:p>143.246872</text:p>
          </table:table-cell>
          <table:table-cell table:formula="of:=[.B3500]-[.C3500]" office:value-type="float" office:value="-1.31870499999999">
            <text:p>-1.318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8.94178">
            <text:p>358.94178</text:p>
          </table:table-cell>
          <table:table-cell office:value-type="float" office:value="360.81727">
            <text:p>360.81727</text:p>
          </table:table-cell>
          <table:table-cell table:formula="of:=[.B3501]-[.C3501]" office:value-type="float" office:value="-1.87549000000001">
            <text:p>-1.87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537999">
            <text:p>160.537999</text:p>
          </table:table-cell>
          <table:table-cell office:value-type="float" office:value="164.518289">
            <text:p>164.518289</text:p>
          </table:table-cell>
          <table:table-cell table:formula="of:=[.B3502]-[.C3502]" office:value-type="float" office:value="-3.98029">
            <text:p>-3.98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356998">
            <text:p>236.356998</text:p>
          </table:table-cell>
          <table:table-cell office:value-type="float" office:value="244.501625">
            <text:p>244.501625</text:p>
          </table:table-cell>
          <table:table-cell table:formula="of:=[.B3503]-[.C3503]" office:value-type="float" office:value="-8.14462699999999">
            <text:p>-8.144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53839">
            <text:p>250.53839</text:p>
          </table:table-cell>
          <table:table-cell office:value-type="float" office:value="256.566798">
            <text:p>256.566798</text:p>
          </table:table-cell>
          <table:table-cell table:formula="of:=[.B3504]-[.C3504]" office:value-type="float" office:value="-6.02840800000001">
            <text:p>-6.028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.744478">
            <text:p>424.744478</text:p>
          </table:table-cell>
          <table:table-cell office:value-type="float" office:value="423.732005">
            <text:p>423.732005</text:p>
          </table:table-cell>
          <table:table-cell table:formula="of:=[.B3505]-[.C3505]" office:value-type="float" office:value="1.012473">
            <text:p>1.012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617039">
            <text:p>185.617039</text:p>
          </table:table-cell>
          <table:table-cell office:value-type="float" office:value="188.876298">
            <text:p>188.876298</text:p>
          </table:table-cell>
          <table:table-cell table:formula="of:=[.B3506]-[.C3506]" office:value-type="float" office:value="-3.25925899999999">
            <text:p>-3.259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8.849247">
            <text:p>548.849247</text:p>
          </table:table-cell>
          <table:table-cell office:value-type="float" office:value="552.94019">
            <text:p>552.94019</text:p>
          </table:table-cell>
          <table:table-cell table:formula="of:=[.B3507]-[.C3507]" office:value-type="float" office:value="-4.09094300000004">
            <text:p>-4.09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10824">
            <text:p>73.710824</text:p>
          </table:table-cell>
          <table:table-cell office:value-type="float" office:value="74.582051">
            <text:p>74.582051</text:p>
          </table:table-cell>
          <table:table-cell table:formula="of:=[.B3508]-[.C3508]" office:value-type="float" office:value="-0.871227000000005">
            <text:p>-0.871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881979">
            <text:p>248.881979</text:p>
          </table:table-cell>
          <table:table-cell office:value-type="float" office:value="251.581564">
            <text:p>251.581564</text:p>
          </table:table-cell>
          <table:table-cell table:formula="of:=[.B3509]-[.C3509]" office:value-type="float" office:value="-2.69958499999998">
            <text:p>-2.699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357451">
            <text:p>110.357451</text:p>
          </table:table-cell>
          <table:table-cell office:value-type="float" office:value="113.464321">
            <text:p>113.464321</text:p>
          </table:table-cell>
          <table:table-cell table:formula="of:=[.B3510]-[.C3510]" office:value-type="float" office:value="-3.10687">
            <text:p>-3.10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14169">
            <text:p>363.14169</text:p>
          </table:table-cell>
          <table:table-cell office:value-type="float" office:value="366.050557">
            <text:p>366.050557</text:p>
          </table:table-cell>
          <table:table-cell table:formula="of:=[.B3511]-[.C3511]" office:value-type="float" office:value="-2.90886700000004">
            <text:p>-2.908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752185">
            <text:p>363.752185</text:p>
          </table:table-cell>
          <table:table-cell office:value-type="float" office:value="383.85982">
            <text:p>383.85982</text:p>
          </table:table-cell>
          <table:table-cell table:formula="of:=[.B3512]-[.C3512]" office:value-type="float" office:value="-20.107635">
            <text:p>-20.107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430853">
            <text:p>284.430853</text:p>
          </table:table-cell>
          <table:table-cell office:value-type="float" office:value="293.295989">
            <text:p>293.295989</text:p>
          </table:table-cell>
          <table:table-cell table:formula="of:=[.B3513]-[.C3513]" office:value-type="float" office:value="-8.86513600000001">
            <text:p>-8.865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595122">
            <text:p>187.595122</text:p>
          </table:table-cell>
          <table:table-cell office:value-type="float" office:value="202.439539">
            <text:p>202.439539</text:p>
          </table:table-cell>
          <table:table-cell table:formula="of:=[.B3514]-[.C3514]" office:value-type="float" office:value="-14.844417">
            <text:p>-14.844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356298">
            <text:p>273.356298</text:p>
          </table:table-cell>
          <table:table-cell office:value-type="float" office:value="279.391409">
            <text:p>279.391409</text:p>
          </table:table-cell>
          <table:table-cell table:formula="of:=[.B3515]-[.C3515]" office:value-type="float" office:value="-6.03511100000003">
            <text:p>-6.035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.408188">
            <text:p>307.408188</text:p>
          </table:table-cell>
          <table:table-cell office:value-type="float" office:value="311.743626">
            <text:p>311.743626</text:p>
          </table:table-cell>
          <table:table-cell table:formula="of:=[.B3516]-[.C3516]" office:value-type="float" office:value="-4.33543800000001">
            <text:p>-4.335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54494">
            <text:p>153.654494</text:p>
          </table:table-cell>
          <table:table-cell office:value-type="float" office:value="157.860444">
            <text:p>157.860444</text:p>
          </table:table-cell>
          <table:table-cell table:formula="of:=[.B3517]-[.C3517]" office:value-type="float" office:value="-4.20595">
            <text:p>-4.20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51013">
            <text:p>125.51013</text:p>
          </table:table-cell>
          <table:table-cell office:value-type="float" office:value="128.460088">
            <text:p>128.460088</text:p>
          </table:table-cell>
          <table:table-cell table:formula="of:=[.B3518]-[.C3518]" office:value-type="float" office:value="-2.94995800000001">
            <text:p>-2.949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8.433683">
            <text:p>308.433683</text:p>
          </table:table-cell>
          <table:table-cell office:value-type="float" office:value="365.761099">
            <text:p>365.761099</text:p>
          </table:table-cell>
          <table:table-cell table:formula="of:=[.B3519]-[.C3519]" office:value-type="float" office:value="-57.327416">
            <text:p>-57.327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729935">
            <text:p>245.729935</text:p>
          </table:table-cell>
          <table:table-cell office:value-type="float" office:value="251.323432">
            <text:p>251.323432</text:p>
          </table:table-cell>
          <table:table-cell table:formula="of:=[.B3520]-[.C3520]" office:value-type="float" office:value="-5.59349699999999">
            <text:p>-5.593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898524">
            <text:p>161.898524</text:p>
          </table:table-cell>
          <table:table-cell office:value-type="float" office:value="183.614883">
            <text:p>183.614883</text:p>
          </table:table-cell>
          <table:table-cell table:formula="of:=[.B3521]-[.C3521]" office:value-type="float" office:value="-21.716359">
            <text:p>-21.716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415493">
            <text:p>146.415493</text:p>
          </table:table-cell>
          <table:table-cell office:value-type="float" office:value="156.04981">
            <text:p>156.04981</text:p>
          </table:table-cell>
          <table:table-cell table:formula="of:=[.B3522]-[.C3522]" office:value-type="float" office:value="-9.63431700000001">
            <text:p>-9.634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602961">
            <text:p>105.602961</text:p>
          </table:table-cell>
          <table:table-cell office:value-type="float" office:value="106.910077">
            <text:p>106.910077</text:p>
          </table:table-cell>
          <table:table-cell table:formula="of:=[.B3523]-[.C3523]" office:value-type="float" office:value="-1.30711600000001">
            <text:p>-1.307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348836">
            <text:p>108.348836</text:p>
          </table:table-cell>
          <table:table-cell office:value-type="float" office:value="113.368828">
            <text:p>113.368828</text:p>
          </table:table-cell>
          <table:table-cell table:formula="of:=[.B3524]-[.C3524]" office:value-type="float" office:value="-5.01999199999999">
            <text:p>-5.019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.124193">
            <text:p>293.124193</text:p>
          </table:table-cell>
          <table:table-cell office:value-type="float" office:value="295.941144">
            <text:p>295.941144</text:p>
          </table:table-cell>
          <table:table-cell table:formula="of:=[.B3525]-[.C3525]" office:value-type="float" office:value="-2.81695100000002">
            <text:p>-2.816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4.694899">
            <text:p>424.694899</text:p>
          </table:table-cell>
          <table:table-cell office:value-type="float" office:value="416.965035">
            <text:p>416.965035</text:p>
          </table:table-cell>
          <table:table-cell table:formula="of:=[.B3526]-[.C3526]" office:value-type="float" office:value="7.72986400000002">
            <text:p>7.729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597686">
            <text:p>68.597686</text:p>
          </table:table-cell>
          <table:table-cell office:value-type="float" office:value="68.714857">
            <text:p>68.714857</text:p>
          </table:table-cell>
          <table:table-cell table:formula="of:=[.B3527]-[.C3527]" office:value-type="float" office:value="-0.117170999999999">
            <text:p>-0.1171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453872">
            <text:p>256.453872</text:p>
          </table:table-cell>
          <table:table-cell office:value-type="float" office:value="262.505556">
            <text:p>262.505556</text:p>
          </table:table-cell>
          <table:table-cell table:formula="of:=[.B3528]-[.C3528]" office:value-type="float" office:value="-6.05168400000002">
            <text:p>-6.051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80124">
            <text:p>133.80124</text:p>
          </table:table-cell>
          <table:table-cell office:value-type="float" office:value="136.134614">
            <text:p>136.134614</text:p>
          </table:table-cell>
          <table:table-cell table:formula="of:=[.B3529]-[.C3529]" office:value-type="float" office:value="-2.33337399999999">
            <text:p>-2.333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309973">
            <text:p>197.309973</text:p>
          </table:table-cell>
          <table:table-cell office:value-type="float" office:value="203.28814">
            <text:p>203.28814</text:p>
          </table:table-cell>
          <table:table-cell table:formula="of:=[.B3530]-[.C3530]" office:value-type="float" office:value="-5.97816699999999">
            <text:p>-5.978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955551">
            <text:p>158.955551</text:p>
          </table:table-cell>
          <table:table-cell office:value-type="float" office:value="167.064085">
            <text:p>167.064085</text:p>
          </table:table-cell>
          <table:table-cell table:formula="of:=[.B3531]-[.C3531]" office:value-type="float" office:value="-8.10853399999999">
            <text:p>-8.108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98307">
            <text:p>141.98307</text:p>
          </table:table-cell>
          <table:table-cell office:value-type="float" office:value="146.031628">
            <text:p>146.031628</text:p>
          </table:table-cell>
          <table:table-cell table:formula="of:=[.B3532]-[.C3532]" office:value-type="float" office:value="-4.04855800000001">
            <text:p>-4.048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535696">
            <text:p>31.535696</text:p>
          </table:table-cell>
          <table:table-cell office:value-type="float" office:value="31.744066">
            <text:p>31.744066</text:p>
          </table:table-cell>
          <table:table-cell table:formula="of:=[.B3533]-[.C3533]" office:value-type="float" office:value="-0.208369999999999">
            <text:p>-0.20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785601">
            <text:p>84.785601</text:p>
          </table:table-cell>
          <table:table-cell office:value-type="float" office:value="88.049709">
            <text:p>88.049709</text:p>
          </table:table-cell>
          <table:table-cell table:formula="of:=[.B3534]-[.C3534]" office:value-type="float" office:value="-3.26410799999999">
            <text:p>-3.264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94775">
            <text:p>132.094775</text:p>
          </table:table-cell>
          <table:table-cell office:value-type="float" office:value="138.549292">
            <text:p>138.549292</text:p>
          </table:table-cell>
          <table:table-cell table:formula="of:=[.B3535]-[.C3535]" office:value-type="float" office:value="-6.45451700000001">
            <text:p>-6.454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8.984896">
            <text:p>388.984896</text:p>
          </table:table-cell>
          <table:table-cell office:value-type="float" office:value="394.905818">
            <text:p>394.905818</text:p>
          </table:table-cell>
          <table:table-cell table:formula="of:=[.B3536]-[.C3536]" office:value-type="float" office:value="-5.92092200000002">
            <text:p>-5.920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520096">
            <text:p>108.520096</text:p>
          </table:table-cell>
          <table:table-cell office:value-type="float" office:value="113.278288">
            <text:p>113.278288</text:p>
          </table:table-cell>
          <table:table-cell table:formula="of:=[.B3537]-[.C3537]" office:value-type="float" office:value="-4.75819200000001">
            <text:p>-4.75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72322">
            <text:p>145.472322</text:p>
          </table:table-cell>
          <table:table-cell office:value-type="float" office:value="149.927335">
            <text:p>149.927335</text:p>
          </table:table-cell>
          <table:table-cell table:formula="of:=[.B3538]-[.C3538]" office:value-type="float" office:value="-4.45501300000001">
            <text:p>-4.455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410582">
            <text:p>281.410582</text:p>
          </table:table-cell>
          <table:table-cell office:value-type="float" office:value="287.372046">
            <text:p>287.372046</text:p>
          </table:table-cell>
          <table:table-cell table:formula="of:=[.B3539]-[.C3539]" office:value-type="float" office:value="-5.96146400000004">
            <text:p>-5.961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6.900053">
            <text:p>446.900053</text:p>
          </table:table-cell>
          <table:table-cell office:value-type="float" office:value="462.294953">
            <text:p>462.294953</text:p>
          </table:table-cell>
          <table:table-cell table:formula="of:=[.B3540]-[.C3540]" office:value-type="float" office:value="-15.3949">
            <text:p>-15.3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518693">
            <text:p>132.518693</text:p>
          </table:table-cell>
          <table:table-cell office:value-type="float" office:value="133.878548">
            <text:p>133.878548</text:p>
          </table:table-cell>
          <table:table-cell table:formula="of:=[.B3541]-[.C3541]" office:value-type="float" office:value="-1.35985499999998">
            <text:p>-1.359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238652">
            <text:p>118.238652</text:p>
          </table:table-cell>
          <table:table-cell office:value-type="float" office:value="119.627546">
            <text:p>119.627546</text:p>
          </table:table-cell>
          <table:table-cell table:formula="of:=[.B3542]-[.C3542]" office:value-type="float" office:value="-1.38889399999999">
            <text:p>-1.3888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139899">
            <text:p>61.139899</text:p>
          </table:table-cell>
          <table:table-cell office:value-type="float" office:value="62.413332">
            <text:p>62.413332</text:p>
          </table:table-cell>
          <table:table-cell table:formula="of:=[.B3543]-[.C3543]" office:value-type="float" office:value="-1.273433">
            <text:p>-1.273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240182">
            <text:p>143.240182</text:p>
          </table:table-cell>
          <table:table-cell office:value-type="float" office:value="161.457659">
            <text:p>161.457659</text:p>
          </table:table-cell>
          <table:table-cell table:formula="of:=[.B3544]-[.C3544]" office:value-type="float" office:value="-18.217477">
            <text:p>-18.2174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682823">
            <text:p>236.682823</text:p>
          </table:table-cell>
          <table:table-cell office:value-type="float" office:value="243.628998">
            <text:p>243.628998</text:p>
          </table:table-cell>
          <table:table-cell table:formula="of:=[.B3545]-[.C3545]" office:value-type="float" office:value="-6.94617499999998">
            <text:p>-6.946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.549053">
            <text:p>328.549053</text:p>
          </table:table-cell>
          <table:table-cell office:value-type="float" office:value="333.683745">
            <text:p>333.683745</text:p>
          </table:table-cell>
          <table:table-cell table:formula="of:=[.B3546]-[.C3546]" office:value-type="float" office:value="-5.13469199999997">
            <text:p>-5.1346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231859">
            <text:p>245.231859</text:p>
          </table:table-cell>
          <table:table-cell office:value-type="float" office:value="247.672767">
            <text:p>247.672767</text:p>
          </table:table-cell>
          <table:table-cell table:formula="of:=[.B3547]-[.C3547]" office:value-type="float" office:value="-2.44090800000001">
            <text:p>-2.440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148029">
            <text:p>272.148029</text:p>
          </table:table-cell>
          <table:table-cell office:value-type="float" office:value="274.86057">
            <text:p>274.86057</text:p>
          </table:table-cell>
          <table:table-cell table:formula="of:=[.B3548]-[.C3548]" office:value-type="float" office:value="-2.71254099999999">
            <text:p>-2.712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617083">
            <text:p>239.617083</text:p>
          </table:table-cell>
          <table:table-cell office:value-type="float" office:value="244.301341">
            <text:p>244.301341</text:p>
          </table:table-cell>
          <table:table-cell table:formula="of:=[.B3549]-[.C3549]" office:value-type="float" office:value="-4.684258">
            <text:p>-4.684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7.138686">
            <text:p>437.138686</text:p>
          </table:table-cell>
          <table:table-cell office:value-type="float" office:value="472.971259">
            <text:p>472.971259</text:p>
          </table:table-cell>
          <table:table-cell table:formula="of:=[.B3550]-[.C3550]" office:value-type="float" office:value="-35.832573">
            <text:p>-35.8325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894433">
            <text:p>264.894433</text:p>
          </table:table-cell>
          <table:table-cell office:value-type="float" office:value="272.8185">
            <text:p>272.8185</text:p>
          </table:table-cell>
          <table:table-cell table:formula="of:=[.B3551]-[.C3551]" office:value-type="float" office:value="-7.92406699999998">
            <text:p>-7.924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520548">
            <text:p>273.520548</text:p>
          </table:table-cell>
          <table:table-cell office:value-type="float" office:value="280.210308">
            <text:p>280.210308</text:p>
          </table:table-cell>
          <table:table-cell table:formula="of:=[.B3552]-[.C3552]" office:value-type="float" office:value="-6.68975999999998">
            <text:p>-6.68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.601478">
            <text:p>315.601478</text:p>
          </table:table-cell>
          <table:table-cell office:value-type="float" office:value="317.495904">
            <text:p>317.495904</text:p>
          </table:table-cell>
          <table:table-cell table:formula="of:=[.B3553]-[.C3553]" office:value-type="float" office:value="-1.89442600000001">
            <text:p>-1.894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30087">
            <text:p>98.030087</text:p>
          </table:table-cell>
          <table:table-cell office:value-type="float" office:value="99.768823">
            <text:p>99.768823</text:p>
          </table:table-cell>
          <table:table-cell table:formula="of:=[.B3554]-[.C3554]" office:value-type="float" office:value="-1.738736">
            <text:p>-1.738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349896">
            <text:p>248.349896</text:p>
          </table:table-cell>
          <table:table-cell office:value-type="float" office:value="252.172007">
            <text:p>252.172007</text:p>
          </table:table-cell>
          <table:table-cell table:formula="of:=[.B3555]-[.C3555]" office:value-type="float" office:value="-3.82211100000001">
            <text:p>-3.822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474733">
            <text:p>128.474733</text:p>
          </table:table-cell>
          <table:table-cell office:value-type="float" office:value="130.082205">
            <text:p>130.082205</text:p>
          </table:table-cell>
          <table:table-cell table:formula="of:=[.B3556]-[.C3556]" office:value-type="float" office:value="-1.607472">
            <text:p>-1.607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411217">
            <text:p>133.411217</text:p>
          </table:table-cell>
          <table:table-cell office:value-type="float" office:value="137.412627">
            <text:p>137.412627</text:p>
          </table:table-cell>
          <table:table-cell table:formula="of:=[.B3557]-[.C3557]" office:value-type="float" office:value="-4.00140999999999">
            <text:p>-4.00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89409">
            <text:p>118.089409</text:p>
          </table:table-cell>
          <table:table-cell office:value-type="float" office:value="126.224465">
            <text:p>126.224465</text:p>
          </table:table-cell>
          <table:table-cell table:formula="of:=[.B3558]-[.C3558]" office:value-type="float" office:value="-8.13505599999999">
            <text:p>-8.135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961462">
            <text:p>224.961462</text:p>
          </table:table-cell>
          <table:table-cell office:value-type="float" office:value="225.671771">
            <text:p>225.671771</text:p>
          </table:table-cell>
          <table:table-cell table:formula="of:=[.B3559]-[.C3559]" office:value-type="float" office:value="-0.710308999999995">
            <text:p>-0.710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060093">
            <text:p>164.060093</text:p>
          </table:table-cell>
          <table:table-cell office:value-type="float" office:value="169.223766">
            <text:p>169.223766</text:p>
          </table:table-cell>
          <table:table-cell table:formula="of:=[.B3560]-[.C3560]" office:value-type="float" office:value="-5.16367300000002">
            <text:p>-5.163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134937">
            <text:p>70.134937</text:p>
          </table:table-cell>
          <table:table-cell office:value-type="float" office:value="72.411348">
            <text:p>72.411348</text:p>
          </table:table-cell>
          <table:table-cell table:formula="of:=[.B3561]-[.C3561]" office:value-type="float" office:value="-2.27641100000001">
            <text:p>-2.276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53689">
            <text:p>134.453689</text:p>
          </table:table-cell>
          <table:table-cell office:value-type="float" office:value="138.869997">
            <text:p>138.869997</text:p>
          </table:table-cell>
          <table:table-cell table:formula="of:=[.B3562]-[.C3562]" office:value-type="float" office:value="-4.41630800000002">
            <text:p>-4.416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133822">
            <text:p>179.133822</text:p>
          </table:table-cell>
          <table:table-cell office:value-type="float" office:value="183.677054">
            <text:p>183.677054</text:p>
          </table:table-cell>
          <table:table-cell table:formula="of:=[.B3563]-[.C3563]" office:value-type="float" office:value="-4.54323199999999">
            <text:p>-4.543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366171">
            <text:p>207.366171</text:p>
          </table:table-cell>
          <table:table-cell office:value-type="float" office:value="213.154894">
            <text:p>213.154894</text:p>
          </table:table-cell>
          <table:table-cell table:formula="of:=[.B3564]-[.C3564]" office:value-type="float" office:value="-5.788723">
            <text:p>-5.788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18455">
            <text:p>173.18455</text:p>
          </table:table-cell>
          <table:table-cell office:value-type="float" office:value="174.378214">
            <text:p>174.378214</text:p>
          </table:table-cell>
          <table:table-cell table:formula="of:=[.B3565]-[.C3565]" office:value-type="float" office:value="-1.19366400000001">
            <text:p>-1.193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572347">
            <text:p>144.572347</text:p>
          </table:table-cell>
          <table:table-cell office:value-type="float" office:value="148.723365">
            <text:p>148.723365</text:p>
          </table:table-cell>
          <table:table-cell table:formula="of:=[.B3566]-[.C3566]" office:value-type="float" office:value="-4.15101799999999">
            <text:p>-4.151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17065">
            <text:p>136.17065</text:p>
          </table:table-cell>
          <table:table-cell office:value-type="float" office:value="138.106605">
            <text:p>138.106605</text:p>
          </table:table-cell>
          <table:table-cell table:formula="of:=[.B3567]-[.C3567]" office:value-type="float" office:value="-1.93595500000001">
            <text:p>-1.935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48265">
            <text:p>164.48265</text:p>
          </table:table-cell>
          <table:table-cell office:value-type="float" office:value="171.798644">
            <text:p>171.798644</text:p>
          </table:table-cell>
          <table:table-cell table:formula="of:=[.B3568]-[.C3568]" office:value-type="float" office:value="-7.31599399999999">
            <text:p>-7.315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074814">
            <text:p>127.074814</text:p>
          </table:table-cell>
          <table:table-cell office:value-type="float" office:value="130.180346">
            <text:p>130.180346</text:p>
          </table:table-cell>
          <table:table-cell table:formula="of:=[.B3569]-[.C3569]" office:value-type="float" office:value="-3.10553199999998">
            <text:p>-3.105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3.228551">
            <text:p>643.228551</text:p>
          </table:table-cell>
          <table:table-cell office:value-type="float" office:value="648.561721">
            <text:p>648.561721</text:p>
          </table:table-cell>
          <table:table-cell table:formula="of:=[.B3570]-[.C3570]" office:value-type="float" office:value="-5.33317">
            <text:p>-5.33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595163">
            <text:p>127.595163</text:p>
          </table:table-cell>
          <table:table-cell office:value-type="float" office:value="130.896232">
            <text:p>130.896232</text:p>
          </table:table-cell>
          <table:table-cell table:formula="of:=[.B3571]-[.C3571]" office:value-type="float" office:value="-3.301069">
            <text:p>-3.3010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283698">
            <text:p>241.283698</text:p>
          </table:table-cell>
          <table:table-cell office:value-type="float" office:value="270.004808">
            <text:p>270.004808</text:p>
          </table:table-cell>
          <table:table-cell table:formula="of:=[.B3572]-[.C3572]" office:value-type="float" office:value="-28.72111">
            <text:p>-28.721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361425">
            <text:p>182.361425</text:p>
          </table:table-cell>
          <table:table-cell office:value-type="float" office:value="187.429513">
            <text:p>187.429513</text:p>
          </table:table-cell>
          <table:table-cell table:formula="of:=[.B3573]-[.C3573]" office:value-type="float" office:value="-5.06808799999999">
            <text:p>-5.068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936702">
            <text:p>213.936702</text:p>
          </table:table-cell>
          <table:table-cell office:value-type="float" office:value="215.579745">
            <text:p>215.579745</text:p>
          </table:table-cell>
          <table:table-cell table:formula="of:=[.B3574]-[.C3574]" office:value-type="float" office:value="-1.64304300000001">
            <text:p>-1.6430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8507">
            <text:p>166.8507</text:p>
          </table:table-cell>
          <table:table-cell office:value-type="float" office:value="171.437843">
            <text:p>171.437843</text:p>
          </table:table-cell>
          <table:table-cell table:formula="of:=[.B3575]-[.C3575]" office:value-type="float" office:value="-4.587143">
            <text:p>-4.58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393845">
            <text:p>54.393845</text:p>
          </table:table-cell>
          <table:table-cell office:value-type="float" office:value="55.503496">
            <text:p>55.503496</text:p>
          </table:table-cell>
          <table:table-cell table:formula="of:=[.B3576]-[.C3576]" office:value-type="float" office:value="-1.109651">
            <text:p>-1.1096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62201">
            <text:p>69.062201</text:p>
          </table:table-cell>
          <table:table-cell office:value-type="float" office:value="70.833432">
            <text:p>70.833432</text:p>
          </table:table-cell>
          <table:table-cell table:formula="of:=[.B3577]-[.C3577]" office:value-type="float" office:value="-1.771231">
            <text:p>-1.771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225656">
            <text:p>160.225656</text:p>
          </table:table-cell>
          <table:table-cell office:value-type="float" office:value="164.285482">
            <text:p>164.285482</text:p>
          </table:table-cell>
          <table:table-cell table:formula="of:=[.B3578]-[.C3578]" office:value-type="float" office:value="-4.05982600000002">
            <text:p>-4.059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388493">
            <text:p>113.388493</text:p>
          </table:table-cell>
          <table:table-cell office:value-type="float" office:value="115.328134">
            <text:p>115.328134</text:p>
          </table:table-cell>
          <table:table-cell table:formula="of:=[.B3579]-[.C3579]" office:value-type="float" office:value="-1.93964100000001">
            <text:p>-1.939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3.003383">
            <text:p>593.003383</text:p>
          </table:table-cell>
          <table:table-cell office:value-type="float" office:value="589.312518">
            <text:p>589.312518</text:p>
          </table:table-cell>
          <table:table-cell table:formula="of:=[.B3580]-[.C3580]" office:value-type="float" office:value="3.69086500000003">
            <text:p>3.690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487963">
            <text:p>113.487963</text:p>
          </table:table-cell>
          <table:table-cell office:value-type="float" office:value="116.42625">
            <text:p>116.42625</text:p>
          </table:table-cell>
          <table:table-cell table:formula="of:=[.B3581]-[.C3581]" office:value-type="float" office:value="-2.938287">
            <text:p>-2.938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397711">
            <text:p>357.397711</text:p>
          </table:table-cell>
          <table:table-cell office:value-type="float" office:value="379.289506">
            <text:p>379.289506</text:p>
          </table:table-cell>
          <table:table-cell table:formula="of:=[.B3582]-[.C3582]" office:value-type="float" office:value="-21.891795">
            <text:p>-21.891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.424196">
            <text:p>290.424196</text:p>
          </table:table-cell>
          <table:table-cell office:value-type="float" office:value="287.941498">
            <text:p>287.941498</text:p>
          </table:table-cell>
          <table:table-cell table:formula="of:=[.B3583]-[.C3583]" office:value-type="float" office:value="2.48269799999997">
            <text:p>2.482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0.51922">
            <text:p>310.51922</text:p>
          </table:table-cell>
          <table:table-cell office:value-type="float" office:value="317.772933">
            <text:p>317.772933</text:p>
          </table:table-cell>
          <table:table-cell table:formula="of:=[.B3584]-[.C3584]" office:value-type="float" office:value="-7.25371300000001">
            <text:p>-7.253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351152">
            <text:p>60.351152</text:p>
          </table:table-cell>
          <table:table-cell office:value-type="float" office:value="61.446103">
            <text:p>61.446103</text:p>
          </table:table-cell>
          <table:table-cell table:formula="of:=[.B3585]-[.C3585]" office:value-type="float" office:value="-1.094951">
            <text:p>-1.094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5.548299">
            <text:p>455.548299</text:p>
          </table:table-cell>
          <table:table-cell office:value-type="float" office:value="456.952014">
            <text:p>456.952014</text:p>
          </table:table-cell>
          <table:table-cell table:formula="of:=[.B3586]-[.C3586]" office:value-type="float" office:value="-1.40371500000003">
            <text:p>-1.403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9.404489">
            <text:p>649.404489</text:p>
          </table:table-cell>
          <table:table-cell office:value-type="float" office:value="633.360003">
            <text:p>633.360003</text:p>
          </table:table-cell>
          <table:table-cell table:formula="of:=[.B3587]-[.C3587]" office:value-type="float" office:value="16.044486">
            <text:p>16.044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4.764833">
            <text:p>354.764833</text:p>
          </table:table-cell>
          <table:table-cell office:value-type="float" office:value="357.570639">
            <text:p>357.570639</text:p>
          </table:table-cell>
          <table:table-cell table:formula="of:=[.B3588]-[.C3588]" office:value-type="float" office:value="-2.80580600000002">
            <text:p>-2.8058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77289">
            <text:p>116.177289</text:p>
          </table:table-cell>
          <table:table-cell office:value-type="float" office:value="119.450015">
            <text:p>119.450015</text:p>
          </table:table-cell>
          <table:table-cell table:formula="of:=[.B3589]-[.C3589]" office:value-type="float" office:value="-3.27272599999999">
            <text:p>-3.2727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507205">
            <text:p>258.507205</text:p>
          </table:table-cell>
          <table:table-cell office:value-type="float" office:value="267.560562">
            <text:p>267.560562</text:p>
          </table:table-cell>
          <table:table-cell table:formula="of:=[.B3590]-[.C3590]" office:value-type="float" office:value="-9.05335700000001">
            <text:p>-9.053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2.951266">
            <text:p>652.951266</text:p>
          </table:table-cell>
          <table:table-cell office:value-type="float" office:value="656.551735">
            <text:p>656.551735</text:p>
          </table:table-cell>
          <table:table-cell table:formula="of:=[.B3591]-[.C3591]" office:value-type="float" office:value="-3.60046899999998">
            <text:p>-3.600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948002">
            <text:p>381.948002</text:p>
          </table:table-cell>
          <table:table-cell office:value-type="float" office:value="400.632766">
            <text:p>400.632766</text:p>
          </table:table-cell>
          <table:table-cell table:formula="of:=[.B3592]-[.C3592]" office:value-type="float" office:value="-18.684764">
            <text:p>-18.684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.873903">
            <text:p>286.873903</text:p>
          </table:table-cell>
          <table:table-cell office:value-type="float" office:value="289.47648">
            <text:p>289.47648</text:p>
          </table:table-cell>
          <table:table-cell table:formula="of:=[.B3593]-[.C3593]" office:value-type="float" office:value="-2.602577">
            <text:p>-2.602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060741">
            <text:p>156.060741</text:p>
          </table:table-cell>
          <table:table-cell office:value-type="float" office:value="160.302388">
            <text:p>160.302388</text:p>
          </table:table-cell>
          <table:table-cell table:formula="of:=[.B3594]-[.C3594]" office:value-type="float" office:value="-4.241647">
            <text:p>-4.241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91024">
            <text:p>118.91024</text:p>
          </table:table-cell>
          <table:table-cell office:value-type="float" office:value="120.305963">
            <text:p>120.305963</text:p>
          </table:table-cell>
          <table:table-cell table:formula="of:=[.B3595]-[.C3595]" office:value-type="float" office:value="-1.395723">
            <text:p>-1.395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332058">
            <text:p>107.332058</text:p>
          </table:table-cell>
          <table:table-cell office:value-type="float" office:value="110.976595">
            <text:p>110.976595</text:p>
          </table:table-cell>
          <table:table-cell table:formula="of:=[.B3596]-[.C3596]" office:value-type="float" office:value="-3.644537">
            <text:p>-3.6445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640222">
            <text:p>381.640222</text:p>
          </table:table-cell>
          <table:table-cell office:value-type="float" office:value="385.367294">
            <text:p>385.367294</text:p>
          </table:table-cell>
          <table:table-cell table:formula="of:=[.B3597]-[.C3597]" office:value-type="float" office:value="-3.72707200000002">
            <text:p>-3.727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90914">
            <text:p>109.590914</text:p>
          </table:table-cell>
          <table:table-cell office:value-type="float" office:value="113.213389">
            <text:p>113.213389</text:p>
          </table:table-cell>
          <table:table-cell table:formula="of:=[.B3598]-[.C3598]" office:value-type="float" office:value="-3.62247500000001">
            <text:p>-3.622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.094006">
            <text:p>318.094006</text:p>
          </table:table-cell>
          <table:table-cell office:value-type="float" office:value="324.360063">
            <text:p>324.360063</text:p>
          </table:table-cell>
          <table:table-cell table:formula="of:=[.B3599]-[.C3599]" office:value-type="float" office:value="-6.26605700000005">
            <text:p>-6.266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45831">
            <text:p>64.945831</text:p>
          </table:table-cell>
          <table:table-cell office:value-type="float" office:value="66.798065">
            <text:p>66.798065</text:p>
          </table:table-cell>
          <table:table-cell table:formula="of:=[.B3600]-[.C3600]" office:value-type="float" office:value="-1.852234">
            <text:p>-1.852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107927">
            <text:p>61.107927</text:p>
          </table:table-cell>
          <table:table-cell office:value-type="float" office:value="61.217223">
            <text:p>61.217223</text:p>
          </table:table-cell>
          <table:table-cell table:formula="of:=[.B3601]-[.C3601]" office:value-type="float" office:value="-0.109296000000001">
            <text:p>-0.1092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367772">
            <text:p>128.367772</text:p>
          </table:table-cell>
          <table:table-cell office:value-type="float" office:value="134.048546">
            <text:p>134.048546</text:p>
          </table:table-cell>
          <table:table-cell table:formula="of:=[.B3602]-[.C3602]" office:value-type="float" office:value="-5.68077399999999">
            <text:p>-5.680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73687">
            <text:p>111.373687</text:p>
          </table:table-cell>
          <table:table-cell office:value-type="float" office:value="114.762687">
            <text:p>114.762687</text:p>
          </table:table-cell>
          <table:table-cell table:formula="of:=[.B3603]-[.C3603]" office:value-type="float" office:value="-3.389">
            <text:p>-3.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709458">
            <text:p>292.709458</text:p>
          </table:table-cell>
          <table:table-cell office:value-type="float" office:value="290.093862">
            <text:p>290.093862</text:p>
          </table:table-cell>
          <table:table-cell table:formula="of:=[.B3604]-[.C3604]" office:value-type="float" office:value="2.61559599999998">
            <text:p>2.615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.881878">
            <text:p>333.881878</text:p>
          </table:table-cell>
          <table:table-cell office:value-type="float" office:value="345.246559">
            <text:p>345.246559</text:p>
          </table:table-cell>
          <table:table-cell table:formula="of:=[.B3605]-[.C3605]" office:value-type="float" office:value="-11.364681">
            <text:p>-11.364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953158">
            <text:p>78.953158</text:p>
          </table:table-cell>
          <table:table-cell office:value-type="float" office:value="80.682451">
            <text:p>80.682451</text:p>
          </table:table-cell>
          <table:table-cell table:formula="of:=[.B3606]-[.C3606]" office:value-type="float" office:value="-1.729293">
            <text:p>-1.729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6.198024">
            <text:p>396.198024</text:p>
          </table:table-cell>
          <table:table-cell office:value-type="float" office:value="405.972085">
            <text:p>405.972085</text:p>
          </table:table-cell>
          <table:table-cell table:formula="of:=[.B3607]-[.C3607]" office:value-type="float" office:value="-9.77406100000002">
            <text:p>-9.774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394241">
            <text:p>115.394241</text:p>
          </table:table-cell>
          <table:table-cell office:value-type="float" office:value="120.402511">
            <text:p>120.402511</text:p>
          </table:table-cell>
          <table:table-cell table:formula="of:=[.B3608]-[.C3608]" office:value-type="float" office:value="-5.00827000000001">
            <text:p>-5.00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502069">
            <text:p>198.502069</text:p>
          </table:table-cell>
          <table:table-cell office:value-type="float" office:value="200.385435">
            <text:p>200.385435</text:p>
          </table:table-cell>
          <table:table-cell table:formula="of:=[.B3609]-[.C3609]" office:value-type="float" office:value="-1.883366">
            <text:p>-1.883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776621">
            <text:p>114.776621</text:p>
          </table:table-cell>
          <table:table-cell office:value-type="float" office:value="117.41674">
            <text:p>117.41674</text:p>
          </table:table-cell>
          <table:table-cell table:formula="of:=[.B3610]-[.C3610]" office:value-type="float" office:value="-2.640119">
            <text:p>-2.640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482928">
            <text:p>249.482928</text:p>
          </table:table-cell>
          <table:table-cell office:value-type="float" office:value="258.299755">
            <text:p>258.299755</text:p>
          </table:table-cell>
          <table:table-cell table:formula="of:=[.B3611]-[.C3611]" office:value-type="float" office:value="-8.81682700000002">
            <text:p>-8.816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487963">
            <text:p>183.487963</text:p>
          </table:table-cell>
          <table:table-cell office:value-type="float" office:value="191.006229">
            <text:p>191.006229</text:p>
          </table:table-cell>
          <table:table-cell table:formula="of:=[.B3612]-[.C3612]" office:value-type="float" office:value="-7.51826599999998">
            <text:p>-7.5182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628354">
            <text:p>110.628354</text:p>
          </table:table-cell>
          <table:table-cell office:value-type="float" office:value="114.955038">
            <text:p>114.955038</text:p>
          </table:table-cell>
          <table:table-cell table:formula="of:=[.B3613]-[.C3613]" office:value-type="float" office:value="-4.326684">
            <text:p>-4.326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820518">
            <text:p>237.820518</text:p>
          </table:table-cell>
          <table:table-cell office:value-type="float" office:value="242.784819">
            <text:p>242.784819</text:p>
          </table:table-cell>
          <table:table-cell table:formula="of:=[.B3614]-[.C3614]" office:value-type="float" office:value="-4.96430100000001">
            <text:p>-4.964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8.954852">
            <text:p>388.954852</text:p>
          </table:table-cell>
          <table:table-cell office:value-type="float" office:value="386.074498">
            <text:p>386.074498</text:p>
          </table:table-cell>
          <table:table-cell table:formula="of:=[.B3615]-[.C3615]" office:value-type="float" office:value="2.88035400000001">
            <text:p>2.880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147246">
            <text:p>163.147246</text:p>
          </table:table-cell>
          <table:table-cell office:value-type="float" office:value="166.759168">
            <text:p>166.759168</text:p>
          </table:table-cell>
          <table:table-cell table:formula="of:=[.B3616]-[.C3616]" office:value-type="float" office:value="-3.61192199999999">
            <text:p>-3.611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12353">
            <text:p>202.12353</text:p>
          </table:table-cell>
          <table:table-cell office:value-type="float" office:value="205.447969">
            <text:p>205.447969</text:p>
          </table:table-cell>
          <table:table-cell table:formula="of:=[.B3617]-[.C3617]" office:value-type="float" office:value="-3.32443900000001">
            <text:p>-3.324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241275">
            <text:p>130.241275</text:p>
          </table:table-cell>
          <table:table-cell office:value-type="float" office:value="129.999419">
            <text:p>129.999419</text:p>
          </table:table-cell>
          <table:table-cell table:formula="of:=[.B3618]-[.C3618]" office:value-type="float" office:value="0.241856000000013">
            <text:p>0.241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959981">
            <text:p>195.959981</text:p>
          </table:table-cell>
          <table:table-cell office:value-type="float" office:value="197.18365">
            <text:p>197.18365</text:p>
          </table:table-cell>
          <table:table-cell table:formula="of:=[.B3619]-[.C3619]" office:value-type="float" office:value="-1.223669">
            <text:p>-1.223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.901482">
            <text:p>414.901482</text:p>
          </table:table-cell>
          <table:table-cell office:value-type="float" office:value="417.524354">
            <text:p>417.524354</text:p>
          </table:table-cell>
          <table:table-cell table:formula="of:=[.B3620]-[.C3620]" office:value-type="float" office:value="-2.62287200000003">
            <text:p>-2.622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987722">
            <text:p>150.987722</text:p>
          </table:table-cell>
          <table:table-cell office:value-type="float" office:value="156.348464">
            <text:p>156.348464</text:p>
          </table:table-cell>
          <table:table-cell table:formula="of:=[.B3621]-[.C3621]" office:value-type="float" office:value="-5.36074200000002">
            <text:p>-5.360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02825">
            <text:p>99.602825</text:p>
          </table:table-cell>
          <table:table-cell office:value-type="float" office:value="103.268664">
            <text:p>103.268664</text:p>
          </table:table-cell>
          <table:table-cell table:formula="of:=[.B3622]-[.C3622]" office:value-type="float" office:value="-3.66583900000001">
            <text:p>-3.665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18715">
            <text:p>159.18715</text:p>
          </table:table-cell>
          <table:table-cell office:value-type="float" office:value="165.226922">
            <text:p>165.226922</text:p>
          </table:table-cell>
          <table:table-cell table:formula="of:=[.B3623]-[.C3623]" office:value-type="float" office:value="-6.039772">
            <text:p>-6.039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903346">
            <text:p>34.903346</text:p>
          </table:table-cell>
          <table:table-cell office:value-type="float" office:value="35.136129">
            <text:p>35.136129</text:p>
          </table:table-cell>
          <table:table-cell table:formula="of:=[.B3624]-[.C3624]" office:value-type="float" office:value="-0.232782999999998">
            <text:p>-0.232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427891">
            <text:p>56.427891</text:p>
          </table:table-cell>
          <table:table-cell office:value-type="float" office:value="57.426702">
            <text:p>57.426702</text:p>
          </table:table-cell>
          <table:table-cell table:formula="of:=[.B3625]-[.C3625]" office:value-type="float" office:value="-0.998810999999996">
            <text:p>-0.998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386887">
            <text:p>178.386887</text:p>
          </table:table-cell>
          <table:table-cell office:value-type="float" office:value="184.290516">
            <text:p>184.290516</text:p>
          </table:table-cell>
          <table:table-cell table:formula="of:=[.B3626]-[.C3626]" office:value-type="float" office:value="-5.903629">
            <text:p>-5.903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85491">
            <text:p>68.285491</text:p>
          </table:table-cell>
          <table:table-cell office:value-type="float" office:value="71.750246">
            <text:p>71.750246</text:p>
          </table:table-cell>
          <table:table-cell table:formula="of:=[.B3627]-[.C3627]" office:value-type="float" office:value="-3.46475500000001">
            <text:p>-3.464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042793">
            <text:p>133.042793</text:p>
          </table:table-cell>
          <table:table-cell office:value-type="float" office:value="135.096826">
            <text:p>135.096826</text:p>
          </table:table-cell>
          <table:table-cell table:formula="of:=[.B3628]-[.C3628]" office:value-type="float" office:value="-2.054033">
            <text:p>-2.054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.789895">
            <text:p>372.789895</text:p>
          </table:table-cell>
          <table:table-cell office:value-type="float" office:value="370.895101">
            <text:p>370.895101</text:p>
          </table:table-cell>
          <table:table-cell table:formula="of:=[.B3629]-[.C3629]" office:value-type="float" office:value="1.89479399999999">
            <text:p>1.894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496797">
            <text:p>39.496797</text:p>
          </table:table-cell>
          <table:table-cell office:value-type="float" office:value="40.610046">
            <text:p>40.610046</text:p>
          </table:table-cell>
          <table:table-cell table:formula="of:=[.B3630]-[.C3630]" office:value-type="float" office:value="-1.113249">
            <text:p>-1.113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440699">
            <text:p>289.440699</text:p>
          </table:table-cell>
          <table:table-cell office:value-type="float" office:value="295.731486">
            <text:p>295.731486</text:p>
          </table:table-cell>
          <table:table-cell table:formula="of:=[.B3631]-[.C3631]" office:value-type="float" office:value="-6.29078700000002">
            <text:p>-6.290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0.003796">
            <text:p>680.003796</text:p>
          </table:table-cell>
          <table:table-cell office:value-type="float" office:value="679.343795">
            <text:p>679.343795</text:p>
          </table:table-cell>
          <table:table-cell table:formula="of:=[.B3632]-[.C3632]" office:value-type="float" office:value="0.660000999999966">
            <text:p>0.660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454468">
            <text:p>139.454468</text:p>
          </table:table-cell>
          <table:table-cell office:value-type="float" office:value="142.807655">
            <text:p>142.807655</text:p>
          </table:table-cell>
          <table:table-cell table:formula="of:=[.B3633]-[.C3633]" office:value-type="float" office:value="-3.35318700000002">
            <text:p>-3.353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02857">
            <text:p>154.002857</text:p>
          </table:table-cell>
          <table:table-cell office:value-type="float" office:value="156.264289">
            <text:p>156.264289</text:p>
          </table:table-cell>
          <table:table-cell table:formula="of:=[.B3634]-[.C3634]" office:value-type="float" office:value="-2.26143199999998">
            <text:p>-2.261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423247">
            <text:p>125.423247</text:p>
          </table:table-cell>
          <table:table-cell office:value-type="float" office:value="127.237124">
            <text:p>127.237124</text:p>
          </table:table-cell>
          <table:table-cell table:formula="of:=[.B3635]-[.C3635]" office:value-type="float" office:value="-1.81387699999999">
            <text:p>-1.813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039434">
            <text:p>159.039434</text:p>
          </table:table-cell>
          <table:table-cell office:value-type="float" office:value="164.217151">
            <text:p>164.217151</text:p>
          </table:table-cell>
          <table:table-cell table:formula="of:=[.B3636]-[.C3636]" office:value-type="float" office:value="-5.177717">
            <text:p>-5.177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8.428357">
            <text:p>498.428357</text:p>
          </table:table-cell>
          <table:table-cell office:value-type="float" office:value="553.655531">
            <text:p>553.655531</text:p>
          </table:table-cell>
          <table:table-cell table:formula="of:=[.B3637]-[.C3637]" office:value-type="float" office:value="-55.227174">
            <text:p>-55.227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817354">
            <text:p>187.817354</text:p>
          </table:table-cell>
          <table:table-cell office:value-type="float" office:value="191.322365">
            <text:p>191.322365</text:p>
          </table:table-cell>
          <table:table-cell table:formula="of:=[.B3638]-[.C3638]" office:value-type="float" office:value="-3.505011">
            <text:p>-3.505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258465">
            <text:p>185.258465</text:p>
          </table:table-cell>
          <table:table-cell office:value-type="float" office:value="189.973645">
            <text:p>189.973645</text:p>
          </table:table-cell>
          <table:table-cell table:formula="of:=[.B3639]-[.C3639]" office:value-type="float" office:value="-4.71518">
            <text:p>-4.71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.120537">
            <text:p>315.120537</text:p>
          </table:table-cell>
          <table:table-cell office:value-type="float" office:value="319.963162">
            <text:p>319.963162</text:p>
          </table:table-cell>
          <table:table-cell table:formula="of:=[.B3640]-[.C3640]" office:value-type="float" office:value="-4.842625">
            <text:p>-4.842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316742">
            <text:p>289.316742</text:p>
          </table:table-cell>
          <table:table-cell office:value-type="float" office:value="292.989879">
            <text:p>292.989879</text:p>
          </table:table-cell>
          <table:table-cell table:formula="of:=[.B3641]-[.C3641]" office:value-type="float" office:value="-3.673137">
            <text:p>-3.673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497546">
            <text:p>129.497546</text:p>
          </table:table-cell>
          <table:table-cell office:value-type="float" office:value="131.161198">
            <text:p>131.161198</text:p>
          </table:table-cell>
          <table:table-cell table:formula="of:=[.B3642]-[.C3642]" office:value-type="float" office:value="-1.66365200000001">
            <text:p>-1.663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5.297994">
            <text:p>405.297994</text:p>
          </table:table-cell>
          <table:table-cell office:value-type="float" office:value="418.886393">
            <text:p>418.886393</text:p>
          </table:table-cell>
          <table:table-cell table:formula="of:=[.B3643]-[.C3643]" office:value-type="float" office:value="-13.588399">
            <text:p>-13.588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9.043997">
            <text:p>469.043997</text:p>
          </table:table-cell>
          <table:table-cell office:value-type="float" office:value="540.44167">
            <text:p>540.44167</text:p>
          </table:table-cell>
          <table:table-cell table:formula="of:=[.B3644]-[.C3644]" office:value-type="float" office:value="-71.3976730000001">
            <text:p>-71.397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182575">
            <text:p>175.182575</text:p>
          </table:table-cell>
          <table:table-cell office:value-type="float" office:value="178.244054">
            <text:p>178.244054</text:p>
          </table:table-cell>
          <table:table-cell table:formula="of:=[.B3645]-[.C3645]" office:value-type="float" office:value="-3.06147899999999">
            <text:p>-3.061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5353">
            <text:p>75.55353</text:p>
          </table:table-cell>
          <table:table-cell office:value-type="float" office:value="76.529633">
            <text:p>76.529633</text:p>
          </table:table-cell>
          <table:table-cell table:formula="of:=[.B3646]-[.C3646]" office:value-type="float" office:value="-0.976103000000009">
            <text:p>-0.976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69794">
            <text:p>79.869794</text:p>
          </table:table-cell>
          <table:table-cell office:value-type="float" office:value="81.709396">
            <text:p>81.709396</text:p>
          </table:table-cell>
          <table:table-cell table:formula="of:=[.B3647]-[.C3647]" office:value-type="float" office:value="-1.839602">
            <text:p>-1.839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8.0202">
            <text:p>458.0202</text:p>
          </table:table-cell>
          <table:table-cell office:value-type="float" office:value="464.42983">
            <text:p>464.42983</text:p>
          </table:table-cell>
          <table:table-cell table:formula="of:=[.B3648]-[.C3648]" office:value-type="float" office:value="-6.40962999999999">
            <text:p>-6.40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322116">
            <text:p>133.322116</text:p>
          </table:table-cell>
          <table:table-cell office:value-type="float" office:value="138.018222">
            <text:p>138.018222</text:p>
          </table:table-cell>
          <table:table-cell table:formula="of:=[.B3649]-[.C3649]" office:value-type="float" office:value="-4.69610600000001">
            <text:p>-4.696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862284">
            <text:p>27.862284</text:p>
          </table:table-cell>
          <table:table-cell office:value-type="float" office:value="28.856541">
            <text:p>28.856541</text:p>
          </table:table-cell>
          <table:table-cell table:formula="of:=[.B3650]-[.C3650]" office:value-type="float" office:value="-0.994257000000001">
            <text:p>-0.994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561514">
            <text:p>228.561514</text:p>
          </table:table-cell>
          <table:table-cell office:value-type="float" office:value="235.723292">
            <text:p>235.723292</text:p>
          </table:table-cell>
          <table:table-cell table:formula="of:=[.B3651]-[.C3651]" office:value-type="float" office:value="-7.161778">
            <text:p>-7.161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657835">
            <text:p>72.657835</text:p>
          </table:table-cell>
          <table:table-cell office:value-type="float" office:value="75.043235">
            <text:p>75.043235</text:p>
          </table:table-cell>
          <table:table-cell table:formula="of:=[.B3652]-[.C3652]" office:value-type="float" office:value="-2.38539999999999">
            <text:p>-2.3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763465">
            <text:p>185.763465</text:p>
          </table:table-cell>
          <table:table-cell office:value-type="float" office:value="188.017552">
            <text:p>188.017552</text:p>
          </table:table-cell>
          <table:table-cell table:formula="of:=[.B3653]-[.C3653]" office:value-type="float" office:value="-2.254087">
            <text:p>-2.2540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805708">
            <text:p>203.805708</text:p>
          </table:table-cell>
          <table:table-cell office:value-type="float" office:value="212.308223">
            <text:p>212.308223</text:p>
          </table:table-cell>
          <table:table-cell table:formula="of:=[.B3654]-[.C3654]" office:value-type="float" office:value="-8.50251499999999">
            <text:p>-8.502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36021">
            <text:p>117.436021</text:p>
          </table:table-cell>
          <table:table-cell office:value-type="float" office:value="121.853062">
            <text:p>121.853062</text:p>
          </table:table-cell>
          <table:table-cell table:formula="of:=[.B3655]-[.C3655]" office:value-type="float" office:value="-4.417041">
            <text:p>-4.417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597296">
            <text:p>78.597296</text:p>
          </table:table-cell>
          <table:table-cell office:value-type="float" office:value="81.182825">
            <text:p>81.182825</text:p>
          </table:table-cell>
          <table:table-cell table:formula="of:=[.B3656]-[.C3656]" office:value-type="float" office:value="-2.58552899999999">
            <text:p>-2.585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58117">
            <text:p>99.658117</text:p>
          </table:table-cell>
          <table:table-cell office:value-type="float" office:value="103.492177">
            <text:p>103.492177</text:p>
          </table:table-cell>
          <table:table-cell table:formula="of:=[.B3657]-[.C3657]" office:value-type="float" office:value="-3.83405999999999">
            <text:p>-3.834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556627">
            <text:p>161.556627</text:p>
          </table:table-cell>
          <table:table-cell office:value-type="float" office:value="165.117262">
            <text:p>165.117262</text:p>
          </table:table-cell>
          <table:table-cell table:formula="of:=[.B3658]-[.C3658]" office:value-type="float" office:value="-3.56063500000002">
            <text:p>-3.5606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794658">
            <text:p>156.794658</text:p>
          </table:table-cell>
          <table:table-cell office:value-type="float" office:value="159.747032">
            <text:p>159.747032</text:p>
          </table:table-cell>
          <table:table-cell table:formula="of:=[.B3659]-[.C3659]" office:value-type="float" office:value="-2.95237399999999">
            <text:p>-2.952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568318">
            <text:p>138.568318</text:p>
          </table:table-cell>
          <table:table-cell office:value-type="float" office:value="146.358234">
            <text:p>146.358234</text:p>
          </table:table-cell>
          <table:table-cell table:formula="of:=[.B3660]-[.C3660]" office:value-type="float" office:value="-7.78991600000001">
            <text:p>-7.789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22825">
            <text:p>118.22825</text:p>
          </table:table-cell>
          <table:table-cell office:value-type="float" office:value="123.158106">
            <text:p>123.158106</text:p>
          </table:table-cell>
          <table:table-cell table:formula="of:=[.B3661]-[.C3661]" office:value-type="float" office:value="-4.929856">
            <text:p>-4.9298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746114">
            <text:p>190.746114</text:p>
          </table:table-cell>
          <table:table-cell office:value-type="float" office:value="192.772668">
            <text:p>192.772668</text:p>
          </table:table-cell>
          <table:table-cell table:formula="of:=[.B3662]-[.C3662]" office:value-type="float" office:value="-2.026554">
            <text:p>-2.026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439792">
            <text:p>75.439792</text:p>
          </table:table-cell>
          <table:table-cell office:value-type="float" office:value="77.708728">
            <text:p>77.708728</text:p>
          </table:table-cell>
          <table:table-cell table:formula="of:=[.B3663]-[.C3663]" office:value-type="float" office:value="-2.268936">
            <text:p>-2.268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85331">
            <text:p>85.185331</text:p>
          </table:table-cell>
          <table:table-cell office:value-type="float" office:value="88.891653">
            <text:p>88.891653</text:p>
          </table:table-cell>
          <table:table-cell table:formula="of:=[.B3664]-[.C3664]" office:value-type="float" office:value="-3.706322">
            <text:p>-3.706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25357">
            <text:p>92.425357</text:p>
          </table:table-cell>
          <table:table-cell office:value-type="float" office:value="102.943879">
            <text:p>102.943879</text:p>
          </table:table-cell>
          <table:table-cell table:formula="of:=[.B3665]-[.C3665]" office:value-type="float" office:value="-10.518522">
            <text:p>-10.518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9884">
            <text:p>126.29884</text:p>
          </table:table-cell>
          <table:table-cell office:value-type="float" office:value="136.665965">
            <text:p>136.665965</text:p>
          </table:table-cell>
          <table:table-cell table:formula="of:=[.B3666]-[.C3666]" office:value-type="float" office:value="-10.367125">
            <text:p>-10.367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056321">
            <text:p>172.056321</text:p>
          </table:table-cell>
          <table:table-cell office:value-type="float" office:value="196.518936">
            <text:p>196.518936</text:p>
          </table:table-cell>
          <table:table-cell table:formula="of:=[.B3667]-[.C3667]" office:value-type="float" office:value="-24.462615">
            <text:p>-24.462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6.31789">
            <text:p>536.31789</text:p>
          </table:table-cell>
          <table:table-cell office:value-type="float" office:value="601.817963">
            <text:p>601.817963</text:p>
          </table:table-cell>
          <table:table-cell table:formula="of:=[.B3668]-[.C3668]" office:value-type="float" office:value="-65.5000729999999">
            <text:p>-65.500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493848">
            <text:p>161.493848</text:p>
          </table:table-cell>
          <table:table-cell office:value-type="float" office:value="170.692627">
            <text:p>170.692627</text:p>
          </table:table-cell>
          <table:table-cell table:formula="of:=[.B3669]-[.C3669]" office:value-type="float" office:value="-9.19877899999997">
            <text:p>-9.198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73947">
            <text:p>212.73947</text:p>
          </table:table-cell>
          <table:table-cell office:value-type="float" office:value="316.498462">
            <text:p>316.498462</text:p>
          </table:table-cell>
          <table:table-cell table:formula="of:=[.B3670]-[.C3670]" office:value-type="float" office:value="-103.758992">
            <text:p>-103.758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07725">
            <text:p>157.07725</text:p>
          </table:table-cell>
          <table:table-cell office:value-type="float" office:value="162.764768">
            <text:p>162.764768</text:p>
          </table:table-cell>
          <table:table-cell table:formula="of:=[.B3671]-[.C3671]" office:value-type="float" office:value="-5.68751800000001">
            <text:p>-5.687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147328">
            <text:p>98.147328</text:p>
          </table:table-cell>
          <table:table-cell office:value-type="float" office:value="104.464475">
            <text:p>104.464475</text:p>
          </table:table-cell>
          <table:table-cell table:formula="of:=[.B3672]-[.C3672]" office:value-type="float" office:value="-6.31714699999999">
            <text:p>-6.317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099713">
            <text:p>66.099713</text:p>
          </table:table-cell>
          <table:table-cell office:value-type="float" office:value="69.579786">
            <text:p>69.579786</text:p>
          </table:table-cell>
          <table:table-cell table:formula="of:=[.B3673]-[.C3673]" office:value-type="float" office:value="-3.480073">
            <text:p>-3.480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24146">
            <text:p>118.024146</text:p>
          </table:table-cell>
          <table:table-cell office:value-type="float" office:value="126.314638">
            <text:p>126.314638</text:p>
          </table:table-cell>
          <table:table-cell table:formula="of:=[.B3674]-[.C3674]" office:value-type="float" office:value="-8.290492">
            <text:p>-8.290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693462">
            <text:p>204.693462</text:p>
          </table:table-cell>
          <table:table-cell office:value-type="float" office:value="212.147301">
            <text:p>212.147301</text:p>
          </table:table-cell>
          <table:table-cell table:formula="of:=[.B3675]-[.C3675]" office:value-type="float" office:value="-7.45383899999999">
            <text:p>-7.453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97013">
            <text:p>107.697013</text:p>
          </table:table-cell>
          <table:table-cell office:value-type="float" office:value="113.401633">
            <text:p>113.401633</text:p>
          </table:table-cell>
          <table:table-cell table:formula="of:=[.B3676]-[.C3676]" office:value-type="float" office:value="-5.70462000000001">
            <text:p>-5.70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269803">
            <text:p>119.269803</text:p>
          </table:table-cell>
          <table:table-cell office:value-type="float" office:value="128.970942">
            <text:p>128.970942</text:p>
          </table:table-cell>
          <table:table-cell table:formula="of:=[.B3677]-[.C3677]" office:value-type="float" office:value="-9.70113900000001">
            <text:p>-9.701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.699044">
            <text:p>266.699044</text:p>
          </table:table-cell>
          <table:table-cell office:value-type="float" office:value="288.795336">
            <text:p>288.795336</text:p>
          </table:table-cell>
          <table:table-cell table:formula="of:=[.B3678]-[.C3678]" office:value-type="float" office:value="-22.096292">
            <text:p>-22.0962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94412">
            <text:p>105.794412</text:p>
          </table:table-cell>
          <table:table-cell office:value-type="float" office:value="113.542227">
            <text:p>113.542227</text:p>
          </table:table-cell>
          <table:table-cell table:formula="of:=[.B3679]-[.C3679]" office:value-type="float" office:value="-7.747815">
            <text:p>-7.747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555908">
            <text:p>262.555908</text:p>
          </table:table-cell>
          <table:table-cell office:value-type="float" office:value="285.69153">
            <text:p>285.69153</text:p>
          </table:table-cell>
          <table:table-cell table:formula="of:=[.B3680]-[.C3680]" office:value-type="float" office:value="-23.135622">
            <text:p>-23.135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5.023598">
            <text:p>425.023598</text:p>
          </table:table-cell>
          <table:table-cell office:value-type="float" office:value="436.904567">
            <text:p>436.904567</text:p>
          </table:table-cell>
          <table:table-cell table:formula="of:=[.B3681]-[.C3681]" office:value-type="float" office:value="-11.880969">
            <text:p>-11.880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427695">
            <text:p>124.427695</text:p>
          </table:table-cell>
          <table:table-cell office:value-type="float" office:value="148.944598">
            <text:p>148.944598</text:p>
          </table:table-cell>
          <table:table-cell table:formula="of:=[.B3682]-[.C3682]" office:value-type="float" office:value="-24.516903">
            <text:p>-24.516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0.484485">
            <text:p>420.484485</text:p>
          </table:table-cell>
          <table:table-cell office:value-type="float" office:value="448.892434">
            <text:p>448.892434</text:p>
          </table:table-cell>
          <table:table-cell table:formula="of:=[.B3683]-[.C3683]" office:value-type="float" office:value="-28.407949">
            <text:p>-28.407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3805">
            <text:p>80.73805</text:p>
          </table:table-cell>
          <table:table-cell office:value-type="float" office:value="84.813652">
            <text:p>84.813652</text:p>
          </table:table-cell>
          <table:table-cell table:formula="of:=[.B3684]-[.C3684]" office:value-type="float" office:value="-4.075602">
            <text:p>-4.075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267784">
            <text:p>132.267784</text:p>
          </table:table-cell>
          <table:table-cell office:value-type="float" office:value="141.048318">
            <text:p>141.048318</text:p>
          </table:table-cell>
          <table:table-cell table:formula="of:=[.B3685]-[.C3685]" office:value-type="float" office:value="-8.78053399999999">
            <text:p>-8.780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61223">
            <text:p>69.061223</text:p>
          </table:table-cell>
          <table:table-cell office:value-type="float" office:value="74.105088">
            <text:p>74.105088</text:p>
          </table:table-cell>
          <table:table-cell table:formula="of:=[.B3686]-[.C3686]" office:value-type="float" office:value="-5.043865">
            <text:p>-5.0438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6.836608">
            <text:p>546.836608</text:p>
          </table:table-cell>
          <table:table-cell office:value-type="float" office:value="592.902986">
            <text:p>592.902986</text:p>
          </table:table-cell>
          <table:table-cell table:formula="of:=[.B3687]-[.C3687]" office:value-type="float" office:value="-46.0663780000001">
            <text:p>-46.066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.577434">
            <text:p>283.577434</text:p>
          </table:table-cell>
          <table:table-cell office:value-type="float" office:value="303.415332">
            <text:p>303.415332</text:p>
          </table:table-cell>
          <table:table-cell table:formula="of:=[.B3688]-[.C3688]" office:value-type="float" office:value="-19.837898">
            <text:p>-19.837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535962">
            <text:p>97.535962</text:p>
          </table:table-cell>
          <table:table-cell office:value-type="float" office:value="102.808173">
            <text:p>102.808173</text:p>
          </table:table-cell>
          <table:table-cell table:formula="of:=[.B3689]-[.C3689]" office:value-type="float" office:value="-5.272211">
            <text:p>-5.2722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243492">
            <text:p>172.243492</text:p>
          </table:table-cell>
          <table:table-cell office:value-type="float" office:value="188.77247">
            <text:p>188.77247</text:p>
          </table:table-cell>
          <table:table-cell table:formula="of:=[.B3690]-[.C3690]" office:value-type="float" office:value="-16.528978">
            <text:p>-16.528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306541">
            <text:p>144.306541</text:p>
          </table:table-cell>
          <table:table-cell office:value-type="float" office:value="175.794905">
            <text:p>175.794905</text:p>
          </table:table-cell>
          <table:table-cell table:formula="of:=[.B3691]-[.C3691]" office:value-type="float" office:value="-31.488364">
            <text:p>-31.4883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286829">
            <text:p>195.286829</text:p>
          </table:table-cell>
          <table:table-cell office:value-type="float" office:value="204.041362">
            <text:p>204.041362</text:p>
          </table:table-cell>
          <table:table-cell table:formula="of:=[.B3692]-[.C3692]" office:value-type="float" office:value="-8.75453299999998">
            <text:p>-8.754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450894">
            <text:p>152.450894</text:p>
          </table:table-cell>
          <table:table-cell office:value-type="float" office:value="170.179535">
            <text:p>170.179535</text:p>
          </table:table-cell>
          <table:table-cell table:formula="of:=[.B3693]-[.C3693]" office:value-type="float" office:value="-17.728641">
            <text:p>-17.728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20337">
            <text:p>120.820337</text:p>
          </table:table-cell>
          <table:table-cell office:value-type="float" office:value="129.31225">
            <text:p>129.31225</text:p>
          </table:table-cell>
          <table:table-cell table:formula="of:=[.B3694]-[.C3694]" office:value-type="float" office:value="-8.49191300000001">
            <text:p>-8.491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164618">
            <text:p>107.164618</text:p>
          </table:table-cell>
          <table:table-cell office:value-type="float" office:value="114.766348">
            <text:p>114.766348</text:p>
          </table:table-cell>
          <table:table-cell table:formula="of:=[.B3695]-[.C3695]" office:value-type="float" office:value="-7.60172999999999">
            <text:p>-7.60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537826">
            <text:p>140.537826</text:p>
          </table:table-cell>
          <table:table-cell office:value-type="float" office:value="160.766844">
            <text:p>160.766844</text:p>
          </table:table-cell>
          <table:table-cell table:formula="of:=[.B3696]-[.C3696]" office:value-type="float" office:value="-20.229018">
            <text:p>-20.2290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947437">
            <text:p>143.947437</text:p>
          </table:table-cell>
          <table:table-cell office:value-type="float" office:value="158.697973">
            <text:p>158.697973</text:p>
          </table:table-cell>
          <table:table-cell table:formula="of:=[.B3697]-[.C3697]" office:value-type="float" office:value="-14.750536">
            <text:p>-14.750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681333">
            <text:p>194.681333</text:p>
          </table:table-cell>
          <table:table-cell office:value-type="float" office:value="207.085477">
            <text:p>207.085477</text:p>
          </table:table-cell>
          <table:table-cell table:formula="of:=[.B3698]-[.C3698]" office:value-type="float" office:value="-12.404144">
            <text:p>-12.404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70532">
            <text:p>119.070532</text:p>
          </table:table-cell>
          <table:table-cell office:value-type="float" office:value="125.697317">
            <text:p>125.697317</text:p>
          </table:table-cell>
          <table:table-cell table:formula="of:=[.B3699]-[.C3699]" office:value-type="float" office:value="-6.626785">
            <text:p>-6.626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69389">
            <text:p>95.769389</text:p>
          </table:table-cell>
          <table:table-cell office:value-type="float" office:value="106.537725">
            <text:p>106.537725</text:p>
          </table:table-cell>
          <table:table-cell table:formula="of:=[.B3700]-[.C3700]" office:value-type="float" office:value="-10.768336">
            <text:p>-10.768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544232">
            <text:p>200.544232</text:p>
          </table:table-cell>
          <table:table-cell office:value-type="float" office:value="209.437334">
            <text:p>209.437334</text:p>
          </table:table-cell>
          <table:table-cell table:formula="of:=[.B3701]-[.C3701]" office:value-type="float" office:value="-8.893102">
            <text:p>-8.893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809282">
            <text:p>78.809282</text:p>
          </table:table-cell>
          <table:table-cell office:value-type="float" office:value="85.001259">
            <text:p>85.001259</text:p>
          </table:table-cell>
          <table:table-cell table:formula="of:=[.B3702]-[.C3702]" office:value-type="float" office:value="-6.19197700000001">
            <text:p>-6.1919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855544">
            <text:p>184.855544</text:p>
          </table:table-cell>
          <table:table-cell office:value-type="float" office:value="195.236983">
            <text:p>195.236983</text:p>
          </table:table-cell>
          <table:table-cell table:formula="of:=[.B3703]-[.C3703]" office:value-type="float" office:value="-10.381439">
            <text:p>-10.381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994778">
            <text:p>102.994778</text:p>
          </table:table-cell>
          <table:table-cell office:value-type="float" office:value="118.271607">
            <text:p>118.271607</text:p>
          </table:table-cell>
          <table:table-cell table:formula="of:=[.B3704]-[.C3704]" office:value-type="float" office:value="-15.276829">
            <text:p>-15.276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074464">
            <text:p>115.074464</text:p>
          </table:table-cell>
          <table:table-cell office:value-type="float" office:value="120.303173">
            <text:p>120.303173</text:p>
          </table:table-cell>
          <table:table-cell table:formula="of:=[.B3705]-[.C3705]" office:value-type="float" office:value="-5.228709">
            <text:p>-5.228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8491">
            <text:p>107.08491</text:p>
          </table:table-cell>
          <table:table-cell office:value-type="float" office:value="115.299091">
            <text:p>115.299091</text:p>
          </table:table-cell>
          <table:table-cell table:formula="of:=[.B3706]-[.C3706]" office:value-type="float" office:value="-8.21418100000001">
            <text:p>-8.214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136285">
            <text:p>159.136285</text:p>
          </table:table-cell>
          <table:table-cell office:value-type="float" office:value="173.258797">
            <text:p>173.258797</text:p>
          </table:table-cell>
          <table:table-cell table:formula="of:=[.B3707]-[.C3707]" office:value-type="float" office:value="-14.122512">
            <text:p>-14.12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9.275889">
            <text:p>389.275889</text:p>
          </table:table-cell>
          <table:table-cell office:value-type="float" office:value="411.187412">
            <text:p>411.187412</text:p>
          </table:table-cell>
          <table:table-cell table:formula="of:=[.B3708]-[.C3708]" office:value-type="float" office:value="-21.911523">
            <text:p>-21.911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073275">
            <text:p>62.073275</text:p>
          </table:table-cell>
          <table:table-cell office:value-type="float" office:value="66.14898">
            <text:p>66.14898</text:p>
          </table:table-cell>
          <table:table-cell table:formula="of:=[.B3709]-[.C3709]" office:value-type="float" office:value="-4.07570499999999">
            <text:p>-4.075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64736">
            <text:p>71.864736</text:p>
          </table:table-cell>
          <table:table-cell office:value-type="float" office:value="76.280659">
            <text:p>76.280659</text:p>
          </table:table-cell>
          <table:table-cell table:formula="of:=[.B3710]-[.C3710]" office:value-type="float" office:value="-4.41592300000001">
            <text:p>-4.415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232623">
            <text:p>92.232623</text:p>
          </table:table-cell>
          <table:table-cell office:value-type="float" office:value="101.346014">
            <text:p>101.346014</text:p>
          </table:table-cell>
          <table:table-cell table:formula="of:=[.B3711]-[.C3711]" office:value-type="float" office:value="-9.11339099999999">
            <text:p>-9.113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650783">
            <text:p>117.650783</text:p>
          </table:table-cell>
          <table:table-cell office:value-type="float" office:value="124.802604">
            <text:p>124.802604</text:p>
          </table:table-cell>
          <table:table-cell table:formula="of:=[.B3712]-[.C3712]" office:value-type="float" office:value="-7.151821">
            <text:p>-7.151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847851">
            <text:p>124.847851</text:p>
          </table:table-cell>
          <table:table-cell office:value-type="float" office:value="133.105174">
            <text:p>133.105174</text:p>
          </table:table-cell>
          <table:table-cell table:formula="of:=[.B3713]-[.C3713]" office:value-type="float" office:value="-8.257323">
            <text:p>-8.257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766063">
            <text:p>117.766063</text:p>
          </table:table-cell>
          <table:table-cell office:value-type="float" office:value="146.440088">
            <text:p>146.440088</text:p>
          </table:table-cell>
          <table:table-cell table:formula="of:=[.B3714]-[.C3714]" office:value-type="float" office:value="-28.674025">
            <text:p>-28.674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58565">
            <text:p>104.058565</text:p>
          </table:table-cell>
          <table:table-cell office:value-type="float" office:value="110.471196">
            <text:p>110.471196</text:p>
          </table:table-cell>
          <table:table-cell table:formula="of:=[.B3715]-[.C3715]" office:value-type="float" office:value="-6.412631">
            <text:p>-6.412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.682895">
            <text:p>266.682895</text:p>
          </table:table-cell>
          <table:table-cell office:value-type="float" office:value="277.091223">
            <text:p>277.091223</text:p>
          </table:table-cell>
          <table:table-cell table:formula="of:=[.B3716]-[.C3716]" office:value-type="float" office:value="-10.408328">
            <text:p>-10.408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376168">
            <text:p>174.376168</text:p>
          </table:table-cell>
          <table:table-cell office:value-type="float" office:value="194.310112">
            <text:p>194.310112</text:p>
          </table:table-cell>
          <table:table-cell table:formula="of:=[.B3717]-[.C3717]" office:value-type="float" office:value="-19.933944">
            <text:p>-19.9339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442322">
            <text:p>65.442322</text:p>
          </table:table-cell>
          <table:table-cell office:value-type="float" office:value="68.912758">
            <text:p>68.912758</text:p>
          </table:table-cell>
          <table:table-cell table:formula="of:=[.B3718]-[.C3718]" office:value-type="float" office:value="-3.47043599999999">
            <text:p>-3.470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177765">
            <text:p>132.177765</text:p>
          </table:table-cell>
          <table:table-cell office:value-type="float" office:value="158.199989">
            <text:p>158.199989</text:p>
          </table:table-cell>
          <table:table-cell table:formula="of:=[.B3719]-[.C3719]" office:value-type="float" office:value="-26.022224">
            <text:p>-26.022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.966374">
            <text:p>226.966374</text:p>
          </table:table-cell>
          <table:table-cell office:value-type="float" office:value="236.758074">
            <text:p>236.758074</text:p>
          </table:table-cell>
          <table:table-cell table:formula="of:=[.B3720]-[.C3720]" office:value-type="float" office:value="-9.79169999999999">
            <text:p>-9.7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58649">
            <text:p>56.58649</text:p>
          </table:table-cell>
          <table:table-cell office:value-type="float" office:value="65.550834">
            <text:p>65.550834</text:p>
          </table:table-cell>
          <table:table-cell table:formula="of:=[.B3721]-[.C3721]" office:value-type="float" office:value="-8.964344">
            <text:p>-8.964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8.265378">
            <text:p>308.265378</text:p>
          </table:table-cell>
          <table:table-cell office:value-type="float" office:value="337.293792">
            <text:p>337.293792</text:p>
          </table:table-cell>
          <table:table-cell table:formula="of:=[.B3722]-[.C3722]" office:value-type="float" office:value="-29.028414">
            <text:p>-29.028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353499">
            <text:p>120.353499</text:p>
          </table:table-cell>
          <table:table-cell office:value-type="float" office:value="130.376122">
            <text:p>130.376122</text:p>
          </table:table-cell>
          <table:table-cell table:formula="of:=[.B3723]-[.C3723]" office:value-type="float" office:value="-10.022623">
            <text:p>-10.0226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799053">
            <text:p>48.799053</text:p>
          </table:table-cell>
          <table:table-cell office:value-type="float" office:value="53.808102">
            <text:p>53.808102</text:p>
          </table:table-cell>
          <table:table-cell table:formula="of:=[.B3724]-[.C3724]" office:value-type="float" office:value="-5.009049">
            <text:p>-5.009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120605">
            <text:p>161.120605</text:p>
          </table:table-cell>
          <table:table-cell office:value-type="float" office:value="177.083668">
            <text:p>177.083668</text:p>
          </table:table-cell>
          <table:table-cell table:formula="of:=[.B3725]-[.C3725]" office:value-type="float" office:value="-15.963063">
            <text:p>-15.963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933199">
            <text:p>153.933199</text:p>
          </table:table-cell>
          <table:table-cell office:value-type="float" office:value="164.017173">
            <text:p>164.017173</text:p>
          </table:table-cell>
          <table:table-cell table:formula="of:=[.B3726]-[.C3726]" office:value-type="float" office:value="-10.083974">
            <text:p>-10.083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0653">
            <text:p>53.80653</text:p>
          </table:table-cell>
          <table:table-cell office:value-type="float" office:value="58.78718">
            <text:p>58.78718</text:p>
          </table:table-cell>
          <table:table-cell table:formula="of:=[.B3727]-[.C3727]" office:value-type="float" office:value="-4.98065">
            <text:p>-4.98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997594">
            <text:p>90.997594</text:p>
          </table:table-cell>
          <table:table-cell office:value-type="float" office:value="98.370636">
            <text:p>98.370636</text:p>
          </table:table-cell>
          <table:table-cell table:formula="of:=[.B3728]-[.C3728]" office:value-type="float" office:value="-7.373042">
            <text:p>-7.373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657332">
            <text:p>305.657332</text:p>
          </table:table-cell>
          <table:table-cell office:value-type="float" office:value="316.422323">
            <text:p>316.422323</text:p>
          </table:table-cell>
          <table:table-cell table:formula="of:=[.B3729]-[.C3729]" office:value-type="float" office:value="-10.764991">
            <text:p>-10.764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2.421815">
            <text:p>412.421815</text:p>
          </table:table-cell>
          <table:table-cell office:value-type="float" office:value="438.003672">
            <text:p>438.003672</text:p>
          </table:table-cell>
          <table:table-cell table:formula="of:=[.B3730]-[.C3730]" office:value-type="float" office:value="-25.581857">
            <text:p>-25.581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360257">
            <text:p>112.360257</text:p>
          </table:table-cell>
          <table:table-cell office:value-type="float" office:value="119.360272">
            <text:p>119.360272</text:p>
          </table:table-cell>
          <table:table-cell table:formula="of:=[.B3731]-[.C3731]" office:value-type="float" office:value="-7.00001499999999">
            <text:p>-7.000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051132">
            <text:p>107.051132</text:p>
          </table:table-cell>
          <table:table-cell office:value-type="float" office:value="111.446227">
            <text:p>111.446227</text:p>
          </table:table-cell>
          <table:table-cell table:formula="of:=[.B3732]-[.C3732]" office:value-type="float" office:value="-4.395095">
            <text:p>-4.395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24883">
            <text:p>84.924883</text:p>
          </table:table-cell>
          <table:table-cell office:value-type="float" office:value="92.499093">
            <text:p>92.499093</text:p>
          </table:table-cell>
          <table:table-cell table:formula="of:=[.B3733]-[.C3733]" office:value-type="float" office:value="-7.57421000000001">
            <text:p>-7.57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452121">
            <text:p>225.452121</text:p>
          </table:table-cell>
          <table:table-cell office:value-type="float" office:value="257.366594">
            <text:p>257.366594</text:p>
          </table:table-cell>
          <table:table-cell table:formula="of:=[.B3734]-[.C3734]" office:value-type="float" office:value="-31.914473">
            <text:p>-31.914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081109">
            <text:p>112.081109</text:p>
          </table:table-cell>
          <table:table-cell office:value-type="float" office:value="123.239318">
            <text:p>123.239318</text:p>
          </table:table-cell>
          <table:table-cell table:formula="of:=[.B3735]-[.C3735]" office:value-type="float" office:value="-11.158209">
            <text:p>-11.158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229607">
            <text:p>35.229607</text:p>
          </table:table-cell>
          <table:table-cell office:value-type="float" office:value="37.518748">
            <text:p>37.518748</text:p>
          </table:table-cell>
          <table:table-cell table:formula="of:=[.B3736]-[.C3736]" office:value-type="float" office:value="-2.289141">
            <text:p>-2.289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89907">
            <text:p>114.589907</text:p>
          </table:table-cell>
          <table:table-cell office:value-type="float" office:value="122.295545">
            <text:p>122.295545</text:p>
          </table:table-cell>
          <table:table-cell table:formula="of:=[.B3737]-[.C3737]" office:value-type="float" office:value="-7.70563800000001">
            <text:p>-7.705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824357">
            <text:p>106.824357</text:p>
          </table:table-cell>
          <table:table-cell office:value-type="float" office:value="114.052125">
            <text:p>114.052125</text:p>
          </table:table-cell>
          <table:table-cell table:formula="of:=[.B3738]-[.C3738]" office:value-type="float" office:value="-7.227768">
            <text:p>-7.227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975879">
            <text:p>196.975879</text:p>
          </table:table-cell>
          <table:table-cell office:value-type="float" office:value="253.757274">
            <text:p>253.757274</text:p>
          </table:table-cell>
          <table:table-cell table:formula="of:=[.B3739]-[.C3739]" office:value-type="float" office:value="-56.781395">
            <text:p>-56.781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1.394217">
            <text:p>601.394217</text:p>
          </table:table-cell>
          <table:table-cell office:value-type="float" office:value="625.484716">
            <text:p>625.484716</text:p>
          </table:table-cell>
          <table:table-cell table:formula="of:=[.B3740]-[.C3740]" office:value-type="float" office:value="-24.090499">
            <text:p>-24.090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387746">
            <text:p>127.387746</text:p>
          </table:table-cell>
          <table:table-cell office:value-type="float" office:value="135.622645">
            <text:p>135.622645</text:p>
          </table:table-cell>
          <table:table-cell table:formula="of:=[.B3741]-[.C3741]" office:value-type="float" office:value="-8.234899">
            <text:p>-8.234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590125">
            <text:p>179.590125</text:p>
          </table:table-cell>
          <table:table-cell office:value-type="float" office:value="201.110892">
            <text:p>201.110892</text:p>
          </table:table-cell>
          <table:table-cell table:formula="of:=[.B3742]-[.C3742]" office:value-type="float" office:value="-21.520767">
            <text:p>-21.520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5266">
            <text:p>99.65266</text:p>
          </table:table-cell>
          <table:table-cell office:value-type="float" office:value="108.889392">
            <text:p>108.889392</text:p>
          </table:table-cell>
          <table:table-cell table:formula="of:=[.B3743]-[.C3743]" office:value-type="float" office:value="-9.236732">
            <text:p>-9.236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306087">
            <text:p>150.306087</text:p>
          </table:table-cell>
          <table:table-cell office:value-type="float" office:value="156.717401">
            <text:p>156.717401</text:p>
          </table:table-cell>
          <table:table-cell table:formula="of:=[.B3744]-[.C3744]" office:value-type="float" office:value="-6.411314">
            <text:p>-6.411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315915">
            <text:p>124.315915</text:p>
          </table:table-cell>
          <table:table-cell office:value-type="float" office:value="136.542976">
            <text:p>136.542976</text:p>
          </table:table-cell>
          <table:table-cell table:formula="of:=[.B3745]-[.C3745]" office:value-type="float" office:value="-12.227061">
            <text:p>-12.227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089962">
            <text:p>92.089962</text:p>
          </table:table-cell>
          <table:table-cell office:value-type="float" office:value="99.109247">
            <text:p>99.109247</text:p>
          </table:table-cell>
          <table:table-cell table:formula="of:=[.B3746]-[.C3746]" office:value-type="float" office:value="-7.019285">
            <text:p>-7.0192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599618">
            <text:p>243.599618</text:p>
          </table:table-cell>
          <table:table-cell office:value-type="float" office:value="253.361936">
            <text:p>253.361936</text:p>
          </table:table-cell>
          <table:table-cell table:formula="of:=[.B3747]-[.C3747]" office:value-type="float" office:value="-9.76231799999999">
            <text:p>-9.762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99228">
            <text:p>189.99228</text:p>
          </table:table-cell>
          <table:table-cell office:value-type="float" office:value="202.337984">
            <text:p>202.337984</text:p>
          </table:table-cell>
          <table:table-cell table:formula="of:=[.B3748]-[.C3748]" office:value-type="float" office:value="-12.345704">
            <text:p>-12.345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21658">
            <text:p>74.221658</text:p>
          </table:table-cell>
          <table:table-cell office:value-type="float" office:value="78.002526">
            <text:p>78.002526</text:p>
          </table:table-cell>
          <table:table-cell table:formula="of:=[.B3749]-[.C3749]" office:value-type="float" office:value="-3.780868">
            <text:p>-3.780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391277">
            <text:p>82.391277</text:p>
          </table:table-cell>
          <table:table-cell office:value-type="float" office:value="88.890315">
            <text:p>88.890315</text:p>
          </table:table-cell>
          <table:table-cell table:formula="of:=[.B3750]-[.C3750]" office:value-type="float" office:value="-6.499038">
            <text:p>-6.499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182678">
            <text:p>157.182678</text:p>
          </table:table-cell>
          <table:table-cell office:value-type="float" office:value="180.300928">
            <text:p>180.300928</text:p>
          </table:table-cell>
          <table:table-cell table:formula="of:=[.B3751]-[.C3751]" office:value-type="float" office:value="-23.11825">
            <text:p>-23.11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27339">
            <text:p>98.327339</text:p>
          </table:table-cell>
          <table:table-cell office:value-type="float" office:value="106.358658">
            <text:p>106.358658</text:p>
          </table:table-cell>
          <table:table-cell table:formula="of:=[.B3752]-[.C3752]" office:value-type="float" office:value="-8.03131900000001">
            <text:p>-8.031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6.112386">
            <text:p>546.112386</text:p>
          </table:table-cell>
          <table:table-cell office:value-type="float" office:value="598.099507">
            <text:p>598.099507</text:p>
          </table:table-cell>
          <table:table-cell table:formula="of:=[.B3753]-[.C3753]" office:value-type="float" office:value="-51.987121">
            <text:p>-51.987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286228">
            <text:p>97.286228</text:p>
          </table:table-cell>
          <table:table-cell office:value-type="float" office:value="106.113303">
            <text:p>106.113303</text:p>
          </table:table-cell>
          <table:table-cell table:formula="of:=[.B3754]-[.C3754]" office:value-type="float" office:value="-8.82707500000001">
            <text:p>-8.827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2.403413">
            <text:p>552.403413</text:p>
          </table:table-cell>
          <table:table-cell office:value-type="float" office:value="584.513186">
            <text:p>584.513186</text:p>
          </table:table-cell>
          <table:table-cell table:formula="of:=[.B3755]-[.C3755]" office:value-type="float" office:value="-32.109773">
            <text:p>-32.109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003664">
            <text:p>150.003664</text:p>
          </table:table-cell>
          <table:table-cell office:value-type="float" office:value="172.233597">
            <text:p>172.233597</text:p>
          </table:table-cell>
          <table:table-cell table:formula="of:=[.B3756]-[.C3756]" office:value-type="float" office:value="-22.229933">
            <text:p>-22.229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406373">
            <text:p>87.406373</text:p>
          </table:table-cell>
          <table:table-cell office:value-type="float" office:value="96.088159">
            <text:p>96.088159</text:p>
          </table:table-cell>
          <table:table-cell table:formula="of:=[.B3757]-[.C3757]" office:value-type="float" office:value="-8.681786">
            <text:p>-8.681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018987">
            <text:p>35.018987</text:p>
          </table:table-cell>
          <table:table-cell office:value-type="float" office:value="36.877138">
            <text:p>36.877138</text:p>
          </table:table-cell>
          <table:table-cell table:formula="of:=[.B3758]-[.C3758]" office:value-type="float" office:value="-1.858151">
            <text:p>-1.858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151486">
            <text:p>262.151486</text:p>
          </table:table-cell>
          <table:table-cell office:value-type="float" office:value="276.551433">
            <text:p>276.551433</text:p>
          </table:table-cell>
          <table:table-cell table:formula="of:=[.B3759]-[.C3759]" office:value-type="float" office:value="-14.399947">
            <text:p>-14.3999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2.64177">
            <text:p>432.64177</text:p>
          </table:table-cell>
          <table:table-cell office:value-type="float" office:value="527.79062">
            <text:p>527.79062</text:p>
          </table:table-cell>
          <table:table-cell table:formula="of:=[.B3760]-[.C3760]" office:value-type="float" office:value="-95.14885">
            <text:p>-95.14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02177">
            <text:p>85.002177</text:p>
          </table:table-cell>
          <table:table-cell office:value-type="float" office:value="92.592579">
            <text:p>92.592579</text:p>
          </table:table-cell>
          <table:table-cell table:formula="of:=[.B3761]-[.C3761]" office:value-type="float" office:value="-7.590402">
            <text:p>-7.590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793079">
            <text:p>120.793079</text:p>
          </table:table-cell>
          <table:table-cell office:value-type="float" office:value="126.720291">
            <text:p>126.720291</text:p>
          </table:table-cell>
          <table:table-cell table:formula="of:=[.B3762]-[.C3762]" office:value-type="float" office:value="-5.927212">
            <text:p>-5.9272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3.28605">
            <text:p>513.28605</text:p>
          </table:table-cell>
          <table:table-cell office:value-type="float" office:value="611.185471">
            <text:p>611.185471</text:p>
          </table:table-cell>
          <table:table-cell table:formula="of:=[.B3763]-[.C3763]" office:value-type="float" office:value="-97.899421">
            <text:p>-97.899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546474">
            <text:p>95.546474</text:p>
          </table:table-cell>
          <table:table-cell office:value-type="float" office:value="100.566817">
            <text:p>100.566817</text:p>
          </table:table-cell>
          <table:table-cell table:formula="of:=[.B3764]-[.C3764]" office:value-type="float" office:value="-5.020343">
            <text:p>-5.020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81027">
            <text:p>119.781027</text:p>
          </table:table-cell>
          <table:table-cell office:value-type="float" office:value="125.571779">
            <text:p>125.571779</text:p>
          </table:table-cell>
          <table:table-cell table:formula="of:=[.B3765]-[.C3765]" office:value-type="float" office:value="-5.79075200000001">
            <text:p>-5.790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018509">
            <text:p>195.018509</text:p>
          </table:table-cell>
          <table:table-cell office:value-type="float" office:value="217.032733">
            <text:p>217.032733</text:p>
          </table:table-cell>
          <table:table-cell table:formula="of:=[.B3766]-[.C3766]" office:value-type="float" office:value="-22.014224">
            <text:p>-22.014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554998">
            <text:p>22.554998</text:p>
          </table:table-cell>
          <table:table-cell office:value-type="float" office:value="23.939374">
            <text:p>23.939374</text:p>
          </table:table-cell>
          <table:table-cell table:formula="of:=[.B3767]-[.C3767]" office:value-type="float" office:value="-1.384376">
            <text:p>-1.3843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629181">
            <text:p>197.629181</text:p>
          </table:table-cell>
          <table:table-cell office:value-type="float" office:value="207.800657">
            <text:p>207.800657</text:p>
          </table:table-cell>
          <table:table-cell table:formula="of:=[.B3768]-[.C3768]" office:value-type="float" office:value="-10.171476">
            <text:p>-10.171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90482">
            <text:p>114.90482</text:p>
          </table:table-cell>
          <table:table-cell office:value-type="float" office:value="123.072">
            <text:p>123.072</text:p>
          </table:table-cell>
          <table:table-cell table:formula="of:=[.B3769]-[.C3769]" office:value-type="float" office:value="-8.16718">
            <text:p>-8.167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01403">
            <text:p>137.001403</text:p>
          </table:table-cell>
          <table:table-cell office:value-type="float" office:value="154.314782">
            <text:p>154.314782</text:p>
          </table:table-cell>
          <table:table-cell table:formula="of:=[.B3770]-[.C3770]" office:value-type="float" office:value="-17.313379">
            <text:p>-17.313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666417">
            <text:p>100.666417</text:p>
          </table:table-cell>
          <table:table-cell office:value-type="float" office:value="107.345191">
            <text:p>107.345191</text:p>
          </table:table-cell>
          <table:table-cell table:formula="of:=[.B3771]-[.C3771]" office:value-type="float" office:value="-6.678774">
            <text:p>-6.678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97937">
            <text:p>101.197937</text:p>
          </table:table-cell>
          <table:table-cell office:value-type="float" office:value="105.827036">
            <text:p>105.827036</text:p>
          </table:table-cell>
          <table:table-cell table:formula="of:=[.B3772]-[.C3772]" office:value-type="float" office:value="-4.62909900000001">
            <text:p>-4.629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2548">
            <text:p>83.52548</text:p>
          </table:table-cell>
          <table:table-cell office:value-type="float" office:value="90.327859">
            <text:p>90.327859</text:p>
          </table:table-cell>
          <table:table-cell table:formula="of:=[.B3773]-[.C3773]" office:value-type="float" office:value="-6.802379">
            <text:p>-6.8023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.3639">
            <text:p>188.3639</text:p>
          </table:table-cell>
          <table:table-cell office:value-type="float" office:value="198.684962">
            <text:p>198.684962</text:p>
          </table:table-cell>
          <table:table-cell table:formula="of:=[.B3774]-[.C3774]" office:value-type="float" office:value="-10.321062">
            <text:p>-10.321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72496">
            <text:p>102.72496</text:p>
          </table:table-cell>
          <table:table-cell office:value-type="float" office:value="115.107018">
            <text:p>115.107018</text:p>
          </table:table-cell>
          <table:table-cell table:formula="of:=[.B3775]-[.C3775]" office:value-type="float" office:value="-12.382058">
            <text:p>-12.382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046432">
            <text:p>228.046432</text:p>
          </table:table-cell>
          <table:table-cell office:value-type="float" office:value="247.519219">
            <text:p>247.519219</text:p>
          </table:table-cell>
          <table:table-cell table:formula="of:=[.B3776]-[.C3776]" office:value-type="float" office:value="-19.472787">
            <text:p>-19.472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245621">
            <text:p>121.245621</text:p>
          </table:table-cell>
          <table:table-cell office:value-type="float" office:value="130.155699">
            <text:p>130.155699</text:p>
          </table:table-cell>
          <table:table-cell table:formula="of:=[.B3777]-[.C3777]" office:value-type="float" office:value="-8.910078">
            <text:p>-8.9100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610991">
            <text:p>147.610991</text:p>
          </table:table-cell>
          <table:table-cell office:value-type="float" office:value="155.862871">
            <text:p>155.862871</text:p>
          </table:table-cell>
          <table:table-cell table:formula="of:=[.B3778]-[.C3778]" office:value-type="float" office:value="-8.25188">
            <text:p>-8.25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233281">
            <text:p>170.233281</text:p>
          </table:table-cell>
          <table:table-cell office:value-type="float" office:value="185.770466">
            <text:p>185.770466</text:p>
          </table:table-cell>
          <table:table-cell table:formula="of:=[.B3779]-[.C3779]" office:value-type="float" office:value="-15.537185">
            <text:p>-15.537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77022">
            <text:p>80.677022</text:p>
          </table:table-cell>
          <table:table-cell office:value-type="float" office:value="87.181834">
            <text:p>87.181834</text:p>
          </table:table-cell>
          <table:table-cell table:formula="of:=[.B3780]-[.C3780]" office:value-type="float" office:value="-6.504812">
            <text:p>-6.504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71533">
            <text:p>99.71533</text:p>
          </table:table-cell>
          <table:table-cell office:value-type="float" office:value="107.606256">
            <text:p>107.606256</text:p>
          </table:table-cell>
          <table:table-cell table:formula="of:=[.B3781]-[.C3781]" office:value-type="float" office:value="-7.89092600000001">
            <text:p>-7.890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176066">
            <text:p>142.176066</text:p>
          </table:table-cell>
          <table:table-cell office:value-type="float" office:value="147.690325">
            <text:p>147.690325</text:p>
          </table:table-cell>
          <table:table-cell table:formula="of:=[.B3782]-[.C3782]" office:value-type="float" office:value="-5.51425900000001">
            <text:p>-5.514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68951">
            <text:p>103.268951</text:p>
          </table:table-cell>
          <table:table-cell office:value-type="float" office:value="111.133675">
            <text:p>111.133675</text:p>
          </table:table-cell>
          <table:table-cell table:formula="of:=[.B3783]-[.C3783]" office:value-type="float" office:value="-7.864724">
            <text:p>-7.864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808218">
            <text:p>167.808218</text:p>
          </table:table-cell>
          <table:table-cell office:value-type="float" office:value="180.32126">
            <text:p>180.32126</text:p>
          </table:table-cell>
          <table:table-cell table:formula="of:=[.B3784]-[.C3784]" office:value-type="float" office:value="-12.513042">
            <text:p>-12.513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915309">
            <text:p>84.915309</text:p>
          </table:table-cell>
          <table:table-cell office:value-type="float" office:value="90.317738">
            <text:p>90.317738</text:p>
          </table:table-cell>
          <table:table-cell table:formula="of:=[.B3785]-[.C3785]" office:value-type="float" office:value="-5.40242900000001">
            <text:p>-5.402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835243">
            <text:p>182.835243</text:p>
          </table:table-cell>
          <table:table-cell office:value-type="float" office:value="187.763163">
            <text:p>187.763163</text:p>
          </table:table-cell>
          <table:table-cell table:formula="of:=[.B3786]-[.C3786]" office:value-type="float" office:value="-4.92792">
            <text:p>-4.92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160918">
            <text:p>285.160918</text:p>
          </table:table-cell>
          <table:table-cell office:value-type="float" office:value="326.830204">
            <text:p>326.830204</text:p>
          </table:table-cell>
          <table:table-cell table:formula="of:=[.B3787]-[.C3787]" office:value-type="float" office:value="-41.669286">
            <text:p>-41.6692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748381">
            <text:p>136.748381</text:p>
          </table:table-cell>
          <table:table-cell office:value-type="float" office:value="147.818558">
            <text:p>147.818558</text:p>
          </table:table-cell>
          <table:table-cell table:formula="of:=[.B3788]-[.C3788]" office:value-type="float" office:value="-11.070177">
            <text:p>-11.070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29226">
            <text:p>75.29226</text:p>
          </table:table-cell>
          <table:table-cell office:value-type="float" office:value="85.949106">
            <text:p>85.949106</text:p>
          </table:table-cell>
          <table:table-cell table:formula="of:=[.B3789]-[.C3789]" office:value-type="float" office:value="-10.656846">
            <text:p>-10.656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367091">
            <text:p>94.367091</text:p>
          </table:table-cell>
          <table:table-cell office:value-type="float" office:value="101.239155">
            <text:p>101.239155</text:p>
          </table:table-cell>
          <table:table-cell table:formula="of:=[.B3790]-[.C3790]" office:value-type="float" office:value="-6.87206399999999">
            <text:p>-6.872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4.354798">
            <text:p>274.354798</text:p>
          </table:table-cell>
          <table:table-cell office:value-type="float" office:value="292.348295">
            <text:p>292.348295</text:p>
          </table:table-cell>
          <table:table-cell table:formula="of:=[.B3791]-[.C3791]" office:value-type="float" office:value="-17.993497">
            <text:p>-17.993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40785">
            <text:p>159.40785</text:p>
          </table:table-cell>
          <table:table-cell office:value-type="float" office:value="171.731365">
            <text:p>171.731365</text:p>
          </table:table-cell>
          <table:table-cell table:formula="of:=[.B3792]-[.C3792]" office:value-type="float" office:value="-12.323515">
            <text:p>-12.323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558447">
            <text:p>202.558447</text:p>
          </table:table-cell>
          <table:table-cell office:value-type="float" office:value="219.61325">
            <text:p>219.61325</text:p>
          </table:table-cell>
          <table:table-cell table:formula="of:=[.B3793]-[.C3793]" office:value-type="float" office:value="-17.054803">
            <text:p>-17.054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575044">
            <text:p>187.575044</text:p>
          </table:table-cell>
          <table:table-cell office:value-type="float" office:value="204.737332">
            <text:p>204.737332</text:p>
          </table:table-cell>
          <table:table-cell table:formula="of:=[.B3794]-[.C3794]" office:value-type="float" office:value="-17.162288">
            <text:p>-17.162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729961">
            <text:p>110.729961</text:p>
          </table:table-cell>
          <table:table-cell office:value-type="float" office:value="117.209221">
            <text:p>117.209221</text:p>
          </table:table-cell>
          <table:table-cell table:formula="of:=[.B3795]-[.C3795]" office:value-type="float" office:value="-6.47926">
            <text:p>-6.47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.253264">
            <text:p>222.253264</text:p>
          </table:table-cell>
          <table:table-cell office:value-type="float" office:value="247.339536">
            <text:p>247.339536</text:p>
          </table:table-cell>
          <table:table-cell table:formula="of:=[.B3796]-[.C3796]" office:value-type="float" office:value="-25.086272">
            <text:p>-25.086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9.13646">
            <text:p>369.13646</text:p>
          </table:table-cell>
          <table:table-cell office:value-type="float" office:value="392.115871">
            <text:p>392.115871</text:p>
          </table:table-cell>
          <table:table-cell table:formula="of:=[.B3797]-[.C3797]" office:value-type="float" office:value="-22.979411">
            <text:p>-22.979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.936333">
            <text:p>206.936333</text:p>
          </table:table-cell>
          <table:table-cell office:value-type="float" office:value="212.350064">
            <text:p>212.350064</text:p>
          </table:table-cell>
          <table:table-cell table:formula="of:=[.B3798]-[.C3798]" office:value-type="float" office:value="-5.41373100000001">
            <text:p>-5.413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454112">
            <text:p>52.454112</text:p>
          </table:table-cell>
          <table:table-cell office:value-type="float" office:value="54.81302">
            <text:p>54.81302</text:p>
          </table:table-cell>
          <table:table-cell table:formula="of:=[.B3799]-[.C3799]" office:value-type="float" office:value="-2.358908">
            <text:p>-2.358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774452">
            <text:p>133.774452</text:p>
          </table:table-cell>
          <table:table-cell office:value-type="float" office:value="140.269874">
            <text:p>140.269874</text:p>
          </table:table-cell>
          <table:table-cell table:formula="of:=[.B3800]-[.C3800]" office:value-type="float" office:value="-6.49542199999999">
            <text:p>-6.495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17191">
            <text:p>72.917191</text:p>
          </table:table-cell>
          <table:table-cell office:value-type="float" office:value="78.806478">
            <text:p>78.806478</text:p>
          </table:table-cell>
          <table:table-cell table:formula="of:=[.B3801]-[.C3801]" office:value-type="float" office:value="-5.889287">
            <text:p>-5.889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24963">
            <text:p>52.924963</text:p>
          </table:table-cell>
          <table:table-cell office:value-type="float" office:value="60.748188">
            <text:p>60.748188</text:p>
          </table:table-cell>
          <table:table-cell table:formula="of:=[.B3802]-[.C3802]" office:value-type="float" office:value="-7.823225">
            <text:p>-7.823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21886">
            <text:p>130.21886</text:p>
          </table:table-cell>
          <table:table-cell office:value-type="float" office:value="136.853297">
            <text:p>136.853297</text:p>
          </table:table-cell>
          <table:table-cell table:formula="of:=[.B3803]-[.C3803]" office:value-type="float" office:value="-6.63443699999999">
            <text:p>-6.634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5.536455">
            <text:p>655.536455</text:p>
          </table:table-cell>
          <table:table-cell office:value-type="float" office:value="666.626921">
            <text:p>666.626921</text:p>
          </table:table-cell>
          <table:table-cell table:formula="of:=[.B3804]-[.C3804]" office:value-type="float" office:value="-11.090466">
            <text:p>-11.090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409572">
            <text:p>161.409572</text:p>
          </table:table-cell>
          <table:table-cell office:value-type="float" office:value="169.828253">
            <text:p>169.828253</text:p>
          </table:table-cell>
          <table:table-cell table:formula="of:=[.B3805]-[.C3805]" office:value-type="float" office:value="-8.41868099999999">
            <text:p>-8.418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56947">
            <text:p>99.156947</text:p>
          </table:table-cell>
          <table:table-cell office:value-type="float" office:value="117.208678">
            <text:p>117.208678</text:p>
          </table:table-cell>
          <table:table-cell table:formula="of:=[.B3806]-[.C3806]" office:value-type="float" office:value="-18.051731">
            <text:p>-18.051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169652">
            <text:p>215.169652</text:p>
          </table:table-cell>
          <table:table-cell office:value-type="float" office:value="230.983001">
            <text:p>230.983001</text:p>
          </table:table-cell>
          <table:table-cell table:formula="of:=[.B3807]-[.C3807]" office:value-type="float" office:value="-15.813349">
            <text:p>-15.8133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72973">
            <text:p>190.72973</text:p>
          </table:table-cell>
          <table:table-cell office:value-type="float" office:value="205.626572">
            <text:p>205.626572</text:p>
          </table:table-cell>
          <table:table-cell table:formula="of:=[.B3808]-[.C3808]" office:value-type="float" office:value="-14.896842">
            <text:p>-14.896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81867">
            <text:p>107.681867</text:p>
          </table:table-cell>
          <table:table-cell office:value-type="float" office:value="116.532326">
            <text:p>116.532326</text:p>
          </table:table-cell>
          <table:table-cell table:formula="of:=[.B3809]-[.C3809]" office:value-type="float" office:value="-8.850459">
            <text:p>-8.8504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356797">
            <text:p>153.356797</text:p>
          </table:table-cell>
          <table:table-cell office:value-type="float" office:value="161.275172">
            <text:p>161.275172</text:p>
          </table:table-cell>
          <table:table-cell table:formula="of:=[.B3810]-[.C3810]" office:value-type="float" office:value="-7.918375">
            <text:p>-7.918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.428985">
            <text:p>230.428985</text:p>
          </table:table-cell>
          <table:table-cell office:value-type="float" office:value="251.864255">
            <text:p>251.864255</text:p>
          </table:table-cell>
          <table:table-cell table:formula="of:=[.B3811]-[.C3811]" office:value-type="float" office:value="-21.43527">
            <text:p>-21.43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343173">
            <text:p>160.343173</text:p>
          </table:table-cell>
          <table:table-cell office:value-type="float" office:value="168.295744">
            <text:p>168.295744</text:p>
          </table:table-cell>
          <table:table-cell table:formula="of:=[.B3812]-[.C3812]" office:value-type="float" office:value="-7.95257100000001">
            <text:p>-7.952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081918">
            <text:p>165.081918</text:p>
          </table:table-cell>
          <table:table-cell office:value-type="float" office:value="174.61668">
            <text:p>174.61668</text:p>
          </table:table-cell>
          <table:table-cell table:formula="of:=[.B3813]-[.C3813]" office:value-type="float" office:value="-9.534762">
            <text:p>-9.534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.456217">
            <text:p>229.456217</text:p>
          </table:table-cell>
          <table:table-cell office:value-type="float" office:value="244.564257">
            <text:p>244.564257</text:p>
          </table:table-cell>
          <table:table-cell table:formula="of:=[.B3814]-[.C3814]" office:value-type="float" office:value="-15.10804">
            <text:p>-15.10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35512">
            <text:p>121.835512</text:p>
          </table:table-cell>
          <table:table-cell office:value-type="float" office:value="128.06513">
            <text:p>128.06513</text:p>
          </table:table-cell>
          <table:table-cell table:formula="of:=[.B3815]-[.C3815]" office:value-type="float" office:value="-6.22961800000002">
            <text:p>-6.229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47466">
            <text:p>196.47466</text:p>
          </table:table-cell>
          <table:table-cell office:value-type="float" office:value="209.441309">
            <text:p>209.441309</text:p>
          </table:table-cell>
          <table:table-cell table:formula="of:=[.B3816]-[.C3816]" office:value-type="float" office:value="-12.966649">
            <text:p>-12.9666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.323357">
            <text:p>244.323357</text:p>
          </table:table-cell>
          <table:table-cell office:value-type="float" office:value="277.048341">
            <text:p>277.048341</text:p>
          </table:table-cell>
          <table:table-cell table:formula="of:=[.B3817]-[.C3817]" office:value-type="float" office:value="-32.724984">
            <text:p>-32.724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44546">
            <text:p>111.044546</text:p>
          </table:table-cell>
          <table:table-cell office:value-type="float" office:value="117.053223">
            <text:p>117.053223</text:p>
          </table:table-cell>
          <table:table-cell table:formula="of:=[.B3818]-[.C3818]" office:value-type="float" office:value="-6.00867700000001">
            <text:p>-6.008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387531">
            <text:p>217.387531</text:p>
          </table:table-cell>
          <table:table-cell office:value-type="float" office:value="252.316481">
            <text:p>252.316481</text:p>
          </table:table-cell>
          <table:table-cell table:formula="of:=[.B3819]-[.C3819]" office:value-type="float" office:value="-34.92895">
            <text:p>-34.92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4.661215">
            <text:p>404.661215</text:p>
          </table:table-cell>
          <table:table-cell office:value-type="float" office:value="419.825919">
            <text:p>419.825919</text:p>
          </table:table-cell>
          <table:table-cell table:formula="of:=[.B3820]-[.C3820]" office:value-type="float" office:value="-15.164704">
            <text:p>-15.164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851524">
            <text:p>127.851524</text:p>
          </table:table-cell>
          <table:table-cell office:value-type="float" office:value="157.767463">
            <text:p>157.767463</text:p>
          </table:table-cell>
          <table:table-cell table:formula="of:=[.B3821]-[.C3821]" office:value-type="float" office:value="-29.915939">
            <text:p>-29.9159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60542">
            <text:p>108.060542</text:p>
          </table:table-cell>
          <table:table-cell office:value-type="float" office:value="115.711639">
            <text:p>115.711639</text:p>
          </table:table-cell>
          <table:table-cell table:formula="of:=[.B3822]-[.C3822]" office:value-type="float" office:value="-7.65109700000001">
            <text:p>-7.651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343975">
            <text:p>205.343975</text:p>
          </table:table-cell>
          <table:table-cell office:value-type="float" office:value="216.341392">
            <text:p>216.341392</text:p>
          </table:table-cell>
          <table:table-cell table:formula="of:=[.B3823]-[.C3823]" office:value-type="float" office:value="-10.997417">
            <text:p>-10.997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146573">
            <text:p>107.146573</text:p>
          </table:table-cell>
          <table:table-cell office:value-type="float" office:value="114.4706">
            <text:p>114.4706</text:p>
          </table:table-cell>
          <table:table-cell table:formula="of:=[.B3824]-[.C3824]" office:value-type="float" office:value="-7.324027">
            <text:p>-7.324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37922">
            <text:p>52.537922</text:p>
          </table:table-cell>
          <table:table-cell office:value-type="float" office:value="54.250741">
            <text:p>54.250741</text:p>
          </table:table-cell>
          <table:table-cell table:formula="of:=[.B3825]-[.C3825]" office:value-type="float" office:value="-1.712819">
            <text:p>-1.712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.601746">
            <text:p>312.601746</text:p>
          </table:table-cell>
          <table:table-cell office:value-type="float" office:value="331.513188">
            <text:p>331.513188</text:p>
          </table:table-cell>
          <table:table-cell table:formula="of:=[.B3826]-[.C3826]" office:value-type="float" office:value="-18.911442">
            <text:p>-18.911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57776">
            <text:p>90.557776</text:p>
          </table:table-cell>
          <table:table-cell office:value-type="float" office:value="95.135693">
            <text:p>95.135693</text:p>
          </table:table-cell>
          <table:table-cell table:formula="of:=[.B3827]-[.C3827]" office:value-type="float" office:value="-4.577917">
            <text:p>-4.577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378055">
            <text:p>105.378055</text:p>
          </table:table-cell>
          <table:table-cell office:value-type="float" office:value="110.894873">
            <text:p>110.894873</text:p>
          </table:table-cell>
          <table:table-cell table:formula="of:=[.B3828]-[.C3828]" office:value-type="float" office:value="-5.516818">
            <text:p>-5.5168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752336">
            <text:p>112.752336</text:p>
          </table:table-cell>
          <table:table-cell office:value-type="float" office:value="117.303308">
            <text:p>117.303308</text:p>
          </table:table-cell>
          <table:table-cell table:formula="of:=[.B3829]-[.C3829]" office:value-type="float" office:value="-4.550972">
            <text:p>-4.5509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.422406">
            <text:p>316.422406</text:p>
          </table:table-cell>
          <table:table-cell office:value-type="float" office:value="325.584024">
            <text:p>325.584024</text:p>
          </table:table-cell>
          <table:table-cell table:formula="of:=[.B3830]-[.C3830]" office:value-type="float" office:value="-9.16161799999998">
            <text:p>-9.161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2.585303">
            <text:p>412.585303</text:p>
          </table:table-cell>
          <table:table-cell office:value-type="float" office:value="440.185635">
            <text:p>440.185635</text:p>
          </table:table-cell>
          <table:table-cell table:formula="of:=[.B3831]-[.C3831]" office:value-type="float" office:value="-27.600332">
            <text:p>-27.600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100077">
            <text:p>233.100077</text:p>
          </table:table-cell>
          <table:table-cell office:value-type="float" office:value="246.318215">
            <text:p>246.318215</text:p>
          </table:table-cell>
          <table:table-cell table:formula="of:=[.B3832]-[.C3832]" office:value-type="float" office:value="-13.218138">
            <text:p>-13.218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728616">
            <text:p>138.728616</text:p>
          </table:table-cell>
          <table:table-cell office:value-type="float" office:value="148.067921">
            <text:p>148.067921</text:p>
          </table:table-cell>
          <table:table-cell table:formula="of:=[.B3833]-[.C3833]" office:value-type="float" office:value="-9.33930500000002">
            <text:p>-9.339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84518">
            <text:p>73.984518</text:p>
          </table:table-cell>
          <table:table-cell office:value-type="float" office:value="80.904697">
            <text:p>80.904697</text:p>
          </table:table-cell>
          <table:table-cell table:formula="of:=[.B3834]-[.C3834]" office:value-type="float" office:value="-6.920179">
            <text:p>-6.9201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299631">
            <text:p>99.299631</text:p>
          </table:table-cell>
          <table:table-cell office:value-type="float" office:value="103.913692">
            <text:p>103.913692</text:p>
          </table:table-cell>
          <table:table-cell table:formula="of:=[.B3835]-[.C3835]" office:value-type="float" office:value="-4.61406099999999">
            <text:p>-4.614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80325">
            <text:p>127.680325</text:p>
          </table:table-cell>
          <table:table-cell office:value-type="float" office:value="135.500358">
            <text:p>135.500358</text:p>
          </table:table-cell>
          <table:table-cell table:formula="of:=[.B3836]-[.C3836]" office:value-type="float" office:value="-7.82003300000001">
            <text:p>-7.820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281493">
            <text:p>159.281493</text:p>
          </table:table-cell>
          <table:table-cell office:value-type="float" office:value="174.040808">
            <text:p>174.040808</text:p>
          </table:table-cell>
          <table:table-cell table:formula="of:=[.B3837]-[.C3837]" office:value-type="float" office:value="-14.759315">
            <text:p>-14.759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204814">
            <text:p>114.204814</text:p>
          </table:table-cell>
          <table:table-cell office:value-type="float" office:value="122.418539">
            <text:p>122.418539</text:p>
          </table:table-cell>
          <table:table-cell table:formula="of:=[.B3838]-[.C3838]" office:value-type="float" office:value="-8.213725">
            <text:p>-8.213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847443">
            <text:p>95.847443</text:p>
          </table:table-cell>
          <table:table-cell office:value-type="float" office:value="103.866838">
            <text:p>103.866838</text:p>
          </table:table-cell>
          <table:table-cell table:formula="of:=[.B3839]-[.C3839]" office:value-type="float" office:value="-8.019395">
            <text:p>-8.019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6.854174">
            <text:p>346.854174</text:p>
          </table:table-cell>
          <table:table-cell office:value-type="float" office:value="384.494648">
            <text:p>384.494648</text:p>
          </table:table-cell>
          <table:table-cell table:formula="of:=[.B3840]-[.C3840]" office:value-type="float" office:value="-37.640474">
            <text:p>-37.640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941292">
            <text:p>71.941292</text:p>
          </table:table-cell>
          <table:table-cell office:value-type="float" office:value="76.614159">
            <text:p>76.614159</text:p>
          </table:table-cell>
          <table:table-cell table:formula="of:=[.B3841]-[.C3841]" office:value-type="float" office:value="-4.672867">
            <text:p>-4.6728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091894">
            <text:p>96.091894</text:p>
          </table:table-cell>
          <table:table-cell office:value-type="float" office:value="102.063276">
            <text:p>102.063276</text:p>
          </table:table-cell>
          <table:table-cell table:formula="of:=[.B3842]-[.C3842]" office:value-type="float" office:value="-5.97138200000001">
            <text:p>-5.971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6.869836">
            <text:p>456.869836</text:p>
          </table:table-cell>
          <table:table-cell office:value-type="float" office:value="464.567965">
            <text:p>464.567965</text:p>
          </table:table-cell>
          <table:table-cell table:formula="of:=[.B3843]-[.C3843]" office:value-type="float" office:value="-7.69812899999999">
            <text:p>-7.698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842493">
            <text:p>107.842493</text:p>
          </table:table-cell>
          <table:table-cell office:value-type="float" office:value="120.148878">
            <text:p>120.148878</text:p>
          </table:table-cell>
          <table:table-cell table:formula="of:=[.B3844]-[.C3844]" office:value-type="float" office:value="-12.306385">
            <text:p>-12.306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181608">
            <text:p>127.181608</text:p>
          </table:table-cell>
          <table:table-cell office:value-type="float" office:value="153.100499">
            <text:p>153.100499</text:p>
          </table:table-cell>
          <table:table-cell table:formula="of:=[.B3845]-[.C3845]" office:value-type="float" office:value="-25.918891">
            <text:p>-25.918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464699">
            <text:p>152.464699</text:p>
          </table:table-cell>
          <table:table-cell office:value-type="float" office:value="165.258072">
            <text:p>165.258072</text:p>
          </table:table-cell>
          <table:table-cell table:formula="of:=[.B3846]-[.C3846]" office:value-type="float" office:value="-12.793373">
            <text:p>-12.793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788235">
            <text:p>99.788235</text:p>
          </table:table-cell>
          <table:table-cell office:value-type="float" office:value="107.062463">
            <text:p>107.062463</text:p>
          </table:table-cell>
          <table:table-cell table:formula="of:=[.B3847]-[.C3847]" office:value-type="float" office:value="-7.27422799999999">
            <text:p>-7.274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95751">
            <text:p>101.195751</text:p>
          </table:table-cell>
          <table:table-cell office:value-type="float" office:value="107.509153">
            <text:p>107.509153</text:p>
          </table:table-cell>
          <table:table-cell table:formula="of:=[.B3848]-[.C3848]" office:value-type="float" office:value="-6.313402">
            <text:p>-6.3134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959032">
            <text:p>114.959032</text:p>
          </table:table-cell>
          <table:table-cell office:value-type="float" office:value="131.15761">
            <text:p>131.15761</text:p>
          </table:table-cell>
          <table:table-cell table:formula="of:=[.B3849]-[.C3849]" office:value-type="float" office:value="-16.198578">
            <text:p>-16.198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562381">
            <text:p>112.562381</text:p>
          </table:table-cell>
          <table:table-cell office:value-type="float" office:value="117.847352">
            <text:p>117.847352</text:p>
          </table:table-cell>
          <table:table-cell table:formula="of:=[.B3850]-[.C3850]" office:value-type="float" office:value="-5.284971">
            <text:p>-5.284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27781">
            <text:p>110.927781</text:p>
          </table:table-cell>
          <table:table-cell office:value-type="float" office:value="118.028086">
            <text:p>118.028086</text:p>
          </table:table-cell>
          <table:table-cell table:formula="of:=[.B3851]-[.C3851]" office:value-type="float" office:value="-7.10030500000001">
            <text:p>-7.100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69923">
            <text:p>82.269923</text:p>
          </table:table-cell>
          <table:table-cell office:value-type="float" office:value="89.392551">
            <text:p>89.392551</text:p>
          </table:table-cell>
          <table:table-cell table:formula="of:=[.B3852]-[.C3852]" office:value-type="float" office:value="-7.12262799999999">
            <text:p>-7.122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34821">
            <text:p>71.434821</text:p>
          </table:table-cell>
          <table:table-cell office:value-type="float" office:value="75.334655">
            <text:p>75.334655</text:p>
          </table:table-cell>
          <table:table-cell table:formula="of:=[.B3853]-[.C3853]" office:value-type="float" office:value="-3.899834">
            <text:p>-3.899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156338">
            <text:p>151.156338</text:p>
          </table:table-cell>
          <table:table-cell office:value-type="float" office:value="160.665047">
            <text:p>160.665047</text:p>
          </table:table-cell>
          <table:table-cell table:formula="of:=[.B3854]-[.C3854]" office:value-type="float" office:value="-9.50870899999998">
            <text:p>-9.508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276122">
            <text:p>256.276122</text:p>
          </table:table-cell>
          <table:table-cell office:value-type="float" office:value="293.261325">
            <text:p>293.261325</text:p>
          </table:table-cell>
          <table:table-cell table:formula="of:=[.B3855]-[.C3855]" office:value-type="float" office:value="-36.985203">
            <text:p>-36.9852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425323">
            <text:p>112.425323</text:p>
          </table:table-cell>
          <table:table-cell office:value-type="float" office:value="144.788135">
            <text:p>144.788135</text:p>
          </table:table-cell>
          <table:table-cell table:formula="of:=[.B3856]-[.C3856]" office:value-type="float" office:value="-32.362812">
            <text:p>-32.362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774905">
            <text:p>154.774905</text:p>
          </table:table-cell>
          <table:table-cell office:value-type="float" office:value="182.41863">
            <text:p>182.41863</text:p>
          </table:table-cell>
          <table:table-cell table:formula="of:=[.B3857]-[.C3857]" office:value-type="float" office:value="-27.643725">
            <text:p>-27.643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270571">
            <text:p>134.270571</text:p>
          </table:table-cell>
          <table:table-cell office:value-type="float" office:value="151.383337">
            <text:p>151.383337</text:p>
          </table:table-cell>
          <table:table-cell table:formula="of:=[.B3858]-[.C3858]" office:value-type="float" office:value="-17.112766">
            <text:p>-17.1127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869955">
            <text:p>116.869955</text:p>
          </table:table-cell>
          <table:table-cell office:value-type="float" office:value="126.538549">
            <text:p>126.538549</text:p>
          </table:table-cell>
          <table:table-cell table:formula="of:=[.B3859]-[.C3859]" office:value-type="float" office:value="-9.668594">
            <text:p>-9.668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95039">
            <text:p>67.795039</text:p>
          </table:table-cell>
          <table:table-cell office:value-type="float" office:value="78.441915">
            <text:p>78.441915</text:p>
          </table:table-cell>
          <table:table-cell table:formula="of:=[.B3860]-[.C3860]" office:value-type="float" office:value="-10.646876">
            <text:p>-10.646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823518">
            <text:p>38.823518</text:p>
          </table:table-cell>
          <table:table-cell office:value-type="float" office:value="47.853836">
            <text:p>47.853836</text:p>
          </table:table-cell>
          <table:table-cell table:formula="of:=[.B3861]-[.C3861]" office:value-type="float" office:value="-9.030318">
            <text:p>-9.030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208354">
            <text:p>197.208354</text:p>
          </table:table-cell>
          <table:table-cell office:value-type="float" office:value="238.309164">
            <text:p>238.309164</text:p>
          </table:table-cell>
          <table:table-cell table:formula="of:=[.B3862]-[.C3862]" office:value-type="float" office:value="-41.10081">
            <text:p>-41.10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266946">
            <text:p>200.266946</text:p>
          </table:table-cell>
          <table:table-cell office:value-type="float" office:value="229.160069">
            <text:p>229.160069</text:p>
          </table:table-cell>
          <table:table-cell table:formula="of:=[.B3863]-[.C3863]" office:value-type="float" office:value="-28.893123">
            <text:p>-28.893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503847">
            <text:p>192.503847</text:p>
          </table:table-cell>
          <table:table-cell office:value-type="float" office:value="233.487822">
            <text:p>233.487822</text:p>
          </table:table-cell>
          <table:table-cell table:formula="of:=[.B3864]-[.C3864]" office:value-type="float" office:value="-40.983975">
            <text:p>-40.983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00933">
            <text:p>60.000933</text:p>
          </table:table-cell>
          <table:table-cell office:value-type="float" office:value="67.065963">
            <text:p>67.065963</text:p>
          </table:table-cell>
          <table:table-cell table:formula="of:=[.B3865]-[.C3865]" office:value-type="float" office:value="-7.06502999999999">
            <text:p>-7.06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024179">
            <text:p>110.024179</text:p>
          </table:table-cell>
          <table:table-cell office:value-type="float" office:value="128.394776">
            <text:p>128.394776</text:p>
          </table:table-cell>
          <table:table-cell table:formula="of:=[.B3866]-[.C3866]" office:value-type="float" office:value="-18.370597">
            <text:p>-18.370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2565">
            <text:p>41.02565</text:p>
          </table:table-cell>
          <table:table-cell office:value-type="float" office:value="51.259503">
            <text:p>51.259503</text:p>
          </table:table-cell>
          <table:table-cell table:formula="of:=[.B3867]-[.C3867]" office:value-type="float" office:value="-10.233853">
            <text:p>-10.233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049703">
            <text:p>228.049703</text:p>
          </table:table-cell>
          <table:table-cell office:value-type="float" office:value="259.211302">
            <text:p>259.211302</text:p>
          </table:table-cell>
          <table:table-cell table:formula="of:=[.B3868]-[.C3868]" office:value-type="float" office:value="-31.161599">
            <text:p>-31.161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356303">
            <text:p>93.356303</text:p>
          </table:table-cell>
          <table:table-cell office:value-type="float" office:value="105.902499">
            <text:p>105.902499</text:p>
          </table:table-cell>
          <table:table-cell table:formula="of:=[.B3869]-[.C3869]" office:value-type="float" office:value="-12.546196">
            <text:p>-12.546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242826">
            <text:p>110.242826</text:p>
          </table:table-cell>
          <table:table-cell office:value-type="float" office:value="134.760837">
            <text:p>134.760837</text:p>
          </table:table-cell>
          <table:table-cell table:formula="of:=[.B3870]-[.C3870]" office:value-type="float" office:value="-24.518011">
            <text:p>-24.5180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727039">
            <text:p>164.727039</text:p>
          </table:table-cell>
          <table:table-cell office:value-type="float" office:value="188.237586">
            <text:p>188.237586</text:p>
          </table:table-cell>
          <table:table-cell table:formula="of:=[.B3871]-[.C3871]" office:value-type="float" office:value="-23.510547">
            <text:p>-23.510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5.012046">
            <text:p>315.012046</text:p>
          </table:table-cell>
          <table:table-cell office:value-type="float" office:value="371.416221">
            <text:p>371.416221</text:p>
          </table:table-cell>
          <table:table-cell table:formula="of:=[.B3872]-[.C3872]" office:value-type="float" office:value="-56.404175">
            <text:p>-56.4041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989411">
            <text:p>243.989411</text:p>
          </table:table-cell>
          <table:table-cell office:value-type="float" office:value="265.106576">
            <text:p>265.106576</text:p>
          </table:table-cell>
          <table:table-cell table:formula="of:=[.B3873]-[.C3873]" office:value-type="float" office:value="-21.117165">
            <text:p>-21.117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049657">
            <text:p>58.049657</text:p>
          </table:table-cell>
          <table:table-cell office:value-type="float" office:value="68.428357">
            <text:p>68.428357</text:p>
          </table:table-cell>
          <table:table-cell table:formula="of:=[.B3874]-[.C3874]" office:value-type="float" office:value="-10.3787">
            <text:p>-10.3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847911">
            <text:p>173.847911</text:p>
          </table:table-cell>
          <table:table-cell office:value-type="float" office:value="221.190045">
            <text:p>221.190045</text:p>
          </table:table-cell>
          <table:table-cell table:formula="of:=[.B3875]-[.C3875]" office:value-type="float" office:value="-47.342134">
            <text:p>-47.342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705612">
            <text:p>142.705612</text:p>
          </table:table-cell>
          <table:table-cell office:value-type="float" office:value="175.682165">
            <text:p>175.682165</text:p>
          </table:table-cell>
          <table:table-cell table:formula="of:=[.B3876]-[.C3876]" office:value-type="float" office:value="-32.976553">
            <text:p>-32.976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123329">
            <text:p>49.123329</text:p>
          </table:table-cell>
          <table:table-cell office:value-type="float" office:value="52.880943">
            <text:p>52.880943</text:p>
          </table:table-cell>
          <table:table-cell table:formula="of:=[.B3877]-[.C3877]" office:value-type="float" office:value="-3.757614">
            <text:p>-3.757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71054">
            <text:p>55.971054</text:p>
          </table:table-cell>
          <table:table-cell office:value-type="float" office:value="66.977607">
            <text:p>66.977607</text:p>
          </table:table-cell>
          <table:table-cell table:formula="of:=[.B3878]-[.C3878]" office:value-type="float" office:value="-11.006553">
            <text:p>-11.0065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236557">
            <text:p>223.236557</text:p>
          </table:table-cell>
          <table:table-cell office:value-type="float" office:value="368.28117">
            <text:p>368.28117</text:p>
          </table:table-cell>
          <table:table-cell table:formula="of:=[.B3879]-[.C3879]" office:value-type="float" office:value="-145.044613">
            <text:p>-145.044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906069">
            <text:p>24.906069</text:p>
          </table:table-cell>
          <table:table-cell office:value-type="float" office:value="28.111201">
            <text:p>28.111201</text:p>
          </table:table-cell>
          <table:table-cell table:formula="of:=[.B3880]-[.C3880]" office:value-type="float" office:value="-3.205132">
            <text:p>-3.205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04801">
            <text:p>75.604801</text:p>
          </table:table-cell>
          <table:table-cell office:value-type="float" office:value="88.871133">
            <text:p>88.871133</text:p>
          </table:table-cell>
          <table:table-cell table:formula="of:=[.B3881]-[.C3881]" office:value-type="float" office:value="-13.266332">
            <text:p>-13.266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79195">
            <text:p>75.879195</text:p>
          </table:table-cell>
          <table:table-cell office:value-type="float" office:value="88.110287">
            <text:p>88.110287</text:p>
          </table:table-cell>
          <table:table-cell table:formula="of:=[.B3882]-[.C3882]" office:value-type="float" office:value="-12.231092">
            <text:p>-12.231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75936">
            <text:p>64.975936</text:p>
          </table:table-cell>
          <table:table-cell office:value-type="float" office:value="82.571687">
            <text:p>82.571687</text:p>
          </table:table-cell>
          <table:table-cell table:formula="of:=[.B3883]-[.C3883]" office:value-type="float" office:value="-17.595751">
            <text:p>-17.595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90844">
            <text:p>99.190844</text:p>
          </table:table-cell>
          <table:table-cell office:value-type="float" office:value="112.284333">
            <text:p>112.284333</text:p>
          </table:table-cell>
          <table:table-cell table:formula="of:=[.B3884]-[.C3884]" office:value-type="float" office:value="-13.093489">
            <text:p>-13.093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4.319477">
            <text:p>484.319477</text:p>
          </table:table-cell>
          <table:table-cell office:value-type="float" office:value="703.178775">
            <text:p>703.178775</text:p>
          </table:table-cell>
          <table:table-cell table:formula="of:=[.B3885]-[.C3885]" office:value-type="float" office:value="-218.859298">
            <text:p>-218.859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550624">
            <text:p>245.550624</text:p>
          </table:table-cell>
          <table:table-cell office:value-type="float" office:value="294.455176">
            <text:p>294.455176</text:p>
          </table:table-cell>
          <table:table-cell table:formula="of:=[.B3886]-[.C3886]" office:value-type="float" office:value="-48.904552">
            <text:p>-48.904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036136">
            <text:p>153.036136</text:p>
          </table:table-cell>
          <table:table-cell office:value-type="float" office:value="188.629604">
            <text:p>188.629604</text:p>
          </table:table-cell>
          <table:table-cell table:formula="of:=[.B3887]-[.C3887]" office:value-type="float" office:value="-35.593468">
            <text:p>-35.593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099738">
            <text:p>61.099738</text:p>
          </table:table-cell>
          <table:table-cell office:value-type="float" office:value="72.816416">
            <text:p>72.816416</text:p>
          </table:table-cell>
          <table:table-cell table:formula="of:=[.B3888]-[.C3888]" office:value-type="float" office:value="-11.716678">
            <text:p>-11.716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34462">
            <text:p>67.034462</text:p>
          </table:table-cell>
          <table:table-cell office:value-type="float" office:value="75.823257">
            <text:p>75.823257</text:p>
          </table:table-cell>
          <table:table-cell table:formula="of:=[.B3889]-[.C3889]" office:value-type="float" office:value="-8.78879499999999">
            <text:p>-8.788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86053">
            <text:p>138.686053</text:p>
          </table:table-cell>
          <table:table-cell office:value-type="float" office:value="167.462984">
            <text:p>167.462984</text:p>
          </table:table-cell>
          <table:table-cell table:formula="of:=[.B3890]-[.C3890]" office:value-type="float" office:value="-28.776931">
            <text:p>-28.7769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043109">
            <text:p>227.043109</text:p>
          </table:table-cell>
          <table:table-cell office:value-type="float" office:value="287.851044">
            <text:p>287.851044</text:p>
          </table:table-cell>
          <table:table-cell table:formula="of:=[.B3891]-[.C3891]" office:value-type="float" office:value="-60.807935">
            <text:p>-60.807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664983">
            <text:p>84.664983</text:p>
          </table:table-cell>
          <table:table-cell office:value-type="float" office:value="95.641011">
            <text:p>95.641011</text:p>
          </table:table-cell>
          <table:table-cell table:formula="of:=[.B3892]-[.C3892]" office:value-type="float" office:value="-10.976028">
            <text:p>-10.9760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26057">
            <text:p>284.26057</text:p>
          </table:table-cell>
          <table:table-cell office:value-type="float" office:value="331.570369">
            <text:p>331.570369</text:p>
          </table:table-cell>
          <table:table-cell table:formula="of:=[.B3893]-[.C3893]" office:value-type="float" office:value="-47.3097990000001">
            <text:p>-47.309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863185">
            <text:p>58.863185</text:p>
          </table:table-cell>
          <table:table-cell office:value-type="float" office:value="62.523971">
            <text:p>62.523971</text:p>
          </table:table-cell>
          <table:table-cell table:formula="of:=[.B3894]-[.C3894]" office:value-type="float" office:value="-3.660786">
            <text:p>-3.660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920626">
            <text:p>61.920626</text:p>
          </table:table-cell>
          <table:table-cell office:value-type="float" office:value="70.049933">
            <text:p>70.049933</text:p>
          </table:table-cell>
          <table:table-cell table:formula="of:=[.B3895]-[.C3895]" office:value-type="float" office:value="-8.129307">
            <text:p>-8.129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658633">
            <text:p>168.658633</text:p>
          </table:table-cell>
          <table:table-cell office:value-type="float" office:value="205.531327">
            <text:p>205.531327</text:p>
          </table:table-cell>
          <table:table-cell table:formula="of:=[.B3896]-[.C3896]" office:value-type="float" office:value="-36.872694">
            <text:p>-36.872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973506">
            <text:p>49.973506</text:p>
          </table:table-cell>
          <table:table-cell office:value-type="float" office:value="53.477774">
            <text:p>53.477774</text:p>
          </table:table-cell>
          <table:table-cell table:formula="of:=[.B3897]-[.C3897]" office:value-type="float" office:value="-3.504268">
            <text:p>-3.504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809595">
            <text:p>124.809595</text:p>
          </table:table-cell>
          <table:table-cell office:value-type="float" office:value="148.987597">
            <text:p>148.987597</text:p>
          </table:table-cell>
          <table:table-cell table:formula="of:=[.B3898]-[.C3898]" office:value-type="float" office:value="-24.178002">
            <text:p>-24.178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894914">
            <text:p>84.894914</text:p>
          </table:table-cell>
          <table:table-cell office:value-type="float" office:value="96.179409">
            <text:p>96.179409</text:p>
          </table:table-cell>
          <table:table-cell table:formula="of:=[.B3899]-[.C3899]" office:value-type="float" office:value="-11.284495">
            <text:p>-11.284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699272">
            <text:p>95.699272</text:p>
          </table:table-cell>
          <table:table-cell office:value-type="float" office:value="108.598647">
            <text:p>108.598647</text:p>
          </table:table-cell>
          <table:table-cell table:formula="of:=[.B3900]-[.C3900]" office:value-type="float" office:value="-12.899375">
            <text:p>-12.899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57538">
            <text:p>45.557538</text:p>
          </table:table-cell>
          <table:table-cell office:value-type="float" office:value="56.129974">
            <text:p>56.129974</text:p>
          </table:table-cell>
          <table:table-cell table:formula="of:=[.B3901]-[.C3901]" office:value-type="float" office:value="-10.572436">
            <text:p>-10.572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035123">
            <text:p>153.035123</text:p>
          </table:table-cell>
          <table:table-cell office:value-type="float" office:value="240.253505">
            <text:p>240.253505</text:p>
          </table:table-cell>
          <table:table-cell table:formula="of:=[.B3902]-[.C3902]" office:value-type="float" office:value="-87.218382">
            <text:p>-87.218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253693">
            <text:p>72.253693</text:p>
          </table:table-cell>
          <table:table-cell office:value-type="float" office:value="82.869889">
            <text:p>82.869889</text:p>
          </table:table-cell>
          <table:table-cell table:formula="of:=[.B3903]-[.C3903]" office:value-type="float" office:value="-10.616196">
            <text:p>-10.616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418373">
            <text:p>68.418373</text:p>
          </table:table-cell>
          <table:table-cell office:value-type="float" office:value="84.689062">
            <text:p>84.689062</text:p>
          </table:table-cell>
          <table:table-cell table:formula="of:=[.B3904]-[.C3904]" office:value-type="float" office:value="-16.270689">
            <text:p>-16.270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56851">
            <text:p>116.456851</text:p>
          </table:table-cell>
          <table:table-cell office:value-type="float" office:value="132.259238">
            <text:p>132.259238</text:p>
          </table:table-cell>
          <table:table-cell table:formula="of:=[.B3905]-[.C3905]" office:value-type="float" office:value="-15.802387">
            <text:p>-15.802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992996">
            <text:p>33.992996</text:p>
          </table:table-cell>
          <table:table-cell office:value-type="float" office:value="39.942834">
            <text:p>39.942834</text:p>
          </table:table-cell>
          <table:table-cell table:formula="of:=[.B3906]-[.C3906]" office:value-type="float" office:value="-5.949838">
            <text:p>-5.949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5.310582">
            <text:p>375.310582</text:p>
          </table:table-cell>
          <table:table-cell office:value-type="float" office:value="489.060278">
            <text:p>489.060278</text:p>
          </table:table-cell>
          <table:table-cell table:formula="of:=[.B3907]-[.C3907]" office:value-type="float" office:value="-113.749696">
            <text:p>-113.7496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38216">
            <text:p>145.538216</text:p>
          </table:table-cell>
          <table:table-cell office:value-type="float" office:value="162.039241">
            <text:p>162.039241</text:p>
          </table:table-cell>
          <table:table-cell table:formula="of:=[.B3908]-[.C3908]" office:value-type="float" office:value="-16.501025">
            <text:p>-16.501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83435">
            <text:p>194.83435</text:p>
          </table:table-cell>
          <table:table-cell office:value-type="float" office:value="342.307666">
            <text:p>342.307666</text:p>
          </table:table-cell>
          <table:table-cell table:formula="of:=[.B3909]-[.C3909]" office:value-type="float" office:value="-147.473316">
            <text:p>-147.473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445224">
            <text:p>238.445224</text:p>
          </table:table-cell>
          <table:table-cell office:value-type="float" office:value="276.355883">
            <text:p>276.355883</text:p>
          </table:table-cell>
          <table:table-cell table:formula="of:=[.B3910]-[.C3910]" office:value-type="float" office:value="-37.910659">
            <text:p>-37.910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218055">
            <text:p>176.218055</text:p>
          </table:table-cell>
          <table:table-cell office:value-type="float" office:value="212.235136">
            <text:p>212.235136</text:p>
          </table:table-cell>
          <table:table-cell table:formula="of:=[.B3911]-[.C3911]" office:value-type="float" office:value="-36.017081">
            <text:p>-36.0170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970648">
            <text:p>119.970648</text:p>
          </table:table-cell>
          <table:table-cell office:value-type="float" office:value="154.440195">
            <text:p>154.440195</text:p>
          </table:table-cell>
          <table:table-cell table:formula="of:=[.B3912]-[.C3912]" office:value-type="float" office:value="-34.469547">
            <text:p>-34.469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567327">
            <text:p>67.567327</text:p>
          </table:table-cell>
          <table:table-cell office:value-type="float" office:value="72.132726">
            <text:p>72.132726</text:p>
          </table:table-cell>
          <table:table-cell table:formula="of:=[.B3913]-[.C3913]" office:value-type="float" office:value="-4.565399">
            <text:p>-4.565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168876">
            <text:p>53.168876</text:p>
          </table:table-cell>
          <table:table-cell office:value-type="float" office:value="59.514229">
            <text:p>59.514229</text:p>
          </table:table-cell>
          <table:table-cell table:formula="of:=[.B3914]-[.C3914]" office:value-type="float" office:value="-6.345353">
            <text:p>-6.345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9.382641">
            <text:p>509.382641</text:p>
          </table:table-cell>
          <table:table-cell office:value-type="float" office:value="576.191783">
            <text:p>576.191783</text:p>
          </table:table-cell>
          <table:table-cell table:formula="of:=[.B3915]-[.C3915]" office:value-type="float" office:value="-66.809142">
            <text:p>-66.809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104696">
            <text:p>49.104696</text:p>
          </table:table-cell>
          <table:table-cell office:value-type="float" office:value="54.28007">
            <text:p>54.28007</text:p>
          </table:table-cell>
          <table:table-cell table:formula="of:=[.B3916]-[.C3916]" office:value-type="float" office:value="-5.17537400000001">
            <text:p>-5.175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561996">
            <text:p>195.561996</text:p>
          </table:table-cell>
          <table:table-cell office:value-type="float" office:value="223.909008">
            <text:p>223.909008</text:p>
          </table:table-cell>
          <table:table-cell table:formula="of:=[.B3917]-[.C3917]" office:value-type="float" office:value="-28.347012">
            <text:p>-28.347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446596">
            <text:p>104.446596</text:p>
          </table:table-cell>
          <table:table-cell office:value-type="float" office:value="120.330188">
            <text:p>120.330188</text:p>
          </table:table-cell>
          <table:table-cell table:formula="of:=[.B3918]-[.C3918]" office:value-type="float" office:value="-15.883592">
            <text:p>-15.883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22234">
            <text:p>79.822234</text:p>
          </table:table-cell>
          <table:table-cell office:value-type="float" office:value="91.193471">
            <text:p>91.193471</text:p>
          </table:table-cell>
          <table:table-cell table:formula="of:=[.B3919]-[.C3919]" office:value-type="float" office:value="-11.371237">
            <text:p>-11.371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907597">
            <text:p>126.907597</text:p>
          </table:table-cell>
          <table:table-cell office:value-type="float" office:value="157.32258">
            <text:p>157.32258</text:p>
          </table:table-cell>
          <table:table-cell table:formula="of:=[.B3920]-[.C3920]" office:value-type="float" office:value="-30.414983">
            <text:p>-30.414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19499">
            <text:p>158.319499</text:p>
          </table:table-cell>
          <table:table-cell office:value-type="float" office:value="203.889377">
            <text:p>203.889377</text:p>
          </table:table-cell>
          <table:table-cell table:formula="of:=[.B3921]-[.C3921]" office:value-type="float" office:value="-45.569878">
            <text:p>-45.569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596459">
            <text:p>82.596459</text:p>
          </table:table-cell>
          <table:table-cell office:value-type="float" office:value="102.325503">
            <text:p>102.325503</text:p>
          </table:table-cell>
          <table:table-cell table:formula="of:=[.B3922]-[.C3922]" office:value-type="float" office:value="-19.729044">
            <text:p>-19.729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03444">
            <text:p>331.03444</text:p>
          </table:table-cell>
          <table:table-cell office:value-type="float" office:value="365.578115">
            <text:p>365.578115</text:p>
          </table:table-cell>
          <table:table-cell table:formula="of:=[.B3923]-[.C3923]" office:value-type="float" office:value="-34.543675">
            <text:p>-34.543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9709">
            <text:p>94.69709</text:p>
          </table:table-cell>
          <table:table-cell office:value-type="float" office:value="107.253079">
            <text:p>107.253079</text:p>
          </table:table-cell>
          <table:table-cell table:formula="of:=[.B3924]-[.C3924]" office:value-type="float" office:value="-12.555989">
            <text:p>-12.5559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751091">
            <text:p>136.751091</text:p>
          </table:table-cell>
          <table:table-cell office:value-type="float" office:value="147.198526">
            <text:p>147.198526</text:p>
          </table:table-cell>
          <table:table-cell table:formula="of:=[.B3925]-[.C3925]" office:value-type="float" office:value="-10.447435">
            <text:p>-10.447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3.539779">
            <text:p>403.539779</text:p>
          </table:table-cell>
          <table:table-cell office:value-type="float" office:value="505.200106">
            <text:p>505.200106</text:p>
          </table:table-cell>
          <table:table-cell table:formula="of:=[.B3926]-[.C3926]" office:value-type="float" office:value="-101.660327">
            <text:p>-101.660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145253">
            <text:p>116.145253</text:p>
          </table:table-cell>
          <table:table-cell office:value-type="float" office:value="142.852849">
            <text:p>142.852849</text:p>
          </table:table-cell>
          <table:table-cell table:formula="of:=[.B3927]-[.C3927]" office:value-type="float" office:value="-26.707596">
            <text:p>-26.7075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06855">
            <text:p>87.806855</text:p>
          </table:table-cell>
          <table:table-cell office:value-type="float" office:value="104.009382">
            <text:p>104.009382</text:p>
          </table:table-cell>
          <table:table-cell table:formula="of:=[.B3928]-[.C3928]" office:value-type="float" office:value="-16.202527">
            <text:p>-16.202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412606">
            <text:p>111.412606</text:p>
          </table:table-cell>
          <table:table-cell office:value-type="float" office:value="125.233659">
            <text:p>125.233659</text:p>
          </table:table-cell>
          <table:table-cell table:formula="of:=[.B3929]-[.C3929]" office:value-type="float" office:value="-13.821053">
            <text:p>-13.821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431486">
            <text:p>157.431486</text:p>
          </table:table-cell>
          <table:table-cell office:value-type="float" office:value="198.157749">
            <text:p>198.157749</text:p>
          </table:table-cell>
          <table:table-cell table:formula="of:=[.B3930]-[.C3930]" office:value-type="float" office:value="-40.726263">
            <text:p>-40.726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0.312049">
            <text:p>530.312049</text:p>
          </table:table-cell>
          <table:table-cell office:value-type="float" office:value="692.058694">
            <text:p>692.058694</text:p>
          </table:table-cell>
          <table:table-cell table:formula="of:=[.B3931]-[.C3931]" office:value-type="float" office:value="-161.746645">
            <text:p>-161.746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259844">
            <text:p>119.259844</text:p>
          </table:table-cell>
          <table:table-cell office:value-type="float" office:value="154.002406">
            <text:p>154.002406</text:p>
          </table:table-cell>
          <table:table-cell table:formula="of:=[.B3932]-[.C3932]" office:value-type="float" office:value="-34.742562">
            <text:p>-34.742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615542">
            <text:p>71.615542</text:p>
          </table:table-cell>
          <table:table-cell office:value-type="float" office:value="79.487405">
            <text:p>79.487405</text:p>
          </table:table-cell>
          <table:table-cell table:formula="of:=[.B3933]-[.C3933]" office:value-type="float" office:value="-7.87186299999999">
            <text:p>-7.871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271945">
            <text:p>109.271945</text:p>
          </table:table-cell>
          <table:table-cell office:value-type="float" office:value="129.381684">
            <text:p>129.381684</text:p>
          </table:table-cell>
          <table:table-cell table:formula="of:=[.B3934]-[.C3934]" office:value-type="float" office:value="-20.109739">
            <text:p>-20.109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861074">
            <text:p>79.861074</text:p>
          </table:table-cell>
          <table:table-cell office:value-type="float" office:value="110.388142">
            <text:p>110.388142</text:p>
          </table:table-cell>
          <table:table-cell table:formula="of:=[.B3935]-[.C3935]" office:value-type="float" office:value="-30.527068">
            <text:p>-30.527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863923">
            <text:p>183.863923</text:p>
          </table:table-cell>
          <table:table-cell office:value-type="float" office:value="234.308152">
            <text:p>234.308152</text:p>
          </table:table-cell>
          <table:table-cell table:formula="of:=[.B3936]-[.C3936]" office:value-type="float" office:value="-50.444229">
            <text:p>-50.4442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75524">
            <text:p>134.575524</text:p>
          </table:table-cell>
          <table:table-cell office:value-type="float" office:value="161.780787">
            <text:p>161.780787</text:p>
          </table:table-cell>
          <table:table-cell table:formula="of:=[.B3937]-[.C3937]" office:value-type="float" office:value="-27.205263">
            <text:p>-27.205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582921">
            <text:p>180.582921</text:p>
          </table:table-cell>
          <table:table-cell office:value-type="float" office:value="194.033534">
            <text:p>194.033534</text:p>
          </table:table-cell>
          <table:table-cell table:formula="of:=[.B3938]-[.C3938]" office:value-type="float" office:value="-13.450613">
            <text:p>-13.450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541594">
            <text:p>223.541594</text:p>
          </table:table-cell>
          <table:table-cell office:value-type="float" office:value="233.827793">
            <text:p>233.827793</text:p>
          </table:table-cell>
          <table:table-cell table:formula="of:=[.B3939]-[.C3939]" office:value-type="float" office:value="-10.286199">
            <text:p>-10.286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06412">
            <text:p>136.206412</text:p>
          </table:table-cell>
          <table:table-cell office:value-type="float" office:value="144.605585">
            <text:p>144.605585</text:p>
          </table:table-cell>
          <table:table-cell table:formula="of:=[.B3940]-[.C3940]" office:value-type="float" office:value="-8.39917299999999">
            <text:p>-8.399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.069705">
            <text:p>36.069705</text:p>
          </table:table-cell>
          <table:table-cell office:value-type="float" office:value="37.629627">
            <text:p>37.629627</text:p>
          </table:table-cell>
          <table:table-cell table:formula="of:=[.B3941]-[.C3941]" office:value-type="float" office:value="-1.559922">
            <text:p>-1.559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16347">
            <text:p>149.16347</text:p>
          </table:table-cell>
          <table:table-cell office:value-type="float" office:value="153.62541">
            <text:p>153.62541</text:p>
          </table:table-cell>
          <table:table-cell table:formula="of:=[.B3942]-[.C3942]" office:value-type="float" office:value="-4.46194">
            <text:p>-4.46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873381">
            <text:p>129.873381</text:p>
          </table:table-cell>
          <table:table-cell office:value-type="float" office:value="132.47671">
            <text:p>132.47671</text:p>
          </table:table-cell>
          <table:table-cell table:formula="of:=[.B3943]-[.C3943]" office:value-type="float" office:value="-2.603329">
            <text:p>-2.603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655596">
            <text:p>55.655596</text:p>
          </table:table-cell>
          <table:table-cell office:value-type="float" office:value="60.823273">
            <text:p>60.823273</text:p>
          </table:table-cell>
          <table:table-cell table:formula="of:=[.B3944]-[.C3944]" office:value-type="float" office:value="-5.167677">
            <text:p>-5.167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35991">
            <text:p>235.35991</text:p>
          </table:table-cell>
          <table:table-cell office:value-type="float" office:value="249.975214">
            <text:p>249.975214</text:p>
          </table:table-cell>
          <table:table-cell table:formula="of:=[.B3945]-[.C3945]" office:value-type="float" office:value="-14.615304">
            <text:p>-14.615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62131">
            <text:p>156.62131</text:p>
          </table:table-cell>
          <table:table-cell office:value-type="float" office:value="162.451206">
            <text:p>162.451206</text:p>
          </table:table-cell>
          <table:table-cell table:formula="of:=[.B3946]-[.C3946]" office:value-type="float" office:value="-5.82989600000002">
            <text:p>-5.829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211811">
            <text:p>218.211811</text:p>
          </table:table-cell>
          <table:table-cell office:value-type="float" office:value="242.075525">
            <text:p>242.075525</text:p>
          </table:table-cell>
          <table:table-cell table:formula="of:=[.B3947]-[.C3947]" office:value-type="float" office:value="-23.863714">
            <text:p>-23.8637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53826">
            <text:p>79.653826</text:p>
          </table:table-cell>
          <table:table-cell office:value-type="float" office:value="87.937786">
            <text:p>87.937786</text:p>
          </table:table-cell>
          <table:table-cell table:formula="of:=[.B3948]-[.C3948]" office:value-type="float" office:value="-8.28396000000001">
            <text:p>-8.28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849866">
            <text:p>224.849866</text:p>
          </table:table-cell>
          <table:table-cell office:value-type="float" office:value="235.307412">
            <text:p>235.307412</text:p>
          </table:table-cell>
          <table:table-cell table:formula="of:=[.B3949]-[.C3949]" office:value-type="float" office:value="-10.457546">
            <text:p>-10.457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35954">
            <text:p>43.235954</text:p>
          </table:table-cell>
          <table:table-cell office:value-type="float" office:value="44.619053">
            <text:p>44.619053</text:p>
          </table:table-cell>
          <table:table-cell table:formula="of:=[.B3950]-[.C3950]" office:value-type="float" office:value="-1.383099">
            <text:p>-1.383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59232">
            <text:p>88.259232</text:p>
          </table:table-cell>
          <table:table-cell office:value-type="float" office:value="98.316491">
            <text:p>98.316491</text:p>
          </table:table-cell>
          <table:table-cell table:formula="of:=[.B3951]-[.C3951]" office:value-type="float" office:value="-10.057259">
            <text:p>-10.057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65093">
            <text:p>298.65093</text:p>
          </table:table-cell>
          <table:table-cell office:value-type="float" office:value="335.942531">
            <text:p>335.942531</text:p>
          </table:table-cell>
          <table:table-cell table:formula="of:=[.B3952]-[.C3952]" office:value-type="float" office:value="-37.291601">
            <text:p>-37.2916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855464">
            <text:p>175.855464</text:p>
          </table:table-cell>
          <table:table-cell office:value-type="float" office:value="191.586827">
            <text:p>191.586827</text:p>
          </table:table-cell>
          <table:table-cell table:formula="of:=[.B3953]-[.C3953]" office:value-type="float" office:value="-15.731363">
            <text:p>-15.731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68896">
            <text:p>74.868896</text:p>
          </table:table-cell>
          <table:table-cell office:value-type="float" office:value="81.096603">
            <text:p>81.096603</text:p>
          </table:table-cell>
          <table:table-cell table:formula="of:=[.B3954]-[.C3954]" office:value-type="float" office:value="-6.227707">
            <text:p>-6.227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53192">
            <text:p>75.153192</text:p>
          </table:table-cell>
          <table:table-cell office:value-type="float" office:value="79.103909">
            <text:p>79.103909</text:p>
          </table:table-cell>
          <table:table-cell table:formula="of:=[.B3955]-[.C3955]" office:value-type="float" office:value="-3.950717">
            <text:p>-3.950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723719">
            <text:p>37.723719</text:p>
          </table:table-cell>
          <table:table-cell office:value-type="float" office:value="39.766027">
            <text:p>39.766027</text:p>
          </table:table-cell>
          <table:table-cell table:formula="of:=[.B3956]-[.C3956]" office:value-type="float" office:value="-2.042308">
            <text:p>-2.042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944021">
            <text:p>109.944021</text:p>
          </table:table-cell>
          <table:table-cell office:value-type="float" office:value="116.588311">
            <text:p>116.588311</text:p>
          </table:table-cell>
          <table:table-cell table:formula="of:=[.B3957]-[.C3957]" office:value-type="float" office:value="-6.64429">
            <text:p>-6.64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702815">
            <text:p>122.702815</text:p>
          </table:table-cell>
          <table:table-cell office:value-type="float" office:value="130.251572">
            <text:p>130.251572</text:p>
          </table:table-cell>
          <table:table-cell table:formula="of:=[.B3958]-[.C3958]" office:value-type="float" office:value="-7.54875700000001">
            <text:p>-7.5487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2098">
            <text:p>115.72098</text:p>
          </table:table-cell>
          <table:table-cell office:value-type="float" office:value="123.145303">
            <text:p>123.145303</text:p>
          </table:table-cell>
          <table:table-cell table:formula="of:=[.B3959]-[.C3959]" office:value-type="float" office:value="-7.424323">
            <text:p>-7.4243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8.531521">
            <text:p>368.531521</text:p>
          </table:table-cell>
          <table:table-cell office:value-type="float" office:value="388.205102">
            <text:p>388.205102</text:p>
          </table:table-cell>
          <table:table-cell table:formula="of:=[.B3960]-[.C3960]" office:value-type="float" office:value="-19.673581">
            <text:p>-19.673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22044">
            <text:p>64.822044</text:p>
          </table:table-cell>
          <table:table-cell office:value-type="float" office:value="67.78146">
            <text:p>67.78146</text:p>
          </table:table-cell>
          <table:table-cell table:formula="of:=[.B3961]-[.C3961]" office:value-type="float" office:value="-2.95941599999999">
            <text:p>-2.959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3.491812">
            <text:p>363.491812</text:p>
          </table:table-cell>
          <table:table-cell office:value-type="float" office:value="402.902919">
            <text:p>402.902919</text:p>
          </table:table-cell>
          <table:table-cell table:formula="of:=[.B3962]-[.C3962]" office:value-type="float" office:value="-39.411107">
            <text:p>-39.411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226417">
            <text:p>65.226417</text:p>
          </table:table-cell>
          <table:table-cell office:value-type="float" office:value="68.628057">
            <text:p>68.628057</text:p>
          </table:table-cell>
          <table:table-cell table:formula="of:=[.B3963]-[.C3963]" office:value-type="float" office:value="-3.40164">
            <text:p>-3.40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852634">
            <text:p>184.852634</text:p>
          </table:table-cell>
          <table:table-cell office:value-type="float" office:value="206.860482">
            <text:p>206.860482</text:p>
          </table:table-cell>
          <table:table-cell table:formula="of:=[.B3964]-[.C3964]" office:value-type="float" office:value="-22.007848">
            <text:p>-22.0078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.196776">
            <text:p>209.196776</text:p>
          </table:table-cell>
          <table:table-cell office:value-type="float" office:value="258.434448">
            <text:p>258.434448</text:p>
          </table:table-cell>
          <table:table-cell table:formula="of:=[.B3965]-[.C3965]" office:value-type="float" office:value="-49.237672">
            <text:p>-49.237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810988">
            <text:p>119.810988</text:p>
          </table:table-cell>
          <table:table-cell office:value-type="float" office:value="126.991429">
            <text:p>126.991429</text:p>
          </table:table-cell>
          <table:table-cell table:formula="of:=[.B3966]-[.C3966]" office:value-type="float" office:value="-7.180441">
            <text:p>-7.180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576022">
            <text:p>261.576022</text:p>
          </table:table-cell>
          <table:table-cell office:value-type="float" office:value="272.052517">
            <text:p>272.052517</text:p>
          </table:table-cell>
          <table:table-cell table:formula="of:=[.B3967]-[.C3967]" office:value-type="float" office:value="-10.476495">
            <text:p>-10.476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4.876545">
            <text:p>414.876545</text:p>
          </table:table-cell>
          <table:table-cell office:value-type="float" office:value="425.779027">
            <text:p>425.779027</text:p>
          </table:table-cell>
          <table:table-cell table:formula="of:=[.B3968]-[.C3968]" office:value-type="float" office:value="-10.902482">
            <text:p>-10.902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.05647">
            <text:p>260.05647</text:p>
          </table:table-cell>
          <table:table-cell office:value-type="float" office:value="269.457201">
            <text:p>269.457201</text:p>
          </table:table-cell>
          <table:table-cell table:formula="of:=[.B3969]-[.C3969]" office:value-type="float" office:value="-9.40073100000001">
            <text:p>-9.4007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946755">
            <text:p>163.946755</text:p>
          </table:table-cell>
          <table:table-cell office:value-type="float" office:value="179.292403">
            <text:p>179.292403</text:p>
          </table:table-cell>
          <table:table-cell table:formula="of:=[.B3970]-[.C3970]" office:value-type="float" office:value="-15.345648">
            <text:p>-15.345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9.466171">
            <text:p>489.466171</text:p>
          </table:table-cell>
          <table:table-cell office:value-type="float" office:value="589.154663">
            <text:p>589.154663</text:p>
          </table:table-cell>
          <table:table-cell table:formula="of:=[.B3971]-[.C3971]" office:value-type="float" office:value="-99.688492">
            <text:p>-99.6884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65653">
            <text:p>153.65653</text:p>
          </table:table-cell>
          <table:table-cell office:value-type="float" office:value="161.307148">
            <text:p>161.307148</text:p>
          </table:table-cell>
          <table:table-cell table:formula="of:=[.B3972]-[.C3972]" office:value-type="float" office:value="-7.65061800000001">
            <text:p>-7.6506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446248">
            <text:p>164.446248</text:p>
          </table:table-cell>
          <table:table-cell office:value-type="float" office:value="171.224483">
            <text:p>171.224483</text:p>
          </table:table-cell>
          <table:table-cell table:formula="of:=[.B3973]-[.C3973]" office:value-type="float" office:value="-6.778235">
            <text:p>-6.778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09834">
            <text:p>157.09834</text:p>
          </table:table-cell>
          <table:table-cell office:value-type="float" office:value="172.037682">
            <text:p>172.037682</text:p>
          </table:table-cell>
          <table:table-cell table:formula="of:=[.B3974]-[.C3974]" office:value-type="float" office:value="-14.939342">
            <text:p>-14.939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876859">
            <text:p>129.876859</text:p>
          </table:table-cell>
          <table:table-cell office:value-type="float" office:value="144.968511">
            <text:p>144.968511</text:p>
          </table:table-cell>
          <table:table-cell table:formula="of:=[.B3975]-[.C3975]" office:value-type="float" office:value="-15.091652">
            <text:p>-15.091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.145135">
            <text:p>252.145135</text:p>
          </table:table-cell>
          <table:table-cell office:value-type="float" office:value="264.655141">
            <text:p>264.655141</text:p>
          </table:table-cell>
          <table:table-cell table:formula="of:=[.B3976]-[.C3976]" office:value-type="float" office:value="-12.510006">
            <text:p>-12.510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772494">
            <text:p>197.772494</text:p>
          </table:table-cell>
          <table:table-cell office:value-type="float" office:value="206.778194">
            <text:p>206.778194</text:p>
          </table:table-cell>
          <table:table-cell table:formula="of:=[.B3977]-[.C3977]" office:value-type="float" office:value="-9.00570000000002">
            <text:p>-9.00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84769">
            <text:p>120.884769</text:p>
          </table:table-cell>
          <table:table-cell office:value-type="float" office:value="130.237882">
            <text:p>130.237882</text:p>
          </table:table-cell>
          <table:table-cell table:formula="of:=[.B3978]-[.C3978]" office:value-type="float" office:value="-9.35311300000001">
            <text:p>-9.353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22292">
            <text:p>141.722292</text:p>
          </table:table-cell>
          <table:table-cell office:value-type="float" office:value="165.267039">
            <text:p>165.267039</text:p>
          </table:table-cell>
          <table:table-cell table:formula="of:=[.B3979]-[.C3979]" office:value-type="float" office:value="-23.544747">
            <text:p>-23.544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208744">
            <text:p>42.208744</text:p>
          </table:table-cell>
          <table:table-cell office:value-type="float" office:value="45.088876">
            <text:p>45.088876</text:p>
          </table:table-cell>
          <table:table-cell table:formula="of:=[.B3980]-[.C3980]" office:value-type="float" office:value="-2.880132">
            <text:p>-2.880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020175">
            <text:p>134.020175</text:p>
          </table:table-cell>
          <table:table-cell office:value-type="float" office:value="141.555375">
            <text:p>141.555375</text:p>
          </table:table-cell>
          <table:table-cell table:formula="of:=[.B3981]-[.C3981]" office:value-type="float" office:value="-7.5352">
            <text:p>-7.5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30004">
            <text:p>51.30004</text:p>
          </table:table-cell>
          <table:table-cell office:value-type="float" office:value="52.699785">
            <text:p>52.699785</text:p>
          </table:table-cell>
          <table:table-cell table:formula="of:=[.B3982]-[.C3982]" office:value-type="float" office:value="-1.399745">
            <text:p>-1.399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561454">
            <text:p>305.561454</text:p>
          </table:table-cell>
          <table:table-cell office:value-type="float" office:value="315.749658">
            <text:p>315.749658</text:p>
          </table:table-cell>
          <table:table-cell table:formula="of:=[.B3983]-[.C3983]" office:value-type="float" office:value="-10.188204">
            <text:p>-10.188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198394">
            <text:p>55.198394</text:p>
          </table:table-cell>
          <table:table-cell office:value-type="float" office:value="57.571305">
            <text:p>57.571305</text:p>
          </table:table-cell>
          <table:table-cell table:formula="of:=[.B3984]-[.C3984]" office:value-type="float" office:value="-2.372911">
            <text:p>-2.372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128887">
            <text:p>35.128887</text:p>
          </table:table-cell>
          <table:table-cell office:value-type="float" office:value="36.8151">
            <text:p>36.8151</text:p>
          </table:table-cell>
          <table:table-cell table:formula="of:=[.B3985]-[.C3985]" office:value-type="float" office:value="-1.686213">
            <text:p>-1.686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677591">
            <text:p>102.677591</text:p>
          </table:table-cell>
          <table:table-cell office:value-type="float" office:value="102.911177">
            <text:p>102.911177</text:p>
          </table:table-cell>
          <table:table-cell table:formula="of:=[.B3986]-[.C3986]" office:value-type="float" office:value="-0.233585999999988">
            <text:p>-0.233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622804">
            <text:p>179.622804</text:p>
          </table:table-cell>
          <table:table-cell office:value-type="float" office:value="188.886162">
            <text:p>188.886162</text:p>
          </table:table-cell>
          <table:table-cell table:formula="of:=[.B3987]-[.C3987]" office:value-type="float" office:value="-9.26335800000001">
            <text:p>-9.263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736098">
            <text:p>149.736098</text:p>
          </table:table-cell>
          <table:table-cell office:value-type="float" office:value="162.779355">
            <text:p>162.779355</text:p>
          </table:table-cell>
          <table:table-cell table:formula="of:=[.B3988]-[.C3988]" office:value-type="float" office:value="-13.043257">
            <text:p>-13.043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9.147204">
            <text:p>279.147204</text:p>
          </table:table-cell>
          <table:table-cell office:value-type="float" office:value="291.872905">
            <text:p>291.872905</text:p>
          </table:table-cell>
          <table:table-cell table:formula="of:=[.B3989]-[.C3989]" office:value-type="float" office:value="-12.725701">
            <text:p>-12.725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715099">
            <text:p>56.715099</text:p>
          </table:table-cell>
          <table:table-cell office:value-type="float" office:value="57.743827">
            <text:p>57.743827</text:p>
          </table:table-cell>
          <table:table-cell table:formula="of:=[.B3990]-[.C3990]" office:value-type="float" office:value="-1.028728">
            <text:p>-1.028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351662">
            <text:p>201.351662</text:p>
          </table:table-cell>
          <table:table-cell office:value-type="float" office:value="213.913107">
            <text:p>213.913107</text:p>
          </table:table-cell>
          <table:table-cell table:formula="of:=[.B3991]-[.C3991]" office:value-type="float" office:value="-12.561445">
            <text:p>-12.561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9.73205">
            <text:p>269.73205</text:p>
          </table:table-cell>
          <table:table-cell office:value-type="float" office:value="280.838365">
            <text:p>280.838365</text:p>
          </table:table-cell>
          <table:table-cell table:formula="of:=[.B3992]-[.C3992]" office:value-type="float" office:value="-11.106315">
            <text:p>-11.106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819172">
            <text:p>95.819172</text:p>
          </table:table-cell>
          <table:table-cell office:value-type="float" office:value="102.828689">
            <text:p>102.828689</text:p>
          </table:table-cell>
          <table:table-cell table:formula="of:=[.B3993]-[.C3993]" office:value-type="float" office:value="-7.009517">
            <text:p>-7.009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55486">
            <text:p>119.455486</text:p>
          </table:table-cell>
          <table:table-cell office:value-type="float" office:value="127.746237">
            <text:p>127.746237</text:p>
          </table:table-cell>
          <table:table-cell table:formula="of:=[.B3994]-[.C3994]" office:value-type="float" office:value="-8.290751">
            <text:p>-8.290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07626">
            <text:p>82.807626</text:p>
          </table:table-cell>
          <table:table-cell office:value-type="float" office:value="86.416701">
            <text:p>86.416701</text:p>
          </table:table-cell>
          <table:table-cell table:formula="of:=[.B3995]-[.C3995]" office:value-type="float" office:value="-3.609075">
            <text:p>-3.609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831135">
            <text:p>83.831135</text:p>
          </table:table-cell>
          <table:table-cell office:value-type="float" office:value="89.52521">
            <text:p>89.52521</text:p>
          </table:table-cell>
          <table:table-cell table:formula="of:=[.B3996]-[.C3996]" office:value-type="float" office:value="-5.694075">
            <text:p>-5.6940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829658">
            <text:p>134.829658</text:p>
          </table:table-cell>
          <table:table-cell office:value-type="float" office:value="143.718513">
            <text:p>143.718513</text:p>
          </table:table-cell>
          <table:table-cell table:formula="of:=[.B3997]-[.C3997]" office:value-type="float" office:value="-8.88885500000001">
            <text:p>-8.888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129707">
            <text:p>174.129707</text:p>
          </table:table-cell>
          <table:table-cell office:value-type="float" office:value="193.580769">
            <text:p>193.580769</text:p>
          </table:table-cell>
          <table:table-cell table:formula="of:=[.B3998]-[.C3998]" office:value-type="float" office:value="-19.451062">
            <text:p>-19.451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167426">
            <text:p>256.167426</text:p>
          </table:table-cell>
          <table:table-cell office:value-type="float" office:value="253.62258">
            <text:p>253.62258</text:p>
          </table:table-cell>
          <table:table-cell table:formula="of:=[.B3999]-[.C3999]" office:value-type="float" office:value="2.54484599999998">
            <text:p>2.544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625927">
            <text:p>136.625927</text:p>
          </table:table-cell>
          <table:table-cell office:value-type="float" office:value="165.109195">
            <text:p>165.109195</text:p>
          </table:table-cell>
          <table:table-cell table:formula="of:=[.B4000]-[.C4000]" office:value-type="float" office:value="-28.483268">
            <text:p>-28.4832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074181">
            <text:p>204.074181</text:p>
          </table:table-cell>
          <table:table-cell office:value-type="float" office:value="228.089951">
            <text:p>228.089951</text:p>
          </table:table-cell>
          <table:table-cell table:formula="of:=[.B4001]-[.C4001]" office:value-type="float" office:value="-24.01577">
            <text:p>-24.01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3.840569">
            <text:p>303.840569</text:p>
          </table:table-cell>
          <table:table-cell office:value-type="float" office:value="360.030677">
            <text:p>360.030677</text:p>
          </table:table-cell>
          <table:table-cell table:formula="of:=[.B4002]-[.C4002]" office:value-type="float" office:value="-56.190108">
            <text:p>-56.190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006659">
            <text:p>122.006659</text:p>
          </table:table-cell>
          <table:table-cell office:value-type="float" office:value="131.124586">
            <text:p>131.124586</text:p>
          </table:table-cell>
          <table:table-cell table:formula="of:=[.B4003]-[.C4003]" office:value-type="float" office:value="-9.11792699999999">
            <text:p>-9.117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376219">
            <text:p>175.376219</text:p>
          </table:table-cell>
          <table:table-cell office:value-type="float" office:value="185.144267">
            <text:p>185.144267</text:p>
          </table:table-cell>
          <table:table-cell table:formula="of:=[.B4004]-[.C4004]" office:value-type="float" office:value="-9.76804800000002">
            <text:p>-9.768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939469">
            <text:p>245.939469</text:p>
          </table:table-cell>
          <table:table-cell office:value-type="float" office:value="254.784867">
            <text:p>254.784867</text:p>
          </table:table-cell>
          <table:table-cell table:formula="of:=[.B4005]-[.C4005]" office:value-type="float" office:value="-8.84539799999999">
            <text:p>-8.845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784903">
            <text:p>63.784903</text:p>
          </table:table-cell>
          <table:table-cell office:value-type="float" office:value="66.97071">
            <text:p>66.97071</text:p>
          </table:table-cell>
          <table:table-cell table:formula="of:=[.B4006]-[.C4006]" office:value-type="float" office:value="-3.185807">
            <text:p>-3.185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822089">
            <text:p>175.822089</text:p>
          </table:table-cell>
          <table:table-cell office:value-type="float" office:value="184.374508">
            <text:p>184.374508</text:p>
          </table:table-cell>
          <table:table-cell table:formula="of:=[.B4007]-[.C4007]" office:value-type="float" office:value="-8.55241899999999">
            <text:p>-8.5524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445882">
            <text:p>128.445882</text:p>
          </table:table-cell>
          <table:table-cell office:value-type="float" office:value="135.451297">
            <text:p>135.451297</text:p>
          </table:table-cell>
          <table:table-cell table:formula="of:=[.B4008]-[.C4008]" office:value-type="float" office:value="-7.005415">
            <text:p>-7.005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305738">
            <text:p>278.305738</text:p>
          </table:table-cell>
          <table:table-cell office:value-type="float" office:value="291.753203">
            <text:p>291.753203</text:p>
          </table:table-cell>
          <table:table-cell table:formula="of:=[.B4009]-[.C4009]" office:value-type="float" office:value="-13.447465">
            <text:p>-13.447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739877">
            <text:p>76.739877</text:p>
          </table:table-cell>
          <table:table-cell office:value-type="float" office:value="79.257555">
            <text:p>79.257555</text:p>
          </table:table-cell>
          <table:table-cell table:formula="of:=[.B4010]-[.C4010]" office:value-type="float" office:value="-2.51767799999999">
            <text:p>-2.517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559389">
            <text:p>143.559389</text:p>
          </table:table-cell>
          <table:table-cell office:value-type="float" office:value="148.629419">
            <text:p>148.629419</text:p>
          </table:table-cell>
          <table:table-cell table:formula="of:=[.B4011]-[.C4011]" office:value-type="float" office:value="-5.07003">
            <text:p>-5.07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975673">
            <text:p>152.975673</text:p>
          </table:table-cell>
          <table:table-cell office:value-type="float" office:value="158.993424">
            <text:p>158.993424</text:p>
          </table:table-cell>
          <table:table-cell table:formula="of:=[.B4012]-[.C4012]" office:value-type="float" office:value="-6.017751">
            <text:p>-6.017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20835">
            <text:p>173.420835</text:p>
          </table:table-cell>
          <table:table-cell office:value-type="float" office:value="189.034935">
            <text:p>189.034935</text:p>
          </table:table-cell>
          <table:table-cell table:formula="of:=[.B4013]-[.C4013]" office:value-type="float" office:value="-15.6141">
            <text:p>-15.6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.900428">
            <text:p>263.900428</text:p>
          </table:table-cell>
          <table:table-cell office:value-type="float" office:value="315.61694">
            <text:p>315.61694</text:p>
          </table:table-cell>
          <table:table-cell table:formula="of:=[.B4014]-[.C4014]" office:value-type="float" office:value="-51.716512">
            <text:p>-51.716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334086">
            <text:p>84.334086</text:p>
          </table:table-cell>
          <table:table-cell office:value-type="float" office:value="89.065887">
            <text:p>89.065887</text:p>
          </table:table-cell>
          <table:table-cell table:formula="of:=[.B4015]-[.C4015]" office:value-type="float" office:value="-4.731801">
            <text:p>-4.731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313239">
            <text:p>55.313239</text:p>
          </table:table-cell>
          <table:table-cell office:value-type="float" office:value="58.11699">
            <text:p>58.11699</text:p>
          </table:table-cell>
          <table:table-cell table:formula="of:=[.B4016]-[.C4016]" office:value-type="float" office:value="-2.803751">
            <text:p>-2.803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.408861">
            <text:p>302.408861</text:p>
          </table:table-cell>
          <table:table-cell office:value-type="float" office:value="416.55281">
            <text:p>416.55281</text:p>
          </table:table-cell>
          <table:table-cell table:formula="of:=[.B4017]-[.C4017]" office:value-type="float" office:value="-114.143949">
            <text:p>-114.143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078221">
            <text:p>125.078221</text:p>
          </table:table-cell>
          <table:table-cell office:value-type="float" office:value="136.951404">
            <text:p>136.951404</text:p>
          </table:table-cell>
          <table:table-cell table:formula="of:=[.B4018]-[.C4018]" office:value-type="float" office:value="-11.873183">
            <text:p>-11.873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174534">
            <text:p>125.174534</text:p>
          </table:table-cell>
          <table:table-cell office:value-type="float" office:value="130.637368">
            <text:p>130.637368</text:p>
          </table:table-cell>
          <table:table-cell table:formula="of:=[.B4019]-[.C4019]" office:value-type="float" office:value="-5.46283400000002">
            <text:p>-5.462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964281">
            <text:p>189.964281</text:p>
          </table:table-cell>
          <table:table-cell office:value-type="float" office:value="214.372804">
            <text:p>214.372804</text:p>
          </table:table-cell>
          <table:table-cell table:formula="of:=[.B4020]-[.C4020]" office:value-type="float" office:value="-24.408523">
            <text:p>-24.408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248838">
            <text:p>142.248838</text:p>
          </table:table-cell>
          <table:table-cell office:value-type="float" office:value="149.268305">
            <text:p>149.268305</text:p>
          </table:table-cell>
          <table:table-cell table:formula="of:=[.B4021]-[.C4021]" office:value-type="float" office:value="-7.01946699999999">
            <text:p>-7.019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76965">
            <text:p>79.976965</text:p>
          </table:table-cell>
          <table:table-cell office:value-type="float" office:value="85.023483">
            <text:p>85.023483</text:p>
          </table:table-cell>
          <table:table-cell table:formula="of:=[.B4022]-[.C4022]" office:value-type="float" office:value="-5.04651799999999">
            <text:p>-5.046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400928">
            <text:p>84.400928</text:p>
          </table:table-cell>
          <table:table-cell office:value-type="float" office:value="90.08172">
            <text:p>90.08172</text:p>
          </table:table-cell>
          <table:table-cell table:formula="of:=[.B4023]-[.C4023]" office:value-type="float" office:value="-5.68079200000001">
            <text:p>-5.680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518529">
            <text:p>165.518529</text:p>
          </table:table-cell>
          <table:table-cell office:value-type="float" office:value="178.437883">
            <text:p>178.437883</text:p>
          </table:table-cell>
          <table:table-cell table:formula="of:=[.B4024]-[.C4024]" office:value-type="float" office:value="-12.919354">
            <text:p>-12.919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881657">
            <text:p>147.881657</text:p>
          </table:table-cell>
          <table:table-cell office:value-type="float" office:value="185.60075">
            <text:p>185.60075</text:p>
          </table:table-cell>
          <table:table-cell table:formula="of:=[.B4025]-[.C4025]" office:value-type="float" office:value="-37.719093">
            <text:p>-37.719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087581">
            <text:p>160.087581</text:p>
          </table:table-cell>
          <table:table-cell office:value-type="float" office:value="166.041527">
            <text:p>166.041527</text:p>
          </table:table-cell>
          <table:table-cell table:formula="of:=[.B4026]-[.C4026]" office:value-type="float" office:value="-5.953946">
            <text:p>-5.9539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60509">
            <text:p>66.960509</text:p>
          </table:table-cell>
          <table:table-cell office:value-type="float" office:value="70.802019">
            <text:p>70.802019</text:p>
          </table:table-cell>
          <table:table-cell table:formula="of:=[.B4027]-[.C4027]" office:value-type="float" office:value="-3.84151">
            <text:p>-3.84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746579">
            <text:p>79.746579</text:p>
          </table:table-cell>
          <table:table-cell office:value-type="float" office:value="84.063376">
            <text:p>84.063376</text:p>
          </table:table-cell>
          <table:table-cell table:formula="of:=[.B4028]-[.C4028]" office:value-type="float" office:value="-4.31679700000001">
            <text:p>-4.316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132133">
            <text:p>64.132133</text:p>
          </table:table-cell>
          <table:table-cell office:value-type="float" office:value="66.788902">
            <text:p>66.788902</text:p>
          </table:table-cell>
          <table:table-cell table:formula="of:=[.B4029]-[.C4029]" office:value-type="float" office:value="-2.656769">
            <text:p>-2.656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98214">
            <text:p>115.798214</text:p>
          </table:table-cell>
          <table:table-cell office:value-type="float" office:value="120.714681">
            <text:p>120.714681</text:p>
          </table:table-cell>
          <table:table-cell table:formula="of:=[.B4030]-[.C4030]" office:value-type="float" office:value="-4.916467">
            <text:p>-4.9164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86538">
            <text:p>52.586538</text:p>
          </table:table-cell>
          <table:table-cell office:value-type="float" office:value="54.283145">
            <text:p>54.283145</text:p>
          </table:table-cell>
          <table:table-cell table:formula="of:=[.B4031]-[.C4031]" office:value-type="float" office:value="-1.696607">
            <text:p>-1.696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440134">
            <text:p>181.440134</text:p>
          </table:table-cell>
          <table:table-cell office:value-type="float" office:value="217.06715">
            <text:p>217.06715</text:p>
          </table:table-cell>
          <table:table-cell table:formula="of:=[.B4032]-[.C4032]" office:value-type="float" office:value="-35.627016">
            <text:p>-35.627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910082">
            <text:p>82.910082</text:p>
          </table:table-cell>
          <table:table-cell office:value-type="float" office:value="87.896612">
            <text:p>87.896612</text:p>
          </table:table-cell>
          <table:table-cell table:formula="of:=[.B4033]-[.C4033]" office:value-type="float" office:value="-4.98653">
            <text:p>-4.98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788662">
            <text:p>130.788662</text:p>
          </table:table-cell>
          <table:table-cell office:value-type="float" office:value="139.906077">
            <text:p>139.906077</text:p>
          </table:table-cell>
          <table:table-cell table:formula="of:=[.B4034]-[.C4034]" office:value-type="float" office:value="-9.11741500000002">
            <text:p>-9.1174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38072">
            <text:p>93.638072</text:p>
          </table:table-cell>
          <table:table-cell office:value-type="float" office:value="99.026164">
            <text:p>99.026164</text:p>
          </table:table-cell>
          <table:table-cell table:formula="of:=[.B4035]-[.C4035]" office:value-type="float" office:value="-5.388092">
            <text:p>-5.388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18265">
            <text:p>76.918265</text:p>
          </table:table-cell>
          <table:table-cell office:value-type="float" office:value="80.706729">
            <text:p>80.706729</text:p>
          </table:table-cell>
          <table:table-cell table:formula="of:=[.B4036]-[.C4036]" office:value-type="float" office:value="-3.78846399999999">
            <text:p>-3.788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873206">
            <text:p>168.873206</text:p>
          </table:table-cell>
          <table:table-cell office:value-type="float" office:value="192.84997">
            <text:p>192.84997</text:p>
          </table:table-cell>
          <table:table-cell table:formula="of:=[.B4037]-[.C4037]" office:value-type="float" office:value="-23.976764">
            <text:p>-23.976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195348">
            <text:p>61.195348</text:p>
          </table:table-cell>
          <table:table-cell office:value-type="float" office:value="64.092126">
            <text:p>64.092126</text:p>
          </table:table-cell>
          <table:table-cell table:formula="of:=[.B4038]-[.C4038]" office:value-type="float" office:value="-2.89677799999999">
            <text:p>-2.896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0.36861">
            <text:p>280.36861</text:p>
          </table:table-cell>
          <table:table-cell office:value-type="float" office:value="294.932814">
            <text:p>294.932814</text:p>
          </table:table-cell>
          <table:table-cell table:formula="of:=[.B4039]-[.C4039]" office:value-type="float" office:value="-14.564204">
            <text:p>-14.564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117046">
            <text:p>157.117046</text:p>
          </table:table-cell>
          <table:table-cell office:value-type="float" office:value="165.93274">
            <text:p>165.93274</text:p>
          </table:table-cell>
          <table:table-cell table:formula="of:=[.B4040]-[.C4040]" office:value-type="float" office:value="-8.81569400000001">
            <text:p>-8.815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273058">
            <text:p>272.273058</text:p>
          </table:table-cell>
          <table:table-cell office:value-type="float" office:value="308.041577">
            <text:p>308.041577</text:p>
          </table:table-cell>
          <table:table-cell table:formula="of:=[.B4041]-[.C4041]" office:value-type="float" office:value="-35.768519">
            <text:p>-35.7685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614083">
            <text:p>289.614083</text:p>
          </table:table-cell>
          <table:table-cell office:value-type="float" office:value="319.489922">
            <text:p>319.489922</text:p>
          </table:table-cell>
          <table:table-cell table:formula="of:=[.B4042]-[.C4042]" office:value-type="float" office:value="-29.875839">
            <text:p>-29.875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120931">
            <text:p>97.120931</text:p>
          </table:table-cell>
          <table:table-cell office:value-type="float" office:value="104.964716">
            <text:p>104.964716</text:p>
          </table:table-cell>
          <table:table-cell table:formula="of:=[.B4043]-[.C4043]" office:value-type="float" office:value="-7.843785">
            <text:p>-7.843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203487">
            <text:p>166.203487</text:p>
          </table:table-cell>
          <table:table-cell office:value-type="float" office:value="209.320125">
            <text:p>209.320125</text:p>
          </table:table-cell>
          <table:table-cell table:formula="of:=[.B4044]-[.C4044]" office:value-type="float" office:value="-43.116638">
            <text:p>-43.116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747283">
            <text:p>292.747283</text:p>
          </table:table-cell>
          <table:table-cell office:value-type="float" office:value="307.960756">
            <text:p>307.960756</text:p>
          </table:table-cell>
          <table:table-cell table:formula="of:=[.B4045]-[.C4045]" office:value-type="float" office:value="-15.213473">
            <text:p>-15.2134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56975">
            <text:p>95.056975</text:p>
          </table:table-cell>
          <table:table-cell office:value-type="float" office:value="102.482087">
            <text:p>102.482087</text:p>
          </table:table-cell>
          <table:table-cell table:formula="of:=[.B4046]-[.C4046]" office:value-type="float" office:value="-7.42511200000001">
            <text:p>-7.425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505895">
            <text:p>129.505895</text:p>
          </table:table-cell>
          <table:table-cell office:value-type="float" office:value="137.648461">
            <text:p>137.648461</text:p>
          </table:table-cell>
          <table:table-cell table:formula="of:=[.B4047]-[.C4047]" office:value-type="float" office:value="-8.14256599999999">
            <text:p>-8.142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946493">
            <text:p>81.946493</text:p>
          </table:table-cell>
          <table:table-cell office:value-type="float" office:value="84.362003">
            <text:p>84.362003</text:p>
          </table:table-cell>
          <table:table-cell table:formula="of:=[.B4048]-[.C4048]" office:value-type="float" office:value="-2.41551">
            <text:p>-2.41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71772">
            <text:p>97.371772</text:p>
          </table:table-cell>
          <table:table-cell office:value-type="float" office:value="100.489445">
            <text:p>100.489445</text:p>
          </table:table-cell>
          <table:table-cell table:formula="of:=[.B4049]-[.C4049]" office:value-type="float" office:value="-3.11767300000001">
            <text:p>-3.117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169497">
            <text:p>103.169497</text:p>
          </table:table-cell>
          <table:table-cell office:value-type="float" office:value="109.247021">
            <text:p>109.247021</text:p>
          </table:table-cell>
          <table:table-cell table:formula="of:=[.B4050]-[.C4050]" office:value-type="float" office:value="-6.077524">
            <text:p>-6.077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785119">
            <text:p>106.785119</text:p>
          </table:table-cell>
          <table:table-cell office:value-type="float" office:value="113.223648">
            <text:p>113.223648</text:p>
          </table:table-cell>
          <table:table-cell table:formula="of:=[.B4051]-[.C4051]" office:value-type="float" office:value="-6.438529">
            <text:p>-6.438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91093">
            <text:p>75.391093</text:p>
          </table:table-cell>
          <table:table-cell office:value-type="float" office:value="79.252286">
            <text:p>79.252286</text:p>
          </table:table-cell>
          <table:table-cell table:formula="of:=[.B4052]-[.C4052]" office:value-type="float" office:value="-3.861193">
            <text:p>-3.861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226583">
            <text:p>162.226583</text:p>
          </table:table-cell>
          <table:table-cell office:value-type="float" office:value="232.873674">
            <text:p>232.873674</text:p>
          </table:table-cell>
          <table:table-cell table:formula="of:=[.B4053]-[.C4053]" office:value-type="float" office:value="-70.647091">
            <text:p>-70.647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475084">
            <text:p>118.475084</text:p>
          </table:table-cell>
          <table:table-cell office:value-type="float" office:value="127.374388">
            <text:p>127.374388</text:p>
          </table:table-cell>
          <table:table-cell table:formula="of:=[.B4054]-[.C4054]" office:value-type="float" office:value="-8.899304">
            <text:p>-8.899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627533">
            <text:p>111.627533</text:p>
          </table:table-cell>
          <table:table-cell office:value-type="float" office:value="120.036271">
            <text:p>120.036271</text:p>
          </table:table-cell>
          <table:table-cell table:formula="of:=[.B4055]-[.C4055]" office:value-type="float" office:value="-8.408738">
            <text:p>-8.408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0.641375">
            <text:p>580.641375</text:p>
          </table:table-cell>
          <table:table-cell office:value-type="float" office:value="592.232493">
            <text:p>592.232493</text:p>
          </table:table-cell>
          <table:table-cell table:formula="of:=[.B4056]-[.C4056]" office:value-type="float" office:value="-11.5911179999999">
            <text:p>-11.591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046548">
            <text:p>262.046548</text:p>
          </table:table-cell>
          <table:table-cell office:value-type="float" office:value="274.538714">
            <text:p>274.538714</text:p>
          </table:table-cell>
          <table:table-cell table:formula="of:=[.B4057]-[.C4057]" office:value-type="float" office:value="-12.4921660000001">
            <text:p>-12.492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93611">
            <text:p>93.693611</text:p>
          </table:table-cell>
          <table:table-cell office:value-type="float" office:value="100.689292">
            <text:p>100.689292</text:p>
          </table:table-cell>
          <table:table-cell table:formula="of:=[.B4058]-[.C4058]" office:value-type="float" office:value="-6.99568099999999">
            <text:p>-6.995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89322">
            <text:p>173.989322</text:p>
          </table:table-cell>
          <table:table-cell office:value-type="float" office:value="183.967377">
            <text:p>183.967377</text:p>
          </table:table-cell>
          <table:table-cell table:formula="of:=[.B4059]-[.C4059]" office:value-type="float" office:value="-9.97805500000001">
            <text:p>-9.978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76837">
            <text:p>86.476837</text:p>
          </table:table-cell>
          <table:table-cell office:value-type="float" office:value="88.645026">
            <text:p>88.645026</text:p>
          </table:table-cell>
          <table:table-cell table:formula="of:=[.B4060]-[.C4060]" office:value-type="float" office:value="-2.168189">
            <text:p>-2.168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596772">
            <text:p>208.596772</text:p>
          </table:table-cell>
          <table:table-cell office:value-type="float" office:value="219.84502">
            <text:p>219.84502</text:p>
          </table:table-cell>
          <table:table-cell table:formula="of:=[.B4061]-[.C4061]" office:value-type="float" office:value="-11.248248">
            <text:p>-11.248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962824">
            <text:p>46.962824</text:p>
          </table:table-cell>
          <table:table-cell office:value-type="float" office:value="50.796306">
            <text:p>50.796306</text:p>
          </table:table-cell>
          <table:table-cell table:formula="of:=[.B4062]-[.C4062]" office:value-type="float" office:value="-3.833482">
            <text:p>-3.833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926347">
            <text:p>96.926347</text:p>
          </table:table-cell>
          <table:table-cell office:value-type="float" office:value="116.305651">
            <text:p>116.305651</text:p>
          </table:table-cell>
          <table:table-cell table:formula="of:=[.B4063]-[.C4063]" office:value-type="float" office:value="-19.379304">
            <text:p>-19.3793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565976">
            <text:p>205.565976</text:p>
          </table:table-cell>
          <table:table-cell office:value-type="float" office:value="213.964696">
            <text:p>213.964696</text:p>
          </table:table-cell>
          <table:table-cell table:formula="of:=[.B4064]-[.C4064]" office:value-type="float" office:value="-8.39872">
            <text:p>-8.39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9.257044">
            <text:p>339.257044</text:p>
          </table:table-cell>
          <table:table-cell office:value-type="float" office:value="356.259001">
            <text:p>356.259001</text:p>
          </table:table-cell>
          <table:table-cell table:formula="of:=[.B4065]-[.C4065]" office:value-type="float" office:value="-17.001957">
            <text:p>-17.0019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7.210841">
            <text:p>337.210841</text:p>
          </table:table-cell>
          <table:table-cell office:value-type="float" office:value="342.518212">
            <text:p>342.518212</text:p>
          </table:table-cell>
          <table:table-cell table:formula="of:=[.B4066]-[.C4066]" office:value-type="float" office:value="-5.30737099999999">
            <text:p>-5.307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523493">
            <text:p>112.523493</text:p>
          </table:table-cell>
          <table:table-cell office:value-type="float" office:value="116.569556">
            <text:p>116.569556</text:p>
          </table:table-cell>
          <table:table-cell table:formula="of:=[.B4067]-[.C4067]" office:value-type="float" office:value="-4.046063">
            <text:p>-4.046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59926">
            <text:p>95.759926</text:p>
          </table:table-cell>
          <table:table-cell office:value-type="float" office:value="104.278428">
            <text:p>104.278428</text:p>
          </table:table-cell>
          <table:table-cell table:formula="of:=[.B4068]-[.C4068]" office:value-type="float" office:value="-8.51850200000001">
            <text:p>-8.518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001109">
            <text:p>175.001109</text:p>
          </table:table-cell>
          <table:table-cell office:value-type="float" office:value="186.229812">
            <text:p>186.229812</text:p>
          </table:table-cell>
          <table:table-cell table:formula="of:=[.B4069]-[.C4069]" office:value-type="float" office:value="-11.228703">
            <text:p>-11.2287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4.081766">
            <text:p>334.081766</text:p>
          </table:table-cell>
          <table:table-cell office:value-type="float" office:value="352.363874">
            <text:p>352.363874</text:p>
          </table:table-cell>
          <table:table-cell table:formula="of:=[.B4070]-[.C4070]" office:value-type="float" office:value="-18.282108">
            <text:p>-18.282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184975">
            <text:p>205.184975</text:p>
          </table:table-cell>
          <table:table-cell office:value-type="float" office:value="216.648001">
            <text:p>216.648001</text:p>
          </table:table-cell>
          <table:table-cell table:formula="of:=[.B4071]-[.C4071]" office:value-type="float" office:value="-11.463026">
            <text:p>-11.463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56312">
            <text:p>46.656312</text:p>
          </table:table-cell>
          <table:table-cell office:value-type="float" office:value="48.674753">
            <text:p>48.674753</text:p>
          </table:table-cell>
          <table:table-cell table:formula="of:=[.B4072]-[.C4072]" office:value-type="float" office:value="-2.018441">
            <text:p>-2.018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117943">
            <text:p>85.117943</text:p>
          </table:table-cell>
          <table:table-cell office:value-type="float" office:value="91.459317">
            <text:p>91.459317</text:p>
          </table:table-cell>
          <table:table-cell table:formula="of:=[.B4073]-[.C4073]" office:value-type="float" office:value="-6.341374">
            <text:p>-6.341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283521">
            <text:p>105.283521</text:p>
          </table:table-cell>
          <table:table-cell office:value-type="float" office:value="115.865446">
            <text:p>115.865446</text:p>
          </table:table-cell>
          <table:table-cell table:formula="of:=[.B4074]-[.C4074]" office:value-type="float" office:value="-10.581925">
            <text:p>-10.581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188627">
            <text:p>53.188627</text:p>
          </table:table-cell>
          <table:table-cell office:value-type="float" office:value="56.406511">
            <text:p>56.406511</text:p>
          </table:table-cell>
          <table:table-cell table:formula="of:=[.B4075]-[.C4075]" office:value-type="float" office:value="-3.217884">
            <text:p>-3.217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65212">
            <text:p>73.265212</text:p>
          </table:table-cell>
          <table:table-cell office:value-type="float" office:value="79.281035">
            <text:p>79.281035</text:p>
          </table:table-cell>
          <table:table-cell table:formula="of:=[.B4076]-[.C4076]" office:value-type="float" office:value="-6.015823">
            <text:p>-6.015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5.748035">
            <text:p>385.748035</text:p>
          </table:table-cell>
          <table:table-cell office:value-type="float" office:value="413.539682">
            <text:p>413.539682</text:p>
          </table:table-cell>
          <table:table-cell table:formula="of:=[.B4077]-[.C4077]" office:value-type="float" office:value="-27.791647">
            <text:p>-27.7916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408434">
            <text:p>104.408434</text:p>
          </table:table-cell>
          <table:table-cell office:value-type="float" office:value="129.926095">
            <text:p>129.926095</text:p>
          </table:table-cell>
          <table:table-cell table:formula="of:=[.B4078]-[.C4078]" office:value-type="float" office:value="-25.517661">
            <text:p>-25.5176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06236">
            <text:p>79.206236</text:p>
          </table:table-cell>
          <table:table-cell office:value-type="float" office:value="83.351491">
            <text:p>83.351491</text:p>
          </table:table-cell>
          <table:table-cell table:formula="of:=[.B4079]-[.C4079]" office:value-type="float" office:value="-4.14525499999999">
            <text:p>-4.145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338435">
            <text:p>357.338435</text:p>
          </table:table-cell>
          <table:table-cell office:value-type="float" office:value="377.799458">
            <text:p>377.799458</text:p>
          </table:table-cell>
          <table:table-cell table:formula="of:=[.B4080]-[.C4080]" office:value-type="float" office:value="-20.461023">
            <text:p>-20.461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482816">
            <text:p>218.482816</text:p>
          </table:table-cell>
          <table:table-cell office:value-type="float" office:value="231.603931">
            <text:p>231.603931</text:p>
          </table:table-cell>
          <table:table-cell table:formula="of:=[.B4081]-[.C4081]" office:value-type="float" office:value="-13.121115">
            <text:p>-13.121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8.170956">
            <text:p>418.170956</text:p>
          </table:table-cell>
          <table:table-cell office:value-type="float" office:value="420.795962">
            <text:p>420.795962</text:p>
          </table:table-cell>
          <table:table-cell table:formula="of:=[.B4082]-[.C4082]" office:value-type="float" office:value="-2.62500599999998">
            <text:p>-2.625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0.700206">
            <text:p>290.700206</text:p>
          </table:table-cell>
          <table:table-cell office:value-type="float" office:value="388.753011">
            <text:p>388.753011</text:p>
          </table:table-cell>
          <table:table-cell table:formula="of:=[.B4083]-[.C4083]" office:value-type="float" office:value="-98.052805">
            <text:p>-98.052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911686">
            <text:p>77.911686</text:p>
          </table:table-cell>
          <table:table-cell office:value-type="float" office:value="84.895012">
            <text:p>84.895012</text:p>
          </table:table-cell>
          <table:table-cell table:formula="of:=[.B4084]-[.C4084]" office:value-type="float" office:value="-6.98332599999999">
            <text:p>-6.983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88352">
            <text:p>157.388352</text:p>
          </table:table-cell>
          <table:table-cell office:value-type="float" office:value="181.019185">
            <text:p>181.019185</text:p>
          </table:table-cell>
          <table:table-cell table:formula="of:=[.B4085]-[.C4085]" office:value-type="float" office:value="-23.630833">
            <text:p>-23.630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036029">
            <text:p>48.036029</text:p>
          </table:table-cell>
          <table:table-cell office:value-type="float" office:value="50.351862">
            <text:p>50.351862</text:p>
          </table:table-cell>
          <table:table-cell table:formula="of:=[.B4086]-[.C4086]" office:value-type="float" office:value="-2.315833">
            <text:p>-2.315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04948">
            <text:p>111.004948</text:p>
          </table:table-cell>
          <table:table-cell office:value-type="float" office:value="115.27875">
            <text:p>115.27875</text:p>
          </table:table-cell>
          <table:table-cell table:formula="of:=[.B4087]-[.C4087]" office:value-type="float" office:value="-4.273802">
            <text:p>-4.2738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037532">
            <text:p>149.037532</text:p>
          </table:table-cell>
          <table:table-cell office:value-type="float" office:value="153.012207">
            <text:p>153.012207</text:p>
          </table:table-cell>
          <table:table-cell table:formula="of:=[.B4088]-[.C4088]" office:value-type="float" office:value="-3.97467499999999">
            <text:p>-3.974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227116">
            <text:p>79.227116</text:p>
          </table:table-cell>
          <table:table-cell office:value-type="float" office:value="84.530968">
            <text:p>84.530968</text:p>
          </table:table-cell>
          <table:table-cell table:formula="of:=[.B4089]-[.C4089]" office:value-type="float" office:value="-5.30385200000001">
            <text:p>-5.303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413942">
            <text:p>235.413942</text:p>
          </table:table-cell>
          <table:table-cell office:value-type="float" office:value="241.473765">
            <text:p>241.473765</text:p>
          </table:table-cell>
          <table:table-cell table:formula="of:=[.B4090]-[.C4090]" office:value-type="float" office:value="-6.05982299999999">
            <text:p>-6.0598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197417">
            <text:p>236.197417</text:p>
          </table:table-cell>
          <table:table-cell office:value-type="float" office:value="237.425948">
            <text:p>237.425948</text:p>
          </table:table-cell>
          <table:table-cell table:formula="of:=[.B4091]-[.C4091]" office:value-type="float" office:value="-1.228531">
            <text:p>-1.2285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736497">
            <text:p>51.736497</text:p>
          </table:table-cell>
          <table:table-cell office:value-type="float" office:value="53.57766">
            <text:p>53.57766</text:p>
          </table:table-cell>
          <table:table-cell table:formula="of:=[.B4092]-[.C4092]" office:value-type="float" office:value="-1.841163">
            <text:p>-1.8411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119689">
            <text:p>165.119689</text:p>
          </table:table-cell>
          <table:table-cell office:value-type="float" office:value="169.099706">
            <text:p>169.099706</text:p>
          </table:table-cell>
          <table:table-cell table:formula="of:=[.B4093]-[.C4093]" office:value-type="float" office:value="-3.980017">
            <text:p>-3.980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15881">
            <text:p>64.615881</text:p>
          </table:table-cell>
          <table:table-cell office:value-type="float" office:value="67.997606">
            <text:p>67.997606</text:p>
          </table:table-cell>
          <table:table-cell table:formula="of:=[.B4094]-[.C4094]" office:value-type="float" office:value="-3.381725">
            <text:p>-3.381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492292">
            <text:p>237.492292</text:p>
          </table:table-cell>
          <table:table-cell office:value-type="float" office:value="242.571353">
            <text:p>242.571353</text:p>
          </table:table-cell>
          <table:table-cell table:formula="of:=[.B4095]-[.C4095]" office:value-type="float" office:value="-5.079061">
            <text:p>-5.079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15381">
            <text:p>158.315381</text:p>
          </table:table-cell>
          <table:table-cell office:value-type="float" office:value="164.474481">
            <text:p>164.474481</text:p>
          </table:table-cell>
          <table:table-cell table:formula="of:=[.B4096]-[.C4096]" office:value-type="float" office:value="-6.1591">
            <text:p>-6.15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961362">
            <text:p>117.961362</text:p>
          </table:table-cell>
          <table:table-cell office:value-type="float" office:value="120.828586">
            <text:p>120.828586</text:p>
          </table:table-cell>
          <table:table-cell table:formula="of:=[.B4097]-[.C4097]" office:value-type="float" office:value="-2.86722400000001">
            <text:p>-2.867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360637">
            <text:p>212.360637</text:p>
          </table:table-cell>
          <table:table-cell office:value-type="float" office:value="217.186448">
            <text:p>217.186448</text:p>
          </table:table-cell>
          <table:table-cell table:formula="of:=[.B4098]-[.C4098]" office:value-type="float" office:value="-4.82581100000002">
            <text:p>-4.825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34357">
            <text:p>125.34357</text:p>
          </table:table-cell>
          <table:table-cell office:value-type="float" office:value="133.244936">
            <text:p>133.244936</text:p>
          </table:table-cell>
          <table:table-cell table:formula="of:=[.B4099]-[.C4099]" office:value-type="float" office:value="-7.901366">
            <text:p>-7.901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4267">
            <text:p>94.4267</text:p>
          </table:table-cell>
          <table:table-cell office:value-type="float" office:value="97.282195">
            <text:p>97.282195</text:p>
          </table:table-cell>
          <table:table-cell table:formula="of:=[.B4100]-[.C4100]" office:value-type="float" office:value="-2.855495">
            <text:p>-2.855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393869">
            <text:p>165.393869</text:p>
          </table:table-cell>
          <table:table-cell office:value-type="float" office:value="170.607765">
            <text:p>170.607765</text:p>
          </table:table-cell>
          <table:table-cell table:formula="of:=[.B4101]-[.C4101]" office:value-type="float" office:value="-5.21389600000001">
            <text:p>-5.2138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512146">
            <text:p>52.512146</text:p>
          </table:table-cell>
          <table:table-cell office:value-type="float" office:value="54.430252">
            <text:p>54.430252</text:p>
          </table:table-cell>
          <table:table-cell table:formula="of:=[.B4102]-[.C4102]" office:value-type="float" office:value="-1.918106">
            <text:p>-1.918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314062">
            <text:p>251.314062</text:p>
          </table:table-cell>
          <table:table-cell office:value-type="float" office:value="253.406843">
            <text:p>253.406843</text:p>
          </table:table-cell>
          <table:table-cell table:formula="of:=[.B4103]-[.C4103]" office:value-type="float" office:value="-2.092781">
            <text:p>-2.092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02179">
            <text:p>210.02179</text:p>
          </table:table-cell>
          <table:table-cell office:value-type="float" office:value="213.907728">
            <text:p>213.907728</text:p>
          </table:table-cell>
          <table:table-cell table:formula="of:=[.B4104]-[.C4104]" office:value-type="float" office:value="-3.88593799999998">
            <text:p>-3.885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51102">
            <text:p>96.451102</text:p>
          </table:table-cell>
          <table:table-cell office:value-type="float" office:value="100.487955">
            <text:p>100.487955</text:p>
          </table:table-cell>
          <table:table-cell table:formula="of:=[.B4105]-[.C4105]" office:value-type="float" office:value="-4.03685299999999">
            <text:p>-4.036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129424">
            <text:p>89.129424</text:p>
          </table:table-cell>
          <table:table-cell office:value-type="float" office:value="91.544101">
            <text:p>91.544101</text:p>
          </table:table-cell>
          <table:table-cell table:formula="of:=[.B4106]-[.C4106]" office:value-type="float" office:value="-2.414677">
            <text:p>-2.414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.377667">
            <text:p>261.377667</text:p>
          </table:table-cell>
          <table:table-cell office:value-type="float" office:value="265.74997">
            <text:p>265.74997</text:p>
          </table:table-cell>
          <table:table-cell table:formula="of:=[.B4107]-[.C4107]" office:value-type="float" office:value="-4.37230300000005">
            <text:p>-4.372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090975">
            <text:p>48.090975</text:p>
          </table:table-cell>
          <table:table-cell office:value-type="float" office:value="49.732791">
            <text:p>49.732791</text:p>
          </table:table-cell>
          <table:table-cell table:formula="of:=[.B4108]-[.C4108]" office:value-type="float" office:value="-1.641816">
            <text:p>-1.641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0.334394">
            <text:p>670.334394</text:p>
          </table:table-cell>
          <table:table-cell office:value-type="float" office:value="675.371034">
            <text:p>675.371034</text:p>
          </table:table-cell>
          <table:table-cell table:formula="of:=[.B4109]-[.C4109]" office:value-type="float" office:value="-5.03664000000003">
            <text:p>-5.036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05657">
            <text:p>20.05657</text:p>
          </table:table-cell>
          <table:table-cell office:value-type="float" office:value="20.6775">
            <text:p>20.6775</text:p>
          </table:table-cell>
          <table:table-cell table:formula="of:=[.B4110]-[.C4110]" office:value-type="float" office:value="-0.620929999999998">
            <text:p>-0.62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676468">
            <text:p>46.676468</text:p>
          </table:table-cell>
          <table:table-cell office:value-type="float" office:value="48.616605">
            <text:p>48.616605</text:p>
          </table:table-cell>
          <table:table-cell table:formula="of:=[.B4111]-[.C4111]" office:value-type="float" office:value="-1.940137">
            <text:p>-1.940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952181">
            <text:p>224.952181</text:p>
          </table:table-cell>
          <table:table-cell office:value-type="float" office:value="230.992062">
            <text:p>230.992062</text:p>
          </table:table-cell>
          <table:table-cell table:formula="of:=[.B4112]-[.C4112]" office:value-type="float" office:value="-6.03988100000001">
            <text:p>-6.039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112187">
            <text:p>186.112187</text:p>
          </table:table-cell>
          <table:table-cell office:value-type="float" office:value="190.983956">
            <text:p>190.983956</text:p>
          </table:table-cell>
          <table:table-cell table:formula="of:=[.B4113]-[.C4113]" office:value-type="float" office:value="-4.871769">
            <text:p>-4.871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748317">
            <text:p>137.748317</text:p>
          </table:table-cell>
          <table:table-cell office:value-type="float" office:value="140.34073">
            <text:p>140.34073</text:p>
          </table:table-cell>
          <table:table-cell table:formula="of:=[.B4114]-[.C4114]" office:value-type="float" office:value="-2.59241300000002">
            <text:p>-2.592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293247">
            <text:p>126.293247</text:p>
          </table:table-cell>
          <table:table-cell office:value-type="float" office:value="129.654337">
            <text:p>129.654337</text:p>
          </table:table-cell>
          <table:table-cell table:formula="of:=[.B4115]-[.C4115]" office:value-type="float" office:value="-3.36109">
            <text:p>-3.36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3.977036">
            <text:p>513.977036</text:p>
          </table:table-cell>
          <table:table-cell office:value-type="float" office:value="567.449939">
            <text:p>567.449939</text:p>
          </table:table-cell>
          <table:table-cell table:formula="of:=[.B4116]-[.C4116]" office:value-type="float" office:value="-53.472903">
            <text:p>-53.4729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5.513138">
            <text:p>285.513138</text:p>
          </table:table-cell>
          <table:table-cell office:value-type="float" office:value="299.727292">
            <text:p>299.727292</text:p>
          </table:table-cell>
          <table:table-cell table:formula="of:=[.B4117]-[.C4117]" office:value-type="float" office:value="-14.214154">
            <text:p>-14.214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777524">
            <text:p>144.777524</text:p>
          </table:table-cell>
          <table:table-cell office:value-type="float" office:value="149.292606">
            <text:p>149.292606</text:p>
          </table:table-cell>
          <table:table-cell table:formula="of:=[.B4118]-[.C4118]" office:value-type="float" office:value="-4.51508200000001">
            <text:p>-4.515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88128">
            <text:p>95.288128</text:p>
          </table:table-cell>
          <table:table-cell office:value-type="float" office:value="97.285524">
            <text:p>97.285524</text:p>
          </table:table-cell>
          <table:table-cell table:formula="of:=[.B4119]-[.C4119]" office:value-type="float" office:value="-1.99739599999999">
            <text:p>-1.997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637279">
            <text:p>132.637279</text:p>
          </table:table-cell>
          <table:table-cell office:value-type="float" office:value="136.461534">
            <text:p>136.461534</text:p>
          </table:table-cell>
          <table:table-cell table:formula="of:=[.B4120]-[.C4120]" office:value-type="float" office:value="-3.82425499999999">
            <text:p>-3.824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582688">
            <text:p>76.582688</text:p>
          </table:table-cell>
          <table:table-cell office:value-type="float" office:value="78.433177">
            <text:p>78.433177</text:p>
          </table:table-cell>
          <table:table-cell table:formula="of:=[.B4121]-[.C4121]" office:value-type="float" office:value="-1.850489">
            <text:p>-1.850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493907">
            <text:p>85.493907</text:p>
          </table:table-cell>
          <table:table-cell office:value-type="float" office:value="88.196416">
            <text:p>88.196416</text:p>
          </table:table-cell>
          <table:table-cell table:formula="of:=[.B4122]-[.C4122]" office:value-type="float" office:value="-2.70250900000001">
            <text:p>-2.7025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138074">
            <text:p>111.138074</text:p>
          </table:table-cell>
          <table:table-cell office:value-type="float" office:value="115.292812">
            <text:p>115.292812</text:p>
          </table:table-cell>
          <table:table-cell table:formula="of:=[.B4123]-[.C4123]" office:value-type="float" office:value="-4.154738">
            <text:p>-4.154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457019">
            <text:p>50.457019</text:p>
          </table:table-cell>
          <table:table-cell office:value-type="float" office:value="52.334377">
            <text:p>52.334377</text:p>
          </table:table-cell>
          <table:table-cell table:formula="of:=[.B4124]-[.C4124]" office:value-type="float" office:value="-1.877358">
            <text:p>-1.877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962579">
            <text:p>68.962579</text:p>
          </table:table-cell>
          <table:table-cell office:value-type="float" office:value="68.919672">
            <text:p>68.919672</text:p>
          </table:table-cell>
          <table:table-cell table:formula="of:=[.B4125]-[.C4125]" office:value-type="float" office:value="0.0429069999999996">
            <text:p>0.042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335627">
            <text:p>126.335627</text:p>
          </table:table-cell>
          <table:table-cell office:value-type="float" office:value="132.308943">
            <text:p>132.308943</text:p>
          </table:table-cell>
          <table:table-cell table:formula="of:=[.B4126]-[.C4126]" office:value-type="float" office:value="-5.973316">
            <text:p>-5.973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997174">
            <text:p>194.997174</text:p>
          </table:table-cell>
          <table:table-cell office:value-type="float" office:value="199.665169">
            <text:p>199.665169</text:p>
          </table:table-cell>
          <table:table-cell table:formula="of:=[.B4127]-[.C4127]" office:value-type="float" office:value="-4.66799499999999">
            <text:p>-4.667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412139">
            <text:p>109.412139</text:p>
          </table:table-cell>
          <table:table-cell office:value-type="float" office:value="111.335811">
            <text:p>111.335811</text:p>
          </table:table-cell>
          <table:table-cell table:formula="of:=[.B4128]-[.C4128]" office:value-type="float" office:value="-1.92367200000001">
            <text:p>-1.9236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789926">
            <text:p>149.789926</text:p>
          </table:table-cell>
          <table:table-cell office:value-type="float" office:value="155.862833">
            <text:p>155.862833</text:p>
          </table:table-cell>
          <table:table-cell table:formula="of:=[.B4129]-[.C4129]" office:value-type="float" office:value="-6.07290699999999">
            <text:p>-6.0729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379138">
            <text:p>149.379138</text:p>
          </table:table-cell>
          <table:table-cell office:value-type="float" office:value="154.515417">
            <text:p>154.515417</text:p>
          </table:table-cell>
          <table:table-cell table:formula="of:=[.B4130]-[.C4130]" office:value-type="float" office:value="-5.136279">
            <text:p>-5.136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.921109">
            <text:p>304.921109</text:p>
          </table:table-cell>
          <table:table-cell office:value-type="float" office:value="306.860455">
            <text:p>306.860455</text:p>
          </table:table-cell>
          <table:table-cell table:formula="of:=[.B4131]-[.C4131]" office:value-type="float" office:value="-1.939346">
            <text:p>-1.939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114376">
            <text:p>65.114376</text:p>
          </table:table-cell>
          <table:table-cell office:value-type="float" office:value="66.420757">
            <text:p>66.420757</text:p>
          </table:table-cell>
          <table:table-cell table:formula="of:=[.B4132]-[.C4132]" office:value-type="float" office:value="-1.306381">
            <text:p>-1.306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132358">
            <text:p>81.132358</text:p>
          </table:table-cell>
          <table:table-cell office:value-type="float" office:value="82.973011">
            <text:p>82.973011</text:p>
          </table:table-cell>
          <table:table-cell table:formula="of:=[.B4133]-[.C4133]" office:value-type="float" office:value="-1.840653">
            <text:p>-1.840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92009">
            <text:p>72.092009</text:p>
          </table:table-cell>
          <table:table-cell office:value-type="float" office:value="74.13098">
            <text:p>74.13098</text:p>
          </table:table-cell>
          <table:table-cell table:formula="of:=[.B4134]-[.C4134]" office:value-type="float" office:value="-2.03897099999999">
            <text:p>-2.038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92733">
            <text:p>111.292733</text:p>
          </table:table-cell>
          <table:table-cell office:value-type="float" office:value="114.600727">
            <text:p>114.600727</text:p>
          </table:table-cell>
          <table:table-cell table:formula="of:=[.B4135]-[.C4135]" office:value-type="float" office:value="-3.30799400000001">
            <text:p>-3.307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37532">
            <text:p>77.837532</text:p>
          </table:table-cell>
          <table:table-cell office:value-type="float" office:value="80.035409">
            <text:p>80.035409</text:p>
          </table:table-cell>
          <table:table-cell table:formula="of:=[.B4136]-[.C4136]" office:value-type="float" office:value="-2.19787700000001">
            <text:p>-2.197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56175">
            <text:p>53.856175</text:p>
          </table:table-cell>
          <table:table-cell office:value-type="float" office:value="54.809622">
            <text:p>54.809622</text:p>
          </table:table-cell>
          <table:table-cell table:formula="of:=[.B4137]-[.C4137]" office:value-type="float" office:value="-0.953446999999997">
            <text:p>-0.953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10019">
            <text:p>63.410019</text:p>
          </table:table-cell>
          <table:table-cell office:value-type="float" office:value="66.950909">
            <text:p>66.950909</text:p>
          </table:table-cell>
          <table:table-cell table:formula="of:=[.B4138]-[.C4138]" office:value-type="float" office:value="-3.54089">
            <text:p>-3.54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78635">
            <text:p>80.178635</text:p>
          </table:table-cell>
          <table:table-cell office:value-type="float" office:value="84.002213">
            <text:p>84.002213</text:p>
          </table:table-cell>
          <table:table-cell table:formula="of:=[.B4139]-[.C4139]" office:value-type="float" office:value="-3.823578">
            <text:p>-3.823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684395">
            <text:p>156.684395</text:p>
          </table:table-cell>
          <table:table-cell office:value-type="float" office:value="162.324465">
            <text:p>162.324465</text:p>
          </table:table-cell>
          <table:table-cell table:formula="of:=[.B4140]-[.C4140]" office:value-type="float" office:value="-5.64007000000001">
            <text:p>-5.64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3.721241">
            <text:p>863.721241</text:p>
          </table:table-cell>
          <table:table-cell office:value-type="float" office:value="858.457714">
            <text:p>858.457714</text:p>
          </table:table-cell>
          <table:table-cell table:formula="of:=[.B4141]-[.C4141]" office:value-type="float" office:value="5.26352699999995">
            <text:p>5.263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166218">
            <text:p>62.166218</text:p>
          </table:table-cell>
          <table:table-cell office:value-type="float" office:value="64.368977">
            <text:p>64.368977</text:p>
          </table:table-cell>
          <table:table-cell table:formula="of:=[.B4142]-[.C4142]" office:value-type="float" office:value="-2.202759">
            <text:p>-2.202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190183">
            <text:p>100.190183</text:p>
          </table:table-cell>
          <table:table-cell office:value-type="float" office:value="104.294026">
            <text:p>104.294026</text:p>
          </table:table-cell>
          <table:table-cell table:formula="of:=[.B4143]-[.C4143]" office:value-type="float" office:value="-4.103843">
            <text:p>-4.103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844113">
            <text:p>255.844113</text:p>
          </table:table-cell>
          <table:table-cell office:value-type="float" office:value="263.064153">
            <text:p>263.064153</text:p>
          </table:table-cell>
          <table:table-cell table:formula="of:=[.B4144]-[.C4144]" office:value-type="float" office:value="-7.22003999999998">
            <text:p>-7.22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66367">
            <text:p>110.166367</text:p>
          </table:table-cell>
          <table:table-cell office:value-type="float" office:value="111.751694">
            <text:p>111.751694</text:p>
          </table:table-cell>
          <table:table-cell table:formula="of:=[.B4145]-[.C4145]" office:value-type="float" office:value="-1.58532700000001">
            <text:p>-1.585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443936">
            <text:p>238.443936</text:p>
          </table:table-cell>
          <table:table-cell office:value-type="float" office:value="244.620565">
            <text:p>244.620565</text:p>
          </table:table-cell>
          <table:table-cell table:formula="of:=[.B4146]-[.C4146]" office:value-type="float" office:value="-6.17662899999999">
            <text:p>-6.176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601563">
            <text:p>129.601563</text:p>
          </table:table-cell>
          <table:table-cell office:value-type="float" office:value="132.273101">
            <text:p>132.273101</text:p>
          </table:table-cell>
          <table:table-cell table:formula="of:=[.B4147]-[.C4147]" office:value-type="float" office:value="-2.671538">
            <text:p>-2.671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632333">
            <text:p>110.632333</text:p>
          </table:table-cell>
          <table:table-cell office:value-type="float" office:value="115.019315">
            <text:p>115.019315</text:p>
          </table:table-cell>
          <table:table-cell table:formula="of:=[.B4148]-[.C4148]" office:value-type="float" office:value="-4.386982">
            <text:p>-4.386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45159">
            <text:p>254.45159</text:p>
          </table:table-cell>
          <table:table-cell office:value-type="float" office:value="260.501505">
            <text:p>260.501505</text:p>
          </table:table-cell>
          <table:table-cell table:formula="of:=[.B4149]-[.C4149]" office:value-type="float" office:value="-6.049915">
            <text:p>-6.049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102389">
            <text:p>215.102389</text:p>
          </table:table-cell>
          <table:table-cell office:value-type="float" office:value="238.690861">
            <text:p>238.690861</text:p>
          </table:table-cell>
          <table:table-cell table:formula="of:=[.B4150]-[.C4150]" office:value-type="float" office:value="-23.588472">
            <text:p>-23.588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4.691978">
            <text:p>874.691978</text:p>
          </table:table-cell>
          <table:table-cell office:value-type="float" office:value="903.119027">
            <text:p>903.119027</text:p>
          </table:table-cell>
          <table:table-cell table:formula="of:=[.B4151]-[.C4151]" office:value-type="float" office:value="-28.427049">
            <text:p>-28.427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64352">
            <text:p>86.364352</text:p>
          </table:table-cell>
          <table:table-cell office:value-type="float" office:value="87.407419">
            <text:p>87.407419</text:p>
          </table:table-cell>
          <table:table-cell table:formula="of:=[.B4152]-[.C4152]" office:value-type="float" office:value="-1.04306700000001">
            <text:p>-1.043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97974">
            <text:p>142.997974</text:p>
          </table:table-cell>
          <table:table-cell office:value-type="float" office:value="158.320463">
            <text:p>158.320463</text:p>
          </table:table-cell>
          <table:table-cell table:formula="of:=[.B4153]-[.C4153]" office:value-type="float" office:value="-15.322489">
            <text:p>-15.322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372784">
            <text:p>288.372784</text:p>
          </table:table-cell>
          <table:table-cell office:value-type="float" office:value="286.714491">
            <text:p>286.714491</text:p>
          </table:table-cell>
          <table:table-cell table:formula="of:=[.B4154]-[.C4154]" office:value-type="float" office:value="1.65829300000001">
            <text:p>1.6582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465759">
            <text:p>228.465759</text:p>
          </table:table-cell>
          <table:table-cell office:value-type="float" office:value="233.253657">
            <text:p>233.253657</text:p>
          </table:table-cell>
          <table:table-cell table:formula="of:=[.B4155]-[.C4155]" office:value-type="float" office:value="-4.78789800000001">
            <text:p>-4.787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3.270493">
            <text:p>333.270493</text:p>
          </table:table-cell>
          <table:table-cell office:value-type="float" office:value="387.383956">
            <text:p>387.383956</text:p>
          </table:table-cell>
          <table:table-cell table:formula="of:=[.B4156]-[.C4156]" office:value-type="float" office:value="-54.113463">
            <text:p>-54.113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7.427778">
            <text:p>637.427778</text:p>
          </table:table-cell>
          <table:table-cell office:value-type="float" office:value="645.756213">
            <text:p>645.756213</text:p>
          </table:table-cell>
          <table:table-cell table:formula="of:=[.B4157]-[.C4157]" office:value-type="float" office:value="-8.32843500000001">
            <text:p>-8.328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08651">
            <text:p>67.008651</text:p>
          </table:table-cell>
          <table:table-cell office:value-type="float" office:value="68.445857">
            <text:p>68.445857</text:p>
          </table:table-cell>
          <table:table-cell table:formula="of:=[.B4158]-[.C4158]" office:value-type="float" office:value="-1.437206">
            <text:p>-1.437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7.172714">
            <text:p>517.172714</text:p>
          </table:table-cell>
          <table:table-cell office:value-type="float" office:value="532.940551">
            <text:p>532.940551</text:p>
          </table:table-cell>
          <table:table-cell table:formula="of:=[.B4159]-[.C4159]" office:value-type="float" office:value="-15.767837">
            <text:p>-15.7678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5.977813">
            <text:p>505.977813</text:p>
          </table:table-cell>
          <table:table-cell office:value-type="float" office:value="533.232515">
            <text:p>533.232515</text:p>
          </table:table-cell>
          <table:table-cell table:formula="of:=[.B4160]-[.C4160]" office:value-type="float" office:value="-27.254702">
            <text:p>-27.254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1.344652">
            <text:p>351.344652</text:p>
          </table:table-cell>
          <table:table-cell office:value-type="float" office:value="354.581272">
            <text:p>354.581272</text:p>
          </table:table-cell>
          <table:table-cell table:formula="of:=[.B4161]-[.C4161]" office:value-type="float" office:value="-3.23662000000002">
            <text:p>-3.23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219363">
            <text:p>51.219363</text:p>
          </table:table-cell>
          <table:table-cell office:value-type="float" office:value="52.523071">
            <text:p>52.523071</text:p>
          </table:table-cell>
          <table:table-cell table:formula="of:=[.B4162]-[.C4162]" office:value-type="float" office:value="-1.303708">
            <text:p>-1.303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446591">
            <text:p>258.446591</text:p>
          </table:table-cell>
          <table:table-cell office:value-type="float" office:value="266.257061">
            <text:p>266.257061</text:p>
          </table:table-cell>
          <table:table-cell table:formula="of:=[.B4163]-[.C4163]" office:value-type="float" office:value="-7.81047000000001">
            <text:p>-7.81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.586357">
            <text:p>168.586357</text:p>
          </table:table-cell>
          <table:table-cell office:value-type="float" office:value="174.828981">
            <text:p>174.828981</text:p>
          </table:table-cell>
          <table:table-cell table:formula="of:=[.B4164]-[.C4164]" office:value-type="float" office:value="-6.24262400000001">
            <text:p>-6.2426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072311">
            <text:p>110.072311</text:p>
          </table:table-cell>
          <table:table-cell office:value-type="float" office:value="113.371959">
            <text:p>113.371959</text:p>
          </table:table-cell>
          <table:table-cell table:formula="of:=[.B4165]-[.C4165]" office:value-type="float" office:value="-3.299648">
            <text:p>-3.299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774483">
            <text:p>71.774483</text:p>
          </table:table-cell>
          <table:table-cell office:value-type="float" office:value="72.728617">
            <text:p>72.728617</text:p>
          </table:table-cell>
          <table:table-cell table:formula="of:=[.B4166]-[.C4166]" office:value-type="float" office:value="-0.954133999999996">
            <text:p>-0.954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05714">
            <text:p>86.305714</text:p>
          </table:table-cell>
          <table:table-cell office:value-type="float" office:value="90.921189">
            <text:p>90.921189</text:p>
          </table:table-cell>
          <table:table-cell table:formula="of:=[.B4167]-[.C4167]" office:value-type="float" office:value="-4.615475">
            <text:p>-4.615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839713">
            <text:p>146.839713</text:p>
          </table:table-cell>
          <table:table-cell office:value-type="float" office:value="151.616283">
            <text:p>151.616283</text:p>
          </table:table-cell>
          <table:table-cell table:formula="of:=[.B4168]-[.C4168]" office:value-type="float" office:value="-4.77657000000002">
            <text:p>-4.77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8.4326">
            <text:p>488.4326</text:p>
          </table:table-cell>
          <table:table-cell office:value-type="float" office:value="493.912769">
            <text:p>493.912769</text:p>
          </table:table-cell>
          <table:table-cell table:formula="of:=[.B4169]-[.C4169]" office:value-type="float" office:value="-5.48016900000005">
            <text:p>-5.480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64604">
            <text:p>213.64604</text:p>
          </table:table-cell>
          <table:table-cell office:value-type="float" office:value="218.753544">
            <text:p>218.753544</text:p>
          </table:table-cell>
          <table:table-cell table:formula="of:=[.B4170]-[.C4170]" office:value-type="float" office:value="-5.10750400000001">
            <text:p>-5.107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389679">
            <text:p>159.389679</text:p>
          </table:table-cell>
          <table:table-cell office:value-type="float" office:value="167.089197">
            <text:p>167.089197</text:p>
          </table:table-cell>
          <table:table-cell table:formula="of:=[.B4171]-[.C4171]" office:value-type="float" office:value="-7.69951800000001">
            <text:p>-7.699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883061">
            <text:p>181.883061</text:p>
          </table:table-cell>
          <table:table-cell office:value-type="float" office:value="186.511156">
            <text:p>186.511156</text:p>
          </table:table-cell>
          <table:table-cell table:formula="of:=[.B4172]-[.C4172]" office:value-type="float" office:value="-4.628095">
            <text:p>-4.628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19078">
            <text:p>78.419078</text:p>
          </table:table-cell>
          <table:table-cell office:value-type="float" office:value="81.115384">
            <text:p>81.115384</text:p>
          </table:table-cell>
          <table:table-cell table:formula="of:=[.B4173]-[.C4173]" office:value-type="float" office:value="-2.69630600000001">
            <text:p>-2.696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379753">
            <text:p>104.379753</text:p>
          </table:table-cell>
          <table:table-cell office:value-type="float" office:value="107.052763">
            <text:p>107.052763</text:p>
          </table:table-cell>
          <table:table-cell table:formula="of:=[.B4174]-[.C4174]" office:value-type="float" office:value="-2.67301">
            <text:p>-2.67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653642">
            <text:p>136.653642</text:p>
          </table:table-cell>
          <table:table-cell office:value-type="float" office:value="140.334604">
            <text:p>140.334604</text:p>
          </table:table-cell>
          <table:table-cell table:formula="of:=[.B4175]-[.C4175]" office:value-type="float" office:value="-3.68096200000002">
            <text:p>-3.680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35091">
            <text:p>119.35091</text:p>
          </table:table-cell>
          <table:table-cell office:value-type="float" office:value="121.529512">
            <text:p>121.529512</text:p>
          </table:table-cell>
          <table:table-cell table:formula="of:=[.B4176]-[.C4176]" office:value-type="float" office:value="-2.178602">
            <text:p>-2.178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.231849">
            <text:p>471.231849</text:p>
          </table:table-cell>
          <table:table-cell office:value-type="float" office:value="469.101677">
            <text:p>469.101677</text:p>
          </table:table-cell>
          <table:table-cell table:formula="of:=[.B4177]-[.C4177]" office:value-type="float" office:value="2.13017200000002">
            <text:p>2.130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162856">
            <text:p>175.162856</text:p>
          </table:table-cell>
          <table:table-cell office:value-type="float" office:value="178.247138">
            <text:p>178.247138</text:p>
          </table:table-cell>
          <table:table-cell table:formula="of:=[.B4178]-[.C4178]" office:value-type="float" office:value="-3.084282">
            <text:p>-3.084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19307">
            <text:p>89.019307</text:p>
          </table:table-cell>
          <table:table-cell office:value-type="float" office:value="91.96705">
            <text:p>91.96705</text:p>
          </table:table-cell>
          <table:table-cell table:formula="of:=[.B4179]-[.C4179]" office:value-type="float" office:value="-2.947743">
            <text:p>-2.947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306196">
            <text:p>167.306196</text:p>
          </table:table-cell>
          <table:table-cell office:value-type="float" office:value="173.511392">
            <text:p>173.511392</text:p>
          </table:table-cell>
          <table:table-cell table:formula="of:=[.B4180]-[.C4180]" office:value-type="float" office:value="-6.205196">
            <text:p>-6.205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879562">
            <text:p>113.879562</text:p>
          </table:table-cell>
          <table:table-cell office:value-type="float" office:value="115.773676">
            <text:p>115.773676</text:p>
          </table:table-cell>
          <table:table-cell table:formula="of:=[.B4181]-[.C4181]" office:value-type="float" office:value="-1.894114">
            <text:p>-1.894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076826">
            <text:p>68.076826</text:p>
          </table:table-cell>
          <table:table-cell office:value-type="float" office:value="70.282822">
            <text:p>70.282822</text:p>
          </table:table-cell>
          <table:table-cell table:formula="of:=[.B4182]-[.C4182]" office:value-type="float" office:value="-2.205996">
            <text:p>-2.205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822026">
            <text:p>208.822026</text:p>
          </table:table-cell>
          <table:table-cell office:value-type="float" office:value="213.288642">
            <text:p>213.288642</text:p>
          </table:table-cell>
          <table:table-cell table:formula="of:=[.B4183]-[.C4183]" office:value-type="float" office:value="-4.46661600000002">
            <text:p>-4.466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6.748894">
            <text:p>556.748894</text:p>
          </table:table-cell>
          <table:table-cell office:value-type="float" office:value="545.023384">
            <text:p>545.023384</text:p>
          </table:table-cell>
          <table:table-cell table:formula="of:=[.B4184]-[.C4184]" office:value-type="float" office:value="11.72551">
            <text:p>11.72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41532">
            <text:p>145.441532</text:p>
          </table:table-cell>
          <table:table-cell office:value-type="float" office:value="149.509866">
            <text:p>149.509866</text:p>
          </table:table-cell>
          <table:table-cell table:formula="of:=[.B4185]-[.C4185]" office:value-type="float" office:value="-4.06833399999999">
            <text:p>-4.068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882572">
            <text:p>324.882572</text:p>
          </table:table-cell>
          <table:table-cell office:value-type="float" office:value="328.345044">
            <text:p>328.345044</text:p>
          </table:table-cell>
          <table:table-cell table:formula="of:=[.B4186]-[.C4186]" office:value-type="float" office:value="-3.46247199999999">
            <text:p>-3.462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996153">
            <text:p>109.996153</text:p>
          </table:table-cell>
          <table:table-cell office:value-type="float" office:value="114.058516">
            <text:p>114.058516</text:p>
          </table:table-cell>
          <table:table-cell table:formula="of:=[.B4187]-[.C4187]" office:value-type="float" office:value="-4.06236299999999">
            <text:p>-4.062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812284">
            <text:p>158.812284</text:p>
          </table:table-cell>
          <table:table-cell office:value-type="float" office:value="163.183399">
            <text:p>163.183399</text:p>
          </table:table-cell>
          <table:table-cell table:formula="of:=[.B4188]-[.C4188]" office:value-type="float" office:value="-4.371115">
            <text:p>-4.371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755752">
            <text:p>101.755752</text:p>
          </table:table-cell>
          <table:table-cell office:value-type="float" office:value="105.081626">
            <text:p>105.081626</text:p>
          </table:table-cell>
          <table:table-cell table:formula="of:=[.B4189]-[.C4189]" office:value-type="float" office:value="-3.325874">
            <text:p>-3.3258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62727">
            <text:p>82.862727</text:p>
          </table:table-cell>
          <table:table-cell office:value-type="float" office:value="84.585385">
            <text:p>84.585385</text:p>
          </table:table-cell>
          <table:table-cell table:formula="of:=[.B4190]-[.C4190]" office:value-type="float" office:value="-1.722658">
            <text:p>-1.722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980593">
            <text:p>240.980593</text:p>
          </table:table-cell>
          <table:table-cell office:value-type="float" office:value="243.083224">
            <text:p>243.083224</text:p>
          </table:table-cell>
          <table:table-cell table:formula="of:=[.B4191]-[.C4191]" office:value-type="float" office:value="-2.102631">
            <text:p>-2.102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254591">
            <text:p>116.254591</text:p>
          </table:table-cell>
          <table:table-cell office:value-type="float" office:value="121.936282">
            <text:p>121.936282</text:p>
          </table:table-cell>
          <table:table-cell table:formula="of:=[.B4192]-[.C4192]" office:value-type="float" office:value="-5.681691">
            <text:p>-5.681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527801">
            <text:p>172.527801</text:p>
          </table:table-cell>
          <table:table-cell office:value-type="float" office:value="177.492599">
            <text:p>177.492599</text:p>
          </table:table-cell>
          <table:table-cell table:formula="of:=[.B4193]-[.C4193]" office:value-type="float" office:value="-4.964798">
            <text:p>-4.964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39298">
            <text:p>140.939298</text:p>
          </table:table-cell>
          <table:table-cell office:value-type="float" office:value="145.937131">
            <text:p>145.937131</text:p>
          </table:table-cell>
          <table:table-cell table:formula="of:=[.B4194]-[.C4194]" office:value-type="float" office:value="-4.99783299999999">
            <text:p>-4.997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961674">
            <text:p>57.961674</text:p>
          </table:table-cell>
          <table:table-cell office:value-type="float" office:value="60.356315">
            <text:p>60.356315</text:p>
          </table:table-cell>
          <table:table-cell table:formula="of:=[.B4195]-[.C4195]" office:value-type="float" office:value="-2.394641">
            <text:p>-2.394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866315">
            <text:p>213.866315</text:p>
          </table:table-cell>
          <table:table-cell office:value-type="float" office:value="216.959714">
            <text:p>216.959714</text:p>
          </table:table-cell>
          <table:table-cell table:formula="of:=[.B4196]-[.C4196]" office:value-type="float" office:value="-3.09339900000001">
            <text:p>-3.093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667774">
            <text:p>136.667774</text:p>
          </table:table-cell>
          <table:table-cell office:value-type="float" office:value="143.164452">
            <text:p>143.164452</text:p>
          </table:table-cell>
          <table:table-cell table:formula="of:=[.B4197]-[.C4197]" office:value-type="float" office:value="-6.496678">
            <text:p>-6.496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4.667144">
            <text:p>314.667144</text:p>
          </table:table-cell>
          <table:table-cell office:value-type="float" office:value="322.707738">
            <text:p>322.707738</text:p>
          </table:table-cell>
          <table:table-cell table:formula="of:=[.B4198]-[.C4198]" office:value-type="float" office:value="-8.040594">
            <text:p>-8.040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5.224672">
            <text:p>835.224672</text:p>
          </table:table-cell>
          <table:table-cell office:value-type="float" office:value="863.932464">
            <text:p>863.932464</text:p>
          </table:table-cell>
          <table:table-cell table:formula="of:=[.B4199]-[.C4199]" office:value-type="float" office:value="-28.7077919999999">
            <text:p>-28.707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17033">
            <text:p>79.917033</text:p>
          </table:table-cell>
          <table:table-cell office:value-type="float" office:value="83.027022">
            <text:p>83.027022</text:p>
          </table:table-cell>
          <table:table-cell table:formula="of:=[.B4200]-[.C4200]" office:value-type="float" office:value="-3.109989">
            <text:p>-3.1099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693707">
            <text:p>75.693707</text:p>
          </table:table-cell>
          <table:table-cell office:value-type="float" office:value="78.911854">
            <text:p>78.911854</text:p>
          </table:table-cell>
          <table:table-cell table:formula="of:=[.B4201]-[.C4201]" office:value-type="float" office:value="-3.218147">
            <text:p>-3.2181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96476">
            <text:p>96.796476</text:p>
          </table:table-cell>
          <table:table-cell office:value-type="float" office:value="102.506256">
            <text:p>102.506256</text:p>
          </table:table-cell>
          <table:table-cell table:formula="of:=[.B4202]-[.C4202]" office:value-type="float" office:value="-5.70978">
            <text:p>-5.70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20574">
            <text:p>108.420574</text:p>
          </table:table-cell>
          <table:table-cell office:value-type="float" office:value="112.73669">
            <text:p>112.73669</text:p>
          </table:table-cell>
          <table:table-cell table:formula="of:=[.B4203]-[.C4203]" office:value-type="float" office:value="-4.31611599999999">
            <text:p>-4.316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233252">
            <text:p>200.233252</text:p>
          </table:table-cell>
          <table:table-cell office:value-type="float" office:value="206.826982">
            <text:p>206.826982</text:p>
          </table:table-cell>
          <table:table-cell table:formula="of:=[.B4204]-[.C4204]" office:value-type="float" office:value="-6.59372999999999">
            <text:p>-6.593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40026">
            <text:p>95.740026</text:p>
          </table:table-cell>
          <table:table-cell office:value-type="float" office:value="98.538452">
            <text:p>98.538452</text:p>
          </table:table-cell>
          <table:table-cell table:formula="of:=[.B4205]-[.C4205]" office:value-type="float" office:value="-2.79842600000001">
            <text:p>-2.798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83745">
            <text:p>102.283745</text:p>
          </table:table-cell>
          <table:table-cell office:value-type="float" office:value="106.545251">
            <text:p>106.545251</text:p>
          </table:table-cell>
          <table:table-cell table:formula="of:=[.B4206]-[.C4206]" office:value-type="float" office:value="-4.261506">
            <text:p>-4.261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52571">
            <text:p>115.652571</text:p>
          </table:table-cell>
          <table:table-cell office:value-type="float" office:value="121.248008">
            <text:p>121.248008</text:p>
          </table:table-cell>
          <table:table-cell table:formula="of:=[.B4207]-[.C4207]" office:value-type="float" office:value="-5.595437">
            <text:p>-5.595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532615">
            <text:p>42.532615</text:p>
          </table:table-cell>
          <table:table-cell office:value-type="float" office:value="43.115474">
            <text:p>43.115474</text:p>
          </table:table-cell>
          <table:table-cell table:formula="of:=[.B4208]-[.C4208]" office:value-type="float" office:value="-0.582858999999999">
            <text:p>-0.582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030953">
            <text:p>112.030953</text:p>
          </table:table-cell>
          <table:table-cell office:value-type="float" office:value="117.127226">
            <text:p>117.127226</text:p>
          </table:table-cell>
          <table:table-cell table:formula="of:=[.B4209]-[.C4209]" office:value-type="float" office:value="-5.096273">
            <text:p>-5.096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339466">
            <text:p>97.339466</text:p>
          </table:table-cell>
          <table:table-cell office:value-type="float" office:value="101.144467">
            <text:p>101.144467</text:p>
          </table:table-cell>
          <table:table-cell table:formula="of:=[.B4210]-[.C4210]" office:value-type="float" office:value="-3.805001">
            <text:p>-3.8050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30335">
            <text:p>80.130335</text:p>
          </table:table-cell>
          <table:table-cell office:value-type="float" office:value="84.330993">
            <text:p>84.330993</text:p>
          </table:table-cell>
          <table:table-cell table:formula="of:=[.B4211]-[.C4211]" office:value-type="float" office:value="-4.200658">
            <text:p>-4.200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79082">
            <text:p>119.79082</text:p>
          </table:table-cell>
          <table:table-cell office:value-type="float" office:value="124.046768">
            <text:p>124.046768</text:p>
          </table:table-cell>
          <table:table-cell table:formula="of:=[.B4212]-[.C4212]" office:value-type="float" office:value="-4.255948">
            <text:p>-4.255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57209">
            <text:p>86.757209</text:p>
          </table:table-cell>
          <table:table-cell office:value-type="float" office:value="89.951431">
            <text:p>89.951431</text:p>
          </table:table-cell>
          <table:table-cell table:formula="of:=[.B4213]-[.C4213]" office:value-type="float" office:value="-3.194222">
            <text:p>-3.194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551241">
            <text:p>111.551241</text:p>
          </table:table-cell>
          <table:table-cell office:value-type="float" office:value="114.236603">
            <text:p>114.236603</text:p>
          </table:table-cell>
          <table:table-cell table:formula="of:=[.B4214]-[.C4214]" office:value-type="float" office:value="-2.685362">
            <text:p>-2.685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345619">
            <text:p>138.345619</text:p>
          </table:table-cell>
          <table:table-cell office:value-type="float" office:value="146.037947">
            <text:p>146.037947</text:p>
          </table:table-cell>
          <table:table-cell table:formula="of:=[.B4215]-[.C4215]" office:value-type="float" office:value="-7.692328">
            <text:p>-7.692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86264">
            <text:p>98.986264</text:p>
          </table:table-cell>
          <table:table-cell office:value-type="float" office:value="102.263094">
            <text:p>102.263094</text:p>
          </table:table-cell>
          <table:table-cell table:formula="of:=[.B4216]-[.C4216]" office:value-type="float" office:value="-3.27682999999999">
            <text:p>-3.276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774776">
            <text:p>75.774776</text:p>
          </table:table-cell>
          <table:table-cell office:value-type="float" office:value="77.485309">
            <text:p>77.485309</text:p>
          </table:table-cell>
          <table:table-cell table:formula="of:=[.B4217]-[.C4217]" office:value-type="float" office:value="-1.710533">
            <text:p>-1.7105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133724">
            <text:p>165.133724</text:p>
          </table:table-cell>
          <table:table-cell office:value-type="float" office:value="169.223321">
            <text:p>169.223321</text:p>
          </table:table-cell>
          <table:table-cell table:formula="of:=[.B4218]-[.C4218]" office:value-type="float" office:value="-4.089597">
            <text:p>-4.089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524498">
            <text:p>70.524498</text:p>
          </table:table-cell>
          <table:table-cell office:value-type="float" office:value="72.473707">
            <text:p>72.473707</text:p>
          </table:table-cell>
          <table:table-cell table:formula="of:=[.B4219]-[.C4219]" office:value-type="float" office:value="-1.94920900000001">
            <text:p>-1.949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939698">
            <text:p>240.939698</text:p>
          </table:table-cell>
          <table:table-cell office:value-type="float" office:value="251.012868">
            <text:p>251.012868</text:p>
          </table:table-cell>
          <table:table-cell table:formula="of:=[.B4220]-[.C4220]" office:value-type="float" office:value="-10.07317">
            <text:p>-10.073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96701">
            <text:p>126.496701</text:p>
          </table:table-cell>
          <table:table-cell office:value-type="float" office:value="131.01647">
            <text:p>131.01647</text:p>
          </table:table-cell>
          <table:table-cell table:formula="of:=[.B4221]-[.C4221]" office:value-type="float" office:value="-4.519769">
            <text:p>-4.519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72027">
            <text:p>65.972027</text:p>
          </table:table-cell>
          <table:table-cell office:value-type="float" office:value="69.567171">
            <text:p>69.567171</text:p>
          </table:table-cell>
          <table:table-cell table:formula="of:=[.B4222]-[.C4222]" office:value-type="float" office:value="-3.595144">
            <text:p>-3.5951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62623">
            <text:p>102.262623</text:p>
          </table:table-cell>
          <table:table-cell office:value-type="float" office:value="107.688375">
            <text:p>107.688375</text:p>
          </table:table-cell>
          <table:table-cell table:formula="of:=[.B4223]-[.C4223]" office:value-type="float" office:value="-5.42575199999999">
            <text:p>-5.425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298401">
            <text:p>115.298401</text:p>
          </table:table-cell>
          <table:table-cell office:value-type="float" office:value="121.94144">
            <text:p>121.94144</text:p>
          </table:table-cell>
          <table:table-cell table:formula="of:=[.B4224]-[.C4224]" office:value-type="float" office:value="-6.643039">
            <text:p>-6.643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536184">
            <text:p>176.536184</text:p>
          </table:table-cell>
          <table:table-cell office:value-type="float" office:value="186.293566">
            <text:p>186.293566</text:p>
          </table:table-cell>
          <table:table-cell table:formula="of:=[.B4225]-[.C4225]" office:value-type="float" office:value="-9.75738200000001">
            <text:p>-9.757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41635">
            <text:p>88.441635</text:p>
          </table:table-cell>
          <table:table-cell office:value-type="float" office:value="94.482216">
            <text:p>94.482216</text:p>
          </table:table-cell>
          <table:table-cell table:formula="of:=[.B4226]-[.C4226]" office:value-type="float" office:value="-6.04058099999999">
            <text:p>-6.040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542764">
            <text:p>103.542764</text:p>
          </table:table-cell>
          <table:table-cell office:value-type="float" office:value="108.799211">
            <text:p>108.799211</text:p>
          </table:table-cell>
          <table:table-cell table:formula="of:=[.B4227]-[.C4227]" office:value-type="float" office:value="-5.25644699999999">
            <text:p>-5.256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950704">
            <text:p>78.950704</text:p>
          </table:table-cell>
          <table:table-cell office:value-type="float" office:value="82.40626">
            <text:p>82.40626</text:p>
          </table:table-cell>
          <table:table-cell table:formula="of:=[.B4228]-[.C4228]" office:value-type="float" office:value="-3.455556">
            <text:p>-3.455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141904">
            <text:p>34.141904</text:p>
          </table:table-cell>
          <table:table-cell office:value-type="float" office:value="35.231799">
            <text:p>35.231799</text:p>
          </table:table-cell>
          <table:table-cell table:formula="of:=[.B4229]-[.C4229]" office:value-type="float" office:value="-1.08989500000001">
            <text:p>-1.0898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123066">
            <text:p>169.123066</text:p>
          </table:table-cell>
          <table:table-cell office:value-type="float" office:value="177.22722">
            <text:p>177.22722</text:p>
          </table:table-cell>
          <table:table-cell table:formula="of:=[.B4230]-[.C4230]" office:value-type="float" office:value="-8.10415399999999">
            <text:p>-8.104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494413">
            <text:p>173.494413</text:p>
          </table:table-cell>
          <table:table-cell office:value-type="float" office:value="181.860147">
            <text:p>181.860147</text:p>
          </table:table-cell>
          <table:table-cell table:formula="of:=[.B4231]-[.C4231]" office:value-type="float" office:value="-8.365734">
            <text:p>-8.365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283792">
            <text:p>77.283792</text:p>
          </table:table-cell>
          <table:table-cell office:value-type="float" office:value="81.15373">
            <text:p>81.15373</text:p>
          </table:table-cell>
          <table:table-cell table:formula="of:=[.B4232]-[.C4232]" office:value-type="float" office:value="-3.86993799999999">
            <text:p>-3.8699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17921">
            <text:p>80.617921</text:p>
          </table:table-cell>
          <table:table-cell office:value-type="float" office:value="83.41037">
            <text:p>83.41037</text:p>
          </table:table-cell>
          <table:table-cell table:formula="of:=[.B4233]-[.C4233]" office:value-type="float" office:value="-2.792449">
            <text:p>-2.792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131305">
            <text:p>60.131305</text:p>
          </table:table-cell>
          <table:table-cell office:value-type="float" office:value="62.710593">
            <text:p>62.710593</text:p>
          </table:table-cell>
          <table:table-cell table:formula="of:=[.B4234]-[.C4234]" office:value-type="float" office:value="-2.57928800000001">
            <text:p>-2.5792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210158">
            <text:p>187.210158</text:p>
          </table:table-cell>
          <table:table-cell office:value-type="float" office:value="195.654297">
            <text:p>195.654297</text:p>
          </table:table-cell>
          <table:table-cell table:formula="of:=[.B4235]-[.C4235]" office:value-type="float" office:value="-8.44413900000001">
            <text:p>-8.4441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57866">
            <text:p>106.957866</text:p>
          </table:table-cell>
          <table:table-cell office:value-type="float" office:value="108.474377">
            <text:p>108.474377</text:p>
          </table:table-cell>
          <table:table-cell table:formula="of:=[.B4236]-[.C4236]" office:value-type="float" office:value="-1.51651100000001">
            <text:p>-1.516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803541">
            <text:p>102.803541</text:p>
          </table:table-cell>
          <table:table-cell office:value-type="float" office:value="109.94902">
            <text:p>109.94902</text:p>
          </table:table-cell>
          <table:table-cell table:formula="of:=[.B4237]-[.C4237]" office:value-type="float" office:value="-7.14547900000001">
            <text:p>-7.145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562479">
            <text:p>81.562479</text:p>
          </table:table-cell>
          <table:table-cell office:value-type="float" office:value="84.214842">
            <text:p>84.214842</text:p>
          </table:table-cell>
          <table:table-cell table:formula="of:=[.B4238]-[.C4238]" office:value-type="float" office:value="-2.65236300000001">
            <text:p>-2.652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7524">
            <text:p>80.67524</text:p>
          </table:table-cell>
          <table:table-cell office:value-type="float" office:value="85.028552">
            <text:p>85.028552</text:p>
          </table:table-cell>
          <table:table-cell table:formula="of:=[.B4239]-[.C4239]" office:value-type="float" office:value="-4.353312">
            <text:p>-4.353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814206">
            <text:p>121.814206</text:p>
          </table:table-cell>
          <table:table-cell office:value-type="float" office:value="127.207187">
            <text:p>127.207187</text:p>
          </table:table-cell>
          <table:table-cell table:formula="of:=[.B4240]-[.C4240]" office:value-type="float" office:value="-5.39298100000001">
            <text:p>-5.3929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207917">
            <text:p>178.207917</text:p>
          </table:table-cell>
          <table:table-cell office:value-type="float" office:value="198.891509">
            <text:p>198.891509</text:p>
          </table:table-cell>
          <table:table-cell table:formula="of:=[.B4241]-[.C4241]" office:value-type="float" office:value="-20.683592">
            <text:p>-20.683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849176">
            <text:p>225.849176</text:p>
          </table:table-cell>
          <table:table-cell office:value-type="float" office:value="301.71603">
            <text:p>301.71603</text:p>
          </table:table-cell>
          <table:table-cell table:formula="of:=[.B4242]-[.C4242]" office:value-type="float" office:value="-75.866854">
            <text:p>-75.866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341417">
            <text:p>115.341417</text:p>
          </table:table-cell>
          <table:table-cell office:value-type="float" office:value="121.790417">
            <text:p>121.790417</text:p>
          </table:table-cell>
          <table:table-cell table:formula="of:=[.B4243]-[.C4243]" office:value-type="float" office:value="-6.449">
            <text:p>-6.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115542">
            <text:p>183.115542</text:p>
          </table:table-cell>
          <table:table-cell office:value-type="float" office:value="190.649631">
            <text:p>190.649631</text:p>
          </table:table-cell>
          <table:table-cell table:formula="of:=[.B4244]-[.C4244]" office:value-type="float" office:value="-7.53408899999999">
            <text:p>-7.534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1574">
            <text:p>91.1574</text:p>
          </table:table-cell>
          <table:table-cell office:value-type="float" office:value="94.938094">
            <text:p>94.938094</text:p>
          </table:table-cell>
          <table:table-cell table:formula="of:=[.B4245]-[.C4245]" office:value-type="float" office:value="-3.78069400000001">
            <text:p>-3.780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548895">
            <text:p>214.548895</text:p>
          </table:table-cell>
          <table:table-cell office:value-type="float" office:value="225.322381">
            <text:p>225.322381</text:p>
          </table:table-cell>
          <table:table-cell table:formula="of:=[.B4246]-[.C4246]" office:value-type="float" office:value="-10.773486">
            <text:p>-10.7734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704148">
            <text:p>127.704148</text:p>
          </table:table-cell>
          <table:table-cell office:value-type="float" office:value="133.862031">
            <text:p>133.862031</text:p>
          </table:table-cell>
          <table:table-cell table:formula="of:=[.B4247]-[.C4247]" office:value-type="float" office:value="-6.157883">
            <text:p>-6.157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5697">
            <text:p>80.05697</text:p>
          </table:table-cell>
          <table:table-cell office:value-type="float" office:value="82.889038">
            <text:p>82.889038</text:p>
          </table:table-cell>
          <table:table-cell table:formula="of:=[.B4248]-[.C4248]" office:value-type="float" office:value="-2.83206799999999">
            <text:p>-2.832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632546">
            <text:p>135.632546</text:p>
          </table:table-cell>
          <table:table-cell office:value-type="float" office:value="141.252647">
            <text:p>141.252647</text:p>
          </table:table-cell>
          <table:table-cell table:formula="of:=[.B4249]-[.C4249]" office:value-type="float" office:value="-5.62010100000001">
            <text:p>-5.6201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40152">
            <text:p>100.240152</text:p>
          </table:table-cell>
          <table:table-cell office:value-type="float" office:value="103.214267">
            <text:p>103.214267</text:p>
          </table:table-cell>
          <table:table-cell table:formula="of:=[.B4250]-[.C4250]" office:value-type="float" office:value="-2.97411500000001">
            <text:p>-2.974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52474">
            <text:p>93.452474</text:p>
          </table:table-cell>
          <table:table-cell office:value-type="float" office:value="98.927105">
            <text:p>98.927105</text:p>
          </table:table-cell>
          <table:table-cell table:formula="of:=[.B4251]-[.C4251]" office:value-type="float" office:value="-5.474631">
            <text:p>-5.474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47956">
            <text:p>153.47956</text:p>
          </table:table-cell>
          <table:table-cell office:value-type="float" office:value="155.837452">
            <text:p>155.837452</text:p>
          </table:table-cell>
          <table:table-cell table:formula="of:=[.B4252]-[.C4252]" office:value-type="float" office:value="-2.35789200000002">
            <text:p>-2.357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30849">
            <text:p>95.030849</text:p>
          </table:table-cell>
          <table:table-cell office:value-type="float" office:value="99.483997">
            <text:p>99.483997</text:p>
          </table:table-cell>
          <table:table-cell table:formula="of:=[.B4253]-[.C4253]" office:value-type="float" office:value="-4.453148">
            <text:p>-4.4531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031798">
            <text:p>86.031798</text:p>
          </table:table-cell>
          <table:table-cell office:value-type="float" office:value="89.035409">
            <text:p>89.035409</text:p>
          </table:table-cell>
          <table:table-cell table:formula="of:=[.B4254]-[.C4254]" office:value-type="float" office:value="-3.00361100000001">
            <text:p>-3.0036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641629">
            <text:p>94.641629</text:p>
          </table:table-cell>
          <table:table-cell office:value-type="float" office:value="100.58618">
            <text:p>100.58618</text:p>
          </table:table-cell>
          <table:table-cell table:formula="of:=[.B4255]-[.C4255]" office:value-type="float" office:value="-5.944551">
            <text:p>-5.944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77768">
            <text:p>79.177768</text:p>
          </table:table-cell>
          <table:table-cell office:value-type="float" office:value="83.399628">
            <text:p>83.399628</text:p>
          </table:table-cell>
          <table:table-cell table:formula="of:=[.B4256]-[.C4256]" office:value-type="float" office:value="-4.22186000000001">
            <text:p>-4.22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06484">
            <text:p>94.106484</text:p>
          </table:table-cell>
          <table:table-cell office:value-type="float" office:value="98.253134">
            <text:p>98.253134</text:p>
          </table:table-cell>
          <table:table-cell table:formula="of:=[.B4257]-[.C4257]" office:value-type="float" office:value="-4.14665000000001">
            <text:p>-4.14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792884">
            <text:p>73.792884</text:p>
          </table:table-cell>
          <table:table-cell office:value-type="float" office:value="76.377676">
            <text:p>76.377676</text:p>
          </table:table-cell>
          <table:table-cell table:formula="of:=[.B4258]-[.C4258]" office:value-type="float" office:value="-2.58479199999999">
            <text:p>-2.584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596713">
            <text:p>27.596713</text:p>
          </table:table-cell>
          <table:table-cell office:value-type="float" office:value="28.653327">
            <text:p>28.653327</text:p>
          </table:table-cell>
          <table:table-cell table:formula="of:=[.B4259]-[.C4259]" office:value-type="float" office:value="-1.056614">
            <text:p>-1.056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356512">
            <text:p>60.356512</text:p>
          </table:table-cell>
          <table:table-cell office:value-type="float" office:value="63.994601">
            <text:p>63.994601</text:p>
          </table:table-cell>
          <table:table-cell table:formula="of:=[.B4260]-[.C4260]" office:value-type="float" office:value="-3.638089">
            <text:p>-3.6380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969483">
            <text:p>63.969483</text:p>
          </table:table-cell>
          <table:table-cell office:value-type="float" office:value="66.540687">
            <text:p>66.540687</text:p>
          </table:table-cell>
          <table:table-cell table:formula="of:=[.B4261]-[.C4261]" office:value-type="float" office:value="-2.57120400000001">
            <text:p>-2.5712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343061">
            <text:p>112.343061</text:p>
          </table:table-cell>
          <table:table-cell office:value-type="float" office:value="117.346383">
            <text:p>117.346383</text:p>
          </table:table-cell>
          <table:table-cell table:formula="of:=[.B4262]-[.C4262]" office:value-type="float" office:value="-5.003322">
            <text:p>-5.003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608448">
            <text:p>138.608448</text:p>
          </table:table-cell>
          <table:table-cell office:value-type="float" office:value="141.922096">
            <text:p>141.922096</text:p>
          </table:table-cell>
          <table:table-cell table:formula="of:=[.B4263]-[.C4263]" office:value-type="float" office:value="-3.313648">
            <text:p>-3.313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516041">
            <text:p>70.516041</text:p>
          </table:table-cell>
          <table:table-cell office:value-type="float" office:value="72.429247">
            <text:p>72.429247</text:p>
          </table:table-cell>
          <table:table-cell table:formula="of:=[.B4264]-[.C4264]" office:value-type="float" office:value="-1.913206">
            <text:p>-1.913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34957">
            <text:p>152.34957</text:p>
          </table:table-cell>
          <table:table-cell office:value-type="float" office:value="158.458195">
            <text:p>158.458195</text:p>
          </table:table-cell>
          <table:table-cell table:formula="of:=[.B4265]-[.C4265]" office:value-type="float" office:value="-6.10862499999999">
            <text:p>-6.108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484237">
            <text:p>75.484237</text:p>
          </table:table-cell>
          <table:table-cell office:value-type="float" office:value="78.499788">
            <text:p>78.499788</text:p>
          </table:table-cell>
          <table:table-cell table:formula="of:=[.B4266]-[.C4266]" office:value-type="float" office:value="-3.015551">
            <text:p>-3.015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835994">
            <text:p>199.835994</text:p>
          </table:table-cell>
          <table:table-cell office:value-type="float" office:value="207.026768">
            <text:p>207.026768</text:p>
          </table:table-cell>
          <table:table-cell table:formula="of:=[.B4267]-[.C4267]" office:value-type="float" office:value="-7.190774">
            <text:p>-7.190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355818">
            <text:p>121.355818</text:p>
          </table:table-cell>
          <table:table-cell office:value-type="float" office:value="125.239656">
            <text:p>125.239656</text:p>
          </table:table-cell>
          <table:table-cell table:formula="of:=[.B4268]-[.C4268]" office:value-type="float" office:value="-3.883838">
            <text:p>-3.883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006844">
            <text:p>153.006844</text:p>
          </table:table-cell>
          <table:table-cell office:value-type="float" office:value="160.446942">
            <text:p>160.446942</text:p>
          </table:table-cell>
          <table:table-cell table:formula="of:=[.B4269]-[.C4269]" office:value-type="float" office:value="-7.44009800000001">
            <text:p>-7.440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49828">
            <text:p>77.549828</text:p>
          </table:table-cell>
          <table:table-cell office:value-type="float" office:value="81.564625">
            <text:p>81.564625</text:p>
          </table:table-cell>
          <table:table-cell table:formula="of:=[.B4270]-[.C4270]" office:value-type="float" office:value="-4.014797">
            <text:p>-4.014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964784">
            <text:p>117.964784</text:p>
          </table:table-cell>
          <table:table-cell office:value-type="float" office:value="121.867037">
            <text:p>121.867037</text:p>
          </table:table-cell>
          <table:table-cell table:formula="of:=[.B4271]-[.C4271]" office:value-type="float" office:value="-3.902253">
            <text:p>-3.902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687888">
            <text:p>158.687888</text:p>
          </table:table-cell>
          <table:table-cell office:value-type="float" office:value="167.221248">
            <text:p>167.221248</text:p>
          </table:table-cell>
          <table:table-cell table:formula="of:=[.B4272]-[.C4272]" office:value-type="float" office:value="-8.53336000000002">
            <text:p>-8.53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267235">
            <text:p>95.267235</text:p>
          </table:table-cell>
          <table:table-cell office:value-type="float" office:value="99.96664">
            <text:p>99.96664</text:p>
          </table:table-cell>
          <table:table-cell table:formula="of:=[.B4273]-[.C4273]" office:value-type="float" office:value="-4.699405">
            <text:p>-4.699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757029">
            <text:p>210.757029</text:p>
          </table:table-cell>
          <table:table-cell office:value-type="float" office:value="219.178451">
            <text:p>219.178451</text:p>
          </table:table-cell>
          <table:table-cell table:formula="of:=[.B4274]-[.C4274]" office:value-type="float" office:value="-8.42142200000001">
            <text:p>-8.421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70581">
            <text:p>101.170581</text:p>
          </table:table-cell>
          <table:table-cell office:value-type="float" office:value="105.661518">
            <text:p>105.661518</text:p>
          </table:table-cell>
          <table:table-cell table:formula="of:=[.B4275]-[.C4275]" office:value-type="float" office:value="-4.490937">
            <text:p>-4.490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01765">
            <text:p>72.301765</text:p>
          </table:table-cell>
          <table:table-cell office:value-type="float" office:value="75.092387">
            <text:p>75.092387</text:p>
          </table:table-cell>
          <table:table-cell table:formula="of:=[.B4276]-[.C4276]" office:value-type="float" office:value="-2.790622">
            <text:p>-2.790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3306">
            <text:p>88.53306</text:p>
          </table:table-cell>
          <table:table-cell office:value-type="float" office:value="93.27913">
            <text:p>93.27913</text:p>
          </table:table-cell>
          <table:table-cell table:formula="of:=[.B4277]-[.C4277]" office:value-type="float" office:value="-4.74606999999999">
            <text:p>-4.74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278568">
            <text:p>217.278568</text:p>
          </table:table-cell>
          <table:table-cell office:value-type="float" office:value="225.181458">
            <text:p>225.181458</text:p>
          </table:table-cell>
          <table:table-cell table:formula="of:=[.B4278]-[.C4278]" office:value-type="float" office:value="-7.90288999999999">
            <text:p>-7.90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1.537682">
            <text:p>411.537682</text:p>
          </table:table-cell>
          <table:table-cell office:value-type="float" office:value="442.306536">
            <text:p>442.306536</text:p>
          </table:table-cell>
          <table:table-cell table:formula="of:=[.B4279]-[.C4279]" office:value-type="float" office:value="-30.768854">
            <text:p>-30.768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1242">
            <text:p>82.41242</text:p>
          </table:table-cell>
          <table:table-cell office:value-type="float" office:value="87.812565">
            <text:p>87.812565</text:p>
          </table:table-cell>
          <table:table-cell table:formula="of:=[.B4280]-[.C4280]" office:value-type="float" office:value="-5.40014500000001">
            <text:p>-5.400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497223">
            <text:p>126.497223</text:p>
          </table:table-cell>
          <table:table-cell office:value-type="float" office:value="132.174943">
            <text:p>132.174943</text:p>
          </table:table-cell>
          <table:table-cell table:formula="of:=[.B4281]-[.C4281]" office:value-type="float" office:value="-5.67772000000001">
            <text:p>-5.67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387896">
            <text:p>51.387896</text:p>
          </table:table-cell>
          <table:table-cell office:value-type="float" office:value="53.213879">
            <text:p>53.213879</text:p>
          </table:table-cell>
          <table:table-cell table:formula="of:=[.B4282]-[.C4282]" office:value-type="float" office:value="-1.825983">
            <text:p>-1.825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510665">
            <text:p>79.510665</text:p>
          </table:table-cell>
          <table:table-cell office:value-type="float" office:value="81.503135">
            <text:p>81.503135</text:p>
          </table:table-cell>
          <table:table-cell table:formula="of:=[.B4283]-[.C4283]" office:value-type="float" office:value="-1.99247">
            <text:p>-1.99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656876">
            <text:p>55.656876</text:p>
          </table:table-cell>
          <table:table-cell office:value-type="float" office:value="57.603054">
            <text:p>57.603054</text:p>
          </table:table-cell>
          <table:table-cell table:formula="of:=[.B4284]-[.C4284]" office:value-type="float" office:value="-1.946178">
            <text:p>-1.946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859896">
            <text:p>128.859896</text:p>
          </table:table-cell>
          <table:table-cell office:value-type="float" office:value="136.727132">
            <text:p>136.727132</text:p>
          </table:table-cell>
          <table:table-cell table:formula="of:=[.B4285]-[.C4285]" office:value-type="float" office:value="-7.86723600000002">
            <text:p>-7.867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94959">
            <text:p>85.794959</text:p>
          </table:table-cell>
          <table:table-cell office:value-type="float" office:value="90.614194">
            <text:p>90.614194</text:p>
          </table:table-cell>
          <table:table-cell table:formula="of:=[.B4286]-[.C4286]" office:value-type="float" office:value="-4.81923499999999">
            <text:p>-4.819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872319">
            <text:p>174.872319</text:p>
          </table:table-cell>
          <table:table-cell office:value-type="float" office:value="183.65022">
            <text:p>183.65022</text:p>
          </table:table-cell>
          <table:table-cell table:formula="of:=[.B4287]-[.C4287]" office:value-type="float" office:value="-8.77790099999999">
            <text:p>-8.777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68824">
            <text:p>48.68824</text:p>
          </table:table-cell>
          <table:table-cell office:value-type="float" office:value="50.584131">
            <text:p>50.584131</text:p>
          </table:table-cell>
          <table:table-cell table:formula="of:=[.B4288]-[.C4288]" office:value-type="float" office:value="-1.895891">
            <text:p>-1.895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48258">
            <text:p>120.548258</text:p>
          </table:table-cell>
          <table:table-cell office:value-type="float" office:value="126.799092">
            <text:p>126.799092</text:p>
          </table:table-cell>
          <table:table-cell table:formula="of:=[.B4289]-[.C4289]" office:value-type="float" office:value="-6.250834">
            <text:p>-6.250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544607">
            <text:p>120.544607</text:p>
          </table:table-cell>
          <table:table-cell office:value-type="float" office:value="126.401919">
            <text:p>126.401919</text:p>
          </table:table-cell>
          <table:table-cell table:formula="of:=[.B4290]-[.C4290]" office:value-type="float" office:value="-5.85731200000001">
            <text:p>-5.857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577112">
            <text:p>117.577112</text:p>
          </table:table-cell>
          <table:table-cell office:value-type="float" office:value="126.553137">
            <text:p>126.553137</text:p>
          </table:table-cell>
          <table:table-cell table:formula="of:=[.B4291]-[.C4291]" office:value-type="float" office:value="-8.97602500000001">
            <text:p>-8.976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587224">
            <text:p>60.587224</text:p>
          </table:table-cell>
          <table:table-cell office:value-type="float" office:value="64.346248">
            <text:p>64.346248</text:p>
          </table:table-cell>
          <table:table-cell table:formula="of:=[.B4292]-[.C4292]" office:value-type="float" office:value="-3.759024">
            <text:p>-3.759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759272">
            <text:p>30.759272</text:p>
          </table:table-cell>
          <table:table-cell office:value-type="float" office:value="31.573858">
            <text:p>31.573858</text:p>
          </table:table-cell>
          <table:table-cell table:formula="of:=[.B4293]-[.C4293]" office:value-type="float" office:value="-0.814586000000002">
            <text:p>-0.814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1425">
            <text:p>65.01425</text:p>
          </table:table-cell>
          <table:table-cell office:value-type="float" office:value="68.373254">
            <text:p>68.373254</text:p>
          </table:table-cell>
          <table:table-cell table:formula="of:=[.B4294]-[.C4294]" office:value-type="float" office:value="-3.359004">
            <text:p>-3.359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22461">
            <text:p>91.622461</text:p>
          </table:table-cell>
          <table:table-cell office:value-type="float" office:value="96.55686">
            <text:p>96.55686</text:p>
          </table:table-cell>
          <table:table-cell table:formula="of:=[.B4295]-[.C4295]" office:value-type="float" office:value="-4.934399">
            <text:p>-4.9343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64181">
            <text:p>113.564181</text:p>
          </table:table-cell>
          <table:table-cell office:value-type="float" office:value="120.358778">
            <text:p>120.358778</text:p>
          </table:table-cell>
          <table:table-cell table:formula="of:=[.B4296]-[.C4296]" office:value-type="float" office:value="-6.794597">
            <text:p>-6.794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81343">
            <text:p>138.81343</text:p>
          </table:table-cell>
          <table:table-cell office:value-type="float" office:value="141.421185">
            <text:p>141.421185</text:p>
          </table:table-cell>
          <table:table-cell table:formula="of:=[.B4297]-[.C4297]" office:value-type="float" office:value="-2.607755">
            <text:p>-2.607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07503">
            <text:p>71.07503</text:p>
          </table:table-cell>
          <table:table-cell office:value-type="float" office:value="74.175013">
            <text:p>74.175013</text:p>
          </table:table-cell>
          <table:table-cell table:formula="of:=[.B4298]-[.C4298]" office:value-type="float" office:value="-3.09998300000001">
            <text:p>-3.0999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508938">
            <text:p>241.508938</text:p>
          </table:table-cell>
          <table:table-cell office:value-type="float" office:value="255.790022">
            <text:p>255.790022</text:p>
          </table:table-cell>
          <table:table-cell table:formula="of:=[.B4299]-[.C4299]" office:value-type="float" office:value="-14.281084">
            <text:p>-14.281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.996663">
            <text:p>217.996663</text:p>
          </table:table-cell>
          <table:table-cell office:value-type="float" office:value="223.216242">
            <text:p>223.216242</text:p>
          </table:table-cell>
          <table:table-cell table:formula="of:=[.B4300]-[.C4300]" office:value-type="float" office:value="-5.21957899999998">
            <text:p>-5.219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57422">
            <text:p>99.157422</text:p>
          </table:table-cell>
          <table:table-cell office:value-type="float" office:value="103.330751">
            <text:p>103.330751</text:p>
          </table:table-cell>
          <table:table-cell table:formula="of:=[.B4301]-[.C4301]" office:value-type="float" office:value="-4.17332900000001">
            <text:p>-4.173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32107">
            <text:p>106.32107</text:p>
          </table:table-cell>
          <table:table-cell office:value-type="float" office:value="112.159824">
            <text:p>112.159824</text:p>
          </table:table-cell>
          <table:table-cell table:formula="of:=[.B4302]-[.C4302]" office:value-type="float" office:value="-5.83875399999999">
            <text:p>-5.838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102542">
            <text:p>82.102542</text:p>
          </table:table-cell>
          <table:table-cell office:value-type="float" office:value="88.961697">
            <text:p>88.961697</text:p>
          </table:table-cell>
          <table:table-cell table:formula="of:=[.B4303]-[.C4303]" office:value-type="float" office:value="-6.859155">
            <text:p>-6.859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202382">
            <text:p>76.202382</text:p>
          </table:table-cell>
          <table:table-cell office:value-type="float" office:value="78.414342">
            <text:p>78.414342</text:p>
          </table:table-cell>
          <table:table-cell table:formula="of:=[.B4304]-[.C4304]" office:value-type="float" office:value="-2.21196">
            <text:p>-2.21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19517">
            <text:p>83.419517</text:p>
          </table:table-cell>
          <table:table-cell office:value-type="float" office:value="86.794507">
            <text:p>86.794507</text:p>
          </table:table-cell>
          <table:table-cell table:formula="of:=[.B4305]-[.C4305]" office:value-type="float" office:value="-3.37499">
            <text:p>-3.37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878412">
            <text:p>101.878412</text:p>
          </table:table-cell>
          <table:table-cell office:value-type="float" office:value="106.51957">
            <text:p>106.51957</text:p>
          </table:table-cell>
          <table:table-cell table:formula="of:=[.B4306]-[.C4306]" office:value-type="float" office:value="-4.641158">
            <text:p>-4.641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513039">
            <text:p>62.513039</text:p>
          </table:table-cell>
          <table:table-cell office:value-type="float" office:value="63.551131">
            <text:p>63.551131</text:p>
          </table:table-cell>
          <table:table-cell table:formula="of:=[.B4307]-[.C4307]" office:value-type="float" office:value="-1.038092">
            <text:p>-1.038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34254">
            <text:p>104.134254</text:p>
          </table:table-cell>
          <table:table-cell office:value-type="float" office:value="108.478699">
            <text:p>108.478699</text:p>
          </table:table-cell>
          <table:table-cell table:formula="of:=[.B4308]-[.C4308]" office:value-type="float" office:value="-4.34444500000001">
            <text:p>-4.344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492734">
            <text:p>73.492734</text:p>
          </table:table-cell>
          <table:table-cell office:value-type="float" office:value="77.21078">
            <text:p>77.21078</text:p>
          </table:table-cell>
          <table:table-cell table:formula="of:=[.B4309]-[.C4309]" office:value-type="float" office:value="-3.718046">
            <text:p>-3.718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468081">
            <text:p>118.468081</text:p>
          </table:table-cell>
          <table:table-cell office:value-type="float" office:value="132.115975">
            <text:p>132.115975</text:p>
          </table:table-cell>
          <table:table-cell table:formula="of:=[.B4310]-[.C4310]" office:value-type="float" office:value="-13.647894">
            <text:p>-13.6478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258804">
            <text:p>210.258804</text:p>
          </table:table-cell>
          <table:table-cell office:value-type="float" office:value="222.744338">
            <text:p>222.744338</text:p>
          </table:table-cell>
          <table:table-cell table:formula="of:=[.B4311]-[.C4311]" office:value-type="float" office:value="-12.485534">
            <text:p>-12.485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579501">
            <text:p>124.579501</text:p>
          </table:table-cell>
          <table:table-cell office:value-type="float" office:value="130.034261">
            <text:p>130.034261</text:p>
          </table:table-cell>
          <table:table-cell table:formula="of:=[.B4312]-[.C4312]" office:value-type="float" office:value="-5.45475999999999">
            <text:p>-5.45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1187">
            <text:p>66.61187</text:p>
          </table:table-cell>
          <table:table-cell office:value-type="float" office:value="70.659648">
            <text:p>70.659648</text:p>
          </table:table-cell>
          <table:table-cell table:formula="of:=[.B4313]-[.C4313]" office:value-type="float" office:value="-4.04777800000001">
            <text:p>-4.047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01778">
            <text:p>75.301778</text:p>
          </table:table-cell>
          <table:table-cell office:value-type="float" office:value="78.072295">
            <text:p>78.072295</text:p>
          </table:table-cell>
          <table:table-cell table:formula="of:=[.B4314]-[.C4314]" office:value-type="float" office:value="-2.770517">
            <text:p>-2.770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630868">
            <text:p>65.630868</text:p>
          </table:table-cell>
          <table:table-cell office:value-type="float" office:value="68.632366">
            <text:p>68.632366</text:p>
          </table:table-cell>
          <table:table-cell table:formula="of:=[.B4315]-[.C4315]" office:value-type="float" office:value="-3.001498">
            <text:p>-3.001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88774">
            <text:p>159.88774</text:p>
          </table:table-cell>
          <table:table-cell office:value-type="float" office:value="168.805126">
            <text:p>168.805126</text:p>
          </table:table-cell>
          <table:table-cell table:formula="of:=[.B4316]-[.C4316]" office:value-type="float" office:value="-8.91738599999999">
            <text:p>-8.917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271299">
            <text:p>158.271299</text:p>
          </table:table-cell>
          <table:table-cell office:value-type="float" office:value="166.349687">
            <text:p>166.349687</text:p>
          </table:table-cell>
          <table:table-cell table:formula="of:=[.B4317]-[.C4317]" office:value-type="float" office:value="-8.07838799999999">
            <text:p>-8.078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119388">
            <text:p>90.119388</text:p>
          </table:table-cell>
          <table:table-cell office:value-type="float" office:value="95.022412">
            <text:p>95.022412</text:p>
          </table:table-cell>
          <table:table-cell table:formula="of:=[.B4318]-[.C4318]" office:value-type="float" office:value="-4.903024">
            <text:p>-4.903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381176">
            <text:p>33.381176</text:p>
          </table:table-cell>
          <table:table-cell office:value-type="float" office:value="34.254138">
            <text:p>34.254138</text:p>
          </table:table-cell>
          <table:table-cell table:formula="of:=[.B4319]-[.C4319]" office:value-type="float" office:value="-0.872962000000001">
            <text:p>-0.8729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216855">
            <text:p>143.216855</text:p>
          </table:table-cell>
          <table:table-cell office:value-type="float" office:value="155.623668">
            <text:p>155.623668</text:p>
          </table:table-cell>
          <table:table-cell table:formula="of:=[.B4320]-[.C4320]" office:value-type="float" office:value="-12.406813">
            <text:p>-12.406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846228">
            <text:p>112.846228</text:p>
          </table:table-cell>
          <table:table-cell office:value-type="float" office:value="118.097554">
            <text:p>118.097554</text:p>
          </table:table-cell>
          <table:table-cell table:formula="of:=[.B4321]-[.C4321]" office:value-type="float" office:value="-5.25132600000001">
            <text:p>-5.251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55595">
            <text:p>132.055595</text:p>
          </table:table-cell>
          <table:table-cell office:value-type="float" office:value="139.336276">
            <text:p>139.336276</text:p>
          </table:table-cell>
          <table:table-cell table:formula="of:=[.B4322]-[.C4322]" office:value-type="float" office:value="-7.28068099999999">
            <text:p>-7.2806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4717">
            <text:p>96.14717</text:p>
          </table:table-cell>
          <table:table-cell office:value-type="float" office:value="100.782811">
            <text:p>100.782811</text:p>
          </table:table-cell>
          <table:table-cell table:formula="of:=[.B4323]-[.C4323]" office:value-type="float" office:value="-4.63564099999999">
            <text:p>-4.635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86525">
            <text:p>73.986525</text:p>
          </table:table-cell>
          <table:table-cell office:value-type="float" office:value="76.41526">
            <text:p>76.41526</text:p>
          </table:table-cell>
          <table:table-cell table:formula="of:=[.B4324]-[.C4324]" office:value-type="float" office:value="-2.428735">
            <text:p>-2.4287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097655">
            <text:p>128.097655</text:p>
          </table:table-cell>
          <table:table-cell office:value-type="float" office:value="130.165234">
            <text:p>130.165234</text:p>
          </table:table-cell>
          <table:table-cell table:formula="of:=[.B4325]-[.C4325]" office:value-type="float" office:value="-2.06757899999999">
            <text:p>-2.067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362427">
            <text:p>122.362427</text:p>
          </table:table-cell>
          <table:table-cell office:value-type="float" office:value="130.190149">
            <text:p>130.190149</text:p>
          </table:table-cell>
          <table:table-cell table:formula="of:=[.B4326]-[.C4326]" office:value-type="float" office:value="-7.82772199999999">
            <text:p>-7.827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029463">
            <text:p>118.029463</text:p>
          </table:table-cell>
          <table:table-cell office:value-type="float" office:value="125.320448">
            <text:p>125.320448</text:p>
          </table:table-cell>
          <table:table-cell table:formula="of:=[.B4327]-[.C4327]" office:value-type="float" office:value="-7.29098499999999">
            <text:p>-7.290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917429">
            <text:p>51.917429</text:p>
          </table:table-cell>
          <table:table-cell office:value-type="float" office:value="55.00975">
            <text:p>55.00975</text:p>
          </table:table-cell>
          <table:table-cell table:formula="of:=[.B4328]-[.C4328]" office:value-type="float" office:value="-3.092321">
            <text:p>-3.092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220048">
            <text:p>134.220048</text:p>
          </table:table-cell>
          <table:table-cell office:value-type="float" office:value="141.175061">
            <text:p>141.175061</text:p>
          </table:table-cell>
          <table:table-cell table:formula="of:=[.B4329]-[.C4329]" office:value-type="float" office:value="-6.95501300000001">
            <text:p>-6.955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242592">
            <text:p>103.242592</text:p>
          </table:table-cell>
          <table:table-cell office:value-type="float" office:value="108.470116">
            <text:p>108.470116</text:p>
          </table:table-cell>
          <table:table-cell table:formula="of:=[.B4330]-[.C4330]" office:value-type="float" office:value="-5.227524">
            <text:p>-5.227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29471">
            <text:p>70.729471</text:p>
          </table:table-cell>
          <table:table-cell office:value-type="float" office:value="75.693805">
            <text:p>75.693805</text:p>
          </table:table-cell>
          <table:table-cell table:formula="of:=[.B4331]-[.C4331]" office:value-type="float" office:value="-4.96433399999999">
            <text:p>-4.964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678895">
            <text:p>111.678895</text:p>
          </table:table-cell>
          <table:table-cell office:value-type="float" office:value="119.908211">
            <text:p>119.908211</text:p>
          </table:table-cell>
          <table:table-cell table:formula="of:=[.B4332]-[.C4332]" office:value-type="float" office:value="-8.229316">
            <text:p>-8.229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772246">
            <text:p>116.772246</text:p>
          </table:table-cell>
          <table:table-cell office:value-type="float" office:value="121.029822">
            <text:p>121.029822</text:p>
          </table:table-cell>
          <table:table-cell table:formula="of:=[.B4333]-[.C4333]" office:value-type="float" office:value="-4.257576">
            <text:p>-4.257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03233">
            <text:p>94.03233</text:p>
          </table:table-cell>
          <table:table-cell office:value-type="float" office:value="99.460794">
            <text:p>99.460794</text:p>
          </table:table-cell>
          <table:table-cell table:formula="of:=[.B4334]-[.C4334]" office:value-type="float" office:value="-5.42846400000001">
            <text:p>-5.4284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81286">
            <text:p>141.681286</text:p>
          </table:table-cell>
          <table:table-cell office:value-type="float" office:value="145.790391">
            <text:p>145.790391</text:p>
          </table:table-cell>
          <table:table-cell table:formula="of:=[.B4335]-[.C4335]" office:value-type="float" office:value="-4.109105">
            <text:p>-4.109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85392">
            <text:p>191.85392</text:p>
          </table:table-cell>
          <table:table-cell office:value-type="float" office:value="203.668784">
            <text:p>203.668784</text:p>
          </table:table-cell>
          <table:table-cell table:formula="of:=[.B4336]-[.C4336]" office:value-type="float" office:value="-11.814864">
            <text:p>-11.814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154316">
            <text:p>67.154316</text:p>
          </table:table-cell>
          <table:table-cell office:value-type="float" office:value="68.684385">
            <text:p>68.684385</text:p>
          </table:table-cell>
          <table:table-cell table:formula="of:=[.B4337]-[.C4337]" office:value-type="float" office:value="-1.53006900000001">
            <text:p>-1.5300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91589">
            <text:p>77.591589</text:p>
          </table:table-cell>
          <table:table-cell office:value-type="float" office:value="80.883744">
            <text:p>80.883744</text:p>
          </table:table-cell>
          <table:table-cell table:formula="of:=[.B4338]-[.C4338]" office:value-type="float" office:value="-3.29215499999999">
            <text:p>-3.292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855989">
            <text:p>130.855989</text:p>
          </table:table-cell>
          <table:table-cell office:value-type="float" office:value="139.322556">
            <text:p>139.322556</text:p>
          </table:table-cell>
          <table:table-cell table:formula="of:=[.B4339]-[.C4339]" office:value-type="float" office:value="-8.466567">
            <text:p>-8.466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76244">
            <text:p>122.276244</text:p>
          </table:table-cell>
          <table:table-cell office:value-type="float" office:value="131.732603">
            <text:p>131.732603</text:p>
          </table:table-cell>
          <table:table-cell table:formula="of:=[.B4340]-[.C4340]" office:value-type="float" office:value="-9.45635900000001">
            <text:p>-9.456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31883">
            <text:p>94.131883</text:p>
          </table:table-cell>
          <table:table-cell office:value-type="float" office:value="102.602749">
            <text:p>102.602749</text:p>
          </table:table-cell>
          <table:table-cell table:formula="of:=[.B4341]-[.C4341]" office:value-type="float" office:value="-8.470866">
            <text:p>-8.470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261818">
            <text:p>106.261818</text:p>
          </table:table-cell>
          <table:table-cell office:value-type="float" office:value="110.587726">
            <text:p>110.587726</text:p>
          </table:table-cell>
          <table:table-cell table:formula="of:=[.B4342]-[.C4342]" office:value-type="float" office:value="-4.325908">
            <text:p>-4.325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73085">
            <text:p>97.773085</text:p>
          </table:table-cell>
          <table:table-cell office:value-type="float" office:value="105.6711">
            <text:p>105.6711</text:p>
          </table:table-cell>
          <table:table-cell table:formula="of:=[.B4343]-[.C4343]" office:value-type="float" office:value="-7.898015">
            <text:p>-7.8980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81175">
            <text:p>120.881175</text:p>
          </table:table-cell>
          <table:table-cell office:value-type="float" office:value="123.181097">
            <text:p>123.181097</text:p>
          </table:table-cell>
          <table:table-cell table:formula="of:=[.B4344]-[.C4344]" office:value-type="float" office:value="-2.299922">
            <text:p>-2.299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108288">
            <text:p>140.108288</text:p>
          </table:table-cell>
          <table:table-cell office:value-type="float" office:value="145.891934">
            <text:p>145.891934</text:p>
          </table:table-cell>
          <table:table-cell table:formula="of:=[.B4345]-[.C4345]" office:value-type="float" office:value="-5.783646">
            <text:p>-5.783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852921">
            <text:p>142.852921</text:p>
          </table:table-cell>
          <table:table-cell office:value-type="float" office:value="150.663703">
            <text:p>150.663703</text:p>
          </table:table-cell>
          <table:table-cell table:formula="of:=[.B4346]-[.C4346]" office:value-type="float" office:value="-7.81078199999999">
            <text:p>-7.8107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076797">
            <text:p>126.076797</text:p>
          </table:table-cell>
          <table:table-cell office:value-type="float" office:value="130.672516">
            <text:p>130.672516</text:p>
          </table:table-cell>
          <table:table-cell table:formula="of:=[.B4347]-[.C4347]" office:value-type="float" office:value="-4.595719">
            <text:p>-4.595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238207">
            <text:p>138.238207</text:p>
          </table:table-cell>
          <table:table-cell office:value-type="float" office:value="146.696761">
            <text:p>146.696761</text:p>
          </table:table-cell>
          <table:table-cell table:formula="of:=[.B4348]-[.C4348]" office:value-type="float" office:value="-8.45855400000002">
            <text:p>-8.4585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140703">
            <text:p>172.140703</text:p>
          </table:table-cell>
          <table:table-cell office:value-type="float" office:value="181.069546">
            <text:p>181.069546</text:p>
          </table:table-cell>
          <table:table-cell table:formula="of:=[.B4349]-[.C4349]" office:value-type="float" office:value="-8.928843">
            <text:p>-8.928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492674">
            <text:p>135.492674</text:p>
          </table:table-cell>
          <table:table-cell office:value-type="float" office:value="142.47369">
            <text:p>142.47369</text:p>
          </table:table-cell>
          <table:table-cell table:formula="of:=[.B4350]-[.C4350]" office:value-type="float" office:value="-6.98101600000001">
            <text:p>-6.981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238105">
            <text:p>107.238105</text:p>
          </table:table-cell>
          <table:table-cell office:value-type="float" office:value="113.74153">
            <text:p>113.74153</text:p>
          </table:table-cell>
          <table:table-cell table:formula="of:=[.B4351]-[.C4351]" office:value-type="float" office:value="-6.50342499999999">
            <text:p>-6.503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462222">
            <text:p>116.462222</text:p>
          </table:table-cell>
          <table:table-cell office:value-type="float" office:value="123.663399">
            <text:p>123.663399</text:p>
          </table:table-cell>
          <table:table-cell table:formula="of:=[.B4352]-[.C4352]" office:value-type="float" office:value="-7.201177">
            <text:p>-7.201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78493">
            <text:p>175.78493</text:p>
          </table:table-cell>
          <table:table-cell office:value-type="float" office:value="184.863114">
            <text:p>184.863114</text:p>
          </table:table-cell>
          <table:table-cell table:formula="of:=[.B4353]-[.C4353]" office:value-type="float" office:value="-9.07818399999999">
            <text:p>-9.0781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015242">
            <text:p>143.015242</text:p>
          </table:table-cell>
          <table:table-cell office:value-type="float" office:value="155.512298">
            <text:p>155.512298</text:p>
          </table:table-cell>
          <table:table-cell table:formula="of:=[.B4354]-[.C4354]" office:value-type="float" office:value="-12.497056">
            <text:p>-12.497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732355">
            <text:p>42.732355</text:p>
          </table:table-cell>
          <table:table-cell office:value-type="float" office:value="44.950806">
            <text:p>44.950806</text:p>
          </table:table-cell>
          <table:table-cell table:formula="of:=[.B4355]-[.C4355]" office:value-type="float" office:value="-2.218451">
            <text:p>-2.218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83684">
            <text:p>86.383684</text:p>
          </table:table-cell>
          <table:table-cell office:value-type="float" office:value="91.731357">
            <text:p>91.731357</text:p>
          </table:table-cell>
          <table:table-cell table:formula="of:=[.B4356]-[.C4356]" office:value-type="float" office:value="-5.347673">
            <text:p>-5.3476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907733">
            <text:p>298.907733</text:p>
          </table:table-cell>
          <table:table-cell office:value-type="float" office:value="313.335939">
            <text:p>313.335939</text:p>
          </table:table-cell>
          <table:table-cell table:formula="of:=[.B4357]-[.C4357]" office:value-type="float" office:value="-14.428206">
            <text:p>-14.4282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911456">
            <text:p>97.911456</text:p>
          </table:table-cell>
          <table:table-cell office:value-type="float" office:value="104.07497">
            <text:p>104.07497</text:p>
          </table:table-cell>
          <table:table-cell table:formula="of:=[.B4358]-[.C4358]" office:value-type="float" office:value="-6.16351399999999">
            <text:p>-6.163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5283">
            <text:p>98.95283</text:p>
          </table:table-cell>
          <table:table-cell office:value-type="float" office:value="104.05711">
            <text:p>104.05711</text:p>
          </table:table-cell>
          <table:table-cell table:formula="of:=[.B4359]-[.C4359]" office:value-type="float" office:value="-5.10427999999999">
            <text:p>-5.104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33807">
            <text:p>98.533807</text:p>
          </table:table-cell>
          <table:table-cell office:value-type="float" office:value="104.283958">
            <text:p>104.283958</text:p>
          </table:table-cell>
          <table:table-cell table:formula="of:=[.B4360]-[.C4360]" office:value-type="float" office:value="-5.750151">
            <text:p>-5.750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57525">
            <text:p>145.457525</text:p>
          </table:table-cell>
          <table:table-cell office:value-type="float" office:value="157.884074">
            <text:p>157.884074</text:p>
          </table:table-cell>
          <table:table-cell table:formula="of:=[.B4361]-[.C4361]" office:value-type="float" office:value="-12.426549">
            <text:p>-12.4265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99172">
            <text:p>134.499172</text:p>
          </table:table-cell>
          <table:table-cell office:value-type="float" office:value="142.051446">
            <text:p>142.051446</text:p>
          </table:table-cell>
          <table:table-cell table:formula="of:=[.B4362]-[.C4362]" office:value-type="float" office:value="-7.55227400000001">
            <text:p>-7.552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92627">
            <text:p>83.492627</text:p>
          </table:table-cell>
          <table:table-cell office:value-type="float" office:value="88.239455">
            <text:p>88.239455</text:p>
          </table:table-cell>
          <table:table-cell table:formula="of:=[.B4363]-[.C4363]" office:value-type="float" office:value="-4.74682800000001">
            <text:p>-4.746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63083">
            <text:p>107.63083</text:p>
          </table:table-cell>
          <table:table-cell office:value-type="float" office:value="113.433158">
            <text:p>113.433158</text:p>
          </table:table-cell>
          <table:table-cell table:formula="of:=[.B4364]-[.C4364]" office:value-type="float" office:value="-5.802328">
            <text:p>-5.802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250166">
            <text:p>140.250166</text:p>
          </table:table-cell>
          <table:table-cell office:value-type="float" office:value="155.193666">
            <text:p>155.193666</text:p>
          </table:table-cell>
          <table:table-cell table:formula="of:=[.B4365]-[.C4365]" office:value-type="float" office:value="-14.9435">
            <text:p>-14.94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36943">
            <text:p>60.236943</text:p>
          </table:table-cell>
          <table:table-cell office:value-type="float" office:value="62.382598">
            <text:p>62.382598</text:p>
          </table:table-cell>
          <table:table-cell table:formula="of:=[.B4366]-[.C4366]" office:value-type="float" office:value="-2.145655">
            <text:p>-2.1456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12498">
            <text:p>122.212498</text:p>
          </table:table-cell>
          <table:table-cell office:value-type="float" office:value="129.430944">
            <text:p>129.430944</text:p>
          </table:table-cell>
          <table:table-cell table:formula="of:=[.B4367]-[.C4367]" office:value-type="float" office:value="-7.21844600000001">
            <text:p>-7.218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33204">
            <text:p>104.33204</text:p>
          </table:table-cell>
          <table:table-cell office:value-type="float" office:value="110.244198">
            <text:p>110.244198</text:p>
          </table:table-cell>
          <table:table-cell table:formula="of:=[.B4368]-[.C4368]" office:value-type="float" office:value="-5.91215799999999">
            <text:p>-5.912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274549">
            <text:p>125.274549</text:p>
          </table:table-cell>
          <table:table-cell office:value-type="float" office:value="129.327339">
            <text:p>129.327339</text:p>
          </table:table-cell>
          <table:table-cell table:formula="of:=[.B4369]-[.C4369]" office:value-type="float" office:value="-4.05279">
            <text:p>-4.05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96714">
            <text:p>89.796714</text:p>
          </table:table-cell>
          <table:table-cell office:value-type="float" office:value="96.176558">
            <text:p>96.176558</text:p>
          </table:table-cell>
          <table:table-cell table:formula="of:=[.B4370]-[.C4370]" office:value-type="float" office:value="-6.37984400000001">
            <text:p>-6.379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872">
            <text:p>91.3872</text:p>
          </table:table-cell>
          <table:table-cell office:value-type="float" office:value="96.186804">
            <text:p>96.186804</text:p>
          </table:table-cell>
          <table:table-cell table:formula="of:=[.B4371]-[.C4371]" office:value-type="float" office:value="-4.79960399999999">
            <text:p>-4.799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649821">
            <text:p>79.649821</text:p>
          </table:table-cell>
          <table:table-cell office:value-type="float" office:value="85.012562">
            <text:p>85.012562</text:p>
          </table:table-cell>
          <table:table-cell table:formula="of:=[.B4372]-[.C4372]" office:value-type="float" office:value="-5.362741">
            <text:p>-5.362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879154">
            <text:p>122.879154</text:p>
          </table:table-cell>
          <table:table-cell office:value-type="float" office:value="128.059845">
            <text:p>128.059845</text:p>
          </table:table-cell>
          <table:table-cell table:formula="of:=[.B4373]-[.C4373]" office:value-type="float" office:value="-5.180691">
            <text:p>-5.180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83723">
            <text:p>101.183723</text:p>
          </table:table-cell>
          <table:table-cell office:value-type="float" office:value="107.324905">
            <text:p>107.324905</text:p>
          </table:table-cell>
          <table:table-cell table:formula="of:=[.B4374]-[.C4374]" office:value-type="float" office:value="-6.141182">
            <text:p>-6.1411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.232961">
            <text:p>320.232961</text:p>
          </table:table-cell>
          <table:table-cell office:value-type="float" office:value="332.920423">
            <text:p>332.920423</text:p>
          </table:table-cell>
          <table:table-cell table:formula="of:=[.B4375]-[.C4375]" office:value-type="float" office:value="-12.687462">
            <text:p>-12.687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127893">
            <text:p>264.127893</text:p>
          </table:table-cell>
          <table:table-cell office:value-type="float" office:value="273.851666">
            <text:p>273.851666</text:p>
          </table:table-cell>
          <table:table-cell table:formula="of:=[.B4376]-[.C4376]" office:value-type="float" office:value="-9.72377300000005">
            <text:p>-9.723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9.937974">
            <text:p>339.937974</text:p>
          </table:table-cell>
          <table:table-cell office:value-type="float" office:value="352.626682">
            <text:p>352.626682</text:p>
          </table:table-cell>
          <table:table-cell table:formula="of:=[.B4377]-[.C4377]" office:value-type="float" office:value="-12.688708">
            <text:p>-12.6887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32839">
            <text:p>108.832839</text:p>
          </table:table-cell>
          <table:table-cell office:value-type="float" office:value="119.059981">
            <text:p>119.059981</text:p>
          </table:table-cell>
          <table:table-cell table:formula="of:=[.B4378]-[.C4378]" office:value-type="float" office:value="-10.227142">
            <text:p>-10.227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05601">
            <text:p>156.05601</text:p>
          </table:table-cell>
          <table:table-cell office:value-type="float" office:value="162.946746">
            <text:p>162.946746</text:p>
          </table:table-cell>
          <table:table-cell table:formula="of:=[.B4379]-[.C4379]" office:value-type="float" office:value="-6.890736">
            <text:p>-6.890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167478">
            <text:p>73.167478</text:p>
          </table:table-cell>
          <table:table-cell office:value-type="float" office:value="76.877245">
            <text:p>76.877245</text:p>
          </table:table-cell>
          <table:table-cell table:formula="of:=[.B4380]-[.C4380]" office:value-type="float" office:value="-3.709767">
            <text:p>-3.709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35203">
            <text:p>99.835203</text:p>
          </table:table-cell>
          <table:table-cell office:value-type="float" office:value="104.46119">
            <text:p>104.46119</text:p>
          </table:table-cell>
          <table:table-cell table:formula="of:=[.B4381]-[.C4381]" office:value-type="float" office:value="-4.625987">
            <text:p>-4.6259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546272">
            <text:p>68.546272</text:p>
          </table:table-cell>
          <table:table-cell office:value-type="float" office:value="71.632011">
            <text:p>71.632011</text:p>
          </table:table-cell>
          <table:table-cell table:formula="of:=[.B4382]-[.C4382]" office:value-type="float" office:value="-3.085739">
            <text:p>-3.085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008446">
            <text:p>124.008446</text:p>
          </table:table-cell>
          <table:table-cell office:value-type="float" office:value="131.79606">
            <text:p>131.79606</text:p>
          </table:table-cell>
          <table:table-cell table:formula="of:=[.B4383]-[.C4383]" office:value-type="float" office:value="-7.78761400000001">
            <text:p>-7.7876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973548">
            <text:p>76.973548</text:p>
          </table:table-cell>
          <table:table-cell office:value-type="float" office:value="82.964152">
            <text:p>82.964152</text:p>
          </table:table-cell>
          <table:table-cell table:formula="of:=[.B4384]-[.C4384]" office:value-type="float" office:value="-5.99060400000001">
            <text:p>-5.990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644959">
            <text:p>171.644959</text:p>
          </table:table-cell>
          <table:table-cell office:value-type="float" office:value="182.03109">
            <text:p>182.03109</text:p>
          </table:table-cell>
          <table:table-cell table:formula="of:=[.B4385]-[.C4385]" office:value-type="float" office:value="-10.386131">
            <text:p>-10.386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20697">
            <text:p>99.320697</text:p>
          </table:table-cell>
          <table:table-cell office:value-type="float" office:value="104.292577">
            <text:p>104.292577</text:p>
          </table:table-cell>
          <table:table-cell table:formula="of:=[.B4386]-[.C4386]" office:value-type="float" office:value="-4.97188">
            <text:p>-4.971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731177">
            <text:p>138.731177</text:p>
          </table:table-cell>
          <table:table-cell office:value-type="float" office:value="146.761866">
            <text:p>146.761866</text:p>
          </table:table-cell>
          <table:table-cell table:formula="of:=[.B4387]-[.C4387]" office:value-type="float" office:value="-8.030689">
            <text:p>-8.030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718997">
            <text:p>149.718997</text:p>
          </table:table-cell>
          <table:table-cell office:value-type="float" office:value="163.945576">
            <text:p>163.945576</text:p>
          </table:table-cell>
          <table:table-cell table:formula="of:=[.B4388]-[.C4388]" office:value-type="float" office:value="-14.226579">
            <text:p>-14.226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22177">
            <text:p>187.22177</text:p>
          </table:table-cell>
          <table:table-cell office:value-type="float" office:value="199.349084">
            <text:p>199.349084</text:p>
          </table:table-cell>
          <table:table-cell table:formula="of:=[.B4389]-[.C4389]" office:value-type="float" office:value="-12.127314">
            <text:p>-12.127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1.728046">
            <text:p>361.728046</text:p>
          </table:table-cell>
          <table:table-cell office:value-type="float" office:value="372.218578">
            <text:p>372.218578</text:p>
          </table:table-cell>
          <table:table-cell table:formula="of:=[.B4390]-[.C4390]" office:value-type="float" office:value="-10.490532">
            <text:p>-10.490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497056">
            <text:p>117.497056</text:p>
          </table:table-cell>
          <table:table-cell office:value-type="float" office:value="125.75748">
            <text:p>125.75748</text:p>
          </table:table-cell>
          <table:table-cell table:formula="of:=[.B4391]-[.C4391]" office:value-type="float" office:value="-8.260424">
            <text:p>-8.260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29313">
            <text:p>127.629313</text:p>
          </table:table-cell>
          <table:table-cell office:value-type="float" office:value="136.272691">
            <text:p>136.272691</text:p>
          </table:table-cell>
          <table:table-cell table:formula="of:=[.B4392]-[.C4392]" office:value-type="float" office:value="-8.64337800000001">
            <text:p>-8.643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4.820645">
            <text:p>324.820645</text:p>
          </table:table-cell>
          <table:table-cell office:value-type="float" office:value="337.665134">
            <text:p>337.665134</text:p>
          </table:table-cell>
          <table:table-cell table:formula="of:=[.B4393]-[.C4393]" office:value-type="float" office:value="-12.844489">
            <text:p>-12.844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772925">
            <text:p>174.772925</text:p>
          </table:table-cell>
          <table:table-cell office:value-type="float" office:value="229.273208">
            <text:p>229.273208</text:p>
          </table:table-cell>
          <table:table-cell table:formula="of:=[.B4394]-[.C4394]" office:value-type="float" office:value="-54.500283">
            <text:p>-54.500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434048">
            <text:p>200.434048</text:p>
          </table:table-cell>
          <table:table-cell office:value-type="float" office:value="209.749428">
            <text:p>209.749428</text:p>
          </table:table-cell>
          <table:table-cell table:formula="of:=[.B4395]-[.C4395]" office:value-type="float" office:value="-9.31538">
            <text:p>-9.315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845651">
            <text:p>164.845651</text:p>
          </table:table-cell>
          <table:table-cell office:value-type="float" office:value="174.077383">
            <text:p>174.077383</text:p>
          </table:table-cell>
          <table:table-cell table:formula="of:=[.B4396]-[.C4396]" office:value-type="float" office:value="-9.23173199999999">
            <text:p>-9.2317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452725">
            <text:p>84.452725</text:p>
          </table:table-cell>
          <table:table-cell office:value-type="float" office:value="91.009082">
            <text:p>91.009082</text:p>
          </table:table-cell>
          <table:table-cell table:formula="of:=[.B4397]-[.C4397]" office:value-type="float" office:value="-6.55635700000001">
            <text:p>-6.556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310779">
            <text:p>96.310779</text:p>
          </table:table-cell>
          <table:table-cell office:value-type="float" office:value="100.870357">
            <text:p>100.870357</text:p>
          </table:table-cell>
          <table:table-cell table:formula="of:=[.B4398]-[.C4398]" office:value-type="float" office:value="-4.559578">
            <text:p>-4.559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8.660341">
            <text:p>608.660341</text:p>
          </table:table-cell>
          <table:table-cell office:value-type="float" office:value="633.102651">
            <text:p>633.102651</text:p>
          </table:table-cell>
          <table:table-cell table:formula="of:=[.B4399]-[.C4399]" office:value-type="float" office:value="-24.44231">
            <text:p>-24.44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411013">
            <text:p>42.411013</text:p>
          </table:table-cell>
          <table:table-cell office:value-type="float" office:value="46.779165">
            <text:p>46.779165</text:p>
          </table:table-cell>
          <table:table-cell table:formula="of:=[.B4400]-[.C4400]" office:value-type="float" office:value="-4.368152">
            <text:p>-4.368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5.158496">
            <text:p>305.158496</text:p>
          </table:table-cell>
          <table:table-cell office:value-type="float" office:value="322.529128">
            <text:p>322.529128</text:p>
          </table:table-cell>
          <table:table-cell table:formula="of:=[.B4401]-[.C4401]" office:value-type="float" office:value="-17.370632">
            <text:p>-17.3706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523632">
            <text:p>145.523632</text:p>
          </table:table-cell>
          <table:table-cell office:value-type="float" office:value="153.333121">
            <text:p>153.333121</text:p>
          </table:table-cell>
          <table:table-cell table:formula="of:=[.B4402]-[.C4402]" office:value-type="float" office:value="-7.80948900000001">
            <text:p>-7.809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060501">
            <text:p>63.060501</text:p>
          </table:table-cell>
          <table:table-cell office:value-type="float" office:value="68.075771">
            <text:p>68.075771</text:p>
          </table:table-cell>
          <table:table-cell table:formula="of:=[.B4403]-[.C4403]" office:value-type="float" office:value="-5.01527">
            <text:p>-5.01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713484">
            <text:p>157.713484</text:p>
          </table:table-cell>
          <table:table-cell office:value-type="float" office:value="165.671894">
            <text:p>165.671894</text:p>
          </table:table-cell>
          <table:table-cell table:formula="of:=[.B4404]-[.C4404]" office:value-type="float" office:value="-7.95841000000002">
            <text:p>-7.95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025856">
            <text:p>98.025856</text:p>
          </table:table-cell>
          <table:table-cell office:value-type="float" office:value="104.103583">
            <text:p>104.103583</text:p>
          </table:table-cell>
          <table:table-cell table:formula="of:=[.B4405]-[.C4405]" office:value-type="float" office:value="-6.077727">
            <text:p>-6.077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715436">
            <text:p>143.715436</text:p>
          </table:table-cell>
          <table:table-cell office:value-type="float" office:value="154.798126">
            <text:p>154.798126</text:p>
          </table:table-cell>
          <table:table-cell table:formula="of:=[.B4406]-[.C4406]" office:value-type="float" office:value="-11.08269">
            <text:p>-11.08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41668">
            <text:p>219.41668</text:p>
          </table:table-cell>
          <table:table-cell office:value-type="float" office:value="228.929629">
            <text:p>228.929629</text:p>
          </table:table-cell>
          <table:table-cell table:formula="of:=[.B4407]-[.C4407]" office:value-type="float" office:value="-9.51294899999999">
            <text:p>-9.512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951216">
            <text:p>132.951216</text:p>
          </table:table-cell>
          <table:table-cell office:value-type="float" office:value="138.382521">
            <text:p>138.382521</text:p>
          </table:table-cell>
          <table:table-cell table:formula="of:=[.B4408]-[.C4408]" office:value-type="float" office:value="-5.43130500000001">
            <text:p>-5.431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42275">
            <text:p>128.642275</text:p>
          </table:table-cell>
          <table:table-cell office:value-type="float" office:value="136.95358">
            <text:p>136.95358</text:p>
          </table:table-cell>
          <table:table-cell table:formula="of:=[.B4409]-[.C4409]" office:value-type="float" office:value="-8.31130499999998">
            <text:p>-8.311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24581">
            <text:p>134.624581</text:p>
          </table:table-cell>
          <table:table-cell office:value-type="float" office:value="144.260853">
            <text:p>144.260853</text:p>
          </table:table-cell>
          <table:table-cell table:formula="of:=[.B4410]-[.C4410]" office:value-type="float" office:value="-9.63627199999999">
            <text:p>-9.636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304892">
            <text:p>152.304892</text:p>
          </table:table-cell>
          <table:table-cell office:value-type="float" office:value="159.305764">
            <text:p>159.305764</text:p>
          </table:table-cell>
          <table:table-cell table:formula="of:=[.B4411]-[.C4411]" office:value-type="float" office:value="-7.00087200000002">
            <text:p>-7.000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30342">
            <text:p>126.730342</text:p>
          </table:table-cell>
          <table:table-cell office:value-type="float" office:value="133.004312">
            <text:p>133.004312</text:p>
          </table:table-cell>
          <table:table-cell table:formula="of:=[.B4412]-[.C4412]" office:value-type="float" office:value="-6.27397000000001">
            <text:p>-6.27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697862">
            <text:p>99.697862</text:p>
          </table:table-cell>
          <table:table-cell office:value-type="float" office:value="106.733059">
            <text:p>106.733059</text:p>
          </table:table-cell>
          <table:table-cell table:formula="of:=[.B4413]-[.C4413]" office:value-type="float" office:value="-7.035197">
            <text:p>-7.0351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950021">
            <text:p>237.950021</text:p>
          </table:table-cell>
          <table:table-cell office:value-type="float" office:value="249.829059">
            <text:p>249.829059</text:p>
          </table:table-cell>
          <table:table-cell table:formula="of:=[.B4414]-[.C4414]" office:value-type="float" office:value="-11.879038">
            <text:p>-11.8790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00099">
            <text:p>118.600099</text:p>
          </table:table-cell>
          <table:table-cell office:value-type="float" office:value="124.907101">
            <text:p>124.907101</text:p>
          </table:table-cell>
          <table:table-cell table:formula="of:=[.B4415]-[.C4415]" office:value-type="float" office:value="-6.307002">
            <text:p>-6.307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070554">
            <text:p>210.070554</text:p>
          </table:table-cell>
          <table:table-cell office:value-type="float" office:value="221.918583">
            <text:p>221.918583</text:p>
          </table:table-cell>
          <table:table-cell table:formula="of:=[.B4416]-[.C4416]" office:value-type="float" office:value="-11.848029">
            <text:p>-11.8480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97763">
            <text:p>134.497763</text:p>
          </table:table-cell>
          <table:table-cell office:value-type="float" office:value="143.708141">
            <text:p>143.708141</text:p>
          </table:table-cell>
          <table:table-cell table:formula="of:=[.B4417]-[.C4417]" office:value-type="float" office:value="-9.21037800000002">
            <text:p>-9.210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86306">
            <text:p>112.86306</text:p>
          </table:table-cell>
          <table:table-cell office:value-type="float" office:value="119.400431">
            <text:p>119.400431</text:p>
          </table:table-cell>
          <table:table-cell table:formula="of:=[.B4418]-[.C4418]" office:value-type="float" office:value="-6.53737099999999">
            <text:p>-6.5373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904909">
            <text:p>107.904909</text:p>
          </table:table-cell>
          <table:table-cell office:value-type="float" office:value="114.163008">
            <text:p>114.163008</text:p>
          </table:table-cell>
          <table:table-cell table:formula="of:=[.B4419]-[.C4419]" office:value-type="float" office:value="-6.258099">
            <text:p>-6.258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718665">
            <text:p>243.718665</text:p>
          </table:table-cell>
          <table:table-cell office:value-type="float" office:value="258.93151">
            <text:p>258.93151</text:p>
          </table:table-cell>
          <table:table-cell table:formula="of:=[.B4420]-[.C4420]" office:value-type="float" office:value="-15.212845">
            <text:p>-15.212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14239">
            <text:p>115.614239</text:p>
          </table:table-cell>
          <table:table-cell office:value-type="float" office:value="120.564961">
            <text:p>120.564961</text:p>
          </table:table-cell>
          <table:table-cell table:formula="of:=[.B4421]-[.C4421]" office:value-type="float" office:value="-4.950722">
            <text:p>-4.950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869599">
            <text:p>147.869599</text:p>
          </table:table-cell>
          <table:table-cell office:value-type="float" office:value="158.057753">
            <text:p>158.057753</text:p>
          </table:table-cell>
          <table:table-cell table:formula="of:=[.B4422]-[.C4422]" office:value-type="float" office:value="-10.188154">
            <text:p>-10.188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16858">
            <text:p>77.16858</text:p>
          </table:table-cell>
          <table:table-cell office:value-type="float" office:value="81.278773">
            <text:p>81.278773</text:p>
          </table:table-cell>
          <table:table-cell table:formula="of:=[.B4423]-[.C4423]" office:value-type="float" office:value="-4.110193">
            <text:p>-4.110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09808">
            <text:p>126.709808</text:p>
          </table:table-cell>
          <table:table-cell office:value-type="float" office:value="134.556435">
            <text:p>134.556435</text:p>
          </table:table-cell>
          <table:table-cell table:formula="of:=[.B4424]-[.C4424]" office:value-type="float" office:value="-7.846627">
            <text:p>-7.846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718404">
            <text:p>139.718404</text:p>
          </table:table-cell>
          <table:table-cell office:value-type="float" office:value="152.363182">
            <text:p>152.363182</text:p>
          </table:table-cell>
          <table:table-cell table:formula="of:=[.B4425]-[.C4425]" office:value-type="float" office:value="-12.644778">
            <text:p>-12.644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.563356">
            <text:p>264.563356</text:p>
          </table:table-cell>
          <table:table-cell office:value-type="float" office:value="278.594738">
            <text:p>278.594738</text:p>
          </table:table-cell>
          <table:table-cell table:formula="of:=[.B4426]-[.C4426]" office:value-type="float" office:value="-14.031382">
            <text:p>-14.031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769741">
            <text:p>224.769741</text:p>
          </table:table-cell>
          <table:table-cell office:value-type="float" office:value="234.925357">
            <text:p>234.925357</text:p>
          </table:table-cell>
          <table:table-cell table:formula="of:=[.B4427]-[.C4427]" office:value-type="float" office:value="-10.155616">
            <text:p>-10.155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444258">
            <text:p>95.444258</text:p>
          </table:table-cell>
          <table:table-cell office:value-type="float" office:value="98.496809">
            <text:p>98.496809</text:p>
          </table:table-cell>
          <table:table-cell table:formula="of:=[.B4428]-[.C4428]" office:value-type="float" office:value="-3.05255099999999">
            <text:p>-3.052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46167">
            <text:p>136.246167</text:p>
          </table:table-cell>
          <table:table-cell office:value-type="float" office:value="142.455258">
            <text:p>142.455258</text:p>
          </table:table-cell>
          <table:table-cell table:formula="of:=[.B4429]-[.C4429]" office:value-type="float" office:value="-6.20909099999997">
            <text:p>-6.2090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15725">
            <text:p>76.415725</text:p>
          </table:table-cell>
          <table:table-cell office:value-type="float" office:value="80.343277">
            <text:p>80.343277</text:p>
          </table:table-cell>
          <table:table-cell table:formula="of:=[.B4430]-[.C4430]" office:value-type="float" office:value="-3.92755200000001">
            <text:p>-3.9275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55515">
            <text:p>284.55515</text:p>
          </table:table-cell>
          <table:table-cell office:value-type="float" office:value="293.553171">
            <text:p>293.553171</text:p>
          </table:table-cell>
          <table:table-cell table:formula="of:=[.B4431]-[.C4431]" office:value-type="float" office:value="-8.99802099999999">
            <text:p>-8.998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622804">
            <text:p>196.622804</text:p>
          </table:table-cell>
          <table:table-cell office:value-type="float" office:value="211.095492">
            <text:p>211.095492</text:p>
          </table:table-cell>
          <table:table-cell table:formula="of:=[.B4432]-[.C4432]" office:value-type="float" office:value="-14.472688">
            <text:p>-14.472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889456">
            <text:p>211.889456</text:p>
          </table:table-cell>
          <table:table-cell office:value-type="float" office:value="223.820636">
            <text:p>223.820636</text:p>
          </table:table-cell>
          <table:table-cell table:formula="of:=[.B4433]-[.C4433]" office:value-type="float" office:value="-11.93118">
            <text:p>-11.931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.678381">
            <text:p>390.678381</text:p>
          </table:table-cell>
          <table:table-cell office:value-type="float" office:value="421.231203">
            <text:p>421.231203</text:p>
          </table:table-cell>
          <table:table-cell table:formula="of:=[.B4434]-[.C4434]" office:value-type="float" office:value="-30.552822">
            <text:p>-30.552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755793">
            <text:p>128.755793</text:p>
          </table:table-cell>
          <table:table-cell office:value-type="float" office:value="137.134888">
            <text:p>137.134888</text:p>
          </table:table-cell>
          <table:table-cell table:formula="of:=[.B4435]-[.C4435]" office:value-type="float" office:value="-8.37909499999998">
            <text:p>-8.3790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188522">
            <text:p>146.188522</text:p>
          </table:table-cell>
          <table:table-cell office:value-type="float" office:value="158.252442">
            <text:p>158.252442</text:p>
          </table:table-cell>
          <table:table-cell table:formula="of:=[.B4436]-[.C4436]" office:value-type="float" office:value="-12.06392">
            <text:p>-12.06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07739">
            <text:p>100.207739</text:p>
          </table:table-cell>
          <table:table-cell office:value-type="float" office:value="118.716517">
            <text:p>118.716517</text:p>
          </table:table-cell>
          <table:table-cell table:formula="of:=[.B4437]-[.C4437]" office:value-type="float" office:value="-18.508778">
            <text:p>-18.5087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242475">
            <text:p>70.242475</text:p>
          </table:table-cell>
          <table:table-cell office:value-type="float" office:value="73.885757">
            <text:p>73.885757</text:p>
          </table:table-cell>
          <table:table-cell table:formula="of:=[.B4438]-[.C4438]" office:value-type="float" office:value="-3.643282">
            <text:p>-3.643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82854">
            <text:p>132.082854</text:p>
          </table:table-cell>
          <table:table-cell office:value-type="float" office:value="157.73354">
            <text:p>157.73354</text:p>
          </table:table-cell>
          <table:table-cell table:formula="of:=[.B4439]-[.C4439]" office:value-type="float" office:value="-25.650686">
            <text:p>-25.650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662141">
            <text:p>108.662141</text:p>
          </table:table-cell>
          <table:table-cell office:value-type="float" office:value="118.337264">
            <text:p>118.337264</text:p>
          </table:table-cell>
          <table:table-cell table:formula="of:=[.B4440]-[.C4440]" office:value-type="float" office:value="-9.675123">
            <text:p>-9.6751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704715">
            <text:p>74.704715</text:p>
          </table:table-cell>
          <table:table-cell office:value-type="float" office:value="80.14929">
            <text:p>80.14929</text:p>
          </table:table-cell>
          <table:table-cell table:formula="of:=[.B4441]-[.C4441]" office:value-type="float" office:value="-5.444575">
            <text:p>-5.444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313106">
            <text:p>113.313106</text:p>
          </table:table-cell>
          <table:table-cell office:value-type="float" office:value="124.644452">
            <text:p>124.644452</text:p>
          </table:table-cell>
          <table:table-cell table:formula="of:=[.B4442]-[.C4442]" office:value-type="float" office:value="-11.331346">
            <text:p>-11.331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657789">
            <text:p>125.657789</text:p>
          </table:table-cell>
          <table:table-cell office:value-type="float" office:value="132.84146">
            <text:p>132.84146</text:p>
          </table:table-cell>
          <table:table-cell table:formula="of:=[.B4443]-[.C4443]" office:value-type="float" office:value="-7.18367100000002">
            <text:p>-7.183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700235">
            <text:p>51.700235</text:p>
          </table:table-cell>
          <table:table-cell office:value-type="float" office:value="55.349522">
            <text:p>55.349522</text:p>
          </table:table-cell>
          <table:table-cell table:formula="of:=[.B4444]-[.C4444]" office:value-type="float" office:value="-3.649287">
            <text:p>-3.649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80248">
            <text:p>72.080248</text:p>
          </table:table-cell>
          <table:table-cell office:value-type="float" office:value="77.947067">
            <text:p>77.947067</text:p>
          </table:table-cell>
          <table:table-cell table:formula="of:=[.B4445]-[.C4445]" office:value-type="float" office:value="-5.86681900000001">
            <text:p>-5.866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51901">
            <text:p>100.951901</text:p>
          </table:table-cell>
          <table:table-cell office:value-type="float" office:value="108.391348">
            <text:p>108.391348</text:p>
          </table:table-cell>
          <table:table-cell table:formula="of:=[.B4446]-[.C4446]" office:value-type="float" office:value="-7.43944699999999">
            <text:p>-7.439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416402">
            <text:p>58.416402</text:p>
          </table:table-cell>
          <table:table-cell office:value-type="float" office:value="68.397777">
            <text:p>68.397777</text:p>
          </table:table-cell>
          <table:table-cell table:formula="of:=[.B4447]-[.C4447]" office:value-type="float" office:value="-9.98137500000001">
            <text:p>-9.981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6.4007">
            <text:p>346.4007</text:p>
          </table:table-cell>
          <table:table-cell office:value-type="float" office:value="374.786032">
            <text:p>374.786032</text:p>
          </table:table-cell>
          <table:table-cell table:formula="of:=[.B4448]-[.C4448]" office:value-type="float" office:value="-28.385332">
            <text:p>-28.3853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139396">
            <text:p>223.139396</text:p>
          </table:table-cell>
          <table:table-cell office:value-type="float" office:value="251.995702">
            <text:p>251.995702</text:p>
          </table:table-cell>
          <table:table-cell table:formula="of:=[.B4449]-[.C4449]" office:value-type="float" office:value="-28.856306">
            <text:p>-28.856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8.407297">
            <text:p>328.407297</text:p>
          </table:table-cell>
          <table:table-cell office:value-type="float" office:value="356.89551">
            <text:p>356.89551</text:p>
          </table:table-cell>
          <table:table-cell table:formula="of:=[.B4450]-[.C4450]" office:value-type="float" office:value="-28.488213">
            <text:p>-28.4882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067212">
            <text:p>43.067212</text:p>
          </table:table-cell>
          <table:table-cell office:value-type="float" office:value="47.870879">
            <text:p>47.870879</text:p>
          </table:table-cell>
          <table:table-cell table:formula="of:=[.B4451]-[.C4451]" office:value-type="float" office:value="-4.803667">
            <text:p>-4.803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761792">
            <text:p>56.761792</text:p>
          </table:table-cell>
          <table:table-cell office:value-type="float" office:value="61.152712">
            <text:p>61.152712</text:p>
          </table:table-cell>
          <table:table-cell table:formula="of:=[.B4452]-[.C4452]" office:value-type="float" office:value="-4.39092">
            <text:p>-4.39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209101">
            <text:p>298.209101</text:p>
          </table:table-cell>
          <table:table-cell office:value-type="float" office:value="319.88077">
            <text:p>319.88077</text:p>
          </table:table-cell>
          <table:table-cell table:formula="of:=[.B4453]-[.C4453]" office:value-type="float" office:value="-21.671669">
            <text:p>-21.671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455372">
            <text:p>195.455372</text:p>
          </table:table-cell>
          <table:table-cell office:value-type="float" office:value="219.630527">
            <text:p>219.630527</text:p>
          </table:table-cell>
          <table:table-cell table:formula="of:=[.B4454]-[.C4454]" office:value-type="float" office:value="-24.175155">
            <text:p>-24.1751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059974">
            <text:p>22.059974</text:p>
          </table:table-cell>
          <table:table-cell office:value-type="float" office:value="23.06409">
            <text:p>23.06409</text:p>
          </table:table-cell>
          <table:table-cell table:formula="of:=[.B4455]-[.C4455]" office:value-type="float" office:value="-1.004116">
            <text:p>-1.004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676434">
            <text:p>89.676434</text:p>
          </table:table-cell>
          <table:table-cell office:value-type="float" office:value="100.213467">
            <text:p>100.213467</text:p>
          </table:table-cell>
          <table:table-cell table:formula="of:=[.B4456]-[.C4456]" office:value-type="float" office:value="-10.537033">
            <text:p>-10.5370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202111">
            <text:p>129.202111</text:p>
          </table:table-cell>
          <table:table-cell office:value-type="float" office:value="136.255535">
            <text:p>136.255535</text:p>
          </table:table-cell>
          <table:table-cell table:formula="of:=[.B4457]-[.C4457]" office:value-type="float" office:value="-7.05342400000001">
            <text:p>-7.0534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78845">
            <text:p>143.78845</text:p>
          </table:table-cell>
          <table:table-cell office:value-type="float" office:value="157.261888">
            <text:p>157.261888</text:p>
          </table:table-cell>
          <table:table-cell table:formula="of:=[.B4458]-[.C4458]" office:value-type="float" office:value="-13.473438">
            <text:p>-13.473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2.791591">
            <text:p>332.791591</text:p>
          </table:table-cell>
          <table:table-cell office:value-type="float" office:value="400.448298">
            <text:p>400.448298</text:p>
          </table:table-cell>
          <table:table-cell table:formula="of:=[.B4459]-[.C4459]" office:value-type="float" office:value="-67.656707">
            <text:p>-67.656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66638">
            <text:p>38.66638</text:p>
          </table:table-cell>
          <table:table-cell office:value-type="float" office:value="41.371147">
            <text:p>41.371147</text:p>
          </table:table-cell>
          <table:table-cell table:formula="of:=[.B4460]-[.C4460]" office:value-type="float" office:value="-2.704767">
            <text:p>-2.704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608691">
            <text:p>127.608691</text:p>
          </table:table-cell>
          <table:table-cell office:value-type="float" office:value="138.423922">
            <text:p>138.423922</text:p>
          </table:table-cell>
          <table:table-cell table:formula="of:=[.B4461]-[.C4461]" office:value-type="float" office:value="-10.815231">
            <text:p>-10.815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893311">
            <text:p>158.893311</text:p>
          </table:table-cell>
          <table:table-cell office:value-type="float" office:value="174.307121">
            <text:p>174.307121</text:p>
          </table:table-cell>
          <table:table-cell table:formula="of:=[.B4462]-[.C4462]" office:value-type="float" office:value="-15.41381">
            <text:p>-15.41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174208">
            <text:p>195.174208</text:p>
          </table:table-cell>
          <table:table-cell office:value-type="float" office:value="277.235766">
            <text:p>277.235766</text:p>
          </table:table-cell>
          <table:table-cell table:formula="of:=[.B4463]-[.C4463]" office:value-type="float" office:value="-82.061558">
            <text:p>-82.061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439168">
            <text:p>282.439168</text:p>
          </table:table-cell>
          <table:table-cell office:value-type="float" office:value="313.051877">
            <text:p>313.051877</text:p>
          </table:table-cell>
          <table:table-cell table:formula="of:=[.B4464]-[.C4464]" office:value-type="float" office:value="-30.612709">
            <text:p>-30.612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426629">
            <text:p>137.426629</text:p>
          </table:table-cell>
          <table:table-cell office:value-type="float" office:value="171.698863">
            <text:p>171.698863</text:p>
          </table:table-cell>
          <table:table-cell table:formula="of:=[.B4465]-[.C4465]" office:value-type="float" office:value="-34.272234">
            <text:p>-34.2722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31032">
            <text:p>108.031032</text:p>
          </table:table-cell>
          <table:table-cell office:value-type="float" office:value="114.708232">
            <text:p>114.708232</text:p>
          </table:table-cell>
          <table:table-cell table:formula="of:=[.B4466]-[.C4466]" office:value-type="float" office:value="-6.6772">
            <text:p>-6.67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051442">
            <text:p>239.051442</text:p>
          </table:table-cell>
          <table:table-cell office:value-type="float" office:value="261.830152">
            <text:p>261.830152</text:p>
          </table:table-cell>
          <table:table-cell table:formula="of:=[.B4467]-[.C4467]" office:value-type="float" office:value="-22.77871">
            <text:p>-22.77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460737">
            <text:p>90.460737</text:p>
          </table:table-cell>
          <table:table-cell office:value-type="float" office:value="95.537497">
            <text:p>95.537497</text:p>
          </table:table-cell>
          <table:table-cell table:formula="of:=[.B4468]-[.C4468]" office:value-type="float" office:value="-5.07676000000001">
            <text:p>-5.07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044816">
            <text:p>108.044816</text:p>
          </table:table-cell>
          <table:table-cell office:value-type="float" office:value="120.015684">
            <text:p>120.015684</text:p>
          </table:table-cell>
          <table:table-cell table:formula="of:=[.B4469]-[.C4469]" office:value-type="float" office:value="-11.970868">
            <text:p>-11.970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.82543">
            <text:p>242.82543</text:p>
          </table:table-cell>
          <table:table-cell office:value-type="float" office:value="255.936125">
            <text:p>255.936125</text:p>
          </table:table-cell>
          <table:table-cell table:formula="of:=[.B4470]-[.C4470]" office:value-type="float" office:value="-13.110695">
            <text:p>-13.1106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139793">
            <text:p>87.139793</text:p>
          </table:table-cell>
          <table:table-cell office:value-type="float" office:value="95.606697">
            <text:p>95.606697</text:p>
          </table:table-cell>
          <table:table-cell table:formula="of:=[.B4471]-[.C4471]" office:value-type="float" office:value="-8.466904">
            <text:p>-8.466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38335">
            <text:p>193.38335</text:p>
          </table:table-cell>
          <table:table-cell office:value-type="float" office:value="207.972541">
            <text:p>207.972541</text:p>
          </table:table-cell>
          <table:table-cell table:formula="of:=[.B4472]-[.C4472]" office:value-type="float" office:value="-14.589191">
            <text:p>-14.5891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.583104">
            <text:p>300.583104</text:p>
          </table:table-cell>
          <table:table-cell office:value-type="float" office:value="319.504411">
            <text:p>319.504411</text:p>
          </table:table-cell>
          <table:table-cell table:formula="of:=[.B4473]-[.C4473]" office:value-type="float" office:value="-18.921307">
            <text:p>-18.9213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08352">
            <text:p>68.08352</text:p>
          </table:table-cell>
          <table:table-cell office:value-type="float" office:value="72.576412">
            <text:p>72.576412</text:p>
          </table:table-cell>
          <table:table-cell table:formula="of:=[.B4474]-[.C4474]" office:value-type="float" office:value="-4.49289200000001">
            <text:p>-4.492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32123">
            <text:p>96.232123</text:p>
          </table:table-cell>
          <table:table-cell office:value-type="float" office:value="107.414651">
            <text:p>107.414651</text:p>
          </table:table-cell>
          <table:table-cell table:formula="of:=[.B4475]-[.C4475]" office:value-type="float" office:value="-11.182528">
            <text:p>-11.182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909699">
            <text:p>43.909699</text:p>
          </table:table-cell>
          <table:table-cell office:value-type="float" office:value="48.891224">
            <text:p>48.891224</text:p>
          </table:table-cell>
          <table:table-cell table:formula="of:=[.B4476]-[.C4476]" office:value-type="float" office:value="-4.981525">
            <text:p>-4.981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878774">
            <text:p>21.878774</text:p>
          </table:table-cell>
          <table:table-cell office:value-type="float" office:value="24.59664">
            <text:p>24.59664</text:p>
          </table:table-cell>
          <table:table-cell table:formula="of:=[.B4477]-[.C4477]" office:value-type="float" office:value="-2.717866">
            <text:p>-2.7178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85086">
            <text:p>76.185086</text:p>
          </table:table-cell>
          <table:table-cell office:value-type="float" office:value="83.768416">
            <text:p>83.768416</text:p>
          </table:table-cell>
          <table:table-cell table:formula="of:=[.B4478]-[.C4478]" office:value-type="float" office:value="-7.58333">
            <text:p>-7.58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654497">
            <text:p>62.654497</text:p>
          </table:table-cell>
          <table:table-cell office:value-type="float" office:value="67.466481">
            <text:p>67.466481</text:p>
          </table:table-cell>
          <table:table-cell table:formula="of:=[.B4479]-[.C4479]" office:value-type="float" office:value="-4.811984">
            <text:p>-4.811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98714">
            <text:p>47.98714</text:p>
          </table:table-cell>
          <table:table-cell office:value-type="float" office:value="53.050153">
            <text:p>53.050153</text:p>
          </table:table-cell>
          <table:table-cell table:formula="of:=[.B4480]-[.C4480]" office:value-type="float" office:value="-5.06301300000001">
            <text:p>-5.063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098972">
            <text:p>99.098972</text:p>
          </table:table-cell>
          <table:table-cell office:value-type="float" office:value="106.840518">
            <text:p>106.840518</text:p>
          </table:table-cell>
          <table:table-cell table:formula="of:=[.B4481]-[.C4481]" office:value-type="float" office:value="-7.741546">
            <text:p>-7.7415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.578448">
            <text:p>248.578448</text:p>
          </table:table-cell>
          <table:table-cell office:value-type="float" office:value="268.474875">
            <text:p>268.474875</text:p>
          </table:table-cell>
          <table:table-cell table:formula="of:=[.B4482]-[.C4482]" office:value-type="float" office:value="-19.896427">
            <text:p>-19.896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315116">
            <text:p>145.315116</text:p>
          </table:table-cell>
          <table:table-cell office:value-type="float" office:value="151.811179">
            <text:p>151.811179</text:p>
          </table:table-cell>
          <table:table-cell table:formula="of:=[.B4483]-[.C4483]" office:value-type="float" office:value="-6.49606300000002">
            <text:p>-6.496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184426">
            <text:p>156.184426</text:p>
          </table:table-cell>
          <table:table-cell office:value-type="float" office:value="179.58258">
            <text:p>179.58258</text:p>
          </table:table-cell>
          <table:table-cell table:formula="of:=[.B4484]-[.C4484]" office:value-type="float" office:value="-23.398154">
            <text:p>-23.3981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332365">
            <text:p>85.332365</text:p>
          </table:table-cell>
          <table:table-cell office:value-type="float" office:value="93.137494">
            <text:p>93.137494</text:p>
          </table:table-cell>
          <table:table-cell table:formula="of:=[.B4485]-[.C4485]" office:value-type="float" office:value="-7.80512900000001">
            <text:p>-7.805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274972">
            <text:p>150.274972</text:p>
          </table:table-cell>
          <table:table-cell office:value-type="float" office:value="165.0535">
            <text:p>165.0535</text:p>
          </table:table-cell>
          <table:table-cell table:formula="of:=[.B4486]-[.C4486]" office:value-type="float" office:value="-14.778528">
            <text:p>-14.778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367418">
            <text:p>54.367418</text:p>
          </table:table-cell>
          <table:table-cell office:value-type="float" office:value="59.060335">
            <text:p>59.060335</text:p>
          </table:table-cell>
          <table:table-cell table:formula="of:=[.B4487]-[.C4487]" office:value-type="float" office:value="-4.692917">
            <text:p>-4.692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.030645">
            <text:p>18.030645</text:p>
          </table:table-cell>
          <table:table-cell office:value-type="float" office:value="18.565786">
            <text:p>18.565786</text:p>
          </table:table-cell>
          <table:table-cell table:formula="of:=[.B4488]-[.C4488]" office:value-type="float" office:value="-0.535140999999999">
            <text:p>-0.535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.911063">
            <text:p>210.911063</text:p>
          </table:table-cell>
          <table:table-cell office:value-type="float" office:value="233.595844">
            <text:p>233.595844</text:p>
          </table:table-cell>
          <table:table-cell table:formula="of:=[.B4489]-[.C4489]" office:value-type="float" office:value="-22.684781">
            <text:p>-22.684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35556">
            <text:p>64.835556</text:p>
          </table:table-cell>
          <table:table-cell office:value-type="float" office:value="68.87458">
            <text:p>68.87458</text:p>
          </table:table-cell>
          <table:table-cell table:formula="of:=[.B4490]-[.C4490]" office:value-type="float" office:value="-4.039024">
            <text:p>-4.039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697384">
            <text:p>60.697384</text:p>
          </table:table-cell>
          <table:table-cell office:value-type="float" office:value="63.507643">
            <text:p>63.507643</text:p>
          </table:table-cell>
          <table:table-cell table:formula="of:=[.B4491]-[.C4491]" office:value-type="float" office:value="-2.810259">
            <text:p>-2.8102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.662829">
            <text:p>268.662829</text:p>
          </table:table-cell>
          <table:table-cell office:value-type="float" office:value="285.273273">
            <text:p>285.273273</text:p>
          </table:table-cell>
          <table:table-cell table:formula="of:=[.B4492]-[.C4492]" office:value-type="float" office:value="-16.610444">
            <text:p>-16.6104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439317">
            <text:p>145.439317</text:p>
          </table:table-cell>
          <table:table-cell office:value-type="float" office:value="150.839141">
            <text:p>150.839141</text:p>
          </table:table-cell>
          <table:table-cell table:formula="of:=[.B4493]-[.C4493]" office:value-type="float" office:value="-5.39982400000002">
            <text:p>-5.3998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286738">
            <text:p>173.286738</text:p>
          </table:table-cell>
          <table:table-cell office:value-type="float" office:value="208.176486">
            <text:p>208.176486</text:p>
          </table:table-cell>
          <table:table-cell table:formula="of:=[.B4494]-[.C4494]" office:value-type="float" office:value="-34.889748">
            <text:p>-34.8897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411694">
            <text:p>113.411694</text:p>
          </table:table-cell>
          <table:table-cell office:value-type="float" office:value="130.920684">
            <text:p>130.920684</text:p>
          </table:table-cell>
          <table:table-cell table:formula="of:=[.B4495]-[.C4495]" office:value-type="float" office:value="-17.50899">
            <text:p>-17.50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741313">
            <text:p>74.741313</text:p>
          </table:table-cell>
          <table:table-cell office:value-type="float" office:value="79.747336">
            <text:p>79.747336</text:p>
          </table:table-cell>
          <table:table-cell table:formula="of:=[.B4496]-[.C4496]" office:value-type="float" office:value="-5.006023">
            <text:p>-5.006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790935">
            <text:p>166.790935</text:p>
          </table:table-cell>
          <table:table-cell office:value-type="float" office:value="177.557847">
            <text:p>177.557847</text:p>
          </table:table-cell>
          <table:table-cell table:formula="of:=[.B4497]-[.C4497]" office:value-type="float" office:value="-10.766912">
            <text:p>-10.766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786946">
            <text:p>56.786946</text:p>
          </table:table-cell>
          <table:table-cell office:value-type="float" office:value="63.21792">
            <text:p>63.21792</text:p>
          </table:table-cell>
          <table:table-cell table:formula="of:=[.B4498]-[.C4498]" office:value-type="float" office:value="-6.430974">
            <text:p>-6.430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482449">
            <text:p>57.482449</text:p>
          </table:table-cell>
          <table:table-cell office:value-type="float" office:value="61.885767">
            <text:p>61.885767</text:p>
          </table:table-cell>
          <table:table-cell table:formula="of:=[.B4499]-[.C4499]" office:value-type="float" office:value="-4.403318">
            <text:p>-4.403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668795">
            <text:p>163.668795</text:p>
          </table:table-cell>
          <table:table-cell office:value-type="float" office:value="171.892265">
            <text:p>171.892265</text:p>
          </table:table-cell>
          <table:table-cell table:formula="of:=[.B4500]-[.C4500]" office:value-type="float" office:value="-8.22347000000002">
            <text:p>-8.22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722163">
            <text:p>60.722163</text:p>
          </table:table-cell>
          <table:table-cell office:value-type="float" office:value="67.31657">
            <text:p>67.31657</text:p>
          </table:table-cell>
          <table:table-cell table:formula="of:=[.B4501]-[.C4501]" office:value-type="float" office:value="-6.594407">
            <text:p>-6.594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207502">
            <text:p>54.207502</text:p>
          </table:table-cell>
          <table:table-cell office:value-type="float" office:value="61.636418">
            <text:p>61.636418</text:p>
          </table:table-cell>
          <table:table-cell table:formula="of:=[.B4502]-[.C4502]" office:value-type="float" office:value="-7.428916">
            <text:p>-7.428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41371">
            <text:p>148.41371</text:p>
          </table:table-cell>
          <table:table-cell office:value-type="float" office:value="153.588439">
            <text:p>153.588439</text:p>
          </table:table-cell>
          <table:table-cell table:formula="of:=[.B4503]-[.C4503]" office:value-type="float" office:value="-5.17472899999999">
            <text:p>-5.174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16854">
            <text:p>71.116854</text:p>
          </table:table-cell>
          <table:table-cell office:value-type="float" office:value="74.607909">
            <text:p>74.607909</text:p>
          </table:table-cell>
          <table:table-cell table:formula="of:=[.B4504]-[.C4504]" office:value-type="float" office:value="-3.491055">
            <text:p>-3.491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15251">
            <text:p>75.115251</text:p>
          </table:table-cell>
          <table:table-cell office:value-type="float" office:value="80.054524">
            <text:p>80.054524</text:p>
          </table:table-cell>
          <table:table-cell table:formula="of:=[.B4505]-[.C4505]" office:value-type="float" office:value="-4.939273">
            <text:p>-4.939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482391">
            <text:p>218.482391</text:p>
          </table:table-cell>
          <table:table-cell office:value-type="float" office:value="248.156557">
            <text:p>248.156557</text:p>
          </table:table-cell>
          <table:table-cell table:formula="of:=[.B4506]-[.C4506]" office:value-type="float" office:value="-29.674166">
            <text:p>-29.674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096617">
            <text:p>105.096617</text:p>
          </table:table-cell>
          <table:table-cell office:value-type="float" office:value="111.337842">
            <text:p>111.337842</text:p>
          </table:table-cell>
          <table:table-cell table:formula="of:=[.B4507]-[.C4507]" office:value-type="float" office:value="-6.241225">
            <text:p>-6.241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472381">
            <text:p>187.472381</text:p>
          </table:table-cell>
          <table:table-cell office:value-type="float" office:value="220.977599">
            <text:p>220.977599</text:p>
          </table:table-cell>
          <table:table-cell table:formula="of:=[.B4508]-[.C4508]" office:value-type="float" office:value="-33.505218">
            <text:p>-33.505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1.164747">
            <text:p>161.164747</text:p>
          </table:table-cell>
          <table:table-cell office:value-type="float" office:value="180.490332">
            <text:p>180.490332</text:p>
          </table:table-cell>
          <table:table-cell table:formula="of:=[.B4509]-[.C4509]" office:value-type="float" office:value="-19.325585">
            <text:p>-19.325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56697">
            <text:p>76.056697</text:p>
          </table:table-cell>
          <table:table-cell office:value-type="float" office:value="80.574191">
            <text:p>80.574191</text:p>
          </table:table-cell>
          <table:table-cell table:formula="of:=[.B4510]-[.C4510]" office:value-type="float" office:value="-4.517494">
            <text:p>-4.517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207857">
            <text:p>228.207857</text:p>
          </table:table-cell>
          <table:table-cell office:value-type="float" office:value="259.740743">
            <text:p>259.740743</text:p>
          </table:table-cell>
          <table:table-cell table:formula="of:=[.B4511]-[.C4511]" office:value-type="float" office:value="-31.532886">
            <text:p>-31.532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705915">
            <text:p>153.705915</text:p>
          </table:table-cell>
          <table:table-cell office:value-type="float" office:value="171.283246">
            <text:p>171.283246</text:p>
          </table:table-cell>
          <table:table-cell table:formula="of:=[.B4512]-[.C4512]" office:value-type="float" office:value="-17.577331">
            <text:p>-17.5773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873453">
            <text:p>75.873453</text:p>
          </table:table-cell>
          <table:table-cell office:value-type="float" office:value="82.633047">
            <text:p>82.633047</text:p>
          </table:table-cell>
          <table:table-cell table:formula="of:=[.B4513]-[.C4513]" office:value-type="float" office:value="-6.75959400000001">
            <text:p>-6.759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90474">
            <text:p>80.690474</text:p>
          </table:table-cell>
          <table:table-cell office:value-type="float" office:value="91.663605">
            <text:p>91.663605</text:p>
          </table:table-cell>
          <table:table-cell table:formula="of:=[.B4514]-[.C4514]" office:value-type="float" office:value="-10.973131">
            <text:p>-10.9731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592931">
            <text:p>183.592931</text:p>
          </table:table-cell>
          <table:table-cell office:value-type="float" office:value="215.241547">
            <text:p>215.241547</text:p>
          </table:table-cell>
          <table:table-cell table:formula="of:=[.B4515]-[.C4515]" office:value-type="float" office:value="-31.648616">
            <text:p>-31.648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634277">
            <text:p>55.634277</text:p>
          </table:table-cell>
          <table:table-cell office:value-type="float" office:value="59.418219">
            <text:p>59.418219</text:p>
          </table:table-cell>
          <table:table-cell table:formula="of:=[.B4516]-[.C4516]" office:value-type="float" office:value="-3.783942">
            <text:p>-3.783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270063">
            <text:p>199.270063</text:p>
          </table:table-cell>
          <table:table-cell office:value-type="float" office:value="213.138828">
            <text:p>213.138828</text:p>
          </table:table-cell>
          <table:table-cell table:formula="of:=[.B4517]-[.C4517]" office:value-type="float" office:value="-13.868765">
            <text:p>-13.8687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920159">
            <text:p>137.920159</text:p>
          </table:table-cell>
          <table:table-cell office:value-type="float" office:value="158.39211">
            <text:p>158.39211</text:p>
          </table:table-cell>
          <table:table-cell table:formula="of:=[.B4518]-[.C4518]" office:value-type="float" office:value="-20.471951">
            <text:p>-20.471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23442">
            <text:p>160.23442</text:p>
          </table:table-cell>
          <table:table-cell office:value-type="float" office:value="183.493813">
            <text:p>183.493813</text:p>
          </table:table-cell>
          <table:table-cell table:formula="of:=[.B4519]-[.C4519]" office:value-type="float" office:value="-23.259393">
            <text:p>-23.259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40662">
            <text:p>76.340662</text:p>
          </table:table-cell>
          <table:table-cell office:value-type="float" office:value="79.684632">
            <text:p>79.684632</text:p>
          </table:table-cell>
          <table:table-cell table:formula="of:=[.B4520]-[.C4520]" office:value-type="float" office:value="-3.34397">
            <text:p>-3.34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285176">
            <text:p>192.285176</text:p>
          </table:table-cell>
          <table:table-cell office:value-type="float" office:value="252.251846">
            <text:p>252.251846</text:p>
          </table:table-cell>
          <table:table-cell table:formula="of:=[.B4521]-[.C4521]" office:value-type="float" office:value="-59.96667">
            <text:p>-59.9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23532">
            <text:p>108.423532</text:p>
          </table:table-cell>
          <table:table-cell office:value-type="float" office:value="114.755459">
            <text:p>114.755459</text:p>
          </table:table-cell>
          <table:table-cell table:formula="of:=[.B4522]-[.C4522]" office:value-type="float" office:value="-6.33192700000001">
            <text:p>-6.331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46037">
            <text:p>114.046037</text:p>
          </table:table-cell>
          <table:table-cell office:value-type="float" office:value="120.311872">
            <text:p>120.311872</text:p>
          </table:table-cell>
          <table:table-cell table:formula="of:=[.B4523]-[.C4523]" office:value-type="float" office:value="-6.265835">
            <text:p>-6.265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191677">
            <text:p>187.191677</text:p>
          </table:table-cell>
          <table:table-cell office:value-type="float" office:value="208.912327">
            <text:p>208.912327</text:p>
          </table:table-cell>
          <table:table-cell table:formula="of:=[.B4524]-[.C4524]" office:value-type="float" office:value="-21.72065">
            <text:p>-21.72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87241">
            <text:p>100.987241</text:p>
          </table:table-cell>
          <table:table-cell office:value-type="float" office:value="108.474979">
            <text:p>108.474979</text:p>
          </table:table-cell>
          <table:table-cell table:formula="of:=[.B4525]-[.C4525]" office:value-type="float" office:value="-7.48773800000001">
            <text:p>-7.487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360242">
            <text:p>43.360242</text:p>
          </table:table-cell>
          <table:table-cell office:value-type="float" office:value="44.881379">
            <text:p>44.881379</text:p>
          </table:table-cell>
          <table:table-cell table:formula="of:=[.B4526]-[.C4526]" office:value-type="float" office:value="-1.521137">
            <text:p>-1.521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13741">
            <text:p>45.113741</text:p>
          </table:table-cell>
          <table:table-cell office:value-type="float" office:value="48.637013">
            <text:p>48.637013</text:p>
          </table:table-cell>
          <table:table-cell table:formula="of:=[.B4527]-[.C4527]" office:value-type="float" office:value="-3.52327200000001">
            <text:p>-3.5232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896423">
            <text:p>103.896423</text:p>
          </table:table-cell>
          <table:table-cell office:value-type="float" office:value="125.15878">
            <text:p>125.15878</text:p>
          </table:table-cell>
          <table:table-cell table:formula="of:=[.B4528]-[.C4528]" office:value-type="float" office:value="-21.262357">
            <text:p>-21.2623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735504">
            <text:p>64.735504</text:p>
          </table:table-cell>
          <table:table-cell office:value-type="float" office:value="72.70142">
            <text:p>72.70142</text:p>
          </table:table-cell>
          <table:table-cell table:formula="of:=[.B4529]-[.C4529]" office:value-type="float" office:value="-7.96591599999999">
            <text:p>-7.965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790034">
            <text:p>95.790034</text:p>
          </table:table-cell>
          <table:table-cell office:value-type="float" office:value="108.463447">
            <text:p>108.463447</text:p>
          </table:table-cell>
          <table:table-cell table:formula="of:=[.B4530]-[.C4530]" office:value-type="float" office:value="-12.673413">
            <text:p>-12.673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.131388">
            <text:p>265.131388</text:p>
          </table:table-cell>
          <table:table-cell office:value-type="float" office:value="281.963748">
            <text:p>281.963748</text:p>
          </table:table-cell>
          <table:table-cell table:formula="of:=[.B4531]-[.C4531]" office:value-type="float" office:value="-16.83236">
            <text:p>-16.83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005198">
            <text:p>73.005198</text:p>
          </table:table-cell>
          <table:table-cell office:value-type="float" office:value="77.885711">
            <text:p>77.885711</text:p>
          </table:table-cell>
          <table:table-cell table:formula="of:=[.B4532]-[.C4532]" office:value-type="float" office:value="-4.88051300000001">
            <text:p>-4.8805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09084">
            <text:p>71.209084</text:p>
          </table:table-cell>
          <table:table-cell office:value-type="float" office:value="76.810659">
            <text:p>76.810659</text:p>
          </table:table-cell>
          <table:table-cell table:formula="of:=[.B4533]-[.C4533]" office:value-type="float" office:value="-5.601575">
            <text:p>-5.601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46895">
            <text:p>53.846895</text:p>
          </table:table-cell>
          <table:table-cell office:value-type="float" office:value="59.990985">
            <text:p>59.990985</text:p>
          </table:table-cell>
          <table:table-cell table:formula="of:=[.B4534]-[.C4534]" office:value-type="float" office:value="-6.14409">
            <text:p>-6.14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65343">
            <text:p>42.65343</text:p>
          </table:table-cell>
          <table:table-cell office:value-type="float" office:value="47.031378">
            <text:p>47.031378</text:p>
          </table:table-cell>
          <table:table-cell table:formula="of:=[.B4535]-[.C4535]" office:value-type="float" office:value="-4.377948">
            <text:p>-4.3779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088651">
            <text:p>211.088651</text:p>
          </table:table-cell>
          <table:table-cell office:value-type="float" office:value="308.42708">
            <text:p>308.42708</text:p>
          </table:table-cell>
          <table:table-cell table:formula="of:=[.B4536]-[.C4536]" office:value-type="float" office:value="-97.338429">
            <text:p>-97.338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282423">
            <text:p>117.282423</text:p>
          </table:table-cell>
          <table:table-cell office:value-type="float" office:value="133.349776">
            <text:p>133.349776</text:p>
          </table:table-cell>
          <table:table-cell table:formula="of:=[.B4537]-[.C4537]" office:value-type="float" office:value="-16.067353">
            <text:p>-16.067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.55484">
            <text:p>254.55484</text:p>
          </table:table-cell>
          <table:table-cell office:value-type="float" office:value="292.072315">
            <text:p>292.072315</text:p>
          </table:table-cell>
          <table:table-cell table:formula="of:=[.B4538]-[.C4538]" office:value-type="float" office:value="-37.517475">
            <text:p>-37.517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647795">
            <text:p>70.647795</text:p>
          </table:table-cell>
          <table:table-cell office:value-type="float" office:value="81.089048">
            <text:p>81.089048</text:p>
          </table:table-cell>
          <table:table-cell table:formula="of:=[.B4539]-[.C4539]" office:value-type="float" office:value="-10.441253">
            <text:p>-10.441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482861">
            <text:p>106.482861</text:p>
          </table:table-cell>
          <table:table-cell office:value-type="float" office:value="120.900291">
            <text:p>120.900291</text:p>
          </table:table-cell>
          <table:table-cell table:formula="of:=[.B4540]-[.C4540]" office:value-type="float" office:value="-14.41743">
            <text:p>-14.41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53422">
            <text:p>75.153422</text:p>
          </table:table-cell>
          <table:table-cell office:value-type="float" office:value="89.390753">
            <text:p>89.390753</text:p>
          </table:table-cell>
          <table:table-cell table:formula="of:=[.B4541]-[.C4541]" office:value-type="float" office:value="-14.237331">
            <text:p>-14.2373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.361166">
            <text:p>318.361166</text:p>
          </table:table-cell>
          <table:table-cell office:value-type="float" office:value="482.140964">
            <text:p>482.140964</text:p>
          </table:table-cell>
          <table:table-cell table:formula="of:=[.B4542]-[.C4542]" office:value-type="float" office:value="-163.779798">
            <text:p>-163.779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234063">
            <text:p>82.234063</text:p>
          </table:table-cell>
          <table:table-cell office:value-type="float" office:value="95.791747">
            <text:p>95.791747</text:p>
          </table:table-cell>
          <table:table-cell table:formula="of:=[.B4543]-[.C4543]" office:value-type="float" office:value="-13.557684">
            <text:p>-13.557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513085">
            <text:p>113.513085</text:p>
          </table:table-cell>
          <table:table-cell office:value-type="float" office:value="140.328343">
            <text:p>140.328343</text:p>
          </table:table-cell>
          <table:table-cell table:formula="of:=[.B4544]-[.C4544]" office:value-type="float" office:value="-26.815258">
            <text:p>-26.815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.446105">
            <text:p>233.446105</text:p>
          </table:table-cell>
          <table:table-cell office:value-type="float" office:value="243.713513">
            <text:p>243.713513</text:p>
          </table:table-cell>
          <table:table-cell table:formula="of:=[.B4545]-[.C4545]" office:value-type="float" office:value="-10.267408">
            <text:p>-10.267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1803">
            <text:p>134.51803</text:p>
          </table:table-cell>
          <table:table-cell office:value-type="float" office:value="147.956906">
            <text:p>147.956906</text:p>
          </table:table-cell>
          <table:table-cell table:formula="of:=[.B4546]-[.C4546]" office:value-type="float" office:value="-13.438876">
            <text:p>-13.4388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380638">
            <text:p>174.380638</text:p>
          </table:table-cell>
          <table:table-cell office:value-type="float" office:value="283.987982">
            <text:p>283.987982</text:p>
          </table:table-cell>
          <table:table-cell table:formula="of:=[.B4547]-[.C4547]" office:value-type="float" office:value="-109.607344">
            <text:p>-109.607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02669">
            <text:p>76.302669</text:p>
          </table:table-cell>
          <table:table-cell office:value-type="float" office:value="85.564362">
            <text:p>85.564362</text:p>
          </table:table-cell>
          <table:table-cell table:formula="of:=[.B4548]-[.C4548]" office:value-type="float" office:value="-9.26169300000001">
            <text:p>-9.261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790384">
            <text:p>85.790384</text:p>
          </table:table-cell>
          <table:table-cell office:value-type="float" office:value="92.234343">
            <text:p>92.234343</text:p>
          </table:table-cell>
          <table:table-cell table:formula="of:=[.B4549]-[.C4549]" office:value-type="float" office:value="-6.44395899999999">
            <text:p>-6.443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57194">
            <text:p>105.57194</text:p>
          </table:table-cell>
          <table:table-cell office:value-type="float" office:value="117.715397">
            <text:p>117.715397</text:p>
          </table:table-cell>
          <table:table-cell table:formula="of:=[.B4550]-[.C4550]" office:value-type="float" office:value="-12.143457">
            <text:p>-12.1434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93853">
            <text:p>287.93853</text:p>
          </table:table-cell>
          <table:table-cell office:value-type="float" office:value="353.961452">
            <text:p>353.961452</text:p>
          </table:table-cell>
          <table:table-cell table:formula="of:=[.B4551]-[.C4551]" office:value-type="float" office:value="-66.022922">
            <text:p>-66.022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478451">
            <text:p>65.478451</text:p>
          </table:table-cell>
          <table:table-cell office:value-type="float" office:value="70.288993">
            <text:p>70.288993</text:p>
          </table:table-cell>
          <table:table-cell table:formula="of:=[.B4552]-[.C4552]" office:value-type="float" office:value="-4.810542">
            <text:p>-4.810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833218">
            <text:p>70.833218</text:p>
          </table:table-cell>
          <table:table-cell office:value-type="float" office:value="79.880527">
            <text:p>79.880527</text:p>
          </table:table-cell>
          <table:table-cell table:formula="of:=[.B4553]-[.C4553]" office:value-type="float" office:value="-9.047309">
            <text:p>-9.047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509608">
            <text:p>61.509608</text:p>
          </table:table-cell>
          <table:table-cell office:value-type="float" office:value="67.669192">
            <text:p>67.669192</text:p>
          </table:table-cell>
          <table:table-cell table:formula="of:=[.B4554]-[.C4554]" office:value-type="float" office:value="-6.159584">
            <text:p>-6.1595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878659">
            <text:p>68.878659</text:p>
          </table:table-cell>
          <table:table-cell office:value-type="float" office:value="84.77897">
            <text:p>84.77897</text:p>
          </table:table-cell>
          <table:table-cell table:formula="of:=[.B4555]-[.C4555]" office:value-type="float" office:value="-15.900311">
            <text:p>-15.900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914509">
            <text:p>127.914509</text:p>
          </table:table-cell>
          <table:table-cell office:value-type="float" office:value="137.519476">
            <text:p>137.519476</text:p>
          </table:table-cell>
          <table:table-cell table:formula="of:=[.B4556]-[.C4556]" office:value-type="float" office:value="-9.604967">
            <text:p>-9.604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79352">
            <text:p>96.179352</text:p>
          </table:table-cell>
          <table:table-cell office:value-type="float" office:value="108.048537">
            <text:p>108.048537</text:p>
          </table:table-cell>
          <table:table-cell table:formula="of:=[.B4557]-[.C4557]" office:value-type="float" office:value="-11.869185">
            <text:p>-11.869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.586501">
            <text:p>189.586501</text:p>
          </table:table-cell>
          <table:table-cell office:value-type="float" office:value="234.293762">
            <text:p>234.293762</text:p>
          </table:table-cell>
          <table:table-cell table:formula="of:=[.B4558]-[.C4558]" office:value-type="float" office:value="-44.707261">
            <text:p>-44.707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614347">
            <text:p>221.614347</text:p>
          </table:table-cell>
          <table:table-cell office:value-type="float" office:value="243.571846">
            <text:p>243.571846</text:p>
          </table:table-cell>
          <table:table-cell table:formula="of:=[.B4559]-[.C4559]" office:value-type="float" office:value="-21.957499">
            <text:p>-21.957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44955">
            <text:p>71.44955</text:p>
          </table:table-cell>
          <table:table-cell office:value-type="float" office:value="81.848075">
            <text:p>81.848075</text:p>
          </table:table-cell>
          <table:table-cell table:formula="of:=[.B4560]-[.C4560]" office:value-type="float" office:value="-10.398525">
            <text:p>-10.398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645938">
            <text:p>59.645938</text:p>
          </table:table-cell>
          <table:table-cell office:value-type="float" office:value="65.398162">
            <text:p>65.398162</text:p>
          </table:table-cell>
          <table:table-cell table:formula="of:=[.B4561]-[.C4561]" office:value-type="float" office:value="-5.752224">
            <text:p>-5.7522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01512">
            <text:p>45.501512</text:p>
          </table:table-cell>
          <table:table-cell office:value-type="float" office:value="49.080994">
            <text:p>49.080994</text:p>
          </table:table-cell>
          <table:table-cell table:formula="of:=[.B4562]-[.C4562]" office:value-type="float" office:value="-3.579482">
            <text:p>-3.5794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42801">
            <text:p>67.242801</text:p>
          </table:table-cell>
          <table:table-cell office:value-type="float" office:value="72.078946">
            <text:p>72.078946</text:p>
          </table:table-cell>
          <table:table-cell table:formula="of:=[.B4563]-[.C4563]" office:value-type="float" office:value="-4.836145">
            <text:p>-4.836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3742">
            <text:p>80.23742</text:p>
          </table:table-cell>
          <table:table-cell office:value-type="float" office:value="91.226347">
            <text:p>91.226347</text:p>
          </table:table-cell>
          <table:table-cell table:formula="of:=[.B4564]-[.C4564]" office:value-type="float" office:value="-10.988927">
            <text:p>-10.988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56921">
            <text:p>58.56921</text:p>
          </table:table-cell>
          <table:table-cell office:value-type="float" office:value="63.512377">
            <text:p>63.512377</text:p>
          </table:table-cell>
          <table:table-cell table:formula="of:=[.B4565]-[.C4565]" office:value-type="float" office:value="-4.943167">
            <text:p>-4.943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802188">
            <text:p>208.802188</text:p>
          </table:table-cell>
          <table:table-cell office:value-type="float" office:value="297.9509">
            <text:p>297.9509</text:p>
          </table:table-cell>
          <table:table-cell table:formula="of:=[.B4566]-[.C4566]" office:value-type="float" office:value="-89.148712">
            <text:p>-89.148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032287">
            <text:p>63.032287</text:p>
          </table:table-cell>
          <table:table-cell office:value-type="float" office:value="70.231408">
            <text:p>70.231408</text:p>
          </table:table-cell>
          <table:table-cell table:formula="of:=[.B4567]-[.C4567]" office:value-type="float" office:value="-7.19912100000001">
            <text:p>-7.199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832398">
            <text:p>198.832398</text:p>
          </table:table-cell>
          <table:table-cell office:value-type="float" office:value="286.664104">
            <text:p>286.664104</text:p>
          </table:table-cell>
          <table:table-cell table:formula="of:=[.B4568]-[.C4568]" office:value-type="float" office:value="-87.831706">
            <text:p>-87.8317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17645">
            <text:p>88.517645</text:p>
          </table:table-cell>
          <table:table-cell office:value-type="float" office:value="111.765718">
            <text:p>111.765718</text:p>
          </table:table-cell>
          <table:table-cell table:formula="of:=[.B4569]-[.C4569]" office:value-type="float" office:value="-23.248073">
            <text:p>-23.248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117219">
            <text:p>71.117219</text:p>
          </table:table-cell>
          <table:table-cell office:value-type="float" office:value="75.209548">
            <text:p>75.209548</text:p>
          </table:table-cell>
          <table:table-cell table:formula="of:=[.B4570]-[.C4570]" office:value-type="float" office:value="-4.09232899999999">
            <text:p>-4.092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69078">
            <text:p>162.69078</text:p>
          </table:table-cell>
          <table:table-cell office:value-type="float" office:value="170.824916">
            <text:p>170.824916</text:p>
          </table:table-cell>
          <table:table-cell table:formula="of:=[.B4571]-[.C4571]" office:value-type="float" office:value="-8.13413600000001">
            <text:p>-8.134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558072">
            <text:p>50.558072</text:p>
          </table:table-cell>
          <table:table-cell office:value-type="float" office:value="52.71155">
            <text:p>52.71155</text:p>
          </table:table-cell>
          <table:table-cell table:formula="of:=[.B4572]-[.C4572]" office:value-type="float" office:value="-2.153478">
            <text:p>-2.1534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687762">
            <text:p>96.687762</text:p>
          </table:table-cell>
          <table:table-cell office:value-type="float" office:value="108.445464">
            <text:p>108.445464</text:p>
          </table:table-cell>
          <table:table-cell table:formula="of:=[.B4573]-[.C4573]" office:value-type="float" office:value="-11.757702">
            <text:p>-11.7577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871752">
            <text:p>182.871752</text:p>
          </table:table-cell>
          <table:table-cell office:value-type="float" office:value="207.211168">
            <text:p>207.211168</text:p>
          </table:table-cell>
          <table:table-cell table:formula="of:=[.B4574]-[.C4574]" office:value-type="float" office:value="-24.339416">
            <text:p>-24.339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5.707615">
            <text:p>125.707615</text:p>
          </table:table-cell>
          <table:table-cell office:value-type="float" office:value="142.780162">
            <text:p>142.780162</text:p>
          </table:table-cell>
          <table:table-cell table:formula="of:=[.B4575]-[.C4575]" office:value-type="float" office:value="-17.072547">
            <text:p>-17.072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022597">
            <text:p>48.022597</text:p>
          </table:table-cell>
          <table:table-cell office:value-type="float" office:value="51.44257">
            <text:p>51.44257</text:p>
          </table:table-cell>
          <table:table-cell table:formula="of:=[.B4576]-[.C4576]" office:value-type="float" office:value="-3.41997300000001">
            <text:p>-3.419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761358">
            <text:p>80.761358</text:p>
          </table:table-cell>
          <table:table-cell office:value-type="float" office:value="94.249832">
            <text:p>94.249832</text:p>
          </table:table-cell>
          <table:table-cell table:formula="of:=[.B4577]-[.C4577]" office:value-type="float" office:value="-13.488474">
            <text:p>-13.4884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727922">
            <text:p>61.727922</text:p>
          </table:table-cell>
          <table:table-cell office:value-type="float" office:value="68.570756">
            <text:p>68.570756</text:p>
          </table:table-cell>
          <table:table-cell table:formula="of:=[.B4578]-[.C4578]" office:value-type="float" office:value="-6.842834">
            <text:p>-6.842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80829">
            <text:p>97.780829</text:p>
          </table:table-cell>
          <table:table-cell office:value-type="float" office:value="112.137154">
            <text:p>112.137154</text:p>
          </table:table-cell>
          <table:table-cell table:formula="of:=[.B4579]-[.C4579]" office:value-type="float" office:value="-14.356325">
            <text:p>-14.3563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9149">
            <text:p>72.09149</text:p>
          </table:table-cell>
          <table:table-cell office:value-type="float" office:value="80.377336">
            <text:p>80.377336</text:p>
          </table:table-cell>
          <table:table-cell table:formula="of:=[.B4580]-[.C4580]" office:value-type="float" office:value="-8.28584600000001">
            <text:p>-8.285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703883">
            <text:p>139.703883</text:p>
          </table:table-cell>
          <table:table-cell office:value-type="float" office:value="158.988695">
            <text:p>158.988695</text:p>
          </table:table-cell>
          <table:table-cell table:formula="of:=[.B4581]-[.C4581]" office:value-type="float" office:value="-19.284812">
            <text:p>-19.284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36001">
            <text:p>45.236001</text:p>
          </table:table-cell>
          <table:table-cell office:value-type="float" office:value="50.270406">
            <text:p>50.270406</text:p>
          </table:table-cell>
          <table:table-cell table:formula="of:=[.B4582]-[.C4582]" office:value-type="float" office:value="-5.034405">
            <text:p>-5.034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746551">
            <text:p>88.746551</text:p>
          </table:table-cell>
          <table:table-cell office:value-type="float" office:value="101.836213">
            <text:p>101.836213</text:p>
          </table:table-cell>
          <table:table-cell table:formula="of:=[.B4583]-[.C4583]" office:value-type="float" office:value="-13.089662">
            <text:p>-13.0896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000515">
            <text:p>93.000515</text:p>
          </table:table-cell>
          <table:table-cell office:value-type="float" office:value="103.86237">
            <text:p>103.86237</text:p>
          </table:table-cell>
          <table:table-cell table:formula="of:=[.B4584]-[.C4584]" office:value-type="float" office:value="-10.861855">
            <text:p>-10.861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754553">
            <text:p>139.754553</text:p>
          </table:table-cell>
          <table:table-cell office:value-type="float" office:value="156.81862">
            <text:p>156.81862</text:p>
          </table:table-cell>
          <table:table-cell table:formula="of:=[.B4585]-[.C4585]" office:value-type="float" office:value="-17.064067">
            <text:p>-17.0640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914514">
            <text:p>89.914514</text:p>
          </table:table-cell>
          <table:table-cell office:value-type="float" office:value="89.739092">
            <text:p>89.739092</text:p>
          </table:table-cell>
          <table:table-cell table:formula="of:=[.B4586]-[.C4586]" office:value-type="float" office:value="0.175421999999998">
            <text:p>0.175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247656">
            <text:p>67.247656</text:p>
          </table:table-cell>
          <table:table-cell office:value-type="float" office:value="75.26266">
            <text:p>75.26266</text:p>
          </table:table-cell>
          <table:table-cell table:formula="of:=[.B4587]-[.C4587]" office:value-type="float" office:value="-8.01500399999999">
            <text:p>-8.0150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065033">
            <text:p>157.065033</text:p>
          </table:table-cell>
          <table:table-cell office:value-type="float" office:value="202.652387">
            <text:p>202.652387</text:p>
          </table:table-cell>
          <table:table-cell table:formula="of:=[.B4588]-[.C4588]" office:value-type="float" office:value="-45.587354">
            <text:p>-45.5873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24527">
            <text:p>69.324527</text:p>
          </table:table-cell>
          <table:table-cell office:value-type="float" office:value="74.174526">
            <text:p>74.174526</text:p>
          </table:table-cell>
          <table:table-cell table:formula="of:=[.B4589]-[.C4589]" office:value-type="float" office:value="-4.849999">
            <text:p>-4.849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7.75933">
            <text:p>337.75933</text:p>
          </table:table-cell>
          <table:table-cell office:value-type="float" office:value="458.256613">
            <text:p>458.256613</text:p>
          </table:table-cell>
          <table:table-cell table:formula="of:=[.B4590]-[.C4590]" office:value-type="float" office:value="-120.497283">
            <text:p>-120.4972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702184">
            <text:p>53.702184</text:p>
          </table:table-cell>
          <table:table-cell office:value-type="float" office:value="62.812028">
            <text:p>62.812028</text:p>
          </table:table-cell>
          <table:table-cell table:formula="of:=[.B4591]-[.C4591]" office:value-type="float" office:value="-9.109844">
            <text:p>-9.109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677106">
            <text:p>54.677106</text:p>
          </table:table-cell>
          <table:table-cell office:value-type="float" office:value="62.618018">
            <text:p>62.618018</text:p>
          </table:table-cell>
          <table:table-cell table:formula="of:=[.B4592]-[.C4592]" office:value-type="float" office:value="-7.940912">
            <text:p>-7.940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750463">
            <text:p>72.750463</text:p>
          </table:table-cell>
          <table:table-cell office:value-type="float" office:value="82.738903">
            <text:p>82.738903</text:p>
          </table:table-cell>
          <table:table-cell table:formula="of:=[.B4593]-[.C4593]" office:value-type="float" office:value="-9.98844">
            <text:p>-9.98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1.727041">
            <text:p>381.727041</text:p>
          </table:table-cell>
          <table:table-cell office:value-type="float" office:value="450.424201">
            <text:p>450.424201</text:p>
          </table:table-cell>
          <table:table-cell table:formula="of:=[.B4594]-[.C4594]" office:value-type="float" office:value="-68.69716">
            <text:p>-68.697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3893">
            <text:p>111.23893</text:p>
          </table:table-cell>
          <table:table-cell office:value-type="float" office:value="135.804058">
            <text:p>135.804058</text:p>
          </table:table-cell>
          <table:table-cell table:formula="of:=[.B4595]-[.C4595]" office:value-type="float" office:value="-24.565128">
            <text:p>-24.5651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8935">
            <text:p>88.48935</text:p>
          </table:table-cell>
          <table:table-cell office:value-type="float" office:value="100.623771">
            <text:p>100.623771</text:p>
          </table:table-cell>
          <table:table-cell table:formula="of:=[.B4596]-[.C4596]" office:value-type="float" office:value="-12.134421">
            <text:p>-12.134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8.613258">
            <text:p>368.613258</text:p>
          </table:table-cell>
          <table:table-cell office:value-type="float" office:value="514.749332">
            <text:p>514.749332</text:p>
          </table:table-cell>
          <table:table-cell table:formula="of:=[.B4597]-[.C4597]" office:value-type="float" office:value="-146.136074">
            <text:p>-146.136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755375">
            <text:p>50.755375</text:p>
          </table:table-cell>
          <table:table-cell office:value-type="float" office:value="55.89251">
            <text:p>55.89251</text:p>
          </table:table-cell>
          <table:table-cell table:formula="of:=[.B4598]-[.C4598]" office:value-type="float" office:value="-5.137135">
            <text:p>-5.137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028061">
            <text:p>71.028061</text:p>
          </table:table-cell>
          <table:table-cell office:value-type="float" office:value="74.924801">
            <text:p>74.924801</text:p>
          </table:table-cell>
          <table:table-cell table:formula="of:=[.B4599]-[.C4599]" office:value-type="float" office:value="-3.89674000000001">
            <text:p>-3.89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824802">
            <text:p>174.824802</text:p>
          </table:table-cell>
          <table:table-cell office:value-type="float" office:value="249.718268">
            <text:p>249.718268</text:p>
          </table:table-cell>
          <table:table-cell table:formula="of:=[.B4600]-[.C4600]" office:value-type="float" office:value="-74.893466">
            <text:p>-74.893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3.979146">
            <text:p>673.979146</text:p>
          </table:table-cell>
          <table:table-cell office:value-type="float" office:value="896.183804">
            <text:p>896.183804</text:p>
          </table:table-cell>
          <table:table-cell table:formula="of:=[.B4601]-[.C4601]" office:value-type="float" office:value="-222.204658">
            <text:p>-222.2046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849535">
            <text:p>31.849535</text:p>
          </table:table-cell>
          <table:table-cell office:value-type="float" office:value="34.767667">
            <text:p>34.767667</text:p>
          </table:table-cell>
          <table:table-cell table:formula="of:=[.B4602]-[.C4602]" office:value-type="float" office:value="-2.918132">
            <text:p>-2.918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392934">
            <text:p>68.392934</text:p>
          </table:table-cell>
          <table:table-cell office:value-type="float" office:value="76.228926">
            <text:p>76.228926</text:p>
          </table:table-cell>
          <table:table-cell table:formula="of:=[.B4603]-[.C4603]" office:value-type="float" office:value="-7.835992">
            <text:p>-7.835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087535">
            <text:p>205.087535</text:p>
          </table:table-cell>
          <table:table-cell office:value-type="float" office:value="228.193661">
            <text:p>228.193661</text:p>
          </table:table-cell>
          <table:table-cell table:formula="of:=[.B4604]-[.C4604]" office:value-type="float" office:value="-23.106126">
            <text:p>-23.106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082">
            <text:p>70.4082</text:p>
          </table:table-cell>
          <table:table-cell office:value-type="float" office:value="78.010372">
            <text:p>78.010372</text:p>
          </table:table-cell>
          <table:table-cell table:formula="of:=[.B4605]-[.C4605]" office:value-type="float" office:value="-7.60217200000001">
            <text:p>-7.6021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617868">
            <text:p>19.617868</text:p>
          </table:table-cell>
          <table:table-cell office:value-type="float" office:value="21.066309">
            <text:p>21.066309</text:p>
          </table:table-cell>
          <table:table-cell table:formula="of:=[.B4606]-[.C4606]" office:value-type="float" office:value="-1.448441">
            <text:p>-1.4484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492851">
            <text:p>160.492851</text:p>
          </table:table-cell>
          <table:table-cell office:value-type="float" office:value="178.635955">
            <text:p>178.635955</text:p>
          </table:table-cell>
          <table:table-cell table:formula="of:=[.B4607]-[.C4607]" office:value-type="float" office:value="-18.143104">
            <text:p>-18.143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921841">
            <text:p>53.921841</text:p>
          </table:table-cell>
          <table:table-cell office:value-type="float" office:value="60.013226">
            <text:p>60.013226</text:p>
          </table:table-cell>
          <table:table-cell table:formula="of:=[.B4608]-[.C4608]" office:value-type="float" office:value="-6.091385">
            <text:p>-6.091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37354">
            <text:p>70.737354</text:p>
          </table:table-cell>
          <table:table-cell office:value-type="float" office:value="79.554489">
            <text:p>79.554489</text:p>
          </table:table-cell>
          <table:table-cell table:formula="of:=[.B4609]-[.C4609]" office:value-type="float" office:value="-8.81713500000001">
            <text:p>-8.8171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576312">
            <text:p>66.576312</text:p>
          </table:table-cell>
          <table:table-cell office:value-type="float" office:value="70.382914">
            <text:p>70.382914</text:p>
          </table:table-cell>
          <table:table-cell table:formula="of:=[.B4610]-[.C4610]" office:value-type="float" office:value="-3.806602">
            <text:p>-3.806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752324">
            <text:p>112.752324</text:p>
          </table:table-cell>
          <table:table-cell office:value-type="float" office:value="116.975247">
            <text:p>116.975247</text:p>
          </table:table-cell>
          <table:table-cell table:formula="of:=[.B4611]-[.C4611]" office:value-type="float" office:value="-4.22292299999999">
            <text:p>-4.2229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899666">
            <text:p>85.899666</text:p>
          </table:table-cell>
          <table:table-cell office:value-type="float" office:value="95.980909">
            <text:p>95.980909</text:p>
          </table:table-cell>
          <table:table-cell table:formula="of:=[.B4612]-[.C4612]" office:value-type="float" office:value="-10.081243">
            <text:p>-10.081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539236">
            <text:p>84.539236</text:p>
          </table:table-cell>
          <table:table-cell office:value-type="float" office:value="94.318694">
            <text:p>94.318694</text:p>
          </table:table-cell>
          <table:table-cell table:formula="of:=[.B4613]-[.C4613]" office:value-type="float" office:value="-9.77945799999999">
            <text:p>-9.779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29841">
            <text:p>111.229841</text:p>
          </table:table-cell>
          <table:table-cell office:value-type="float" office:value="123.589674">
            <text:p>123.589674</text:p>
          </table:table-cell>
          <table:table-cell table:formula="of:=[.B4614]-[.C4614]" office:value-type="float" office:value="-12.359833">
            <text:p>-12.359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732675">
            <text:p>98.732675</text:p>
          </table:table-cell>
          <table:table-cell office:value-type="float" office:value="119.326436">
            <text:p>119.326436</text:p>
          </table:table-cell>
          <table:table-cell table:formula="of:=[.B4615]-[.C4615]" office:value-type="float" office:value="-20.593761">
            <text:p>-20.593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711858">
            <text:p>51.711858</text:p>
          </table:table-cell>
          <table:table-cell office:value-type="float" office:value="55.153832">
            <text:p>55.153832</text:p>
          </table:table-cell>
          <table:table-cell table:formula="of:=[.B4616]-[.C4616]" office:value-type="float" office:value="-3.441974">
            <text:p>-3.4419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283434">
            <text:p>117.283434</text:p>
          </table:table-cell>
          <table:table-cell office:value-type="float" office:value="133.487416">
            <text:p>133.487416</text:p>
          </table:table-cell>
          <table:table-cell table:formula="of:=[.B4617]-[.C4617]" office:value-type="float" office:value="-16.203982">
            <text:p>-16.2039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63028">
            <text:p>108.463028</text:p>
          </table:table-cell>
          <table:table-cell office:value-type="float" office:value="128.190849">
            <text:p>128.190849</text:p>
          </table:table-cell>
          <table:table-cell table:formula="of:=[.B4618]-[.C4618]" office:value-type="float" office:value="-19.727821">
            <text:p>-19.727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410824">
            <text:p>63.410824</text:p>
          </table:table-cell>
          <table:table-cell office:value-type="float" office:value="69.53326">
            <text:p>69.53326</text:p>
          </table:table-cell>
          <table:table-cell table:formula="of:=[.B4619]-[.C4619]" office:value-type="float" office:value="-6.122436">
            <text:p>-6.122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568684">
            <text:p>28.568684</text:p>
          </table:table-cell>
          <table:table-cell office:value-type="float" office:value="32.381287">
            <text:p>32.381287</text:p>
          </table:table-cell>
          <table:table-cell table:formula="of:=[.B4620]-[.C4620]" office:value-type="float" office:value="-3.812603">
            <text:p>-3.812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466626">
            <text:p>97.466626</text:p>
          </table:table-cell>
          <table:table-cell office:value-type="float" office:value="111.115816">
            <text:p>111.115816</text:p>
          </table:table-cell>
          <table:table-cell table:formula="of:=[.B4621]-[.C4621]" office:value-type="float" office:value="-13.64919">
            <text:p>-13.64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57089">
            <text:p>67.657089</text:p>
          </table:table-cell>
          <table:table-cell office:value-type="float" office:value="75.313219">
            <text:p>75.313219</text:p>
          </table:table-cell>
          <table:table-cell table:formula="of:=[.B4622]-[.C4622]" office:value-type="float" office:value="-7.65613">
            <text:p>-7.65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168636">
            <text:p>81.168636</text:p>
          </table:table-cell>
          <table:table-cell office:value-type="float" office:value="90.141937">
            <text:p>90.141937</text:p>
          </table:table-cell>
          <table:table-cell table:formula="of:=[.B4623]-[.C4623]" office:value-type="float" office:value="-8.97330099999999">
            <text:p>-8.973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.218092">
            <text:p>249.218092</text:p>
          </table:table-cell>
          <table:table-cell office:value-type="float" office:value="263.571268">
            <text:p>263.571268</text:p>
          </table:table-cell>
          <table:table-cell table:formula="of:=[.B4624]-[.C4624]" office:value-type="float" office:value="-14.353176">
            <text:p>-14.353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136922">
            <text:p>109.136922</text:p>
          </table:table-cell>
          <table:table-cell office:value-type="float" office:value="134.842432">
            <text:p>134.842432</text:p>
          </table:table-cell>
          <table:table-cell table:formula="of:=[.B4625]-[.C4625]" office:value-type="float" office:value="-25.70551">
            <text:p>-25.70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157636">
            <text:p>72.157636</text:p>
          </table:table-cell>
          <table:table-cell office:value-type="float" office:value="78.151146">
            <text:p>78.151146</text:p>
          </table:table-cell>
          <table:table-cell table:formula="of:=[.B4626]-[.C4626]" office:value-type="float" office:value="-5.99351">
            <text:p>-5.99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.686827">
            <text:p>255.686827</text:p>
          </table:table-cell>
          <table:table-cell office:value-type="float" office:value="269.487137">
            <text:p>269.487137</text:p>
          </table:table-cell>
          <table:table-cell table:formula="of:=[.B4627]-[.C4627]" office:value-type="float" office:value="-13.80031">
            <text:p>-13.80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325152">
            <text:p>289.325152</text:p>
          </table:table-cell>
          <table:table-cell office:value-type="float" office:value="308.950681">
            <text:p>308.950681</text:p>
          </table:table-cell>
          <table:table-cell table:formula="of:=[.B4628]-[.C4628]" office:value-type="float" office:value="-19.625529">
            <text:p>-19.6255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1576">
            <text:p>122.1576</text:p>
          </table:table-cell>
          <table:table-cell office:value-type="float" office:value="127.914144">
            <text:p>127.914144</text:p>
          </table:table-cell>
          <table:table-cell table:formula="of:=[.B4629]-[.C4629]" office:value-type="float" office:value="-5.75654399999999">
            <text:p>-5.756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740754">
            <text:p>289.740754</text:p>
          </table:table-cell>
          <table:table-cell office:value-type="float" office:value="292.216139">
            <text:p>292.216139</text:p>
          </table:table-cell>
          <table:table-cell table:formula="of:=[.B4630]-[.C4630]" office:value-type="float" office:value="-2.47538500000002">
            <text:p>-2.4753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633594">
            <text:p>197.633594</text:p>
          </table:table-cell>
          <table:table-cell office:value-type="float" office:value="205.870657">
            <text:p>205.870657</text:p>
          </table:table-cell>
          <table:table-cell table:formula="of:=[.B4631]-[.C4631]" office:value-type="float" office:value="-8.23706300000001">
            <text:p>-8.237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744119">
            <text:p>204.744119</text:p>
          </table:table-cell>
          <table:table-cell office:value-type="float" office:value="213.322785">
            <text:p>213.322785</text:p>
          </table:table-cell>
          <table:table-cell table:formula="of:=[.B4632]-[.C4632]" office:value-type="float" office:value="-8.578666">
            <text:p>-8.578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122249">
            <text:p>140.122249</text:p>
          </table:table-cell>
          <table:table-cell office:value-type="float" office:value="147.311207">
            <text:p>147.311207</text:p>
          </table:table-cell>
          <table:table-cell table:formula="of:=[.B4633]-[.C4633]" office:value-type="float" office:value="-7.18895799999999">
            <text:p>-7.188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939876">
            <text:p>59.939876</text:p>
          </table:table-cell>
          <table:table-cell office:value-type="float" office:value="61.622267">
            <text:p>61.622267</text:p>
          </table:table-cell>
          <table:table-cell table:formula="of:=[.B4634]-[.C4634]" office:value-type="float" office:value="-1.682391">
            <text:p>-1.682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.396798">
            <text:p>250.396798</text:p>
          </table:table-cell>
          <table:table-cell office:value-type="float" office:value="257.472883">
            <text:p>257.472883</text:p>
          </table:table-cell>
          <table:table-cell table:formula="of:=[.B4635]-[.C4635]" office:value-type="float" office:value="-7.07608500000003">
            <text:p>-7.0760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266825">
            <text:p>62.266825</text:p>
          </table:table-cell>
          <table:table-cell office:value-type="float" office:value="64.528144">
            <text:p>64.528144</text:p>
          </table:table-cell>
          <table:table-cell table:formula="of:=[.B4636]-[.C4636]" office:value-type="float" office:value="-2.261319">
            <text:p>-2.2613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1.90611">
            <text:p>371.90611</text:p>
          </table:table-cell>
          <table:table-cell office:value-type="float" office:value="373.994666">
            <text:p>373.994666</text:p>
          </table:table-cell>
          <table:table-cell table:formula="of:=[.B4637]-[.C4637]" office:value-type="float" office:value="-2.08855599999998">
            <text:p>-2.0885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583236">
            <text:p>220.583236</text:p>
          </table:table-cell>
          <table:table-cell office:value-type="float" office:value="228.065405">
            <text:p>228.065405</text:p>
          </table:table-cell>
          <table:table-cell table:formula="of:=[.B4638]-[.C4638]" office:value-type="float" office:value="-7.482169">
            <text:p>-7.482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928492">
            <text:p>132.928492</text:p>
          </table:table-cell>
          <table:table-cell office:value-type="float" office:value="140.584327">
            <text:p>140.584327</text:p>
          </table:table-cell>
          <table:table-cell table:formula="of:=[.B4639]-[.C4639]" office:value-type="float" office:value="-7.655835">
            <text:p>-7.6558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344214">
            <text:p>104.344214</text:p>
          </table:table-cell>
          <table:table-cell office:value-type="float" office:value="108.447577">
            <text:p>108.447577</text:p>
          </table:table-cell>
          <table:table-cell table:formula="of:=[.B4640]-[.C4640]" office:value-type="float" office:value="-4.103363">
            <text:p>-4.103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159469">
            <text:p>205.159469</text:p>
          </table:table-cell>
          <table:table-cell office:value-type="float" office:value="207.661528">
            <text:p>207.661528</text:p>
          </table:table-cell>
          <table:table-cell table:formula="of:=[.B4641]-[.C4641]" office:value-type="float" office:value="-2.502059">
            <text:p>-2.502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060437">
            <text:p>160.060437</text:p>
          </table:table-cell>
          <table:table-cell office:value-type="float" office:value="170.125283">
            <text:p>170.125283</text:p>
          </table:table-cell>
          <table:table-cell table:formula="of:=[.B4642]-[.C4642]" office:value-type="float" office:value="-10.064846">
            <text:p>-10.064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.506807">
            <text:p>234.506807</text:p>
          </table:table-cell>
          <table:table-cell office:value-type="float" office:value="241.874027">
            <text:p>241.874027</text:p>
          </table:table-cell>
          <table:table-cell table:formula="of:=[.B4643]-[.C4643]" office:value-type="float" office:value="-7.36722">
            <text:p>-7.36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913541">
            <text:p>42.913541</text:p>
          </table:table-cell>
          <table:table-cell office:value-type="float" office:value="44.786242">
            <text:p>44.786242</text:p>
          </table:table-cell>
          <table:table-cell table:formula="of:=[.B4644]-[.C4644]" office:value-type="float" office:value="-1.872701">
            <text:p>-1.8727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18651">
            <text:p>96.418651</text:p>
          </table:table-cell>
          <table:table-cell office:value-type="float" office:value="100.140366">
            <text:p>100.140366</text:p>
          </table:table-cell>
          <table:table-cell table:formula="of:=[.B4645]-[.C4645]" office:value-type="float" office:value="-3.721715">
            <text:p>-3.721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9.038493">
            <text:p>129.038493</text:p>
          </table:table-cell>
          <table:table-cell office:value-type="float" office:value="133.095053">
            <text:p>133.095053</text:p>
          </table:table-cell>
          <table:table-cell table:formula="of:=[.B4646]-[.C4646]" office:value-type="float" office:value="-4.05656000000002">
            <text:p>-4.05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171145">
            <text:p>113.171145</text:p>
          </table:table-cell>
          <table:table-cell office:value-type="float" office:value="116.392528">
            <text:p>116.392528</text:p>
          </table:table-cell>
          <table:table-cell table:formula="of:=[.B4647]-[.C4647]" office:value-type="float" office:value="-3.221383">
            <text:p>-3.221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97322">
            <text:p>77.497322</text:p>
          </table:table-cell>
          <table:table-cell office:value-type="float" office:value="79.410467">
            <text:p>79.410467</text:p>
          </table:table-cell>
          <table:table-cell table:formula="of:=[.B4648]-[.C4648]" office:value-type="float" office:value="-1.913145">
            <text:p>-1.9131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.42975">
            <text:p>223.42975</text:p>
          </table:table-cell>
          <table:table-cell office:value-type="float" office:value="225.900443">
            <text:p>225.900443</text:p>
          </table:table-cell>
          <table:table-cell table:formula="of:=[.B4649]-[.C4649]" office:value-type="float" office:value="-2.47069299999998">
            <text:p>-2.470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850989">
            <text:p>39.850989</text:p>
          </table:table-cell>
          <table:table-cell office:value-type="float" office:value="42.003216">
            <text:p>42.003216</text:p>
          </table:table-cell>
          <table:table-cell table:formula="of:=[.B4650]-[.C4650]" office:value-type="float" office:value="-2.152227">
            <text:p>-2.152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97646">
            <text:p>141.797646</text:p>
          </table:table-cell>
          <table:table-cell office:value-type="float" office:value="148.014305">
            <text:p>148.014305</text:p>
          </table:table-cell>
          <table:table-cell table:formula="of:=[.B4651]-[.C4651]" office:value-type="float" office:value="-6.21665900000002">
            <text:p>-6.2166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2692">
            <text:p>101.22692</text:p>
          </table:table-cell>
          <table:table-cell office:value-type="float" office:value="105.560492">
            <text:p>105.560492</text:p>
          </table:table-cell>
          <table:table-cell table:formula="of:=[.B4652]-[.C4652]" office:value-type="float" office:value="-4.33357199999999">
            <text:p>-4.333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556835">
            <text:p>172.556835</text:p>
          </table:table-cell>
          <table:table-cell office:value-type="float" office:value="177.141342">
            <text:p>177.141342</text:p>
          </table:table-cell>
          <table:table-cell table:formula="of:=[.B4653]-[.C4653]" office:value-type="float" office:value="-4.584507">
            <text:p>-4.584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347452">
            <text:p>147.347452</text:p>
          </table:table-cell>
          <table:table-cell office:value-type="float" office:value="153.656457">
            <text:p>153.656457</text:p>
          </table:table-cell>
          <table:table-cell table:formula="of:=[.B4654]-[.C4654]" office:value-type="float" office:value="-6.30900499999999">
            <text:p>-6.309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579376">
            <text:p>80.579376</text:p>
          </table:table-cell>
          <table:table-cell office:value-type="float" office:value="83.066165">
            <text:p>83.066165</text:p>
          </table:table-cell>
          <table:table-cell table:formula="of:=[.B4655]-[.C4655]" office:value-type="float" office:value="-2.486789">
            <text:p>-2.486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337777">
            <text:p>243.337777</text:p>
          </table:table-cell>
          <table:table-cell office:value-type="float" office:value="249.694404">
            <text:p>249.694404</text:p>
          </table:table-cell>
          <table:table-cell table:formula="of:=[.B4656]-[.C4656]" office:value-type="float" office:value="-6.356627">
            <text:p>-6.356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571742">
            <text:p>153.571742</text:p>
          </table:table-cell>
          <table:table-cell office:value-type="float" office:value="160.255758">
            <text:p>160.255758</text:p>
          </table:table-cell>
          <table:table-cell table:formula="of:=[.B4657]-[.C4657]" office:value-type="float" office:value="-6.68401599999999">
            <text:p>-6.6840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374725">
            <text:p>81.374725</text:p>
          </table:table-cell>
          <table:table-cell office:value-type="float" office:value="84.279078">
            <text:p>84.279078</text:p>
          </table:table-cell>
          <table:table-cell table:formula="of:=[.B4658]-[.C4658]" office:value-type="float" office:value="-2.904353">
            <text:p>-2.9043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195427">
            <text:p>84.195427</text:p>
          </table:table-cell>
          <table:table-cell office:value-type="float" office:value="85.076273">
            <text:p>85.076273</text:p>
          </table:table-cell>
          <table:table-cell table:formula="of:=[.B4659]-[.C4659]" office:value-type="float" office:value="-0.880846000000005">
            <text:p>-0.880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241322">
            <text:p>100.241322</text:p>
          </table:table-cell>
          <table:table-cell office:value-type="float" office:value="101.002004">
            <text:p>101.002004</text:p>
          </table:table-cell>
          <table:table-cell table:formula="of:=[.B4660]-[.C4660]" office:value-type="float" office:value="-0.760682000000003">
            <text:p>-0.7606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17021">
            <text:p>94.117021</text:p>
          </table:table-cell>
          <table:table-cell office:value-type="float" office:value="97.329996">
            <text:p>97.329996</text:p>
          </table:table-cell>
          <table:table-cell table:formula="of:=[.B4661]-[.C4661]" office:value-type="float" office:value="-3.212975">
            <text:p>-3.212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.962555">
            <text:p>116.962555</text:p>
          </table:table-cell>
          <table:table-cell office:value-type="float" office:value="118.217069">
            <text:p>118.217069</text:p>
          </table:table-cell>
          <table:table-cell table:formula="of:=[.B4662]-[.C4662]" office:value-type="float" office:value="-1.254514">
            <text:p>-1.254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896784">
            <text:p>62.896784</text:p>
          </table:table-cell>
          <table:table-cell office:value-type="float" office:value="65.409676">
            <text:p>65.409676</text:p>
          </table:table-cell>
          <table:table-cell table:formula="of:=[.B4663]-[.C4663]" office:value-type="float" office:value="-2.51289200000001">
            <text:p>-2.512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264253">
            <text:p>48.264253</text:p>
          </table:table-cell>
          <table:table-cell office:value-type="float" office:value="48.346171">
            <text:p>48.346171</text:p>
          </table:table-cell>
          <table:table-cell table:formula="of:=[.B4664]-[.C4664]" office:value-type="float" office:value="-0.0819180000000017">
            <text:p>-0.081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341648">
            <text:p>114.341648</text:p>
          </table:table-cell>
          <table:table-cell office:value-type="float" office:value="115.71897">
            <text:p>115.71897</text:p>
          </table:table-cell>
          <table:table-cell table:formula="of:=[.B4665]-[.C4665]" office:value-type="float" office:value="-1.37732199999999">
            <text:p>-1.377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420576">
            <text:p>140.420576</text:p>
          </table:table-cell>
          <table:table-cell office:value-type="float" office:value="144.087227">
            <text:p>144.087227</text:p>
          </table:table-cell>
          <table:table-cell table:formula="of:=[.B4666]-[.C4666]" office:value-type="float" office:value="-3.666651">
            <text:p>-3.6666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33316">
            <text:p>295.33316</text:p>
          </table:table-cell>
          <table:table-cell office:value-type="float" office:value="301.496272">
            <text:p>301.496272</text:p>
          </table:table-cell>
          <table:table-cell table:formula="of:=[.B4667]-[.C4667]" office:value-type="float" office:value="-6.16311199999996">
            <text:p>-6.163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549873">
            <text:p>181.549873</text:p>
          </table:table-cell>
          <table:table-cell office:value-type="float" office:value="188.394711">
            <text:p>188.394711</text:p>
          </table:table-cell>
          <table:table-cell table:formula="of:=[.B4668]-[.C4668]" office:value-type="float" office:value="-6.84483800000001">
            <text:p>-6.844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691513">
            <text:p>104.691513</text:p>
          </table:table-cell>
          <table:table-cell office:value-type="float" office:value="108.964539">
            <text:p>108.964539</text:p>
          </table:table-cell>
          <table:table-cell table:formula="of:=[.B4669]-[.C4669]" office:value-type="float" office:value="-4.273026">
            <text:p>-4.273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97683">
            <text:p>134.97683</text:p>
          </table:table-cell>
          <table:table-cell office:value-type="float" office:value="137.77675">
            <text:p>137.77675</text:p>
          </table:table-cell>
          <table:table-cell table:formula="of:=[.B4670]-[.C4670]" office:value-type="float" office:value="-2.79991999999999">
            <text:p>-2.799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248151">
            <text:p>180.248151</text:p>
          </table:table-cell>
          <table:table-cell office:value-type="float" office:value="187.807239">
            <text:p>187.807239</text:p>
          </table:table-cell>
          <table:table-cell table:formula="of:=[.B4671]-[.C4671]" office:value-type="float" office:value="-7.559088">
            <text:p>-7.559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00136">
            <text:p>147.00136</text:p>
          </table:table-cell>
          <table:table-cell office:value-type="float" office:value="155.010273">
            <text:p>155.010273</text:p>
          </table:table-cell>
          <table:table-cell table:formula="of:=[.B4672]-[.C4672]" office:value-type="float" office:value="-8.00891300000001">
            <text:p>-8.008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8.554885">
            <text:p>298.554885</text:p>
          </table:table-cell>
          <table:table-cell office:value-type="float" office:value="304.92089">
            <text:p>304.92089</text:p>
          </table:table-cell>
          <table:table-cell table:formula="of:=[.B4673]-[.C4673]" office:value-type="float" office:value="-6.36600499999997">
            <text:p>-6.366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422641">
            <text:p>146.422641</text:p>
          </table:table-cell>
          <table:table-cell office:value-type="float" office:value="149.469599">
            <text:p>149.469599</text:p>
          </table:table-cell>
          <table:table-cell table:formula="of:=[.B4674]-[.C4674]" office:value-type="float" office:value="-3.04695799999999">
            <text:p>-3.046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415981">
            <text:p>135.415981</text:p>
          </table:table-cell>
          <table:table-cell office:value-type="float" office:value="137.12125">
            <text:p>137.12125</text:p>
          </table:table-cell>
          <table:table-cell table:formula="of:=[.B4675]-[.C4675]" office:value-type="float" office:value="-1.70526900000002">
            <text:p>-1.705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363452">
            <text:p>86.363452</text:p>
          </table:table-cell>
          <table:table-cell office:value-type="float" office:value="90.598927">
            <text:p>90.598927</text:p>
          </table:table-cell>
          <table:table-cell table:formula="of:=[.B4676]-[.C4676]" office:value-type="float" office:value="-4.23547500000001">
            <text:p>-4.235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28087">
            <text:p>141.628087</text:p>
          </table:table-cell>
          <table:table-cell office:value-type="float" office:value="144.143837">
            <text:p>144.143837</text:p>
          </table:table-cell>
          <table:table-cell table:formula="of:=[.B4677]-[.C4677]" office:value-type="float" office:value="-2.51575">
            <text:p>-2.51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444696">
            <text:p>52.444696</text:p>
          </table:table-cell>
          <table:table-cell office:value-type="float" office:value="54.107594">
            <text:p>54.107594</text:p>
          </table:table-cell>
          <table:table-cell table:formula="of:=[.B4678]-[.C4678]" office:value-type="float" office:value="-1.662898">
            <text:p>-1.6628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113563">
            <text:p>131.113563</text:p>
          </table:table-cell>
          <table:table-cell office:value-type="float" office:value="135.619314">
            <text:p>135.619314</text:p>
          </table:table-cell>
          <table:table-cell table:formula="of:=[.B4679]-[.C4679]" office:value-type="float" office:value="-4.505751">
            <text:p>-4.505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255877">
            <text:p>65.255877</text:p>
          </table:table-cell>
          <table:table-cell office:value-type="float" office:value="65.580761">
            <text:p>65.580761</text:p>
          </table:table-cell>
          <table:table-cell table:formula="of:=[.B4680]-[.C4680]" office:value-type="float" office:value="-0.324883999999997">
            <text:p>-0.324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06649">
            <text:p>90.806649</text:p>
          </table:table-cell>
          <table:table-cell office:value-type="float" office:value="94.043018">
            <text:p>94.043018</text:p>
          </table:table-cell>
          <table:table-cell table:formula="of:=[.B4681]-[.C4681]" office:value-type="float" office:value="-3.23636900000001">
            <text:p>-3.236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22105">
            <text:p>135.722105</text:p>
          </table:table-cell>
          <table:table-cell office:value-type="float" office:value="139.31278">
            <text:p>139.31278</text:p>
          </table:table-cell>
          <table:table-cell table:formula="of:=[.B4682]-[.C4682]" office:value-type="float" office:value="-3.590675">
            <text:p>-3.5906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6.287707">
            <text:p>326.287707</text:p>
          </table:table-cell>
          <table:table-cell office:value-type="float" office:value="339.149532">
            <text:p>339.149532</text:p>
          </table:table-cell>
          <table:table-cell table:formula="of:=[.B4683]-[.C4683]" office:value-type="float" office:value="-12.861825">
            <text:p>-12.8618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639168">
            <text:p>160.639168</text:p>
          </table:table-cell>
          <table:table-cell office:value-type="float" office:value="168.448601">
            <text:p>168.448601</text:p>
          </table:table-cell>
          <table:table-cell table:formula="of:=[.B4684]-[.C4684]" office:value-type="float" office:value="-7.80943299999998">
            <text:p>-7.809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393439">
            <text:p>88.393439</text:p>
          </table:table-cell>
          <table:table-cell office:value-type="float" office:value="91.710183">
            <text:p>91.710183</text:p>
          </table:table-cell>
          <table:table-cell table:formula="of:=[.B4685]-[.C4685]" office:value-type="float" office:value="-3.316744">
            <text:p>-3.316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531758">
            <text:p>45.531758</text:p>
          </table:table-cell>
          <table:table-cell office:value-type="float" office:value="47.218465">
            <text:p>47.218465</text:p>
          </table:table-cell>
          <table:table-cell table:formula="of:=[.B4686]-[.C4686]" office:value-type="float" office:value="-1.68670700000001">
            <text:p>-1.6867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08943">
            <text:p>78.608943</text:p>
          </table:table-cell>
          <table:table-cell office:value-type="float" office:value="81.226246">
            <text:p>81.226246</text:p>
          </table:table-cell>
          <table:table-cell table:formula="of:=[.B4687]-[.C4687]" office:value-type="float" office:value="-2.61730300000001">
            <text:p>-2.617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3.684518">
            <text:p>163.684518</text:p>
          </table:table-cell>
          <table:table-cell office:value-type="float" office:value="170.045075">
            <text:p>170.045075</text:p>
          </table:table-cell>
          <table:table-cell table:formula="of:=[.B4688]-[.C4688]" office:value-type="float" office:value="-6.360557">
            <text:p>-6.3605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2.518577">
            <text:p>302.518577</text:p>
          </table:table-cell>
          <table:table-cell office:value-type="float" office:value="318.888024">
            <text:p>318.888024</text:p>
          </table:table-cell>
          <table:table-cell table:formula="of:=[.B4689]-[.C4689]" office:value-type="float" office:value="-16.369447">
            <text:p>-16.369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51308">
            <text:p>45.151308</text:p>
          </table:table-cell>
          <table:table-cell office:value-type="float" office:value="47.170279">
            <text:p>47.170279</text:p>
          </table:table-cell>
          <table:table-cell table:formula="of:=[.B4690]-[.C4690]" office:value-type="float" office:value="-2.018971">
            <text:p>-2.018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707894">
            <text:p>68.707894</text:p>
          </table:table-cell>
          <table:table-cell office:value-type="float" office:value="68.169888">
            <text:p>68.169888</text:p>
          </table:table-cell>
          <table:table-cell table:formula="of:=[.B4691]-[.C4691]" office:value-type="float" office:value="0.538005999999996">
            <text:p>0.538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48289">
            <text:p>101.648289</text:p>
          </table:table-cell>
          <table:table-cell office:value-type="float" office:value="107.528551">
            <text:p>107.528551</text:p>
          </table:table-cell>
          <table:table-cell table:formula="of:=[.B4692]-[.C4692]" office:value-type="float" office:value="-5.88026199999999">
            <text:p>-5.880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872862">
            <text:p>57.872862</text:p>
          </table:table-cell>
          <table:table-cell office:value-type="float" office:value="59.231754">
            <text:p>59.231754</text:p>
          </table:table-cell>
          <table:table-cell table:formula="of:=[.B4693]-[.C4693]" office:value-type="float" office:value="-1.358892">
            <text:p>-1.358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98568">
            <text:p>76.098568</text:p>
          </table:table-cell>
          <table:table-cell office:value-type="float" office:value="79.364823">
            <text:p>79.364823</text:p>
          </table:table-cell>
          <table:table-cell table:formula="of:=[.B4694]-[.C4694]" office:value-type="float" office:value="-3.266255">
            <text:p>-3.2662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016026">
            <text:p>134.016026</text:p>
          </table:table-cell>
          <table:table-cell office:value-type="float" office:value="139.743668">
            <text:p>139.743668</text:p>
          </table:table-cell>
          <table:table-cell table:formula="of:=[.B4695]-[.C4695]" office:value-type="float" office:value="-5.727642">
            <text:p>-5.7276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701187">
            <text:p>171.701187</text:p>
          </table:table-cell>
          <table:table-cell office:value-type="float" office:value="178.188212">
            <text:p>178.188212</text:p>
          </table:table-cell>
          <table:table-cell table:formula="of:=[.B4696]-[.C4696]" office:value-type="float" office:value="-6.48702499999999">
            <text:p>-6.4870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483721">
            <text:p>88.483721</text:p>
          </table:table-cell>
          <table:table-cell office:value-type="float" office:value="92.319622">
            <text:p>92.319622</text:p>
          </table:table-cell>
          <table:table-cell table:formula="of:=[.B4697]-[.C4697]" office:value-type="float" office:value="-3.83590099999999">
            <text:p>-3.8359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.197328">
            <text:p>259.197328</text:p>
          </table:table-cell>
          <table:table-cell office:value-type="float" office:value="267.779213">
            <text:p>267.779213</text:p>
          </table:table-cell>
          <table:table-cell table:formula="of:=[.B4698]-[.C4698]" office:value-type="float" office:value="-8.581885">
            <text:p>-8.5818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036405">
            <text:p>237.036405</text:p>
          </table:table-cell>
          <table:table-cell office:value-type="float" office:value="243.516648">
            <text:p>243.516648</text:p>
          </table:table-cell>
          <table:table-cell table:formula="of:=[.B4699]-[.C4699]" office:value-type="float" office:value="-6.480243">
            <text:p>-6.480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28512">
            <text:p>104.228512</text:p>
          </table:table-cell>
          <table:table-cell office:value-type="float" office:value="107.481253">
            <text:p>107.481253</text:p>
          </table:table-cell>
          <table:table-cell table:formula="of:=[.B4700]-[.C4700]" office:value-type="float" office:value="-3.252741">
            <text:p>-3.252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11796">
            <text:p>93.411796</text:p>
          </table:table-cell>
          <table:table-cell office:value-type="float" office:value="96.070932">
            <text:p>96.070932</text:p>
          </table:table-cell>
          <table:table-cell table:formula="of:=[.B4701]-[.C4701]" office:value-type="float" office:value="-2.659136">
            <text:p>-2.659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836588">
            <text:p>110.836588</text:p>
          </table:table-cell>
          <table:table-cell office:value-type="float" office:value="115.024586">
            <text:p>115.024586</text:p>
          </table:table-cell>
          <table:table-cell table:formula="of:=[.B4702]-[.C4702]" office:value-type="float" office:value="-4.18799799999999">
            <text:p>-4.187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371414">
            <text:p>51.371414</text:p>
          </table:table-cell>
          <table:table-cell office:value-type="float" office:value="53.485293">
            <text:p>53.485293</text:p>
          </table:table-cell>
          <table:table-cell table:formula="of:=[.B4703]-[.C4703]" office:value-type="float" office:value="-2.113879">
            <text:p>-2.113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265431">
            <text:p>145.265431</text:p>
          </table:table-cell>
          <table:table-cell office:value-type="float" office:value="149.500059">
            <text:p>149.500059</text:p>
          </table:table-cell>
          <table:table-cell table:formula="of:=[.B4704]-[.C4704]" office:value-type="float" office:value="-4.23462799999999">
            <text:p>-4.234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991384">
            <text:p>198.991384</text:p>
          </table:table-cell>
          <table:table-cell office:value-type="float" office:value="208.001619">
            <text:p>208.001619</text:p>
          </table:table-cell>
          <table:table-cell table:formula="of:=[.B4705]-[.C4705]" office:value-type="float" office:value="-9.01023499999999">
            <text:p>-9.010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660559">
            <text:p>101.660559</text:p>
          </table:table-cell>
          <table:table-cell office:value-type="float" office:value="105.667263">
            <text:p>105.667263</text:p>
          </table:table-cell>
          <table:table-cell table:formula="of:=[.B4706]-[.C4706]" office:value-type="float" office:value="-4.006704">
            <text:p>-4.006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081209">
            <text:p>203.081209</text:p>
          </table:table-cell>
          <table:table-cell office:value-type="float" office:value="210.304634">
            <text:p>210.304634</text:p>
          </table:table-cell>
          <table:table-cell table:formula="of:=[.B4707]-[.C4707]" office:value-type="float" office:value="-7.22342499999999">
            <text:p>-7.223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74354">
            <text:p>96.174354</text:p>
          </table:table-cell>
          <table:table-cell office:value-type="float" office:value="101.424844">
            <text:p>101.424844</text:p>
          </table:table-cell>
          <table:table-cell table:formula="of:=[.B4708]-[.C4708]" office:value-type="float" office:value="-5.25049">
            <text:p>-5.25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858294">
            <text:p>207.858294</text:p>
          </table:table-cell>
          <table:table-cell office:value-type="float" office:value="211.843285">
            <text:p>211.843285</text:p>
          </table:table-cell>
          <table:table-cell table:formula="of:=[.B4709]-[.C4709]" office:value-type="float" office:value="-3.98499100000001">
            <text:p>-3.9849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3.305789">
            <text:p>553.305789</text:p>
          </table:table-cell>
          <table:table-cell office:value-type="float" office:value="677.142666">
            <text:p>677.142666</text:p>
          </table:table-cell>
          <table:table-cell table:formula="of:=[.B4710]-[.C4710]" office:value-type="float" office:value="-123.836877">
            <text:p>-123.836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969287">
            <text:p>62.969287</text:p>
          </table:table-cell>
          <table:table-cell office:value-type="float" office:value="65.273554">
            <text:p>65.273554</text:p>
          </table:table-cell>
          <table:table-cell table:formula="of:=[.B4711]-[.C4711]" office:value-type="float" office:value="-2.304267">
            <text:p>-2.304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.190491">
            <text:p>205.190491</text:p>
          </table:table-cell>
          <table:table-cell office:value-type="float" office:value="211.977678">
            <text:p>211.977678</text:p>
          </table:table-cell>
          <table:table-cell table:formula="of:=[.B4712]-[.C4712]" office:value-type="float" office:value="-6.78718699999999">
            <text:p>-6.7871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275083">
            <text:p>63.275083</text:p>
          </table:table-cell>
          <table:table-cell office:value-type="float" office:value="66.546465">
            <text:p>66.546465</text:p>
          </table:table-cell>
          <table:table-cell table:formula="of:=[.B4713]-[.C4713]" office:value-type="float" office:value="-3.271382">
            <text:p>-3.271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045215">
            <text:p>119.045215</text:p>
          </table:table-cell>
          <table:table-cell office:value-type="float" office:value="122.375678">
            <text:p>122.375678</text:p>
          </table:table-cell>
          <table:table-cell table:formula="of:=[.B4714]-[.C4714]" office:value-type="float" office:value="-3.33046299999999">
            <text:p>-3.330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.766001">
            <text:p>238.766001</text:p>
          </table:table-cell>
          <table:table-cell office:value-type="float" office:value="244.685106">
            <text:p>244.685106</text:p>
          </table:table-cell>
          <table:table-cell table:formula="of:=[.B4715]-[.C4715]" office:value-type="float" office:value="-5.919105">
            <text:p>-5.919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86879">
            <text:p>83.486879</text:p>
          </table:table-cell>
          <table:table-cell office:value-type="float" office:value="82.587621">
            <text:p>82.587621</text:p>
          </table:table-cell>
          <table:table-cell table:formula="of:=[.B4716]-[.C4716]" office:value-type="float" office:value="0.899258000000003">
            <text:p>0.899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854176">
            <text:p>48.854176</text:p>
          </table:table-cell>
          <table:table-cell office:value-type="float" office:value="53.941319">
            <text:p>53.941319</text:p>
          </table:table-cell>
          <table:table-cell table:formula="of:=[.B4717]-[.C4717]" office:value-type="float" office:value="-5.087143">
            <text:p>-5.08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044468">
            <text:p>140.044468</text:p>
          </table:table-cell>
          <table:table-cell office:value-type="float" office:value="145.478855">
            <text:p>145.478855</text:p>
          </table:table-cell>
          <table:table-cell table:formula="of:=[.B4718]-[.C4718]" office:value-type="float" office:value="-5.43438700000002">
            <text:p>-5.434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79645">
            <text:p>121.79645</text:p>
          </table:table-cell>
          <table:table-cell office:value-type="float" office:value="126.809786">
            <text:p>126.809786</text:p>
          </table:table-cell>
          <table:table-cell table:formula="of:=[.B4719]-[.C4719]" office:value-type="float" office:value="-5.01333600000001">
            <text:p>-5.013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27777">
            <text:p>62.427777</text:p>
          </table:table-cell>
          <table:table-cell office:value-type="float" office:value="64.024283">
            <text:p>64.024283</text:p>
          </table:table-cell>
          <table:table-cell table:formula="of:=[.B4720]-[.C4720]" office:value-type="float" office:value="-1.596506">
            <text:p>-1.5965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6.512247">
            <text:p>186.512247</text:p>
          </table:table-cell>
          <table:table-cell office:value-type="float" office:value="188.7924">
            <text:p>188.7924</text:p>
          </table:table-cell>
          <table:table-cell table:formula="of:=[.B4721]-[.C4721]" office:value-type="float" office:value="-2.28015299999998">
            <text:p>-2.2801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.815774">
            <text:p>309.815774</text:p>
          </table:table-cell>
          <table:table-cell office:value-type="float" office:value="313.662058">
            <text:p>313.662058</text:p>
          </table:table-cell>
          <table:table-cell table:formula="of:=[.B4722]-[.C4722]" office:value-type="float" office:value="-3.84628400000003">
            <text:p>-3.846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37762">
            <text:p>164.337762</text:p>
          </table:table-cell>
          <table:table-cell office:value-type="float" office:value="172.873391">
            <text:p>172.873391</text:p>
          </table:table-cell>
          <table:table-cell table:formula="of:=[.B4723]-[.C4723]" office:value-type="float" office:value="-8.535629">
            <text:p>-8.535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566469">
            <text:p>144.566469</text:p>
          </table:table-cell>
          <table:table-cell office:value-type="float" office:value="149.246254">
            <text:p>149.246254</text:p>
          </table:table-cell>
          <table:table-cell table:formula="of:=[.B4724]-[.C4724]" office:value-type="float" office:value="-4.67978499999998">
            <text:p>-4.679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675622">
            <text:p>112.675622</text:p>
          </table:table-cell>
          <table:table-cell office:value-type="float" office:value="115.695268">
            <text:p>115.695268</text:p>
          </table:table-cell>
          <table:table-cell table:formula="of:=[.B4725]-[.C4725]" office:value-type="float" office:value="-3.01964599999999">
            <text:p>-3.019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28929">
            <text:p>98.928929</text:p>
          </table:table-cell>
          <table:table-cell office:value-type="float" office:value="102.15962">
            <text:p>102.15962</text:p>
          </table:table-cell>
          <table:table-cell table:formula="of:=[.B4726]-[.C4726]" office:value-type="float" office:value="-3.23069100000001">
            <text:p>-3.230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223803">
            <text:p>96.223803</text:p>
          </table:table-cell>
          <table:table-cell office:value-type="float" office:value="98.563453">
            <text:p>98.563453</text:p>
          </table:table-cell>
          <table:table-cell table:formula="of:=[.B4727]-[.C4727]" office:value-type="float" office:value="-2.33964999999999">
            <text:p>-2.33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163695">
            <text:p>139.163695</text:p>
          </table:table-cell>
          <table:table-cell office:value-type="float" office:value="141.759124">
            <text:p>141.759124</text:p>
          </table:table-cell>
          <table:table-cell table:formula="of:=[.B4728]-[.C4728]" office:value-type="float" office:value="-2.59542900000002">
            <text:p>-2.595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.003362">
            <text:p>85.003362</text:p>
          </table:table-cell>
          <table:table-cell office:value-type="float" office:value="87.859217">
            <text:p>87.859217</text:p>
          </table:table-cell>
          <table:table-cell table:formula="of:=[.B4729]-[.C4729]" office:value-type="float" office:value="-2.85585500000001">
            <text:p>-2.855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423546">
            <text:p>180.423546</text:p>
          </table:table-cell>
          <table:table-cell office:value-type="float" office:value="187.420097">
            <text:p>187.420097</text:p>
          </table:table-cell>
          <table:table-cell table:formula="of:=[.B4730]-[.C4730]" office:value-type="float" office:value="-6.99655100000001">
            <text:p>-6.996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258549">
            <text:p>106.258549</text:p>
          </table:table-cell>
          <table:table-cell office:value-type="float" office:value="110.001308">
            <text:p>110.001308</text:p>
          </table:table-cell>
          <table:table-cell table:formula="of:=[.B4731]-[.C4731]" office:value-type="float" office:value="-3.74275899999999">
            <text:p>-3.742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692821">
            <text:p>131.692821</text:p>
          </table:table-cell>
          <table:table-cell office:value-type="float" office:value="135.443306">
            <text:p>135.443306</text:p>
          </table:table-cell>
          <table:table-cell table:formula="of:=[.B4732]-[.C4732]" office:value-type="float" office:value="-3.750485">
            <text:p>-3.7504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228933">
            <text:p>61.228933</text:p>
          </table:table-cell>
          <table:table-cell office:value-type="float" office:value="61.419128">
            <text:p>61.419128</text:p>
          </table:table-cell>
          <table:table-cell table:formula="of:=[.B4733]-[.C4733]" office:value-type="float" office:value="-0.190195000000003">
            <text:p>-0.1901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495797">
            <text:p>106.495797</text:p>
          </table:table-cell>
          <table:table-cell office:value-type="float" office:value="110.461764">
            <text:p>110.461764</text:p>
          </table:table-cell>
          <table:table-cell table:formula="of:=[.B4734]-[.C4734]" office:value-type="float" office:value="-3.96596700000001">
            <text:p>-3.965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105279">
            <text:p>146.105279</text:p>
          </table:table-cell>
          <table:table-cell office:value-type="float" office:value="156.164642">
            <text:p>156.164642</text:p>
          </table:table-cell>
          <table:table-cell table:formula="of:=[.B4735]-[.C4735]" office:value-type="float" office:value="-10.059363">
            <text:p>-10.0593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14339">
            <text:p>82.014339</text:p>
          </table:table-cell>
          <table:table-cell office:value-type="float" office:value="83.550765">
            <text:p>83.550765</text:p>
          </table:table-cell>
          <table:table-cell table:formula="of:=[.B4736]-[.C4736]" office:value-type="float" office:value="-1.53642599999999">
            <text:p>-1.5364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960401">
            <text:p>75.960401</text:p>
          </table:table-cell>
          <table:table-cell office:value-type="float" office:value="79.10074">
            <text:p>79.10074</text:p>
          </table:table-cell>
          <table:table-cell table:formula="of:=[.B4737]-[.C4737]" office:value-type="float" office:value="-3.140339">
            <text:p>-3.140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983808">
            <text:p>45.983808</text:p>
          </table:table-cell>
          <table:table-cell office:value-type="float" office:value="47.389147">
            <text:p>47.389147</text:p>
          </table:table-cell>
          <table:table-cell table:formula="of:=[.B4738]-[.C4738]" office:value-type="float" office:value="-1.405339">
            <text:p>-1.405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161638">
            <text:p>83.161638</text:p>
          </table:table-cell>
          <table:table-cell office:value-type="float" office:value="84.10876">
            <text:p>84.10876</text:p>
          </table:table-cell>
          <table:table-cell table:formula="of:=[.B4739]-[.C4739]" office:value-type="float" office:value="-0.947122000000007">
            <text:p>-0.947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3.726047">
            <text:p>463.726047</text:p>
          </table:table-cell>
          <table:table-cell office:value-type="float" office:value="474.382869">
            <text:p>474.382869</text:p>
          </table:table-cell>
          <table:table-cell table:formula="of:=[.B4740]-[.C4740]" office:value-type="float" office:value="-10.656822">
            <text:p>-10.656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550532">
            <text:p>66.550532</text:p>
          </table:table-cell>
          <table:table-cell office:value-type="float" office:value="68.947177">
            <text:p>68.947177</text:p>
          </table:table-cell>
          <table:table-cell table:formula="of:=[.B4741]-[.C4741]" office:value-type="float" office:value="-2.39664499999999">
            <text:p>-2.396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006363">
            <text:p>173.006363</text:p>
          </table:table-cell>
          <table:table-cell office:value-type="float" office:value="176.241955">
            <text:p>176.241955</text:p>
          </table:table-cell>
          <table:table-cell table:formula="of:=[.B4742]-[.C4742]" office:value-type="float" office:value="-3.235592">
            <text:p>-3.235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594721">
            <text:p>201.594721</text:p>
          </table:table-cell>
          <table:table-cell office:value-type="float" office:value="206.823161">
            <text:p>206.823161</text:p>
          </table:table-cell>
          <table:table-cell table:formula="of:=[.B4743]-[.C4743]" office:value-type="float" office:value="-5.22844000000001">
            <text:p>-5.22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885732">
            <text:p>134.885732</text:p>
          </table:table-cell>
          <table:table-cell office:value-type="float" office:value="139.82607">
            <text:p>139.82607</text:p>
          </table:table-cell>
          <table:table-cell table:formula="of:=[.B4744]-[.C4744]" office:value-type="float" office:value="-4.940338">
            <text:p>-4.940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133223">
            <text:p>107.133223</text:p>
          </table:table-cell>
          <table:table-cell office:value-type="float" office:value="109.957571">
            <text:p>109.957571</text:p>
          </table:table-cell>
          <table:table-cell table:formula="of:=[.B4745]-[.C4745]" office:value-type="float" office:value="-2.824348">
            <text:p>-2.8243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207162">
            <text:p>153.207162</text:p>
          </table:table-cell>
          <table:table-cell office:value-type="float" office:value="153.857628">
            <text:p>153.857628</text:p>
          </table:table-cell>
          <table:table-cell table:formula="of:=[.B4746]-[.C4746]" office:value-type="float" office:value="-0.650465999999994">
            <text:p>-0.650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309879">
            <text:p>66.309879</text:p>
          </table:table-cell>
          <table:table-cell office:value-type="float" office:value="72.581078">
            <text:p>72.581078</text:p>
          </table:table-cell>
          <table:table-cell table:formula="of:=[.B4747]-[.C4747]" office:value-type="float" office:value="-6.27119900000001">
            <text:p>-6.271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723093">
            <text:p>138.723093</text:p>
          </table:table-cell>
          <table:table-cell office:value-type="float" office:value="144.286718">
            <text:p>144.286718</text:p>
          </table:table-cell>
          <table:table-cell table:formula="of:=[.B4748]-[.C4748]" office:value-type="float" office:value="-5.563625">
            <text:p>-5.563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603769">
            <text:p>141.603769</text:p>
          </table:table-cell>
          <table:table-cell office:value-type="float" office:value="143.876239">
            <text:p>143.876239</text:p>
          </table:table-cell>
          <table:table-cell table:formula="of:=[.B4749]-[.C4749]" office:value-type="float" office:value="-2.27247">
            <text:p>-2.27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7.939496">
            <text:p>347.939496</text:p>
          </table:table-cell>
          <table:table-cell office:value-type="float" office:value="353.798857">
            <text:p>353.798857</text:p>
          </table:table-cell>
          <table:table-cell table:formula="of:=[.B4750]-[.C4750]" office:value-type="float" office:value="-5.85936099999998">
            <text:p>-5.8593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857804">
            <text:p>99.857804</text:p>
          </table:table-cell>
          <table:table-cell office:value-type="float" office:value="102.747349">
            <text:p>102.747349</text:p>
          </table:table-cell>
          <table:table-cell table:formula="of:=[.B4751]-[.C4751]" office:value-type="float" office:value="-2.889545">
            <text:p>-2.889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0811">
            <text:p>121.40811</text:p>
          </table:table-cell>
          <table:table-cell office:value-type="float" office:value="126.281383">
            <text:p>126.281383</text:p>
          </table:table-cell>
          <table:table-cell table:formula="of:=[.B4752]-[.C4752]" office:value-type="float" office:value="-4.87327300000001">
            <text:p>-4.873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52244">
            <text:p>110.152244</text:p>
          </table:table-cell>
          <table:table-cell office:value-type="float" office:value="113.613051">
            <text:p>113.613051</text:p>
          </table:table-cell>
          <table:table-cell table:formula="of:=[.B4753]-[.C4753]" office:value-type="float" office:value="-3.460807">
            <text:p>-3.4608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131964">
            <text:p>82.131964</text:p>
          </table:table-cell>
          <table:table-cell office:value-type="float" office:value="84.183467">
            <text:p>84.183467</text:p>
          </table:table-cell>
          <table:table-cell table:formula="of:=[.B4754]-[.C4754]" office:value-type="float" office:value="-2.051503">
            <text:p>-2.051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96284">
            <text:p>227.96284</text:p>
          </table:table-cell>
          <table:table-cell office:value-type="float" office:value="233.114166">
            <text:p>233.114166</text:p>
          </table:table-cell>
          <table:table-cell table:formula="of:=[.B4755]-[.C4755]" office:value-type="float" office:value="-5.15132600000001">
            <text:p>-5.151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216742">
            <text:p>64.216742</text:p>
          </table:table-cell>
          <table:table-cell office:value-type="float" office:value="64.306152">
            <text:p>64.306152</text:p>
          </table:table-cell>
          <table:table-cell table:formula="of:=[.B4756]-[.C4756]" office:value-type="float" office:value="-0.0894100000000009">
            <text:p>-0.089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188156">
            <text:p>201.188156</text:p>
          </table:table-cell>
          <table:table-cell office:value-type="float" office:value="205.27593">
            <text:p>205.27593</text:p>
          </table:table-cell>
          <table:table-cell table:formula="of:=[.B4757]-[.C4757]" office:value-type="float" office:value="-4.087774">
            <text:p>-4.087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413399">
            <text:p>196.413399</text:p>
          </table:table-cell>
          <table:table-cell office:value-type="float" office:value="195.113334">
            <text:p>195.113334</text:p>
          </table:table-cell>
          <table:table-cell table:formula="of:=[.B4758]-[.C4758]" office:value-type="float" office:value="1.30006499999999">
            <text:p>1.300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036116">
            <text:p>171.036116</text:p>
          </table:table-cell>
          <table:table-cell office:value-type="float" office:value="175.096554">
            <text:p>175.096554</text:p>
          </table:table-cell>
          <table:table-cell table:formula="of:=[.B4759]-[.C4759]" office:value-type="float" office:value="-4.06043800000001">
            <text:p>-4.060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940821">
            <text:p>289.940821</text:p>
          </table:table-cell>
          <table:table-cell office:value-type="float" office:value="292.054392">
            <text:p>292.054392</text:p>
          </table:table-cell>
          <table:table-cell table:formula="of:=[.B4760]-[.C4760]" office:value-type="float" office:value="-2.11357099999998">
            <text:p>-2.113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940559">
            <text:p>256.940559</text:p>
          </table:table-cell>
          <table:table-cell office:value-type="float" office:value="263.071125">
            <text:p>263.071125</text:p>
          </table:table-cell>
          <table:table-cell table:formula="of:=[.B4761]-[.C4761]" office:value-type="float" office:value="-6.13056599999999">
            <text:p>-6.130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336815">
            <text:p>179.336815</text:p>
          </table:table-cell>
          <table:table-cell office:value-type="float" office:value="184.6798">
            <text:p>184.6798</text:p>
          </table:table-cell>
          <table:table-cell table:formula="of:=[.B4762]-[.C4762]" office:value-type="float" office:value="-5.342985">
            <text:p>-5.3429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.449185">
            <text:p>201.449185</text:p>
          </table:table-cell>
          <table:table-cell office:value-type="float" office:value="208.077908">
            <text:p>208.077908</text:p>
          </table:table-cell>
          <table:table-cell table:formula="of:=[.B4763]-[.C4763]" office:value-type="float" office:value="-6.62872300000001">
            <text:p>-6.6287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4.219473">
            <text:p>384.219473</text:p>
          </table:table-cell>
          <table:table-cell office:value-type="float" office:value="393.332847">
            <text:p>393.332847</text:p>
          </table:table-cell>
          <table:table-cell table:formula="of:=[.B4764]-[.C4764]" office:value-type="float" office:value="-9.11337400000002">
            <text:p>-9.113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343692">
            <text:p>212.343692</text:p>
          </table:table-cell>
          <table:table-cell office:value-type="float" office:value="216.731381">
            <text:p>216.731381</text:p>
          </table:table-cell>
          <table:table-cell table:formula="of:=[.B4765]-[.C4765]" office:value-type="float" office:value="-4.38768899999999">
            <text:p>-4.387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0305">
            <text:p>56.0305</text:p>
          </table:table-cell>
          <table:table-cell office:value-type="float" office:value="57.265432">
            <text:p>57.265432</text:p>
          </table:table-cell>
          <table:table-cell table:formula="of:=[.B4766]-[.C4766]" office:value-type="float" office:value="-1.23493199999999">
            <text:p>-1.234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.940398">
            <text:p>304.940398</text:p>
          </table:table-cell>
          <table:table-cell office:value-type="float" office:value="305.776091">
            <text:p>305.776091</text:p>
          </table:table-cell>
          <table:table-cell table:formula="of:=[.B4767]-[.C4767]" office:value-type="float" office:value="-0.835692999999992">
            <text:p>-0.835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3.888662">
            <text:p>373.888662</text:p>
          </table:table-cell>
          <table:table-cell office:value-type="float" office:value="379.947722">
            <text:p>379.947722</text:p>
          </table:table-cell>
          <table:table-cell table:formula="of:=[.B4768]-[.C4768]" office:value-type="float" office:value="-6.05905999999999">
            <text:p>-6.05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551795">
            <text:p>187.551795</text:p>
          </table:table-cell>
          <table:table-cell office:value-type="float" office:value="190.580968">
            <text:p>190.580968</text:p>
          </table:table-cell>
          <table:table-cell table:formula="of:=[.B4769]-[.C4769]" office:value-type="float" office:value="-3.02917300000001">
            <text:p>-3.029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319775">
            <text:p>236.319775</text:p>
          </table:table-cell>
          <table:table-cell office:value-type="float" office:value="240.227913">
            <text:p>240.227913</text:p>
          </table:table-cell>
          <table:table-cell table:formula="of:=[.B4770]-[.C4770]" office:value-type="float" office:value="-3.90813800000001">
            <text:p>-3.908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893355">
            <text:p>127.893355</text:p>
          </table:table-cell>
          <table:table-cell office:value-type="float" office:value="128.800125">
            <text:p>128.800125</text:p>
          </table:table-cell>
          <table:table-cell table:formula="of:=[.B4771]-[.C4771]" office:value-type="float" office:value="-0.906770000000009">
            <text:p>-0.90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.637445">
            <text:p>278.637445</text:p>
          </table:table-cell>
          <table:table-cell office:value-type="float" office:value="282.560505">
            <text:p>282.560505</text:p>
          </table:table-cell>
          <table:table-cell table:formula="of:=[.B4772]-[.C4772]" office:value-type="float" office:value="-3.92305999999996">
            <text:p>-3.92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3.085581">
            <text:p>493.085581</text:p>
          </table:table-cell>
          <table:table-cell office:value-type="float" office:value="489.943036">
            <text:p>489.943036</text:p>
          </table:table-cell>
          <table:table-cell table:formula="of:=[.B4773]-[.C4773]" office:value-type="float" office:value="3.14254499999998">
            <text:p>3.142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647124">
            <text:p>90.647124</text:p>
          </table:table-cell>
          <table:table-cell office:value-type="float" office:value="92.888482">
            <text:p>92.888482</text:p>
          </table:table-cell>
          <table:table-cell table:formula="of:=[.B4774]-[.C4774]" office:value-type="float" office:value="-2.24135799999999">
            <text:p>-2.241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5.206226">
            <text:p>475.206226</text:p>
          </table:table-cell>
          <table:table-cell office:value-type="float" office:value="480.669643">
            <text:p>480.669643</text:p>
          </table:table-cell>
          <table:table-cell table:formula="of:=[.B4775]-[.C4775]" office:value-type="float" office:value="-5.46341699999999">
            <text:p>-5.463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3.150205">
            <text:p>353.150205</text:p>
          </table:table-cell>
          <table:table-cell office:value-type="float" office:value="364.734881">
            <text:p>364.734881</text:p>
          </table:table-cell>
          <table:table-cell table:formula="of:=[.B4776]-[.C4776]" office:value-type="float" office:value="-11.5846759999999">
            <text:p>-11.5846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649362">
            <text:p>220.649362</text:p>
          </table:table-cell>
          <table:table-cell office:value-type="float" office:value="226.668106">
            <text:p>226.668106</text:p>
          </table:table-cell>
          <table:table-cell table:formula="of:=[.B4777]-[.C4777]" office:value-type="float" office:value="-6.018744">
            <text:p>-6.0187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174403">
            <text:p>135.174403</text:p>
          </table:table-cell>
          <table:table-cell office:value-type="float" office:value="134.576845">
            <text:p>134.576845</text:p>
          </table:table-cell>
          <table:table-cell table:formula="of:=[.B4778]-[.C4778]" office:value-type="float" office:value="0.597558000000021">
            <text:p>0.5975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332689">
            <text:p>166.332689</text:p>
          </table:table-cell>
          <table:table-cell office:value-type="float" office:value="185.141907">
            <text:p>185.141907</text:p>
          </table:table-cell>
          <table:table-cell table:formula="of:=[.B4779]-[.C4779]" office:value-type="float" office:value="-18.809218">
            <text:p>-18.809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978783">
            <text:p>142.978783</text:p>
          </table:table-cell>
          <table:table-cell office:value-type="float" office:value="146.079983">
            <text:p>146.079983</text:p>
          </table:table-cell>
          <table:table-cell table:formula="of:=[.B4780]-[.C4780]" office:value-type="float" office:value="-3.10120000000001">
            <text:p>-3.1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153187">
            <text:p>185.153187</text:p>
          </table:table-cell>
          <table:table-cell office:value-type="float" office:value="184.60342">
            <text:p>184.60342</text:p>
          </table:table-cell>
          <table:table-cell table:formula="of:=[.B4781]-[.C4781]" office:value-type="float" office:value="0.549767000000003">
            <text:p>0.549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861889">
            <text:p>200.861889</text:p>
          </table:table-cell>
          <table:table-cell office:value-type="float" office:value="202.396351">
            <text:p>202.396351</text:p>
          </table:table-cell>
          <table:table-cell table:formula="of:=[.B4782]-[.C4782]" office:value-type="float" office:value="-1.53446200000002">
            <text:p>-1.5344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259781">
            <text:p>138.259781</text:p>
          </table:table-cell>
          <table:table-cell office:value-type="float" office:value="138.381459">
            <text:p>138.381459</text:p>
          </table:table-cell>
          <table:table-cell table:formula="of:=[.B4783]-[.C4783]" office:value-type="float" office:value="-0.121678000000003">
            <text:p>-0.1216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52026">
            <text:p>64.852026</text:p>
          </table:table-cell>
          <table:table-cell office:value-type="float" office:value="66.656516">
            <text:p>66.656516</text:p>
          </table:table-cell>
          <table:table-cell table:formula="of:=[.B4784]-[.C4784]" office:value-type="float" office:value="-1.80449">
            <text:p>-1.80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433033">
            <text:p>76.433033</text:p>
          </table:table-cell>
          <table:table-cell office:value-type="float" office:value="76.773311">
            <text:p>76.773311</text:p>
          </table:table-cell>
          <table:table-cell table:formula="of:=[.B4785]-[.C4785]" office:value-type="float" office:value="-0.340278000000012">
            <text:p>-0.3402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.281023">
            <text:p>257.281023</text:p>
          </table:table-cell>
          <table:table-cell office:value-type="float" office:value="258.896996">
            <text:p>258.896996</text:p>
          </table:table-cell>
          <table:table-cell table:formula="of:=[.B4786]-[.C4786]" office:value-type="float" office:value="-1.615973">
            <text:p>-1.615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227029">
            <text:p>239.227029</text:p>
          </table:table-cell>
          <table:table-cell office:value-type="float" office:value="242.482561">
            <text:p>242.482561</text:p>
          </table:table-cell>
          <table:table-cell table:formula="of:=[.B4787]-[.C4787]" office:value-type="float" office:value="-3.25553200000002">
            <text:p>-3.2555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687557">
            <text:p>149.687557</text:p>
          </table:table-cell>
          <table:table-cell office:value-type="float" office:value="152.083351">
            <text:p>152.083351</text:p>
          </table:table-cell>
          <table:table-cell table:formula="of:=[.B4788]-[.C4788]" office:value-type="float" office:value="-2.39579399999999">
            <text:p>-2.395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998815">
            <text:p>173.998815</text:p>
          </table:table-cell>
          <table:table-cell office:value-type="float" office:value="180.002261">
            <text:p>180.002261</text:p>
          </table:table-cell>
          <table:table-cell table:formula="of:=[.B4789]-[.C4789]" office:value-type="float" office:value="-6.003446">
            <text:p>-6.0034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.092188">
            <text:p>144.092188</text:p>
          </table:table-cell>
          <table:table-cell office:value-type="float" office:value="208.578642">
            <text:p>208.578642</text:p>
          </table:table-cell>
          <table:table-cell table:formula="of:=[.B4790]-[.C4790]" office:value-type="float" office:value="-64.486454">
            <text:p>-64.486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106507">
            <text:p>69.106507</text:p>
          </table:table-cell>
          <table:table-cell office:value-type="float" office:value="69.892357">
            <text:p>69.892357</text:p>
          </table:table-cell>
          <table:table-cell table:formula="of:=[.B4791]-[.C4791]" office:value-type="float" office:value="-0.785850000000011">
            <text:p>-0.78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835273">
            <text:p>202.835273</text:p>
          </table:table-cell>
          <table:table-cell office:value-type="float" office:value="203.358179">
            <text:p>203.358179</text:p>
          </table:table-cell>
          <table:table-cell table:formula="of:=[.B4792]-[.C4792]" office:value-type="float" office:value="-0.522906000000006">
            <text:p>-0.522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389159">
            <text:p>208.389159</text:p>
          </table:table-cell>
          <table:table-cell office:value-type="float" office:value="210.925911">
            <text:p>210.925911</text:p>
          </table:table-cell>
          <table:table-cell table:formula="of:=[.B4793]-[.C4793]" office:value-type="float" office:value="-2.53675200000001">
            <text:p>-2.536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.602402">
            <text:p>277.602402</text:p>
          </table:table-cell>
          <table:table-cell office:value-type="float" office:value="280.597913">
            <text:p>280.597913</text:p>
          </table:table-cell>
          <table:table-cell table:formula="of:=[.B4794]-[.C4794]" office:value-type="float" office:value="-2.99551100000002">
            <text:p>-2.995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125621">
            <text:p>99.125621</text:p>
          </table:table-cell>
          <table:table-cell office:value-type="float" office:value="101.237199">
            <text:p>101.237199</text:p>
          </table:table-cell>
          <table:table-cell table:formula="of:=[.B4795]-[.C4795]" office:value-type="float" office:value="-2.11157800000001">
            <text:p>-2.111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950462">
            <text:p>123.950462</text:p>
          </table:table-cell>
          <table:table-cell office:value-type="float" office:value="127.391934">
            <text:p>127.391934</text:p>
          </table:table-cell>
          <table:table-cell table:formula="of:=[.B4796]-[.C4796]" office:value-type="float" office:value="-3.441472">
            <text:p>-3.441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4.723498">
            <text:p>364.723498</text:p>
          </table:table-cell>
          <table:table-cell office:value-type="float" office:value="366.341123">
            <text:p>366.341123</text:p>
          </table:table-cell>
          <table:table-cell table:formula="of:=[.B4797]-[.C4797]" office:value-type="float" office:value="-1.61762499999998">
            <text:p>-1.617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0.786705">
            <text:p>340.786705</text:p>
          </table:table-cell>
          <table:table-cell office:value-type="float" office:value="336.228932">
            <text:p>336.228932</text:p>
          </table:table-cell>
          <table:table-cell table:formula="of:=[.B4798]-[.C4798]" office:value-type="float" office:value="4.557773">
            <text:p>4.5577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688859">
            <text:p>113.688859</text:p>
          </table:table-cell>
          <table:table-cell office:value-type="float" office:value="116.797777">
            <text:p>116.797777</text:p>
          </table:table-cell>
          <table:table-cell table:formula="of:=[.B4799]-[.C4799]" office:value-type="float" office:value="-3.108918">
            <text:p>-3.108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35595">
            <text:p>158.35595</text:p>
          </table:table-cell>
          <table:table-cell office:value-type="float" office:value="164.439544">
            <text:p>164.439544</text:p>
          </table:table-cell>
          <table:table-cell table:formula="of:=[.B4800]-[.C4800]" office:value-type="float" office:value="-6.08359400000001">
            <text:p>-6.083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6.089559">
            <text:p>366.089559</text:p>
          </table:table-cell>
          <table:table-cell office:value-type="float" office:value="365.79861">
            <text:p>365.79861</text:p>
          </table:table-cell>
          <table:table-cell table:formula="of:=[.B4801]-[.C4801]" office:value-type="float" office:value="0.290949000000012">
            <text:p>0.290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24997">
            <text:p>143.424997</text:p>
          </table:table-cell>
          <table:table-cell office:value-type="float" office:value="146.216842">
            <text:p>146.216842</text:p>
          </table:table-cell>
          <table:table-cell table:formula="of:=[.B4802]-[.C4802]" office:value-type="float" office:value="-2.79184500000002">
            <text:p>-2.791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205184">
            <text:p>282.205184</text:p>
          </table:table-cell>
          <table:table-cell office:value-type="float" office:value="285.072432">
            <text:p>285.072432</text:p>
          </table:table-cell>
          <table:table-cell table:formula="of:=[.B4803]-[.C4803]" office:value-type="float" office:value="-2.86724800000002">
            <text:p>-2.867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37309">
            <text:p>86.137309</text:p>
          </table:table-cell>
          <table:table-cell office:value-type="float" office:value="87.97265">
            <text:p>87.97265</text:p>
          </table:table-cell>
          <table:table-cell table:formula="of:=[.B4804]-[.C4804]" office:value-type="float" office:value="-1.835341">
            <text:p>-1.8353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8.097235">
            <text:p>398.097235</text:p>
          </table:table-cell>
          <table:table-cell office:value-type="float" office:value="402.315214">
            <text:p>402.315214</text:p>
          </table:table-cell>
          <table:table-cell table:formula="of:=[.B4805]-[.C4805]" office:value-type="float" office:value="-4.21797900000001">
            <text:p>-4.217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474724">
            <text:p>289.474724</text:p>
          </table:table-cell>
          <table:table-cell office:value-type="float" office:value="294.119883">
            <text:p>294.119883</text:p>
          </table:table-cell>
          <table:table-cell table:formula="of:=[.B4806]-[.C4806]" office:value-type="float" office:value="-4.64515900000004">
            <text:p>-4.645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129852">
            <text:p>126.129852</text:p>
          </table:table-cell>
          <table:table-cell office:value-type="float" office:value="124.377025">
            <text:p>124.377025</text:p>
          </table:table-cell>
          <table:table-cell table:formula="of:=[.B4807]-[.C4807]" office:value-type="float" office:value="1.752827">
            <text:p>1.752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1.398636">
            <text:p>431.398636</text:p>
          </table:table-cell>
          <table:table-cell office:value-type="float" office:value="438.662673">
            <text:p>438.662673</text:p>
          </table:table-cell>
          <table:table-cell table:formula="of:=[.B4808]-[.C4808]" office:value-type="float" office:value="-7.26403699999997">
            <text:p>-7.2640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5.703484">
            <text:p>635.703484</text:p>
          </table:table-cell>
          <table:table-cell office:value-type="float" office:value="661.742959">
            <text:p>661.742959</text:p>
          </table:table-cell>
          <table:table-cell table:formula="of:=[.B4809]-[.C4809]" office:value-type="float" office:value="-26.039475">
            <text:p>-26.0394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356235">
            <text:p>103.356235</text:p>
          </table:table-cell>
          <table:table-cell office:value-type="float" office:value="100.994414">
            <text:p>100.994414</text:p>
          </table:table-cell>
          <table:table-cell table:formula="of:=[.B4810]-[.C4810]" office:value-type="float" office:value="2.36182099999999">
            <text:p>2.361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.45226">
            <text:p>241.45226</text:p>
          </table:table-cell>
          <table:table-cell office:value-type="float" office:value="315.9161">
            <text:p>315.9161</text:p>
          </table:table-cell>
          <table:table-cell table:formula="of:=[.B4811]-[.C4811]" office:value-type="float" office:value="-74.46384">
            <text:p>-74.463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026466">
            <text:p>145.026466</text:p>
          </table:table-cell>
          <table:table-cell office:value-type="float" office:value="147.895805">
            <text:p>147.895805</text:p>
          </table:table-cell>
          <table:table-cell table:formula="of:=[.B4812]-[.C4812]" office:value-type="float" office:value="-2.869339">
            <text:p>-2.8693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.202287">
            <text:p>273.202287</text:p>
          </table:table-cell>
          <table:table-cell office:value-type="float" office:value="281.275295">
            <text:p>281.275295</text:p>
          </table:table-cell>
          <table:table-cell table:formula="of:=[.B4813]-[.C4813]" office:value-type="float" office:value="-8.07300800000002">
            <text:p>-8.073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91473">
            <text:p>88.91473</text:p>
          </table:table-cell>
          <table:table-cell office:value-type="float" office:value="89.755494">
            <text:p>89.755494</text:p>
          </table:table-cell>
          <table:table-cell table:formula="of:=[.B4814]-[.C4814]" office:value-type="float" office:value="-0.840763999999993">
            <text:p>-0.8407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26784">
            <text:p>52.26784</text:p>
          </table:table-cell>
          <table:table-cell office:value-type="float" office:value="52.055059">
            <text:p>52.055059</text:p>
          </table:table-cell>
          <table:table-cell table:formula="of:=[.B4815]-[.C4815]" office:value-type="float" office:value="0.212781">
            <text:p>0.212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853213">
            <text:p>299.853213</text:p>
          </table:table-cell>
          <table:table-cell office:value-type="float" office:value="304.613011">
            <text:p>304.613011</text:p>
          </table:table-cell>
          <table:table-cell table:formula="of:=[.B4816]-[.C4816]" office:value-type="float" office:value="-4.75979799999999">
            <text:p>-4.7597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499087">
            <text:p>83.499087</text:p>
          </table:table-cell>
          <table:table-cell office:value-type="float" office:value="86.02036">
            <text:p>86.02036</text:p>
          </table:table-cell>
          <table:table-cell table:formula="of:=[.B4817]-[.C4817]" office:value-type="float" office:value="-2.52127299999999">
            <text:p>-2.5212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3.7778">
            <text:p>183.7778</text:p>
          </table:table-cell>
          <table:table-cell office:value-type="float" office:value="206.851317">
            <text:p>206.851317</text:p>
          </table:table-cell>
          <table:table-cell table:formula="of:=[.B4818]-[.C4818]" office:value-type="float" office:value="-23.073517">
            <text:p>-23.073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940575">
            <text:p>73.940575</text:p>
          </table:table-cell>
          <table:table-cell office:value-type="float" office:value="74.817617">
            <text:p>74.817617</text:p>
          </table:table-cell>
          <table:table-cell table:formula="of:=[.B4819]-[.C4819]" office:value-type="float" office:value="-0.877042000000003">
            <text:p>-0.877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832567">
            <text:p>236.832567</text:p>
          </table:table-cell>
          <table:table-cell office:value-type="float" office:value="239.971727">
            <text:p>239.971727</text:p>
          </table:table-cell>
          <table:table-cell table:formula="of:=[.B4820]-[.C4820]" office:value-type="float" office:value="-3.13915999999998">
            <text:p>-3.13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583361">
            <text:p>98.583361</text:p>
          </table:table-cell>
          <table:table-cell office:value-type="float" office:value="99.765999">
            <text:p>99.765999</text:p>
          </table:table-cell>
          <table:table-cell table:formula="of:=[.B4821]-[.C4821]" office:value-type="float" office:value="-1.182638">
            <text:p>-1.182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9.049623">
            <text:p>359.049623</text:p>
          </table:table-cell>
          <table:table-cell office:value-type="float" office:value="362.19115">
            <text:p>362.19115</text:p>
          </table:table-cell>
          <table:table-cell table:formula="of:=[.B4822]-[.C4822]" office:value-type="float" office:value="-3.141527">
            <text:p>-3.141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2.632552">
            <text:p>352.632552</text:p>
          </table:table-cell>
          <table:table-cell office:value-type="float" office:value="355.914209">
            <text:p>355.914209</text:p>
          </table:table-cell>
          <table:table-cell table:formula="of:=[.B4823]-[.C4823]" office:value-type="float" office:value="-3.28165700000005">
            <text:p>-3.281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415568">
            <text:p>153.415568</text:p>
          </table:table-cell>
          <table:table-cell office:value-type="float" office:value="147.564193">
            <text:p>147.564193</text:p>
          </table:table-cell>
          <table:table-cell table:formula="of:=[.B4824]-[.C4824]" office:value-type="float" office:value="5.85137500000002">
            <text:p>5.851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015197">
            <text:p>38.015197</text:p>
          </table:table-cell>
          <table:table-cell office:value-type="float" office:value="38.435355">
            <text:p>38.435355</text:p>
          </table:table-cell>
          <table:table-cell table:formula="of:=[.B4825]-[.C4825]" office:value-type="float" office:value="-0.420158000000001">
            <text:p>-0.4201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291404">
            <text:p>215.291404</text:p>
          </table:table-cell>
          <table:table-cell office:value-type="float" office:value="216.707003">
            <text:p>216.707003</text:p>
          </table:table-cell>
          <table:table-cell table:formula="of:=[.B4826]-[.C4826]" office:value-type="float" office:value="-1.41559899999999">
            <text:p>-1.4155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.48794">
            <text:p>251.48794</text:p>
          </table:table-cell>
          <table:table-cell office:value-type="float" office:value="256.480882">
            <text:p>256.480882</text:p>
          </table:table-cell>
          <table:table-cell table:formula="of:=[.B4827]-[.C4827]" office:value-type="float" office:value="-4.992942">
            <text:p>-4.992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360429">
            <text:p>57.360429</text:p>
          </table:table-cell>
          <table:table-cell office:value-type="float" office:value="58.737312">
            <text:p>58.737312</text:p>
          </table:table-cell>
          <table:table-cell table:formula="of:=[.B4828]-[.C4828]" office:value-type="float" office:value="-1.376883">
            <text:p>-1.376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2.672541">
            <text:p>602.672541</text:p>
          </table:table-cell>
          <table:table-cell office:value-type="float" office:value="602.529764">
            <text:p>602.529764</text:p>
          </table:table-cell>
          <table:table-cell table:formula="of:=[.B4829]-[.C4829]" office:value-type="float" office:value="0.142777000000024">
            <text:p>0.1427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165896">
            <text:p>137.165896</text:p>
          </table:table-cell>
          <table:table-cell office:value-type="float" office:value="129.197893">
            <text:p>129.197893</text:p>
          </table:table-cell>
          <table:table-cell table:formula="of:=[.B4830]-[.C4830]" office:value-type="float" office:value="7.96800300000001">
            <text:p>7.968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5.174247">
            <text:p>275.174247</text:p>
          </table:table-cell>
          <table:table-cell office:value-type="float" office:value="282.444269">
            <text:p>282.444269</text:p>
          </table:table-cell>
          <table:table-cell table:formula="of:=[.B4831]-[.C4831]" office:value-type="float" office:value="-7.27002200000004">
            <text:p>-7.270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084774">
            <text:p>56.084774</text:p>
          </table:table-cell>
          <table:table-cell office:value-type="float" office:value="57.315627">
            <text:p>57.315627</text:p>
          </table:table-cell>
          <table:table-cell table:formula="of:=[.B4832]-[.C4832]" office:value-type="float" office:value="-1.230853">
            <text:p>-1.230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078744">
            <text:p>40.078744</text:p>
          </table:table-cell>
          <table:table-cell office:value-type="float" office:value="40.51574">
            <text:p>40.51574</text:p>
          </table:table-cell>
          <table:table-cell table:formula="of:=[.B4833]-[.C4833]" office:value-type="float" office:value="-0.436996000000001">
            <text:p>-0.436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7.37513">
            <text:p>577.37513</text:p>
          </table:table-cell>
          <table:table-cell office:value-type="float" office:value="576.20997">
            <text:p>576.20997</text:p>
          </table:table-cell>
          <table:table-cell table:formula="of:=[.B4834]-[.C4834]" office:value-type="float" office:value="1.16516000000001">
            <text:p>1.16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796343">
            <text:p>122.796343</text:p>
          </table:table-cell>
          <table:table-cell office:value-type="float" office:value="126.804456">
            <text:p>126.804456</text:p>
          </table:table-cell>
          <table:table-cell table:formula="of:=[.B4835]-[.C4835]" office:value-type="float" office:value="-4.00811300000001">
            <text:p>-4.008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910792">
            <text:p>106.910792</text:p>
          </table:table-cell>
          <table:table-cell office:value-type="float" office:value="113.723083">
            <text:p>113.723083</text:p>
          </table:table-cell>
          <table:table-cell table:formula="of:=[.B4836]-[.C4836]" office:value-type="float" office:value="-6.812291">
            <text:p>-6.812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5.697412">
            <text:p>295.697412</text:p>
          </table:table-cell>
          <table:table-cell office:value-type="float" office:value="294.775752">
            <text:p>294.775752</text:p>
          </table:table-cell>
          <table:table-cell table:formula="of:=[.B4837]-[.C4837]" office:value-type="float" office:value="0.921659999999974">
            <text:p>0.921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8.765893">
            <text:p>388.765893</text:p>
          </table:table-cell>
          <table:table-cell office:value-type="float" office:value="393.706013">
            <text:p>393.706013</text:p>
          </table:table-cell>
          <table:table-cell table:formula="of:=[.B4838]-[.C4838]" office:value-type="float" office:value="-4.94011999999998">
            <text:p>-4.94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29165">
            <text:p>132.029165</text:p>
          </table:table-cell>
          <table:table-cell office:value-type="float" office:value="131.603131">
            <text:p>131.603131</text:p>
          </table:table-cell>
          <table:table-cell table:formula="of:=[.B4839]-[.C4839]" office:value-type="float" office:value="0.426034000000016">
            <text:p>0.426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182852">
            <text:p>214.182852</text:p>
          </table:table-cell>
          <table:table-cell office:value-type="float" office:value="220.97194">
            <text:p>220.97194</text:p>
          </table:table-cell>
          <table:table-cell table:formula="of:=[.B4840]-[.C4840]" office:value-type="float" office:value="-6.78908799999999">
            <text:p>-6.789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906534">
            <text:p>104.906534</text:p>
          </table:table-cell>
          <table:table-cell office:value-type="float" office:value="104.822472">
            <text:p>104.822472</text:p>
          </table:table-cell>
          <table:table-cell table:formula="of:=[.B4841]-[.C4841]" office:value-type="float" office:value="0.0840619999999888">
            <text:p>0.084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736105">
            <text:p>194.736105</text:p>
          </table:table-cell>
          <table:table-cell office:value-type="float" office:value="200.461947">
            <text:p>200.461947</text:p>
          </table:table-cell>
          <table:table-cell table:formula="of:=[.B4842]-[.C4842]" office:value-type="float" office:value="-5.725842">
            <text:p>-5.725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71466">
            <text:p>46.571466</text:p>
          </table:table-cell>
          <table:table-cell office:value-type="float" office:value="50.22306">
            <text:p>50.22306</text:p>
          </table:table-cell>
          <table:table-cell table:formula="of:=[.B4843]-[.C4843]" office:value-type="float" office:value="-3.651594">
            <text:p>-3.651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434593">
            <text:p>104.434593</text:p>
          </table:table-cell>
          <table:table-cell office:value-type="float" office:value="107.190038">
            <text:p>107.190038</text:p>
          </table:table-cell>
          <table:table-cell table:formula="of:=[.B4844]-[.C4844]" office:value-type="float" office:value="-2.75544499999999">
            <text:p>-2.755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367023">
            <text:p>157.367023</text:p>
          </table:table-cell>
          <table:table-cell office:value-type="float" office:value="158.8476">
            <text:p>158.8476</text:p>
          </table:table-cell>
          <table:table-cell table:formula="of:=[.B4845]-[.C4845]" office:value-type="float" office:value="-1.48057700000001">
            <text:p>-1.480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157114">
            <text:p>127.157114</text:p>
          </table:table-cell>
          <table:table-cell office:value-type="float" office:value="127.533028">
            <text:p>127.533028</text:p>
          </table:table-cell>
          <table:table-cell table:formula="of:=[.B4846]-[.C4846]" office:value-type="float" office:value="-0.375913999999995">
            <text:p>-0.375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1.90512">
            <text:p>321.90512</text:p>
          </table:table-cell>
          <table:table-cell office:value-type="float" office:value="324.87826">
            <text:p>324.87826</text:p>
          </table:table-cell>
          <table:table-cell table:formula="of:=[.B4847]-[.C4847]" office:value-type="float" office:value="-2.97314">
            <text:p>-2.973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.585661">
            <text:p>225.585661</text:p>
          </table:table-cell>
          <table:table-cell office:value-type="float" office:value="229.593572">
            <text:p>229.593572</text:p>
          </table:table-cell>
          <table:table-cell table:formula="of:=[.B4848]-[.C4848]" office:value-type="float" office:value="-4.00791100000001">
            <text:p>-4.007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05102">
            <text:p>103.05102</text:p>
          </table:table-cell>
          <table:table-cell office:value-type="float" office:value="105.200346">
            <text:p>105.200346</text:p>
          </table:table-cell>
          <table:table-cell table:formula="of:=[.B4849]-[.C4849]" office:value-type="float" office:value="-2.149326">
            <text:p>-2.1493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.040762">
            <text:p>187.040762</text:p>
          </table:table-cell>
          <table:table-cell office:value-type="float" office:value="186.3304">
            <text:p>186.3304</text:p>
          </table:table-cell>
          <table:table-cell table:formula="of:=[.B4850]-[.C4850]" office:value-type="float" office:value="0.710362000000004">
            <text:p>0.7103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583854">
            <text:p>166.583854</text:p>
          </table:table-cell>
          <table:table-cell office:value-type="float" office:value="168.579563">
            <text:p>168.579563</text:p>
          </table:table-cell>
          <table:table-cell table:formula="of:=[.B4851]-[.C4851]" office:value-type="float" office:value="-1.99570900000001">
            <text:p>-1.995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.069489">
            <text:p>184.069489</text:p>
          </table:table-cell>
          <table:table-cell office:value-type="float" office:value="193.072034">
            <text:p>193.072034</text:p>
          </table:table-cell>
          <table:table-cell table:formula="of:=[.B4852]-[.C4852]" office:value-type="float" office:value="-9.002545">
            <text:p>-9.002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.226664">
            <text:p>227.226664</text:p>
          </table:table-cell>
          <table:table-cell office:value-type="float" office:value="227.562503">
            <text:p>227.562503</text:p>
          </table:table-cell>
          <table:table-cell table:formula="of:=[.B4853]-[.C4853]" office:value-type="float" office:value="-0.335838999999993">
            <text:p>-0.3358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23428">
            <text:p>197.23428</text:p>
          </table:table-cell>
          <table:table-cell office:value-type="float" office:value="207.077099">
            <text:p>207.077099</text:p>
          </table:table-cell>
          <table:table-cell table:formula="of:=[.B4854]-[.C4854]" office:value-type="float" office:value="-9.84281899999999">
            <text:p>-9.8428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077399">
            <text:p>289.077399</text:p>
          </table:table-cell>
          <table:table-cell office:value-type="float" office:value="289.370804">
            <text:p>289.370804</text:p>
          </table:table-cell>
          <table:table-cell table:formula="of:=[.B4855]-[.C4855]" office:value-type="float" office:value="-0.293405000000007">
            <text:p>-0.2934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.008875">
            <text:p>219.008875</text:p>
          </table:table-cell>
          <table:table-cell office:value-type="float" office:value="218.406048">
            <text:p>218.406048</text:p>
          </table:table-cell>
          <table:table-cell table:formula="of:=[.B4856]-[.C4856]" office:value-type="float" office:value="0.602826999999991">
            <text:p>0.602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9.354439">
            <text:p>349.354439</text:p>
          </table:table-cell>
          <table:table-cell office:value-type="float" office:value="488.274408">
            <text:p>488.274408</text:p>
          </table:table-cell>
          <table:table-cell table:formula="of:=[.B4857]-[.C4857]" office:value-type="float" office:value="-138.919969">
            <text:p>-138.919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52613">
            <text:p>73.852613</text:p>
          </table:table-cell>
          <table:table-cell office:value-type="float" office:value="75.575502">
            <text:p>75.575502</text:p>
          </table:table-cell>
          <table:table-cell table:formula="of:=[.B4858]-[.C4858]" office:value-type="float" office:value="-1.722889">
            <text:p>-1.722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548148">
            <text:p>192.548148</text:p>
          </table:table-cell>
          <table:table-cell office:value-type="float" office:value="194.998162">
            <text:p>194.998162</text:p>
          </table:table-cell>
          <table:table-cell table:formula="of:=[.B4859]-[.C4859]" office:value-type="float" office:value="-2.45001400000001">
            <text:p>-2.4500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28905">
            <text:p>154.028905</text:p>
          </table:table-cell>
          <table:table-cell office:value-type="float" office:value="156.517692">
            <text:p>156.517692</text:p>
          </table:table-cell>
          <table:table-cell table:formula="of:=[.B4860]-[.C4860]" office:value-type="float" office:value="-2.488787">
            <text:p>-2.4887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108605">
            <text:p>182.108605</text:p>
          </table:table-cell>
          <table:table-cell office:value-type="float" office:value="185.469618">
            <text:p>185.469618</text:p>
          </table:table-cell>
          <table:table-cell table:formula="of:=[.B4861]-[.C4861]" office:value-type="float" office:value="-3.36101299999999">
            <text:p>-3.361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342166">
            <text:p>147.342166</text:p>
          </table:table-cell>
          <table:table-cell office:value-type="float" office:value="150.985596">
            <text:p>150.985596</text:p>
          </table:table-cell>
          <table:table-cell table:formula="of:=[.B4862]-[.C4862]" office:value-type="float" office:value="-3.64342999999999">
            <text:p>-3.643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784821">
            <text:p>235.784821</text:p>
          </table:table-cell>
          <table:table-cell office:value-type="float" office:value="239.510337">
            <text:p>239.510337</text:p>
          </table:table-cell>
          <table:table-cell table:formula="of:=[.B4863]-[.C4863]" office:value-type="float" office:value="-3.725516">
            <text:p>-3.725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.531691">
            <text:p>195.531691</text:p>
          </table:table-cell>
          <table:table-cell office:value-type="float" office:value="198.850416">
            <text:p>198.850416</text:p>
          </table:table-cell>
          <table:table-cell table:formula="of:=[.B4864]-[.C4864]" office:value-type="float" office:value="-3.318725">
            <text:p>-3.318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420152">
            <text:p>130.420152</text:p>
          </table:table-cell>
          <table:table-cell office:value-type="float" office:value="133.441778">
            <text:p>133.441778</text:p>
          </table:table-cell>
          <table:table-cell table:formula="of:=[.B4865]-[.C4865]" office:value-type="float" office:value="-3.021626">
            <text:p>-3.0216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4.464396">
            <text:p>534.464396</text:p>
          </table:table-cell>
          <table:table-cell office:value-type="float" office:value="540.960494">
            <text:p>540.960494</text:p>
          </table:table-cell>
          <table:table-cell table:formula="of:=[.B4866]-[.C4866]" office:value-type="float" office:value="-6.49609800000007">
            <text:p>-6.496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285311">
            <text:p>111.285311</text:p>
          </table:table-cell>
          <table:table-cell office:value-type="float" office:value="111.236746">
            <text:p>111.236746</text:p>
          </table:table-cell>
          <table:table-cell table:formula="of:=[.B4867]-[.C4867]" office:value-type="float" office:value="0.0485649999999964">
            <text:p>0.048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270025">
            <text:p>57.270025</text:p>
          </table:table-cell>
          <table:table-cell office:value-type="float" office:value="58.247286">
            <text:p>58.247286</text:p>
          </table:table-cell>
          <table:table-cell table:formula="of:=[.B4868]-[.C4868]" office:value-type="float" office:value="-0.977261000000006">
            <text:p>-0.977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851495">
            <text:p>38.851495</text:p>
          </table:table-cell>
          <table:table-cell office:value-type="float" office:value="39.970685">
            <text:p>39.970685</text:p>
          </table:table-cell>
          <table:table-cell table:formula="of:=[.B4869]-[.C4869]" office:value-type="float" office:value="-1.11919">
            <text:p>-1.119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.991551">
            <text:p>304.991551</text:p>
          </table:table-cell>
          <table:table-cell office:value-type="float" office:value="306.599098">
            <text:p>306.599098</text:p>
          </table:table-cell>
          <table:table-cell table:formula="of:=[.B4870]-[.C4870]" office:value-type="float" office:value="-1.60754700000001">
            <text:p>-1.6075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513417">
            <text:p>41.513417</text:p>
          </table:table-cell>
          <table:table-cell office:value-type="float" office:value="43.582465">
            <text:p>43.582465</text:p>
          </table:table-cell>
          <table:table-cell table:formula="of:=[.B4871]-[.C4871]" office:value-type="float" office:value="-2.069048">
            <text:p>-2.0690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8.350288">
            <text:p>368.350288</text:p>
          </table:table-cell>
          <table:table-cell office:value-type="float" office:value="369.879724">
            <text:p>369.879724</text:p>
          </table:table-cell>
          <table:table-cell table:formula="of:=[.B4872]-[.C4872]" office:value-type="float" office:value="-1.52943600000003">
            <text:p>-1.529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.512461">
            <text:p>228.512461</text:p>
          </table:table-cell>
          <table:table-cell office:value-type="float" office:value="235.30162">
            <text:p>235.30162</text:p>
          </table:table-cell>
          <table:table-cell table:formula="of:=[.B4873]-[.C4873]" office:value-type="float" office:value="-6.78915900000001">
            <text:p>-6.7891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67624">
            <text:p>110.167624</text:p>
          </table:table-cell>
          <table:table-cell office:value-type="float" office:value="109.772509">
            <text:p>109.772509</text:p>
          </table:table-cell>
          <table:table-cell table:formula="of:=[.B4874]-[.C4874]" office:value-type="float" office:value="0.395115000000004">
            <text:p>0.395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15761">
            <text:p>38.15761</text:p>
          </table:table-cell>
          <table:table-cell office:value-type="float" office:value="38.768588">
            <text:p>38.768588</text:p>
          </table:table-cell>
          <table:table-cell table:formula="of:=[.B4875]-[.C4875]" office:value-type="float" office:value="-0.610978000000003">
            <text:p>-0.610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623607">
            <text:p>121.623607</text:p>
          </table:table-cell>
          <table:table-cell office:value-type="float" office:value="123.726061">
            <text:p>123.726061</text:p>
          </table:table-cell>
          <table:table-cell table:formula="of:=[.B4876]-[.C4876]" office:value-type="float" office:value="-2.10245399999999">
            <text:p>-2.102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5.052237">
            <text:p>335.052237</text:p>
          </table:table-cell>
          <table:table-cell office:value-type="float" office:value="336.264337">
            <text:p>336.264337</text:p>
          </table:table-cell>
          <table:table-cell table:formula="of:=[.B4877]-[.C4877]" office:value-type="float" office:value="-1.21210000000002">
            <text:p>-1.2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8.568275">
            <text:p>348.568275</text:p>
          </table:table-cell>
          <table:table-cell office:value-type="float" office:value="352.227726">
            <text:p>352.227726</text:p>
          </table:table-cell>
          <table:table-cell table:formula="of:=[.B4878]-[.C4878]" office:value-type="float" office:value="-3.65945099999999">
            <text:p>-3.6594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2.801895">
            <text:p>282.801895</text:p>
          </table:table-cell>
          <table:table-cell office:value-type="float" office:value="284.809963">
            <text:p>284.809963</text:p>
          </table:table-cell>
          <table:table-cell table:formula="of:=[.B4879]-[.C4879]" office:value-type="float" office:value="-2.00806799999998">
            <text:p>-2.008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522294">
            <text:p>75.522294</text:p>
          </table:table-cell>
          <table:table-cell office:value-type="float" office:value="82.70977">
            <text:p>82.70977</text:p>
          </table:table-cell>
          <table:table-cell table:formula="of:=[.B4880]-[.C4880]" office:value-type="float" office:value="-7.187476">
            <text:p>-7.187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699848">
            <text:p>48.699848</text:p>
          </table:table-cell>
          <table:table-cell office:value-type="float" office:value="50.52842">
            <text:p>50.52842</text:p>
          </table:table-cell>
          <table:table-cell table:formula="of:=[.B4881]-[.C4881]" office:value-type="float" office:value="-1.82857199999999">
            <text:p>-1.8285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.46273">
            <text:p>199.46273</text:p>
          </table:table-cell>
          <table:table-cell office:value-type="float" office:value="204.804439">
            <text:p>204.804439</text:p>
          </table:table-cell>
          <table:table-cell table:formula="of:=[.B4882]-[.C4882]" office:value-type="float" office:value="-5.34170900000001">
            <text:p>-5.3417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8.691506">
            <text:p>348.691506</text:p>
          </table:table-cell>
          <table:table-cell office:value-type="float" office:value="347.595947">
            <text:p>347.595947</text:p>
          </table:table-cell>
          <table:table-cell table:formula="of:=[.B4883]-[.C4883]" office:value-type="float" office:value="1.09555899999998">
            <text:p>1.0955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744882">
            <text:p>98.744882</text:p>
          </table:table-cell>
          <table:table-cell office:value-type="float" office:value="104.90971">
            <text:p>104.90971</text:p>
          </table:table-cell>
          <table:table-cell table:formula="of:=[.B4884]-[.C4884]" office:value-type="float" office:value="-6.164828">
            <text:p>-6.164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045459">
            <text:p>134.045459</text:p>
          </table:table-cell>
          <table:table-cell office:value-type="float" office:value="136.155076">
            <text:p>136.155076</text:p>
          </table:table-cell>
          <table:table-cell table:formula="of:=[.B4885]-[.C4885]" office:value-type="float" office:value="-2.10961700000001">
            <text:p>-2.1096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898959">
            <text:p>236.898959</text:p>
          </table:table-cell>
          <table:table-cell office:value-type="float" office:value="239.326226">
            <text:p>239.326226</text:p>
          </table:table-cell>
          <table:table-cell table:formula="of:=[.B4886]-[.C4886]" office:value-type="float" office:value="-2.427267">
            <text:p>-2.4272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61239">
            <text:p>203.61239</text:p>
          </table:table-cell>
          <table:table-cell office:value-type="float" office:value="211.234216">
            <text:p>211.234216</text:p>
          </table:table-cell>
          <table:table-cell table:formula="of:=[.B4887]-[.C4887]" office:value-type="float" office:value="-7.621826">
            <text:p>-7.6218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77519">
            <text:p>82.477519</text:p>
          </table:table-cell>
          <table:table-cell office:value-type="float" office:value="84.360763">
            <text:p>84.360763</text:p>
          </table:table-cell>
          <table:table-cell table:formula="of:=[.B4888]-[.C4888]" office:value-type="float" office:value="-1.883244">
            <text:p>-1.883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331626">
            <text:p>256.331626</text:p>
          </table:table-cell>
          <table:table-cell office:value-type="float" office:value="259.225675">
            <text:p>259.225675</text:p>
          </table:table-cell>
          <table:table-cell table:formula="of:=[.B4889]-[.C4889]" office:value-type="float" office:value="-2.894049">
            <text:p>-2.894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4.487048">
            <text:p>294.487048</text:p>
          </table:table-cell>
          <table:table-cell office:value-type="float" office:value="296.311715">
            <text:p>296.311715</text:p>
          </table:table-cell>
          <table:table-cell table:formula="of:=[.B4890]-[.C4890]" office:value-type="float" office:value="-1.82466699999998">
            <text:p>-1.824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461498">
            <text:p>103.461498</text:p>
          </table:table-cell>
          <table:table-cell office:value-type="float" office:value="108.574408">
            <text:p>108.574408</text:p>
          </table:table-cell>
          <table:table-cell table:formula="of:=[.B4891]-[.C4891]" office:value-type="float" office:value="-5.11291">
            <text:p>-5.11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.185039">
            <text:p>180.185039</text:p>
          </table:table-cell>
          <table:table-cell office:value-type="float" office:value="184.303361">
            <text:p>184.303361</text:p>
          </table:table-cell>
          <table:table-cell table:formula="of:=[.B4892]-[.C4892]" office:value-type="float" office:value="-4.11832200000001">
            <text:p>-4.118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834515">
            <text:p>139.834515</text:p>
          </table:table-cell>
          <table:table-cell office:value-type="float" office:value="142.878784">
            <text:p>142.878784</text:p>
          </table:table-cell>
          <table:table-cell table:formula="of:=[.B4893]-[.C4893]" office:value-type="float" office:value="-3.04426899999999">
            <text:p>-3.0442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1.425558">
            <text:p>421.425558</text:p>
          </table:table-cell>
          <table:table-cell office:value-type="float" office:value="424.374339">
            <text:p>424.374339</text:p>
          </table:table-cell>
          <table:table-cell table:formula="of:=[.B4894]-[.C4894]" office:value-type="float" office:value="-2.948781">
            <text:p>-2.9487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95908">
            <text:p>104.095908</text:p>
          </table:table-cell>
          <table:table-cell office:value-type="float" office:value="108.97034">
            <text:p>108.97034</text:p>
          </table:table-cell>
          <table:table-cell table:formula="of:=[.B4895]-[.C4895]" office:value-type="float" office:value="-4.874432">
            <text:p>-4.874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149153">
            <text:p>86.149153</text:p>
          </table:table-cell>
          <table:table-cell office:value-type="float" office:value="88.666603">
            <text:p>88.666603</text:p>
          </table:table-cell>
          <table:table-cell table:formula="of:=[.B4896]-[.C4896]" office:value-type="float" office:value="-2.51745">
            <text:p>-2.51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25088">
            <text:p>124.125088</text:p>
          </table:table-cell>
          <table:table-cell office:value-type="float" office:value="126.028229">
            <text:p>126.028229</text:p>
          </table:table-cell>
          <table:table-cell table:formula="of:=[.B4897]-[.C4897]" office:value-type="float" office:value="-1.90314099999999">
            <text:p>-1.9031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835679">
            <text:p>130.835679</text:p>
          </table:table-cell>
          <table:table-cell office:value-type="float" office:value="132.879596">
            <text:p>132.879596</text:p>
          </table:table-cell>
          <table:table-cell table:formula="of:=[.B4898]-[.C4898]" office:value-type="float" office:value="-2.04391699999999">
            <text:p>-2.043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9.161032">
            <text:p>439.161032</text:p>
          </table:table-cell>
          <table:table-cell office:value-type="float" office:value="438.280786">
            <text:p>438.280786</text:p>
          </table:table-cell>
          <table:table-cell table:formula="of:=[.B4899]-[.C4899]" office:value-type="float" office:value="0.880246">
            <text:p>0.880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204699">
            <text:p>80.204699</text:p>
          </table:table-cell>
          <table:table-cell office:value-type="float" office:value="79.674867">
            <text:p>79.674867</text:p>
          </table:table-cell>
          <table:table-cell table:formula="of:=[.B4900]-[.C4900]" office:value-type="float" office:value="0.529831999999999">
            <text:p>0.5298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250268">
            <text:p>69.250268</text:p>
          </table:table-cell>
          <table:table-cell office:value-type="float" office:value="70.621958">
            <text:p>70.621958</text:p>
          </table:table-cell>
          <table:table-cell table:formula="of:=[.B4901]-[.C4901]" office:value-type="float" office:value="-1.37169">
            <text:p>-1.371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246707">
            <text:p>153.246707</text:p>
          </table:table-cell>
          <table:table-cell office:value-type="float" office:value="155.587799">
            <text:p>155.587799</text:p>
          </table:table-cell>
          <table:table-cell table:formula="of:=[.B4902]-[.C4902]" office:value-type="float" office:value="-2.341092">
            <text:p>-2.341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1.192854">
            <text:p>371.192854</text:p>
          </table:table-cell>
          <table:table-cell office:value-type="float" office:value="469.827848">
            <text:p>469.827848</text:p>
          </table:table-cell>
          <table:table-cell table:formula="of:=[.B4903]-[.C4903]" office:value-type="float" office:value="-98.634994">
            <text:p>-98.634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2.08437">
            <text:p>522.08437</text:p>
          </table:table-cell>
          <table:table-cell office:value-type="float" office:value="525.595113">
            <text:p>525.595113</text:p>
          </table:table-cell>
          <table:table-cell table:formula="of:=[.B4904]-[.C4904]" office:value-type="float" office:value="-3.51074299999993">
            <text:p>-3.510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959653">
            <text:p>224.959653</text:p>
          </table:table-cell>
          <table:table-cell office:value-type="float" office:value="243.183834">
            <text:p>243.183834</text:p>
          </table:table-cell>
          <table:table-cell table:formula="of:=[.B4905]-[.C4905]" office:value-type="float" office:value="-18.224181">
            <text:p>-18.224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9.176914">
            <text:p>319.176914</text:p>
          </table:table-cell>
          <table:table-cell office:value-type="float" office:value="332.385441">
            <text:p>332.385441</text:p>
          </table:table-cell>
          <table:table-cell table:formula="of:=[.B4906]-[.C4906]" office:value-type="float" office:value="-13.208527">
            <text:p>-13.208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30658">
            <text:p>159.30658</text:p>
          </table:table-cell>
          <table:table-cell office:value-type="float" office:value="164.418907">
            <text:p>164.418907</text:p>
          </table:table-cell>
          <table:table-cell table:formula="of:=[.B4907]-[.C4907]" office:value-type="float" office:value="-5.11232699999999">
            <text:p>-5.1123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3.844645">
            <text:p>173.844645</text:p>
          </table:table-cell>
          <table:table-cell office:value-type="float" office:value="174.858698">
            <text:p>174.858698</text:p>
          </table:table-cell>
          <table:table-cell table:formula="of:=[.B4908]-[.C4908]" office:value-type="float" office:value="-1.01405299999999">
            <text:p>-1.014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2.924783">
            <text:p>472.924783</text:p>
          </table:table-cell>
          <table:table-cell office:value-type="float" office:value="467.545893">
            <text:p>467.545893</text:p>
          </table:table-cell>
          <table:table-cell table:formula="of:=[.B4909]-[.C4909]" office:value-type="float" office:value="5.37889000000001">
            <text:p>5.37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4.233878">
            <text:p>354.233878</text:p>
          </table:table-cell>
          <table:table-cell office:value-type="float" office:value="366.817694">
            <text:p>366.817694</text:p>
          </table:table-cell>
          <table:table-cell table:formula="of:=[.B4910]-[.C4910]" office:value-type="float" office:value="-12.583816">
            <text:p>-12.5838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237674">
            <text:p>182.237674</text:p>
          </table:table-cell>
          <table:table-cell office:value-type="float" office:value="203.675596">
            <text:p>203.675596</text:p>
          </table:table-cell>
          <table:table-cell table:formula="of:=[.B4911]-[.C4911]" office:value-type="float" office:value="-21.437922">
            <text:p>-21.4379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055853">
            <text:p>158.055853</text:p>
          </table:table-cell>
          <table:table-cell office:value-type="float" office:value="164.095071">
            <text:p>164.095071</text:p>
          </table:table-cell>
          <table:table-cell table:formula="of:=[.B4912]-[.C4912]" office:value-type="float" office:value="-6.03921799999998">
            <text:p>-6.039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8.409583">
            <text:p>458.409583</text:p>
          </table:table-cell>
          <table:table-cell office:value-type="float" office:value="455.480431">
            <text:p>455.480431</text:p>
          </table:table-cell>
          <table:table-cell table:formula="of:=[.B4913]-[.C4913]" office:value-type="float" office:value="2.92915199999999">
            <text:p>2.929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9.896414">
            <text:p>179.896414</text:p>
          </table:table-cell>
          <table:table-cell office:value-type="float" office:value="183.076494">
            <text:p>183.076494</text:p>
          </table:table-cell>
          <table:table-cell table:formula="of:=[.B4914]-[.C4914]" office:value-type="float" office:value="-3.18008">
            <text:p>-3.18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4.994605">
            <text:p>174.994605</text:p>
          </table:table-cell>
          <table:table-cell office:value-type="float" office:value="176.031317">
            <text:p>176.031317</text:p>
          </table:table-cell>
          <table:table-cell table:formula="of:=[.B4915]-[.C4915]" office:value-type="float" office:value="-1.03671199999999">
            <text:p>-1.0367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.388814">
            <text:p>256.388814</text:p>
          </table:table-cell>
          <table:table-cell office:value-type="float" office:value="267.975946">
            <text:p>267.975946</text:p>
          </table:table-cell>
          <table:table-cell table:formula="of:=[.B4916]-[.C4916]" office:value-type="float" office:value="-11.587132">
            <text:p>-11.587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.26033">
            <text:p>307.26033</text:p>
          </table:table-cell>
          <table:table-cell office:value-type="float" office:value="352.469698">
            <text:p>352.469698</text:p>
          </table:table-cell>
          <table:table-cell table:formula="of:=[.B4917]-[.C4917]" office:value-type="float" office:value="-45.209368">
            <text:p>-45.2093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7.167611">
            <text:p>547.167611</text:p>
          </table:table-cell>
          <table:table-cell office:value-type="float" office:value="536.331986">
            <text:p>536.331986</text:p>
          </table:table-cell>
          <table:table-cell table:formula="of:=[.B4918]-[.C4918]" office:value-type="float" office:value="10.8356249999999">
            <text:p>10.8356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3.77452">
            <text:p>293.77452</text:p>
          </table:table-cell>
          <table:table-cell office:value-type="float" office:value="299.903957">
            <text:p>299.903957</text:p>
          </table:table-cell>
          <table:table-cell table:formula="of:=[.B4919]-[.C4919]" office:value-type="float" office:value="-6.129437">
            <text:p>-6.1294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43389">
            <text:p>104.43389</text:p>
          </table:table-cell>
          <table:table-cell office:value-type="float" office:value="123.037737">
            <text:p>123.037737</text:p>
          </table:table-cell>
          <table:table-cell table:formula="of:=[.B4920]-[.C4920]" office:value-type="float" office:value="-18.603847">
            <text:p>-18.603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8.209047">
            <text:p>428.209047</text:p>
          </table:table-cell>
          <table:table-cell office:value-type="float" office:value="428.970358">
            <text:p>428.970358</text:p>
          </table:table-cell>
          <table:table-cell table:formula="of:=[.B4921]-[.C4921]" office:value-type="float" office:value="-0.761310999999978">
            <text:p>-0.761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8.112235">
            <text:p>698.112235</text:p>
          </table:table-cell>
          <table:table-cell office:value-type="float" office:value="711.976124">
            <text:p>711.976124</text:p>
          </table:table-cell>
          <table:table-cell table:formula="of:=[.B4922]-[.C4922]" office:value-type="float" office:value="-13.863889">
            <text:p>-13.863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746664">
            <text:p>135.746664</text:p>
          </table:table-cell>
          <table:table-cell office:value-type="float" office:value="137.023989">
            <text:p>137.023989</text:p>
          </table:table-cell>
          <table:table-cell table:formula="of:=[.B4923]-[.C4923]" office:value-type="float" office:value="-1.27732499999999">
            <text:p>-1.2773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431784">
            <text:p>357.431784</text:p>
          </table:table-cell>
          <table:table-cell office:value-type="float" office:value="359.469064">
            <text:p>359.469064</text:p>
          </table:table-cell>
          <table:table-cell table:formula="of:=[.B4924]-[.C4924]" office:value-type="float" office:value="-2.03728000000001">
            <text:p>-2.03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.649725">
            <text:p>242.649725</text:p>
          </table:table-cell>
          <table:table-cell office:value-type="float" office:value="248.15754">
            <text:p>248.15754</text:p>
          </table:table-cell>
          <table:table-cell table:formula="of:=[.B4925]-[.C4925]" office:value-type="float" office:value="-5.50781500000002">
            <text:p>-5.507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38512">
            <text:p>111.38512</text:p>
          </table:table-cell>
          <table:table-cell office:value-type="float" office:value="117.874382">
            <text:p>117.874382</text:p>
          </table:table-cell>
          <table:table-cell table:formula="of:=[.B4926]-[.C4926]" office:value-type="float" office:value="-6.489262">
            <text:p>-6.4892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2.616066">
            <text:p>312.616066</text:p>
          </table:table-cell>
          <table:table-cell office:value-type="float" office:value="316.452462">
            <text:p>316.452462</text:p>
          </table:table-cell>
          <table:table-cell table:formula="of:=[.B4927]-[.C4927]" office:value-type="float" office:value="-3.83639600000004">
            <text:p>-3.8363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.04969">
            <text:p>177.04969</text:p>
          </table:table-cell>
          <table:table-cell office:value-type="float" office:value="177.437079">
            <text:p>177.437079</text:p>
          </table:table-cell>
          <table:table-cell table:formula="of:=[.B4928]-[.C4928]" office:value-type="float" office:value="-0.387389000000013">
            <text:p>-0.387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25685">
            <text:p>118.625685</text:p>
          </table:table-cell>
          <table:table-cell office:value-type="float" office:value="115.06109">
            <text:p>115.06109</text:p>
          </table:table-cell>
          <table:table-cell table:formula="of:=[.B4929]-[.C4929]" office:value-type="float" office:value="3.56459500000001">
            <text:p>3.564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42284">
            <text:p>74.842284</text:p>
          </table:table-cell>
          <table:table-cell office:value-type="float" office:value="75.526884">
            <text:p>75.526884</text:p>
          </table:table-cell>
          <table:table-cell table:formula="of:=[.B4930]-[.C4930]" office:value-type="float" office:value="-0.684599999999989">
            <text:p>-0.6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1.674663">
            <text:p>451.674663</text:p>
          </table:table-cell>
          <table:table-cell office:value-type="float" office:value="461.534112">
            <text:p>461.534112</text:p>
          </table:table-cell>
          <table:table-cell table:formula="of:=[.B4931]-[.C4931]" office:value-type="float" office:value="-9.85944899999998">
            <text:p>-9.8594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166603">
            <text:p>175.166603</text:p>
          </table:table-cell>
          <table:table-cell office:value-type="float" office:value="177.16512">
            <text:p>177.16512</text:p>
          </table:table-cell>
          <table:table-cell table:formula="of:=[.B4932]-[.C4932]" office:value-type="float" office:value="-1.99851699999999">
            <text:p>-1.9985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667035">
            <text:p>198.667035</text:p>
          </table:table-cell>
          <table:table-cell office:value-type="float" office:value="277.839098">
            <text:p>277.839098</text:p>
          </table:table-cell>
          <table:table-cell table:formula="of:=[.B4933]-[.C4933]" office:value-type="float" office:value="-79.172063">
            <text:p>-79.172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60919">
            <text:p>78.660919</text:p>
          </table:table-cell>
          <table:table-cell office:value-type="float" office:value="80.247424">
            <text:p>80.247424</text:p>
          </table:table-cell>
          <table:table-cell table:formula="of:=[.B4934]-[.C4934]" office:value-type="float" office:value="-1.58650499999999">
            <text:p>-1.5865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171872">
            <text:p>39.171872</text:p>
          </table:table-cell>
          <table:table-cell office:value-type="float" office:value="39.722125">
            <text:p>39.722125</text:p>
          </table:table-cell>
          <table:table-cell table:formula="of:=[.B4935]-[.C4935]" office:value-type="float" office:value="-0.550252999999998">
            <text:p>-0.5502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.244547">
            <text:p>286.244547</text:p>
          </table:table-cell>
          <table:table-cell office:value-type="float" office:value="295.787627">
            <text:p>295.787627</text:p>
          </table:table-cell>
          <table:table-cell table:formula="of:=[.B4936]-[.C4936]" office:value-type="float" office:value="-9.54307999999998">
            <text:p>-9.54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9.265522">
            <text:p>349.265522</text:p>
          </table:table-cell>
          <table:table-cell office:value-type="float" office:value="344.552163">
            <text:p>344.552163</text:p>
          </table:table-cell>
          <table:table-cell table:formula="of:=[.B4937]-[.C4937]" office:value-type="float" office:value="4.71335899999997">
            <text:p>4.713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3.859449">
            <text:p>673.859449</text:p>
          </table:table-cell>
          <table:table-cell office:value-type="float" office:value="756.362705">
            <text:p>756.362705</text:p>
          </table:table-cell>
          <table:table-cell table:formula="of:=[.B4938]-[.C4938]" office:value-type="float" office:value="-82.503256">
            <text:p>-82.503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289315">
            <text:p>202.289315</text:p>
          </table:table-cell>
          <table:table-cell office:value-type="float" office:value="208.848258">
            <text:p>208.848258</text:p>
          </table:table-cell>
          <table:table-cell table:formula="of:=[.B4939]-[.C4939]" office:value-type="float" office:value="-6.558943">
            <text:p>-6.558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5.282186">
            <text:p>365.282186</text:p>
          </table:table-cell>
          <table:table-cell office:value-type="float" office:value="366.125494">
            <text:p>366.125494</text:p>
          </table:table-cell>
          <table:table-cell table:formula="of:=[.B4940]-[.C4940]" office:value-type="float" office:value="-0.843307999999979">
            <text:p>-0.843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.687916">
            <text:p>260.687916</text:p>
          </table:table-cell>
          <table:table-cell office:value-type="float" office:value="265.645692">
            <text:p>265.645692</text:p>
          </table:table-cell>
          <table:table-cell table:formula="of:=[.B4941]-[.C4941]" office:value-type="float" office:value="-4.95777600000002">
            <text:p>-4.9577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586715">
            <text:p>73.586715</text:p>
          </table:table-cell>
          <table:table-cell office:value-type="float" office:value="74.779628">
            <text:p>74.779628</text:p>
          </table:table-cell>
          <table:table-cell table:formula="of:=[.B4942]-[.C4942]" office:value-type="float" office:value="-1.192913">
            <text:p>-1.1929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47571">
            <text:p>60.47571</text:p>
          </table:table-cell>
          <table:table-cell office:value-type="float" office:value="60.828326">
            <text:p>60.828326</text:p>
          </table:table-cell>
          <table:table-cell table:formula="of:=[.B4943]-[.C4943]" office:value-type="float" office:value="-0.352615999999998">
            <text:p>-0.352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0.362624">
            <text:p>160.362624</text:p>
          </table:table-cell>
          <table:table-cell office:value-type="float" office:value="162.912991">
            <text:p>162.912991</text:p>
          </table:table-cell>
          <table:table-cell table:formula="of:=[.B4944]-[.C4944]" office:value-type="float" office:value="-2.55036699999999">
            <text:p>-2.550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.020177">
            <text:p>243.020177</text:p>
          </table:table-cell>
          <table:table-cell office:value-type="float" office:value="254.328184">
            <text:p>254.328184</text:p>
          </table:table-cell>
          <table:table-cell table:formula="of:=[.B4945]-[.C4945]" office:value-type="float" office:value="-11.308007">
            <text:p>-11.3080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614506">
            <text:p>93.614506</text:p>
          </table:table-cell>
          <table:table-cell office:value-type="float" office:value="97.430296">
            <text:p>97.430296</text:p>
          </table:table-cell>
          <table:table-cell table:formula="of:=[.B4946]-[.C4946]" office:value-type="float" office:value="-3.81578999999999">
            <text:p>-3.815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097312">
            <text:p>117.097312</text:p>
          </table:table-cell>
          <table:table-cell office:value-type="float" office:value="124.755277">
            <text:p>124.755277</text:p>
          </table:table-cell>
          <table:table-cell table:formula="of:=[.B4947]-[.C4947]" office:value-type="float" office:value="-7.657965">
            <text:p>-7.657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902366">
            <text:p>118.902366</text:p>
          </table:table-cell>
          <table:table-cell office:value-type="float" office:value="126.332031">
            <text:p>126.332031</text:p>
          </table:table-cell>
          <table:table-cell table:formula="of:=[.B4948]-[.C4948]" office:value-type="float" office:value="-7.429665">
            <text:p>-7.4296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23248">
            <text:p>87.323248</text:p>
          </table:table-cell>
          <table:table-cell office:value-type="float" office:value="103.627896">
            <text:p>103.627896</text:p>
          </table:table-cell>
          <table:table-cell table:formula="of:=[.B4949]-[.C4949]" office:value-type="float" office:value="-16.304648">
            <text:p>-16.304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454452">
            <text:p>166.454452</text:p>
          </table:table-cell>
          <table:table-cell office:value-type="float" office:value="170.508017">
            <text:p>170.508017</text:p>
          </table:table-cell>
          <table:table-cell table:formula="of:=[.B4950]-[.C4950]" office:value-type="float" office:value="-4.05356499999999">
            <text:p>-4.0535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013624">
            <text:p>62.013624</text:p>
          </table:table-cell>
          <table:table-cell office:value-type="float" office:value="67.61459">
            <text:p>67.61459</text:p>
          </table:table-cell>
          <table:table-cell table:formula="of:=[.B4951]-[.C4951]" office:value-type="float" office:value="-5.60096600000001">
            <text:p>-5.6009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626566">
            <text:p>78.626566</text:p>
          </table:table-cell>
          <table:table-cell office:value-type="float" office:value="82.858933">
            <text:p>82.858933</text:p>
          </table:table-cell>
          <table:table-cell table:formula="of:=[.B4952]-[.C4952]" office:value-type="float" office:value="-4.232367">
            <text:p>-4.2323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657094">
            <text:p>96.657094</text:p>
          </table:table-cell>
          <table:table-cell office:value-type="float" office:value="102.639393">
            <text:p>102.639393</text:p>
          </table:table-cell>
          <table:table-cell table:formula="of:=[.B4953]-[.C4953]" office:value-type="float" office:value="-5.982299">
            <text:p>-5.982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827764">
            <text:p>117.827764</text:p>
          </table:table-cell>
          <table:table-cell office:value-type="float" office:value="125.769307">
            <text:p>125.769307</text:p>
          </table:table-cell>
          <table:table-cell table:formula="of:=[.B4954]-[.C4954]" office:value-type="float" office:value="-7.941543">
            <text:p>-7.941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153478">
            <text:p>64.153478</text:p>
          </table:table-cell>
          <table:table-cell office:value-type="float" office:value="68.852652">
            <text:p>68.852652</text:p>
          </table:table-cell>
          <table:table-cell table:formula="of:=[.B4955]-[.C4955]" office:value-type="float" office:value="-4.699174">
            <text:p>-4.699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706959">
            <text:p>67.706959</text:p>
          </table:table-cell>
          <table:table-cell office:value-type="float" office:value="79.827429">
            <text:p>79.827429</text:p>
          </table:table-cell>
          <table:table-cell table:formula="of:=[.B4956]-[.C4956]" office:value-type="float" office:value="-12.12047">
            <text:p>-12.12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15002">
            <text:p>104.15002</text:p>
          </table:table-cell>
          <table:table-cell office:value-type="float" office:value="124.204152">
            <text:p>124.204152</text:p>
          </table:table-cell>
          <table:table-cell table:formula="of:=[.B4957]-[.C4957]" office:value-type="float" office:value="-20.054132">
            <text:p>-20.0541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983386">
            <text:p>82.983386</text:p>
          </table:table-cell>
          <table:table-cell office:value-type="float" office:value="98.238902">
            <text:p>98.238902</text:p>
          </table:table-cell>
          <table:table-cell table:formula="of:=[.B4958]-[.C4958]" office:value-type="float" office:value="-15.255516">
            <text:p>-15.255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214882">
            <text:p>88.214882</text:p>
          </table:table-cell>
          <table:table-cell office:value-type="float" office:value="93.908108">
            <text:p>93.908108</text:p>
          </table:table-cell>
          <table:table-cell table:formula="of:=[.B4959]-[.C4959]" office:value-type="float" office:value="-5.693226">
            <text:p>-5.6932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54296">
            <text:p>72.954296</text:p>
          </table:table-cell>
          <table:table-cell office:value-type="float" office:value="78.28393">
            <text:p>78.28393</text:p>
          </table:table-cell>
          <table:table-cell table:formula="of:=[.B4960]-[.C4960]" office:value-type="float" office:value="-5.329634">
            <text:p>-5.3296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511809">
            <text:p>117.511809</text:p>
          </table:table-cell>
          <table:table-cell office:value-type="float" office:value="127.773971">
            <text:p>127.773971</text:p>
          </table:table-cell>
          <table:table-cell table:formula="of:=[.B4961]-[.C4961]" office:value-type="float" office:value="-10.262162">
            <text:p>-10.2621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991006">
            <text:p>92.991006</text:p>
          </table:table-cell>
          <table:table-cell office:value-type="float" office:value="100.192062">
            <text:p>100.192062</text:p>
          </table:table-cell>
          <table:table-cell table:formula="of:=[.B4962]-[.C4962]" office:value-type="float" office:value="-7.20105600000001">
            <text:p>-7.2010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156221">
            <text:p>77.156221</text:p>
          </table:table-cell>
          <table:table-cell office:value-type="float" office:value="84.634852">
            <text:p>84.634852</text:p>
          </table:table-cell>
          <table:table-cell table:formula="of:=[.B4963]-[.C4963]" office:value-type="float" office:value="-7.47863099999999">
            <text:p>-7.478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605916">
            <text:p>65.605916</text:p>
          </table:table-cell>
          <table:table-cell office:value-type="float" office:value="68.793329">
            <text:p>68.793329</text:p>
          </table:table-cell>
          <table:table-cell table:formula="of:=[.B4964]-[.C4964]" office:value-type="float" office:value="-3.18741300000001">
            <text:p>-3.187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680118">
            <text:p>50.680118</text:p>
          </table:table-cell>
          <table:table-cell office:value-type="float" office:value="56.698054">
            <text:p>56.698054</text:p>
          </table:table-cell>
          <table:table-cell table:formula="of:=[.B4965]-[.C4965]" office:value-type="float" office:value="-6.017936">
            <text:p>-6.017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326175">
            <text:p>135.326175</text:p>
          </table:table-cell>
          <table:table-cell office:value-type="float" office:value="141.636761">
            <text:p>141.636761</text:p>
          </table:table-cell>
          <table:table-cell table:formula="of:=[.B4966]-[.C4966]" office:value-type="float" office:value="-6.310586">
            <text:p>-6.3105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70515">
            <text:p>97.770515</text:p>
          </table:table-cell>
          <table:table-cell office:value-type="float" office:value="124.817562">
            <text:p>124.817562</text:p>
          </table:table-cell>
          <table:table-cell table:formula="of:=[.B4967]-[.C4967]" office:value-type="float" office:value="-27.047047">
            <text:p>-27.0470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821742">
            <text:p>52.821742</text:p>
          </table:table-cell>
          <table:table-cell office:value-type="float" office:value="57.419755">
            <text:p>57.419755</text:p>
          </table:table-cell>
          <table:table-cell table:formula="of:=[.B4968]-[.C4968]" office:value-type="float" office:value="-4.598013">
            <text:p>-4.598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032087">
            <text:p>135.032087</text:p>
          </table:table-cell>
          <table:table-cell office:value-type="float" office:value="145.733591">
            <text:p>145.733591</text:p>
          </table:table-cell>
          <table:table-cell table:formula="of:=[.B4969]-[.C4969]" office:value-type="float" office:value="-10.701504">
            <text:p>-10.7015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170644">
            <text:p>76.170644</text:p>
          </table:table-cell>
          <table:table-cell office:value-type="float" office:value="88.238786">
            <text:p>88.238786</text:p>
          </table:table-cell>
          <table:table-cell table:formula="of:=[.B4970]-[.C4970]" office:value-type="float" office:value="-12.068142">
            <text:p>-12.068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464248">
            <text:p>110.464248</text:p>
          </table:table-cell>
          <table:table-cell office:value-type="float" office:value="122.479498">
            <text:p>122.479498</text:p>
          </table:table-cell>
          <table:table-cell table:formula="of:=[.B4971]-[.C4971]" office:value-type="float" office:value="-12.01525">
            <text:p>-12.01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220116">
            <text:p>40.220116</text:p>
          </table:table-cell>
          <table:table-cell office:value-type="float" office:value="43.793545">
            <text:p>43.793545</text:p>
          </table:table-cell>
          <table:table-cell table:formula="of:=[.B4972]-[.C4972]" office:value-type="float" office:value="-3.573429">
            <text:p>-3.573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158399">
            <text:p>110.158399</text:p>
          </table:table-cell>
          <table:table-cell office:value-type="float" office:value="122.960473">
            <text:p>122.960473</text:p>
          </table:table-cell>
          <table:table-cell table:formula="of:=[.B4973]-[.C4973]" office:value-type="float" office:value="-12.802074">
            <text:p>-12.802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659214">
            <text:p>113.659214</text:p>
          </table:table-cell>
          <table:table-cell office:value-type="float" office:value="137.007335">
            <text:p>137.007335</text:p>
          </table:table-cell>
          <table:table-cell table:formula="of:=[.B4974]-[.C4974]" office:value-type="float" office:value="-23.348121">
            <text:p>-23.348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259731">
            <text:p>104.259731</text:p>
          </table:table-cell>
          <table:table-cell office:value-type="float" office:value="112.646648">
            <text:p>112.646648</text:p>
          </table:table-cell>
          <table:table-cell table:formula="of:=[.B4975]-[.C4975]" office:value-type="float" office:value="-8.386917">
            <text:p>-8.386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321725">
            <text:p>164.321725</text:p>
          </table:table-cell>
          <table:table-cell office:value-type="float" office:value="179.353892">
            <text:p>179.353892</text:p>
          </table:table-cell>
          <table:table-cell table:formula="of:=[.B4976]-[.C4976]" office:value-type="float" office:value="-15.032167">
            <text:p>-15.032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16949">
            <text:p>37.16949</text:p>
          </table:table-cell>
          <table:table-cell office:value-type="float" office:value="40.993599">
            <text:p>40.993599</text:p>
          </table:table-cell>
          <table:table-cell table:formula="of:=[.B4977]-[.C4977]" office:value-type="float" office:value="-3.824109">
            <text:p>-3.824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819122">
            <text:p>71.819122</text:p>
          </table:table-cell>
          <table:table-cell office:value-type="float" office:value="77.74259">
            <text:p>77.74259</text:p>
          </table:table-cell>
          <table:table-cell table:formula="of:=[.B4978]-[.C4978]" office:value-type="float" office:value="-5.92346800000001">
            <text:p>-5.9234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991407">
            <text:p>38.991407</text:p>
          </table:table-cell>
          <table:table-cell office:value-type="float" office:value="43.237526">
            <text:p>43.237526</text:p>
          </table:table-cell>
          <table:table-cell table:formula="of:=[.B4979]-[.C4979]" office:value-type="float" office:value="-4.246119">
            <text:p>-4.2461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589994">
            <text:p>88.589994</text:p>
          </table:table-cell>
          <table:table-cell office:value-type="float" office:value="97.22833">
            <text:p>97.22833</text:p>
          </table:table-cell>
          <table:table-cell table:formula="of:=[.B4980]-[.C4980]" office:value-type="float" office:value="-8.638336">
            <text:p>-8.638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757278">
            <text:p>104.757278</text:p>
          </table:table-cell>
          <table:table-cell office:value-type="float" office:value="116.84551">
            <text:p>116.84551</text:p>
          </table:table-cell>
          <table:table-cell table:formula="of:=[.B4981]-[.C4981]" office:value-type="float" office:value="-12.088232">
            <text:p>-12.0882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828586">
            <text:p>60.828586</text:p>
          </table:table-cell>
          <table:table-cell office:value-type="float" office:value="64.369464">
            <text:p>64.369464</text:p>
          </table:table-cell>
          <table:table-cell table:formula="of:=[.B4982]-[.C4982]" office:value-type="float" office:value="-3.54087799999999">
            <text:p>-3.540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35572">
            <text:p>84.035572</text:p>
          </table:table-cell>
          <table:table-cell office:value-type="float" office:value="90.38821">
            <text:p>90.38821</text:p>
          </table:table-cell>
          <table:table-cell table:formula="of:=[.B4983]-[.C4983]" office:value-type="float" office:value="-6.352638">
            <text:p>-6.3526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.946719">
            <text:p>39.946719</text:p>
          </table:table-cell>
          <table:table-cell office:value-type="float" office:value="43.218263">
            <text:p>43.218263</text:p>
          </table:table-cell>
          <table:table-cell table:formula="of:=[.B4984]-[.C4984]" office:value-type="float" office:value="-3.271544">
            <text:p>-3.2715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168618">
            <text:p>34.168618</text:p>
          </table:table-cell>
          <table:table-cell office:value-type="float" office:value="35.952718">
            <text:p>35.952718</text:p>
          </table:table-cell>
          <table:table-cell table:formula="of:=[.B4985]-[.C4985]" office:value-type="float" office:value="-1.7841">
            <text:p>-1.7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200917">
            <text:p>194.200917</text:p>
          </table:table-cell>
          <table:table-cell office:value-type="float" office:value="214.147738">
            <text:p>214.147738</text:p>
          </table:table-cell>
          <table:table-cell table:formula="of:=[.B4986]-[.C4986]" office:value-type="float" office:value="-19.946821">
            <text:p>-19.946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76298">
            <text:p>130.676298</text:p>
          </table:table-cell>
          <table:table-cell office:value-type="float" office:value="141.411097">
            <text:p>141.411097</text:p>
          </table:table-cell>
          <table:table-cell table:formula="of:=[.B4987]-[.C4987]" office:value-type="float" office:value="-10.734799">
            <text:p>-10.7347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249946">
            <text:p>98.249946</text:p>
          </table:table-cell>
          <table:table-cell office:value-type="float" office:value="110.106407">
            <text:p>110.106407</text:p>
          </table:table-cell>
          <table:table-cell table:formula="of:=[.B4988]-[.C4988]" office:value-type="float" office:value="-11.856461">
            <text:p>-11.856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507154">
            <text:p>159.507154</text:p>
          </table:table-cell>
          <table:table-cell office:value-type="float" office:value="175.267677">
            <text:p>175.267677</text:p>
          </table:table-cell>
          <table:table-cell table:formula="of:=[.B4989]-[.C4989]" office:value-type="float" office:value="-15.760523">
            <text:p>-15.7605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89878">
            <text:p>89.389878</text:p>
          </table:table-cell>
          <table:table-cell office:value-type="float" office:value="93.567316">
            <text:p>93.567316</text:p>
          </table:table-cell>
          <table:table-cell table:formula="of:=[.B4990]-[.C4990]" office:value-type="float" office:value="-4.17743800000001">
            <text:p>-4.1774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205054">
            <text:p>56.205054</text:p>
          </table:table-cell>
          <table:table-cell office:value-type="float" office:value="61.281203">
            <text:p>61.281203</text:p>
          </table:table-cell>
          <table:table-cell table:formula="of:=[.B4991]-[.C4991]" office:value-type="float" office:value="-5.076149">
            <text:p>-5.076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01553">
            <text:p>110.01553</text:p>
          </table:table-cell>
          <table:table-cell office:value-type="float" office:value="120.523667">
            <text:p>120.523667</text:p>
          </table:table-cell>
          <table:table-cell table:formula="of:=[.B4992]-[.C4992]" office:value-type="float" office:value="-10.508137">
            <text:p>-10.5081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.892136">
            <text:p>200.892136</text:p>
          </table:table-cell>
          <table:table-cell office:value-type="float" office:value="214.158822">
            <text:p>214.158822</text:p>
          </table:table-cell>
          <table:table-cell table:formula="of:=[.B4993]-[.C4993]" office:value-type="float" office:value="-13.266686">
            <text:p>-13.266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876236">
            <text:p>64.876236</text:p>
          </table:table-cell>
          <table:table-cell office:value-type="float" office:value="68.459286">
            <text:p>68.459286</text:p>
          </table:table-cell>
          <table:table-cell table:formula="of:=[.B4994]-[.C4994]" office:value-type="float" office:value="-3.58305">
            <text:p>-3.583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1.771146">
            <text:p>131.771146</text:p>
          </table:table-cell>
          <table:table-cell office:value-type="float" office:value="143.956144">
            <text:p>143.956144</text:p>
          </table:table-cell>
          <table:table-cell table:formula="of:=[.B4995]-[.C4995]" office:value-type="float" office:value="-12.184998">
            <text:p>-12.184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16326">
            <text:p>90.016326</text:p>
          </table:table-cell>
          <table:table-cell office:value-type="float" office:value="95.604439">
            <text:p>95.604439</text:p>
          </table:table-cell>
          <table:table-cell table:formula="of:=[.B4996]-[.C4996]" office:value-type="float" office:value="-5.58811299999999">
            <text:p>-5.5881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7.858039">
            <text:p>337.858039</text:p>
          </table:table-cell>
          <table:table-cell office:value-type="float" office:value="350.234478">
            <text:p>350.234478</text:p>
          </table:table-cell>
          <table:table-cell table:formula="of:=[.B4997]-[.C4997]" office:value-type="float" office:value="-12.376439">
            <text:p>-12.376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496263">
            <text:p>108.496263</text:p>
          </table:table-cell>
          <table:table-cell office:value-type="float" office:value="119.143327">
            <text:p>119.143327</text:p>
          </table:table-cell>
          <table:table-cell table:formula="of:=[.B4998]-[.C4998]" office:value-type="float" office:value="-10.647064">
            <text:p>-10.6470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035267">
            <text:p>123.035267</text:p>
          </table:table-cell>
          <table:table-cell office:value-type="float" office:value="134.067579">
            <text:p>134.067579</text:p>
          </table:table-cell>
          <table:table-cell table:formula="of:=[.B4999]-[.C4999]" office:value-type="float" office:value="-11.032312">
            <text:p>-11.032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52006">
            <text:p>101.152006</text:p>
          </table:table-cell>
          <table:table-cell office:value-type="float" office:value="111.367774">
            <text:p>111.367774</text:p>
          </table:table-cell>
          <table:table-cell table:formula="of:=[.B5000]-[.C5000]" office:value-type="float" office:value="-10.215768">
            <text:p>-10.215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26637">
            <text:p>68.26637</text:p>
          </table:table-cell>
          <table:table-cell office:value-type="float" office:value="71.100597">
            <text:p>71.100597</text:p>
          </table:table-cell>
          <table:table-cell table:formula="of:=[.B5001]-[.C5001]" office:value-type="float" office:value="-2.834227">
            <text:p>-2.834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334766">
            <text:p>112.334766</text:p>
          </table:table-cell>
          <table:table-cell office:value-type="float" office:value="121.954042">
            <text:p>121.954042</text:p>
          </table:table-cell>
          <table:table-cell table:formula="of:=[.B5002]-[.C5002]" office:value-type="float" office:value="-9.619276">
            <text:p>-9.619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34385">
            <text:p>76.34385</text:p>
          </table:table-cell>
          <table:table-cell office:value-type="float" office:value="83.224341">
            <text:p>83.224341</text:p>
          </table:table-cell>
          <table:table-cell table:formula="of:=[.B5003]-[.C5003]" office:value-type="float" office:value="-6.88049099999999">
            <text:p>-6.880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789422">
            <text:p>82.789422</text:p>
          </table:table-cell>
          <table:table-cell office:value-type="float" office:value="89.356638">
            <text:p>89.356638</text:p>
          </table:table-cell>
          <table:table-cell table:formula="of:=[.B5004]-[.C5004]" office:value-type="float" office:value="-6.567216">
            <text:p>-6.567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6.73145">
            <text:p>336.73145</text:p>
          </table:table-cell>
          <table:table-cell office:value-type="float" office:value="366.668453">
            <text:p>366.668453</text:p>
          </table:table-cell>
          <table:table-cell table:formula="of:=[.B5005]-[.C5005]" office:value-type="float" office:value="-29.937003">
            <text:p>-29.937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22548">
            <text:p>96.522548</text:p>
          </table:table-cell>
          <table:table-cell office:value-type="float" office:value="102.55598">
            <text:p>102.55598</text:p>
          </table:table-cell>
          <table:table-cell table:formula="of:=[.B5006]-[.C5006]" office:value-type="float" office:value="-6.03343200000001">
            <text:p>-6.0334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680565">
            <text:p>51.680565</text:p>
          </table:table-cell>
          <table:table-cell office:value-type="float" office:value="56.64202">
            <text:p>56.64202</text:p>
          </table:table-cell>
          <table:table-cell table:formula="of:=[.B5007]-[.C5007]" office:value-type="float" office:value="-4.961455">
            <text:p>-4.9614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.967856">
            <text:p>272.967856</text:p>
          </table:table-cell>
          <table:table-cell office:value-type="float" office:value="310.3495">
            <text:p>310.3495</text:p>
          </table:table-cell>
          <table:table-cell table:formula="of:=[.B5008]-[.C5008]" office:value-type="float" office:value="-37.381644">
            <text:p>-37.381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202942">
            <text:p>72.202942</text:p>
          </table:table-cell>
          <table:table-cell office:value-type="float" office:value="75.510288">
            <text:p>75.510288</text:p>
          </table:table-cell>
          <table:table-cell table:formula="of:=[.B5009]-[.C5009]" office:value-type="float" office:value="-3.30734600000001">
            <text:p>-3.307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.252184">
            <text:p>224.252184</text:p>
          </table:table-cell>
          <table:table-cell office:value-type="float" office:value="235.293553">
            <text:p>235.293553</text:p>
          </table:table-cell>
          <table:table-cell table:formula="of:=[.B5010]-[.C5010]" office:value-type="float" office:value="-11.041369">
            <text:p>-11.041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191451">
            <text:p>154.191451</text:p>
          </table:table-cell>
          <table:table-cell office:value-type="float" office:value="167.226832">
            <text:p>167.226832</text:p>
          </table:table-cell>
          <table:table-cell table:formula="of:=[.B5011]-[.C5011]" office:value-type="float" office:value="-13.035381">
            <text:p>-13.035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507325">
            <text:p>96.507325</text:p>
          </table:table-cell>
          <table:table-cell office:value-type="float" office:value="120.415517">
            <text:p>120.415517</text:p>
          </table:table-cell>
          <table:table-cell table:formula="of:=[.B5012]-[.C5012]" office:value-type="float" office:value="-23.908192">
            <text:p>-23.908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27448">
            <text:p>88.127448</text:p>
          </table:table-cell>
          <table:table-cell office:value-type="float" office:value="95.120836">
            <text:p>95.120836</text:p>
          </table:table-cell>
          <table:table-cell table:formula="of:=[.B5013]-[.C5013]" office:value-type="float" office:value="-6.993388">
            <text:p>-6.9933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327666">
            <text:p>212.327666</text:p>
          </table:table-cell>
          <table:table-cell office:value-type="float" office:value="224.018427">
            <text:p>224.018427</text:p>
          </table:table-cell>
          <table:table-cell table:formula="of:=[.B5014]-[.C5014]" office:value-type="float" office:value="-11.690761">
            <text:p>-11.690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0733">
            <text:p>126.0733</text:p>
          </table:table-cell>
          <table:table-cell office:value-type="float" office:value="134.350147">
            <text:p>134.350147</text:p>
          </table:table-cell>
          <table:table-cell table:formula="of:=[.B5015]-[.C5015]" office:value-type="float" office:value="-8.27684699999999">
            <text:p>-8.2768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75838">
            <text:p>97.775838</text:p>
          </table:table-cell>
          <table:table-cell office:value-type="float" office:value="113.235893">
            <text:p>113.235893</text:p>
          </table:table-cell>
          <table:table-cell table:formula="of:=[.B5016]-[.C5016]" office:value-type="float" office:value="-15.460055">
            <text:p>-15.4600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952079">
            <text:p>140.952079</text:p>
          </table:table-cell>
          <table:table-cell office:value-type="float" office:value="156.568597">
            <text:p>156.568597</text:p>
          </table:table-cell>
          <table:table-cell table:formula="of:=[.B5017]-[.C5017]" office:value-type="float" office:value="-15.616518">
            <text:p>-15.616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557602">
            <text:p>55.557602</text:p>
          </table:table-cell>
          <table:table-cell office:value-type="float" office:value="60.844402">
            <text:p>60.844402</text:p>
          </table:table-cell>
          <table:table-cell table:formula="of:=[.B5018]-[.C5018]" office:value-type="float" office:value="-5.2868">
            <text:p>-5.28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55595">
            <text:p>87.355595</text:p>
          </table:table-cell>
          <table:table-cell office:value-type="float" office:value="89.056568">
            <text:p>89.056568</text:p>
          </table:table-cell>
          <table:table-cell table:formula="of:=[.B5019]-[.C5019]" office:value-type="float" office:value="-1.700973">
            <text:p>-1.700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776926">
            <text:p>203.776926</text:p>
          </table:table-cell>
          <table:table-cell office:value-type="float" office:value="228.27763">
            <text:p>228.27763</text:p>
          </table:table-cell>
          <table:table-cell table:formula="of:=[.B5020]-[.C5020]" office:value-type="float" office:value="-24.500704">
            <text:p>-24.500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079091">
            <text:p>88.079091</text:p>
          </table:table-cell>
          <table:table-cell office:value-type="float" office:value="96.836694">
            <text:p>96.836694</text:p>
          </table:table-cell>
          <table:table-cell table:formula="of:=[.B5021]-[.C5021]" office:value-type="float" office:value="-8.75760299999999">
            <text:p>-8.7576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669817">
            <text:p>175.669817</text:p>
          </table:table-cell>
          <table:table-cell office:value-type="float" office:value="190.213426">
            <text:p>190.213426</text:p>
          </table:table-cell>
          <table:table-cell table:formula="of:=[.B5022]-[.C5022]" office:value-type="float" office:value="-14.543609">
            <text:p>-14.543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06737">
            <text:p>102.106737</text:p>
          </table:table-cell>
          <table:table-cell office:value-type="float" office:value="108.364577">
            <text:p>108.364577</text:p>
          </table:table-cell>
          <table:table-cell table:formula="of:=[.B5023]-[.C5023]" office:value-type="float" office:value="-6.25784">
            <text:p>-6.25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950049">
            <text:p>121.950049</text:p>
          </table:table-cell>
          <table:table-cell office:value-type="float" office:value="130.245128">
            <text:p>130.245128</text:p>
          </table:table-cell>
          <table:table-cell table:formula="of:=[.B5024]-[.C5024]" office:value-type="float" office:value="-8.29507899999999">
            <text:p>-8.2950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9.331142">
            <text:p>99.331142</text:p>
          </table:table-cell>
          <table:table-cell office:value-type="float" office:value="104.863556">
            <text:p>104.863556</text:p>
          </table:table-cell>
          <table:table-cell table:formula="of:=[.B5025]-[.C5025]" office:value-type="float" office:value="-5.532414">
            <text:p>-5.532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2544">
            <text:p>102.2544</text:p>
          </table:table-cell>
          <table:table-cell office:value-type="float" office:value="113.659036">
            <text:p>113.659036</text:p>
          </table:table-cell>
          <table:table-cell table:formula="of:=[.B5026]-[.C5026]" office:value-type="float" office:value="-11.404636">
            <text:p>-11.404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501272">
            <text:p>65.501272</text:p>
          </table:table-cell>
          <table:table-cell office:value-type="float" office:value="68.076609">
            <text:p>68.076609</text:p>
          </table:table-cell>
          <table:table-cell table:formula="of:=[.B5027]-[.C5027]" office:value-type="float" office:value="-2.575337">
            <text:p>-2.575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922534">
            <text:p>55.922534</text:p>
          </table:table-cell>
          <table:table-cell office:value-type="float" office:value="58.08475">
            <text:p>58.08475</text:p>
          </table:table-cell>
          <table:table-cell table:formula="of:=[.B5028]-[.C5028]" office:value-type="float" office:value="-2.162216">
            <text:p>-2.1622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641101">
            <text:p>86.641101</text:p>
          </table:table-cell>
          <table:table-cell office:value-type="float" office:value="89.415279">
            <text:p>89.415279</text:p>
          </table:table-cell>
          <table:table-cell table:formula="of:=[.B5029]-[.C5029]" office:value-type="float" office:value="-2.77417799999999">
            <text:p>-2.774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863376">
            <text:p>247.863376</text:p>
          </table:table-cell>
          <table:table-cell office:value-type="float" office:value="261.43648">
            <text:p>261.43648</text:p>
          </table:table-cell>
          <table:table-cell table:formula="of:=[.B5030]-[.C5030]" office:value-type="float" office:value="-13.573104">
            <text:p>-13.5731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011456">
            <text:p>95.011456</text:p>
          </table:table-cell>
          <table:table-cell office:value-type="float" office:value="100.245325">
            <text:p>100.245325</text:p>
          </table:table-cell>
          <table:table-cell table:formula="of:=[.B5031]-[.C5031]" office:value-type="float" office:value="-5.233869">
            <text:p>-5.233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7.212008">
            <text:p>267.212008</text:p>
          </table:table-cell>
          <table:table-cell office:value-type="float" office:value="276.715408">
            <text:p>276.715408</text:p>
          </table:table-cell>
          <table:table-cell table:formula="of:=[.B5032]-[.C5032]" office:value-type="float" office:value="-9.5034">
            <text:p>-9.5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1.635796">
            <text:p>181.635796</text:p>
          </table:table-cell>
          <table:table-cell office:value-type="float" office:value="198.943261">
            <text:p>198.943261</text:p>
          </table:table-cell>
          <table:table-cell table:formula="of:=[.B5033]-[.C5033]" office:value-type="float" office:value="-17.307465">
            <text:p>-17.307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371814">
            <text:p>74.371814</text:p>
          </table:table-cell>
          <table:table-cell office:value-type="float" office:value="77.490636">
            <text:p>77.490636</text:p>
          </table:table-cell>
          <table:table-cell table:formula="of:=[.B5034]-[.C5034]" office:value-type="float" office:value="-3.11882199999999">
            <text:p>-3.118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05184">
            <text:p>137.05184</text:p>
          </table:table-cell>
          <table:table-cell office:value-type="float" office:value="144.146803">
            <text:p>144.146803</text:p>
          </table:table-cell>
          <table:table-cell table:formula="of:=[.B5035]-[.C5035]" office:value-type="float" office:value="-7.09496300000001">
            <text:p>-7.094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29468">
            <text:p>90.029468</text:p>
          </table:table-cell>
          <table:table-cell office:value-type="float" office:value="93.848417">
            <text:p>93.848417</text:p>
          </table:table-cell>
          <table:table-cell table:formula="of:=[.B5036]-[.C5036]" office:value-type="float" office:value="-3.818949">
            <text:p>-3.818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489385">
            <text:p>93.489385</text:p>
          </table:table-cell>
          <table:table-cell office:value-type="float" office:value="98.215866">
            <text:p>98.215866</text:p>
          </table:table-cell>
          <table:table-cell table:formula="of:=[.B5037]-[.C5037]" office:value-type="float" office:value="-4.72648100000001">
            <text:p>-4.726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283452">
            <text:p>122.283452</text:p>
          </table:table-cell>
          <table:table-cell office:value-type="float" office:value="128.141515">
            <text:p>128.141515</text:p>
          </table:table-cell>
          <table:table-cell table:formula="of:=[.B5038]-[.C5038]" office:value-type="float" office:value="-5.858063">
            <text:p>-5.858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613823">
            <text:p>102.613823</text:p>
          </table:table-cell>
          <table:table-cell office:value-type="float" office:value="106.899102">
            <text:p>106.899102</text:p>
          </table:table-cell>
          <table:table-cell table:formula="of:=[.B5039]-[.C5039]" office:value-type="float" office:value="-4.285279">
            <text:p>-4.2852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473895">
            <text:p>107.473895</text:p>
          </table:table-cell>
          <table:table-cell office:value-type="float" office:value="112.454309">
            <text:p>112.454309</text:p>
          </table:table-cell>
          <table:table-cell table:formula="of:=[.B5040]-[.C5040]" office:value-type="float" office:value="-4.980414">
            <text:p>-4.980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.566326">
            <text:p>38.566326</text:p>
          </table:table-cell>
          <table:table-cell office:value-type="float" office:value="39.92282">
            <text:p>39.92282</text:p>
          </table:table-cell>
          <table:table-cell table:formula="of:=[.B5041]-[.C5041]" office:value-type="float" office:value="-1.35649400000001">
            <text:p>-1.356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225614">
            <text:p>136.225614</text:p>
          </table:table-cell>
          <table:table-cell office:value-type="float" office:value="142.368743">
            <text:p>142.368743</text:p>
          </table:table-cell>
          <table:table-cell table:formula="of:=[.B5042]-[.C5042]" office:value-type="float" office:value="-6.14312899999999">
            <text:p>-6.143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006864">
            <text:p>69.006864</text:p>
          </table:table-cell>
          <table:table-cell office:value-type="float" office:value="72.250633">
            <text:p>72.250633</text:p>
          </table:table-cell>
          <table:table-cell table:formula="of:=[.B5043]-[.C5043]" office:value-type="float" office:value="-3.243769">
            <text:p>-3.2437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250881">
            <text:p>62.250881</text:p>
          </table:table-cell>
          <table:table-cell office:value-type="float" office:value="67.068969">
            <text:p>67.068969</text:p>
          </table:table-cell>
          <table:table-cell table:formula="of:=[.B5044]-[.C5044]" office:value-type="float" office:value="-4.818088">
            <text:p>-4.818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742419">
            <text:p>146.742419</text:p>
          </table:table-cell>
          <table:table-cell office:value-type="float" office:value="155.229668">
            <text:p>155.229668</text:p>
          </table:table-cell>
          <table:table-cell table:formula="of:=[.B5045]-[.C5045]" office:value-type="float" office:value="-8.48724899999999">
            <text:p>-8.4872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707133">
            <text:p>113.707133</text:p>
          </table:table-cell>
          <table:table-cell office:value-type="float" office:value="119.901128">
            <text:p>119.901128</text:p>
          </table:table-cell>
          <table:table-cell table:formula="of:=[.B5046]-[.C5046]" office:value-type="float" office:value="-6.193995">
            <text:p>-6.1939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56033">
            <text:p>45.856033</text:p>
          </table:table-cell>
          <table:table-cell office:value-type="float" office:value="48.467373">
            <text:p>48.467373</text:p>
          </table:table-cell>
          <table:table-cell table:formula="of:=[.B5047]-[.C5047]" office:value-type="float" office:value="-2.61134000000001">
            <text:p>-2.61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961781">
            <text:p>211.961781</text:p>
          </table:table-cell>
          <table:table-cell office:value-type="float" office:value="236.403888">
            <text:p>236.403888</text:p>
          </table:table-cell>
          <table:table-cell table:formula="of:=[.B5048]-[.C5048]" office:value-type="float" office:value="-24.442107">
            <text:p>-24.442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52292">
            <text:p>77.52292</text:p>
          </table:table-cell>
          <table:table-cell office:value-type="float" office:value="82.922773">
            <text:p>82.922773</text:p>
          </table:table-cell>
          <table:table-cell table:formula="of:=[.B5049]-[.C5049]" office:value-type="float" office:value="-5.39985300000001">
            <text:p>-5.3998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648509">
            <text:p>110.648509</text:p>
          </table:table-cell>
          <table:table-cell office:value-type="float" office:value="116.492821">
            <text:p>116.492821</text:p>
          </table:table-cell>
          <table:table-cell table:formula="of:=[.B5050]-[.C5050]" office:value-type="float" office:value="-5.844312">
            <text:p>-5.844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862636">
            <text:p>185.862636</text:p>
          </table:table-cell>
          <table:table-cell office:value-type="float" office:value="194.336994">
            <text:p>194.336994</text:p>
          </table:table-cell>
          <table:table-cell table:formula="of:=[.B5051]-[.C5051]" office:value-type="float" office:value="-8.474358">
            <text:p>-8.4743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452842">
            <text:p>156.452842</text:p>
          </table:table-cell>
          <table:table-cell office:value-type="float" office:value="163.934711">
            <text:p>163.934711</text:p>
          </table:table-cell>
          <table:table-cell table:formula="of:=[.B5052]-[.C5052]" office:value-type="float" office:value="-7.48186899999999">
            <text:p>-7.481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7.035963">
            <text:p>377.035963</text:p>
          </table:table-cell>
          <table:table-cell office:value-type="float" office:value="387.286493">
            <text:p>387.286493</text:p>
          </table:table-cell>
          <table:table-cell table:formula="of:=[.B5053]-[.C5053]" office:value-type="float" office:value="-10.25053">
            <text:p>-10.25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.402882">
            <text:p>299.402882</text:p>
          </table:table-cell>
          <table:table-cell office:value-type="float" office:value="313.418119">
            <text:p>313.418119</text:p>
          </table:table-cell>
          <table:table-cell table:formula="of:=[.B5054]-[.C5054]" office:value-type="float" office:value="-14.015237">
            <text:p>-14.015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893929">
            <text:p>127.893929</text:p>
          </table:table-cell>
          <table:table-cell office:value-type="float" office:value="133.207783">
            <text:p>133.207783</text:p>
          </table:table-cell>
          <table:table-cell table:formula="of:=[.B5055]-[.C5055]" office:value-type="float" office:value="-5.31385400000001">
            <text:p>-5.313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844454">
            <text:p>135.844454</text:p>
          </table:table-cell>
          <table:table-cell office:value-type="float" office:value="139.617332">
            <text:p>139.617332</text:p>
          </table:table-cell>
          <table:table-cell table:formula="of:=[.B5056]-[.C5056]" office:value-type="float" office:value="-3.77287799999999">
            <text:p>-3.772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226971">
            <text:p>212.226971</text:p>
          </table:table-cell>
          <table:table-cell office:value-type="float" office:value="223.18784">
            <text:p>223.18784</text:p>
          </table:table-cell>
          <table:table-cell table:formula="of:=[.B5057]-[.C5057]" office:value-type="float" office:value="-10.960869">
            <text:p>-10.9608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00234">
            <text:p>117.300234</text:p>
          </table:table-cell>
          <table:table-cell office:value-type="float" office:value="123.059697">
            <text:p>123.059697</text:p>
          </table:table-cell>
          <table:table-cell table:formula="of:=[.B5058]-[.C5058]" office:value-type="float" office:value="-5.759463">
            <text:p>-5.759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1.821759">
            <text:p>151.821759</text:p>
          </table:table-cell>
          <table:table-cell office:value-type="float" office:value="157.860753">
            <text:p>157.860753</text:p>
          </table:table-cell>
          <table:table-cell table:formula="of:=[.B5059]-[.C5059]" office:value-type="float" office:value="-6.038994">
            <text:p>-6.038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445736">
            <text:p>65.445736</text:p>
          </table:table-cell>
          <table:table-cell office:value-type="float" office:value="71.318558">
            <text:p>71.318558</text:p>
          </table:table-cell>
          <table:table-cell table:formula="of:=[.B5060]-[.C5060]" office:value-type="float" office:value="-5.872822">
            <text:p>-5.8728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16643">
            <text:p>84.016643</text:p>
          </table:table-cell>
          <table:table-cell office:value-type="float" office:value="87.290678">
            <text:p>87.290678</text:p>
          </table:table-cell>
          <table:table-cell table:formula="of:=[.B5061]-[.C5061]" office:value-type="float" office:value="-3.274035">
            <text:p>-3.2740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158806">
            <text:p>96.158806</text:p>
          </table:table-cell>
          <table:table-cell office:value-type="float" office:value="102.367898">
            <text:p>102.367898</text:p>
          </table:table-cell>
          <table:table-cell table:formula="of:=[.B5062]-[.C5062]" office:value-type="float" office:value="-6.209092">
            <text:p>-6.209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336438">
            <text:p>117.336438</text:p>
          </table:table-cell>
          <table:table-cell office:value-type="float" office:value="122.292759">
            <text:p>122.292759</text:p>
          </table:table-cell>
          <table:table-cell table:formula="of:=[.B5063]-[.C5063]" office:value-type="float" office:value="-4.956321">
            <text:p>-4.956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182199">
            <text:p>145.182199</text:p>
          </table:table-cell>
          <table:table-cell office:value-type="float" office:value="151.457307">
            <text:p>151.457307</text:p>
          </table:table-cell>
          <table:table-cell table:formula="of:=[.B5064]-[.C5064]" office:value-type="float" office:value="-6.27510799999999">
            <text:p>-6.2751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2.945189">
            <text:p>192.945189</text:p>
          </table:table-cell>
          <table:table-cell office:value-type="float" office:value="202.136619">
            <text:p>202.136619</text:p>
          </table:table-cell>
          <table:table-cell table:formula="of:=[.B5065]-[.C5065]" office:value-type="float" office:value="-9.19143">
            <text:p>-9.19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0.02888">
            <text:p>390.02888</text:p>
          </table:table-cell>
          <table:table-cell office:value-type="float" office:value="402.928275">
            <text:p>402.928275</text:p>
          </table:table-cell>
          <table:table-cell table:formula="of:=[.B5066]-[.C5066]" office:value-type="float" office:value="-12.899395">
            <text:p>-12.899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77538">
            <text:p>52.677538</text:p>
          </table:table-cell>
          <table:table-cell office:value-type="float" office:value="55.960871">
            <text:p>55.960871</text:p>
          </table:table-cell>
          <table:table-cell table:formula="of:=[.B5067]-[.C5067]" office:value-type="float" office:value="-3.283333">
            <text:p>-3.28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81134">
            <text:p>86.781134</text:p>
          </table:table-cell>
          <table:table-cell office:value-type="float" office:value="89.915715">
            <text:p>89.915715</text:p>
          </table:table-cell>
          <table:table-cell table:formula="of:=[.B5068]-[.C5068]" office:value-type="float" office:value="-3.13458100000001">
            <text:p>-3.1345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487099">
            <text:p>106.487099</text:p>
          </table:table-cell>
          <table:table-cell office:value-type="float" office:value="112.391024">
            <text:p>112.391024</text:p>
          </table:table-cell>
          <table:table-cell table:formula="of:=[.B5069]-[.C5069]" office:value-type="float" office:value="-5.903925">
            <text:p>-5.903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360689">
            <text:p>70.360689</text:p>
          </table:table-cell>
          <table:table-cell office:value-type="float" office:value="73.799694">
            <text:p>73.799694</text:p>
          </table:table-cell>
          <table:table-cell table:formula="of:=[.B5070]-[.C5070]" office:value-type="float" office:value="-3.43900500000001">
            <text:p>-3.439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.669618">
            <text:p>182.669618</text:p>
          </table:table-cell>
          <table:table-cell office:value-type="float" office:value="192.357739">
            <text:p>192.357739</text:p>
          </table:table-cell>
          <table:table-cell table:formula="of:=[.B5071]-[.C5071]" office:value-type="float" office:value="-9.688121">
            <text:p>-9.6881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582864">
            <text:p>106.582864</text:p>
          </table:table-cell>
          <table:table-cell office:value-type="float" office:value="110.040835">
            <text:p>110.040835</text:p>
          </table:table-cell>
          <table:table-cell table:formula="of:=[.B5072]-[.C5072]" office:value-type="float" office:value="-3.457971">
            <text:p>-3.457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03754">
            <text:p>82.03754</text:p>
          </table:table-cell>
          <table:table-cell office:value-type="float" office:value="84.787424">
            <text:p>84.787424</text:p>
          </table:table-cell>
          <table:table-cell table:formula="of:=[.B5073]-[.C5073]" office:value-type="float" office:value="-2.74988399999999">
            <text:p>-2.7498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077595">
            <text:p>132.077595</text:p>
          </table:table-cell>
          <table:table-cell office:value-type="float" office:value="137.647131">
            <text:p>137.647131</text:p>
          </table:table-cell>
          <table:table-cell table:formula="of:=[.B5074]-[.C5074]" office:value-type="float" office:value="-5.569536">
            <text:p>-5.569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591994">
            <text:p>93.591994</text:p>
          </table:table-cell>
          <table:table-cell office:value-type="float" office:value="94.450241">
            <text:p>94.450241</text:p>
          </table:table-cell>
          <table:table-cell table:formula="of:=[.B5075]-[.C5075]" office:value-type="float" office:value="-0.858247000000006">
            <text:p>-0.8582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.917713">
            <text:p>113.917713</text:p>
          </table:table-cell>
          <table:table-cell office:value-type="float" office:value="121.216122">
            <text:p>121.216122</text:p>
          </table:table-cell>
          <table:table-cell table:formula="of:=[.B5076]-[.C5076]" office:value-type="float" office:value="-7.29840899999999">
            <text:p>-7.298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875132">
            <text:p>98.875132</text:p>
          </table:table-cell>
          <table:table-cell office:value-type="float" office:value="104.118974">
            <text:p>104.118974</text:p>
          </table:table-cell>
          <table:table-cell table:formula="of:=[.B5077]-[.C5077]" office:value-type="float" office:value="-5.243842">
            <text:p>-5.2438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017355">
            <text:p>90.017355</text:p>
          </table:table-cell>
          <table:table-cell office:value-type="float" office:value="94.928615">
            <text:p>94.928615</text:p>
          </table:table-cell>
          <table:table-cell table:formula="of:=[.B5078]-[.C5078]" office:value-type="float" office:value="-4.91126">
            <text:p>-4.911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424055">
            <text:p>50.424055</text:p>
          </table:table-cell>
          <table:table-cell office:value-type="float" office:value="51.995843">
            <text:p>51.995843</text:p>
          </table:table-cell>
          <table:table-cell table:formula="of:=[.B5079]-[.C5079]" office:value-type="float" office:value="-1.571788">
            <text:p>-1.571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602783">
            <text:p>109.602783</text:p>
          </table:table-cell>
          <table:table-cell office:value-type="float" office:value="114.59023">
            <text:p>114.59023</text:p>
          </table:table-cell>
          <table:table-cell table:formula="of:=[.B5080]-[.C5080]" office:value-type="float" office:value="-4.987447">
            <text:p>-4.9874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737309">
            <text:p>96.737309</text:p>
          </table:table-cell>
          <table:table-cell office:value-type="float" office:value="101.535164">
            <text:p>101.535164</text:p>
          </table:table-cell>
          <table:table-cell table:formula="of:=[.B5081]-[.C5081]" office:value-type="float" office:value="-4.797855">
            <text:p>-4.797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206592">
            <text:p>50.206592</text:p>
          </table:table-cell>
          <table:table-cell office:value-type="float" office:value="53.301542">
            <text:p>53.301542</text:p>
          </table:table-cell>
          <table:table-cell table:formula="of:=[.B5082]-[.C5082]" office:value-type="float" office:value="-3.09495">
            <text:p>-3.09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243172">
            <text:p>101.243172</text:p>
          </table:table-cell>
          <table:table-cell office:value-type="float" office:value="107.942389">
            <text:p>107.942389</text:p>
          </table:table-cell>
          <table:table-cell table:formula="of:=[.B5083]-[.C5083]" office:value-type="float" office:value="-6.699217">
            <text:p>-6.6992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856398">
            <text:p>136.856398</text:p>
          </table:table-cell>
          <table:table-cell office:value-type="float" office:value="143.631115">
            <text:p>143.631115</text:p>
          </table:table-cell>
          <table:table-cell table:formula="of:=[.B5084]-[.C5084]" office:value-type="float" office:value="-6.77471699999998">
            <text:p>-6.774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807559">
            <text:p>96.807559</text:p>
          </table:table-cell>
          <table:table-cell office:value-type="float" office:value="99.411171">
            <text:p>99.411171</text:p>
          </table:table-cell>
          <table:table-cell table:formula="of:=[.B5085]-[.C5085]" office:value-type="float" office:value="-2.603612">
            <text:p>-2.6036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09158">
            <text:p>74.809158</text:p>
          </table:table-cell>
          <table:table-cell office:value-type="float" office:value="78.6635">
            <text:p>78.6635</text:p>
          </table:table-cell>
          <table:table-cell table:formula="of:=[.B5086]-[.C5086]" office:value-type="float" office:value="-3.854342">
            <text:p>-3.8543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611372">
            <text:p>130.611372</text:p>
          </table:table-cell>
          <table:table-cell office:value-type="float" office:value="137.425948">
            <text:p>137.425948</text:p>
          </table:table-cell>
          <table:table-cell table:formula="of:=[.B5087]-[.C5087]" office:value-type="float" office:value="-6.81457600000002">
            <text:p>-6.814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413253">
            <text:p>220.413253</text:p>
          </table:table-cell>
          <table:table-cell office:value-type="float" office:value="228.818349">
            <text:p>228.818349</text:p>
          </table:table-cell>
          <table:table-cell table:formula="of:=[.B5088]-[.C5088]" office:value-type="float" office:value="-8.40509600000001">
            <text:p>-8.405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.034589">
            <text:p>236.034589</text:p>
          </table:table-cell>
          <table:table-cell office:value-type="float" office:value="248.292529">
            <text:p>248.292529</text:p>
          </table:table-cell>
          <table:table-cell table:formula="of:=[.B5089]-[.C5089]" office:value-type="float" office:value="-12.25794">
            <text:p>-12.25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47882">
            <text:p>120.647882</text:p>
          </table:table-cell>
          <table:table-cell office:value-type="float" office:value="126.335809">
            <text:p>126.335809</text:p>
          </table:table-cell>
          <table:table-cell table:formula="of:=[.B5090]-[.C5090]" office:value-type="float" office:value="-5.687927">
            <text:p>-5.6879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716403">
            <text:p>246.716403</text:p>
          </table:table-cell>
          <table:table-cell office:value-type="float" office:value="256.325352">
            <text:p>256.325352</text:p>
          </table:table-cell>
          <table:table-cell table:formula="of:=[.B5091]-[.C5091]" office:value-type="float" office:value="-9.608949">
            <text:p>-9.6089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576243">
            <text:p>78.576243</text:p>
          </table:table-cell>
          <table:table-cell office:value-type="float" office:value="82.075196">
            <text:p>82.075196</text:p>
          </table:table-cell>
          <table:table-cell table:formula="of:=[.B5092]-[.C5092]" office:value-type="float" office:value="-3.498953">
            <text:p>-3.4989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702596">
            <text:p>87.702596</text:p>
          </table:table-cell>
          <table:table-cell office:value-type="float" office:value="91.455227">
            <text:p>91.455227</text:p>
          </table:table-cell>
          <table:table-cell table:formula="of:=[.B5093]-[.C5093]" office:value-type="float" office:value="-3.75263099999999">
            <text:p>-3.7526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10988">
            <text:p>110.910988</text:p>
          </table:table-cell>
          <table:table-cell office:value-type="float" office:value="115.349632">
            <text:p>115.349632</text:p>
          </table:table-cell>
          <table:table-cell table:formula="of:=[.B5094]-[.C5094]" office:value-type="float" office:value="-4.438644">
            <text:p>-4.4386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876642">
            <text:p>120.876642</text:p>
          </table:table-cell>
          <table:table-cell office:value-type="float" office:value="125.037597">
            <text:p>125.037597</text:p>
          </table:table-cell>
          <table:table-cell table:formula="of:=[.B5095]-[.C5095]" office:value-type="float" office:value="-4.160955">
            <text:p>-4.160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4.13144">
            <text:p>124.13144</text:p>
          </table:table-cell>
          <table:table-cell office:value-type="float" office:value="128.886127">
            <text:p>128.886127</text:p>
          </table:table-cell>
          <table:table-cell table:formula="of:=[.B5096]-[.C5096]" office:value-type="float" office:value="-4.75468699999999">
            <text:p>-4.754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559404">
            <text:p>47.559404</text:p>
          </table:table-cell>
          <table:table-cell office:value-type="float" office:value="49.556646">
            <text:p>49.556646</text:p>
          </table:table-cell>
          <table:table-cell table:formula="of:=[.B5097]-[.C5097]" office:value-type="float" office:value="-1.997242">
            <text:p>-1.997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.496135">
            <text:p>62.496135</text:p>
          </table:table-cell>
          <table:table-cell office:value-type="float" office:value="64.712438">
            <text:p>64.712438</text:p>
          </table:table-cell>
          <table:table-cell table:formula="of:=[.B5098]-[.C5098]" office:value-type="float" office:value="-2.216303">
            <text:p>-2.216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183286">
            <text:p>139.183286</text:p>
          </table:table-cell>
          <table:table-cell office:value-type="float" office:value="143.459038">
            <text:p>143.459038</text:p>
          </table:table-cell>
          <table:table-cell table:formula="of:=[.B5099]-[.C5099]" office:value-type="float" office:value="-4.27575199999998">
            <text:p>-4.2757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706467">
            <text:p>100.706467</text:p>
          </table:table-cell>
          <table:table-cell office:value-type="float" office:value="102.935644">
            <text:p>102.935644</text:p>
          </table:table-cell>
          <table:table-cell table:formula="of:=[.B5100]-[.C5100]" office:value-type="float" office:value="-2.22917699999999">
            <text:p>-2.229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032926">
            <text:p>70.032926</text:p>
          </table:table-cell>
          <table:table-cell office:value-type="float" office:value="74.642819">
            <text:p>74.642819</text:p>
          </table:table-cell>
          <table:table-cell table:formula="of:=[.B5101]-[.C5101]" office:value-type="float" office:value="-4.609893">
            <text:p>-4.6098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85306">
            <text:p>111.85306</text:p>
          </table:table-cell>
          <table:table-cell office:value-type="float" office:value="116.878949">
            <text:p>116.878949</text:p>
          </table:table-cell>
          <table:table-cell table:formula="of:=[.B5102]-[.C5102]" office:value-type="float" office:value="-5.02588900000001">
            <text:p>-5.025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423848">
            <text:p>133.423848</text:p>
          </table:table-cell>
          <table:table-cell office:value-type="float" office:value="139.674934">
            <text:p>139.674934</text:p>
          </table:table-cell>
          <table:table-cell table:formula="of:=[.B5103]-[.C5103]" office:value-type="float" office:value="-6.25108600000002">
            <text:p>-6.2510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.453469">
            <text:p>268.453469</text:p>
          </table:table-cell>
          <table:table-cell office:value-type="float" office:value="278.406492">
            <text:p>278.406492</text:p>
          </table:table-cell>
          <table:table-cell table:formula="of:=[.B5104]-[.C5104]" office:value-type="float" office:value="-9.95302300000003">
            <text:p>-9.9530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.122309">
            <text:p>211.122309</text:p>
          </table:table-cell>
          <table:table-cell office:value-type="float" office:value="221.863996">
            <text:p>221.863996</text:p>
          </table:table-cell>
          <table:table-cell table:formula="of:=[.B5105]-[.C5105]" office:value-type="float" office:value="-10.741687">
            <text:p>-10.741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85992">
            <text:p>171.985992</text:p>
          </table:table-cell>
          <table:table-cell office:value-type="float" office:value="174.874364">
            <text:p>174.874364</text:p>
          </table:table-cell>
          <table:table-cell table:formula="of:=[.B5106]-[.C5106]" office:value-type="float" office:value="-2.888372">
            <text:p>-2.888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307063">
            <text:p>59.307063</text:p>
          </table:table-cell>
          <table:table-cell office:value-type="float" office:value="61.503321">
            <text:p>61.503321</text:p>
          </table:table-cell>
          <table:table-cell table:formula="of:=[.B5107]-[.C5107]" office:value-type="float" office:value="-2.196258">
            <text:p>-2.196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349345">
            <text:p>133.349345</text:p>
          </table:table-cell>
          <table:table-cell office:value-type="float" office:value="136.793999">
            <text:p>136.793999</text:p>
          </table:table-cell>
          <table:table-cell table:formula="of:=[.B5108]-[.C5108]" office:value-type="float" office:value="-3.44465400000001">
            <text:p>-3.444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5.907219">
            <text:p>165.907219</text:p>
          </table:table-cell>
          <table:table-cell office:value-type="float" office:value="172.043936">
            <text:p>172.043936</text:p>
          </table:table-cell>
          <table:table-cell table:formula="of:=[.B5109]-[.C5109]" office:value-type="float" office:value="-6.136717">
            <text:p>-6.136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554625">
            <text:p>63.554625</text:p>
          </table:table-cell>
          <table:table-cell office:value-type="float" office:value="66.374624">
            <text:p>66.374624</text:p>
          </table:table-cell>
          <table:table-cell table:formula="of:=[.B5110]-[.C5110]" office:value-type="float" office:value="-2.819999">
            <text:p>-2.8199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4.919829">
            <text:p>164.919829</text:p>
          </table:table-cell>
          <table:table-cell office:value-type="float" office:value="171.32362">
            <text:p>171.32362</text:p>
          </table:table-cell>
          <table:table-cell table:formula="of:=[.B5111]-[.C5111]" office:value-type="float" office:value="-6.40379100000001">
            <text:p>-6.403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936088">
            <text:p>213.936088</text:p>
          </table:table-cell>
          <table:table-cell office:value-type="float" office:value="221.002119">
            <text:p>221.002119</text:p>
          </table:table-cell>
          <table:table-cell table:formula="of:=[.B5112]-[.C5112]" office:value-type="float" office:value="-7.06603099999998">
            <text:p>-7.0660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440808">
            <text:p>141.440808</text:p>
          </table:table-cell>
          <table:table-cell office:value-type="float" office:value="146.099105">
            <text:p>146.099105</text:p>
          </table:table-cell>
          <table:table-cell table:formula="of:=[.B5113]-[.C5113]" office:value-type="float" office:value="-4.658297">
            <text:p>-4.658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165999">
            <text:p>95.165999</text:p>
          </table:table-cell>
          <table:table-cell office:value-type="float" office:value="97.511475">
            <text:p>97.511475</text:p>
          </table:table-cell>
          <table:table-cell table:formula="of:=[.B5114]-[.C5114]" office:value-type="float" office:value="-2.345476">
            <text:p>-2.3454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.328666">
            <text:p>155.328666</text:p>
          </table:table-cell>
          <table:table-cell office:value-type="float" office:value="161.99271">
            <text:p>161.99271</text:p>
          </table:table-cell>
          <table:table-cell table:formula="of:=[.B5115]-[.C5115]" office:value-type="float" office:value="-6.66404399999999">
            <text:p>-6.6640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611776">
            <text:p>166.611776</text:p>
          </table:table-cell>
          <table:table-cell office:value-type="float" office:value="173.403849">
            <text:p>173.403849</text:p>
          </table:table-cell>
          <table:table-cell table:formula="of:=[.B5116]-[.C5116]" office:value-type="float" office:value="-6.79207300000002">
            <text:p>-6.792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73742">
            <text:p>82.473742</text:p>
          </table:table-cell>
          <table:table-cell office:value-type="float" office:value="85.691671">
            <text:p>85.691671</text:p>
          </table:table-cell>
          <table:table-cell table:formula="of:=[.B5117]-[.C5117]" office:value-type="float" office:value="-3.217929">
            <text:p>-3.2179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.519018">
            <text:p>146.519018</text:p>
          </table:table-cell>
          <table:table-cell office:value-type="float" office:value="154.178305">
            <text:p>154.178305</text:p>
          </table:table-cell>
          <table:table-cell table:formula="of:=[.B5118]-[.C5118]" office:value-type="float" office:value="-7.65928700000001">
            <text:p>-7.659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377143">
            <text:p>63.377143</text:p>
          </table:table-cell>
          <table:table-cell office:value-type="float" office:value="65.680809">
            <text:p>65.680809</text:p>
          </table:table-cell>
          <table:table-cell table:formula="of:=[.B5119]-[.C5119]" office:value-type="float" office:value="-2.303666">
            <text:p>-2.3036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755336">
            <text:p>126.755336</text:p>
          </table:table-cell>
          <table:table-cell office:value-type="float" office:value="133.188174">
            <text:p>133.188174</text:p>
          </table:table-cell>
          <table:table-cell table:formula="of:=[.B5120]-[.C5120]" office:value-type="float" office:value="-6.432838">
            <text:p>-6.432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776468">
            <text:p>130.776468</text:p>
          </table:table-cell>
          <table:table-cell office:value-type="float" office:value="135.390604">
            <text:p>135.390604</text:p>
          </table:table-cell>
          <table:table-cell table:formula="of:=[.B5121]-[.C5121]" office:value-type="float" office:value="-4.614136">
            <text:p>-4.6141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921371">
            <text:p>98.921371</text:p>
          </table:table-cell>
          <table:table-cell office:value-type="float" office:value="104.059095">
            <text:p>104.059095</text:p>
          </table:table-cell>
          <table:table-cell table:formula="of:=[.B5122]-[.C5122]" office:value-type="float" office:value="-5.13772400000001">
            <text:p>-5.1377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847096">
            <text:p>44.847096</text:p>
          </table:table-cell>
          <table:table-cell office:value-type="float" office:value="47.600773">
            <text:p>47.600773</text:p>
          </table:table-cell>
          <table:table-cell table:formula="of:=[.B5123]-[.C5123]" office:value-type="float" office:value="-2.753677">
            <text:p>-2.753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8.220735">
            <text:p>148.220735</text:p>
          </table:table-cell>
          <table:table-cell office:value-type="float" office:value="153.609521">
            <text:p>153.609521</text:p>
          </table:table-cell>
          <table:table-cell table:formula="of:=[.B5124]-[.C5124]" office:value-type="float" office:value="-5.38878600000001">
            <text:p>-5.388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7.945573">
            <text:p>327.945573</text:p>
          </table:table-cell>
          <table:table-cell office:value-type="float" office:value="345.906218">
            <text:p>345.906218</text:p>
          </table:table-cell>
          <table:table-cell table:formula="of:=[.B5125]-[.C5125]" office:value-type="float" office:value="-17.960645">
            <text:p>-17.9606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883971">
            <text:p>86.883971</text:p>
          </table:table-cell>
          <table:table-cell office:value-type="float" office:value="91.030545">
            <text:p>91.030545</text:p>
          </table:table-cell>
          <table:table-cell table:formula="of:=[.B5126]-[.C5126]" office:value-type="float" office:value="-4.146574">
            <text:p>-4.1465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.038316">
            <text:p>239.038316</text:p>
          </table:table-cell>
          <table:table-cell office:value-type="float" office:value="250.637651">
            <text:p>250.637651</text:p>
          </table:table-cell>
          <table:table-cell table:formula="of:=[.B5127]-[.C5127]" office:value-type="float" office:value="-11.599335">
            <text:p>-11.5993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451386">
            <text:p>70.451386</text:p>
          </table:table-cell>
          <table:table-cell office:value-type="float" office:value="74.626694">
            <text:p>74.626694</text:p>
          </table:table-cell>
          <table:table-cell table:formula="of:=[.B5128]-[.C5128]" office:value-type="float" office:value="-4.175308">
            <text:p>-4.175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3.602446">
            <text:p>313.602446</text:p>
          </table:table-cell>
          <table:table-cell office:value-type="float" office:value="323.368873">
            <text:p>323.368873</text:p>
          </table:table-cell>
          <table:table-cell table:formula="of:=[.B5129]-[.C5129]" office:value-type="float" office:value="-9.76642700000002">
            <text:p>-9.766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6.62324">
            <text:p>396.62324</text:p>
          </table:table-cell>
          <table:table-cell office:value-type="float" office:value="405.88104">
            <text:p>405.88104</text:p>
          </table:table-cell>
          <table:table-cell table:formula="of:=[.B5130]-[.C5130]" office:value-type="float" office:value="-9.25779999999998">
            <text:p>-9.2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.54261">
            <text:p>135.54261</text:p>
          </table:table-cell>
          <table:table-cell office:value-type="float" office:value="141.500007">
            <text:p>141.500007</text:p>
          </table:table-cell>
          <table:table-cell table:formula="of:=[.B5131]-[.C5131]" office:value-type="float" office:value="-5.95739700000001">
            <text:p>-5.9573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16304">
            <text:p>90.816304</text:p>
          </table:table-cell>
          <table:table-cell office:value-type="float" office:value="94.86142">
            <text:p>94.86142</text:p>
          </table:table-cell>
          <table:table-cell table:formula="of:=[.B5132]-[.C5132]" office:value-type="float" office:value="-4.04511599999999">
            <text:p>-4.045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8.63934">
            <text:p>118.63934</text:p>
          </table:table-cell>
          <table:table-cell office:value-type="float" office:value="123.211829">
            <text:p>123.211829</text:p>
          </table:table-cell>
          <table:table-cell table:formula="of:=[.B5133]-[.C5133]" office:value-type="float" office:value="-4.57248899999999">
            <text:p>-4.5724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3.37865">
            <text:p>123.37865</text:p>
          </table:table-cell>
          <table:table-cell office:value-type="float" office:value="131.248425">
            <text:p>131.248425</text:p>
          </table:table-cell>
          <table:table-cell table:formula="of:=[.B5134]-[.C5134]" office:value-type="float" office:value="-7.869775">
            <text:p>-7.8697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85042">
            <text:p>69.385042</text:p>
          </table:table-cell>
          <table:table-cell office:value-type="float" office:value="72.786576">
            <text:p>72.786576</text:p>
          </table:table-cell>
          <table:table-cell table:formula="of:=[.B5135]-[.C5135]" office:value-type="float" office:value="-3.401534">
            <text:p>-3.4015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243563">
            <text:p>72.243563</text:p>
          </table:table-cell>
          <table:table-cell office:value-type="float" office:value="75.689199">
            <text:p>75.689199</text:p>
          </table:table-cell>
          <table:table-cell table:formula="of:=[.B5136]-[.C5136]" office:value-type="float" office:value="-3.44563600000001">
            <text:p>-3.4456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940097">
            <text:p>169.940097</text:p>
          </table:table-cell>
          <table:table-cell office:value-type="float" office:value="178.062056">
            <text:p>178.062056</text:p>
          </table:table-cell>
          <table:table-cell table:formula="of:=[.B5137]-[.C5137]" office:value-type="float" office:value="-8.121959">
            <text:p>-8.121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12633">
            <text:p>107.12633</text:p>
          </table:table-cell>
          <table:table-cell office:value-type="float" office:value="111.734675">
            <text:p>111.734675</text:p>
          </table:table-cell>
          <table:table-cell table:formula="of:=[.B5138]-[.C5138]" office:value-type="float" office:value="-4.608345">
            <text:p>-4.608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34469">
            <text:p>68.34469</text:p>
          </table:table-cell>
          <table:table-cell office:value-type="float" office:value="72.139011">
            <text:p>72.139011</text:p>
          </table:table-cell>
          <table:table-cell table:formula="of:=[.B5139]-[.C5139]" office:value-type="float" office:value="-3.794321">
            <text:p>-3.794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753462">
            <text:p>103.753462</text:p>
          </table:table-cell>
          <table:table-cell office:value-type="float" office:value="111.723503">
            <text:p>111.723503</text:p>
          </table:table-cell>
          <table:table-cell table:formula="of:=[.B5140]-[.C5140]" office:value-type="float" office:value="-7.970041">
            <text:p>-7.9700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715649">
            <text:p>103.715649</text:p>
          </table:table-cell>
          <table:table-cell office:value-type="float" office:value="108.064509">
            <text:p>108.064509</text:p>
          </table:table-cell>
          <table:table-cell table:formula="of:=[.B5141]-[.C5141]" office:value-type="float" office:value="-4.34886">
            <text:p>-4.34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612049">
            <text:p>64.612049</text:p>
          </table:table-cell>
          <table:table-cell office:value-type="float" office:value="66.859025">
            <text:p>66.859025</text:p>
          </table:table-cell>
          <table:table-cell table:formula="of:=[.B5142]-[.C5142]" office:value-type="float" office:value="-2.246976">
            <text:p>-2.2469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7.82998">
            <text:p>147.82998</text:p>
          </table:table-cell>
          <table:table-cell office:value-type="float" office:value="152.789521">
            <text:p>152.789521</text:p>
          </table:table-cell>
          <table:table-cell table:formula="of:=[.B5143]-[.C5143]" office:value-type="float" office:value="-4.959541">
            <text:p>-4.9595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103591">
            <text:p>73.103591</text:p>
          </table:table-cell>
          <table:table-cell office:value-type="float" office:value="75.946691">
            <text:p>75.946691</text:p>
          </table:table-cell>
          <table:table-cell table:formula="of:=[.B5144]-[.C5144]" office:value-type="float" office:value="-2.84310000000001">
            <text:p>-2.8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7.179546">
            <text:p>297.179546</text:p>
          </table:table-cell>
          <table:table-cell office:value-type="float" office:value="310.348108">
            <text:p>310.348108</text:p>
          </table:table-cell>
          <table:table-cell table:formula="of:=[.B5145]-[.C5145]" office:value-type="float" office:value="-13.168562">
            <text:p>-13.168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273243">
            <text:p>44.273243</text:p>
          </table:table-cell>
          <table:table-cell office:value-type="float" office:value="47.374542">
            <text:p>47.374542</text:p>
          </table:table-cell>
          <table:table-cell table:formula="of:=[.B5146]-[.C5146]" office:value-type="float" office:value="-3.101299">
            <text:p>-3.101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855565">
            <text:p>207.855565</text:p>
          </table:table-cell>
          <table:table-cell office:value-type="float" office:value="220.06415">
            <text:p>220.06415</text:p>
          </table:table-cell>
          <table:table-cell table:formula="of:=[.B5147]-[.C5147]" office:value-type="float" office:value="-12.208585">
            <text:p>-12.208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380836">
            <text:p>169.380836</text:p>
          </table:table-cell>
          <table:table-cell office:value-type="float" office:value="175.748924">
            <text:p>175.748924</text:p>
          </table:table-cell>
          <table:table-cell table:formula="of:=[.B5148]-[.C5148]" office:value-type="float" office:value="-6.368088">
            <text:p>-6.368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.841081">
            <text:p>330.841081</text:p>
          </table:table-cell>
          <table:table-cell office:value-type="float" office:value="344.320864">
            <text:p>344.320864</text:p>
          </table:table-cell>
          <table:table-cell table:formula="of:=[.B5149]-[.C5149]" office:value-type="float" office:value="-13.479783">
            <text:p>-13.479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.772301">
            <text:p>166.772301</text:p>
          </table:table-cell>
          <table:table-cell office:value-type="float" office:value="166.794637">
            <text:p>166.794637</text:p>
          </table:table-cell>
          <table:table-cell table:formula="of:=[.B5150]-[.C5150]" office:value-type="float" office:value="-0.0223359999999957">
            <text:p>-0.0223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.711844">
            <text:p>220.711844</text:p>
          </table:table-cell>
          <table:table-cell office:value-type="float" office:value="228.432789">
            <text:p>228.432789</text:p>
          </table:table-cell>
          <table:table-cell table:formula="of:=[.B5151]-[.C5151]" office:value-type="float" office:value="-7.720945">
            <text:p>-7.7209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16173">
            <text:p>66.116173</text:p>
          </table:table-cell>
          <table:table-cell office:value-type="float" office:value="67.448437">
            <text:p>67.448437</text:p>
          </table:table-cell>
          <table:table-cell table:formula="of:=[.B5152]-[.C5152]" office:value-type="float" office:value="-1.332264">
            <text:p>-1.3322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7.650803">
            <text:p>287.650803</text:p>
          </table:table-cell>
          <table:table-cell office:value-type="float" office:value="315.515077">
            <text:p>315.515077</text:p>
          </table:table-cell>
          <table:table-cell table:formula="of:=[.B5153]-[.C5153]" office:value-type="float" office:value="-27.864274">
            <text:p>-27.864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371158">
            <text:p>87.371158</text:p>
          </table:table-cell>
          <table:table-cell office:value-type="float" office:value="93.214057">
            <text:p>93.214057</text:p>
          </table:table-cell>
          <table:table-cell table:formula="of:=[.B5154]-[.C5154]" office:value-type="float" office:value="-5.842899">
            <text:p>-5.8428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95107">
            <text:p>66.95107</text:p>
          </table:table-cell>
          <table:table-cell office:value-type="float" office:value="71.904382">
            <text:p>71.904382</text:p>
          </table:table-cell>
          <table:table-cell table:formula="of:=[.B5155]-[.C5155]" office:value-type="float" office:value="-4.953312">
            <text:p>-4.9533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.304109">
            <text:p>56.304109</text:p>
          </table:table-cell>
          <table:table-cell office:value-type="float" office:value="57.669572">
            <text:p>57.669572</text:p>
          </table:table-cell>
          <table:table-cell table:formula="of:=[.B5156]-[.C5156]" office:value-type="float" office:value="-1.36546300000001">
            <text:p>-1.3654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643667">
            <text:p>81.643667</text:p>
          </table:table-cell>
          <table:table-cell office:value-type="float" office:value="87.452856">
            <text:p>87.452856</text:p>
          </table:table-cell>
          <table:table-cell table:formula="of:=[.B5157]-[.C5157]" office:value-type="float" office:value="-5.809189">
            <text:p>-5.809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7.853337">
            <text:p>137.853337</text:p>
          </table:table-cell>
          <table:table-cell office:value-type="float" office:value="140.493358">
            <text:p>140.493358</text:p>
          </table:table-cell>
          <table:table-cell table:formula="of:=[.B5158]-[.C5158]" office:value-type="float" office:value="-2.64002099999999">
            <text:p>-2.6400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123509">
            <text:p>94.123509</text:p>
          </table:table-cell>
          <table:table-cell office:value-type="float" office:value="102.119474">
            <text:p>102.119474</text:p>
          </table:table-cell>
          <table:table-cell table:formula="of:=[.B5159]-[.C5159]" office:value-type="float" office:value="-7.995965">
            <text:p>-7.9959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305617">
            <text:p>89.305617</text:p>
          </table:table-cell>
          <table:table-cell office:value-type="float" office:value="99.040867">
            <text:p>99.040867</text:p>
          </table:table-cell>
          <table:table-cell table:formula="of:=[.B5160]-[.C5160]" office:value-type="float" office:value="-9.73525000000001">
            <text:p>-9.73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30414">
            <text:p>82.30414</text:p>
          </table:table-cell>
          <table:table-cell office:value-type="float" office:value="89.864637">
            <text:p>89.864637</text:p>
          </table:table-cell>
          <table:table-cell table:formula="of:=[.B5161]-[.C5161]" office:value-type="float" office:value="-7.560497">
            <text:p>-7.5604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269092">
            <text:p>37.269092</text:p>
          </table:table-cell>
          <table:table-cell office:value-type="float" office:value="37.197159">
            <text:p>37.197159</text:p>
          </table:table-cell>
          <table:table-cell table:formula="of:=[.B5162]-[.C5162]" office:value-type="float" office:value="0.0719330000000014">
            <text:p>0.0719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.817749">
            <text:p>193.817749</text:p>
          </table:table-cell>
          <table:table-cell office:value-type="float" office:value="215.907468">
            <text:p>215.907468</text:p>
          </table:table-cell>
          <table:table-cell table:formula="of:=[.B5163]-[.C5163]" office:value-type="float" office:value="-22.089719">
            <text:p>-22.089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204913">
            <text:p>74.204913</text:p>
          </table:table-cell>
          <table:table-cell office:value-type="float" office:value="77.746877">
            <text:p>77.746877</text:p>
          </table:table-cell>
          <table:table-cell table:formula="of:=[.B5164]-[.C5164]" office:value-type="float" office:value="-3.54196399999999">
            <text:p>-3.5419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443511">
            <text:p>96.443511</text:p>
          </table:table-cell>
          <table:table-cell office:value-type="float" office:value="103.66118">
            <text:p>103.66118</text:p>
          </table:table-cell>
          <table:table-cell table:formula="of:=[.B5165]-[.C5165]" office:value-type="float" office:value="-7.217669">
            <text:p>-7.217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.961935">
            <text:p>22.961935</text:p>
          </table:table-cell>
          <table:table-cell office:value-type="float" office:value="23.761393">
            <text:p>23.761393</text:p>
          </table:table-cell>
          <table:table-cell table:formula="of:=[.B5166]-[.C5166]" office:value-type="float" office:value="-0.799457999999998">
            <text:p>-0.7994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444089">
            <text:p>121.444089</text:p>
          </table:table-cell>
          <table:table-cell office:value-type="float" office:value="137.167467">
            <text:p>137.167467</text:p>
          </table:table-cell>
          <table:table-cell table:formula="of:=[.B5167]-[.C5167]" office:value-type="float" office:value="-15.723378">
            <text:p>-15.723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9.18554">
            <text:p>309.18554</text:p>
          </table:table-cell>
          <table:table-cell office:value-type="float" office:value="332.350643">
            <text:p>332.350643</text:p>
          </table:table-cell>
          <table:table-cell table:formula="of:=[.B5168]-[.C5168]" office:value-type="float" office:value="-23.165103">
            <text:p>-23.165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990056">
            <text:p>132.990056</text:p>
          </table:table-cell>
          <table:table-cell office:value-type="float" office:value="142.069283">
            <text:p>142.069283</text:p>
          </table:table-cell>
          <table:table-cell table:formula="of:=[.B5169]-[.C5169]" office:value-type="float" office:value="-9.079227">
            <text:p>-9.0792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341114">
            <text:p>122.341114</text:p>
          </table:table-cell>
          <table:table-cell office:value-type="float" office:value="134.877281">
            <text:p>134.877281</text:p>
          </table:table-cell>
          <table:table-cell table:formula="of:=[.B5170]-[.C5170]" office:value-type="float" office:value="-12.536167">
            <text:p>-12.536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07656">
            <text:p>57.607656</text:p>
          </table:table-cell>
          <table:table-cell office:value-type="float" office:value="63.996231">
            <text:p>63.996231</text:p>
          </table:table-cell>
          <table:table-cell table:formula="of:=[.B5171]-[.C5171]" office:value-type="float" office:value="-6.388575">
            <text:p>-6.3885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281933">
            <text:p>37.281933</text:p>
          </table:table-cell>
          <table:table-cell office:value-type="float" office:value="41.198638">
            <text:p>41.198638</text:p>
          </table:table-cell>
          <table:table-cell table:formula="of:=[.B5172]-[.C5172]" office:value-type="float" office:value="-3.916705">
            <text:p>-3.9167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2.824357">
            <text:p>172.824357</text:p>
          </table:table-cell>
          <table:table-cell office:value-type="float" office:value="183.851761">
            <text:p>183.851761</text:p>
          </table:table-cell>
          <table:table-cell table:formula="of:=[.B5173]-[.C5173]" office:value-type="float" office:value="-11.027404">
            <text:p>-11.027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789644">
            <text:p>86.789644</text:p>
          </table:table-cell>
          <table:table-cell office:value-type="float" office:value="91.115369">
            <text:p>91.115369</text:p>
          </table:table-cell>
          <table:table-cell table:formula="of:=[.B5174]-[.C5174]" office:value-type="float" office:value="-4.32572500000001">
            <text:p>-4.325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213033">
            <text:p>48.213033</text:p>
          </table:table-cell>
          <table:table-cell office:value-type="float" office:value="50.464854">
            <text:p>50.464854</text:p>
          </table:table-cell>
          <table:table-cell table:formula="of:=[.B5175]-[.C5175]" office:value-type="float" office:value="-2.251821">
            <text:p>-2.2518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381393">
            <text:p>247.381393</text:p>
          </table:table-cell>
          <table:table-cell office:value-type="float" office:value="261.098771">
            <text:p>261.098771</text:p>
          </table:table-cell>
          <table:table-cell table:formula="of:=[.B5176]-[.C5176]" office:value-type="float" office:value="-13.717378">
            <text:p>-13.717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954108">
            <text:p>83.954108</text:p>
          </table:table-cell>
          <table:table-cell office:value-type="float" office:value="83.053088">
            <text:p>83.053088</text:p>
          </table:table-cell>
          <table:table-cell table:formula="of:=[.B5177]-[.C5177]" office:value-type="float" office:value="0.901020000000003">
            <text:p>0.90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033642">
            <text:p>64.033642</text:p>
          </table:table-cell>
          <table:table-cell office:value-type="float" office:value="70.8114">
            <text:p>70.8114</text:p>
          </table:table-cell>
          <table:table-cell table:formula="of:=[.B5178]-[.C5178]" office:value-type="float" office:value="-6.77775800000001">
            <text:p>-6.7777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.504191">
            <text:p>291.504191</text:p>
          </table:table-cell>
          <table:table-cell office:value-type="float" office:value="296.779024">
            <text:p>296.779024</text:p>
          </table:table-cell>
          <table:table-cell table:formula="of:=[.B5179]-[.C5179]" office:value-type="float" office:value="-5.274833">
            <text:p>-5.274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4.742799">
            <text:p>284.742799</text:p>
          </table:table-cell>
          <table:table-cell office:value-type="float" office:value="306.222468">
            <text:p>306.222468</text:p>
          </table:table-cell>
          <table:table-cell table:formula="of:=[.B5180]-[.C5180]" office:value-type="float" office:value="-21.479669">
            <text:p>-21.4796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386062">
            <text:p>75.386062</text:p>
          </table:table-cell>
          <table:table-cell office:value-type="float" office:value="77.453716">
            <text:p>77.453716</text:p>
          </table:table-cell>
          <table:table-cell table:formula="of:=[.B5181]-[.C5181]" office:value-type="float" office:value="-2.067654">
            <text:p>-2.067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6.620508">
            <text:p>326.620508</text:p>
          </table:table-cell>
          <table:table-cell office:value-type="float" office:value="351.460582">
            <text:p>351.460582</text:p>
          </table:table-cell>
          <table:table-cell table:formula="of:=[.B5182]-[.C5182]" office:value-type="float" office:value="-24.840074">
            <text:p>-24.840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340738">
            <text:p>50.340738</text:p>
          </table:table-cell>
          <table:table-cell office:value-type="float" office:value="55.403449">
            <text:p>55.403449</text:p>
          </table:table-cell>
          <table:table-cell table:formula="of:=[.B5183]-[.C5183]" office:value-type="float" office:value="-5.062711">
            <text:p>-5.0627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268412">
            <text:p>132.268412</text:p>
          </table:table-cell>
          <table:table-cell office:value-type="float" office:value="148.03824">
            <text:p>148.03824</text:p>
          </table:table-cell>
          <table:table-cell table:formula="of:=[.B5184]-[.C5184]" office:value-type="float" office:value="-15.769828">
            <text:p>-15.7698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8.656316">
            <text:p>348.656316</text:p>
          </table:table-cell>
          <table:table-cell office:value-type="float" office:value="378.932128">
            <text:p>378.932128</text:p>
          </table:table-cell>
          <table:table-cell table:formula="of:=[.B5185]-[.C5185]" office:value-type="float" office:value="-30.275812">
            <text:p>-30.275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2.718196">
            <text:p>322.718196</text:p>
          </table:table-cell>
          <table:table-cell office:value-type="float" office:value="329.469461">
            <text:p>329.469461</text:p>
          </table:table-cell>
          <table:table-cell table:formula="of:=[.B5186]-[.C5186]" office:value-type="float" office:value="-6.75126500000005">
            <text:p>-6.7512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039654">
            <text:p>78.039654</text:p>
          </table:table-cell>
          <table:table-cell office:value-type="float" office:value="80.636071">
            <text:p>80.636071</text:p>
          </table:table-cell>
          <table:table-cell table:formula="of:=[.B5187]-[.C5187]" office:value-type="float" office:value="-2.596417">
            <text:p>-2.596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.890473">
            <text:p>221.890473</text:p>
          </table:table-cell>
          <table:table-cell office:value-type="float" office:value="236.932382">
            <text:p>236.932382</text:p>
          </table:table-cell>
          <table:table-cell table:formula="of:=[.B5188]-[.C5188]" office:value-type="float" office:value="-15.041909">
            <text:p>-15.0419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2.440257">
            <text:p>212.440257</text:p>
          </table:table-cell>
          <table:table-cell office:value-type="float" office:value="242.347879">
            <text:p>242.347879</text:p>
          </table:table-cell>
          <table:table-cell table:formula="of:=[.B5189]-[.C5189]" office:value-type="float" office:value="-29.907622">
            <text:p>-29.9076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568775">
            <text:p>167.568775</text:p>
          </table:table-cell>
          <table:table-cell office:value-type="float" office:value="177.372019">
            <text:p>177.372019</text:p>
          </table:table-cell>
          <table:table-cell table:formula="of:=[.B5190]-[.C5190]" office:value-type="float" office:value="-9.80324400000001">
            <text:p>-9.8032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18685">
            <text:p>175.18685</text:p>
          </table:table-cell>
          <table:table-cell office:value-type="float" office:value="183.060272">
            <text:p>183.060272</text:p>
          </table:table-cell>
          <table:table-cell table:formula="of:=[.B5191]-[.C5191]" office:value-type="float" office:value="-7.87342200000001">
            <text:p>-7.8734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50578">
            <text:p>235.50578</text:p>
          </table:table-cell>
          <table:table-cell office:value-type="float" office:value="244.952271">
            <text:p>244.952271</text:p>
          </table:table-cell>
          <table:table-cell table:formula="of:=[.B5192]-[.C5192]" office:value-type="float" office:value="-9.44649100000001">
            <text:p>-9.446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279122">
            <text:p>169.279122</text:p>
          </table:table-cell>
          <table:table-cell office:value-type="float" office:value="190.434508">
            <text:p>190.434508</text:p>
          </table:table-cell>
          <table:table-cell table:formula="of:=[.B5193]-[.C5193]" office:value-type="float" office:value="-21.155386">
            <text:p>-21.1553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166343">
            <text:p>128.166343</text:p>
          </table:table-cell>
          <table:table-cell office:value-type="float" office:value="138.846861">
            <text:p>138.846861</text:p>
          </table:table-cell>
          <table:table-cell table:formula="of:=[.B5194]-[.C5194]" office:value-type="float" office:value="-10.680518">
            <text:p>-10.680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383629">
            <text:p>204.383629</text:p>
          </table:table-cell>
          <table:table-cell office:value-type="float" office:value="210.791068">
            <text:p>210.791068</text:p>
          </table:table-cell>
          <table:table-cell table:formula="of:=[.B5195]-[.C5195]" office:value-type="float" office:value="-6.40743899999998">
            <text:p>-6.4074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.401201">
            <text:p>149.401201</text:p>
          </table:table-cell>
          <table:table-cell office:value-type="float" office:value="150.376423">
            <text:p>150.376423</text:p>
          </table:table-cell>
          <table:table-cell table:formula="of:=[.B5196]-[.C5196]" office:value-type="float" office:value="-0.975222000000002">
            <text:p>-0.9752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.87074">
            <text:p>215.87074</text:p>
          </table:table-cell>
          <table:table-cell office:value-type="float" office:value="229.472329">
            <text:p>229.472329</text:p>
          </table:table-cell>
          <table:table-cell table:formula="of:=[.B5197]-[.C5197]" office:value-type="float" office:value="-13.601589">
            <text:p>-13.6015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182868">
            <text:p>281.182868</text:p>
          </table:table-cell>
          <table:table-cell office:value-type="float" office:value="293.755701">
            <text:p>293.755701</text:p>
          </table:table-cell>
          <table:table-cell table:formula="of:=[.B5198]-[.C5198]" office:value-type="float" office:value="-12.572833">
            <text:p>-12.572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329724">
            <text:p>109.329724</text:p>
          </table:table-cell>
          <table:table-cell office:value-type="float" office:value="117.683295">
            <text:p>117.683295</text:p>
          </table:table-cell>
          <table:table-cell table:formula="of:=[.B5199]-[.C5199]" office:value-type="float" office:value="-8.353571">
            <text:p>-8.353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340091">
            <text:p>203.340091</text:p>
          </table:table-cell>
          <table:table-cell office:value-type="float" office:value="223.700005">
            <text:p>223.700005</text:p>
          </table:table-cell>
          <table:table-cell table:formula="of:=[.B5200]-[.C5200]" office:value-type="float" office:value="-20.359914">
            <text:p>-20.359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45473">
            <text:p>152.45473</text:p>
          </table:table-cell>
          <table:table-cell office:value-type="float" office:value="182.678076">
            <text:p>182.678076</text:p>
          </table:table-cell>
          <table:table-cell table:formula="of:=[.B5201]-[.C5201]" office:value-type="float" office:value="-30.223346">
            <text:p>-30.2233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5.224922">
            <text:p>325.224922</text:p>
          </table:table-cell>
          <table:table-cell office:value-type="float" office:value="419.339918">
            <text:p>419.339918</text:p>
          </table:table-cell>
          <table:table-cell table:formula="of:=[.B5202]-[.C5202]" office:value-type="float" office:value="-94.114996">
            <text:p>-94.1149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650417">
            <text:p>80.650417</text:p>
          </table:table-cell>
          <table:table-cell office:value-type="float" office:value="89.210764">
            <text:p>89.210764</text:p>
          </table:table-cell>
          <table:table-cell table:formula="of:=[.B5203]-[.C5203]" office:value-type="float" office:value="-8.56034699999999">
            <text:p>-8.5603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1.223831">
            <text:p>71.223831</text:p>
          </table:table-cell>
          <table:table-cell office:value-type="float" office:value="83.203067">
            <text:p>83.203067</text:p>
          </table:table-cell>
          <table:table-cell table:formula="of:=[.B5204]-[.C5204]" office:value-type="float" office:value="-11.979236">
            <text:p>-11.9792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664352">
            <text:p>134.664352</text:p>
          </table:table-cell>
          <table:table-cell office:value-type="float" office:value="136.717352">
            <text:p>136.717352</text:p>
          </table:table-cell>
          <table:table-cell table:formula="of:=[.B5205]-[.C5205]" office:value-type="float" office:value="-2.053">
            <text:p>-2.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04954">
            <text:p>72.504954</text:p>
          </table:table-cell>
          <table:table-cell office:value-type="float" office:value="73.504022">
            <text:p>73.504022</text:p>
          </table:table-cell>
          <table:table-cell table:formula="of:=[.B5206]-[.C5206]" office:value-type="float" office:value="-0.999068000000008">
            <text:p>-0.999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157731">
            <text:p>66.157731</text:p>
          </table:table-cell>
          <table:table-cell office:value-type="float" office:value="71.080641">
            <text:p>71.080641</text:p>
          </table:table-cell>
          <table:table-cell table:formula="of:=[.B5207]-[.C5207]" office:value-type="float" office:value="-4.92291">
            <text:p>-4.922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1.301796">
            <text:p>331.301796</text:p>
          </table:table-cell>
          <table:table-cell office:value-type="float" office:value="333.691117">
            <text:p>333.691117</text:p>
          </table:table-cell>
          <table:table-cell table:formula="of:=[.B5208]-[.C5208]" office:value-type="float" office:value="-2.389321">
            <text:p>-2.3893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881322">
            <text:p>108.881322</text:p>
          </table:table-cell>
          <table:table-cell office:value-type="float" office:value="113.473278">
            <text:p>113.473278</text:p>
          </table:table-cell>
          <table:table-cell table:formula="of:=[.B5209]-[.C5209]" office:value-type="float" office:value="-4.591956">
            <text:p>-4.591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639953">
            <text:p>32.639953</text:p>
          </table:table-cell>
          <table:table-cell office:value-type="float" office:value="36.348521">
            <text:p>36.348521</text:p>
          </table:table-cell>
          <table:table-cell table:formula="of:=[.B5210]-[.C5210]" office:value-type="float" office:value="-3.708568">
            <text:p>-3.708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630505">
            <text:p>49.630505</text:p>
          </table:table-cell>
          <table:table-cell office:value-type="float" office:value="51.543694">
            <text:p>51.543694</text:p>
          </table:table-cell>
          <table:table-cell table:formula="of:=[.B5211]-[.C5211]" office:value-type="float" office:value="-1.913189">
            <text:p>-1.913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122391">
            <text:p>21.122391</text:p>
          </table:table-cell>
          <table:table-cell office:value-type="float" office:value="22.399152">
            <text:p>22.399152</text:p>
          </table:table-cell>
          <table:table-cell table:formula="of:=[.B5212]-[.C5212]" office:value-type="float" office:value="-1.276761">
            <text:p>-1.2767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.773523">
            <text:p>107.773523</text:p>
          </table:table-cell>
          <table:table-cell office:value-type="float" office:value="105.290784">
            <text:p>105.290784</text:p>
          </table:table-cell>
          <table:table-cell table:formula="of:=[.B5213]-[.C5213]" office:value-type="float" office:value="2.482739">
            <text:p>2.482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.455582">
            <text:p>262.455582</text:p>
          </table:table-cell>
          <table:table-cell office:value-type="float" office:value="264.545003">
            <text:p>264.545003</text:p>
          </table:table-cell>
          <table:table-cell table:formula="of:=[.B5214]-[.C5214]" office:value-type="float" office:value="-2.08942100000002">
            <text:p>-2.0894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946118">
            <text:p>60.946118</text:p>
          </table:table-cell>
          <table:table-cell office:value-type="float" office:value="64.315234">
            <text:p>64.315234</text:p>
          </table:table-cell>
          <table:table-cell table:formula="of:=[.B5215]-[.C5215]" office:value-type="float" office:value="-3.36911600000001">
            <text:p>-3.3691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99818">
            <text:p>108.99818</text:p>
          </table:table-cell>
          <table:table-cell office:value-type="float" office:value="117.533104">
            <text:p>117.533104</text:p>
          </table:table-cell>
          <table:table-cell table:formula="of:=[.B5216]-[.C5216]" office:value-type="float" office:value="-8.53492399999999">
            <text:p>-8.5349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0.787769">
            <text:p>360.787769</text:p>
          </table:table-cell>
          <table:table-cell office:value-type="float" office:value="401.658299">
            <text:p>401.658299</text:p>
          </table:table-cell>
          <table:table-cell table:formula="of:=[.B5217]-[.C5217]" office:value-type="float" office:value="-40.87053">
            <text:p>-40.87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147041">
            <text:p>159.147041</text:p>
          </table:table-cell>
          <table:table-cell office:value-type="float" office:value="165.497635">
            <text:p>165.497635</text:p>
          </table:table-cell>
          <table:table-cell table:formula="of:=[.B5218]-[.C5218]" office:value-type="float" office:value="-6.350594">
            <text:p>-6.3505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260382">
            <text:p>55.260382</text:p>
          </table:table-cell>
          <table:table-cell office:value-type="float" office:value="59.168263">
            <text:p>59.168263</text:p>
          </table:table-cell>
          <table:table-cell table:formula="of:=[.B5219]-[.C5219]" office:value-type="float" office:value="-3.907881">
            <text:p>-3.9078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342111">
            <text:p>170.342111</text:p>
          </table:table-cell>
          <table:table-cell office:value-type="float" office:value="171.595713">
            <text:p>171.595713</text:p>
          </table:table-cell>
          <table:table-cell table:formula="of:=[.B5220]-[.C5220]" office:value-type="float" office:value="-1.253602">
            <text:p>-1.253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587545">
            <text:p>89.587545</text:p>
          </table:table-cell>
          <table:table-cell office:value-type="float" office:value="91.006826">
            <text:p>91.006826</text:p>
          </table:table-cell>
          <table:table-cell table:formula="of:=[.B5221]-[.C5221]" office:value-type="float" office:value="-1.419281">
            <text:p>-1.4192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278808">
            <text:p>84.278808</text:p>
          </table:table-cell>
          <table:table-cell office:value-type="float" office:value="89.311456">
            <text:p>89.311456</text:p>
          </table:table-cell>
          <table:table-cell table:formula="of:=[.B5222]-[.C5222]" office:value-type="float" office:value="-5.03264800000001">
            <text:p>-5.032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10344">
            <text:p>74.810344</text:p>
          </table:table-cell>
          <table:table-cell office:value-type="float" office:value="78.560459">
            <text:p>78.560459</text:p>
          </table:table-cell>
          <table:table-cell table:formula="of:=[.B5223]-[.C5223]" office:value-type="float" office:value="-3.75011499999999">
            <text:p>-3.7501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5.306358">
            <text:p>175.306358</text:p>
          </table:table-cell>
          <table:table-cell office:value-type="float" office:value="180.255068">
            <text:p>180.255068</text:p>
          </table:table-cell>
          <table:table-cell table:formula="of:=[.B5224]-[.C5224]" office:value-type="float" office:value="-4.94871000000001">
            <text:p>-4.948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932428">
            <text:p>197.932428</text:p>
          </table:table-cell>
          <table:table-cell office:value-type="float" office:value="209.600157">
            <text:p>209.600157</text:p>
          </table:table-cell>
          <table:table-cell table:formula="of:=[.B5225]-[.C5225]" office:value-type="float" office:value="-11.667729">
            <text:p>-11.6677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946115">
            <text:p>79.946115</text:p>
          </table:table-cell>
          <table:table-cell office:value-type="float" office:value="84.287497">
            <text:p>84.287497</text:p>
          </table:table-cell>
          <table:table-cell table:formula="of:=[.B5226]-[.C5226]" office:value-type="float" office:value="-4.341382">
            <text:p>-4.3413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.66505">
            <text:p>260.66505</text:p>
          </table:table-cell>
          <table:table-cell office:value-type="float" office:value="281.327717">
            <text:p>281.327717</text:p>
          </table:table-cell>
          <table:table-cell table:formula="of:=[.B5227]-[.C5227]" office:value-type="float" office:value="-20.662667">
            <text:p>-20.662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18593">
            <text:p>45.218593</text:p>
          </table:table-cell>
          <table:table-cell office:value-type="float" office:value="48.868173">
            <text:p>48.868173</text:p>
          </table:table-cell>
          <table:table-cell table:formula="of:=[.B5228]-[.C5228]" office:value-type="float" office:value="-3.64958">
            <text:p>-3.649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.85786">
            <text:p>208.85786</text:p>
          </table:table-cell>
          <table:table-cell office:value-type="float" office:value="214.494742">
            <text:p>214.494742</text:p>
          </table:table-cell>
          <table:table-cell table:formula="of:=[.B5229]-[.C5229]" office:value-type="float" office:value="-5.63688200000001">
            <text:p>-5.6368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.736392">
            <text:p>55.736392</text:p>
          </table:table-cell>
          <table:table-cell office:value-type="float" office:value="58.74988">
            <text:p>58.74988</text:p>
          </table:table-cell>
          <table:table-cell table:formula="of:=[.B5230]-[.C5230]" office:value-type="float" office:value="-3.013488">
            <text:p>-3.0134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959128">
            <text:p>67.959128</text:p>
          </table:table-cell>
          <table:table-cell office:value-type="float" office:value="70.408966">
            <text:p>70.408966</text:p>
          </table:table-cell>
          <table:table-cell table:formula="of:=[.B5231]-[.C5231]" office:value-type="float" office:value="-2.449838">
            <text:p>-2.4498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240969">
            <text:p>47.240969</text:p>
          </table:table-cell>
          <table:table-cell office:value-type="float" office:value="55.323707">
            <text:p>55.323707</text:p>
          </table:table-cell>
          <table:table-cell table:formula="of:=[.B5232]-[.C5232]" office:value-type="float" office:value="-8.082738">
            <text:p>-8.082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361302">
            <text:p>79.361302</text:p>
          </table:table-cell>
          <table:table-cell office:value-type="float" office:value="82.469954">
            <text:p>82.469954</text:p>
          </table:table-cell>
          <table:table-cell table:formula="of:=[.B5233]-[.C5233]" office:value-type="float" office:value="-3.10865200000001">
            <text:p>-3.108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.750578">
            <text:p>105.750578</text:p>
          </table:table-cell>
          <table:table-cell office:value-type="float" office:value="115.605282">
            <text:p>115.605282</text:p>
          </table:table-cell>
          <table:table-cell table:formula="of:=[.B5234]-[.C5234]" office:value-type="float" office:value="-9.854704">
            <text:p>-9.8547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.998631">
            <text:p>171.998631</text:p>
          </table:table-cell>
          <table:table-cell office:value-type="float" office:value="185.185955">
            <text:p>185.185955</text:p>
          </table:table-cell>
          <table:table-cell table:formula="of:=[.B5235]-[.C5235]" office:value-type="float" office:value="-13.187324">
            <text:p>-13.1873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087451">
            <text:p>60.087451</text:p>
          </table:table-cell>
          <table:table-cell office:value-type="float" office:value="63.262727">
            <text:p>63.262727</text:p>
          </table:table-cell>
          <table:table-cell table:formula="of:=[.B5236]-[.C5236]" office:value-type="float" office:value="-3.175276">
            <text:p>-3.1752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719224">
            <text:p>70.719224</text:p>
          </table:table-cell>
          <table:table-cell office:value-type="float" office:value="74.360655">
            <text:p>74.360655</text:p>
          </table:table-cell>
          <table:table-cell table:formula="of:=[.B5237]-[.C5237]" office:value-type="float" office:value="-3.641431">
            <text:p>-3.641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35567">
            <text:p>82.435567</text:p>
          </table:table-cell>
          <table:table-cell office:value-type="float" office:value="85.336998">
            <text:p>85.336998</text:p>
          </table:table-cell>
          <table:table-cell table:formula="of:=[.B5238]-[.C5238]" office:value-type="float" office:value="-2.90143099999999">
            <text:p>-2.9014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032766">
            <text:p>76.032766</text:p>
          </table:table-cell>
          <table:table-cell office:value-type="float" office:value="79.823672">
            <text:p>79.823672</text:p>
          </table:table-cell>
          <table:table-cell table:formula="of:=[.B5239]-[.C5239]" office:value-type="float" office:value="-3.79090600000001">
            <text:p>-3.7909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69402">
            <text:p>114.069402</text:p>
          </table:table-cell>
          <table:table-cell office:value-type="float" office:value="120.876509">
            <text:p>120.876509</text:p>
          </table:table-cell>
          <table:table-cell table:formula="of:=[.B5240]-[.C5240]" office:value-type="float" office:value="-6.807107">
            <text:p>-6.8071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76245">
            <text:p>45.876245</text:p>
          </table:table-cell>
          <table:table-cell office:value-type="float" office:value="47.391986">
            <text:p>47.391986</text:p>
          </table:table-cell>
          <table:table-cell table:formula="of:=[.B5241]-[.C5241]" office:value-type="float" office:value="-1.51574100000001">
            <text:p>-1.515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278263">
            <text:p>60.278263</text:p>
          </table:table-cell>
          <table:table-cell office:value-type="float" office:value="64.069674">
            <text:p>64.069674</text:p>
          </table:table-cell>
          <table:table-cell table:formula="of:=[.B5242]-[.C5242]" office:value-type="float" office:value="-3.791411">
            <text:p>-3.7914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.30813">
            <text:p>213.30813</text:p>
          </table:table-cell>
          <table:table-cell office:value-type="float" office:value="237.832513">
            <text:p>237.832513</text:p>
          </table:table-cell>
          <table:table-cell table:formula="of:=[.B5243]-[.C5243]" office:value-type="float" office:value="-24.524383">
            <text:p>-24.5243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.169444">
            <text:p>185.169444</text:p>
          </table:table-cell>
          <table:table-cell office:value-type="float" office:value="188.433983">
            <text:p>188.433983</text:p>
          </table:table-cell>
          <table:table-cell table:formula="of:=[.B5244]-[.C5244]" office:value-type="float" office:value="-3.26453900000001">
            <text:p>-3.264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790337">
            <text:p>115.790337</text:p>
          </table:table-cell>
          <table:table-cell office:value-type="float" office:value="123.388907">
            <text:p>123.388907</text:p>
          </table:table-cell>
          <table:table-cell table:formula="of:=[.B5245]-[.C5245]" office:value-type="float" office:value="-7.59857000000001">
            <text:p>-7.598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0.598884">
            <text:p>170.598884</text:p>
          </table:table-cell>
          <table:table-cell office:value-type="float" office:value="188.833375">
            <text:p>188.833375</text:p>
          </table:table-cell>
          <table:table-cell table:formula="of:=[.B5246]-[.C5246]" office:value-type="float" office:value="-18.234491">
            <text:p>-18.2344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299082">
            <text:p>162.299082</text:p>
          </table:table-cell>
          <table:table-cell office:value-type="float" office:value="176.061055">
            <text:p>176.061055</text:p>
          </table:table-cell>
          <table:table-cell table:formula="of:=[.B5247]-[.C5247]" office:value-type="float" office:value="-13.761973">
            <text:p>-13.761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924533">
            <text:p>78.924533</text:p>
          </table:table-cell>
          <table:table-cell office:value-type="float" office:value="82.255783">
            <text:p>82.255783</text:p>
          </table:table-cell>
          <table:table-cell table:formula="of:=[.B5248]-[.C5248]" office:value-type="float" office:value="-3.33125">
            <text:p>-3.33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532887">
            <text:p>40.532887</text:p>
          </table:table-cell>
          <table:table-cell office:value-type="float" office:value="42.085494">
            <text:p>42.085494</text:p>
          </table:table-cell>
          <table:table-cell table:formula="of:=[.B5249]-[.C5249]" office:value-type="float" office:value="-1.55260699999999">
            <text:p>-1.552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65603">
            <text:p>73.265603</text:p>
          </table:table-cell>
          <table:table-cell office:value-type="float" office:value="78.920642">
            <text:p>78.920642</text:p>
          </table:table-cell>
          <table:table-cell table:formula="of:=[.B5250]-[.C5250]" office:value-type="float" office:value="-5.655039">
            <text:p>-5.6550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549011">
            <text:p>134.549011</text:p>
          </table:table-cell>
          <table:table-cell office:value-type="float" office:value="136.026308">
            <text:p>136.026308</text:p>
          </table:table-cell>
          <table:table-cell table:formula="of:=[.B5251]-[.C5251]" office:value-type="float" office:value="-1.47729699999999">
            <text:p>-1.4772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0.64082">
            <text:p>120.64082</text:p>
          </table:table-cell>
          <table:table-cell office:value-type="float" office:value="133.782102">
            <text:p>133.782102</text:p>
          </table:table-cell>
          <table:table-cell table:formula="of:=[.B5252]-[.C5252]" office:value-type="float" office:value="-13.141282">
            <text:p>-13.1412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597561">
            <text:p>196.597561</text:p>
          </table:table-cell>
          <table:table-cell office:value-type="float" office:value="203.030952">
            <text:p>203.030952</text:p>
          </table:table-cell>
          <table:table-cell table:formula="of:=[.B5253]-[.C5253]" office:value-type="float" office:value="-6.433391">
            <text:p>-6.433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3.816338">
            <text:p>153.816338</text:p>
          </table:table-cell>
          <table:table-cell office:value-type="float" office:value="158.577197">
            <text:p>158.577197</text:p>
          </table:table-cell>
          <table:table-cell table:formula="of:=[.B5254]-[.C5254]" office:value-type="float" office:value="-4.76085900000001">
            <text:p>-4.7608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634855">
            <text:p>29.634855</text:p>
          </table:table-cell>
          <table:table-cell office:value-type="float" office:value="30.869004">
            <text:p>30.869004</text:p>
          </table:table-cell>
          <table:table-cell table:formula="of:=[.B5255]-[.C5255]" office:value-type="float" office:value="-1.234149">
            <text:p>-1.2341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104221">
            <text:p>101.104221</text:p>
          </table:table-cell>
          <table:table-cell office:value-type="float" office:value="104.826364">
            <text:p>104.826364</text:p>
          </table:table-cell>
          <table:table-cell table:formula="of:=[.B5256]-[.C5256]" office:value-type="float" office:value="-3.722143">
            <text:p>-3.722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613358">
            <text:p>67.613358</text:p>
          </table:table-cell>
          <table:table-cell office:value-type="float" office:value="71.188924">
            <text:p>71.188924</text:p>
          </table:table-cell>
          <table:table-cell table:formula="of:=[.B5257]-[.C5257]" office:value-type="float" office:value="-3.57556599999999">
            <text:p>-3.575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8.706461">
            <text:p>258.706461</text:p>
          </table:table-cell>
          <table:table-cell office:value-type="float" office:value="272.516955">
            <text:p>272.516955</text:p>
          </table:table-cell>
          <table:table-cell table:formula="of:=[.B5258]-[.C5258]" office:value-type="float" office:value="-13.810494">
            <text:p>-13.810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6.07061">
            <text:p>356.07061</text:p>
          </table:table-cell>
          <table:table-cell office:value-type="float" office:value="378.600301">
            <text:p>378.600301</text:p>
          </table:table-cell>
          <table:table-cell table:formula="of:=[.B5259]-[.C5259]" office:value-type="float" office:value="-22.529691">
            <text:p>-22.5296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7399">
            <text:p>92.47399</text:p>
          </table:table-cell>
          <table:table-cell office:value-type="float" office:value="104.991318">
            <text:p>104.991318</text:p>
          </table:table-cell>
          <table:table-cell table:formula="of:=[.B5260]-[.C5260]" office:value-type="float" office:value="-12.517328">
            <text:p>-12.5173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0.060411">
            <text:p>140.060411</text:p>
          </table:table-cell>
          <table:table-cell office:value-type="float" office:value="149.040513">
            <text:p>149.040513</text:p>
          </table:table-cell>
          <table:table-cell table:formula="of:=[.B5261]-[.C5261]" office:value-type="float" office:value="-8.98010200000002">
            <text:p>-8.9801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406479">
            <text:p>29.406479</text:p>
          </table:table-cell>
          <table:table-cell office:value-type="float" office:value="31.631133">
            <text:p>31.631133</text:p>
          </table:table-cell>
          <table:table-cell table:formula="of:=[.B5262]-[.C5262]" office:value-type="float" office:value="-2.224654">
            <text:p>-2.2246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279247">
            <text:p>94.279247</text:p>
          </table:table-cell>
          <table:table-cell office:value-type="float" office:value="124.434427">
            <text:p>124.434427</text:p>
          </table:table-cell>
          <table:table-cell table:formula="of:=[.B5263]-[.C5263]" office:value-type="float" office:value="-30.15518">
            <text:p>-30.155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7.021211">
            <text:p>357.021211</text:p>
          </table:table-cell>
          <table:table-cell office:value-type="float" office:value="359.208178">
            <text:p>359.208178</text:p>
          </table:table-cell>
          <table:table-cell table:formula="of:=[.B5264]-[.C5264]" office:value-type="float" office:value="-2.18696699999998">
            <text:p>-2.1869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.677695">
            <text:p>19.677695</text:p>
          </table:table-cell>
          <table:table-cell office:value-type="float" office:value="20.75886">
            <text:p>20.75886</text:p>
          </table:table-cell>
          <table:table-cell table:formula="of:=[.B5265]-[.C5265]" office:value-type="float" office:value="-1.081165">
            <text:p>-1.081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139098">
            <text:p>92.139098</text:p>
          </table:table-cell>
          <table:table-cell office:value-type="float" office:value="102.293274">
            <text:p>102.293274</text:p>
          </table:table-cell>
          <table:table-cell table:formula="of:=[.B5266]-[.C5266]" office:value-type="float" office:value="-10.154176">
            <text:p>-10.1541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49259">
            <text:p>67.49259</text:p>
          </table:table-cell>
          <table:table-cell office:value-type="float" office:value="70.952983">
            <text:p>70.952983</text:p>
          </table:table-cell>
          <table:table-cell table:formula="of:=[.B5267]-[.C5267]" office:value-type="float" office:value="-3.460393">
            <text:p>-3.460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853065">
            <text:p>54.853065</text:p>
          </table:table-cell>
          <table:table-cell office:value-type="float" office:value="59.285001">
            <text:p>59.285001</text:p>
          </table:table-cell>
          <table:table-cell table:formula="of:=[.B5268]-[.C5268]" office:value-type="float" office:value="-4.431936">
            <text:p>-4.4319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066555">
            <text:p>109.066555</text:p>
          </table:table-cell>
          <table:table-cell office:value-type="float" office:value="114.465751">
            <text:p>114.465751</text:p>
          </table:table-cell>
          <table:table-cell table:formula="of:=[.B5269]-[.C5269]" office:value-type="float" office:value="-5.399196">
            <text:p>-5.399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961866">
            <text:p>247.961866</text:p>
          </table:table-cell>
          <table:table-cell office:value-type="float" office:value="252.966335">
            <text:p>252.966335</text:p>
          </table:table-cell>
          <table:table-cell table:formula="of:=[.B5270]-[.C5270]" office:value-type="float" office:value="-5.004469">
            <text:p>-5.0044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065707">
            <text:p>68.065707</text:p>
          </table:table-cell>
          <table:table-cell office:value-type="float" office:value="73.138687">
            <text:p>73.138687</text:p>
          </table:table-cell>
          <table:table-cell table:formula="of:=[.B5271]-[.C5271]" office:value-type="float" office:value="-5.07298">
            <text:p>-5.072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934462">
            <text:p>191.934462</text:p>
          </table:table-cell>
          <table:table-cell office:value-type="float" office:value="197.34264">
            <text:p>197.34264</text:p>
          </table:table-cell>
          <table:table-cell table:formula="of:=[.B5272]-[.C5272]" office:value-type="float" office:value="-5.40817799999999">
            <text:p>-5.408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5.627294">
            <text:p>145.627294</text:p>
          </table:table-cell>
          <table:table-cell office:value-type="float" office:value="179.296097">
            <text:p>179.296097</text:p>
          </table:table-cell>
          <table:table-cell table:formula="of:=[.B5273]-[.C5273]" office:value-type="float" office:value="-33.668803">
            <text:p>-33.6688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529031">
            <text:p>114.529031</text:p>
          </table:table-cell>
          <table:table-cell office:value-type="float" office:value="128.427426">
            <text:p>128.427426</text:p>
          </table:table-cell>
          <table:table-cell table:formula="of:=[.B5274]-[.C5274]" office:value-type="float" office:value="-13.898395">
            <text:p>-13.8983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.095749">
            <text:p>51.095749</text:p>
          </table:table-cell>
          <table:table-cell office:value-type="float" office:value="53.425318">
            <text:p>53.425318</text:p>
          </table:table-cell>
          <table:table-cell table:formula="of:=[.B5275]-[.C5275]" office:value-type="float" office:value="-2.329569">
            <text:p>-2.3295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386735">
            <text:p>69.386735</text:p>
          </table:table-cell>
          <table:table-cell office:value-type="float" office:value="74.68955">
            <text:p>74.68955</text:p>
          </table:table-cell>
          <table:table-cell table:formula="of:=[.B5276]-[.C5276]" office:value-type="float" office:value="-5.302815">
            <text:p>-5.302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333413">
            <text:p>203.333413</text:p>
          </table:table-cell>
          <table:table-cell office:value-type="float" office:value="213.29153">
            <text:p>213.29153</text:p>
          </table:table-cell>
          <table:table-cell table:formula="of:=[.B5277]-[.C5277]" office:value-type="float" office:value="-9.95811699999999">
            <text:p>-9.9581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659568">
            <text:p>108.659568</text:p>
          </table:table-cell>
          <table:table-cell office:value-type="float" office:value="113.656172">
            <text:p>113.656172</text:p>
          </table:table-cell>
          <table:table-cell table:formula="of:=[.B5278]-[.C5278]" office:value-type="float" office:value="-4.99660400000001">
            <text:p>-4.996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802691">
            <text:p>77.802691</text:p>
          </table:table-cell>
          <table:table-cell office:value-type="float" office:value="82.340068">
            <text:p>82.340068</text:p>
          </table:table-cell>
          <table:table-cell table:formula="of:=[.B5279]-[.C5279]" office:value-type="float" office:value="-4.53737700000001">
            <text:p>-4.5373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843611">
            <text:p>74.843611</text:p>
          </table:table-cell>
          <table:table-cell office:value-type="float" office:value="79.710023">
            <text:p>79.710023</text:p>
          </table:table-cell>
          <table:table-cell table:formula="of:=[.B5280]-[.C5280]" office:value-type="float" office:value="-4.86641200000001">
            <text:p>-4.8664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722465">
            <text:p>49.722465</text:p>
          </table:table-cell>
          <table:table-cell office:value-type="float" office:value="52.836673">
            <text:p>52.836673</text:p>
          </table:table-cell>
          <table:table-cell table:formula="of:=[.B5281]-[.C5281]" office:value-type="float" office:value="-3.114208">
            <text:p>-3.114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.877288">
            <text:p>176.877288</text:p>
          </table:table-cell>
          <table:table-cell office:value-type="float" office:value="181.972247">
            <text:p>181.972247</text:p>
          </table:table-cell>
          <table:table-cell table:formula="of:=[.B5282]-[.C5282]" office:value-type="float" office:value="-5.09495900000002">
            <text:p>-5.0949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13549">
            <text:p>45.313549</text:p>
          </table:table-cell>
          <table:table-cell office:value-type="float" office:value="46.98306">
            <text:p>46.98306</text:p>
          </table:table-cell>
          <table:table-cell table:formula="of:=[.B5283]-[.C5283]" office:value-type="float" office:value="-1.669511">
            <text:p>-1.6695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465616">
            <text:p>78.465616</text:p>
          </table:table-cell>
          <table:table-cell office:value-type="float" office:value="85.20689">
            <text:p>85.20689</text:p>
          </table:table-cell>
          <table:table-cell table:formula="of:=[.B5284]-[.C5284]" office:value-type="float" office:value="-6.741274">
            <text:p>-6.7412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668096">
            <text:p>48.668096</text:p>
          </table:table-cell>
          <table:table-cell office:value-type="float" office:value="51.015076">
            <text:p>51.015076</text:p>
          </table:table-cell>
          <table:table-cell table:formula="of:=[.B5285]-[.C5285]" office:value-type="float" office:value="-2.34698">
            <text:p>-2.346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.591544">
            <text:p>83.591544</text:p>
          </table:table-cell>
          <table:table-cell office:value-type="float" office:value="93.439727">
            <text:p>93.439727</text:p>
          </table:table-cell>
          <table:table-cell table:formula="of:=[.B5286]-[.C5286]" office:value-type="float" office:value="-9.84818300000001">
            <text:p>-9.8481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837485">
            <text:p>90.837485</text:p>
          </table:table-cell>
          <table:table-cell office:value-type="float" office:value="95.858365">
            <text:p>95.858365</text:p>
          </table:table-cell>
          <table:table-cell table:formula="of:=[.B5287]-[.C5287]" office:value-type="float" office:value="-5.02088000000001">
            <text:p>-5.020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541839">
            <text:p>90.541839</text:p>
          </table:table-cell>
          <table:table-cell office:value-type="float" office:value="95.466944">
            <text:p>95.466944</text:p>
          </table:table-cell>
          <table:table-cell table:formula="of:=[.B5288]-[.C5288]" office:value-type="float" office:value="-4.925105">
            <text:p>-4.925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817812">
            <text:p>139.817812</text:p>
          </table:table-cell>
          <table:table-cell office:value-type="float" office:value="144.729265">
            <text:p>144.729265</text:p>
          </table:table-cell>
          <table:table-cell table:formula="of:=[.B5289]-[.C5289]" office:value-type="float" office:value="-4.91145299999999">
            <text:p>-4.9114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.661519">
            <text:p>57.661519</text:p>
          </table:table-cell>
          <table:table-cell office:value-type="float" office:value="56.722968">
            <text:p>56.722968</text:p>
          </table:table-cell>
          <table:table-cell table:formula="of:=[.B5290]-[.C5290]" office:value-type="float" office:value="0.938550999999997">
            <text:p>0.938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295689">
            <text:p>58.295689</text:p>
          </table:table-cell>
          <table:table-cell office:value-type="float" office:value="60.194204">
            <text:p>60.194204</text:p>
          </table:table-cell>
          <table:table-cell table:formula="of:=[.B5291]-[.C5291]" office:value-type="float" office:value="-1.898515">
            <text:p>-1.8985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761267">
            <text:p>40.761267</text:p>
          </table:table-cell>
          <table:table-cell office:value-type="float" office:value="45.499789">
            <text:p>45.499789</text:p>
          </table:table-cell>
          <table:table-cell table:formula="of:=[.B5292]-[.C5292]" office:value-type="float" office:value="-4.738522">
            <text:p>-4.7385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41142">
            <text:p>100.41142</text:p>
          </table:table-cell>
          <table:table-cell office:value-type="float" office:value="107.698389">
            <text:p>107.698389</text:p>
          </table:table-cell>
          <table:table-cell table:formula="of:=[.B5293]-[.C5293]" office:value-type="float" office:value="-7.286969">
            <text:p>-7.2869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27486">
            <text:p>68.627486</text:p>
          </table:table-cell>
          <table:table-cell office:value-type="float" office:value="71.504143">
            <text:p>71.504143</text:p>
          </table:table-cell>
          <table:table-cell table:formula="of:=[.B5294]-[.C5294]" office:value-type="float" office:value="-2.87665699999999">
            <text:p>-2.8766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.72611">
            <text:p>76.72611</text:p>
          </table:table-cell>
          <table:table-cell office:value-type="float" office:value="80.232112">
            <text:p>80.232112</text:p>
          </table:table-cell>
          <table:table-cell table:formula="of:=[.B5295]-[.C5295]" office:value-type="float" office:value="-3.506002">
            <text:p>-3.5060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.548035">
            <text:p>245.548035</text:p>
          </table:table-cell>
          <table:table-cell office:value-type="float" office:value="259.605823">
            <text:p>259.605823</text:p>
          </table:table-cell>
          <table:table-cell table:formula="of:=[.B5296]-[.C5296]" office:value-type="float" office:value="-14.057788">
            <text:p>-14.0577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93953">
            <text:p>100.93953</text:p>
          </table:table-cell>
          <table:table-cell office:value-type="float" office:value="115.038379">
            <text:p>115.038379</text:p>
          </table:table-cell>
          <table:table-cell table:formula="of:=[.B5297]-[.C5297]" office:value-type="float" office:value="-14.098849">
            <text:p>-14.0988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181488">
            <text:p>133.181488</text:p>
          </table:table-cell>
          <table:table-cell office:value-type="float" office:value="132.943537">
            <text:p>132.943537</text:p>
          </table:table-cell>
          <table:table-cell table:formula="of:=[.B5298]-[.C5298]" office:value-type="float" office:value="0.23795100000001">
            <text:p>0.2379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555928">
            <text:p>139.555928</text:p>
          </table:table-cell>
          <table:table-cell office:value-type="float" office:value="150.152346">
            <text:p>150.152346</text:p>
          </table:table-cell>
          <table:table-cell table:formula="of:=[.B5299]-[.C5299]" office:value-type="float" office:value="-10.596418">
            <text:p>-10.5964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963242">
            <text:p>31.963242</text:p>
          </table:table-cell>
          <table:table-cell office:value-type="float" office:value="33.134721">
            <text:p>33.134721</text:p>
          </table:table-cell>
          <table:table-cell table:formula="of:=[.B5300]-[.C5300]" office:value-type="float" office:value="-1.171479">
            <text:p>-1.1714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752167">
            <text:p>191.752167</text:p>
          </table:table-cell>
          <table:table-cell office:value-type="float" office:value="205.753889">
            <text:p>205.753889</text:p>
          </table:table-cell>
          <table:table-cell table:formula="of:=[.B5301]-[.C5301]" office:value-type="float" office:value="-14.001722">
            <text:p>-14.0017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311757">
            <text:p>72.311757</text:p>
          </table:table-cell>
          <table:table-cell office:value-type="float" office:value="80.228223">
            <text:p>80.228223</text:p>
          </table:table-cell>
          <table:table-cell table:formula="of:=[.B5302]-[.C5302]" office:value-type="float" office:value="-7.916466">
            <text:p>-7.9164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63612">
            <text:p>77.463612</text:p>
          </table:table-cell>
          <table:table-cell office:value-type="float" office:value="79.290546">
            <text:p>79.290546</text:p>
          </table:table-cell>
          <table:table-cell table:formula="of:=[.B5303]-[.C5303]" office:value-type="float" office:value="-1.82693400000001">
            <text:p>-1.826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385109">
            <text:p>78.385109</text:p>
          </table:table-cell>
          <table:table-cell office:value-type="float" office:value="83.840499">
            <text:p>83.840499</text:p>
          </table:table-cell>
          <table:table-cell table:formula="of:=[.B5304]-[.C5304]" office:value-type="float" office:value="-5.45538999999999">
            <text:p>-5.455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639235">
            <text:p>132.639235</text:p>
          </table:table-cell>
          <table:table-cell office:value-type="float" office:value="145.501512">
            <text:p>145.501512</text:p>
          </table:table-cell>
          <table:table-cell table:formula="of:=[.B5305]-[.C5305]" office:value-type="float" office:value="-12.862277">
            <text:p>-12.862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2.237787">
            <text:p>352.237787</text:p>
          </table:table-cell>
          <table:table-cell office:value-type="float" office:value="363.146785">
            <text:p>363.146785</text:p>
          </table:table-cell>
          <table:table-cell table:formula="of:=[.B5306]-[.C5306]" office:value-type="float" office:value="-10.908998">
            <text:p>-10.908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647136">
            <text:p>106.647136</text:p>
          </table:table-cell>
          <table:table-cell office:value-type="float" office:value="116.801979">
            <text:p>116.801979</text:p>
          </table:table-cell>
          <table:table-cell table:formula="of:=[.B5307]-[.C5307]" office:value-type="float" office:value="-10.154843">
            <text:p>-10.154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7.67824">
            <text:p>317.67824</text:p>
          </table:table-cell>
          <table:table-cell office:value-type="float" office:value="384.73618">
            <text:p>384.73618</text:p>
          </table:table-cell>
          <table:table-cell table:formula="of:=[.B5308]-[.C5308]" office:value-type="float" office:value="-67.05794">
            <text:p>-67.05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144626">
            <text:p>42.144626</text:p>
          </table:table-cell>
          <table:table-cell office:value-type="float" office:value="44.661631">
            <text:p>44.661631</text:p>
          </table:table-cell>
          <table:table-cell table:formula="of:=[.B5309]-[.C5309]" office:value-type="float" office:value="-2.517005">
            <text:p>-2.517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6.085748">
            <text:p>136.085748</text:p>
          </table:table-cell>
          <table:table-cell office:value-type="float" office:value="144.29668">
            <text:p>144.29668</text:p>
          </table:table-cell>
          <table:table-cell table:formula="of:=[.B5310]-[.C5310]" office:value-type="float" office:value="-8.21093200000001">
            <text:p>-8.2109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.958917">
            <text:p>133.958917</text:p>
          </table:table-cell>
          <table:table-cell office:value-type="float" office:value="151.434223">
            <text:p>151.434223</text:p>
          </table:table-cell>
          <table:table-cell table:formula="of:=[.B5311]-[.C5311]" office:value-type="float" office:value="-17.475306">
            <text:p>-17.4753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038611">
            <text:p>142.038611</text:p>
          </table:table-cell>
          <table:table-cell office:value-type="float" office:value="153.860545">
            <text:p>153.860545</text:p>
          </table:table-cell>
          <table:table-cell table:formula="of:=[.B5312]-[.C5312]" office:value-type="float" office:value="-11.821934">
            <text:p>-11.821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307174">
            <text:p>40.307174</text:p>
          </table:table-cell>
          <table:table-cell office:value-type="float" office:value="43.373247">
            <text:p>43.373247</text:p>
          </table:table-cell>
          <table:table-cell table:formula="of:=[.B5313]-[.C5313]" office:value-type="float" office:value="-3.066073">
            <text:p>-3.066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.241231">
            <text:p>372.241231</text:p>
          </table:table-cell>
          <table:table-cell office:value-type="float" office:value="388.359337">
            <text:p>388.359337</text:p>
          </table:table-cell>
          <table:table-cell table:formula="of:=[.B5314]-[.C5314]" office:value-type="float" office:value="-16.118106">
            <text:p>-16.118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189046">
            <text:p>54.189046</text:p>
          </table:table-cell>
          <table:table-cell office:value-type="float" office:value="60.52238">
            <text:p>60.52238</text:p>
          </table:table-cell>
          <table:table-cell table:formula="of:=[.B5315]-[.C5315]" office:value-type="float" office:value="-6.333334">
            <text:p>-6.3333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.313672">
            <text:p>203.313672</text:p>
          </table:table-cell>
          <table:table-cell office:value-type="float" office:value="223.86436">
            <text:p>223.86436</text:p>
          </table:table-cell>
          <table:table-cell table:formula="of:=[.B5316]-[.C5316]" office:value-type="float" office:value="-20.550688">
            <text:p>-20.550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2.302738">
            <text:p>142.302738</text:p>
          </table:table-cell>
          <table:table-cell office:value-type="float" office:value="151.076602">
            <text:p>151.076602</text:p>
          </table:table-cell>
          <table:table-cell table:formula="of:=[.B5317]-[.C5317]" office:value-type="float" office:value="-8.773864">
            <text:p>-8.7738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082339">
            <text:p>17.082339</text:p>
          </table:table-cell>
          <table:table-cell office:value-type="float" office:value="18.34852">
            <text:p>18.34852</text:p>
          </table:table-cell>
          <table:table-cell table:formula="of:=[.B5318]-[.C5318]" office:value-type="float" office:value="-1.266181">
            <text:p>-1.266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.572029">
            <text:p>156.572029</text:p>
          </table:table-cell>
          <table:table-cell office:value-type="float" office:value="170.928078">
            <text:p>170.928078</text:p>
          </table:table-cell>
          <table:table-cell table:formula="of:=[.B5319]-[.C5319]" office:value-type="float" office:value="-14.356049">
            <text:p>-14.3560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385878">
            <text:p>53.385878</text:p>
          </table:table-cell>
          <table:table-cell office:value-type="float" office:value="57.31567">
            <text:p>57.31567</text:p>
          </table:table-cell>
          <table:table-cell table:formula="of:=[.B5320]-[.C5320]" office:value-type="float" office:value="-3.929792">
            <text:p>-3.9297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817777">
            <text:p>235.817777</text:p>
          </table:table-cell>
          <table:table-cell office:value-type="float" office:value="255.139343">
            <text:p>255.139343</text:p>
          </table:table-cell>
          <table:table-cell table:formula="of:=[.B5321]-[.C5321]" office:value-type="float" office:value="-19.321566">
            <text:p>-19.3215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181126">
            <text:p>29.181126</text:p>
          </table:table-cell>
          <table:table-cell office:value-type="float" office:value="31.952138">
            <text:p>31.952138</text:p>
          </table:table-cell>
          <table:table-cell table:formula="of:=[.B5322]-[.C5322]" office:value-type="float" office:value="-2.771012">
            <text:p>-2.771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317146">
            <text:p>194.317146</text:p>
          </table:table-cell>
          <table:table-cell office:value-type="float" office:value="205.683211">
            <text:p>205.683211</text:p>
          </table:table-cell>
          <table:table-cell table:formula="of:=[.B5323]-[.C5323]" office:value-type="float" office:value="-11.366065">
            <text:p>-11.366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187308">
            <text:p>32.187308</text:p>
          </table:table-cell>
          <table:table-cell office:value-type="float" office:value="36.509835">
            <text:p>36.509835</text:p>
          </table:table-cell>
          <table:table-cell table:formula="of:=[.B5324]-[.C5324]" office:value-type="float" office:value="-4.322527">
            <text:p>-4.322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.018271">
            <text:p>29.018271</text:p>
          </table:table-cell>
          <table:table-cell office:value-type="float" office:value="30.094999">
            <text:p>30.094999</text:p>
          </table:table-cell>
          <table:table-cell table:formula="of:=[.B5325]-[.C5325]" office:value-type="float" office:value="-1.076728">
            <text:p>-1.0767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.992932">
            <text:p>64.992932</text:p>
          </table:table-cell>
          <table:table-cell office:value-type="float" office:value="83.85584">
            <text:p>83.85584</text:p>
          </table:table-cell>
          <table:table-cell table:formula="of:=[.B5326]-[.C5326]" office:value-type="float" office:value="-18.862908">
            <text:p>-18.8629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056741">
            <text:p>65.056741</text:p>
          </table:table-cell>
          <table:table-cell office:value-type="float" office:value="67.791175">
            <text:p>67.791175</text:p>
          </table:table-cell>
          <table:table-cell table:formula="of:=[.B5327]-[.C5327]" office:value-type="float" office:value="-2.73443399999999">
            <text:p>-2.7344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1.284214">
            <text:p>121.284214</text:p>
          </table:table-cell>
          <table:table-cell office:value-type="float" office:value="129.417931">
            <text:p>129.417931</text:p>
          </table:table-cell>
          <table:table-cell table:formula="of:=[.B5328]-[.C5328]" office:value-type="float" office:value="-8.133717">
            <text:p>-8.1337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877807">
            <text:p>31.877807</text:p>
          </table:table-cell>
          <table:table-cell office:value-type="float" office:value="33.705094">
            <text:p>33.705094</text:p>
          </table:table-cell>
          <table:table-cell table:formula="of:=[.B5329]-[.C5329]" office:value-type="float" office:value="-1.827287">
            <text:p>-1.8272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292293">
            <text:p>31.292293</text:p>
          </table:table-cell>
          <table:table-cell office:value-type="float" office:value="32.382903">
            <text:p>32.382903</text:p>
          </table:table-cell>
          <table:table-cell table:formula="of:=[.B5330]-[.C5330]" office:value-type="float" office:value="-1.09061">
            <text:p>-1.090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6.808744">
            <text:p>456.808744</text:p>
          </table:table-cell>
          <table:table-cell office:value-type="float" office:value="474.604254">
            <text:p>474.604254</text:p>
          </table:table-cell>
          <table:table-cell table:formula="of:=[.B5331]-[.C5331]" office:value-type="float" office:value="-17.79551">
            <text:p>-17.795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2.891424">
            <text:p>372.891424</text:p>
          </table:table-cell>
          <table:table-cell office:value-type="float" office:value="412.580358">
            <text:p>412.580358</text:p>
          </table:table-cell>
          <table:table-cell table:formula="of:=[.B5332]-[.C5332]" office:value-type="float" office:value="-39.688934">
            <text:p>-39.6889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876044">
            <text:p>122.876044</text:p>
          </table:table-cell>
          <table:table-cell office:value-type="float" office:value="124.125769">
            <text:p>124.125769</text:p>
          </table:table-cell>
          <table:table-cell table:formula="of:=[.B5333]-[.C5333]" office:value-type="float" office:value="-1.24972500000001">
            <text:p>-1.2497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.979143">
            <text:p>95.979143</text:p>
          </table:table-cell>
          <table:table-cell office:value-type="float" office:value="103.205541">
            <text:p>103.205541</text:p>
          </table:table-cell>
          <table:table-cell table:formula="of:=[.B5334]-[.C5334]" office:value-type="float" office:value="-7.226398">
            <text:p>-7.2263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040239">
            <text:p>89.040239</text:p>
          </table:table-cell>
          <table:table-cell office:value-type="float" office:value="100.641699">
            <text:p>100.641699</text:p>
          </table:table-cell>
          <table:table-cell table:formula="of:=[.B5335]-[.C5335]" office:value-type="float" office:value="-11.60146">
            <text:p>-11.601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469702">
            <text:p>204.469702</text:p>
          </table:table-cell>
          <table:table-cell office:value-type="float" office:value="209.538553">
            <text:p>209.538553</text:p>
          </table:table-cell>
          <table:table-cell table:formula="of:=[.B5336]-[.C5336]" office:value-type="float" office:value="-5.068851">
            <text:p>-5.068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.242265">
            <text:p>207.242265</text:p>
          </table:table-cell>
          <table:table-cell office:value-type="float" office:value="221.16317">
            <text:p>221.16317</text:p>
          </table:table-cell>
          <table:table-cell table:formula="of:=[.B5337]-[.C5337]" office:value-type="float" office:value="-13.920905">
            <text:p>-13.920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073335">
            <text:p>72.073335</text:p>
          </table:table-cell>
          <table:table-cell office:value-type="float" office:value="76.948976">
            <text:p>76.948976</text:p>
          </table:table-cell>
          <table:table-cell table:formula="of:=[.B5338]-[.C5338]" office:value-type="float" office:value="-4.875641">
            <text:p>-4.8756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3506">
            <text:p>110.93506</text:p>
          </table:table-cell>
          <table:table-cell office:value-type="float" office:value="119.764086">
            <text:p>119.764086</text:p>
          </table:table-cell>
          <table:table-cell table:formula="of:=[.B5339]-[.C5339]" office:value-type="float" office:value="-8.82902600000001">
            <text:p>-8.829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7.081748">
            <text:p>157.081748</text:p>
          </table:table-cell>
          <table:table-cell office:value-type="float" office:value="184.791312">
            <text:p>184.791312</text:p>
          </table:table-cell>
          <table:table-cell table:formula="of:=[.B5340]-[.C5340]" office:value-type="float" office:value="-27.709564">
            <text:p>-27.709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81114">
            <text:p>41.081114</text:p>
          </table:table-cell>
          <table:table-cell office:value-type="float" office:value="45.277918">
            <text:p>45.277918</text:p>
          </table:table-cell>
          <table:table-cell table:formula="of:=[.B5341]-[.C5341]" office:value-type="float" office:value="-4.196804">
            <text:p>-4.1968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.000929">
            <text:p>24.000929</text:p>
          </table:table-cell>
          <table:table-cell office:value-type="float" office:value="24.685453">
            <text:p>24.685453</text:p>
          </table:table-cell>
          <table:table-cell table:formula="of:=[.B5342]-[.C5342]" office:value-type="float" office:value="-0.684524">
            <text:p>-0.684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9.073022">
            <text:p>319.073022</text:p>
          </table:table-cell>
          <table:table-cell office:value-type="float" office:value="331.766435">
            <text:p>331.766435</text:p>
          </table:table-cell>
          <table:table-cell table:formula="of:=[.B5343]-[.C5343]" office:value-type="float" office:value="-12.693413">
            <text:p>-12.693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.393615">
            <text:p>101.393615</text:p>
          </table:table-cell>
          <table:table-cell office:value-type="float" office:value="113.428928">
            <text:p>113.428928</text:p>
          </table:table-cell>
          <table:table-cell table:formula="of:=[.B5344]-[.C5344]" office:value-type="float" office:value="-12.035313">
            <text:p>-12.0353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019891">
            <text:p>80.019891</text:p>
          </table:table-cell>
          <table:table-cell office:value-type="float" office:value="85.888099">
            <text:p>85.888099</text:p>
          </table:table-cell>
          <table:table-cell table:formula="of:=[.B5345]-[.C5345]" office:value-type="float" office:value="-5.868208">
            <text:p>-5.8682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1.706667">
            <text:p>141.706667</text:p>
          </table:table-cell>
          <table:table-cell office:value-type="float" office:value="153.115045">
            <text:p>153.115045</text:p>
          </table:table-cell>
          <table:table-cell table:formula="of:=[.B5346]-[.C5346]" office:value-type="float" office:value="-11.408378">
            <text:p>-11.4083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732061">
            <text:p>77.732061</text:p>
          </table:table-cell>
          <table:table-cell office:value-type="float" office:value="88.024399">
            <text:p>88.024399</text:p>
          </table:table-cell>
          <table:table-cell table:formula="of:=[.B5347]-[.C5347]" office:value-type="float" office:value="-10.292338">
            <text:p>-10.2923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.281255">
            <text:p>90.281255</text:p>
          </table:table-cell>
          <table:table-cell office:value-type="float" office:value="98.003185">
            <text:p>98.003185</text:p>
          </table:table-cell>
          <table:table-cell table:formula="of:=[.B5348]-[.C5348]" office:value-type="float" office:value="-7.72193">
            <text:p>-7.721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18839">
            <text:p>43.218839</text:p>
          </table:table-cell>
          <table:table-cell office:value-type="float" office:value="44.884243">
            <text:p>44.884243</text:p>
          </table:table-cell>
          <table:table-cell table:formula="of:=[.B5349]-[.C5349]" office:value-type="float" office:value="-1.665404">
            <text:p>-1.665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.707037">
            <text:p>97.707037</text:p>
          </table:table-cell>
          <table:table-cell office:value-type="float" office:value="107.965444">
            <text:p>107.965444</text:p>
          </table:table-cell>
          <table:table-cell table:formula="of:=[.B5350]-[.C5350]" office:value-type="float" office:value="-10.258407">
            <text:p>-10.2584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.084767">
            <text:p>111.084767</text:p>
          </table:table-cell>
          <table:table-cell office:value-type="float" office:value="138.127596">
            <text:p>138.127596</text:p>
          </table:table-cell>
          <table:table-cell table:formula="of:=[.B5351]-[.C5351]" office:value-type="float" office:value="-27.042829">
            <text:p>-27.0428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.102025">
            <text:p>58.102025</text:p>
          </table:table-cell>
          <table:table-cell office:value-type="float" office:value="61.189825">
            <text:p>61.189825</text:p>
          </table:table-cell>
          <table:table-cell table:formula="of:=[.B5352]-[.C5352]" office:value-type="float" office:value="-3.0878">
            <text:p>-3.0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482019">
            <text:p>42.482019</text:p>
          </table:table-cell>
          <table:table-cell office:value-type="float" office:value="43.400461">
            <text:p>43.400461</text:p>
          </table:table-cell>
          <table:table-cell table:formula="of:=[.B5353]-[.C5353]" office:value-type="float" office:value="-0.918441999999999">
            <text:p>-0.9184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.174749">
            <text:p>59.174749</text:p>
          </table:table-cell>
          <table:table-cell office:value-type="float" office:value="73.197203">
            <text:p>73.197203</text:p>
          </table:table-cell>
          <table:table-cell table:formula="of:=[.B5354]-[.C5354]" office:value-type="float" office:value="-14.022454">
            <text:p>-14.0224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.221164">
            <text:p>31.221164</text:p>
          </table:table-cell>
          <table:table-cell office:value-type="float" office:value="32.016943">
            <text:p>32.016943</text:p>
          </table:table-cell>
          <table:table-cell table:formula="of:=[.B5355]-[.C5355]" office:value-type="float" office:value="-0.795778999999996">
            <text:p>-0.7957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99201">
            <text:p>114.099201</text:p>
          </table:table-cell>
          <table:table-cell office:value-type="float" office:value="123.174002">
            <text:p>123.174002</text:p>
          </table:table-cell>
          <table:table-cell table:formula="of:=[.B5356]-[.C5356]" office:value-type="float" office:value="-9.07480100000001">
            <text:p>-9.0748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.794764">
            <text:p>288.794764</text:p>
          </table:table-cell>
          <table:table-cell office:value-type="float" office:value="315.776535">
            <text:p>315.776535</text:p>
          </table:table-cell>
          <table:table-cell table:formula="of:=[.B5357]-[.C5357]" office:value-type="float" office:value="-26.981771">
            <text:p>-26.981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.05335">
            <text:p>100.05335</text:p>
          </table:table-cell>
          <table:table-cell office:value-type="float" office:value="110.875942">
            <text:p>110.875942</text:p>
          </table:table-cell>
          <table:table-cell table:formula="of:=[.B5358]-[.C5358]" office:value-type="float" office:value="-10.822592">
            <text:p>-10.8225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427697">
            <text:p>143.427697</text:p>
          </table:table-cell>
          <table:table-cell office:value-type="float" office:value="157.019538">
            <text:p>157.019538</text:p>
          </table:table-cell>
          <table:table-cell table:formula="of:=[.B5359]-[.C5359]" office:value-type="float" office:value="-13.591841">
            <text:p>-13.591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26591">
            <text:p>46.526591</text:p>
          </table:table-cell>
          <table:table-cell office:value-type="float" office:value="50.655154">
            <text:p>50.655154</text:p>
          </table:table-cell>
          <table:table-cell table:formula="of:=[.B5360]-[.C5360]" office:value-type="float" office:value="-4.128563">
            <text:p>-4.128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57743">
            <text:p>80.157743</text:p>
          </table:table-cell>
          <table:table-cell office:value-type="float" office:value="92.011191">
            <text:p>92.011191</text:p>
          </table:table-cell>
          <table:table-cell table:formula="of:=[.B5361]-[.C5361]" office:value-type="float" office:value="-11.853448">
            <text:p>-11.8534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434957">
            <text:p>190.434957</text:p>
          </table:table-cell>
          <table:table-cell office:value-type="float" office:value="204.260015">
            <text:p>204.260015</text:p>
          </table:table-cell>
          <table:table-cell table:formula="of:=[.B5362]-[.C5362]" office:value-type="float" office:value="-13.825058">
            <text:p>-13.8250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7.360709">
            <text:p>307.360709</text:p>
          </table:table-cell>
          <table:table-cell office:value-type="float" office:value="330.189889">
            <text:p>330.189889</text:p>
          </table:table-cell>
          <table:table-cell table:formula="of:=[.B5363]-[.C5363]" office:value-type="float" office:value="-22.82918">
            <text:p>-22.829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.146374">
            <text:p>237.146374</text:p>
          </table:table-cell>
          <table:table-cell office:value-type="float" office:value="247.573783">
            <text:p>247.573783</text:p>
          </table:table-cell>
          <table:table-cell table:formula="of:=[.B5364]-[.C5364]" office:value-type="float" office:value="-10.427409">
            <text:p>-10.4274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.558909">
            <text:p>263.558909</text:p>
          </table:table-cell>
          <table:table-cell office:value-type="float" office:value="265.619555">
            <text:p>265.619555</text:p>
          </table:table-cell>
          <table:table-cell table:formula="of:=[.B5365]-[.C5365]" office:value-type="float" office:value="-2.06064599999996">
            <text:p>-2.060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454453">
            <text:p>72.454453</text:p>
          </table:table-cell>
          <table:table-cell office:value-type="float" office:value="76.842207">
            <text:p>76.842207</text:p>
          </table:table-cell>
          <table:table-cell table:formula="of:=[.B5366]-[.C5366]" office:value-type="float" office:value="-4.387754">
            <text:p>-4.3877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9.333818">
            <text:p>139.333818</text:p>
          </table:table-cell>
          <table:table-cell office:value-type="float" office:value="158.40477">
            <text:p>158.40477</text:p>
          </table:table-cell>
          <table:table-cell table:formula="of:=[.B5367]-[.C5367]" office:value-type="float" office:value="-19.070952">
            <text:p>-19.0709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2.936795">
            <text:p>122.936795</text:p>
          </table:table-cell>
          <table:table-cell office:value-type="float" office:value="144.625692">
            <text:p>144.625692</text:p>
          </table:table-cell>
          <table:table-cell table:formula="of:=[.B5368]-[.C5368]" office:value-type="float" office:value="-21.688897">
            <text:p>-21.688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440857">
            <text:p>119.440857</text:p>
          </table:table-cell>
          <table:table-cell office:value-type="float" office:value="135.25492">
            <text:p>135.25492</text:p>
          </table:table-cell>
          <table:table-cell table:formula="of:=[.B5369]-[.C5369]" office:value-type="float" office:value="-15.814063">
            <text:p>-15.814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58987">
            <text:p>91.958987</text:p>
          </table:table-cell>
          <table:table-cell office:value-type="float" office:value="99.937681">
            <text:p>99.937681</text:p>
          </table:table-cell>
          <table:table-cell table:formula="of:=[.B5370]-[.C5370]" office:value-type="float" office:value="-7.978694">
            <text:p>-7.9786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822344">
            <text:p>73.822344</text:p>
          </table:table-cell>
          <table:table-cell office:value-type="float" office:value="81.167328">
            <text:p>81.167328</text:p>
          </table:table-cell>
          <table:table-cell table:formula="of:=[.B5371]-[.C5371]" office:value-type="float" office:value="-7.344984">
            <text:p>-7.3449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492896">
            <text:p>91.492896</text:p>
          </table:table-cell>
          <table:table-cell office:value-type="float" office:value="105.245138">
            <text:p>105.245138</text:p>
          </table:table-cell>
          <table:table-cell table:formula="of:=[.B5372]-[.C5372]" office:value-type="float" office:value="-13.752242">
            <text:p>-13.752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943378">
            <text:p>91.943378</text:p>
          </table:table-cell>
          <table:table-cell office:value-type="float" office:value="102.205121">
            <text:p>102.205121</text:p>
          </table:table-cell>
          <table:table-cell table:formula="of:=[.B5373]-[.C5373]" office:value-type="float" office:value="-10.261743">
            <text:p>-10.261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.645241">
            <text:p>63.645241</text:p>
          </table:table-cell>
          <table:table-cell office:value-type="float" office:value="69.386339">
            <text:p>69.386339</text:p>
          </table:table-cell>
          <table:table-cell table:formula="of:=[.B5374]-[.C5374]" office:value-type="float" office:value="-5.74109800000001">
            <text:p>-5.7410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.401771">
            <text:p>50.401771</text:p>
          </table:table-cell>
          <table:table-cell office:value-type="float" office:value="56.958051">
            <text:p>56.958051</text:p>
          </table:table-cell>
          <table:table-cell table:formula="of:=[.B5375]-[.C5375]" office:value-type="float" office:value="-6.55628">
            <text:p>-6.556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718905">
            <text:p>79.718905</text:p>
          </table:table-cell>
          <table:table-cell office:value-type="float" office:value="86.307408">
            <text:p>86.307408</text:p>
          </table:table-cell>
          <table:table-cell table:formula="of:=[.B5376]-[.C5376]" office:value-type="float" office:value="-6.58850299999999">
            <text:p>-6.588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37734">
            <text:p>67.037734</text:p>
          </table:table-cell>
          <table:table-cell office:value-type="float" office:value="73.867994">
            <text:p>73.867994</text:p>
          </table:table-cell>
          <table:table-cell table:formula="of:=[.B5377]-[.C5377]" office:value-type="float" office:value="-6.83026">
            <text:p>-6.83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058373">
            <text:p>78.058373</text:p>
          </table:table-cell>
          <table:table-cell office:value-type="float" office:value="104.153601">
            <text:p>104.153601</text:p>
          </table:table-cell>
          <table:table-cell table:formula="of:=[.B5378]-[.C5378]" office:value-type="float" office:value="-26.095228">
            <text:p>-26.095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8.697594">
            <text:p>128.697594</text:p>
          </table:table-cell>
          <table:table-cell office:value-type="float" office:value="143.987706">
            <text:p>143.987706</text:p>
          </table:table-cell>
          <table:table-cell table:formula="of:=[.B5379]-[.C5379]" office:value-type="float" office:value="-15.290112">
            <text:p>-15.2901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.643662">
            <text:p>119.643662</text:p>
          </table:table-cell>
          <table:table-cell office:value-type="float" office:value="135.541782">
            <text:p>135.541782</text:p>
          </table:table-cell>
          <table:table-cell table:formula="of:=[.B5380]-[.C5380]" office:value-type="float" office:value="-15.89812">
            <text:p>-15.898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55306">
            <text:p>72.55306</text:p>
          </table:table-cell>
          <table:table-cell office:value-type="float" office:value="75.295856">
            <text:p>75.295856</text:p>
          </table:table-cell>
          <table:table-cell table:formula="of:=[.B5381]-[.C5381]" office:value-type="float" office:value="-2.742796">
            <text:p>-2.7427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075949">
            <text:p>104.075949</text:p>
          </table:table-cell>
          <table:table-cell office:value-type="float" office:value="109.986315">
            <text:p>109.986315</text:p>
          </table:table-cell>
          <table:table-cell table:formula="of:=[.B5382]-[.C5382]" office:value-type="float" office:value="-5.91036600000001">
            <text:p>-5.91036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.259498">
            <text:p>191.259498</text:p>
          </table:table-cell>
          <table:table-cell office:value-type="float" office:value="201.11635">
            <text:p>201.11635</text:p>
          </table:table-cell>
          <table:table-cell table:formula="of:=[.B5383]-[.C5383]" office:value-type="float" office:value="-9.856852">
            <text:p>-9.8568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.045639">
            <text:p>194.045639</text:p>
          </table:table-cell>
          <table:table-cell office:value-type="float" office:value="206.855939">
            <text:p>206.855939</text:p>
          </table:table-cell>
          <table:table-cell table:formula="of:=[.B5384]-[.C5384]" office:value-type="float" office:value="-12.8103">
            <text:p>-12.81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687062">
            <text:p>52.687062</text:p>
          </table:table-cell>
          <table:table-cell office:value-type="float" office:value="57.749988">
            <text:p>57.749988</text:p>
          </table:table-cell>
          <table:table-cell table:formula="of:=[.B5385]-[.C5385]" office:value-type="float" office:value="-5.062926">
            <text:p>-5.0629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8.971338">
            <text:p>198.971338</text:p>
          </table:table-cell>
          <table:table-cell office:value-type="float" office:value="218.604959">
            <text:p>218.604959</text:p>
          </table:table-cell>
          <table:table-cell table:formula="of:=[.B5386]-[.C5386]" office:value-type="float" office:value="-19.633621">
            <text:p>-19.633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.658302">
            <text:p>150.658302</text:p>
          </table:table-cell>
          <table:table-cell office:value-type="float" office:value="164.564545">
            <text:p>164.564545</text:p>
          </table:table-cell>
          <table:table-cell table:formula="of:=[.B5387]-[.C5387]" office:value-type="float" office:value="-13.906243">
            <text:p>-13.906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93365">
            <text:p>72.93365</text:p>
          </table:table-cell>
          <table:table-cell office:value-type="float" office:value="79.356859">
            <text:p>79.356859</text:p>
          </table:table-cell>
          <table:table-cell table:formula="of:=[.B5388]-[.C5388]" office:value-type="float" office:value="-6.423209">
            <text:p>-6.4232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872107">
            <text:p>143.872107</text:p>
          </table:table-cell>
          <table:table-cell office:value-type="float" office:value="150.849018">
            <text:p>150.849018</text:p>
          </table:table-cell>
          <table:table-cell table:formula="of:=[.B5389]-[.C5389]" office:value-type="float" office:value="-6.976911">
            <text:p>-6.9769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.473869">
            <text:p>77.473869</text:p>
          </table:table-cell>
          <table:table-cell office:value-type="float" office:value="87.638397">
            <text:p>87.638397</text:p>
          </table:table-cell>
          <table:table-cell table:formula="of:=[.B5390]-[.C5390]" office:value-type="float" office:value="-10.164528">
            <text:p>-10.1645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2.269685">
            <text:p>292.269685</text:p>
          </table:table-cell>
          <table:table-cell office:value-type="float" office:value="298.707192">
            <text:p>298.707192</text:p>
          </table:table-cell>
          <table:table-cell table:formula="of:=[.B5391]-[.C5391]" office:value-type="float" office:value="-6.43750700000004">
            <text:p>-6.4375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.994592">
            <text:p>103.994592</text:p>
          </table:table-cell>
          <table:table-cell office:value-type="float" office:value="114.958616">
            <text:p>114.958616</text:p>
          </table:table-cell>
          <table:table-cell table:formula="of:=[.B5392]-[.C5392]" office:value-type="float" office:value="-10.964024">
            <text:p>-10.964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.170674">
            <text:p>80.170674</text:p>
          </table:table-cell>
          <table:table-cell office:value-type="float" office:value="85.97359">
            <text:p>85.97359</text:p>
          </table:table-cell>
          <table:table-cell table:formula="of:=[.B5393]-[.C5393]" office:value-type="float" office:value="-5.802916">
            <text:p>-5.8029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.195723">
            <text:p>88.195723</text:p>
          </table:table-cell>
          <table:table-cell office:value-type="float" office:value="96.47974">
            <text:p>96.47974</text:p>
          </table:table-cell>
          <table:table-cell table:formula="of:=[.B5394]-[.C5394]" office:value-type="float" office:value="-8.28401700000001">
            <text:p>-8.284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.657393">
            <text:p>68.657393</text:p>
          </table:table-cell>
          <table:table-cell office:value-type="float" office:value="76.933876">
            <text:p>76.933876</text:p>
          </table:table-cell>
          <table:table-cell table:formula="of:=[.B5395]-[.C5395]" office:value-type="float" office:value="-8.276483">
            <text:p>-8.2764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843072">
            <text:p>106.843072</text:p>
          </table:table-cell>
          <table:table-cell office:value-type="float" office:value="120.520867">
            <text:p>120.520867</text:p>
          </table:table-cell>
          <table:table-cell table:formula="of:=[.B5396]-[.C5396]" office:value-type="float" office:value="-13.677795">
            <text:p>-13.6777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461917">
            <text:p>30.461917</text:p>
          </table:table-cell>
          <table:table-cell office:value-type="float" office:value="35.703232">
            <text:p>35.703232</text:p>
          </table:table-cell>
          <table:table-cell table:formula="of:=[.B5397]-[.C5397]" office:value-type="float" office:value="-5.241315">
            <text:p>-5.2413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0.78558">
            <text:p>700.78558</text:p>
          </table:table-cell>
          <table:table-cell office:value-type="float" office:value="1087.905761">
            <text:p>1087.905761</text:p>
          </table:table-cell>
          <table:table-cell table:formula="of:=[.B5398]-[.C5398]" office:value-type="float" office:value="-387.120181">
            <text:p>-387.120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.767772">
            <text:p>159.767772</text:p>
          </table:table-cell>
          <table:table-cell office:value-type="float" office:value="170.824745">
            <text:p>170.824745</text:p>
          </table:table-cell>
          <table:table-cell table:formula="of:=[.B5399]-[.C5399]" office:value-type="float" office:value="-11.056973">
            <text:p>-11.0569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.637356">
            <text:p>96.637356</text:p>
          </table:table-cell>
          <table:table-cell office:value-type="float" office:value="110.80639">
            <text:p>110.80639</text:p>
          </table:table-cell>
          <table:table-cell table:formula="of:=[.B5400]-[.C5400]" office:value-type="float" office:value="-14.169034">
            <text:p>-14.169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41762">
            <text:p>91.641762</text:p>
          </table:table-cell>
          <table:table-cell office:value-type="float" office:value="105.657796">
            <text:p>105.657796</text:p>
          </table:table-cell>
          <table:table-cell table:formula="of:=[.B5401]-[.C5401]" office:value-type="float" office:value="-14.016034">
            <text:p>-14.016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495199">
            <text:p>32.495199</text:p>
          </table:table-cell>
          <table:table-cell office:value-type="float" office:value="35.064873">
            <text:p>35.064873</text:p>
          </table:table-cell>
          <table:table-cell table:formula="of:=[.B5402]-[.C5402]" office:value-type="float" office:value="-2.569674">
            <text:p>-2.5696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88672">
            <text:p>202.88672</text:p>
          </table:table-cell>
          <table:table-cell office:value-type="float" office:value="227.671938">
            <text:p>227.671938</text:p>
          </table:table-cell>
          <table:table-cell table:formula="of:=[.B5403]-[.C5403]" office:value-type="float" office:value="-24.785218">
            <text:p>-24.7852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.648513">
            <text:p>34.648513</text:p>
          </table:table-cell>
          <table:table-cell office:value-type="float" office:value="37.642906">
            <text:p>37.642906</text:p>
          </table:table-cell>
          <table:table-cell table:formula="of:=[.B5404]-[.C5404]" office:value-type="float" office:value="-2.994393">
            <text:p>-2.9943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80.543347">
            <text:p>380.543347</text:p>
          </table:table-cell>
          <table:table-cell office:value-type="float" office:value="421.103244">
            <text:p>421.103244</text:p>
          </table:table-cell>
          <table:table-cell table:formula="of:=[.B5405]-[.C5405]" office:value-type="float" office:value="-40.559897">
            <text:p>-40.5598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433021">
            <text:p>98.433021</text:p>
          </table:table-cell>
          <table:table-cell office:value-type="float" office:value="115.206284">
            <text:p>115.206284</text:p>
          </table:table-cell>
          <table:table-cell table:formula="of:=[.B5406]-[.C5406]" office:value-type="float" office:value="-16.773263">
            <text:p>-16.7732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74755">
            <text:p>53.874755</text:p>
          </table:table-cell>
          <table:table-cell office:value-type="float" office:value="55.06476">
            <text:p>55.06476</text:p>
          </table:table-cell>
          <table:table-cell table:formula="of:=[.B5407]-[.C5407]" office:value-type="float" office:value="-1.190005">
            <text:p>-1.190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.954497">
            <text:p>110.954497</text:p>
          </table:table-cell>
          <table:table-cell office:value-type="float" office:value="120.129101">
            <text:p>120.129101</text:p>
          </table:table-cell>
          <table:table-cell table:formula="of:=[.B5408]-[.C5408]" office:value-type="float" office:value="-9.174604">
            <text:p>-9.1746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164704">
            <text:p>115.164704</text:p>
          </table:table-cell>
          <table:table-cell office:value-type="float" office:value="132.331619">
            <text:p>132.331619</text:p>
          </table:table-cell>
          <table:table-cell table:formula="of:=[.B5409]-[.C5409]" office:value-type="float" office:value="-17.166915">
            <text:p>-17.1669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4.633017">
            <text:p>74.633017</text:p>
          </table:table-cell>
          <table:table-cell office:value-type="float" office:value="80.907827">
            <text:p>80.907827</text:p>
          </table:table-cell>
          <table:table-cell table:formula="of:=[.B5410]-[.C5410]" office:value-type="float" office:value="-6.27481">
            <text:p>-6.274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505739">
            <text:p>54.505739</text:p>
          </table:table-cell>
          <table:table-cell office:value-type="float" office:value="60.165644">
            <text:p>60.165644</text:p>
          </table:table-cell>
          <table:table-cell table:formula="of:=[.B5411]-[.C5411]" office:value-type="float" office:value="-5.659905">
            <text:p>-5.6599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7.873055">
            <text:p>87.873055</text:p>
          </table:table-cell>
          <table:table-cell office:value-type="float" office:value="95.369944">
            <text:p>95.369944</text:p>
          </table:table-cell>
          <table:table-cell table:formula="of:=[.B5412]-[.C5412]" office:value-type="float" office:value="-7.49688900000001">
            <text:p>-7.496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.298595">
            <text:p>289.298595</text:p>
          </table:table-cell>
          <table:table-cell office:value-type="float" office:value="301.681773">
            <text:p>301.681773</text:p>
          </table:table-cell>
          <table:table-cell table:formula="of:=[.B5413]-[.C5413]" office:value-type="float" office:value="-12.383178">
            <text:p>-12.3831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.848256">
            <text:p>104.848256</text:p>
          </table:table-cell>
          <table:table-cell office:value-type="float" office:value="116.768798">
            <text:p>116.768798</text:p>
          </table:table-cell>
          <table:table-cell table:formula="of:=[.B5414]-[.C5414]" office:value-type="float" office:value="-11.920542">
            <text:p>-11.920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.255507">
            <text:p>108.255507</text:p>
          </table:table-cell>
          <table:table-cell office:value-type="float" office:value="114.297109">
            <text:p>114.297109</text:p>
          </table:table-cell>
          <table:table-cell table:formula="of:=[.B5415]-[.C5415]" office:value-type="float" office:value="-6.04160200000001">
            <text:p>-6.041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457397">
            <text:p>81.457397</text:p>
          </table:table-cell>
          <table:table-cell office:value-type="float" office:value="86.918974">
            <text:p>86.918974</text:p>
          </table:table-cell>
          <table:table-cell table:formula="of:=[.B5416]-[.C5416]" office:value-type="float" office:value="-5.46157700000001">
            <text:p>-5.4615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075823">
            <text:p>41.075823</text:p>
          </table:table-cell>
          <table:table-cell office:value-type="float" office:value="49.168668">
            <text:p>49.168668</text:p>
          </table:table-cell>
          <table:table-cell table:formula="of:=[.B5417]-[.C5417]" office:value-type="float" office:value="-8.092845">
            <text:p>-8.0928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058904">
            <text:p>75.058904</text:p>
          </table:table-cell>
          <table:table-cell office:value-type="float" office:value="83.532504">
            <text:p>83.532504</text:p>
          </table:table-cell>
          <table:table-cell table:formula="of:=[.B5418]-[.C5418]" office:value-type="float" office:value="-8.47360000000001">
            <text:p>-8.47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.909994">
            <text:p>246.909994</text:p>
          </table:table-cell>
          <table:table-cell office:value-type="float" office:value="300.454779">
            <text:p>300.454779</text:p>
          </table:table-cell>
          <table:table-cell table:formula="of:=[.B5419]-[.C5419]" office:value-type="float" office:value="-53.544785">
            <text:p>-53.5447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884697">
            <text:p>89.884697</text:p>
          </table:table-cell>
          <table:table-cell office:value-type="float" office:value="101.848345">
            <text:p>101.848345</text:p>
          </table:table-cell>
          <table:table-cell table:formula="of:=[.B5420]-[.C5420]" office:value-type="float" office:value="-11.963648">
            <text:p>-11.9636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.267563">
            <text:p>240.267563</text:p>
          </table:table-cell>
          <table:table-cell office:value-type="float" office:value="271.508404">
            <text:p>271.508404</text:p>
          </table:table-cell>
          <table:table-cell table:formula="of:=[.B5421]-[.C5421]" office:value-type="float" office:value="-31.240841">
            <text:p>-31.240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.694355">
            <text:p>218.694355</text:p>
          </table:table-cell>
          <table:table-cell office:value-type="float" office:value="229.575598">
            <text:p>229.575598</text:p>
          </table:table-cell>
          <table:table-cell table:formula="of:=[.B5422]-[.C5422]" office:value-type="float" office:value="-10.881243">
            <text:p>-10.8812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903565">
            <text:p>45.903565</text:p>
          </table:table-cell>
          <table:table-cell office:value-type="float" office:value="55.122295">
            <text:p>55.122295</text:p>
          </table:table-cell>
          <table:table-cell table:formula="of:=[.B5423]-[.C5423]" office:value-type="float" office:value="-9.21873">
            <text:p>-9.218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901574">
            <text:p>52.901574</text:p>
          </table:table-cell>
          <table:table-cell office:value-type="float" office:value="57.327648">
            <text:p>57.327648</text:p>
          </table:table-cell>
          <table:table-cell table:formula="of:=[.B5424]-[.C5424]" office:value-type="float" office:value="-4.42607400000001">
            <text:p>-4.4260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441528">
            <text:p>94.441528</text:p>
          </table:table-cell>
          <table:table-cell office:value-type="float" office:value="116.694273">
            <text:p>116.694273</text:p>
          </table:table-cell>
          <table:table-cell table:formula="of:=[.B5425]-[.C5425]" office:value-type="float" office:value="-22.252745">
            <text:p>-22.2527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0.968632">
            <text:p>320.968632</text:p>
          </table:table-cell>
          <table:table-cell office:value-type="float" office:value="356.337695">
            <text:p>356.337695</text:p>
          </table:table-cell>
          <table:table-cell table:formula="of:=[.B5426]-[.C5426]" office:value-type="float" office:value="-35.369063">
            <text:p>-35.3690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2.429426">
            <text:p>92.429426</text:p>
          </table:table-cell>
          <table:table-cell office:value-type="float" office:value="101.340416">
            <text:p>101.340416</text:p>
          </table:table-cell>
          <table:table-cell table:formula="of:=[.B5427]-[.C5427]" office:value-type="float" office:value="-8.91099">
            <text:p>-8.910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.025105">
            <text:p>247.025105</text:p>
          </table:table-cell>
          <table:table-cell office:value-type="float" office:value="262.512301">
            <text:p>262.512301</text:p>
          </table:table-cell>
          <table:table-cell table:formula="of:=[.B5428]-[.C5428]" office:value-type="float" office:value="-15.487196">
            <text:p>-15.4871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.172723">
            <text:p>112.172723</text:p>
          </table:table-cell>
          <table:table-cell office:value-type="float" office:value="121.030482">
            <text:p>121.030482</text:p>
          </table:table-cell>
          <table:table-cell table:formula="of:=[.B5429]-[.C5429]" office:value-type="float" office:value="-8.857759">
            <text:p>-8.8577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29801">
            <text:p>73.229801</text:p>
          </table:table-cell>
          <table:table-cell office:value-type="float" office:value="78.017705">
            <text:p>78.017705</text:p>
          </table:table-cell>
          <table:table-cell table:formula="of:=[.B5430]-[.C5430]" office:value-type="float" office:value="-4.78790400000001">
            <text:p>-4.7879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8.877006">
            <text:p>158.877006</text:p>
          </table:table-cell>
          <table:table-cell office:value-type="float" office:value="164.882262">
            <text:p>164.882262</text:p>
          </table:table-cell>
          <table:table-cell table:formula="of:=[.B5431]-[.C5431]" office:value-type="float" office:value="-6.005256">
            <text:p>-6.0052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.150577">
            <text:p>75.150577</text:p>
          </table:table-cell>
          <table:table-cell office:value-type="float" office:value="80.193872">
            <text:p>80.193872</text:p>
          </table:table-cell>
          <table:table-cell table:formula="of:=[.B5432]-[.C5432]" office:value-type="float" office:value="-5.043295">
            <text:p>-5.043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4.489121">
            <text:p>94.489121</text:p>
          </table:table-cell>
          <table:table-cell office:value-type="float" office:value="102.545213">
            <text:p>102.545213</text:p>
          </table:table-cell>
          <table:table-cell table:formula="of:=[.B5433]-[.C5433]" office:value-type="float" office:value="-8.05609200000001">
            <text:p>-8.0560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.052986">
            <text:p>202.052986</text:p>
          </table:table-cell>
          <table:table-cell office:value-type="float" office:value="229.947048">
            <text:p>229.947048</text:p>
          </table:table-cell>
          <table:table-cell table:formula="of:=[.B5434]-[.C5434]" office:value-type="float" office:value="-27.894062">
            <text:p>-27.894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143152">
            <text:p>143.143152</text:p>
          </table:table-cell>
          <table:table-cell office:value-type="float" office:value="164.232224">
            <text:p>164.232224</text:p>
          </table:table-cell>
          <table:table-cell table:formula="of:=[.B5435]-[.C5435]" office:value-type="float" office:value="-21.089072">
            <text:p>-21.089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771573">
            <text:p>134.771573</text:p>
          </table:table-cell>
          <table:table-cell office:value-type="float" office:value="162.984038">
            <text:p>162.984038</text:p>
          </table:table-cell>
          <table:table-cell table:formula="of:=[.B5436]-[.C5436]" office:value-type="float" office:value="-28.212465">
            <text:p>-28.2124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.940376">
            <text:p>197.940376</text:p>
          </table:table-cell>
          <table:table-cell office:value-type="float" office:value="208.345227">
            <text:p>208.345227</text:p>
          </table:table-cell>
          <table:table-cell table:formula="of:=[.B5437]-[.C5437]" office:value-type="float" office:value="-10.404851">
            <text:p>-10.4048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.589888">
            <text:p>196.589888</text:p>
          </table:table-cell>
          <table:table-cell office:value-type="float" office:value="208.92901">
            <text:p>208.92901</text:p>
          </table:table-cell>
          <table:table-cell table:formula="of:=[.B5438]-[.C5438]" office:value-type="float" office:value="-12.339122">
            <text:p>-12.3391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7.663126">
            <text:p>117.663126</text:p>
          </table:table-cell>
          <table:table-cell office:value-type="float" office:value="135.487105">
            <text:p>135.487105</text:p>
          </table:table-cell>
          <table:table-cell table:formula="of:=[.B5439]-[.C5439]" office:value-type="float" office:value="-17.823979">
            <text:p>-17.8239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.140954">
            <text:p>70.140954</text:p>
          </table:table-cell>
          <table:table-cell office:value-type="float" office:value="74.902148">
            <text:p>74.902148</text:p>
          </table:table-cell>
          <table:table-cell table:formula="of:=[.B5440]-[.C5440]" office:value-type="float" office:value="-4.761194">
            <text:p>-4.7611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8.738841">
            <text:p>78.738841</text:p>
          </table:table-cell>
          <table:table-cell office:value-type="float" office:value="84.176528">
            <text:p>84.176528</text:p>
          </table:table-cell>
          <table:table-cell table:formula="of:=[.B5441]-[.C5441]" office:value-type="float" office:value="-5.43768700000001">
            <text:p>-5.4376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7.750129">
            <text:p>167.750129</text:p>
          </table:table-cell>
          <table:table-cell office:value-type="float" office:value="192.18094">
            <text:p>192.18094</text:p>
          </table:table-cell>
          <table:table-cell table:formula="of:=[.B5442]-[.C5442]" office:value-type="float" office:value="-24.430811">
            <text:p>-24.4308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.187534">
            <text:p>81.187534</text:p>
          </table:table-cell>
          <table:table-cell office:value-type="float" office:value="83.749352">
            <text:p>83.749352</text:p>
          </table:table-cell>
          <table:table-cell table:formula="of:=[.B5443]-[.C5443]" office:value-type="float" office:value="-2.561818">
            <text:p>-2.5618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61.729771">
            <text:p>361.729771</text:p>
          </table:table-cell>
          <table:table-cell office:value-type="float" office:value="378.556116">
            <text:p>378.556116</text:p>
          </table:table-cell>
          <table:table-cell table:formula="of:=[.B5444]-[.C5444]" office:value-type="float" office:value="-16.8263449999999">
            <text:p>-16.8263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.21875">
            <text:p>54.21875</text:p>
          </table:table-cell>
          <table:table-cell office:value-type="float" office:value="60.973345">
            <text:p>60.973345</text:p>
          </table:table-cell>
          <table:table-cell table:formula="of:=[.B5445]-[.C5445]" office:value-type="float" office:value="-6.754595">
            <text:p>-6.7545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.577104">
            <text:p>130.577104</text:p>
          </table:table-cell>
          <table:table-cell office:value-type="float" office:value="148.418278">
            <text:p>148.418278</text:p>
          </table:table-cell>
          <table:table-cell table:formula="of:=[.B5446]-[.C5446]" office:value-type="float" office:value="-17.841174">
            <text:p>-17.841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5.697317">
            <text:p>115.697317</text:p>
          </table:table-cell>
          <table:table-cell office:value-type="float" office:value="125.816926">
            <text:p>125.816926</text:p>
          </table:table-cell>
          <table:table-cell table:formula="of:=[.B5447]-[.C5447]" office:value-type="float" office:value="-10.119609">
            <text:p>-10.1196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.697159">
            <text:p>132.697159</text:p>
          </table:table-cell>
          <table:table-cell office:value-type="float" office:value="150.014562">
            <text:p>150.014562</text:p>
          </table:table-cell>
          <table:table-cell table:formula="of:=[.B5448]-[.C5448]" office:value-type="float" office:value="-17.317403">
            <text:p>-17.3174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148842">
            <text:p>46.148842</text:p>
          </table:table-cell>
          <table:table-cell office:value-type="float" office:value="47.722099">
            <text:p>47.722099</text:p>
          </table:table-cell>
          <table:table-cell table:formula="of:=[.B5449]-[.C5449]" office:value-type="float" office:value="-1.573257">
            <text:p>-1.57325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364089">
            <text:p>91.364089</text:p>
          </table:table-cell>
          <table:table-cell office:value-type="float" office:value="108.970407">
            <text:p>108.970407</text:p>
          </table:table-cell>
          <table:table-cell table:formula="of:=[.B5450]-[.C5450]" office:value-type="float" office:value="-17.606318">
            <text:p>-17.6063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3.373061">
            <text:p>93.373061</text:p>
          </table:table-cell>
          <table:table-cell office:value-type="float" office:value="105.383195">
            <text:p>105.383195</text:p>
          </table:table-cell>
          <table:table-cell table:formula="of:=[.B5451]-[.C5451]" office:value-type="float" office:value="-12.010134">
            <text:p>-12.0101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071848">
            <text:p>84.071848</text:p>
          </table:table-cell>
          <table:table-cell office:value-type="float" office:value="95.449501">
            <text:p>95.449501</text:p>
          </table:table-cell>
          <table:table-cell table:formula="of:=[.B5452]-[.C5452]" office:value-type="float" office:value="-11.377653">
            <text:p>-11.3776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.49831">
            <text:p>86.49831</text:p>
          </table:table-cell>
          <table:table-cell office:value-type="float" office:value="89.43786">
            <text:p>89.43786</text:p>
          </table:table-cell>
          <table:table-cell table:formula="of:=[.B5453]-[.C5453]" office:value-type="float" office:value="-2.93955">
            <text:p>-2.93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871246">
            <text:p>66.871246</text:p>
          </table:table-cell>
          <table:table-cell office:value-type="float" office:value="71.991836">
            <text:p>71.991836</text:p>
          </table:table-cell>
          <table:table-cell table:formula="of:=[.B5454]-[.C5454]" office:value-type="float" office:value="-5.12059000000001">
            <text:p>-5.12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.121232">
            <text:p>102.121232</text:p>
          </table:table-cell>
          <table:table-cell office:value-type="float" office:value="107.643554">
            <text:p>107.643554</text:p>
          </table:table-cell>
          <table:table-cell table:formula="of:=[.B5455]-[.C5455]" office:value-type="float" office:value="-5.52232199999999">
            <text:p>-5.5223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3.273873">
            <text:p>143.273873</text:p>
          </table:table-cell>
          <table:table-cell office:value-type="float" office:value="155.960682">
            <text:p>155.960682</text:p>
          </table:table-cell>
          <table:table-cell table:formula="of:=[.B5456]-[.C5456]" office:value-type="float" office:value="-12.686809">
            <text:p>-12.6868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870477">
            <text:p>154.870477</text:p>
          </table:table-cell>
          <table:table-cell office:value-type="float" office:value="163.315154">
            <text:p>163.315154</text:p>
          </table:table-cell>
          <table:table-cell table:formula="of:=[.B5457]-[.C5457]" office:value-type="float" office:value="-8.44467700000001">
            <text:p>-8.4446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815267">
            <text:p>82.815267</text:p>
          </table:table-cell>
          <table:table-cell office:value-type="float" office:value="88.169108">
            <text:p>88.169108</text:p>
          </table:table-cell>
          <table:table-cell table:formula="of:=[.B5458]-[.C5458]" office:value-type="float" office:value="-5.35384099999999">
            <text:p>-5.3538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9.886751">
            <text:p>169.886751</text:p>
          </table:table-cell>
          <table:table-cell office:value-type="float" office:value="186.380628">
            <text:p>186.380628</text:p>
          </table:table-cell>
          <table:table-cell table:formula="of:=[.B5459]-[.C5459]" office:value-type="float" office:value="-16.493877">
            <text:p>-16.4938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.852585">
            <text:p>52.852585</text:p>
          </table:table-cell>
          <table:table-cell office:value-type="float" office:value="57.215412">
            <text:p>57.215412</text:p>
          </table:table-cell>
          <table:table-cell table:formula="of:=[.B5460]-[.C5460]" office:value-type="float" office:value="-4.362827">
            <text:p>-4.3628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.35919">
            <text:p>190.35919</text:p>
          </table:table-cell>
          <table:table-cell office:value-type="float" office:value="215.642925">
            <text:p>215.642925</text:p>
          </table:table-cell>
          <table:table-cell table:formula="of:=[.B5461]-[.C5461]" office:value-type="float" office:value="-25.283735">
            <text:p>-25.2837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43889">
            <text:p>61.43889</text:p>
          </table:table-cell>
          <table:table-cell office:value-type="float" office:value="62.690807">
            <text:p>62.690807</text:p>
          </table:table-cell>
          <table:table-cell table:formula="of:=[.B5462]-[.C5462]" office:value-type="float" office:value="-1.251917">
            <text:p>-1.2519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.017648">
            <text:p>178.017648</text:p>
          </table:table-cell>
          <table:table-cell office:value-type="float" office:value="190.896294">
            <text:p>190.896294</text:p>
          </table:table-cell>
          <table:table-cell table:formula="of:=[.B5463]-[.C5463]" office:value-type="float" office:value="-12.878646">
            <text:p>-12.878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035886">
            <text:p>114.035886</text:p>
          </table:table-cell>
          <table:table-cell office:value-type="float" office:value="119.154542">
            <text:p>119.154542</text:p>
          </table:table-cell>
          <table:table-cell table:formula="of:=[.B5464]-[.C5464]" office:value-type="float" office:value="-5.118656">
            <text:p>-5.1186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046635">
            <text:p>79.046635</text:p>
          </table:table-cell>
          <table:table-cell office:value-type="float" office:value="84.715629">
            <text:p>84.715629</text:p>
          </table:table-cell>
          <table:table-cell table:formula="of:=[.B5465]-[.C5465]" office:value-type="float" office:value="-5.66899400000001">
            <text:p>-5.6689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4.648184">
            <text:p>84.648184</text:p>
          </table:table-cell>
          <table:table-cell office:value-type="float" office:value="107.512224">
            <text:p>107.512224</text:p>
          </table:table-cell>
          <table:table-cell table:formula="of:=[.B5466]-[.C5466]" office:value-type="float" office:value="-22.86404">
            <text:p>-22.8640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507635">
            <text:p>42.507635</text:p>
          </table:table-cell>
          <table:table-cell office:value-type="float" office:value="49.223026">
            <text:p>49.223026</text:p>
          </table:table-cell>
          <table:table-cell table:formula="of:=[.B5467]-[.C5467]" office:value-type="float" office:value="-6.715391">
            <text:p>-6.715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.644185">
            <text:p>27.644185</text:p>
          </table:table-cell>
          <table:table-cell office:value-type="float" office:value="30.749494">
            <text:p>30.749494</text:p>
          </table:table-cell>
          <table:table-cell table:formula="of:=[.B5468]-[.C5468]" office:value-type="float" office:value="-3.105309">
            <text:p>-3.10530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2.498616">
            <text:p>82.498616</text:p>
          </table:table-cell>
          <table:table-cell office:value-type="float" office:value="89.18453">
            <text:p>89.18453</text:p>
          </table:table-cell>
          <table:table-cell table:formula="of:=[.B5469]-[.C5469]" office:value-type="float" office:value="-6.685914">
            <text:p>-6.6859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2.049928">
            <text:p>32.049928</text:p>
          </table:table-cell>
          <table:table-cell office:value-type="float" office:value="35.304717">
            <text:p>35.304717</text:p>
          </table:table-cell>
          <table:table-cell table:formula="of:=[.B5470]-[.C5470]" office:value-type="float" office:value="-3.254789">
            <text:p>-3.2547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795299">
            <text:p>49.795299</text:p>
          </table:table-cell>
          <table:table-cell office:value-type="float" office:value="52.139224">
            <text:p>52.139224</text:p>
          </table:table-cell>
          <table:table-cell table:formula="of:=[.B5471]-[.C5471]" office:value-type="float" office:value="-2.343925">
            <text:p>-2.3439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7.048826">
            <text:p>67.048826</text:p>
          </table:table-cell>
          <table:table-cell office:value-type="float" office:value="73.984207">
            <text:p>73.984207</text:p>
          </table:table-cell>
          <table:table-cell table:formula="of:=[.B5472]-[.C5472]" office:value-type="float" office:value="-6.93538099999999">
            <text:p>-6.935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.992886">
            <text:p>214.992886</text:p>
          </table:table-cell>
          <table:table-cell office:value-type="float" office:value="228.487908">
            <text:p>228.487908</text:p>
          </table:table-cell>
          <table:table-cell table:formula="of:=[.B5473]-[.C5473]" office:value-type="float" office:value="-13.495022">
            <text:p>-13.495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429836">
            <text:p>134.429836</text:p>
          </table:table-cell>
          <table:table-cell office:value-type="float" office:value="146.325173">
            <text:p>146.325173</text:p>
          </table:table-cell>
          <table:table-cell table:formula="of:=[.B5474]-[.C5474]" office:value-type="float" office:value="-11.895337">
            <text:p>-11.8953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4.837963">
            <text:p>114.837963</text:p>
          </table:table-cell>
          <table:table-cell office:value-type="float" office:value="121.950307">
            <text:p>121.950307</text:p>
          </table:table-cell>
          <table:table-cell table:formula="of:=[.B5475]-[.C5475]" office:value-type="float" office:value="-7.11234399999999">
            <text:p>-7.112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1.016005">
            <text:p>281.016005</text:p>
          </table:table-cell>
          <table:table-cell office:value-type="float" office:value="296.619602">
            <text:p>296.619602</text:p>
          </table:table-cell>
          <table:table-cell table:formula="of:=[.B5476]-[.C5476]" office:value-type="float" office:value="-15.603597">
            <text:p>-15.6035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.662842">
            <text:p>61.662842</text:p>
          </table:table-cell>
          <table:table-cell office:value-type="float" office:value="66.928907">
            <text:p>66.928907</text:p>
          </table:table-cell>
          <table:table-cell table:formula="of:=[.B5477]-[.C5477]" office:value-type="float" office:value="-5.266065">
            <text:p>-5.266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832187">
            <text:p>41.832187</text:p>
          </table:table-cell>
          <table:table-cell office:value-type="float" office:value="44.892325">
            <text:p>44.892325</text:p>
          </table:table-cell>
          <table:table-cell table:formula="of:=[.B5478]-[.C5478]" office:value-type="float" office:value="-3.060138">
            <text:p>-3.0601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.498423">
            <text:p>69.498423</text:p>
          </table:table-cell>
          <table:table-cell office:value-type="float" office:value="86.409656">
            <text:p>86.409656</text:p>
          </table:table-cell>
          <table:table-cell table:formula="of:=[.B5479]-[.C5479]" office:value-type="float" office:value="-16.911233">
            <text:p>-16.9112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9.706572">
            <text:p>89.706572</text:p>
          </table:table-cell>
          <table:table-cell office:value-type="float" office:value="93.687193">
            <text:p>93.687193</text:p>
          </table:table-cell>
          <table:table-cell table:formula="of:=[.B5480]-[.C5480]" office:value-type="float" office:value="-3.980621">
            <text:p>-3.980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.395172">
            <text:p>60.395172</text:p>
          </table:table-cell>
          <table:table-cell office:value-type="float" office:value="62.711175">
            <text:p>62.711175</text:p>
          </table:table-cell>
          <table:table-cell table:formula="of:=[.B5481]-[.C5481]" office:value-type="float" office:value="-2.31600299999999">
            <text:p>-2.3160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4626">
            <text:p>35.4626</text:p>
          </table:table-cell>
          <table:table-cell office:value-type="float" office:value="39.488842">
            <text:p>39.488842</text:p>
          </table:table-cell>
          <table:table-cell table:formula="of:=[.B5482]-[.C5482]" office:value-type="float" office:value="-4.026242">
            <text:p>-4.026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.992719">
            <text:p>65.992719</text:p>
          </table:table-cell>
          <table:table-cell office:value-type="float" office:value="70.897919">
            <text:p>70.897919</text:p>
          </table:table-cell>
          <table:table-cell table:formula="of:=[.B5483]-[.C5483]" office:value-type="float" office:value="-4.90520000000001">
            <text:p>-4.9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8.352835">
            <text:p>98.352835</text:p>
          </table:table-cell>
          <table:table-cell office:value-type="float" office:value="104.402782">
            <text:p>104.402782</text:p>
          </table:table-cell>
          <table:table-cell table:formula="of:=[.B5484]-[.C5484]" office:value-type="float" office:value="-6.049947">
            <text:p>-6.049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2:20:59</dc:date>
    <dc:creator>Syed Abidi</dc:creator>
    <meta:document-statistic meta:table-count="1" meta:cell-count="21936" meta:object-count="0"/>
    <meta:generator>LibreOffice/4.0.4.2$Linux_X86_64 LibreOffice_project/400m0$Build-2</meta:generator>
  </office:meta>
</office:document-meta>
</file>